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0.93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971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6.459cm"/>
    </style:style>
    <style:style style:name="co15" style:family="table-column">
      <style:table-column-properties fo:break-before="auto" style:column-width="4.8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99"/>
  </office:automatic-styles>
  <office:body>
    <office:spreadsheet>
      <table:table table:name="Loksn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0" table:default-cell-style-name="ce1"/>
        <table:table-column table:style-name="co11" table:number-columns-repeated="3" table:default-cell-style-name="Default"/>
        <table:table-column table:style-name="co11" table:default-cell-style-name="ce2"/>
        <table:table-column table:style-name="co11" table:number-columns-repeated="3" table:default-cell-style-name="Default"/>
        <table:table-column table:style-name="co11" table:default-cell-style-name="ce2"/>
        <table:table-column table:style-name="co11" table:number-columns-repeated="7" table:default-cell-style-name="Default"/>
        <table:table-row table:style-name="ro1">
          <table:table-cell table:number-columns-repeated="13"/>
          <table:table-cell table:formula="of:=DATE(2016;7;17)" office:value-type="date" office:date-value="2016-07-17" calcext:value-type="date">
            <text:p>17.07.16</text:p>
          </table:table-cell>
          <table:table-cell table:number-columns-repeated="3"/>
          <table:table-cell table:style-name="Default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Satelīti</text:p>
          </table:table-cell>
          <table:table-cell/>
          <table:table-cell office:value-type="string" calcext:value-type="string">
            <text:p>XSV4</text:p>
          </table:table-cell>
          <table:table-cell office:value-type="string" calcext:value-type="string">
            <text:p>Ingūna</text:p>
          </table:table-cell>
          <table:table-cell office:value-type="string" calcext:value-type="string">
            <text:p>Leiškalne</text:p>
          </table:table-cell>
          <table:table-cell office:value-type="string" calcext:value-type="string">
            <text:p>02/01/1960</text:p>
          </table:table-cell>
          <table:table-cell office:value-type="string" calcext:value-type="string">
            <text:p>W</text:p>
          </table:table-cell>
          <table:table-cell office:value-type="float" office:value="8100001" calcext:value-type="float">
            <text:p>8100001</text:p>
          </table:table-cell>
          <table:table-cell office:value-type="string" calcext:value-type="string">
            <text:p>Latvia</text:p>
          </table:table-cell>
          <table:table-cell/>
          <table:table-cell table:formula="of:=[.H2]" office:value-type="string" office:string-value="W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formula="of:=DATE(MID([.G2];7;4);MID([.G2];1;2);MID([.G2];4;2))" office:value-type="date" office:date-value="1960-02-01" calcext:value-type="date">
            <text:p>01.02.60</text:p>
          </table:table-cell>
          <table:table-cell table:formula="of:=ORG.OPENOFFICE.YEARS([.N2];[.$N$1];0)" office:value-type="float" office:value="56" calcext:value-type="float">
            <text:p>56</text:p>
          </table:table-cell>
          <table:table-cell table:formula="of:=[.O2]" office:value-type="float" office:value="56" calcext:value-type="float">
            <text:p>56</text:p>
          </table:table-cell>
          <table:table-cell table:formula="of:=[.O2]" office:value-type="float" office:value="56" calcext:value-type="float">
            <text:p>56</text:p>
          </table:table-cell>
          <table:table-cell table:formula="of:=IF(AND([.Q2]&gt;=0;[.Q2]&lt;[.$R$1]);&quot;J&quot;;&quot;&quot;)">
            <text:p/>
          </table:table-cell>
          <table:table-cell table:formula="of:=IF([.P2]&gt;=[.$S$1];&quot;V&quot;;&quot;&quot;)" office:value-type="string" office:string-value="V" calcext:value-type="string">
            <text:p>V</text:p>
          </table:table-cell>
          <table:table-cell table:formula="of:=IF([.P2]&gt;=[.$T$1];&quot;SV&quot;;&quot;&quot;)" office:value-type="string" office:string-value="SV" calcext:value-type="string">
            <text:p>SV</text:p>
          </table:table-cell>
          <table:table-cell table:formula="of:=IF([.P2]&gt;=[.$U$1];&quot;UV&quot;;&quot;&quot;)">
            <text:p/>
          </table:table-cell>
          <table:table-cell table:formula="of:=IF([.M2]=1;[.L2]&amp;&quot;O&quot;&amp;IF(LEN([.R2])&gt;0;&quot;,&quot;&amp;[.L2]&amp;[.R2];&quot;&quot;)&amp;IF(LEN([.S2])&gt;0;&quot;,&quot;&amp;[.L2]&amp;[.S2];&quot;&quot;)&amp;IF(LEN([.T2])&gt;0;&quot;,&quot;&amp;[.L2]&amp;[.T2];&quot;&quot;)&amp;IF(LEN([.U2])&gt;0;&quot;,&quot;&amp;[.L2]&amp;[.U2];&quot;&quot;)&amp;IF(LEN([.C2])&gt;0;&quot;,&quot;&amp;[.C2];&quot;&quot;);&quot;&quot;)">
            <text:p/>
          </table:table-cell>
          <table:table-cell table:formula="of:=[.E2]&amp;&quot; &quot;&amp;[.F2]" office:value-type="string" office:string-value="Ingūna Leiškalne" calcext:value-type="string">
            <text:p>Ingūna Leiškalne</text:p>
          </table:table-cell>
          <table:table-cell table:formula="of:=MID([.G2];7;4)&amp;&quot;-&quot;&amp;MID([.G2];1;2)&amp;&quot;-&quot;&amp;MID([.G2];4;2)" office:value-type="string" office:string-value="1960-02-01" calcext:value-type="string">
            <text:p>1960-02-01</text:p>
          </table:table-cell>
          <table:table-cell table:formula="of:=IF(LEN([.V2])=0;[.V3];[.V2])" office:value-type="string" office:string-value="XO,XV" calcext:value-type="string">
            <text:p>XO,XV</text:p>
          </table:table-cell>
          <table:table-cell table:formula="of:=IF(LEN([.Y2])=0;[.Y3];[.Y2])" office:value-type="string" office:string-value="XO,XV" calcext:value-type="string">
            <text:p>XO,XV</text:p>
          </table:table-cell>
          <table:table-cell table:formula="of:=IF(LEN([.Z2])=0;[.Z3];[.Z2])" office:value-type="string" office:string-value="XO,XV" calcext:value-type="string">
            <text:p>XO,XV</text:p>
          </table:table-cell>
          <table:table-cell table:formula="of:=IF(LEN([.AA2])=0;[.AA3];[.AA2])" office:value-type="string" office:string-value="XO,XV" calcext:value-type="string">
            <text:p>XO,XV</text:p>
          </table:table-cell>
          <table:table-cell table:formula="of:=IF(LEN([.I2])&gt;0;[.I2];&quot;*&quot;)" office:value-type="float" office:value="8100001" calcext:value-type="float">
            <text:p>8100001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Satelīti</text:p>
          </table:table-cell>
          <table:table-cell/>
          <table:table-cell office:value-type="string" calcext:value-type="string">
            <text:p>XSV4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Jēkabsons</text:p>
          </table:table-cell>
          <table:table-cell office:value-type="string" calcext:value-type="string">
            <text:p>09/18/1964</text:p>
          </table:table-cell>
          <table:table-cell office:value-type="string" calcext:value-type="string">
            <text:p>M</text:p>
          </table:table-cell>
          <table:table-cell office:value-type="float" office:value="1407507" calcext:value-type="float">
            <text:p>1407507</text:p>
          </table:table-cell>
          <table:table-cell office:value-type="string" calcext:value-type="string">
            <text:p>Latvia</text:p>
          </table:table-cell>
          <table:table-cell/>
          <table:table-cell table:formula="of:=IF([.M2]=1;[.H3];IF([.H3]=[.L2];[.L2];&quot;X&quot;))" office:value-type="string" office:string-value="X" calcext:value-type="string">
            <text:p>X</text:p>
          </table:table-cell>
          <table:table-cell table:formula="of:=IF([.A3]=[.A4];0;1)" office:value-type="float" office:value="1" calcext:value-type="float">
            <text:p>1</text:p>
          </table:table-cell>
          <table:table-cell table:formula="of:=DATE(MID([.G3];7;4);MID([.G3];1;2);MID([.G3];4;2))" office:value-type="date" office:date-value="1964-09-18" calcext:value-type="date">
            <text:p>18.09.64</text:p>
          </table:table-cell>
          <table:table-cell table:formula="of:=ORG.OPENOFFICE.YEARS([.N3];[.$N$1];0)" office:value-type="float" office:value="51" calcext:value-type="float">
            <text:p>51</text:p>
          </table:table-cell>
          <table:table-cell table:formula="of:=IF([.A3]=[.A2];MIN([.O3];[.P2]);[.O3])" office:value-type="float" office:value="51" calcext:value-type="float">
            <text:p>51</text:p>
          </table:table-cell>
          <table:table-cell table:formula="of:=IF([.A3]=[.A2];MAX([.O3];[.Q2]);[.P3])" office:value-type="float" office:value="56" calcext:value-type="float">
            <text:p>56</text:p>
          </table:table-cell>
          <table:table-cell table:formula="of:=IF(AND([.Q3]&gt;=0;[.Q3]&lt;[.$R$1]);&quot;J&quot;;&quot;&quot;)">
            <text:p/>
          </table:table-cell>
          <table:table-cell table:formula="of:=IF([.P3]&gt;=[.$S$1];&quot;V&quot;;&quot;&quot;)" office:value-type="string" office:string-value="V" calcext:value-type="string">
            <text:p>V</text:p>
          </table:table-cell>
          <table:table-cell table:formula="of:=IF([.P3]&gt;=[.$T$1];&quot;SV&quot;;&quot;&quot;)">
            <text:p/>
          </table:table-cell>
          <table:table-cell table:formula="of:=IF([.P3]&gt;=[.$U$1];&quot;UV&quot;;&quot;&quot;)">
            <text:p/>
          </table:table-cell>
          <table:table-cell table:formula="of:=IF([.M3]=1;[.L3]&amp;&quot;O&quot;&amp;IF(LEN([.R3])&gt;0;&quot;,&quot;&amp;[.L3]&amp;[.R3];&quot;&quot;)&amp;IF(LEN([.S3])&gt;0;&quot;,&quot;&amp;[.L3]&amp;[.S3];&quot;&quot;)&amp;IF(LEN([.T3])&gt;0;&quot;,&quot;&amp;[.L3]&amp;[.T3];&quot;&quot;)&amp;IF(LEN([.U3])&gt;0;&quot;,&quot;&amp;[.L3]&amp;[.U3];&quot;&quot;)&amp;IF(LEN([.C3])&gt;0;&quot;,&quot;&amp;[.C3];&quot;&quot;);&quot;&quot;)" office:value-type="string" office:string-value="XO,XV" calcext:value-type="string">
            <text:p>XO,XV</text:p>
          </table:table-cell>
          <table:table-cell table:formula="of:=[.E3]&amp;&quot; &quot;&amp;[.F3]" office:value-type="string" office:string-value="Māris Jēkabsons" calcext:value-type="string">
            <text:p>Māris Jēkabsons</text:p>
          </table:table-cell>
          <table:table-cell table:formula="of:=MID([.G3];7;4)&amp;&quot;-&quot;&amp;MID([.G3];1;2)&amp;&quot;-&quot;&amp;MID([.G3];4;2)" office:value-type="string" office:string-value="1964-09-18" calcext:value-type="string">
            <text:p>1964-09-18</text:p>
          </table:table-cell>
          <table:table-cell table:formula="of:=IF(LEN([.V3])=0;[.V4];[.V3])" office:value-type="string" office:string-value="XO,XV" calcext:value-type="string">
            <text:p>XO,XV</text:p>
          </table:table-cell>
          <table:table-cell table:formula="of:=IF(LEN([.Y3])=0;[.Y4];[.Y3])" office:value-type="string" office:string-value="XO,XV" calcext:value-type="string">
            <text:p>XO,XV</text:p>
          </table:table-cell>
          <table:table-cell table:formula="of:=IF(LEN([.Z3])=0;[.Z4];[.Z3])" office:value-type="string" office:string-value="XO,XV" calcext:value-type="string">
            <text:p>XO,XV</text:p>
          </table:table-cell>
          <table:table-cell table:formula="of:=IF(LEN([.AA3])=0;[.AA4];[.AA3])" office:value-type="string" office:string-value="XO,XV" calcext:value-type="string">
            <text:p>XO,XV</text:p>
          </table:table-cell>
          <table:table-cell table:formula="of:=IF(LEN([.I3])&gt;0;[.I3];&quot;*&quot;)" office:value-type="float" office:value="1407507" calcext:value-type="float">
            <text:p>14075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n Power Shoes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Gints</text:p>
          </table:table-cell>
          <table:table-cell office:value-type="string" calcext:value-type="string">
            <text:p>Pētersons</text:p>
          </table:table-cell>
          <table:table-cell office:value-type="string" calcext:value-type="string">
            <text:p>08/07/1972</text:p>
          </table:table-cell>
          <table:table-cell office:value-type="string" calcext:value-type="string">
            <text:p>M</text:p>
          </table:table-cell>
          <table:table-cell office:value-type="float" office:value="8000999" calcext:value-type="float">
            <text:p>8000999</text:p>
          </table:table-cell>
          <table:table-cell office:value-type="string" calcext:value-type="string">
            <text:p>Latvia</text:p>
          </table:table-cell>
          <table:table-cell/>
          <table:table-cell table:formula="of:=IF([.M3]=1;[.H4];IF([.H4]=[.L3];[.L3];&quot;X&quot;))" office:value-type="string" office:string-value="M" calcext:value-type="string">
            <text:p>M</text:p>
          </table:table-cell>
          <table:table-cell table:formula="of:=IF([.A4]=[.A5];0;1)" office:value-type="float" office:value="0" calcext:value-type="float">
            <text:p>0</text:p>
          </table:table-cell>
          <table:table-cell table:formula="of:=DATE(MID([.G4];7;4);MID([.G4];1;2);MID([.G4];4;2))" office:value-type="date" office:date-value="1972-08-07" calcext:value-type="date">
            <text:p>07.08.72</text:p>
          </table:table-cell>
          <table:table-cell table:formula="of:=ORG.OPENOFFICE.YEARS([.N4];[.$N$1];0)" office:value-type="float" office:value="43" calcext:value-type="float">
            <text:p>43</text:p>
          </table:table-cell>
          <table:table-cell table:formula="of:=IF([.A4]=[.A3];MIN([.O4];[.P3]);[.O4])" office:value-type="float" office:value="43" calcext:value-type="float">
            <text:p>43</text:p>
          </table:table-cell>
          <table:table-cell table:formula="of:=IF([.A4]=[.A3];MAX([.O4];[.Q3]);[.P4])" office:value-type="float" office:value="43" calcext:value-type="float">
            <text:p>43</text:p>
          </table:table-cell>
          <table:table-cell table:formula="of:=IF(AND([.Q4]&gt;=0;[.Q4]&lt;[.$R$1]);&quot;J&quot;;&quot;&quot;)">
            <text:p/>
          </table:table-cell>
          <table:table-cell table:formula="of:=IF([.P4]&gt;=[.$S$1];&quot;V&quot;;&quot;&quot;)" office:value-type="string" office:string-value="V" calcext:value-type="string">
            <text:p>V</text:p>
          </table:table-cell>
          <table:table-cell table:formula="of:=IF([.P4]&gt;=[.$T$1];&quot;SV&quot;;&quot;&quot;)">
            <text:p/>
          </table:table-cell>
          <table:table-cell table:formula="of:=IF([.P4]&gt;=[.$U$1];&quot;UV&quot;;&quot;&quot;)">
            <text:p/>
          </table:table-cell>
          <table:table-cell table:formula="of:=IF([.M4]=1;[.L4]&amp;&quot;O&quot;&amp;IF(LEN([.R4])&gt;0;&quot;,&quot;&amp;[.L4]&amp;[.R4];&quot;&quot;)&amp;IF(LEN([.S4])&gt;0;&quot;,&quot;&amp;[.L4]&amp;[.S4];&quot;&quot;)&amp;IF(LEN([.T4])&gt;0;&quot;,&quot;&amp;[.L4]&amp;[.T4];&quot;&quot;)&amp;IF(LEN([.U4])&gt;0;&quot;,&quot;&amp;[.L4]&amp;[.U4];&quot;&quot;)&amp;IF(LEN([.C4])&gt;0;&quot;,&quot;&amp;[.C4];&quot;&quot;);&quot;&quot;)">
            <text:p/>
          </table:table-cell>
          <table:table-cell table:formula="of:=[.E4]&amp;&quot; &quot;&amp;[.F4]" office:value-type="string" office:string-value="Gints Pētersons" calcext:value-type="string">
            <text:p>Gints Pētersons</text:p>
          </table:table-cell>
          <table:table-cell table:formula="of:=MID([.G4];7;4)&amp;&quot;-&quot;&amp;MID([.G4];1;2)&amp;&quot;-&quot;&amp;MID([.G4];4;2)" office:value-type="string" office:string-value="1972-08-07" calcext:value-type="string">
            <text:p>1972-08-07</text:p>
          </table:table-cell>
          <table:table-cell table:formula="of:=IF(LEN([.V4])=0;[.V5];[.V4])" office:value-type="string" office:string-value="MO,MV" calcext:value-type="string">
            <text:p>MO,MV</text:p>
          </table:table-cell>
          <table:table-cell table:formula="of:=IF(LEN([.Y4])=0;[.Y5];[.Y4])" office:value-type="string" office:string-value="MO,MV" calcext:value-type="string">
            <text:p>MO,MV</text:p>
          </table:table-cell>
          <table:table-cell table:formula="of:=IF(LEN([.Z4])=0;[.Z5];[.Z4])" office:value-type="string" office:string-value="MO,MV" calcext:value-type="string">
            <text:p>MO,MV</text:p>
          </table:table-cell>
          <table:table-cell table:formula="of:=IF(LEN([.AA4])=0;[.AA5];[.AA4])" office:value-type="string" office:string-value="MO,MV" calcext:value-type="string">
            <text:p>MO,MV</text:p>
          </table:table-cell>
          <table:table-cell table:formula="of:=IF(LEN([.I4])&gt;0;[.I4];&quot;*&quot;)" office:value-type="float" office:value="8000999" calcext:value-type="float">
            <text:p>800099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n Power Shoes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Kleins</text:p>
          </table:table-cell>
          <table:table-cell office:value-type="string" calcext:value-type="string">
            <text:p>03/18/1976</text:p>
          </table:table-cell>
          <table:table-cell office:value-type="string" calcext:value-type="string">
            <text:p>M</text:p>
          </table:table-cell>
          <table:table-cell office:value-type="float" office:value="1600454" calcext:value-type="float">
            <text:p>1600454</text:p>
          </table:table-cell>
          <table:table-cell office:value-type="string" calcext:value-type="string">
            <text:p>Latvia</text:p>
          </table:table-cell>
          <table:table-cell/>
          <table:table-cell table:formula="of:=IF([.M4]=1;[.H5];IF([.H5]=[.L4];[.L4];&quot;X&quot;))" office:value-type="string" office:string-value="M" calcext:value-type="string">
            <text:p>M</text:p>
          </table:table-cell>
          <table:table-cell table:formula="of:=IF([.A5]=[.A6];0;1)" office:value-type="float" office:value="1" calcext:value-type="float">
            <text:p>1</text:p>
          </table:table-cell>
          <table:table-cell table:formula="of:=DATE(MID([.G5];7;4);MID([.G5];1;2);MID([.G5];4;2))" office:value-type="date" office:date-value="1976-03-18" calcext:value-type="date">
            <text:p>18.03.76</text:p>
          </table:table-cell>
          <table:table-cell table:formula="of:=ORG.OPENOFFICE.YEARS([.N5];[.$N$1];0)" office:value-type="float" office:value="40" calcext:value-type="float">
            <text:p>40</text:p>
          </table:table-cell>
          <table:table-cell table:formula="of:=IF([.A5]=[.A4];MIN([.O5];[.P4]);[.O5])" office:value-type="float" office:value="40" calcext:value-type="float">
            <text:p>40</text:p>
          </table:table-cell>
          <table:table-cell table:formula="of:=IF([.A5]=[.A4];MAX([.O5];[.Q4]);[.P5])" office:value-type="float" office:value="43" calcext:value-type="float">
            <text:p>43</text:p>
          </table:table-cell>
          <table:table-cell table:formula="of:=IF(AND([.Q5]&gt;=0;[.Q5]&lt;[.$R$1]);&quot;J&quot;;&quot;&quot;)">
            <text:p/>
          </table:table-cell>
          <table:table-cell table:formula="of:=IF([.P5]&gt;=[.$S$1];&quot;V&quot;;&quot;&quot;)" office:value-type="string" office:string-value="V" calcext:value-type="string">
            <text:p>V</text:p>
          </table:table-cell>
          <table:table-cell table:formula="of:=IF([.P5]&gt;=[.$T$1];&quot;SV&quot;;&quot;&quot;)">
            <text:p/>
          </table:table-cell>
          <table:table-cell table:formula="of:=IF([.P5]&gt;=[.$U$1];&quot;UV&quot;;&quot;&quot;)">
            <text:p/>
          </table:table-cell>
          <table:table-cell table:formula="of:=IF([.M5]=1;[.L5]&amp;&quot;O&quot;&amp;IF(LEN([.R5])&gt;0;&quot;,&quot;&amp;[.L5]&amp;[.R5];&quot;&quot;)&amp;IF(LEN([.S5])&gt;0;&quot;,&quot;&amp;[.L5]&amp;[.S5];&quot;&quot;)&amp;IF(LEN([.T5])&gt;0;&quot;,&quot;&amp;[.L5]&amp;[.T5];&quot;&quot;)&amp;IF(LEN([.U5])&gt;0;&quot;,&quot;&amp;[.L5]&amp;[.U5];&quot;&quot;)&amp;IF(LEN([.C5])&gt;0;&quot;,&quot;&amp;[.C5];&quot;&quot;);&quot;&quot;)" office:value-type="string" office:string-value="MO,MV" calcext:value-type="string">
            <text:p>MO,MV</text:p>
          </table:table-cell>
          <table:table-cell table:formula="of:=[.E5]&amp;&quot; &quot;&amp;[.F5]" office:value-type="string" office:string-value="Jānis Kleins" calcext:value-type="string">
            <text:p>Jānis Kleins</text:p>
          </table:table-cell>
          <table:table-cell table:formula="of:=MID([.G5];7;4)&amp;&quot;-&quot;&amp;MID([.G5];1;2)&amp;&quot;-&quot;&amp;MID([.G5];4;2)" office:value-type="string" office:string-value="1976-03-18" calcext:value-type="string">
            <text:p>1976-03-18</text:p>
          </table:table-cell>
          <table:table-cell table:formula="of:=IF(LEN([.V5])=0;[.V6];[.V5])" office:value-type="string" office:string-value="MO,MV" calcext:value-type="string">
            <text:p>MO,MV</text:p>
          </table:table-cell>
          <table:table-cell table:formula="of:=IF(LEN([.Y5])=0;[.Y6];[.Y5])" office:value-type="string" office:string-value="MO,MV" calcext:value-type="string">
            <text:p>MO,MV</text:p>
          </table:table-cell>
          <table:table-cell table:formula="of:=IF(LEN([.Z5])=0;[.Z6];[.Z5])" office:value-type="string" office:string-value="MO,MV" calcext:value-type="string">
            <text:p>MO,MV</text:p>
          </table:table-cell>
          <table:table-cell table:formula="of:=IF(LEN([.AA5])=0;[.AA6];[.AA5])" office:value-type="string" office:string-value="MO,MV" calcext:value-type="string">
            <text:p>MO,MV</text:p>
          </table:table-cell>
          <table:table-cell table:formula="of:=IF(LEN([.I5])&gt;0;[.I5];&quot;*&quot;)" office:value-type="float" office:value="1600454" calcext:value-type="float">
            <text:p>160045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IELISKIE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Ainārs</text:p>
          </table:table-cell>
          <table:table-cell office:value-type="string" calcext:value-type="string">
            <text:p>Grīnvalds</text:p>
          </table:table-cell>
          <table:table-cell office:value-type="string" calcext:value-type="string">
            <text:p>09/17/197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5]=1;[.H6];IF([.H6]=[.L5];[.L5];&quot;X&quot;))" office:value-type="string" office:string-value="M" calcext:value-type="string">
            <text:p>M</text:p>
          </table:table-cell>
          <table:table-cell table:formula="of:=IF([.A6]=[.A7];0;1)" office:value-type="float" office:value="0" calcext:value-type="float">
            <text:p>0</text:p>
          </table:table-cell>
          <table:table-cell table:formula="of:=DATE(MID([.G6];7;4);MID([.G6];1;2);MID([.G6];4;2))" office:value-type="date" office:date-value="1975-09-17" calcext:value-type="date">
            <text:p>17.09.75</text:p>
          </table:table-cell>
          <table:table-cell table:formula="of:=ORG.OPENOFFICE.YEARS([.N6];[.$N$1];0)" office:value-type="float" office:value="40" calcext:value-type="float">
            <text:p>40</text:p>
          </table:table-cell>
          <table:table-cell table:formula="of:=IF([.A6]=[.A5];MIN([.O6];[.P5]);[.O6])" office:value-type="float" office:value="40" calcext:value-type="float">
            <text:p>40</text:p>
          </table:table-cell>
          <table:table-cell table:formula="of:=IF([.A6]=[.A5];MAX([.O6];[.Q5]);[.P6])" office:value-type="float" office:value="40" calcext:value-type="float">
            <text:p>40</text:p>
          </table:table-cell>
          <table:table-cell table:formula="of:=IF(AND([.Q6]&gt;=0;[.Q6]&lt;[.$R$1]);&quot;J&quot;;&quot;&quot;)">
            <text:p/>
          </table:table-cell>
          <table:table-cell table:formula="of:=IF([.P6]&gt;=[.$S$1];&quot;V&quot;;&quot;&quot;)" office:value-type="string" office:string-value="V" calcext:value-type="string">
            <text:p>V</text:p>
          </table:table-cell>
          <table:table-cell table:formula="of:=IF([.P6]&gt;=[.$T$1];&quot;SV&quot;;&quot;&quot;)">
            <text:p/>
          </table:table-cell>
          <table:table-cell table:formula="of:=IF([.P6]&gt;=[.$U$1];&quot;UV&quot;;&quot;&quot;)">
            <text:p/>
          </table:table-cell>
          <table:table-cell table:formula="of:=IF([.M6]=1;[.L6]&amp;&quot;O&quot;&amp;IF(LEN([.R6])&gt;0;&quot;,&quot;&amp;[.L6]&amp;[.R6];&quot;&quot;)&amp;IF(LEN([.S6])&gt;0;&quot;,&quot;&amp;[.L6]&amp;[.S6];&quot;&quot;)&amp;IF(LEN([.T6])&gt;0;&quot;,&quot;&amp;[.L6]&amp;[.T6];&quot;&quot;)&amp;IF(LEN([.U6])&gt;0;&quot;,&quot;&amp;[.L6]&amp;[.U6];&quot;&quot;)&amp;IF(LEN([.C6])&gt;0;&quot;,&quot;&amp;[.C6];&quot;&quot;);&quot;&quot;)">
            <text:p/>
          </table:table-cell>
          <table:table-cell table:formula="of:=[.E6]&amp;&quot; &quot;&amp;[.F6]" office:value-type="string" office:string-value="Ainārs Grīnvalds" calcext:value-type="string">
            <text:p>Ainārs Grīnvalds</text:p>
          </table:table-cell>
          <table:table-cell table:formula="of:=MID([.G6];7;4)&amp;&quot;-&quot;&amp;MID([.G6];1;2)&amp;&quot;-&quot;&amp;MID([.G6];4;2)" office:value-type="string" office:string-value="1975-09-17" calcext:value-type="string">
            <text:p>1975-09-17</text:p>
          </table:table-cell>
          <table:table-cell table:formula="of:=IF(LEN([.V6])=0;[.V7];[.V6])" office:value-type="string" office:string-value="MO,MV" calcext:value-type="string">
            <text:p>MO,MV</text:p>
          </table:table-cell>
          <table:table-cell table:formula="of:=IF(LEN([.Y6])=0;[.Y7];[.Y6])" office:value-type="string" office:string-value="MO,MV" calcext:value-type="string">
            <text:p>MO,MV</text:p>
          </table:table-cell>
          <table:table-cell table:formula="of:=IF(LEN([.Z6])=0;[.Z7];[.Z6])" office:value-type="string" office:string-value="MO,MV" calcext:value-type="string">
            <text:p>MO,MV</text:p>
          </table:table-cell>
          <table:table-cell table:formula="of:=IF(LEN([.AA6])=0;[.AA7];[.AA6])" office:value-type="string" office:string-value="MO,MV" calcext:value-type="string">
            <text:p>MO,MV</text:p>
          </table:table-cell>
          <table:table-cell table:formula="of:=IF(LEN([.I6])&gt;0;[.I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IELISKIE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Harijs</text:p>
          </table:table-cell>
          <table:table-cell office:value-type="string" calcext:value-type="string">
            <text:p>Meiers</text:p>
          </table:table-cell>
          <table:table-cell office:value-type="string" calcext:value-type="string">
            <text:p>12/05/197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6]=1;[.H7];IF([.H7]=[.L6];[.L6];&quot;X&quot;))" office:value-type="string" office:string-value="M" calcext:value-type="string">
            <text:p>M</text:p>
          </table:table-cell>
          <table:table-cell table:formula="of:=IF([.A7]=[.A8];0;1)" office:value-type="float" office:value="1" calcext:value-type="float">
            <text:p>1</text:p>
          </table:table-cell>
          <table:table-cell table:formula="of:=DATE(MID([.G7];7;4);MID([.G7];1;2);MID([.G7];4;2))" office:value-type="date" office:date-value="1974-12-05" calcext:value-type="date">
            <text:p>05.12.74</text:p>
          </table:table-cell>
          <table:table-cell table:formula="of:=ORG.OPENOFFICE.YEARS([.N7];[.$N$1];0)" office:value-type="float" office:value="41" calcext:value-type="float">
            <text:p>41</text:p>
          </table:table-cell>
          <table:table-cell table:formula="of:=IF([.A7]=[.A6];MIN([.O7];[.P6]);[.O7])" office:value-type="float" office:value="40" calcext:value-type="float">
            <text:p>40</text:p>
          </table:table-cell>
          <table:table-cell table:formula="of:=IF([.A7]=[.A6];MAX([.O7];[.Q6]);[.P7])" office:value-type="float" office:value="41" calcext:value-type="float">
            <text:p>41</text:p>
          </table:table-cell>
          <table:table-cell table:formula="of:=IF(AND([.Q7]&gt;=0;[.Q7]&lt;[.$R$1]);&quot;J&quot;;&quot;&quot;)">
            <text:p/>
          </table:table-cell>
          <table:table-cell table:formula="of:=IF([.P7]&gt;=[.$S$1];&quot;V&quot;;&quot;&quot;)" office:value-type="string" office:string-value="V" calcext:value-type="string">
            <text:p>V</text:p>
          </table:table-cell>
          <table:table-cell table:formula="of:=IF([.P7]&gt;=[.$T$1];&quot;SV&quot;;&quot;&quot;)">
            <text:p/>
          </table:table-cell>
          <table:table-cell table:formula="of:=IF([.P7]&gt;=[.$U$1];&quot;UV&quot;;&quot;&quot;)">
            <text:p/>
          </table:table-cell>
          <table:table-cell table:formula="of:=IF([.M7]=1;[.L7]&amp;&quot;O&quot;&amp;IF(LEN([.R7])&gt;0;&quot;,&quot;&amp;[.L7]&amp;[.R7];&quot;&quot;)&amp;IF(LEN([.S7])&gt;0;&quot;,&quot;&amp;[.L7]&amp;[.S7];&quot;&quot;)&amp;IF(LEN([.T7])&gt;0;&quot;,&quot;&amp;[.L7]&amp;[.T7];&quot;&quot;)&amp;IF(LEN([.U7])&gt;0;&quot;,&quot;&amp;[.L7]&amp;[.U7];&quot;&quot;)&amp;IF(LEN([.C7])&gt;0;&quot;,&quot;&amp;[.C7];&quot;&quot;);&quot;&quot;)" office:value-type="string" office:string-value="MO,MV" calcext:value-type="string">
            <text:p>MO,MV</text:p>
          </table:table-cell>
          <table:table-cell table:formula="of:=[.E7]&amp;&quot; &quot;&amp;[.F7]" office:value-type="string" office:string-value="Harijs Meiers" calcext:value-type="string">
            <text:p>Harijs Meiers</text:p>
          </table:table-cell>
          <table:table-cell table:formula="of:=MID([.G7];7;4)&amp;&quot;-&quot;&amp;MID([.G7];1;2)&amp;&quot;-&quot;&amp;MID([.G7];4;2)" office:value-type="string" office:string-value="1974-12-05" calcext:value-type="string">
            <text:p>1974-12-05</text:p>
          </table:table-cell>
          <table:table-cell table:formula="of:=IF(LEN([.V7])=0;[.V8];[.V7])" office:value-type="string" office:string-value="MO,MV" calcext:value-type="string">
            <text:p>MO,MV</text:p>
          </table:table-cell>
          <table:table-cell table:formula="of:=IF(LEN([.Y7])=0;[.Y8];[.Y7])" office:value-type="string" office:string-value="MO,MV" calcext:value-type="string">
            <text:p>MO,MV</text:p>
          </table:table-cell>
          <table:table-cell table:formula="of:=IF(LEN([.Z7])=0;[.Z8];[.Z7])" office:value-type="string" office:string-value="MO,MV" calcext:value-type="string">
            <text:p>MO,MV</text:p>
          </table:table-cell>
          <table:table-cell table:formula="of:=IF(LEN([.AA7])=0;[.AA8];[.AA7])" office:value-type="string" office:string-value="MO,MV" calcext:value-type="string">
            <text:p>MO,MV</text:p>
          </table:table-cell>
          <table:table-cell table:formula="of:=IF(LEN([.I7])&gt;0;[.I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ivi ar mugursomām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Vabulnieks</text:p>
          </table:table-cell>
          <table:table-cell office:value-type="string" calcext:value-type="string">
            <text:p>03/15/1966</text:p>
          </table:table-cell>
          <table:table-cell office:value-type="string" calcext:value-type="string">
            <text:p>M</text:p>
          </table:table-cell>
          <table:table-cell office:value-type="float" office:value="1302000" calcext:value-type="float">
            <text:p>1302000</text:p>
          </table:table-cell>
          <table:table-cell office:value-type="string" calcext:value-type="string">
            <text:p>Latvia</text:p>
          </table:table-cell>
          <table:table-cell/>
          <table:table-cell table:formula="of:=IF([.M7]=1;[.H8];IF([.H8]=[.L7];[.L7];&quot;X&quot;))" office:value-type="string" office:string-value="M" calcext:value-type="string">
            <text:p>M</text:p>
          </table:table-cell>
          <table:table-cell table:formula="of:=IF([.A8]=[.A9];0;1)" office:value-type="float" office:value="0" calcext:value-type="float">
            <text:p>0</text:p>
          </table:table-cell>
          <table:table-cell table:formula="of:=DATE(MID([.G8];7;4);MID([.G8];1;2);MID([.G8];4;2))" office:value-type="date" office:date-value="1966-03-15" calcext:value-type="date">
            <text:p>15.03.66</text:p>
          </table:table-cell>
          <table:table-cell table:formula="of:=ORG.OPENOFFICE.YEARS([.N8];[.$N$1];0)" office:value-type="float" office:value="50" calcext:value-type="float">
            <text:p>50</text:p>
          </table:table-cell>
          <table:table-cell table:formula="of:=IF([.A8]=[.A7];MIN([.O8];[.P7]);[.O8])" office:value-type="float" office:value="50" calcext:value-type="float">
            <text:p>50</text:p>
          </table:table-cell>
          <table:table-cell table:formula="of:=IF([.A8]=[.A7];MAX([.O8];[.Q7]);[.P8])" office:value-type="float" office:value="50" calcext:value-type="float">
            <text:p>50</text:p>
          </table:table-cell>
          <table:table-cell table:formula="of:=IF(AND([.Q8]&gt;=0;[.Q8]&lt;[.$R$1]);&quot;J&quot;;&quot;&quot;)">
            <text:p/>
          </table:table-cell>
          <table:table-cell table:formula="of:=IF([.P8]&gt;=[.$S$1];&quot;V&quot;;&quot;&quot;)" office:value-type="string" office:string-value="V" calcext:value-type="string">
            <text:p>V</text:p>
          </table:table-cell>
          <table:table-cell table:formula="of:=IF([.P8]&gt;=[.$T$1];&quot;SV&quot;;&quot;&quot;)">
            <text:p/>
          </table:table-cell>
          <table:table-cell table:formula="of:=IF([.P8]&gt;=[.$U$1];&quot;UV&quot;;&quot;&quot;)">
            <text:p/>
          </table:table-cell>
          <table:table-cell table:formula="of:=IF([.M8]=1;[.L8]&amp;&quot;O&quot;&amp;IF(LEN([.R8])&gt;0;&quot;,&quot;&amp;[.L8]&amp;[.R8];&quot;&quot;)&amp;IF(LEN([.S8])&gt;0;&quot;,&quot;&amp;[.L8]&amp;[.S8];&quot;&quot;)&amp;IF(LEN([.T8])&gt;0;&quot;,&quot;&amp;[.L8]&amp;[.T8];&quot;&quot;)&amp;IF(LEN([.U8])&gt;0;&quot;,&quot;&amp;[.L8]&amp;[.U8];&quot;&quot;)&amp;IF(LEN([.C8])&gt;0;&quot;,&quot;&amp;[.C8];&quot;&quot;);&quot;&quot;)">
            <text:p/>
          </table:table-cell>
          <table:table-cell table:formula="of:=[.E8]&amp;&quot; &quot;&amp;[.F8]" office:value-type="string" office:string-value="Māris Vabulnieks" calcext:value-type="string">
            <text:p>Māris Vabulnieks</text:p>
          </table:table-cell>
          <table:table-cell table:formula="of:=MID([.G8];7;4)&amp;&quot;-&quot;&amp;MID([.G8];1;2)&amp;&quot;-&quot;&amp;MID([.G8];4;2)" office:value-type="string" office:string-value="1966-03-15" calcext:value-type="string">
            <text:p>1966-03-15</text:p>
          </table:table-cell>
          <table:table-cell table:formula="of:=IF(LEN([.V8])=0;[.V9];[.V8])" office:value-type="string" office:string-value="MO,MV" calcext:value-type="string">
            <text:p>MO,MV</text:p>
          </table:table-cell>
          <table:table-cell table:formula="of:=IF(LEN([.Y8])=0;[.Y9];[.Y8])" office:value-type="string" office:string-value="MO,MV" calcext:value-type="string">
            <text:p>MO,MV</text:p>
          </table:table-cell>
          <table:table-cell table:formula="of:=IF(LEN([.Z8])=0;[.Z9];[.Z8])" office:value-type="string" office:string-value="MO,MV" calcext:value-type="string">
            <text:p>MO,MV</text:p>
          </table:table-cell>
          <table:table-cell table:formula="of:=IF(LEN([.AA8])=0;[.AA9];[.AA8])" office:value-type="string" office:string-value="MO,MV" calcext:value-type="string">
            <text:p>MO,MV</text:p>
          </table:table-cell>
          <table:table-cell table:formula="of:=IF(LEN([.I8])&gt;0;[.I8];&quot;*&quot;)" office:value-type="float" office:value="1302000" calcext:value-type="float">
            <text:p>1302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ivi ar mugursomām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Atis</text:p>
          </table:table-cell>
          <table:table-cell office:value-type="string" calcext:value-type="string">
            <text:p>Kalējs</text:p>
          </table:table-cell>
          <table:table-cell office:value-type="string" calcext:value-type="string">
            <text:p>11/04/197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8]=1;[.H9];IF([.H9]=[.L8];[.L8];&quot;X&quot;))" office:value-type="string" office:string-value="M" calcext:value-type="string">
            <text:p>M</text:p>
          </table:table-cell>
          <table:table-cell table:formula="of:=IF([.A9]=[.A10];0;1)" office:value-type="float" office:value="1" calcext:value-type="float">
            <text:p>1</text:p>
          </table:table-cell>
          <table:table-cell table:formula="of:=DATE(MID([.G9];7;4);MID([.G9];1;2);MID([.G9];4;2))" office:value-type="date" office:date-value="1972-11-04" calcext:value-type="date">
            <text:p>04.11.72</text:p>
          </table:table-cell>
          <table:table-cell table:formula="of:=ORG.OPENOFFICE.YEARS([.N9];[.$N$1];0)" office:value-type="float" office:value="43" calcext:value-type="float">
            <text:p>43</text:p>
          </table:table-cell>
          <table:table-cell table:formula="of:=IF([.A9]=[.A8];MIN([.O9];[.P8]);[.O9])" office:value-type="float" office:value="43" calcext:value-type="float">
            <text:p>43</text:p>
          </table:table-cell>
          <table:table-cell table:formula="of:=IF([.A9]=[.A8];MAX([.O9];[.Q8]);[.P9])" office:value-type="float" office:value="50" calcext:value-type="float">
            <text:p>50</text:p>
          </table:table-cell>
          <table:table-cell table:formula="of:=IF(AND([.Q9]&gt;=0;[.Q9]&lt;[.$R$1]);&quot;J&quot;;&quot;&quot;)">
            <text:p/>
          </table:table-cell>
          <table:table-cell table:formula="of:=IF([.P9]&gt;=[.$S$1];&quot;V&quot;;&quot;&quot;)" office:value-type="string" office:string-value="V" calcext:value-type="string">
            <text:p>V</text:p>
          </table:table-cell>
          <table:table-cell table:formula="of:=IF([.P9]&gt;=[.$T$1];&quot;SV&quot;;&quot;&quot;)">
            <text:p/>
          </table:table-cell>
          <table:table-cell table:formula="of:=IF([.P9]&gt;=[.$U$1];&quot;UV&quot;;&quot;&quot;)">
            <text:p/>
          </table:table-cell>
          <table:table-cell table:formula="of:=IF([.M9]=1;[.L9]&amp;&quot;O&quot;&amp;IF(LEN([.R9])&gt;0;&quot;,&quot;&amp;[.L9]&amp;[.R9];&quot;&quot;)&amp;IF(LEN([.S9])&gt;0;&quot;,&quot;&amp;[.L9]&amp;[.S9];&quot;&quot;)&amp;IF(LEN([.T9])&gt;0;&quot;,&quot;&amp;[.L9]&amp;[.T9];&quot;&quot;)&amp;IF(LEN([.U9])&gt;0;&quot;,&quot;&amp;[.L9]&amp;[.U9];&quot;&quot;)&amp;IF(LEN([.C9])&gt;0;&quot;,&quot;&amp;[.C9];&quot;&quot;);&quot;&quot;)" office:value-type="string" office:string-value="MO,MV" calcext:value-type="string">
            <text:p>MO,MV</text:p>
          </table:table-cell>
          <table:table-cell table:formula="of:=[.E9]&amp;&quot; &quot;&amp;[.F9]" office:value-type="string" office:string-value="Atis Kalējs" calcext:value-type="string">
            <text:p>Atis Kalējs</text:p>
          </table:table-cell>
          <table:table-cell table:formula="of:=MID([.G9];7;4)&amp;&quot;-&quot;&amp;MID([.G9];1;2)&amp;&quot;-&quot;&amp;MID([.G9];4;2)" office:value-type="string" office:string-value="1972-11-04" calcext:value-type="string">
            <text:p>1972-11-04</text:p>
          </table:table-cell>
          <table:table-cell table:formula="of:=IF(LEN([.V9])=0;[.V10];[.V9])" office:value-type="string" office:string-value="MO,MV" calcext:value-type="string">
            <text:p>MO,MV</text:p>
          </table:table-cell>
          <table:table-cell table:formula="of:=IF(LEN([.Y9])=0;[.Y10];[.Y9])" office:value-type="string" office:string-value="MO,MV" calcext:value-type="string">
            <text:p>MO,MV</text:p>
          </table:table-cell>
          <table:table-cell table:formula="of:=IF(LEN([.Z9])=0;[.Z10];[.Z9])" office:value-type="string" office:string-value="MO,MV" calcext:value-type="string">
            <text:p>MO,MV</text:p>
          </table:table-cell>
          <table:table-cell table:formula="of:=IF(LEN([.AA9])=0;[.AA10];[.AA9])" office:value-type="string" office:string-value="MO,MV" calcext:value-type="string">
            <text:p>MO,MV</text:p>
          </table:table-cell>
          <table:table-cell table:formula="of:=IF(LEN([.I9])&gt;0;[.I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Ņergas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Nikolajs</text:p>
          </table:table-cell>
          <table:table-cell office:value-type="string" calcext:value-type="string">
            <text:p>Lucāns</text:p>
          </table:table-cell>
          <table:table-cell office:value-type="string" calcext:value-type="string">
            <text:p>09/27/1965</text:p>
          </table:table-cell>
          <table:table-cell office:value-type="string" calcext:value-type="string">
            <text:p>M</text:p>
          </table:table-cell>
          <table:table-cell office:value-type="float" office:value="500751" calcext:value-type="float">
            <text:p>500751</text:p>
          </table:table-cell>
          <table:table-cell office:value-type="string" calcext:value-type="string">
            <text:p>Latvia</text:p>
          </table:table-cell>
          <table:table-cell/>
          <table:table-cell table:formula="of:=IF([.M9]=1;[.H10];IF([.H10]=[.L9];[.L9];&quot;X&quot;))" office:value-type="string" office:string-value="M" calcext:value-type="string">
            <text:p>M</text:p>
          </table:table-cell>
          <table:table-cell table:formula="of:=IF([.A10]=[.A11];0;1)" office:value-type="float" office:value="0" calcext:value-type="float">
            <text:p>0</text:p>
          </table:table-cell>
          <table:table-cell table:formula="of:=DATE(MID([.G10];7;4);MID([.G10];1;2);MID([.G10];4;2))" office:value-type="date" office:date-value="1965-09-27" calcext:value-type="date">
            <text:p>27.09.65</text:p>
          </table:table-cell>
          <table:table-cell table:formula="of:=ORG.OPENOFFICE.YEARS([.N10];[.$N$1];0)" office:value-type="float" office:value="50" calcext:value-type="float">
            <text:p>50</text:p>
          </table:table-cell>
          <table:table-cell table:formula="of:=IF([.A10]=[.A9];MIN([.O10];[.P9]);[.O10])" office:value-type="float" office:value="50" calcext:value-type="float">
            <text:p>50</text:p>
          </table:table-cell>
          <table:table-cell table:formula="of:=IF([.A10]=[.A9];MAX([.O10];[.Q9]);[.P10])" office:value-type="float" office:value="50" calcext:value-type="float">
            <text:p>50</text:p>
          </table:table-cell>
          <table:table-cell table:formula="of:=IF(AND([.Q10]&gt;=0;[.Q10]&lt;[.$R$1]);&quot;J&quot;;&quot;&quot;)">
            <text:p/>
          </table:table-cell>
          <table:table-cell table:formula="of:=IF([.P10]&gt;=[.$S$1];&quot;V&quot;;&quot;&quot;)" office:value-type="string" office:string-value="V" calcext:value-type="string">
            <text:p>V</text:p>
          </table:table-cell>
          <table:table-cell table:formula="of:=IF([.P10]&gt;=[.$T$1];&quot;SV&quot;;&quot;&quot;)">
            <text:p/>
          </table:table-cell>
          <table:table-cell table:formula="of:=IF([.P10]&gt;=[.$U$1];&quot;UV&quot;;&quot;&quot;)">
            <text:p/>
          </table:table-cell>
          <table:table-cell table:formula="of:=IF([.M10]=1;[.L10]&amp;&quot;O&quot;&amp;IF(LEN([.R10])&gt;0;&quot;,&quot;&amp;[.L10]&amp;[.R10];&quot;&quot;)&amp;IF(LEN([.S10])&gt;0;&quot;,&quot;&amp;[.L10]&amp;[.S10];&quot;&quot;)&amp;IF(LEN([.T10])&gt;0;&quot;,&quot;&amp;[.L10]&amp;[.T10];&quot;&quot;)&amp;IF(LEN([.U10])&gt;0;&quot;,&quot;&amp;[.L10]&amp;[.U10];&quot;&quot;)&amp;IF(LEN([.C10])&gt;0;&quot;,&quot;&amp;[.C10];&quot;&quot;);&quot;&quot;)">
            <text:p/>
          </table:table-cell>
          <table:table-cell table:formula="of:=[.E10]&amp;&quot; &quot;&amp;[.F10]" office:value-type="string" office:string-value="Nikolajs Lucāns" calcext:value-type="string">
            <text:p>Nikolajs Lucāns</text:p>
          </table:table-cell>
          <table:table-cell table:formula="of:=MID([.G10];7;4)&amp;&quot;-&quot;&amp;MID([.G10];1;2)&amp;&quot;-&quot;&amp;MID([.G10];4;2)" office:value-type="string" office:string-value="1965-09-27" calcext:value-type="string">
            <text:p>1965-09-27</text:p>
          </table:table-cell>
          <table:table-cell table:formula="of:=IF(LEN([.V10])=0;[.V11];[.V10])" office:value-type="string" office:string-value="MO,MV" calcext:value-type="string">
            <text:p>MO,MV</text:p>
          </table:table-cell>
          <table:table-cell table:formula="of:=IF(LEN([.Y10])=0;[.Y11];[.Y10])" office:value-type="string" office:string-value="MO,MV" calcext:value-type="string">
            <text:p>MO,MV</text:p>
          </table:table-cell>
          <table:table-cell table:formula="of:=IF(LEN([.Z10])=0;[.Z11];[.Z10])" office:value-type="string" office:string-value="MO,MV" calcext:value-type="string">
            <text:p>MO,MV</text:p>
          </table:table-cell>
          <table:table-cell table:formula="of:=IF(LEN([.AA10])=0;[.AA11];[.AA10])" office:value-type="string" office:string-value="MO,MV" calcext:value-type="string">
            <text:p>MO,MV</text:p>
          </table:table-cell>
          <table:table-cell table:formula="of:=IF(LEN([.I10])&gt;0;[.I10];&quot;*&quot;)" office:value-type="float" office:value="500751" calcext:value-type="float">
            <text:p>50075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Ņergas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Guntis</text:p>
          </table:table-cell>
          <table:table-cell office:value-type="string" calcext:value-type="string">
            <text:p>Pikurs</text:p>
          </table:table-cell>
          <table:table-cell office:value-type="string" calcext:value-type="string">
            <text:p>09/04/1973</text:p>
          </table:table-cell>
          <table:table-cell office:value-type="string" calcext:value-type="string">
            <text:p>M</text:p>
          </table:table-cell>
          <table:table-cell office:value-type="float" office:value="610033" calcext:value-type="float">
            <text:p>610033</text:p>
          </table:table-cell>
          <table:table-cell office:value-type="string" calcext:value-type="string">
            <text:p>Latvia</text:p>
          </table:table-cell>
          <table:table-cell/>
          <table:table-cell table:formula="of:=IF([.M10]=1;[.H11];IF([.H11]=[.L10];[.L10];&quot;X&quot;))" office:value-type="string" office:string-value="M" calcext:value-type="string">
            <text:p>M</text:p>
          </table:table-cell>
          <table:table-cell table:formula="of:=IF([.A11]=[.A12];0;1)" office:value-type="float" office:value="1" calcext:value-type="float">
            <text:p>1</text:p>
          </table:table-cell>
          <table:table-cell table:formula="of:=DATE(MID([.G11];7;4);MID([.G11];1;2);MID([.G11];4;2))" office:value-type="date" office:date-value="1973-09-04" calcext:value-type="date">
            <text:p>04.09.73</text:p>
          </table:table-cell>
          <table:table-cell table:formula="of:=ORG.OPENOFFICE.YEARS([.N11];[.$N$1];0)" office:value-type="float" office:value="42" calcext:value-type="float">
            <text:p>42</text:p>
          </table:table-cell>
          <table:table-cell table:formula="of:=IF([.A11]=[.A10];MIN([.O11];[.P10]);[.O11])" office:value-type="float" office:value="42" calcext:value-type="float">
            <text:p>42</text:p>
          </table:table-cell>
          <table:table-cell table:formula="of:=IF([.A11]=[.A10];MAX([.O11];[.Q10]);[.P11])" office:value-type="float" office:value="50" calcext:value-type="float">
            <text:p>50</text:p>
          </table:table-cell>
          <table:table-cell table:formula="of:=IF(AND([.Q11]&gt;=0;[.Q11]&lt;[.$R$1]);&quot;J&quot;;&quot;&quot;)">
            <text:p/>
          </table:table-cell>
          <table:table-cell table:formula="of:=IF([.P11]&gt;=[.$S$1];&quot;V&quot;;&quot;&quot;)" office:value-type="string" office:string-value="V" calcext:value-type="string">
            <text:p>V</text:p>
          </table:table-cell>
          <table:table-cell table:formula="of:=IF([.P11]&gt;=[.$T$1];&quot;SV&quot;;&quot;&quot;)">
            <text:p/>
          </table:table-cell>
          <table:table-cell table:formula="of:=IF([.P11]&gt;=[.$U$1];&quot;UV&quot;;&quot;&quot;)">
            <text:p/>
          </table:table-cell>
          <table:table-cell table:formula="of:=IF([.M11]=1;[.L11]&amp;&quot;O&quot;&amp;IF(LEN([.R11])&gt;0;&quot;,&quot;&amp;[.L11]&amp;[.R11];&quot;&quot;)&amp;IF(LEN([.S11])&gt;0;&quot;,&quot;&amp;[.L11]&amp;[.S11];&quot;&quot;)&amp;IF(LEN([.T11])&gt;0;&quot;,&quot;&amp;[.L11]&amp;[.T11];&quot;&quot;)&amp;IF(LEN([.U11])&gt;0;&quot;,&quot;&amp;[.L11]&amp;[.U11];&quot;&quot;)&amp;IF(LEN([.C11])&gt;0;&quot;,&quot;&amp;[.C11];&quot;&quot;);&quot;&quot;)" office:value-type="string" office:string-value="MO,MV" calcext:value-type="string">
            <text:p>MO,MV</text:p>
          </table:table-cell>
          <table:table-cell table:formula="of:=[.E11]&amp;&quot; &quot;&amp;[.F11]" office:value-type="string" office:string-value="Guntis Pikurs" calcext:value-type="string">
            <text:p>Guntis Pikurs</text:p>
          </table:table-cell>
          <table:table-cell table:formula="of:=MID([.G11];7;4)&amp;&quot;-&quot;&amp;MID([.G11];1;2)&amp;&quot;-&quot;&amp;MID([.G11];4;2)" office:value-type="string" office:string-value="1973-09-04" calcext:value-type="string">
            <text:p>1973-09-04</text:p>
          </table:table-cell>
          <table:table-cell table:formula="of:=IF(LEN([.V11])=0;[.V12];[.V11])" office:value-type="string" office:string-value="MO,MV" calcext:value-type="string">
            <text:p>MO,MV</text:p>
          </table:table-cell>
          <table:table-cell table:formula="of:=IF(LEN([.Y11])=0;[.Y12];[.Y11])" office:value-type="string" office:string-value="MO,MV" calcext:value-type="string">
            <text:p>MO,MV</text:p>
          </table:table-cell>
          <table:table-cell table:formula="of:=IF(LEN([.Z11])=0;[.Z12];[.Z11])" office:value-type="string" office:string-value="MO,MV" calcext:value-type="string">
            <text:p>MO,MV</text:p>
          </table:table-cell>
          <table:table-cell table:formula="of:=IF(LEN([.AA11])=0;[.AA12];[.AA11])" office:value-type="string" office:string-value="MO,MV" calcext:value-type="string">
            <text:p>MO,MV</text:p>
          </table:table-cell>
          <table:table-cell table:formula="of:=IF(LEN([.I11])&gt;0;[.I11];&quot;*&quot;)" office:value-type="float" office:value="610033" calcext:value-type="float">
            <text:p>61003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ēģinām atkal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Hardijs</text:p>
          </table:table-cell>
          <table:table-cell office:value-type="string" calcext:value-type="string">
            <text:p>Lāns</text:p>
          </table:table-cell>
          <table:table-cell office:value-type="string" calcext:value-type="string">
            <text:p>12/11/197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1]=1;[.H12];IF([.H12]=[.L11];[.L11];&quot;X&quot;))" office:value-type="string" office:string-value="M" calcext:value-type="string">
            <text:p>M</text:p>
          </table:table-cell>
          <table:table-cell table:formula="of:=IF([.A12]=[.A13];0;1)" office:value-type="float" office:value="0" calcext:value-type="float">
            <text:p>0</text:p>
          </table:table-cell>
          <table:table-cell table:formula="of:=DATE(MID([.G12];7;4);MID([.G12];1;2);MID([.G12];4;2))" office:value-type="date" office:date-value="1974-12-11" calcext:value-type="date">
            <text:p>11.12.74</text:p>
          </table:table-cell>
          <table:table-cell table:formula="of:=ORG.OPENOFFICE.YEARS([.N12];[.$N$1];0)" office:value-type="float" office:value="41" calcext:value-type="float">
            <text:p>41</text:p>
          </table:table-cell>
          <table:table-cell table:formula="of:=IF([.A12]=[.A11];MIN([.O12];[.P11]);[.O12])" office:value-type="float" office:value="41" calcext:value-type="float">
            <text:p>41</text:p>
          </table:table-cell>
          <table:table-cell table:formula="of:=IF([.A12]=[.A11];MAX([.O12];[.Q11]);[.P12])" office:value-type="float" office:value="41" calcext:value-type="float">
            <text:p>41</text:p>
          </table:table-cell>
          <table:table-cell table:formula="of:=IF(AND([.Q12]&gt;=0;[.Q12]&lt;[.$R$1]);&quot;J&quot;;&quot;&quot;)">
            <text:p/>
          </table:table-cell>
          <table:table-cell table:formula="of:=IF([.P12]&gt;=[.$S$1];&quot;V&quot;;&quot;&quot;)" office:value-type="string" office:string-value="V" calcext:value-type="string">
            <text:p>V</text:p>
          </table:table-cell>
          <table:table-cell table:formula="of:=IF([.P12]&gt;=[.$T$1];&quot;SV&quot;;&quot;&quot;)">
            <text:p/>
          </table:table-cell>
          <table:table-cell table:formula="of:=IF([.P12]&gt;=[.$U$1];&quot;UV&quot;;&quot;&quot;)">
            <text:p/>
          </table:table-cell>
          <table:table-cell table:formula="of:=IF([.M12]=1;[.L12]&amp;&quot;O&quot;&amp;IF(LEN([.R12])&gt;0;&quot;,&quot;&amp;[.L12]&amp;[.R12];&quot;&quot;)&amp;IF(LEN([.S12])&gt;0;&quot;,&quot;&amp;[.L12]&amp;[.S12];&quot;&quot;)&amp;IF(LEN([.T12])&gt;0;&quot;,&quot;&amp;[.L12]&amp;[.T12];&quot;&quot;)&amp;IF(LEN([.U12])&gt;0;&quot;,&quot;&amp;[.L12]&amp;[.U12];&quot;&quot;)&amp;IF(LEN([.C12])&gt;0;&quot;,&quot;&amp;[.C12];&quot;&quot;);&quot;&quot;)">
            <text:p/>
          </table:table-cell>
          <table:table-cell table:formula="of:=[.E12]&amp;&quot; &quot;&amp;[.F12]" office:value-type="string" office:string-value="Hardijs Lāns" calcext:value-type="string">
            <text:p>Hardijs Lāns</text:p>
          </table:table-cell>
          <table:table-cell table:formula="of:=MID([.G12];7;4)&amp;&quot;-&quot;&amp;MID([.G12];1;2)&amp;&quot;-&quot;&amp;MID([.G12];4;2)" office:value-type="string" office:string-value="1974-12-11" calcext:value-type="string">
            <text:p>1974-12-11</text:p>
          </table:table-cell>
          <table:table-cell table:formula="of:=IF(LEN([.V12])=0;[.V13];[.V12])" office:value-type="string" office:string-value="MO,MV" calcext:value-type="string">
            <text:p>MO,MV</text:p>
          </table:table-cell>
          <table:table-cell table:formula="of:=IF(LEN([.Y12])=0;[.Y13];[.Y12])" office:value-type="string" office:string-value="MO,MV" calcext:value-type="string">
            <text:p>MO,MV</text:p>
          </table:table-cell>
          <table:table-cell table:formula="of:=IF(LEN([.Z12])=0;[.Z13];[.Z12])" office:value-type="string" office:string-value="MO,MV" calcext:value-type="string">
            <text:p>MO,MV</text:p>
          </table:table-cell>
          <table:table-cell table:formula="of:=IF(LEN([.AA12])=0;[.AA13];[.AA12])" office:value-type="string" office:string-value="MO,MV" calcext:value-type="string">
            <text:p>MO,MV</text:p>
          </table:table-cell>
          <table:table-cell table:formula="of:=IF(LEN([.I12])&gt;0;[.I1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ēģinām atkal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Aigars</text:p>
          </table:table-cell>
          <table:table-cell office:value-type="string" calcext:value-type="string">
            <text:p>Hofmanis</text:p>
          </table:table-cell>
          <table:table-cell office:value-type="string" calcext:value-type="string">
            <text:p>01/01/196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2]=1;[.H13];IF([.H13]=[.L12];[.L12];&quot;X&quot;))" office:value-type="string" office:string-value="M" calcext:value-type="string">
            <text:p>M</text:p>
          </table:table-cell>
          <table:table-cell table:formula="of:=IF([.A13]=[.A14];0;1)" office:value-type="float" office:value="1" calcext:value-type="float">
            <text:p>1</text:p>
          </table:table-cell>
          <table:table-cell table:formula="of:=DATE(MID([.G13];7;4);MID([.G13];1;2);MID([.G13];4;2))" office:value-type="date" office:date-value="1969-01-01" calcext:value-type="date">
            <text:p>01.01.69</text:p>
          </table:table-cell>
          <table:table-cell table:formula="of:=ORG.OPENOFFICE.YEARS([.N13];[.$N$1];0)" office:value-type="float" office:value="47" calcext:value-type="float">
            <text:p>47</text:p>
          </table:table-cell>
          <table:table-cell table:formula="of:=IF([.A13]=[.A12];MIN([.O13];[.P12]);[.O13])" office:value-type="float" office:value="41" calcext:value-type="float">
            <text:p>41</text:p>
          </table:table-cell>
          <table:table-cell table:formula="of:=IF([.A13]=[.A12];MAX([.O13];[.Q12]);[.P13])" office:value-type="float" office:value="47" calcext:value-type="float">
            <text:p>47</text:p>
          </table:table-cell>
          <table:table-cell table:formula="of:=IF(AND([.Q13]&gt;=0;[.Q13]&lt;[.$R$1]);&quot;J&quot;;&quot;&quot;)">
            <text:p/>
          </table:table-cell>
          <table:table-cell table:formula="of:=IF([.P13]&gt;=[.$S$1];&quot;V&quot;;&quot;&quot;)" office:value-type="string" office:string-value="V" calcext:value-type="string">
            <text:p>V</text:p>
          </table:table-cell>
          <table:table-cell table:formula="of:=IF([.P13]&gt;=[.$T$1];&quot;SV&quot;;&quot;&quot;)">
            <text:p/>
          </table:table-cell>
          <table:table-cell table:formula="of:=IF([.P13]&gt;=[.$U$1];&quot;UV&quot;;&quot;&quot;)">
            <text:p/>
          </table:table-cell>
          <table:table-cell table:formula="of:=IF([.M13]=1;[.L13]&amp;&quot;O&quot;&amp;IF(LEN([.R13])&gt;0;&quot;,&quot;&amp;[.L13]&amp;[.R13];&quot;&quot;)&amp;IF(LEN([.S13])&gt;0;&quot;,&quot;&amp;[.L13]&amp;[.S13];&quot;&quot;)&amp;IF(LEN([.T13])&gt;0;&quot;,&quot;&amp;[.L13]&amp;[.T13];&quot;&quot;)&amp;IF(LEN([.U13])&gt;0;&quot;,&quot;&amp;[.L13]&amp;[.U13];&quot;&quot;)&amp;IF(LEN([.C13])&gt;0;&quot;,&quot;&amp;[.C13];&quot;&quot;);&quot;&quot;)" office:value-type="string" office:string-value="MO,MV" calcext:value-type="string">
            <text:p>MO,MV</text:p>
          </table:table-cell>
          <table:table-cell table:formula="of:=[.E13]&amp;&quot; &quot;&amp;[.F13]" office:value-type="string" office:string-value="Aigars Hofmanis" calcext:value-type="string">
            <text:p>Aigars Hofmanis</text:p>
          </table:table-cell>
          <table:table-cell table:formula="of:=MID([.G13];7;4)&amp;&quot;-&quot;&amp;MID([.G13];1;2)&amp;&quot;-&quot;&amp;MID([.G13];4;2)" office:value-type="string" office:string-value="1969-01-01" calcext:value-type="string">
            <text:p>1969-01-01</text:p>
          </table:table-cell>
          <table:table-cell table:formula="of:=IF(LEN([.V13])=0;[.V14];[.V13])" office:value-type="string" office:string-value="MO,MV" calcext:value-type="string">
            <text:p>MO,MV</text:p>
          </table:table-cell>
          <table:table-cell table:formula="of:=IF(LEN([.Y13])=0;[.Y14];[.Y13])" office:value-type="string" office:string-value="MO,MV" calcext:value-type="string">
            <text:p>MO,MV</text:p>
          </table:table-cell>
          <table:table-cell table:formula="of:=IF(LEN([.Z13])=0;[.Z14];[.Z13])" office:value-type="string" office:string-value="MO,MV" calcext:value-type="string">
            <text:p>MO,MV</text:p>
          </table:table-cell>
          <table:table-cell table:formula="of:=IF(LEN([.AA13])=0;[.AA14];[.AA13])" office:value-type="string" office:string-value="MO,MV" calcext:value-type="string">
            <text:p>MO,MV</text:p>
          </table:table-cell>
          <table:table-cell table:formula="of:=IF(LEN([.I13])&gt;0;[.I13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ammut Latvija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Aigars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12/15/197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3]=1;[.H14];IF([.H14]=[.L13];[.L13];&quot;X&quot;))" office:value-type="string" office:string-value="M" calcext:value-type="string">
            <text:p>M</text:p>
          </table:table-cell>
          <table:table-cell table:formula="of:=IF([.A14]=[.A15];0;1)" office:value-type="float" office:value="0" calcext:value-type="float">
            <text:p>0</text:p>
          </table:table-cell>
          <table:table-cell table:formula="of:=DATE(MID([.G14];7;4);MID([.G14];1;2);MID([.G14];4;2))" office:value-type="date" office:date-value="1970-12-15" calcext:value-type="date">
            <text:p>15.12.70</text:p>
          </table:table-cell>
          <table:table-cell table:formula="of:=ORG.OPENOFFICE.YEARS([.N14];[.$N$1];0)" office:value-type="float" office:value="45" calcext:value-type="float">
            <text:p>45</text:p>
          </table:table-cell>
          <table:table-cell table:formula="of:=IF([.A14]=[.A13];MIN([.O14];[.P13]);[.O14])" office:value-type="float" office:value="45" calcext:value-type="float">
            <text:p>45</text:p>
          </table:table-cell>
          <table:table-cell table:formula="of:=IF([.A14]=[.A13];MAX([.O14];[.Q13]);[.P14])" office:value-type="float" office:value="45" calcext:value-type="float">
            <text:p>45</text:p>
          </table:table-cell>
          <table:table-cell table:formula="of:=IF(AND([.Q14]&gt;=0;[.Q14]&lt;[.$R$1]);&quot;J&quot;;&quot;&quot;)">
            <text:p/>
          </table:table-cell>
          <table:table-cell table:formula="of:=IF([.P14]&gt;=[.$S$1];&quot;V&quot;;&quot;&quot;)" office:value-type="string" office:string-value="V" calcext:value-type="string">
            <text:p>V</text:p>
          </table:table-cell>
          <table:table-cell table:formula="of:=IF([.P14]&gt;=[.$T$1];&quot;SV&quot;;&quot;&quot;)">
            <text:p/>
          </table:table-cell>
          <table:table-cell table:formula="of:=IF([.P14]&gt;=[.$U$1];&quot;UV&quot;;&quot;&quot;)">
            <text:p/>
          </table:table-cell>
          <table:table-cell table:formula="of:=IF([.M14]=1;[.L14]&amp;&quot;O&quot;&amp;IF(LEN([.R14])&gt;0;&quot;,&quot;&amp;[.L14]&amp;[.R14];&quot;&quot;)&amp;IF(LEN([.S14])&gt;0;&quot;,&quot;&amp;[.L14]&amp;[.S14];&quot;&quot;)&amp;IF(LEN([.T14])&gt;0;&quot;,&quot;&amp;[.L14]&amp;[.T14];&quot;&quot;)&amp;IF(LEN([.U14])&gt;0;&quot;,&quot;&amp;[.L14]&amp;[.U14];&quot;&quot;)&amp;IF(LEN([.C14])&gt;0;&quot;,&quot;&amp;[.C14];&quot;&quot;);&quot;&quot;)">
            <text:p/>
          </table:table-cell>
          <table:table-cell table:formula="of:=[.E14]&amp;&quot; &quot;&amp;[.F14]" office:value-type="string" office:string-value="Aigars Beks" calcext:value-type="string">
            <text:p>Aigars Beks</text:p>
          </table:table-cell>
          <table:table-cell table:formula="of:=MID([.G14];7;4)&amp;&quot;-&quot;&amp;MID([.G14];1;2)&amp;&quot;-&quot;&amp;MID([.G14];4;2)" office:value-type="string" office:string-value="1970-12-15" calcext:value-type="string">
            <text:p>1970-12-15</text:p>
          </table:table-cell>
          <table:table-cell table:formula="of:=IF(LEN([.V14])=0;[.V15];[.V14])" office:value-type="string" office:string-value="MO,MV" calcext:value-type="string">
            <text:p>MO,MV</text:p>
          </table:table-cell>
          <table:table-cell table:formula="of:=IF(LEN([.Y14])=0;[.Y15];[.Y14])" office:value-type="string" office:string-value="MO,MV" calcext:value-type="string">
            <text:p>MO,MV</text:p>
          </table:table-cell>
          <table:table-cell table:formula="of:=IF(LEN([.Z14])=0;[.Z15];[.Z14])" office:value-type="string" office:string-value="MO,MV" calcext:value-type="string">
            <text:p>MO,MV</text:p>
          </table:table-cell>
          <table:table-cell table:formula="of:=IF(LEN([.AA14])=0;[.AA15];[.AA14])" office:value-type="string" office:string-value="MO,MV" calcext:value-type="string">
            <text:p>MO,MV</text:p>
          </table:table-cell>
          <table:table-cell table:formula="of:=IF(LEN([.I14])&gt;0;[.I1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ammut Latvija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Vilmārs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06/15/196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4]=1;[.H15];IF([.H15]=[.L14];[.L14];&quot;X&quot;))" office:value-type="string" office:string-value="M" calcext:value-type="string">
            <text:p>M</text:p>
          </table:table-cell>
          <table:table-cell table:formula="of:=IF([.A15]=[.A16];0;1)" office:value-type="float" office:value="1" calcext:value-type="float">
            <text:p>1</text:p>
          </table:table-cell>
          <table:table-cell table:formula="of:=DATE(MID([.G15];7;4);MID([.G15];1;2);MID([.G15];4;2))" office:value-type="date" office:date-value="1961-06-15" calcext:value-type="date">
            <text:p>15.06.61</text:p>
          </table:table-cell>
          <table:table-cell table:formula="of:=ORG.OPENOFFICE.YEARS([.N15];[.$N$1];0)" office:value-type="float" office:value="55" calcext:value-type="float">
            <text:p>55</text:p>
          </table:table-cell>
          <table:table-cell table:formula="of:=IF([.A15]=[.A14];MIN([.O15];[.P14]);[.O15])" office:value-type="float" office:value="45" calcext:value-type="float">
            <text:p>45</text:p>
          </table:table-cell>
          <table:table-cell table:formula="of:=IF([.A15]=[.A14];MAX([.O15];[.Q14]);[.P15])" office:value-type="float" office:value="55" calcext:value-type="float">
            <text:p>55</text:p>
          </table:table-cell>
          <table:table-cell table:formula="of:=IF(AND([.Q15]&gt;=0;[.Q15]&lt;[.$R$1]);&quot;J&quot;;&quot;&quot;)">
            <text:p/>
          </table:table-cell>
          <table:table-cell table:formula="of:=IF([.P15]&gt;=[.$S$1];&quot;V&quot;;&quot;&quot;)" office:value-type="string" office:string-value="V" calcext:value-type="string">
            <text:p>V</text:p>
          </table:table-cell>
          <table:table-cell table:formula="of:=IF([.P15]&gt;=[.$T$1];&quot;SV&quot;;&quot;&quot;)">
            <text:p/>
          </table:table-cell>
          <table:table-cell table:formula="of:=IF([.P15]&gt;=[.$U$1];&quot;UV&quot;;&quot;&quot;)">
            <text:p/>
          </table:table-cell>
          <table:table-cell table:formula="of:=IF([.M15]=1;[.L15]&amp;&quot;O&quot;&amp;IF(LEN([.R15])&gt;0;&quot;,&quot;&amp;[.L15]&amp;[.R15];&quot;&quot;)&amp;IF(LEN([.S15])&gt;0;&quot;,&quot;&amp;[.L15]&amp;[.S15];&quot;&quot;)&amp;IF(LEN([.T15])&gt;0;&quot;,&quot;&amp;[.L15]&amp;[.T15];&quot;&quot;)&amp;IF(LEN([.U15])&gt;0;&quot;,&quot;&amp;[.L15]&amp;[.U15];&quot;&quot;)&amp;IF(LEN([.C15])&gt;0;&quot;,&quot;&amp;[.C15];&quot;&quot;);&quot;&quot;)" office:value-type="string" office:string-value="MO,MV" calcext:value-type="string">
            <text:p>MO,MV</text:p>
          </table:table-cell>
          <table:table-cell table:formula="of:=[.E15]&amp;&quot; &quot;&amp;[.F15]" office:value-type="string" office:string-value="Vilmārs Zeme" calcext:value-type="string">
            <text:p>Vilmārs Zeme</text:p>
          </table:table-cell>
          <table:table-cell table:formula="of:=MID([.G15];7;4)&amp;&quot;-&quot;&amp;MID([.G15];1;2)&amp;&quot;-&quot;&amp;MID([.G15];4;2)" office:value-type="string" office:string-value="1961-06-15" calcext:value-type="string">
            <text:p>1961-06-15</text:p>
          </table:table-cell>
          <table:table-cell table:formula="of:=IF(LEN([.V15])=0;[.V16];[.V15])" office:value-type="string" office:string-value="MO,MV" calcext:value-type="string">
            <text:p>MO,MV</text:p>
          </table:table-cell>
          <table:table-cell table:formula="of:=IF(LEN([.Y15])=0;[.Y16];[.Y15])" office:value-type="string" office:string-value="MO,MV" calcext:value-type="string">
            <text:p>MO,MV</text:p>
          </table:table-cell>
          <table:table-cell table:formula="of:=IF(LEN([.Z15])=0;[.Z16];[.Z15])" office:value-type="string" office:string-value="MO,MV" calcext:value-type="string">
            <text:p>MO,MV</text:p>
          </table:table-cell>
          <table:table-cell table:formula="of:=IF(LEN([.AA15])=0;[.AA16];[.AA15])" office:value-type="string" office:string-value="MO,MV" calcext:value-type="string">
            <text:p>MO,MV</text:p>
          </table:table-cell>
          <table:table-cell table:formula="of:=IF(LEN([.I15])&gt;0;[.I1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lnis brīvsolī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Ilmārs</text:p>
          </table:table-cell>
          <table:table-cell office:value-type="string" calcext:value-type="string">
            <text:p>Dukulis</text:p>
          </table:table-cell>
          <table:table-cell office:value-type="string" calcext:value-type="string">
            <text:p>12/19/1964</text:p>
          </table:table-cell>
          <table:table-cell office:value-type="string" calcext:value-type="string">
            <text:p>M</text:p>
          </table:table-cell>
          <table:table-cell office:value-type="float" office:value="1007369" calcext:value-type="float">
            <text:p>1007369</text:p>
          </table:table-cell>
          <table:table-cell office:value-type="string" calcext:value-type="string">
            <text:p>Latvia</text:p>
          </table:table-cell>
          <table:table-cell/>
          <table:table-cell table:formula="of:=IF([.M15]=1;[.H16];IF([.H16]=[.L15];[.L15];&quot;X&quot;))" office:value-type="string" office:string-value="M" calcext:value-type="string">
            <text:p>M</text:p>
          </table:table-cell>
          <table:table-cell table:formula="of:=IF([.A16]=[.A17];0;1)" office:value-type="float" office:value="0" calcext:value-type="float">
            <text:p>0</text:p>
          </table:table-cell>
          <table:table-cell table:formula="of:=DATE(MID([.G16];7;4);MID([.G16];1;2);MID([.G16];4;2))" office:value-type="date" office:date-value="1964-12-19" calcext:value-type="date">
            <text:p>19.12.64</text:p>
          </table:table-cell>
          <table:table-cell table:formula="of:=ORG.OPENOFFICE.YEARS([.N16];[.$N$1];0)" office:value-type="float" office:value="51" calcext:value-type="float">
            <text:p>51</text:p>
          </table:table-cell>
          <table:table-cell table:formula="of:=IF([.A16]=[.A15];MIN([.O16];[.P15]);[.O16])" office:value-type="float" office:value="51" calcext:value-type="float">
            <text:p>51</text:p>
          </table:table-cell>
          <table:table-cell table:formula="of:=IF([.A16]=[.A15];MAX([.O16];[.Q15]);[.P16])" office:value-type="float" office:value="51" calcext:value-type="float">
            <text:p>51</text:p>
          </table:table-cell>
          <table:table-cell table:formula="of:=IF(AND([.Q16]&gt;=0;[.Q16]&lt;[.$R$1]);&quot;J&quot;;&quot;&quot;)">
            <text:p/>
          </table:table-cell>
          <table:table-cell table:formula="of:=IF([.P16]&gt;=[.$S$1];&quot;V&quot;;&quot;&quot;)" office:value-type="string" office:string-value="V" calcext:value-type="string">
            <text:p>V</text:p>
          </table:table-cell>
          <table:table-cell table:formula="of:=IF([.P16]&gt;=[.$T$1];&quot;SV&quot;;&quot;&quot;)">
            <text:p/>
          </table:table-cell>
          <table:table-cell table:formula="of:=IF([.P16]&gt;=[.$U$1];&quot;UV&quot;;&quot;&quot;)">
            <text:p/>
          </table:table-cell>
          <table:table-cell table:formula="of:=IF([.M16]=1;[.L16]&amp;&quot;O&quot;&amp;IF(LEN([.R16])&gt;0;&quot;,&quot;&amp;[.L16]&amp;[.R16];&quot;&quot;)&amp;IF(LEN([.S16])&gt;0;&quot;,&quot;&amp;[.L16]&amp;[.S16];&quot;&quot;)&amp;IF(LEN([.T16])&gt;0;&quot;,&quot;&amp;[.L16]&amp;[.T16];&quot;&quot;)&amp;IF(LEN([.U16])&gt;0;&quot;,&quot;&amp;[.L16]&amp;[.U16];&quot;&quot;)&amp;IF(LEN([.C16])&gt;0;&quot;,&quot;&amp;[.C16];&quot;&quot;);&quot;&quot;)">
            <text:p/>
          </table:table-cell>
          <table:table-cell table:formula="of:=[.E16]&amp;&quot; &quot;&amp;[.F16]" office:value-type="string" office:string-value="Ilmārs Dukulis" calcext:value-type="string">
            <text:p>Ilmārs Dukulis</text:p>
          </table:table-cell>
          <table:table-cell table:formula="of:=MID([.G16];7;4)&amp;&quot;-&quot;&amp;MID([.G16];1;2)&amp;&quot;-&quot;&amp;MID([.G16];4;2)" office:value-type="string" office:string-value="1964-12-19" calcext:value-type="string">
            <text:p>1964-12-19</text:p>
          </table:table-cell>
          <table:table-cell table:formula="of:=IF(LEN([.V16])=0;[.V17];[.V16])" office:value-type="string" office:string-value="MO,MV" calcext:value-type="string">
            <text:p>MO,MV</text:p>
          </table:table-cell>
          <table:table-cell table:formula="of:=IF(LEN([.Y16])=0;[.Y17];[.Y16])" office:value-type="string" office:string-value="MO,MV" calcext:value-type="string">
            <text:p>MO,MV</text:p>
          </table:table-cell>
          <table:table-cell table:formula="of:=IF(LEN([.Z16])=0;[.Z17];[.Z16])" office:value-type="string" office:string-value="MO,MV" calcext:value-type="string">
            <text:p>MO,MV</text:p>
          </table:table-cell>
          <table:table-cell table:formula="of:=IF(LEN([.AA16])=0;[.AA17];[.AA16])" office:value-type="string" office:string-value="MO,MV" calcext:value-type="string">
            <text:p>MO,MV</text:p>
          </table:table-cell>
          <table:table-cell table:formula="of:=IF(LEN([.I16])&gt;0;[.I16];&quot;*&quot;)" office:value-type="float" office:value="1007369" calcext:value-type="float">
            <text:p>100736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lnis brīvsolī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Lūsis</text:p>
          </table:table-cell>
          <table:table-cell office:value-type="string" calcext:value-type="string">
            <text:p>01/03/1966</text:p>
          </table:table-cell>
          <table:table-cell office:value-type="string" calcext:value-type="string">
            <text:p>M</text:p>
          </table:table-cell>
          <table:table-cell office:value-type="float" office:value="7877777" calcext:value-type="float">
            <text:p>7877777</text:p>
          </table:table-cell>
          <table:table-cell office:value-type="string" calcext:value-type="string">
            <text:p>Latvia</text:p>
          </table:table-cell>
          <table:table-cell/>
          <table:table-cell table:formula="of:=IF([.M16]=1;[.H17];IF([.H17]=[.L16];[.L16];&quot;X&quot;))" office:value-type="string" office:string-value="M" calcext:value-type="string">
            <text:p>M</text:p>
          </table:table-cell>
          <table:table-cell table:formula="of:=IF([.A17]=[.A18];0;1)" office:value-type="float" office:value="1" calcext:value-type="float">
            <text:p>1</text:p>
          </table:table-cell>
          <table:table-cell table:formula="of:=DATE(MID([.G17];7;4);MID([.G17];1;2);MID([.G17];4;2))" office:value-type="date" office:date-value="1966-01-03" calcext:value-type="date">
            <text:p>03.01.66</text:p>
          </table:table-cell>
          <table:table-cell table:formula="of:=ORG.OPENOFFICE.YEARS([.N17];[.$N$1];0)" office:value-type="float" office:value="50" calcext:value-type="float">
            <text:p>50</text:p>
          </table:table-cell>
          <table:table-cell table:formula="of:=IF([.A17]=[.A16];MIN([.O17];[.P16]);[.O17])" office:value-type="float" office:value="50" calcext:value-type="float">
            <text:p>50</text:p>
          </table:table-cell>
          <table:table-cell table:formula="of:=IF([.A17]=[.A16];MAX([.O17];[.Q16]);[.P17])" office:value-type="float" office:value="51" calcext:value-type="float">
            <text:p>51</text:p>
          </table:table-cell>
          <table:table-cell table:formula="of:=IF(AND([.Q17]&gt;=0;[.Q17]&lt;[.$R$1]);&quot;J&quot;;&quot;&quot;)">
            <text:p/>
          </table:table-cell>
          <table:table-cell table:formula="of:=IF([.P17]&gt;=[.$S$1];&quot;V&quot;;&quot;&quot;)" office:value-type="string" office:string-value="V" calcext:value-type="string">
            <text:p>V</text:p>
          </table:table-cell>
          <table:table-cell table:formula="of:=IF([.P17]&gt;=[.$T$1];&quot;SV&quot;;&quot;&quot;)">
            <text:p/>
          </table:table-cell>
          <table:table-cell table:formula="of:=IF([.P17]&gt;=[.$U$1];&quot;UV&quot;;&quot;&quot;)">
            <text:p/>
          </table:table-cell>
          <table:table-cell table:formula="of:=IF([.M17]=1;[.L17]&amp;&quot;O&quot;&amp;IF(LEN([.R17])&gt;0;&quot;,&quot;&amp;[.L17]&amp;[.R17];&quot;&quot;)&amp;IF(LEN([.S17])&gt;0;&quot;,&quot;&amp;[.L17]&amp;[.S17];&quot;&quot;)&amp;IF(LEN([.T17])&gt;0;&quot;,&quot;&amp;[.L17]&amp;[.T17];&quot;&quot;)&amp;IF(LEN([.U17])&gt;0;&quot;,&quot;&amp;[.L17]&amp;[.U17];&quot;&quot;)&amp;IF(LEN([.C17])&gt;0;&quot;,&quot;&amp;[.C17];&quot;&quot;);&quot;&quot;)" office:value-type="string" office:string-value="MO,MV" calcext:value-type="string">
            <text:p>MO,MV</text:p>
          </table:table-cell>
          <table:table-cell table:formula="of:=[.E17]&amp;&quot; &quot;&amp;[.F17]" office:value-type="string" office:string-value="Arne Lūsis" calcext:value-type="string">
            <text:p>Arne Lūsis</text:p>
          </table:table-cell>
          <table:table-cell table:formula="of:=MID([.G17];7;4)&amp;&quot;-&quot;&amp;MID([.G17];1;2)&amp;&quot;-&quot;&amp;MID([.G17];4;2)" office:value-type="string" office:string-value="1966-01-03" calcext:value-type="string">
            <text:p>1966-01-03</text:p>
          </table:table-cell>
          <table:table-cell table:formula="of:=IF(LEN([.V17])=0;[.V18];[.V17])" office:value-type="string" office:string-value="MO,MV" calcext:value-type="string">
            <text:p>MO,MV</text:p>
          </table:table-cell>
          <table:table-cell table:formula="of:=IF(LEN([.Y17])=0;[.Y18];[.Y17])" office:value-type="string" office:string-value="MO,MV" calcext:value-type="string">
            <text:p>MO,MV</text:p>
          </table:table-cell>
          <table:table-cell table:formula="of:=IF(LEN([.Z17])=0;[.Z18];[.Z17])" office:value-type="string" office:string-value="MO,MV" calcext:value-type="string">
            <text:p>MO,MV</text:p>
          </table:table-cell>
          <table:table-cell table:formula="of:=IF(LEN([.AA17])=0;[.AA18];[.AA17])" office:value-type="string" office:string-value="MO,MV" calcext:value-type="string">
            <text:p>MO,MV</text:p>
          </table:table-cell>
          <table:table-cell table:formula="of:=IF(LEN([.I17])&gt;0;[.I17];&quot;*&quot;)" office:value-type="float" office:value="7877777" calcext:value-type="float">
            <text:p>787777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vaator RSK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Villu</text:p>
          </table:table-cell>
          <table:table-cell office:value-type="string" calcext:value-type="string">
            <text:p>Päärt</text:p>
          </table:table-cell>
          <table:table-cell office:value-type="string" calcext:value-type="string">
            <text:p>04/08/197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stonia</text:p>
          </table:table-cell>
          <table:table-cell/>
          <table:table-cell table:formula="of:=IF([.M17]=1;[.H18];IF([.H18]=[.L17];[.L17];&quot;X&quot;))" office:value-type="string" office:string-value="M" calcext:value-type="string">
            <text:p>M</text:p>
          </table:table-cell>
          <table:table-cell table:formula="of:=IF([.A18]=[.A19];0;1)" office:value-type="float" office:value="0" calcext:value-type="float">
            <text:p>0</text:p>
          </table:table-cell>
          <table:table-cell table:formula="of:=DATE(MID([.G18];7;4);MID([.G18];1;2);MID([.G18];4;2))" office:value-type="date" office:date-value="1972-04-08" calcext:value-type="date">
            <text:p>08.04.72</text:p>
          </table:table-cell>
          <table:table-cell table:formula="of:=ORG.OPENOFFICE.YEARS([.N18];[.$N$1];0)" office:value-type="float" office:value="44" calcext:value-type="float">
            <text:p>44</text:p>
          </table:table-cell>
          <table:table-cell table:formula="of:=IF([.A18]=[.A17];MIN([.O18];[.P17]);[.O18])" office:value-type="float" office:value="44" calcext:value-type="float">
            <text:p>44</text:p>
          </table:table-cell>
          <table:table-cell table:formula="of:=IF([.A18]=[.A17];MAX([.O18];[.Q17]);[.P18])" office:value-type="float" office:value="44" calcext:value-type="float">
            <text:p>44</text:p>
          </table:table-cell>
          <table:table-cell table:formula="of:=IF(AND([.Q18]&gt;=0;[.Q18]&lt;[.$R$1]);&quot;J&quot;;&quot;&quot;)">
            <text:p/>
          </table:table-cell>
          <table:table-cell table:formula="of:=IF([.P18]&gt;=[.$S$1];&quot;V&quot;;&quot;&quot;)" office:value-type="string" office:string-value="V" calcext:value-type="string">
            <text:p>V</text:p>
          </table:table-cell>
          <table:table-cell table:formula="of:=IF([.P18]&gt;=[.$T$1];&quot;SV&quot;;&quot;&quot;)">
            <text:p/>
          </table:table-cell>
          <table:table-cell table:formula="of:=IF([.P18]&gt;=[.$U$1];&quot;UV&quot;;&quot;&quot;)">
            <text:p/>
          </table:table-cell>
          <table:table-cell table:formula="of:=IF([.M18]=1;[.L18]&amp;&quot;O&quot;&amp;IF(LEN([.R18])&gt;0;&quot;,&quot;&amp;[.L18]&amp;[.R18];&quot;&quot;)&amp;IF(LEN([.S18])&gt;0;&quot;,&quot;&amp;[.L18]&amp;[.S18];&quot;&quot;)&amp;IF(LEN([.T18])&gt;0;&quot;,&quot;&amp;[.L18]&amp;[.T18];&quot;&quot;)&amp;IF(LEN([.U18])&gt;0;&quot;,&quot;&amp;[.L18]&amp;[.U18];&quot;&quot;)&amp;IF(LEN([.C18])&gt;0;&quot;,&quot;&amp;[.C18];&quot;&quot;);&quot;&quot;)">
            <text:p/>
          </table:table-cell>
          <table:table-cell table:formula="of:=[.E18]&amp;&quot; &quot;&amp;[.F18]" office:value-type="string" office:string-value="Villu Päärt" calcext:value-type="string">
            <text:p>Villu Päärt</text:p>
          </table:table-cell>
          <table:table-cell table:formula="of:=MID([.G18];7;4)&amp;&quot;-&quot;&amp;MID([.G18];1;2)&amp;&quot;-&quot;&amp;MID([.G18];4;2)" office:value-type="string" office:string-value="1972-04-08" calcext:value-type="string">
            <text:p>1972-04-08</text:p>
          </table:table-cell>
          <table:table-cell table:formula="of:=IF(LEN([.V18])=0;[.V19];[.V18])" office:value-type="string" office:string-value="MO,MV" calcext:value-type="string">
            <text:p>MO,MV</text:p>
          </table:table-cell>
          <table:table-cell table:formula="of:=IF(LEN([.Y18])=0;[.Y19];[.Y18])" office:value-type="string" office:string-value="MO,MV" calcext:value-type="string">
            <text:p>MO,MV</text:p>
          </table:table-cell>
          <table:table-cell table:formula="of:=IF(LEN([.Z18])=0;[.Z19];[.Z18])" office:value-type="string" office:string-value="MO,MV" calcext:value-type="string">
            <text:p>MO,MV</text:p>
          </table:table-cell>
          <table:table-cell table:formula="of:=IF(LEN([.AA18])=0;[.AA19];[.AA18])" office:value-type="string" office:string-value="MO,MV" calcext:value-type="string">
            <text:p>MO,MV</text:p>
          </table:table-cell>
          <table:table-cell table:formula="of:=IF(LEN([.I18])&gt;0;[.I1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vaator RSK</text:p>
          </table:table-cell>
          <table:table-cell/>
          <table:table-cell office:value-type="string" calcext:value-type="string">
            <text:p>MV8</text:p>
          </table:table-cell>
          <table:table-cell office:value-type="string" calcext:value-type="string">
            <text:p>Matis</text:p>
          </table:table-cell>
          <table:table-cell office:value-type="string" calcext:value-type="string">
            <text:p>Märtson</text:p>
          </table:table-cell>
          <table:table-cell office:value-type="string" calcext:value-type="string">
            <text:p>07/26/1965</text:p>
          </table:table-cell>
          <table:table-cell office:value-type="string" calcext:value-type="string">
            <text:p>M</text:p>
          </table:table-cell>
          <table:table-cell office:value-type="float" office:value="9200590" calcext:value-type="float">
            <text:p>9200590</text:p>
          </table:table-cell>
          <table:table-cell office:value-type="string" calcext:value-type="string">
            <text:p>Estonia</text:p>
          </table:table-cell>
          <table:table-cell/>
          <table:table-cell table:formula="of:=IF([.M18]=1;[.H19];IF([.H19]=[.L18];[.L18];&quot;X&quot;))" office:value-type="string" office:string-value="M" calcext:value-type="string">
            <text:p>M</text:p>
          </table:table-cell>
          <table:table-cell table:formula="of:=IF([.A19]=[.A20];0;1)" office:value-type="float" office:value="1" calcext:value-type="float">
            <text:p>1</text:p>
          </table:table-cell>
          <table:table-cell table:formula="of:=DATE(MID([.G19];7;4);MID([.G19];1;2);MID([.G19];4;2))" office:value-type="date" office:date-value="1965-07-26" calcext:value-type="date">
            <text:p>26.07.65</text:p>
          </table:table-cell>
          <table:table-cell table:formula="of:=ORG.OPENOFFICE.YEARS([.N19];[.$N$1];0)" office:value-type="float" office:value="50" calcext:value-type="float">
            <text:p>50</text:p>
          </table:table-cell>
          <table:table-cell table:formula="of:=IF([.A19]=[.A18];MIN([.O19];[.P18]);[.O19])" office:value-type="float" office:value="44" calcext:value-type="float">
            <text:p>44</text:p>
          </table:table-cell>
          <table:table-cell table:formula="of:=IF([.A19]=[.A18];MAX([.O19];[.Q18]);[.P19])" office:value-type="float" office:value="50" calcext:value-type="float">
            <text:p>50</text:p>
          </table:table-cell>
          <table:table-cell table:formula="of:=IF(AND([.Q19]&gt;=0;[.Q19]&lt;[.$R$1]);&quot;J&quot;;&quot;&quot;)">
            <text:p/>
          </table:table-cell>
          <table:table-cell table:formula="of:=IF([.P19]&gt;=[.$S$1];&quot;V&quot;;&quot;&quot;)" office:value-type="string" office:string-value="V" calcext:value-type="string">
            <text:p>V</text:p>
          </table:table-cell>
          <table:table-cell table:formula="of:=IF([.P19]&gt;=[.$T$1];&quot;SV&quot;;&quot;&quot;)">
            <text:p/>
          </table:table-cell>
          <table:table-cell table:formula="of:=IF([.P19]&gt;=[.$U$1];&quot;UV&quot;;&quot;&quot;)">
            <text:p/>
          </table:table-cell>
          <table:table-cell table:formula="of:=IF([.M19]=1;[.L19]&amp;&quot;O&quot;&amp;IF(LEN([.R19])&gt;0;&quot;,&quot;&amp;[.L19]&amp;[.R19];&quot;&quot;)&amp;IF(LEN([.S19])&gt;0;&quot;,&quot;&amp;[.L19]&amp;[.S19];&quot;&quot;)&amp;IF(LEN([.T19])&gt;0;&quot;,&quot;&amp;[.L19]&amp;[.T19];&quot;&quot;)&amp;IF(LEN([.U19])&gt;0;&quot;,&quot;&amp;[.L19]&amp;[.U19];&quot;&quot;)&amp;IF(LEN([.C19])&gt;0;&quot;,&quot;&amp;[.C19];&quot;&quot;);&quot;&quot;)" office:value-type="string" office:string-value="MO,MV" calcext:value-type="string">
            <text:p>MO,MV</text:p>
          </table:table-cell>
          <table:table-cell table:formula="of:=[.E19]&amp;&quot; &quot;&amp;[.F19]" office:value-type="string" office:string-value="Matis Märtson" calcext:value-type="string">
            <text:p>Matis Märtson</text:p>
          </table:table-cell>
          <table:table-cell table:formula="of:=MID([.G19];7;4)&amp;&quot;-&quot;&amp;MID([.G19];1;2)&amp;&quot;-&quot;&amp;MID([.G19];4;2)" office:value-type="string" office:string-value="1965-07-26" calcext:value-type="string">
            <text:p>1965-07-26</text:p>
          </table:table-cell>
          <table:table-cell table:formula="of:=IF(LEN([.V19])=0;[.V20];[.V19])" office:value-type="string" office:string-value="MO,MV" calcext:value-type="string">
            <text:p>MO,MV</text:p>
          </table:table-cell>
          <table:table-cell table:formula="of:=IF(LEN([.Y19])=0;[.Y20];[.Y19])" office:value-type="string" office:string-value="MO,MV" calcext:value-type="string">
            <text:p>MO,MV</text:p>
          </table:table-cell>
          <table:table-cell table:formula="of:=IF(LEN([.Z19])=0;[.Z20];[.Z19])" office:value-type="string" office:string-value="MO,MV" calcext:value-type="string">
            <text:p>MO,MV</text:p>
          </table:table-cell>
          <table:table-cell table:formula="of:=IF(LEN([.AA19])=0;[.AA20];[.AA19])" office:value-type="string" office:string-value="MO,MV" calcext:value-type="string">
            <text:p>MO,MV</text:p>
          </table:table-cell>
          <table:table-cell table:formula="of:=IF(LEN([.I19])&gt;0;[.I19];&quot;*&quot;)" office:value-type="float" office:value="9200590" calcext:value-type="float">
            <text:p>920059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akšgrāvja adipināt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Krūze</text:p>
          </table:table-cell>
          <table:table-cell office:value-type="string" calcext:value-type="string">
            <text:p>05/26/198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9]=1;[.H20];IF([.H20]=[.L19];[.L19];&quot;X&quot;))" office:value-type="string" office:string-value="M" calcext:value-type="string">
            <text:p>M</text:p>
          </table:table-cell>
          <table:table-cell table:formula="of:=IF([.A20]=[.A21];0;1)" office:value-type="float" office:value="0" calcext:value-type="float">
            <text:p>0</text:p>
          </table:table-cell>
          <table:table-cell table:formula="of:=DATE(MID([.G20];7;4);MID([.G20];1;2);MID([.G20];4;2))" office:value-type="date" office:date-value="1987-05-26" calcext:value-type="date">
            <text:p>26.05.87</text:p>
          </table:table-cell>
          <table:table-cell table:formula="of:=ORG.OPENOFFICE.YEARS([.N20];[.$N$1];0)" office:value-type="float" office:value="29" calcext:value-type="float">
            <text:p>29</text:p>
          </table:table-cell>
          <table:table-cell table:formula="of:=IF([.A20]=[.A19];MIN([.O20];[.P19]);[.O20])" office:value-type="float" office:value="29" calcext:value-type="float">
            <text:p>29</text:p>
          </table:table-cell>
          <table:table-cell table:formula="of:=IF([.A20]=[.A19];MAX([.O20];[.Q19]);[.P20])" office:value-type="float" office:value="29" calcext:value-type="float">
            <text:p>29</text:p>
          </table:table-cell>
          <table:table-cell table:formula="of:=IF(AND([.Q20]&gt;=0;[.Q20]&lt;[.$R$1]);&quot;J&quot;;&quot;&quot;)">
            <text:p/>
          </table:table-cell>
          <table:table-cell table:formula="of:=IF([.P20]&gt;=[.$S$1];&quot;V&quot;;&quot;&quot;)">
            <text:p/>
          </table:table-cell>
          <table:table-cell table:formula="of:=IF([.P20]&gt;=[.$T$1];&quot;SV&quot;;&quot;&quot;)">
            <text:p/>
          </table:table-cell>
          <table:table-cell table:formula="of:=IF([.P20]&gt;=[.$U$1];&quot;UV&quot;;&quot;&quot;)">
            <text:p/>
          </table:table-cell>
          <table:table-cell table:formula="of:=IF([.M20]=1;[.L20]&amp;&quot;O&quot;&amp;IF(LEN([.R20])&gt;0;&quot;,&quot;&amp;[.L20]&amp;[.R20];&quot;&quot;)&amp;IF(LEN([.S20])&gt;0;&quot;,&quot;&amp;[.L20]&amp;[.S20];&quot;&quot;)&amp;IF(LEN([.T20])&gt;0;&quot;,&quot;&amp;[.L20]&amp;[.T20];&quot;&quot;)&amp;IF(LEN([.U20])&gt;0;&quot;,&quot;&amp;[.L20]&amp;[.U20];&quot;&quot;)&amp;IF(LEN([.C20])&gt;0;&quot;,&quot;&amp;[.C20];&quot;&quot;);&quot;&quot;)">
            <text:p/>
          </table:table-cell>
          <table:table-cell table:formula="of:=[.E20]&amp;&quot; &quot;&amp;[.F20]" office:value-type="string" office:string-value="Mārtiņš Krūze" calcext:value-type="string">
            <text:p>Mārtiņš Krūze</text:p>
          </table:table-cell>
          <table:table-cell table:formula="of:=MID([.G20];7;4)&amp;&quot;-&quot;&amp;MID([.G20];1;2)&amp;&quot;-&quot;&amp;MID([.G20];4;2)" office:value-type="string" office:string-value="1987-05-26" calcext:value-type="string">
            <text:p>1987-05-26</text:p>
          </table:table-cell>
          <table:table-cell table:formula="of:=IF(LEN([.V20])=0;[.V21];[.V20])" office:value-type="string" office:string-value="MO" calcext:value-type="string">
            <text:p>MO</text:p>
          </table:table-cell>
          <table:table-cell table:formula="of:=IF(LEN([.Y20])=0;[.Y21];[.Y20])" office:value-type="string" office:string-value="MO" calcext:value-type="string">
            <text:p>MO</text:p>
          </table:table-cell>
          <table:table-cell table:formula="of:=IF(LEN([.Z20])=0;[.Z21];[.Z20])" office:value-type="string" office:string-value="MO" calcext:value-type="string">
            <text:p>MO</text:p>
          </table:table-cell>
          <table:table-cell table:formula="of:=IF(LEN([.AA20])=0;[.AA21];[.AA20])" office:value-type="string" office:string-value="MO" calcext:value-type="string">
            <text:p>MO</text:p>
          </table:table-cell>
          <table:table-cell table:formula="of:=IF(LEN([.I20])&gt;0;[.I20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akšgrāvja adipināt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Edgars</text:p>
          </table:table-cell>
          <table:table-cell office:value-type="string" calcext:value-type="string">
            <text:p>Jurjāns</text:p>
          </table:table-cell>
          <table:table-cell office:value-type="string" calcext:value-type="string">
            <text:p>03/11/198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0]=1;[.H21];IF([.H21]=[.L20];[.L20];&quot;X&quot;))" office:value-type="string" office:string-value="M" calcext:value-type="string">
            <text:p>M</text:p>
          </table:table-cell>
          <table:table-cell table:formula="of:=IF([.A21]=[.A22];0;1)" office:value-type="float" office:value="1" calcext:value-type="float">
            <text:p>1</text:p>
          </table:table-cell>
          <table:table-cell table:formula="of:=DATE(MID([.G21];7;4);MID([.G21];1;2);MID([.G21];4;2))" office:value-type="date" office:date-value="1987-03-11" calcext:value-type="date">
            <text:p>11.03.87</text:p>
          </table:table-cell>
          <table:table-cell table:formula="of:=ORG.OPENOFFICE.YEARS([.N21];[.$N$1];0)" office:value-type="float" office:value="29" calcext:value-type="float">
            <text:p>29</text:p>
          </table:table-cell>
          <table:table-cell table:formula="of:=IF([.A21]=[.A20];MIN([.O21];[.P20]);[.O21])" office:value-type="float" office:value="29" calcext:value-type="float">
            <text:p>29</text:p>
          </table:table-cell>
          <table:table-cell table:formula="of:=IF([.A21]=[.A20];MAX([.O21];[.Q20]);[.P21])" office:value-type="float" office:value="29" calcext:value-type="float">
            <text:p>29</text:p>
          </table:table-cell>
          <table:table-cell table:formula="of:=IF(AND([.Q21]&gt;=0;[.Q21]&lt;[.$R$1]);&quot;J&quot;;&quot;&quot;)">
            <text:p/>
          </table:table-cell>
          <table:table-cell table:formula="of:=IF([.P21]&gt;=[.$S$1];&quot;V&quot;;&quot;&quot;)">
            <text:p/>
          </table:table-cell>
          <table:table-cell table:formula="of:=IF([.P21]&gt;=[.$T$1];&quot;SV&quot;;&quot;&quot;)">
            <text:p/>
          </table:table-cell>
          <table:table-cell table:formula="of:=IF([.P21]&gt;=[.$U$1];&quot;UV&quot;;&quot;&quot;)">
            <text:p/>
          </table:table-cell>
          <table:table-cell table:formula="of:=IF([.M21]=1;[.L21]&amp;&quot;O&quot;&amp;IF(LEN([.R21])&gt;0;&quot;,&quot;&amp;[.L21]&amp;[.R21];&quot;&quot;)&amp;IF(LEN([.S21])&gt;0;&quot;,&quot;&amp;[.L21]&amp;[.S21];&quot;&quot;)&amp;IF(LEN([.T21])&gt;0;&quot;,&quot;&amp;[.L21]&amp;[.T21];&quot;&quot;)&amp;IF(LEN([.U21])&gt;0;&quot;,&quot;&amp;[.L21]&amp;[.U21];&quot;&quot;)&amp;IF(LEN([.C21])&gt;0;&quot;,&quot;&amp;[.C21];&quot;&quot;);&quot;&quot;)" office:value-type="string" office:string-value="MO" calcext:value-type="string">
            <text:p>MO</text:p>
          </table:table-cell>
          <table:table-cell table:formula="of:=[.E21]&amp;&quot; &quot;&amp;[.F21]" office:value-type="string" office:string-value="Edgars Jurjāns" calcext:value-type="string">
            <text:p>Edgars Jurjāns</text:p>
          </table:table-cell>
          <table:table-cell table:formula="of:=MID([.G21];7;4)&amp;&quot;-&quot;&amp;MID([.G21];1;2)&amp;&quot;-&quot;&amp;MID([.G21];4;2)" office:value-type="string" office:string-value="1987-03-11" calcext:value-type="string">
            <text:p>1987-03-11</text:p>
          </table:table-cell>
          <table:table-cell table:formula="of:=IF(LEN([.V21])=0;[.V22];[.V21])" office:value-type="string" office:string-value="MO" calcext:value-type="string">
            <text:p>MO</text:p>
          </table:table-cell>
          <table:table-cell table:formula="of:=IF(LEN([.Y21])=0;[.Y22];[.Y21])" office:value-type="string" office:string-value="MO" calcext:value-type="string">
            <text:p>MO</text:p>
          </table:table-cell>
          <table:table-cell table:formula="of:=IF(LEN([.Z21])=0;[.Z22];[.Z21])" office:value-type="string" office:string-value="MO" calcext:value-type="string">
            <text:p>MO</text:p>
          </table:table-cell>
          <table:table-cell table:formula="of:=IF(LEN([.AA21])=0;[.AA22];[.AA21])" office:value-type="string" office:string-value="MO" calcext:value-type="string">
            <text:p>MO</text:p>
          </table:table-cell>
          <table:table-cell table:formula="of:=IF(LEN([.I21])&gt;0;[.I2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zs bet negatīv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Ints</text:p>
          </table:table-cell>
          <table:table-cell office:value-type="string" calcext:value-type="string">
            <text:p>Brunenieks</text:p>
          </table:table-cell>
          <table:table-cell office:value-type="string" calcext:value-type="string">
            <text:p>09/07/1976</text:p>
          </table:table-cell>
          <table:table-cell office:value-type="string" calcext:value-type="string">
            <text:p>M</text:p>
          </table:table-cell>
          <table:table-cell office:value-type="float" office:value="9070976" calcext:value-type="float">
            <text:p>9070976</text:p>
          </table:table-cell>
          <table:table-cell office:value-type="string" calcext:value-type="string">
            <text:p>Latvia</text:p>
          </table:table-cell>
          <table:table-cell/>
          <table:table-cell table:formula="of:=IF([.M21]=1;[.H22];IF([.H22]=[.L21];[.L21];&quot;X&quot;))" office:value-type="string" office:string-value="M" calcext:value-type="string">
            <text:p>M</text:p>
          </table:table-cell>
          <table:table-cell table:formula="of:=IF([.A22]=[.A23];0;1)" office:value-type="float" office:value="0" calcext:value-type="float">
            <text:p>0</text:p>
          </table:table-cell>
          <table:table-cell table:formula="of:=DATE(MID([.G22];7;4);MID([.G22];1;2);MID([.G22];4;2))" office:value-type="date" office:date-value="1976-09-07" calcext:value-type="date">
            <text:p>07.09.76</text:p>
          </table:table-cell>
          <table:table-cell table:formula="of:=ORG.OPENOFFICE.YEARS([.N22];[.$N$1];0)" office:value-type="float" office:value="39" calcext:value-type="float">
            <text:p>39</text:p>
          </table:table-cell>
          <table:table-cell table:formula="of:=IF([.A22]=[.A21];MIN([.O22];[.P21]);[.O22])" office:value-type="float" office:value="39" calcext:value-type="float">
            <text:p>39</text:p>
          </table:table-cell>
          <table:table-cell table:formula="of:=IF([.A22]=[.A21];MAX([.O22];[.Q21]);[.P22])" office:value-type="float" office:value="39" calcext:value-type="float">
            <text:p>39</text:p>
          </table:table-cell>
          <table:table-cell table:formula="of:=IF(AND([.Q22]&gt;=0;[.Q22]&lt;[.$R$1]);&quot;J&quot;;&quot;&quot;)">
            <text:p/>
          </table:table-cell>
          <table:table-cell table:formula="of:=IF([.P22]&gt;=[.$S$1];&quot;V&quot;;&quot;&quot;)">
            <text:p/>
          </table:table-cell>
          <table:table-cell table:formula="of:=IF([.P22]&gt;=[.$T$1];&quot;SV&quot;;&quot;&quot;)">
            <text:p/>
          </table:table-cell>
          <table:table-cell table:formula="of:=IF([.P22]&gt;=[.$U$1];&quot;UV&quot;;&quot;&quot;)">
            <text:p/>
          </table:table-cell>
          <table:table-cell table:formula="of:=IF([.M22]=1;[.L22]&amp;&quot;O&quot;&amp;IF(LEN([.R22])&gt;0;&quot;,&quot;&amp;[.L22]&amp;[.R22];&quot;&quot;)&amp;IF(LEN([.S22])&gt;0;&quot;,&quot;&amp;[.L22]&amp;[.S22];&quot;&quot;)&amp;IF(LEN([.T22])&gt;0;&quot;,&quot;&amp;[.L22]&amp;[.T22];&quot;&quot;)&amp;IF(LEN([.U22])&gt;0;&quot;,&quot;&amp;[.L22]&amp;[.U22];&quot;&quot;)&amp;IF(LEN([.C22])&gt;0;&quot;,&quot;&amp;[.C22];&quot;&quot;);&quot;&quot;)">
            <text:p/>
          </table:table-cell>
          <table:table-cell table:formula="of:=[.E22]&amp;&quot; &quot;&amp;[.F22]" office:value-type="string" office:string-value="Ints Brunenieks" calcext:value-type="string">
            <text:p>Ints Brunenieks</text:p>
          </table:table-cell>
          <table:table-cell table:formula="of:=MID([.G22];7;4)&amp;&quot;-&quot;&amp;MID([.G22];1;2)&amp;&quot;-&quot;&amp;MID([.G22];4;2)" office:value-type="string" office:string-value="1976-09-07" calcext:value-type="string">
            <text:p>1976-09-07</text:p>
          </table:table-cell>
          <table:table-cell table:formula="of:=IF(LEN([.V22])=0;[.V23];[.V22])">
            <text:p/>
          </table:table-cell>
          <table:table-cell table:formula="of:=IF(LEN([.Y22])=0;[.Y23];[.Y22])" office:value-type="string" office:string-value="MO" calcext:value-type="string">
            <text:p>MO</text:p>
          </table:table-cell>
          <table:table-cell table:formula="of:=IF(LEN([.Z22])=0;[.Z23];[.Z22])" office:value-type="string" office:string-value="MO" calcext:value-type="string">
            <text:p>MO</text:p>
          </table:table-cell>
          <table:table-cell table:formula="of:=IF(LEN([.AA22])=0;[.AA23];[.AA22])" office:value-type="string" office:string-value="MO" calcext:value-type="string">
            <text:p>MO</text:p>
          </table:table-cell>
          <table:table-cell table:formula="of:=IF(LEN([.I22])&gt;0;[.I22];&quot;*&quot;)" office:value-type="float" office:value="9070976" calcext:value-type="float">
            <text:p>907097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zs bet negatīv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Kosmačevs</text:p>
          </table:table-cell>
          <table:table-cell office:value-type="string" calcext:value-type="string">
            <text:p>10/29/1955</text:p>
          </table:table-cell>
          <table:table-cell office:value-type="string" calcext:value-type="string">
            <text:p>M</text:p>
          </table:table-cell>
          <table:table-cell office:value-type="float" office:value="305813" calcext:value-type="float">
            <text:p>305813</text:p>
          </table:table-cell>
          <table:table-cell office:value-type="string" calcext:value-type="string">
            <text:p>Latvia</text:p>
          </table:table-cell>
          <table:table-cell/>
          <table:table-cell table:formula="of:=IF([.M22]=1;[.H23];IF([.H23]=[.L22];[.L22];&quot;X&quot;))" office:value-type="string" office:string-value="M" calcext:value-type="string">
            <text:p>M</text:p>
          </table:table-cell>
          <table:table-cell table:formula="of:=IF([.A23]=[.A24];0;1)" office:value-type="float" office:value="0" calcext:value-type="float">
            <text:p>0</text:p>
          </table:table-cell>
          <table:table-cell table:formula="of:=DATE(MID([.G23];7;4);MID([.G23];1;2);MID([.G23];4;2))" office:value-type="date" office:date-value="1955-10-29" calcext:value-type="date">
            <text:p>29.10.55</text:p>
          </table:table-cell>
          <table:table-cell table:formula="of:=ORG.OPENOFFICE.YEARS([.N23];[.$N$1];0)" office:value-type="float" office:value="60" calcext:value-type="float">
            <text:p>60</text:p>
          </table:table-cell>
          <table:table-cell table:formula="of:=IF([.A23]=[.A22];MIN([.O23];[.P22]);[.O23])" office:value-type="float" office:value="39" calcext:value-type="float">
            <text:p>39</text:p>
          </table:table-cell>
          <table:table-cell table:formula="of:=IF([.A23]=[.A22];MAX([.O23];[.Q22]);[.P23])" office:value-type="float" office:value="60" calcext:value-type="float">
            <text:p>60</text:p>
          </table:table-cell>
          <table:table-cell table:formula="of:=IF(AND([.Q23]&gt;=0;[.Q23]&lt;[.$R$1]);&quot;J&quot;;&quot;&quot;)">
            <text:p/>
          </table:table-cell>
          <table:table-cell table:formula="of:=IF([.P23]&gt;=[.$S$1];&quot;V&quot;;&quot;&quot;)">
            <text:p/>
          </table:table-cell>
          <table:table-cell table:formula="of:=IF([.P23]&gt;=[.$T$1];&quot;SV&quot;;&quot;&quot;)">
            <text:p/>
          </table:table-cell>
          <table:table-cell table:formula="of:=IF([.P23]&gt;=[.$U$1];&quot;UV&quot;;&quot;&quot;)">
            <text:p/>
          </table:table-cell>
          <table:table-cell table:formula="of:=IF([.M23]=1;[.L23]&amp;&quot;O&quot;&amp;IF(LEN([.R23])&gt;0;&quot;,&quot;&amp;[.L23]&amp;[.R23];&quot;&quot;)&amp;IF(LEN([.S23])&gt;0;&quot;,&quot;&amp;[.L23]&amp;[.S23];&quot;&quot;)&amp;IF(LEN([.T23])&gt;0;&quot;,&quot;&amp;[.L23]&amp;[.T23];&quot;&quot;)&amp;IF(LEN([.U23])&gt;0;&quot;,&quot;&amp;[.L23]&amp;[.U23];&quot;&quot;)&amp;IF(LEN([.C23])&gt;0;&quot;,&quot;&amp;[.C23];&quot;&quot;);&quot;&quot;)">
            <text:p/>
          </table:table-cell>
          <table:table-cell table:formula="of:=[.E23]&amp;&quot; &quot;&amp;[.F23]" office:value-type="string" office:string-value="Andris Kosmačevs" calcext:value-type="string">
            <text:p>Andris Kosmačevs</text:p>
          </table:table-cell>
          <table:table-cell table:formula="of:=MID([.G23];7;4)&amp;&quot;-&quot;&amp;MID([.G23];1;2)&amp;&quot;-&quot;&amp;MID([.G23];4;2)" office:value-type="string" office:string-value="1955-10-29" calcext:value-type="string">
            <text:p>1955-10-29</text:p>
          </table:table-cell>
          <table:table-cell table:formula="of:=IF(LEN([.V23])=0;[.V24];[.V23])" office:value-type="string" office:string-value="MO" calcext:value-type="string">
            <text:p>MO</text:p>
          </table:table-cell>
          <table:table-cell table:formula="of:=IF(LEN([.Y23])=0;[.Y24];[.Y23])" office:value-type="string" office:string-value="MO" calcext:value-type="string">
            <text:p>MO</text:p>
          </table:table-cell>
          <table:table-cell table:formula="of:=IF(LEN([.Z23])=0;[.Z24];[.Z23])" office:value-type="string" office:string-value="MO" calcext:value-type="string">
            <text:p>MO</text:p>
          </table:table-cell>
          <table:table-cell table:formula="of:=IF(LEN([.AA23])=0;[.AA24];[.AA23])" office:value-type="string" office:string-value="MO" calcext:value-type="string">
            <text:p>MO</text:p>
          </table:table-cell>
          <table:table-cell table:formula="of:=IF(LEN([.I23])&gt;0;[.I23];&quot;*&quot;)" office:value-type="float" office:value="305813" calcext:value-type="float">
            <text:p>3058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zs bet negatīv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Zigmunds</text:p>
          </table:table-cell>
          <table:table-cell office:value-type="string" calcext:value-type="string">
            <text:p>Fricsons</text:p>
          </table:table-cell>
          <table:table-cell office:value-type="string" calcext:value-type="string">
            <text:p>12/31/198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3]=1;[.H24];IF([.H24]=[.L23];[.L23];&quot;X&quot;))" office:value-type="string" office:string-value="M" calcext:value-type="string">
            <text:p>M</text:p>
          </table:table-cell>
          <table:table-cell table:formula="of:=IF([.A24]=[.A25];0;1)" office:value-type="float" office:value="1" calcext:value-type="float">
            <text:p>1</text:p>
          </table:table-cell>
          <table:table-cell table:formula="of:=DATE(MID([.G24];7;4);MID([.G24];1;2);MID([.G24];4;2))" office:value-type="date" office:date-value="1981-12-31" calcext:value-type="date">
            <text:p>31.12.81</text:p>
          </table:table-cell>
          <table:table-cell table:formula="of:=ORG.OPENOFFICE.YEARS([.N24];[.$N$1];0)" office:value-type="float" office:value="34" calcext:value-type="float">
            <text:p>34</text:p>
          </table:table-cell>
          <table:table-cell table:formula="of:=IF([.A24]=[.A23];MIN([.O24];[.P23]);[.O24])" office:value-type="float" office:value="34" calcext:value-type="float">
            <text:p>34</text:p>
          </table:table-cell>
          <table:table-cell table:formula="of:=IF([.A24]=[.A23];MAX([.O24];[.Q23]);[.P24])" office:value-type="float" office:value="60" calcext:value-type="float">
            <text:p>60</text:p>
          </table:table-cell>
          <table:table-cell table:formula="of:=IF(AND([.Q24]&gt;=0;[.Q24]&lt;[.$R$1]);&quot;J&quot;;&quot;&quot;)">
            <text:p/>
          </table:table-cell>
          <table:table-cell table:formula="of:=IF([.P24]&gt;=[.$S$1];&quot;V&quot;;&quot;&quot;)">
            <text:p/>
          </table:table-cell>
          <table:table-cell table:formula="of:=IF([.P24]&gt;=[.$T$1];&quot;SV&quot;;&quot;&quot;)">
            <text:p/>
          </table:table-cell>
          <table:table-cell table:formula="of:=IF([.P24]&gt;=[.$U$1];&quot;UV&quot;;&quot;&quot;)">
            <text:p/>
          </table:table-cell>
          <table:table-cell table:formula="of:=IF([.M24]=1;[.L24]&amp;&quot;O&quot;&amp;IF(LEN([.R24])&gt;0;&quot;,&quot;&amp;[.L24]&amp;[.R24];&quot;&quot;)&amp;IF(LEN([.S24])&gt;0;&quot;,&quot;&amp;[.L24]&amp;[.S24];&quot;&quot;)&amp;IF(LEN([.T24])&gt;0;&quot;,&quot;&amp;[.L24]&amp;[.T24];&quot;&quot;)&amp;IF(LEN([.U24])&gt;0;&quot;,&quot;&amp;[.L24]&amp;[.U24];&quot;&quot;)&amp;IF(LEN([.C24])&gt;0;&quot;,&quot;&amp;[.C24];&quot;&quot;);&quot;&quot;)" office:value-type="string" office:string-value="MO" calcext:value-type="string">
            <text:p>MO</text:p>
          </table:table-cell>
          <table:table-cell table:formula="of:=[.E24]&amp;&quot; &quot;&amp;[.F24]" office:value-type="string" office:string-value="Zigmunds Fricsons" calcext:value-type="string">
            <text:p>Zigmunds Fricsons</text:p>
          </table:table-cell>
          <table:table-cell table:formula="of:=MID([.G24];7;4)&amp;&quot;-&quot;&amp;MID([.G24];1;2)&amp;&quot;-&quot;&amp;MID([.G24];4;2)" office:value-type="string" office:string-value="1981-12-31" calcext:value-type="string">
            <text:p>1981-12-31</text:p>
          </table:table-cell>
          <table:table-cell table:formula="of:=IF(LEN([.V24])=0;[.V25];[.V24])" office:value-type="string" office:string-value="MO" calcext:value-type="string">
            <text:p>MO</text:p>
          </table:table-cell>
          <table:table-cell table:formula="of:=IF(LEN([.Y24])=0;[.Y25];[.Y24])" office:value-type="string" office:string-value="MO" calcext:value-type="string">
            <text:p>MO</text:p>
          </table:table-cell>
          <table:table-cell table:formula="of:=IF(LEN([.Z24])=0;[.Z25];[.Z24])" office:value-type="string" office:string-value="MO" calcext:value-type="string">
            <text:p>MO</text:p>
          </table:table-cell>
          <table:table-cell table:formula="of:=IF(LEN([.AA24])=0;[.AA25];[.AA24])" office:value-type="string" office:string-value="MO" calcext:value-type="string">
            <text:p>MO</text:p>
          </table:table-cell>
          <table:table-cell table:formula="of:=IF(LEN([.I24])&gt;0;[.I2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rūšu Inspekcija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Guntis</text:p>
          </table:table-cell>
          <table:table-cell office:value-type="string" calcext:value-type="string">
            <text:p>Šmaukstelis</text:p>
          </table:table-cell>
          <table:table-cell office:value-type="string" calcext:value-type="string">
            <text:p>12/13/19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4]=1;[.H25];IF([.H25]=[.L24];[.L24];&quot;X&quot;))" office:value-type="string" office:string-value="M" calcext:value-type="string">
            <text:p>M</text:p>
          </table:table-cell>
          <table:table-cell table:formula="of:=IF([.A25]=[.A26];0;1)" office:value-type="float" office:value="0" calcext:value-type="float">
            <text:p>0</text:p>
          </table:table-cell>
          <table:table-cell table:formula="of:=DATE(MID([.G25];7;4);MID([.G25];1;2);MID([.G25];4;2))" office:value-type="date" office:date-value="1985-12-13" calcext:value-type="date">
            <text:p>13.12.85</text:p>
          </table:table-cell>
          <table:table-cell table:formula="of:=ORG.OPENOFFICE.YEARS([.N25];[.$N$1];0)" office:value-type="float" office:value="30" calcext:value-type="float">
            <text:p>30</text:p>
          </table:table-cell>
          <table:table-cell table:formula="of:=IF([.A25]=[.A24];MIN([.O25];[.P24]);[.O25])" office:value-type="float" office:value="30" calcext:value-type="float">
            <text:p>30</text:p>
          </table:table-cell>
          <table:table-cell table:formula="of:=IF([.A25]=[.A24];MAX([.O25];[.Q24]);[.P25])" office:value-type="float" office:value="30" calcext:value-type="float">
            <text:p>30</text:p>
          </table:table-cell>
          <table:table-cell table:formula="of:=IF(AND([.Q25]&gt;=0;[.Q25]&lt;[.$R$1]);&quot;J&quot;;&quot;&quot;)">
            <text:p/>
          </table:table-cell>
          <table:table-cell table:formula="of:=IF([.P25]&gt;=[.$S$1];&quot;V&quot;;&quot;&quot;)">
            <text:p/>
          </table:table-cell>
          <table:table-cell table:formula="of:=IF([.P25]&gt;=[.$T$1];&quot;SV&quot;;&quot;&quot;)">
            <text:p/>
          </table:table-cell>
          <table:table-cell table:formula="of:=IF([.P25]&gt;=[.$U$1];&quot;UV&quot;;&quot;&quot;)">
            <text:p/>
          </table:table-cell>
          <table:table-cell table:formula="of:=IF([.M25]=1;[.L25]&amp;&quot;O&quot;&amp;IF(LEN([.R25])&gt;0;&quot;,&quot;&amp;[.L25]&amp;[.R25];&quot;&quot;)&amp;IF(LEN([.S25])&gt;0;&quot;,&quot;&amp;[.L25]&amp;[.S25];&quot;&quot;)&amp;IF(LEN([.T25])&gt;0;&quot;,&quot;&amp;[.L25]&amp;[.T25];&quot;&quot;)&amp;IF(LEN([.U25])&gt;0;&quot;,&quot;&amp;[.L25]&amp;[.U25];&quot;&quot;)&amp;IF(LEN([.C25])&gt;0;&quot;,&quot;&amp;[.C25];&quot;&quot;);&quot;&quot;)">
            <text:p/>
          </table:table-cell>
          <table:table-cell table:formula="of:=[.E25]&amp;&quot; &quot;&amp;[.F25]" office:value-type="string" office:string-value="Guntis Šmaukstelis" calcext:value-type="string">
            <text:p>Guntis Šmaukstelis</text:p>
          </table:table-cell>
          <table:table-cell table:formula="of:=MID([.G25];7;4)&amp;&quot;-&quot;&amp;MID([.G25];1;2)&amp;&quot;-&quot;&amp;MID([.G25];4;2)" office:value-type="string" office:string-value="1985-12-13" calcext:value-type="string">
            <text:p>1985-12-13</text:p>
          </table:table-cell>
          <table:table-cell table:formula="of:=IF(LEN([.V25])=0;[.V26];[.V25])" office:value-type="string" office:string-value="MO" calcext:value-type="string">
            <text:p>MO</text:p>
          </table:table-cell>
          <table:table-cell table:formula="of:=IF(LEN([.Y25])=0;[.Y26];[.Y25])" office:value-type="string" office:string-value="MO" calcext:value-type="string">
            <text:p>MO</text:p>
          </table:table-cell>
          <table:table-cell table:formula="of:=IF(LEN([.Z25])=0;[.Z26];[.Z25])" office:value-type="string" office:string-value="MO" calcext:value-type="string">
            <text:p>MO</text:p>
          </table:table-cell>
          <table:table-cell table:formula="of:=IF(LEN([.AA25])=0;[.AA26];[.AA25])" office:value-type="string" office:string-value="MO" calcext:value-type="string">
            <text:p>MO</text:p>
          </table:table-cell>
          <table:table-cell table:formula="of:=IF(LEN([.I25])&gt;0;[.I2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rūšu Inspekcija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Sandars</text:p>
          </table:table-cell>
          <table:table-cell office:value-type="string" calcext:value-type="string">
            <text:p>03/04/198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5]=1;[.H26];IF([.H26]=[.L25];[.L25];&quot;X&quot;))" office:value-type="string" office:string-value="M" calcext:value-type="string">
            <text:p>M</text:p>
          </table:table-cell>
          <table:table-cell table:formula="of:=IF([.A26]=[.A27];0;1)" office:value-type="float" office:value="1" calcext:value-type="float">
            <text:p>1</text:p>
          </table:table-cell>
          <table:table-cell table:formula="of:=DATE(MID([.G26];7;4);MID([.G26];1;2);MID([.G26];4;2))" office:value-type="date" office:date-value="1989-03-04" calcext:value-type="date">
            <text:p>04.03.89</text:p>
          </table:table-cell>
          <table:table-cell table:formula="of:=ORG.OPENOFFICE.YEARS([.N26];[.$N$1];0)" office:value-type="float" office:value="27" calcext:value-type="float">
            <text:p>27</text:p>
          </table:table-cell>
          <table:table-cell table:formula="of:=IF([.A26]=[.A25];MIN([.O26];[.P25]);[.O26])" office:value-type="float" office:value="27" calcext:value-type="float">
            <text:p>27</text:p>
          </table:table-cell>
          <table:table-cell table:formula="of:=IF([.A26]=[.A25];MAX([.O26];[.Q25]);[.P26])" office:value-type="float" office:value="30" calcext:value-type="float">
            <text:p>30</text:p>
          </table:table-cell>
          <table:table-cell table:formula="of:=IF(AND([.Q26]&gt;=0;[.Q26]&lt;[.$R$1]);&quot;J&quot;;&quot;&quot;)">
            <text:p/>
          </table:table-cell>
          <table:table-cell table:formula="of:=IF([.P26]&gt;=[.$S$1];&quot;V&quot;;&quot;&quot;)">
            <text:p/>
          </table:table-cell>
          <table:table-cell table:formula="of:=IF([.P26]&gt;=[.$T$1];&quot;SV&quot;;&quot;&quot;)">
            <text:p/>
          </table:table-cell>
          <table:table-cell table:formula="of:=IF([.P26]&gt;=[.$U$1];&quot;UV&quot;;&quot;&quot;)">
            <text:p/>
          </table:table-cell>
          <table:table-cell table:formula="of:=IF([.M26]=1;[.L26]&amp;&quot;O&quot;&amp;IF(LEN([.R26])&gt;0;&quot;,&quot;&amp;[.L26]&amp;[.R26];&quot;&quot;)&amp;IF(LEN([.S26])&gt;0;&quot;,&quot;&amp;[.L26]&amp;[.S26];&quot;&quot;)&amp;IF(LEN([.T26])&gt;0;&quot;,&quot;&amp;[.L26]&amp;[.T26];&quot;&quot;)&amp;IF(LEN([.U26])&gt;0;&quot;,&quot;&amp;[.L26]&amp;[.U26];&quot;&quot;)&amp;IF(LEN([.C26])&gt;0;&quot;,&quot;&amp;[.C26];&quot;&quot;);&quot;&quot;)" office:value-type="string" office:string-value="MO" calcext:value-type="string">
            <text:p>MO</text:p>
          </table:table-cell>
          <table:table-cell table:formula="of:=[.E26]&amp;&quot; &quot;&amp;[.F26]" office:value-type="string" office:string-value="Mārtiņš Sandars" calcext:value-type="string">
            <text:p>Mārtiņš Sandars</text:p>
          </table:table-cell>
          <table:table-cell table:formula="of:=MID([.G26];7;4)&amp;&quot;-&quot;&amp;MID([.G26];1;2)&amp;&quot;-&quot;&amp;MID([.G26];4;2)" office:value-type="string" office:string-value="1989-03-04" calcext:value-type="string">
            <text:p>1989-03-04</text:p>
          </table:table-cell>
          <table:table-cell table:formula="of:=IF(LEN([.V26])=0;[.V27];[.V26])" office:value-type="string" office:string-value="MO" calcext:value-type="string">
            <text:p>MO</text:p>
          </table:table-cell>
          <table:table-cell table:formula="of:=IF(LEN([.Y26])=0;[.Y27];[.Y26])" office:value-type="string" office:string-value="MO" calcext:value-type="string">
            <text:p>MO</text:p>
          </table:table-cell>
          <table:table-cell table:formula="of:=IF(LEN([.Z26])=0;[.Z27];[.Z26])" office:value-type="string" office:string-value="MO" calcext:value-type="string">
            <text:p>MO</text:p>
          </table:table-cell>
          <table:table-cell table:formula="of:=IF(LEN([.AA26])=0;[.AA27];[.AA26])" office:value-type="string" office:string-value="MO" calcext:value-type="string">
            <text:p>MO</text:p>
          </table:table-cell>
          <table:table-cell table:formula="of:=IF(LEN([.I26])&gt;0;[.I2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es takš mežā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Didzis</text:p>
          </table:table-cell>
          <table:table-cell office:value-type="string" calcext:value-type="string">
            <text:p>Dobelis</text:p>
          </table:table-cell>
          <table:table-cell office:value-type="string" calcext:value-type="string">
            <text:p>04/01/199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6]=1;[.H27];IF([.H27]=[.L26];[.L26];&quot;X&quot;))" office:value-type="string" office:string-value="M" calcext:value-type="string">
            <text:p>M</text:p>
          </table:table-cell>
          <table:table-cell table:formula="of:=IF([.A27]=[.A28];0;1)" office:value-type="float" office:value="0" calcext:value-type="float">
            <text:p>0</text:p>
          </table:table-cell>
          <table:table-cell table:formula="of:=DATE(MID([.G27];7;4);MID([.G27];1;2);MID([.G27];4;2))" office:value-type="date" office:date-value="1990-04-01" calcext:value-type="date">
            <text:p>01.04.90</text:p>
          </table:table-cell>
          <table:table-cell table:formula="of:=ORG.OPENOFFICE.YEARS([.N27];[.$N$1];0)" office:value-type="float" office:value="26" calcext:value-type="float">
            <text:p>26</text:p>
          </table:table-cell>
          <table:table-cell table:formula="of:=IF([.A27]=[.A26];MIN([.O27];[.P26]);[.O27])" office:value-type="float" office:value="26" calcext:value-type="float">
            <text:p>26</text:p>
          </table:table-cell>
          <table:table-cell table:formula="of:=IF([.A27]=[.A26];MAX([.O27];[.Q26]);[.P27])" office:value-type="float" office:value="26" calcext:value-type="float">
            <text:p>26</text:p>
          </table:table-cell>
          <table:table-cell table:formula="of:=IF(AND([.Q27]&gt;=0;[.Q27]&lt;[.$R$1]);&quot;J&quot;;&quot;&quot;)">
            <text:p/>
          </table:table-cell>
          <table:table-cell table:formula="of:=IF([.P27]&gt;=[.$S$1];&quot;V&quot;;&quot;&quot;)">
            <text:p/>
          </table:table-cell>
          <table:table-cell table:formula="of:=IF([.P27]&gt;=[.$T$1];&quot;SV&quot;;&quot;&quot;)">
            <text:p/>
          </table:table-cell>
          <table:table-cell table:formula="of:=IF([.P27]&gt;=[.$U$1];&quot;UV&quot;;&quot;&quot;)">
            <text:p/>
          </table:table-cell>
          <table:table-cell table:formula="of:=IF([.M27]=1;[.L27]&amp;&quot;O&quot;&amp;IF(LEN([.R27])&gt;0;&quot;,&quot;&amp;[.L27]&amp;[.R27];&quot;&quot;)&amp;IF(LEN([.S27])&gt;0;&quot;,&quot;&amp;[.L27]&amp;[.S27];&quot;&quot;)&amp;IF(LEN([.T27])&gt;0;&quot;,&quot;&amp;[.L27]&amp;[.T27];&quot;&quot;)&amp;IF(LEN([.U27])&gt;0;&quot;,&quot;&amp;[.L27]&amp;[.U27];&quot;&quot;)&amp;IF(LEN([.C27])&gt;0;&quot;,&quot;&amp;[.C27];&quot;&quot;);&quot;&quot;)">
            <text:p/>
          </table:table-cell>
          <table:table-cell table:formula="of:=[.E27]&amp;&quot; &quot;&amp;[.F27]" office:value-type="string" office:string-value="Didzis Dobelis" calcext:value-type="string">
            <text:p>Didzis Dobelis</text:p>
          </table:table-cell>
          <table:table-cell table:formula="of:=MID([.G27];7;4)&amp;&quot;-&quot;&amp;MID([.G27];1;2)&amp;&quot;-&quot;&amp;MID([.G27];4;2)" office:value-type="string" office:string-value="1990-04-01" calcext:value-type="string">
            <text:p>1990-04-01</text:p>
          </table:table-cell>
          <table:table-cell table:formula="of:=IF(LEN([.V27])=0;[.V28];[.V27])" office:value-type="string" office:string-value="MO" calcext:value-type="string">
            <text:p>MO</text:p>
          </table:table-cell>
          <table:table-cell table:formula="of:=IF(LEN([.Y27])=0;[.Y28];[.Y27])" office:value-type="string" office:string-value="MO" calcext:value-type="string">
            <text:p>MO</text:p>
          </table:table-cell>
          <table:table-cell table:formula="of:=IF(LEN([.Z27])=0;[.Z28];[.Z27])" office:value-type="string" office:string-value="MO" calcext:value-type="string">
            <text:p>MO</text:p>
          </table:table-cell>
          <table:table-cell table:formula="of:=IF(LEN([.AA27])=0;[.AA28];[.AA27])" office:value-type="string" office:string-value="MO" calcext:value-type="string">
            <text:p>MO</text:p>
          </table:table-cell>
          <table:table-cell table:formula="of:=IF(LEN([.I27])&gt;0;[.I2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es takš mežā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Mārcis</text:p>
          </table:table-cell>
          <table:table-cell office:value-type="string" calcext:value-type="string">
            <text:p>Laganovskis</text:p>
          </table:table-cell>
          <table:table-cell office:value-type="string" calcext:value-type="string">
            <text:p>03/30/198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7]=1;[.H28];IF([.H28]=[.L27];[.L27];&quot;X&quot;))" office:value-type="string" office:string-value="M" calcext:value-type="string">
            <text:p>M</text:p>
          </table:table-cell>
          <table:table-cell table:formula="of:=IF([.A28]=[.A29];0;1)" office:value-type="float" office:value="1" calcext:value-type="float">
            <text:p>1</text:p>
          </table:table-cell>
          <table:table-cell table:formula="of:=DATE(MID([.G28];7;4);MID([.G28];1;2);MID([.G28];4;2))" office:value-type="date" office:date-value="1982-03-30" calcext:value-type="date">
            <text:p>30.03.82</text:p>
          </table:table-cell>
          <table:table-cell table:formula="of:=ORG.OPENOFFICE.YEARS([.N28];[.$N$1];0)" office:value-type="float" office:value="34" calcext:value-type="float">
            <text:p>34</text:p>
          </table:table-cell>
          <table:table-cell table:formula="of:=IF([.A28]=[.A27];MIN([.O28];[.P27]);[.O28])" office:value-type="float" office:value="26" calcext:value-type="float">
            <text:p>26</text:p>
          </table:table-cell>
          <table:table-cell table:formula="of:=IF([.A28]=[.A27];MAX([.O28];[.Q27]);[.P28])" office:value-type="float" office:value="34" calcext:value-type="float">
            <text:p>34</text:p>
          </table:table-cell>
          <table:table-cell table:formula="of:=IF(AND([.Q28]&gt;=0;[.Q28]&lt;[.$R$1]);&quot;J&quot;;&quot;&quot;)">
            <text:p/>
          </table:table-cell>
          <table:table-cell table:formula="of:=IF([.P28]&gt;=[.$S$1];&quot;V&quot;;&quot;&quot;)">
            <text:p/>
          </table:table-cell>
          <table:table-cell table:formula="of:=IF([.P28]&gt;=[.$T$1];&quot;SV&quot;;&quot;&quot;)">
            <text:p/>
          </table:table-cell>
          <table:table-cell table:formula="of:=IF([.P28]&gt;=[.$U$1];&quot;UV&quot;;&quot;&quot;)">
            <text:p/>
          </table:table-cell>
          <table:table-cell table:formula="of:=IF([.M28]=1;[.L28]&amp;&quot;O&quot;&amp;IF(LEN([.R28])&gt;0;&quot;,&quot;&amp;[.L28]&amp;[.R28];&quot;&quot;)&amp;IF(LEN([.S28])&gt;0;&quot;,&quot;&amp;[.L28]&amp;[.S28];&quot;&quot;)&amp;IF(LEN([.T28])&gt;0;&quot;,&quot;&amp;[.L28]&amp;[.T28];&quot;&quot;)&amp;IF(LEN([.U28])&gt;0;&quot;,&quot;&amp;[.L28]&amp;[.U28];&quot;&quot;)&amp;IF(LEN([.C28])&gt;0;&quot;,&quot;&amp;[.C28];&quot;&quot;);&quot;&quot;)" office:value-type="string" office:string-value="MO" calcext:value-type="string">
            <text:p>MO</text:p>
          </table:table-cell>
          <table:table-cell table:formula="of:=[.E28]&amp;&quot; &quot;&amp;[.F28]" office:value-type="string" office:string-value="Mārcis Laganovskis" calcext:value-type="string">
            <text:p>Mārcis Laganovskis</text:p>
          </table:table-cell>
          <table:table-cell table:formula="of:=MID([.G28];7;4)&amp;&quot;-&quot;&amp;MID([.G28];1;2)&amp;&quot;-&quot;&amp;MID([.G28];4;2)" office:value-type="string" office:string-value="1982-03-30" calcext:value-type="string">
            <text:p>1982-03-30</text:p>
          </table:table-cell>
          <table:table-cell table:formula="of:=IF(LEN([.V28])=0;[.V29];[.V28])" office:value-type="string" office:string-value="MO" calcext:value-type="string">
            <text:p>MO</text:p>
          </table:table-cell>
          <table:table-cell table:formula="of:=IF(LEN([.Y28])=0;[.Y29];[.Y28])" office:value-type="string" office:string-value="MO" calcext:value-type="string">
            <text:p>MO</text:p>
          </table:table-cell>
          <table:table-cell table:formula="of:=IF(LEN([.Z28])=0;[.Z29];[.Z28])" office:value-type="string" office:string-value="MO" calcext:value-type="string">
            <text:p>MO</text:p>
          </table:table-cell>
          <table:table-cell table:formula="of:=IF(LEN([.AA28])=0;[.AA29];[.AA28])" office:value-type="string" office:string-value="MO" calcext:value-type="string">
            <text:p>MO</text:p>
          </table:table-cell>
          <table:table-cell table:formula="of:=IF(LEN([.I28])&gt;0;[.I2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ieplok pie zemes Ņergu mež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Miķelis</text:p>
          </table:table-cell>
          <table:table-cell office:value-type="string" calcext:value-type="string">
            <text:p>Zumbergs</text:p>
          </table:table-cell>
          <table:table-cell office:value-type="string" calcext:value-type="string">
            <text:p>05/08/198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8]=1;[.H29];IF([.H29]=[.L28];[.L28];&quot;X&quot;))" office:value-type="string" office:string-value="M" calcext:value-type="string">
            <text:p>M</text:p>
          </table:table-cell>
          <table:table-cell table:formula="of:=IF([.A29]=[.A30];0;1)" office:value-type="float" office:value="0" calcext:value-type="float">
            <text:p>0</text:p>
          </table:table-cell>
          <table:table-cell table:formula="of:=DATE(MID([.G29];7;4);MID([.G29];1;2);MID([.G29];4;2))" office:value-type="date" office:date-value="1982-05-08" calcext:value-type="date">
            <text:p>08.05.82</text:p>
          </table:table-cell>
          <table:table-cell table:formula="of:=ORG.OPENOFFICE.YEARS([.N29];[.$N$1];0)" office:value-type="float" office:value="34" calcext:value-type="float">
            <text:p>34</text:p>
          </table:table-cell>
          <table:table-cell table:formula="of:=IF([.A29]=[.A28];MIN([.O29];[.P28]);[.O29])" office:value-type="float" office:value="34" calcext:value-type="float">
            <text:p>34</text:p>
          </table:table-cell>
          <table:table-cell table:formula="of:=IF([.A29]=[.A28];MAX([.O29];[.Q28]);[.P29])" office:value-type="float" office:value="34" calcext:value-type="float">
            <text:p>34</text:p>
          </table:table-cell>
          <table:table-cell table:formula="of:=IF(AND([.Q29]&gt;=0;[.Q29]&lt;[.$R$1]);&quot;J&quot;;&quot;&quot;)">
            <text:p/>
          </table:table-cell>
          <table:table-cell table:formula="of:=IF([.P29]&gt;=[.$S$1];&quot;V&quot;;&quot;&quot;)">
            <text:p/>
          </table:table-cell>
          <table:table-cell table:formula="of:=IF([.P29]&gt;=[.$T$1];&quot;SV&quot;;&quot;&quot;)">
            <text:p/>
          </table:table-cell>
          <table:table-cell table:formula="of:=IF([.P29]&gt;=[.$U$1];&quot;UV&quot;;&quot;&quot;)">
            <text:p/>
          </table:table-cell>
          <table:table-cell table:formula="of:=IF([.M29]=1;[.L29]&amp;&quot;O&quot;&amp;IF(LEN([.R29])&gt;0;&quot;,&quot;&amp;[.L29]&amp;[.R29];&quot;&quot;)&amp;IF(LEN([.S29])&gt;0;&quot;,&quot;&amp;[.L29]&amp;[.S29];&quot;&quot;)&amp;IF(LEN([.T29])&gt;0;&quot;,&quot;&amp;[.L29]&amp;[.T29];&quot;&quot;)&amp;IF(LEN([.U29])&gt;0;&quot;,&quot;&amp;[.L29]&amp;[.U29];&quot;&quot;)&amp;IF(LEN([.C29])&gt;0;&quot;,&quot;&amp;[.C29];&quot;&quot;);&quot;&quot;)">
            <text:p/>
          </table:table-cell>
          <table:table-cell table:formula="of:=[.E29]&amp;&quot; &quot;&amp;[.F29]" office:value-type="string" office:string-value="Miķelis Zumbergs" calcext:value-type="string">
            <text:p>Miķelis Zumbergs</text:p>
          </table:table-cell>
          <table:table-cell table:formula="of:=MID([.G29];7;4)&amp;&quot;-&quot;&amp;MID([.G29];1;2)&amp;&quot;-&quot;&amp;MID([.G29];4;2)" office:value-type="string" office:string-value="1982-05-08" calcext:value-type="string">
            <text:p>1982-05-08</text:p>
          </table:table-cell>
          <table:table-cell table:formula="of:=IF(LEN([.V29])=0;[.V30];[.V29])" office:value-type="string" office:string-value="MO" calcext:value-type="string">
            <text:p>MO</text:p>
          </table:table-cell>
          <table:table-cell table:formula="of:=IF(LEN([.Y29])=0;[.Y30];[.Y29])" office:value-type="string" office:string-value="MO" calcext:value-type="string">
            <text:p>MO</text:p>
          </table:table-cell>
          <table:table-cell table:formula="of:=IF(LEN([.Z29])=0;[.Z30];[.Z29])" office:value-type="string" office:string-value="MO" calcext:value-type="string">
            <text:p>MO</text:p>
          </table:table-cell>
          <table:table-cell table:formula="of:=IF(LEN([.AA29])=0;[.AA30];[.AA29])" office:value-type="string" office:string-value="MO" calcext:value-type="string">
            <text:p>MO</text:p>
          </table:table-cell>
          <table:table-cell table:formula="of:=IF(LEN([.I29])&gt;0;[.I2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ieplok pie zemes Ņergu mež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Jermolovs</text:p>
          </table:table-cell>
          <table:table-cell office:value-type="string" calcext:value-type="string">
            <text:p>04/01/198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9]=1;[.H30];IF([.H30]=[.L29];[.L29];&quot;X&quot;))" office:value-type="string" office:string-value="M" calcext:value-type="string">
            <text:p>M</text:p>
          </table:table-cell>
          <table:table-cell table:formula="of:=IF([.A30]=[.A31];0;1)" office:value-type="float" office:value="1" calcext:value-type="float">
            <text:p>1</text:p>
          </table:table-cell>
          <table:table-cell table:formula="of:=DATE(MID([.G30];7;4);MID([.G30];1;2);MID([.G30];4;2))" office:value-type="date" office:date-value="1989-04-01" calcext:value-type="date">
            <text:p>01.04.89</text:p>
          </table:table-cell>
          <table:table-cell table:formula="of:=ORG.OPENOFFICE.YEARS([.N30];[.$N$1];0)" office:value-type="float" office:value="27" calcext:value-type="float">
            <text:p>27</text:p>
          </table:table-cell>
          <table:table-cell table:formula="of:=IF([.A30]=[.A29];MIN([.O30];[.P29]);[.O30])" office:value-type="float" office:value="27" calcext:value-type="float">
            <text:p>27</text:p>
          </table:table-cell>
          <table:table-cell table:formula="of:=IF([.A30]=[.A29];MAX([.O30];[.Q29]);[.P30])" office:value-type="float" office:value="34" calcext:value-type="float">
            <text:p>34</text:p>
          </table:table-cell>
          <table:table-cell table:formula="of:=IF(AND([.Q30]&gt;=0;[.Q30]&lt;[.$R$1]);&quot;J&quot;;&quot;&quot;)">
            <text:p/>
          </table:table-cell>
          <table:table-cell table:formula="of:=IF([.P30]&gt;=[.$S$1];&quot;V&quot;;&quot;&quot;)">
            <text:p/>
          </table:table-cell>
          <table:table-cell table:formula="of:=IF([.P30]&gt;=[.$T$1];&quot;SV&quot;;&quot;&quot;)">
            <text:p/>
          </table:table-cell>
          <table:table-cell table:formula="of:=IF([.P30]&gt;=[.$U$1];&quot;UV&quot;;&quot;&quot;)">
            <text:p/>
          </table:table-cell>
          <table:table-cell table:formula="of:=IF([.M30]=1;[.L30]&amp;&quot;O&quot;&amp;IF(LEN([.R30])&gt;0;&quot;,&quot;&amp;[.L30]&amp;[.R30];&quot;&quot;)&amp;IF(LEN([.S30])&gt;0;&quot;,&quot;&amp;[.L30]&amp;[.S30];&quot;&quot;)&amp;IF(LEN([.T30])&gt;0;&quot;,&quot;&amp;[.L30]&amp;[.T30];&quot;&quot;)&amp;IF(LEN([.U30])&gt;0;&quot;,&quot;&amp;[.L30]&amp;[.U30];&quot;&quot;)&amp;IF(LEN([.C30])&gt;0;&quot;,&quot;&amp;[.C30];&quot;&quot;);&quot;&quot;)" office:value-type="string" office:string-value="MO" calcext:value-type="string">
            <text:p>MO</text:p>
          </table:table-cell>
          <table:table-cell table:formula="of:=[.E30]&amp;&quot; &quot;&amp;[.F30]" office:value-type="string" office:string-value="Artūrs Jermolovs" calcext:value-type="string">
            <text:p>Artūrs Jermolovs</text:p>
          </table:table-cell>
          <table:table-cell table:formula="of:=MID([.G30];7;4)&amp;&quot;-&quot;&amp;MID([.G30];1;2)&amp;&quot;-&quot;&amp;MID([.G30];4;2)" office:value-type="string" office:string-value="1989-04-01" calcext:value-type="string">
            <text:p>1989-04-01</text:p>
          </table:table-cell>
          <table:table-cell table:formula="of:=IF(LEN([.V30])=0;[.V31];[.V30])" office:value-type="string" office:string-value="MO" calcext:value-type="string">
            <text:p>MO</text:p>
          </table:table-cell>
          <table:table-cell table:formula="of:=IF(LEN([.Y30])=0;[.Y31];[.Y30])" office:value-type="string" office:string-value="MO" calcext:value-type="string">
            <text:p>MO</text:p>
          </table:table-cell>
          <table:table-cell table:formula="of:=IF(LEN([.Z30])=0;[.Z31];[.Z30])" office:value-type="string" office:string-value="MO" calcext:value-type="string">
            <text:p>MO</text:p>
          </table:table-cell>
          <table:table-cell table:formula="of:=IF(LEN([.AA30])=0;[.AA31];[.AA30])" office:value-type="string" office:string-value="MO" calcext:value-type="string">
            <text:p>MO</text:p>
          </table:table-cell>
          <table:table-cell table:formula="of:=IF(LEN([.I30])&gt;0;[.I30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ērkona krust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Reinholds</text:p>
          </table:table-cell>
          <table:table-cell office:value-type="string" calcext:value-type="string">
            <text:p>Ditke</text:p>
          </table:table-cell>
          <table:table-cell office:value-type="string" calcext:value-type="string">
            <text:p>08/13/199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30]=1;[.H31];IF([.H31]=[.L30];[.L30];&quot;X&quot;))" office:value-type="string" office:string-value="M" calcext:value-type="string">
            <text:p>M</text:p>
          </table:table-cell>
          <table:table-cell table:formula="of:=IF([.A31]=[.A32];0;1)" office:value-type="float" office:value="0" calcext:value-type="float">
            <text:p>0</text:p>
          </table:table-cell>
          <table:table-cell table:formula="of:=DATE(MID([.G31];7;4);MID([.G31];1;2);MID([.G31];4;2))" office:value-type="date" office:date-value="1993-08-13" calcext:value-type="date">
            <text:p>13.08.93</text:p>
          </table:table-cell>
          <table:table-cell table:formula="of:=ORG.OPENOFFICE.YEARS([.N31];[.$N$1];0)" office:value-type="float" office:value="22" calcext:value-type="float">
            <text:p>22</text:p>
          </table:table-cell>
          <table:table-cell table:formula="of:=IF([.A31]=[.A30];MIN([.O31];[.P30]);[.O31])" office:value-type="float" office:value="22" calcext:value-type="float">
            <text:p>22</text:p>
          </table:table-cell>
          <table:table-cell table:formula="of:=IF([.A31]=[.A30];MAX([.O31];[.Q30]);[.P31])" office:value-type="float" office:value="22" calcext:value-type="float">
            <text:p>22</text:p>
          </table:table-cell>
          <table:table-cell table:formula="of:=IF(AND([.Q31]&gt;=0;[.Q31]&lt;[.$R$1]);&quot;J&quot;;&quot;&quot;)" office:value-type="string" office:string-value="J" calcext:value-type="string">
            <text:p>J</text:p>
          </table:table-cell>
          <table:table-cell table:formula="of:=IF([.P31]&gt;=[.$S$1];&quot;V&quot;;&quot;&quot;)">
            <text:p/>
          </table:table-cell>
          <table:table-cell table:formula="of:=IF([.P31]&gt;=[.$T$1];&quot;SV&quot;;&quot;&quot;)">
            <text:p/>
          </table:table-cell>
          <table:table-cell table:formula="of:=IF([.P31]&gt;=[.$U$1];&quot;UV&quot;;&quot;&quot;)">
            <text:p/>
          </table:table-cell>
          <table:table-cell table:formula="of:=IF([.M31]=1;[.L31]&amp;&quot;O&quot;&amp;IF(LEN([.R31])&gt;0;&quot;,&quot;&amp;[.L31]&amp;[.R31];&quot;&quot;)&amp;IF(LEN([.S31])&gt;0;&quot;,&quot;&amp;[.L31]&amp;[.S31];&quot;&quot;)&amp;IF(LEN([.T31])&gt;0;&quot;,&quot;&amp;[.L31]&amp;[.T31];&quot;&quot;)&amp;IF(LEN([.U31])&gt;0;&quot;,&quot;&amp;[.L31]&amp;[.U31];&quot;&quot;)&amp;IF(LEN([.C31])&gt;0;&quot;,&quot;&amp;[.C31];&quot;&quot;);&quot;&quot;)">
            <text:p/>
          </table:table-cell>
          <table:table-cell table:formula="of:=[.E31]&amp;&quot; &quot;&amp;[.F31]" office:value-type="string" office:string-value="Reinholds Ditke" calcext:value-type="string">
            <text:p>Reinholds Ditke</text:p>
          </table:table-cell>
          <table:table-cell table:formula="of:=MID([.G31];7;4)&amp;&quot;-&quot;&amp;MID([.G31];1;2)&amp;&quot;-&quot;&amp;MID([.G31];4;2)" office:value-type="string" office:string-value="1993-08-13" calcext:value-type="string">
            <text:p>1993-08-13</text:p>
          </table:table-cell>
          <table:table-cell table:formula="of:=IF(LEN([.V31])=0;[.V32];[.V31])" office:value-type="string" office:string-value="MO" calcext:value-type="string">
            <text:p>MO</text:p>
          </table:table-cell>
          <table:table-cell table:formula="of:=IF(LEN([.Y31])=0;[.Y32];[.Y31])" office:value-type="string" office:string-value="MO" calcext:value-type="string">
            <text:p>MO</text:p>
          </table:table-cell>
          <table:table-cell table:formula="of:=IF(LEN([.Z31])=0;[.Z32];[.Z31])" office:value-type="string" office:string-value="MO" calcext:value-type="string">
            <text:p>MO</text:p>
          </table:table-cell>
          <table:table-cell table:formula="of:=IF(LEN([.AA31])=0;[.AA32];[.AA31])" office:value-type="string" office:string-value="MO" calcext:value-type="string">
            <text:p>MO</text:p>
          </table:table-cell>
          <table:table-cell table:formula="of:=IF(LEN([.I31])&gt;0;[.I3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ērkona krust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Salvis</text:p>
          </table:table-cell>
          <table:table-cell office:value-type="string" calcext:value-type="string">
            <text:p>Arels</text:p>
          </table:table-cell>
          <table:table-cell office:value-type="string" calcext:value-type="string">
            <text:p>01/17/199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31]=1;[.H32];IF([.H32]=[.L31];[.L31];&quot;X&quot;))" office:value-type="string" office:string-value="M" calcext:value-type="string">
            <text:p>M</text:p>
          </table:table-cell>
          <table:table-cell table:formula="of:=IF([.A32]=[.A33];0;1)" office:value-type="float" office:value="1" calcext:value-type="float">
            <text:p>1</text:p>
          </table:table-cell>
          <table:table-cell table:formula="of:=DATE(MID([.G32];7;4);MID([.G32];1;2);MID([.G32];4;2))" office:value-type="date" office:date-value="1991-01-17" calcext:value-type="date">
            <text:p>17.01.91</text:p>
          </table:table-cell>
          <table:table-cell table:formula="of:=ORG.OPENOFFICE.YEARS([.N32];[.$N$1];0)" office:value-type="float" office:value="25" calcext:value-type="float">
            <text:p>25</text:p>
          </table:table-cell>
          <table:table-cell table:formula="of:=IF([.A32]=[.A31];MIN([.O32];[.P31]);[.O32])" office:value-type="float" office:value="22" calcext:value-type="float">
            <text:p>22</text:p>
          </table:table-cell>
          <table:table-cell table:formula="of:=IF([.A32]=[.A31];MAX([.O32];[.Q31]);[.P32])" office:value-type="float" office:value="25" calcext:value-type="float">
            <text:p>25</text:p>
          </table:table-cell>
          <table:table-cell table:formula="of:=IF(AND([.Q32]&gt;=0;[.Q32]&lt;[.$R$1]);&quot;J&quot;;&quot;&quot;)">
            <text:p/>
          </table:table-cell>
          <table:table-cell table:formula="of:=IF([.P32]&gt;=[.$S$1];&quot;V&quot;;&quot;&quot;)">
            <text:p/>
          </table:table-cell>
          <table:table-cell table:formula="of:=IF([.P32]&gt;=[.$T$1];&quot;SV&quot;;&quot;&quot;)">
            <text:p/>
          </table:table-cell>
          <table:table-cell table:formula="of:=IF([.P32]&gt;=[.$U$1];&quot;UV&quot;;&quot;&quot;)">
            <text:p/>
          </table:table-cell>
          <table:table-cell table:formula="of:=IF([.M32]=1;[.L32]&amp;&quot;O&quot;&amp;IF(LEN([.R32])&gt;0;&quot;,&quot;&amp;[.L32]&amp;[.R32];&quot;&quot;)&amp;IF(LEN([.S32])&gt;0;&quot;,&quot;&amp;[.L32]&amp;[.S32];&quot;&quot;)&amp;IF(LEN([.T32])&gt;0;&quot;,&quot;&amp;[.L32]&amp;[.T32];&quot;&quot;)&amp;IF(LEN([.U32])&gt;0;&quot;,&quot;&amp;[.L32]&amp;[.U32];&quot;&quot;)&amp;IF(LEN([.C32])&gt;0;&quot;,&quot;&amp;[.C32];&quot;&quot;);&quot;&quot;)" office:value-type="string" office:string-value="MO" calcext:value-type="string">
            <text:p>MO</text:p>
          </table:table-cell>
          <table:table-cell table:formula="of:=[.E32]&amp;&quot; &quot;&amp;[.F32]" office:value-type="string" office:string-value="Salvis Arels" calcext:value-type="string">
            <text:p>Salvis Arels</text:p>
          </table:table-cell>
          <table:table-cell table:formula="of:=MID([.G32];7;4)&amp;&quot;-&quot;&amp;MID([.G32];1;2)&amp;&quot;-&quot;&amp;MID([.G32];4;2)" office:value-type="string" office:string-value="1991-01-17" calcext:value-type="string">
            <text:p>1991-01-17</text:p>
          </table:table-cell>
          <table:table-cell table:formula="of:=IF(LEN([.V32])=0;[.V33];[.V32])" office:value-type="string" office:string-value="MO" calcext:value-type="string">
            <text:p>MO</text:p>
          </table:table-cell>
          <table:table-cell table:formula="of:=IF(LEN([.Y32])=0;[.Y33];[.Y32])" office:value-type="string" office:string-value="MO" calcext:value-type="string">
            <text:p>MO</text:p>
          </table:table-cell>
          <table:table-cell table:formula="of:=IF(LEN([.Z32])=0;[.Z33];[.Z32])" office:value-type="string" office:string-value="MO" calcext:value-type="string">
            <text:p>MO</text:p>
          </table:table-cell>
          <table:table-cell table:formula="of:=IF(LEN([.AA32])=0;[.AA33];[.AA32])" office:value-type="string" office:string-value="MO" calcext:value-type="string">
            <text:p>MO</text:p>
          </table:table-cell>
          <table:table-cell table:formula="of:=IF(LEN([.I32])&gt;0;[.I3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K Kurmi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Emīls</text:p>
          </table:table-cell>
          <table:table-cell office:value-type="string" calcext:value-type="string">
            <text:p>Endele</text:p>
          </table:table-cell>
          <table:table-cell office:value-type="string" calcext:value-type="string">
            <text:p>11/06/1986</text:p>
          </table:table-cell>
          <table:table-cell office:value-type="string" calcext:value-type="string">
            <text:p>M</text:p>
          </table:table-cell>
          <table:table-cell office:value-type="float" office:value="9990013" calcext:value-type="float">
            <text:p>9990013</text:p>
          </table:table-cell>
          <table:table-cell office:value-type="string" calcext:value-type="string">
            <text:p>Latvia</text:p>
          </table:table-cell>
          <table:table-cell/>
          <table:table-cell table:formula="of:=IF([.M32]=1;[.H33];IF([.H33]=[.L32];[.L32];&quot;X&quot;))" office:value-type="string" office:string-value="M" calcext:value-type="string">
            <text:p>M</text:p>
          </table:table-cell>
          <table:table-cell table:formula="of:=IF([.A33]=[.A34];0;1)" office:value-type="float" office:value="0" calcext:value-type="float">
            <text:p>0</text:p>
          </table:table-cell>
          <table:table-cell table:formula="of:=DATE(MID([.G33];7;4);MID([.G33];1;2);MID([.G33];4;2))" office:value-type="date" office:date-value="1986-11-06" calcext:value-type="date">
            <text:p>06.11.86</text:p>
          </table:table-cell>
          <table:table-cell table:formula="of:=ORG.OPENOFFICE.YEARS([.N33];[.$N$1];0)" office:value-type="float" office:value="29" calcext:value-type="float">
            <text:p>29</text:p>
          </table:table-cell>
          <table:table-cell table:formula="of:=IF([.A33]=[.A32];MIN([.O33];[.P32]);[.O33])" office:value-type="float" office:value="29" calcext:value-type="float">
            <text:p>29</text:p>
          </table:table-cell>
          <table:table-cell table:formula="of:=IF([.A33]=[.A32];MAX([.O33];[.Q32]);[.P33])" office:value-type="float" office:value="29" calcext:value-type="float">
            <text:p>29</text:p>
          </table:table-cell>
          <table:table-cell table:formula="of:=IF(AND([.Q33]&gt;=0;[.Q33]&lt;[.$R$1]);&quot;J&quot;;&quot;&quot;)">
            <text:p/>
          </table:table-cell>
          <table:table-cell table:formula="of:=IF([.P33]&gt;=[.$S$1];&quot;V&quot;;&quot;&quot;)">
            <text:p/>
          </table:table-cell>
          <table:table-cell table:formula="of:=IF([.P33]&gt;=[.$T$1];&quot;SV&quot;;&quot;&quot;)">
            <text:p/>
          </table:table-cell>
          <table:table-cell table:formula="of:=IF([.P33]&gt;=[.$U$1];&quot;UV&quot;;&quot;&quot;)">
            <text:p/>
          </table:table-cell>
          <table:table-cell table:formula="of:=IF([.M33]=1;[.L33]&amp;&quot;O&quot;&amp;IF(LEN([.R33])&gt;0;&quot;,&quot;&amp;[.L33]&amp;[.R33];&quot;&quot;)&amp;IF(LEN([.S33])&gt;0;&quot;,&quot;&amp;[.L33]&amp;[.S33];&quot;&quot;)&amp;IF(LEN([.T33])&gt;0;&quot;,&quot;&amp;[.L33]&amp;[.T33];&quot;&quot;)&amp;IF(LEN([.U33])&gt;0;&quot;,&quot;&amp;[.L33]&amp;[.U33];&quot;&quot;)&amp;IF(LEN([.C33])&gt;0;&quot;,&quot;&amp;[.C33];&quot;&quot;);&quot;&quot;)">
            <text:p/>
          </table:table-cell>
          <table:table-cell table:formula="of:=[.E33]&amp;&quot; &quot;&amp;[.F33]" office:value-type="string" office:string-value="Emīls Endele" calcext:value-type="string">
            <text:p>Emīls Endele</text:p>
          </table:table-cell>
          <table:table-cell table:formula="of:=MID([.G33];7;4)&amp;&quot;-&quot;&amp;MID([.G33];1;2)&amp;&quot;-&quot;&amp;MID([.G33];4;2)" office:value-type="string" office:string-value="1986-11-06" calcext:value-type="string">
            <text:p>1986-11-06</text:p>
          </table:table-cell>
          <table:table-cell table:formula="of:=IF(LEN([.V33])=0;[.V34];[.V33])" office:value-type="string" office:string-value="MO" calcext:value-type="string">
            <text:p>MO</text:p>
          </table:table-cell>
          <table:table-cell table:formula="of:=IF(LEN([.Y33])=0;[.Y34];[.Y33])" office:value-type="string" office:string-value="MO" calcext:value-type="string">
            <text:p>MO</text:p>
          </table:table-cell>
          <table:table-cell table:formula="of:=IF(LEN([.Z33])=0;[.Z34];[.Z33])" office:value-type="string" office:string-value="MO" calcext:value-type="string">
            <text:p>MO</text:p>
          </table:table-cell>
          <table:table-cell table:formula="of:=IF(LEN([.AA33])=0;[.AA34];[.AA33])" office:value-type="string" office:string-value="MO" calcext:value-type="string">
            <text:p>MO</text:p>
          </table:table-cell>
          <table:table-cell table:formula="of:=IF(LEN([.I33])&gt;0;[.I33];&quot;*&quot;)" office:value-type="float" office:value="9990013" calcext:value-type="float">
            <text:p>99900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K Kurmi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Vīksne</text:p>
          </table:table-cell>
          <table:table-cell office:value-type="string" calcext:value-type="string">
            <text:p>09/17/1986</text:p>
          </table:table-cell>
          <table:table-cell office:value-type="string" calcext:value-type="string">
            <text:p>M</text:p>
          </table:table-cell>
          <table:table-cell office:value-type="float" office:value="9111666" calcext:value-type="float">
            <text:p>9111666</text:p>
          </table:table-cell>
          <table:table-cell office:value-type="string" calcext:value-type="string">
            <text:p>Latvia</text:p>
          </table:table-cell>
          <table:table-cell/>
          <table:table-cell table:formula="of:=IF([.M33]=1;[.H34];IF([.H34]=[.L33];[.L33];&quot;X&quot;))" office:value-type="string" office:string-value="M" calcext:value-type="string">
            <text:p>M</text:p>
          </table:table-cell>
          <table:table-cell table:formula="of:=IF([.A34]=[.A35];0;1)" office:value-type="float" office:value="1" calcext:value-type="float">
            <text:p>1</text:p>
          </table:table-cell>
          <table:table-cell table:formula="of:=DATE(MID([.G34];7;4);MID([.G34];1;2);MID([.G34];4;2))" office:value-type="date" office:date-value="1986-09-17" calcext:value-type="date">
            <text:p>17.09.86</text:p>
          </table:table-cell>
          <table:table-cell table:formula="of:=ORG.OPENOFFICE.YEARS([.N34];[.$N$1];0)" office:value-type="float" office:value="29" calcext:value-type="float">
            <text:p>29</text:p>
          </table:table-cell>
          <table:table-cell table:formula="of:=IF([.A34]=[.A33];MIN([.O34];[.P33]);[.O34])" office:value-type="float" office:value="29" calcext:value-type="float">
            <text:p>29</text:p>
          </table:table-cell>
          <table:table-cell table:formula="of:=IF([.A34]=[.A33];MAX([.O34];[.Q33]);[.P34])" office:value-type="float" office:value="29" calcext:value-type="float">
            <text:p>29</text:p>
          </table:table-cell>
          <table:table-cell table:formula="of:=IF(AND([.Q34]&gt;=0;[.Q34]&lt;[.$R$1]);&quot;J&quot;;&quot;&quot;)">
            <text:p/>
          </table:table-cell>
          <table:table-cell table:formula="of:=IF([.P34]&gt;=[.$S$1];&quot;V&quot;;&quot;&quot;)">
            <text:p/>
          </table:table-cell>
          <table:table-cell table:formula="of:=IF([.P34]&gt;=[.$T$1];&quot;SV&quot;;&quot;&quot;)">
            <text:p/>
          </table:table-cell>
          <table:table-cell table:formula="of:=IF([.P34]&gt;=[.$U$1];&quot;UV&quot;;&quot;&quot;)">
            <text:p/>
          </table:table-cell>
          <table:table-cell table:formula="of:=IF([.M34]=1;[.L34]&amp;&quot;O&quot;&amp;IF(LEN([.R34])&gt;0;&quot;,&quot;&amp;[.L34]&amp;[.R34];&quot;&quot;)&amp;IF(LEN([.S34])&gt;0;&quot;,&quot;&amp;[.L34]&amp;[.S34];&quot;&quot;)&amp;IF(LEN([.T34])&gt;0;&quot;,&quot;&amp;[.L34]&amp;[.T34];&quot;&quot;)&amp;IF(LEN([.U34])&gt;0;&quot;,&quot;&amp;[.L34]&amp;[.U34];&quot;&quot;)&amp;IF(LEN([.C34])&gt;0;&quot;,&quot;&amp;[.C34];&quot;&quot;);&quot;&quot;)" office:value-type="string" office:string-value="MO" calcext:value-type="string">
            <text:p>MO</text:p>
          </table:table-cell>
          <table:table-cell table:formula="of:=[.E34]&amp;&quot; &quot;&amp;[.F34]" office:value-type="string" office:string-value="Matīss Vīksne" calcext:value-type="string">
            <text:p>Matīss Vīksne</text:p>
          </table:table-cell>
          <table:table-cell table:formula="of:=MID([.G34];7;4)&amp;&quot;-&quot;&amp;MID([.G34];1;2)&amp;&quot;-&quot;&amp;MID([.G34];4;2)" office:value-type="string" office:string-value="1986-09-17" calcext:value-type="string">
            <text:p>1986-09-17</text:p>
          </table:table-cell>
          <table:table-cell table:formula="of:=IF(LEN([.V34])=0;[.V35];[.V34])" office:value-type="string" office:string-value="MO" calcext:value-type="string">
            <text:p>MO</text:p>
          </table:table-cell>
          <table:table-cell table:formula="of:=IF(LEN([.Y34])=0;[.Y35];[.Y34])" office:value-type="string" office:string-value="MO" calcext:value-type="string">
            <text:p>MO</text:p>
          </table:table-cell>
          <table:table-cell table:formula="of:=IF(LEN([.Z34])=0;[.Z35];[.Z34])" office:value-type="string" office:string-value="MO" calcext:value-type="string">
            <text:p>MO</text:p>
          </table:table-cell>
          <table:table-cell table:formula="of:=IF(LEN([.AA34])=0;[.AA35];[.AA34])" office:value-type="string" office:string-value="MO" calcext:value-type="string">
            <text:p>MO</text:p>
          </table:table-cell>
          <table:table-cell table:formula="of:=IF(LEN([.I34])&gt;0;[.I34];&quot;*&quot;)" office:value-type="float" office:value="9111666" calcext:value-type="float">
            <text:p>91116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Zeļļi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Helmuts</text:p>
          </table:table-cell>
          <table:table-cell office:value-type="string" calcext:value-type="string">
            <text:p>Knopkens</text:p>
          </table:table-cell>
          <table:table-cell office:value-type="string" calcext:value-type="string">
            <text:p>02/17/1977</text:p>
          </table:table-cell>
          <table:table-cell office:value-type="string" calcext:value-type="string">
            <text:p>M</text:p>
          </table:table-cell>
          <table:table-cell office:value-type="float" office:value="1411305" calcext:value-type="float">
            <text:p>1411305</text:p>
          </table:table-cell>
          <table:table-cell office:value-type="string" calcext:value-type="string">
            <text:p>Latvia</text:p>
          </table:table-cell>
          <table:table-cell/>
          <table:table-cell table:formula="of:=IF([.M34]=1;[.H35];IF([.H35]=[.L34];[.L34];&quot;X&quot;))" office:value-type="string" office:string-value="M" calcext:value-type="string">
            <text:p>M</text:p>
          </table:table-cell>
          <table:table-cell table:formula="of:=IF([.A35]=[.A36];0;1)" office:value-type="float" office:value="0" calcext:value-type="float">
            <text:p>0</text:p>
          </table:table-cell>
          <table:table-cell table:formula="of:=DATE(MID([.G35];7;4);MID([.G35];1;2);MID([.G35];4;2))" office:value-type="date" office:date-value="1977-02-17" calcext:value-type="date">
            <text:p>17.02.77</text:p>
          </table:table-cell>
          <table:table-cell table:formula="of:=ORG.OPENOFFICE.YEARS([.N35];[.$N$1];0)" office:value-type="float" office:value="39" calcext:value-type="float">
            <text:p>39</text:p>
          </table:table-cell>
          <table:table-cell table:formula="of:=IF([.A35]=[.A34];MIN([.O35];[.P34]);[.O35])" office:value-type="float" office:value="39" calcext:value-type="float">
            <text:p>39</text:p>
          </table:table-cell>
          <table:table-cell table:formula="of:=IF([.A35]=[.A34];MAX([.O35];[.Q34]);[.P35])" office:value-type="float" office:value="39" calcext:value-type="float">
            <text:p>39</text:p>
          </table:table-cell>
          <table:table-cell table:formula="of:=IF(AND([.Q35]&gt;=0;[.Q35]&lt;[.$R$1]);&quot;J&quot;;&quot;&quot;)">
            <text:p/>
          </table:table-cell>
          <table:table-cell table:formula="of:=IF([.P35]&gt;=[.$S$1];&quot;V&quot;;&quot;&quot;)">
            <text:p/>
          </table:table-cell>
          <table:table-cell table:formula="of:=IF([.P35]&gt;=[.$T$1];&quot;SV&quot;;&quot;&quot;)">
            <text:p/>
          </table:table-cell>
          <table:table-cell table:formula="of:=IF([.P35]&gt;=[.$U$1];&quot;UV&quot;;&quot;&quot;)">
            <text:p/>
          </table:table-cell>
          <table:table-cell table:formula="of:=IF([.M35]=1;[.L35]&amp;&quot;O&quot;&amp;IF(LEN([.R35])&gt;0;&quot;,&quot;&amp;[.L35]&amp;[.R35];&quot;&quot;)&amp;IF(LEN([.S35])&gt;0;&quot;,&quot;&amp;[.L35]&amp;[.S35];&quot;&quot;)&amp;IF(LEN([.T35])&gt;0;&quot;,&quot;&amp;[.L35]&amp;[.T35];&quot;&quot;)&amp;IF(LEN([.U35])&gt;0;&quot;,&quot;&amp;[.L35]&amp;[.U35];&quot;&quot;)&amp;IF(LEN([.C35])&gt;0;&quot;,&quot;&amp;[.C35];&quot;&quot;);&quot;&quot;)">
            <text:p/>
          </table:table-cell>
          <table:table-cell table:formula="of:=[.E35]&amp;&quot; &quot;&amp;[.F35]" office:value-type="string" office:string-value="Helmuts Knopkens" calcext:value-type="string">
            <text:p>Helmuts Knopkens</text:p>
          </table:table-cell>
          <table:table-cell table:formula="of:=MID([.G35];7;4)&amp;&quot;-&quot;&amp;MID([.G35];1;2)&amp;&quot;-&quot;&amp;MID([.G35];4;2)" office:value-type="string" office:string-value="1977-02-17" calcext:value-type="string">
            <text:p>1977-02-17</text:p>
          </table:table-cell>
          <table:table-cell table:formula="of:=IF(LEN([.V35])=0;[.V36];[.V35])" office:value-type="string" office:string-value="MO" calcext:value-type="string">
            <text:p>MO</text:p>
          </table:table-cell>
          <table:table-cell table:formula="of:=IF(LEN([.Y35])=0;[.Y36];[.Y35])" office:value-type="string" office:string-value="MO" calcext:value-type="string">
            <text:p>MO</text:p>
          </table:table-cell>
          <table:table-cell table:formula="of:=IF(LEN([.Z35])=0;[.Z36];[.Z35])" office:value-type="string" office:string-value="MO" calcext:value-type="string">
            <text:p>MO</text:p>
          </table:table-cell>
          <table:table-cell table:formula="of:=IF(LEN([.AA35])=0;[.AA36];[.AA35])" office:value-type="string" office:string-value="MO" calcext:value-type="string">
            <text:p>MO</text:p>
          </table:table-cell>
          <table:table-cell table:formula="of:=IF(LEN([.I35])&gt;0;[.I35];&quot;*&quot;)" office:value-type="float" office:value="1411305" calcext:value-type="float">
            <text:p>14113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Zeļļi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Knopkens</text:p>
          </table:table-cell>
          <table:table-cell office:value-type="string" calcext:value-type="string">
            <text:p>12/30/198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35]=1;[.H36];IF([.H36]=[.L35];[.L35];&quot;X&quot;))" office:value-type="string" office:string-value="M" calcext:value-type="string">
            <text:p>M</text:p>
          </table:table-cell>
          <table:table-cell table:formula="of:=IF([.A36]=[.A37];0;1)" office:value-type="float" office:value="1" calcext:value-type="float">
            <text:p>1</text:p>
          </table:table-cell>
          <table:table-cell table:formula="of:=DATE(MID([.G36];7;4);MID([.G36];1;2);MID([.G36];4;2))" office:value-type="date" office:date-value="1986-12-30" calcext:value-type="date">
            <text:p>30.12.86</text:p>
          </table:table-cell>
          <table:table-cell table:formula="of:=ORG.OPENOFFICE.YEARS([.N36];[.$N$1];0)" office:value-type="float" office:value="29" calcext:value-type="float">
            <text:p>29</text:p>
          </table:table-cell>
          <table:table-cell table:formula="of:=IF([.A36]=[.A35];MIN([.O36];[.P35]);[.O36])" office:value-type="float" office:value="29" calcext:value-type="float">
            <text:p>29</text:p>
          </table:table-cell>
          <table:table-cell table:formula="of:=IF([.A36]=[.A35];MAX([.O36];[.Q35]);[.P36])" office:value-type="float" office:value="39" calcext:value-type="float">
            <text:p>39</text:p>
          </table:table-cell>
          <table:table-cell table:formula="of:=IF(AND([.Q36]&gt;=0;[.Q36]&lt;[.$R$1]);&quot;J&quot;;&quot;&quot;)">
            <text:p/>
          </table:table-cell>
          <table:table-cell table:formula="of:=IF([.P36]&gt;=[.$S$1];&quot;V&quot;;&quot;&quot;)">
            <text:p/>
          </table:table-cell>
          <table:table-cell table:formula="of:=IF([.P36]&gt;=[.$T$1];&quot;SV&quot;;&quot;&quot;)">
            <text:p/>
          </table:table-cell>
          <table:table-cell table:formula="of:=IF([.P36]&gt;=[.$U$1];&quot;UV&quot;;&quot;&quot;)">
            <text:p/>
          </table:table-cell>
          <table:table-cell table:formula="of:=IF([.M36]=1;[.L36]&amp;&quot;O&quot;&amp;IF(LEN([.R36])&gt;0;&quot;,&quot;&amp;[.L36]&amp;[.R36];&quot;&quot;)&amp;IF(LEN([.S36])&gt;0;&quot;,&quot;&amp;[.L36]&amp;[.S36];&quot;&quot;)&amp;IF(LEN([.T36])&gt;0;&quot;,&quot;&amp;[.L36]&amp;[.T36];&quot;&quot;)&amp;IF(LEN([.U36])&gt;0;&quot;,&quot;&amp;[.L36]&amp;[.U36];&quot;&quot;)&amp;IF(LEN([.C36])&gt;0;&quot;,&quot;&amp;[.C36];&quot;&quot;);&quot;&quot;)" office:value-type="string" office:string-value="MO" calcext:value-type="string">
            <text:p>MO</text:p>
          </table:table-cell>
          <table:table-cell table:formula="of:=[.E36]&amp;&quot; &quot;&amp;[.F36]" office:value-type="string" office:string-value="Artūrs Knopkens" calcext:value-type="string">
            <text:p>Artūrs Knopkens</text:p>
          </table:table-cell>
          <table:table-cell table:formula="of:=MID([.G36];7;4)&amp;&quot;-&quot;&amp;MID([.G36];1;2)&amp;&quot;-&quot;&amp;MID([.G36];4;2)" office:value-type="string" office:string-value="1986-12-30" calcext:value-type="string">
            <text:p>1986-12-30</text:p>
          </table:table-cell>
          <table:table-cell table:formula="of:=IF(LEN([.V36])=0;[.V37];[.V36])" office:value-type="string" office:string-value="MO" calcext:value-type="string">
            <text:p>MO</text:p>
          </table:table-cell>
          <table:table-cell table:formula="of:=IF(LEN([.Y36])=0;[.Y37];[.Y36])" office:value-type="string" office:string-value="MO" calcext:value-type="string">
            <text:p>MO</text:p>
          </table:table-cell>
          <table:table-cell table:formula="of:=IF(LEN([.Z36])=0;[.Z37];[.Z36])" office:value-type="string" office:string-value="MO" calcext:value-type="string">
            <text:p>MO</text:p>
          </table:table-cell>
          <table:table-cell table:formula="of:=IF(LEN([.AA36])=0;[.AA37];[.AA36])" office:value-type="string" office:string-value="MO" calcext:value-type="string">
            <text:p>MO</text:p>
          </table:table-cell>
          <table:table-cell table:formula="of:=IF(LEN([.I36])&gt;0;[.I3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GA ADVENTURE TEAM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Alberts</text:p>
          </table:table-cell>
          <table:table-cell office:value-type="string" calcext:value-type="string">
            <text:p>Jasāns</text:p>
          </table:table-cell>
          <table:table-cell office:value-type="string" calcext:value-type="string">
            <text:p>12/03/198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36]=1;[.H37];IF([.H37]=[.L36];[.L36];&quot;X&quot;))" office:value-type="string" office:string-value="M" calcext:value-type="string">
            <text:p>M</text:p>
          </table:table-cell>
          <table:table-cell table:formula="of:=IF([.A37]=[.A38];0;1)" office:value-type="float" office:value="0" calcext:value-type="float">
            <text:p>0</text:p>
          </table:table-cell>
          <table:table-cell table:formula="of:=DATE(MID([.G37];7;4);MID([.G37];1;2);MID([.G37];4;2))" office:value-type="date" office:date-value="1982-12-03" calcext:value-type="date">
            <text:p>03.12.82</text:p>
          </table:table-cell>
          <table:table-cell table:formula="of:=ORG.OPENOFFICE.YEARS([.N37];[.$N$1];0)" office:value-type="float" office:value="33" calcext:value-type="float">
            <text:p>33</text:p>
          </table:table-cell>
          <table:table-cell table:formula="of:=IF([.A37]=[.A36];MIN([.O37];[.P36]);[.O37])" office:value-type="float" office:value="33" calcext:value-type="float">
            <text:p>33</text:p>
          </table:table-cell>
          <table:table-cell table:formula="of:=IF([.A37]=[.A36];MAX([.O37];[.Q36]);[.P37])" office:value-type="float" office:value="33" calcext:value-type="float">
            <text:p>33</text:p>
          </table:table-cell>
          <table:table-cell table:formula="of:=IF(AND([.Q37]&gt;=0;[.Q37]&lt;[.$R$1]);&quot;J&quot;;&quot;&quot;)">
            <text:p/>
          </table:table-cell>
          <table:table-cell table:formula="of:=IF([.P37]&gt;=[.$S$1];&quot;V&quot;;&quot;&quot;)">
            <text:p/>
          </table:table-cell>
          <table:table-cell table:formula="of:=IF([.P37]&gt;=[.$T$1];&quot;SV&quot;;&quot;&quot;)">
            <text:p/>
          </table:table-cell>
          <table:table-cell table:formula="of:=IF([.P37]&gt;=[.$U$1];&quot;UV&quot;;&quot;&quot;)">
            <text:p/>
          </table:table-cell>
          <table:table-cell table:formula="of:=IF([.M37]=1;[.L37]&amp;&quot;O&quot;&amp;IF(LEN([.R37])&gt;0;&quot;,&quot;&amp;[.L37]&amp;[.R37];&quot;&quot;)&amp;IF(LEN([.S37])&gt;0;&quot;,&quot;&amp;[.L37]&amp;[.S37];&quot;&quot;)&amp;IF(LEN([.T37])&gt;0;&quot;,&quot;&amp;[.L37]&amp;[.T37];&quot;&quot;)&amp;IF(LEN([.U37])&gt;0;&quot;,&quot;&amp;[.L37]&amp;[.U37];&quot;&quot;)&amp;IF(LEN([.C37])&gt;0;&quot;,&quot;&amp;[.C37];&quot;&quot;);&quot;&quot;)">
            <text:p/>
          </table:table-cell>
          <table:table-cell table:formula="of:=[.E37]&amp;&quot; &quot;&amp;[.F37]" office:value-type="string" office:string-value="Alberts Jasāns" calcext:value-type="string">
            <text:p>Alberts Jasāns</text:p>
          </table:table-cell>
          <table:table-cell table:formula="of:=MID([.G37];7;4)&amp;&quot;-&quot;&amp;MID([.G37];1;2)&amp;&quot;-&quot;&amp;MID([.G37];4;2)" office:value-type="string" office:string-value="1982-12-03" calcext:value-type="string">
            <text:p>1982-12-03</text:p>
          </table:table-cell>
          <table:table-cell table:formula="of:=IF(LEN([.V37])=0;[.V38];[.V37])" office:value-type="string" office:string-value="MO" calcext:value-type="string">
            <text:p>MO</text:p>
          </table:table-cell>
          <table:table-cell table:formula="of:=IF(LEN([.Y37])=0;[.Y38];[.Y37])" office:value-type="string" office:string-value="MO" calcext:value-type="string">
            <text:p>MO</text:p>
          </table:table-cell>
          <table:table-cell table:formula="of:=IF(LEN([.Z37])=0;[.Z38];[.Z37])" office:value-type="string" office:string-value="MO" calcext:value-type="string">
            <text:p>MO</text:p>
          </table:table-cell>
          <table:table-cell table:formula="of:=IF(LEN([.AA37])=0;[.AA38];[.AA37])" office:value-type="string" office:string-value="MO" calcext:value-type="string">
            <text:p>MO</text:p>
          </table:table-cell>
          <table:table-cell table:formula="of:=IF(LEN([.I37])&gt;0;[.I3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GA ADVENTURE TEAM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Šneiders</text:p>
          </table:table-cell>
          <table:table-cell office:value-type="string" calcext:value-type="string">
            <text:p>04/05/19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37]=1;[.H38];IF([.H38]=[.L37];[.L37];&quot;X&quot;))" office:value-type="string" office:string-value="M" calcext:value-type="string">
            <text:p>M</text:p>
          </table:table-cell>
          <table:table-cell table:formula="of:=IF([.A38]=[.A39];0;1)" office:value-type="float" office:value="1" calcext:value-type="float">
            <text:p>1</text:p>
          </table:table-cell>
          <table:table-cell table:formula="of:=DATE(MID([.G38];7;4);MID([.G38];1;2);MID([.G38];4;2))" office:value-type="date" office:date-value="1985-04-05" calcext:value-type="date">
            <text:p>05.04.85</text:p>
          </table:table-cell>
          <table:table-cell table:formula="of:=ORG.OPENOFFICE.YEARS([.N38];[.$N$1];0)" office:value-type="float" office:value="31" calcext:value-type="float">
            <text:p>31</text:p>
          </table:table-cell>
          <table:table-cell table:formula="of:=IF([.A38]=[.A37];MIN([.O38];[.P37]);[.O38])" office:value-type="float" office:value="31" calcext:value-type="float">
            <text:p>31</text:p>
          </table:table-cell>
          <table:table-cell table:formula="of:=IF([.A38]=[.A37];MAX([.O38];[.Q37]);[.P38])" office:value-type="float" office:value="33" calcext:value-type="float">
            <text:p>33</text:p>
          </table:table-cell>
          <table:table-cell table:formula="of:=IF(AND([.Q38]&gt;=0;[.Q38]&lt;[.$R$1]);&quot;J&quot;;&quot;&quot;)">
            <text:p/>
          </table:table-cell>
          <table:table-cell table:formula="of:=IF([.P38]&gt;=[.$S$1];&quot;V&quot;;&quot;&quot;)">
            <text:p/>
          </table:table-cell>
          <table:table-cell table:formula="of:=IF([.P38]&gt;=[.$T$1];&quot;SV&quot;;&quot;&quot;)">
            <text:p/>
          </table:table-cell>
          <table:table-cell table:formula="of:=IF([.P38]&gt;=[.$U$1];&quot;UV&quot;;&quot;&quot;)">
            <text:p/>
          </table:table-cell>
          <table:table-cell table:formula="of:=IF([.M38]=1;[.L38]&amp;&quot;O&quot;&amp;IF(LEN([.R38])&gt;0;&quot;,&quot;&amp;[.L38]&amp;[.R38];&quot;&quot;)&amp;IF(LEN([.S38])&gt;0;&quot;,&quot;&amp;[.L38]&amp;[.S38];&quot;&quot;)&amp;IF(LEN([.T38])&gt;0;&quot;,&quot;&amp;[.L38]&amp;[.T38];&quot;&quot;)&amp;IF(LEN([.U38])&gt;0;&quot;,&quot;&amp;[.L38]&amp;[.U38];&quot;&quot;)&amp;IF(LEN([.C38])&gt;0;&quot;,&quot;&amp;[.C38];&quot;&quot;);&quot;&quot;)" office:value-type="string" office:string-value="MO" calcext:value-type="string">
            <text:p>MO</text:p>
          </table:table-cell>
          <table:table-cell table:formula="of:=[.E38]&amp;&quot; &quot;&amp;[.F38]" office:value-type="string" office:string-value="Jānis Šneiders" calcext:value-type="string">
            <text:p>Jānis Šneiders</text:p>
          </table:table-cell>
          <table:table-cell table:formula="of:=MID([.G38];7;4)&amp;&quot;-&quot;&amp;MID([.G38];1;2)&amp;&quot;-&quot;&amp;MID([.G38];4;2)" office:value-type="string" office:string-value="1985-04-05" calcext:value-type="string">
            <text:p>1985-04-05</text:p>
          </table:table-cell>
          <table:table-cell table:formula="of:=IF(LEN([.V38])=0;[.V39];[.V38])" office:value-type="string" office:string-value="MO" calcext:value-type="string">
            <text:p>MO</text:p>
          </table:table-cell>
          <table:table-cell table:formula="of:=IF(LEN([.Y38])=0;[.Y39];[.Y38])" office:value-type="string" office:string-value="MO" calcext:value-type="string">
            <text:p>MO</text:p>
          </table:table-cell>
          <table:table-cell table:formula="of:=IF(LEN([.Z38])=0;[.Z39];[.Z38])" office:value-type="string" office:string-value="MO" calcext:value-type="string">
            <text:p>MO</text:p>
          </table:table-cell>
          <table:table-cell table:formula="of:=IF(LEN([.AA38])=0;[.AA39];[.AA38])" office:value-type="string" office:string-value="MO" calcext:value-type="string">
            <text:p>MO</text:p>
          </table:table-cell>
          <table:table-cell table:formula="of:=IF(LEN([.I38])&gt;0;[.I3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ītavas roboti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Aldis</text:p>
          </table:table-cell>
          <table:table-cell office:value-type="string" calcext:value-type="string">
            <text:p>Pecka</text:p>
          </table:table-cell>
          <table:table-cell office:value-type="string" calcext:value-type="string">
            <text:p>06/25/19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38]=1;[.H39];IF([.H39]=[.L38];[.L38];&quot;X&quot;))" office:value-type="string" office:string-value="M" calcext:value-type="string">
            <text:p>M</text:p>
          </table:table-cell>
          <table:table-cell table:formula="of:=IF([.A39]=[.A40];0;1)" office:value-type="float" office:value="0" calcext:value-type="float">
            <text:p>0</text:p>
          </table:table-cell>
          <table:table-cell table:formula="of:=DATE(MID([.G39];7;4);MID([.G39];1;2);MID([.G39];4;2))" office:value-type="date" office:date-value="1985-06-25" calcext:value-type="date">
            <text:p>25.06.85</text:p>
          </table:table-cell>
          <table:table-cell table:formula="of:=ORG.OPENOFFICE.YEARS([.N39];[.$N$1];0)" office:value-type="float" office:value="31" calcext:value-type="float">
            <text:p>31</text:p>
          </table:table-cell>
          <table:table-cell table:formula="of:=IF([.A39]=[.A38];MIN([.O39];[.P38]);[.O39])" office:value-type="float" office:value="31" calcext:value-type="float">
            <text:p>31</text:p>
          </table:table-cell>
          <table:table-cell table:formula="of:=IF([.A39]=[.A38];MAX([.O39];[.Q38]);[.P39])" office:value-type="float" office:value="31" calcext:value-type="float">
            <text:p>31</text:p>
          </table:table-cell>
          <table:table-cell table:formula="of:=IF(AND([.Q39]&gt;=0;[.Q39]&lt;[.$R$1]);&quot;J&quot;;&quot;&quot;)">
            <text:p/>
          </table:table-cell>
          <table:table-cell table:formula="of:=IF([.P39]&gt;=[.$S$1];&quot;V&quot;;&quot;&quot;)">
            <text:p/>
          </table:table-cell>
          <table:table-cell table:formula="of:=IF([.P39]&gt;=[.$T$1];&quot;SV&quot;;&quot;&quot;)">
            <text:p/>
          </table:table-cell>
          <table:table-cell table:formula="of:=IF([.P39]&gt;=[.$U$1];&quot;UV&quot;;&quot;&quot;)">
            <text:p/>
          </table:table-cell>
          <table:table-cell table:formula="of:=IF([.M39]=1;[.L39]&amp;&quot;O&quot;&amp;IF(LEN([.R39])&gt;0;&quot;,&quot;&amp;[.L39]&amp;[.R39];&quot;&quot;)&amp;IF(LEN([.S39])&gt;0;&quot;,&quot;&amp;[.L39]&amp;[.S39];&quot;&quot;)&amp;IF(LEN([.T39])&gt;0;&quot;,&quot;&amp;[.L39]&amp;[.T39];&quot;&quot;)&amp;IF(LEN([.U39])&gt;0;&quot;,&quot;&amp;[.L39]&amp;[.U39];&quot;&quot;)&amp;IF(LEN([.C39])&gt;0;&quot;,&quot;&amp;[.C39];&quot;&quot;);&quot;&quot;)">
            <text:p/>
          </table:table-cell>
          <table:table-cell table:formula="of:=[.E39]&amp;&quot; &quot;&amp;[.F39]" office:value-type="string" office:string-value="Aldis Pecka" calcext:value-type="string">
            <text:p>Aldis Pecka</text:p>
          </table:table-cell>
          <table:table-cell table:formula="of:=MID([.G39];7;4)&amp;&quot;-&quot;&amp;MID([.G39];1;2)&amp;&quot;-&quot;&amp;MID([.G39];4;2)" office:value-type="string" office:string-value="1985-06-25" calcext:value-type="string">
            <text:p>1985-06-25</text:p>
          </table:table-cell>
          <table:table-cell table:formula="of:=IF(LEN([.V39])=0;[.V40];[.V39])" office:value-type="string" office:string-value="MO" calcext:value-type="string">
            <text:p>MO</text:p>
          </table:table-cell>
          <table:table-cell table:formula="of:=IF(LEN([.Y39])=0;[.Y40];[.Y39])" office:value-type="string" office:string-value="MO" calcext:value-type="string">
            <text:p>MO</text:p>
          </table:table-cell>
          <table:table-cell table:formula="of:=IF(LEN([.Z39])=0;[.Z40];[.Z39])" office:value-type="string" office:string-value="MO" calcext:value-type="string">
            <text:p>MO</text:p>
          </table:table-cell>
          <table:table-cell table:formula="of:=IF(LEN([.AA39])=0;[.AA40];[.AA39])" office:value-type="string" office:string-value="MO" calcext:value-type="string">
            <text:p>MO</text:p>
          </table:table-cell>
          <table:table-cell table:formula="of:=IF(LEN([.I39])&gt;0;[.I3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ītavas roboti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Vitālijs</text:p>
          </table:table-cell>
          <table:table-cell office:value-type="string" calcext:value-type="string">
            <text:p>Osadčuks</text:p>
          </table:table-cell>
          <table:table-cell office:value-type="string" calcext:value-type="string">
            <text:p>03/31/19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39]=1;[.H40];IF([.H40]=[.L39];[.L39];&quot;X&quot;))" office:value-type="string" office:string-value="M" calcext:value-type="string">
            <text:p>M</text:p>
          </table:table-cell>
          <table:table-cell table:formula="of:=IF([.A40]=[.A41];0;1)" office:value-type="float" office:value="1" calcext:value-type="float">
            <text:p>1</text:p>
          </table:table-cell>
          <table:table-cell table:formula="of:=DATE(MID([.G40];7;4);MID([.G40];1;2);MID([.G40];4;2))" office:value-type="date" office:date-value="1983-03-31" calcext:value-type="date">
            <text:p>31.03.83</text:p>
          </table:table-cell>
          <table:table-cell table:formula="of:=ORG.OPENOFFICE.YEARS([.N40];[.$N$1];0)" office:value-type="float" office:value="33" calcext:value-type="float">
            <text:p>33</text:p>
          </table:table-cell>
          <table:table-cell table:formula="of:=IF([.A40]=[.A39];MIN([.O40];[.P39]);[.O40])" office:value-type="float" office:value="31" calcext:value-type="float">
            <text:p>31</text:p>
          </table:table-cell>
          <table:table-cell table:formula="of:=IF([.A40]=[.A39];MAX([.O40];[.Q39]);[.P40])" office:value-type="float" office:value="33" calcext:value-type="float">
            <text:p>33</text:p>
          </table:table-cell>
          <table:table-cell table:formula="of:=IF(AND([.Q40]&gt;=0;[.Q40]&lt;[.$R$1]);&quot;J&quot;;&quot;&quot;)">
            <text:p/>
          </table:table-cell>
          <table:table-cell table:formula="of:=IF([.P40]&gt;=[.$S$1];&quot;V&quot;;&quot;&quot;)">
            <text:p/>
          </table:table-cell>
          <table:table-cell table:formula="of:=IF([.P40]&gt;=[.$T$1];&quot;SV&quot;;&quot;&quot;)">
            <text:p/>
          </table:table-cell>
          <table:table-cell table:formula="of:=IF([.P40]&gt;=[.$U$1];&quot;UV&quot;;&quot;&quot;)">
            <text:p/>
          </table:table-cell>
          <table:table-cell table:formula="of:=IF([.M40]=1;[.L40]&amp;&quot;O&quot;&amp;IF(LEN([.R40])&gt;0;&quot;,&quot;&amp;[.L40]&amp;[.R40];&quot;&quot;)&amp;IF(LEN([.S40])&gt;0;&quot;,&quot;&amp;[.L40]&amp;[.S40];&quot;&quot;)&amp;IF(LEN([.T40])&gt;0;&quot;,&quot;&amp;[.L40]&amp;[.T40];&quot;&quot;)&amp;IF(LEN([.U40])&gt;0;&quot;,&quot;&amp;[.L40]&amp;[.U40];&quot;&quot;)&amp;IF(LEN([.C40])&gt;0;&quot;,&quot;&amp;[.C40];&quot;&quot;);&quot;&quot;)" office:value-type="string" office:string-value="MO" calcext:value-type="string">
            <text:p>MO</text:p>
          </table:table-cell>
          <table:table-cell table:formula="of:=[.E40]&amp;&quot; &quot;&amp;[.F40]" office:value-type="string" office:string-value="Vitālijs Osadčuks" calcext:value-type="string">
            <text:p>Vitālijs Osadčuks</text:p>
          </table:table-cell>
          <table:table-cell table:formula="of:=MID([.G40];7;4)&amp;&quot;-&quot;&amp;MID([.G40];1;2)&amp;&quot;-&quot;&amp;MID([.G40];4;2)" office:value-type="string" office:string-value="1983-03-31" calcext:value-type="string">
            <text:p>1983-03-31</text:p>
          </table:table-cell>
          <table:table-cell table:formula="of:=IF(LEN([.V40])=0;[.V41];[.V40])" office:value-type="string" office:string-value="MO" calcext:value-type="string">
            <text:p>MO</text:p>
          </table:table-cell>
          <table:table-cell table:formula="of:=IF(LEN([.Y40])=0;[.Y41];[.Y40])" office:value-type="string" office:string-value="MO" calcext:value-type="string">
            <text:p>MO</text:p>
          </table:table-cell>
          <table:table-cell table:formula="of:=IF(LEN([.Z40])=0;[.Z41];[.Z40])" office:value-type="string" office:string-value="MO" calcext:value-type="string">
            <text:p>MO</text:p>
          </table:table-cell>
          <table:table-cell table:formula="of:=IF(LEN([.AA40])=0;[.AA41];[.AA40])" office:value-type="string" office:string-value="MO" calcext:value-type="string">
            <text:p>MO</text:p>
          </table:table-cell>
          <table:table-cell table:formula="of:=IF(LEN([.I40])&gt;0;[.I40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Ūdenszāle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Lukstaraups</text:p>
          </table:table-cell>
          <table:table-cell office:value-type="string" calcext:value-type="string">
            <text:p>04/16/198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40]=1;[.H41];IF([.H41]=[.L40];[.L40];&quot;X&quot;))" office:value-type="string" office:string-value="M" calcext:value-type="string">
            <text:p>M</text:p>
          </table:table-cell>
          <table:table-cell table:formula="of:=IF([.A41]=[.A42];0;1)" office:value-type="float" office:value="0" calcext:value-type="float">
            <text:p>0</text:p>
          </table:table-cell>
          <table:table-cell table:formula="of:=DATE(MID([.G41];7;4);MID([.G41];1;2);MID([.G41];4;2))" office:value-type="date" office:date-value="1986-04-16" calcext:value-type="date">
            <text:p>16.04.86</text:p>
          </table:table-cell>
          <table:table-cell table:formula="of:=ORG.OPENOFFICE.YEARS([.N41];[.$N$1];0)" office:value-type="float" office:value="30" calcext:value-type="float">
            <text:p>30</text:p>
          </table:table-cell>
          <table:table-cell table:formula="of:=IF([.A41]=[.A40];MIN([.O41];[.P40]);[.O41])" office:value-type="float" office:value="30" calcext:value-type="float">
            <text:p>30</text:p>
          </table:table-cell>
          <table:table-cell table:formula="of:=IF([.A41]=[.A40];MAX([.O41];[.Q40]);[.P41])" office:value-type="float" office:value="30" calcext:value-type="float">
            <text:p>30</text:p>
          </table:table-cell>
          <table:table-cell table:formula="of:=IF(AND([.Q41]&gt;=0;[.Q41]&lt;[.$R$1]);&quot;J&quot;;&quot;&quot;)">
            <text:p/>
          </table:table-cell>
          <table:table-cell table:formula="of:=IF([.P41]&gt;=[.$S$1];&quot;V&quot;;&quot;&quot;)">
            <text:p/>
          </table:table-cell>
          <table:table-cell table:formula="of:=IF([.P41]&gt;=[.$T$1];&quot;SV&quot;;&quot;&quot;)">
            <text:p/>
          </table:table-cell>
          <table:table-cell table:formula="of:=IF([.P41]&gt;=[.$U$1];&quot;UV&quot;;&quot;&quot;)">
            <text:p/>
          </table:table-cell>
          <table:table-cell table:formula="of:=IF([.M41]=1;[.L41]&amp;&quot;O&quot;&amp;IF(LEN([.R41])&gt;0;&quot;,&quot;&amp;[.L41]&amp;[.R41];&quot;&quot;)&amp;IF(LEN([.S41])&gt;0;&quot;,&quot;&amp;[.L41]&amp;[.S41];&quot;&quot;)&amp;IF(LEN([.T41])&gt;0;&quot;,&quot;&amp;[.L41]&amp;[.T41];&quot;&quot;)&amp;IF(LEN([.U41])&gt;0;&quot;,&quot;&amp;[.L41]&amp;[.U41];&quot;&quot;)&amp;IF(LEN([.C41])&gt;0;&quot;,&quot;&amp;[.C41];&quot;&quot;);&quot;&quot;)">
            <text:p/>
          </table:table-cell>
          <table:table-cell table:formula="of:=[.E41]&amp;&quot; &quot;&amp;[.F41]" office:value-type="string" office:string-value="Mārtiņš Lukstaraups" calcext:value-type="string">
            <text:p>Mārtiņš Lukstaraups</text:p>
          </table:table-cell>
          <table:table-cell table:formula="of:=MID([.G41];7;4)&amp;&quot;-&quot;&amp;MID([.G41];1;2)&amp;&quot;-&quot;&amp;MID([.G41];4;2)" office:value-type="string" office:string-value="1986-04-16" calcext:value-type="string">
            <text:p>1986-04-16</text:p>
          </table:table-cell>
          <table:table-cell table:formula="of:=IF(LEN([.V41])=0;[.V42];[.V41])" office:value-type="string" office:string-value="MO" calcext:value-type="string">
            <text:p>MO</text:p>
          </table:table-cell>
          <table:table-cell table:formula="of:=IF(LEN([.Y41])=0;[.Y42];[.Y41])" office:value-type="string" office:string-value="MO" calcext:value-type="string">
            <text:p>MO</text:p>
          </table:table-cell>
          <table:table-cell table:formula="of:=IF(LEN([.Z41])=0;[.Z42];[.Z41])" office:value-type="string" office:string-value="MO" calcext:value-type="string">
            <text:p>MO</text:p>
          </table:table-cell>
          <table:table-cell table:formula="of:=IF(LEN([.AA41])=0;[.AA42];[.AA41])" office:value-type="string" office:string-value="MO" calcext:value-type="string">
            <text:p>MO</text:p>
          </table:table-cell>
          <table:table-cell table:formula="of:=IF(LEN([.I41])&gt;0;[.I4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Ūdenszāle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Deičmanis</text:p>
          </table:table-cell>
          <table:table-cell office:value-type="string" calcext:value-type="string">
            <text:p>01/03/198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41]=1;[.H42];IF([.H42]=[.L41];[.L41];&quot;X&quot;))" office:value-type="string" office:string-value="M" calcext:value-type="string">
            <text:p>M</text:p>
          </table:table-cell>
          <table:table-cell table:formula="of:=IF([.A42]=[.A43];0;1)" office:value-type="float" office:value="1" calcext:value-type="float">
            <text:p>1</text:p>
          </table:table-cell>
          <table:table-cell table:formula="of:=DATE(MID([.G42];7;4);MID([.G42];1;2);MID([.G42];4;2))" office:value-type="date" office:date-value="1986-01-03" calcext:value-type="date">
            <text:p>03.01.86</text:p>
          </table:table-cell>
          <table:table-cell table:formula="of:=ORG.OPENOFFICE.YEARS([.N42];[.$N$1];0)" office:value-type="float" office:value="30" calcext:value-type="float">
            <text:p>30</text:p>
          </table:table-cell>
          <table:table-cell table:formula="of:=IF([.A42]=[.A41];MIN([.O42];[.P41]);[.O42])" office:value-type="float" office:value="30" calcext:value-type="float">
            <text:p>30</text:p>
          </table:table-cell>
          <table:table-cell table:formula="of:=IF([.A42]=[.A41];MAX([.O42];[.Q41]);[.P42])" office:value-type="float" office:value="30" calcext:value-type="float">
            <text:p>30</text:p>
          </table:table-cell>
          <table:table-cell table:formula="of:=IF(AND([.Q42]&gt;=0;[.Q42]&lt;[.$R$1]);&quot;J&quot;;&quot;&quot;)">
            <text:p/>
          </table:table-cell>
          <table:table-cell table:formula="of:=IF([.P42]&gt;=[.$S$1];&quot;V&quot;;&quot;&quot;)">
            <text:p/>
          </table:table-cell>
          <table:table-cell table:formula="of:=IF([.P42]&gt;=[.$T$1];&quot;SV&quot;;&quot;&quot;)">
            <text:p/>
          </table:table-cell>
          <table:table-cell table:formula="of:=IF([.P42]&gt;=[.$U$1];&quot;UV&quot;;&quot;&quot;)">
            <text:p/>
          </table:table-cell>
          <table:table-cell table:formula="of:=IF([.M42]=1;[.L42]&amp;&quot;O&quot;&amp;IF(LEN([.R42])&gt;0;&quot;,&quot;&amp;[.L42]&amp;[.R42];&quot;&quot;)&amp;IF(LEN([.S42])&gt;0;&quot;,&quot;&amp;[.L42]&amp;[.S42];&quot;&quot;)&amp;IF(LEN([.T42])&gt;0;&quot;,&quot;&amp;[.L42]&amp;[.T42];&quot;&quot;)&amp;IF(LEN([.U42])&gt;0;&quot;,&quot;&amp;[.L42]&amp;[.U42];&quot;&quot;)&amp;IF(LEN([.C42])&gt;0;&quot;,&quot;&amp;[.C42];&quot;&quot;);&quot;&quot;)" office:value-type="string" office:string-value="MO" calcext:value-type="string">
            <text:p>MO</text:p>
          </table:table-cell>
          <table:table-cell table:formula="of:=[.E42]&amp;&quot; &quot;&amp;[.F42]" office:value-type="string" office:string-value="Mārtiņš Deičmanis" calcext:value-type="string">
            <text:p>Mārtiņš Deičmanis</text:p>
          </table:table-cell>
          <table:table-cell table:formula="of:=MID([.G42];7;4)&amp;&quot;-&quot;&amp;MID([.G42];1;2)&amp;&quot;-&quot;&amp;MID([.G42];4;2)" office:value-type="string" office:string-value="1986-01-03" calcext:value-type="string">
            <text:p>1986-01-03</text:p>
          </table:table-cell>
          <table:table-cell table:formula="of:=IF(LEN([.V42])=0;[.V43];[.V42])" office:value-type="string" office:string-value="MO" calcext:value-type="string">
            <text:p>MO</text:p>
          </table:table-cell>
          <table:table-cell table:formula="of:=IF(LEN([.Y42])=0;[.Y43];[.Y42])" office:value-type="string" office:string-value="MO" calcext:value-type="string">
            <text:p>MO</text:p>
          </table:table-cell>
          <table:table-cell table:formula="of:=IF(LEN([.Z42])=0;[.Z43];[.Z42])" office:value-type="string" office:string-value="MO" calcext:value-type="string">
            <text:p>MO</text:p>
          </table:table-cell>
          <table:table-cell table:formula="of:=IF(LEN([.AA42])=0;[.AA43];[.AA42])" office:value-type="string" office:string-value="MO" calcext:value-type="string">
            <text:p>MO</text:p>
          </table:table-cell>
          <table:table-cell table:formula="of:=IF(LEN([.I42])&gt;0;[.I4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4 rullē!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Didzis</text:p>
          </table:table-cell>
          <table:table-cell office:value-type="string" calcext:value-type="string">
            <text:p>Šapkus</text:p>
          </table:table-cell>
          <table:table-cell office:value-type="string" calcext:value-type="string">
            <text:p>02/16/1984</text:p>
          </table:table-cell>
          <table:table-cell office:value-type="string" calcext:value-type="string">
            <text:p>M</text:p>
          </table:table-cell>
          <table:table-cell office:value-type="float" office:value="8632865" calcext:value-type="float">
            <text:p>8632865</text:p>
          </table:table-cell>
          <table:table-cell office:value-type="string" calcext:value-type="string">
            <text:p>Latvia</text:p>
          </table:table-cell>
          <table:table-cell/>
          <table:table-cell table:formula="of:=IF([.M42]=1;[.H43];IF([.H43]=[.L42];[.L42];&quot;X&quot;))" office:value-type="string" office:string-value="M" calcext:value-type="string">
            <text:p>M</text:p>
          </table:table-cell>
          <table:table-cell table:formula="of:=IF([.A43]=[.A44];0;1)" office:value-type="float" office:value="0" calcext:value-type="float">
            <text:p>0</text:p>
          </table:table-cell>
          <table:table-cell table:formula="of:=DATE(MID([.G43];7;4);MID([.G43];1;2);MID([.G43];4;2))" office:value-type="date" office:date-value="1984-02-16" calcext:value-type="date">
            <text:p>16.02.84</text:p>
          </table:table-cell>
          <table:table-cell table:formula="of:=ORG.OPENOFFICE.YEARS([.N43];[.$N$1];0)" office:value-type="float" office:value="32" calcext:value-type="float">
            <text:p>32</text:p>
          </table:table-cell>
          <table:table-cell table:formula="of:=IF([.A43]=[.A42];MIN([.O43];[.P42]);[.O43])" office:value-type="float" office:value="32" calcext:value-type="float">
            <text:p>32</text:p>
          </table:table-cell>
          <table:table-cell table:formula="of:=IF([.A43]=[.A42];MAX([.O43];[.Q42]);[.P43])" office:value-type="float" office:value="32" calcext:value-type="float">
            <text:p>32</text:p>
          </table:table-cell>
          <table:table-cell table:formula="of:=IF(AND([.Q43]&gt;=0;[.Q43]&lt;[.$R$1]);&quot;J&quot;;&quot;&quot;)">
            <text:p/>
          </table:table-cell>
          <table:table-cell table:formula="of:=IF([.P43]&gt;=[.$S$1];&quot;V&quot;;&quot;&quot;)">
            <text:p/>
          </table:table-cell>
          <table:table-cell table:formula="of:=IF([.P43]&gt;=[.$T$1];&quot;SV&quot;;&quot;&quot;)">
            <text:p/>
          </table:table-cell>
          <table:table-cell table:formula="of:=IF([.P43]&gt;=[.$U$1];&quot;UV&quot;;&quot;&quot;)">
            <text:p/>
          </table:table-cell>
          <table:table-cell table:formula="of:=IF([.M43]=1;[.L43]&amp;&quot;O&quot;&amp;IF(LEN([.R43])&gt;0;&quot;,&quot;&amp;[.L43]&amp;[.R43];&quot;&quot;)&amp;IF(LEN([.S43])&gt;0;&quot;,&quot;&amp;[.L43]&amp;[.S43];&quot;&quot;)&amp;IF(LEN([.T43])&gt;0;&quot;,&quot;&amp;[.L43]&amp;[.T43];&quot;&quot;)&amp;IF(LEN([.U43])&gt;0;&quot;,&quot;&amp;[.L43]&amp;[.U43];&quot;&quot;)&amp;IF(LEN([.C43])&gt;0;&quot;,&quot;&amp;[.C43];&quot;&quot;);&quot;&quot;)">
            <text:p/>
          </table:table-cell>
          <table:table-cell table:formula="of:=[.E43]&amp;&quot; &quot;&amp;[.F43]" office:value-type="string" office:string-value="Didzis Šapkus" calcext:value-type="string">
            <text:p>Didzis Šapkus</text:p>
          </table:table-cell>
          <table:table-cell table:formula="of:=MID([.G43];7;4)&amp;&quot;-&quot;&amp;MID([.G43];1;2)&amp;&quot;-&quot;&amp;MID([.G43];4;2)" office:value-type="string" office:string-value="1984-02-16" calcext:value-type="string">
            <text:p>1984-02-16</text:p>
          </table:table-cell>
          <table:table-cell table:formula="of:=IF(LEN([.V43])=0;[.V44];[.V43])" office:value-type="string" office:string-value="MO" calcext:value-type="string">
            <text:p>MO</text:p>
          </table:table-cell>
          <table:table-cell table:formula="of:=IF(LEN([.Y43])=0;[.Y44];[.Y43])" office:value-type="string" office:string-value="MO" calcext:value-type="string">
            <text:p>MO</text:p>
          </table:table-cell>
          <table:table-cell table:formula="of:=IF(LEN([.Z43])=0;[.Z44];[.Z43])" office:value-type="string" office:string-value="MO" calcext:value-type="string">
            <text:p>MO</text:p>
          </table:table-cell>
          <table:table-cell table:formula="of:=IF(LEN([.AA43])=0;[.AA44];[.AA43])" office:value-type="string" office:string-value="MO" calcext:value-type="string">
            <text:p>MO</text:p>
          </table:table-cell>
          <table:table-cell table:formula="of:=IF(LEN([.I43])&gt;0;[.I43];&quot;*&quot;)" office:value-type="float" office:value="8632865" calcext:value-type="float">
            <text:p>86328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4 rullē!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Vaselis</text:p>
          </table:table-cell>
          <table:table-cell office:value-type="string" calcext:value-type="string">
            <text:p>03/26/1984</text:p>
          </table:table-cell>
          <table:table-cell office:value-type="string" calcext:value-type="string">
            <text:p>M</text:p>
          </table:table-cell>
          <table:table-cell office:value-type="float" office:value="8626132" calcext:value-type="float">
            <text:p>8626132</text:p>
          </table:table-cell>
          <table:table-cell office:value-type="string" calcext:value-type="string">
            <text:p>Latvia</text:p>
          </table:table-cell>
          <table:table-cell/>
          <table:table-cell table:formula="of:=IF([.M43]=1;[.H44];IF([.H44]=[.L43];[.L43];&quot;X&quot;))" office:value-type="string" office:string-value="M" calcext:value-type="string">
            <text:p>M</text:p>
          </table:table-cell>
          <table:table-cell table:formula="of:=IF([.A44]=[.A45];0;1)" office:value-type="float" office:value="1" calcext:value-type="float">
            <text:p>1</text:p>
          </table:table-cell>
          <table:table-cell table:formula="of:=DATE(MID([.G44];7;4);MID([.G44];1;2);MID([.G44];4;2))" office:value-type="date" office:date-value="1984-03-26" calcext:value-type="date">
            <text:p>26.03.84</text:p>
          </table:table-cell>
          <table:table-cell table:formula="of:=ORG.OPENOFFICE.YEARS([.N44];[.$N$1];0)" office:value-type="float" office:value="32" calcext:value-type="float">
            <text:p>32</text:p>
          </table:table-cell>
          <table:table-cell table:formula="of:=IF([.A44]=[.A43];MIN([.O44];[.P43]);[.O44])" office:value-type="float" office:value="32" calcext:value-type="float">
            <text:p>32</text:p>
          </table:table-cell>
          <table:table-cell table:formula="of:=IF([.A44]=[.A43];MAX([.O44];[.Q43]);[.P44])" office:value-type="float" office:value="32" calcext:value-type="float">
            <text:p>32</text:p>
          </table:table-cell>
          <table:table-cell table:formula="of:=IF(AND([.Q44]&gt;=0;[.Q44]&lt;[.$R$1]);&quot;J&quot;;&quot;&quot;)">
            <text:p/>
          </table:table-cell>
          <table:table-cell table:formula="of:=IF([.P44]&gt;=[.$S$1];&quot;V&quot;;&quot;&quot;)">
            <text:p/>
          </table:table-cell>
          <table:table-cell table:formula="of:=IF([.P44]&gt;=[.$T$1];&quot;SV&quot;;&quot;&quot;)">
            <text:p/>
          </table:table-cell>
          <table:table-cell table:formula="of:=IF([.P44]&gt;=[.$U$1];&quot;UV&quot;;&quot;&quot;)">
            <text:p/>
          </table:table-cell>
          <table:table-cell table:formula="of:=IF([.M44]=1;[.L44]&amp;&quot;O&quot;&amp;IF(LEN([.R44])&gt;0;&quot;,&quot;&amp;[.L44]&amp;[.R44];&quot;&quot;)&amp;IF(LEN([.S44])&gt;0;&quot;,&quot;&amp;[.L44]&amp;[.S44];&quot;&quot;)&amp;IF(LEN([.T44])&gt;0;&quot;,&quot;&amp;[.L44]&amp;[.T44];&quot;&quot;)&amp;IF(LEN([.U44])&gt;0;&quot;,&quot;&amp;[.L44]&amp;[.U44];&quot;&quot;)&amp;IF(LEN([.C44])&gt;0;&quot;,&quot;&amp;[.C44];&quot;&quot;);&quot;&quot;)" office:value-type="string" office:string-value="MO" calcext:value-type="string">
            <text:p>MO</text:p>
          </table:table-cell>
          <table:table-cell table:formula="of:=[.E44]&amp;&quot; &quot;&amp;[.F44]" office:value-type="string" office:string-value="Artūrs Vaselis" calcext:value-type="string">
            <text:p>Artūrs Vaselis</text:p>
          </table:table-cell>
          <table:table-cell table:formula="of:=MID([.G44];7;4)&amp;&quot;-&quot;&amp;MID([.G44];1;2)&amp;&quot;-&quot;&amp;MID([.G44];4;2)" office:value-type="string" office:string-value="1984-03-26" calcext:value-type="string">
            <text:p>1984-03-26</text:p>
          </table:table-cell>
          <table:table-cell table:formula="of:=IF(LEN([.V44])=0;[.V45];[.V44])" office:value-type="string" office:string-value="MO" calcext:value-type="string">
            <text:p>MO</text:p>
          </table:table-cell>
          <table:table-cell table:formula="of:=IF(LEN([.Y44])=0;[.Y45];[.Y44])" office:value-type="string" office:string-value="MO" calcext:value-type="string">
            <text:p>MO</text:p>
          </table:table-cell>
          <table:table-cell table:formula="of:=IF(LEN([.Z44])=0;[.Z45];[.Z44])" office:value-type="string" office:string-value="MO" calcext:value-type="string">
            <text:p>MO</text:p>
          </table:table-cell>
          <table:table-cell table:formula="of:=IF(LEN([.AA44])=0;[.AA45];[.AA44])" office:value-type="string" office:string-value="MO" calcext:value-type="string">
            <text:p>MO</text:p>
          </table:table-cell>
          <table:table-cell table:formula="of:=IF(LEN([.I44])&gt;0;[.I44];&quot;*&quot;)" office:value-type="float" office:value="8626132" calcext:value-type="float">
            <text:p>86261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SK Noskrien Rieksti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Raimonds</text:p>
          </table:table-cell>
          <table:table-cell office:value-type="string" calcext:value-type="string">
            <text:p>Ozoliņš</text:p>
          </table:table-cell>
          <table:table-cell office:value-type="string" calcext:value-type="string">
            <text:p>07/10/1983</text:p>
          </table:table-cell>
          <table:table-cell office:value-type="string" calcext:value-type="string">
            <text:p>M</text:p>
          </table:table-cell>
          <table:table-cell office:value-type="float" office:value="980534" calcext:value-type="float">
            <text:p>980534</text:p>
          </table:table-cell>
          <table:table-cell office:value-type="string" calcext:value-type="string">
            <text:p>Latvia</text:p>
          </table:table-cell>
          <table:table-cell/>
          <table:table-cell table:formula="of:=IF([.M44]=1;[.H45];IF([.H45]=[.L44];[.L44];&quot;X&quot;))" office:value-type="string" office:string-value="M" calcext:value-type="string">
            <text:p>M</text:p>
          </table:table-cell>
          <table:table-cell table:formula="of:=IF([.A45]=[.A46];0;1)" office:value-type="float" office:value="0" calcext:value-type="float">
            <text:p>0</text:p>
          </table:table-cell>
          <table:table-cell table:formula="of:=DATE(MID([.G45];7;4);MID([.G45];1;2);MID([.G45];4;2))" office:value-type="date" office:date-value="1983-07-10" calcext:value-type="date">
            <text:p>10.07.83</text:p>
          </table:table-cell>
          <table:table-cell table:formula="of:=ORG.OPENOFFICE.YEARS([.N45];[.$N$1];0)" office:value-type="float" office:value="33" calcext:value-type="float">
            <text:p>33</text:p>
          </table:table-cell>
          <table:table-cell table:formula="of:=IF([.A45]=[.A44];MIN([.O45];[.P44]);[.O45])" office:value-type="float" office:value="33" calcext:value-type="float">
            <text:p>33</text:p>
          </table:table-cell>
          <table:table-cell table:formula="of:=IF([.A45]=[.A44];MAX([.O45];[.Q44]);[.P45])" office:value-type="float" office:value="33" calcext:value-type="float">
            <text:p>33</text:p>
          </table:table-cell>
          <table:table-cell table:formula="of:=IF(AND([.Q45]&gt;=0;[.Q45]&lt;[.$R$1]);&quot;J&quot;;&quot;&quot;)">
            <text:p/>
          </table:table-cell>
          <table:table-cell table:formula="of:=IF([.P45]&gt;=[.$S$1];&quot;V&quot;;&quot;&quot;)">
            <text:p/>
          </table:table-cell>
          <table:table-cell table:formula="of:=IF([.P45]&gt;=[.$T$1];&quot;SV&quot;;&quot;&quot;)">
            <text:p/>
          </table:table-cell>
          <table:table-cell table:formula="of:=IF([.P45]&gt;=[.$U$1];&quot;UV&quot;;&quot;&quot;)">
            <text:p/>
          </table:table-cell>
          <table:table-cell table:formula="of:=IF([.M45]=1;[.L45]&amp;&quot;O&quot;&amp;IF(LEN([.R45])&gt;0;&quot;,&quot;&amp;[.L45]&amp;[.R45];&quot;&quot;)&amp;IF(LEN([.S45])&gt;0;&quot;,&quot;&amp;[.L45]&amp;[.S45];&quot;&quot;)&amp;IF(LEN([.T45])&gt;0;&quot;,&quot;&amp;[.L45]&amp;[.T45];&quot;&quot;)&amp;IF(LEN([.U45])&gt;0;&quot;,&quot;&amp;[.L45]&amp;[.U45];&quot;&quot;)&amp;IF(LEN([.C45])&gt;0;&quot;,&quot;&amp;[.C45];&quot;&quot;);&quot;&quot;)">
            <text:p/>
          </table:table-cell>
          <table:table-cell table:formula="of:=[.E45]&amp;&quot; &quot;&amp;[.F45]" office:value-type="string" office:string-value="Raimonds Ozoliņš" calcext:value-type="string">
            <text:p>Raimonds Ozoliņš</text:p>
          </table:table-cell>
          <table:table-cell table:formula="of:=MID([.G45];7;4)&amp;&quot;-&quot;&amp;MID([.G45];1;2)&amp;&quot;-&quot;&amp;MID([.G45];4;2)" office:value-type="string" office:string-value="1983-07-10" calcext:value-type="string">
            <text:p>1983-07-10</text:p>
          </table:table-cell>
          <table:table-cell table:formula="of:=IF(LEN([.V45])=0;[.V46];[.V45])" office:value-type="string" office:string-value="MO" calcext:value-type="string">
            <text:p>MO</text:p>
          </table:table-cell>
          <table:table-cell table:formula="of:=IF(LEN([.Y45])=0;[.Y46];[.Y45])" office:value-type="string" office:string-value="MO" calcext:value-type="string">
            <text:p>MO</text:p>
          </table:table-cell>
          <table:table-cell table:formula="of:=IF(LEN([.Z45])=0;[.Z46];[.Z45])" office:value-type="string" office:string-value="MO" calcext:value-type="string">
            <text:p>MO</text:p>
          </table:table-cell>
          <table:table-cell table:formula="of:=IF(LEN([.AA45])=0;[.AA46];[.AA45])" office:value-type="string" office:string-value="MO" calcext:value-type="string">
            <text:p>MO</text:p>
          </table:table-cell>
          <table:table-cell table:formula="of:=IF(LEN([.I45])&gt;0;[.I45];&quot;*&quot;)" office:value-type="float" office:value="980534" calcext:value-type="float">
            <text:p>98053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SK Noskrien Rieksti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Edgars</text:p>
          </table:table-cell>
          <table:table-cell office:value-type="string" calcext:value-type="string">
            <text:p>Vanters</text:p>
          </table:table-cell>
          <table:table-cell office:value-type="string" calcext:value-type="string">
            <text:p>09/14/1982</text:p>
          </table:table-cell>
          <table:table-cell office:value-type="string" calcext:value-type="string">
            <text:p>M</text:p>
          </table:table-cell>
          <table:table-cell office:value-type="float" office:value="9990777" calcext:value-type="float">
            <text:p>9990777</text:p>
          </table:table-cell>
          <table:table-cell office:value-type="string" calcext:value-type="string">
            <text:p>Latvia</text:p>
          </table:table-cell>
          <table:table-cell/>
          <table:table-cell table:formula="of:=IF([.M45]=1;[.H46];IF([.H46]=[.L45];[.L45];&quot;X&quot;))" office:value-type="string" office:string-value="M" calcext:value-type="string">
            <text:p>M</text:p>
          </table:table-cell>
          <table:table-cell table:formula="of:=IF([.A46]=[.A47];0;1)" office:value-type="float" office:value="1" calcext:value-type="float">
            <text:p>1</text:p>
          </table:table-cell>
          <table:table-cell table:formula="of:=DATE(MID([.G46];7;4);MID([.G46];1;2);MID([.G46];4;2))" office:value-type="date" office:date-value="1982-09-14" calcext:value-type="date">
            <text:p>14.09.82</text:p>
          </table:table-cell>
          <table:table-cell table:formula="of:=ORG.OPENOFFICE.YEARS([.N46];[.$N$1];0)" office:value-type="float" office:value="33" calcext:value-type="float">
            <text:p>33</text:p>
          </table:table-cell>
          <table:table-cell table:formula="of:=IF([.A46]=[.A45];MIN([.O46];[.P45]);[.O46])" office:value-type="float" office:value="33" calcext:value-type="float">
            <text:p>33</text:p>
          </table:table-cell>
          <table:table-cell table:formula="of:=IF([.A46]=[.A45];MAX([.O46];[.Q45]);[.P46])" office:value-type="float" office:value="33" calcext:value-type="float">
            <text:p>33</text:p>
          </table:table-cell>
          <table:table-cell table:formula="of:=IF(AND([.Q46]&gt;=0;[.Q46]&lt;[.$R$1]);&quot;J&quot;;&quot;&quot;)">
            <text:p/>
          </table:table-cell>
          <table:table-cell table:formula="of:=IF([.P46]&gt;=[.$S$1];&quot;V&quot;;&quot;&quot;)">
            <text:p/>
          </table:table-cell>
          <table:table-cell table:formula="of:=IF([.P46]&gt;=[.$T$1];&quot;SV&quot;;&quot;&quot;)">
            <text:p/>
          </table:table-cell>
          <table:table-cell table:formula="of:=IF([.P46]&gt;=[.$U$1];&quot;UV&quot;;&quot;&quot;)">
            <text:p/>
          </table:table-cell>
          <table:table-cell table:formula="of:=IF([.M46]=1;[.L46]&amp;&quot;O&quot;&amp;IF(LEN([.R46])&gt;0;&quot;,&quot;&amp;[.L46]&amp;[.R46];&quot;&quot;)&amp;IF(LEN([.S46])&gt;0;&quot;,&quot;&amp;[.L46]&amp;[.S46];&quot;&quot;)&amp;IF(LEN([.T46])&gt;0;&quot;,&quot;&amp;[.L46]&amp;[.T46];&quot;&quot;)&amp;IF(LEN([.U46])&gt;0;&quot;,&quot;&amp;[.L46]&amp;[.U46];&quot;&quot;)&amp;IF(LEN([.C46])&gt;0;&quot;,&quot;&amp;[.C46];&quot;&quot;);&quot;&quot;)" office:value-type="string" office:string-value="MO" calcext:value-type="string">
            <text:p>MO</text:p>
          </table:table-cell>
          <table:table-cell table:formula="of:=[.E46]&amp;&quot; &quot;&amp;[.F46]" office:value-type="string" office:string-value="Edgars Vanters" calcext:value-type="string">
            <text:p>Edgars Vanters</text:p>
          </table:table-cell>
          <table:table-cell table:formula="of:=MID([.G46];7;4)&amp;&quot;-&quot;&amp;MID([.G46];1;2)&amp;&quot;-&quot;&amp;MID([.G46];4;2)" office:value-type="string" office:string-value="1982-09-14" calcext:value-type="string">
            <text:p>1982-09-14</text:p>
          </table:table-cell>
          <table:table-cell table:formula="of:=IF(LEN([.V46])=0;[.V47];[.V46])" office:value-type="string" office:string-value="MO" calcext:value-type="string">
            <text:p>MO</text:p>
          </table:table-cell>
          <table:table-cell table:formula="of:=IF(LEN([.Y46])=0;[.Y47];[.Y46])" office:value-type="string" office:string-value="MO" calcext:value-type="string">
            <text:p>MO</text:p>
          </table:table-cell>
          <table:table-cell table:formula="of:=IF(LEN([.Z46])=0;[.Z47];[.Z46])" office:value-type="string" office:string-value="MO" calcext:value-type="string">
            <text:p>MO</text:p>
          </table:table-cell>
          <table:table-cell table:formula="of:=IF(LEN([.AA46])=0;[.AA47];[.AA46])" office:value-type="string" office:string-value="MO" calcext:value-type="string">
            <text:p>MO</text:p>
          </table:table-cell>
          <table:table-cell table:formula="of:=IF(LEN([.I46])&gt;0;[.I46];&quot;*&quot;)" office:value-type="float" office:value="9990777" calcext:value-type="float">
            <text:p>999077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lapjie pumpuri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Aigars</text:p>
          </table:table-cell>
          <table:table-cell office:value-type="string" calcext:value-type="string">
            <text:p>Čeksters</text:p>
          </table:table-cell>
          <table:table-cell office:value-type="string" calcext:value-type="string">
            <text:p>05/16/1981</text:p>
          </table:table-cell>
          <table:table-cell office:value-type="string" calcext:value-type="string">
            <text:p>M</text:p>
          </table:table-cell>
          <table:table-cell office:value-type="float" office:value="7001001" calcext:value-type="float">
            <text:p>7001001</text:p>
          </table:table-cell>
          <table:table-cell office:value-type="string" calcext:value-type="string">
            <text:p>Latvia</text:p>
          </table:table-cell>
          <table:table-cell/>
          <table:table-cell table:formula="of:=IF([.M46]=1;[.H47];IF([.H47]=[.L46];[.L46];&quot;X&quot;))" office:value-type="string" office:string-value="M" calcext:value-type="string">
            <text:p>M</text:p>
          </table:table-cell>
          <table:table-cell table:formula="of:=IF([.A47]=[.A48];0;1)" office:value-type="float" office:value="0" calcext:value-type="float">
            <text:p>0</text:p>
          </table:table-cell>
          <table:table-cell table:formula="of:=DATE(MID([.G47];7;4);MID([.G47];1;2);MID([.G47];4;2))" office:value-type="date" office:date-value="1981-05-16" calcext:value-type="date">
            <text:p>16.05.81</text:p>
          </table:table-cell>
          <table:table-cell table:formula="of:=ORG.OPENOFFICE.YEARS([.N47];[.$N$1];0)" office:value-type="float" office:value="35" calcext:value-type="float">
            <text:p>35</text:p>
          </table:table-cell>
          <table:table-cell table:formula="of:=IF([.A47]=[.A46];MIN([.O47];[.P46]);[.O47])" office:value-type="float" office:value="35" calcext:value-type="float">
            <text:p>35</text:p>
          </table:table-cell>
          <table:table-cell table:formula="of:=IF([.A47]=[.A46];MAX([.O47];[.Q46]);[.P47])" office:value-type="float" office:value="35" calcext:value-type="float">
            <text:p>35</text:p>
          </table:table-cell>
          <table:table-cell table:formula="of:=IF(AND([.Q47]&gt;=0;[.Q47]&lt;[.$R$1]);&quot;J&quot;;&quot;&quot;)">
            <text:p/>
          </table:table-cell>
          <table:table-cell table:formula="of:=IF([.P47]&gt;=[.$S$1];&quot;V&quot;;&quot;&quot;)">
            <text:p/>
          </table:table-cell>
          <table:table-cell table:formula="of:=IF([.P47]&gt;=[.$T$1];&quot;SV&quot;;&quot;&quot;)">
            <text:p/>
          </table:table-cell>
          <table:table-cell table:formula="of:=IF([.P47]&gt;=[.$U$1];&quot;UV&quot;;&quot;&quot;)">
            <text:p/>
          </table:table-cell>
          <table:table-cell table:formula="of:=IF([.M47]=1;[.L47]&amp;&quot;O&quot;&amp;IF(LEN([.R47])&gt;0;&quot;,&quot;&amp;[.L47]&amp;[.R47];&quot;&quot;)&amp;IF(LEN([.S47])&gt;0;&quot;,&quot;&amp;[.L47]&amp;[.S47];&quot;&quot;)&amp;IF(LEN([.T47])&gt;0;&quot;,&quot;&amp;[.L47]&amp;[.T47];&quot;&quot;)&amp;IF(LEN([.U47])&gt;0;&quot;,&quot;&amp;[.L47]&amp;[.U47];&quot;&quot;)&amp;IF(LEN([.C47])&gt;0;&quot;,&quot;&amp;[.C47];&quot;&quot;);&quot;&quot;)">
            <text:p/>
          </table:table-cell>
          <table:table-cell table:formula="of:=[.E47]&amp;&quot; &quot;&amp;[.F47]" office:value-type="string" office:string-value="Aigars Čeksters" calcext:value-type="string">
            <text:p>Aigars Čeksters</text:p>
          </table:table-cell>
          <table:table-cell table:formula="of:=MID([.G47];7;4)&amp;&quot;-&quot;&amp;MID([.G47];1;2)&amp;&quot;-&quot;&amp;MID([.G47];4;2)" office:value-type="string" office:string-value="1981-05-16" calcext:value-type="string">
            <text:p>1981-05-16</text:p>
          </table:table-cell>
          <table:table-cell table:formula="of:=IF(LEN([.V47])=0;[.V48];[.V47])" office:value-type="string" office:string-value="MO" calcext:value-type="string">
            <text:p>MO</text:p>
          </table:table-cell>
          <table:table-cell table:formula="of:=IF(LEN([.Y47])=0;[.Y48];[.Y47])" office:value-type="string" office:string-value="MO" calcext:value-type="string">
            <text:p>MO</text:p>
          </table:table-cell>
          <table:table-cell table:formula="of:=IF(LEN([.Z47])=0;[.Z48];[.Z47])" office:value-type="string" office:string-value="MO" calcext:value-type="string">
            <text:p>MO</text:p>
          </table:table-cell>
          <table:table-cell table:formula="of:=IF(LEN([.AA47])=0;[.AA48];[.AA47])" office:value-type="string" office:string-value="MO" calcext:value-type="string">
            <text:p>MO</text:p>
          </table:table-cell>
          <table:table-cell table:formula="of:=IF(LEN([.I47])&gt;0;[.I47];&quot;*&quot;)" office:value-type="float" office:value="7001001" calcext:value-type="float">
            <text:p>70010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lapjie pumpuri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Vilnis</text:p>
          </table:table-cell>
          <table:table-cell office:value-type="string" calcext:value-type="string">
            <text:p>Frišfelds</text:p>
          </table:table-cell>
          <table:table-cell office:value-type="string" calcext:value-type="string">
            <text:p>04/15/197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47]=1;[.H48];IF([.H48]=[.L47];[.L47];&quot;X&quot;))" office:value-type="string" office:string-value="M" calcext:value-type="string">
            <text:p>M</text:p>
          </table:table-cell>
          <table:table-cell table:formula="of:=IF([.A48]=[.A49];0;1)" office:value-type="float" office:value="1" calcext:value-type="float">
            <text:p>1</text:p>
          </table:table-cell>
          <table:table-cell table:formula="of:=DATE(MID([.G48];7;4);MID([.G48];1;2);MID([.G48];4;2))" office:value-type="date" office:date-value="1974-04-15" calcext:value-type="date">
            <text:p>15.04.74</text:p>
          </table:table-cell>
          <table:table-cell table:formula="of:=ORG.OPENOFFICE.YEARS([.N48];[.$N$1];0)" office:value-type="float" office:value="42" calcext:value-type="float">
            <text:p>42</text:p>
          </table:table-cell>
          <table:table-cell table:formula="of:=IF([.A48]=[.A47];MIN([.O48];[.P47]);[.O48])" office:value-type="float" office:value="35" calcext:value-type="float">
            <text:p>35</text:p>
          </table:table-cell>
          <table:table-cell table:formula="of:=IF([.A48]=[.A47];MAX([.O48];[.Q47]);[.P48])" office:value-type="float" office:value="42" calcext:value-type="float">
            <text:p>42</text:p>
          </table:table-cell>
          <table:table-cell table:formula="of:=IF(AND([.Q48]&gt;=0;[.Q48]&lt;[.$R$1]);&quot;J&quot;;&quot;&quot;)">
            <text:p/>
          </table:table-cell>
          <table:table-cell table:formula="of:=IF([.P48]&gt;=[.$S$1];&quot;V&quot;;&quot;&quot;)">
            <text:p/>
          </table:table-cell>
          <table:table-cell table:formula="of:=IF([.P48]&gt;=[.$T$1];&quot;SV&quot;;&quot;&quot;)">
            <text:p/>
          </table:table-cell>
          <table:table-cell table:formula="of:=IF([.P48]&gt;=[.$U$1];&quot;UV&quot;;&quot;&quot;)">
            <text:p/>
          </table:table-cell>
          <table:table-cell table:formula="of:=IF([.M48]=1;[.L48]&amp;&quot;O&quot;&amp;IF(LEN([.R48])&gt;0;&quot;,&quot;&amp;[.L48]&amp;[.R48];&quot;&quot;)&amp;IF(LEN([.S48])&gt;0;&quot;,&quot;&amp;[.L48]&amp;[.S48];&quot;&quot;)&amp;IF(LEN([.T48])&gt;0;&quot;,&quot;&amp;[.L48]&amp;[.T48];&quot;&quot;)&amp;IF(LEN([.U48])&gt;0;&quot;,&quot;&amp;[.L48]&amp;[.U48];&quot;&quot;)&amp;IF(LEN([.C48])&gt;0;&quot;,&quot;&amp;[.C48];&quot;&quot;);&quot;&quot;)" office:value-type="string" office:string-value="MO" calcext:value-type="string">
            <text:p>MO</text:p>
          </table:table-cell>
          <table:table-cell table:formula="of:=[.E48]&amp;&quot; &quot;&amp;[.F48]" office:value-type="string" office:string-value="Vilnis Frišfelds" calcext:value-type="string">
            <text:p>Vilnis Frišfelds</text:p>
          </table:table-cell>
          <table:table-cell table:formula="of:=MID([.G48];7;4)&amp;&quot;-&quot;&amp;MID([.G48];1;2)&amp;&quot;-&quot;&amp;MID([.G48];4;2)" office:value-type="string" office:string-value="1974-04-15" calcext:value-type="string">
            <text:p>1974-04-15</text:p>
          </table:table-cell>
          <table:table-cell table:formula="of:=IF(LEN([.V48])=0;[.V49];[.V48])" office:value-type="string" office:string-value="MO" calcext:value-type="string">
            <text:p>MO</text:p>
          </table:table-cell>
          <table:table-cell table:formula="of:=IF(LEN([.Y48])=0;[.Y49];[.Y48])" office:value-type="string" office:string-value="MO" calcext:value-type="string">
            <text:p>MO</text:p>
          </table:table-cell>
          <table:table-cell table:formula="of:=IF(LEN([.Z48])=0;[.Z49];[.Z48])" office:value-type="string" office:string-value="MO" calcext:value-type="string">
            <text:p>MO</text:p>
          </table:table-cell>
          <table:table-cell table:formula="of:=IF(LEN([.AA48])=0;[.AA49];[.AA48])" office:value-type="string" office:string-value="MO" calcext:value-type="string">
            <text:p>MO</text:p>
          </table:table-cell>
          <table:table-cell table:formula="of:=IF(LEN([.I48])&gt;0;[.I4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urikatu in omnia paratu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Sumčenko</text:p>
          </table:table-cell>
          <table:table-cell office:value-type="string" calcext:value-type="string">
            <text:p>01/11/1980</text:p>
          </table:table-cell>
          <table:table-cell office:value-type="string" calcext:value-type="string">
            <text:p>M</text:p>
          </table:table-cell>
          <table:table-cell office:value-type="float" office:value="8631566" calcext:value-type="float">
            <text:p>8631566</text:p>
          </table:table-cell>
          <table:table-cell office:value-type="string" calcext:value-type="string">
            <text:p>Latvia</text:p>
          </table:table-cell>
          <table:table-cell/>
          <table:table-cell table:formula="of:=IF([.M48]=1;[.H49];IF([.H49]=[.L48];[.L48];&quot;X&quot;))" office:value-type="string" office:string-value="M" calcext:value-type="string">
            <text:p>M</text:p>
          </table:table-cell>
          <table:table-cell table:formula="of:=IF([.A49]=[.A50];0;1)" office:value-type="float" office:value="0" calcext:value-type="float">
            <text:p>0</text:p>
          </table:table-cell>
          <table:table-cell table:formula="of:=DATE(MID([.G49];7;4);MID([.G49];1;2);MID([.G49];4;2))" office:value-type="date" office:date-value="1980-01-11" calcext:value-type="date">
            <text:p>11.01.80</text:p>
          </table:table-cell>
          <table:table-cell table:formula="of:=ORG.OPENOFFICE.YEARS([.N49];[.$N$1];0)" office:value-type="float" office:value="36" calcext:value-type="float">
            <text:p>36</text:p>
          </table:table-cell>
          <table:table-cell table:formula="of:=IF([.A49]=[.A48];MIN([.O49];[.P48]);[.O49])" office:value-type="float" office:value="36" calcext:value-type="float">
            <text:p>36</text:p>
          </table:table-cell>
          <table:table-cell table:formula="of:=IF([.A49]=[.A48];MAX([.O49];[.Q48]);[.P49])" office:value-type="float" office:value="36" calcext:value-type="float">
            <text:p>36</text:p>
          </table:table-cell>
          <table:table-cell table:formula="of:=IF(AND([.Q49]&gt;=0;[.Q49]&lt;[.$R$1]);&quot;J&quot;;&quot;&quot;)">
            <text:p/>
          </table:table-cell>
          <table:table-cell table:formula="of:=IF([.P49]&gt;=[.$S$1];&quot;V&quot;;&quot;&quot;)">
            <text:p/>
          </table:table-cell>
          <table:table-cell table:formula="of:=IF([.P49]&gt;=[.$T$1];&quot;SV&quot;;&quot;&quot;)">
            <text:p/>
          </table:table-cell>
          <table:table-cell table:formula="of:=IF([.P49]&gt;=[.$U$1];&quot;UV&quot;;&quot;&quot;)">
            <text:p/>
          </table:table-cell>
          <table:table-cell table:formula="of:=IF([.M49]=1;[.L49]&amp;&quot;O&quot;&amp;IF(LEN([.R49])&gt;0;&quot;,&quot;&amp;[.L49]&amp;[.R49];&quot;&quot;)&amp;IF(LEN([.S49])&gt;0;&quot;,&quot;&amp;[.L49]&amp;[.S49];&quot;&quot;)&amp;IF(LEN([.T49])&gt;0;&quot;,&quot;&amp;[.L49]&amp;[.T49];&quot;&quot;)&amp;IF(LEN([.U49])&gt;0;&quot;,&quot;&amp;[.L49]&amp;[.U49];&quot;&quot;)&amp;IF(LEN([.C49])&gt;0;&quot;,&quot;&amp;[.C49];&quot;&quot;);&quot;&quot;)">
            <text:p/>
          </table:table-cell>
          <table:table-cell table:formula="of:=[.E49]&amp;&quot; &quot;&amp;[.F49]" office:value-type="string" office:string-value="Māris Sumčenko" calcext:value-type="string">
            <text:p>Māris Sumčenko</text:p>
          </table:table-cell>
          <table:table-cell table:formula="of:=MID([.G49];7;4)&amp;&quot;-&quot;&amp;MID([.G49];1;2)&amp;&quot;-&quot;&amp;MID([.G49];4;2)" office:value-type="string" office:string-value="1980-01-11" calcext:value-type="string">
            <text:p>1980-01-11</text:p>
          </table:table-cell>
          <table:table-cell table:formula="of:=IF(LEN([.V49])=0;[.V50];[.V49])" office:value-type="string" office:string-value="MO" calcext:value-type="string">
            <text:p>MO</text:p>
          </table:table-cell>
          <table:table-cell table:formula="of:=IF(LEN([.Y49])=0;[.Y50];[.Y49])" office:value-type="string" office:string-value="MO" calcext:value-type="string">
            <text:p>MO</text:p>
          </table:table-cell>
          <table:table-cell table:formula="of:=IF(LEN([.Z49])=0;[.Z50];[.Z49])" office:value-type="string" office:string-value="MO" calcext:value-type="string">
            <text:p>MO</text:p>
          </table:table-cell>
          <table:table-cell table:formula="of:=IF(LEN([.AA49])=0;[.AA50];[.AA49])" office:value-type="string" office:string-value="MO" calcext:value-type="string">
            <text:p>MO</text:p>
          </table:table-cell>
          <table:table-cell table:formula="of:=IF(LEN([.I49])&gt;0;[.I49];&quot;*&quot;)" office:value-type="float" office:value="8631566" calcext:value-type="float">
            <text:p>863156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urikatu in omnia paratus</text:p>
          </table:table-cell>
          <table:table-cell/>
          <table:table-cell office:value-type="string" calcext:value-type="string">
            <text:p>MO8</text:p>
          </table:table-cell>
          <table:table-cell office:value-type="string" calcext:value-type="string">
            <text:p>Sandis</text:p>
          </table:table-cell>
          <table:table-cell office:value-type="string" calcext:value-type="string">
            <text:p>Zukulis</text:p>
          </table:table-cell>
          <table:table-cell office:value-type="string" calcext:value-type="string">
            <text:p>12/26/1981</text:p>
          </table:table-cell>
          <table:table-cell office:value-type="string" calcext:value-type="string">
            <text:p>M</text:p>
          </table:table-cell>
          <table:table-cell office:value-type="float" office:value="8228228" calcext:value-type="float">
            <text:p>8228228</text:p>
          </table:table-cell>
          <table:table-cell office:value-type="string" calcext:value-type="string">
            <text:p>Latvia</text:p>
          </table:table-cell>
          <table:table-cell/>
          <table:table-cell table:formula="of:=IF([.M49]=1;[.H50];IF([.H50]=[.L49];[.L49];&quot;X&quot;))" office:value-type="string" office:string-value="M" calcext:value-type="string">
            <text:p>M</text:p>
          </table:table-cell>
          <table:table-cell table:formula="of:=IF([.A50]=[.A51];0;1)" office:value-type="float" office:value="1" calcext:value-type="float">
            <text:p>1</text:p>
          </table:table-cell>
          <table:table-cell table:formula="of:=DATE(MID([.G50];7;4);MID([.G50];1;2);MID([.G50];4;2))" office:value-type="date" office:date-value="1981-12-26" calcext:value-type="date">
            <text:p>26.12.81</text:p>
          </table:table-cell>
          <table:table-cell table:formula="of:=ORG.OPENOFFICE.YEARS([.N50];[.$N$1];0)" office:value-type="float" office:value="34" calcext:value-type="float">
            <text:p>34</text:p>
          </table:table-cell>
          <table:table-cell table:formula="of:=IF([.A50]=[.A49];MIN([.O50];[.P49]);[.O50])" office:value-type="float" office:value="34" calcext:value-type="float">
            <text:p>34</text:p>
          </table:table-cell>
          <table:table-cell table:formula="of:=IF([.A50]=[.A49];MAX([.O50];[.Q49]);[.P50])" office:value-type="float" office:value="36" calcext:value-type="float">
            <text:p>36</text:p>
          </table:table-cell>
          <table:table-cell table:formula="of:=IF(AND([.Q50]&gt;=0;[.Q50]&lt;[.$R$1]);&quot;J&quot;;&quot;&quot;)">
            <text:p/>
          </table:table-cell>
          <table:table-cell table:formula="of:=IF([.P50]&gt;=[.$S$1];&quot;V&quot;;&quot;&quot;)">
            <text:p/>
          </table:table-cell>
          <table:table-cell table:formula="of:=IF([.P50]&gt;=[.$T$1];&quot;SV&quot;;&quot;&quot;)">
            <text:p/>
          </table:table-cell>
          <table:table-cell table:formula="of:=IF([.P50]&gt;=[.$U$1];&quot;UV&quot;;&quot;&quot;)">
            <text:p/>
          </table:table-cell>
          <table:table-cell table:formula="of:=IF([.M50]=1;[.L50]&amp;&quot;O&quot;&amp;IF(LEN([.R50])&gt;0;&quot;,&quot;&amp;[.L50]&amp;[.R50];&quot;&quot;)&amp;IF(LEN([.S50])&gt;0;&quot;,&quot;&amp;[.L50]&amp;[.S50];&quot;&quot;)&amp;IF(LEN([.T50])&gt;0;&quot;,&quot;&amp;[.L50]&amp;[.T50];&quot;&quot;)&amp;IF(LEN([.U50])&gt;0;&quot;,&quot;&amp;[.L50]&amp;[.U50];&quot;&quot;)&amp;IF(LEN([.C50])&gt;0;&quot;,&quot;&amp;[.C50];&quot;&quot;);&quot;&quot;)" office:value-type="string" office:string-value="MO" calcext:value-type="string">
            <text:p>MO</text:p>
          </table:table-cell>
          <table:table-cell table:formula="of:=[.E50]&amp;&quot; &quot;&amp;[.F50]" office:value-type="string" office:string-value="Sandis Zukulis" calcext:value-type="string">
            <text:p>Sandis Zukulis</text:p>
          </table:table-cell>
          <table:table-cell table:formula="of:=MID([.G50];7;4)&amp;&quot;-&quot;&amp;MID([.G50];1;2)&amp;&quot;-&quot;&amp;MID([.G50];4;2)" office:value-type="string" office:string-value="1981-12-26" calcext:value-type="string">
            <text:p>1981-12-26</text:p>
          </table:table-cell>
          <table:table-cell table:formula="of:=IF(LEN([.V50])=0;[.V51];[.V50])" office:value-type="string" office:string-value="MO" calcext:value-type="string">
            <text:p>MO</text:p>
          </table:table-cell>
          <table:table-cell table:formula="of:=IF(LEN([.Y50])=0;[.Y51];[.Y50])" office:value-type="string" office:string-value="MO" calcext:value-type="string">
            <text:p>MO</text:p>
          </table:table-cell>
          <table:table-cell table:formula="of:=IF(LEN([.Z50])=0;[.Z51];[.Z50])" office:value-type="string" office:string-value="MO" calcext:value-type="string">
            <text:p>MO</text:p>
          </table:table-cell>
          <table:table-cell table:formula="of:=IF(LEN([.AA50])=0;[.AA51];[.AA50])" office:value-type="string" office:string-value="MO" calcext:value-type="string">
            <text:p>MO</text:p>
          </table:table-cell>
          <table:table-cell table:formula="of:=IF(LEN([.I50])&gt;0;[.I50];&quot;*&quot;)" office:value-type="float" office:value="8228228" calcext:value-type="float">
            <text:p>8228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bri mežā</text:p>
          </table:table-cell>
          <table:table-cell/>
          <table:table-cell office:value-type="string" calcext:value-type="string">
            <text:p>MJ8</text:p>
          </table:table-cell>
          <table:table-cell office:value-type="string" calcext:value-type="string">
            <text:p>Pēteris</text:p>
          </table:table-cell>
          <table:table-cell office:value-type="string" calcext:value-type="string">
            <text:p>Ēcis</text:p>
          </table:table-cell>
          <table:table-cell office:value-type="string" calcext:value-type="string">
            <text:p>05/07/1999</text:p>
          </table:table-cell>
          <table:table-cell office:value-type="string" calcext:value-type="string">
            <text:p>M</text:p>
          </table:table-cell>
          <table:table-cell office:value-type="float" office:value="2008867" calcext:value-type="float">
            <text:p>2008867</text:p>
          </table:table-cell>
          <table:table-cell office:value-type="string" calcext:value-type="string">
            <text:p>Latvia</text:p>
          </table:table-cell>
          <table:table-cell/>
          <table:table-cell table:formula="of:=IF([.M50]=1;[.H51];IF([.H51]=[.L50];[.L50];&quot;X&quot;))" office:value-type="string" office:string-value="M" calcext:value-type="string">
            <text:p>M</text:p>
          </table:table-cell>
          <table:table-cell table:formula="of:=IF([.A51]=[.A52];0;1)" office:value-type="float" office:value="0" calcext:value-type="float">
            <text:p>0</text:p>
          </table:table-cell>
          <table:table-cell table:formula="of:=DATE(MID([.G51];7;4);MID([.G51];1;2);MID([.G51];4;2))" office:value-type="date" office:date-value="1999-05-07" calcext:value-type="date">
            <text:p>07.05.99</text:p>
          </table:table-cell>
          <table:table-cell table:formula="of:=ORG.OPENOFFICE.YEARS([.N51];[.$N$1];0)" office:value-type="float" office:value="17" calcext:value-type="float">
            <text:p>17</text:p>
          </table:table-cell>
          <table:table-cell table:formula="of:=IF([.A51]=[.A50];MIN([.O51];[.P50]);[.O51])" office:value-type="float" office:value="17" calcext:value-type="float">
            <text:p>17</text:p>
          </table:table-cell>
          <table:table-cell table:formula="of:=IF([.A51]=[.A50];MAX([.O51];[.Q50]);[.P51])" office:value-type="float" office:value="17" calcext:value-type="float">
            <text:p>17</text:p>
          </table:table-cell>
          <table:table-cell table:formula="of:=IF(AND([.Q51]&gt;=0;[.Q51]&lt;[.$R$1]);&quot;J&quot;;&quot;&quot;)" office:value-type="string" office:string-value="J" calcext:value-type="string">
            <text:p>J</text:p>
          </table:table-cell>
          <table:table-cell table:formula="of:=IF([.P51]&gt;=[.$S$1];&quot;V&quot;;&quot;&quot;)">
            <text:p/>
          </table:table-cell>
          <table:table-cell table:formula="of:=IF([.P51]&gt;=[.$T$1];&quot;SV&quot;;&quot;&quot;)">
            <text:p/>
          </table:table-cell>
          <table:table-cell table:formula="of:=IF([.P51]&gt;=[.$U$1];&quot;UV&quot;;&quot;&quot;)">
            <text:p/>
          </table:table-cell>
          <table:table-cell table:formula="of:=IF([.M51]=1;[.L51]&amp;&quot;O&quot;&amp;IF(LEN([.R51])&gt;0;&quot;,&quot;&amp;[.L51]&amp;[.R51];&quot;&quot;)&amp;IF(LEN([.S51])&gt;0;&quot;,&quot;&amp;[.L51]&amp;[.S51];&quot;&quot;)&amp;IF(LEN([.T51])&gt;0;&quot;,&quot;&amp;[.L51]&amp;[.T51];&quot;&quot;)&amp;IF(LEN([.U51])&gt;0;&quot;,&quot;&amp;[.L51]&amp;[.U51];&quot;&quot;)&amp;IF(LEN([.C51])&gt;0;&quot;,&quot;&amp;[.C51];&quot;&quot;);&quot;&quot;)">
            <text:p/>
          </table:table-cell>
          <table:table-cell table:formula="of:=[.E51]&amp;&quot; &quot;&amp;[.F51]" office:value-type="string" office:string-value="Pēteris Ēcis" calcext:value-type="string">
            <text:p>Pēteris Ēcis</text:p>
          </table:table-cell>
          <table:table-cell table:formula="of:=MID([.G51];7;4)&amp;&quot;-&quot;&amp;MID([.G51];1;2)&amp;&quot;-&quot;&amp;MID([.G51];4;2)" office:value-type="string" office:string-value="1999-05-07" calcext:value-type="string">
            <text:p>1999-05-07</text:p>
          </table:table-cell>
          <table:table-cell table:formula="of:=IF(LEN([.V51])=0;[.V52];[.V51])" office:value-type="string" office:string-value="MO,MJ" calcext:value-type="string">
            <text:p>MO,MJ</text:p>
          </table:table-cell>
          <table:table-cell table:formula="of:=IF(LEN([.Y51])=0;[.Y52];[.Y51])" office:value-type="string" office:string-value="MO,MJ" calcext:value-type="string">
            <text:p>MO,MJ</text:p>
          </table:table-cell>
          <table:table-cell table:formula="of:=IF(LEN([.Z51])=0;[.Z52];[.Z51])" office:value-type="string" office:string-value="MO,MJ" calcext:value-type="string">
            <text:p>MO,MJ</text:p>
          </table:table-cell>
          <table:table-cell table:formula="of:=IF(LEN([.AA51])=0;[.AA52];[.AA51])" office:value-type="string" office:string-value="MO,MJ" calcext:value-type="string">
            <text:p>MO,MJ</text:p>
          </table:table-cell>
          <table:table-cell table:formula="of:=IF(LEN([.I51])&gt;0;[.I51];&quot;*&quot;)" office:value-type="float" office:value="2008867" calcext:value-type="float">
            <text:p>2008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bri mežā</text:p>
          </table:table-cell>
          <table:table-cell/>
          <table:table-cell office:value-type="string" calcext:value-type="string">
            <text:p>MJ8</text:p>
          </table:table-cell>
          <table:table-cell office:value-type="string" calcext:value-type="string">
            <text:p>Filips</text:p>
          </table:table-cell>
          <table:table-cell office:value-type="string" calcext:value-type="string">
            <text:p>Ēcis</text:p>
          </table:table-cell>
          <table:table-cell office:value-type="string" calcext:value-type="string">
            <text:p>06/18/2002</text:p>
          </table:table-cell>
          <table:table-cell office:value-type="string" calcext:value-type="string">
            <text:p>M</text:p>
          </table:table-cell>
          <table:table-cell office:value-type="float" office:value="2008863" calcext:value-type="float">
            <text:p>2008863</text:p>
          </table:table-cell>
          <table:table-cell office:value-type="string" calcext:value-type="string">
            <text:p>Latvia</text:p>
          </table:table-cell>
          <table:table-cell/>
          <table:table-cell table:formula="of:=IF([.M51]=1;[.H52];IF([.H52]=[.L51];[.L51];&quot;X&quot;))" office:value-type="string" office:string-value="M" calcext:value-type="string">
            <text:p>M</text:p>
          </table:table-cell>
          <table:table-cell table:formula="of:=IF([.A52]=[.A53];0;1)" office:value-type="float" office:value="1" calcext:value-type="float">
            <text:p>1</text:p>
          </table:table-cell>
          <table:table-cell table:formula="of:=DATE(MID([.G52];7;4);MID([.G52];1;2);MID([.G52];4;2))" office:value-type="date" office:date-value="2002-06-18" calcext:value-type="date">
            <text:p>18.06.02</text:p>
          </table:table-cell>
          <table:table-cell table:formula="of:=ORG.OPENOFFICE.YEARS([.N52];[.$N$1];0)" office:value-type="float" office:value="14" calcext:value-type="float">
            <text:p>14</text:p>
          </table:table-cell>
          <table:table-cell table:formula="of:=IF([.A52]=[.A51];MIN([.O52];[.P51]);[.O52])" office:value-type="float" office:value="14" calcext:value-type="float">
            <text:p>14</text:p>
          </table:table-cell>
          <table:table-cell table:formula="of:=IF([.A52]=[.A51];MAX([.O52];[.Q51]);[.P52])" office:value-type="float" office:value="17" calcext:value-type="float">
            <text:p>17</text:p>
          </table:table-cell>
          <table:table-cell table:formula="of:=IF(AND([.Q52]&gt;=0;[.Q52]&lt;[.$R$1]);&quot;J&quot;;&quot;&quot;)" office:value-type="string" office:string-value="J" calcext:value-type="string">
            <text:p>J</text:p>
          </table:table-cell>
          <table:table-cell table:formula="of:=IF([.P52]&gt;=[.$S$1];&quot;V&quot;;&quot;&quot;)">
            <text:p/>
          </table:table-cell>
          <table:table-cell table:formula="of:=IF([.P52]&gt;=[.$T$1];&quot;SV&quot;;&quot;&quot;)">
            <text:p/>
          </table:table-cell>
          <table:table-cell table:formula="of:=IF([.P52]&gt;=[.$U$1];&quot;UV&quot;;&quot;&quot;)">
            <text:p/>
          </table:table-cell>
          <table:table-cell table:formula="of:=IF([.M52]=1;[.L52]&amp;&quot;O&quot;&amp;IF(LEN([.R52])&gt;0;&quot;,&quot;&amp;[.L52]&amp;[.R52];&quot;&quot;)&amp;IF(LEN([.S52])&gt;0;&quot;,&quot;&amp;[.L52]&amp;[.S52];&quot;&quot;)&amp;IF(LEN([.T52])&gt;0;&quot;,&quot;&amp;[.L52]&amp;[.T52];&quot;&quot;)&amp;IF(LEN([.U52])&gt;0;&quot;,&quot;&amp;[.L52]&amp;[.U52];&quot;&quot;)&amp;IF(LEN([.C52])&gt;0;&quot;,&quot;&amp;[.C52];&quot;&quot;);&quot;&quot;)" office:value-type="string" office:string-value="MO,MJ" calcext:value-type="string">
            <text:p>MO,MJ</text:p>
          </table:table-cell>
          <table:table-cell table:formula="of:=[.E52]&amp;&quot; &quot;&amp;[.F52]" office:value-type="string" office:string-value="Filips Ēcis" calcext:value-type="string">
            <text:p>Filips Ēcis</text:p>
          </table:table-cell>
          <table:table-cell table:formula="of:=MID([.G52];7;4)&amp;&quot;-&quot;&amp;MID([.G52];1;2)&amp;&quot;-&quot;&amp;MID([.G52];4;2)" office:value-type="string" office:string-value="2002-06-18" calcext:value-type="string">
            <text:p>2002-06-18</text:p>
          </table:table-cell>
          <table:table-cell table:formula="of:=IF(LEN([.V52])=0;[.V53];[.V52])" office:value-type="string" office:string-value="MO,MJ" calcext:value-type="string">
            <text:p>MO,MJ</text:p>
          </table:table-cell>
          <table:table-cell table:formula="of:=IF(LEN([.Y52])=0;[.Y53];[.Y52])" office:value-type="string" office:string-value="MO,MJ" calcext:value-type="string">
            <text:p>MO,MJ</text:p>
          </table:table-cell>
          <table:table-cell table:formula="of:=IF(LEN([.Z52])=0;[.Z53];[.Z52])" office:value-type="string" office:string-value="MO,MJ" calcext:value-type="string">
            <text:p>MO,MJ</text:p>
          </table:table-cell>
          <table:table-cell table:formula="of:=IF(LEN([.AA52])=0;[.AA53];[.AA52])" office:value-type="string" office:string-value="MO,MJ" calcext:value-type="string">
            <text:p>MO,MJ</text:p>
          </table:table-cell>
          <table:table-cell table:formula="of:=IF(LEN([.I52])&gt;0;[.I52];&quot;*&quot;)" office:value-type="float" office:value="2008863" calcext:value-type="float">
            <text:p>20088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ukie džeki</text:p>
          </table:table-cell>
          <table:table-cell/>
          <table:table-cell office:value-type="string" calcext:value-type="string">
            <text:p>MJ8</text:p>
          </table:table-cell>
          <table:table-cell office:value-type="string" calcext:value-type="string">
            <text:p>Edijs</text:p>
          </table:table-cell>
          <table:table-cell office:value-type="string" calcext:value-type="string">
            <text:p>Dzalbs</text:p>
          </table:table-cell>
          <table:table-cell office:value-type="string" calcext:value-type="string">
            <text:p>05/09/2000</text:p>
          </table:table-cell>
          <table:table-cell office:value-type="string" calcext:value-type="string">
            <text:p>M</text:p>
          </table:table-cell>
          <table:table-cell office:value-type="float" office:value="2012413" calcext:value-type="float">
            <text:p>2012413</text:p>
          </table:table-cell>
          <table:table-cell office:value-type="string" calcext:value-type="string">
            <text:p>Latvia</text:p>
          </table:table-cell>
          <table:table-cell/>
          <table:table-cell table:formula="of:=IF([.M52]=1;[.H53];IF([.H53]=[.L52];[.L52];&quot;X&quot;))" office:value-type="string" office:string-value="M" calcext:value-type="string">
            <text:p>M</text:p>
          </table:table-cell>
          <table:table-cell table:formula="of:=IF([.A53]=[.A54];0;1)" office:value-type="float" office:value="0" calcext:value-type="float">
            <text:p>0</text:p>
          </table:table-cell>
          <table:table-cell table:formula="of:=DATE(MID([.G53];7;4);MID([.G53];1;2);MID([.G53];4;2))" office:value-type="date" office:date-value="2000-05-09" calcext:value-type="date">
            <text:p>09.05.00</text:p>
          </table:table-cell>
          <table:table-cell table:formula="of:=ORG.OPENOFFICE.YEARS([.N53];[.$N$1];0)" office:value-type="float" office:value="16" calcext:value-type="float">
            <text:p>16</text:p>
          </table:table-cell>
          <table:table-cell table:formula="of:=IF([.A53]=[.A52];MIN([.O53];[.P52]);[.O53])" office:value-type="float" office:value="16" calcext:value-type="float">
            <text:p>16</text:p>
          </table:table-cell>
          <table:table-cell table:formula="of:=IF([.A53]=[.A52];MAX([.O53];[.Q52]);[.P53])" office:value-type="float" office:value="16" calcext:value-type="float">
            <text:p>16</text:p>
          </table:table-cell>
          <table:table-cell table:formula="of:=IF(AND([.Q53]&gt;=0;[.Q53]&lt;[.$R$1]);&quot;J&quot;;&quot;&quot;)" office:value-type="string" office:string-value="J" calcext:value-type="string">
            <text:p>J</text:p>
          </table:table-cell>
          <table:table-cell table:formula="of:=IF([.P53]&gt;=[.$S$1];&quot;V&quot;;&quot;&quot;)">
            <text:p/>
          </table:table-cell>
          <table:table-cell table:formula="of:=IF([.P53]&gt;=[.$T$1];&quot;SV&quot;;&quot;&quot;)">
            <text:p/>
          </table:table-cell>
          <table:table-cell table:formula="of:=IF([.P53]&gt;=[.$U$1];&quot;UV&quot;;&quot;&quot;)">
            <text:p/>
          </table:table-cell>
          <table:table-cell table:formula="of:=IF([.M53]=1;[.L53]&amp;&quot;O&quot;&amp;IF(LEN([.R53])&gt;0;&quot;,&quot;&amp;[.L53]&amp;[.R53];&quot;&quot;)&amp;IF(LEN([.S53])&gt;0;&quot;,&quot;&amp;[.L53]&amp;[.S53];&quot;&quot;)&amp;IF(LEN([.T53])&gt;0;&quot;,&quot;&amp;[.L53]&amp;[.T53];&quot;&quot;)&amp;IF(LEN([.U53])&gt;0;&quot;,&quot;&amp;[.L53]&amp;[.U53];&quot;&quot;)&amp;IF(LEN([.C53])&gt;0;&quot;,&quot;&amp;[.C53];&quot;&quot;);&quot;&quot;)">
            <text:p/>
          </table:table-cell>
          <table:table-cell table:formula="of:=[.E53]&amp;&quot; &quot;&amp;[.F53]" office:value-type="string" office:string-value="Edijs Dzalbs" calcext:value-type="string">
            <text:p>Edijs Dzalbs</text:p>
          </table:table-cell>
          <table:table-cell table:formula="of:=MID([.G53];7;4)&amp;&quot;-&quot;&amp;MID([.G53];1;2)&amp;&quot;-&quot;&amp;MID([.G53];4;2)" office:value-type="string" office:string-value="2000-05-09" calcext:value-type="string">
            <text:p>2000-05-09</text:p>
          </table:table-cell>
          <table:table-cell table:formula="of:=IF(LEN([.V53])=0;[.V54];[.V53])" office:value-type="string" office:string-value="MO,MJ" calcext:value-type="string">
            <text:p>MO,MJ</text:p>
          </table:table-cell>
          <table:table-cell table:formula="of:=IF(LEN([.Y53])=0;[.Y54];[.Y53])" office:value-type="string" office:string-value="MO,MJ" calcext:value-type="string">
            <text:p>MO,MJ</text:p>
          </table:table-cell>
          <table:table-cell table:formula="of:=IF(LEN([.Z53])=0;[.Z54];[.Z53])" office:value-type="string" office:string-value="MO,MJ" calcext:value-type="string">
            <text:p>MO,MJ</text:p>
          </table:table-cell>
          <table:table-cell table:formula="of:=IF(LEN([.AA53])=0;[.AA54];[.AA53])" office:value-type="string" office:string-value="MO,MJ" calcext:value-type="string">
            <text:p>MO,MJ</text:p>
          </table:table-cell>
          <table:table-cell table:formula="of:=IF(LEN([.I53])&gt;0;[.I53];&quot;*&quot;)" office:value-type="float" office:value="2012413" calcext:value-type="float">
            <text:p>2012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ukie džeki</text:p>
          </table:table-cell>
          <table:table-cell/>
          <table:table-cell office:value-type="string" calcext:value-type="string">
            <text:p>MJ8</text:p>
          </table:table-cell>
          <table:table-cell office:value-type="string" calcext:value-type="string">
            <text:p>Valters</text:p>
          </table:table-cell>
          <table:table-cell office:value-type="string" calcext:value-type="string">
            <text:p>Reneslācis</text:p>
          </table:table-cell>
          <table:table-cell office:value-type="string" calcext:value-type="string">
            <text:p>11/20/1998</text:p>
          </table:table-cell>
          <table:table-cell office:value-type="string" calcext:value-type="string">
            <text:p>M</text:p>
          </table:table-cell>
          <table:table-cell office:value-type="float" office:value="1399844" calcext:value-type="float">
            <text:p>1399844</text:p>
          </table:table-cell>
          <table:table-cell office:value-type="string" calcext:value-type="string">
            <text:p>Latvia</text:p>
          </table:table-cell>
          <table:table-cell/>
          <table:table-cell table:formula="of:=IF([.M53]=1;[.H54];IF([.H54]=[.L53];[.L53];&quot;X&quot;))" office:value-type="string" office:string-value="M" calcext:value-type="string">
            <text:p>M</text:p>
          </table:table-cell>
          <table:table-cell table:formula="of:=IF([.A54]=[.A55];0;1)" office:value-type="float" office:value="1" calcext:value-type="float">
            <text:p>1</text:p>
          </table:table-cell>
          <table:table-cell table:formula="of:=DATE(MID([.G54];7;4);MID([.G54];1;2);MID([.G54];4;2))" office:value-type="date" office:date-value="1998-11-20" calcext:value-type="date">
            <text:p>20.11.98</text:p>
          </table:table-cell>
          <table:table-cell table:formula="of:=ORG.OPENOFFICE.YEARS([.N54];[.$N$1];0)" office:value-type="float" office:value="17" calcext:value-type="float">
            <text:p>17</text:p>
          </table:table-cell>
          <table:table-cell table:formula="of:=IF([.A54]=[.A53];MIN([.O54];[.P53]);[.O54])" office:value-type="float" office:value="16" calcext:value-type="float">
            <text:p>16</text:p>
          </table:table-cell>
          <table:table-cell table:formula="of:=IF([.A54]=[.A53];MAX([.O54];[.Q53]);[.P54])" office:value-type="float" office:value="17" calcext:value-type="float">
            <text:p>17</text:p>
          </table:table-cell>
          <table:table-cell table:formula="of:=IF(AND([.Q54]&gt;=0;[.Q54]&lt;[.$R$1]);&quot;J&quot;;&quot;&quot;)" office:value-type="string" office:string-value="J" calcext:value-type="string">
            <text:p>J</text:p>
          </table:table-cell>
          <table:table-cell table:formula="of:=IF([.P54]&gt;=[.$S$1];&quot;V&quot;;&quot;&quot;)">
            <text:p/>
          </table:table-cell>
          <table:table-cell table:formula="of:=IF([.P54]&gt;=[.$T$1];&quot;SV&quot;;&quot;&quot;)">
            <text:p/>
          </table:table-cell>
          <table:table-cell table:formula="of:=IF([.P54]&gt;=[.$U$1];&quot;UV&quot;;&quot;&quot;)">
            <text:p/>
          </table:table-cell>
          <table:table-cell table:formula="of:=IF([.M54]=1;[.L54]&amp;&quot;O&quot;&amp;IF(LEN([.R54])&gt;0;&quot;,&quot;&amp;[.L54]&amp;[.R54];&quot;&quot;)&amp;IF(LEN([.S54])&gt;0;&quot;,&quot;&amp;[.L54]&amp;[.S54];&quot;&quot;)&amp;IF(LEN([.T54])&gt;0;&quot;,&quot;&amp;[.L54]&amp;[.T54];&quot;&quot;)&amp;IF(LEN([.U54])&gt;0;&quot;,&quot;&amp;[.L54]&amp;[.U54];&quot;&quot;)&amp;IF(LEN([.C54])&gt;0;&quot;,&quot;&amp;[.C54];&quot;&quot;);&quot;&quot;)" office:value-type="string" office:string-value="MO,MJ" calcext:value-type="string">
            <text:p>MO,MJ</text:p>
          </table:table-cell>
          <table:table-cell table:formula="of:=[.E54]&amp;&quot; &quot;&amp;[.F54]" office:value-type="string" office:string-value="Valters Reneslācis" calcext:value-type="string">
            <text:p>Valters Reneslācis</text:p>
          </table:table-cell>
          <table:table-cell table:formula="of:=MID([.G54];7;4)&amp;&quot;-&quot;&amp;MID([.G54];1;2)&amp;&quot;-&quot;&amp;MID([.G54];4;2)" office:value-type="string" office:string-value="1998-11-20" calcext:value-type="string">
            <text:p>1998-11-20</text:p>
          </table:table-cell>
          <table:table-cell table:formula="of:=IF(LEN([.V54])=0;[.V55];[.V54])" office:value-type="string" office:string-value="MO,MJ" calcext:value-type="string">
            <text:p>MO,MJ</text:p>
          </table:table-cell>
          <table:table-cell table:formula="of:=IF(LEN([.Y54])=0;[.Y55];[.Y54])" office:value-type="string" office:string-value="MO,MJ" calcext:value-type="string">
            <text:p>MO,MJ</text:p>
          </table:table-cell>
          <table:table-cell table:formula="of:=IF(LEN([.Z54])=0;[.Z55];[.Z54])" office:value-type="string" office:string-value="MO,MJ" calcext:value-type="string">
            <text:p>MO,MJ</text:p>
          </table:table-cell>
          <table:table-cell table:formula="of:=IF(LEN([.AA54])=0;[.AA55];[.AA54])" office:value-type="string" office:string-value="MO,MJ" calcext:value-type="string">
            <text:p>MO,MJ</text:p>
          </table:table-cell>
          <table:table-cell table:formula="of:=IF(LEN([.I54])&gt;0;[.I54];&quot;*&quot;)" office:value-type="float" office:value="1399844" calcext:value-type="float">
            <text:p>139984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lomes trio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Jurģis</text:p>
          </table:table-cell>
          <table:table-cell office:value-type="string" calcext:value-type="string">
            <text:p>Eberhards</text:p>
          </table:table-cell>
          <table:table-cell office:value-type="string" calcext:value-type="string">
            <text:p>10/01/197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54]=1;[.H55];IF([.H55]=[.L54];[.L54];&quot;X&quot;))" office:value-type="string" office:string-value="M" calcext:value-type="string">
            <text:p>M</text:p>
          </table:table-cell>
          <table:table-cell table:formula="of:=IF([.A55]=[.A56];0;1)" office:value-type="float" office:value="0" calcext:value-type="float">
            <text:p>0</text:p>
          </table:table-cell>
          <table:table-cell table:formula="of:=DATE(MID([.G55];7;4);MID([.G55];1;2);MID([.G55];4;2))" office:value-type="date" office:date-value="1971-10-01" calcext:value-type="date">
            <text:p>01.10.71</text:p>
          </table:table-cell>
          <table:table-cell table:formula="of:=ORG.OPENOFFICE.YEARS([.N55];[.$N$1];0)" office:value-type="float" office:value="44" calcext:value-type="float">
            <text:p>44</text:p>
          </table:table-cell>
          <table:table-cell table:formula="of:=IF([.A55]=[.A54];MIN([.O55];[.P54]);[.O55])" office:value-type="float" office:value="44" calcext:value-type="float">
            <text:p>44</text:p>
          </table:table-cell>
          <table:table-cell table:formula="of:=IF([.A55]=[.A54];MAX([.O55];[.Q54]);[.P55])" office:value-type="float" office:value="44" calcext:value-type="float">
            <text:p>44</text:p>
          </table:table-cell>
          <table:table-cell table:formula="of:=IF(AND([.Q55]&gt;=0;[.Q55]&lt;[.$R$1]);&quot;J&quot;;&quot;&quot;)">
            <text:p/>
          </table:table-cell>
          <table:table-cell table:formula="of:=IF([.P55]&gt;=[.$S$1];&quot;V&quot;;&quot;&quot;)" office:value-type="string" office:string-value="V" calcext:value-type="string">
            <text:p>V</text:p>
          </table:table-cell>
          <table:table-cell table:formula="of:=IF([.P55]&gt;=[.$T$1];&quot;SV&quot;;&quot;&quot;)">
            <text:p/>
          </table:table-cell>
          <table:table-cell table:formula="of:=IF([.P55]&gt;=[.$U$1];&quot;UV&quot;;&quot;&quot;)">
            <text:p/>
          </table:table-cell>
          <table:table-cell table:formula="of:=IF([.M55]=1;[.L55]&amp;&quot;O&quot;&amp;IF(LEN([.R55])&gt;0;&quot;,&quot;&amp;[.L55]&amp;[.R55];&quot;&quot;)&amp;IF(LEN([.S55])&gt;0;&quot;,&quot;&amp;[.L55]&amp;[.S55];&quot;&quot;)&amp;IF(LEN([.T55])&gt;0;&quot;,&quot;&amp;[.L55]&amp;[.T55];&quot;&quot;)&amp;IF(LEN([.U55])&gt;0;&quot;,&quot;&amp;[.L55]&amp;[.U55];&quot;&quot;)&amp;IF(LEN([.C55])&gt;0;&quot;,&quot;&amp;[.C55];&quot;&quot;);&quot;&quot;)">
            <text:p/>
          </table:table-cell>
          <table:table-cell table:formula="of:=[.E55]&amp;&quot; &quot;&amp;[.F55]" office:value-type="string" office:string-value="Jurģis Eberhards" calcext:value-type="string">
            <text:p>Jurģis Eberhards</text:p>
          </table:table-cell>
          <table:table-cell table:formula="of:=MID([.G55];7;4)&amp;&quot;-&quot;&amp;MID([.G55];1;2)&amp;&quot;-&quot;&amp;MID([.G55];4;2)" office:value-type="string" office:string-value="1971-10-01" calcext:value-type="string">
            <text:p>1971-10-01</text:p>
          </table:table-cell>
          <table:table-cell table:formula="of:=IF(LEN([.V55])=0;[.V56];[.V55])">
            <text:p/>
          </table:table-cell>
          <table:table-cell table:formula="of:=IF(LEN([.Y55])=0;[.Y56];[.Y55])" office:value-type="string" office:string-value="MO" calcext:value-type="string">
            <text:p>MO</text:p>
          </table:table-cell>
          <table:table-cell table:formula="of:=IF(LEN([.Z55])=0;[.Z56];[.Z55])" office:value-type="string" office:string-value="MO" calcext:value-type="string">
            <text:p>MO</text:p>
          </table:table-cell>
          <table:table-cell table:formula="of:=IF(LEN([.AA55])=0;[.AA56];[.AA55])" office:value-type="string" office:string-value="MO" calcext:value-type="string">
            <text:p>MO</text:p>
          </table:table-cell>
          <table:table-cell table:formula="of:=IF(LEN([.I55])&gt;0;[.I5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lomes trio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Renārs</text:p>
          </table:table-cell>
          <table:table-cell office:value-type="string" calcext:value-type="string">
            <text:p>Eberhards</text:p>
          </table:table-cell>
          <table:table-cell office:value-type="string" calcext:value-type="string">
            <text:p>01/11/200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55]=1;[.H56];IF([.H56]=[.L55];[.L55];&quot;X&quot;))" office:value-type="string" office:string-value="M" calcext:value-type="string">
            <text:p>M</text:p>
          </table:table-cell>
          <table:table-cell table:formula="of:=IF([.A56]=[.A57];0;1)" office:value-type="float" office:value="0" calcext:value-type="float">
            <text:p>0</text:p>
          </table:table-cell>
          <table:table-cell table:formula="of:=DATE(MID([.G56];7;4);MID([.G56];1;2);MID([.G56];4;2))" office:value-type="date" office:date-value="2002-01-11" calcext:value-type="date">
            <text:p>11.01.02</text:p>
          </table:table-cell>
          <table:table-cell table:formula="of:=ORG.OPENOFFICE.YEARS([.N56];[.$N$1];0)" office:value-type="float" office:value="14" calcext:value-type="float">
            <text:p>14</text:p>
          </table:table-cell>
          <table:table-cell table:formula="of:=IF([.A56]=[.A55];MIN([.O56];[.P55]);[.O56])" office:value-type="float" office:value="14" calcext:value-type="float">
            <text:p>14</text:p>
          </table:table-cell>
          <table:table-cell table:formula="of:=IF([.A56]=[.A55];MAX([.O56];[.Q55]);[.P56])" office:value-type="float" office:value="44" calcext:value-type="float">
            <text:p>44</text:p>
          </table:table-cell>
          <table:table-cell table:formula="of:=IF(AND([.Q56]&gt;=0;[.Q56]&lt;[.$R$1]);&quot;J&quot;;&quot;&quot;)">
            <text:p/>
          </table:table-cell>
          <table:table-cell table:formula="of:=IF([.P56]&gt;=[.$S$1];&quot;V&quot;;&quot;&quot;)">
            <text:p/>
          </table:table-cell>
          <table:table-cell table:formula="of:=IF([.P56]&gt;=[.$T$1];&quot;SV&quot;;&quot;&quot;)">
            <text:p/>
          </table:table-cell>
          <table:table-cell table:formula="of:=IF([.P56]&gt;=[.$U$1];&quot;UV&quot;;&quot;&quot;)">
            <text:p/>
          </table:table-cell>
          <table:table-cell table:formula="of:=IF([.M56]=1;[.L56]&amp;&quot;O&quot;&amp;IF(LEN([.R56])&gt;0;&quot;,&quot;&amp;[.L56]&amp;[.R56];&quot;&quot;)&amp;IF(LEN([.S56])&gt;0;&quot;,&quot;&amp;[.L56]&amp;[.S56];&quot;&quot;)&amp;IF(LEN([.T56])&gt;0;&quot;,&quot;&amp;[.L56]&amp;[.T56];&quot;&quot;)&amp;IF(LEN([.U56])&gt;0;&quot;,&quot;&amp;[.L56]&amp;[.U56];&quot;&quot;)&amp;IF(LEN([.C56])&gt;0;&quot;,&quot;&amp;[.C56];&quot;&quot;);&quot;&quot;)">
            <text:p/>
          </table:table-cell>
          <table:table-cell table:formula="of:=[.E56]&amp;&quot; &quot;&amp;[.F56]" office:value-type="string" office:string-value="Renārs Eberhards" calcext:value-type="string">
            <text:p>Renārs Eberhards</text:p>
          </table:table-cell>
          <table:table-cell table:formula="of:=MID([.G56];7;4)&amp;&quot;-&quot;&amp;MID([.G56];1;2)&amp;&quot;-&quot;&amp;MID([.G56];4;2)" office:value-type="string" office:string-value="2002-01-11" calcext:value-type="string">
            <text:p>2002-01-11</text:p>
          </table:table-cell>
          <table:table-cell table:formula="of:=IF(LEN([.V56])=0;[.V57];[.V56])" office:value-type="string" office:string-value="MO" calcext:value-type="string">
            <text:p>MO</text:p>
          </table:table-cell>
          <table:table-cell table:formula="of:=IF(LEN([.Y56])=0;[.Y57];[.Y56])" office:value-type="string" office:string-value="MO" calcext:value-type="string">
            <text:p>MO</text:p>
          </table:table-cell>
          <table:table-cell table:formula="of:=IF(LEN([.Z56])=0;[.Z57];[.Z56])" office:value-type="string" office:string-value="MO" calcext:value-type="string">
            <text:p>MO</text:p>
          </table:table-cell>
          <table:table-cell table:formula="of:=IF(LEN([.AA56])=0;[.AA57];[.AA56])" office:value-type="string" office:string-value="MO" calcext:value-type="string">
            <text:p>MO</text:p>
          </table:table-cell>
          <table:table-cell table:formula="of:=IF(LEN([.I56])&gt;0;[.I5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lomes trio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Rūdolfu</text:p>
          </table:table-cell>
          <table:table-cell office:value-type="string" calcext:value-type="string">
            <text:p>Eberhards</text:p>
          </table:table-cell>
          <table:table-cell office:value-type="string" calcext:value-type="string">
            <text:p>01/11/200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56]=1;[.H57];IF([.H57]=[.L56];[.L56];&quot;X&quot;))" office:value-type="string" office:string-value="M" calcext:value-type="string">
            <text:p>M</text:p>
          </table:table-cell>
          <table:table-cell table:formula="of:=IF([.A57]=[.A58];0;1)" office:value-type="float" office:value="1" calcext:value-type="float">
            <text:p>1</text:p>
          </table:table-cell>
          <table:table-cell table:formula="of:=DATE(MID([.G57];7;4);MID([.G57];1;2);MID([.G57];4;2))" office:value-type="date" office:date-value="2002-01-11" calcext:value-type="date">
            <text:p>11.01.02</text:p>
          </table:table-cell>
          <table:table-cell table:formula="of:=ORG.OPENOFFICE.YEARS([.N57];[.$N$1];0)" office:value-type="float" office:value="14" calcext:value-type="float">
            <text:p>14</text:p>
          </table:table-cell>
          <table:table-cell table:formula="of:=IF([.A57]=[.A56];MIN([.O57];[.P56]);[.O57])" office:value-type="float" office:value="14" calcext:value-type="float">
            <text:p>14</text:p>
          </table:table-cell>
          <table:table-cell table:formula="of:=IF([.A57]=[.A56];MAX([.O57];[.Q56]);[.P57])" office:value-type="float" office:value="44" calcext:value-type="float">
            <text:p>44</text:p>
          </table:table-cell>
          <table:table-cell table:formula="of:=IF(AND([.Q57]&gt;=0;[.Q57]&lt;[.$R$1]);&quot;J&quot;;&quot;&quot;)">
            <text:p/>
          </table:table-cell>
          <table:table-cell table:formula="of:=IF([.P57]&gt;=[.$S$1];&quot;V&quot;;&quot;&quot;)">
            <text:p/>
          </table:table-cell>
          <table:table-cell table:formula="of:=IF([.P57]&gt;=[.$T$1];&quot;SV&quot;;&quot;&quot;)">
            <text:p/>
          </table:table-cell>
          <table:table-cell table:formula="of:=IF([.P57]&gt;=[.$U$1];&quot;UV&quot;;&quot;&quot;)">
            <text:p/>
          </table:table-cell>
          <table:table-cell table:formula="of:=IF([.M57]=1;[.L57]&amp;&quot;O&quot;&amp;IF(LEN([.R57])&gt;0;&quot;,&quot;&amp;[.L57]&amp;[.R57];&quot;&quot;)&amp;IF(LEN([.S57])&gt;0;&quot;,&quot;&amp;[.L57]&amp;[.S57];&quot;&quot;)&amp;IF(LEN([.T57])&gt;0;&quot;,&quot;&amp;[.L57]&amp;[.T57];&quot;&quot;)&amp;IF(LEN([.U57])&gt;0;&quot;,&quot;&amp;[.L57]&amp;[.U57];&quot;&quot;)&amp;IF(LEN([.C57])&gt;0;&quot;,&quot;&amp;[.C57];&quot;&quot;);&quot;&quot;)" office:value-type="string" office:string-value="MO" calcext:value-type="string">
            <text:p>MO</text:p>
          </table:table-cell>
          <table:table-cell table:formula="of:=[.E57]&amp;&quot; &quot;&amp;[.F57]" office:value-type="string" office:string-value="Rūdolfu Eberhards" calcext:value-type="string">
            <text:p>Rūdolfu Eberhards</text:p>
          </table:table-cell>
          <table:table-cell table:formula="of:=MID([.G57];7;4)&amp;&quot;-&quot;&amp;MID([.G57];1;2)&amp;&quot;-&quot;&amp;MID([.G57];4;2)" office:value-type="string" office:string-value="2002-01-11" calcext:value-type="string">
            <text:p>2002-01-11</text:p>
          </table:table-cell>
          <table:table-cell table:formula="of:=IF(LEN([.V57])=0;[.V58];[.V57])" office:value-type="string" office:string-value="MO" calcext:value-type="string">
            <text:p>MO</text:p>
          </table:table-cell>
          <table:table-cell table:formula="of:=IF(LEN([.Y57])=0;[.Y58];[.Y57])" office:value-type="string" office:string-value="MO" calcext:value-type="string">
            <text:p>MO</text:p>
          </table:table-cell>
          <table:table-cell table:formula="of:=IF(LEN([.Z57])=0;[.Z58];[.Z57])" office:value-type="string" office:string-value="MO" calcext:value-type="string">
            <text:p>MO</text:p>
          </table:table-cell>
          <table:table-cell table:formula="of:=IF(LEN([.AA57])=0;[.AA58];[.AA57])" office:value-type="string" office:string-value="MO" calcext:value-type="string">
            <text:p>MO</text:p>
          </table:table-cell>
          <table:table-cell table:formula="of:=IF(LEN([.I57])&gt;0;[.I5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Juris</text:p>
          </table:table-cell>
          <table:table-cell office:value-type="string" calcext:value-type="string">
            <text:p>Pētersons</text:p>
          </table:table-cell>
          <table:table-cell office:value-type="string" calcext:value-type="string">
            <text:p>02/12/1979</text:p>
          </table:table-cell>
          <table:table-cell office:value-type="string" calcext:value-type="string">
            <text:p>M</text:p>
          </table:table-cell>
          <table:table-cell office:value-type="float" office:value="7770777" calcext:value-type="float">
            <text:p>7770777</text:p>
          </table:table-cell>
          <table:table-cell office:value-type="string" calcext:value-type="string">
            <text:p>Latvia</text:p>
          </table:table-cell>
          <table:table-cell/>
          <table:table-cell table:formula="of:=IF([.M57]=1;[.H58];IF([.H58]=[.L57];[.L57];&quot;X&quot;))" office:value-type="string" office:string-value="M" calcext:value-type="string">
            <text:p>M</text:p>
          </table:table-cell>
          <table:table-cell table:formula="of:=IF([.A58]=[.A59];0;1)" office:value-type="float" office:value="0" calcext:value-type="float">
            <text:p>0</text:p>
          </table:table-cell>
          <table:table-cell table:formula="of:=DATE(MID([.G58];7;4);MID([.G58];1;2);MID([.G58];4;2))" office:value-type="date" office:date-value="1979-02-12" calcext:value-type="date">
            <text:p>12.02.79</text:p>
          </table:table-cell>
          <table:table-cell table:formula="of:=ORG.OPENOFFICE.YEARS([.N58];[.$N$1];0)" office:value-type="float" office:value="37" calcext:value-type="float">
            <text:p>37</text:p>
          </table:table-cell>
          <table:table-cell table:formula="of:=IF([.A58]=[.A57];MIN([.O58];[.P57]);[.O58])" office:value-type="float" office:value="37" calcext:value-type="float">
            <text:p>37</text:p>
          </table:table-cell>
          <table:table-cell table:formula="of:=IF([.A58]=[.A57];MAX([.O58];[.Q57]);[.P58])" office:value-type="float" office:value="37" calcext:value-type="float">
            <text:p>37</text:p>
          </table:table-cell>
          <table:table-cell table:formula="of:=IF(AND([.Q58]&gt;=0;[.Q58]&lt;[.$R$1]);&quot;J&quot;;&quot;&quot;)">
            <text:p/>
          </table:table-cell>
          <table:table-cell table:formula="of:=IF([.P58]&gt;=[.$S$1];&quot;V&quot;;&quot;&quot;)">
            <text:p/>
          </table:table-cell>
          <table:table-cell table:formula="of:=IF([.P58]&gt;=[.$T$1];&quot;SV&quot;;&quot;&quot;)">
            <text:p/>
          </table:table-cell>
          <table:table-cell table:formula="of:=IF([.P58]&gt;=[.$U$1];&quot;UV&quot;;&quot;&quot;)">
            <text:p/>
          </table:table-cell>
          <table:table-cell table:formula="of:=IF([.M58]=1;[.L58]&amp;&quot;O&quot;&amp;IF(LEN([.R58])&gt;0;&quot;,&quot;&amp;[.L58]&amp;[.R58];&quot;&quot;)&amp;IF(LEN([.S58])&gt;0;&quot;,&quot;&amp;[.L58]&amp;[.S58];&quot;&quot;)&amp;IF(LEN([.T58])&gt;0;&quot;,&quot;&amp;[.L58]&amp;[.T58];&quot;&quot;)&amp;IF(LEN([.U58])&gt;0;&quot;,&quot;&amp;[.L58]&amp;[.U58];&quot;&quot;)&amp;IF(LEN([.C58])&gt;0;&quot;,&quot;&amp;[.C58];&quot;&quot;);&quot;&quot;)">
            <text:p/>
          </table:table-cell>
          <table:table-cell table:formula="of:=[.E58]&amp;&quot; &quot;&amp;[.F58]" office:value-type="string" office:string-value="Juris Pētersons" calcext:value-type="string">
            <text:p>Juris Pētersons</text:p>
          </table:table-cell>
          <table:table-cell table:formula="of:=MID([.G58];7;4)&amp;&quot;-&quot;&amp;MID([.G58];1;2)&amp;&quot;-&quot;&amp;MID([.G58];4;2)" office:value-type="string" office:string-value="1979-02-12" calcext:value-type="string">
            <text:p>1979-02-12</text:p>
          </table:table-cell>
          <table:table-cell table:formula="of:=IF(LEN([.V58])=0;[.V59];[.V58])">
            <text:p/>
          </table:table-cell>
          <table:table-cell table:formula="of:=IF(LEN([.Y58])=0;[.Y59];[.Y58])">
            <text:p/>
          </table:table-cell>
          <table:table-cell table:formula="of:=IF(LEN([.Z58])=0;[.Z59];[.Z58])" office:value-type="string" office:string-value="XO" calcext:value-type="string">
            <text:p>XO</text:p>
          </table:table-cell>
          <table:table-cell table:formula="of:=IF(LEN([.AA58])=0;[.AA59];[.AA58])" office:value-type="string" office:string-value="XO" calcext:value-type="string">
            <text:p>XO</text:p>
          </table:table-cell>
          <table:table-cell table:formula="of:=IF(LEN([.I58])&gt;0;[.I58];&quot;*&quot;)" office:value-type="float" office:value="7770777" calcext:value-type="float">
            <text:p>777077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Gatis</text:p>
          </table:table-cell>
          <table:table-cell office:value-type="string" calcext:value-type="string">
            <text:p>Pētersons</text:p>
          </table:table-cell>
          <table:table-cell office:value-type="string" calcext:value-type="string">
            <text:p>05/05/200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58]=1;[.H59];IF([.H59]=[.L58];[.L58];&quot;X&quot;))" office:value-type="string" office:string-value="M" calcext:value-type="string">
            <text:p>M</text:p>
          </table:table-cell>
          <table:table-cell table:formula="of:=IF([.A59]=[.A60];0;1)" office:value-type="float" office:value="0" calcext:value-type="float">
            <text:p>0</text:p>
          </table:table-cell>
          <table:table-cell table:formula="of:=DATE(MID([.G59];7;4);MID([.G59];1;2);MID([.G59];4;2))" office:value-type="date" office:date-value="2006-05-05" calcext:value-type="date">
            <text:p>05.05.06</text:p>
          </table:table-cell>
          <table:table-cell table:formula="of:=ORG.OPENOFFICE.YEARS([.N59];[.$N$1];0)" office:value-type="float" office:value="10" calcext:value-type="float">
            <text:p>10</text:p>
          </table:table-cell>
          <table:table-cell table:formula="of:=IF([.A59]=[.A58];MIN([.O59];[.P58]);[.O59])" office:value-type="float" office:value="10" calcext:value-type="float">
            <text:p>10</text:p>
          </table:table-cell>
          <table:table-cell table:formula="of:=IF([.A59]=[.A58];MAX([.O59];[.Q58]);[.P59])" office:value-type="float" office:value="37" calcext:value-type="float">
            <text:p>37</text:p>
          </table:table-cell>
          <table:table-cell table:formula="of:=IF(AND([.Q59]&gt;=0;[.Q59]&lt;[.$R$1]);&quot;J&quot;;&quot;&quot;)">
            <text:p/>
          </table:table-cell>
          <table:table-cell table:formula="of:=IF([.P59]&gt;=[.$S$1];&quot;V&quot;;&quot;&quot;)">
            <text:p/>
          </table:table-cell>
          <table:table-cell table:formula="of:=IF([.P59]&gt;=[.$T$1];&quot;SV&quot;;&quot;&quot;)">
            <text:p/>
          </table:table-cell>
          <table:table-cell table:formula="of:=IF([.P59]&gt;=[.$U$1];&quot;UV&quot;;&quot;&quot;)">
            <text:p/>
          </table:table-cell>
          <table:table-cell table:formula="of:=IF([.M59]=1;[.L59]&amp;&quot;O&quot;&amp;IF(LEN([.R59])&gt;0;&quot;,&quot;&amp;[.L59]&amp;[.R59];&quot;&quot;)&amp;IF(LEN([.S59])&gt;0;&quot;,&quot;&amp;[.L59]&amp;[.S59];&quot;&quot;)&amp;IF(LEN([.T59])&gt;0;&quot;,&quot;&amp;[.L59]&amp;[.T59];&quot;&quot;)&amp;IF(LEN([.U59])&gt;0;&quot;,&quot;&amp;[.L59]&amp;[.U59];&quot;&quot;)&amp;IF(LEN([.C59])&gt;0;&quot;,&quot;&amp;[.C59];&quot;&quot;);&quot;&quot;)">
            <text:p/>
          </table:table-cell>
          <table:table-cell table:formula="of:=[.E59]&amp;&quot; &quot;&amp;[.F59]" office:value-type="string" office:string-value="Gatis Pētersons" calcext:value-type="string">
            <text:p>Gatis Pētersons</text:p>
          </table:table-cell>
          <table:table-cell table:formula="of:=MID([.G59];7;4)&amp;&quot;-&quot;&amp;MID([.G59];1;2)&amp;&quot;-&quot;&amp;MID([.G59];4;2)" office:value-type="string" office:string-value="2006-05-05" calcext:value-type="string">
            <text:p>2006-05-05</text:p>
          </table:table-cell>
          <table:table-cell table:formula="of:=IF(LEN([.V59])=0;[.V60];[.V59])">
            <text:p/>
          </table:table-cell>
          <table:table-cell table:formula="of:=IF(LEN([.Y59])=0;[.Y60];[.Y59])" office:value-type="string" office:string-value="XO" calcext:value-type="string">
            <text:p>XO</text:p>
          </table:table-cell>
          <table:table-cell table:formula="of:=IF(LEN([.Z59])=0;[.Z60];[.Z59])" office:value-type="string" office:string-value="XO" calcext:value-type="string">
            <text:p>XO</text:p>
          </table:table-cell>
          <table:table-cell table:formula="of:=IF(LEN([.AA59])=0;[.AA60];[.AA59])" office:value-type="string" office:string-value="XO" calcext:value-type="string">
            <text:p>XO</text:p>
          </table:table-cell>
          <table:table-cell table:formula="of:=IF(LEN([.I59])&gt;0;[.I5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Jēkabs</text:p>
          </table:table-cell>
          <table:table-cell office:value-type="string" calcext:value-type="string">
            <text:p>Pētersons</text:p>
          </table:table-cell>
          <table:table-cell office:value-type="string" calcext:value-type="string">
            <text:p>02/28/200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59]=1;[.H60];IF([.H60]=[.L59];[.L59];&quot;X&quot;))" office:value-type="string" office:string-value="M" calcext:value-type="string">
            <text:p>M</text:p>
          </table:table-cell>
          <table:table-cell table:formula="of:=IF([.A60]=[.A61];0;1)" office:value-type="float" office:value="0" calcext:value-type="float">
            <text:p>0</text:p>
          </table:table-cell>
          <table:table-cell table:formula="of:=DATE(MID([.G60];7;4);MID([.G60];1;2);MID([.G60];4;2))" office:value-type="date" office:date-value="2008-02-28" calcext:value-type="date">
            <text:p>28.02.08</text:p>
          </table:table-cell>
          <table:table-cell table:formula="of:=ORG.OPENOFFICE.YEARS([.N60];[.$N$1];0)" office:value-type="float" office:value="8" calcext:value-type="float">
            <text:p>8</text:p>
          </table:table-cell>
          <table:table-cell table:formula="of:=IF([.A60]=[.A59];MIN([.O60];[.P59]);[.O60])" office:value-type="float" office:value="8" calcext:value-type="float">
            <text:p>8</text:p>
          </table:table-cell>
          <table:table-cell table:formula="of:=IF([.A60]=[.A59];MAX([.O60];[.Q59]);[.P60])" office:value-type="float" office:value="37" calcext:value-type="float">
            <text:p>37</text:p>
          </table:table-cell>
          <table:table-cell table:formula="of:=IF(AND([.Q60]&gt;=0;[.Q60]&lt;[.$R$1]);&quot;J&quot;;&quot;&quot;)">
            <text:p/>
          </table:table-cell>
          <table:table-cell table:formula="of:=IF([.P60]&gt;=[.$S$1];&quot;V&quot;;&quot;&quot;)">
            <text:p/>
          </table:table-cell>
          <table:table-cell table:formula="of:=IF([.P60]&gt;=[.$T$1];&quot;SV&quot;;&quot;&quot;)">
            <text:p/>
          </table:table-cell>
          <table:table-cell table:formula="of:=IF([.P60]&gt;=[.$U$1];&quot;UV&quot;;&quot;&quot;)">
            <text:p/>
          </table:table-cell>
          <table:table-cell table:formula="of:=IF([.M60]=1;[.L60]&amp;&quot;O&quot;&amp;IF(LEN([.R60])&gt;0;&quot;,&quot;&amp;[.L60]&amp;[.R60];&quot;&quot;)&amp;IF(LEN([.S60])&gt;0;&quot;,&quot;&amp;[.L60]&amp;[.S60];&quot;&quot;)&amp;IF(LEN([.T60])&gt;0;&quot;,&quot;&amp;[.L60]&amp;[.T60];&quot;&quot;)&amp;IF(LEN([.U60])&gt;0;&quot;,&quot;&amp;[.L60]&amp;[.U60];&quot;&quot;)&amp;IF(LEN([.C60])&gt;0;&quot;,&quot;&amp;[.C60];&quot;&quot;);&quot;&quot;)">
            <text:p/>
          </table:table-cell>
          <table:table-cell table:formula="of:=[.E60]&amp;&quot; &quot;&amp;[.F60]" office:value-type="string" office:string-value="Jēkabs Pētersons" calcext:value-type="string">
            <text:p>Jēkabs Pētersons</text:p>
          </table:table-cell>
          <table:table-cell table:formula="of:=MID([.G60];7;4)&amp;&quot;-&quot;&amp;MID([.G60];1;2)&amp;&quot;-&quot;&amp;MID([.G60];4;2)" office:value-type="string" office:string-value="2008-02-28" calcext:value-type="string">
            <text:p>2008-02-28</text:p>
          </table:table-cell>
          <table:table-cell table:formula="of:=IF(LEN([.V60])=0;[.V61];[.V60])" office:value-type="string" office:string-value="XO" calcext:value-type="string">
            <text:p>XO</text:p>
          </table:table-cell>
          <table:table-cell table:formula="of:=IF(LEN([.Y60])=0;[.Y61];[.Y60])" office:value-type="string" office:string-value="XO" calcext:value-type="string">
            <text:p>XO</text:p>
          </table:table-cell>
          <table:table-cell table:formula="of:=IF(LEN([.Z60])=0;[.Z61];[.Z60])" office:value-type="string" office:string-value="XO" calcext:value-type="string">
            <text:p>XO</text:p>
          </table:table-cell>
          <table:table-cell table:formula="of:=IF(LEN([.AA60])=0;[.AA61];[.AA60])" office:value-type="string" office:string-value="XO" calcext:value-type="string">
            <text:p>XO</text:p>
          </table:table-cell>
          <table:table-cell table:formula="of:=IF(LEN([.I60])&gt;0;[.I60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Pētersone</text:p>
          </table:table-cell>
          <table:table-cell office:value-type="string" calcext:value-type="string">
            <text:p>12/12/197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60]=1;[.H61];IF([.H61]=[.L60];[.L60];&quot;X&quot;))" office:value-type="string" office:string-value="X" calcext:value-type="string">
            <text:p>X</text:p>
          </table:table-cell>
          <table:table-cell table:formula="of:=IF([.A61]=[.A62];0;1)" office:value-type="float" office:value="1" calcext:value-type="float">
            <text:p>1</text:p>
          </table:table-cell>
          <table:table-cell table:formula="of:=DATE(MID([.G61];7;4);MID([.G61];1;2);MID([.G61];4;2))" office:value-type="date" office:date-value="1979-12-12" calcext:value-type="date">
            <text:p>12.12.79</text:p>
          </table:table-cell>
          <table:table-cell table:formula="of:=ORG.OPENOFFICE.YEARS([.N61];[.$N$1];0)" office:value-type="float" office:value="36" calcext:value-type="float">
            <text:p>36</text:p>
          </table:table-cell>
          <table:table-cell table:formula="of:=IF([.A61]=[.A60];MIN([.O61];[.P60]);[.O61])" office:value-type="float" office:value="8" calcext:value-type="float">
            <text:p>8</text:p>
          </table:table-cell>
          <table:table-cell table:formula="of:=IF([.A61]=[.A60];MAX([.O61];[.Q60]);[.P61])" office:value-type="float" office:value="37" calcext:value-type="float">
            <text:p>37</text:p>
          </table:table-cell>
          <table:table-cell table:formula="of:=IF(AND([.Q61]&gt;=0;[.Q61]&lt;[.$R$1]);&quot;J&quot;;&quot;&quot;)">
            <text:p/>
          </table:table-cell>
          <table:table-cell table:formula="of:=IF([.P61]&gt;=[.$S$1];&quot;V&quot;;&quot;&quot;)">
            <text:p/>
          </table:table-cell>
          <table:table-cell table:formula="of:=IF([.P61]&gt;=[.$T$1];&quot;SV&quot;;&quot;&quot;)">
            <text:p/>
          </table:table-cell>
          <table:table-cell table:formula="of:=IF([.P61]&gt;=[.$U$1];&quot;UV&quot;;&quot;&quot;)">
            <text:p/>
          </table:table-cell>
          <table:table-cell table:formula="of:=IF([.M61]=1;[.L61]&amp;&quot;O&quot;&amp;IF(LEN([.R61])&gt;0;&quot;,&quot;&amp;[.L61]&amp;[.R61];&quot;&quot;)&amp;IF(LEN([.S61])&gt;0;&quot;,&quot;&amp;[.L61]&amp;[.S61];&quot;&quot;)&amp;IF(LEN([.T61])&gt;0;&quot;,&quot;&amp;[.L61]&amp;[.T61];&quot;&quot;)&amp;IF(LEN([.U61])&gt;0;&quot;,&quot;&amp;[.L61]&amp;[.U61];&quot;&quot;)&amp;IF(LEN([.C61])&gt;0;&quot;,&quot;&amp;[.C61];&quot;&quot;);&quot;&quot;)" office:value-type="string" office:string-value="XO" calcext:value-type="string">
            <text:p>XO</text:p>
          </table:table-cell>
          <table:table-cell table:formula="of:=[.E61]&amp;&quot; &quot;&amp;[.F61]" office:value-type="string" office:string-value="Dace Pētersone" calcext:value-type="string">
            <text:p>Dace Pētersone</text:p>
          </table:table-cell>
          <table:table-cell table:formula="of:=MID([.G61];7;4)&amp;&quot;-&quot;&amp;MID([.G61];1;2)&amp;&quot;-&quot;&amp;MID([.G61];4;2)" office:value-type="string" office:string-value="1979-12-12" calcext:value-type="string">
            <text:p>1979-12-12</text:p>
          </table:table-cell>
          <table:table-cell table:formula="of:=IF(LEN([.V61])=0;[.V62];[.V61])" office:value-type="string" office:string-value="XO" calcext:value-type="string">
            <text:p>XO</text:p>
          </table:table-cell>
          <table:table-cell table:formula="of:=IF(LEN([.Y61])=0;[.Y62];[.Y61])" office:value-type="string" office:string-value="XO" calcext:value-type="string">
            <text:p>XO</text:p>
          </table:table-cell>
          <table:table-cell table:formula="of:=IF(LEN([.Z61])=0;[.Z62];[.Z61])" office:value-type="string" office:string-value="XO" calcext:value-type="string">
            <text:p>XO</text:p>
          </table:table-cell>
          <table:table-cell table:formula="of:=IF(LEN([.AA61])=0;[.AA62];[.AA61])" office:value-type="string" office:string-value="XO" calcext:value-type="string">
            <text:p>XO</text:p>
          </table:table-cell>
          <table:table-cell table:formula="of:=IF(LEN([.I61])&gt;0;[.I6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Dzintarlapsas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Ilze</text:p>
          </table:table-cell>
          <table:table-cell office:value-type="string" calcext:value-type="string">
            <text:p>Krēmere</text:p>
          </table:table-cell>
          <table:table-cell office:value-type="string" calcext:value-type="string">
            <text:p>12/20/197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61]=1;[.H62];IF([.H62]=[.L61];[.L61];&quot;X&quot;))" office:value-type="string" office:string-value="W" calcext:value-type="string">
            <text:p>W</text:p>
          </table:table-cell>
          <table:table-cell table:formula="of:=IF([.A62]=[.A63];0;1)" office:value-type="float" office:value="0" calcext:value-type="float">
            <text:p>0</text:p>
          </table:table-cell>
          <table:table-cell table:formula="of:=DATE(MID([.G62];7;4);MID([.G62];1;2);MID([.G62];4;2))" office:value-type="date" office:date-value="1976-12-20" calcext:value-type="date">
            <text:p>20.12.76</text:p>
          </table:table-cell>
          <table:table-cell table:formula="of:=ORG.OPENOFFICE.YEARS([.N62];[.$N$1];0)" office:value-type="float" office:value="39" calcext:value-type="float">
            <text:p>39</text:p>
          </table:table-cell>
          <table:table-cell table:formula="of:=IF([.A62]=[.A61];MIN([.O62];[.P61]);[.O62])" office:value-type="float" office:value="39" calcext:value-type="float">
            <text:p>39</text:p>
          </table:table-cell>
          <table:table-cell table:formula="of:=IF([.A62]=[.A61];MAX([.O62];[.Q61]);[.P62])" office:value-type="float" office:value="39" calcext:value-type="float">
            <text:p>39</text:p>
          </table:table-cell>
          <table:table-cell table:formula="of:=IF(AND([.Q62]&gt;=0;[.Q62]&lt;[.$R$1]);&quot;J&quot;;&quot;&quot;)">
            <text:p/>
          </table:table-cell>
          <table:table-cell table:formula="of:=IF([.P62]&gt;=[.$S$1];&quot;V&quot;;&quot;&quot;)">
            <text:p/>
          </table:table-cell>
          <table:table-cell table:formula="of:=IF([.P62]&gt;=[.$T$1];&quot;SV&quot;;&quot;&quot;)">
            <text:p/>
          </table:table-cell>
          <table:table-cell table:formula="of:=IF([.P62]&gt;=[.$U$1];&quot;UV&quot;;&quot;&quot;)">
            <text:p/>
          </table:table-cell>
          <table:table-cell table:formula="of:=IF([.M62]=1;[.L62]&amp;&quot;O&quot;&amp;IF(LEN([.R62])&gt;0;&quot;,&quot;&amp;[.L62]&amp;[.R62];&quot;&quot;)&amp;IF(LEN([.S62])&gt;0;&quot;,&quot;&amp;[.L62]&amp;[.S62];&quot;&quot;)&amp;IF(LEN([.T62])&gt;0;&quot;,&quot;&amp;[.L62]&amp;[.T62];&quot;&quot;)&amp;IF(LEN([.U62])&gt;0;&quot;,&quot;&amp;[.L62]&amp;[.U62];&quot;&quot;)&amp;IF(LEN([.C62])&gt;0;&quot;,&quot;&amp;[.C62];&quot;&quot;);&quot;&quot;)">
            <text:p/>
          </table:table-cell>
          <table:table-cell table:formula="of:=[.E62]&amp;&quot; &quot;&amp;[.F62]" office:value-type="string" office:string-value="Ilze Krēmere" calcext:value-type="string">
            <text:p>Ilze Krēmere</text:p>
          </table:table-cell>
          <table:table-cell table:formula="of:=MID([.G62];7;4)&amp;&quot;-&quot;&amp;MID([.G62];1;2)&amp;&quot;-&quot;&amp;MID([.G62];4;2)" office:value-type="string" office:string-value="1976-12-20" calcext:value-type="string">
            <text:p>1976-12-20</text:p>
          </table:table-cell>
          <table:table-cell table:formula="of:=IF(LEN([.V62])=0;[.V63];[.V62])">
            <text:p/>
          </table:table-cell>
          <table:table-cell table:formula="of:=IF(LEN([.Y62])=0;[.Y63];[.Y62])" office:value-type="string" office:string-value="XO" calcext:value-type="string">
            <text:p>XO</text:p>
          </table:table-cell>
          <table:table-cell table:formula="of:=IF(LEN([.Z62])=0;[.Z63];[.Z62])" office:value-type="string" office:string-value="XO" calcext:value-type="string">
            <text:p>XO</text:p>
          </table:table-cell>
          <table:table-cell table:formula="of:=IF(LEN([.AA62])=0;[.AA63];[.AA62])" office:value-type="string" office:string-value="XO" calcext:value-type="string">
            <text:p>XO</text:p>
          </table:table-cell>
          <table:table-cell table:formula="of:=IF(LEN([.I62])&gt;0;[.I6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Dzintarlapsas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Ieva</text:p>
          </table:table-cell>
          <table:table-cell office:value-type="string" calcext:value-type="string">
            <text:p>Simsone</text:p>
          </table:table-cell>
          <table:table-cell office:value-type="string" calcext:value-type="string">
            <text:p>12/09/197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62]=1;[.H63];IF([.H63]=[.L62];[.L62];&quot;X&quot;))" office:value-type="string" office:string-value="W" calcext:value-type="string">
            <text:p>W</text:p>
          </table:table-cell>
          <table:table-cell table:formula="of:=IF([.A63]=[.A64];0;1)" office:value-type="float" office:value="0" calcext:value-type="float">
            <text:p>0</text:p>
          </table:table-cell>
          <table:table-cell table:formula="of:=DATE(MID([.G63];7;4);MID([.G63];1;2);MID([.G63];4;2))" office:value-type="date" office:date-value="1975-12-09" calcext:value-type="date">
            <text:p>09.12.75</text:p>
          </table:table-cell>
          <table:table-cell table:formula="of:=ORG.OPENOFFICE.YEARS([.N63];[.$N$1];0)" office:value-type="float" office:value="40" calcext:value-type="float">
            <text:p>40</text:p>
          </table:table-cell>
          <table:table-cell table:formula="of:=IF([.A63]=[.A62];MIN([.O63];[.P62]);[.O63])" office:value-type="float" office:value="39" calcext:value-type="float">
            <text:p>39</text:p>
          </table:table-cell>
          <table:table-cell table:formula="of:=IF([.A63]=[.A62];MAX([.O63];[.Q62]);[.P63])" office:value-type="float" office:value="40" calcext:value-type="float">
            <text:p>40</text:p>
          </table:table-cell>
          <table:table-cell table:formula="of:=IF(AND([.Q63]&gt;=0;[.Q63]&lt;[.$R$1]);&quot;J&quot;;&quot;&quot;)">
            <text:p/>
          </table:table-cell>
          <table:table-cell table:formula="of:=IF([.P63]&gt;=[.$S$1];&quot;V&quot;;&quot;&quot;)">
            <text:p/>
          </table:table-cell>
          <table:table-cell table:formula="of:=IF([.P63]&gt;=[.$T$1];&quot;SV&quot;;&quot;&quot;)">
            <text:p/>
          </table:table-cell>
          <table:table-cell table:formula="of:=IF([.P63]&gt;=[.$U$1];&quot;UV&quot;;&quot;&quot;)">
            <text:p/>
          </table:table-cell>
          <table:table-cell table:formula="of:=IF([.M63]=1;[.L63]&amp;&quot;O&quot;&amp;IF(LEN([.R63])&gt;0;&quot;,&quot;&amp;[.L63]&amp;[.R63];&quot;&quot;)&amp;IF(LEN([.S63])&gt;0;&quot;,&quot;&amp;[.L63]&amp;[.S63];&quot;&quot;)&amp;IF(LEN([.T63])&gt;0;&quot;,&quot;&amp;[.L63]&amp;[.T63];&quot;&quot;)&amp;IF(LEN([.U63])&gt;0;&quot;,&quot;&amp;[.L63]&amp;[.U63];&quot;&quot;)&amp;IF(LEN([.C63])&gt;0;&quot;,&quot;&amp;[.C63];&quot;&quot;);&quot;&quot;)">
            <text:p/>
          </table:table-cell>
          <table:table-cell table:formula="of:=[.E63]&amp;&quot; &quot;&amp;[.F63]" office:value-type="string" office:string-value="Ieva Simsone" calcext:value-type="string">
            <text:p>Ieva Simsone</text:p>
          </table:table-cell>
          <table:table-cell table:formula="of:=MID([.G63];7;4)&amp;&quot;-&quot;&amp;MID([.G63];1;2)&amp;&quot;-&quot;&amp;MID([.G63];4;2)" office:value-type="string" office:string-value="1975-12-09" calcext:value-type="string">
            <text:p>1975-12-09</text:p>
          </table:table-cell>
          <table:table-cell table:formula="of:=IF(LEN([.V63])=0;[.V64];[.V63])" office:value-type="string" office:string-value="XO" calcext:value-type="string">
            <text:p>XO</text:p>
          </table:table-cell>
          <table:table-cell table:formula="of:=IF(LEN([.Y63])=0;[.Y64];[.Y63])" office:value-type="string" office:string-value="XO" calcext:value-type="string">
            <text:p>XO</text:p>
          </table:table-cell>
          <table:table-cell table:formula="of:=IF(LEN([.Z63])=0;[.Z64];[.Z63])" office:value-type="string" office:string-value="XO" calcext:value-type="string">
            <text:p>XO</text:p>
          </table:table-cell>
          <table:table-cell table:formula="of:=IF(LEN([.AA63])=0;[.AA64];[.AA63])" office:value-type="string" office:string-value="XO" calcext:value-type="string">
            <text:p>XO</text:p>
          </table:table-cell>
          <table:table-cell table:formula="of:=IF(LEN([.I63])&gt;0;[.I63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Dzintarlapsas</text:p>
          </table:table-cell>
          <table:table-cell/>
          <table:table-cell office:value-type="string" calcext:value-type="string">
            <text:p>Family8</text:p>
          </table:table-cell>
          <table:table-cell office:value-type="string" calcext:value-type="string">
            <text:p>Krišjānis</text:p>
          </table:table-cell>
          <table:table-cell office:value-type="string" calcext:value-type="string">
            <text:p>Krēmers</text:p>
          </table:table-cell>
          <table:table-cell office:value-type="string" calcext:value-type="string">
            <text:p>07/25/200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63]=1;[.H64];IF([.H64]=[.L63];[.L63];&quot;X&quot;))" office:value-type="string" office:string-value="X" calcext:value-type="string">
            <text:p>X</text:p>
          </table:table-cell>
          <table:table-cell table:formula="of:=IF([.A64]=[.A65];0;1)" office:value-type="float" office:value="1" calcext:value-type="float">
            <text:p>1</text:p>
          </table:table-cell>
          <table:table-cell table:formula="of:=DATE(MID([.G64];7;4);MID([.G64];1;2);MID([.G64];4;2))" office:value-type="date" office:date-value="2005-07-25" calcext:value-type="date">
            <text:p>25.07.05</text:p>
          </table:table-cell>
          <table:table-cell table:formula="of:=ORG.OPENOFFICE.YEARS([.N64];[.$N$1];0)" office:value-type="float" office:value="10" calcext:value-type="float">
            <text:p>10</text:p>
          </table:table-cell>
          <table:table-cell table:formula="of:=IF([.A64]=[.A63];MIN([.O64];[.P63]);[.O64])" office:value-type="float" office:value="10" calcext:value-type="float">
            <text:p>10</text:p>
          </table:table-cell>
          <table:table-cell table:formula="of:=IF([.A64]=[.A63];MAX([.O64];[.Q63]);[.P64])" office:value-type="float" office:value="40" calcext:value-type="float">
            <text:p>40</text:p>
          </table:table-cell>
          <table:table-cell table:formula="of:=IF(AND([.Q64]&gt;=0;[.Q64]&lt;[.$R$1]);&quot;J&quot;;&quot;&quot;)">
            <text:p/>
          </table:table-cell>
          <table:table-cell table:formula="of:=IF([.P64]&gt;=[.$S$1];&quot;V&quot;;&quot;&quot;)">
            <text:p/>
          </table:table-cell>
          <table:table-cell table:formula="of:=IF([.P64]&gt;=[.$T$1];&quot;SV&quot;;&quot;&quot;)">
            <text:p/>
          </table:table-cell>
          <table:table-cell table:formula="of:=IF([.P64]&gt;=[.$U$1];&quot;UV&quot;;&quot;&quot;)">
            <text:p/>
          </table:table-cell>
          <table:table-cell table:formula="of:=IF([.M64]=1;[.L64]&amp;&quot;O&quot;&amp;IF(LEN([.R64])&gt;0;&quot;,&quot;&amp;[.L64]&amp;[.R64];&quot;&quot;)&amp;IF(LEN([.S64])&gt;0;&quot;,&quot;&amp;[.L64]&amp;[.S64];&quot;&quot;)&amp;IF(LEN([.T64])&gt;0;&quot;,&quot;&amp;[.L64]&amp;[.T64];&quot;&quot;)&amp;IF(LEN([.U64])&gt;0;&quot;,&quot;&amp;[.L64]&amp;[.U64];&quot;&quot;)&amp;IF(LEN([.C64])&gt;0;&quot;,&quot;&amp;[.C64];&quot;&quot;);&quot;&quot;)" office:value-type="string" office:string-value="XO" calcext:value-type="string">
            <text:p>XO</text:p>
          </table:table-cell>
          <table:table-cell table:formula="of:=[.E64]&amp;&quot; &quot;&amp;[.F64]" office:value-type="string" office:string-value="Krišjānis Krēmers" calcext:value-type="string">
            <text:p>Krišjānis Krēmers</text:p>
          </table:table-cell>
          <table:table-cell table:formula="of:=MID([.G64];7;4)&amp;&quot;-&quot;&amp;MID([.G64];1;2)&amp;&quot;-&quot;&amp;MID([.G64];4;2)" office:value-type="string" office:string-value="2005-07-25" calcext:value-type="string">
            <text:p>2005-07-25</text:p>
          </table:table-cell>
          <table:table-cell table:formula="of:=IF(LEN([.V64])=0;[.V65];[.V64])" office:value-type="string" office:string-value="XO" calcext:value-type="string">
            <text:p>XO</text:p>
          </table:table-cell>
          <table:table-cell table:formula="of:=IF(LEN([.Y64])=0;[.Y65];[.Y64])" office:value-type="string" office:string-value="XO" calcext:value-type="string">
            <text:p>XO</text:p>
          </table:table-cell>
          <table:table-cell table:formula="of:=IF(LEN([.Z64])=0;[.Z65];[.Z64])" office:value-type="string" office:string-value="XO" calcext:value-type="string">
            <text:p>XO</text:p>
          </table:table-cell>
          <table:table-cell table:formula="of:=IF(LEN([.AA64])=0;[.AA65];[.AA64])" office:value-type="string" office:string-value="XO" calcext:value-type="string">
            <text:p>XO</text:p>
          </table:table-cell>
          <table:table-cell table:formula="of:=IF(LEN([.I64])&gt;0;[.I6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RAMA</text:p>
          </table:table-cell>
          <table:table-cell/>
          <table:table-cell office:value-type="string" calcext:value-type="string">
            <text:p>WUV4</text:p>
          </table:table-cell>
          <table:table-cell office:value-type="string" calcext:value-type="string">
            <text:p>Marga</text:p>
          </table:table-cell>
          <table:table-cell office:value-type="string" calcext:value-type="string">
            <text:p>Jēkabsone</text:p>
          </table:table-cell>
          <table:table-cell office:value-type="string" calcext:value-type="string">
            <text:p>03/29/1939</text:p>
          </table:table-cell>
          <table:table-cell office:value-type="string" calcext:value-type="string">
            <text:p>W</text:p>
          </table:table-cell>
          <table:table-cell office:value-type="float" office:value="2300824" calcext:value-type="float">
            <text:p>2300824</text:p>
          </table:table-cell>
          <table:table-cell office:value-type="string" calcext:value-type="string">
            <text:p>Latvia</text:p>
          </table:table-cell>
          <table:table-cell/>
          <table:table-cell table:formula="of:=IF([.M64]=1;[.H65];IF([.H65]=[.L64];[.L64];&quot;X&quot;))" office:value-type="string" office:string-value="W" calcext:value-type="string">
            <text:p>W</text:p>
          </table:table-cell>
          <table:table-cell table:formula="of:=IF([.A65]=[.A66];0;1)" office:value-type="float" office:value="0" calcext:value-type="float">
            <text:p>0</text:p>
          </table:table-cell>
          <table:table-cell table:formula="of:=DATE(MID([.G65];7;4);MID([.G65];1;2);MID([.G65];4;2))" office:value-type="date" office:date-value="1939-03-29" calcext:value-type="date">
            <text:p>29.03.39</text:p>
          </table:table-cell>
          <table:table-cell table:formula="of:=ORG.OPENOFFICE.YEARS([.N65];[.$N$1];0)" office:value-type="float" office:value="77" calcext:value-type="float">
            <text:p>77</text:p>
          </table:table-cell>
          <table:table-cell table:formula="of:=IF([.A65]=[.A64];MIN([.O65];[.P64]);[.O65])" office:value-type="float" office:value="77" calcext:value-type="float">
            <text:p>77</text:p>
          </table:table-cell>
          <table:table-cell table:formula="of:=IF([.A65]=[.A64];MAX([.O65];[.Q64]);[.P65])" office:value-type="float" office:value="77" calcext:value-type="float">
            <text:p>77</text:p>
          </table:table-cell>
          <table:table-cell table:formula="of:=IF(AND([.Q65]&gt;=0;[.Q65]&lt;[.$R$1]);&quot;J&quot;;&quot;&quot;)">
            <text:p/>
          </table:table-cell>
          <table:table-cell table:formula="of:=IF([.P65]&gt;=[.$S$1];&quot;V&quot;;&quot;&quot;)" office:value-type="string" office:string-value="V" calcext:value-type="string">
            <text:p>V</text:p>
          </table:table-cell>
          <table:table-cell table:formula="of:=IF([.P65]&gt;=[.$T$1];&quot;SV&quot;;&quot;&quot;)" office:value-type="string" office:string-value="SV" calcext:value-type="string">
            <text:p>SV</text:p>
          </table:table-cell>
          <table:table-cell table:formula="of:=IF([.P65]&gt;=[.$U$1];&quot;UV&quot;;&quot;&quot;)" office:value-type="string" office:string-value="UV" calcext:value-type="string">
            <text:p>UV</text:p>
          </table:table-cell>
          <table:table-cell table:formula="of:=IF([.M65]=1;[.L65]&amp;&quot;O&quot;&amp;IF(LEN([.R65])&gt;0;&quot;,&quot;&amp;[.L65]&amp;[.R65];&quot;&quot;)&amp;IF(LEN([.S65])&gt;0;&quot;,&quot;&amp;[.L65]&amp;[.S65];&quot;&quot;)&amp;IF(LEN([.T65])&gt;0;&quot;,&quot;&amp;[.L65]&amp;[.T65];&quot;&quot;)&amp;IF(LEN([.U65])&gt;0;&quot;,&quot;&amp;[.L65]&amp;[.U65];&quot;&quot;)&amp;IF(LEN([.C65])&gt;0;&quot;,&quot;&amp;[.C65];&quot;&quot;);&quot;&quot;)">
            <text:p/>
          </table:table-cell>
          <table:table-cell table:formula="of:=[.E65]&amp;&quot; &quot;&amp;[.F65]" office:value-type="string" office:string-value="Marga Jēkabsone" calcext:value-type="string">
            <text:p>Marga Jēkabsone</text:p>
          </table:table-cell>
          <table:table-cell table:formula="of:=MID([.G65];7;4)&amp;&quot;-&quot;&amp;MID([.G65];1;2)&amp;&quot;-&quot;&amp;MID([.G65];4;2)" office:value-type="string" office:string-value="1939-03-29" calcext:value-type="string">
            <text:p>1939-03-29</text:p>
          </table:table-cell>
          <table:table-cell table:formula="of:=IF(LEN([.V65])=0;[.V66];[.V65])" office:value-type="string" office:string-value="WO,WV,WSV,WUV" calcext:value-type="string">
            <text:p>WO,WV,WSV,WUV</text:p>
          </table:table-cell>
          <table:table-cell table:formula="of:=IF(LEN([.Y65])=0;[.Y66];[.Y65])" office:value-type="string" office:string-value="WO,WV,WSV,WUV" calcext:value-type="string">
            <text:p>WO,WV,WSV,WUV</text:p>
          </table:table-cell>
          <table:table-cell table:formula="of:=IF(LEN([.Z65])=0;[.Z66];[.Z65])" office:value-type="string" office:string-value="WO,WV,WSV,WUV" calcext:value-type="string">
            <text:p>WO,WV,WSV,WUV</text:p>
          </table:table-cell>
          <table:table-cell table:formula="of:=IF(LEN([.AA65])=0;[.AA66];[.AA65])" office:value-type="string" office:string-value="WO,WV,WSV,WUV" calcext:value-type="string">
            <text:p>WO,WV,WSV,WUV</text:p>
          </table:table-cell>
          <table:table-cell table:formula="of:=IF(LEN([.I65])&gt;0;[.I65];&quot;*&quot;)" office:value-type="float" office:value="2300824" calcext:value-type="float">
            <text:p>2300824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RAMA</text:p>
          </table:table-cell>
          <table:table-cell/>
          <table:table-cell office:value-type="string" calcext:value-type="string">
            <text:p>WUV4</text:p>
          </table:table-cell>
          <table:table-cell office:value-type="string" calcext:value-type="string">
            <text:p>Raisa</text:p>
          </table:table-cell>
          <table:table-cell office:value-type="string" calcext:value-type="string">
            <text:p>Mazzariņa</text:p>
          </table:table-cell>
          <table:table-cell office:value-type="string" calcext:value-type="string">
            <text:p>05/25/1933</text:p>
          </table:table-cell>
          <table:table-cell office:value-type="string" calcext:value-type="string">
            <text:p>W</text:p>
          </table:table-cell>
          <table:table-cell office:value-type="float" office:value="230747" calcext:value-type="float">
            <text:p>230747</text:p>
          </table:table-cell>
          <table:table-cell office:value-type="string" calcext:value-type="string">
            <text:p>Latvia</text:p>
          </table:table-cell>
          <table:table-cell/>
          <table:table-cell table:formula="of:=IF([.M65]=1;[.H66];IF([.H66]=[.L65];[.L65];&quot;X&quot;))" office:value-type="string" office:string-value="W" calcext:value-type="string">
            <text:p>W</text:p>
          </table:table-cell>
          <table:table-cell table:formula="of:=IF([.A66]=[.A67];0;1)" office:value-type="float" office:value="1" calcext:value-type="float">
            <text:p>1</text:p>
          </table:table-cell>
          <table:table-cell table:formula="of:=DATE(MID([.G66];7;4);MID([.G66];1;2);MID([.G66];4;2))" office:value-type="date" office:date-value="1933-05-25" calcext:value-type="date">
            <text:p>25.05.33</text:p>
          </table:table-cell>
          <table:table-cell table:formula="of:=ORG.OPENOFFICE.YEARS([.N66];[.$N$1];0)" office:value-type="float" office:value="83" calcext:value-type="float">
            <text:p>83</text:p>
          </table:table-cell>
          <table:table-cell table:formula="of:=IF([.A66]=[.A65];MIN([.O66];[.P65]);[.O66])" office:value-type="float" office:value="77" calcext:value-type="float">
            <text:p>77</text:p>
          </table:table-cell>
          <table:table-cell table:formula="of:=IF([.A66]=[.A65];MAX([.O66];[.Q65]);[.P66])" office:value-type="float" office:value="83" calcext:value-type="float">
            <text:p>83</text:p>
          </table:table-cell>
          <table:table-cell table:formula="of:=IF(AND([.Q66]&gt;=0;[.Q66]&lt;[.$R$1]);&quot;J&quot;;&quot;&quot;)">
            <text:p/>
          </table:table-cell>
          <table:table-cell table:formula="of:=IF([.P66]&gt;=[.$S$1];&quot;V&quot;;&quot;&quot;)" office:value-type="string" office:string-value="V" calcext:value-type="string">
            <text:p>V</text:p>
          </table:table-cell>
          <table:table-cell table:formula="of:=IF([.P66]&gt;=[.$T$1];&quot;SV&quot;;&quot;&quot;)" office:value-type="string" office:string-value="SV" calcext:value-type="string">
            <text:p>SV</text:p>
          </table:table-cell>
          <table:table-cell table:formula="of:=IF([.P66]&gt;=[.$U$1];&quot;UV&quot;;&quot;&quot;)" office:value-type="string" office:string-value="UV" calcext:value-type="string">
            <text:p>UV</text:p>
          </table:table-cell>
          <table:table-cell table:formula="of:=IF([.M66]=1;[.L66]&amp;&quot;O&quot;&amp;IF(LEN([.R66])&gt;0;&quot;,&quot;&amp;[.L66]&amp;[.R66];&quot;&quot;)&amp;IF(LEN([.S66])&gt;0;&quot;,&quot;&amp;[.L66]&amp;[.S66];&quot;&quot;)&amp;IF(LEN([.T66])&gt;0;&quot;,&quot;&amp;[.L66]&amp;[.T66];&quot;&quot;)&amp;IF(LEN([.U66])&gt;0;&quot;,&quot;&amp;[.L66]&amp;[.U66];&quot;&quot;)&amp;IF(LEN([.C66])&gt;0;&quot;,&quot;&amp;[.C66];&quot;&quot;);&quot;&quot;)" office:value-type="string" office:string-value="WO,WV,WSV,WUV" calcext:value-type="string">
            <text:p>WO,WV,WSV,WUV</text:p>
          </table:table-cell>
          <table:table-cell table:formula="of:=[.E66]&amp;&quot; &quot;&amp;[.F66]" office:value-type="string" office:string-value="Raisa Mazzariņa" calcext:value-type="string">
            <text:p>Raisa Mazzariņa</text:p>
          </table:table-cell>
          <table:table-cell table:formula="of:=MID([.G66];7;4)&amp;&quot;-&quot;&amp;MID([.G66];1;2)&amp;&quot;-&quot;&amp;MID([.G66];4;2)" office:value-type="string" office:string-value="1933-05-25" calcext:value-type="string">
            <text:p>1933-05-25</text:p>
          </table:table-cell>
          <table:table-cell table:formula="of:=IF(LEN([.V66])=0;[.V67];[.V66])" office:value-type="string" office:string-value="WO,WV,WSV,WUV" calcext:value-type="string">
            <text:p>WO,WV,WSV,WUV</text:p>
          </table:table-cell>
          <table:table-cell table:formula="of:=IF(LEN([.Y66])=0;[.Y67];[.Y66])" office:value-type="string" office:string-value="WO,WV,WSV,WUV" calcext:value-type="string">
            <text:p>WO,WV,WSV,WUV</text:p>
          </table:table-cell>
          <table:table-cell table:formula="of:=IF(LEN([.Z66])=0;[.Z67];[.Z66])" office:value-type="string" office:string-value="WO,WV,WSV,WUV" calcext:value-type="string">
            <text:p>WO,WV,WSV,WUV</text:p>
          </table:table-cell>
          <table:table-cell table:formula="of:=IF(LEN([.AA66])=0;[.AA67];[.AA66])" office:value-type="string" office:string-value="WO,WV,WSV,WUV" calcext:value-type="string">
            <text:p>WO,WV,WSV,WUV</text:p>
          </table:table-cell>
          <table:table-cell table:formula="of:=IF(LEN([.I66])&gt;0;[.I66];&quot;*&quot;)" office:value-type="float" office:value="230747" calcext:value-type="float">
            <text:p>23074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as meklē, tas atrod!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Kristīna</text:p>
          </table:table-cell>
          <table:table-cell office:value-type="string" calcext:value-type="string">
            <text:p>Ēce</text:p>
          </table:table-cell>
          <table:table-cell office:value-type="string" calcext:value-type="string">
            <text:p>05/11/1973</text:p>
          </table:table-cell>
          <table:table-cell office:value-type="string" calcext:value-type="string">
            <text:p>W</text:p>
          </table:table-cell>
          <table:table-cell office:value-type="float" office:value="2008878" calcext:value-type="float">
            <text:p>2008878</text:p>
          </table:table-cell>
          <table:table-cell office:value-type="string" calcext:value-type="string">
            <text:p>Latvia</text:p>
          </table:table-cell>
          <table:table-cell/>
          <table:table-cell table:formula="of:=IF([.M66]=1;[.H67];IF([.H67]=[.L66];[.L66];&quot;X&quot;))" office:value-type="string" office:string-value="W" calcext:value-type="string">
            <text:p>W</text:p>
          </table:table-cell>
          <table:table-cell table:formula="of:=IF([.A67]=[.A68];0;1)" office:value-type="float" office:value="0" calcext:value-type="float">
            <text:p>0</text:p>
          </table:table-cell>
          <table:table-cell table:formula="of:=DATE(MID([.G67];7;4);MID([.G67];1;2);MID([.G67];4;2))" office:value-type="date" office:date-value="1973-05-11" calcext:value-type="date">
            <text:p>11.05.73</text:p>
          </table:table-cell>
          <table:table-cell table:formula="of:=ORG.OPENOFFICE.YEARS([.N67];[.$N$1];0)" office:value-type="float" office:value="43" calcext:value-type="float">
            <text:p>43</text:p>
          </table:table-cell>
          <table:table-cell table:formula="of:=IF([.A67]=[.A66];MIN([.O67];[.P66]);[.O67])" office:value-type="float" office:value="43" calcext:value-type="float">
            <text:p>43</text:p>
          </table:table-cell>
          <table:table-cell table:formula="of:=IF([.A67]=[.A66];MAX([.O67];[.Q66]);[.P67])" office:value-type="float" office:value="43" calcext:value-type="float">
            <text:p>43</text:p>
          </table:table-cell>
          <table:table-cell table:formula="of:=IF(AND([.Q67]&gt;=0;[.Q67]&lt;[.$R$1]);&quot;J&quot;;&quot;&quot;)">
            <text:p/>
          </table:table-cell>
          <table:table-cell table:formula="of:=IF([.P67]&gt;=[.$S$1];&quot;V&quot;;&quot;&quot;)" office:value-type="string" office:string-value="V" calcext:value-type="string">
            <text:p>V</text:p>
          </table:table-cell>
          <table:table-cell table:formula="of:=IF([.P67]&gt;=[.$T$1];&quot;SV&quot;;&quot;&quot;)">
            <text:p/>
          </table:table-cell>
          <table:table-cell table:formula="of:=IF([.P67]&gt;=[.$U$1];&quot;UV&quot;;&quot;&quot;)">
            <text:p/>
          </table:table-cell>
          <table:table-cell table:formula="of:=IF([.M67]=1;[.L67]&amp;&quot;O&quot;&amp;IF(LEN([.R67])&gt;0;&quot;,&quot;&amp;[.L67]&amp;[.R67];&quot;&quot;)&amp;IF(LEN([.S67])&gt;0;&quot;,&quot;&amp;[.L67]&amp;[.S67];&quot;&quot;)&amp;IF(LEN([.T67])&gt;0;&quot;,&quot;&amp;[.L67]&amp;[.T67];&quot;&quot;)&amp;IF(LEN([.U67])&gt;0;&quot;,&quot;&amp;[.L67]&amp;[.U67];&quot;&quot;)&amp;IF(LEN([.C67])&gt;0;&quot;,&quot;&amp;[.C67];&quot;&quot;);&quot;&quot;)">
            <text:p/>
          </table:table-cell>
          <table:table-cell table:formula="of:=[.E67]&amp;&quot; &quot;&amp;[.F67]" office:value-type="string" office:string-value="Kristīna Ēce" calcext:value-type="string">
            <text:p>Kristīna Ēce</text:p>
          </table:table-cell>
          <table:table-cell table:formula="of:=MID([.G67];7;4)&amp;&quot;-&quot;&amp;MID([.G67];1;2)&amp;&quot;-&quot;&amp;MID([.G67];4;2)" office:value-type="string" office:string-value="1973-05-11" calcext:value-type="string">
            <text:p>1973-05-11</text:p>
          </table:table-cell>
          <table:table-cell table:formula="of:=IF(LEN([.V67])=0;[.V68];[.V67])" office:value-type="string" office:string-value="WO" calcext:value-type="string">
            <text:p>WO</text:p>
          </table:table-cell>
          <table:table-cell table:formula="of:=IF(LEN([.Y67])=0;[.Y68];[.Y67])" office:value-type="string" office:string-value="WO" calcext:value-type="string">
            <text:p>WO</text:p>
          </table:table-cell>
          <table:table-cell table:formula="of:=IF(LEN([.Z67])=0;[.Z68];[.Z67])" office:value-type="string" office:string-value="WO" calcext:value-type="string">
            <text:p>WO</text:p>
          </table:table-cell>
          <table:table-cell table:formula="of:=IF(LEN([.AA67])=0;[.AA68];[.AA67])" office:value-type="string" office:string-value="WO" calcext:value-type="string">
            <text:p>WO</text:p>
          </table:table-cell>
          <table:table-cell table:formula="of:=IF(LEN([.I67])&gt;0;[.I67];&quot;*&quot;)" office:value-type="float" office:value="2008878" calcext:value-type="float">
            <text:p>200887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as meklē, tas atrod!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Zita</text:p>
          </table:table-cell>
          <table:table-cell office:value-type="string" calcext:value-type="string">
            <text:p>Grante</text:p>
          </table:table-cell>
          <table:table-cell office:value-type="string" calcext:value-type="string">
            <text:p>06/06/1978</text:p>
          </table:table-cell>
          <table:table-cell office:value-type="string" calcext:value-type="string">
            <text:p>W</text:p>
          </table:table-cell>
          <table:table-cell office:value-type="float" office:value="200705" calcext:value-type="float">
            <text:p>200705</text:p>
          </table:table-cell>
          <table:table-cell office:value-type="string" calcext:value-type="string">
            <text:p>Latvia</text:p>
          </table:table-cell>
          <table:table-cell/>
          <table:table-cell table:formula="of:=IF([.M67]=1;[.H68];IF([.H68]=[.L67];[.L67];&quot;X&quot;))" office:value-type="string" office:string-value="W" calcext:value-type="string">
            <text:p>W</text:p>
          </table:table-cell>
          <table:table-cell table:formula="of:=IF([.A68]=[.A69];0;1)" office:value-type="float" office:value="1" calcext:value-type="float">
            <text:p>1</text:p>
          </table:table-cell>
          <table:table-cell table:formula="of:=DATE(MID([.G68];7;4);MID([.G68];1;2);MID([.G68];4;2))" office:value-type="date" office:date-value="1978-06-06" calcext:value-type="date">
            <text:p>06.06.78</text:p>
          </table:table-cell>
          <table:table-cell table:formula="of:=ORG.OPENOFFICE.YEARS([.N68];[.$N$1];0)" office:value-type="float" office:value="38" calcext:value-type="float">
            <text:p>38</text:p>
          </table:table-cell>
          <table:table-cell table:formula="of:=IF([.A68]=[.A67];MIN([.O68];[.P67]);[.O68])" office:value-type="float" office:value="38" calcext:value-type="float">
            <text:p>38</text:p>
          </table:table-cell>
          <table:table-cell table:formula="of:=IF([.A68]=[.A67];MAX([.O68];[.Q67]);[.P68])" office:value-type="float" office:value="43" calcext:value-type="float">
            <text:p>43</text:p>
          </table:table-cell>
          <table:table-cell table:formula="of:=IF(AND([.Q68]&gt;=0;[.Q68]&lt;[.$R$1]);&quot;J&quot;;&quot;&quot;)">
            <text:p/>
          </table:table-cell>
          <table:table-cell table:formula="of:=IF([.P68]&gt;=[.$S$1];&quot;V&quot;;&quot;&quot;)">
            <text:p/>
          </table:table-cell>
          <table:table-cell table:formula="of:=IF([.P68]&gt;=[.$T$1];&quot;SV&quot;;&quot;&quot;)">
            <text:p/>
          </table:table-cell>
          <table:table-cell table:formula="of:=IF([.P68]&gt;=[.$U$1];&quot;UV&quot;;&quot;&quot;)">
            <text:p/>
          </table:table-cell>
          <table:table-cell table:formula="of:=IF([.M68]=1;[.L68]&amp;&quot;O&quot;&amp;IF(LEN([.R68])&gt;0;&quot;,&quot;&amp;[.L68]&amp;[.R68];&quot;&quot;)&amp;IF(LEN([.S68])&gt;0;&quot;,&quot;&amp;[.L68]&amp;[.S68];&quot;&quot;)&amp;IF(LEN([.T68])&gt;0;&quot;,&quot;&amp;[.L68]&amp;[.T68];&quot;&quot;)&amp;IF(LEN([.U68])&gt;0;&quot;,&quot;&amp;[.L68]&amp;[.U68];&quot;&quot;)&amp;IF(LEN([.C68])&gt;0;&quot;,&quot;&amp;[.C68];&quot;&quot;);&quot;&quot;)" office:value-type="string" office:string-value="WO" calcext:value-type="string">
            <text:p>WO</text:p>
          </table:table-cell>
          <table:table-cell table:formula="of:=[.E68]&amp;&quot; &quot;&amp;[.F68]" office:value-type="string" office:string-value="Zita Grante" calcext:value-type="string">
            <text:p>Zita Grante</text:p>
          </table:table-cell>
          <table:table-cell table:formula="of:=MID([.G68];7;4)&amp;&quot;-&quot;&amp;MID([.G68];1;2)&amp;&quot;-&quot;&amp;MID([.G68];4;2)" office:value-type="string" office:string-value="1978-06-06" calcext:value-type="string">
            <text:p>1978-06-06</text:p>
          </table:table-cell>
          <table:table-cell table:formula="of:=IF(LEN([.V68])=0;[.V69];[.V68])" office:value-type="string" office:string-value="WO" calcext:value-type="string">
            <text:p>WO</text:p>
          </table:table-cell>
          <table:table-cell table:formula="of:=IF(LEN([.Y68])=0;[.Y69];[.Y68])" office:value-type="string" office:string-value="WO" calcext:value-type="string">
            <text:p>WO</text:p>
          </table:table-cell>
          <table:table-cell table:formula="of:=IF(LEN([.Z68])=0;[.Z69];[.Z68])" office:value-type="string" office:string-value="WO" calcext:value-type="string">
            <text:p>WO</text:p>
          </table:table-cell>
          <table:table-cell table:formula="of:=IF(LEN([.AA68])=0;[.AA69];[.AA68])" office:value-type="string" office:string-value="WO" calcext:value-type="string">
            <text:p>WO</text:p>
          </table:table-cell>
          <table:table-cell table:formula="of:=IF(LEN([.I68])&gt;0;[.I68];&quot;*&quot;)" office:value-type="float" office:value="200705" calcext:value-type="float">
            <text:p>2007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ciurus vulgaris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eldava</text:p>
          </table:table-cell>
          <table:table-cell office:value-type="string" calcext:value-type="string">
            <text:p>10/08/1980</text:p>
          </table:table-cell>
          <table:table-cell office:value-type="string" calcext:value-type="string">
            <text:p>W</text:p>
          </table:table-cell>
          <table:table-cell office:value-type="float" office:value="7970797" calcext:value-type="float">
            <text:p>7970797</text:p>
          </table:table-cell>
          <table:table-cell office:value-type="string" calcext:value-type="string">
            <text:p>Latvia</text:p>
          </table:table-cell>
          <table:table-cell/>
          <table:table-cell table:formula="of:=IF([.M68]=1;[.H69];IF([.H69]=[.L68];[.L68];&quot;X&quot;))" office:value-type="string" office:string-value="W" calcext:value-type="string">
            <text:p>W</text:p>
          </table:table-cell>
          <table:table-cell table:formula="of:=IF([.A69]=[.A70];0;1)" office:value-type="float" office:value="0" calcext:value-type="float">
            <text:p>0</text:p>
          </table:table-cell>
          <table:table-cell table:formula="of:=DATE(MID([.G69];7;4);MID([.G69];1;2);MID([.G69];4;2))" office:value-type="date" office:date-value="1980-10-08" calcext:value-type="date">
            <text:p>08.10.80</text:p>
          </table:table-cell>
          <table:table-cell table:formula="of:=ORG.OPENOFFICE.YEARS([.N69];[.$N$1];0)" office:value-type="float" office:value="35" calcext:value-type="float">
            <text:p>35</text:p>
          </table:table-cell>
          <table:table-cell table:formula="of:=IF([.A69]=[.A68];MIN([.O69];[.P68]);[.O69])" office:value-type="float" office:value="35" calcext:value-type="float">
            <text:p>35</text:p>
          </table:table-cell>
          <table:table-cell table:formula="of:=IF([.A69]=[.A68];MAX([.O69];[.Q68]);[.P69])" office:value-type="float" office:value="35" calcext:value-type="float">
            <text:p>35</text:p>
          </table:table-cell>
          <table:table-cell table:formula="of:=IF(AND([.Q69]&gt;=0;[.Q69]&lt;[.$R$1]);&quot;J&quot;;&quot;&quot;)">
            <text:p/>
          </table:table-cell>
          <table:table-cell table:formula="of:=IF([.P69]&gt;=[.$S$1];&quot;V&quot;;&quot;&quot;)">
            <text:p/>
          </table:table-cell>
          <table:table-cell table:formula="of:=IF([.P69]&gt;=[.$T$1];&quot;SV&quot;;&quot;&quot;)">
            <text:p/>
          </table:table-cell>
          <table:table-cell table:formula="of:=IF([.P69]&gt;=[.$U$1];&quot;UV&quot;;&quot;&quot;)">
            <text:p/>
          </table:table-cell>
          <table:table-cell table:formula="of:=IF([.M69]=1;[.L69]&amp;&quot;O&quot;&amp;IF(LEN([.R69])&gt;0;&quot;,&quot;&amp;[.L69]&amp;[.R69];&quot;&quot;)&amp;IF(LEN([.S69])&gt;0;&quot;,&quot;&amp;[.L69]&amp;[.S69];&quot;&quot;)&amp;IF(LEN([.T69])&gt;0;&quot;,&quot;&amp;[.L69]&amp;[.T69];&quot;&quot;)&amp;IF(LEN([.U69])&gt;0;&quot;,&quot;&amp;[.L69]&amp;[.U69];&quot;&quot;)&amp;IF(LEN([.C69])&gt;0;&quot;,&quot;&amp;[.C69];&quot;&quot;);&quot;&quot;)">
            <text:p/>
          </table:table-cell>
          <table:table-cell table:formula="of:=[.E69]&amp;&quot; &quot;&amp;[.F69]" office:value-type="string" office:string-value="Linda Beldava" calcext:value-type="string">
            <text:p>Linda Beldava</text:p>
          </table:table-cell>
          <table:table-cell table:formula="of:=MID([.G69];7;4)&amp;&quot;-&quot;&amp;MID([.G69];1;2)&amp;&quot;-&quot;&amp;MID([.G69];4;2)" office:value-type="string" office:string-value="1980-10-08" calcext:value-type="string">
            <text:p>1980-10-08</text:p>
          </table:table-cell>
          <table:table-cell table:formula="of:=IF(LEN([.V69])=0;[.V70];[.V69])" office:value-type="string" office:string-value="WO" calcext:value-type="string">
            <text:p>WO</text:p>
          </table:table-cell>
          <table:table-cell table:formula="of:=IF(LEN([.Y69])=0;[.Y70];[.Y69])" office:value-type="string" office:string-value="WO" calcext:value-type="string">
            <text:p>WO</text:p>
          </table:table-cell>
          <table:table-cell table:formula="of:=IF(LEN([.Z69])=0;[.Z70];[.Z69])" office:value-type="string" office:string-value="WO" calcext:value-type="string">
            <text:p>WO</text:p>
          </table:table-cell>
          <table:table-cell table:formula="of:=IF(LEN([.AA69])=0;[.AA70];[.AA69])" office:value-type="string" office:string-value="WO" calcext:value-type="string">
            <text:p>WO</text:p>
          </table:table-cell>
          <table:table-cell table:formula="of:=IF(LEN([.I69])&gt;0;[.I69];&quot;*&quot;)" office:value-type="float" office:value="7970797" calcext:value-type="float">
            <text:p>797079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ciurus vulgaris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Veipa</text:p>
          </table:table-cell>
          <table:table-cell office:value-type="string" calcext:value-type="string">
            <text:p>06/22/197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69]=1;[.H70];IF([.H70]=[.L69];[.L69];&quot;X&quot;))" office:value-type="string" office:string-value="W" calcext:value-type="string">
            <text:p>W</text:p>
          </table:table-cell>
          <table:table-cell table:formula="of:=IF([.A70]=[.A71];0;1)" office:value-type="float" office:value="1" calcext:value-type="float">
            <text:p>1</text:p>
          </table:table-cell>
          <table:table-cell table:formula="of:=DATE(MID([.G70];7;4);MID([.G70];1;2);MID([.G70];4;2))" office:value-type="date" office:date-value="1979-06-22" calcext:value-type="date">
            <text:p>22.06.79</text:p>
          </table:table-cell>
          <table:table-cell table:formula="of:=ORG.OPENOFFICE.YEARS([.N70];[.$N$1];0)" office:value-type="float" office:value="37" calcext:value-type="float">
            <text:p>37</text:p>
          </table:table-cell>
          <table:table-cell table:formula="of:=IF([.A70]=[.A69];MIN([.O70];[.P69]);[.O70])" office:value-type="float" office:value="35" calcext:value-type="float">
            <text:p>35</text:p>
          </table:table-cell>
          <table:table-cell table:formula="of:=IF([.A70]=[.A69];MAX([.O70];[.Q69]);[.P70])" office:value-type="float" office:value="37" calcext:value-type="float">
            <text:p>37</text:p>
          </table:table-cell>
          <table:table-cell table:formula="of:=IF(AND([.Q70]&gt;=0;[.Q70]&lt;[.$R$1]);&quot;J&quot;;&quot;&quot;)">
            <text:p/>
          </table:table-cell>
          <table:table-cell table:formula="of:=IF([.P70]&gt;=[.$S$1];&quot;V&quot;;&quot;&quot;)">
            <text:p/>
          </table:table-cell>
          <table:table-cell table:formula="of:=IF([.P70]&gt;=[.$T$1];&quot;SV&quot;;&quot;&quot;)">
            <text:p/>
          </table:table-cell>
          <table:table-cell table:formula="of:=IF([.P70]&gt;=[.$U$1];&quot;UV&quot;;&quot;&quot;)">
            <text:p/>
          </table:table-cell>
          <table:table-cell table:formula="of:=IF([.M70]=1;[.L70]&amp;&quot;O&quot;&amp;IF(LEN([.R70])&gt;0;&quot;,&quot;&amp;[.L70]&amp;[.R70];&quot;&quot;)&amp;IF(LEN([.S70])&gt;0;&quot;,&quot;&amp;[.L70]&amp;[.S70];&quot;&quot;)&amp;IF(LEN([.T70])&gt;0;&quot;,&quot;&amp;[.L70]&amp;[.T70];&quot;&quot;)&amp;IF(LEN([.U70])&gt;0;&quot;,&quot;&amp;[.L70]&amp;[.U70];&quot;&quot;)&amp;IF(LEN([.C70])&gt;0;&quot;,&quot;&amp;[.C70];&quot;&quot;);&quot;&quot;)" office:value-type="string" office:string-value="WO" calcext:value-type="string">
            <text:p>WO</text:p>
          </table:table-cell>
          <table:table-cell table:formula="of:=[.E70]&amp;&quot; &quot;&amp;[.F70]" office:value-type="string" office:string-value="Dace Veipa" calcext:value-type="string">
            <text:p>Dace Veipa</text:p>
          </table:table-cell>
          <table:table-cell table:formula="of:=MID([.G70];7;4)&amp;&quot;-&quot;&amp;MID([.G70];1;2)&amp;&quot;-&quot;&amp;MID([.G70];4;2)" office:value-type="string" office:string-value="1979-06-22" calcext:value-type="string">
            <text:p>1979-06-22</text:p>
          </table:table-cell>
          <table:table-cell table:formula="of:=IF(LEN([.V70])=0;[.V71];[.V70])" office:value-type="string" office:string-value="WO" calcext:value-type="string">
            <text:p>WO</text:p>
          </table:table-cell>
          <table:table-cell table:formula="of:=IF(LEN([.Y70])=0;[.Y71];[.Y70])" office:value-type="string" office:string-value="WO" calcext:value-type="string">
            <text:p>WO</text:p>
          </table:table-cell>
          <table:table-cell table:formula="of:=IF(LEN([.Z70])=0;[.Z71];[.Z70])" office:value-type="string" office:string-value="WO" calcext:value-type="string">
            <text:p>WO</text:p>
          </table:table-cell>
          <table:table-cell table:formula="of:=IF(LEN([.AA70])=0;[.AA71];[.AA70])" office:value-type="string" office:string-value="WO" calcext:value-type="string">
            <text:p>WO</text:p>
          </table:table-cell>
          <table:table-cell table:formula="of:=IF(LEN([.I70])&gt;0;[.I70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ošī teorēma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Līga</text:p>
          </table:table-cell>
          <table:table-cell office:value-type="string" calcext:value-type="string">
            <text:p>Linuža</text:p>
          </table:table-cell>
          <table:table-cell office:value-type="string" calcext:value-type="string">
            <text:p>05/26/199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70]=1;[.H71];IF([.H71]=[.L70];[.L70];&quot;X&quot;))" office:value-type="string" office:string-value="W" calcext:value-type="string">
            <text:p>W</text:p>
          </table:table-cell>
          <table:table-cell table:formula="of:=IF([.A71]=[.A72];0;1)" office:value-type="float" office:value="0" calcext:value-type="float">
            <text:p>0</text:p>
          </table:table-cell>
          <table:table-cell table:formula="of:=DATE(MID([.G71];7;4);MID([.G71];1;2);MID([.G71];4;2))" office:value-type="date" office:date-value="1993-05-26" calcext:value-type="date">
            <text:p>26.05.93</text:p>
          </table:table-cell>
          <table:table-cell table:formula="of:=ORG.OPENOFFICE.YEARS([.N71];[.$N$1];0)" office:value-type="float" office:value="23" calcext:value-type="float">
            <text:p>23</text:p>
          </table:table-cell>
          <table:table-cell table:formula="of:=IF([.A71]=[.A70];MIN([.O71];[.P70]);[.O71])" office:value-type="float" office:value="23" calcext:value-type="float">
            <text:p>23</text:p>
          </table:table-cell>
          <table:table-cell table:formula="of:=IF([.A71]=[.A70];MAX([.O71];[.Q70]);[.P71])" office:value-type="float" office:value="23" calcext:value-type="float">
            <text:p>23</text:p>
          </table:table-cell>
          <table:table-cell table:formula="of:=IF(AND([.Q71]&gt;=0;[.Q71]&lt;[.$R$1]);&quot;J&quot;;&quot;&quot;)">
            <text:p/>
          </table:table-cell>
          <table:table-cell table:formula="of:=IF([.P71]&gt;=[.$S$1];&quot;V&quot;;&quot;&quot;)">
            <text:p/>
          </table:table-cell>
          <table:table-cell table:formula="of:=IF([.P71]&gt;=[.$T$1];&quot;SV&quot;;&quot;&quot;)">
            <text:p/>
          </table:table-cell>
          <table:table-cell table:formula="of:=IF([.P71]&gt;=[.$U$1];&quot;UV&quot;;&quot;&quot;)">
            <text:p/>
          </table:table-cell>
          <table:table-cell table:formula="of:=IF([.M71]=1;[.L71]&amp;&quot;O&quot;&amp;IF(LEN([.R71])&gt;0;&quot;,&quot;&amp;[.L71]&amp;[.R71];&quot;&quot;)&amp;IF(LEN([.S71])&gt;0;&quot;,&quot;&amp;[.L71]&amp;[.S71];&quot;&quot;)&amp;IF(LEN([.T71])&gt;0;&quot;,&quot;&amp;[.L71]&amp;[.T71];&quot;&quot;)&amp;IF(LEN([.U71])&gt;0;&quot;,&quot;&amp;[.L71]&amp;[.U71];&quot;&quot;)&amp;IF(LEN([.C71])&gt;0;&quot;,&quot;&amp;[.C71];&quot;&quot;);&quot;&quot;)">
            <text:p/>
          </table:table-cell>
          <table:table-cell table:formula="of:=[.E71]&amp;&quot; &quot;&amp;[.F71]" office:value-type="string" office:string-value="Līga Linuža" calcext:value-type="string">
            <text:p>Līga Linuža</text:p>
          </table:table-cell>
          <table:table-cell table:formula="of:=MID([.G71];7;4)&amp;&quot;-&quot;&amp;MID([.G71];1;2)&amp;&quot;-&quot;&amp;MID([.G71];4;2)" office:value-type="string" office:string-value="1993-05-26" calcext:value-type="string">
            <text:p>1993-05-26</text:p>
          </table:table-cell>
          <table:table-cell table:formula="of:=IF(LEN([.V71])=0;[.V72];[.V71])" office:value-type="string" office:string-value="WO" calcext:value-type="string">
            <text:p>WO</text:p>
          </table:table-cell>
          <table:table-cell table:formula="of:=IF(LEN([.Y71])=0;[.Y72];[.Y71])" office:value-type="string" office:string-value="WO" calcext:value-type="string">
            <text:p>WO</text:p>
          </table:table-cell>
          <table:table-cell table:formula="of:=IF(LEN([.Z71])=0;[.Z72];[.Z71])" office:value-type="string" office:string-value="WO" calcext:value-type="string">
            <text:p>WO</text:p>
          </table:table-cell>
          <table:table-cell table:formula="of:=IF(LEN([.AA71])=0;[.AA72];[.AA71])" office:value-type="string" office:string-value="WO" calcext:value-type="string">
            <text:p>WO</text:p>
          </table:table-cell>
          <table:table-cell table:formula="of:=IF(LEN([.I71])&gt;0;[.I7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ošī teorēma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Lāsma</text:p>
          </table:table-cell>
          <table:table-cell office:value-type="string" calcext:value-type="string">
            <text:p>Gaile</text:p>
          </table:table-cell>
          <table:table-cell office:value-type="string" calcext:value-type="string">
            <text:p>05/06/199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Ireland</text:p>
          </table:table-cell>
          <table:table-cell/>
          <table:table-cell table:formula="of:=IF([.M71]=1;[.H72];IF([.H72]=[.L71];[.L71];&quot;X&quot;))" office:value-type="string" office:string-value="W" calcext:value-type="string">
            <text:p>W</text:p>
          </table:table-cell>
          <table:table-cell table:formula="of:=IF([.A72]=[.A73];0;1)" office:value-type="float" office:value="1" calcext:value-type="float">
            <text:p>1</text:p>
          </table:table-cell>
          <table:table-cell table:formula="of:=DATE(MID([.G72];7;4);MID([.G72];1;2);MID([.G72];4;2))" office:value-type="date" office:date-value="1993-05-06" calcext:value-type="date">
            <text:p>06.05.93</text:p>
          </table:table-cell>
          <table:table-cell table:formula="of:=ORG.OPENOFFICE.YEARS([.N72];[.$N$1];0)" office:value-type="float" office:value="23" calcext:value-type="float">
            <text:p>23</text:p>
          </table:table-cell>
          <table:table-cell table:formula="of:=IF([.A72]=[.A71];MIN([.O72];[.P71]);[.O72])" office:value-type="float" office:value="23" calcext:value-type="float">
            <text:p>23</text:p>
          </table:table-cell>
          <table:table-cell table:formula="of:=IF([.A72]=[.A71];MAX([.O72];[.Q71]);[.P72])" office:value-type="float" office:value="23" calcext:value-type="float">
            <text:p>23</text:p>
          </table:table-cell>
          <table:table-cell table:formula="of:=IF(AND([.Q72]&gt;=0;[.Q72]&lt;[.$R$1]);&quot;J&quot;;&quot;&quot;)">
            <text:p/>
          </table:table-cell>
          <table:table-cell table:formula="of:=IF([.P72]&gt;=[.$S$1];&quot;V&quot;;&quot;&quot;)">
            <text:p/>
          </table:table-cell>
          <table:table-cell table:formula="of:=IF([.P72]&gt;=[.$T$1];&quot;SV&quot;;&quot;&quot;)">
            <text:p/>
          </table:table-cell>
          <table:table-cell table:formula="of:=IF([.P72]&gt;=[.$U$1];&quot;UV&quot;;&quot;&quot;)">
            <text:p/>
          </table:table-cell>
          <table:table-cell table:formula="of:=IF([.M72]=1;[.L72]&amp;&quot;O&quot;&amp;IF(LEN([.R72])&gt;0;&quot;,&quot;&amp;[.L72]&amp;[.R72];&quot;&quot;)&amp;IF(LEN([.S72])&gt;0;&quot;,&quot;&amp;[.L72]&amp;[.S72];&quot;&quot;)&amp;IF(LEN([.T72])&gt;0;&quot;,&quot;&amp;[.L72]&amp;[.T72];&quot;&quot;)&amp;IF(LEN([.U72])&gt;0;&quot;,&quot;&amp;[.L72]&amp;[.U72];&quot;&quot;)&amp;IF(LEN([.C72])&gt;0;&quot;,&quot;&amp;[.C72];&quot;&quot;);&quot;&quot;)" office:value-type="string" office:string-value="WO" calcext:value-type="string">
            <text:p>WO</text:p>
          </table:table-cell>
          <table:table-cell table:formula="of:=[.E72]&amp;&quot; &quot;&amp;[.F72]" office:value-type="string" office:string-value="Lāsma Gaile" calcext:value-type="string">
            <text:p>Lāsma Gaile</text:p>
          </table:table-cell>
          <table:table-cell table:formula="of:=MID([.G72];7;4)&amp;&quot;-&quot;&amp;MID([.G72];1;2)&amp;&quot;-&quot;&amp;MID([.G72];4;2)" office:value-type="string" office:string-value="1993-05-06" calcext:value-type="string">
            <text:p>1993-05-06</text:p>
          </table:table-cell>
          <table:table-cell table:formula="of:=IF(LEN([.V72])=0;[.V73];[.V72])" office:value-type="string" office:string-value="WO" calcext:value-type="string">
            <text:p>WO</text:p>
          </table:table-cell>
          <table:table-cell table:formula="of:=IF(LEN([.Y72])=0;[.Y73];[.Y72])" office:value-type="string" office:string-value="WO" calcext:value-type="string">
            <text:p>WO</text:p>
          </table:table-cell>
          <table:table-cell table:formula="of:=IF(LEN([.Z72])=0;[.Z73];[.Z72])" office:value-type="string" office:string-value="WO" calcext:value-type="string">
            <text:p>WO</text:p>
          </table:table-cell>
          <table:table-cell table:formula="of:=IF(LEN([.AA72])=0;[.AA73];[.AA72])" office:value-type="string" office:string-value="WO" calcext:value-type="string">
            <text:p>WO</text:p>
          </table:table-cell>
          <table:table-cell table:formula="of:=IF(LEN([.I72])&gt;0;[.I7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vplākšņi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Lāsma</text:p>
          </table:table-cell>
          <table:table-cell office:value-type="string" calcext:value-type="string">
            <text:p>Āboliņa</text:p>
          </table:table-cell>
          <table:table-cell office:value-type="string" calcext:value-type="string">
            <text:p>02/28/1970</text:p>
          </table:table-cell>
          <table:table-cell office:value-type="string" calcext:value-type="string">
            <text:p>W</text:p>
          </table:table-cell>
          <table:table-cell office:value-type="float" office:value="8636803" calcext:value-type="float">
            <text:p>8636803</text:p>
          </table:table-cell>
          <table:table-cell office:value-type="string" calcext:value-type="string">
            <text:p>Latvia</text:p>
          </table:table-cell>
          <table:table-cell/>
          <table:table-cell table:formula="of:=IF([.M72]=1;[.H73];IF([.H73]=[.L72];[.L72];&quot;X&quot;))" office:value-type="string" office:string-value="W" calcext:value-type="string">
            <text:p>W</text:p>
          </table:table-cell>
          <table:table-cell table:formula="of:=IF([.A73]=[.A74];0;1)" office:value-type="float" office:value="0" calcext:value-type="float">
            <text:p>0</text:p>
          </table:table-cell>
          <table:table-cell table:formula="of:=DATE(MID([.G73];7;4);MID([.G73];1;2);MID([.G73];4;2))" office:value-type="date" office:date-value="1970-02-28" calcext:value-type="date">
            <text:p>28.02.70</text:p>
          </table:table-cell>
          <table:table-cell table:formula="of:=ORG.OPENOFFICE.YEARS([.N73];[.$N$1];0)" office:value-type="float" office:value="46" calcext:value-type="float">
            <text:p>46</text:p>
          </table:table-cell>
          <table:table-cell table:formula="of:=IF([.A73]=[.A72];MIN([.O73];[.P72]);[.O73])" office:value-type="float" office:value="46" calcext:value-type="float">
            <text:p>46</text:p>
          </table:table-cell>
          <table:table-cell table:formula="of:=IF([.A73]=[.A72];MAX([.O73];[.Q72]);[.P73])" office:value-type="float" office:value="46" calcext:value-type="float">
            <text:p>46</text:p>
          </table:table-cell>
          <table:table-cell table:formula="of:=IF(AND([.Q73]&gt;=0;[.Q73]&lt;[.$R$1]);&quot;J&quot;;&quot;&quot;)">
            <text:p/>
          </table:table-cell>
          <table:table-cell table:formula="of:=IF([.P73]&gt;=[.$S$1];&quot;V&quot;;&quot;&quot;)" office:value-type="string" office:string-value="V" calcext:value-type="string">
            <text:p>V</text:p>
          </table:table-cell>
          <table:table-cell table:formula="of:=IF([.P73]&gt;=[.$T$1];&quot;SV&quot;;&quot;&quot;)">
            <text:p/>
          </table:table-cell>
          <table:table-cell table:formula="of:=IF([.P73]&gt;=[.$U$1];&quot;UV&quot;;&quot;&quot;)">
            <text:p/>
          </table:table-cell>
          <table:table-cell table:formula="of:=IF([.M73]=1;[.L73]&amp;&quot;O&quot;&amp;IF(LEN([.R73])&gt;0;&quot;,&quot;&amp;[.L73]&amp;[.R73];&quot;&quot;)&amp;IF(LEN([.S73])&gt;0;&quot;,&quot;&amp;[.L73]&amp;[.S73];&quot;&quot;)&amp;IF(LEN([.T73])&gt;0;&quot;,&quot;&amp;[.L73]&amp;[.T73];&quot;&quot;)&amp;IF(LEN([.U73])&gt;0;&quot;,&quot;&amp;[.L73]&amp;[.U73];&quot;&quot;)&amp;IF(LEN([.C73])&gt;0;&quot;,&quot;&amp;[.C73];&quot;&quot;);&quot;&quot;)">
            <text:p/>
          </table:table-cell>
          <table:table-cell table:formula="of:=[.E73]&amp;&quot; &quot;&amp;[.F73]" office:value-type="string" office:string-value="Lāsma Āboliņa" calcext:value-type="string">
            <text:p>Lāsma Āboliņa</text:p>
          </table:table-cell>
          <table:table-cell table:formula="of:=MID([.G73];7;4)&amp;&quot;-&quot;&amp;MID([.G73];1;2)&amp;&quot;-&quot;&amp;MID([.G73];4;2)" office:value-type="string" office:string-value="1970-02-28" calcext:value-type="string">
            <text:p>1970-02-28</text:p>
          </table:table-cell>
          <table:table-cell table:formula="of:=IF(LEN([.V73])=0;[.V74];[.V73])">
            <text:p/>
          </table:table-cell>
          <table:table-cell table:formula="of:=IF(LEN([.Y73])=0;[.Y74];[.Y73])" office:value-type="string" office:string-value="WO" calcext:value-type="string">
            <text:p>WO</text:p>
          </table:table-cell>
          <table:table-cell table:formula="of:=IF(LEN([.Z73])=0;[.Z74];[.Z73])" office:value-type="string" office:string-value="WO" calcext:value-type="string">
            <text:p>WO</text:p>
          </table:table-cell>
          <table:table-cell table:formula="of:=IF(LEN([.AA73])=0;[.AA74];[.AA73])" office:value-type="string" office:string-value="WO" calcext:value-type="string">
            <text:p>WO</text:p>
          </table:table-cell>
          <table:table-cell table:formula="of:=IF(LEN([.I73])&gt;0;[.I73];&quot;*&quot;)" office:value-type="float" office:value="8636803" calcext:value-type="float">
            <text:p>86368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vplākšņi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Antra</text:p>
          </table:table-cell>
          <table:table-cell office:value-type="string" calcext:value-type="string">
            <text:p>Lukševica</text:p>
          </table:table-cell>
          <table:table-cell office:value-type="string" calcext:value-type="string">
            <text:p>12/30/198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73]=1;[.H74];IF([.H74]=[.L73];[.L73];&quot;X&quot;))" office:value-type="string" office:string-value="W" calcext:value-type="string">
            <text:p>W</text:p>
          </table:table-cell>
          <table:table-cell table:formula="of:=IF([.A74]=[.A75];0;1)" office:value-type="float" office:value="0" calcext:value-type="float">
            <text:p>0</text:p>
          </table:table-cell>
          <table:table-cell table:formula="of:=DATE(MID([.G74];7;4);MID([.G74];1;2);MID([.G74];4;2))" office:value-type="date" office:date-value="1981-12-30" calcext:value-type="date">
            <text:p>30.12.81</text:p>
          </table:table-cell>
          <table:table-cell table:formula="of:=ORG.OPENOFFICE.YEARS([.N74];[.$N$1];0)" office:value-type="float" office:value="34" calcext:value-type="float">
            <text:p>34</text:p>
          </table:table-cell>
          <table:table-cell table:formula="of:=IF([.A74]=[.A73];MIN([.O74];[.P73]);[.O74])" office:value-type="float" office:value="34" calcext:value-type="float">
            <text:p>34</text:p>
          </table:table-cell>
          <table:table-cell table:formula="of:=IF([.A74]=[.A73];MAX([.O74];[.Q73]);[.P74])" office:value-type="float" office:value="46" calcext:value-type="float">
            <text:p>46</text:p>
          </table:table-cell>
          <table:table-cell table:formula="of:=IF(AND([.Q74]&gt;=0;[.Q74]&lt;[.$R$1]);&quot;J&quot;;&quot;&quot;)">
            <text:p/>
          </table:table-cell>
          <table:table-cell table:formula="of:=IF([.P74]&gt;=[.$S$1];&quot;V&quot;;&quot;&quot;)">
            <text:p/>
          </table:table-cell>
          <table:table-cell table:formula="of:=IF([.P74]&gt;=[.$T$1];&quot;SV&quot;;&quot;&quot;)">
            <text:p/>
          </table:table-cell>
          <table:table-cell table:formula="of:=IF([.P74]&gt;=[.$U$1];&quot;UV&quot;;&quot;&quot;)">
            <text:p/>
          </table:table-cell>
          <table:table-cell table:formula="of:=IF([.M74]=1;[.L74]&amp;&quot;O&quot;&amp;IF(LEN([.R74])&gt;0;&quot;,&quot;&amp;[.L74]&amp;[.R74];&quot;&quot;)&amp;IF(LEN([.S74])&gt;0;&quot;,&quot;&amp;[.L74]&amp;[.S74];&quot;&quot;)&amp;IF(LEN([.T74])&gt;0;&quot;,&quot;&amp;[.L74]&amp;[.T74];&quot;&quot;)&amp;IF(LEN([.U74])&gt;0;&quot;,&quot;&amp;[.L74]&amp;[.U74];&quot;&quot;)&amp;IF(LEN([.C74])&gt;0;&quot;,&quot;&amp;[.C74];&quot;&quot;);&quot;&quot;)">
            <text:p/>
          </table:table-cell>
          <table:table-cell table:formula="of:=[.E74]&amp;&quot; &quot;&amp;[.F74]" office:value-type="string" office:string-value="Antra Lukševica" calcext:value-type="string">
            <text:p>Antra Lukševica</text:p>
          </table:table-cell>
          <table:table-cell table:formula="of:=MID([.G74];7;4)&amp;&quot;-&quot;&amp;MID([.G74];1;2)&amp;&quot;-&quot;&amp;MID([.G74];4;2)" office:value-type="string" office:string-value="1981-12-30" calcext:value-type="string">
            <text:p>1981-12-30</text:p>
          </table:table-cell>
          <table:table-cell table:formula="of:=IF(LEN([.V74])=0;[.V75];[.V74])" office:value-type="string" office:string-value="WO" calcext:value-type="string">
            <text:p>WO</text:p>
          </table:table-cell>
          <table:table-cell table:formula="of:=IF(LEN([.Y74])=0;[.Y75];[.Y74])" office:value-type="string" office:string-value="WO" calcext:value-type="string">
            <text:p>WO</text:p>
          </table:table-cell>
          <table:table-cell table:formula="of:=IF(LEN([.Z74])=0;[.Z75];[.Z74])" office:value-type="string" office:string-value="WO" calcext:value-type="string">
            <text:p>WO</text:p>
          </table:table-cell>
          <table:table-cell table:formula="of:=IF(LEN([.AA74])=0;[.AA75];[.AA74])" office:value-type="string" office:string-value="WO" calcext:value-type="string">
            <text:p>WO</text:p>
          </table:table-cell>
          <table:table-cell table:formula="of:=IF(LEN([.I74])&gt;0;[.I7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vplākšņi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Maskoļūna</text:p>
          </table:table-cell>
          <table:table-cell office:value-type="string" calcext:value-type="string">
            <text:p>08/26/197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74]=1;[.H75];IF([.H75]=[.L74];[.L74];&quot;X&quot;))" office:value-type="string" office:string-value="W" calcext:value-type="string">
            <text:p>W</text:p>
          </table:table-cell>
          <table:table-cell table:formula="of:=IF([.A75]=[.A76];0;1)" office:value-type="float" office:value="1" calcext:value-type="float">
            <text:p>1</text:p>
          </table:table-cell>
          <table:table-cell table:formula="of:=DATE(MID([.G75];7;4);MID([.G75];1;2);MID([.G75];4;2))" office:value-type="date" office:date-value="1978-08-26" calcext:value-type="date">
            <text:p>26.08.78</text:p>
          </table:table-cell>
          <table:table-cell table:formula="of:=ORG.OPENOFFICE.YEARS([.N75];[.$N$1];0)" office:value-type="float" office:value="37" calcext:value-type="float">
            <text:p>37</text:p>
          </table:table-cell>
          <table:table-cell table:formula="of:=IF([.A75]=[.A74];MIN([.O75];[.P74]);[.O75])" office:value-type="float" office:value="34" calcext:value-type="float">
            <text:p>34</text:p>
          </table:table-cell>
          <table:table-cell table:formula="of:=IF([.A75]=[.A74];MAX([.O75];[.Q74]);[.P75])" office:value-type="float" office:value="46" calcext:value-type="float">
            <text:p>46</text:p>
          </table:table-cell>
          <table:table-cell table:formula="of:=IF(AND([.Q75]&gt;=0;[.Q75]&lt;[.$R$1]);&quot;J&quot;;&quot;&quot;)">
            <text:p/>
          </table:table-cell>
          <table:table-cell table:formula="of:=IF([.P75]&gt;=[.$S$1];&quot;V&quot;;&quot;&quot;)">
            <text:p/>
          </table:table-cell>
          <table:table-cell table:formula="of:=IF([.P75]&gt;=[.$T$1];&quot;SV&quot;;&quot;&quot;)">
            <text:p/>
          </table:table-cell>
          <table:table-cell table:formula="of:=IF([.P75]&gt;=[.$U$1];&quot;UV&quot;;&quot;&quot;)">
            <text:p/>
          </table:table-cell>
          <table:table-cell table:formula="of:=IF([.M75]=1;[.L75]&amp;&quot;O&quot;&amp;IF(LEN([.R75])&gt;0;&quot;,&quot;&amp;[.L75]&amp;[.R75];&quot;&quot;)&amp;IF(LEN([.S75])&gt;0;&quot;,&quot;&amp;[.L75]&amp;[.S75];&quot;&quot;)&amp;IF(LEN([.T75])&gt;0;&quot;,&quot;&amp;[.L75]&amp;[.T75];&quot;&quot;)&amp;IF(LEN([.U75])&gt;0;&quot;,&quot;&amp;[.L75]&amp;[.U75];&quot;&quot;)&amp;IF(LEN([.C75])&gt;0;&quot;,&quot;&amp;[.C75];&quot;&quot;);&quot;&quot;)" office:value-type="string" office:string-value="WO" calcext:value-type="string">
            <text:p>WO</text:p>
          </table:table-cell>
          <table:table-cell table:formula="of:=[.E75]&amp;&quot; &quot;&amp;[.F75]" office:value-type="string" office:string-value="Baiba Maskoļūna" calcext:value-type="string">
            <text:p>Baiba Maskoļūna</text:p>
          </table:table-cell>
          <table:table-cell table:formula="of:=MID([.G75];7;4)&amp;&quot;-&quot;&amp;MID([.G75];1;2)&amp;&quot;-&quot;&amp;MID([.G75];4;2)" office:value-type="string" office:string-value="1978-08-26" calcext:value-type="string">
            <text:p>1978-08-26</text:p>
          </table:table-cell>
          <table:table-cell table:formula="of:=IF(LEN([.V75])=0;[.V76];[.V75])" office:value-type="string" office:string-value="WO" calcext:value-type="string">
            <text:p>WO</text:p>
          </table:table-cell>
          <table:table-cell table:formula="of:=IF(LEN([.Y75])=0;[.Y76];[.Y75])" office:value-type="string" office:string-value="WO" calcext:value-type="string">
            <text:p>WO</text:p>
          </table:table-cell>
          <table:table-cell table:formula="of:=IF(LEN([.Z75])=0;[.Z76];[.Z75])" office:value-type="string" office:string-value="WO" calcext:value-type="string">
            <text:p>WO</text:p>
          </table:table-cell>
          <table:table-cell table:formula="of:=IF(LEN([.AA75])=0;[.AA76];[.AA75])" office:value-type="string" office:string-value="WO" calcext:value-type="string">
            <text:p>WO</text:p>
          </table:table-cell>
          <table:table-cell table:formula="of:=IF(LEN([.I75])&gt;0;[.I7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unD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Priedīte</text:p>
          </table:table-cell>
          <table:table-cell office:value-type="string" calcext:value-type="string">
            <text:p>05/29/1980</text:p>
          </table:table-cell>
          <table:table-cell office:value-type="string" calcext:value-type="string">
            <text:p>W</text:p>
          </table:table-cell>
          <table:table-cell office:value-type="float" office:value="9500095" calcext:value-type="float">
            <text:p>9500095</text:p>
          </table:table-cell>
          <table:table-cell office:value-type="string" calcext:value-type="string">
            <text:p>Latvia</text:p>
          </table:table-cell>
          <table:table-cell/>
          <table:table-cell table:formula="of:=IF([.M75]=1;[.H76];IF([.H76]=[.L75];[.L75];&quot;X&quot;))" office:value-type="string" office:string-value="W" calcext:value-type="string">
            <text:p>W</text:p>
          </table:table-cell>
          <table:table-cell table:formula="of:=IF([.A76]=[.A77];0;1)" office:value-type="float" office:value="0" calcext:value-type="float">
            <text:p>0</text:p>
          </table:table-cell>
          <table:table-cell table:formula="of:=DATE(MID([.G76];7;4);MID([.G76];1;2);MID([.G76];4;2))" office:value-type="date" office:date-value="1980-05-29" calcext:value-type="date">
            <text:p>29.05.80</text:p>
          </table:table-cell>
          <table:table-cell table:formula="of:=ORG.OPENOFFICE.YEARS([.N76];[.$N$1];0)" office:value-type="float" office:value="36" calcext:value-type="float">
            <text:p>36</text:p>
          </table:table-cell>
          <table:table-cell table:formula="of:=IF([.A76]=[.A75];MIN([.O76];[.P75]);[.O76])" office:value-type="float" office:value="36" calcext:value-type="float">
            <text:p>36</text:p>
          </table:table-cell>
          <table:table-cell table:formula="of:=IF([.A76]=[.A75];MAX([.O76];[.Q75]);[.P76])" office:value-type="float" office:value="36" calcext:value-type="float">
            <text:p>36</text:p>
          </table:table-cell>
          <table:table-cell table:formula="of:=IF(AND([.Q76]&gt;=0;[.Q76]&lt;[.$R$1]);&quot;J&quot;;&quot;&quot;)">
            <text:p/>
          </table:table-cell>
          <table:table-cell table:formula="of:=IF([.P76]&gt;=[.$S$1];&quot;V&quot;;&quot;&quot;)">
            <text:p/>
          </table:table-cell>
          <table:table-cell table:formula="of:=IF([.P76]&gt;=[.$T$1];&quot;SV&quot;;&quot;&quot;)">
            <text:p/>
          </table:table-cell>
          <table:table-cell table:formula="of:=IF([.P76]&gt;=[.$U$1];&quot;UV&quot;;&quot;&quot;)">
            <text:p/>
          </table:table-cell>
          <table:table-cell table:formula="of:=IF([.M76]=1;[.L76]&amp;&quot;O&quot;&amp;IF(LEN([.R76])&gt;0;&quot;,&quot;&amp;[.L76]&amp;[.R76];&quot;&quot;)&amp;IF(LEN([.S76])&gt;0;&quot;,&quot;&amp;[.L76]&amp;[.S76];&quot;&quot;)&amp;IF(LEN([.T76])&gt;0;&quot;,&quot;&amp;[.L76]&amp;[.T76];&quot;&quot;)&amp;IF(LEN([.U76])&gt;0;&quot;,&quot;&amp;[.L76]&amp;[.U76];&quot;&quot;)&amp;IF(LEN([.C76])&gt;0;&quot;,&quot;&amp;[.C76];&quot;&quot;);&quot;&quot;)">
            <text:p/>
          </table:table-cell>
          <table:table-cell table:formula="of:=[.E76]&amp;&quot; &quot;&amp;[.F76]" office:value-type="string" office:string-value="Sandra Priedīte" calcext:value-type="string">
            <text:p>Sandra Priedīte</text:p>
          </table:table-cell>
          <table:table-cell table:formula="of:=MID([.G76];7;4)&amp;&quot;-&quot;&amp;MID([.G76];1;2)&amp;&quot;-&quot;&amp;MID([.G76];4;2)" office:value-type="string" office:string-value="1980-05-29" calcext:value-type="string">
            <text:p>1980-05-29</text:p>
          </table:table-cell>
          <table:table-cell table:formula="of:=IF(LEN([.V76])=0;[.V77];[.V76])" office:value-type="string" office:string-value="WO" calcext:value-type="string">
            <text:p>WO</text:p>
          </table:table-cell>
          <table:table-cell table:formula="of:=IF(LEN([.Y76])=0;[.Y77];[.Y76])" office:value-type="string" office:string-value="WO" calcext:value-type="string">
            <text:p>WO</text:p>
          </table:table-cell>
          <table:table-cell table:formula="of:=IF(LEN([.Z76])=0;[.Z77];[.Z76])" office:value-type="string" office:string-value="WO" calcext:value-type="string">
            <text:p>WO</text:p>
          </table:table-cell>
          <table:table-cell table:formula="of:=IF(LEN([.AA76])=0;[.AA77];[.AA76])" office:value-type="string" office:string-value="WO" calcext:value-type="string">
            <text:p>WO</text:p>
          </table:table-cell>
          <table:table-cell table:formula="of:=IF(LEN([.I76])&gt;0;[.I76];&quot;*&quot;)" office:value-type="float" office:value="9500095" calcext:value-type="float">
            <text:p>950009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unD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Alda</text:p>
          </table:table-cell>
          <table:table-cell office:value-type="string" calcext:value-type="string">
            <text:p>Bražūne</text:p>
          </table:table-cell>
          <table:table-cell office:value-type="string" calcext:value-type="string">
            <text:p>03/31/1982</text:p>
          </table:table-cell>
          <table:table-cell office:value-type="string" calcext:value-type="string">
            <text:p>W</text:p>
          </table:table-cell>
          <table:table-cell office:value-type="float" office:value="9200486" calcext:value-type="float">
            <text:p>9200486</text:p>
          </table:table-cell>
          <table:table-cell office:value-type="string" calcext:value-type="string">
            <text:p>Latvia</text:p>
          </table:table-cell>
          <table:table-cell/>
          <table:table-cell table:formula="of:=IF([.M76]=1;[.H77];IF([.H77]=[.L76];[.L76];&quot;X&quot;))" office:value-type="string" office:string-value="W" calcext:value-type="string">
            <text:p>W</text:p>
          </table:table-cell>
          <table:table-cell table:formula="of:=IF([.A77]=[.A78];0;1)" office:value-type="float" office:value="1" calcext:value-type="float">
            <text:p>1</text:p>
          </table:table-cell>
          <table:table-cell table:formula="of:=DATE(MID([.G77];7;4);MID([.G77];1;2);MID([.G77];4;2))" office:value-type="date" office:date-value="1982-03-31" calcext:value-type="date">
            <text:p>31.03.82</text:p>
          </table:table-cell>
          <table:table-cell table:formula="of:=ORG.OPENOFFICE.YEARS([.N77];[.$N$1];0)" office:value-type="float" office:value="34" calcext:value-type="float">
            <text:p>34</text:p>
          </table:table-cell>
          <table:table-cell table:formula="of:=IF([.A77]=[.A76];MIN([.O77];[.P76]);[.O77])" office:value-type="float" office:value="34" calcext:value-type="float">
            <text:p>34</text:p>
          </table:table-cell>
          <table:table-cell table:formula="of:=IF([.A77]=[.A76];MAX([.O77];[.Q76]);[.P77])" office:value-type="float" office:value="36" calcext:value-type="float">
            <text:p>36</text:p>
          </table:table-cell>
          <table:table-cell table:formula="of:=IF(AND([.Q77]&gt;=0;[.Q77]&lt;[.$R$1]);&quot;J&quot;;&quot;&quot;)">
            <text:p/>
          </table:table-cell>
          <table:table-cell table:formula="of:=IF([.P77]&gt;=[.$S$1];&quot;V&quot;;&quot;&quot;)">
            <text:p/>
          </table:table-cell>
          <table:table-cell table:formula="of:=IF([.P77]&gt;=[.$T$1];&quot;SV&quot;;&quot;&quot;)">
            <text:p/>
          </table:table-cell>
          <table:table-cell table:formula="of:=IF([.P77]&gt;=[.$U$1];&quot;UV&quot;;&quot;&quot;)">
            <text:p/>
          </table:table-cell>
          <table:table-cell table:formula="of:=IF([.M77]=1;[.L77]&amp;&quot;O&quot;&amp;IF(LEN([.R77])&gt;0;&quot;,&quot;&amp;[.L77]&amp;[.R77];&quot;&quot;)&amp;IF(LEN([.S77])&gt;0;&quot;,&quot;&amp;[.L77]&amp;[.S77];&quot;&quot;)&amp;IF(LEN([.T77])&gt;0;&quot;,&quot;&amp;[.L77]&amp;[.T77];&quot;&quot;)&amp;IF(LEN([.U77])&gt;0;&quot;,&quot;&amp;[.L77]&amp;[.U77];&quot;&quot;)&amp;IF(LEN([.C77])&gt;0;&quot;,&quot;&amp;[.C77];&quot;&quot;);&quot;&quot;)" office:value-type="string" office:string-value="WO" calcext:value-type="string">
            <text:p>WO</text:p>
          </table:table-cell>
          <table:table-cell table:formula="of:=[.E77]&amp;&quot; &quot;&amp;[.F77]" office:value-type="string" office:string-value="Alda Bražūne" calcext:value-type="string">
            <text:p>Alda Bražūne</text:p>
          </table:table-cell>
          <table:table-cell table:formula="of:=MID([.G77];7;4)&amp;&quot;-&quot;&amp;MID([.G77];1;2)&amp;&quot;-&quot;&amp;MID([.G77];4;2)" office:value-type="string" office:string-value="1982-03-31" calcext:value-type="string">
            <text:p>1982-03-31</text:p>
          </table:table-cell>
          <table:table-cell table:formula="of:=IF(LEN([.V77])=0;[.V78];[.V77])" office:value-type="string" office:string-value="WO" calcext:value-type="string">
            <text:p>WO</text:p>
          </table:table-cell>
          <table:table-cell table:formula="of:=IF(LEN([.Y77])=0;[.Y78];[.Y77])" office:value-type="string" office:string-value="WO" calcext:value-type="string">
            <text:p>WO</text:p>
          </table:table-cell>
          <table:table-cell table:formula="of:=IF(LEN([.Z77])=0;[.Z78];[.Z77])" office:value-type="string" office:string-value="WO" calcext:value-type="string">
            <text:p>WO</text:p>
          </table:table-cell>
          <table:table-cell table:formula="of:=IF(LEN([.AA77])=0;[.AA78];[.AA77])" office:value-type="string" office:string-value="WO" calcext:value-type="string">
            <text:p>WO</text:p>
          </table:table-cell>
          <table:table-cell table:formula="of:=IF(LEN([.I77])&gt;0;[.I77];&quot;*&quot;)" office:value-type="float" office:value="9200486" calcext:value-type="float">
            <text:p>92004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milšu graudi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Štēbele</text:p>
          </table:table-cell>
          <table:table-cell office:value-type="string" calcext:value-type="string">
            <text:p>06/24/1988</text:p>
          </table:table-cell>
          <table:table-cell office:value-type="string" calcext:value-type="string">
            <text:p>W</text:p>
          </table:table-cell>
          <table:table-cell office:value-type="float" office:value="7777927" calcext:value-type="float">
            <text:p>7777927</text:p>
          </table:table-cell>
          <table:table-cell office:value-type="string" calcext:value-type="string">
            <text:p>Latvia</text:p>
          </table:table-cell>
          <table:table-cell/>
          <table:table-cell table:formula="of:=IF([.M77]=1;[.H78];IF([.H78]=[.L77];[.L77];&quot;X&quot;))" office:value-type="string" office:string-value="W" calcext:value-type="string">
            <text:p>W</text:p>
          </table:table-cell>
          <table:table-cell table:formula="of:=IF([.A78]=[.A79];0;1)" office:value-type="float" office:value="0" calcext:value-type="float">
            <text:p>0</text:p>
          </table:table-cell>
          <table:table-cell table:formula="of:=DATE(MID([.G78];7;4);MID([.G78];1;2);MID([.G78];4;2))" office:value-type="date" office:date-value="1988-06-24" calcext:value-type="date">
            <text:p>24.06.88</text:p>
          </table:table-cell>
          <table:table-cell table:formula="of:=ORG.OPENOFFICE.YEARS([.N78];[.$N$1];0)" office:value-type="float" office:value="28" calcext:value-type="float">
            <text:p>28</text:p>
          </table:table-cell>
          <table:table-cell table:formula="of:=IF([.A78]=[.A77];MIN([.O78];[.P77]);[.O78])" office:value-type="float" office:value="28" calcext:value-type="float">
            <text:p>28</text:p>
          </table:table-cell>
          <table:table-cell table:formula="of:=IF([.A78]=[.A77];MAX([.O78];[.Q77]);[.P78])" office:value-type="float" office:value="28" calcext:value-type="float">
            <text:p>28</text:p>
          </table:table-cell>
          <table:table-cell table:formula="of:=IF(AND([.Q78]&gt;=0;[.Q78]&lt;[.$R$1]);&quot;J&quot;;&quot;&quot;)">
            <text:p/>
          </table:table-cell>
          <table:table-cell table:formula="of:=IF([.P78]&gt;=[.$S$1];&quot;V&quot;;&quot;&quot;)">
            <text:p/>
          </table:table-cell>
          <table:table-cell table:formula="of:=IF([.P78]&gt;=[.$T$1];&quot;SV&quot;;&quot;&quot;)">
            <text:p/>
          </table:table-cell>
          <table:table-cell table:formula="of:=IF([.P78]&gt;=[.$U$1];&quot;UV&quot;;&quot;&quot;)">
            <text:p/>
          </table:table-cell>
          <table:table-cell table:formula="of:=IF([.M78]=1;[.L78]&amp;&quot;O&quot;&amp;IF(LEN([.R78])&gt;0;&quot;,&quot;&amp;[.L78]&amp;[.R78];&quot;&quot;)&amp;IF(LEN([.S78])&gt;0;&quot;,&quot;&amp;[.L78]&amp;[.S78];&quot;&quot;)&amp;IF(LEN([.T78])&gt;0;&quot;,&quot;&amp;[.L78]&amp;[.T78];&quot;&quot;)&amp;IF(LEN([.U78])&gt;0;&quot;,&quot;&amp;[.L78]&amp;[.U78];&quot;&quot;)&amp;IF(LEN([.C78])&gt;0;&quot;,&quot;&amp;[.C78];&quot;&quot;);&quot;&quot;)">
            <text:p/>
          </table:table-cell>
          <table:table-cell table:formula="of:=[.E78]&amp;&quot; &quot;&amp;[.F78]" office:value-type="string" office:string-value="Laine Štēbele" calcext:value-type="string">
            <text:p>Laine Štēbele</text:p>
          </table:table-cell>
          <table:table-cell table:formula="of:=MID([.G78];7;4)&amp;&quot;-&quot;&amp;MID([.G78];1;2)&amp;&quot;-&quot;&amp;MID([.G78];4;2)" office:value-type="string" office:string-value="1988-06-24" calcext:value-type="string">
            <text:p>1988-06-24</text:p>
          </table:table-cell>
          <table:table-cell table:formula="of:=IF(LEN([.V78])=0;[.V79];[.V78])" office:value-type="string" office:string-value="WO" calcext:value-type="string">
            <text:p>WO</text:p>
          </table:table-cell>
          <table:table-cell table:formula="of:=IF(LEN([.Y78])=0;[.Y79];[.Y78])" office:value-type="string" office:string-value="WO" calcext:value-type="string">
            <text:p>WO</text:p>
          </table:table-cell>
          <table:table-cell table:formula="of:=IF(LEN([.Z78])=0;[.Z79];[.Z78])" office:value-type="string" office:string-value="WO" calcext:value-type="string">
            <text:p>WO</text:p>
          </table:table-cell>
          <table:table-cell table:formula="of:=IF(LEN([.AA78])=0;[.AA79];[.AA78])" office:value-type="string" office:string-value="WO" calcext:value-type="string">
            <text:p>WO</text:p>
          </table:table-cell>
          <table:table-cell table:formula="of:=IF(LEN([.I78])&gt;0;[.I78];&quot;*&quot;)" office:value-type="float" office:value="7777927" calcext:value-type="float">
            <text:p>77779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milšu graudi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Kristiāna</text:p>
          </table:table-cell>
          <table:table-cell office:value-type="string" calcext:value-type="string">
            <text:p>Štēbele</text:p>
          </table:table-cell>
          <table:table-cell office:value-type="string" calcext:value-type="string">
            <text:p>12/29/199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78]=1;[.H79];IF([.H79]=[.L78];[.L78];&quot;X&quot;))" office:value-type="string" office:string-value="W" calcext:value-type="string">
            <text:p>W</text:p>
          </table:table-cell>
          <table:table-cell table:formula="of:=IF([.A79]=[.A80];0;1)" office:value-type="float" office:value="1" calcext:value-type="float">
            <text:p>1</text:p>
          </table:table-cell>
          <table:table-cell table:formula="of:=DATE(MID([.G79];7;4);MID([.G79];1;2);MID([.G79];4;2))" office:value-type="date" office:date-value="1990-12-29" calcext:value-type="date">
            <text:p>29.12.90</text:p>
          </table:table-cell>
          <table:table-cell table:formula="of:=ORG.OPENOFFICE.YEARS([.N79];[.$N$1];0)" office:value-type="float" office:value="25" calcext:value-type="float">
            <text:p>25</text:p>
          </table:table-cell>
          <table:table-cell table:formula="of:=IF([.A79]=[.A78];MIN([.O79];[.P78]);[.O79])" office:value-type="float" office:value="25" calcext:value-type="float">
            <text:p>25</text:p>
          </table:table-cell>
          <table:table-cell table:formula="of:=IF([.A79]=[.A78];MAX([.O79];[.Q78]);[.P79])" office:value-type="float" office:value="28" calcext:value-type="float">
            <text:p>28</text:p>
          </table:table-cell>
          <table:table-cell table:formula="of:=IF(AND([.Q79]&gt;=0;[.Q79]&lt;[.$R$1]);&quot;J&quot;;&quot;&quot;)">
            <text:p/>
          </table:table-cell>
          <table:table-cell table:formula="of:=IF([.P79]&gt;=[.$S$1];&quot;V&quot;;&quot;&quot;)">
            <text:p/>
          </table:table-cell>
          <table:table-cell table:formula="of:=IF([.P79]&gt;=[.$T$1];&quot;SV&quot;;&quot;&quot;)">
            <text:p/>
          </table:table-cell>
          <table:table-cell table:formula="of:=IF([.P79]&gt;=[.$U$1];&quot;UV&quot;;&quot;&quot;)">
            <text:p/>
          </table:table-cell>
          <table:table-cell table:formula="of:=IF([.M79]=1;[.L79]&amp;&quot;O&quot;&amp;IF(LEN([.R79])&gt;0;&quot;,&quot;&amp;[.L79]&amp;[.R79];&quot;&quot;)&amp;IF(LEN([.S79])&gt;0;&quot;,&quot;&amp;[.L79]&amp;[.S79];&quot;&quot;)&amp;IF(LEN([.T79])&gt;0;&quot;,&quot;&amp;[.L79]&amp;[.T79];&quot;&quot;)&amp;IF(LEN([.U79])&gt;0;&quot;,&quot;&amp;[.L79]&amp;[.U79];&quot;&quot;)&amp;IF(LEN([.C79])&gt;0;&quot;,&quot;&amp;[.C79];&quot;&quot;);&quot;&quot;)" office:value-type="string" office:string-value="WO" calcext:value-type="string">
            <text:p>WO</text:p>
          </table:table-cell>
          <table:table-cell table:formula="of:=[.E79]&amp;&quot; &quot;&amp;[.F79]" office:value-type="string" office:string-value="Kristiāna Štēbele" calcext:value-type="string">
            <text:p>Kristiāna Štēbele</text:p>
          </table:table-cell>
          <table:table-cell table:formula="of:=MID([.G79];7;4)&amp;&quot;-&quot;&amp;MID([.G79];1;2)&amp;&quot;-&quot;&amp;MID([.G79];4;2)" office:value-type="string" office:string-value="1990-12-29" calcext:value-type="string">
            <text:p>1990-12-29</text:p>
          </table:table-cell>
          <table:table-cell table:formula="of:=IF(LEN([.V79])=0;[.V80];[.V79])" office:value-type="string" office:string-value="WO" calcext:value-type="string">
            <text:p>WO</text:p>
          </table:table-cell>
          <table:table-cell table:formula="of:=IF(LEN([.Y79])=0;[.Y80];[.Y79])" office:value-type="string" office:string-value="WO" calcext:value-type="string">
            <text:p>WO</text:p>
          </table:table-cell>
          <table:table-cell table:formula="of:=IF(LEN([.Z79])=0;[.Z80];[.Z79])" office:value-type="string" office:string-value="WO" calcext:value-type="string">
            <text:p>WO</text:p>
          </table:table-cell>
          <table:table-cell table:formula="of:=IF(LEN([.AA79])=0;[.AA80];[.AA79])" office:value-type="string" office:string-value="WO" calcext:value-type="string">
            <text:p>WO</text:p>
          </table:table-cell>
          <table:table-cell table:formula="of:=IF(LEN([.I79])&gt;0;[.I7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Čiepiņas +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Kaļva</text:p>
          </table:table-cell>
          <table:table-cell office:value-type="string" calcext:value-type="string">
            <text:p>09/15/1991</text:p>
          </table:table-cell>
          <table:table-cell office:value-type="string" calcext:value-type="string">
            <text:p>W</text:p>
          </table:table-cell>
          <table:table-cell office:value-type="float" office:value="1395649" calcext:value-type="float">
            <text:p>1395649</text:p>
          </table:table-cell>
          <table:table-cell office:value-type="string" calcext:value-type="string">
            <text:p>Latvia</text:p>
          </table:table-cell>
          <table:table-cell/>
          <table:table-cell table:formula="of:=IF([.M79]=1;[.H80];IF([.H80]=[.L79];[.L79];&quot;X&quot;))" office:value-type="string" office:string-value="W" calcext:value-type="string">
            <text:p>W</text:p>
          </table:table-cell>
          <table:table-cell table:formula="of:=IF([.A80]=[.A81];0;1)" office:value-type="float" office:value="0" calcext:value-type="float">
            <text:p>0</text:p>
          </table:table-cell>
          <table:table-cell table:formula="of:=DATE(MID([.G80];7;4);MID([.G80];1;2);MID([.G80];4;2))" office:value-type="date" office:date-value="1991-09-15" calcext:value-type="date">
            <text:p>15.09.91</text:p>
          </table:table-cell>
          <table:table-cell table:formula="of:=ORG.OPENOFFICE.YEARS([.N80];[.$N$1];0)" office:value-type="float" office:value="24" calcext:value-type="float">
            <text:p>24</text:p>
          </table:table-cell>
          <table:table-cell table:formula="of:=IF([.A80]=[.A79];MIN([.O80];[.P79]);[.O80])" office:value-type="float" office:value="24" calcext:value-type="float">
            <text:p>24</text:p>
          </table:table-cell>
          <table:table-cell table:formula="of:=IF([.A80]=[.A79];MAX([.O80];[.Q79]);[.P80])" office:value-type="float" office:value="24" calcext:value-type="float">
            <text:p>24</text:p>
          </table:table-cell>
          <table:table-cell table:formula="of:=IF(AND([.Q80]&gt;=0;[.Q80]&lt;[.$R$1]);&quot;J&quot;;&quot;&quot;)">
            <text:p/>
          </table:table-cell>
          <table:table-cell table:formula="of:=IF([.P80]&gt;=[.$S$1];&quot;V&quot;;&quot;&quot;)">
            <text:p/>
          </table:table-cell>
          <table:table-cell table:formula="of:=IF([.P80]&gt;=[.$T$1];&quot;SV&quot;;&quot;&quot;)">
            <text:p/>
          </table:table-cell>
          <table:table-cell table:formula="of:=IF([.P80]&gt;=[.$U$1];&quot;UV&quot;;&quot;&quot;)">
            <text:p/>
          </table:table-cell>
          <table:table-cell table:formula="of:=IF([.M80]=1;[.L80]&amp;&quot;O&quot;&amp;IF(LEN([.R80])&gt;0;&quot;,&quot;&amp;[.L80]&amp;[.R80];&quot;&quot;)&amp;IF(LEN([.S80])&gt;0;&quot;,&quot;&amp;[.L80]&amp;[.S80];&quot;&quot;)&amp;IF(LEN([.T80])&gt;0;&quot;,&quot;&amp;[.L80]&amp;[.T80];&quot;&quot;)&amp;IF(LEN([.U80])&gt;0;&quot;,&quot;&amp;[.L80]&amp;[.U80];&quot;&quot;)&amp;IF(LEN([.C80])&gt;0;&quot;,&quot;&amp;[.C80];&quot;&quot;);&quot;&quot;)">
            <text:p/>
          </table:table-cell>
          <table:table-cell table:formula="of:=[.E80]&amp;&quot; &quot;&amp;[.F80]" office:value-type="string" office:string-value="Zane Kaļva" calcext:value-type="string">
            <text:p>Zane Kaļva</text:p>
          </table:table-cell>
          <table:table-cell table:formula="of:=MID([.G80];7;4)&amp;&quot;-&quot;&amp;MID([.G80];1;2)&amp;&quot;-&quot;&amp;MID([.G80];4;2)" office:value-type="string" office:string-value="1991-09-15" calcext:value-type="string">
            <text:p>1991-09-15</text:p>
          </table:table-cell>
          <table:table-cell table:formula="of:=IF(LEN([.V80])=0;[.V81];[.V80])" office:value-type="string" office:string-value="WO" calcext:value-type="string">
            <text:p>WO</text:p>
          </table:table-cell>
          <table:table-cell table:formula="of:=IF(LEN([.Y80])=0;[.Y81];[.Y80])" office:value-type="string" office:string-value="WO" calcext:value-type="string">
            <text:p>WO</text:p>
          </table:table-cell>
          <table:table-cell table:formula="of:=IF(LEN([.Z80])=0;[.Z81];[.Z80])" office:value-type="string" office:string-value="WO" calcext:value-type="string">
            <text:p>WO</text:p>
          </table:table-cell>
          <table:table-cell table:formula="of:=IF(LEN([.AA80])=0;[.AA81];[.AA80])" office:value-type="string" office:string-value="WO" calcext:value-type="string">
            <text:p>WO</text:p>
          </table:table-cell>
          <table:table-cell table:formula="of:=IF(LEN([.I80])&gt;0;[.I80];&quot;*&quot;)" office:value-type="float" office:value="1395649" calcext:value-type="float">
            <text:p>13956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Čiepiņas +</text:p>
          </table:table-cell>
          <table:table-cell/>
          <table:table-cell office:value-type="string" calcext:value-type="string">
            <text:p>WO8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Krēsliņa</text:p>
          </table:table-cell>
          <table:table-cell office:value-type="string" calcext:value-type="string">
            <text:p>03/04/1991</text:p>
          </table:table-cell>
          <table:table-cell office:value-type="string" calcext:value-type="string">
            <text:p>W</text:p>
          </table:table-cell>
          <table:table-cell office:value-type="float" office:value="1395657" calcext:value-type="float">
            <text:p>1395657</text:p>
          </table:table-cell>
          <table:table-cell office:value-type="string" calcext:value-type="string">
            <text:p>Latvia</text:p>
          </table:table-cell>
          <table:table-cell/>
          <table:table-cell table:formula="of:=IF([.M80]=1;[.H81];IF([.H81]=[.L80];[.L80];&quot;X&quot;))" office:value-type="string" office:string-value="W" calcext:value-type="string">
            <text:p>W</text:p>
          </table:table-cell>
          <table:table-cell table:formula="of:=IF([.A81]=[.A82];0;1)" office:value-type="float" office:value="1" calcext:value-type="float">
            <text:p>1</text:p>
          </table:table-cell>
          <table:table-cell table:formula="of:=DATE(MID([.G81];7;4);MID([.G81];1;2);MID([.G81];4;2))" office:value-type="date" office:date-value="1991-03-04" calcext:value-type="date">
            <text:p>04.03.91</text:p>
          </table:table-cell>
          <table:table-cell table:formula="of:=ORG.OPENOFFICE.YEARS([.N81];[.$N$1];0)" office:value-type="float" office:value="25" calcext:value-type="float">
            <text:p>25</text:p>
          </table:table-cell>
          <table:table-cell table:formula="of:=IF([.A81]=[.A80];MIN([.O81];[.P80]);[.O81])" office:value-type="float" office:value="24" calcext:value-type="float">
            <text:p>24</text:p>
          </table:table-cell>
          <table:table-cell table:formula="of:=IF([.A81]=[.A80];MAX([.O81];[.Q80]);[.P81])" office:value-type="float" office:value="25" calcext:value-type="float">
            <text:p>25</text:p>
          </table:table-cell>
          <table:table-cell table:formula="of:=IF(AND([.Q81]&gt;=0;[.Q81]&lt;[.$R$1]);&quot;J&quot;;&quot;&quot;)">
            <text:p/>
          </table:table-cell>
          <table:table-cell table:formula="of:=IF([.P81]&gt;=[.$S$1];&quot;V&quot;;&quot;&quot;)">
            <text:p/>
          </table:table-cell>
          <table:table-cell table:formula="of:=IF([.P81]&gt;=[.$T$1];&quot;SV&quot;;&quot;&quot;)">
            <text:p/>
          </table:table-cell>
          <table:table-cell table:formula="of:=IF([.P81]&gt;=[.$U$1];&quot;UV&quot;;&quot;&quot;)">
            <text:p/>
          </table:table-cell>
          <table:table-cell table:formula="of:=IF([.M81]=1;[.L81]&amp;&quot;O&quot;&amp;IF(LEN([.R81])&gt;0;&quot;,&quot;&amp;[.L81]&amp;[.R81];&quot;&quot;)&amp;IF(LEN([.S81])&gt;0;&quot;,&quot;&amp;[.L81]&amp;[.S81];&quot;&quot;)&amp;IF(LEN([.T81])&gt;0;&quot;,&quot;&amp;[.L81]&amp;[.T81];&quot;&quot;)&amp;IF(LEN([.U81])&gt;0;&quot;,&quot;&amp;[.L81]&amp;[.U81];&quot;&quot;)&amp;IF(LEN([.C81])&gt;0;&quot;,&quot;&amp;[.C81];&quot;&quot;);&quot;&quot;)" office:value-type="string" office:string-value="WO" calcext:value-type="string">
            <text:p>WO</text:p>
          </table:table-cell>
          <table:table-cell table:formula="of:=[.E81]&amp;&quot; &quot;&amp;[.F81]" office:value-type="string" office:string-value="Linda Krēsliņa" calcext:value-type="string">
            <text:p>Linda Krēsliņa</text:p>
          </table:table-cell>
          <table:table-cell table:formula="of:=MID([.G81];7;4)&amp;&quot;-&quot;&amp;MID([.G81];1;2)&amp;&quot;-&quot;&amp;MID([.G81];4;2)" office:value-type="string" office:string-value="1991-03-04" calcext:value-type="string">
            <text:p>1991-03-04</text:p>
          </table:table-cell>
          <table:table-cell table:formula="of:=IF(LEN([.V81])=0;[.V82];[.V81])" office:value-type="string" office:string-value="WO" calcext:value-type="string">
            <text:p>WO</text:p>
          </table:table-cell>
          <table:table-cell table:formula="of:=IF(LEN([.Y81])=0;[.Y82];[.Y81])" office:value-type="string" office:string-value="WO" calcext:value-type="string">
            <text:p>WO</text:p>
          </table:table-cell>
          <table:table-cell table:formula="of:=IF(LEN([.Z81])=0;[.Z82];[.Z81])" office:value-type="string" office:string-value="WO" calcext:value-type="string">
            <text:p>WO</text:p>
          </table:table-cell>
          <table:table-cell table:formula="of:=IF(LEN([.AA81])=0;[.AA82];[.AA81])" office:value-type="string" office:string-value="WO" calcext:value-type="string">
            <text:p>WO</text:p>
          </table:table-cell>
          <table:table-cell table:formula="of:=IF(LEN([.I81])&gt;0;[.I81];&quot;*&quot;)" office:value-type="float" office:value="1395657" calcext:value-type="float">
            <text:p>1395657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Valka</text:p>
          </table:table-cell>
          <table:table-cell/>
          <table:table-cell office:value-type="string" calcext:value-type="string">
            <text:p>MO4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Dadzis</text:p>
          </table:table-cell>
          <table:table-cell office:value-type="string" calcext:value-type="string">
            <text:p>02/19/1983</text:p>
          </table:table-cell>
          <table:table-cell office:value-type="string" calcext:value-type="string">
            <text:p>M</text:p>
          </table:table-cell>
          <table:table-cell office:value-type="float" office:value="2015692" calcext:value-type="float">
            <text:p>2015692</text:p>
          </table:table-cell>
          <table:table-cell office:value-type="string" calcext:value-type="string">
            <text:p>Latvia</text:p>
          </table:table-cell>
          <table:table-cell/>
          <table:table-cell table:formula="of:=IF([.M81]=1;[.H82];IF([.H82]=[.L81];[.L81];&quot;X&quot;))" office:value-type="string" office:string-value="M" calcext:value-type="string">
            <text:p>M</text:p>
          </table:table-cell>
          <table:table-cell table:formula="of:=IF([.A82]=[.A83];0;1)" office:value-type="float" office:value="0" calcext:value-type="float">
            <text:p>0</text:p>
          </table:table-cell>
          <table:table-cell table:formula="of:=DATE(MID([.G82];7;4);MID([.G82];1;2);MID([.G82];4;2))" office:value-type="date" office:date-value="1983-02-19" calcext:value-type="date">
            <text:p>19.02.83</text:p>
          </table:table-cell>
          <table:table-cell table:formula="of:=ORG.OPENOFFICE.YEARS([.N82];[.$N$1];0)" office:value-type="float" office:value="33" calcext:value-type="float">
            <text:p>33</text:p>
          </table:table-cell>
          <table:table-cell table:formula="of:=IF([.A82]=[.A81];MIN([.O82];[.P81]);[.O82])" office:value-type="float" office:value="33" calcext:value-type="float">
            <text:p>33</text:p>
          </table:table-cell>
          <table:table-cell table:formula="of:=IF([.A82]=[.A81];MAX([.O82];[.Q81]);[.P82])" office:value-type="float" office:value="33" calcext:value-type="float">
            <text:p>33</text:p>
          </table:table-cell>
          <table:table-cell table:formula="of:=IF(AND([.Q82]&gt;=0;[.Q82]&lt;[.$R$1]);&quot;J&quot;;&quot;&quot;)">
            <text:p/>
          </table:table-cell>
          <table:table-cell table:formula="of:=IF([.P82]&gt;=[.$S$1];&quot;V&quot;;&quot;&quot;)">
            <text:p/>
          </table:table-cell>
          <table:table-cell table:formula="of:=IF([.P82]&gt;=[.$T$1];&quot;SV&quot;;&quot;&quot;)">
            <text:p/>
          </table:table-cell>
          <table:table-cell table:formula="of:=IF([.P82]&gt;=[.$U$1];&quot;UV&quot;;&quot;&quot;)">
            <text:p/>
          </table:table-cell>
          <table:table-cell table:formula="of:=IF([.M82]=1;[.L82]&amp;&quot;O&quot;&amp;IF(LEN([.R82])&gt;0;&quot;,&quot;&amp;[.L82]&amp;[.R82];&quot;&quot;)&amp;IF(LEN([.S82])&gt;0;&quot;,&quot;&amp;[.L82]&amp;[.S82];&quot;&quot;)&amp;IF(LEN([.T82])&gt;0;&quot;,&quot;&amp;[.L82]&amp;[.T82];&quot;&quot;)&amp;IF(LEN([.U82])&gt;0;&quot;,&quot;&amp;[.L82]&amp;[.U82];&quot;&quot;)&amp;IF(LEN([.C82])&gt;0;&quot;,&quot;&amp;[.C82];&quot;&quot;);&quot;&quot;)">
            <text:p/>
          </table:table-cell>
          <table:table-cell table:formula="of:=[.E82]&amp;&quot; &quot;&amp;[.F82]" office:value-type="string" office:string-value="Kaspars Dadzis" calcext:value-type="string">
            <text:p>Kaspars Dadzis</text:p>
          </table:table-cell>
          <table:table-cell table:formula="of:=MID([.G82];7;4)&amp;&quot;-&quot;&amp;MID([.G82];1;2)&amp;&quot;-&quot;&amp;MID([.G82];4;2)" office:value-type="string" office:string-value="1983-02-19" calcext:value-type="string">
            <text:p>1983-02-19</text:p>
          </table:table-cell>
          <table:table-cell table:formula="of:=IF(LEN([.V82])=0;[.V83];[.V82])" office:value-type="string" office:string-value="MO" calcext:value-type="string">
            <text:p>MO</text:p>
          </table:table-cell>
          <table:table-cell table:formula="of:=IF(LEN([.Y82])=0;[.Y83];[.Y82])" office:value-type="string" office:string-value="MO" calcext:value-type="string">
            <text:p>MO</text:p>
          </table:table-cell>
          <table:table-cell table:formula="of:=IF(LEN([.Z82])=0;[.Z83];[.Z82])" office:value-type="string" office:string-value="MO" calcext:value-type="string">
            <text:p>MO</text:p>
          </table:table-cell>
          <table:table-cell table:formula="of:=IF(LEN([.AA82])=0;[.AA83];[.AA82])" office:value-type="string" office:string-value="MO" calcext:value-type="string">
            <text:p>MO</text:p>
          </table:table-cell>
          <table:table-cell table:formula="of:=IF(LEN([.I82])&gt;0;[.I82];&quot;*&quot;)" office:value-type="float" office:value="2015692" calcext:value-type="float">
            <text:p>2015692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Valka</text:p>
          </table:table-cell>
          <table:table-cell/>
          <table:table-cell office:value-type="string" calcext:value-type="string">
            <text:p>MO4</text:p>
          </table:table-cell>
          <table:table-cell office:value-type="string" calcext:value-type="string">
            <text:p>Valdis</text:p>
          </table:table-cell>
          <table:table-cell office:value-type="string" calcext:value-type="string">
            <text:p>Otaņķis</text:p>
          </table:table-cell>
          <table:table-cell office:value-type="string" calcext:value-type="string">
            <text:p>05/02/1999</text:p>
          </table:table-cell>
          <table:table-cell office:value-type="string" calcext:value-type="string">
            <text:p>M</text:p>
          </table:table-cell>
          <table:table-cell office:value-type="float" office:value="2015691" calcext:value-type="float">
            <text:p>2015691</text:p>
          </table:table-cell>
          <table:table-cell office:value-type="string" calcext:value-type="string">
            <text:p>Latvia</text:p>
          </table:table-cell>
          <table:table-cell/>
          <table:table-cell table:formula="of:=IF([.M82]=1;[.H83];IF([.H83]=[.L82];[.L82];&quot;X&quot;))" office:value-type="string" office:string-value="M" calcext:value-type="string">
            <text:p>M</text:p>
          </table:table-cell>
          <table:table-cell table:formula="of:=IF([.A83]=[.A84];0;1)" office:value-type="float" office:value="1" calcext:value-type="float">
            <text:p>1</text:p>
          </table:table-cell>
          <table:table-cell table:formula="of:=DATE(MID([.G83];7;4);MID([.G83];1;2);MID([.G83];4;2))" office:value-type="date" office:date-value="1999-05-02" calcext:value-type="date">
            <text:p>02.05.99</text:p>
          </table:table-cell>
          <table:table-cell table:formula="of:=ORG.OPENOFFICE.YEARS([.N83];[.$N$1];0)" office:value-type="float" office:value="17" calcext:value-type="float">
            <text:p>17</text:p>
          </table:table-cell>
          <table:table-cell table:formula="of:=IF([.A83]=[.A82];MIN([.O83];[.P82]);[.O83])" office:value-type="float" office:value="17" calcext:value-type="float">
            <text:p>17</text:p>
          </table:table-cell>
          <table:table-cell table:formula="of:=IF([.A83]=[.A82];MAX([.O83];[.Q82]);[.P83])" office:value-type="float" office:value="33" calcext:value-type="float">
            <text:p>33</text:p>
          </table:table-cell>
          <table:table-cell table:formula="of:=IF(AND([.Q83]&gt;=0;[.Q83]&lt;[.$R$1]);&quot;J&quot;;&quot;&quot;)">
            <text:p/>
          </table:table-cell>
          <table:table-cell table:formula="of:=IF([.P83]&gt;=[.$S$1];&quot;V&quot;;&quot;&quot;)">
            <text:p/>
          </table:table-cell>
          <table:table-cell table:formula="of:=IF([.P83]&gt;=[.$T$1];&quot;SV&quot;;&quot;&quot;)">
            <text:p/>
          </table:table-cell>
          <table:table-cell table:formula="of:=IF([.P83]&gt;=[.$U$1];&quot;UV&quot;;&quot;&quot;)">
            <text:p/>
          </table:table-cell>
          <table:table-cell table:formula="of:=IF([.M83]=1;[.L83]&amp;&quot;O&quot;&amp;IF(LEN([.R83])&gt;0;&quot;,&quot;&amp;[.L83]&amp;[.R83];&quot;&quot;)&amp;IF(LEN([.S83])&gt;0;&quot;,&quot;&amp;[.L83]&amp;[.S83];&quot;&quot;)&amp;IF(LEN([.T83])&gt;0;&quot;,&quot;&amp;[.L83]&amp;[.T83];&quot;&quot;)&amp;IF(LEN([.U83])&gt;0;&quot;,&quot;&amp;[.L83]&amp;[.U83];&quot;&quot;)&amp;IF(LEN([.C83])&gt;0;&quot;,&quot;&amp;[.C83];&quot;&quot;);&quot;&quot;)" office:value-type="string" office:string-value="MO" calcext:value-type="string">
            <text:p>MO</text:p>
          </table:table-cell>
          <table:table-cell table:formula="of:=[.E83]&amp;&quot; &quot;&amp;[.F83]" office:value-type="string" office:string-value="Valdis Otaņķis" calcext:value-type="string">
            <text:p>Valdis Otaņķis</text:p>
          </table:table-cell>
          <table:table-cell table:formula="of:=MID([.G83];7;4)&amp;&quot;-&quot;&amp;MID([.G83];1;2)&amp;&quot;-&quot;&amp;MID([.G83];4;2)" office:value-type="string" office:string-value="1999-05-02" calcext:value-type="string">
            <text:p>1999-05-02</text:p>
          </table:table-cell>
          <table:table-cell table:formula="of:=IF(LEN([.V83])=0;[.V84];[.V83])" office:value-type="string" office:string-value="MO" calcext:value-type="string">
            <text:p>MO</text:p>
          </table:table-cell>
          <table:table-cell table:formula="of:=IF(LEN([.Y83])=0;[.Y84];[.Y83])" office:value-type="string" office:string-value="MO" calcext:value-type="string">
            <text:p>MO</text:p>
          </table:table-cell>
          <table:table-cell table:formula="of:=IF(LEN([.Z83])=0;[.Z84];[.Z83])" office:value-type="string" office:string-value="MO" calcext:value-type="string">
            <text:p>MO</text:p>
          </table:table-cell>
          <table:table-cell table:formula="of:=IF(LEN([.AA83])=0;[.AA84];[.AA83])" office:value-type="string" office:string-value="MO" calcext:value-type="string">
            <text:p>MO</text:p>
          </table:table-cell>
          <table:table-cell table:formula="of:=IF(LEN([.I83])&gt;0;[.I83];&quot;*&quot;)" office:value-type="float" office:value="2015691" calcext:value-type="float">
            <text:p>201569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reelanceri</text:p>
          </table:table-cell>
          <table:table-cell/>
          <table:table-cell office:value-type="string" calcext:value-type="string">
            <text:p>MO4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Komass</text:p>
          </table:table-cell>
          <table:table-cell office:value-type="string" calcext:value-type="string">
            <text:p>07/06/198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83]=1;[.H84];IF([.H84]=[.L83];[.L83];&quot;X&quot;))" office:value-type="string" office:string-value="M" calcext:value-type="string">
            <text:p>M</text:p>
          </table:table-cell>
          <table:table-cell table:formula="of:=IF([.A84]=[.A85];0;1)" office:value-type="float" office:value="0" calcext:value-type="float">
            <text:p>0</text:p>
          </table:table-cell>
          <table:table-cell table:formula="of:=DATE(MID([.G84];7;4);MID([.G84];1;2);MID([.G84];4;2))" office:value-type="date" office:date-value="1986-07-06" calcext:value-type="date">
            <text:p>06.07.86</text:p>
          </table:table-cell>
          <table:table-cell table:formula="of:=ORG.OPENOFFICE.YEARS([.N84];[.$N$1];0)" office:value-type="float" office:value="30" calcext:value-type="float">
            <text:p>30</text:p>
          </table:table-cell>
          <table:table-cell table:formula="of:=IF([.A84]=[.A83];MIN([.O84];[.P83]);[.O84])" office:value-type="float" office:value="30" calcext:value-type="float">
            <text:p>30</text:p>
          </table:table-cell>
          <table:table-cell table:formula="of:=IF([.A84]=[.A83];MAX([.O84];[.Q83]);[.P84])" office:value-type="float" office:value="30" calcext:value-type="float">
            <text:p>30</text:p>
          </table:table-cell>
          <table:table-cell table:formula="of:=IF(AND([.Q84]&gt;=0;[.Q84]&lt;[.$R$1]);&quot;J&quot;;&quot;&quot;)">
            <text:p/>
          </table:table-cell>
          <table:table-cell table:formula="of:=IF([.P84]&gt;=[.$S$1];&quot;V&quot;;&quot;&quot;)">
            <text:p/>
          </table:table-cell>
          <table:table-cell table:formula="of:=IF([.P84]&gt;=[.$T$1];&quot;SV&quot;;&quot;&quot;)">
            <text:p/>
          </table:table-cell>
          <table:table-cell table:formula="of:=IF([.P84]&gt;=[.$U$1];&quot;UV&quot;;&quot;&quot;)">
            <text:p/>
          </table:table-cell>
          <table:table-cell table:formula="of:=IF([.M84]=1;[.L84]&amp;&quot;O&quot;&amp;IF(LEN([.R84])&gt;0;&quot;,&quot;&amp;[.L84]&amp;[.R84];&quot;&quot;)&amp;IF(LEN([.S84])&gt;0;&quot;,&quot;&amp;[.L84]&amp;[.S84];&quot;&quot;)&amp;IF(LEN([.T84])&gt;0;&quot;,&quot;&amp;[.L84]&amp;[.T84];&quot;&quot;)&amp;IF(LEN([.U84])&gt;0;&quot;,&quot;&amp;[.L84]&amp;[.U84];&quot;&quot;)&amp;IF(LEN([.C84])&gt;0;&quot;,&quot;&amp;[.C84];&quot;&quot;);&quot;&quot;)">
            <text:p/>
          </table:table-cell>
          <table:table-cell table:formula="of:=[.E84]&amp;&quot; &quot;&amp;[.F84]" office:value-type="string" office:string-value="Toms Komass" calcext:value-type="string">
            <text:p>Toms Komass</text:p>
          </table:table-cell>
          <table:table-cell table:formula="of:=MID([.G84];7;4)&amp;&quot;-&quot;&amp;MID([.G84];1;2)&amp;&quot;-&quot;&amp;MID([.G84];4;2)" office:value-type="string" office:string-value="1986-07-06" calcext:value-type="string">
            <text:p>1986-07-06</text:p>
          </table:table-cell>
          <table:table-cell table:formula="of:=IF(LEN([.V84])=0;[.V85];[.V84])" office:value-type="string" office:string-value="MO" calcext:value-type="string">
            <text:p>MO</text:p>
          </table:table-cell>
          <table:table-cell table:formula="of:=IF(LEN([.Y84])=0;[.Y85];[.Y84])" office:value-type="string" office:string-value="MO" calcext:value-type="string">
            <text:p>MO</text:p>
          </table:table-cell>
          <table:table-cell table:formula="of:=IF(LEN([.Z84])=0;[.Z85];[.Z84])" office:value-type="string" office:string-value="MO" calcext:value-type="string">
            <text:p>MO</text:p>
          </table:table-cell>
          <table:table-cell table:formula="of:=IF(LEN([.AA84])=0;[.AA85];[.AA84])" office:value-type="string" office:string-value="MO" calcext:value-type="string">
            <text:p>MO</text:p>
          </table:table-cell>
          <table:table-cell table:formula="of:=IF(LEN([.I84])&gt;0;[.I8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reelanceri</text:p>
          </table:table-cell>
          <table:table-cell/>
          <table:table-cell office:value-type="string" calcext:value-type="string">
            <text:p>MO4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Kāns</text:p>
          </table:table-cell>
          <table:table-cell office:value-type="string" calcext:value-type="string">
            <text:p>06/17/198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84]=1;[.H85];IF([.H85]=[.L84];[.L84];&quot;X&quot;))" office:value-type="string" office:string-value="M" calcext:value-type="string">
            <text:p>M</text:p>
          </table:table-cell>
          <table:table-cell table:formula="of:=IF([.A85]=[.A86];0;1)" office:value-type="float" office:value="1" calcext:value-type="float">
            <text:p>1</text:p>
          </table:table-cell>
          <table:table-cell table:formula="of:=DATE(MID([.G85];7;4);MID([.G85];1;2);MID([.G85];4;2))" office:value-type="date" office:date-value="1986-06-17" calcext:value-type="date">
            <text:p>17.06.86</text:p>
          </table:table-cell>
          <table:table-cell table:formula="of:=ORG.OPENOFFICE.YEARS([.N85];[.$N$1];0)" office:value-type="float" office:value="30" calcext:value-type="float">
            <text:p>30</text:p>
          </table:table-cell>
          <table:table-cell table:formula="of:=IF([.A85]=[.A84];MIN([.O85];[.P84]);[.O85])" office:value-type="float" office:value="30" calcext:value-type="float">
            <text:p>30</text:p>
          </table:table-cell>
          <table:table-cell table:formula="of:=IF([.A85]=[.A84];MAX([.O85];[.Q84]);[.P85])" office:value-type="float" office:value="30" calcext:value-type="float">
            <text:p>30</text:p>
          </table:table-cell>
          <table:table-cell table:formula="of:=IF(AND([.Q85]&gt;=0;[.Q85]&lt;[.$R$1]);&quot;J&quot;;&quot;&quot;)">
            <text:p/>
          </table:table-cell>
          <table:table-cell table:formula="of:=IF([.P85]&gt;=[.$S$1];&quot;V&quot;;&quot;&quot;)">
            <text:p/>
          </table:table-cell>
          <table:table-cell table:formula="of:=IF([.P85]&gt;=[.$T$1];&quot;SV&quot;;&quot;&quot;)">
            <text:p/>
          </table:table-cell>
          <table:table-cell table:formula="of:=IF([.P85]&gt;=[.$U$1];&quot;UV&quot;;&quot;&quot;)">
            <text:p/>
          </table:table-cell>
          <table:table-cell table:formula="of:=IF([.M85]=1;[.L85]&amp;&quot;O&quot;&amp;IF(LEN([.R85])&gt;0;&quot;,&quot;&amp;[.L85]&amp;[.R85];&quot;&quot;)&amp;IF(LEN([.S85])&gt;0;&quot;,&quot;&amp;[.L85]&amp;[.S85];&quot;&quot;)&amp;IF(LEN([.T85])&gt;0;&quot;,&quot;&amp;[.L85]&amp;[.T85];&quot;&quot;)&amp;IF(LEN([.U85])&gt;0;&quot;,&quot;&amp;[.L85]&amp;[.U85];&quot;&quot;)&amp;IF(LEN([.C85])&gt;0;&quot;,&quot;&amp;[.C85];&quot;&quot;);&quot;&quot;)" office:value-type="string" office:string-value="MO" calcext:value-type="string">
            <text:p>MO</text:p>
          </table:table-cell>
          <table:table-cell table:formula="of:=[.E85]&amp;&quot; &quot;&amp;[.F85]" office:value-type="string" office:string-value="Mārtiņš Kāns" calcext:value-type="string">
            <text:p>Mārtiņš Kāns</text:p>
          </table:table-cell>
          <table:table-cell table:formula="of:=MID([.G85];7;4)&amp;&quot;-&quot;&amp;MID([.G85];1;2)&amp;&quot;-&quot;&amp;MID([.G85];4;2)" office:value-type="string" office:string-value="1986-06-17" calcext:value-type="string">
            <text:p>1986-06-17</text:p>
          </table:table-cell>
          <table:table-cell table:formula="of:=IF(LEN([.V85])=0;[.V86];[.V85])" office:value-type="string" office:string-value="MO" calcext:value-type="string">
            <text:p>MO</text:p>
          </table:table-cell>
          <table:table-cell table:formula="of:=IF(LEN([.Y85])=0;[.Y86];[.Y85])" office:value-type="string" office:string-value="MO" calcext:value-type="string">
            <text:p>MO</text:p>
          </table:table-cell>
          <table:table-cell table:formula="of:=IF(LEN([.Z85])=0;[.Z86];[.Z85])" office:value-type="string" office:string-value="MO" calcext:value-type="string">
            <text:p>MO</text:p>
          </table:table-cell>
          <table:table-cell table:formula="of:=IF(LEN([.AA85])=0;[.AA86];[.AA85])" office:value-type="string" office:string-value="MO" calcext:value-type="string">
            <text:p>MO</text:p>
          </table:table-cell>
          <table:table-cell table:formula="of:=IF(LEN([.I85])&gt;0;[.I8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matciems</text:p>
          </table:table-cell>
          <table:table-cell/>
          <table:table-cell office:value-type="string" calcext:value-type="string">
            <text:p>XSV8</text:p>
          </table:table-cell>
          <table:table-cell office:value-type="string" calcext:value-type="string">
            <text:p>Viesturs</text:p>
          </table:table-cell>
          <table:table-cell office:value-type="string" calcext:value-type="string">
            <text:p>Ziediņš</text:p>
          </table:table-cell>
          <table:table-cell office:value-type="string" calcext:value-type="string">
            <text:p>01/01/1955</text:p>
          </table:table-cell>
          <table:table-cell office:value-type="string" calcext:value-type="string">
            <text:p>M</text:p>
          </table:table-cell>
          <table:table-cell office:value-type="float" office:value="211241" calcext:value-type="float">
            <text:p>211241</text:p>
          </table:table-cell>
          <table:table-cell office:value-type="string" calcext:value-type="string">
            <text:p>Latvia</text:p>
          </table:table-cell>
          <table:table-cell/>
          <table:table-cell table:formula="of:=IF([.M85]=1;[.H86];IF([.H86]=[.L85];[.L85];&quot;X&quot;))" office:value-type="string" office:string-value="M" calcext:value-type="string">
            <text:p>M</text:p>
          </table:table-cell>
          <table:table-cell table:formula="of:=IF([.A86]=[.A87];0;1)" office:value-type="float" office:value="0" calcext:value-type="float">
            <text:p>0</text:p>
          </table:table-cell>
          <table:table-cell table:formula="of:=DATE(MID([.G86];7;4);MID([.G86];1;2);MID([.G86];4;2))" office:value-type="date" office:date-value="1955-01-01" calcext:value-type="date">
            <text:p>01.01.55</text:p>
          </table:table-cell>
          <table:table-cell table:formula="of:=ORG.OPENOFFICE.YEARS([.N86];[.$N$1];0)" office:value-type="float" office:value="61" calcext:value-type="float">
            <text:p>61</text:p>
          </table:table-cell>
          <table:table-cell table:formula="of:=IF([.A86]=[.A85];MIN([.O86];[.P85]);[.O86])" office:value-type="float" office:value="61" calcext:value-type="float">
            <text:p>61</text:p>
          </table:table-cell>
          <table:table-cell table:formula="of:=IF([.A86]=[.A85];MAX([.O86];[.Q85]);[.P86])" office:value-type="float" office:value="61" calcext:value-type="float">
            <text:p>61</text:p>
          </table:table-cell>
          <table:table-cell table:formula="of:=IF(AND([.Q86]&gt;=0;[.Q86]&lt;[.$R$1]);&quot;J&quot;;&quot;&quot;)">
            <text:p/>
          </table:table-cell>
          <table:table-cell table:formula="of:=IF([.P86]&gt;=[.$S$1];&quot;V&quot;;&quot;&quot;)" office:value-type="string" office:string-value="V" calcext:value-type="string">
            <text:p>V</text:p>
          </table:table-cell>
          <table:table-cell table:formula="of:=IF([.P86]&gt;=[.$T$1];&quot;SV&quot;;&quot;&quot;)" office:value-type="string" office:string-value="SV" calcext:value-type="string">
            <text:p>SV</text:p>
          </table:table-cell>
          <table:table-cell table:formula="of:=IF([.P86]&gt;=[.$U$1];&quot;UV&quot;;&quot;&quot;)">
            <text:p/>
          </table:table-cell>
          <table:table-cell table:formula="of:=IF([.M86]=1;[.L86]&amp;&quot;O&quot;&amp;IF(LEN([.R86])&gt;0;&quot;,&quot;&amp;[.L86]&amp;[.R86];&quot;&quot;)&amp;IF(LEN([.S86])&gt;0;&quot;,&quot;&amp;[.L86]&amp;[.S86];&quot;&quot;)&amp;IF(LEN([.T86])&gt;0;&quot;,&quot;&amp;[.L86]&amp;[.T86];&quot;&quot;)&amp;IF(LEN([.U86])&gt;0;&quot;,&quot;&amp;[.L86]&amp;[.U86];&quot;&quot;)&amp;IF(LEN([.C86])&gt;0;&quot;,&quot;&amp;[.C86];&quot;&quot;);&quot;&quot;)">
            <text:p/>
          </table:table-cell>
          <table:table-cell table:formula="of:=[.E86]&amp;&quot; &quot;&amp;[.F86]" office:value-type="string" office:string-value="Viesturs Ziediņš" calcext:value-type="string">
            <text:p>Viesturs Ziediņš</text:p>
          </table:table-cell>
          <table:table-cell table:formula="of:=MID([.G86];7;4)&amp;&quot;-&quot;&amp;MID([.G86];1;2)&amp;&quot;-&quot;&amp;MID([.G86];4;2)" office:value-type="string" office:string-value="1955-01-01" calcext:value-type="string">
            <text:p>1955-01-01</text:p>
          </table:table-cell>
          <table:table-cell table:formula="of:=IF(LEN([.V86])=0;[.V87];[.V86])" office:value-type="string" office:string-value="XO,XV,XSV" calcext:value-type="string">
            <text:p>XO,XV,XSV</text:p>
          </table:table-cell>
          <table:table-cell table:formula="of:=IF(LEN([.Y86])=0;[.Y87];[.Y86])" office:value-type="string" office:string-value="XO,XV,XSV" calcext:value-type="string">
            <text:p>XO,XV,XSV</text:p>
          </table:table-cell>
          <table:table-cell table:formula="of:=IF(LEN([.Z86])=0;[.Z87];[.Z86])" office:value-type="string" office:string-value="XO,XV,XSV" calcext:value-type="string">
            <text:p>XO,XV,XSV</text:p>
          </table:table-cell>
          <table:table-cell table:formula="of:=IF(LEN([.AA86])=0;[.AA87];[.AA86])" office:value-type="string" office:string-value="XO,XV,XSV" calcext:value-type="string">
            <text:p>XO,XV,XSV</text:p>
          </table:table-cell>
          <table:table-cell table:formula="of:=IF(LEN([.I86])&gt;0;[.I86];&quot;*&quot;)" office:value-type="float" office:value="211241" calcext:value-type="float">
            <text:p>21124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matciems</text:p>
          </table:table-cell>
          <table:table-cell/>
          <table:table-cell office:value-type="string" calcext:value-type="string">
            <text:p>XSV8</text:p>
          </table:table-cell>
          <table:table-cell office:value-type="string" calcext:value-type="string">
            <text:p>Ināra</text:p>
          </table:table-cell>
          <table:table-cell office:value-type="string" calcext:value-type="string">
            <text:p>Ģipsle</text:p>
          </table:table-cell>
          <table:table-cell office:value-type="string" calcext:value-type="string">
            <text:p>02/27/1952</text:p>
          </table:table-cell>
          <table:table-cell office:value-type="string" calcext:value-type="string">
            <text:p>W</text:p>
          </table:table-cell>
          <table:table-cell office:value-type="float" office:value="211243" calcext:value-type="float">
            <text:p>211243</text:p>
          </table:table-cell>
          <table:table-cell office:value-type="string" calcext:value-type="string">
            <text:p>Latvia</text:p>
          </table:table-cell>
          <table:table-cell/>
          <table:table-cell table:formula="of:=IF([.M86]=1;[.H87];IF([.H87]=[.L86];[.L86];&quot;X&quot;))" office:value-type="string" office:string-value="X" calcext:value-type="string">
            <text:p>X</text:p>
          </table:table-cell>
          <table:table-cell table:formula="of:=IF([.A87]=[.A88];0;1)" office:value-type="float" office:value="1" calcext:value-type="float">
            <text:p>1</text:p>
          </table:table-cell>
          <table:table-cell table:formula="of:=DATE(MID([.G87];7;4);MID([.G87];1;2);MID([.G87];4;2))" office:value-type="date" office:date-value="1952-02-27" calcext:value-type="date">
            <text:p>27.02.52</text:p>
          </table:table-cell>
          <table:table-cell table:formula="of:=ORG.OPENOFFICE.YEARS([.N87];[.$N$1];0)" office:value-type="float" office:value="64" calcext:value-type="float">
            <text:p>64</text:p>
          </table:table-cell>
          <table:table-cell table:formula="of:=IF([.A87]=[.A86];MIN([.O87];[.P86]);[.O87])" office:value-type="float" office:value="61" calcext:value-type="float">
            <text:p>61</text:p>
          </table:table-cell>
          <table:table-cell table:formula="of:=IF([.A87]=[.A86];MAX([.O87];[.Q86]);[.P87])" office:value-type="float" office:value="64" calcext:value-type="float">
            <text:p>64</text:p>
          </table:table-cell>
          <table:table-cell table:formula="of:=IF(AND([.Q87]&gt;=0;[.Q87]&lt;[.$R$1]);&quot;J&quot;;&quot;&quot;)">
            <text:p/>
          </table:table-cell>
          <table:table-cell table:formula="of:=IF([.P87]&gt;=[.$S$1];&quot;V&quot;;&quot;&quot;)" office:value-type="string" office:string-value="V" calcext:value-type="string">
            <text:p>V</text:p>
          </table:table-cell>
          <table:table-cell table:formula="of:=IF([.P87]&gt;=[.$T$1];&quot;SV&quot;;&quot;&quot;)" office:value-type="string" office:string-value="SV" calcext:value-type="string">
            <text:p>SV</text:p>
          </table:table-cell>
          <table:table-cell table:formula="of:=IF([.P87]&gt;=[.$U$1];&quot;UV&quot;;&quot;&quot;)">
            <text:p/>
          </table:table-cell>
          <table:table-cell table:formula="of:=IF([.M87]=1;[.L87]&amp;&quot;O&quot;&amp;IF(LEN([.R87])&gt;0;&quot;,&quot;&amp;[.L87]&amp;[.R87];&quot;&quot;)&amp;IF(LEN([.S87])&gt;0;&quot;,&quot;&amp;[.L87]&amp;[.S87];&quot;&quot;)&amp;IF(LEN([.T87])&gt;0;&quot;,&quot;&amp;[.L87]&amp;[.T87];&quot;&quot;)&amp;IF(LEN([.U87])&gt;0;&quot;,&quot;&amp;[.L87]&amp;[.U87];&quot;&quot;)&amp;IF(LEN([.C87])&gt;0;&quot;,&quot;&amp;[.C87];&quot;&quot;);&quot;&quot;)" office:value-type="string" office:string-value="XO,XV,XSV" calcext:value-type="string">
            <text:p>XO,XV,XSV</text:p>
          </table:table-cell>
          <table:table-cell table:formula="of:=[.E87]&amp;&quot; &quot;&amp;[.F87]" office:value-type="string" office:string-value="Ināra Ģipsle" calcext:value-type="string">
            <text:p>Ināra Ģipsle</text:p>
          </table:table-cell>
          <table:table-cell table:formula="of:=MID([.G87];7;4)&amp;&quot;-&quot;&amp;MID([.G87];1;2)&amp;&quot;-&quot;&amp;MID([.G87];4;2)" office:value-type="string" office:string-value="1952-02-27" calcext:value-type="string">
            <text:p>1952-02-27</text:p>
          </table:table-cell>
          <table:table-cell table:formula="of:=IF(LEN([.V87])=0;[.V88];[.V87])" office:value-type="string" office:string-value="XO,XV,XSV" calcext:value-type="string">
            <text:p>XO,XV,XSV</text:p>
          </table:table-cell>
          <table:table-cell table:formula="of:=IF(LEN([.Y87])=0;[.Y88];[.Y87])" office:value-type="string" office:string-value="XO,XV,XSV" calcext:value-type="string">
            <text:p>XO,XV,XSV</text:p>
          </table:table-cell>
          <table:table-cell table:formula="of:=IF(LEN([.Z87])=0;[.Z88];[.Z87])" office:value-type="string" office:string-value="XO,XV,XSV" calcext:value-type="string">
            <text:p>XO,XV,XSV</text:p>
          </table:table-cell>
          <table:table-cell table:formula="of:=IF(LEN([.AA87])=0;[.AA88];[.AA87])" office:value-type="string" office:string-value="XO,XV,XSV" calcext:value-type="string">
            <text:p>XO,XV,XSV</text:p>
          </table:table-cell>
          <table:table-cell table:formula="of:=IF(LEN([.I87])&gt;0;[.I87];&quot;*&quot;)" office:value-type="float" office:value="211243" calcext:value-type="float">
            <text:p>21124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LAN</text:p>
          </table:table-cell>
          <table:table-cell/>
          <table:table-cell office:value-type="string" calcext:value-type="string">
            <text:p>XSV8</text:p>
          </table:table-cell>
          <table:table-cell office:value-type="string" calcext:value-type="string">
            <text:p>Andra</text:p>
          </table:table-cell>
          <table:table-cell office:value-type="string" calcext:value-type="string">
            <text:p>Jansone</text:p>
          </table:table-cell>
          <table:table-cell office:value-type="string" calcext:value-type="string">
            <text:p>12/12/195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87]=1;[.H88];IF([.H88]=[.L87];[.L87];&quot;X&quot;))" office:value-type="string" office:string-value="W" calcext:value-type="string">
            <text:p>W</text:p>
          </table:table-cell>
          <table:table-cell table:formula="of:=IF([.A88]=[.A89];0;1)" office:value-type="float" office:value="0" calcext:value-type="float">
            <text:p>0</text:p>
          </table:table-cell>
          <table:table-cell table:formula="of:=DATE(MID([.G88];7;4);MID([.G88];1;2);MID([.G88];4;2))" office:value-type="date" office:date-value="1959-12-12" calcext:value-type="date">
            <text:p>12.12.59</text:p>
          </table:table-cell>
          <table:table-cell table:formula="of:=ORG.OPENOFFICE.YEARS([.N88];[.$N$1];0)" office:value-type="float" office:value="56" calcext:value-type="float">
            <text:p>56</text:p>
          </table:table-cell>
          <table:table-cell table:formula="of:=IF([.A88]=[.A87];MIN([.O88];[.P87]);[.O88])" office:value-type="float" office:value="56" calcext:value-type="float">
            <text:p>56</text:p>
          </table:table-cell>
          <table:table-cell table:formula="of:=IF([.A88]=[.A87];MAX([.O88];[.Q87]);[.P88])" office:value-type="float" office:value="56" calcext:value-type="float">
            <text:p>56</text:p>
          </table:table-cell>
          <table:table-cell table:formula="of:=IF(AND([.Q88]&gt;=0;[.Q88]&lt;[.$R$1]);&quot;J&quot;;&quot;&quot;)">
            <text:p/>
          </table:table-cell>
          <table:table-cell table:formula="of:=IF([.P88]&gt;=[.$S$1];&quot;V&quot;;&quot;&quot;)" office:value-type="string" office:string-value="V" calcext:value-type="string">
            <text:p>V</text:p>
          </table:table-cell>
          <table:table-cell table:formula="of:=IF([.P88]&gt;=[.$T$1];&quot;SV&quot;;&quot;&quot;)" office:value-type="string" office:string-value="SV" calcext:value-type="string">
            <text:p>SV</text:p>
          </table:table-cell>
          <table:table-cell table:formula="of:=IF([.P88]&gt;=[.$U$1];&quot;UV&quot;;&quot;&quot;)">
            <text:p/>
          </table:table-cell>
          <table:table-cell table:formula="of:=IF([.M88]=1;[.L88]&amp;&quot;O&quot;&amp;IF(LEN([.R88])&gt;0;&quot;,&quot;&amp;[.L88]&amp;[.R88];&quot;&quot;)&amp;IF(LEN([.S88])&gt;0;&quot;,&quot;&amp;[.L88]&amp;[.S88];&quot;&quot;)&amp;IF(LEN([.T88])&gt;0;&quot;,&quot;&amp;[.L88]&amp;[.T88];&quot;&quot;)&amp;IF(LEN([.U88])&gt;0;&quot;,&quot;&amp;[.L88]&amp;[.U88];&quot;&quot;)&amp;IF(LEN([.C88])&gt;0;&quot;,&quot;&amp;[.C88];&quot;&quot;);&quot;&quot;)">
            <text:p/>
          </table:table-cell>
          <table:table-cell table:formula="of:=[.E88]&amp;&quot; &quot;&amp;[.F88]" office:value-type="string" office:string-value="Andra Jansone" calcext:value-type="string">
            <text:p>Andra Jansone</text:p>
          </table:table-cell>
          <table:table-cell table:formula="of:=MID([.G88];7;4)&amp;&quot;-&quot;&amp;MID([.G88];1;2)&amp;&quot;-&quot;&amp;MID([.G88];4;2)" office:value-type="string" office:string-value="1959-12-12" calcext:value-type="string">
            <text:p>1959-12-12</text:p>
          </table:table-cell>
          <table:table-cell table:formula="of:=IF(LEN([.V88])=0;[.V89];[.V88])" office:value-type="string" office:string-value="XO,XV,XSV" calcext:value-type="string">
            <text:p>XO,XV,XSV</text:p>
          </table:table-cell>
          <table:table-cell table:formula="of:=IF(LEN([.Y88])=0;[.Y89];[.Y88])" office:value-type="string" office:string-value="XO,XV,XSV" calcext:value-type="string">
            <text:p>XO,XV,XSV</text:p>
          </table:table-cell>
          <table:table-cell table:formula="of:=IF(LEN([.Z88])=0;[.Z89];[.Z88])" office:value-type="string" office:string-value="XO,XV,XSV" calcext:value-type="string">
            <text:p>XO,XV,XSV</text:p>
          </table:table-cell>
          <table:table-cell table:formula="of:=IF(LEN([.AA88])=0;[.AA89];[.AA88])" office:value-type="string" office:string-value="XO,XV,XSV" calcext:value-type="string">
            <text:p>XO,XV,XSV</text:p>
          </table:table-cell>
          <table:table-cell table:formula="of:=IF(LEN([.I88])&gt;0;[.I8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LAN</text:p>
          </table:table-cell>
          <table:table-cell/>
          <table:table-cell office:value-type="string" calcext:value-type="string">
            <text:p>XSV8</text:p>
          </table:table-cell>
          <table:table-cell office:value-type="string" calcext:value-type="string">
            <text:p>Aldis</text:p>
          </table:table-cell>
          <table:table-cell office:value-type="string" calcext:value-type="string">
            <text:p>Zavickis</text:p>
          </table:table-cell>
          <table:table-cell office:value-type="string" calcext:value-type="string">
            <text:p>12/08/195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88]=1;[.H89];IF([.H89]=[.L88];[.L88];&quot;X&quot;))" office:value-type="string" office:string-value="X" calcext:value-type="string">
            <text:p>X</text:p>
          </table:table-cell>
          <table:table-cell table:formula="of:=IF([.A89]=[.A90];0;1)" office:value-type="float" office:value="1" calcext:value-type="float">
            <text:p>1</text:p>
          </table:table-cell>
          <table:table-cell table:formula="of:=DATE(MID([.G89];7;4);MID([.G89];1;2);MID([.G89];4;2))" office:value-type="date" office:date-value="1954-12-08" calcext:value-type="date">
            <text:p>08.12.54</text:p>
          </table:table-cell>
          <table:table-cell table:formula="of:=ORG.OPENOFFICE.YEARS([.N89];[.$N$1];0)" office:value-type="float" office:value="61" calcext:value-type="float">
            <text:p>61</text:p>
          </table:table-cell>
          <table:table-cell table:formula="of:=IF([.A89]=[.A88];MIN([.O89];[.P88]);[.O89])" office:value-type="float" office:value="56" calcext:value-type="float">
            <text:p>56</text:p>
          </table:table-cell>
          <table:table-cell table:formula="of:=IF([.A89]=[.A88];MAX([.O89];[.Q88]);[.P89])" office:value-type="float" office:value="61" calcext:value-type="float">
            <text:p>61</text:p>
          </table:table-cell>
          <table:table-cell table:formula="of:=IF(AND([.Q89]&gt;=0;[.Q89]&lt;[.$R$1]);&quot;J&quot;;&quot;&quot;)">
            <text:p/>
          </table:table-cell>
          <table:table-cell table:formula="of:=IF([.P89]&gt;=[.$S$1];&quot;V&quot;;&quot;&quot;)" office:value-type="string" office:string-value="V" calcext:value-type="string">
            <text:p>V</text:p>
          </table:table-cell>
          <table:table-cell table:formula="of:=IF([.P89]&gt;=[.$T$1];&quot;SV&quot;;&quot;&quot;)" office:value-type="string" office:string-value="SV" calcext:value-type="string">
            <text:p>SV</text:p>
          </table:table-cell>
          <table:table-cell table:formula="of:=IF([.P89]&gt;=[.$U$1];&quot;UV&quot;;&quot;&quot;)">
            <text:p/>
          </table:table-cell>
          <table:table-cell table:formula="of:=IF([.M89]=1;[.L89]&amp;&quot;O&quot;&amp;IF(LEN([.R89])&gt;0;&quot;,&quot;&amp;[.L89]&amp;[.R89];&quot;&quot;)&amp;IF(LEN([.S89])&gt;0;&quot;,&quot;&amp;[.L89]&amp;[.S89];&quot;&quot;)&amp;IF(LEN([.T89])&gt;0;&quot;,&quot;&amp;[.L89]&amp;[.T89];&quot;&quot;)&amp;IF(LEN([.U89])&gt;0;&quot;,&quot;&amp;[.L89]&amp;[.U89];&quot;&quot;)&amp;IF(LEN([.C89])&gt;0;&quot;,&quot;&amp;[.C89];&quot;&quot;);&quot;&quot;)" office:value-type="string" office:string-value="XO,XV,XSV" calcext:value-type="string">
            <text:p>XO,XV,XSV</text:p>
          </table:table-cell>
          <table:table-cell table:formula="of:=[.E89]&amp;&quot; &quot;&amp;[.F89]" office:value-type="string" office:string-value="Aldis Zavickis" calcext:value-type="string">
            <text:p>Aldis Zavickis</text:p>
          </table:table-cell>
          <table:table-cell table:formula="of:=MID([.G89];7;4)&amp;&quot;-&quot;&amp;MID([.G89];1;2)&amp;&quot;-&quot;&amp;MID([.G89];4;2)" office:value-type="string" office:string-value="1954-12-08" calcext:value-type="string">
            <text:p>1954-12-08</text:p>
          </table:table-cell>
          <table:table-cell table:formula="of:=IF(LEN([.V89])=0;[.V90];[.V89])" office:value-type="string" office:string-value="XO,XV,XSV" calcext:value-type="string">
            <text:p>XO,XV,XSV</text:p>
          </table:table-cell>
          <table:table-cell table:formula="of:=IF(LEN([.Y89])=0;[.Y90];[.Y89])" office:value-type="string" office:string-value="XO,XV,XSV" calcext:value-type="string">
            <text:p>XO,XV,XSV</text:p>
          </table:table-cell>
          <table:table-cell table:formula="of:=IF(LEN([.Z89])=0;[.Z90];[.Z89])" office:value-type="string" office:string-value="XO,XV,XSV" calcext:value-type="string">
            <text:p>XO,XV,XSV</text:p>
          </table:table-cell>
          <table:table-cell table:formula="of:=IF(LEN([.AA89])=0;[.AA90];[.AA89])" office:value-type="string" office:string-value="XO,XV,XSV" calcext:value-type="string">
            <text:p>XO,XV,XSV</text:p>
          </table:table-cell>
          <table:table-cell table:formula="of:=IF(LEN([.I89])&gt;0;[.I8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MaSka</text:p>
          </table:table-cell>
          <table:table-cell/>
          <table:table-cell office:value-type="string" calcext:value-type="string">
            <text:p>XV4</text:p>
          </table:table-cell>
          <table:table-cell office:value-type="string" calcext:value-type="string">
            <text:p>Skaidrīte</text:p>
          </table:table-cell>
          <table:table-cell office:value-type="string" calcext:value-type="string">
            <text:p>Otaņķe</text:p>
          </table:table-cell>
          <table:table-cell office:value-type="string" calcext:value-type="string">
            <text:p>06/29/196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89]=1;[.H90];IF([.H90]=[.L89];[.L89];&quot;X&quot;))" office:value-type="string" office:string-value="W" calcext:value-type="string">
            <text:p>W</text:p>
          </table:table-cell>
          <table:table-cell table:formula="of:=IF([.A90]=[.A91];0;1)" office:value-type="float" office:value="0" calcext:value-type="float">
            <text:p>0</text:p>
          </table:table-cell>
          <table:table-cell table:formula="of:=DATE(MID([.G90];7;4);MID([.G90];1;2);MID([.G90];4;2))" office:value-type="date" office:date-value="1960-06-29" calcext:value-type="date">
            <text:p>29.06.60</text:p>
          </table:table-cell>
          <table:table-cell table:formula="of:=ORG.OPENOFFICE.YEARS([.N90];[.$N$1];0)" office:value-type="float" office:value="56" calcext:value-type="float">
            <text:p>56</text:p>
          </table:table-cell>
          <table:table-cell table:formula="of:=IF([.A90]=[.A89];MIN([.O90];[.P89]);[.O90])" office:value-type="float" office:value="56" calcext:value-type="float">
            <text:p>56</text:p>
          </table:table-cell>
          <table:table-cell table:formula="of:=IF([.A90]=[.A89];MAX([.O90];[.Q89]);[.P90])" office:value-type="float" office:value="56" calcext:value-type="float">
            <text:p>56</text:p>
          </table:table-cell>
          <table:table-cell table:formula="of:=IF(AND([.Q90]&gt;=0;[.Q90]&lt;[.$R$1]);&quot;J&quot;;&quot;&quot;)">
            <text:p/>
          </table:table-cell>
          <table:table-cell table:formula="of:=IF([.P90]&gt;=[.$S$1];&quot;V&quot;;&quot;&quot;)" office:value-type="string" office:string-value="V" calcext:value-type="string">
            <text:p>V</text:p>
          </table:table-cell>
          <table:table-cell table:formula="of:=IF([.P90]&gt;=[.$T$1];&quot;SV&quot;;&quot;&quot;)" office:value-type="string" office:string-value="SV" calcext:value-type="string">
            <text:p>SV</text:p>
          </table:table-cell>
          <table:table-cell table:formula="of:=IF([.P90]&gt;=[.$U$1];&quot;UV&quot;;&quot;&quot;)">
            <text:p/>
          </table:table-cell>
          <table:table-cell table:formula="of:=IF([.M90]=1;[.L90]&amp;&quot;O&quot;&amp;IF(LEN([.R90])&gt;0;&quot;,&quot;&amp;[.L90]&amp;[.R90];&quot;&quot;)&amp;IF(LEN([.S90])&gt;0;&quot;,&quot;&amp;[.L90]&amp;[.S90];&quot;&quot;)&amp;IF(LEN([.T90])&gt;0;&quot;,&quot;&amp;[.L90]&amp;[.T90];&quot;&quot;)&amp;IF(LEN([.U90])&gt;0;&quot;,&quot;&amp;[.L90]&amp;[.U90];&quot;&quot;)&amp;IF(LEN([.C90])&gt;0;&quot;,&quot;&amp;[.C90];&quot;&quot;);&quot;&quot;)">
            <text:p/>
          </table:table-cell>
          <table:table-cell table:formula="of:=[.E90]&amp;&quot; &quot;&amp;[.F90]" office:value-type="string" office:string-value="Skaidrīte Otaņķe" calcext:value-type="string">
            <text:p>Skaidrīte Otaņķe</text:p>
          </table:table-cell>
          <table:table-cell table:formula="of:=MID([.G90];7;4)&amp;&quot;-&quot;&amp;MID([.G90];1;2)&amp;&quot;-&quot;&amp;MID([.G90];4;2)" office:value-type="string" office:string-value="1960-06-29" calcext:value-type="string">
            <text:p>1960-06-29</text:p>
          </table:table-cell>
          <table:table-cell table:formula="of:=IF(LEN([.V90])=0;[.V91];[.V90])">
            <text:p/>
          </table:table-cell>
          <table:table-cell table:formula="of:=IF(LEN([.Y90])=0;[.Y91];[.Y90])" office:value-type="string" office:string-value="XO,XV" calcext:value-type="string">
            <text:p>XO,XV</text:p>
          </table:table-cell>
          <table:table-cell table:formula="of:=IF(LEN([.Z90])=0;[.Z91];[.Z90])" office:value-type="string" office:string-value="XO,XV" calcext:value-type="string">
            <text:p>XO,XV</text:p>
          </table:table-cell>
          <table:table-cell table:formula="of:=IF(LEN([.AA90])=0;[.AA91];[.AA90])" office:value-type="string" office:string-value="XO,XV" calcext:value-type="string">
            <text:p>XO,XV</text:p>
          </table:table-cell>
          <table:table-cell table:formula="of:=IF(LEN([.I90])&gt;0;[.I90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MaSka</text:p>
          </table:table-cell>
          <table:table-cell/>
          <table:table-cell office:value-type="string" calcext:value-type="string">
            <text:p>XV4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Otaņķis</text:p>
          </table:table-cell>
          <table:table-cell office:value-type="string" calcext:value-type="string">
            <text:p>09/29/195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90]=1;[.H91];IF([.H91]=[.L90];[.L90];&quot;X&quot;))" office:value-type="string" office:string-value="X" calcext:value-type="string">
            <text:p>X</text:p>
          </table:table-cell>
          <table:table-cell table:formula="of:=IF([.A91]=[.A92];0;1)" office:value-type="float" office:value="0" calcext:value-type="float">
            <text:p>0</text:p>
          </table:table-cell>
          <table:table-cell table:formula="of:=DATE(MID([.G91];7;4);MID([.G91];1;2);MID([.G91];4;2))" office:value-type="date" office:date-value="1956-09-29" calcext:value-type="date">
            <text:p>29.09.56</text:p>
          </table:table-cell>
          <table:table-cell table:formula="of:=ORG.OPENOFFICE.YEARS([.N91];[.$N$1];0)" office:value-type="float" office:value="59" calcext:value-type="float">
            <text:p>59</text:p>
          </table:table-cell>
          <table:table-cell table:formula="of:=IF([.A91]=[.A90];MIN([.O91];[.P90]);[.O91])" office:value-type="float" office:value="56" calcext:value-type="float">
            <text:p>56</text:p>
          </table:table-cell>
          <table:table-cell table:formula="of:=IF([.A91]=[.A90];MAX([.O91];[.Q90]);[.P91])" office:value-type="float" office:value="59" calcext:value-type="float">
            <text:p>59</text:p>
          </table:table-cell>
          <table:table-cell table:formula="of:=IF(AND([.Q91]&gt;=0;[.Q91]&lt;[.$R$1]);&quot;J&quot;;&quot;&quot;)">
            <text:p/>
          </table:table-cell>
          <table:table-cell table:formula="of:=IF([.P91]&gt;=[.$S$1];&quot;V&quot;;&quot;&quot;)" office:value-type="string" office:string-value="V" calcext:value-type="string">
            <text:p>V</text:p>
          </table:table-cell>
          <table:table-cell table:formula="of:=IF([.P91]&gt;=[.$T$1];&quot;SV&quot;;&quot;&quot;)" office:value-type="string" office:string-value="SV" calcext:value-type="string">
            <text:p>SV</text:p>
          </table:table-cell>
          <table:table-cell table:formula="of:=IF([.P91]&gt;=[.$U$1];&quot;UV&quot;;&quot;&quot;)">
            <text:p/>
          </table:table-cell>
          <table:table-cell table:formula="of:=IF([.M91]=1;[.L91]&amp;&quot;O&quot;&amp;IF(LEN([.R91])&gt;0;&quot;,&quot;&amp;[.L91]&amp;[.R91];&quot;&quot;)&amp;IF(LEN([.S91])&gt;0;&quot;,&quot;&amp;[.L91]&amp;[.S91];&quot;&quot;)&amp;IF(LEN([.T91])&gt;0;&quot;,&quot;&amp;[.L91]&amp;[.T91];&quot;&quot;)&amp;IF(LEN([.U91])&gt;0;&quot;,&quot;&amp;[.L91]&amp;[.U91];&quot;&quot;)&amp;IF(LEN([.C91])&gt;0;&quot;,&quot;&amp;[.C91];&quot;&quot;);&quot;&quot;)">
            <text:p/>
          </table:table-cell>
          <table:table-cell table:formula="of:=[.E91]&amp;&quot; &quot;&amp;[.F91]" office:value-type="string" office:string-value="Māris Otaņķis" calcext:value-type="string">
            <text:p>Māris Otaņķis</text:p>
          </table:table-cell>
          <table:table-cell table:formula="of:=MID([.G91];7;4)&amp;&quot;-&quot;&amp;MID([.G91];1;2)&amp;&quot;-&quot;&amp;MID([.G91];4;2)" office:value-type="string" office:string-value="1956-09-29" calcext:value-type="string">
            <text:p>1956-09-29</text:p>
          </table:table-cell>
          <table:table-cell table:formula="of:=IF(LEN([.V91])=0;[.V92];[.V91])" office:value-type="string" office:string-value="XO,XV" calcext:value-type="string">
            <text:p>XO,XV</text:p>
          </table:table-cell>
          <table:table-cell table:formula="of:=IF(LEN([.Y91])=0;[.Y92];[.Y91])" office:value-type="string" office:string-value="XO,XV" calcext:value-type="string">
            <text:p>XO,XV</text:p>
          </table:table-cell>
          <table:table-cell table:formula="of:=IF(LEN([.Z91])=0;[.Z92];[.Z91])" office:value-type="string" office:string-value="XO,XV" calcext:value-type="string">
            <text:p>XO,XV</text:p>
          </table:table-cell>
          <table:table-cell table:formula="of:=IF(LEN([.AA91])=0;[.AA92];[.AA91])" office:value-type="string" office:string-value="XO,XV" calcext:value-type="string">
            <text:p>XO,XV</text:p>
          </table:table-cell>
          <table:table-cell table:formula="of:=IF(LEN([.I91])&gt;0;[.I9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MaSka</text:p>
          </table:table-cell>
          <table:table-cell/>
          <table:table-cell office:value-type="string" calcext:value-type="string">
            <text:p>XV4</text:p>
          </table:table-cell>
          <table:table-cell office:value-type="string" calcext:value-type="string">
            <text:p>Mudīte</text:p>
          </table:table-cell>
          <table:table-cell office:value-type="string" calcext:value-type="string">
            <text:p>Šteina</text:p>
          </table:table-cell>
          <table:table-cell office:value-type="string" calcext:value-type="string">
            <text:p>07/01/196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91]=1;[.H92];IF([.H92]=[.L91];[.L91];&quot;X&quot;))" office:value-type="string" office:string-value="X" calcext:value-type="string">
            <text:p>X</text:p>
          </table:table-cell>
          <table:table-cell table:formula="of:=IF([.A92]=[.A93];0;1)" office:value-type="float" office:value="1" calcext:value-type="float">
            <text:p>1</text:p>
          </table:table-cell>
          <table:table-cell table:formula="of:=DATE(MID([.G92];7;4);MID([.G92];1;2);MID([.G92];4;2))" office:value-type="date" office:date-value="1963-07-01" calcext:value-type="date">
            <text:p>01.07.63</text:p>
          </table:table-cell>
          <table:table-cell table:formula="of:=ORG.OPENOFFICE.YEARS([.N92];[.$N$1];0)" office:value-type="float" office:value="53" calcext:value-type="float">
            <text:p>53</text:p>
          </table:table-cell>
          <table:table-cell table:formula="of:=IF([.A92]=[.A91];MIN([.O92];[.P91]);[.O92])" office:value-type="float" office:value="53" calcext:value-type="float">
            <text:p>53</text:p>
          </table:table-cell>
          <table:table-cell table:formula="of:=IF([.A92]=[.A91];MAX([.O92];[.Q91]);[.P92])" office:value-type="float" office:value="59" calcext:value-type="float">
            <text:p>59</text:p>
          </table:table-cell>
          <table:table-cell table:formula="of:=IF(AND([.Q92]&gt;=0;[.Q92]&lt;[.$R$1]);&quot;J&quot;;&quot;&quot;)">
            <text:p/>
          </table:table-cell>
          <table:table-cell table:formula="of:=IF([.P92]&gt;=[.$S$1];&quot;V&quot;;&quot;&quot;)" office:value-type="string" office:string-value="V" calcext:value-type="string">
            <text:p>V</text:p>
          </table:table-cell>
          <table:table-cell table:formula="of:=IF([.P92]&gt;=[.$T$1];&quot;SV&quot;;&quot;&quot;)">
            <text:p/>
          </table:table-cell>
          <table:table-cell table:formula="of:=IF([.P92]&gt;=[.$U$1];&quot;UV&quot;;&quot;&quot;)">
            <text:p/>
          </table:table-cell>
          <table:table-cell table:formula="of:=IF([.M92]=1;[.L92]&amp;&quot;O&quot;&amp;IF(LEN([.R92])&gt;0;&quot;,&quot;&amp;[.L92]&amp;[.R92];&quot;&quot;)&amp;IF(LEN([.S92])&gt;0;&quot;,&quot;&amp;[.L92]&amp;[.S92];&quot;&quot;)&amp;IF(LEN([.T92])&gt;0;&quot;,&quot;&amp;[.L92]&amp;[.T92];&quot;&quot;)&amp;IF(LEN([.U92])&gt;0;&quot;,&quot;&amp;[.L92]&amp;[.U92];&quot;&quot;)&amp;IF(LEN([.C92])&gt;0;&quot;,&quot;&amp;[.C92];&quot;&quot;);&quot;&quot;)" office:value-type="string" office:string-value="XO,XV" calcext:value-type="string">
            <text:p>XO,XV</text:p>
          </table:table-cell>
          <table:table-cell table:formula="of:=[.E92]&amp;&quot; &quot;&amp;[.F92]" office:value-type="string" office:string-value="Mudīte Šteina" calcext:value-type="string">
            <text:p>Mudīte Šteina</text:p>
          </table:table-cell>
          <table:table-cell table:formula="of:=MID([.G92];7;4)&amp;&quot;-&quot;&amp;MID([.G92];1;2)&amp;&quot;-&quot;&amp;MID([.G92];4;2)" office:value-type="string" office:string-value="1963-07-01" calcext:value-type="string">
            <text:p>1963-07-01</text:p>
          </table:table-cell>
          <table:table-cell table:formula="of:=IF(LEN([.V92])=0;[.V93];[.V92])" office:value-type="string" office:string-value="XO,XV" calcext:value-type="string">
            <text:p>XO,XV</text:p>
          </table:table-cell>
          <table:table-cell table:formula="of:=IF(LEN([.Y92])=0;[.Y93];[.Y92])" office:value-type="string" office:string-value="XO,XV" calcext:value-type="string">
            <text:p>XO,XV</text:p>
          </table:table-cell>
          <table:table-cell table:formula="of:=IF(LEN([.Z92])=0;[.Z93];[.Z92])" office:value-type="string" office:string-value="XO,XV" calcext:value-type="string">
            <text:p>XO,XV</text:p>
          </table:table-cell>
          <table:table-cell table:formula="of:=IF(LEN([.AA92])=0;[.AA93];[.AA92])" office:value-type="string" office:string-value="XO,XV" calcext:value-type="string">
            <text:p>XO,XV</text:p>
          </table:table-cell>
          <table:table-cell table:formula="of:=IF(LEN([.I92])&gt;0;[.I9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Dream time</text:p>
          </table:table-cell>
          <table:table-cell/>
          <table:table-cell office:value-type="string" calcext:value-type="string">
            <text:p>XV4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Zbitkovska</text:p>
          </table:table-cell>
          <table:table-cell office:value-type="string" calcext:value-type="string">
            <text:p>09/05/1974</text:p>
          </table:table-cell>
          <table:table-cell office:value-type="string" calcext:value-type="string">
            <text:p>W</text:p>
          </table:table-cell>
          <table:table-cell office:value-type="float" office:value="1201502" calcext:value-type="float">
            <text:p>1201502</text:p>
          </table:table-cell>
          <table:table-cell office:value-type="string" calcext:value-type="string">
            <text:p>Latvia</text:p>
          </table:table-cell>
          <table:table-cell/>
          <table:table-cell table:formula="of:=IF([.M92]=1;[.H93];IF([.H93]=[.L92];[.L92];&quot;X&quot;))" office:value-type="string" office:string-value="W" calcext:value-type="string">
            <text:p>W</text:p>
          </table:table-cell>
          <table:table-cell table:formula="of:=IF([.A93]=[.A94];0;1)" office:value-type="float" office:value="0" calcext:value-type="float">
            <text:p>0</text:p>
          </table:table-cell>
          <table:table-cell table:formula="of:=DATE(MID([.G93];7;4);MID([.G93];1;2);MID([.G93];4;2))" office:value-type="date" office:date-value="1974-09-05" calcext:value-type="date">
            <text:p>05.09.74</text:p>
          </table:table-cell>
          <table:table-cell table:formula="of:=ORG.OPENOFFICE.YEARS([.N93];[.$N$1];0)" office:value-type="float" office:value="41" calcext:value-type="float">
            <text:p>41</text:p>
          </table:table-cell>
          <table:table-cell table:formula="of:=IF([.A93]=[.A92];MIN([.O93];[.P92]);[.O93])" office:value-type="float" office:value="41" calcext:value-type="float">
            <text:p>41</text:p>
          </table:table-cell>
          <table:table-cell table:formula="of:=IF([.A93]=[.A92];MAX([.O93];[.Q92]);[.P93])" office:value-type="float" office:value="41" calcext:value-type="float">
            <text:p>41</text:p>
          </table:table-cell>
          <table:table-cell table:formula="of:=IF(AND([.Q93]&gt;=0;[.Q93]&lt;[.$R$1]);&quot;J&quot;;&quot;&quot;)">
            <text:p/>
          </table:table-cell>
          <table:table-cell table:formula="of:=IF([.P93]&gt;=[.$S$1];&quot;V&quot;;&quot;&quot;)" office:value-type="string" office:string-value="V" calcext:value-type="string">
            <text:p>V</text:p>
          </table:table-cell>
          <table:table-cell table:formula="of:=IF([.P93]&gt;=[.$T$1];&quot;SV&quot;;&quot;&quot;)">
            <text:p/>
          </table:table-cell>
          <table:table-cell table:formula="of:=IF([.P93]&gt;=[.$U$1];&quot;UV&quot;;&quot;&quot;)">
            <text:p/>
          </table:table-cell>
          <table:table-cell table:formula="of:=IF([.M93]=1;[.L93]&amp;&quot;O&quot;&amp;IF(LEN([.R93])&gt;0;&quot;,&quot;&amp;[.L93]&amp;[.R93];&quot;&quot;)&amp;IF(LEN([.S93])&gt;0;&quot;,&quot;&amp;[.L93]&amp;[.S93];&quot;&quot;)&amp;IF(LEN([.T93])&gt;0;&quot;,&quot;&amp;[.L93]&amp;[.T93];&quot;&quot;)&amp;IF(LEN([.U93])&gt;0;&quot;,&quot;&amp;[.L93]&amp;[.U93];&quot;&quot;)&amp;IF(LEN([.C93])&gt;0;&quot;,&quot;&amp;[.C93];&quot;&quot;);&quot;&quot;)">
            <text:p/>
          </table:table-cell>
          <table:table-cell table:formula="of:=[.E93]&amp;&quot; &quot;&amp;[.F93]" office:value-type="string" office:string-value="Dace Zbitkovska" calcext:value-type="string">
            <text:p>Dace Zbitkovska</text:p>
          </table:table-cell>
          <table:table-cell table:formula="of:=MID([.G93];7;4)&amp;&quot;-&quot;&amp;MID([.G93];1;2)&amp;&quot;-&quot;&amp;MID([.G93];4;2)" office:value-type="string" office:string-value="1974-09-05" calcext:value-type="string">
            <text:p>1974-09-05</text:p>
          </table:table-cell>
          <table:table-cell table:formula="of:=IF(LEN([.V93])=0;[.V94];[.V93])" office:value-type="string" office:string-value="XO,XV" calcext:value-type="string">
            <text:p>XO,XV</text:p>
          </table:table-cell>
          <table:table-cell table:formula="of:=IF(LEN([.Y93])=0;[.Y94];[.Y93])" office:value-type="string" office:string-value="XO,XV" calcext:value-type="string">
            <text:p>XO,XV</text:p>
          </table:table-cell>
          <table:table-cell table:formula="of:=IF(LEN([.Z93])=0;[.Z94];[.Z93])" office:value-type="string" office:string-value="XO,XV" calcext:value-type="string">
            <text:p>XO,XV</text:p>
          </table:table-cell>
          <table:table-cell table:formula="of:=IF(LEN([.AA93])=0;[.AA94];[.AA93])" office:value-type="string" office:string-value="XO,XV" calcext:value-type="string">
            <text:p>XO,XV</text:p>
          </table:table-cell>
          <table:table-cell table:formula="of:=IF(LEN([.I93])&gt;0;[.I93];&quot;*&quot;)" office:value-type="float" office:value="1201502" calcext:value-type="float">
            <text:p>1201502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Dream time</text:p>
          </table:table-cell>
          <table:table-cell/>
          <table:table-cell office:value-type="string" calcext:value-type="string">
            <text:p>XV4</text:p>
          </table:table-cell>
          <table:table-cell office:value-type="string" calcext:value-type="string">
            <text:p>Kārlis</text:p>
          </table:table-cell>
          <table:table-cell office:value-type="string" calcext:value-type="string">
            <text:p>Paukšs</text:p>
          </table:table-cell>
          <table:table-cell office:value-type="string" calcext:value-type="string">
            <text:p>11/11/197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93]=1;[.H94];IF([.H94]=[.L93];[.L93];&quot;X&quot;))" office:value-type="string" office:string-value="X" calcext:value-type="string">
            <text:p>X</text:p>
          </table:table-cell>
          <table:table-cell table:formula="of:=IF([.A94]=[.A95];0;1)" office:value-type="float" office:value="1" calcext:value-type="float">
            <text:p>1</text:p>
          </table:table-cell>
          <table:table-cell table:formula="of:=DATE(MID([.G94];7;4);MID([.G94];1;2);MID([.G94];4;2))" office:value-type="date" office:date-value="1974-11-11" calcext:value-type="date">
            <text:p>11.11.74</text:p>
          </table:table-cell>
          <table:table-cell table:formula="of:=ORG.OPENOFFICE.YEARS([.N94];[.$N$1];0)" office:value-type="float" office:value="41" calcext:value-type="float">
            <text:p>41</text:p>
          </table:table-cell>
          <table:table-cell table:formula="of:=IF([.A94]=[.A93];MIN([.O94];[.P93]);[.O94])" office:value-type="float" office:value="41" calcext:value-type="float">
            <text:p>41</text:p>
          </table:table-cell>
          <table:table-cell table:formula="of:=IF([.A94]=[.A93];MAX([.O94];[.Q93]);[.P94])" office:value-type="float" office:value="41" calcext:value-type="float">
            <text:p>41</text:p>
          </table:table-cell>
          <table:table-cell table:formula="of:=IF(AND([.Q94]&gt;=0;[.Q94]&lt;[.$R$1]);&quot;J&quot;;&quot;&quot;)">
            <text:p/>
          </table:table-cell>
          <table:table-cell table:formula="of:=IF([.P94]&gt;=[.$S$1];&quot;V&quot;;&quot;&quot;)" office:value-type="string" office:string-value="V" calcext:value-type="string">
            <text:p>V</text:p>
          </table:table-cell>
          <table:table-cell table:formula="of:=IF([.P94]&gt;=[.$T$1];&quot;SV&quot;;&quot;&quot;)">
            <text:p/>
          </table:table-cell>
          <table:table-cell table:formula="of:=IF([.P94]&gt;=[.$U$1];&quot;UV&quot;;&quot;&quot;)">
            <text:p/>
          </table:table-cell>
          <table:table-cell table:formula="of:=IF([.M94]=1;[.L94]&amp;&quot;O&quot;&amp;IF(LEN([.R94])&gt;0;&quot;,&quot;&amp;[.L94]&amp;[.R94];&quot;&quot;)&amp;IF(LEN([.S94])&gt;0;&quot;,&quot;&amp;[.L94]&amp;[.S94];&quot;&quot;)&amp;IF(LEN([.T94])&gt;0;&quot;,&quot;&amp;[.L94]&amp;[.T94];&quot;&quot;)&amp;IF(LEN([.U94])&gt;0;&quot;,&quot;&amp;[.L94]&amp;[.U94];&quot;&quot;)&amp;IF(LEN([.C94])&gt;0;&quot;,&quot;&amp;[.C94];&quot;&quot;);&quot;&quot;)" office:value-type="string" office:string-value="XO,XV" calcext:value-type="string">
            <text:p>XO,XV</text:p>
          </table:table-cell>
          <table:table-cell table:formula="of:=[.E94]&amp;&quot; &quot;&amp;[.F94]" office:value-type="string" office:string-value="Kārlis Paukšs" calcext:value-type="string">
            <text:p>Kārlis Paukšs</text:p>
          </table:table-cell>
          <table:table-cell table:formula="of:=MID([.G94];7;4)&amp;&quot;-&quot;&amp;MID([.G94];1;2)&amp;&quot;-&quot;&amp;MID([.G94];4;2)" office:value-type="string" office:string-value="1974-11-11" calcext:value-type="string">
            <text:p>1974-11-11</text:p>
          </table:table-cell>
          <table:table-cell table:formula="of:=IF(LEN([.V94])=0;[.V95];[.V94])" office:value-type="string" office:string-value="XO,XV" calcext:value-type="string">
            <text:p>XO,XV</text:p>
          </table:table-cell>
          <table:table-cell table:formula="of:=IF(LEN([.Y94])=0;[.Y95];[.Y94])" office:value-type="string" office:string-value="XO,XV" calcext:value-type="string">
            <text:p>XO,XV</text:p>
          </table:table-cell>
          <table:table-cell table:formula="of:=IF(LEN([.Z94])=0;[.Z95];[.Z94])" office:value-type="string" office:string-value="XO,XV" calcext:value-type="string">
            <text:p>XO,XV</text:p>
          </table:table-cell>
          <table:table-cell table:formula="of:=IF(LEN([.AA94])=0;[.AA95];[.AA94])" office:value-type="string" office:string-value="XO,XV" calcext:value-type="string">
            <text:p>XO,XV</text:p>
          </table:table-cell>
          <table:table-cell table:formula="of:=IF(LEN([.I94])&gt;0;[.I9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Vikingi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Guna</text:p>
          </table:table-cell>
          <table:table-cell office:value-type="string" calcext:value-type="string">
            <text:p>Martinsone</text:p>
          </table:table-cell>
          <table:table-cell office:value-type="string" calcext:value-type="string">
            <text:p>03/18/1986</text:p>
          </table:table-cell>
          <table:table-cell office:value-type="string" calcext:value-type="string">
            <text:p>W</text:p>
          </table:table-cell>
          <table:table-cell office:value-type="float" office:value="7201403" calcext:value-type="float">
            <text:p>7201403</text:p>
          </table:table-cell>
          <table:table-cell office:value-type="string" calcext:value-type="string">
            <text:p>Latvia</text:p>
          </table:table-cell>
          <table:table-cell/>
          <table:table-cell table:formula="of:=IF([.M94]=1;[.H95];IF([.H95]=[.L94];[.L94];&quot;X&quot;))" office:value-type="string" office:string-value="W" calcext:value-type="string">
            <text:p>W</text:p>
          </table:table-cell>
          <table:table-cell table:formula="of:=IF([.A95]=[.A96];0;1)" office:value-type="float" office:value="0" calcext:value-type="float">
            <text:p>0</text:p>
          </table:table-cell>
          <table:table-cell table:formula="of:=DATE(MID([.G95];7;4);MID([.G95];1;2);MID([.G95];4;2))" office:value-type="date" office:date-value="1986-03-18" calcext:value-type="date">
            <text:p>18.03.86</text:p>
          </table:table-cell>
          <table:table-cell table:formula="of:=ORG.OPENOFFICE.YEARS([.N95];[.$N$1];0)" office:value-type="float" office:value="30" calcext:value-type="float">
            <text:p>30</text:p>
          </table:table-cell>
          <table:table-cell table:formula="of:=IF([.A95]=[.A94];MIN([.O95];[.P94]);[.O95])" office:value-type="float" office:value="30" calcext:value-type="float">
            <text:p>30</text:p>
          </table:table-cell>
          <table:table-cell table:formula="of:=IF([.A95]=[.A94];MAX([.O95];[.Q94]);[.P95])" office:value-type="float" office:value="30" calcext:value-type="float">
            <text:p>30</text:p>
          </table:table-cell>
          <table:table-cell table:formula="of:=IF(AND([.Q95]&gt;=0;[.Q95]&lt;[.$R$1]);&quot;J&quot;;&quot;&quot;)">
            <text:p/>
          </table:table-cell>
          <table:table-cell table:formula="of:=IF([.P95]&gt;=[.$S$1];&quot;V&quot;;&quot;&quot;)">
            <text:p/>
          </table:table-cell>
          <table:table-cell table:formula="of:=IF([.P95]&gt;=[.$T$1];&quot;SV&quot;;&quot;&quot;)">
            <text:p/>
          </table:table-cell>
          <table:table-cell table:formula="of:=IF([.P95]&gt;=[.$U$1];&quot;UV&quot;;&quot;&quot;)">
            <text:p/>
          </table:table-cell>
          <table:table-cell table:formula="of:=IF([.M95]=1;[.L95]&amp;&quot;O&quot;&amp;IF(LEN([.R95])&gt;0;&quot;,&quot;&amp;[.L95]&amp;[.R95];&quot;&quot;)&amp;IF(LEN([.S95])&gt;0;&quot;,&quot;&amp;[.L95]&amp;[.S95];&quot;&quot;)&amp;IF(LEN([.T95])&gt;0;&quot;,&quot;&amp;[.L95]&amp;[.T95];&quot;&quot;)&amp;IF(LEN([.U95])&gt;0;&quot;,&quot;&amp;[.L95]&amp;[.U95];&quot;&quot;)&amp;IF(LEN([.C95])&gt;0;&quot;,&quot;&amp;[.C95];&quot;&quot;);&quot;&quot;)">
            <text:p/>
          </table:table-cell>
          <table:table-cell table:formula="of:=[.E95]&amp;&quot; &quot;&amp;[.F95]" office:value-type="string" office:string-value="Guna Martinsone" calcext:value-type="string">
            <text:p>Guna Martinsone</text:p>
          </table:table-cell>
          <table:table-cell table:formula="of:=MID([.G95];7;4)&amp;&quot;-&quot;&amp;MID([.G95];1;2)&amp;&quot;-&quot;&amp;MID([.G95];4;2)" office:value-type="string" office:string-value="1986-03-18" calcext:value-type="string">
            <text:p>1986-03-18</text:p>
          </table:table-cell>
          <table:table-cell table:formula="of:=IF(LEN([.V95])=0;[.V96];[.V95])" office:value-type="string" office:string-value="XO" calcext:value-type="string">
            <text:p>XO</text:p>
          </table:table-cell>
          <table:table-cell table:formula="of:=IF(LEN([.Y95])=0;[.Y96];[.Y95])" office:value-type="string" office:string-value="XO" calcext:value-type="string">
            <text:p>XO</text:p>
          </table:table-cell>
          <table:table-cell table:formula="of:=IF(LEN([.Z95])=0;[.Z96];[.Z95])" office:value-type="string" office:string-value="XO" calcext:value-type="string">
            <text:p>XO</text:p>
          </table:table-cell>
          <table:table-cell table:formula="of:=IF(LEN([.AA95])=0;[.AA96];[.AA95])" office:value-type="string" office:string-value="XO" calcext:value-type="string">
            <text:p>XO</text:p>
          </table:table-cell>
          <table:table-cell table:formula="of:=IF(LEN([.I95])&gt;0;[.I95];&quot;*&quot;)" office:value-type="float" office:value="7201403" calcext:value-type="float">
            <text:p>7201403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Vikingi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Jānis </text:p>
          </table:table-cell>
          <table:table-cell office:value-type="string" calcext:value-type="string">
            <text:p>Uzulēns</text:p>
          </table:table-cell>
          <table:table-cell office:value-type="string" calcext:value-type="string">
            <text:p>02/15/198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95]=1;[.H96];IF([.H96]=[.L95];[.L95];&quot;X&quot;))" office:value-type="string" office:string-value="X" calcext:value-type="string">
            <text:p>X</text:p>
          </table:table-cell>
          <table:table-cell table:formula="of:=IF([.A96]=[.A97];0;1)" office:value-type="float" office:value="1" calcext:value-type="float">
            <text:p>1</text:p>
          </table:table-cell>
          <table:table-cell table:formula="of:=DATE(MID([.G96];7;4);MID([.G96];1;2);MID([.G96];4;2))" office:value-type="date" office:date-value="1988-02-15" calcext:value-type="date">
            <text:p>15.02.88</text:p>
          </table:table-cell>
          <table:table-cell table:formula="of:=ORG.OPENOFFICE.YEARS([.N96];[.$N$1];0)" office:value-type="float" office:value="28" calcext:value-type="float">
            <text:p>28</text:p>
          </table:table-cell>
          <table:table-cell table:formula="of:=IF([.A96]=[.A95];MIN([.O96];[.P95]);[.O96])" office:value-type="float" office:value="28" calcext:value-type="float">
            <text:p>28</text:p>
          </table:table-cell>
          <table:table-cell table:formula="of:=IF([.A96]=[.A95];MAX([.O96];[.Q95]);[.P96])" office:value-type="float" office:value="30" calcext:value-type="float">
            <text:p>30</text:p>
          </table:table-cell>
          <table:table-cell table:formula="of:=IF(AND([.Q96]&gt;=0;[.Q96]&lt;[.$R$1]);&quot;J&quot;;&quot;&quot;)">
            <text:p/>
          </table:table-cell>
          <table:table-cell table:formula="of:=IF([.P96]&gt;=[.$S$1];&quot;V&quot;;&quot;&quot;)">
            <text:p/>
          </table:table-cell>
          <table:table-cell table:formula="of:=IF([.P96]&gt;=[.$T$1];&quot;SV&quot;;&quot;&quot;)">
            <text:p/>
          </table:table-cell>
          <table:table-cell table:formula="of:=IF([.P96]&gt;=[.$U$1];&quot;UV&quot;;&quot;&quot;)">
            <text:p/>
          </table:table-cell>
          <table:table-cell table:formula="of:=IF([.M96]=1;[.L96]&amp;&quot;O&quot;&amp;IF(LEN([.R96])&gt;0;&quot;,&quot;&amp;[.L96]&amp;[.R96];&quot;&quot;)&amp;IF(LEN([.S96])&gt;0;&quot;,&quot;&amp;[.L96]&amp;[.S96];&quot;&quot;)&amp;IF(LEN([.T96])&gt;0;&quot;,&quot;&amp;[.L96]&amp;[.T96];&quot;&quot;)&amp;IF(LEN([.U96])&gt;0;&quot;,&quot;&amp;[.L96]&amp;[.U96];&quot;&quot;)&amp;IF(LEN([.C96])&gt;0;&quot;,&quot;&amp;[.C96];&quot;&quot;);&quot;&quot;)" office:value-type="string" office:string-value="XO" calcext:value-type="string">
            <text:p>XO</text:p>
          </table:table-cell>
          <table:table-cell table:formula="of:=[.E96]&amp;&quot; &quot;&amp;[.F96]" office:value-type="string" office:string-value="Jānis  Uzulēns" calcext:value-type="string">
            <text:p>Jānis <text:s/>Uzulēns</text:p>
          </table:table-cell>
          <table:table-cell table:formula="of:=MID([.G96];7;4)&amp;&quot;-&quot;&amp;MID([.G96];1;2)&amp;&quot;-&quot;&amp;MID([.G96];4;2)" office:value-type="string" office:string-value="1988-02-15" calcext:value-type="string">
            <text:p>1988-02-15</text:p>
          </table:table-cell>
          <table:table-cell table:formula="of:=IF(LEN([.V96])=0;[.V97];[.V96])" office:value-type="string" office:string-value="XO" calcext:value-type="string">
            <text:p>XO</text:p>
          </table:table-cell>
          <table:table-cell table:formula="of:=IF(LEN([.Y96])=0;[.Y97];[.Y96])" office:value-type="string" office:string-value="XO" calcext:value-type="string">
            <text:p>XO</text:p>
          </table:table-cell>
          <table:table-cell table:formula="of:=IF(LEN([.Z96])=0;[.Z97];[.Z96])" office:value-type="string" office:string-value="XO" calcext:value-type="string">
            <text:p>XO</text:p>
          </table:table-cell>
          <table:table-cell table:formula="of:=IF(LEN([.AA96])=0;[.AA97];[.AA96])" office:value-type="string" office:string-value="XO" calcext:value-type="string">
            <text:p>XO</text:p>
          </table:table-cell>
          <table:table-cell table:formula="of:=IF(LEN([.I96])&gt;0;[.I9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urbo Gliemezi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Stukuls</text:p>
          </table:table-cell>
          <table:table-cell office:value-type="string" calcext:value-type="string">
            <text:p>09/12/197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96]=1;[.H97];IF([.H97]=[.L96];[.L96];&quot;X&quot;))" office:value-type="string" office:string-value="M" calcext:value-type="string">
            <text:p>M</text:p>
          </table:table-cell>
          <table:table-cell table:formula="of:=IF([.A97]=[.A98];0;1)" office:value-type="float" office:value="0" calcext:value-type="float">
            <text:p>0</text:p>
          </table:table-cell>
          <table:table-cell table:formula="of:=DATE(MID([.G97];7;4);MID([.G97];1;2);MID([.G97];4;2))" office:value-type="date" office:date-value="1979-09-12" calcext:value-type="date">
            <text:p>12.09.79</text:p>
          </table:table-cell>
          <table:table-cell table:formula="of:=ORG.OPENOFFICE.YEARS([.N97];[.$N$1];0)" office:value-type="float" office:value="36" calcext:value-type="float">
            <text:p>36</text:p>
          </table:table-cell>
          <table:table-cell table:formula="of:=IF([.A97]=[.A96];MIN([.O97];[.P96]);[.O97])" office:value-type="float" office:value="36" calcext:value-type="float">
            <text:p>36</text:p>
          </table:table-cell>
          <table:table-cell table:formula="of:=IF([.A97]=[.A96];MAX([.O97];[.Q96]);[.P97])" office:value-type="float" office:value="36" calcext:value-type="float">
            <text:p>36</text:p>
          </table:table-cell>
          <table:table-cell table:formula="of:=IF(AND([.Q97]&gt;=0;[.Q97]&lt;[.$R$1]);&quot;J&quot;;&quot;&quot;)">
            <text:p/>
          </table:table-cell>
          <table:table-cell table:formula="of:=IF([.P97]&gt;=[.$S$1];&quot;V&quot;;&quot;&quot;)">
            <text:p/>
          </table:table-cell>
          <table:table-cell table:formula="of:=IF([.P97]&gt;=[.$T$1];&quot;SV&quot;;&quot;&quot;)">
            <text:p/>
          </table:table-cell>
          <table:table-cell table:formula="of:=IF([.P97]&gt;=[.$U$1];&quot;UV&quot;;&quot;&quot;)">
            <text:p/>
          </table:table-cell>
          <table:table-cell table:formula="of:=IF([.M97]=1;[.L97]&amp;&quot;O&quot;&amp;IF(LEN([.R97])&gt;0;&quot;,&quot;&amp;[.L97]&amp;[.R97];&quot;&quot;)&amp;IF(LEN([.S97])&gt;0;&quot;,&quot;&amp;[.L97]&amp;[.S97];&quot;&quot;)&amp;IF(LEN([.T97])&gt;0;&quot;,&quot;&amp;[.L97]&amp;[.T97];&quot;&quot;)&amp;IF(LEN([.U97])&gt;0;&quot;,&quot;&amp;[.L97]&amp;[.U97];&quot;&quot;)&amp;IF(LEN([.C97])&gt;0;&quot;,&quot;&amp;[.C97];&quot;&quot;);&quot;&quot;)">
            <text:p/>
          </table:table-cell>
          <table:table-cell table:formula="of:=[.E97]&amp;&quot; &quot;&amp;[.F97]" office:value-type="string" office:string-value="Kaspars Stukuls" calcext:value-type="string">
            <text:p>Kaspars Stukuls</text:p>
          </table:table-cell>
          <table:table-cell table:formula="of:=MID([.G97];7;4)&amp;&quot;-&quot;&amp;MID([.G97];1;2)&amp;&quot;-&quot;&amp;MID([.G97];4;2)" office:value-type="string" office:string-value="1979-09-12" calcext:value-type="string">
            <text:p>1979-09-12</text:p>
          </table:table-cell>
          <table:table-cell table:formula="of:=IF(LEN([.V97])=0;[.V98];[.V97])">
            <text:p/>
          </table:table-cell>
          <table:table-cell table:formula="of:=IF(LEN([.Y97])=0;[.Y98];[.Y97])" office:value-type="string" office:string-value="XO" calcext:value-type="string">
            <text:p>XO</text:p>
          </table:table-cell>
          <table:table-cell table:formula="of:=IF(LEN([.Z97])=0;[.Z98];[.Z97])" office:value-type="string" office:string-value="XO" calcext:value-type="string">
            <text:p>XO</text:p>
          </table:table-cell>
          <table:table-cell table:formula="of:=IF(LEN([.AA97])=0;[.AA98];[.AA97])" office:value-type="string" office:string-value="XO" calcext:value-type="string">
            <text:p>XO</text:p>
          </table:table-cell>
          <table:table-cell table:formula="of:=IF(LEN([.I97])&gt;0;[.I9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urbo Gliemezi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Bagucka</text:p>
          </table:table-cell>
          <table:table-cell office:value-type="string" calcext:value-type="string">
            <text:p>05/14/198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97]=1;[.H98];IF([.H98]=[.L97];[.L97];&quot;X&quot;))" office:value-type="string" office:string-value="X" calcext:value-type="string">
            <text:p>X</text:p>
          </table:table-cell>
          <table:table-cell table:formula="of:=IF([.A98]=[.A99];0;1)" office:value-type="float" office:value="0" calcext:value-type="float">
            <text:p>0</text:p>
          </table:table-cell>
          <table:table-cell table:formula="of:=DATE(MID([.G98];7;4);MID([.G98];1;2);MID([.G98];4;2))" office:value-type="date" office:date-value="1982-05-14" calcext:value-type="date">
            <text:p>14.05.82</text:p>
          </table:table-cell>
          <table:table-cell table:formula="of:=ORG.OPENOFFICE.YEARS([.N98];[.$N$1];0)" office:value-type="float" office:value="34" calcext:value-type="float">
            <text:p>34</text:p>
          </table:table-cell>
          <table:table-cell table:formula="of:=IF([.A98]=[.A97];MIN([.O98];[.P97]);[.O98])" office:value-type="float" office:value="34" calcext:value-type="float">
            <text:p>34</text:p>
          </table:table-cell>
          <table:table-cell table:formula="of:=IF([.A98]=[.A97];MAX([.O98];[.Q97]);[.P98])" office:value-type="float" office:value="36" calcext:value-type="float">
            <text:p>36</text:p>
          </table:table-cell>
          <table:table-cell table:formula="of:=IF(AND([.Q98]&gt;=0;[.Q98]&lt;[.$R$1]);&quot;J&quot;;&quot;&quot;)">
            <text:p/>
          </table:table-cell>
          <table:table-cell table:formula="of:=IF([.P98]&gt;=[.$S$1];&quot;V&quot;;&quot;&quot;)">
            <text:p/>
          </table:table-cell>
          <table:table-cell table:formula="of:=IF([.P98]&gt;=[.$T$1];&quot;SV&quot;;&quot;&quot;)">
            <text:p/>
          </table:table-cell>
          <table:table-cell table:formula="of:=IF([.P98]&gt;=[.$U$1];&quot;UV&quot;;&quot;&quot;)">
            <text:p/>
          </table:table-cell>
          <table:table-cell table:formula="of:=IF([.M98]=1;[.L98]&amp;&quot;O&quot;&amp;IF(LEN([.R98])&gt;0;&quot;,&quot;&amp;[.L98]&amp;[.R98];&quot;&quot;)&amp;IF(LEN([.S98])&gt;0;&quot;,&quot;&amp;[.L98]&amp;[.S98];&quot;&quot;)&amp;IF(LEN([.T98])&gt;0;&quot;,&quot;&amp;[.L98]&amp;[.T98];&quot;&quot;)&amp;IF(LEN([.U98])&gt;0;&quot;,&quot;&amp;[.L98]&amp;[.U98];&quot;&quot;)&amp;IF(LEN([.C98])&gt;0;&quot;,&quot;&amp;[.C98];&quot;&quot;);&quot;&quot;)">
            <text:p/>
          </table:table-cell>
          <table:table-cell table:formula="of:=[.E98]&amp;&quot; &quot;&amp;[.F98]" office:value-type="string" office:string-value="Kristine Bagucka" calcext:value-type="string">
            <text:p>Kristine Bagucka</text:p>
          </table:table-cell>
          <table:table-cell table:formula="of:=MID([.G98];7;4)&amp;&quot;-&quot;&amp;MID([.G98];1;2)&amp;&quot;-&quot;&amp;MID([.G98];4;2)" office:value-type="string" office:string-value="1982-05-14" calcext:value-type="string">
            <text:p>1982-05-14</text:p>
          </table:table-cell>
          <table:table-cell table:formula="of:=IF(LEN([.V98])=0;[.V99];[.V98])" office:value-type="string" office:string-value="XO" calcext:value-type="string">
            <text:p>XO</text:p>
          </table:table-cell>
          <table:table-cell table:formula="of:=IF(LEN([.Y98])=0;[.Y99];[.Y98])" office:value-type="string" office:string-value="XO" calcext:value-type="string">
            <text:p>XO</text:p>
          </table:table-cell>
          <table:table-cell table:formula="of:=IF(LEN([.Z98])=0;[.Z99];[.Z98])" office:value-type="string" office:string-value="XO" calcext:value-type="string">
            <text:p>XO</text:p>
          </table:table-cell>
          <table:table-cell table:formula="of:=IF(LEN([.AA98])=0;[.AA99];[.AA98])" office:value-type="string" office:string-value="XO" calcext:value-type="string">
            <text:p>XO</text:p>
          </table:table-cell>
          <table:table-cell table:formula="of:=IF(LEN([.I98])&gt;0;[.I9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urbo Gliemezi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Ainars</text:p>
          </table:table-cell>
          <table:table-cell office:value-type="string" calcext:value-type="string">
            <text:p>Brahmanis</text:p>
          </table:table-cell>
          <table:table-cell office:value-type="string" calcext:value-type="string">
            <text:p>06/08/197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98]=1;[.H99];IF([.H99]=[.L98];[.L98];&quot;X&quot;))" office:value-type="string" office:string-value="X" calcext:value-type="string">
            <text:p>X</text:p>
          </table:table-cell>
          <table:table-cell table:formula="of:=IF([.A99]=[.A100];0;1)" office:value-type="float" office:value="1" calcext:value-type="float">
            <text:p>1</text:p>
          </table:table-cell>
          <table:table-cell table:formula="of:=DATE(MID([.G99];7;4);MID([.G99];1;2);MID([.G99];4;2))" office:value-type="date" office:date-value="1976-06-08" calcext:value-type="date">
            <text:p>08.06.76</text:p>
          </table:table-cell>
          <table:table-cell table:formula="of:=ORG.OPENOFFICE.YEARS([.N99];[.$N$1];0)" office:value-type="float" office:value="40" calcext:value-type="float">
            <text:p>40</text:p>
          </table:table-cell>
          <table:table-cell table:formula="of:=IF([.A99]=[.A98];MIN([.O99];[.P98]);[.O99])" office:value-type="float" office:value="34" calcext:value-type="float">
            <text:p>34</text:p>
          </table:table-cell>
          <table:table-cell table:formula="of:=IF([.A99]=[.A98];MAX([.O99];[.Q98]);[.P99])" office:value-type="float" office:value="40" calcext:value-type="float">
            <text:p>40</text:p>
          </table:table-cell>
          <table:table-cell table:formula="of:=IF(AND([.Q99]&gt;=0;[.Q99]&lt;[.$R$1]);&quot;J&quot;;&quot;&quot;)">
            <text:p/>
          </table:table-cell>
          <table:table-cell table:formula="of:=IF([.P99]&gt;=[.$S$1];&quot;V&quot;;&quot;&quot;)">
            <text:p/>
          </table:table-cell>
          <table:table-cell table:formula="of:=IF([.P99]&gt;=[.$T$1];&quot;SV&quot;;&quot;&quot;)">
            <text:p/>
          </table:table-cell>
          <table:table-cell table:formula="of:=IF([.P99]&gt;=[.$U$1];&quot;UV&quot;;&quot;&quot;)">
            <text:p/>
          </table:table-cell>
          <table:table-cell table:formula="of:=IF([.M99]=1;[.L99]&amp;&quot;O&quot;&amp;IF(LEN([.R99])&gt;0;&quot;,&quot;&amp;[.L99]&amp;[.R99];&quot;&quot;)&amp;IF(LEN([.S99])&gt;0;&quot;,&quot;&amp;[.L99]&amp;[.S99];&quot;&quot;)&amp;IF(LEN([.T99])&gt;0;&quot;,&quot;&amp;[.L99]&amp;[.T99];&quot;&quot;)&amp;IF(LEN([.U99])&gt;0;&quot;,&quot;&amp;[.L99]&amp;[.U99];&quot;&quot;)&amp;IF(LEN([.C99])&gt;0;&quot;,&quot;&amp;[.C99];&quot;&quot;);&quot;&quot;)" office:value-type="string" office:string-value="XO" calcext:value-type="string">
            <text:p>XO</text:p>
          </table:table-cell>
          <table:table-cell table:formula="of:=[.E99]&amp;&quot; &quot;&amp;[.F99]" office:value-type="string" office:string-value="Ainars Brahmanis" calcext:value-type="string">
            <text:p>Ainars Brahmanis</text:p>
          </table:table-cell>
          <table:table-cell table:formula="of:=MID([.G99];7;4)&amp;&quot;-&quot;&amp;MID([.G99];1;2)&amp;&quot;-&quot;&amp;MID([.G99];4;2)" office:value-type="string" office:string-value="1976-06-08" calcext:value-type="string">
            <text:p>1976-06-08</text:p>
          </table:table-cell>
          <table:table-cell table:formula="of:=IF(LEN([.V99])=0;[.V100];[.V99])" office:value-type="string" office:string-value="XO" calcext:value-type="string">
            <text:p>XO</text:p>
          </table:table-cell>
          <table:table-cell table:formula="of:=IF(LEN([.Y99])=0;[.Y100];[.Y99])" office:value-type="string" office:string-value="XO" calcext:value-type="string">
            <text:p>XO</text:p>
          </table:table-cell>
          <table:table-cell table:formula="of:=IF(LEN([.Z99])=0;[.Z100];[.Z99])" office:value-type="string" office:string-value="XO" calcext:value-type="string">
            <text:p>XO</text:p>
          </table:table-cell>
          <table:table-cell table:formula="of:=IF(LEN([.AA99])=0;[.AA100];[.AA99])" office:value-type="string" office:string-value="XO" calcext:value-type="string">
            <text:p>XO</text:p>
          </table:table-cell>
          <table:table-cell table:formula="of:=IF(LEN([.I99])&gt;0;[.I9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SiS Latvia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Ance</text:p>
          </table:table-cell>
          <table:table-cell office:value-type="string" calcext:value-type="string">
            <text:p>Ziediņa</text:p>
          </table:table-cell>
          <table:table-cell office:value-type="string" calcext:value-type="string">
            <text:p>01/27/198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99]=1;[.H100];IF([.H100]=[.L99];[.L99];&quot;X&quot;))" office:value-type="string" office:string-value="W" calcext:value-type="string">
            <text:p>W</text:p>
          </table:table-cell>
          <table:table-cell table:formula="of:=IF([.A100]=[.A101];0;1)" office:value-type="float" office:value="0" calcext:value-type="float">
            <text:p>0</text:p>
          </table:table-cell>
          <table:table-cell table:formula="of:=DATE(MID([.G100];7;4);MID([.G100];1;2);MID([.G100];4;2))" office:value-type="date" office:date-value="1980-01-27" calcext:value-type="date">
            <text:p>27.01.80</text:p>
          </table:table-cell>
          <table:table-cell table:formula="of:=ORG.OPENOFFICE.YEARS([.N100];[.$N$1];0)" office:value-type="float" office:value="36" calcext:value-type="float">
            <text:p>36</text:p>
          </table:table-cell>
          <table:table-cell table:formula="of:=IF([.A100]=[.A99];MIN([.O100];[.P99]);[.O100])" office:value-type="float" office:value="36" calcext:value-type="float">
            <text:p>36</text:p>
          </table:table-cell>
          <table:table-cell table:formula="of:=IF([.A100]=[.A99];MAX([.O100];[.Q99]);[.P100])" office:value-type="float" office:value="36" calcext:value-type="float">
            <text:p>36</text:p>
          </table:table-cell>
          <table:table-cell table:formula="of:=IF(AND([.Q100]&gt;=0;[.Q100]&lt;[.$R$1]);&quot;J&quot;;&quot;&quot;)">
            <text:p/>
          </table:table-cell>
          <table:table-cell table:formula="of:=IF([.P100]&gt;=[.$S$1];&quot;V&quot;;&quot;&quot;)">
            <text:p/>
          </table:table-cell>
          <table:table-cell table:formula="of:=IF([.P100]&gt;=[.$T$1];&quot;SV&quot;;&quot;&quot;)">
            <text:p/>
          </table:table-cell>
          <table:table-cell table:formula="of:=IF([.P100]&gt;=[.$U$1];&quot;UV&quot;;&quot;&quot;)">
            <text:p/>
          </table:table-cell>
          <table:table-cell table:formula="of:=IF([.M100]=1;[.L100]&amp;&quot;O&quot;&amp;IF(LEN([.R100])&gt;0;&quot;,&quot;&amp;[.L100]&amp;[.R100];&quot;&quot;)&amp;IF(LEN([.S100])&gt;0;&quot;,&quot;&amp;[.L100]&amp;[.S100];&quot;&quot;)&amp;IF(LEN([.T100])&gt;0;&quot;,&quot;&amp;[.L100]&amp;[.T100];&quot;&quot;)&amp;IF(LEN([.U100])&gt;0;&quot;,&quot;&amp;[.L100]&amp;[.U100];&quot;&quot;)&amp;IF(LEN([.C100])&gt;0;&quot;,&quot;&amp;[.C100];&quot;&quot;);&quot;&quot;)">
            <text:p/>
          </table:table-cell>
          <table:table-cell table:formula="of:=[.E100]&amp;&quot; &quot;&amp;[.F100]" office:value-type="string" office:string-value="Ance Ziediņa" calcext:value-type="string">
            <text:p>Ance Ziediņa</text:p>
          </table:table-cell>
          <table:table-cell table:formula="of:=MID([.G100];7;4)&amp;&quot;-&quot;&amp;MID([.G100];1;2)&amp;&quot;-&quot;&amp;MID([.G100];4;2)" office:value-type="string" office:string-value="1980-01-27" calcext:value-type="string">
            <text:p>1980-01-27</text:p>
          </table:table-cell>
          <table:table-cell table:formula="of:=IF(LEN([.V100])=0;[.V101];[.V100])" office:value-type="string" office:string-value="XO" calcext:value-type="string">
            <text:p>XO</text:p>
          </table:table-cell>
          <table:table-cell table:formula="of:=IF(LEN([.Y100])=0;[.Y101];[.Y100])" office:value-type="string" office:string-value="XO" calcext:value-type="string">
            <text:p>XO</text:p>
          </table:table-cell>
          <table:table-cell table:formula="of:=IF(LEN([.Z100])=0;[.Z101];[.Z100])" office:value-type="string" office:string-value="XO" calcext:value-type="string">
            <text:p>XO</text:p>
          </table:table-cell>
          <table:table-cell table:formula="of:=IF(LEN([.AA100])=0;[.AA101];[.AA100])" office:value-type="string" office:string-value="XO" calcext:value-type="string">
            <text:p>XO</text:p>
          </table:table-cell>
          <table:table-cell table:formula="of:=IF(LEN([.I100])&gt;0;[.I100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SiS Latvia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Zudrags</text:p>
          </table:table-cell>
          <table:table-cell office:value-type="string" calcext:value-type="string">
            <text:p>01/17/1977</text:p>
          </table:table-cell>
          <table:table-cell office:value-type="string" calcext:value-type="string">
            <text:p>M</text:p>
          </table:table-cell>
          <table:table-cell office:value-type="float" office:value="1399597" calcext:value-type="float">
            <text:p>1399597</text:p>
          </table:table-cell>
          <table:table-cell office:value-type="string" calcext:value-type="string">
            <text:p>Latvia</text:p>
          </table:table-cell>
          <table:table-cell/>
          <table:table-cell table:formula="of:=IF([.M100]=1;[.H101];IF([.H101]=[.L100];[.L100];&quot;X&quot;))" office:value-type="string" office:string-value="X" calcext:value-type="string">
            <text:p>X</text:p>
          </table:table-cell>
          <table:table-cell table:formula="of:=IF([.A101]=[.A102];0;1)" office:value-type="float" office:value="1" calcext:value-type="float">
            <text:p>1</text:p>
          </table:table-cell>
          <table:table-cell table:formula="of:=DATE(MID([.G101];7;4);MID([.G101];1;2);MID([.G101];4;2))" office:value-type="date" office:date-value="1977-01-17" calcext:value-type="date">
            <text:p>17.01.77</text:p>
          </table:table-cell>
          <table:table-cell table:formula="of:=ORG.OPENOFFICE.YEARS([.N101];[.$N$1];0)" office:value-type="float" office:value="39" calcext:value-type="float">
            <text:p>39</text:p>
          </table:table-cell>
          <table:table-cell table:formula="of:=IF([.A101]=[.A100];MIN([.O101];[.P100]);[.O101])" office:value-type="float" office:value="36" calcext:value-type="float">
            <text:p>36</text:p>
          </table:table-cell>
          <table:table-cell table:formula="of:=IF([.A101]=[.A100];MAX([.O101];[.Q100]);[.P101])" office:value-type="float" office:value="39" calcext:value-type="float">
            <text:p>39</text:p>
          </table:table-cell>
          <table:table-cell table:formula="of:=IF(AND([.Q101]&gt;=0;[.Q101]&lt;[.$R$1]);&quot;J&quot;;&quot;&quot;)">
            <text:p/>
          </table:table-cell>
          <table:table-cell table:formula="of:=IF([.P101]&gt;=[.$S$1];&quot;V&quot;;&quot;&quot;)">
            <text:p/>
          </table:table-cell>
          <table:table-cell table:formula="of:=IF([.P101]&gt;=[.$T$1];&quot;SV&quot;;&quot;&quot;)">
            <text:p/>
          </table:table-cell>
          <table:table-cell table:formula="of:=IF([.P101]&gt;=[.$U$1];&quot;UV&quot;;&quot;&quot;)">
            <text:p/>
          </table:table-cell>
          <table:table-cell table:formula="of:=IF([.M101]=1;[.L101]&amp;&quot;O&quot;&amp;IF(LEN([.R101])&gt;0;&quot;,&quot;&amp;[.L101]&amp;[.R101];&quot;&quot;)&amp;IF(LEN([.S101])&gt;0;&quot;,&quot;&amp;[.L101]&amp;[.S101];&quot;&quot;)&amp;IF(LEN([.T101])&gt;0;&quot;,&quot;&amp;[.L101]&amp;[.T101];&quot;&quot;)&amp;IF(LEN([.U101])&gt;0;&quot;,&quot;&amp;[.L101]&amp;[.U101];&quot;&quot;)&amp;IF(LEN([.C101])&gt;0;&quot;,&quot;&amp;[.C101];&quot;&quot;);&quot;&quot;)" office:value-type="string" office:string-value="XO" calcext:value-type="string">
            <text:p>XO</text:p>
          </table:table-cell>
          <table:table-cell table:formula="of:=[.E101]&amp;&quot; &quot;&amp;[.F101]" office:value-type="string" office:string-value="Kaspars Zudrags" calcext:value-type="string">
            <text:p>Kaspars Zudrags</text:p>
          </table:table-cell>
          <table:table-cell table:formula="of:=MID([.G101];7;4)&amp;&quot;-&quot;&amp;MID([.G101];1;2)&amp;&quot;-&quot;&amp;MID([.G101];4;2)" office:value-type="string" office:string-value="1977-01-17" calcext:value-type="string">
            <text:p>1977-01-17</text:p>
          </table:table-cell>
          <table:table-cell table:formula="of:=IF(LEN([.V101])=0;[.V102];[.V101])" office:value-type="string" office:string-value="XO" calcext:value-type="string">
            <text:p>XO</text:p>
          </table:table-cell>
          <table:table-cell table:formula="of:=IF(LEN([.Y101])=0;[.Y102];[.Y101])" office:value-type="string" office:string-value="XO" calcext:value-type="string">
            <text:p>XO</text:p>
          </table:table-cell>
          <table:table-cell table:formula="of:=IF(LEN([.Z101])=0;[.Z102];[.Z101])" office:value-type="string" office:string-value="XO" calcext:value-type="string">
            <text:p>XO</text:p>
          </table:table-cell>
          <table:table-cell table:formula="of:=IF(LEN([.AA101])=0;[.AA102];[.AA101])" office:value-type="string" office:string-value="XO" calcext:value-type="string">
            <text:p>XO</text:p>
          </table:table-cell>
          <table:table-cell table:formula="of:=IF(LEN([.I101])&gt;0;[.I101];&quot;*&quot;)" office:value-type="float" office:value="1399597" calcext:value-type="float">
            <text:p>1399597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Aiziet!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Agnese</text:p>
          </table:table-cell>
          <table:table-cell office:value-type="string" calcext:value-type="string">
            <text:p>Kalēja</text:p>
          </table:table-cell>
          <table:table-cell office:value-type="string" calcext:value-type="string">
            <text:p>12/14/199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01]=1;[.H102];IF([.H102]=[.L101];[.L101];&quot;X&quot;))" office:value-type="string" office:string-value="W" calcext:value-type="string">
            <text:p>W</text:p>
          </table:table-cell>
          <table:table-cell table:formula="of:=IF([.A102]=[.A103];0;1)" office:value-type="float" office:value="0" calcext:value-type="float">
            <text:p>0</text:p>
          </table:table-cell>
          <table:table-cell table:formula="of:=DATE(MID([.G102];7;4);MID([.G102];1;2);MID([.G102];4;2))" office:value-type="date" office:date-value="1994-12-14" calcext:value-type="date">
            <text:p>14.12.94</text:p>
          </table:table-cell>
          <table:table-cell table:formula="of:=ORG.OPENOFFICE.YEARS([.N102];[.$N$1];0)" office:value-type="float" office:value="21" calcext:value-type="float">
            <text:p>21</text:p>
          </table:table-cell>
          <table:table-cell table:formula="of:=IF([.A102]=[.A101];MIN([.O102];[.P101]);[.O102])" office:value-type="float" office:value="21" calcext:value-type="float">
            <text:p>21</text:p>
          </table:table-cell>
          <table:table-cell table:formula="of:=IF([.A102]=[.A101];MAX([.O102];[.Q101]);[.P102])" office:value-type="float" office:value="21" calcext:value-type="float">
            <text:p>21</text:p>
          </table:table-cell>
          <table:table-cell table:formula="of:=IF(AND([.Q102]&gt;=0;[.Q102]&lt;[.$R$1]);&quot;J&quot;;&quot;&quot;)" office:value-type="string" office:string-value="J" calcext:value-type="string">
            <text:p>J</text:p>
          </table:table-cell>
          <table:table-cell table:formula="of:=IF([.P102]&gt;=[.$S$1];&quot;V&quot;;&quot;&quot;)">
            <text:p/>
          </table:table-cell>
          <table:table-cell table:formula="of:=IF([.P102]&gt;=[.$T$1];&quot;SV&quot;;&quot;&quot;)">
            <text:p/>
          </table:table-cell>
          <table:table-cell table:formula="of:=IF([.P102]&gt;=[.$U$1];&quot;UV&quot;;&quot;&quot;)">
            <text:p/>
          </table:table-cell>
          <table:table-cell table:formula="of:=IF([.M102]=1;[.L102]&amp;&quot;O&quot;&amp;IF(LEN([.R102])&gt;0;&quot;,&quot;&amp;[.L102]&amp;[.R102];&quot;&quot;)&amp;IF(LEN([.S102])&gt;0;&quot;,&quot;&amp;[.L102]&amp;[.S102];&quot;&quot;)&amp;IF(LEN([.T102])&gt;0;&quot;,&quot;&amp;[.L102]&amp;[.T102];&quot;&quot;)&amp;IF(LEN([.U102])&gt;0;&quot;,&quot;&amp;[.L102]&amp;[.U102];&quot;&quot;)&amp;IF(LEN([.C102])&gt;0;&quot;,&quot;&amp;[.C102];&quot;&quot;);&quot;&quot;)">
            <text:p/>
          </table:table-cell>
          <table:table-cell table:formula="of:=[.E102]&amp;&quot; &quot;&amp;[.F102]" office:value-type="string" office:string-value="Agnese Kalēja" calcext:value-type="string">
            <text:p>Agnese Kalēja</text:p>
          </table:table-cell>
          <table:table-cell table:formula="of:=MID([.G102];7;4)&amp;&quot;-&quot;&amp;MID([.G102];1;2)&amp;&quot;-&quot;&amp;MID([.G102];4;2)" office:value-type="string" office:string-value="1994-12-14" calcext:value-type="string">
            <text:p>1994-12-14</text:p>
          </table:table-cell>
          <table:table-cell table:formula="of:=IF(LEN([.V102])=0;[.V103];[.V102])" office:value-type="string" office:string-value="XO" calcext:value-type="string">
            <text:p>XO</text:p>
          </table:table-cell>
          <table:table-cell table:formula="of:=IF(LEN([.Y102])=0;[.Y103];[.Y102])" office:value-type="string" office:string-value="XO" calcext:value-type="string">
            <text:p>XO</text:p>
          </table:table-cell>
          <table:table-cell table:formula="of:=IF(LEN([.Z102])=0;[.Z103];[.Z102])" office:value-type="string" office:string-value="XO" calcext:value-type="string">
            <text:p>XO</text:p>
          </table:table-cell>
          <table:table-cell table:formula="of:=IF(LEN([.AA102])=0;[.AA103];[.AA102])" office:value-type="string" office:string-value="XO" calcext:value-type="string">
            <text:p>XO</text:p>
          </table:table-cell>
          <table:table-cell table:formula="of:=IF(LEN([.I102])&gt;0;[.I10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Aiziet!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Ģirts</text:p>
          </table:table-cell>
          <table:table-cell office:value-type="string" calcext:value-type="string">
            <text:p>Pēčs</text:p>
          </table:table-cell>
          <table:table-cell office:value-type="string" calcext:value-type="string">
            <text:p>05/26/199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02]=1;[.H103];IF([.H103]=[.L102];[.L102];&quot;X&quot;))" office:value-type="string" office:string-value="X" calcext:value-type="string">
            <text:p>X</text:p>
          </table:table-cell>
          <table:table-cell table:formula="of:=IF([.A103]=[.A104];0;1)" office:value-type="float" office:value="1" calcext:value-type="float">
            <text:p>1</text:p>
          </table:table-cell>
          <table:table-cell table:formula="of:=DATE(MID([.G103];7;4);MID([.G103];1;2);MID([.G103];4;2))" office:value-type="date" office:date-value="1993-05-26" calcext:value-type="date">
            <text:p>26.05.93</text:p>
          </table:table-cell>
          <table:table-cell table:formula="of:=ORG.OPENOFFICE.YEARS([.N103];[.$N$1];0)" office:value-type="float" office:value="23" calcext:value-type="float">
            <text:p>23</text:p>
          </table:table-cell>
          <table:table-cell table:formula="of:=IF([.A103]=[.A102];MIN([.O103];[.P102]);[.O103])" office:value-type="float" office:value="21" calcext:value-type="float">
            <text:p>21</text:p>
          </table:table-cell>
          <table:table-cell table:formula="of:=IF([.A103]=[.A102];MAX([.O103];[.Q102]);[.P103])" office:value-type="float" office:value="23" calcext:value-type="float">
            <text:p>23</text:p>
          </table:table-cell>
          <table:table-cell table:formula="of:=IF(AND([.Q103]&gt;=0;[.Q103]&lt;[.$R$1]);&quot;J&quot;;&quot;&quot;)">
            <text:p/>
          </table:table-cell>
          <table:table-cell table:formula="of:=IF([.P103]&gt;=[.$S$1];&quot;V&quot;;&quot;&quot;)">
            <text:p/>
          </table:table-cell>
          <table:table-cell table:formula="of:=IF([.P103]&gt;=[.$T$1];&quot;SV&quot;;&quot;&quot;)">
            <text:p/>
          </table:table-cell>
          <table:table-cell table:formula="of:=IF([.P103]&gt;=[.$U$1];&quot;UV&quot;;&quot;&quot;)">
            <text:p/>
          </table:table-cell>
          <table:table-cell table:formula="of:=IF([.M103]=1;[.L103]&amp;&quot;O&quot;&amp;IF(LEN([.R103])&gt;0;&quot;,&quot;&amp;[.L103]&amp;[.R103];&quot;&quot;)&amp;IF(LEN([.S103])&gt;0;&quot;,&quot;&amp;[.L103]&amp;[.S103];&quot;&quot;)&amp;IF(LEN([.T103])&gt;0;&quot;,&quot;&amp;[.L103]&amp;[.T103];&quot;&quot;)&amp;IF(LEN([.U103])&gt;0;&quot;,&quot;&amp;[.L103]&amp;[.U103];&quot;&quot;)&amp;IF(LEN([.C103])&gt;0;&quot;,&quot;&amp;[.C103];&quot;&quot;);&quot;&quot;)" office:value-type="string" office:string-value="XO" calcext:value-type="string">
            <text:p>XO</text:p>
          </table:table-cell>
          <table:table-cell table:formula="of:=[.E103]&amp;&quot; &quot;&amp;[.F103]" office:value-type="string" office:string-value="Ģirts Pēčs" calcext:value-type="string">
            <text:p>Ģirts Pēčs</text:p>
          </table:table-cell>
          <table:table-cell table:formula="of:=MID([.G103];7;4)&amp;&quot;-&quot;&amp;MID([.G103];1;2)&amp;&quot;-&quot;&amp;MID([.G103];4;2)" office:value-type="string" office:string-value="1993-05-26" calcext:value-type="string">
            <text:p>1993-05-26</text:p>
          </table:table-cell>
          <table:table-cell table:formula="of:=IF(LEN([.V103])=0;[.V104];[.V103])" office:value-type="string" office:string-value="XO" calcext:value-type="string">
            <text:p>XO</text:p>
          </table:table-cell>
          <table:table-cell table:formula="of:=IF(LEN([.Y103])=0;[.Y104];[.Y103])" office:value-type="string" office:string-value="XO" calcext:value-type="string">
            <text:p>XO</text:p>
          </table:table-cell>
          <table:table-cell table:formula="of:=IF(LEN([.Z103])=0;[.Z104];[.Z103])" office:value-type="string" office:string-value="XO" calcext:value-type="string">
            <text:p>XO</text:p>
          </table:table-cell>
          <table:table-cell table:formula="of:=IF(LEN([.AA103])=0;[.AA104];[.AA103])" office:value-type="string" office:string-value="XO" calcext:value-type="string">
            <text:p>XO</text:p>
          </table:table-cell>
          <table:table-cell table:formula="of:=IF(LEN([.I103])&gt;0;[.I103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Iesalnieki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Imants</text:p>
          </table:table-cell>
          <table:table-cell office:value-type="string" calcext:value-type="string">
            <text:p>Iesalnieks</text:p>
          </table:table-cell>
          <table:table-cell office:value-type="string" calcext:value-type="string">
            <text:p>03/15/198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03]=1;[.H104];IF([.H104]=[.L103];[.L103];&quot;X&quot;))" office:value-type="string" office:string-value="M" calcext:value-type="string">
            <text:p>M</text:p>
          </table:table-cell>
          <table:table-cell table:formula="of:=IF([.A104]=[.A105];0;1)" office:value-type="float" office:value="0" calcext:value-type="float">
            <text:p>0</text:p>
          </table:table-cell>
          <table:table-cell table:formula="of:=DATE(MID([.G104];7;4);MID([.G104];1;2);MID([.G104];4;2))" office:value-type="date" office:date-value="1984-03-15" calcext:value-type="date">
            <text:p>15.03.84</text:p>
          </table:table-cell>
          <table:table-cell table:formula="of:=ORG.OPENOFFICE.YEARS([.N104];[.$N$1];0)" office:value-type="float" office:value="32" calcext:value-type="float">
            <text:p>32</text:p>
          </table:table-cell>
          <table:table-cell table:formula="of:=IF([.A104]=[.A103];MIN([.O104];[.P103]);[.O104])" office:value-type="float" office:value="32" calcext:value-type="float">
            <text:p>32</text:p>
          </table:table-cell>
          <table:table-cell table:formula="of:=IF([.A104]=[.A103];MAX([.O104];[.Q103]);[.P104])" office:value-type="float" office:value="32" calcext:value-type="float">
            <text:p>32</text:p>
          </table:table-cell>
          <table:table-cell table:formula="of:=IF(AND([.Q104]&gt;=0;[.Q104]&lt;[.$R$1]);&quot;J&quot;;&quot;&quot;)">
            <text:p/>
          </table:table-cell>
          <table:table-cell table:formula="of:=IF([.P104]&gt;=[.$S$1];&quot;V&quot;;&quot;&quot;)">
            <text:p/>
          </table:table-cell>
          <table:table-cell table:formula="of:=IF([.P104]&gt;=[.$T$1];&quot;SV&quot;;&quot;&quot;)">
            <text:p/>
          </table:table-cell>
          <table:table-cell table:formula="of:=IF([.P104]&gt;=[.$U$1];&quot;UV&quot;;&quot;&quot;)">
            <text:p/>
          </table:table-cell>
          <table:table-cell table:formula="of:=IF([.M104]=1;[.L104]&amp;&quot;O&quot;&amp;IF(LEN([.R104])&gt;0;&quot;,&quot;&amp;[.L104]&amp;[.R104];&quot;&quot;)&amp;IF(LEN([.S104])&gt;0;&quot;,&quot;&amp;[.L104]&amp;[.S104];&quot;&quot;)&amp;IF(LEN([.T104])&gt;0;&quot;,&quot;&amp;[.L104]&amp;[.T104];&quot;&quot;)&amp;IF(LEN([.U104])&gt;0;&quot;,&quot;&amp;[.L104]&amp;[.U104];&quot;&quot;)&amp;IF(LEN([.C104])&gt;0;&quot;,&quot;&amp;[.C104];&quot;&quot;);&quot;&quot;)">
            <text:p/>
          </table:table-cell>
          <table:table-cell table:formula="of:=[.E104]&amp;&quot; &quot;&amp;[.F104]" office:value-type="string" office:string-value="Imants Iesalnieks" calcext:value-type="string">
            <text:p>Imants Iesalnieks</text:p>
          </table:table-cell>
          <table:table-cell table:formula="of:=MID([.G104];7;4)&amp;&quot;-&quot;&amp;MID([.G104];1;2)&amp;&quot;-&quot;&amp;MID([.G104];4;2)" office:value-type="string" office:string-value="1984-03-15" calcext:value-type="string">
            <text:p>1984-03-15</text:p>
          </table:table-cell>
          <table:table-cell table:formula="of:=IF(LEN([.V104])=0;[.V105];[.V104])" office:value-type="string" office:string-value="XO" calcext:value-type="string">
            <text:p>XO</text:p>
          </table:table-cell>
          <table:table-cell table:formula="of:=IF(LEN([.Y104])=0;[.Y105];[.Y104])" office:value-type="string" office:string-value="XO" calcext:value-type="string">
            <text:p>XO</text:p>
          </table:table-cell>
          <table:table-cell table:formula="of:=IF(LEN([.Z104])=0;[.Z105];[.Z104])" office:value-type="string" office:string-value="XO" calcext:value-type="string">
            <text:p>XO</text:p>
          </table:table-cell>
          <table:table-cell table:formula="of:=IF(LEN([.AA104])=0;[.AA105];[.AA104])" office:value-type="string" office:string-value="XO" calcext:value-type="string">
            <text:p>XO</text:p>
          </table:table-cell>
          <table:table-cell table:formula="of:=IF(LEN([.I104])&gt;0;[.I10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Iesalnieki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Iesalniece</text:p>
          </table:table-cell>
          <table:table-cell office:value-type="string" calcext:value-type="string">
            <text:p>12/31/198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04]=1;[.H105];IF([.H105]=[.L104];[.L104];&quot;X&quot;))" office:value-type="string" office:string-value="X" calcext:value-type="string">
            <text:p>X</text:p>
          </table:table-cell>
          <table:table-cell table:formula="of:=IF([.A105]=[.A106];0;1)" office:value-type="float" office:value="1" calcext:value-type="float">
            <text:p>1</text:p>
          </table:table-cell>
          <table:table-cell table:formula="of:=DATE(MID([.G105];7;4);MID([.G105];1;2);MID([.G105];4;2))" office:value-type="date" office:date-value="1983-12-31" calcext:value-type="date">
            <text:p>31.12.83</text:p>
          </table:table-cell>
          <table:table-cell table:formula="of:=ORG.OPENOFFICE.YEARS([.N105];[.$N$1];0)" office:value-type="float" office:value="32" calcext:value-type="float">
            <text:p>32</text:p>
          </table:table-cell>
          <table:table-cell table:formula="of:=IF([.A105]=[.A104];MIN([.O105];[.P104]);[.O105])" office:value-type="float" office:value="32" calcext:value-type="float">
            <text:p>32</text:p>
          </table:table-cell>
          <table:table-cell table:formula="of:=IF([.A105]=[.A104];MAX([.O105];[.Q104]);[.P105])" office:value-type="float" office:value="32" calcext:value-type="float">
            <text:p>32</text:p>
          </table:table-cell>
          <table:table-cell table:formula="of:=IF(AND([.Q105]&gt;=0;[.Q105]&lt;[.$R$1]);&quot;J&quot;;&quot;&quot;)">
            <text:p/>
          </table:table-cell>
          <table:table-cell table:formula="of:=IF([.P105]&gt;=[.$S$1];&quot;V&quot;;&quot;&quot;)">
            <text:p/>
          </table:table-cell>
          <table:table-cell table:formula="of:=IF([.P105]&gt;=[.$T$1];&quot;SV&quot;;&quot;&quot;)">
            <text:p/>
          </table:table-cell>
          <table:table-cell table:formula="of:=IF([.P105]&gt;=[.$U$1];&quot;UV&quot;;&quot;&quot;)">
            <text:p/>
          </table:table-cell>
          <table:table-cell table:formula="of:=IF([.M105]=1;[.L105]&amp;&quot;O&quot;&amp;IF(LEN([.R105])&gt;0;&quot;,&quot;&amp;[.L105]&amp;[.R105];&quot;&quot;)&amp;IF(LEN([.S105])&gt;0;&quot;,&quot;&amp;[.L105]&amp;[.S105];&quot;&quot;)&amp;IF(LEN([.T105])&gt;0;&quot;,&quot;&amp;[.L105]&amp;[.T105];&quot;&quot;)&amp;IF(LEN([.U105])&gt;0;&quot;,&quot;&amp;[.L105]&amp;[.U105];&quot;&quot;)&amp;IF(LEN([.C105])&gt;0;&quot;,&quot;&amp;[.C105];&quot;&quot;);&quot;&quot;)" office:value-type="string" office:string-value="XO" calcext:value-type="string">
            <text:p>XO</text:p>
          </table:table-cell>
          <table:table-cell table:formula="of:=[.E105]&amp;&quot; &quot;&amp;[.F105]" office:value-type="string" office:string-value="Sandra Iesalniece" calcext:value-type="string">
            <text:p>Sandra Iesalniece</text:p>
          </table:table-cell>
          <table:table-cell table:formula="of:=MID([.G105];7;4)&amp;&quot;-&quot;&amp;MID([.G105];1;2)&amp;&quot;-&quot;&amp;MID([.G105];4;2)" office:value-type="string" office:string-value="1983-12-31" calcext:value-type="string">
            <text:p>1983-12-31</text:p>
          </table:table-cell>
          <table:table-cell table:formula="of:=IF(LEN([.V105])=0;[.V106];[.V105])" office:value-type="string" office:string-value="XO" calcext:value-type="string">
            <text:p>XO</text:p>
          </table:table-cell>
          <table:table-cell table:formula="of:=IF(LEN([.Y105])=0;[.Y106];[.Y105])" office:value-type="string" office:string-value="XO" calcext:value-type="string">
            <text:p>XO</text:p>
          </table:table-cell>
          <table:table-cell table:formula="of:=IF(LEN([.Z105])=0;[.Z106];[.Z105])" office:value-type="string" office:string-value="XO" calcext:value-type="string">
            <text:p>XO</text:p>
          </table:table-cell>
          <table:table-cell table:formula="of:=IF(LEN([.AA105])=0;[.AA106];[.AA105])" office:value-type="string" office:string-value="XO" calcext:value-type="string">
            <text:p>XO</text:p>
          </table:table-cell>
          <table:table-cell table:formula="of:=IF(LEN([.I105])&gt;0;[.I10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eBIOpower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Gatis</text:p>
          </table:table-cell>
          <table:table-cell office:value-type="string" calcext:value-type="string">
            <text:p>Gaņģītis</text:p>
          </table:table-cell>
          <table:table-cell office:value-type="string" calcext:value-type="string">
            <text:p>11/12/198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05]=1;[.H106];IF([.H106]=[.L105];[.L105];&quot;X&quot;))" office:value-type="string" office:string-value="M" calcext:value-type="string">
            <text:p>M</text:p>
          </table:table-cell>
          <table:table-cell table:formula="of:=IF([.A106]=[.A107];0;1)" office:value-type="float" office:value="0" calcext:value-type="float">
            <text:p>0</text:p>
          </table:table-cell>
          <table:table-cell table:formula="of:=DATE(MID([.G106];7;4);MID([.G106];1;2);MID([.G106];4;2))" office:value-type="date" office:date-value="1982-11-12" calcext:value-type="date">
            <text:p>12.11.82</text:p>
          </table:table-cell>
          <table:table-cell table:formula="of:=ORG.OPENOFFICE.YEARS([.N106];[.$N$1];0)" office:value-type="float" office:value="33" calcext:value-type="float">
            <text:p>33</text:p>
          </table:table-cell>
          <table:table-cell table:formula="of:=IF([.A106]=[.A105];MIN([.O106];[.P105]);[.O106])" office:value-type="float" office:value="33" calcext:value-type="float">
            <text:p>33</text:p>
          </table:table-cell>
          <table:table-cell table:formula="of:=IF([.A106]=[.A105];MAX([.O106];[.Q105]);[.P106])" office:value-type="float" office:value="33" calcext:value-type="float">
            <text:p>33</text:p>
          </table:table-cell>
          <table:table-cell table:formula="of:=IF(AND([.Q106]&gt;=0;[.Q106]&lt;[.$R$1]);&quot;J&quot;;&quot;&quot;)">
            <text:p/>
          </table:table-cell>
          <table:table-cell table:formula="of:=IF([.P106]&gt;=[.$S$1];&quot;V&quot;;&quot;&quot;)">
            <text:p/>
          </table:table-cell>
          <table:table-cell table:formula="of:=IF([.P106]&gt;=[.$T$1];&quot;SV&quot;;&quot;&quot;)">
            <text:p/>
          </table:table-cell>
          <table:table-cell table:formula="of:=IF([.P106]&gt;=[.$U$1];&quot;UV&quot;;&quot;&quot;)">
            <text:p/>
          </table:table-cell>
          <table:table-cell table:formula="of:=IF([.M106]=1;[.L106]&amp;&quot;O&quot;&amp;IF(LEN([.R106])&gt;0;&quot;,&quot;&amp;[.L106]&amp;[.R106];&quot;&quot;)&amp;IF(LEN([.S106])&gt;0;&quot;,&quot;&amp;[.L106]&amp;[.S106];&quot;&quot;)&amp;IF(LEN([.T106])&gt;0;&quot;,&quot;&amp;[.L106]&amp;[.T106];&quot;&quot;)&amp;IF(LEN([.U106])&gt;0;&quot;,&quot;&amp;[.L106]&amp;[.U106];&quot;&quot;)&amp;IF(LEN([.C106])&gt;0;&quot;,&quot;&amp;[.C106];&quot;&quot;);&quot;&quot;)">
            <text:p/>
          </table:table-cell>
          <table:table-cell table:formula="of:=[.E106]&amp;&quot; &quot;&amp;[.F106]" office:value-type="string" office:string-value="Gatis Gaņģītis" calcext:value-type="string">
            <text:p>Gatis Gaņģītis</text:p>
          </table:table-cell>
          <table:table-cell table:formula="of:=MID([.G106];7;4)&amp;&quot;-&quot;&amp;MID([.G106];1;2)&amp;&quot;-&quot;&amp;MID([.G106];4;2)" office:value-type="string" office:string-value="1982-11-12" calcext:value-type="string">
            <text:p>1982-11-12</text:p>
          </table:table-cell>
          <table:table-cell table:formula="of:=IF(LEN([.V106])=0;[.V107];[.V106])">
            <text:p/>
          </table:table-cell>
          <table:table-cell table:formula="of:=IF(LEN([.Y106])=0;[.Y107];[.Y106])" office:value-type="string" office:string-value="XO" calcext:value-type="string">
            <text:p>XO</text:p>
          </table:table-cell>
          <table:table-cell table:formula="of:=IF(LEN([.Z106])=0;[.Z107];[.Z106])" office:value-type="string" office:string-value="XO" calcext:value-type="string">
            <text:p>XO</text:p>
          </table:table-cell>
          <table:table-cell table:formula="of:=IF(LEN([.AA106])=0;[.AA107];[.AA106])" office:value-type="string" office:string-value="XO" calcext:value-type="string">
            <text:p>XO</text:p>
          </table:table-cell>
          <table:table-cell table:formula="of:=IF(LEN([.I106])&gt;0;[.I10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eBIOpower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Līga</text:p>
          </table:table-cell>
          <table:table-cell office:value-type="string" calcext:value-type="string">
            <text:p>Gaņģīte</text:p>
          </table:table-cell>
          <table:table-cell office:value-type="string" calcext:value-type="string">
            <text:p>03/16/198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06]=1;[.H107];IF([.H107]=[.L106];[.L106];&quot;X&quot;))" office:value-type="string" office:string-value="X" calcext:value-type="string">
            <text:p>X</text:p>
          </table:table-cell>
          <table:table-cell table:formula="of:=IF([.A107]=[.A108];0;1)" office:value-type="float" office:value="0" calcext:value-type="float">
            <text:p>0</text:p>
          </table:table-cell>
          <table:table-cell table:formula="of:=DATE(MID([.G107];7;4);MID([.G107];1;2);MID([.G107];4;2))" office:value-type="date" office:date-value="1985-03-16" calcext:value-type="date">
            <text:p>16.03.85</text:p>
          </table:table-cell>
          <table:table-cell table:formula="of:=ORG.OPENOFFICE.YEARS([.N107];[.$N$1];0)" office:value-type="float" office:value="31" calcext:value-type="float">
            <text:p>31</text:p>
          </table:table-cell>
          <table:table-cell table:formula="of:=IF([.A107]=[.A106];MIN([.O107];[.P106]);[.O107])" office:value-type="float" office:value="31" calcext:value-type="float">
            <text:p>31</text:p>
          </table:table-cell>
          <table:table-cell table:formula="of:=IF([.A107]=[.A106];MAX([.O107];[.Q106]);[.P107])" office:value-type="float" office:value="33" calcext:value-type="float">
            <text:p>33</text:p>
          </table:table-cell>
          <table:table-cell table:formula="of:=IF(AND([.Q107]&gt;=0;[.Q107]&lt;[.$R$1]);&quot;J&quot;;&quot;&quot;)">
            <text:p/>
          </table:table-cell>
          <table:table-cell table:formula="of:=IF([.P107]&gt;=[.$S$1];&quot;V&quot;;&quot;&quot;)">
            <text:p/>
          </table:table-cell>
          <table:table-cell table:formula="of:=IF([.P107]&gt;=[.$T$1];&quot;SV&quot;;&quot;&quot;)">
            <text:p/>
          </table:table-cell>
          <table:table-cell table:formula="of:=IF([.P107]&gt;=[.$U$1];&quot;UV&quot;;&quot;&quot;)">
            <text:p/>
          </table:table-cell>
          <table:table-cell table:formula="of:=IF([.M107]=1;[.L107]&amp;&quot;O&quot;&amp;IF(LEN([.R107])&gt;0;&quot;,&quot;&amp;[.L107]&amp;[.R107];&quot;&quot;)&amp;IF(LEN([.S107])&gt;0;&quot;,&quot;&amp;[.L107]&amp;[.S107];&quot;&quot;)&amp;IF(LEN([.T107])&gt;0;&quot;,&quot;&amp;[.L107]&amp;[.T107];&quot;&quot;)&amp;IF(LEN([.U107])&gt;0;&quot;,&quot;&amp;[.L107]&amp;[.U107];&quot;&quot;)&amp;IF(LEN([.C107])&gt;0;&quot;,&quot;&amp;[.C107];&quot;&quot;);&quot;&quot;)">
            <text:p/>
          </table:table-cell>
          <table:table-cell table:formula="of:=[.E107]&amp;&quot; &quot;&amp;[.F107]" office:value-type="string" office:string-value="Līga Gaņģīte" calcext:value-type="string">
            <text:p>Līga Gaņģīte</text:p>
          </table:table-cell>
          <table:table-cell table:formula="of:=MID([.G107];7;4)&amp;&quot;-&quot;&amp;MID([.G107];1;2)&amp;&quot;-&quot;&amp;MID([.G107];4;2)" office:value-type="string" office:string-value="1985-03-16" calcext:value-type="string">
            <text:p>1985-03-16</text:p>
          </table:table-cell>
          <table:table-cell table:formula="of:=IF(LEN([.V107])=0;[.V108];[.V107])" office:value-type="string" office:string-value="XO" calcext:value-type="string">
            <text:p>XO</text:p>
          </table:table-cell>
          <table:table-cell table:formula="of:=IF(LEN([.Y107])=0;[.Y108];[.Y107])" office:value-type="string" office:string-value="XO" calcext:value-type="string">
            <text:p>XO</text:p>
          </table:table-cell>
          <table:table-cell table:formula="of:=IF(LEN([.Z107])=0;[.Z108];[.Z107])" office:value-type="string" office:string-value="XO" calcext:value-type="string">
            <text:p>XO</text:p>
          </table:table-cell>
          <table:table-cell table:formula="of:=IF(LEN([.AA107])=0;[.AA108];[.AA107])" office:value-type="string" office:string-value="XO" calcext:value-type="string">
            <text:p>XO</text:p>
          </table:table-cell>
          <table:table-cell table:formula="of:=IF(LEN([.I107])&gt;0;[.I10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eBIOpower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Iveta</text:p>
          </table:table-cell>
          <table:table-cell office:value-type="string" calcext:value-type="string">
            <text:p>Šternberga</text:p>
          </table:table-cell>
          <table:table-cell office:value-type="string" calcext:value-type="string">
            <text:p>05/21/196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07]=1;[.H108];IF([.H108]=[.L107];[.L107];&quot;X&quot;))" office:value-type="string" office:string-value="X" calcext:value-type="string">
            <text:p>X</text:p>
          </table:table-cell>
          <table:table-cell table:formula="of:=IF([.A108]=[.A109];0;1)" office:value-type="float" office:value="1" calcext:value-type="float">
            <text:p>1</text:p>
          </table:table-cell>
          <table:table-cell table:formula="of:=DATE(MID([.G108];7;4);MID([.G108];1;2);MID([.G108];4;2))" office:value-type="date" office:date-value="1961-05-21" calcext:value-type="date">
            <text:p>21.05.61</text:p>
          </table:table-cell>
          <table:table-cell table:formula="of:=ORG.OPENOFFICE.YEARS([.N108];[.$N$1];0)" office:value-type="float" office:value="55" calcext:value-type="float">
            <text:p>55</text:p>
          </table:table-cell>
          <table:table-cell table:formula="of:=IF([.A108]=[.A107];MIN([.O108];[.P107]);[.O108])" office:value-type="float" office:value="31" calcext:value-type="float">
            <text:p>31</text:p>
          </table:table-cell>
          <table:table-cell table:formula="of:=IF([.A108]=[.A107];MAX([.O108];[.Q107]);[.P108])" office:value-type="float" office:value="55" calcext:value-type="float">
            <text:p>55</text:p>
          </table:table-cell>
          <table:table-cell table:formula="of:=IF(AND([.Q108]&gt;=0;[.Q108]&lt;[.$R$1]);&quot;J&quot;;&quot;&quot;)">
            <text:p/>
          </table:table-cell>
          <table:table-cell table:formula="of:=IF([.P108]&gt;=[.$S$1];&quot;V&quot;;&quot;&quot;)">
            <text:p/>
          </table:table-cell>
          <table:table-cell table:formula="of:=IF([.P108]&gt;=[.$T$1];&quot;SV&quot;;&quot;&quot;)">
            <text:p/>
          </table:table-cell>
          <table:table-cell table:formula="of:=IF([.P108]&gt;=[.$U$1];&quot;UV&quot;;&quot;&quot;)">
            <text:p/>
          </table:table-cell>
          <table:table-cell table:formula="of:=IF([.M108]=1;[.L108]&amp;&quot;O&quot;&amp;IF(LEN([.R108])&gt;0;&quot;,&quot;&amp;[.L108]&amp;[.R108];&quot;&quot;)&amp;IF(LEN([.S108])&gt;0;&quot;,&quot;&amp;[.L108]&amp;[.S108];&quot;&quot;)&amp;IF(LEN([.T108])&gt;0;&quot;,&quot;&amp;[.L108]&amp;[.T108];&quot;&quot;)&amp;IF(LEN([.U108])&gt;0;&quot;,&quot;&amp;[.L108]&amp;[.U108];&quot;&quot;)&amp;IF(LEN([.C108])&gt;0;&quot;,&quot;&amp;[.C108];&quot;&quot;);&quot;&quot;)" office:value-type="string" office:string-value="XO" calcext:value-type="string">
            <text:p>XO</text:p>
          </table:table-cell>
          <table:table-cell table:formula="of:=[.E108]&amp;&quot; &quot;&amp;[.F108]" office:value-type="string" office:string-value="Iveta Šternberga" calcext:value-type="string">
            <text:p>Iveta Šternberga</text:p>
          </table:table-cell>
          <table:table-cell table:formula="of:=MID([.G108];7;4)&amp;&quot;-&quot;&amp;MID([.G108];1;2)&amp;&quot;-&quot;&amp;MID([.G108];4;2)" office:value-type="string" office:string-value="1961-05-21" calcext:value-type="string">
            <text:p>1961-05-21</text:p>
          </table:table-cell>
          <table:table-cell table:formula="of:=IF(LEN([.V108])=0;[.V109];[.V108])" office:value-type="string" office:string-value="XO" calcext:value-type="string">
            <text:p>XO</text:p>
          </table:table-cell>
          <table:table-cell table:formula="of:=IF(LEN([.Y108])=0;[.Y109];[.Y108])" office:value-type="string" office:string-value="XO" calcext:value-type="string">
            <text:p>XO</text:p>
          </table:table-cell>
          <table:table-cell table:formula="of:=IF(LEN([.Z108])=0;[.Z109];[.Z108])" office:value-type="string" office:string-value="XO" calcext:value-type="string">
            <text:p>XO</text:p>
          </table:table-cell>
          <table:table-cell table:formula="of:=IF(LEN([.AA108])=0;[.AA109];[.AA108])" office:value-type="string" office:string-value="XO" calcext:value-type="string">
            <text:p>XO</text:p>
          </table:table-cell>
          <table:table-cell table:formula="of:=IF(LEN([.I108])&gt;0;[.I10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2.K.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Juris</text:p>
          </table:table-cell>
          <table:table-cell office:value-type="string" calcext:value-type="string">
            <text:p>Kačoreks</text:p>
          </table:table-cell>
          <table:table-cell office:value-type="string" calcext:value-type="string">
            <text:p>08/22/1972</text:p>
          </table:table-cell>
          <table:table-cell office:value-type="string" calcext:value-type="string">
            <text:p>M</text:p>
          </table:table-cell>
          <table:table-cell office:value-type="float" office:value="7477777" calcext:value-type="float">
            <text:p>7477777</text:p>
          </table:table-cell>
          <table:table-cell office:value-type="string" calcext:value-type="string">
            <text:p>Latvia</text:p>
          </table:table-cell>
          <table:table-cell/>
          <table:table-cell table:formula="of:=IF([.M108]=1;[.H109];IF([.H109]=[.L108];[.L108];&quot;X&quot;))" office:value-type="string" office:string-value="M" calcext:value-type="string">
            <text:p>M</text:p>
          </table:table-cell>
          <table:table-cell table:formula="of:=IF([.A109]=[.A110];0;1)" office:value-type="float" office:value="0" calcext:value-type="float">
            <text:p>0</text:p>
          </table:table-cell>
          <table:table-cell table:formula="of:=DATE(MID([.G109];7;4);MID([.G109];1;2);MID([.G109];4;2))" office:value-type="date" office:date-value="1972-08-22" calcext:value-type="date">
            <text:p>22.08.72</text:p>
          </table:table-cell>
          <table:table-cell table:formula="of:=ORG.OPENOFFICE.YEARS([.N109];[.$N$1];0)" office:value-type="float" office:value="43" calcext:value-type="float">
            <text:p>43</text:p>
          </table:table-cell>
          <table:table-cell table:formula="of:=IF([.A109]=[.A108];MIN([.O109];[.P108]);[.O109])" office:value-type="float" office:value="43" calcext:value-type="float">
            <text:p>43</text:p>
          </table:table-cell>
          <table:table-cell table:formula="of:=IF([.A109]=[.A108];MAX([.O109];[.Q108]);[.P109])" office:value-type="float" office:value="43" calcext:value-type="float">
            <text:p>43</text:p>
          </table:table-cell>
          <table:table-cell table:formula="of:=IF(AND([.Q109]&gt;=0;[.Q109]&lt;[.$R$1]);&quot;J&quot;;&quot;&quot;)">
            <text:p/>
          </table:table-cell>
          <table:table-cell table:formula="of:=IF([.P109]&gt;=[.$S$1];&quot;V&quot;;&quot;&quot;)" office:value-type="string" office:string-value="V" calcext:value-type="string">
            <text:p>V</text:p>
          </table:table-cell>
          <table:table-cell table:formula="of:=IF([.P109]&gt;=[.$T$1];&quot;SV&quot;;&quot;&quot;)">
            <text:p/>
          </table:table-cell>
          <table:table-cell table:formula="of:=IF([.P109]&gt;=[.$U$1];&quot;UV&quot;;&quot;&quot;)">
            <text:p/>
          </table:table-cell>
          <table:table-cell table:formula="of:=IF([.M109]=1;[.L109]&amp;&quot;O&quot;&amp;IF(LEN([.R109])&gt;0;&quot;,&quot;&amp;[.L109]&amp;[.R109];&quot;&quot;)&amp;IF(LEN([.S109])&gt;0;&quot;,&quot;&amp;[.L109]&amp;[.S109];&quot;&quot;)&amp;IF(LEN([.T109])&gt;0;&quot;,&quot;&amp;[.L109]&amp;[.T109];&quot;&quot;)&amp;IF(LEN([.U109])&gt;0;&quot;,&quot;&amp;[.L109]&amp;[.U109];&quot;&quot;)&amp;IF(LEN([.C109])&gt;0;&quot;,&quot;&amp;[.C109];&quot;&quot;);&quot;&quot;)">
            <text:p/>
          </table:table-cell>
          <table:table-cell table:formula="of:=[.E109]&amp;&quot; &quot;&amp;[.F109]" office:value-type="string" office:string-value="Juris Kačoreks" calcext:value-type="string">
            <text:p>Juris Kačoreks</text:p>
          </table:table-cell>
          <table:table-cell table:formula="of:=MID([.G109];7;4)&amp;&quot;-&quot;&amp;MID([.G109];1;2)&amp;&quot;-&quot;&amp;MID([.G109];4;2)" office:value-type="string" office:string-value="1972-08-22" calcext:value-type="string">
            <text:p>1972-08-22</text:p>
          </table:table-cell>
          <table:table-cell table:formula="of:=IF(LEN([.V109])=0;[.V110];[.V109])" office:value-type="string" office:string-value="XO" calcext:value-type="string">
            <text:p>XO</text:p>
          </table:table-cell>
          <table:table-cell table:formula="of:=IF(LEN([.Y109])=0;[.Y110];[.Y109])" office:value-type="string" office:string-value="XO" calcext:value-type="string">
            <text:p>XO</text:p>
          </table:table-cell>
          <table:table-cell table:formula="of:=IF(LEN([.Z109])=0;[.Z110];[.Z109])" office:value-type="string" office:string-value="XO" calcext:value-type="string">
            <text:p>XO</text:p>
          </table:table-cell>
          <table:table-cell table:formula="of:=IF(LEN([.AA109])=0;[.AA110];[.AA109])" office:value-type="string" office:string-value="XO" calcext:value-type="string">
            <text:p>XO</text:p>
          </table:table-cell>
          <table:table-cell table:formula="of:=IF(LEN([.I109])&gt;0;[.I109];&quot;*&quot;)" office:value-type="float" office:value="7477777" calcext:value-type="float">
            <text:p>7477777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2.K.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Gerda</text:p>
          </table:table-cell>
          <table:table-cell office:value-type="string" calcext:value-type="string">
            <text:p>Kačoreka</text:p>
          </table:table-cell>
          <table:table-cell office:value-type="string" calcext:value-type="string">
            <text:p>09/10/1999</text:p>
          </table:table-cell>
          <table:table-cell office:value-type="string" calcext:value-type="string">
            <text:p>W</text:p>
          </table:table-cell>
          <table:table-cell office:value-type="float" office:value="1772777" calcext:value-type="float">
            <text:p>1772777</text:p>
          </table:table-cell>
          <table:table-cell office:value-type="string" calcext:value-type="string">
            <text:p>Latvia</text:p>
          </table:table-cell>
          <table:table-cell/>
          <table:table-cell table:formula="of:=IF([.M109]=1;[.H110];IF([.H110]=[.L109];[.L109];&quot;X&quot;))" office:value-type="string" office:string-value="X" calcext:value-type="string">
            <text:p>X</text:p>
          </table:table-cell>
          <table:table-cell table:formula="of:=IF([.A110]=[.A111];0;1)" office:value-type="float" office:value="1" calcext:value-type="float">
            <text:p>1</text:p>
          </table:table-cell>
          <table:table-cell table:formula="of:=DATE(MID([.G110];7;4);MID([.G110];1;2);MID([.G110];4;2))" office:value-type="date" office:date-value="1999-09-10" calcext:value-type="date">
            <text:p>10.09.99</text:p>
          </table:table-cell>
          <table:table-cell table:formula="of:=ORG.OPENOFFICE.YEARS([.N110];[.$N$1];0)" office:value-type="float" office:value="16" calcext:value-type="float">
            <text:p>16</text:p>
          </table:table-cell>
          <table:table-cell table:formula="of:=IF([.A110]=[.A109];MIN([.O110];[.P109]);[.O110])" office:value-type="float" office:value="16" calcext:value-type="float">
            <text:p>16</text:p>
          </table:table-cell>
          <table:table-cell table:formula="of:=IF([.A110]=[.A109];MAX([.O110];[.Q109]);[.P110])" office:value-type="float" office:value="43" calcext:value-type="float">
            <text:p>43</text:p>
          </table:table-cell>
          <table:table-cell table:formula="of:=IF(AND([.Q110]&gt;=0;[.Q110]&lt;[.$R$1]);&quot;J&quot;;&quot;&quot;)">
            <text:p/>
          </table:table-cell>
          <table:table-cell table:formula="of:=IF([.P110]&gt;=[.$S$1];&quot;V&quot;;&quot;&quot;)">
            <text:p/>
          </table:table-cell>
          <table:table-cell table:formula="of:=IF([.P110]&gt;=[.$T$1];&quot;SV&quot;;&quot;&quot;)">
            <text:p/>
          </table:table-cell>
          <table:table-cell table:formula="of:=IF([.P110]&gt;=[.$U$1];&quot;UV&quot;;&quot;&quot;)">
            <text:p/>
          </table:table-cell>
          <table:table-cell table:formula="of:=IF([.M110]=1;[.L110]&amp;&quot;O&quot;&amp;IF(LEN([.R110])&gt;0;&quot;,&quot;&amp;[.L110]&amp;[.R110];&quot;&quot;)&amp;IF(LEN([.S110])&gt;0;&quot;,&quot;&amp;[.L110]&amp;[.S110];&quot;&quot;)&amp;IF(LEN([.T110])&gt;0;&quot;,&quot;&amp;[.L110]&amp;[.T110];&quot;&quot;)&amp;IF(LEN([.U110])&gt;0;&quot;,&quot;&amp;[.L110]&amp;[.U110];&quot;&quot;)&amp;IF(LEN([.C110])&gt;0;&quot;,&quot;&amp;[.C110];&quot;&quot;);&quot;&quot;)" office:value-type="string" office:string-value="XO" calcext:value-type="string">
            <text:p>XO</text:p>
          </table:table-cell>
          <table:table-cell table:formula="of:=[.E110]&amp;&quot; &quot;&amp;[.F110]" office:value-type="string" office:string-value="Gerda Kačoreka" calcext:value-type="string">
            <text:p>Gerda Kačoreka</text:p>
          </table:table-cell>
          <table:table-cell table:formula="of:=MID([.G110];7;4)&amp;&quot;-&quot;&amp;MID([.G110];1;2)&amp;&quot;-&quot;&amp;MID([.G110];4;2)" office:value-type="string" office:string-value="1999-09-10" calcext:value-type="string">
            <text:p>1999-09-10</text:p>
          </table:table-cell>
          <table:table-cell table:formula="of:=IF(LEN([.V110])=0;[.V111];[.V110])" office:value-type="string" office:string-value="XO" calcext:value-type="string">
            <text:p>XO</text:p>
          </table:table-cell>
          <table:table-cell table:formula="of:=IF(LEN([.Y110])=0;[.Y111];[.Y110])" office:value-type="string" office:string-value="XO" calcext:value-type="string">
            <text:p>XO</text:p>
          </table:table-cell>
          <table:table-cell table:formula="of:=IF(LEN([.Z110])=0;[.Z111];[.Z110])" office:value-type="string" office:string-value="XO" calcext:value-type="string">
            <text:p>XO</text:p>
          </table:table-cell>
          <table:table-cell table:formula="of:=IF(LEN([.AA110])=0;[.AA111];[.AA110])" office:value-type="string" office:string-value="XO" calcext:value-type="string">
            <text:p>XO</text:p>
          </table:table-cell>
          <table:table-cell table:formula="of:=IF(LEN([.I110])&gt;0;[.I110];&quot;*&quot;)" office:value-type="float" office:value="1772777" calcext:value-type="float">
            <text:p>1772777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Čāpotāji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Upenieks</text:p>
          </table:table-cell>
          <table:table-cell office:value-type="string" calcext:value-type="string">
            <text:p>03/05/1988</text:p>
          </table:table-cell>
          <table:table-cell office:value-type="string" calcext:value-type="string">
            <text:p>M</text:p>
          </table:table-cell>
          <table:table-cell office:value-type="float" office:value="682044" calcext:value-type="float">
            <text:p>682044</text:p>
          </table:table-cell>
          <table:table-cell office:value-type="string" calcext:value-type="string">
            <text:p>Latvia</text:p>
          </table:table-cell>
          <table:table-cell/>
          <table:table-cell table:formula="of:=IF([.M110]=1;[.H111];IF([.H111]=[.L110];[.L110];&quot;X&quot;))" office:value-type="string" office:string-value="M" calcext:value-type="string">
            <text:p>M</text:p>
          </table:table-cell>
          <table:table-cell table:formula="of:=IF([.A111]=[.A112];0;1)" office:value-type="float" office:value="0" calcext:value-type="float">
            <text:p>0</text:p>
          </table:table-cell>
          <table:table-cell table:formula="of:=DATE(MID([.G111];7;4);MID([.G111];1;2);MID([.G111];4;2))" office:value-type="date" office:date-value="1988-03-05" calcext:value-type="date">
            <text:p>05.03.88</text:p>
          </table:table-cell>
          <table:table-cell table:formula="of:=ORG.OPENOFFICE.YEARS([.N111];[.$N$1];0)" office:value-type="float" office:value="28" calcext:value-type="float">
            <text:p>28</text:p>
          </table:table-cell>
          <table:table-cell table:formula="of:=IF([.A111]=[.A110];MIN([.O111];[.P110]);[.O111])" office:value-type="float" office:value="28" calcext:value-type="float">
            <text:p>28</text:p>
          </table:table-cell>
          <table:table-cell table:formula="of:=IF([.A111]=[.A110];MAX([.O111];[.Q110]);[.P111])" office:value-type="float" office:value="28" calcext:value-type="float">
            <text:p>28</text:p>
          </table:table-cell>
          <table:table-cell table:formula="of:=IF(AND([.Q111]&gt;=0;[.Q111]&lt;[.$R$1]);&quot;J&quot;;&quot;&quot;)">
            <text:p/>
          </table:table-cell>
          <table:table-cell table:formula="of:=IF([.P111]&gt;=[.$S$1];&quot;V&quot;;&quot;&quot;)">
            <text:p/>
          </table:table-cell>
          <table:table-cell table:formula="of:=IF([.P111]&gt;=[.$T$1];&quot;SV&quot;;&quot;&quot;)">
            <text:p/>
          </table:table-cell>
          <table:table-cell table:formula="of:=IF([.P111]&gt;=[.$U$1];&quot;UV&quot;;&quot;&quot;)">
            <text:p/>
          </table:table-cell>
          <table:table-cell table:formula="of:=IF([.M111]=1;[.L111]&amp;&quot;O&quot;&amp;IF(LEN([.R111])&gt;0;&quot;,&quot;&amp;[.L111]&amp;[.R111];&quot;&quot;)&amp;IF(LEN([.S111])&gt;0;&quot;,&quot;&amp;[.L111]&amp;[.S111];&quot;&quot;)&amp;IF(LEN([.T111])&gt;0;&quot;,&quot;&amp;[.L111]&amp;[.T111];&quot;&quot;)&amp;IF(LEN([.U111])&gt;0;&quot;,&quot;&amp;[.L111]&amp;[.U111];&quot;&quot;)&amp;IF(LEN([.C111])&gt;0;&quot;,&quot;&amp;[.C111];&quot;&quot;);&quot;&quot;)">
            <text:p/>
          </table:table-cell>
          <table:table-cell table:formula="of:=[.E111]&amp;&quot; &quot;&amp;[.F111]" office:value-type="string" office:string-value="Toms Upenieks" calcext:value-type="string">
            <text:p>Toms Upenieks</text:p>
          </table:table-cell>
          <table:table-cell table:formula="of:=MID([.G111];7;4)&amp;&quot;-&quot;&amp;MID([.G111];1;2)&amp;&quot;-&quot;&amp;MID([.G111];4;2)" office:value-type="string" office:string-value="1988-03-05" calcext:value-type="string">
            <text:p>1988-03-05</text:p>
          </table:table-cell>
          <table:table-cell table:formula="of:=IF(LEN([.V111])=0;[.V112];[.V111])" office:value-type="string" office:string-value="XO" calcext:value-type="string">
            <text:p>XO</text:p>
          </table:table-cell>
          <table:table-cell table:formula="of:=IF(LEN([.Y111])=0;[.Y112];[.Y111])" office:value-type="string" office:string-value="XO" calcext:value-type="string">
            <text:p>XO</text:p>
          </table:table-cell>
          <table:table-cell table:formula="of:=IF(LEN([.Z111])=0;[.Z112];[.Z111])" office:value-type="string" office:string-value="XO" calcext:value-type="string">
            <text:p>XO</text:p>
          </table:table-cell>
          <table:table-cell table:formula="of:=IF(LEN([.AA111])=0;[.AA112];[.AA111])" office:value-type="string" office:string-value="XO" calcext:value-type="string">
            <text:p>XO</text:p>
          </table:table-cell>
          <table:table-cell table:formula="of:=IF(LEN([.I111])&gt;0;[.I111];&quot;*&quot;)" office:value-type="float" office:value="682044" calcext:value-type="float">
            <text:p>682044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Čāpotāji</text:p>
          </table:table-cell>
          <table:table-cell/>
          <table:table-cell office:value-type="string" calcext:value-type="string">
            <text:p>XO4</text:p>
          </table:table-cell>
          <table:table-cell office:value-type="string" calcext:value-type="string">
            <text:p>Aija</text:p>
          </table:table-cell>
          <table:table-cell office:value-type="string" calcext:value-type="string">
            <text:p>Lorence</text:p>
          </table:table-cell>
          <table:table-cell office:value-type="string" calcext:value-type="string">
            <text:p>12/28/198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11]=1;[.H112];IF([.H112]=[.L111];[.L111];&quot;X&quot;))" office:value-type="string" office:string-value="X" calcext:value-type="string">
            <text:p>X</text:p>
          </table:table-cell>
          <table:table-cell table:formula="of:=IF([.A112]=[.A113];0;1)" office:value-type="float" office:value="1" calcext:value-type="float">
            <text:p>1</text:p>
          </table:table-cell>
          <table:table-cell table:formula="of:=DATE(MID([.G112];7;4);MID([.G112];1;2);MID([.G112];4;2))" office:value-type="date" office:date-value="1986-12-28" calcext:value-type="date">
            <text:p>28.12.86</text:p>
          </table:table-cell>
          <table:table-cell table:formula="of:=ORG.OPENOFFICE.YEARS([.N112];[.$N$1];0)" office:value-type="float" office:value="29" calcext:value-type="float">
            <text:p>29</text:p>
          </table:table-cell>
          <table:table-cell table:formula="of:=IF([.A112]=[.A111];MIN([.O112];[.P111]);[.O112])" office:value-type="float" office:value="28" calcext:value-type="float">
            <text:p>28</text:p>
          </table:table-cell>
          <table:table-cell table:formula="of:=IF([.A112]=[.A111];MAX([.O112];[.Q111]);[.P112])" office:value-type="float" office:value="29" calcext:value-type="float">
            <text:p>29</text:p>
          </table:table-cell>
          <table:table-cell table:formula="of:=IF(AND([.Q112]&gt;=0;[.Q112]&lt;[.$R$1]);&quot;J&quot;;&quot;&quot;)">
            <text:p/>
          </table:table-cell>
          <table:table-cell table:formula="of:=IF([.P112]&gt;=[.$S$1];&quot;V&quot;;&quot;&quot;)">
            <text:p/>
          </table:table-cell>
          <table:table-cell table:formula="of:=IF([.P112]&gt;=[.$T$1];&quot;SV&quot;;&quot;&quot;)">
            <text:p/>
          </table:table-cell>
          <table:table-cell table:formula="of:=IF([.P112]&gt;=[.$U$1];&quot;UV&quot;;&quot;&quot;)">
            <text:p/>
          </table:table-cell>
          <table:table-cell table:formula="of:=IF([.M112]=1;[.L112]&amp;&quot;O&quot;&amp;IF(LEN([.R112])&gt;0;&quot;,&quot;&amp;[.L112]&amp;[.R112];&quot;&quot;)&amp;IF(LEN([.S112])&gt;0;&quot;,&quot;&amp;[.L112]&amp;[.S112];&quot;&quot;)&amp;IF(LEN([.T112])&gt;0;&quot;,&quot;&amp;[.L112]&amp;[.T112];&quot;&quot;)&amp;IF(LEN([.U112])&gt;0;&quot;,&quot;&amp;[.L112]&amp;[.U112];&quot;&quot;)&amp;IF(LEN([.C112])&gt;0;&quot;,&quot;&amp;[.C112];&quot;&quot;);&quot;&quot;)" office:value-type="string" office:string-value="XO" calcext:value-type="string">
            <text:p>XO</text:p>
          </table:table-cell>
          <table:table-cell table:formula="of:=[.E112]&amp;&quot; &quot;&amp;[.F112]" office:value-type="string" office:string-value="Aija Lorence" calcext:value-type="string">
            <text:p>Aija Lorence</text:p>
          </table:table-cell>
          <table:table-cell table:formula="of:=MID([.G112];7;4)&amp;&quot;-&quot;&amp;MID([.G112];1;2)&amp;&quot;-&quot;&amp;MID([.G112];4;2)" office:value-type="string" office:string-value="1986-12-28" calcext:value-type="string">
            <text:p>1986-12-28</text:p>
          </table:table-cell>
          <table:table-cell table:formula="of:=IF(LEN([.V112])=0;[.V113];[.V112])" office:value-type="string" office:string-value="XO" calcext:value-type="string">
            <text:p>XO</text:p>
          </table:table-cell>
          <table:table-cell table:formula="of:=IF(LEN([.Y112])=0;[.Y113];[.Y112])" office:value-type="string" office:string-value="XO" calcext:value-type="string">
            <text:p>XO</text:p>
          </table:table-cell>
          <table:table-cell table:formula="of:=IF(LEN([.Z112])=0;[.Z113];[.Z112])" office:value-type="string" office:string-value="XO" calcext:value-type="string">
            <text:p>XO</text:p>
          </table:table-cell>
          <table:table-cell table:formula="of:=IF(LEN([.AA112])=0;[.AA113];[.AA112])" office:value-type="string" office:string-value="XO" calcext:value-type="string">
            <text:p>XO</text:p>
          </table:table-cell>
          <table:table-cell table:formula="of:=IF(LEN([.I112])&gt;0;[.I11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GunJ</text:p>
          </table:table-cell>
          <table:table-cell/>
          <table:table-cell office:value-type="string" calcext:value-type="string">
            <text:p>WO4</text:p>
          </table:table-cell>
          <table:table-cell office:value-type="string" calcext:value-type="string">
            <text:p>Ginta</text:p>
          </table:table-cell>
          <table:table-cell office:value-type="string" calcext:value-type="string">
            <text:p>Sniķere</text:p>
          </table:table-cell>
          <table:table-cell office:value-type="string" calcext:value-type="string">
            <text:p>02/15/1956</text:p>
          </table:table-cell>
          <table:table-cell office:value-type="string" calcext:value-type="string">
            <text:p>W</text:p>
          </table:table-cell>
          <table:table-cell office:value-type="float" office:value="2061741" calcext:value-type="float">
            <text:p>2061741</text:p>
          </table:table-cell>
          <table:table-cell office:value-type="string" calcext:value-type="string">
            <text:p>Latvia</text:p>
          </table:table-cell>
          <table:table-cell/>
          <table:table-cell table:formula="of:=IF([.M112]=1;[.H113];IF([.H113]=[.L112];[.L112];&quot;X&quot;))" office:value-type="string" office:string-value="W" calcext:value-type="string">
            <text:p>W</text:p>
          </table:table-cell>
          <table:table-cell table:formula="of:=IF([.A113]=[.A114];0;1)" office:value-type="float" office:value="0" calcext:value-type="float">
            <text:p>0</text:p>
          </table:table-cell>
          <table:table-cell table:formula="of:=DATE(MID([.G113];7;4);MID([.G113];1;2);MID([.G113];4;2))" office:value-type="date" office:date-value="1956-02-15" calcext:value-type="date">
            <text:p>15.02.56</text:p>
          </table:table-cell>
          <table:table-cell table:formula="of:=ORG.OPENOFFICE.YEARS([.N113];[.$N$1];0)" office:value-type="float" office:value="60" calcext:value-type="float">
            <text:p>60</text:p>
          </table:table-cell>
          <table:table-cell table:formula="of:=IF([.A113]=[.A112];MIN([.O113];[.P112]);[.O113])" office:value-type="float" office:value="60" calcext:value-type="float">
            <text:p>60</text:p>
          </table:table-cell>
          <table:table-cell table:formula="of:=IF([.A113]=[.A112];MAX([.O113];[.Q112]);[.P113])" office:value-type="float" office:value="60" calcext:value-type="float">
            <text:p>60</text:p>
          </table:table-cell>
          <table:table-cell table:formula="of:=IF(AND([.Q113]&gt;=0;[.Q113]&lt;[.$R$1]);&quot;J&quot;;&quot;&quot;)">
            <text:p/>
          </table:table-cell>
          <table:table-cell table:formula="of:=IF([.P113]&gt;=[.$S$1];&quot;V&quot;;&quot;&quot;)" office:value-type="string" office:string-value="V" calcext:value-type="string">
            <text:p>V</text:p>
          </table:table-cell>
          <table:table-cell table:formula="of:=IF([.P113]&gt;=[.$T$1];&quot;SV&quot;;&quot;&quot;)" office:value-type="string" office:string-value="SV" calcext:value-type="string">
            <text:p>SV</text:p>
          </table:table-cell>
          <table:table-cell table:formula="of:=IF([.P113]&gt;=[.$U$1];&quot;UV&quot;;&quot;&quot;)">
            <text:p/>
          </table:table-cell>
          <table:table-cell table:formula="of:=IF([.M113]=1;[.L113]&amp;&quot;O&quot;&amp;IF(LEN([.R113])&gt;0;&quot;,&quot;&amp;[.L113]&amp;[.R113];&quot;&quot;)&amp;IF(LEN([.S113])&gt;0;&quot;,&quot;&amp;[.L113]&amp;[.S113];&quot;&quot;)&amp;IF(LEN([.T113])&gt;0;&quot;,&quot;&amp;[.L113]&amp;[.T113];&quot;&quot;)&amp;IF(LEN([.U113])&gt;0;&quot;,&quot;&amp;[.L113]&amp;[.U113];&quot;&quot;)&amp;IF(LEN([.C113])&gt;0;&quot;,&quot;&amp;[.C113];&quot;&quot;);&quot;&quot;)">
            <text:p/>
          </table:table-cell>
          <table:table-cell table:formula="of:=[.E113]&amp;&quot; &quot;&amp;[.F113]" office:value-type="string" office:string-value="Ginta Sniķere" calcext:value-type="string">
            <text:p>Ginta Sniķere</text:p>
          </table:table-cell>
          <table:table-cell table:formula="of:=MID([.G113];7;4)&amp;&quot;-&quot;&amp;MID([.G113];1;2)&amp;&quot;-&quot;&amp;MID([.G113];4;2)" office:value-type="string" office:string-value="1956-02-15" calcext:value-type="string">
            <text:p>1956-02-15</text:p>
          </table:table-cell>
          <table:table-cell table:formula="of:=IF(LEN([.V113])=0;[.V114];[.V113])" office:value-type="string" office:string-value="WO" calcext:value-type="string">
            <text:p>WO</text:p>
          </table:table-cell>
          <table:table-cell table:formula="of:=IF(LEN([.Y113])=0;[.Y114];[.Y113])" office:value-type="string" office:string-value="WO" calcext:value-type="string">
            <text:p>WO</text:p>
          </table:table-cell>
          <table:table-cell table:formula="of:=IF(LEN([.Z113])=0;[.Z114];[.Z113])" office:value-type="string" office:string-value="WO" calcext:value-type="string">
            <text:p>WO</text:p>
          </table:table-cell>
          <table:table-cell table:formula="of:=IF(LEN([.AA113])=0;[.AA114];[.AA113])" office:value-type="string" office:string-value="WO" calcext:value-type="string">
            <text:p>WO</text:p>
          </table:table-cell>
          <table:table-cell table:formula="of:=IF(LEN([.I113])&gt;0;[.I113];&quot;*&quot;)" office:value-type="float" office:value="2061741" calcext:value-type="float">
            <text:p>2061741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GunJ</text:p>
          </table:table-cell>
          <table:table-cell/>
          <table:table-cell office:value-type="string" calcext:value-type="string">
            <text:p>WO4</text:p>
          </table:table-cell>
          <table:table-cell office:value-type="string" calcext:value-type="string">
            <text:p>Jūlija</text:p>
          </table:table-cell>
          <table:table-cell office:value-type="string" calcext:value-type="string">
            <text:p>Aņisko</text:p>
          </table:table-cell>
          <table:table-cell office:value-type="string" calcext:value-type="string">
            <text:p>02/01/1987</text:p>
          </table:table-cell>
          <table:table-cell office:value-type="string" calcext:value-type="string">
            <text:p>W</text:p>
          </table:table-cell>
          <table:table-cell office:value-type="float" office:value="7202735" calcext:value-type="float">
            <text:p>7202735</text:p>
          </table:table-cell>
          <table:table-cell office:value-type="string" calcext:value-type="string">
            <text:p>Latvia</text:p>
          </table:table-cell>
          <table:table-cell/>
          <table:table-cell table:formula="of:=IF([.M113]=1;[.H114];IF([.H114]=[.L113];[.L113];&quot;X&quot;))" office:value-type="string" office:string-value="W" calcext:value-type="string">
            <text:p>W</text:p>
          </table:table-cell>
          <table:table-cell table:formula="of:=IF([.A114]=[.A115];0;1)" office:value-type="float" office:value="1" calcext:value-type="float">
            <text:p>1</text:p>
          </table:table-cell>
          <table:table-cell table:formula="of:=DATE(MID([.G114];7;4);MID([.G114];1;2);MID([.G114];4;2))" office:value-type="date" office:date-value="1987-02-01" calcext:value-type="date">
            <text:p>01.02.87</text:p>
          </table:table-cell>
          <table:table-cell table:formula="of:=ORG.OPENOFFICE.YEARS([.N114];[.$N$1];0)" office:value-type="float" office:value="29" calcext:value-type="float">
            <text:p>29</text:p>
          </table:table-cell>
          <table:table-cell table:formula="of:=IF([.A114]=[.A113];MIN([.O114];[.P113]);[.O114])" office:value-type="float" office:value="29" calcext:value-type="float">
            <text:p>29</text:p>
          </table:table-cell>
          <table:table-cell table:formula="of:=IF([.A114]=[.A113];MAX([.O114];[.Q113]);[.P114])" office:value-type="float" office:value="60" calcext:value-type="float">
            <text:p>60</text:p>
          </table:table-cell>
          <table:table-cell table:formula="of:=IF(AND([.Q114]&gt;=0;[.Q114]&lt;[.$R$1]);&quot;J&quot;;&quot;&quot;)">
            <text:p/>
          </table:table-cell>
          <table:table-cell table:formula="of:=IF([.P114]&gt;=[.$S$1];&quot;V&quot;;&quot;&quot;)">
            <text:p/>
          </table:table-cell>
          <table:table-cell table:formula="of:=IF([.P114]&gt;=[.$T$1];&quot;SV&quot;;&quot;&quot;)">
            <text:p/>
          </table:table-cell>
          <table:table-cell table:formula="of:=IF([.P114]&gt;=[.$U$1];&quot;UV&quot;;&quot;&quot;)">
            <text:p/>
          </table:table-cell>
          <table:table-cell table:formula="of:=IF([.M114]=1;[.L114]&amp;&quot;O&quot;&amp;IF(LEN([.R114])&gt;0;&quot;,&quot;&amp;[.L114]&amp;[.R114];&quot;&quot;)&amp;IF(LEN([.S114])&gt;0;&quot;,&quot;&amp;[.L114]&amp;[.S114];&quot;&quot;)&amp;IF(LEN([.T114])&gt;0;&quot;,&quot;&amp;[.L114]&amp;[.T114];&quot;&quot;)&amp;IF(LEN([.U114])&gt;0;&quot;,&quot;&amp;[.L114]&amp;[.U114];&quot;&quot;)&amp;IF(LEN([.C114])&gt;0;&quot;,&quot;&amp;[.C114];&quot;&quot;);&quot;&quot;)" office:value-type="string" office:string-value="WO" calcext:value-type="string">
            <text:p>WO</text:p>
          </table:table-cell>
          <table:table-cell table:formula="of:=[.E114]&amp;&quot; &quot;&amp;[.F114]" office:value-type="string" office:string-value="Jūlija Aņisko" calcext:value-type="string">
            <text:p>Jūlija Aņisko</text:p>
          </table:table-cell>
          <table:table-cell table:formula="of:=MID([.G114];7;4)&amp;&quot;-&quot;&amp;MID([.G114];1;2)&amp;&quot;-&quot;&amp;MID([.G114];4;2)" office:value-type="string" office:string-value="1987-02-01" calcext:value-type="string">
            <text:p>1987-02-01</text:p>
          </table:table-cell>
          <table:table-cell table:formula="of:=IF(LEN([.V114])=0;[.V115];[.V114])" office:value-type="string" office:string-value="WO" calcext:value-type="string">
            <text:p>WO</text:p>
          </table:table-cell>
          <table:table-cell table:formula="of:=IF(LEN([.Y114])=0;[.Y115];[.Y114])" office:value-type="string" office:string-value="WO" calcext:value-type="string">
            <text:p>WO</text:p>
          </table:table-cell>
          <table:table-cell table:formula="of:=IF(LEN([.Z114])=0;[.Z115];[.Z114])" office:value-type="string" office:string-value="WO" calcext:value-type="string">
            <text:p>WO</text:p>
          </table:table-cell>
          <table:table-cell table:formula="of:=IF(LEN([.AA114])=0;[.AA115];[.AA114])" office:value-type="string" office:string-value="WO" calcext:value-type="string">
            <text:p>WO</text:p>
          </table:table-cell>
          <table:table-cell table:formula="of:=IF(LEN([.I114])&gt;0;[.I114];&quot;*&quot;)" office:value-type="float" office:value="7202735" calcext:value-type="float">
            <text:p>720273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Creme brulee</text:p>
          </table:table-cell>
          <table:table-cell/>
          <table:table-cell office:value-type="string" calcext:value-type="string">
            <text:p>WO4</text:p>
          </table:table-cell>
          <table:table-cell office:value-type="string" calcext:value-type="string">
            <text:p>Ilze</text:p>
          </table:table-cell>
          <table:table-cell office:value-type="string" calcext:value-type="string">
            <text:p>Berga</text:p>
          </table:table-cell>
          <table:table-cell office:value-type="string" calcext:value-type="string">
            <text:p>03/09/1982</text:p>
          </table:table-cell>
          <table:table-cell office:value-type="string" calcext:value-type="string">
            <text:p>W</text:p>
          </table:table-cell>
          <table:table-cell office:value-type="float" office:value="7090382" calcext:value-type="float">
            <text:p>7090382</text:p>
          </table:table-cell>
          <table:table-cell office:value-type="string" calcext:value-type="string">
            <text:p>Latvia</text:p>
          </table:table-cell>
          <table:table-cell/>
          <table:table-cell table:formula="of:=IF([.M114]=1;[.H115];IF([.H115]=[.L114];[.L114];&quot;X&quot;))" office:value-type="string" office:string-value="W" calcext:value-type="string">
            <text:p>W</text:p>
          </table:table-cell>
          <table:table-cell table:formula="of:=IF([.A115]=[.A116];0;1)" office:value-type="float" office:value="0" calcext:value-type="float">
            <text:p>0</text:p>
          </table:table-cell>
          <table:table-cell table:formula="of:=DATE(MID([.G115];7;4);MID([.G115];1;2);MID([.G115];4;2))" office:value-type="date" office:date-value="1982-03-09" calcext:value-type="date">
            <text:p>09.03.82</text:p>
          </table:table-cell>
          <table:table-cell table:formula="of:=ORG.OPENOFFICE.YEARS([.N115];[.$N$1];0)" office:value-type="float" office:value="34" calcext:value-type="float">
            <text:p>34</text:p>
          </table:table-cell>
          <table:table-cell table:formula="of:=IF([.A115]=[.A114];MIN([.O115];[.P114]);[.O115])" office:value-type="float" office:value="34" calcext:value-type="float">
            <text:p>34</text:p>
          </table:table-cell>
          <table:table-cell table:formula="of:=IF([.A115]=[.A114];MAX([.O115];[.Q114]);[.P115])" office:value-type="float" office:value="34" calcext:value-type="float">
            <text:p>34</text:p>
          </table:table-cell>
          <table:table-cell table:formula="of:=IF(AND([.Q115]&gt;=0;[.Q115]&lt;[.$R$1]);&quot;J&quot;;&quot;&quot;)">
            <text:p/>
          </table:table-cell>
          <table:table-cell table:formula="of:=IF([.P115]&gt;=[.$S$1];&quot;V&quot;;&quot;&quot;)">
            <text:p/>
          </table:table-cell>
          <table:table-cell table:formula="of:=IF([.P115]&gt;=[.$T$1];&quot;SV&quot;;&quot;&quot;)">
            <text:p/>
          </table:table-cell>
          <table:table-cell table:formula="of:=IF([.P115]&gt;=[.$U$1];&quot;UV&quot;;&quot;&quot;)">
            <text:p/>
          </table:table-cell>
          <table:table-cell table:formula="of:=IF([.M115]=1;[.L115]&amp;&quot;O&quot;&amp;IF(LEN([.R115])&gt;0;&quot;,&quot;&amp;[.L115]&amp;[.R115];&quot;&quot;)&amp;IF(LEN([.S115])&gt;0;&quot;,&quot;&amp;[.L115]&amp;[.S115];&quot;&quot;)&amp;IF(LEN([.T115])&gt;0;&quot;,&quot;&amp;[.L115]&amp;[.T115];&quot;&quot;)&amp;IF(LEN([.U115])&gt;0;&quot;,&quot;&amp;[.L115]&amp;[.U115];&quot;&quot;)&amp;IF(LEN([.C115])&gt;0;&quot;,&quot;&amp;[.C115];&quot;&quot;);&quot;&quot;)">
            <text:p/>
          </table:table-cell>
          <table:table-cell table:formula="of:=[.E115]&amp;&quot; &quot;&amp;[.F115]" office:value-type="string" office:string-value="Ilze Berga" calcext:value-type="string">
            <text:p>Ilze Berga</text:p>
          </table:table-cell>
          <table:table-cell table:formula="of:=MID([.G115];7;4)&amp;&quot;-&quot;&amp;MID([.G115];1;2)&amp;&quot;-&quot;&amp;MID([.G115];4;2)" office:value-type="string" office:string-value="1982-03-09" calcext:value-type="string">
            <text:p>1982-03-09</text:p>
          </table:table-cell>
          <table:table-cell table:formula="of:=IF(LEN([.V115])=0;[.V116];[.V115])" office:value-type="string" office:string-value="WO" calcext:value-type="string">
            <text:p>WO</text:p>
          </table:table-cell>
          <table:table-cell table:formula="of:=IF(LEN([.Y115])=0;[.Y116];[.Y115])" office:value-type="string" office:string-value="WO" calcext:value-type="string">
            <text:p>WO</text:p>
          </table:table-cell>
          <table:table-cell table:formula="of:=IF(LEN([.Z115])=0;[.Z116];[.Z115])" office:value-type="string" office:string-value="WO" calcext:value-type="string">
            <text:p>WO</text:p>
          </table:table-cell>
          <table:table-cell table:formula="of:=IF(LEN([.AA115])=0;[.AA116];[.AA115])" office:value-type="string" office:string-value="WO" calcext:value-type="string">
            <text:p>WO</text:p>
          </table:table-cell>
          <table:table-cell table:formula="of:=IF(LEN([.I115])&gt;0;[.I115];&quot;*&quot;)" office:value-type="float" office:value="7090382" calcext:value-type="float">
            <text:p>7090382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Creme brulee</text:p>
          </table:table-cell>
          <table:table-cell/>
          <table:table-cell office:value-type="string" calcext:value-type="string">
            <text:p>WO4</text:p>
          </table:table-cell>
          <table:table-cell office:value-type="string" calcext:value-type="string">
            <text:p>Evija</text:p>
          </table:table-cell>
          <table:table-cell office:value-type="string" calcext:value-type="string">
            <text:p>Miezīte</text:p>
          </table:table-cell>
          <table:table-cell office:value-type="string" calcext:value-type="string">
            <text:p>01/01/1982</text:p>
          </table:table-cell>
          <table:table-cell office:value-type="string" calcext:value-type="string">
            <text:p>W</text:p>
          </table:table-cell>
          <table:table-cell office:value-type="float" office:value="2089799" calcext:value-type="float">
            <text:p>2089799</text:p>
          </table:table-cell>
          <table:table-cell office:value-type="string" calcext:value-type="string">
            <text:p>Latvia</text:p>
          </table:table-cell>
          <table:table-cell/>
          <table:table-cell table:formula="of:=IF([.M115]=1;[.H116];IF([.H116]=[.L115];[.L115];&quot;X&quot;))" office:value-type="string" office:string-value="W" calcext:value-type="string">
            <text:p>W</text:p>
          </table:table-cell>
          <table:table-cell table:formula="of:=IF([.A116]=[.A117];0;1)" office:value-type="float" office:value="1" calcext:value-type="float">
            <text:p>1</text:p>
          </table:table-cell>
          <table:table-cell table:formula="of:=DATE(MID([.G116];7;4);MID([.G116];1;2);MID([.G116];4;2))" office:value-type="date" office:date-value="1982-01-01" calcext:value-type="date">
            <text:p>01.01.82</text:p>
          </table:table-cell>
          <table:table-cell table:formula="of:=ORG.OPENOFFICE.YEARS([.N116];[.$N$1];0)" office:value-type="float" office:value="34" calcext:value-type="float">
            <text:p>34</text:p>
          </table:table-cell>
          <table:table-cell table:formula="of:=IF([.A116]=[.A115];MIN([.O116];[.P115]);[.O116])" office:value-type="float" office:value="34" calcext:value-type="float">
            <text:p>34</text:p>
          </table:table-cell>
          <table:table-cell table:formula="of:=IF([.A116]=[.A115];MAX([.O116];[.Q115]);[.P116])" office:value-type="float" office:value="34" calcext:value-type="float">
            <text:p>34</text:p>
          </table:table-cell>
          <table:table-cell table:formula="of:=IF(AND([.Q116]&gt;=0;[.Q116]&lt;[.$R$1]);&quot;J&quot;;&quot;&quot;)">
            <text:p/>
          </table:table-cell>
          <table:table-cell table:formula="of:=IF([.P116]&gt;=[.$S$1];&quot;V&quot;;&quot;&quot;)">
            <text:p/>
          </table:table-cell>
          <table:table-cell table:formula="of:=IF([.P116]&gt;=[.$T$1];&quot;SV&quot;;&quot;&quot;)">
            <text:p/>
          </table:table-cell>
          <table:table-cell table:formula="of:=IF([.P116]&gt;=[.$U$1];&quot;UV&quot;;&quot;&quot;)">
            <text:p/>
          </table:table-cell>
          <table:table-cell table:formula="of:=IF([.M116]=1;[.L116]&amp;&quot;O&quot;&amp;IF(LEN([.R116])&gt;0;&quot;,&quot;&amp;[.L116]&amp;[.R116];&quot;&quot;)&amp;IF(LEN([.S116])&gt;0;&quot;,&quot;&amp;[.L116]&amp;[.S116];&quot;&quot;)&amp;IF(LEN([.T116])&gt;0;&quot;,&quot;&amp;[.L116]&amp;[.T116];&quot;&quot;)&amp;IF(LEN([.U116])&gt;0;&quot;,&quot;&amp;[.L116]&amp;[.U116];&quot;&quot;)&amp;IF(LEN([.C116])&gt;0;&quot;,&quot;&amp;[.C116];&quot;&quot;);&quot;&quot;)" office:value-type="string" office:string-value="WO" calcext:value-type="string">
            <text:p>WO</text:p>
          </table:table-cell>
          <table:table-cell table:formula="of:=[.E116]&amp;&quot; &quot;&amp;[.F116]" office:value-type="string" office:string-value="Evija Miezīte" calcext:value-type="string">
            <text:p>Evija Miezīte</text:p>
          </table:table-cell>
          <table:table-cell table:formula="of:=MID([.G116];7;4)&amp;&quot;-&quot;&amp;MID([.G116];1;2)&amp;&quot;-&quot;&amp;MID([.G116];4;2)" office:value-type="string" office:string-value="1982-01-01" calcext:value-type="string">
            <text:p>1982-01-01</text:p>
          </table:table-cell>
          <table:table-cell table:formula="of:=IF(LEN([.V116])=0;[.V117];[.V116])" office:value-type="string" office:string-value="WO" calcext:value-type="string">
            <text:p>WO</text:p>
          </table:table-cell>
          <table:table-cell table:formula="of:=IF(LEN([.Y116])=0;[.Y117];[.Y116])" office:value-type="string" office:string-value="WO" calcext:value-type="string">
            <text:p>WO</text:p>
          </table:table-cell>
          <table:table-cell table:formula="of:=IF(LEN([.Z116])=0;[.Z117];[.Z116])" office:value-type="string" office:string-value="WO" calcext:value-type="string">
            <text:p>WO</text:p>
          </table:table-cell>
          <table:table-cell table:formula="of:=IF(LEN([.AA116])=0;[.AA117];[.AA116])" office:value-type="string" office:string-value="WO" calcext:value-type="string">
            <text:p>WO</text:p>
          </table:table-cell>
          <table:table-cell table:formula="of:=IF(LEN([.I116])&gt;0;[.I116];&quot;*&quot;)" office:value-type="float" office:value="2089799" calcext:value-type="float">
            <text:p>208979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SIE PIPARI</text:p>
          </table:table-cell>
          <table:table-cell/>
          <table:table-cell office:value-type="string" calcext:value-type="string">
            <text:p>MSV8</text:p>
          </table:table-cell>
          <table:table-cell office:value-type="string" calcext:value-type="string">
            <text:p>Ilmārs</text:p>
          </table:table-cell>
          <table:table-cell office:value-type="string" calcext:value-type="string">
            <text:p>Kaulakāns</text:p>
          </table:table-cell>
          <table:table-cell office:value-type="string" calcext:value-type="string">
            <text:p>05/01/1955</text:p>
          </table:table-cell>
          <table:table-cell office:value-type="string" calcext:value-type="string">
            <text:p>M</text:p>
          </table:table-cell>
          <table:table-cell office:value-type="float" office:value="9102033" calcext:value-type="float">
            <text:p>9102033</text:p>
          </table:table-cell>
          <table:table-cell office:value-type="string" calcext:value-type="string">
            <text:p>Latvia</text:p>
          </table:table-cell>
          <table:table-cell/>
          <table:table-cell table:formula="of:=IF([.M116]=1;[.H117];IF([.H117]=[.L116];[.L116];&quot;X&quot;))" office:value-type="string" office:string-value="M" calcext:value-type="string">
            <text:p>M</text:p>
          </table:table-cell>
          <table:table-cell table:formula="of:=IF([.A117]=[.A118];0;1)" office:value-type="float" office:value="0" calcext:value-type="float">
            <text:p>0</text:p>
          </table:table-cell>
          <table:table-cell table:formula="of:=DATE(MID([.G117];7;4);MID([.G117];1;2);MID([.G117];4;2))" office:value-type="date" office:date-value="1955-05-01" calcext:value-type="date">
            <text:p>01.05.55</text:p>
          </table:table-cell>
          <table:table-cell table:formula="of:=ORG.OPENOFFICE.YEARS([.N117];[.$N$1];0)" office:value-type="float" office:value="61" calcext:value-type="float">
            <text:p>61</text:p>
          </table:table-cell>
          <table:table-cell table:formula="of:=IF([.A117]=[.A116];MIN([.O117];[.P116]);[.O117])" office:value-type="float" office:value="61" calcext:value-type="float">
            <text:p>61</text:p>
          </table:table-cell>
          <table:table-cell table:formula="of:=IF([.A117]=[.A116];MAX([.O117];[.Q116]);[.P117])" office:value-type="float" office:value="61" calcext:value-type="float">
            <text:p>61</text:p>
          </table:table-cell>
          <table:table-cell table:formula="of:=IF(AND([.Q117]&gt;=0;[.Q117]&lt;[.$R$1]);&quot;J&quot;;&quot;&quot;)">
            <text:p/>
          </table:table-cell>
          <table:table-cell table:formula="of:=IF([.P117]&gt;=[.$S$1];&quot;V&quot;;&quot;&quot;)" office:value-type="string" office:string-value="V" calcext:value-type="string">
            <text:p>V</text:p>
          </table:table-cell>
          <table:table-cell table:formula="of:=IF([.P117]&gt;=[.$T$1];&quot;SV&quot;;&quot;&quot;)" office:value-type="string" office:string-value="SV" calcext:value-type="string">
            <text:p>SV</text:p>
          </table:table-cell>
          <table:table-cell table:formula="of:=IF([.P117]&gt;=[.$U$1];&quot;UV&quot;;&quot;&quot;)">
            <text:p/>
          </table:table-cell>
          <table:table-cell table:formula="of:=IF([.M117]=1;[.L117]&amp;&quot;O&quot;&amp;IF(LEN([.R117])&gt;0;&quot;,&quot;&amp;[.L117]&amp;[.R117];&quot;&quot;)&amp;IF(LEN([.S117])&gt;0;&quot;,&quot;&amp;[.L117]&amp;[.S117];&quot;&quot;)&amp;IF(LEN([.T117])&gt;0;&quot;,&quot;&amp;[.L117]&amp;[.T117];&quot;&quot;)&amp;IF(LEN([.U117])&gt;0;&quot;,&quot;&amp;[.L117]&amp;[.U117];&quot;&quot;)&amp;IF(LEN([.C117])&gt;0;&quot;,&quot;&amp;[.C117];&quot;&quot;);&quot;&quot;)">
            <text:p/>
          </table:table-cell>
          <table:table-cell table:formula="of:=[.E117]&amp;&quot; &quot;&amp;[.F117]" office:value-type="string" office:string-value="Ilmārs Kaulakāns" calcext:value-type="string">
            <text:p>Ilmārs Kaulakāns</text:p>
          </table:table-cell>
          <table:table-cell table:formula="of:=MID([.G117];7;4)&amp;&quot;-&quot;&amp;MID([.G117];1;2)&amp;&quot;-&quot;&amp;MID([.G117];4;2)" office:value-type="string" office:string-value="1955-05-01" calcext:value-type="string">
            <text:p>1955-05-01</text:p>
          </table:table-cell>
          <table:table-cell table:formula="of:=IF(LEN([.V117])=0;[.V118];[.V117])" office:value-type="string" office:string-value="MO,MV,MSV" calcext:value-type="string">
            <text:p>MO,MV,MSV</text:p>
          </table:table-cell>
          <table:table-cell table:formula="of:=IF(LEN([.Y117])=0;[.Y118];[.Y117])" office:value-type="string" office:string-value="MO,MV,MSV" calcext:value-type="string">
            <text:p>MO,MV,MSV</text:p>
          </table:table-cell>
          <table:table-cell table:formula="of:=IF(LEN([.Z117])=0;[.Z118];[.Z117])" office:value-type="string" office:string-value="MO,MV,MSV" calcext:value-type="string">
            <text:p>MO,MV,MSV</text:p>
          </table:table-cell>
          <table:table-cell table:formula="of:=IF(LEN([.AA117])=0;[.AA118];[.AA117])" office:value-type="string" office:string-value="MO,MV,MSV" calcext:value-type="string">
            <text:p>MO,MV,MSV</text:p>
          </table:table-cell>
          <table:table-cell table:formula="of:=IF(LEN([.I117])&gt;0;[.I117];&quot;*&quot;)" office:value-type="float" office:value="9102033" calcext:value-type="float">
            <text:p>910203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SIE PIPARI</text:p>
          </table:table-cell>
          <table:table-cell/>
          <table:table-cell office:value-type="string" calcext:value-type="string">
            <text:p>MSV8</text:p>
          </table:table-cell>
          <table:table-cell office:value-type="string" calcext:value-type="string">
            <text:p>Harijs</text:p>
          </table:table-cell>
          <table:table-cell office:value-type="string" calcext:value-type="string">
            <text:p>Lācars</text:p>
          </table:table-cell>
          <table:table-cell office:value-type="string" calcext:value-type="string">
            <text:p>12/03/1958</text:p>
          </table:table-cell>
          <table:table-cell office:value-type="string" calcext:value-type="string">
            <text:p>M</text:p>
          </table:table-cell>
          <table:table-cell office:value-type="float" office:value="7201421" calcext:value-type="float">
            <text:p>7201421</text:p>
          </table:table-cell>
          <table:table-cell office:value-type="string" calcext:value-type="string">
            <text:p>Latvia</text:p>
          </table:table-cell>
          <table:table-cell/>
          <table:table-cell table:formula="of:=IF([.M117]=1;[.H118];IF([.H118]=[.L117];[.L117];&quot;X&quot;))" office:value-type="string" office:string-value="M" calcext:value-type="string">
            <text:p>M</text:p>
          </table:table-cell>
          <table:table-cell table:formula="of:=IF([.A118]=[.A119];0;1)" office:value-type="float" office:value="1" calcext:value-type="float">
            <text:p>1</text:p>
          </table:table-cell>
          <table:table-cell table:formula="of:=DATE(MID([.G118];7;4);MID([.G118];1;2);MID([.G118];4;2))" office:value-type="date" office:date-value="1958-12-03" calcext:value-type="date">
            <text:p>03.12.58</text:p>
          </table:table-cell>
          <table:table-cell table:formula="of:=ORG.OPENOFFICE.YEARS([.N118];[.$N$1];0)" office:value-type="float" office:value="57" calcext:value-type="float">
            <text:p>57</text:p>
          </table:table-cell>
          <table:table-cell table:formula="of:=IF([.A118]=[.A117];MIN([.O118];[.P117]);[.O118])" office:value-type="float" office:value="57" calcext:value-type="float">
            <text:p>57</text:p>
          </table:table-cell>
          <table:table-cell table:formula="of:=IF([.A118]=[.A117];MAX([.O118];[.Q117]);[.P118])" office:value-type="float" office:value="61" calcext:value-type="float">
            <text:p>61</text:p>
          </table:table-cell>
          <table:table-cell table:formula="of:=IF(AND([.Q118]&gt;=0;[.Q118]&lt;[.$R$1]);&quot;J&quot;;&quot;&quot;)">
            <text:p/>
          </table:table-cell>
          <table:table-cell table:formula="of:=IF([.P118]&gt;=[.$S$1];&quot;V&quot;;&quot;&quot;)" office:value-type="string" office:string-value="V" calcext:value-type="string">
            <text:p>V</text:p>
          </table:table-cell>
          <table:table-cell table:formula="of:=IF([.P118]&gt;=[.$T$1];&quot;SV&quot;;&quot;&quot;)" office:value-type="string" office:string-value="SV" calcext:value-type="string">
            <text:p>SV</text:p>
          </table:table-cell>
          <table:table-cell table:formula="of:=IF([.P118]&gt;=[.$U$1];&quot;UV&quot;;&quot;&quot;)">
            <text:p/>
          </table:table-cell>
          <table:table-cell table:formula="of:=IF([.M118]=1;[.L118]&amp;&quot;O&quot;&amp;IF(LEN([.R118])&gt;0;&quot;,&quot;&amp;[.L118]&amp;[.R118];&quot;&quot;)&amp;IF(LEN([.S118])&gt;0;&quot;,&quot;&amp;[.L118]&amp;[.S118];&quot;&quot;)&amp;IF(LEN([.T118])&gt;0;&quot;,&quot;&amp;[.L118]&amp;[.T118];&quot;&quot;)&amp;IF(LEN([.U118])&gt;0;&quot;,&quot;&amp;[.L118]&amp;[.U118];&quot;&quot;)&amp;IF(LEN([.C118])&gt;0;&quot;,&quot;&amp;[.C118];&quot;&quot;);&quot;&quot;)" office:value-type="string" office:string-value="MO,MV,MSV" calcext:value-type="string">
            <text:p>MO,MV,MSV</text:p>
          </table:table-cell>
          <table:table-cell table:formula="of:=[.E118]&amp;&quot; &quot;&amp;[.F118]" office:value-type="string" office:string-value="Harijs Lācars" calcext:value-type="string">
            <text:p>Harijs Lācars</text:p>
          </table:table-cell>
          <table:table-cell table:formula="of:=MID([.G118];7;4)&amp;&quot;-&quot;&amp;MID([.G118];1;2)&amp;&quot;-&quot;&amp;MID([.G118];4;2)" office:value-type="string" office:string-value="1958-12-03" calcext:value-type="string">
            <text:p>1958-12-03</text:p>
          </table:table-cell>
          <table:table-cell table:formula="of:=IF(LEN([.V118])=0;[.V119];[.V118])" office:value-type="string" office:string-value="MO,MV,MSV" calcext:value-type="string">
            <text:p>MO,MV,MSV</text:p>
          </table:table-cell>
          <table:table-cell table:formula="of:=IF(LEN([.Y118])=0;[.Y119];[.Y118])" office:value-type="string" office:string-value="MO,MV,MSV" calcext:value-type="string">
            <text:p>MO,MV,MSV</text:p>
          </table:table-cell>
          <table:table-cell table:formula="of:=IF(LEN([.Z118])=0;[.Z119];[.Z118])" office:value-type="string" office:string-value="MO,MV,MSV" calcext:value-type="string">
            <text:p>MO,MV,MSV</text:p>
          </table:table-cell>
          <table:table-cell table:formula="of:=IF(LEN([.AA118])=0;[.AA119];[.AA118])" office:value-type="string" office:string-value="MO,MV,MSV" calcext:value-type="string">
            <text:p>MO,MV,MSV</text:p>
          </table:table-cell>
          <table:table-cell table:formula="of:=IF(LEN([.I118])&gt;0;[.I118];&quot;*&quot;)" office:value-type="float" office:value="7201421" calcext:value-type="float">
            <text:p>720142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iumvirāts</text:p>
          </table:table-cell>
          <table:table-cell/>
          <table:table-cell office:value-type="string" calcext:value-type="string">
            <text:p>MSV8</text:p>
          </table:table-cell>
          <table:table-cell office:value-type="string" calcext:value-type="string">
            <text:p>Juris</text:p>
          </table:table-cell>
          <table:table-cell office:value-type="string" calcext:value-type="string">
            <text:p>Drunka</text:p>
          </table:table-cell>
          <table:table-cell office:value-type="string" calcext:value-type="string">
            <text:p>09/04/1952</text:p>
          </table:table-cell>
          <table:table-cell office:value-type="string" calcext:value-type="string">
            <text:p>M</text:p>
          </table:table-cell>
          <table:table-cell office:value-type="float" office:value="1391652" calcext:value-type="float">
            <text:p>1391652</text:p>
          </table:table-cell>
          <table:table-cell office:value-type="string" calcext:value-type="string">
            <text:p>Latvia</text:p>
          </table:table-cell>
          <table:table-cell/>
          <table:table-cell table:formula="of:=IF([.M118]=1;[.H119];IF([.H119]=[.L118];[.L118];&quot;X&quot;))" office:value-type="string" office:string-value="M" calcext:value-type="string">
            <text:p>M</text:p>
          </table:table-cell>
          <table:table-cell table:formula="of:=IF([.A119]=[.A120];0;1)" office:value-type="float" office:value="0" calcext:value-type="float">
            <text:p>0</text:p>
          </table:table-cell>
          <table:table-cell table:formula="of:=DATE(MID([.G119];7;4);MID([.G119];1;2);MID([.G119];4;2))" office:value-type="date" office:date-value="1952-09-04" calcext:value-type="date">
            <text:p>04.09.52</text:p>
          </table:table-cell>
          <table:table-cell table:formula="of:=ORG.OPENOFFICE.YEARS([.N119];[.$N$1];0)" office:value-type="float" office:value="63" calcext:value-type="float">
            <text:p>63</text:p>
          </table:table-cell>
          <table:table-cell table:formula="of:=IF([.A119]=[.A118];MIN([.O119];[.P118]);[.O119])" office:value-type="float" office:value="63" calcext:value-type="float">
            <text:p>63</text:p>
          </table:table-cell>
          <table:table-cell table:formula="of:=IF([.A119]=[.A118];MAX([.O119];[.Q118]);[.P119])" office:value-type="float" office:value="63" calcext:value-type="float">
            <text:p>63</text:p>
          </table:table-cell>
          <table:table-cell table:formula="of:=IF(AND([.Q119]&gt;=0;[.Q119]&lt;[.$R$1]);&quot;J&quot;;&quot;&quot;)">
            <text:p/>
          </table:table-cell>
          <table:table-cell table:formula="of:=IF([.P119]&gt;=[.$S$1];&quot;V&quot;;&quot;&quot;)" office:value-type="string" office:string-value="V" calcext:value-type="string">
            <text:p>V</text:p>
          </table:table-cell>
          <table:table-cell table:formula="of:=IF([.P119]&gt;=[.$T$1];&quot;SV&quot;;&quot;&quot;)" office:value-type="string" office:string-value="SV" calcext:value-type="string">
            <text:p>SV</text:p>
          </table:table-cell>
          <table:table-cell table:formula="of:=IF([.P119]&gt;=[.$U$1];&quot;UV&quot;;&quot;&quot;)">
            <text:p/>
          </table:table-cell>
          <table:table-cell table:formula="of:=IF([.M119]=1;[.L119]&amp;&quot;O&quot;&amp;IF(LEN([.R119])&gt;0;&quot;,&quot;&amp;[.L119]&amp;[.R119];&quot;&quot;)&amp;IF(LEN([.S119])&gt;0;&quot;,&quot;&amp;[.L119]&amp;[.S119];&quot;&quot;)&amp;IF(LEN([.T119])&gt;0;&quot;,&quot;&amp;[.L119]&amp;[.T119];&quot;&quot;)&amp;IF(LEN([.U119])&gt;0;&quot;,&quot;&amp;[.L119]&amp;[.U119];&quot;&quot;)&amp;IF(LEN([.C119])&gt;0;&quot;,&quot;&amp;[.C119];&quot;&quot;);&quot;&quot;)">
            <text:p/>
          </table:table-cell>
          <table:table-cell table:formula="of:=[.E119]&amp;&quot; &quot;&amp;[.F119]" office:value-type="string" office:string-value="Juris Drunka" calcext:value-type="string">
            <text:p>Juris Drunka</text:p>
          </table:table-cell>
          <table:table-cell table:formula="of:=MID([.G119];7;4)&amp;&quot;-&quot;&amp;MID([.G119];1;2)&amp;&quot;-&quot;&amp;MID([.G119];4;2)" office:value-type="string" office:string-value="1952-09-04" calcext:value-type="string">
            <text:p>1952-09-04</text:p>
          </table:table-cell>
          <table:table-cell table:formula="of:=IF(LEN([.V119])=0;[.V120];[.V119])">
            <text:p/>
          </table:table-cell>
          <table:table-cell table:formula="of:=IF(LEN([.Y119])=0;[.Y120];[.Y119])" office:value-type="string" office:string-value="MO,MV,MSV" calcext:value-type="string">
            <text:p>MO,MV,MSV</text:p>
          </table:table-cell>
          <table:table-cell table:formula="of:=IF(LEN([.Z119])=0;[.Z120];[.Z119])" office:value-type="string" office:string-value="MO,MV,MSV" calcext:value-type="string">
            <text:p>MO,MV,MSV</text:p>
          </table:table-cell>
          <table:table-cell table:formula="of:=IF(LEN([.AA119])=0;[.AA120];[.AA119])" office:value-type="string" office:string-value="MO,MV,MSV" calcext:value-type="string">
            <text:p>MO,MV,MSV</text:p>
          </table:table-cell>
          <table:table-cell table:formula="of:=IF(LEN([.I119])&gt;0;[.I119];&quot;*&quot;)" office:value-type="float" office:value="1391652" calcext:value-type="float">
            <text:p>139165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iumvirāts</text:p>
          </table:table-cell>
          <table:table-cell/>
          <table:table-cell office:value-type="string" calcext:value-type="string">
            <text:p>MSV8</text:p>
          </table:table-cell>
          <table:table-cell office:value-type="string" calcext:value-type="string">
            <text:p>Vitolds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01/29/1950</text:p>
          </table:table-cell>
          <table:table-cell office:value-type="string" calcext:value-type="string">
            <text:p>M</text:p>
          </table:table-cell>
          <table:table-cell office:value-type="float" office:value="7088888" calcext:value-type="float">
            <text:p>7088888</text:p>
          </table:table-cell>
          <table:table-cell office:value-type="string" calcext:value-type="string">
            <text:p>Latvia</text:p>
          </table:table-cell>
          <table:table-cell/>
          <table:table-cell table:formula="of:=IF([.M119]=1;[.H120];IF([.H120]=[.L119];[.L119];&quot;X&quot;))" office:value-type="string" office:string-value="M" calcext:value-type="string">
            <text:p>M</text:p>
          </table:table-cell>
          <table:table-cell table:formula="of:=IF([.A120]=[.A121];0;1)" office:value-type="float" office:value="0" calcext:value-type="float">
            <text:p>0</text:p>
          </table:table-cell>
          <table:table-cell table:formula="of:=DATE(MID([.G120];7;4);MID([.G120];1;2);MID([.G120];4;2))" office:value-type="date" office:date-value="1950-01-29" calcext:value-type="date">
            <text:p>29.01.50</text:p>
          </table:table-cell>
          <table:table-cell table:formula="of:=ORG.OPENOFFICE.YEARS([.N120];[.$N$1];0)" office:value-type="float" office:value="66" calcext:value-type="float">
            <text:p>66</text:p>
          </table:table-cell>
          <table:table-cell table:formula="of:=IF([.A120]=[.A119];MIN([.O120];[.P119]);[.O120])" office:value-type="float" office:value="63" calcext:value-type="float">
            <text:p>63</text:p>
          </table:table-cell>
          <table:table-cell table:formula="of:=IF([.A120]=[.A119];MAX([.O120];[.Q119]);[.P120])" office:value-type="float" office:value="66" calcext:value-type="float">
            <text:p>66</text:p>
          </table:table-cell>
          <table:table-cell table:formula="of:=IF(AND([.Q120]&gt;=0;[.Q120]&lt;[.$R$1]);&quot;J&quot;;&quot;&quot;)">
            <text:p/>
          </table:table-cell>
          <table:table-cell table:formula="of:=IF([.P120]&gt;=[.$S$1];&quot;V&quot;;&quot;&quot;)" office:value-type="string" office:string-value="V" calcext:value-type="string">
            <text:p>V</text:p>
          </table:table-cell>
          <table:table-cell table:formula="of:=IF([.P120]&gt;=[.$T$1];&quot;SV&quot;;&quot;&quot;)" office:value-type="string" office:string-value="SV" calcext:value-type="string">
            <text:p>SV</text:p>
          </table:table-cell>
          <table:table-cell table:formula="of:=IF([.P120]&gt;=[.$U$1];&quot;UV&quot;;&quot;&quot;)">
            <text:p/>
          </table:table-cell>
          <table:table-cell table:formula="of:=IF([.M120]=1;[.L120]&amp;&quot;O&quot;&amp;IF(LEN([.R120])&gt;0;&quot;,&quot;&amp;[.L120]&amp;[.R120];&quot;&quot;)&amp;IF(LEN([.S120])&gt;0;&quot;,&quot;&amp;[.L120]&amp;[.S120];&quot;&quot;)&amp;IF(LEN([.T120])&gt;0;&quot;,&quot;&amp;[.L120]&amp;[.T120];&quot;&quot;)&amp;IF(LEN([.U120])&gt;0;&quot;,&quot;&amp;[.L120]&amp;[.U120];&quot;&quot;)&amp;IF(LEN([.C120])&gt;0;&quot;,&quot;&amp;[.C120];&quot;&quot;);&quot;&quot;)">
            <text:p/>
          </table:table-cell>
          <table:table-cell table:formula="of:=[.E120]&amp;&quot; &quot;&amp;[.F120]" office:value-type="string" office:string-value="Vitolds Bērziņš" calcext:value-type="string">
            <text:p>Vitolds Bērziņš</text:p>
          </table:table-cell>
          <table:table-cell table:formula="of:=MID([.G120];7;4)&amp;&quot;-&quot;&amp;MID([.G120];1;2)&amp;&quot;-&quot;&amp;MID([.G120];4;2)" office:value-type="string" office:string-value="1950-01-29" calcext:value-type="string">
            <text:p>1950-01-29</text:p>
          </table:table-cell>
          <table:table-cell table:formula="of:=IF(LEN([.V120])=0;[.V121];[.V120])" office:value-type="string" office:string-value="MO,MV,MSV" calcext:value-type="string">
            <text:p>MO,MV,MSV</text:p>
          </table:table-cell>
          <table:table-cell table:formula="of:=IF(LEN([.Y120])=0;[.Y121];[.Y120])" office:value-type="string" office:string-value="MO,MV,MSV" calcext:value-type="string">
            <text:p>MO,MV,MSV</text:p>
          </table:table-cell>
          <table:table-cell table:formula="of:=IF(LEN([.Z120])=0;[.Z121];[.Z120])" office:value-type="string" office:string-value="MO,MV,MSV" calcext:value-type="string">
            <text:p>MO,MV,MSV</text:p>
          </table:table-cell>
          <table:table-cell table:formula="of:=IF(LEN([.AA120])=0;[.AA121];[.AA120])" office:value-type="string" office:string-value="MO,MV,MSV" calcext:value-type="string">
            <text:p>MO,MV,MSV</text:p>
          </table:table-cell>
          <table:table-cell table:formula="of:=IF(LEN([.I120])&gt;0;[.I120];&quot;*&quot;)" office:value-type="float" office:value="7088888" calcext:value-type="float">
            <text:p>708888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iumvirāts</text:p>
          </table:table-cell>
          <table:table-cell/>
          <table:table-cell office:value-type="string" calcext:value-type="string">
            <text:p>MSV8</text:p>
          </table:table-cell>
          <table:table-cell office:value-type="string" calcext:value-type="string">
            <text:p>Helmuts</text:p>
          </table:table-cell>
          <table:table-cell office:value-type="string" calcext:value-type="string">
            <text:p>Lukačovs</text:p>
          </table:table-cell>
          <table:table-cell office:value-type="string" calcext:value-type="string">
            <text:p>07/15/1950</text:p>
          </table:table-cell>
          <table:table-cell office:value-type="string" calcext:value-type="string">
            <text:p>M</text:p>
          </table:table-cell>
          <table:table-cell office:value-type="float" office:value="9200077" calcext:value-type="float">
            <text:p>9200077</text:p>
          </table:table-cell>
          <table:table-cell office:value-type="string" calcext:value-type="string">
            <text:p>Latvia</text:p>
          </table:table-cell>
          <table:table-cell/>
          <table:table-cell table:formula="of:=IF([.M120]=1;[.H121];IF([.H121]=[.L120];[.L120];&quot;X&quot;))" office:value-type="string" office:string-value="M" calcext:value-type="string">
            <text:p>M</text:p>
          </table:table-cell>
          <table:table-cell table:formula="of:=IF([.A121]=[.A122];0;1)" office:value-type="float" office:value="1" calcext:value-type="float">
            <text:p>1</text:p>
          </table:table-cell>
          <table:table-cell table:formula="of:=DATE(MID([.G121];7;4);MID([.G121];1;2);MID([.G121];4;2))" office:value-type="date" office:date-value="1950-07-15" calcext:value-type="date">
            <text:p>15.07.50</text:p>
          </table:table-cell>
          <table:table-cell table:formula="of:=ORG.OPENOFFICE.YEARS([.N121];[.$N$1];0)" office:value-type="float" office:value="66" calcext:value-type="float">
            <text:p>66</text:p>
          </table:table-cell>
          <table:table-cell table:formula="of:=IF([.A121]=[.A120];MIN([.O121];[.P120]);[.O121])" office:value-type="float" office:value="63" calcext:value-type="float">
            <text:p>63</text:p>
          </table:table-cell>
          <table:table-cell table:formula="of:=IF([.A121]=[.A120];MAX([.O121];[.Q120]);[.P121])" office:value-type="float" office:value="66" calcext:value-type="float">
            <text:p>66</text:p>
          </table:table-cell>
          <table:table-cell table:formula="of:=IF(AND([.Q121]&gt;=0;[.Q121]&lt;[.$R$1]);&quot;J&quot;;&quot;&quot;)">
            <text:p/>
          </table:table-cell>
          <table:table-cell table:formula="of:=IF([.P121]&gt;=[.$S$1];&quot;V&quot;;&quot;&quot;)" office:value-type="string" office:string-value="V" calcext:value-type="string">
            <text:p>V</text:p>
          </table:table-cell>
          <table:table-cell table:formula="of:=IF([.P121]&gt;=[.$T$1];&quot;SV&quot;;&quot;&quot;)" office:value-type="string" office:string-value="SV" calcext:value-type="string">
            <text:p>SV</text:p>
          </table:table-cell>
          <table:table-cell table:formula="of:=IF([.P121]&gt;=[.$U$1];&quot;UV&quot;;&quot;&quot;)">
            <text:p/>
          </table:table-cell>
          <table:table-cell table:formula="of:=IF([.M121]=1;[.L121]&amp;&quot;O&quot;&amp;IF(LEN([.R121])&gt;0;&quot;,&quot;&amp;[.L121]&amp;[.R121];&quot;&quot;)&amp;IF(LEN([.S121])&gt;0;&quot;,&quot;&amp;[.L121]&amp;[.S121];&quot;&quot;)&amp;IF(LEN([.T121])&gt;0;&quot;,&quot;&amp;[.L121]&amp;[.T121];&quot;&quot;)&amp;IF(LEN([.U121])&gt;0;&quot;,&quot;&amp;[.L121]&amp;[.U121];&quot;&quot;)&amp;IF(LEN([.C121])&gt;0;&quot;,&quot;&amp;[.C121];&quot;&quot;);&quot;&quot;)" office:value-type="string" office:string-value="MO,MV,MSV" calcext:value-type="string">
            <text:p>MO,MV,MSV</text:p>
          </table:table-cell>
          <table:table-cell table:formula="of:=[.E121]&amp;&quot; &quot;&amp;[.F121]" office:value-type="string" office:string-value="Helmuts Lukačovs" calcext:value-type="string">
            <text:p>Helmuts Lukačovs</text:p>
          </table:table-cell>
          <table:table-cell table:formula="of:=MID([.G121];7;4)&amp;&quot;-&quot;&amp;MID([.G121];1;2)&amp;&quot;-&quot;&amp;MID([.G121];4;2)" office:value-type="string" office:string-value="1950-07-15" calcext:value-type="string">
            <text:p>1950-07-15</text:p>
          </table:table-cell>
          <table:table-cell table:formula="of:=IF(LEN([.V121])=0;[.V122];[.V121])" office:value-type="string" office:string-value="MO,MV,MSV" calcext:value-type="string">
            <text:p>MO,MV,MSV</text:p>
          </table:table-cell>
          <table:table-cell table:formula="of:=IF(LEN([.Y121])=0;[.Y122];[.Y121])" office:value-type="string" office:string-value="MO,MV,MSV" calcext:value-type="string">
            <text:p>MO,MV,MSV</text:p>
          </table:table-cell>
          <table:table-cell table:formula="of:=IF(LEN([.Z121])=0;[.Z122];[.Z121])" office:value-type="string" office:string-value="MO,MV,MSV" calcext:value-type="string">
            <text:p>MO,MV,MSV</text:p>
          </table:table-cell>
          <table:table-cell table:formula="of:=IF(LEN([.AA121])=0;[.AA122];[.AA121])" office:value-type="string" office:string-value="MO,MV,MSV" calcext:value-type="string">
            <text:p>MO,MV,MSV</text:p>
          </table:table-cell>
          <table:table-cell table:formula="of:=IF(LEN([.I121])&gt;0;[.I121];&quot;*&quot;)" office:value-type="float" office:value="9200077" calcext:value-type="float">
            <text:p>920007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Velmara</text:p>
          </table:table-cell>
          <table:table-cell/>
          <table:table-cell office:value-type="string" calcext:value-type="string">
            <text:p>WUV8</text:p>
          </table:table-cell>
          <table:table-cell office:value-type="string" calcext:value-type="string">
            <text:p>Māra</text:p>
          </table:table-cell>
          <table:table-cell office:value-type="string" calcext:value-type="string">
            <text:p>Bolšteina</text:p>
          </table:table-cell>
          <table:table-cell office:value-type="string" calcext:value-type="string">
            <text:p>12/11/1943</text:p>
          </table:table-cell>
          <table:table-cell office:value-type="string" calcext:value-type="string">
            <text:p>W</text:p>
          </table:table-cell>
          <table:table-cell office:value-type="float" office:value="1302622" calcext:value-type="float">
            <text:p>1302622</text:p>
          </table:table-cell>
          <table:table-cell office:value-type="string" calcext:value-type="string">
            <text:p>Latvia</text:p>
          </table:table-cell>
          <table:table-cell/>
          <table:table-cell table:formula="of:=IF([.M121]=1;[.H122];IF([.H122]=[.L121];[.L121];&quot;X&quot;))" office:value-type="string" office:string-value="W" calcext:value-type="string">
            <text:p>W</text:p>
          </table:table-cell>
          <table:table-cell table:formula="of:=IF([.A122]=[.A123];0;1)" office:value-type="float" office:value="0" calcext:value-type="float">
            <text:p>0</text:p>
          </table:table-cell>
          <table:table-cell table:formula="of:=DATE(MID([.G122];7;4);MID([.G122];1;2);MID([.G122];4;2))" office:value-type="date" office:date-value="1943-12-11" calcext:value-type="date">
            <text:p>11.12.43</text:p>
          </table:table-cell>
          <table:table-cell table:formula="of:=ORG.OPENOFFICE.YEARS([.N122];[.$N$1];0)" office:value-type="float" office:value="72" calcext:value-type="float">
            <text:p>72</text:p>
          </table:table-cell>
          <table:table-cell table:formula="of:=IF([.A122]=[.A121];MIN([.O122];[.P121]);[.O122])" office:value-type="float" office:value="72" calcext:value-type="float">
            <text:p>72</text:p>
          </table:table-cell>
          <table:table-cell table:formula="of:=IF([.A122]=[.A121];MAX([.O122];[.Q121]);[.P122])" office:value-type="float" office:value="72" calcext:value-type="float">
            <text:p>72</text:p>
          </table:table-cell>
          <table:table-cell table:formula="of:=IF(AND([.Q122]&gt;=0;[.Q122]&lt;[.$R$1]);&quot;J&quot;;&quot;&quot;)">
            <text:p/>
          </table:table-cell>
          <table:table-cell table:formula="of:=IF([.P122]&gt;=[.$S$1];&quot;V&quot;;&quot;&quot;)" office:value-type="string" office:string-value="V" calcext:value-type="string">
            <text:p>V</text:p>
          </table:table-cell>
          <table:table-cell table:formula="of:=IF([.P122]&gt;=[.$T$1];&quot;SV&quot;;&quot;&quot;)" office:value-type="string" office:string-value="SV" calcext:value-type="string">
            <text:p>SV</text:p>
          </table:table-cell>
          <table:table-cell table:formula="of:=IF([.P122]&gt;=[.$U$1];&quot;UV&quot;;&quot;&quot;)" office:value-type="string" office:string-value="UV" calcext:value-type="string">
            <text:p>UV</text:p>
          </table:table-cell>
          <table:table-cell table:formula="of:=IF([.M122]=1;[.L122]&amp;&quot;O&quot;&amp;IF(LEN([.R122])&gt;0;&quot;,&quot;&amp;[.L122]&amp;[.R122];&quot;&quot;)&amp;IF(LEN([.S122])&gt;0;&quot;,&quot;&amp;[.L122]&amp;[.S122];&quot;&quot;)&amp;IF(LEN([.T122])&gt;0;&quot;,&quot;&amp;[.L122]&amp;[.T122];&quot;&quot;)&amp;IF(LEN([.U122])&gt;0;&quot;,&quot;&amp;[.L122]&amp;[.U122];&quot;&quot;)&amp;IF(LEN([.C122])&gt;0;&quot;,&quot;&amp;[.C122];&quot;&quot;);&quot;&quot;)">
            <text:p/>
          </table:table-cell>
          <table:table-cell table:formula="of:=[.E122]&amp;&quot; &quot;&amp;[.F122]" office:value-type="string" office:string-value="Māra Bolšteina" calcext:value-type="string">
            <text:p>Māra Bolšteina</text:p>
          </table:table-cell>
          <table:table-cell table:formula="of:=MID([.G122];7;4)&amp;&quot;-&quot;&amp;MID([.G122];1;2)&amp;&quot;-&quot;&amp;MID([.G122];4;2)" office:value-type="string" office:string-value="1943-12-11" calcext:value-type="string">
            <text:p>1943-12-11</text:p>
          </table:table-cell>
          <table:table-cell table:formula="of:=IF(LEN([.V122])=0;[.V123];[.V122])" office:value-type="string" office:string-value="WO,WV,WSV,WUV" calcext:value-type="string">
            <text:p>WO,WV,WSV,WUV</text:p>
          </table:table-cell>
          <table:table-cell table:formula="of:=IF(LEN([.Y122])=0;[.Y123];[.Y122])" office:value-type="string" office:string-value="WO,WV,WSV,WUV" calcext:value-type="string">
            <text:p>WO,WV,WSV,WUV</text:p>
          </table:table-cell>
          <table:table-cell table:formula="of:=IF(LEN([.Z122])=0;[.Z123];[.Z122])" office:value-type="string" office:string-value="WO,WV,WSV,WUV" calcext:value-type="string">
            <text:p>WO,WV,WSV,WUV</text:p>
          </table:table-cell>
          <table:table-cell table:formula="of:=IF(LEN([.AA122])=0;[.AA123];[.AA122])" office:value-type="string" office:string-value="WO,WV,WSV,WUV" calcext:value-type="string">
            <text:p>WO,WV,WSV,WUV</text:p>
          </table:table-cell>
          <table:table-cell table:formula="of:=IF(LEN([.I122])&gt;0;[.I122];&quot;*&quot;)" office:value-type="float" office:value="1302622" calcext:value-type="float">
            <text:p>130262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Velmara</text:p>
          </table:table-cell>
          <table:table-cell/>
          <table:table-cell office:value-type="string" calcext:value-type="string">
            <text:p>WUV8</text:p>
          </table:table-cell>
          <table:table-cell office:value-type="string" calcext:value-type="string">
            <text:p>Velta</text:p>
          </table:table-cell>
          <table:table-cell office:value-type="string" calcext:value-type="string">
            <text:p>Zjatkova</text:p>
          </table:table-cell>
          <table:table-cell office:value-type="string" calcext:value-type="string">
            <text:p>03/24/1939</text:p>
          </table:table-cell>
          <table:table-cell office:value-type="string" calcext:value-type="string">
            <text:p>W</text:p>
          </table:table-cell>
          <table:table-cell office:value-type="float" office:value="1302646" calcext:value-type="float">
            <text:p>1302646</text:p>
          </table:table-cell>
          <table:table-cell office:value-type="string" calcext:value-type="string">
            <text:p>Latvia</text:p>
          </table:table-cell>
          <table:table-cell/>
          <table:table-cell table:formula="of:=IF([.M122]=1;[.H123];IF([.H123]=[.L122];[.L122];&quot;X&quot;))" office:value-type="string" office:string-value="W" calcext:value-type="string">
            <text:p>W</text:p>
          </table:table-cell>
          <table:table-cell table:formula="of:=IF([.A123]=[.A124];0;1)" office:value-type="float" office:value="1" calcext:value-type="float">
            <text:p>1</text:p>
          </table:table-cell>
          <table:table-cell table:formula="of:=DATE(MID([.G123];7;4);MID([.G123];1;2);MID([.G123];4;2))" office:value-type="date" office:date-value="1939-03-24" calcext:value-type="date">
            <text:p>24.03.39</text:p>
          </table:table-cell>
          <table:table-cell table:formula="of:=ORG.OPENOFFICE.YEARS([.N123];[.$N$1];0)" office:value-type="float" office:value="77" calcext:value-type="float">
            <text:p>77</text:p>
          </table:table-cell>
          <table:table-cell table:formula="of:=IF([.A123]=[.A122];MIN([.O123];[.P122]);[.O123])" office:value-type="float" office:value="72" calcext:value-type="float">
            <text:p>72</text:p>
          </table:table-cell>
          <table:table-cell table:formula="of:=IF([.A123]=[.A122];MAX([.O123];[.Q122]);[.P123])" office:value-type="float" office:value="77" calcext:value-type="float">
            <text:p>77</text:p>
          </table:table-cell>
          <table:table-cell table:formula="of:=IF(AND([.Q123]&gt;=0;[.Q123]&lt;[.$R$1]);&quot;J&quot;;&quot;&quot;)">
            <text:p/>
          </table:table-cell>
          <table:table-cell table:formula="of:=IF([.P123]&gt;=[.$S$1];&quot;V&quot;;&quot;&quot;)" office:value-type="string" office:string-value="V" calcext:value-type="string">
            <text:p>V</text:p>
          </table:table-cell>
          <table:table-cell table:formula="of:=IF([.P123]&gt;=[.$T$1];&quot;SV&quot;;&quot;&quot;)" office:value-type="string" office:string-value="SV" calcext:value-type="string">
            <text:p>SV</text:p>
          </table:table-cell>
          <table:table-cell table:formula="of:=IF([.P123]&gt;=[.$U$1];&quot;UV&quot;;&quot;&quot;)" office:value-type="string" office:string-value="UV" calcext:value-type="string">
            <text:p>UV</text:p>
          </table:table-cell>
          <table:table-cell table:formula="of:=IF([.M123]=1;[.L123]&amp;&quot;O&quot;&amp;IF(LEN([.R123])&gt;0;&quot;,&quot;&amp;[.L123]&amp;[.R123];&quot;&quot;)&amp;IF(LEN([.S123])&gt;0;&quot;,&quot;&amp;[.L123]&amp;[.S123];&quot;&quot;)&amp;IF(LEN([.T123])&gt;0;&quot;,&quot;&amp;[.L123]&amp;[.T123];&quot;&quot;)&amp;IF(LEN([.U123])&gt;0;&quot;,&quot;&amp;[.L123]&amp;[.U123];&quot;&quot;)&amp;IF(LEN([.C123])&gt;0;&quot;,&quot;&amp;[.C123];&quot;&quot;);&quot;&quot;)" office:value-type="string" office:string-value="WO,WV,WSV,WUV" calcext:value-type="string">
            <text:p>WO,WV,WSV,WUV</text:p>
          </table:table-cell>
          <table:table-cell table:formula="of:=[.E123]&amp;&quot; &quot;&amp;[.F123]" office:value-type="string" office:string-value="Velta Zjatkova" calcext:value-type="string">
            <text:p>Velta Zjatkova</text:p>
          </table:table-cell>
          <table:table-cell table:formula="of:=MID([.G123];7;4)&amp;&quot;-&quot;&amp;MID([.G123];1;2)&amp;&quot;-&quot;&amp;MID([.G123];4;2)" office:value-type="string" office:string-value="1939-03-24" calcext:value-type="string">
            <text:p>1939-03-24</text:p>
          </table:table-cell>
          <table:table-cell table:formula="of:=IF(LEN([.V123])=0;[.V124];[.V123])" office:value-type="string" office:string-value="WO,WV,WSV,WUV" calcext:value-type="string">
            <text:p>WO,WV,WSV,WUV</text:p>
          </table:table-cell>
          <table:table-cell table:formula="of:=IF(LEN([.Y123])=0;[.Y124];[.Y123])" office:value-type="string" office:string-value="WO,WV,WSV,WUV" calcext:value-type="string">
            <text:p>WO,WV,WSV,WUV</text:p>
          </table:table-cell>
          <table:table-cell table:formula="of:=IF(LEN([.Z123])=0;[.Z124];[.Z123])" office:value-type="string" office:string-value="WO,WV,WSV,WUV" calcext:value-type="string">
            <text:p>WO,WV,WSV,WUV</text:p>
          </table:table-cell>
          <table:table-cell table:formula="of:=IF(LEN([.AA123])=0;[.AA124];[.AA123])" office:value-type="string" office:string-value="WO,WV,WSV,WUV" calcext:value-type="string">
            <text:p>WO,WV,WSV,WUV</text:p>
          </table:table-cell>
          <table:table-cell table:formula="of:=IF(LEN([.I123])&gt;0;[.I123];&quot;*&quot;)" office:value-type="float" office:value="1302646" calcext:value-type="float">
            <text:p>130264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ētersoni.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Pētersons</text:p>
          </table:table-cell>
          <table:table-cell office:value-type="string" calcext:value-type="string">
            <text:p>02/02/198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23]=1;[.H124];IF([.H124]=[.L123];[.L123];&quot;X&quot;))" office:value-type="string" office:string-value="M" calcext:value-type="string">
            <text:p>M</text:p>
          </table:table-cell>
          <table:table-cell table:formula="of:=IF([.A124]=[.A125];0;1)" office:value-type="float" office:value="0" calcext:value-type="float">
            <text:p>0</text:p>
          </table:table-cell>
          <table:table-cell table:formula="of:=DATE(MID([.G124];7;4);MID([.G124];1;2);MID([.G124];4;2))" office:value-type="date" office:date-value="1981-02-02" calcext:value-type="date">
            <text:p>02.02.81</text:p>
          </table:table-cell>
          <table:table-cell table:formula="of:=ORG.OPENOFFICE.YEARS([.N124];[.$N$1];0)" office:value-type="float" office:value="35" calcext:value-type="float">
            <text:p>35</text:p>
          </table:table-cell>
          <table:table-cell table:formula="of:=IF([.A124]=[.A123];MIN([.O124];[.P123]);[.O124])" office:value-type="float" office:value="35" calcext:value-type="float">
            <text:p>35</text:p>
          </table:table-cell>
          <table:table-cell table:formula="of:=IF([.A124]=[.A123];MAX([.O124];[.Q123]);[.P124])" office:value-type="float" office:value="35" calcext:value-type="float">
            <text:p>35</text:p>
          </table:table-cell>
          <table:table-cell table:formula="of:=IF(AND([.Q124]&gt;=0;[.Q124]&lt;[.$R$1]);&quot;J&quot;;&quot;&quot;)">
            <text:p/>
          </table:table-cell>
          <table:table-cell table:formula="of:=IF([.P124]&gt;=[.$S$1];&quot;V&quot;;&quot;&quot;)">
            <text:p/>
          </table:table-cell>
          <table:table-cell table:formula="of:=IF([.P124]&gt;=[.$T$1];&quot;SV&quot;;&quot;&quot;)">
            <text:p/>
          </table:table-cell>
          <table:table-cell table:formula="of:=IF([.P124]&gt;=[.$U$1];&quot;UV&quot;;&quot;&quot;)">
            <text:p/>
          </table:table-cell>
          <table:table-cell table:formula="of:=IF([.M124]=1;[.L124]&amp;&quot;O&quot;&amp;IF(LEN([.R124])&gt;0;&quot;,&quot;&amp;[.L124]&amp;[.R124];&quot;&quot;)&amp;IF(LEN([.S124])&gt;0;&quot;,&quot;&amp;[.L124]&amp;[.S124];&quot;&quot;)&amp;IF(LEN([.T124])&gt;0;&quot;,&quot;&amp;[.L124]&amp;[.T124];&quot;&quot;)&amp;IF(LEN([.U124])&gt;0;&quot;,&quot;&amp;[.L124]&amp;[.U124];&quot;&quot;)&amp;IF(LEN([.C124])&gt;0;&quot;,&quot;&amp;[.C124];&quot;&quot;);&quot;&quot;)">
            <text:p/>
          </table:table-cell>
          <table:table-cell table:formula="of:=[.E124]&amp;&quot; &quot;&amp;[.F124]" office:value-type="string" office:string-value="Kaspars Pētersons" calcext:value-type="string">
            <text:p>Kaspars Pētersons</text:p>
          </table:table-cell>
          <table:table-cell table:formula="of:=MID([.G124];7;4)&amp;&quot;-&quot;&amp;MID([.G124];1;2)&amp;&quot;-&quot;&amp;MID([.G124];4;2)" office:value-type="string" office:string-value="1981-02-02" calcext:value-type="string">
            <text:p>1981-02-02</text:p>
          </table:table-cell>
          <table:table-cell table:formula="of:=IF(LEN([.V124])=0;[.V125];[.V124])" office:value-type="string" office:string-value="XO" calcext:value-type="string">
            <text:p>XO</text:p>
          </table:table-cell>
          <table:table-cell table:formula="of:=IF(LEN([.Y124])=0;[.Y125];[.Y124])" office:value-type="string" office:string-value="XO" calcext:value-type="string">
            <text:p>XO</text:p>
          </table:table-cell>
          <table:table-cell table:formula="of:=IF(LEN([.Z124])=0;[.Z125];[.Z124])" office:value-type="string" office:string-value="XO" calcext:value-type="string">
            <text:p>XO</text:p>
          </table:table-cell>
          <table:table-cell table:formula="of:=IF(LEN([.AA124])=0;[.AA125];[.AA124])" office:value-type="string" office:string-value="XO" calcext:value-type="string">
            <text:p>XO</text:p>
          </table:table-cell>
          <table:table-cell table:formula="of:=IF(LEN([.I124])&gt;0;[.I12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ētersoni.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Pētersone</text:p>
          </table:table-cell>
          <table:table-cell office:value-type="string" calcext:value-type="string">
            <text:p>11/06/198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24]=1;[.H125];IF([.H125]=[.L124];[.L124];&quot;X&quot;))" office:value-type="string" office:string-value="X" calcext:value-type="string">
            <text:p>X</text:p>
          </table:table-cell>
          <table:table-cell table:formula="of:=IF([.A125]=[.A126];0;1)" office:value-type="float" office:value="1" calcext:value-type="float">
            <text:p>1</text:p>
          </table:table-cell>
          <table:table-cell table:formula="of:=DATE(MID([.G125];7;4);MID([.G125];1;2);MID([.G125];4;2))" office:value-type="date" office:date-value="1982-11-06" calcext:value-type="date">
            <text:p>06.11.82</text:p>
          </table:table-cell>
          <table:table-cell table:formula="of:=ORG.OPENOFFICE.YEARS([.N125];[.$N$1];0)" office:value-type="float" office:value="33" calcext:value-type="float">
            <text:p>33</text:p>
          </table:table-cell>
          <table:table-cell table:formula="of:=IF([.A125]=[.A124];MIN([.O125];[.P124]);[.O125])" office:value-type="float" office:value="33" calcext:value-type="float">
            <text:p>33</text:p>
          </table:table-cell>
          <table:table-cell table:formula="of:=IF([.A125]=[.A124];MAX([.O125];[.Q124]);[.P125])" office:value-type="float" office:value="35" calcext:value-type="float">
            <text:p>35</text:p>
          </table:table-cell>
          <table:table-cell table:formula="of:=IF(AND([.Q125]&gt;=0;[.Q125]&lt;[.$R$1]);&quot;J&quot;;&quot;&quot;)">
            <text:p/>
          </table:table-cell>
          <table:table-cell table:formula="of:=IF([.P125]&gt;=[.$S$1];&quot;V&quot;;&quot;&quot;)">
            <text:p/>
          </table:table-cell>
          <table:table-cell table:formula="of:=IF([.P125]&gt;=[.$T$1];&quot;SV&quot;;&quot;&quot;)">
            <text:p/>
          </table:table-cell>
          <table:table-cell table:formula="of:=IF([.P125]&gt;=[.$U$1];&quot;UV&quot;;&quot;&quot;)">
            <text:p/>
          </table:table-cell>
          <table:table-cell table:formula="of:=IF([.M125]=1;[.L125]&amp;&quot;O&quot;&amp;IF(LEN([.R125])&gt;0;&quot;,&quot;&amp;[.L125]&amp;[.R125];&quot;&quot;)&amp;IF(LEN([.S125])&gt;0;&quot;,&quot;&amp;[.L125]&amp;[.S125];&quot;&quot;)&amp;IF(LEN([.T125])&gt;0;&quot;,&quot;&amp;[.L125]&amp;[.T125];&quot;&quot;)&amp;IF(LEN([.U125])&gt;0;&quot;,&quot;&amp;[.L125]&amp;[.U125];&quot;&quot;)&amp;IF(LEN([.C125])&gt;0;&quot;,&quot;&amp;[.C125];&quot;&quot;);&quot;&quot;)" office:value-type="string" office:string-value="XO" calcext:value-type="string">
            <text:p>XO</text:p>
          </table:table-cell>
          <table:table-cell table:formula="of:=[.E125]&amp;&quot; &quot;&amp;[.F125]" office:value-type="string" office:string-value="Laura Pētersone" calcext:value-type="string">
            <text:p>Laura Pētersone</text:p>
          </table:table-cell>
          <table:table-cell table:formula="of:=MID([.G125];7;4)&amp;&quot;-&quot;&amp;MID([.G125];1;2)&amp;&quot;-&quot;&amp;MID([.G125];4;2)" office:value-type="string" office:string-value="1982-11-06" calcext:value-type="string">
            <text:p>1982-11-06</text:p>
          </table:table-cell>
          <table:table-cell table:formula="of:=IF(LEN([.V125])=0;[.V126];[.V125])" office:value-type="string" office:string-value="XO" calcext:value-type="string">
            <text:p>XO</text:p>
          </table:table-cell>
          <table:table-cell table:formula="of:=IF(LEN([.Y125])=0;[.Y126];[.Y125])" office:value-type="string" office:string-value="XO" calcext:value-type="string">
            <text:p>XO</text:p>
          </table:table-cell>
          <table:table-cell table:formula="of:=IF(LEN([.Z125])=0;[.Z126];[.Z125])" office:value-type="string" office:string-value="XO" calcext:value-type="string">
            <text:p>XO</text:p>
          </table:table-cell>
          <table:table-cell table:formula="of:=IF(LEN([.AA125])=0;[.AA126];[.AA125])" office:value-type="string" office:string-value="XO" calcext:value-type="string">
            <text:p>XO</text:p>
          </table:table-cell>
          <table:table-cell table:formula="of:=IF(LEN([.I125])&gt;0;[.I12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esnais Susur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Avotiņš</text:p>
          </table:table-cell>
          <table:table-cell office:value-type="string" calcext:value-type="string">
            <text:p>01/21/1972</text:p>
          </table:table-cell>
          <table:table-cell office:value-type="string" calcext:value-type="string">
            <text:p>M</text:p>
          </table:table-cell>
          <table:table-cell office:value-type="float" office:value="888959" calcext:value-type="float">
            <text:p>888959</text:p>
          </table:table-cell>
          <table:table-cell office:value-type="string" calcext:value-type="string">
            <text:p>Latvia</text:p>
          </table:table-cell>
          <table:table-cell/>
          <table:table-cell table:formula="of:=IF([.M125]=1;[.H126];IF([.H126]=[.L125];[.L125];&quot;X&quot;))" office:value-type="string" office:string-value="M" calcext:value-type="string">
            <text:p>M</text:p>
          </table:table-cell>
          <table:table-cell table:formula="of:=IF([.A126]=[.A127];0;1)" office:value-type="float" office:value="0" calcext:value-type="float">
            <text:p>0</text:p>
          </table:table-cell>
          <table:table-cell table:formula="of:=DATE(MID([.G126];7;4);MID([.G126];1;2);MID([.G126];4;2))" office:value-type="date" office:date-value="1972-01-21" calcext:value-type="date">
            <text:p>21.01.72</text:p>
          </table:table-cell>
          <table:table-cell table:formula="of:=ORG.OPENOFFICE.YEARS([.N126];[.$N$1];0)" office:value-type="float" office:value="44" calcext:value-type="float">
            <text:p>44</text:p>
          </table:table-cell>
          <table:table-cell table:formula="of:=IF([.A126]=[.A125];MIN([.O126];[.P125]);[.O126])" office:value-type="float" office:value="44" calcext:value-type="float">
            <text:p>44</text:p>
          </table:table-cell>
          <table:table-cell table:formula="of:=IF([.A126]=[.A125];MAX([.O126];[.Q125]);[.P126])" office:value-type="float" office:value="44" calcext:value-type="float">
            <text:p>44</text:p>
          </table:table-cell>
          <table:table-cell table:formula="of:=IF(AND([.Q126]&gt;=0;[.Q126]&lt;[.$R$1]);&quot;J&quot;;&quot;&quot;)">
            <text:p/>
          </table:table-cell>
          <table:table-cell table:formula="of:=IF([.P126]&gt;=[.$S$1];&quot;V&quot;;&quot;&quot;)" office:value-type="string" office:string-value="V" calcext:value-type="string">
            <text:p>V</text:p>
          </table:table-cell>
          <table:table-cell table:formula="of:=IF([.P126]&gt;=[.$T$1];&quot;SV&quot;;&quot;&quot;)">
            <text:p/>
          </table:table-cell>
          <table:table-cell table:formula="of:=IF([.P126]&gt;=[.$U$1];&quot;UV&quot;;&quot;&quot;)">
            <text:p/>
          </table:table-cell>
          <table:table-cell table:formula="of:=IF([.M126]=1;[.L126]&amp;&quot;O&quot;&amp;IF(LEN([.R126])&gt;0;&quot;,&quot;&amp;[.L126]&amp;[.R126];&quot;&quot;)&amp;IF(LEN([.S126])&gt;0;&quot;,&quot;&amp;[.L126]&amp;[.S126];&quot;&quot;)&amp;IF(LEN([.T126])&gt;0;&quot;,&quot;&amp;[.L126]&amp;[.T126];&quot;&quot;)&amp;IF(LEN([.U126])&gt;0;&quot;,&quot;&amp;[.L126]&amp;[.U126];&quot;&quot;)&amp;IF(LEN([.C126])&gt;0;&quot;,&quot;&amp;[.C126];&quot;&quot;);&quot;&quot;)">
            <text:p/>
          </table:table-cell>
          <table:table-cell table:formula="of:=[.E126]&amp;&quot; &quot;&amp;[.F126]" office:value-type="string" office:string-value="Māris Avotiņš" calcext:value-type="string">
            <text:p>Māris Avotiņš</text:p>
          </table:table-cell>
          <table:table-cell table:formula="of:=MID([.G126];7;4)&amp;&quot;-&quot;&amp;MID([.G126];1;2)&amp;&quot;-&quot;&amp;MID([.G126];4;2)" office:value-type="string" office:string-value="1972-01-21" calcext:value-type="string">
            <text:p>1972-01-21</text:p>
          </table:table-cell>
          <table:table-cell table:formula="of:=IF(LEN([.V126])=0;[.V127];[.V126])" office:value-type="string" office:string-value="XO" calcext:value-type="string">
            <text:p>XO</text:p>
          </table:table-cell>
          <table:table-cell table:formula="of:=IF(LEN([.Y126])=0;[.Y127];[.Y126])" office:value-type="string" office:string-value="XO" calcext:value-type="string">
            <text:p>XO</text:p>
          </table:table-cell>
          <table:table-cell table:formula="of:=IF(LEN([.Z126])=0;[.Z127];[.Z126])" office:value-type="string" office:string-value="XO" calcext:value-type="string">
            <text:p>XO</text:p>
          </table:table-cell>
          <table:table-cell table:formula="of:=IF(LEN([.AA126])=0;[.AA127];[.AA126])" office:value-type="string" office:string-value="XO" calcext:value-type="string">
            <text:p>XO</text:p>
          </table:table-cell>
          <table:table-cell table:formula="of:=IF(LEN([.I126])&gt;0;[.I126];&quot;*&quot;)" office:value-type="float" office:value="888959" calcext:value-type="float">
            <text:p>8889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esnais Susur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Elīna</text:p>
          </table:table-cell>
          <table:table-cell office:value-type="string" calcext:value-type="string">
            <text:p>Krēmere</text:p>
          </table:table-cell>
          <table:table-cell office:value-type="string" calcext:value-type="string">
            <text:p>11/17/2000</text:p>
          </table:table-cell>
          <table:table-cell office:value-type="string" calcext:value-type="string">
            <text:p>W</text:p>
          </table:table-cell>
          <table:table-cell office:value-type="float" office:value="7700111" calcext:value-type="float">
            <text:p>7700111</text:p>
          </table:table-cell>
          <table:table-cell office:value-type="string" calcext:value-type="string">
            <text:p>Latvia</text:p>
          </table:table-cell>
          <table:table-cell/>
          <table:table-cell table:formula="of:=IF([.M126]=1;[.H127];IF([.H127]=[.L126];[.L126];&quot;X&quot;))" office:value-type="string" office:string-value="X" calcext:value-type="string">
            <text:p>X</text:p>
          </table:table-cell>
          <table:table-cell table:formula="of:=IF([.A127]=[.A128];0;1)" office:value-type="float" office:value="1" calcext:value-type="float">
            <text:p>1</text:p>
          </table:table-cell>
          <table:table-cell table:formula="of:=DATE(MID([.G127];7;4);MID([.G127];1;2);MID([.G127];4;2))" office:value-type="date" office:date-value="2000-11-17" calcext:value-type="date">
            <text:p>17.11.00</text:p>
          </table:table-cell>
          <table:table-cell table:formula="of:=ORG.OPENOFFICE.YEARS([.N127];[.$N$1];0)" office:value-type="float" office:value="15" calcext:value-type="float">
            <text:p>15</text:p>
          </table:table-cell>
          <table:table-cell table:formula="of:=IF([.A127]=[.A126];MIN([.O127];[.P126]);[.O127])" office:value-type="float" office:value="15" calcext:value-type="float">
            <text:p>15</text:p>
          </table:table-cell>
          <table:table-cell table:formula="of:=IF([.A127]=[.A126];MAX([.O127];[.Q126]);[.P127])" office:value-type="float" office:value="44" calcext:value-type="float">
            <text:p>44</text:p>
          </table:table-cell>
          <table:table-cell table:formula="of:=IF(AND([.Q127]&gt;=0;[.Q127]&lt;[.$R$1]);&quot;J&quot;;&quot;&quot;)">
            <text:p/>
          </table:table-cell>
          <table:table-cell table:formula="of:=IF([.P127]&gt;=[.$S$1];&quot;V&quot;;&quot;&quot;)">
            <text:p/>
          </table:table-cell>
          <table:table-cell table:formula="of:=IF([.P127]&gt;=[.$T$1];&quot;SV&quot;;&quot;&quot;)">
            <text:p/>
          </table:table-cell>
          <table:table-cell table:formula="of:=IF([.P127]&gt;=[.$U$1];&quot;UV&quot;;&quot;&quot;)">
            <text:p/>
          </table:table-cell>
          <table:table-cell table:formula="of:=IF([.M127]=1;[.L127]&amp;&quot;O&quot;&amp;IF(LEN([.R127])&gt;0;&quot;,&quot;&amp;[.L127]&amp;[.R127];&quot;&quot;)&amp;IF(LEN([.S127])&gt;0;&quot;,&quot;&amp;[.L127]&amp;[.S127];&quot;&quot;)&amp;IF(LEN([.T127])&gt;0;&quot;,&quot;&amp;[.L127]&amp;[.T127];&quot;&quot;)&amp;IF(LEN([.U127])&gt;0;&quot;,&quot;&amp;[.L127]&amp;[.U127];&quot;&quot;)&amp;IF(LEN([.C127])&gt;0;&quot;,&quot;&amp;[.C127];&quot;&quot;);&quot;&quot;)" office:value-type="string" office:string-value="XO" calcext:value-type="string">
            <text:p>XO</text:p>
          </table:table-cell>
          <table:table-cell table:formula="of:=[.E127]&amp;&quot; &quot;&amp;[.F127]" office:value-type="string" office:string-value="Elīna Krēmere" calcext:value-type="string">
            <text:p>Elīna Krēmere</text:p>
          </table:table-cell>
          <table:table-cell table:formula="of:=MID([.G127];7;4)&amp;&quot;-&quot;&amp;MID([.G127];1;2)&amp;&quot;-&quot;&amp;MID([.G127];4;2)" office:value-type="string" office:string-value="2000-11-17" calcext:value-type="string">
            <text:p>2000-11-17</text:p>
          </table:table-cell>
          <table:table-cell table:formula="of:=IF(LEN([.V127])=0;[.V128];[.V127])" office:value-type="string" office:string-value="XO" calcext:value-type="string">
            <text:p>XO</text:p>
          </table:table-cell>
          <table:table-cell table:formula="of:=IF(LEN([.Y127])=0;[.Y128];[.Y127])" office:value-type="string" office:string-value="XO" calcext:value-type="string">
            <text:p>XO</text:p>
          </table:table-cell>
          <table:table-cell table:formula="of:=IF(LEN([.Z127])=0;[.Z128];[.Z127])" office:value-type="string" office:string-value="XO" calcext:value-type="string">
            <text:p>XO</text:p>
          </table:table-cell>
          <table:table-cell table:formula="of:=IF(LEN([.AA127])=0;[.AA128];[.AA127])" office:value-type="string" office:string-value="XO" calcext:value-type="string">
            <text:p>XO</text:p>
          </table:table-cell>
          <table:table-cell table:formula="of:=IF(LEN([.I127])&gt;0;[.I127];&quot;*&quot;)" office:value-type="float" office:value="7700111" calcext:value-type="float">
            <text:p>77001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īkie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Kārlis</text:p>
          </table:table-cell>
          <table:table-cell office:value-type="string" calcext:value-type="string">
            <text:p>Kučinskis</text:p>
          </table:table-cell>
          <table:table-cell office:value-type="string" calcext:value-type="string">
            <text:p>09/21/1983</text:p>
          </table:table-cell>
          <table:table-cell office:value-type="string" calcext:value-type="string">
            <text:p>M</text:p>
          </table:table-cell>
          <table:table-cell office:value-type="float" office:value="1302626" calcext:value-type="float">
            <text:p>1302626</text:p>
          </table:table-cell>
          <table:table-cell office:value-type="string" calcext:value-type="string">
            <text:p>Latvia</text:p>
          </table:table-cell>
          <table:table-cell/>
          <table:table-cell table:formula="of:=IF([.M127]=1;[.H128];IF([.H128]=[.L127];[.L127];&quot;X&quot;))" office:value-type="string" office:string-value="M" calcext:value-type="string">
            <text:p>M</text:p>
          </table:table-cell>
          <table:table-cell table:formula="of:=IF([.A128]=[.A129];0;1)" office:value-type="float" office:value="0" calcext:value-type="float">
            <text:p>0</text:p>
          </table:table-cell>
          <table:table-cell table:formula="of:=DATE(MID([.G128];7;4);MID([.G128];1;2);MID([.G128];4;2))" office:value-type="date" office:date-value="1983-09-21" calcext:value-type="date">
            <text:p>21.09.83</text:p>
          </table:table-cell>
          <table:table-cell table:formula="of:=ORG.OPENOFFICE.YEARS([.N128];[.$N$1];0)" office:value-type="float" office:value="32" calcext:value-type="float">
            <text:p>32</text:p>
          </table:table-cell>
          <table:table-cell table:formula="of:=IF([.A128]=[.A127];MIN([.O128];[.P127]);[.O128])" office:value-type="float" office:value="32" calcext:value-type="float">
            <text:p>32</text:p>
          </table:table-cell>
          <table:table-cell table:formula="of:=IF([.A128]=[.A127];MAX([.O128];[.Q127]);[.P128])" office:value-type="float" office:value="32" calcext:value-type="float">
            <text:p>32</text:p>
          </table:table-cell>
          <table:table-cell table:formula="of:=IF(AND([.Q128]&gt;=0;[.Q128]&lt;[.$R$1]);&quot;J&quot;;&quot;&quot;)">
            <text:p/>
          </table:table-cell>
          <table:table-cell table:formula="of:=IF([.P128]&gt;=[.$S$1];&quot;V&quot;;&quot;&quot;)">
            <text:p/>
          </table:table-cell>
          <table:table-cell table:formula="of:=IF([.P128]&gt;=[.$T$1];&quot;SV&quot;;&quot;&quot;)">
            <text:p/>
          </table:table-cell>
          <table:table-cell table:formula="of:=IF([.P128]&gt;=[.$U$1];&quot;UV&quot;;&quot;&quot;)">
            <text:p/>
          </table:table-cell>
          <table:table-cell table:formula="of:=IF([.M128]=1;[.L128]&amp;&quot;O&quot;&amp;IF(LEN([.R128])&gt;0;&quot;,&quot;&amp;[.L128]&amp;[.R128];&quot;&quot;)&amp;IF(LEN([.S128])&gt;0;&quot;,&quot;&amp;[.L128]&amp;[.S128];&quot;&quot;)&amp;IF(LEN([.T128])&gt;0;&quot;,&quot;&amp;[.L128]&amp;[.T128];&quot;&quot;)&amp;IF(LEN([.U128])&gt;0;&quot;,&quot;&amp;[.L128]&amp;[.U128];&quot;&quot;)&amp;IF(LEN([.C128])&gt;0;&quot;,&quot;&amp;[.C128];&quot;&quot;);&quot;&quot;)">
            <text:p/>
          </table:table-cell>
          <table:table-cell table:formula="of:=[.E128]&amp;&quot; &quot;&amp;[.F128]" office:value-type="string" office:string-value="Kārlis Kučinskis" calcext:value-type="string">
            <text:p>Kārlis Kučinskis</text:p>
          </table:table-cell>
          <table:table-cell table:formula="of:=MID([.G128];7;4)&amp;&quot;-&quot;&amp;MID([.G128];1;2)&amp;&quot;-&quot;&amp;MID([.G128];4;2)" office:value-type="string" office:string-value="1983-09-21" calcext:value-type="string">
            <text:p>1983-09-21</text:p>
          </table:table-cell>
          <table:table-cell table:formula="of:=IF(LEN([.V128])=0;[.V129];[.V128])">
            <text:p/>
          </table:table-cell>
          <table:table-cell table:formula="of:=IF(LEN([.Y128])=0;[.Y129];[.Y128])" office:value-type="string" office:string-value="XO" calcext:value-type="string">
            <text:p>XO</text:p>
          </table:table-cell>
          <table:table-cell table:formula="of:=IF(LEN([.Z128])=0;[.Z129];[.Z128])" office:value-type="string" office:string-value="XO" calcext:value-type="string">
            <text:p>XO</text:p>
          </table:table-cell>
          <table:table-cell table:formula="of:=IF(LEN([.AA128])=0;[.AA129];[.AA128])" office:value-type="string" office:string-value="XO" calcext:value-type="string">
            <text:p>XO</text:p>
          </table:table-cell>
          <table:table-cell table:formula="of:=IF(LEN([.I128])&gt;0;[.I128];&quot;*&quot;)" office:value-type="float" office:value="1302626" calcext:value-type="float">
            <text:p>130262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īkie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Kučinska</text:p>
          </table:table-cell>
          <table:table-cell office:value-type="string" calcext:value-type="string">
            <text:p>05/22/1978</text:p>
          </table:table-cell>
          <table:table-cell office:value-type="string" calcext:value-type="string">
            <text:p>W</text:p>
          </table:table-cell>
          <table:table-cell office:value-type="float" office:value="1406535" calcext:value-type="float">
            <text:p>1406535</text:p>
          </table:table-cell>
          <table:table-cell office:value-type="string" calcext:value-type="string">
            <text:p>Latvia</text:p>
          </table:table-cell>
          <table:table-cell/>
          <table:table-cell table:formula="of:=IF([.M128]=1;[.H129];IF([.H129]=[.L128];[.L128];&quot;X&quot;))" office:value-type="string" office:string-value="X" calcext:value-type="string">
            <text:p>X</text:p>
          </table:table-cell>
          <table:table-cell table:formula="of:=IF([.A129]=[.A130];0;1)" office:value-type="float" office:value="0" calcext:value-type="float">
            <text:p>0</text:p>
          </table:table-cell>
          <table:table-cell table:formula="of:=DATE(MID([.G129];7;4);MID([.G129];1;2);MID([.G129];4;2))" office:value-type="date" office:date-value="1978-05-22" calcext:value-type="date">
            <text:p>22.05.78</text:p>
          </table:table-cell>
          <table:table-cell table:formula="of:=ORG.OPENOFFICE.YEARS([.N129];[.$N$1];0)" office:value-type="float" office:value="38" calcext:value-type="float">
            <text:p>38</text:p>
          </table:table-cell>
          <table:table-cell table:formula="of:=IF([.A129]=[.A128];MIN([.O129];[.P128]);[.O129])" office:value-type="float" office:value="32" calcext:value-type="float">
            <text:p>32</text:p>
          </table:table-cell>
          <table:table-cell table:formula="of:=IF([.A129]=[.A128];MAX([.O129];[.Q128]);[.P129])" office:value-type="float" office:value="38" calcext:value-type="float">
            <text:p>38</text:p>
          </table:table-cell>
          <table:table-cell table:formula="of:=IF(AND([.Q129]&gt;=0;[.Q129]&lt;[.$R$1]);&quot;J&quot;;&quot;&quot;)">
            <text:p/>
          </table:table-cell>
          <table:table-cell table:formula="of:=IF([.P129]&gt;=[.$S$1];&quot;V&quot;;&quot;&quot;)">
            <text:p/>
          </table:table-cell>
          <table:table-cell table:formula="of:=IF([.P129]&gt;=[.$T$1];&quot;SV&quot;;&quot;&quot;)">
            <text:p/>
          </table:table-cell>
          <table:table-cell table:formula="of:=IF([.P129]&gt;=[.$U$1];&quot;UV&quot;;&quot;&quot;)">
            <text:p/>
          </table:table-cell>
          <table:table-cell table:formula="of:=IF([.M129]=1;[.L129]&amp;&quot;O&quot;&amp;IF(LEN([.R129])&gt;0;&quot;,&quot;&amp;[.L129]&amp;[.R129];&quot;&quot;)&amp;IF(LEN([.S129])&gt;0;&quot;,&quot;&amp;[.L129]&amp;[.S129];&quot;&quot;)&amp;IF(LEN([.T129])&gt;0;&quot;,&quot;&amp;[.L129]&amp;[.T129];&quot;&quot;)&amp;IF(LEN([.U129])&gt;0;&quot;,&quot;&amp;[.L129]&amp;[.U129];&quot;&quot;)&amp;IF(LEN([.C129])&gt;0;&quot;,&quot;&amp;[.C129];&quot;&quot;);&quot;&quot;)">
            <text:p/>
          </table:table-cell>
          <table:table-cell table:formula="of:=[.E129]&amp;&quot; &quot;&amp;[.F129]" office:value-type="string" office:string-value="Laura Kučinska" calcext:value-type="string">
            <text:p>Laura Kučinska</text:p>
          </table:table-cell>
          <table:table-cell table:formula="of:=MID([.G129];7;4)&amp;&quot;-&quot;&amp;MID([.G129];1;2)&amp;&quot;-&quot;&amp;MID([.G129];4;2)" office:value-type="string" office:string-value="1978-05-22" calcext:value-type="string">
            <text:p>1978-05-22</text:p>
          </table:table-cell>
          <table:table-cell table:formula="of:=IF(LEN([.V129])=0;[.V130];[.V129])" office:value-type="string" office:string-value="XO" calcext:value-type="string">
            <text:p>XO</text:p>
          </table:table-cell>
          <table:table-cell table:formula="of:=IF(LEN([.Y129])=0;[.Y130];[.Y129])" office:value-type="string" office:string-value="XO" calcext:value-type="string">
            <text:p>XO</text:p>
          </table:table-cell>
          <table:table-cell table:formula="of:=IF(LEN([.Z129])=0;[.Z130];[.Z129])" office:value-type="string" office:string-value="XO" calcext:value-type="string">
            <text:p>XO</text:p>
          </table:table-cell>
          <table:table-cell table:formula="of:=IF(LEN([.AA129])=0;[.AA130];[.AA129])" office:value-type="string" office:string-value="XO" calcext:value-type="string">
            <text:p>XO</text:p>
          </table:table-cell>
          <table:table-cell table:formula="of:=IF(LEN([.I129])&gt;0;[.I129];&quot;*&quot;)" office:value-type="float" office:value="1406535" calcext:value-type="float">
            <text:p>140653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īkie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05/08/1977</text:p>
          </table:table-cell>
          <table:table-cell office:value-type="string" calcext:value-type="string">
            <text:p>M</text:p>
          </table:table-cell>
          <table:table-cell office:value-type="float" office:value="1403694" calcext:value-type="float">
            <text:p>1403694</text:p>
          </table:table-cell>
          <table:table-cell office:value-type="string" calcext:value-type="string">
            <text:p>France</text:p>
          </table:table-cell>
          <table:table-cell/>
          <table:table-cell table:formula="of:=IF([.M129]=1;[.H130];IF([.H130]=[.L129];[.L129];&quot;X&quot;))" office:value-type="string" office:string-value="X" calcext:value-type="string">
            <text:p>X</text:p>
          </table:table-cell>
          <table:table-cell table:formula="of:=IF([.A130]=[.A131];0;1)" office:value-type="float" office:value="1" calcext:value-type="float">
            <text:p>1</text:p>
          </table:table-cell>
          <table:table-cell table:formula="of:=DATE(MID([.G130];7;4);MID([.G130];1;2);MID([.G130];4;2))" office:value-type="date" office:date-value="1977-05-08" calcext:value-type="date">
            <text:p>08.05.77</text:p>
          </table:table-cell>
          <table:table-cell table:formula="of:=ORG.OPENOFFICE.YEARS([.N130];[.$N$1];0)" office:value-type="float" office:value="39" calcext:value-type="float">
            <text:p>39</text:p>
          </table:table-cell>
          <table:table-cell table:formula="of:=IF([.A130]=[.A129];MIN([.O130];[.P129]);[.O130])" office:value-type="float" office:value="32" calcext:value-type="float">
            <text:p>32</text:p>
          </table:table-cell>
          <table:table-cell table:formula="of:=IF([.A130]=[.A129];MAX([.O130];[.Q129]);[.P130])" office:value-type="float" office:value="39" calcext:value-type="float">
            <text:p>39</text:p>
          </table:table-cell>
          <table:table-cell table:formula="of:=IF(AND([.Q130]&gt;=0;[.Q130]&lt;[.$R$1]);&quot;J&quot;;&quot;&quot;)">
            <text:p/>
          </table:table-cell>
          <table:table-cell table:formula="of:=IF([.P130]&gt;=[.$S$1];&quot;V&quot;;&quot;&quot;)">
            <text:p/>
          </table:table-cell>
          <table:table-cell table:formula="of:=IF([.P130]&gt;=[.$T$1];&quot;SV&quot;;&quot;&quot;)">
            <text:p/>
          </table:table-cell>
          <table:table-cell table:formula="of:=IF([.P130]&gt;=[.$U$1];&quot;UV&quot;;&quot;&quot;)">
            <text:p/>
          </table:table-cell>
          <table:table-cell table:formula="of:=IF([.M130]=1;[.L130]&amp;&quot;O&quot;&amp;IF(LEN([.R130])&gt;0;&quot;,&quot;&amp;[.L130]&amp;[.R130];&quot;&quot;)&amp;IF(LEN([.S130])&gt;0;&quot;,&quot;&amp;[.L130]&amp;[.S130];&quot;&quot;)&amp;IF(LEN([.T130])&gt;0;&quot;,&quot;&amp;[.L130]&amp;[.T130];&quot;&quot;)&amp;IF(LEN([.U130])&gt;0;&quot;,&quot;&amp;[.L130]&amp;[.U130];&quot;&quot;)&amp;IF(LEN([.C130])&gt;0;&quot;,&quot;&amp;[.C130];&quot;&quot;);&quot;&quot;)" office:value-type="string" office:string-value="XO" calcext:value-type="string">
            <text:p>XO</text:p>
          </table:table-cell>
          <table:table-cell table:formula="of:=[.E130]&amp;&quot; &quot;&amp;[.F130]" office:value-type="string" office:string-value="Eric Alexandre" calcext:value-type="string">
            <text:p>Eric Alexandre</text:p>
          </table:table-cell>
          <table:table-cell table:formula="of:=MID([.G130];7;4)&amp;&quot;-&quot;&amp;MID([.G130];1;2)&amp;&quot;-&quot;&amp;MID([.G130];4;2)" office:value-type="string" office:string-value="1977-05-08" calcext:value-type="string">
            <text:p>1977-05-08</text:p>
          </table:table-cell>
          <table:table-cell table:formula="of:=IF(LEN([.V130])=0;[.V131];[.V130])" office:value-type="string" office:string-value="XO" calcext:value-type="string">
            <text:p>XO</text:p>
          </table:table-cell>
          <table:table-cell table:formula="of:=IF(LEN([.Y130])=0;[.Y131];[.Y130])" office:value-type="string" office:string-value="XO" calcext:value-type="string">
            <text:p>XO</text:p>
          </table:table-cell>
          <table:table-cell table:formula="of:=IF(LEN([.Z130])=0;[.Z131];[.Z130])" office:value-type="string" office:string-value="XO" calcext:value-type="string">
            <text:p>XO</text:p>
          </table:table-cell>
          <table:table-cell table:formula="of:=IF(LEN([.AA130])=0;[.AA131];[.AA130])" office:value-type="string" office:string-value="XO" calcext:value-type="string">
            <text:p>XO</text:p>
          </table:table-cell>
          <table:table-cell table:formula="of:=IF(LEN([.I130])&gt;0;[.I130];&quot;*&quot;)" office:value-type="float" office:value="1403694" calcext:value-type="float">
            <text:p>140369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urikati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Pēteris</text:p>
          </table:table-cell>
          <table:table-cell office:value-type="string" calcext:value-type="string">
            <text:p>Grīviņš</text:p>
          </table:table-cell>
          <table:table-cell office:value-type="string" calcext:value-type="string">
            <text:p>04/10/1985</text:p>
          </table:table-cell>
          <table:table-cell office:value-type="string" calcext:value-type="string">
            <text:p>M</text:p>
          </table:table-cell>
          <table:table-cell office:value-type="float" office:value="9101202" calcext:value-type="float">
            <text:p>9101202</text:p>
          </table:table-cell>
          <table:table-cell office:value-type="string" calcext:value-type="string">
            <text:p>Latvia</text:p>
          </table:table-cell>
          <table:table-cell/>
          <table:table-cell table:formula="of:=IF([.M130]=1;[.H131];IF([.H131]=[.L130];[.L130];&quot;X&quot;))" office:value-type="string" office:string-value="M" calcext:value-type="string">
            <text:p>M</text:p>
          </table:table-cell>
          <table:table-cell table:formula="of:=IF([.A131]=[.A132];0;1)" office:value-type="float" office:value="0" calcext:value-type="float">
            <text:p>0</text:p>
          </table:table-cell>
          <table:table-cell table:formula="of:=DATE(MID([.G131];7;4);MID([.G131];1;2);MID([.G131];4;2))" office:value-type="date" office:date-value="1985-04-10" calcext:value-type="date">
            <text:p>10.04.85</text:p>
          </table:table-cell>
          <table:table-cell table:formula="of:=ORG.OPENOFFICE.YEARS([.N131];[.$N$1];0)" office:value-type="float" office:value="31" calcext:value-type="float">
            <text:p>31</text:p>
          </table:table-cell>
          <table:table-cell table:formula="of:=IF([.A131]=[.A130];MIN([.O131];[.P130]);[.O131])" office:value-type="float" office:value="31" calcext:value-type="float">
            <text:p>31</text:p>
          </table:table-cell>
          <table:table-cell table:formula="of:=IF([.A131]=[.A130];MAX([.O131];[.Q130]);[.P131])" office:value-type="float" office:value="31" calcext:value-type="float">
            <text:p>31</text:p>
          </table:table-cell>
          <table:table-cell table:formula="of:=IF(AND([.Q131]&gt;=0;[.Q131]&lt;[.$R$1]);&quot;J&quot;;&quot;&quot;)">
            <text:p/>
          </table:table-cell>
          <table:table-cell table:formula="of:=IF([.P131]&gt;=[.$S$1];&quot;V&quot;;&quot;&quot;)">
            <text:p/>
          </table:table-cell>
          <table:table-cell table:formula="of:=IF([.P131]&gt;=[.$T$1];&quot;SV&quot;;&quot;&quot;)">
            <text:p/>
          </table:table-cell>
          <table:table-cell table:formula="of:=IF([.P131]&gt;=[.$U$1];&quot;UV&quot;;&quot;&quot;)">
            <text:p/>
          </table:table-cell>
          <table:table-cell table:formula="of:=IF([.M131]=1;[.L131]&amp;&quot;O&quot;&amp;IF(LEN([.R131])&gt;0;&quot;,&quot;&amp;[.L131]&amp;[.R131];&quot;&quot;)&amp;IF(LEN([.S131])&gt;0;&quot;,&quot;&amp;[.L131]&amp;[.S131];&quot;&quot;)&amp;IF(LEN([.T131])&gt;0;&quot;,&quot;&amp;[.L131]&amp;[.T131];&quot;&quot;)&amp;IF(LEN([.U131])&gt;0;&quot;,&quot;&amp;[.L131]&amp;[.U131];&quot;&quot;)&amp;IF(LEN([.C131])&gt;0;&quot;,&quot;&amp;[.C131];&quot;&quot;);&quot;&quot;)">
            <text:p/>
          </table:table-cell>
          <table:table-cell table:formula="of:=[.E131]&amp;&quot; &quot;&amp;[.F131]" office:value-type="string" office:string-value="Pēteris Grīviņš" calcext:value-type="string">
            <text:p>Pēteris Grīviņš</text:p>
          </table:table-cell>
          <table:table-cell table:formula="of:=MID([.G131];7;4)&amp;&quot;-&quot;&amp;MID([.G131];1;2)&amp;&quot;-&quot;&amp;MID([.G131];4;2)" office:value-type="string" office:string-value="1985-04-10" calcext:value-type="string">
            <text:p>1985-04-10</text:p>
          </table:table-cell>
          <table:table-cell table:formula="of:=IF(LEN([.V131])=0;[.V132];[.V131])" office:value-type="string" office:string-value="XO" calcext:value-type="string">
            <text:p>XO</text:p>
          </table:table-cell>
          <table:table-cell table:formula="of:=IF(LEN([.Y131])=0;[.Y132];[.Y131])" office:value-type="string" office:string-value="XO" calcext:value-type="string">
            <text:p>XO</text:p>
          </table:table-cell>
          <table:table-cell table:formula="of:=IF(LEN([.Z131])=0;[.Z132];[.Z131])" office:value-type="string" office:string-value="XO" calcext:value-type="string">
            <text:p>XO</text:p>
          </table:table-cell>
          <table:table-cell table:formula="of:=IF(LEN([.AA131])=0;[.AA132];[.AA131])" office:value-type="string" office:string-value="XO" calcext:value-type="string">
            <text:p>XO</text:p>
          </table:table-cell>
          <table:table-cell table:formula="of:=IF(LEN([.I131])&gt;0;[.I131];&quot;*&quot;)" office:value-type="float" office:value="9101202" calcext:value-type="float">
            <text:p>910120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urikati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Ieva</text:p>
          </table:table-cell>
          <table:table-cell office:value-type="string" calcext:value-type="string">
            <text:p>Upmace</text:p>
          </table:table-cell>
          <table:table-cell office:value-type="string" calcext:value-type="string">
            <text:p>12/24/1984</text:p>
          </table:table-cell>
          <table:table-cell office:value-type="string" calcext:value-type="string">
            <text:p>W</text:p>
          </table:table-cell>
          <table:table-cell office:value-type="float" office:value="9841224" calcext:value-type="float">
            <text:p>9841224</text:p>
          </table:table-cell>
          <table:table-cell office:value-type="string" calcext:value-type="string">
            <text:p>Latvia</text:p>
          </table:table-cell>
          <table:table-cell/>
          <table:table-cell table:formula="of:=IF([.M131]=1;[.H132];IF([.H132]=[.L131];[.L131];&quot;X&quot;))" office:value-type="string" office:string-value="X" calcext:value-type="string">
            <text:p>X</text:p>
          </table:table-cell>
          <table:table-cell table:formula="of:=IF([.A132]=[.A133];0;1)" office:value-type="float" office:value="1" calcext:value-type="float">
            <text:p>1</text:p>
          </table:table-cell>
          <table:table-cell table:formula="of:=DATE(MID([.G132];7;4);MID([.G132];1;2);MID([.G132];4;2))" office:value-type="date" office:date-value="1984-12-24" calcext:value-type="date">
            <text:p>24.12.84</text:p>
          </table:table-cell>
          <table:table-cell table:formula="of:=ORG.OPENOFFICE.YEARS([.N132];[.$N$1];0)" office:value-type="float" office:value="31" calcext:value-type="float">
            <text:p>31</text:p>
          </table:table-cell>
          <table:table-cell table:formula="of:=IF([.A132]=[.A131];MIN([.O132];[.P131]);[.O132])" office:value-type="float" office:value="31" calcext:value-type="float">
            <text:p>31</text:p>
          </table:table-cell>
          <table:table-cell table:formula="of:=IF([.A132]=[.A131];MAX([.O132];[.Q131]);[.P132])" office:value-type="float" office:value="31" calcext:value-type="float">
            <text:p>31</text:p>
          </table:table-cell>
          <table:table-cell table:formula="of:=IF(AND([.Q132]&gt;=0;[.Q132]&lt;[.$R$1]);&quot;J&quot;;&quot;&quot;)">
            <text:p/>
          </table:table-cell>
          <table:table-cell table:formula="of:=IF([.P132]&gt;=[.$S$1];&quot;V&quot;;&quot;&quot;)">
            <text:p/>
          </table:table-cell>
          <table:table-cell table:formula="of:=IF([.P132]&gt;=[.$T$1];&quot;SV&quot;;&quot;&quot;)">
            <text:p/>
          </table:table-cell>
          <table:table-cell table:formula="of:=IF([.P132]&gt;=[.$U$1];&quot;UV&quot;;&quot;&quot;)">
            <text:p/>
          </table:table-cell>
          <table:table-cell table:formula="of:=IF([.M132]=1;[.L132]&amp;&quot;O&quot;&amp;IF(LEN([.R132])&gt;0;&quot;,&quot;&amp;[.L132]&amp;[.R132];&quot;&quot;)&amp;IF(LEN([.S132])&gt;0;&quot;,&quot;&amp;[.L132]&amp;[.S132];&quot;&quot;)&amp;IF(LEN([.T132])&gt;0;&quot;,&quot;&amp;[.L132]&amp;[.T132];&quot;&quot;)&amp;IF(LEN([.U132])&gt;0;&quot;,&quot;&amp;[.L132]&amp;[.U132];&quot;&quot;)&amp;IF(LEN([.C132])&gt;0;&quot;,&quot;&amp;[.C132];&quot;&quot;);&quot;&quot;)" office:value-type="string" office:string-value="XO" calcext:value-type="string">
            <text:p>XO</text:p>
          </table:table-cell>
          <table:table-cell table:formula="of:=[.E132]&amp;&quot; &quot;&amp;[.F132]" office:value-type="string" office:string-value="Ieva Upmace" calcext:value-type="string">
            <text:p>Ieva Upmace</text:p>
          </table:table-cell>
          <table:table-cell table:formula="of:=MID([.G132];7;4)&amp;&quot;-&quot;&amp;MID([.G132];1;2)&amp;&quot;-&quot;&amp;MID([.G132];4;2)" office:value-type="string" office:string-value="1984-12-24" calcext:value-type="string">
            <text:p>1984-12-24</text:p>
          </table:table-cell>
          <table:table-cell table:formula="of:=IF(LEN([.V132])=0;[.V133];[.V132])" office:value-type="string" office:string-value="XO" calcext:value-type="string">
            <text:p>XO</text:p>
          </table:table-cell>
          <table:table-cell table:formula="of:=IF(LEN([.Y132])=0;[.Y133];[.Y132])" office:value-type="string" office:string-value="XO" calcext:value-type="string">
            <text:p>XO</text:p>
          </table:table-cell>
          <table:table-cell table:formula="of:=IF(LEN([.Z132])=0;[.Z133];[.Z132])" office:value-type="string" office:string-value="XO" calcext:value-type="string">
            <text:p>XO</text:p>
          </table:table-cell>
          <table:table-cell table:formula="of:=IF(LEN([.AA132])=0;[.AA133];[.AA132])" office:value-type="string" office:string-value="XO" calcext:value-type="string">
            <text:p>XO</text:p>
          </table:table-cell>
          <table:table-cell table:formula="of:=IF(LEN([.I132])&gt;0;[.I132];&quot;*&quot;)" office:value-type="float" office:value="9841224" calcext:value-type="float">
            <text:p>984122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Priedītis</text:p>
          </table:table-cell>
          <table:table-cell office:value-type="string" calcext:value-type="string">
            <text:p>05/18/198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32]=1;[.H133];IF([.H133]=[.L132];[.L132];&quot;X&quot;))" office:value-type="string" office:string-value="M" calcext:value-type="string">
            <text:p>M</text:p>
          </table:table-cell>
          <table:table-cell table:formula="of:=IF([.A133]=[.A134];0;1)" office:value-type="float" office:value="0" calcext:value-type="float">
            <text:p>0</text:p>
          </table:table-cell>
          <table:table-cell table:formula="of:=DATE(MID([.G133];7;4);MID([.G133];1;2);MID([.G133];4;2))" office:value-type="date" office:date-value="1986-05-18" calcext:value-type="date">
            <text:p>18.05.86</text:p>
          </table:table-cell>
          <table:table-cell table:formula="of:=ORG.OPENOFFICE.YEARS([.N133];[.$N$1];0)" office:value-type="float" office:value="30" calcext:value-type="float">
            <text:p>30</text:p>
          </table:table-cell>
          <table:table-cell table:formula="of:=IF([.A133]=[.A132];MIN([.O133];[.P132]);[.O133])" office:value-type="float" office:value="30" calcext:value-type="float">
            <text:p>30</text:p>
          </table:table-cell>
          <table:table-cell table:formula="of:=IF([.A133]=[.A132];MAX([.O133];[.Q132]);[.P133])" office:value-type="float" office:value="30" calcext:value-type="float">
            <text:p>30</text:p>
          </table:table-cell>
          <table:table-cell table:formula="of:=IF(AND([.Q133]&gt;=0;[.Q133]&lt;[.$R$1]);&quot;J&quot;;&quot;&quot;)">
            <text:p/>
          </table:table-cell>
          <table:table-cell table:formula="of:=IF([.P133]&gt;=[.$S$1];&quot;V&quot;;&quot;&quot;)">
            <text:p/>
          </table:table-cell>
          <table:table-cell table:formula="of:=IF([.P133]&gt;=[.$T$1];&quot;SV&quot;;&quot;&quot;)">
            <text:p/>
          </table:table-cell>
          <table:table-cell table:formula="of:=IF([.P133]&gt;=[.$U$1];&quot;UV&quot;;&quot;&quot;)">
            <text:p/>
          </table:table-cell>
          <table:table-cell table:formula="of:=IF([.M133]=1;[.L133]&amp;&quot;O&quot;&amp;IF(LEN([.R133])&gt;0;&quot;,&quot;&amp;[.L133]&amp;[.R133];&quot;&quot;)&amp;IF(LEN([.S133])&gt;0;&quot;,&quot;&amp;[.L133]&amp;[.S133];&quot;&quot;)&amp;IF(LEN([.T133])&gt;0;&quot;,&quot;&amp;[.L133]&amp;[.T133];&quot;&quot;)&amp;IF(LEN([.U133])&gt;0;&quot;,&quot;&amp;[.L133]&amp;[.U133];&quot;&quot;)&amp;IF(LEN([.C133])&gt;0;&quot;,&quot;&amp;[.C133];&quot;&quot;);&quot;&quot;)">
            <text:p/>
          </table:table-cell>
          <table:table-cell table:formula="of:=[.E133]&amp;&quot; &quot;&amp;[.F133]" office:value-type="string" office:string-value="Jānis Priedītis" calcext:value-type="string">
            <text:p>Jānis Priedītis</text:p>
          </table:table-cell>
          <table:table-cell table:formula="of:=MID([.G133];7;4)&amp;&quot;-&quot;&amp;MID([.G133];1;2)&amp;&quot;-&quot;&amp;MID([.G133];4;2)" office:value-type="string" office:string-value="1986-05-18" calcext:value-type="string">
            <text:p>1986-05-18</text:p>
          </table:table-cell>
          <table:table-cell table:formula="of:=IF(LEN([.V133])=0;[.V134];[.V133])" office:value-type="string" office:string-value="XO" calcext:value-type="string">
            <text:p>XO</text:p>
          </table:table-cell>
          <table:table-cell table:formula="of:=IF(LEN([.Y133])=0;[.Y134];[.Y133])" office:value-type="string" office:string-value="XO" calcext:value-type="string">
            <text:p>XO</text:p>
          </table:table-cell>
          <table:table-cell table:formula="of:=IF(LEN([.Z133])=0;[.Z134];[.Z133])" office:value-type="string" office:string-value="XO" calcext:value-type="string">
            <text:p>XO</text:p>
          </table:table-cell>
          <table:table-cell table:formula="of:=IF(LEN([.AA133])=0;[.AA134];[.AA133])" office:value-type="string" office:string-value="XO" calcext:value-type="string">
            <text:p>XO</text:p>
          </table:table-cell>
          <table:table-cell table:formula="of:=IF(LEN([.I133])&gt;0;[.I133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Elīna</text:p>
          </table:table-cell>
          <table:table-cell office:value-type="string" calcext:value-type="string">
            <text:p>Aģe</text:p>
          </table:table-cell>
          <table:table-cell office:value-type="string" calcext:value-type="string">
            <text:p>03/29/199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33]=1;[.H134];IF([.H134]=[.L133];[.L133];&quot;X&quot;))" office:value-type="string" office:string-value="X" calcext:value-type="string">
            <text:p>X</text:p>
          </table:table-cell>
          <table:table-cell table:formula="of:=IF([.A134]=[.A135];0;1)" office:value-type="float" office:value="1" calcext:value-type="float">
            <text:p>1</text:p>
          </table:table-cell>
          <table:table-cell table:formula="of:=DATE(MID([.G134];7;4);MID([.G134];1;2);MID([.G134];4;2))" office:value-type="date" office:date-value="1990-03-29" calcext:value-type="date">
            <text:p>29.03.90</text:p>
          </table:table-cell>
          <table:table-cell table:formula="of:=ORG.OPENOFFICE.YEARS([.N134];[.$N$1];0)" office:value-type="float" office:value="26" calcext:value-type="float">
            <text:p>26</text:p>
          </table:table-cell>
          <table:table-cell table:formula="of:=IF([.A134]=[.A133];MIN([.O134];[.P133]);[.O134])" office:value-type="float" office:value="26" calcext:value-type="float">
            <text:p>26</text:p>
          </table:table-cell>
          <table:table-cell table:formula="of:=IF([.A134]=[.A133];MAX([.O134];[.Q133]);[.P134])" office:value-type="float" office:value="30" calcext:value-type="float">
            <text:p>30</text:p>
          </table:table-cell>
          <table:table-cell table:formula="of:=IF(AND([.Q134]&gt;=0;[.Q134]&lt;[.$R$1]);&quot;J&quot;;&quot;&quot;)">
            <text:p/>
          </table:table-cell>
          <table:table-cell table:formula="of:=IF([.P134]&gt;=[.$S$1];&quot;V&quot;;&quot;&quot;)">
            <text:p/>
          </table:table-cell>
          <table:table-cell table:formula="of:=IF([.P134]&gt;=[.$T$1];&quot;SV&quot;;&quot;&quot;)">
            <text:p/>
          </table:table-cell>
          <table:table-cell table:formula="of:=IF([.P134]&gt;=[.$U$1];&quot;UV&quot;;&quot;&quot;)">
            <text:p/>
          </table:table-cell>
          <table:table-cell table:formula="of:=IF([.M134]=1;[.L134]&amp;&quot;O&quot;&amp;IF(LEN([.R134])&gt;0;&quot;,&quot;&amp;[.L134]&amp;[.R134];&quot;&quot;)&amp;IF(LEN([.S134])&gt;0;&quot;,&quot;&amp;[.L134]&amp;[.S134];&quot;&quot;)&amp;IF(LEN([.T134])&gt;0;&quot;,&quot;&amp;[.L134]&amp;[.T134];&quot;&quot;)&amp;IF(LEN([.U134])&gt;0;&quot;,&quot;&amp;[.L134]&amp;[.U134];&quot;&quot;)&amp;IF(LEN([.C134])&gt;0;&quot;,&quot;&amp;[.C134];&quot;&quot;);&quot;&quot;)" office:value-type="string" office:string-value="XO" calcext:value-type="string">
            <text:p>XO</text:p>
          </table:table-cell>
          <table:table-cell table:formula="of:=[.E134]&amp;&quot; &quot;&amp;[.F134]" office:value-type="string" office:string-value="Elīna Aģe" calcext:value-type="string">
            <text:p>Elīna Aģe</text:p>
          </table:table-cell>
          <table:table-cell table:formula="of:=MID([.G134];7;4)&amp;&quot;-&quot;&amp;MID([.G134];1;2)&amp;&quot;-&quot;&amp;MID([.G134];4;2)" office:value-type="string" office:string-value="1990-03-29" calcext:value-type="string">
            <text:p>1990-03-29</text:p>
          </table:table-cell>
          <table:table-cell table:formula="of:=IF(LEN([.V134])=0;[.V135];[.V134])" office:value-type="string" office:string-value="XO" calcext:value-type="string">
            <text:p>XO</text:p>
          </table:table-cell>
          <table:table-cell table:formula="of:=IF(LEN([.Y134])=0;[.Y135];[.Y134])" office:value-type="string" office:string-value="XO" calcext:value-type="string">
            <text:p>XO</text:p>
          </table:table-cell>
          <table:table-cell table:formula="of:=IF(LEN([.Z134])=0;[.Z135];[.Z134])" office:value-type="string" office:string-value="XO" calcext:value-type="string">
            <text:p>XO</text:p>
          </table:table-cell>
          <table:table-cell table:formula="of:=IF(LEN([.AA134])=0;[.AA135];[.AA134])" office:value-type="string" office:string-value="XO" calcext:value-type="string">
            <text:p>XO</text:p>
          </table:table-cell>
          <table:table-cell table:formula="of:=IF(LEN([.I134])&gt;0;[.I13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alme Jump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Anneken</text:p>
          </table:table-cell>
          <table:table-cell office:value-type="string" calcext:value-type="string">
            <text:p>Lemberg</text:p>
          </table:table-cell>
          <table:table-cell office:value-type="string" calcext:value-type="string">
            <text:p>02/09/1977</text:p>
          </table:table-cell>
          <table:table-cell office:value-type="string" calcext:value-type="string">
            <text:p>W</text:p>
          </table:table-cell>
          <table:table-cell office:value-type="float" office:value="9102225" calcext:value-type="float">
            <text:p>9102225</text:p>
          </table:table-cell>
          <table:table-cell office:value-type="string" calcext:value-type="string">
            <text:p>Estonia</text:p>
          </table:table-cell>
          <table:table-cell/>
          <table:table-cell table:formula="of:=IF([.M134]=1;[.H135];IF([.H135]=[.L134];[.L134];&quot;X&quot;))" office:value-type="string" office:string-value="W" calcext:value-type="string">
            <text:p>W</text:p>
          </table:table-cell>
          <table:table-cell table:formula="of:=IF([.A135]=[.A136];0;1)" office:value-type="float" office:value="0" calcext:value-type="float">
            <text:p>0</text:p>
          </table:table-cell>
          <table:table-cell table:formula="of:=DATE(MID([.G135];7;4);MID([.G135];1;2);MID([.G135];4;2))" office:value-type="date" office:date-value="1977-02-09" calcext:value-type="date">
            <text:p>09.02.77</text:p>
          </table:table-cell>
          <table:table-cell table:formula="of:=ORG.OPENOFFICE.YEARS([.N135];[.$N$1];0)" office:value-type="float" office:value="39" calcext:value-type="float">
            <text:p>39</text:p>
          </table:table-cell>
          <table:table-cell table:formula="of:=IF([.A135]=[.A134];MIN([.O135];[.P134]);[.O135])" office:value-type="float" office:value="39" calcext:value-type="float">
            <text:p>39</text:p>
          </table:table-cell>
          <table:table-cell table:formula="of:=IF([.A135]=[.A134];MAX([.O135];[.Q134]);[.P135])" office:value-type="float" office:value="39" calcext:value-type="float">
            <text:p>39</text:p>
          </table:table-cell>
          <table:table-cell table:formula="of:=IF(AND([.Q135]&gt;=0;[.Q135]&lt;[.$R$1]);&quot;J&quot;;&quot;&quot;)">
            <text:p/>
          </table:table-cell>
          <table:table-cell table:formula="of:=IF([.P135]&gt;=[.$S$1];&quot;V&quot;;&quot;&quot;)">
            <text:p/>
          </table:table-cell>
          <table:table-cell table:formula="of:=IF([.P135]&gt;=[.$T$1];&quot;SV&quot;;&quot;&quot;)">
            <text:p/>
          </table:table-cell>
          <table:table-cell table:formula="of:=IF([.P135]&gt;=[.$U$1];&quot;UV&quot;;&quot;&quot;)">
            <text:p/>
          </table:table-cell>
          <table:table-cell table:formula="of:=IF([.M135]=1;[.L135]&amp;&quot;O&quot;&amp;IF(LEN([.R135])&gt;0;&quot;,&quot;&amp;[.L135]&amp;[.R135];&quot;&quot;)&amp;IF(LEN([.S135])&gt;0;&quot;,&quot;&amp;[.L135]&amp;[.S135];&quot;&quot;)&amp;IF(LEN([.T135])&gt;0;&quot;,&quot;&amp;[.L135]&amp;[.T135];&quot;&quot;)&amp;IF(LEN([.U135])&gt;0;&quot;,&quot;&amp;[.L135]&amp;[.U135];&quot;&quot;)&amp;IF(LEN([.C135])&gt;0;&quot;,&quot;&amp;[.C135];&quot;&quot;);&quot;&quot;)">
            <text:p/>
          </table:table-cell>
          <table:table-cell table:formula="of:=[.E135]&amp;&quot; &quot;&amp;[.F135]" office:value-type="string" office:string-value="Anneken Lemberg" calcext:value-type="string">
            <text:p>Anneken Lemberg</text:p>
          </table:table-cell>
          <table:table-cell table:formula="of:=MID([.G135];7;4)&amp;&quot;-&quot;&amp;MID([.G135];1;2)&amp;&quot;-&quot;&amp;MID([.G135];4;2)" office:value-type="string" office:string-value="1977-02-09" calcext:value-type="string">
            <text:p>1977-02-09</text:p>
          </table:table-cell>
          <table:table-cell table:formula="of:=IF(LEN([.V135])=0;[.V136];[.V135])" office:value-type="string" office:string-value="XO" calcext:value-type="string">
            <text:p>XO</text:p>
          </table:table-cell>
          <table:table-cell table:formula="of:=IF(LEN([.Y135])=0;[.Y136];[.Y135])" office:value-type="string" office:string-value="XO" calcext:value-type="string">
            <text:p>XO</text:p>
          </table:table-cell>
          <table:table-cell table:formula="of:=IF(LEN([.Z135])=0;[.Z136];[.Z135])" office:value-type="string" office:string-value="XO" calcext:value-type="string">
            <text:p>XO</text:p>
          </table:table-cell>
          <table:table-cell table:formula="of:=IF(LEN([.AA135])=0;[.AA136];[.AA135])" office:value-type="string" office:string-value="XO" calcext:value-type="string">
            <text:p>XO</text:p>
          </table:table-cell>
          <table:table-cell table:formula="of:=IF(LEN([.I135])&gt;0;[.I135];&quot;*&quot;)" office:value-type="float" office:value="9102225" calcext:value-type="float">
            <text:p>91022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alme Jump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Priit</text:p>
          </table:table-cell>
          <table:table-cell office:value-type="string" calcext:value-type="string">
            <text:p>Evardi</text:p>
          </table:table-cell>
          <table:table-cell office:value-type="string" calcext:value-type="string">
            <text:p>05/29/197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stonia</text:p>
          </table:table-cell>
          <table:table-cell/>
          <table:table-cell table:formula="of:=IF([.M135]=1;[.H136];IF([.H136]=[.L135];[.L135];&quot;X&quot;))" office:value-type="string" office:string-value="X" calcext:value-type="string">
            <text:p>X</text:p>
          </table:table-cell>
          <table:table-cell table:formula="of:=IF([.A136]=[.A137];0;1)" office:value-type="float" office:value="1" calcext:value-type="float">
            <text:p>1</text:p>
          </table:table-cell>
          <table:table-cell table:formula="of:=DATE(MID([.G136];7;4);MID([.G136];1;2);MID([.G136];4;2))" office:value-type="date" office:date-value="1973-05-29" calcext:value-type="date">
            <text:p>29.05.73</text:p>
          </table:table-cell>
          <table:table-cell table:formula="of:=ORG.OPENOFFICE.YEARS([.N136];[.$N$1];0)" office:value-type="float" office:value="43" calcext:value-type="float">
            <text:p>43</text:p>
          </table:table-cell>
          <table:table-cell table:formula="of:=IF([.A136]=[.A135];MIN([.O136];[.P135]);[.O136])" office:value-type="float" office:value="39" calcext:value-type="float">
            <text:p>39</text:p>
          </table:table-cell>
          <table:table-cell table:formula="of:=IF([.A136]=[.A135];MAX([.O136];[.Q135]);[.P136])" office:value-type="float" office:value="43" calcext:value-type="float">
            <text:p>43</text:p>
          </table:table-cell>
          <table:table-cell table:formula="of:=IF(AND([.Q136]&gt;=0;[.Q136]&lt;[.$R$1]);&quot;J&quot;;&quot;&quot;)">
            <text:p/>
          </table:table-cell>
          <table:table-cell table:formula="of:=IF([.P136]&gt;=[.$S$1];&quot;V&quot;;&quot;&quot;)">
            <text:p/>
          </table:table-cell>
          <table:table-cell table:formula="of:=IF([.P136]&gt;=[.$T$1];&quot;SV&quot;;&quot;&quot;)">
            <text:p/>
          </table:table-cell>
          <table:table-cell table:formula="of:=IF([.P136]&gt;=[.$U$1];&quot;UV&quot;;&quot;&quot;)">
            <text:p/>
          </table:table-cell>
          <table:table-cell table:formula="of:=IF([.M136]=1;[.L136]&amp;&quot;O&quot;&amp;IF(LEN([.R136])&gt;0;&quot;,&quot;&amp;[.L136]&amp;[.R136];&quot;&quot;)&amp;IF(LEN([.S136])&gt;0;&quot;,&quot;&amp;[.L136]&amp;[.S136];&quot;&quot;)&amp;IF(LEN([.T136])&gt;0;&quot;,&quot;&amp;[.L136]&amp;[.T136];&quot;&quot;)&amp;IF(LEN([.U136])&gt;0;&quot;,&quot;&amp;[.L136]&amp;[.U136];&quot;&quot;)&amp;IF(LEN([.C136])&gt;0;&quot;,&quot;&amp;[.C136];&quot;&quot;);&quot;&quot;)" office:value-type="string" office:string-value="XO" calcext:value-type="string">
            <text:p>XO</text:p>
          </table:table-cell>
          <table:table-cell table:formula="of:=[.E136]&amp;&quot; &quot;&amp;[.F136]" office:value-type="string" office:string-value="Priit Evardi" calcext:value-type="string">
            <text:p>Priit Evardi</text:p>
          </table:table-cell>
          <table:table-cell table:formula="of:=MID([.G136];7;4)&amp;&quot;-&quot;&amp;MID([.G136];1;2)&amp;&quot;-&quot;&amp;MID([.G136];4;2)" office:value-type="string" office:string-value="1973-05-29" calcext:value-type="string">
            <text:p>1973-05-29</text:p>
          </table:table-cell>
          <table:table-cell table:formula="of:=IF(LEN([.V136])=0;[.V137];[.V136])" office:value-type="string" office:string-value="XO" calcext:value-type="string">
            <text:p>XO</text:p>
          </table:table-cell>
          <table:table-cell table:formula="of:=IF(LEN([.Y136])=0;[.Y137];[.Y136])" office:value-type="string" office:string-value="XO" calcext:value-type="string">
            <text:p>XO</text:p>
          </table:table-cell>
          <table:table-cell table:formula="of:=IF(LEN([.Z136])=0;[.Z137];[.Z136])" office:value-type="string" office:string-value="XO" calcext:value-type="string">
            <text:p>XO</text:p>
          </table:table-cell>
          <table:table-cell table:formula="of:=IF(LEN([.AA136])=0;[.AA137];[.AA136])" office:value-type="string" office:string-value="XO" calcext:value-type="string">
            <text:p>XO</text:p>
          </table:table-cell>
          <table:table-cell table:formula="of:=IF(LEN([.I136])&gt;0;[.I13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mpēriņš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Aleksandrs</text:p>
          </table:table-cell>
          <table:table-cell office:value-type="string" calcext:value-type="string">
            <text:p>Riguns</text:p>
          </table:table-cell>
          <table:table-cell office:value-type="string" calcext:value-type="string">
            <text:p>09/09/198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36]=1;[.H137];IF([.H137]=[.L136];[.L136];&quot;X&quot;))" office:value-type="string" office:string-value="M" calcext:value-type="string">
            <text:p>M</text:p>
          </table:table-cell>
          <table:table-cell table:formula="of:=IF([.A137]=[.A138];0;1)" office:value-type="float" office:value="0" calcext:value-type="float">
            <text:p>0</text:p>
          </table:table-cell>
          <table:table-cell table:formula="of:=DATE(MID([.G137];7;4);MID([.G137];1;2);MID([.G137];4;2))" office:value-type="date" office:date-value="1988-09-09" calcext:value-type="date">
            <text:p>09.09.88</text:p>
          </table:table-cell>
          <table:table-cell table:formula="of:=ORG.OPENOFFICE.YEARS([.N137];[.$N$1];0)" office:value-type="float" office:value="27" calcext:value-type="float">
            <text:p>27</text:p>
          </table:table-cell>
          <table:table-cell table:formula="of:=IF([.A137]=[.A136];MIN([.O137];[.P136]);[.O137])" office:value-type="float" office:value="27" calcext:value-type="float">
            <text:p>27</text:p>
          </table:table-cell>
          <table:table-cell table:formula="of:=IF([.A137]=[.A136];MAX([.O137];[.Q136]);[.P137])" office:value-type="float" office:value="27" calcext:value-type="float">
            <text:p>27</text:p>
          </table:table-cell>
          <table:table-cell table:formula="of:=IF(AND([.Q137]&gt;=0;[.Q137]&lt;[.$R$1]);&quot;J&quot;;&quot;&quot;)">
            <text:p/>
          </table:table-cell>
          <table:table-cell table:formula="of:=IF([.P137]&gt;=[.$S$1];&quot;V&quot;;&quot;&quot;)">
            <text:p/>
          </table:table-cell>
          <table:table-cell table:formula="of:=IF([.P137]&gt;=[.$T$1];&quot;SV&quot;;&quot;&quot;)">
            <text:p/>
          </table:table-cell>
          <table:table-cell table:formula="of:=IF([.P137]&gt;=[.$U$1];&quot;UV&quot;;&quot;&quot;)">
            <text:p/>
          </table:table-cell>
          <table:table-cell table:formula="of:=IF([.M137]=1;[.L137]&amp;&quot;O&quot;&amp;IF(LEN([.R137])&gt;0;&quot;,&quot;&amp;[.L137]&amp;[.R137];&quot;&quot;)&amp;IF(LEN([.S137])&gt;0;&quot;,&quot;&amp;[.L137]&amp;[.S137];&quot;&quot;)&amp;IF(LEN([.T137])&gt;0;&quot;,&quot;&amp;[.L137]&amp;[.T137];&quot;&quot;)&amp;IF(LEN([.U137])&gt;0;&quot;,&quot;&amp;[.L137]&amp;[.U137];&quot;&quot;)&amp;IF(LEN([.C137])&gt;0;&quot;,&quot;&amp;[.C137];&quot;&quot;);&quot;&quot;)">
            <text:p/>
          </table:table-cell>
          <table:table-cell table:formula="of:=[.E137]&amp;&quot; &quot;&amp;[.F137]" office:value-type="string" office:string-value="Aleksandrs Riguns" calcext:value-type="string">
            <text:p>Aleksandrs Riguns</text:p>
          </table:table-cell>
          <table:table-cell table:formula="of:=MID([.G137];7;4)&amp;&quot;-&quot;&amp;MID([.G137];1;2)&amp;&quot;-&quot;&amp;MID([.G137];4;2)" office:value-type="string" office:string-value="1988-09-09" calcext:value-type="string">
            <text:p>1988-09-09</text:p>
          </table:table-cell>
          <table:table-cell table:formula="of:=IF(LEN([.V137])=0;[.V138];[.V137])">
            <text:p/>
          </table:table-cell>
          <table:table-cell table:formula="of:=IF(LEN([.Y137])=0;[.Y138];[.Y137])" office:value-type="string" office:string-value="XO" calcext:value-type="string">
            <text:p>XO</text:p>
          </table:table-cell>
          <table:table-cell table:formula="of:=IF(LEN([.Z137])=0;[.Z138];[.Z137])" office:value-type="string" office:string-value="XO" calcext:value-type="string">
            <text:p>XO</text:p>
          </table:table-cell>
          <table:table-cell table:formula="of:=IF(LEN([.AA137])=0;[.AA138];[.AA137])" office:value-type="string" office:string-value="XO" calcext:value-type="string">
            <text:p>XO</text:p>
          </table:table-cell>
          <table:table-cell table:formula="of:=IF(LEN([.I137])&gt;0;[.I13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mpēriņš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Madara</text:p>
          </table:table-cell>
          <table:table-cell office:value-type="string" calcext:value-type="string">
            <text:p>Apsalone</text:p>
          </table:table-cell>
          <table:table-cell office:value-type="string" calcext:value-type="string">
            <text:p>04/10/198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37]=1;[.H138];IF([.H138]=[.L137];[.L137];&quot;X&quot;))" office:value-type="string" office:string-value="X" calcext:value-type="string">
            <text:p>X</text:p>
          </table:table-cell>
          <table:table-cell table:formula="of:=IF([.A138]=[.A139];0;1)" office:value-type="float" office:value="0" calcext:value-type="float">
            <text:p>0</text:p>
          </table:table-cell>
          <table:table-cell table:formula="of:=DATE(MID([.G138];7;4);MID([.G138];1;2);MID([.G138];4;2))" office:value-type="date" office:date-value="1985-04-10" calcext:value-type="date">
            <text:p>10.04.85</text:p>
          </table:table-cell>
          <table:table-cell table:formula="of:=ORG.OPENOFFICE.YEARS([.N138];[.$N$1];0)" office:value-type="float" office:value="31" calcext:value-type="float">
            <text:p>31</text:p>
          </table:table-cell>
          <table:table-cell table:formula="of:=IF([.A138]=[.A137];MIN([.O138];[.P137]);[.O138])" office:value-type="float" office:value="27" calcext:value-type="float">
            <text:p>27</text:p>
          </table:table-cell>
          <table:table-cell table:formula="of:=IF([.A138]=[.A137];MAX([.O138];[.Q137]);[.P138])" office:value-type="float" office:value="31" calcext:value-type="float">
            <text:p>31</text:p>
          </table:table-cell>
          <table:table-cell table:formula="of:=IF(AND([.Q138]&gt;=0;[.Q138]&lt;[.$R$1]);&quot;J&quot;;&quot;&quot;)">
            <text:p/>
          </table:table-cell>
          <table:table-cell table:formula="of:=IF([.P138]&gt;=[.$S$1];&quot;V&quot;;&quot;&quot;)">
            <text:p/>
          </table:table-cell>
          <table:table-cell table:formula="of:=IF([.P138]&gt;=[.$T$1];&quot;SV&quot;;&quot;&quot;)">
            <text:p/>
          </table:table-cell>
          <table:table-cell table:formula="of:=IF([.P138]&gt;=[.$U$1];&quot;UV&quot;;&quot;&quot;)">
            <text:p/>
          </table:table-cell>
          <table:table-cell table:formula="of:=IF([.M138]=1;[.L138]&amp;&quot;O&quot;&amp;IF(LEN([.R138])&gt;0;&quot;,&quot;&amp;[.L138]&amp;[.R138];&quot;&quot;)&amp;IF(LEN([.S138])&gt;0;&quot;,&quot;&amp;[.L138]&amp;[.S138];&quot;&quot;)&amp;IF(LEN([.T138])&gt;0;&quot;,&quot;&amp;[.L138]&amp;[.T138];&quot;&quot;)&amp;IF(LEN([.U138])&gt;0;&quot;,&quot;&amp;[.L138]&amp;[.U138];&quot;&quot;)&amp;IF(LEN([.C138])&gt;0;&quot;,&quot;&amp;[.C138];&quot;&quot;);&quot;&quot;)">
            <text:p/>
          </table:table-cell>
          <table:table-cell table:formula="of:=[.E138]&amp;&quot; &quot;&amp;[.F138]" office:value-type="string" office:string-value="Madara Apsalone" calcext:value-type="string">
            <text:p>Madara Apsalone</text:p>
          </table:table-cell>
          <table:table-cell table:formula="of:=MID([.G138];7;4)&amp;&quot;-&quot;&amp;MID([.G138];1;2)&amp;&quot;-&quot;&amp;MID([.G138];4;2)" office:value-type="string" office:string-value="1985-04-10" calcext:value-type="string">
            <text:p>1985-04-10</text:p>
          </table:table-cell>
          <table:table-cell table:formula="of:=IF(LEN([.V138])=0;[.V139];[.V138])" office:value-type="string" office:string-value="XO" calcext:value-type="string">
            <text:p>XO</text:p>
          </table:table-cell>
          <table:table-cell table:formula="of:=IF(LEN([.Y138])=0;[.Y139];[.Y138])" office:value-type="string" office:string-value="XO" calcext:value-type="string">
            <text:p>XO</text:p>
          </table:table-cell>
          <table:table-cell table:formula="of:=IF(LEN([.Z138])=0;[.Z139];[.Z138])" office:value-type="string" office:string-value="XO" calcext:value-type="string">
            <text:p>XO</text:p>
          </table:table-cell>
          <table:table-cell table:formula="of:=IF(LEN([.AA138])=0;[.AA139];[.AA138])" office:value-type="string" office:string-value="XO" calcext:value-type="string">
            <text:p>XO</text:p>
          </table:table-cell>
          <table:table-cell table:formula="of:=IF(LEN([.I138])&gt;0;[.I13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mpēriņš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Ieva</text:p>
          </table:table-cell>
          <table:table-cell office:value-type="string" calcext:value-type="string">
            <text:p>Grauduma</text:p>
          </table:table-cell>
          <table:table-cell office:value-type="string" calcext:value-type="string">
            <text:p>10/14/1992</text:p>
          </table:table-cell>
          <table:table-cell office:value-type="string" calcext:value-type="string">
            <text:p>W</text:p>
          </table:table-cell>
          <table:table-cell office:value-type="float" office:value="7654321" calcext:value-type="float">
            <text:p>7654321</text:p>
          </table:table-cell>
          <table:table-cell office:value-type="string" calcext:value-type="string">
            <text:p>Latvia</text:p>
          </table:table-cell>
          <table:table-cell/>
          <table:table-cell table:formula="of:=IF([.M138]=1;[.H139];IF([.H139]=[.L138];[.L138];&quot;X&quot;))" office:value-type="string" office:string-value="X" calcext:value-type="string">
            <text:p>X</text:p>
          </table:table-cell>
          <table:table-cell table:formula="of:=IF([.A139]=[.A140];0;1)" office:value-type="float" office:value="1" calcext:value-type="float">
            <text:p>1</text:p>
          </table:table-cell>
          <table:table-cell table:formula="of:=DATE(MID([.G139];7;4);MID([.G139];1;2);MID([.G139];4;2))" office:value-type="date" office:date-value="1992-10-14" calcext:value-type="date">
            <text:p>14.10.92</text:p>
          </table:table-cell>
          <table:table-cell table:formula="of:=ORG.OPENOFFICE.YEARS([.N139];[.$N$1];0)" office:value-type="float" office:value="23" calcext:value-type="float">
            <text:p>23</text:p>
          </table:table-cell>
          <table:table-cell table:formula="of:=IF([.A139]=[.A138];MIN([.O139];[.P138]);[.O139])" office:value-type="float" office:value="23" calcext:value-type="float">
            <text:p>23</text:p>
          </table:table-cell>
          <table:table-cell table:formula="of:=IF([.A139]=[.A138];MAX([.O139];[.Q138]);[.P139])" office:value-type="float" office:value="31" calcext:value-type="float">
            <text:p>31</text:p>
          </table:table-cell>
          <table:table-cell table:formula="of:=IF(AND([.Q139]&gt;=0;[.Q139]&lt;[.$R$1]);&quot;J&quot;;&quot;&quot;)">
            <text:p/>
          </table:table-cell>
          <table:table-cell table:formula="of:=IF([.P139]&gt;=[.$S$1];&quot;V&quot;;&quot;&quot;)">
            <text:p/>
          </table:table-cell>
          <table:table-cell table:formula="of:=IF([.P139]&gt;=[.$T$1];&quot;SV&quot;;&quot;&quot;)">
            <text:p/>
          </table:table-cell>
          <table:table-cell table:formula="of:=IF([.P139]&gt;=[.$U$1];&quot;UV&quot;;&quot;&quot;)">
            <text:p/>
          </table:table-cell>
          <table:table-cell table:formula="of:=IF([.M139]=1;[.L139]&amp;&quot;O&quot;&amp;IF(LEN([.R139])&gt;0;&quot;,&quot;&amp;[.L139]&amp;[.R139];&quot;&quot;)&amp;IF(LEN([.S139])&gt;0;&quot;,&quot;&amp;[.L139]&amp;[.S139];&quot;&quot;)&amp;IF(LEN([.T139])&gt;0;&quot;,&quot;&amp;[.L139]&amp;[.T139];&quot;&quot;)&amp;IF(LEN([.U139])&gt;0;&quot;,&quot;&amp;[.L139]&amp;[.U139];&quot;&quot;)&amp;IF(LEN([.C139])&gt;0;&quot;,&quot;&amp;[.C139];&quot;&quot;);&quot;&quot;)" office:value-type="string" office:string-value="XO" calcext:value-type="string">
            <text:p>XO</text:p>
          </table:table-cell>
          <table:table-cell table:formula="of:=[.E139]&amp;&quot; &quot;&amp;[.F139]" office:value-type="string" office:string-value="Ieva Grauduma" calcext:value-type="string">
            <text:p>Ieva Grauduma</text:p>
          </table:table-cell>
          <table:table-cell table:formula="of:=MID([.G139];7;4)&amp;&quot;-&quot;&amp;MID([.G139];1;2)&amp;&quot;-&quot;&amp;MID([.G139];4;2)" office:value-type="string" office:string-value="1992-10-14" calcext:value-type="string">
            <text:p>1992-10-14</text:p>
          </table:table-cell>
          <table:table-cell table:formula="of:=IF(LEN([.V139])=0;[.V140];[.V139])" office:value-type="string" office:string-value="XO" calcext:value-type="string">
            <text:p>XO</text:p>
          </table:table-cell>
          <table:table-cell table:formula="of:=IF(LEN([.Y139])=0;[.Y140];[.Y139])" office:value-type="string" office:string-value="XO" calcext:value-type="string">
            <text:p>XO</text:p>
          </table:table-cell>
          <table:table-cell table:formula="of:=IF(LEN([.Z139])=0;[.Z140];[.Z139])" office:value-type="string" office:string-value="XO" calcext:value-type="string">
            <text:p>XO</text:p>
          </table:table-cell>
          <table:table-cell table:formula="of:=IF(LEN([.AA139])=0;[.AA140];[.AA139])" office:value-type="string" office:string-value="XO" calcext:value-type="string">
            <text:p>XO</text:p>
          </table:table-cell>
          <table:table-cell table:formula="of:=IF(LEN([.I139])&gt;0;[.I139];&quot;*&quot;)" office:value-type="float" office:value="7654321" calcext:value-type="float">
            <text:p>765432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ēraud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Peisenieks</text:p>
          </table:table-cell>
          <table:table-cell office:value-type="string" calcext:value-type="string">
            <text:p>09/03/198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39]=1;[.H140];IF([.H140]=[.L139];[.L139];&quot;X&quot;))" office:value-type="string" office:string-value="M" calcext:value-type="string">
            <text:p>M</text:p>
          </table:table-cell>
          <table:table-cell table:formula="of:=IF([.A140]=[.A141];0;1)" office:value-type="float" office:value="0" calcext:value-type="float">
            <text:p>0</text:p>
          </table:table-cell>
          <table:table-cell table:formula="of:=DATE(MID([.G140];7;4);MID([.G140];1;2);MID([.G140];4;2))" office:value-type="date" office:date-value="1984-09-03" calcext:value-type="date">
            <text:p>03.09.84</text:p>
          </table:table-cell>
          <table:table-cell table:formula="of:=ORG.OPENOFFICE.YEARS([.N140];[.$N$1];0)" office:value-type="float" office:value="31" calcext:value-type="float">
            <text:p>31</text:p>
          </table:table-cell>
          <table:table-cell table:formula="of:=IF([.A140]=[.A139];MIN([.O140];[.P139]);[.O140])" office:value-type="float" office:value="31" calcext:value-type="float">
            <text:p>31</text:p>
          </table:table-cell>
          <table:table-cell table:formula="of:=IF([.A140]=[.A139];MAX([.O140];[.Q139]);[.P140])" office:value-type="float" office:value="31" calcext:value-type="float">
            <text:p>31</text:p>
          </table:table-cell>
          <table:table-cell table:formula="of:=IF(AND([.Q140]&gt;=0;[.Q140]&lt;[.$R$1]);&quot;J&quot;;&quot;&quot;)">
            <text:p/>
          </table:table-cell>
          <table:table-cell table:formula="of:=IF([.P140]&gt;=[.$S$1];&quot;V&quot;;&quot;&quot;)">
            <text:p/>
          </table:table-cell>
          <table:table-cell table:formula="of:=IF([.P140]&gt;=[.$T$1];&quot;SV&quot;;&quot;&quot;)">
            <text:p/>
          </table:table-cell>
          <table:table-cell table:formula="of:=IF([.P140]&gt;=[.$U$1];&quot;UV&quot;;&quot;&quot;)">
            <text:p/>
          </table:table-cell>
          <table:table-cell table:formula="of:=IF([.M140]=1;[.L140]&amp;&quot;O&quot;&amp;IF(LEN([.R140])&gt;0;&quot;,&quot;&amp;[.L140]&amp;[.R140];&quot;&quot;)&amp;IF(LEN([.S140])&gt;0;&quot;,&quot;&amp;[.L140]&amp;[.S140];&quot;&quot;)&amp;IF(LEN([.T140])&gt;0;&quot;,&quot;&amp;[.L140]&amp;[.T140];&quot;&quot;)&amp;IF(LEN([.U140])&gt;0;&quot;,&quot;&amp;[.L140]&amp;[.U140];&quot;&quot;)&amp;IF(LEN([.C140])&gt;0;&quot;,&quot;&amp;[.C140];&quot;&quot;);&quot;&quot;)">
            <text:p/>
          </table:table-cell>
          <table:table-cell table:formula="of:=[.E140]&amp;&quot; &quot;&amp;[.F140]" office:value-type="string" office:string-value="Mārtiņš Peisenieks" calcext:value-type="string">
            <text:p>Mārtiņš Peisenieks</text:p>
          </table:table-cell>
          <table:table-cell table:formula="of:=MID([.G140];7;4)&amp;&quot;-&quot;&amp;MID([.G140];1;2)&amp;&quot;-&quot;&amp;MID([.G140];4;2)" office:value-type="string" office:string-value="1984-09-03" calcext:value-type="string">
            <text:p>1984-09-03</text:p>
          </table:table-cell>
          <table:table-cell table:formula="of:=IF(LEN([.V140])=0;[.V141];[.V140])" office:value-type="string" office:string-value="XO" calcext:value-type="string">
            <text:p>XO</text:p>
          </table:table-cell>
          <table:table-cell table:formula="of:=IF(LEN([.Y140])=0;[.Y141];[.Y140])" office:value-type="string" office:string-value="XO" calcext:value-type="string">
            <text:p>XO</text:p>
          </table:table-cell>
          <table:table-cell table:formula="of:=IF(LEN([.Z140])=0;[.Z141];[.Z140])" office:value-type="string" office:string-value="XO" calcext:value-type="string">
            <text:p>XO</text:p>
          </table:table-cell>
          <table:table-cell table:formula="of:=IF(LEN([.AA140])=0;[.AA141];[.AA140])" office:value-type="string" office:string-value="XO" calcext:value-type="string">
            <text:p>XO</text:p>
          </table:table-cell>
          <table:table-cell table:formula="of:=IF(LEN([.I140])&gt;0;[.I140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ēraud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Zeltiņa</text:p>
          </table:table-cell>
          <table:table-cell office:value-type="string" calcext:value-type="string">
            <text:p>01/05/199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40]=1;[.H141];IF([.H141]=[.L140];[.L140];&quot;X&quot;))" office:value-type="string" office:string-value="X" calcext:value-type="string">
            <text:p>X</text:p>
          </table:table-cell>
          <table:table-cell table:formula="of:=IF([.A141]=[.A142];0;1)" office:value-type="float" office:value="1" calcext:value-type="float">
            <text:p>1</text:p>
          </table:table-cell>
          <table:table-cell table:formula="of:=DATE(MID([.G141];7;4);MID([.G141];1;2);MID([.G141];4;2))" office:value-type="date" office:date-value="1992-01-05" calcext:value-type="date">
            <text:p>05.01.92</text:p>
          </table:table-cell>
          <table:table-cell table:formula="of:=ORG.OPENOFFICE.YEARS([.N141];[.$N$1];0)" office:value-type="float" office:value="24" calcext:value-type="float">
            <text:p>24</text:p>
          </table:table-cell>
          <table:table-cell table:formula="of:=IF([.A141]=[.A140];MIN([.O141];[.P140]);[.O141])" office:value-type="float" office:value="24" calcext:value-type="float">
            <text:p>24</text:p>
          </table:table-cell>
          <table:table-cell table:formula="of:=IF([.A141]=[.A140];MAX([.O141];[.Q140]);[.P141])" office:value-type="float" office:value="31" calcext:value-type="float">
            <text:p>31</text:p>
          </table:table-cell>
          <table:table-cell table:formula="of:=IF(AND([.Q141]&gt;=0;[.Q141]&lt;[.$R$1]);&quot;J&quot;;&quot;&quot;)">
            <text:p/>
          </table:table-cell>
          <table:table-cell table:formula="of:=IF([.P141]&gt;=[.$S$1];&quot;V&quot;;&quot;&quot;)">
            <text:p/>
          </table:table-cell>
          <table:table-cell table:formula="of:=IF([.P141]&gt;=[.$T$1];&quot;SV&quot;;&quot;&quot;)">
            <text:p/>
          </table:table-cell>
          <table:table-cell table:formula="of:=IF([.P141]&gt;=[.$U$1];&quot;UV&quot;;&quot;&quot;)">
            <text:p/>
          </table:table-cell>
          <table:table-cell table:formula="of:=IF([.M141]=1;[.L141]&amp;&quot;O&quot;&amp;IF(LEN([.R141])&gt;0;&quot;,&quot;&amp;[.L141]&amp;[.R141];&quot;&quot;)&amp;IF(LEN([.S141])&gt;0;&quot;,&quot;&amp;[.L141]&amp;[.S141];&quot;&quot;)&amp;IF(LEN([.T141])&gt;0;&quot;,&quot;&amp;[.L141]&amp;[.T141];&quot;&quot;)&amp;IF(LEN([.U141])&gt;0;&quot;,&quot;&amp;[.L141]&amp;[.U141];&quot;&quot;)&amp;IF(LEN([.C141])&gt;0;&quot;,&quot;&amp;[.C141];&quot;&quot;);&quot;&quot;)" office:value-type="string" office:string-value="XO" calcext:value-type="string">
            <text:p>XO</text:p>
          </table:table-cell>
          <table:table-cell table:formula="of:=[.E141]&amp;&quot; &quot;&amp;[.F141]" office:value-type="string" office:string-value="Ramona Zeltiņa" calcext:value-type="string">
            <text:p>Ramona Zeltiņa</text:p>
          </table:table-cell>
          <table:table-cell table:formula="of:=MID([.G141];7;4)&amp;&quot;-&quot;&amp;MID([.G141];1;2)&amp;&quot;-&quot;&amp;MID([.G141];4;2)" office:value-type="string" office:string-value="1992-01-05" calcext:value-type="string">
            <text:p>1992-01-05</text:p>
          </table:table-cell>
          <table:table-cell table:formula="of:=IF(LEN([.V141])=0;[.V142];[.V141])" office:value-type="string" office:string-value="XO" calcext:value-type="string">
            <text:p>XO</text:p>
          </table:table-cell>
          <table:table-cell table:formula="of:=IF(LEN([.Y141])=0;[.Y142];[.Y141])" office:value-type="string" office:string-value="XO" calcext:value-type="string">
            <text:p>XO</text:p>
          </table:table-cell>
          <table:table-cell table:formula="of:=IF(LEN([.Z141])=0;[.Z142];[.Z141])" office:value-type="string" office:string-value="XO" calcext:value-type="string">
            <text:p>XO</text:p>
          </table:table-cell>
          <table:table-cell table:formula="of:=IF(LEN([.AA141])=0;[.AA142];[.AA141])" office:value-type="string" office:string-value="XO" calcext:value-type="string">
            <text:p>XO</text:p>
          </table:table-cell>
          <table:table-cell table:formula="of:=IF(LEN([.I141])&gt;0;[.I14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žā pie zvēriņiem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Pēteris</text:p>
          </table:table-cell>
          <table:table-cell office:value-type="string" calcext:value-type="string">
            <text:p>Zavadskis</text:p>
          </table:table-cell>
          <table:table-cell office:value-type="string" calcext:value-type="string">
            <text:p>07/25/1986</text:p>
          </table:table-cell>
          <table:table-cell office:value-type="string" calcext:value-type="string">
            <text:p>M</text:p>
          </table:table-cell>
          <table:table-cell office:value-type="float" office:value="7990000" calcext:value-type="float">
            <text:p>7990000</text:p>
          </table:table-cell>
          <table:table-cell office:value-type="string" calcext:value-type="string">
            <text:p>Latvia</text:p>
          </table:table-cell>
          <table:table-cell/>
          <table:table-cell table:formula="of:=IF([.M141]=1;[.H142];IF([.H142]=[.L141];[.L141];&quot;X&quot;))" office:value-type="string" office:string-value="M" calcext:value-type="string">
            <text:p>M</text:p>
          </table:table-cell>
          <table:table-cell table:formula="of:=IF([.A142]=[.A143];0;1)" office:value-type="float" office:value="0" calcext:value-type="float">
            <text:p>0</text:p>
          </table:table-cell>
          <table:table-cell table:formula="of:=DATE(MID([.G142];7;4);MID([.G142];1;2);MID([.G142];4;2))" office:value-type="date" office:date-value="1986-07-25" calcext:value-type="date">
            <text:p>25.07.86</text:p>
          </table:table-cell>
          <table:table-cell table:formula="of:=ORG.OPENOFFICE.YEARS([.N142];[.$N$1];0)" office:value-type="float" office:value="29" calcext:value-type="float">
            <text:p>29</text:p>
          </table:table-cell>
          <table:table-cell table:formula="of:=IF([.A142]=[.A141];MIN([.O142];[.P141]);[.O142])" office:value-type="float" office:value="29" calcext:value-type="float">
            <text:p>29</text:p>
          </table:table-cell>
          <table:table-cell table:formula="of:=IF([.A142]=[.A141];MAX([.O142];[.Q141]);[.P142])" office:value-type="float" office:value="29" calcext:value-type="float">
            <text:p>29</text:p>
          </table:table-cell>
          <table:table-cell table:formula="of:=IF(AND([.Q142]&gt;=0;[.Q142]&lt;[.$R$1]);&quot;J&quot;;&quot;&quot;)">
            <text:p/>
          </table:table-cell>
          <table:table-cell table:formula="of:=IF([.P142]&gt;=[.$S$1];&quot;V&quot;;&quot;&quot;)">
            <text:p/>
          </table:table-cell>
          <table:table-cell table:formula="of:=IF([.P142]&gt;=[.$T$1];&quot;SV&quot;;&quot;&quot;)">
            <text:p/>
          </table:table-cell>
          <table:table-cell table:formula="of:=IF([.P142]&gt;=[.$U$1];&quot;UV&quot;;&quot;&quot;)">
            <text:p/>
          </table:table-cell>
          <table:table-cell table:formula="of:=IF([.M142]=1;[.L142]&amp;&quot;O&quot;&amp;IF(LEN([.R142])&gt;0;&quot;,&quot;&amp;[.L142]&amp;[.R142];&quot;&quot;)&amp;IF(LEN([.S142])&gt;0;&quot;,&quot;&amp;[.L142]&amp;[.S142];&quot;&quot;)&amp;IF(LEN([.T142])&gt;0;&quot;,&quot;&amp;[.L142]&amp;[.T142];&quot;&quot;)&amp;IF(LEN([.U142])&gt;0;&quot;,&quot;&amp;[.L142]&amp;[.U142];&quot;&quot;)&amp;IF(LEN([.C142])&gt;0;&quot;,&quot;&amp;[.C142];&quot;&quot;);&quot;&quot;)">
            <text:p/>
          </table:table-cell>
          <table:table-cell table:formula="of:=[.E142]&amp;&quot; &quot;&amp;[.F142]" office:value-type="string" office:string-value="Pēteris Zavadskis" calcext:value-type="string">
            <text:p>Pēteris Zavadskis</text:p>
          </table:table-cell>
          <table:table-cell table:formula="of:=MID([.G142];7;4)&amp;&quot;-&quot;&amp;MID([.G142];1;2)&amp;&quot;-&quot;&amp;MID([.G142];4;2)" office:value-type="string" office:string-value="1986-07-25" calcext:value-type="string">
            <text:p>1986-07-25</text:p>
          </table:table-cell>
          <table:table-cell table:formula="of:=IF(LEN([.V142])=0;[.V143];[.V142])" office:value-type="string" office:string-value="XO" calcext:value-type="string">
            <text:p>XO</text:p>
          </table:table-cell>
          <table:table-cell table:formula="of:=IF(LEN([.Y142])=0;[.Y143];[.Y142])" office:value-type="string" office:string-value="XO" calcext:value-type="string">
            <text:p>XO</text:p>
          </table:table-cell>
          <table:table-cell table:formula="of:=IF(LEN([.Z142])=0;[.Z143];[.Z142])" office:value-type="string" office:string-value="XO" calcext:value-type="string">
            <text:p>XO</text:p>
          </table:table-cell>
          <table:table-cell table:formula="of:=IF(LEN([.AA142])=0;[.AA143];[.AA142])" office:value-type="string" office:string-value="XO" calcext:value-type="string">
            <text:p>XO</text:p>
          </table:table-cell>
          <table:table-cell table:formula="of:=IF(LEN([.I142])&gt;0;[.I142];&quot;*&quot;)" office:value-type="float" office:value="7990000" calcext:value-type="float">
            <text:p>79900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žā pie zvēriņiem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Zavadska</text:p>
          </table:table-cell>
          <table:table-cell office:value-type="string" calcext:value-type="string">
            <text:p>10/14/1984</text:p>
          </table:table-cell>
          <table:table-cell office:value-type="string" calcext:value-type="string">
            <text:p>W</text:p>
          </table:table-cell>
          <table:table-cell office:value-type="float" office:value="7550000" calcext:value-type="float">
            <text:p>7550000</text:p>
          </table:table-cell>
          <table:table-cell office:value-type="string" calcext:value-type="string">
            <text:p>Latvia</text:p>
          </table:table-cell>
          <table:table-cell/>
          <table:table-cell table:formula="of:=IF([.M142]=1;[.H143];IF([.H143]=[.L142];[.L142];&quot;X&quot;))" office:value-type="string" office:string-value="X" calcext:value-type="string">
            <text:p>X</text:p>
          </table:table-cell>
          <table:table-cell table:formula="of:=IF([.A143]=[.A144];0;1)" office:value-type="float" office:value="1" calcext:value-type="float">
            <text:p>1</text:p>
          </table:table-cell>
          <table:table-cell table:formula="of:=DATE(MID([.G143];7;4);MID([.G143];1;2);MID([.G143];4;2))" office:value-type="date" office:date-value="1984-10-14" calcext:value-type="date">
            <text:p>14.10.84</text:p>
          </table:table-cell>
          <table:table-cell table:formula="of:=ORG.OPENOFFICE.YEARS([.N143];[.$N$1];0)" office:value-type="float" office:value="31" calcext:value-type="float">
            <text:p>31</text:p>
          </table:table-cell>
          <table:table-cell table:formula="of:=IF([.A143]=[.A142];MIN([.O143];[.P142]);[.O143])" office:value-type="float" office:value="29" calcext:value-type="float">
            <text:p>29</text:p>
          </table:table-cell>
          <table:table-cell table:formula="of:=IF([.A143]=[.A142];MAX([.O143];[.Q142]);[.P143])" office:value-type="float" office:value="31" calcext:value-type="float">
            <text:p>31</text:p>
          </table:table-cell>
          <table:table-cell table:formula="of:=IF(AND([.Q143]&gt;=0;[.Q143]&lt;[.$R$1]);&quot;J&quot;;&quot;&quot;)">
            <text:p/>
          </table:table-cell>
          <table:table-cell table:formula="of:=IF([.P143]&gt;=[.$S$1];&quot;V&quot;;&quot;&quot;)">
            <text:p/>
          </table:table-cell>
          <table:table-cell table:formula="of:=IF([.P143]&gt;=[.$T$1];&quot;SV&quot;;&quot;&quot;)">
            <text:p/>
          </table:table-cell>
          <table:table-cell table:formula="of:=IF([.P143]&gt;=[.$U$1];&quot;UV&quot;;&quot;&quot;)">
            <text:p/>
          </table:table-cell>
          <table:table-cell table:formula="of:=IF([.M143]=1;[.L143]&amp;&quot;O&quot;&amp;IF(LEN([.R143])&gt;0;&quot;,&quot;&amp;[.L143]&amp;[.R143];&quot;&quot;)&amp;IF(LEN([.S143])&gt;0;&quot;,&quot;&amp;[.L143]&amp;[.S143];&quot;&quot;)&amp;IF(LEN([.T143])&gt;0;&quot;,&quot;&amp;[.L143]&amp;[.T143];&quot;&quot;)&amp;IF(LEN([.U143])&gt;0;&quot;,&quot;&amp;[.L143]&amp;[.U143];&quot;&quot;)&amp;IF(LEN([.C143])&gt;0;&quot;,&quot;&amp;[.C143];&quot;&quot;);&quot;&quot;)" office:value-type="string" office:string-value="XO" calcext:value-type="string">
            <text:p>XO</text:p>
          </table:table-cell>
          <table:table-cell table:formula="of:=[.E143]&amp;&quot; &quot;&amp;[.F143]" office:value-type="string" office:string-value="Signe Zavadska" calcext:value-type="string">
            <text:p>Signe Zavadska</text:p>
          </table:table-cell>
          <table:table-cell table:formula="of:=MID([.G143];7;4)&amp;&quot;-&quot;&amp;MID([.G143];1;2)&amp;&quot;-&quot;&amp;MID([.G143];4;2)" office:value-type="string" office:string-value="1984-10-14" calcext:value-type="string">
            <text:p>1984-10-14</text:p>
          </table:table-cell>
          <table:table-cell table:formula="of:=IF(LEN([.V143])=0;[.V144];[.V143])" office:value-type="string" office:string-value="XO" calcext:value-type="string">
            <text:p>XO</text:p>
          </table:table-cell>
          <table:table-cell table:formula="of:=IF(LEN([.Y143])=0;[.Y144];[.Y143])" office:value-type="string" office:string-value="XO" calcext:value-type="string">
            <text:p>XO</text:p>
          </table:table-cell>
          <table:table-cell table:formula="of:=IF(LEN([.Z143])=0;[.Z144];[.Z143])" office:value-type="string" office:string-value="XO" calcext:value-type="string">
            <text:p>XO</text:p>
          </table:table-cell>
          <table:table-cell table:formula="of:=IF(LEN([.AA143])=0;[.AA144];[.AA143])" office:value-type="string" office:string-value="XO" calcext:value-type="string">
            <text:p>XO</text:p>
          </table:table-cell>
          <table:table-cell table:formula="of:=IF(LEN([.I143])&gt;0;[.I143];&quot;*&quot;)" office:value-type="float" office:value="7550000" calcext:value-type="float">
            <text:p>75500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lises galma prominence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Valdis</text:p>
          </table:table-cell>
          <table:table-cell office:value-type="string" calcext:value-type="string">
            <text:p>Sedlovs</text:p>
          </table:table-cell>
          <table:table-cell office:value-type="string" calcext:value-type="string">
            <text:p>01/24/1983</text:p>
          </table:table-cell>
          <table:table-cell office:value-type="string" calcext:value-type="string">
            <text:p>M</text:p>
          </table:table-cell>
          <table:table-cell office:value-type="float" office:value="1955102" calcext:value-type="float">
            <text:p>1955102</text:p>
          </table:table-cell>
          <table:table-cell office:value-type="string" calcext:value-type="string">
            <text:p>Latvia</text:p>
          </table:table-cell>
          <table:table-cell/>
          <table:table-cell table:formula="of:=IF([.M143]=1;[.H144];IF([.H144]=[.L143];[.L143];&quot;X&quot;))" office:value-type="string" office:string-value="M" calcext:value-type="string">
            <text:p>M</text:p>
          </table:table-cell>
          <table:table-cell table:formula="of:=IF([.A144]=[.A145];0;1)" office:value-type="float" office:value="0" calcext:value-type="float">
            <text:p>0</text:p>
          </table:table-cell>
          <table:table-cell table:formula="of:=DATE(MID([.G144];7;4);MID([.G144];1;2);MID([.G144];4;2))" office:value-type="date" office:date-value="1983-01-24" calcext:value-type="date">
            <text:p>24.01.83</text:p>
          </table:table-cell>
          <table:table-cell table:formula="of:=ORG.OPENOFFICE.YEARS([.N144];[.$N$1];0)" office:value-type="float" office:value="33" calcext:value-type="float">
            <text:p>33</text:p>
          </table:table-cell>
          <table:table-cell table:formula="of:=IF([.A144]=[.A143];MIN([.O144];[.P143]);[.O144])" office:value-type="float" office:value="33" calcext:value-type="float">
            <text:p>33</text:p>
          </table:table-cell>
          <table:table-cell table:formula="of:=IF([.A144]=[.A143];MAX([.O144];[.Q143]);[.P144])" office:value-type="float" office:value="33" calcext:value-type="float">
            <text:p>33</text:p>
          </table:table-cell>
          <table:table-cell table:formula="of:=IF(AND([.Q144]&gt;=0;[.Q144]&lt;[.$R$1]);&quot;J&quot;;&quot;&quot;)">
            <text:p/>
          </table:table-cell>
          <table:table-cell table:formula="of:=IF([.P144]&gt;=[.$S$1];&quot;V&quot;;&quot;&quot;)">
            <text:p/>
          </table:table-cell>
          <table:table-cell table:formula="of:=IF([.P144]&gt;=[.$T$1];&quot;SV&quot;;&quot;&quot;)">
            <text:p/>
          </table:table-cell>
          <table:table-cell table:formula="of:=IF([.P144]&gt;=[.$U$1];&quot;UV&quot;;&quot;&quot;)">
            <text:p/>
          </table:table-cell>
          <table:table-cell table:formula="of:=IF([.M144]=1;[.L144]&amp;&quot;O&quot;&amp;IF(LEN([.R144])&gt;0;&quot;,&quot;&amp;[.L144]&amp;[.R144];&quot;&quot;)&amp;IF(LEN([.S144])&gt;0;&quot;,&quot;&amp;[.L144]&amp;[.S144];&quot;&quot;)&amp;IF(LEN([.T144])&gt;0;&quot;,&quot;&amp;[.L144]&amp;[.T144];&quot;&quot;)&amp;IF(LEN([.U144])&gt;0;&quot;,&quot;&amp;[.L144]&amp;[.U144];&quot;&quot;)&amp;IF(LEN([.C144])&gt;0;&quot;,&quot;&amp;[.C144];&quot;&quot;);&quot;&quot;)">
            <text:p/>
          </table:table-cell>
          <table:table-cell table:formula="of:=[.E144]&amp;&quot; &quot;&amp;[.F144]" office:value-type="string" office:string-value="Valdis Sedlovs" calcext:value-type="string">
            <text:p>Valdis Sedlovs</text:p>
          </table:table-cell>
          <table:table-cell table:formula="of:=MID([.G144];7;4)&amp;&quot;-&quot;&amp;MID([.G144];1;2)&amp;&quot;-&quot;&amp;MID([.G144];4;2)" office:value-type="string" office:string-value="1983-01-24" calcext:value-type="string">
            <text:p>1983-01-24</text:p>
          </table:table-cell>
          <table:table-cell table:formula="of:=IF(LEN([.V144])=0;[.V145];[.V144])" office:value-type="string" office:string-value="XO" calcext:value-type="string">
            <text:p>XO</text:p>
          </table:table-cell>
          <table:table-cell table:formula="of:=IF(LEN([.Y144])=0;[.Y145];[.Y144])" office:value-type="string" office:string-value="XO" calcext:value-type="string">
            <text:p>XO</text:p>
          </table:table-cell>
          <table:table-cell table:formula="of:=IF(LEN([.Z144])=0;[.Z145];[.Z144])" office:value-type="string" office:string-value="XO" calcext:value-type="string">
            <text:p>XO</text:p>
          </table:table-cell>
          <table:table-cell table:formula="of:=IF(LEN([.AA144])=0;[.AA145];[.AA144])" office:value-type="string" office:string-value="XO" calcext:value-type="string">
            <text:p>XO</text:p>
          </table:table-cell>
          <table:table-cell table:formula="of:=IF(LEN([.I144])&gt;0;[.I144];&quot;*&quot;)" office:value-type="float" office:value="1955102" calcext:value-type="float">
            <text:p>195510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lises galma prominence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Liāna</text:p>
          </table:table-cell>
          <table:table-cell office:value-type="string" calcext:value-type="string">
            <text:p>Sedlova</text:p>
          </table:table-cell>
          <table:table-cell office:value-type="string" calcext:value-type="string">
            <text:p>04/15/198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44]=1;[.H145];IF([.H145]=[.L144];[.L144];&quot;X&quot;))" office:value-type="string" office:string-value="X" calcext:value-type="string">
            <text:p>X</text:p>
          </table:table-cell>
          <table:table-cell table:formula="of:=IF([.A145]=[.A146];0;1)" office:value-type="float" office:value="1" calcext:value-type="float">
            <text:p>1</text:p>
          </table:table-cell>
          <table:table-cell table:formula="of:=DATE(MID([.G145];7;4);MID([.G145];1;2);MID([.G145];4;2))" office:value-type="date" office:date-value="1986-04-15" calcext:value-type="date">
            <text:p>15.04.86</text:p>
          </table:table-cell>
          <table:table-cell table:formula="of:=ORG.OPENOFFICE.YEARS([.N145];[.$N$1];0)" office:value-type="float" office:value="30" calcext:value-type="float">
            <text:p>30</text:p>
          </table:table-cell>
          <table:table-cell table:formula="of:=IF([.A145]=[.A144];MIN([.O145];[.P144]);[.O145])" office:value-type="float" office:value="30" calcext:value-type="float">
            <text:p>30</text:p>
          </table:table-cell>
          <table:table-cell table:formula="of:=IF([.A145]=[.A144];MAX([.O145];[.Q144]);[.P145])" office:value-type="float" office:value="33" calcext:value-type="float">
            <text:p>33</text:p>
          </table:table-cell>
          <table:table-cell table:formula="of:=IF(AND([.Q145]&gt;=0;[.Q145]&lt;[.$R$1]);&quot;J&quot;;&quot;&quot;)">
            <text:p/>
          </table:table-cell>
          <table:table-cell table:formula="of:=IF([.P145]&gt;=[.$S$1];&quot;V&quot;;&quot;&quot;)">
            <text:p/>
          </table:table-cell>
          <table:table-cell table:formula="of:=IF([.P145]&gt;=[.$T$1];&quot;SV&quot;;&quot;&quot;)">
            <text:p/>
          </table:table-cell>
          <table:table-cell table:formula="of:=IF([.P145]&gt;=[.$U$1];&quot;UV&quot;;&quot;&quot;)">
            <text:p/>
          </table:table-cell>
          <table:table-cell table:formula="of:=IF([.M145]=1;[.L145]&amp;&quot;O&quot;&amp;IF(LEN([.R145])&gt;0;&quot;,&quot;&amp;[.L145]&amp;[.R145];&quot;&quot;)&amp;IF(LEN([.S145])&gt;0;&quot;,&quot;&amp;[.L145]&amp;[.S145];&quot;&quot;)&amp;IF(LEN([.T145])&gt;0;&quot;,&quot;&amp;[.L145]&amp;[.T145];&quot;&quot;)&amp;IF(LEN([.U145])&gt;0;&quot;,&quot;&amp;[.L145]&amp;[.U145];&quot;&quot;)&amp;IF(LEN([.C145])&gt;0;&quot;,&quot;&amp;[.C145];&quot;&quot;);&quot;&quot;)" office:value-type="string" office:string-value="XO" calcext:value-type="string">
            <text:p>XO</text:p>
          </table:table-cell>
          <table:table-cell table:formula="of:=[.E145]&amp;&quot; &quot;&amp;[.F145]" office:value-type="string" office:string-value="Liāna Sedlova" calcext:value-type="string">
            <text:p>Liāna Sedlova</text:p>
          </table:table-cell>
          <table:table-cell table:formula="of:=MID([.G145];7;4)&amp;&quot;-&quot;&amp;MID([.G145];1;2)&amp;&quot;-&quot;&amp;MID([.G145];4;2)" office:value-type="string" office:string-value="1986-04-15" calcext:value-type="string">
            <text:p>1986-04-15</text:p>
          </table:table-cell>
          <table:table-cell table:formula="of:=IF(LEN([.V145])=0;[.V146];[.V145])" office:value-type="string" office:string-value="XO" calcext:value-type="string">
            <text:p>XO</text:p>
          </table:table-cell>
          <table:table-cell table:formula="of:=IF(LEN([.Y145])=0;[.Y146];[.Y145])" office:value-type="string" office:string-value="XO" calcext:value-type="string">
            <text:p>XO</text:p>
          </table:table-cell>
          <table:table-cell table:formula="of:=IF(LEN([.Z145])=0;[.Z146];[.Z145])" office:value-type="string" office:string-value="XO" calcext:value-type="string">
            <text:p>XO</text:p>
          </table:table-cell>
          <table:table-cell table:formula="of:=IF(LEN([.AA145])=0;[.AA146];[.AA145])" office:value-type="string" office:string-value="XO" calcext:value-type="string">
            <text:p>XO</text:p>
          </table:table-cell>
          <table:table-cell table:formula="of:=IF(LEN([.I145])&gt;0;[.I14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Zemturis</text:p>
          </table:table-cell>
          <table:table-cell office:value-type="string" calcext:value-type="string">
            <text:p>12/23/198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45]=1;[.H146];IF([.H146]=[.L145];[.L145];&quot;X&quot;))" office:value-type="string" office:string-value="M" calcext:value-type="string">
            <text:p>M</text:p>
          </table:table-cell>
          <table:table-cell table:formula="of:=IF([.A146]=[.A147];0;1)" office:value-type="float" office:value="0" calcext:value-type="float">
            <text:p>0</text:p>
          </table:table-cell>
          <table:table-cell table:formula="of:=DATE(MID([.G146];7;4);MID([.G146];1;2);MID([.G146];4;2))" office:value-type="date" office:date-value="1980-12-23" calcext:value-type="date">
            <text:p>23.12.80</text:p>
          </table:table-cell>
          <table:table-cell table:formula="of:=ORG.OPENOFFICE.YEARS([.N146];[.$N$1];0)" office:value-type="float" office:value="35" calcext:value-type="float">
            <text:p>35</text:p>
          </table:table-cell>
          <table:table-cell table:formula="of:=IF([.A146]=[.A145];MIN([.O146];[.P145]);[.O146])" office:value-type="float" office:value="35" calcext:value-type="float">
            <text:p>35</text:p>
          </table:table-cell>
          <table:table-cell table:formula="of:=IF([.A146]=[.A145];MAX([.O146];[.Q145]);[.P146])" office:value-type="float" office:value="35" calcext:value-type="float">
            <text:p>35</text:p>
          </table:table-cell>
          <table:table-cell table:formula="of:=IF(AND([.Q146]&gt;=0;[.Q146]&lt;[.$R$1]);&quot;J&quot;;&quot;&quot;)">
            <text:p/>
          </table:table-cell>
          <table:table-cell table:formula="of:=IF([.P146]&gt;=[.$S$1];&quot;V&quot;;&quot;&quot;)">
            <text:p/>
          </table:table-cell>
          <table:table-cell table:formula="of:=IF([.P146]&gt;=[.$T$1];&quot;SV&quot;;&quot;&quot;)">
            <text:p/>
          </table:table-cell>
          <table:table-cell table:formula="of:=IF([.P146]&gt;=[.$U$1];&quot;UV&quot;;&quot;&quot;)">
            <text:p/>
          </table:table-cell>
          <table:table-cell table:formula="of:=IF([.M146]=1;[.L146]&amp;&quot;O&quot;&amp;IF(LEN([.R146])&gt;0;&quot;,&quot;&amp;[.L146]&amp;[.R146];&quot;&quot;)&amp;IF(LEN([.S146])&gt;0;&quot;,&quot;&amp;[.L146]&amp;[.S146];&quot;&quot;)&amp;IF(LEN([.T146])&gt;0;&quot;,&quot;&amp;[.L146]&amp;[.T146];&quot;&quot;)&amp;IF(LEN([.U146])&gt;0;&quot;,&quot;&amp;[.L146]&amp;[.U146];&quot;&quot;)&amp;IF(LEN([.C146])&gt;0;&quot;,&quot;&amp;[.C146];&quot;&quot;);&quot;&quot;)">
            <text:p/>
          </table:table-cell>
          <table:table-cell table:formula="of:=[.E146]&amp;&quot; &quot;&amp;[.F146]" office:value-type="string" office:string-value="Ivo Zemturis" calcext:value-type="string">
            <text:p>Ivo Zemturis</text:p>
          </table:table-cell>
          <table:table-cell table:formula="of:=MID([.G146];7;4)&amp;&quot;-&quot;&amp;MID([.G146];1;2)&amp;&quot;-&quot;&amp;MID([.G146];4;2)" office:value-type="string" office:string-value="1980-12-23" calcext:value-type="string">
            <text:p>1980-12-23</text:p>
          </table:table-cell>
          <table:table-cell table:formula="of:=IF(LEN([.V146])=0;[.V147];[.V146])">
            <text:p/>
          </table:table-cell>
          <table:table-cell table:formula="of:=IF(LEN([.Y146])=0;[.Y147];[.Y146])">
            <text:p/>
          </table:table-cell>
          <table:table-cell table:formula="of:=IF(LEN([.Z146])=0;[.Z147];[.Z146])" office:value-type="string" office:string-value="XO" calcext:value-type="string">
            <text:p>XO</text:p>
          </table:table-cell>
          <table:table-cell table:formula="of:=IF(LEN([.AA146])=0;[.AA147];[.AA146])" office:value-type="string" office:string-value="XO" calcext:value-type="string">
            <text:p>XO</text:p>
          </table:table-cell>
          <table:table-cell table:formula="of:=IF(LEN([.I146])&gt;0;[.I14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Juris</text:p>
          </table:table-cell>
          <table:table-cell office:value-type="string" calcext:value-type="string">
            <text:p>Griņevičs</text:p>
          </table:table-cell>
          <table:table-cell office:value-type="string" calcext:value-type="string">
            <text:p>04/24/197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46]=1;[.H147];IF([.H147]=[.L146];[.L146];&quot;X&quot;))" office:value-type="string" office:string-value="M" calcext:value-type="string">
            <text:p>M</text:p>
          </table:table-cell>
          <table:table-cell table:formula="of:=IF([.A147]=[.A148];0;1)" office:value-type="float" office:value="0" calcext:value-type="float">
            <text:p>0</text:p>
          </table:table-cell>
          <table:table-cell table:formula="of:=DATE(MID([.G147];7;4);MID([.G147];1;2);MID([.G147];4;2))" office:value-type="date" office:date-value="1979-04-24" calcext:value-type="date">
            <text:p>24.04.79</text:p>
          </table:table-cell>
          <table:table-cell table:formula="of:=ORG.OPENOFFICE.YEARS([.N147];[.$N$1];0)" office:value-type="float" office:value="37" calcext:value-type="float">
            <text:p>37</text:p>
          </table:table-cell>
          <table:table-cell table:formula="of:=IF([.A147]=[.A146];MIN([.O147];[.P146]);[.O147])" office:value-type="float" office:value="35" calcext:value-type="float">
            <text:p>35</text:p>
          </table:table-cell>
          <table:table-cell table:formula="of:=IF([.A147]=[.A146];MAX([.O147];[.Q146]);[.P147])" office:value-type="float" office:value="37" calcext:value-type="float">
            <text:p>37</text:p>
          </table:table-cell>
          <table:table-cell table:formula="of:=IF(AND([.Q147]&gt;=0;[.Q147]&lt;[.$R$1]);&quot;J&quot;;&quot;&quot;)">
            <text:p/>
          </table:table-cell>
          <table:table-cell table:formula="of:=IF([.P147]&gt;=[.$S$1];&quot;V&quot;;&quot;&quot;)">
            <text:p/>
          </table:table-cell>
          <table:table-cell table:formula="of:=IF([.P147]&gt;=[.$T$1];&quot;SV&quot;;&quot;&quot;)">
            <text:p/>
          </table:table-cell>
          <table:table-cell table:formula="of:=IF([.P147]&gt;=[.$U$1];&quot;UV&quot;;&quot;&quot;)">
            <text:p/>
          </table:table-cell>
          <table:table-cell table:formula="of:=IF([.M147]=1;[.L147]&amp;&quot;O&quot;&amp;IF(LEN([.R147])&gt;0;&quot;,&quot;&amp;[.L147]&amp;[.R147];&quot;&quot;)&amp;IF(LEN([.S147])&gt;0;&quot;,&quot;&amp;[.L147]&amp;[.S147];&quot;&quot;)&amp;IF(LEN([.T147])&gt;0;&quot;,&quot;&amp;[.L147]&amp;[.T147];&quot;&quot;)&amp;IF(LEN([.U147])&gt;0;&quot;,&quot;&amp;[.L147]&amp;[.U147];&quot;&quot;)&amp;IF(LEN([.C147])&gt;0;&quot;,&quot;&amp;[.C147];&quot;&quot;);&quot;&quot;)">
            <text:p/>
          </table:table-cell>
          <table:table-cell table:formula="of:=[.E147]&amp;&quot; &quot;&amp;[.F147]" office:value-type="string" office:string-value="Juris Griņevičs" calcext:value-type="string">
            <text:p>Juris Griņevičs</text:p>
          </table:table-cell>
          <table:table-cell table:formula="of:=MID([.G147];7;4)&amp;&quot;-&quot;&amp;MID([.G147];1;2)&amp;&quot;-&quot;&amp;MID([.G147];4;2)" office:value-type="string" office:string-value="1979-04-24" calcext:value-type="string">
            <text:p>1979-04-24</text:p>
          </table:table-cell>
          <table:table-cell table:formula="of:=IF(LEN([.V147])=0;[.V148];[.V147])">
            <text:p/>
          </table:table-cell>
          <table:table-cell table:formula="of:=IF(LEN([.Y147])=0;[.Y148];[.Y147])" office:value-type="string" office:string-value="XO" calcext:value-type="string">
            <text:p>XO</text:p>
          </table:table-cell>
          <table:table-cell table:formula="of:=IF(LEN([.Z147])=0;[.Z148];[.Z147])" office:value-type="string" office:string-value="XO" calcext:value-type="string">
            <text:p>XO</text:p>
          </table:table-cell>
          <table:table-cell table:formula="of:=IF(LEN([.AA147])=0;[.AA148];[.AA147])" office:value-type="string" office:string-value="XO" calcext:value-type="string">
            <text:p>XO</text:p>
          </table:table-cell>
          <table:table-cell table:formula="of:=IF(LEN([.I147])&gt;0;[.I14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Dace </text:p>
          </table:table-cell>
          <table:table-cell office:value-type="string" calcext:value-type="string">
            <text:p>Zadraka</text:p>
          </table:table-cell>
          <table:table-cell office:value-type="string" calcext:value-type="string">
            <text:p>08/16/198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47]=1;[.H148];IF([.H148]=[.L147];[.L147];&quot;X&quot;))" office:value-type="string" office:string-value="X" calcext:value-type="string">
            <text:p>X</text:p>
          </table:table-cell>
          <table:table-cell table:formula="of:=IF([.A148]=[.A149];0;1)" office:value-type="float" office:value="0" calcext:value-type="float">
            <text:p>0</text:p>
          </table:table-cell>
          <table:table-cell table:formula="of:=DATE(MID([.G148];7;4);MID([.G148];1;2);MID([.G148];4;2))" office:value-type="date" office:date-value="1985-08-16" calcext:value-type="date">
            <text:p>16.08.85</text:p>
          </table:table-cell>
          <table:table-cell table:formula="of:=ORG.OPENOFFICE.YEARS([.N148];[.$N$1];0)" office:value-type="float" office:value="30" calcext:value-type="float">
            <text:p>30</text:p>
          </table:table-cell>
          <table:table-cell table:formula="of:=IF([.A148]=[.A147];MIN([.O148];[.P147]);[.O148])" office:value-type="float" office:value="30" calcext:value-type="float">
            <text:p>30</text:p>
          </table:table-cell>
          <table:table-cell table:formula="of:=IF([.A148]=[.A147];MAX([.O148];[.Q147]);[.P148])" office:value-type="float" office:value="37" calcext:value-type="float">
            <text:p>37</text:p>
          </table:table-cell>
          <table:table-cell table:formula="of:=IF(AND([.Q148]&gt;=0;[.Q148]&lt;[.$R$1]);&quot;J&quot;;&quot;&quot;)">
            <text:p/>
          </table:table-cell>
          <table:table-cell table:formula="of:=IF([.P148]&gt;=[.$S$1];&quot;V&quot;;&quot;&quot;)">
            <text:p/>
          </table:table-cell>
          <table:table-cell table:formula="of:=IF([.P148]&gt;=[.$T$1];&quot;SV&quot;;&quot;&quot;)">
            <text:p/>
          </table:table-cell>
          <table:table-cell table:formula="of:=IF([.P148]&gt;=[.$U$1];&quot;UV&quot;;&quot;&quot;)">
            <text:p/>
          </table:table-cell>
          <table:table-cell table:formula="of:=IF([.M148]=1;[.L148]&amp;&quot;O&quot;&amp;IF(LEN([.R148])&gt;0;&quot;,&quot;&amp;[.L148]&amp;[.R148];&quot;&quot;)&amp;IF(LEN([.S148])&gt;0;&quot;,&quot;&amp;[.L148]&amp;[.S148];&quot;&quot;)&amp;IF(LEN([.T148])&gt;0;&quot;,&quot;&amp;[.L148]&amp;[.T148];&quot;&quot;)&amp;IF(LEN([.U148])&gt;0;&quot;,&quot;&amp;[.L148]&amp;[.U148];&quot;&quot;)&amp;IF(LEN([.C148])&gt;0;&quot;,&quot;&amp;[.C148];&quot;&quot;);&quot;&quot;)">
            <text:p/>
          </table:table-cell>
          <table:table-cell table:formula="of:=[.E148]&amp;&quot; &quot;&amp;[.F148]" office:value-type="string" office:string-value="Dace  Zadraka" calcext:value-type="string">
            <text:p>Dace <text:s/>Zadraka</text:p>
          </table:table-cell>
          <table:table-cell table:formula="of:=MID([.G148];7;4)&amp;&quot;-&quot;&amp;MID([.G148];1;2)&amp;&quot;-&quot;&amp;MID([.G148];4;2)" office:value-type="string" office:string-value="1985-08-16" calcext:value-type="string">
            <text:p>1985-08-16</text:p>
          </table:table-cell>
          <table:table-cell table:formula="of:=IF(LEN([.V148])=0;[.V149];[.V148])" office:value-type="string" office:string-value="XO" calcext:value-type="string">
            <text:p>XO</text:p>
          </table:table-cell>
          <table:table-cell table:formula="of:=IF(LEN([.Y148])=0;[.Y149];[.Y148])" office:value-type="string" office:string-value="XO" calcext:value-type="string">
            <text:p>XO</text:p>
          </table:table-cell>
          <table:table-cell table:formula="of:=IF(LEN([.Z148])=0;[.Z149];[.Z148])" office:value-type="string" office:string-value="XO" calcext:value-type="string">
            <text:p>XO</text:p>
          </table:table-cell>
          <table:table-cell table:formula="of:=IF(LEN([.AA148])=0;[.AA149];[.AA148])" office:value-type="string" office:string-value="XO" calcext:value-type="string">
            <text:p>XO</text:p>
          </table:table-cell>
          <table:table-cell table:formula="of:=IF(LEN([.I148])&gt;0;[.I14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Liepa</text:p>
          </table:table-cell>
          <table:table-cell office:value-type="string" calcext:value-type="string">
            <text:p>04/10/198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48]=1;[.H149];IF([.H149]=[.L148];[.L148];&quot;X&quot;))" office:value-type="string" office:string-value="X" calcext:value-type="string">
            <text:p>X</text:p>
          </table:table-cell>
          <table:table-cell table:formula="of:=IF([.A149]=[.A150];0;1)" office:value-type="float" office:value="1" calcext:value-type="float">
            <text:p>1</text:p>
          </table:table-cell>
          <table:table-cell table:formula="of:=DATE(MID([.G149];7;4);MID([.G149];1;2);MID([.G149];4;2))" office:value-type="date" office:date-value="1989-04-10" calcext:value-type="date">
            <text:p>10.04.89</text:p>
          </table:table-cell>
          <table:table-cell table:formula="of:=ORG.OPENOFFICE.YEARS([.N149];[.$N$1];0)" office:value-type="float" office:value="27" calcext:value-type="float">
            <text:p>27</text:p>
          </table:table-cell>
          <table:table-cell table:formula="of:=IF([.A149]=[.A148];MIN([.O149];[.P148]);[.O149])" office:value-type="float" office:value="27" calcext:value-type="float">
            <text:p>27</text:p>
          </table:table-cell>
          <table:table-cell table:formula="of:=IF([.A149]=[.A148];MAX([.O149];[.Q148]);[.P149])" office:value-type="float" office:value="37" calcext:value-type="float">
            <text:p>37</text:p>
          </table:table-cell>
          <table:table-cell table:formula="of:=IF(AND([.Q149]&gt;=0;[.Q149]&lt;[.$R$1]);&quot;J&quot;;&quot;&quot;)">
            <text:p/>
          </table:table-cell>
          <table:table-cell table:formula="of:=IF([.P149]&gt;=[.$S$1];&quot;V&quot;;&quot;&quot;)">
            <text:p/>
          </table:table-cell>
          <table:table-cell table:formula="of:=IF([.P149]&gt;=[.$T$1];&quot;SV&quot;;&quot;&quot;)">
            <text:p/>
          </table:table-cell>
          <table:table-cell table:formula="of:=IF([.P149]&gt;=[.$U$1];&quot;UV&quot;;&quot;&quot;)">
            <text:p/>
          </table:table-cell>
          <table:table-cell table:formula="of:=IF([.M149]=1;[.L149]&amp;&quot;O&quot;&amp;IF(LEN([.R149])&gt;0;&quot;,&quot;&amp;[.L149]&amp;[.R149];&quot;&quot;)&amp;IF(LEN([.S149])&gt;0;&quot;,&quot;&amp;[.L149]&amp;[.S149];&quot;&quot;)&amp;IF(LEN([.T149])&gt;0;&quot;,&quot;&amp;[.L149]&amp;[.T149];&quot;&quot;)&amp;IF(LEN([.U149])&gt;0;&quot;,&quot;&amp;[.L149]&amp;[.U149];&quot;&quot;)&amp;IF(LEN([.C149])&gt;0;&quot;,&quot;&amp;[.C149];&quot;&quot;);&quot;&quot;)" office:value-type="string" office:string-value="XO" calcext:value-type="string">
            <text:p>XO</text:p>
          </table:table-cell>
          <table:table-cell table:formula="of:=[.E149]&amp;&quot; &quot;&amp;[.F149]" office:value-type="string" office:string-value="Anta Liepa" calcext:value-type="string">
            <text:p>Anta Liepa</text:p>
          </table:table-cell>
          <table:table-cell table:formula="of:=MID([.G149];7;4)&amp;&quot;-&quot;&amp;MID([.G149];1;2)&amp;&quot;-&quot;&amp;MID([.G149];4;2)" office:value-type="string" office:string-value="1989-04-10" calcext:value-type="string">
            <text:p>1989-04-10</text:p>
          </table:table-cell>
          <table:table-cell table:formula="of:=IF(LEN([.V149])=0;[.V150];[.V149])" office:value-type="string" office:string-value="XO" calcext:value-type="string">
            <text:p>XO</text:p>
          </table:table-cell>
          <table:table-cell table:formula="of:=IF(LEN([.Y149])=0;[.Y150];[.Y149])" office:value-type="string" office:string-value="XO" calcext:value-type="string">
            <text:p>XO</text:p>
          </table:table-cell>
          <table:table-cell table:formula="of:=IF(LEN([.Z149])=0;[.Z150];[.Z149])" office:value-type="string" office:string-value="XO" calcext:value-type="string">
            <text:p>XO</text:p>
          </table:table-cell>
          <table:table-cell table:formula="of:=IF(LEN([.AA149])=0;[.AA150];[.AA149])" office:value-type="string" office:string-value="XO" calcext:value-type="string">
            <text:p>XO</text:p>
          </table:table-cell>
          <table:table-cell table:formula="of:=IF(LEN([.I149])&gt;0;[.I14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O MĒS BEZ TEVIS!!!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Ikšele</text:p>
          </table:table-cell>
          <table:table-cell office:value-type="string" calcext:value-type="string">
            <text:p>02/07/1967</text:p>
          </table:table-cell>
          <table:table-cell office:value-type="string" calcext:value-type="string">
            <text:p>W</text:p>
          </table:table-cell>
          <table:table-cell office:value-type="float" office:value="2072670" calcext:value-type="float">
            <text:p>2072670</text:p>
          </table:table-cell>
          <table:table-cell office:value-type="string" calcext:value-type="string">
            <text:p>Latvia</text:p>
          </table:table-cell>
          <table:table-cell/>
          <table:table-cell table:formula="of:=IF([.M149]=1;[.H150];IF([.H150]=[.L149];[.L149];&quot;X&quot;))" office:value-type="string" office:string-value="W" calcext:value-type="string">
            <text:p>W</text:p>
          </table:table-cell>
          <table:table-cell table:formula="of:=IF([.A150]=[.A151];0;1)" office:value-type="float" office:value="0" calcext:value-type="float">
            <text:p>0</text:p>
          </table:table-cell>
          <table:table-cell table:formula="of:=DATE(MID([.G150];7;4);MID([.G150];1;2);MID([.G150];4;2))" office:value-type="date" office:date-value="1967-02-07" calcext:value-type="date">
            <text:p>07.02.67</text:p>
          </table:table-cell>
          <table:table-cell table:formula="of:=ORG.OPENOFFICE.YEARS([.N150];[.$N$1];0)" office:value-type="float" office:value="49" calcext:value-type="float">
            <text:p>49</text:p>
          </table:table-cell>
          <table:table-cell table:formula="of:=IF([.A150]=[.A149];MIN([.O150];[.P149]);[.O150])" office:value-type="float" office:value="49" calcext:value-type="float">
            <text:p>49</text:p>
          </table:table-cell>
          <table:table-cell table:formula="of:=IF([.A150]=[.A149];MAX([.O150];[.Q149]);[.P150])" office:value-type="float" office:value="49" calcext:value-type="float">
            <text:p>49</text:p>
          </table:table-cell>
          <table:table-cell table:formula="of:=IF(AND([.Q150]&gt;=0;[.Q150]&lt;[.$R$1]);&quot;J&quot;;&quot;&quot;)">
            <text:p/>
          </table:table-cell>
          <table:table-cell table:formula="of:=IF([.P150]&gt;=[.$S$1];&quot;V&quot;;&quot;&quot;)" office:value-type="string" office:string-value="V" calcext:value-type="string">
            <text:p>V</text:p>
          </table:table-cell>
          <table:table-cell table:formula="of:=IF([.P150]&gt;=[.$T$1];&quot;SV&quot;;&quot;&quot;)">
            <text:p/>
          </table:table-cell>
          <table:table-cell table:formula="of:=IF([.P150]&gt;=[.$U$1];&quot;UV&quot;;&quot;&quot;)">
            <text:p/>
          </table:table-cell>
          <table:table-cell table:formula="of:=IF([.M150]=1;[.L150]&amp;&quot;O&quot;&amp;IF(LEN([.R150])&gt;0;&quot;,&quot;&amp;[.L150]&amp;[.R150];&quot;&quot;)&amp;IF(LEN([.S150])&gt;0;&quot;,&quot;&amp;[.L150]&amp;[.S150];&quot;&quot;)&amp;IF(LEN([.T150])&gt;0;&quot;,&quot;&amp;[.L150]&amp;[.T150];&quot;&quot;)&amp;IF(LEN([.U150])&gt;0;&quot;,&quot;&amp;[.L150]&amp;[.U150];&quot;&quot;)&amp;IF(LEN([.C150])&gt;0;&quot;,&quot;&amp;[.C150];&quot;&quot;);&quot;&quot;)">
            <text:p/>
          </table:table-cell>
          <table:table-cell table:formula="of:=[.E150]&amp;&quot; &quot;&amp;[.F150]" office:value-type="string" office:string-value="Dace Ikšele" calcext:value-type="string">
            <text:p>Dace Ikšele</text:p>
          </table:table-cell>
          <table:table-cell table:formula="of:=MID([.G150];7;4)&amp;&quot;-&quot;&amp;MID([.G150];1;2)&amp;&quot;-&quot;&amp;MID([.G150];4;2)" office:value-type="string" office:string-value="1967-02-07" calcext:value-type="string">
            <text:p>1967-02-07</text:p>
          </table:table-cell>
          <table:table-cell table:formula="of:=IF(LEN([.V150])=0;[.V151];[.V150])">
            <text:p/>
          </table:table-cell>
          <table:table-cell table:formula="of:=IF(LEN([.Y150])=0;[.Y151];[.Y150])" office:value-type="string" office:string-value="XO" calcext:value-type="string">
            <text:p>XO</text:p>
          </table:table-cell>
          <table:table-cell table:formula="of:=IF(LEN([.Z150])=0;[.Z151];[.Z150])" office:value-type="string" office:string-value="XO" calcext:value-type="string">
            <text:p>XO</text:p>
          </table:table-cell>
          <table:table-cell table:formula="of:=IF(LEN([.AA150])=0;[.AA151];[.AA150])" office:value-type="string" office:string-value="XO" calcext:value-type="string">
            <text:p>XO</text:p>
          </table:table-cell>
          <table:table-cell table:formula="of:=IF(LEN([.I150])&gt;0;[.I150];&quot;*&quot;)" office:value-type="float" office:value="2072670" calcext:value-type="float">
            <text:p>207267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O MĒS BEZ TEVIS!!!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Liene</text:p>
          </table:table-cell>
          <table:table-cell office:value-type="string" calcext:value-type="string">
            <text:p>Ikšele</text:p>
          </table:table-cell>
          <table:table-cell office:value-type="string" calcext:value-type="string">
            <text:p>08/01/1987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50]=1;[.H151];IF([.H151]=[.L150];[.L150];&quot;X&quot;))" office:value-type="string" office:string-value="W" calcext:value-type="string">
            <text:p>W</text:p>
          </table:table-cell>
          <table:table-cell table:formula="of:=IF([.A151]=[.A152];0;1)" office:value-type="float" office:value="0" calcext:value-type="float">
            <text:p>0</text:p>
          </table:table-cell>
          <table:table-cell table:formula="of:=DATE(MID([.G151];7;4);MID([.G151];1;2);MID([.G151];4;2))" office:value-type="date" office:date-value="1987-08-01" calcext:value-type="date">
            <text:p>01.08.87</text:p>
          </table:table-cell>
          <table:table-cell table:formula="of:=ORG.OPENOFFICE.YEARS([.N151];[.$N$1];0)" office:value-type="float" office:value="28" calcext:value-type="float">
            <text:p>28</text:p>
          </table:table-cell>
          <table:table-cell table:formula="of:=IF([.A151]=[.A150];MIN([.O151];[.P150]);[.O151])" office:value-type="float" office:value="28" calcext:value-type="float">
            <text:p>28</text:p>
          </table:table-cell>
          <table:table-cell table:formula="of:=IF([.A151]=[.A150];MAX([.O151];[.Q150]);[.P151])" office:value-type="float" office:value="49" calcext:value-type="float">
            <text:p>49</text:p>
          </table:table-cell>
          <table:table-cell table:formula="of:=IF(AND([.Q151]&gt;=0;[.Q151]&lt;[.$R$1]);&quot;J&quot;;&quot;&quot;)">
            <text:p/>
          </table:table-cell>
          <table:table-cell table:formula="of:=IF([.P151]&gt;=[.$S$1];&quot;V&quot;;&quot;&quot;)">
            <text:p/>
          </table:table-cell>
          <table:table-cell table:formula="of:=IF([.P151]&gt;=[.$T$1];&quot;SV&quot;;&quot;&quot;)">
            <text:p/>
          </table:table-cell>
          <table:table-cell table:formula="of:=IF([.P151]&gt;=[.$U$1];&quot;UV&quot;;&quot;&quot;)">
            <text:p/>
          </table:table-cell>
          <table:table-cell table:formula="of:=IF([.M151]=1;[.L151]&amp;&quot;O&quot;&amp;IF(LEN([.R151])&gt;0;&quot;,&quot;&amp;[.L151]&amp;[.R151];&quot;&quot;)&amp;IF(LEN([.S151])&gt;0;&quot;,&quot;&amp;[.L151]&amp;[.S151];&quot;&quot;)&amp;IF(LEN([.T151])&gt;0;&quot;,&quot;&amp;[.L151]&amp;[.T151];&quot;&quot;)&amp;IF(LEN([.U151])&gt;0;&quot;,&quot;&amp;[.L151]&amp;[.U151];&quot;&quot;)&amp;IF(LEN([.C151])&gt;0;&quot;,&quot;&amp;[.C151];&quot;&quot;);&quot;&quot;)">
            <text:p/>
          </table:table-cell>
          <table:table-cell table:formula="of:=[.E151]&amp;&quot; &quot;&amp;[.F151]" office:value-type="string" office:string-value="Liene Ikšele" calcext:value-type="string">
            <text:p>Liene Ikšele</text:p>
          </table:table-cell>
          <table:table-cell table:formula="of:=MID([.G151];7;4)&amp;&quot;-&quot;&amp;MID([.G151];1;2)&amp;&quot;-&quot;&amp;MID([.G151];4;2)" office:value-type="string" office:string-value="1987-08-01" calcext:value-type="string">
            <text:p>1987-08-01</text:p>
          </table:table-cell>
          <table:table-cell table:formula="of:=IF(LEN([.V151])=0;[.V152];[.V151])" office:value-type="string" office:string-value="XO" calcext:value-type="string">
            <text:p>XO</text:p>
          </table:table-cell>
          <table:table-cell table:formula="of:=IF(LEN([.Y151])=0;[.Y152];[.Y151])" office:value-type="string" office:string-value="XO" calcext:value-type="string">
            <text:p>XO</text:p>
          </table:table-cell>
          <table:table-cell table:formula="of:=IF(LEN([.Z151])=0;[.Z152];[.Z151])" office:value-type="string" office:string-value="XO" calcext:value-type="string">
            <text:p>XO</text:p>
          </table:table-cell>
          <table:table-cell table:formula="of:=IF(LEN([.AA151])=0;[.AA152];[.AA151])" office:value-type="string" office:string-value="XO" calcext:value-type="string">
            <text:p>XO</text:p>
          </table:table-cell>
          <table:table-cell table:formula="of:=IF(LEN([.I151])&gt;0;[.I15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O MĒS BEZ TEVIS!!!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Jānis </text:p>
          </table:table-cell>
          <table:table-cell office:value-type="string" calcext:value-type="string">
            <text:p>Muhins</text:p>
          </table:table-cell>
          <table:table-cell office:value-type="string" calcext:value-type="string">
            <text:p>10/22/198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51]=1;[.H152];IF([.H152]=[.L151];[.L151];&quot;X&quot;))" office:value-type="string" office:string-value="X" calcext:value-type="string">
            <text:p>X</text:p>
          </table:table-cell>
          <table:table-cell table:formula="of:=IF([.A152]=[.A153];0;1)" office:value-type="float" office:value="1" calcext:value-type="float">
            <text:p>1</text:p>
          </table:table-cell>
          <table:table-cell table:formula="of:=DATE(MID([.G152];7;4);MID([.G152];1;2);MID([.G152];4;2))" office:value-type="date" office:date-value="1989-10-22" calcext:value-type="date">
            <text:p>22.10.89</text:p>
          </table:table-cell>
          <table:table-cell table:formula="of:=ORG.OPENOFFICE.YEARS([.N152];[.$N$1];0)" office:value-type="float" office:value="26" calcext:value-type="float">
            <text:p>26</text:p>
          </table:table-cell>
          <table:table-cell table:formula="of:=IF([.A152]=[.A151];MIN([.O152];[.P151]);[.O152])" office:value-type="float" office:value="26" calcext:value-type="float">
            <text:p>26</text:p>
          </table:table-cell>
          <table:table-cell table:formula="of:=IF([.A152]=[.A151];MAX([.O152];[.Q151]);[.P152])" office:value-type="float" office:value="49" calcext:value-type="float">
            <text:p>49</text:p>
          </table:table-cell>
          <table:table-cell table:formula="of:=IF(AND([.Q152]&gt;=0;[.Q152]&lt;[.$R$1]);&quot;J&quot;;&quot;&quot;)">
            <text:p/>
          </table:table-cell>
          <table:table-cell table:formula="of:=IF([.P152]&gt;=[.$S$1];&quot;V&quot;;&quot;&quot;)">
            <text:p/>
          </table:table-cell>
          <table:table-cell table:formula="of:=IF([.P152]&gt;=[.$T$1];&quot;SV&quot;;&quot;&quot;)">
            <text:p/>
          </table:table-cell>
          <table:table-cell table:formula="of:=IF([.P152]&gt;=[.$U$1];&quot;UV&quot;;&quot;&quot;)">
            <text:p/>
          </table:table-cell>
          <table:table-cell table:formula="of:=IF([.M152]=1;[.L152]&amp;&quot;O&quot;&amp;IF(LEN([.R152])&gt;0;&quot;,&quot;&amp;[.L152]&amp;[.R152];&quot;&quot;)&amp;IF(LEN([.S152])&gt;0;&quot;,&quot;&amp;[.L152]&amp;[.S152];&quot;&quot;)&amp;IF(LEN([.T152])&gt;0;&quot;,&quot;&amp;[.L152]&amp;[.T152];&quot;&quot;)&amp;IF(LEN([.U152])&gt;0;&quot;,&quot;&amp;[.L152]&amp;[.U152];&quot;&quot;)&amp;IF(LEN([.C152])&gt;0;&quot;,&quot;&amp;[.C152];&quot;&quot;);&quot;&quot;)" office:value-type="string" office:string-value="XO" calcext:value-type="string">
            <text:p>XO</text:p>
          </table:table-cell>
          <table:table-cell table:formula="of:=[.E152]&amp;&quot; &quot;&amp;[.F152]" office:value-type="string" office:string-value="Jānis  Muhins" calcext:value-type="string">
            <text:p>Jānis <text:s/>Muhins</text:p>
          </table:table-cell>
          <table:table-cell table:formula="of:=MID([.G152];7;4)&amp;&quot;-&quot;&amp;MID([.G152];1;2)&amp;&quot;-&quot;&amp;MID([.G152];4;2)" office:value-type="string" office:string-value="1989-10-22" calcext:value-type="string">
            <text:p>1989-10-22</text:p>
          </table:table-cell>
          <table:table-cell table:formula="of:=IF(LEN([.V152])=0;[.V153];[.V152])" office:value-type="string" office:string-value="XO" calcext:value-type="string">
            <text:p>XO</text:p>
          </table:table-cell>
          <table:table-cell table:formula="of:=IF(LEN([.Y152])=0;[.Y153];[.Y152])" office:value-type="string" office:string-value="XO" calcext:value-type="string">
            <text:p>XO</text:p>
          </table:table-cell>
          <table:table-cell table:formula="of:=IF(LEN([.Z152])=0;[.Z153];[.Z152])" office:value-type="string" office:string-value="XO" calcext:value-type="string">
            <text:p>XO</text:p>
          </table:table-cell>
          <table:table-cell table:formula="of:=IF(LEN([.AA152])=0;[.AA153];[.AA152])" office:value-type="string" office:string-value="XO" calcext:value-type="string">
            <text:p>XO</text:p>
          </table:table-cell>
          <table:table-cell table:formula="of:=IF(LEN([.I152])&gt;0;[.I15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Z STRESA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Viesturs</text:p>
          </table:table-cell>
          <table:table-cell office:value-type="string" calcext:value-type="string">
            <text:p>Šlosbergs</text:p>
          </table:table-cell>
          <table:table-cell office:value-type="string" calcext:value-type="string">
            <text:p>08/21/1977</text:p>
          </table:table-cell>
          <table:table-cell office:value-type="string" calcext:value-type="string">
            <text:p>M</text:p>
          </table:table-cell>
          <table:table-cell office:value-type="float" office:value="7206342" calcext:value-type="float">
            <text:p>7206342</text:p>
          </table:table-cell>
          <table:table-cell office:value-type="string" calcext:value-type="string">
            <text:p>Latvia</text:p>
          </table:table-cell>
          <table:table-cell/>
          <table:table-cell table:formula="of:=IF([.M152]=1;[.H153];IF([.H153]=[.L152];[.L152];&quot;X&quot;))" office:value-type="string" office:string-value="M" calcext:value-type="string">
            <text:p>M</text:p>
          </table:table-cell>
          <table:table-cell table:formula="of:=IF([.A153]=[.A154];0;1)" office:value-type="float" office:value="0" calcext:value-type="float">
            <text:p>0</text:p>
          </table:table-cell>
          <table:table-cell table:formula="of:=DATE(MID([.G153];7;4);MID([.G153];1;2);MID([.G153];4;2))" office:value-type="date" office:date-value="1977-08-21" calcext:value-type="date">
            <text:p>21.08.77</text:p>
          </table:table-cell>
          <table:table-cell table:formula="of:=ORG.OPENOFFICE.YEARS([.N153];[.$N$1];0)" office:value-type="float" office:value="38" calcext:value-type="float">
            <text:p>38</text:p>
          </table:table-cell>
          <table:table-cell table:formula="of:=IF([.A153]=[.A152];MIN([.O153];[.P152]);[.O153])" office:value-type="float" office:value="38" calcext:value-type="float">
            <text:p>38</text:p>
          </table:table-cell>
          <table:table-cell table:formula="of:=IF([.A153]=[.A152];MAX([.O153];[.Q152]);[.P153])" office:value-type="float" office:value="38" calcext:value-type="float">
            <text:p>38</text:p>
          </table:table-cell>
          <table:table-cell table:formula="of:=IF(AND([.Q153]&gt;=0;[.Q153]&lt;[.$R$1]);&quot;J&quot;;&quot;&quot;)">
            <text:p/>
          </table:table-cell>
          <table:table-cell table:formula="of:=IF([.P153]&gt;=[.$S$1];&quot;V&quot;;&quot;&quot;)">
            <text:p/>
          </table:table-cell>
          <table:table-cell table:formula="of:=IF([.P153]&gt;=[.$T$1];&quot;SV&quot;;&quot;&quot;)">
            <text:p/>
          </table:table-cell>
          <table:table-cell table:formula="of:=IF([.P153]&gt;=[.$U$1];&quot;UV&quot;;&quot;&quot;)">
            <text:p/>
          </table:table-cell>
          <table:table-cell table:formula="of:=IF([.M153]=1;[.L153]&amp;&quot;O&quot;&amp;IF(LEN([.R153])&gt;0;&quot;,&quot;&amp;[.L153]&amp;[.R153];&quot;&quot;)&amp;IF(LEN([.S153])&gt;0;&quot;,&quot;&amp;[.L153]&amp;[.S153];&quot;&quot;)&amp;IF(LEN([.T153])&gt;0;&quot;,&quot;&amp;[.L153]&amp;[.T153];&quot;&quot;)&amp;IF(LEN([.U153])&gt;0;&quot;,&quot;&amp;[.L153]&amp;[.U153];&quot;&quot;)&amp;IF(LEN([.C153])&gt;0;&quot;,&quot;&amp;[.C153];&quot;&quot;);&quot;&quot;)">
            <text:p/>
          </table:table-cell>
          <table:table-cell table:formula="of:=[.E153]&amp;&quot; &quot;&amp;[.F153]" office:value-type="string" office:string-value="Viesturs Šlosbergs" calcext:value-type="string">
            <text:p>Viesturs Šlosbergs</text:p>
          </table:table-cell>
          <table:table-cell table:formula="of:=MID([.G153];7;4)&amp;&quot;-&quot;&amp;MID([.G153];1;2)&amp;&quot;-&quot;&amp;MID([.G153];4;2)" office:value-type="string" office:string-value="1977-08-21" calcext:value-type="string">
            <text:p>1977-08-21</text:p>
          </table:table-cell>
          <table:table-cell table:formula="of:=IF(LEN([.V153])=0;[.V154];[.V153])" office:value-type="string" office:string-value="XO" calcext:value-type="string">
            <text:p>XO</text:p>
          </table:table-cell>
          <table:table-cell table:formula="of:=IF(LEN([.Y153])=0;[.Y154];[.Y153])" office:value-type="string" office:string-value="XO" calcext:value-type="string">
            <text:p>XO</text:p>
          </table:table-cell>
          <table:table-cell table:formula="of:=IF(LEN([.Z153])=0;[.Z154];[.Z153])" office:value-type="string" office:string-value="XO" calcext:value-type="string">
            <text:p>XO</text:p>
          </table:table-cell>
          <table:table-cell table:formula="of:=IF(LEN([.AA153])=0;[.AA154];[.AA153])" office:value-type="string" office:string-value="XO" calcext:value-type="string">
            <text:p>XO</text:p>
          </table:table-cell>
          <table:table-cell table:formula="of:=IF(LEN([.I153])&gt;0;[.I153];&quot;*&quot;)" office:value-type="float" office:value="7206342" calcext:value-type="float">
            <text:p>720634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Z STRESA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Blūma</text:p>
          </table:table-cell>
          <table:table-cell office:value-type="string" calcext:value-type="string">
            <text:p>11/07/1971</text:p>
          </table:table-cell>
          <table:table-cell office:value-type="string" calcext:value-type="string">
            <text:p>W</text:p>
          </table:table-cell>
          <table:table-cell office:value-type="float" office:value="7207200" calcext:value-type="float">
            <text:p>7207200</text:p>
          </table:table-cell>
          <table:table-cell office:value-type="string" calcext:value-type="string">
            <text:p>Latvia</text:p>
          </table:table-cell>
          <table:table-cell/>
          <table:table-cell table:formula="of:=IF([.M153]=1;[.H154];IF([.H154]=[.L153];[.L153];&quot;X&quot;))" office:value-type="string" office:string-value="X" calcext:value-type="string">
            <text:p>X</text:p>
          </table:table-cell>
          <table:table-cell table:formula="of:=IF([.A154]=[.A155];0;1)" office:value-type="float" office:value="1" calcext:value-type="float">
            <text:p>1</text:p>
          </table:table-cell>
          <table:table-cell table:formula="of:=DATE(MID([.G154];7;4);MID([.G154];1;2);MID([.G154];4;2))" office:value-type="date" office:date-value="1971-11-07" calcext:value-type="date">
            <text:p>07.11.71</text:p>
          </table:table-cell>
          <table:table-cell table:formula="of:=ORG.OPENOFFICE.YEARS([.N154];[.$N$1];0)" office:value-type="float" office:value="44" calcext:value-type="float">
            <text:p>44</text:p>
          </table:table-cell>
          <table:table-cell table:formula="of:=IF([.A154]=[.A153];MIN([.O154];[.P153]);[.O154])" office:value-type="float" office:value="38" calcext:value-type="float">
            <text:p>38</text:p>
          </table:table-cell>
          <table:table-cell table:formula="of:=IF([.A154]=[.A153];MAX([.O154];[.Q153]);[.P154])" office:value-type="float" office:value="44" calcext:value-type="float">
            <text:p>44</text:p>
          </table:table-cell>
          <table:table-cell table:formula="of:=IF(AND([.Q154]&gt;=0;[.Q154]&lt;[.$R$1]);&quot;J&quot;;&quot;&quot;)">
            <text:p/>
          </table:table-cell>
          <table:table-cell table:formula="of:=IF([.P154]&gt;=[.$S$1];&quot;V&quot;;&quot;&quot;)">
            <text:p/>
          </table:table-cell>
          <table:table-cell table:formula="of:=IF([.P154]&gt;=[.$T$1];&quot;SV&quot;;&quot;&quot;)">
            <text:p/>
          </table:table-cell>
          <table:table-cell table:formula="of:=IF([.P154]&gt;=[.$U$1];&quot;UV&quot;;&quot;&quot;)">
            <text:p/>
          </table:table-cell>
          <table:table-cell table:formula="of:=IF([.M154]=1;[.L154]&amp;&quot;O&quot;&amp;IF(LEN([.R154])&gt;0;&quot;,&quot;&amp;[.L154]&amp;[.R154];&quot;&quot;)&amp;IF(LEN([.S154])&gt;0;&quot;,&quot;&amp;[.L154]&amp;[.S154];&quot;&quot;)&amp;IF(LEN([.T154])&gt;0;&quot;,&quot;&amp;[.L154]&amp;[.T154];&quot;&quot;)&amp;IF(LEN([.U154])&gt;0;&quot;,&quot;&amp;[.L154]&amp;[.U154];&quot;&quot;)&amp;IF(LEN([.C154])&gt;0;&quot;,&quot;&amp;[.C154];&quot;&quot;);&quot;&quot;)" office:value-type="string" office:string-value="XO" calcext:value-type="string">
            <text:p>XO</text:p>
          </table:table-cell>
          <table:table-cell table:formula="of:=[.E154]&amp;&quot; &quot;&amp;[.F154]" office:value-type="string" office:string-value="Santa Blūma" calcext:value-type="string">
            <text:p>Santa Blūma</text:p>
          </table:table-cell>
          <table:table-cell table:formula="of:=MID([.G154];7;4)&amp;&quot;-&quot;&amp;MID([.G154];1;2)&amp;&quot;-&quot;&amp;MID([.G154];4;2)" office:value-type="string" office:string-value="1971-11-07" calcext:value-type="string">
            <text:p>1971-11-07</text:p>
          </table:table-cell>
          <table:table-cell table:formula="of:=IF(LEN([.V154])=0;[.V155];[.V154])" office:value-type="string" office:string-value="XO" calcext:value-type="string">
            <text:p>XO</text:p>
          </table:table-cell>
          <table:table-cell table:formula="of:=IF(LEN([.Y154])=0;[.Y155];[.Y154])" office:value-type="string" office:string-value="XO" calcext:value-type="string">
            <text:p>XO</text:p>
          </table:table-cell>
          <table:table-cell table:formula="of:=IF(LEN([.Z154])=0;[.Z155];[.Z154])" office:value-type="string" office:string-value="XO" calcext:value-type="string">
            <text:p>XO</text:p>
          </table:table-cell>
          <table:table-cell table:formula="of:=IF(LEN([.AA154])=0;[.AA155];[.AA154])" office:value-type="string" office:string-value="XO" calcext:value-type="string">
            <text:p>XO</text:p>
          </table:table-cell>
          <table:table-cell table:formula="of:=IF(LEN([.I154])&gt;0;[.I154];&quot;*&quot;)" office:value-type="float" office:value="7207200" calcext:value-type="float">
            <text:p>72072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ža Dīvainīši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Einārs</text:p>
          </table:table-cell>
          <table:table-cell office:value-type="string" calcext:value-type="string">
            <text:p>Masteiko</text:p>
          </table:table-cell>
          <table:table-cell office:value-type="string" calcext:value-type="string">
            <text:p>07/26/197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54]=1;[.H155];IF([.H155]=[.L154];[.L154];&quot;X&quot;))" office:value-type="string" office:string-value="M" calcext:value-type="string">
            <text:p>M</text:p>
          </table:table-cell>
          <table:table-cell table:formula="of:=IF([.A155]=[.A156];0;1)" office:value-type="float" office:value="0" calcext:value-type="float">
            <text:p>0</text:p>
          </table:table-cell>
          <table:table-cell table:formula="of:=DATE(MID([.G155];7;4);MID([.G155];1;2);MID([.G155];4;2))" office:value-type="date" office:date-value="1972-07-26" calcext:value-type="date">
            <text:p>26.07.72</text:p>
          </table:table-cell>
          <table:table-cell table:formula="of:=ORG.OPENOFFICE.YEARS([.N155];[.$N$1];0)" office:value-type="float" office:value="43" calcext:value-type="float">
            <text:p>43</text:p>
          </table:table-cell>
          <table:table-cell table:formula="of:=IF([.A155]=[.A154];MIN([.O155];[.P154]);[.O155])" office:value-type="float" office:value="43" calcext:value-type="float">
            <text:p>43</text:p>
          </table:table-cell>
          <table:table-cell table:formula="of:=IF([.A155]=[.A154];MAX([.O155];[.Q154]);[.P155])" office:value-type="float" office:value="43" calcext:value-type="float">
            <text:p>43</text:p>
          </table:table-cell>
          <table:table-cell table:formula="of:=IF(AND([.Q155]&gt;=0;[.Q155]&lt;[.$R$1]);&quot;J&quot;;&quot;&quot;)">
            <text:p/>
          </table:table-cell>
          <table:table-cell table:formula="of:=IF([.P155]&gt;=[.$S$1];&quot;V&quot;;&quot;&quot;)" office:value-type="string" office:string-value="V" calcext:value-type="string">
            <text:p>V</text:p>
          </table:table-cell>
          <table:table-cell table:formula="of:=IF([.P155]&gt;=[.$T$1];&quot;SV&quot;;&quot;&quot;)">
            <text:p/>
          </table:table-cell>
          <table:table-cell table:formula="of:=IF([.P155]&gt;=[.$U$1];&quot;UV&quot;;&quot;&quot;)">
            <text:p/>
          </table:table-cell>
          <table:table-cell table:formula="of:=IF([.M155]=1;[.L155]&amp;&quot;O&quot;&amp;IF(LEN([.R155])&gt;0;&quot;,&quot;&amp;[.L155]&amp;[.R155];&quot;&quot;)&amp;IF(LEN([.S155])&gt;0;&quot;,&quot;&amp;[.L155]&amp;[.S155];&quot;&quot;)&amp;IF(LEN([.T155])&gt;0;&quot;,&quot;&amp;[.L155]&amp;[.T155];&quot;&quot;)&amp;IF(LEN([.U155])&gt;0;&quot;,&quot;&amp;[.L155]&amp;[.U155];&quot;&quot;)&amp;IF(LEN([.C155])&gt;0;&quot;,&quot;&amp;[.C155];&quot;&quot;);&quot;&quot;)">
            <text:p/>
          </table:table-cell>
          <table:table-cell table:formula="of:=[.E155]&amp;&quot; &quot;&amp;[.F155]" office:value-type="string" office:string-value="Einārs Masteiko" calcext:value-type="string">
            <text:p>Einārs Masteiko</text:p>
          </table:table-cell>
          <table:table-cell table:formula="of:=MID([.G155];7;4)&amp;&quot;-&quot;&amp;MID([.G155];1;2)&amp;&quot;-&quot;&amp;MID([.G155];4;2)" office:value-type="string" office:string-value="1972-07-26" calcext:value-type="string">
            <text:p>1972-07-26</text:p>
          </table:table-cell>
          <table:table-cell table:formula="of:=IF(LEN([.V155])=0;[.V156];[.V155])" office:value-type="string" office:string-value="XO" calcext:value-type="string">
            <text:p>XO</text:p>
          </table:table-cell>
          <table:table-cell table:formula="of:=IF(LEN([.Y155])=0;[.Y156];[.Y155])" office:value-type="string" office:string-value="XO" calcext:value-type="string">
            <text:p>XO</text:p>
          </table:table-cell>
          <table:table-cell table:formula="of:=IF(LEN([.Z155])=0;[.Z156];[.Z155])" office:value-type="string" office:string-value="XO" calcext:value-type="string">
            <text:p>XO</text:p>
          </table:table-cell>
          <table:table-cell table:formula="of:=IF(LEN([.AA155])=0;[.AA156];[.AA155])" office:value-type="string" office:string-value="XO" calcext:value-type="string">
            <text:p>XO</text:p>
          </table:table-cell>
          <table:table-cell table:formula="of:=IF(LEN([.I155])&gt;0;[.I15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ža Dīvainīši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Elīna</text:p>
          </table:table-cell>
          <table:table-cell office:value-type="string" calcext:value-type="string">
            <text:p>Masteiko</text:p>
          </table:table-cell>
          <table:table-cell office:value-type="string" calcext:value-type="string">
            <text:p>05/18/198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55]=1;[.H156];IF([.H156]=[.L155];[.L155];&quot;X&quot;))" office:value-type="string" office:string-value="X" calcext:value-type="string">
            <text:p>X</text:p>
          </table:table-cell>
          <table:table-cell table:formula="of:=IF([.A156]=[.A157];0;1)" office:value-type="float" office:value="1" calcext:value-type="float">
            <text:p>1</text:p>
          </table:table-cell>
          <table:table-cell table:formula="of:=DATE(MID([.G156];7;4);MID([.G156];1;2);MID([.G156];4;2))" office:value-type="date" office:date-value="1984-05-18" calcext:value-type="date">
            <text:p>18.05.84</text:p>
          </table:table-cell>
          <table:table-cell table:formula="of:=ORG.OPENOFFICE.YEARS([.N156];[.$N$1];0)" office:value-type="float" office:value="32" calcext:value-type="float">
            <text:p>32</text:p>
          </table:table-cell>
          <table:table-cell table:formula="of:=IF([.A156]=[.A155];MIN([.O156];[.P155]);[.O156])" office:value-type="float" office:value="32" calcext:value-type="float">
            <text:p>32</text:p>
          </table:table-cell>
          <table:table-cell table:formula="of:=IF([.A156]=[.A155];MAX([.O156];[.Q155]);[.P156])" office:value-type="float" office:value="43" calcext:value-type="float">
            <text:p>43</text:p>
          </table:table-cell>
          <table:table-cell table:formula="of:=IF(AND([.Q156]&gt;=0;[.Q156]&lt;[.$R$1]);&quot;J&quot;;&quot;&quot;)">
            <text:p/>
          </table:table-cell>
          <table:table-cell table:formula="of:=IF([.P156]&gt;=[.$S$1];&quot;V&quot;;&quot;&quot;)">
            <text:p/>
          </table:table-cell>
          <table:table-cell table:formula="of:=IF([.P156]&gt;=[.$T$1];&quot;SV&quot;;&quot;&quot;)">
            <text:p/>
          </table:table-cell>
          <table:table-cell table:formula="of:=IF([.P156]&gt;=[.$U$1];&quot;UV&quot;;&quot;&quot;)">
            <text:p/>
          </table:table-cell>
          <table:table-cell table:formula="of:=IF([.M156]=1;[.L156]&amp;&quot;O&quot;&amp;IF(LEN([.R156])&gt;0;&quot;,&quot;&amp;[.L156]&amp;[.R156];&quot;&quot;)&amp;IF(LEN([.S156])&gt;0;&quot;,&quot;&amp;[.L156]&amp;[.S156];&quot;&quot;)&amp;IF(LEN([.T156])&gt;0;&quot;,&quot;&amp;[.L156]&amp;[.T156];&quot;&quot;)&amp;IF(LEN([.U156])&gt;0;&quot;,&quot;&amp;[.L156]&amp;[.U156];&quot;&quot;)&amp;IF(LEN([.C156])&gt;0;&quot;,&quot;&amp;[.C156];&quot;&quot;);&quot;&quot;)" office:value-type="string" office:string-value="XO" calcext:value-type="string">
            <text:p>XO</text:p>
          </table:table-cell>
          <table:table-cell table:formula="of:=[.E156]&amp;&quot; &quot;&amp;[.F156]" office:value-type="string" office:string-value="Elīna Masteiko" calcext:value-type="string">
            <text:p>Elīna Masteiko</text:p>
          </table:table-cell>
          <table:table-cell table:formula="of:=MID([.G156];7;4)&amp;&quot;-&quot;&amp;MID([.G156];1;2)&amp;&quot;-&quot;&amp;MID([.G156];4;2)" office:value-type="string" office:string-value="1984-05-18" calcext:value-type="string">
            <text:p>1984-05-18</text:p>
          </table:table-cell>
          <table:table-cell table:formula="of:=IF(LEN([.V156])=0;[.V157];[.V156])" office:value-type="string" office:string-value="XO" calcext:value-type="string">
            <text:p>XO</text:p>
          </table:table-cell>
          <table:table-cell table:formula="of:=IF(LEN([.Y156])=0;[.Y157];[.Y156])" office:value-type="string" office:string-value="XO" calcext:value-type="string">
            <text:p>XO</text:p>
          </table:table-cell>
          <table:table-cell table:formula="of:=IF(LEN([.Z156])=0;[.Z157];[.Z156])" office:value-type="string" office:string-value="XO" calcext:value-type="string">
            <text:p>XO</text:p>
          </table:table-cell>
          <table:table-cell table:formula="of:=IF(LEN([.AA156])=0;[.AA157];[.AA156])" office:value-type="string" office:string-value="XO" calcext:value-type="string">
            <text:p>XO</text:p>
          </table:table-cell>
          <table:table-cell table:formula="of:=IF(LEN([.I156])&gt;0;[.I15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pīškaln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Ābelniece</text:p>
          </table:table-cell>
          <table:table-cell office:value-type="string" calcext:value-type="string">
            <text:p>03/22/197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56]=1;[.H157];IF([.H157]=[.L156];[.L156];&quot;X&quot;))" office:value-type="string" office:string-value="W" calcext:value-type="string">
            <text:p>W</text:p>
          </table:table-cell>
          <table:table-cell table:formula="of:=IF([.A157]=[.A158];0;1)" office:value-type="float" office:value="0" calcext:value-type="float">
            <text:p>0</text:p>
          </table:table-cell>
          <table:table-cell table:formula="of:=DATE(MID([.G157];7;4);MID([.G157];1;2);MID([.G157];4;2))" office:value-type="date" office:date-value="1979-03-22" calcext:value-type="date">
            <text:p>22.03.79</text:p>
          </table:table-cell>
          <table:table-cell table:formula="of:=ORG.OPENOFFICE.YEARS([.N157];[.$N$1];0)" office:value-type="float" office:value="37" calcext:value-type="float">
            <text:p>37</text:p>
          </table:table-cell>
          <table:table-cell table:formula="of:=IF([.A157]=[.A156];MIN([.O157];[.P156]);[.O157])" office:value-type="float" office:value="37" calcext:value-type="float">
            <text:p>37</text:p>
          </table:table-cell>
          <table:table-cell table:formula="of:=IF([.A157]=[.A156];MAX([.O157];[.Q156]);[.P157])" office:value-type="float" office:value="37" calcext:value-type="float">
            <text:p>37</text:p>
          </table:table-cell>
          <table:table-cell table:formula="of:=IF(AND([.Q157]&gt;=0;[.Q157]&lt;[.$R$1]);&quot;J&quot;;&quot;&quot;)">
            <text:p/>
          </table:table-cell>
          <table:table-cell table:formula="of:=IF([.P157]&gt;=[.$S$1];&quot;V&quot;;&quot;&quot;)">
            <text:p/>
          </table:table-cell>
          <table:table-cell table:formula="of:=IF([.P157]&gt;=[.$T$1];&quot;SV&quot;;&quot;&quot;)">
            <text:p/>
          </table:table-cell>
          <table:table-cell table:formula="of:=IF([.P157]&gt;=[.$U$1];&quot;UV&quot;;&quot;&quot;)">
            <text:p/>
          </table:table-cell>
          <table:table-cell table:formula="of:=IF([.M157]=1;[.L157]&amp;&quot;O&quot;&amp;IF(LEN([.R157])&gt;0;&quot;,&quot;&amp;[.L157]&amp;[.R157];&quot;&quot;)&amp;IF(LEN([.S157])&gt;0;&quot;,&quot;&amp;[.L157]&amp;[.S157];&quot;&quot;)&amp;IF(LEN([.T157])&gt;0;&quot;,&quot;&amp;[.L157]&amp;[.T157];&quot;&quot;)&amp;IF(LEN([.U157])&gt;0;&quot;,&quot;&amp;[.L157]&amp;[.U157];&quot;&quot;)&amp;IF(LEN([.C157])&gt;0;&quot;,&quot;&amp;[.C157];&quot;&quot;);&quot;&quot;)">
            <text:p/>
          </table:table-cell>
          <table:table-cell table:formula="of:=[.E157]&amp;&quot; &quot;&amp;[.F157]" office:value-type="string" office:string-value="Baiba Ābelniece" calcext:value-type="string">
            <text:p>Baiba Ābelniece</text:p>
          </table:table-cell>
          <table:table-cell table:formula="of:=MID([.G157];7;4)&amp;&quot;-&quot;&amp;MID([.G157];1;2)&amp;&quot;-&quot;&amp;MID([.G157];4;2)" office:value-type="string" office:string-value="1979-03-22" calcext:value-type="string">
            <text:p>1979-03-22</text:p>
          </table:table-cell>
          <table:table-cell table:formula="of:=IF(LEN([.V157])=0;[.V158];[.V157])" office:value-type="string" office:string-value="XO" calcext:value-type="string">
            <text:p>XO</text:p>
          </table:table-cell>
          <table:table-cell table:formula="of:=IF(LEN([.Y157])=0;[.Y158];[.Y157])" office:value-type="string" office:string-value="XO" calcext:value-type="string">
            <text:p>XO</text:p>
          </table:table-cell>
          <table:table-cell table:formula="of:=IF(LEN([.Z157])=0;[.Z158];[.Z157])" office:value-type="string" office:string-value="XO" calcext:value-type="string">
            <text:p>XO</text:p>
          </table:table-cell>
          <table:table-cell table:formula="of:=IF(LEN([.AA157])=0;[.AA158];[.AA157])" office:value-type="string" office:string-value="XO" calcext:value-type="string">
            <text:p>XO</text:p>
          </table:table-cell>
          <table:table-cell table:formula="of:=IF(LEN([.I157])&gt;0;[.I15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pīškalns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Kursinskis</text:p>
          </table:table-cell>
          <table:table-cell office:value-type="string" calcext:value-type="string">
            <text:p>04/22/197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57]=1;[.H158];IF([.H158]=[.L157];[.L157];&quot;X&quot;))" office:value-type="string" office:string-value="X" calcext:value-type="string">
            <text:p>X</text:p>
          </table:table-cell>
          <table:table-cell table:formula="of:=IF([.A158]=[.A159];0;1)" office:value-type="float" office:value="1" calcext:value-type="float">
            <text:p>1</text:p>
          </table:table-cell>
          <table:table-cell table:formula="of:=DATE(MID([.G158];7;4);MID([.G158];1;2);MID([.G158];4;2))" office:value-type="date" office:date-value="1977-04-22" calcext:value-type="date">
            <text:p>22.04.77</text:p>
          </table:table-cell>
          <table:table-cell table:formula="of:=ORG.OPENOFFICE.YEARS([.N158];[.$N$1];0)" office:value-type="float" office:value="39" calcext:value-type="float">
            <text:p>39</text:p>
          </table:table-cell>
          <table:table-cell table:formula="of:=IF([.A158]=[.A157];MIN([.O158];[.P157]);[.O158])" office:value-type="float" office:value="37" calcext:value-type="float">
            <text:p>37</text:p>
          </table:table-cell>
          <table:table-cell table:formula="of:=IF([.A158]=[.A157];MAX([.O158];[.Q157]);[.P158])" office:value-type="float" office:value="39" calcext:value-type="float">
            <text:p>39</text:p>
          </table:table-cell>
          <table:table-cell table:formula="of:=IF(AND([.Q158]&gt;=0;[.Q158]&lt;[.$R$1]);&quot;J&quot;;&quot;&quot;)">
            <text:p/>
          </table:table-cell>
          <table:table-cell table:formula="of:=IF([.P158]&gt;=[.$S$1];&quot;V&quot;;&quot;&quot;)">
            <text:p/>
          </table:table-cell>
          <table:table-cell table:formula="of:=IF([.P158]&gt;=[.$T$1];&quot;SV&quot;;&quot;&quot;)">
            <text:p/>
          </table:table-cell>
          <table:table-cell table:formula="of:=IF([.P158]&gt;=[.$U$1];&quot;UV&quot;;&quot;&quot;)">
            <text:p/>
          </table:table-cell>
          <table:table-cell table:formula="of:=IF([.M158]=1;[.L158]&amp;&quot;O&quot;&amp;IF(LEN([.R158])&gt;0;&quot;,&quot;&amp;[.L158]&amp;[.R158];&quot;&quot;)&amp;IF(LEN([.S158])&gt;0;&quot;,&quot;&amp;[.L158]&amp;[.S158];&quot;&quot;)&amp;IF(LEN([.T158])&gt;0;&quot;,&quot;&amp;[.L158]&amp;[.T158];&quot;&quot;)&amp;IF(LEN([.U158])&gt;0;&quot;,&quot;&amp;[.L158]&amp;[.U158];&quot;&quot;)&amp;IF(LEN([.C158])&gt;0;&quot;,&quot;&amp;[.C158];&quot;&quot;);&quot;&quot;)" office:value-type="string" office:string-value="XO" calcext:value-type="string">
            <text:p>XO</text:p>
          </table:table-cell>
          <table:table-cell table:formula="of:=[.E158]&amp;&quot; &quot;&amp;[.F158]" office:value-type="string" office:string-value="Kaspars Kursinskis" calcext:value-type="string">
            <text:p>Kaspars Kursinskis</text:p>
          </table:table-cell>
          <table:table-cell table:formula="of:=MID([.G158];7;4)&amp;&quot;-&quot;&amp;MID([.G158];1;2)&amp;&quot;-&quot;&amp;MID([.G158];4;2)" office:value-type="string" office:string-value="1977-04-22" calcext:value-type="string">
            <text:p>1977-04-22</text:p>
          </table:table-cell>
          <table:table-cell table:formula="of:=IF(LEN([.V158])=0;[.V159];[.V158])" office:value-type="string" office:string-value="XO" calcext:value-type="string">
            <text:p>XO</text:p>
          </table:table-cell>
          <table:table-cell table:formula="of:=IF(LEN([.Y158])=0;[.Y159];[.Y158])" office:value-type="string" office:string-value="XO" calcext:value-type="string">
            <text:p>XO</text:p>
          </table:table-cell>
          <table:table-cell table:formula="of:=IF(LEN([.Z158])=0;[.Z159];[.Z158])" office:value-type="string" office:string-value="XO" calcext:value-type="string">
            <text:p>XO</text:p>
          </table:table-cell>
          <table:table-cell table:formula="of:=IF(LEN([.AA158])=0;[.AA159];[.AA158])" office:value-type="string" office:string-value="XO" calcext:value-type="string">
            <text:p>XO</text:p>
          </table:table-cell>
          <table:table-cell table:formula="of:=IF(LEN([.I158])&gt;0;[.I15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iedagi-35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Fadejs</text:p>
          </table:table-cell>
          <table:table-cell office:value-type="string" calcext:value-type="string">
            <text:p>Precinieks</text:p>
          </table:table-cell>
          <table:table-cell office:value-type="string" calcext:value-type="string">
            <text:p>02/07/1979</text:p>
          </table:table-cell>
          <table:table-cell office:value-type="string" calcext:value-type="string">
            <text:p>M</text:p>
          </table:table-cell>
          <table:table-cell office:value-type="float" office:value="1603076" calcext:value-type="float">
            <text:p>1603076</text:p>
          </table:table-cell>
          <table:table-cell office:value-type="string" calcext:value-type="string">
            <text:p>Latvia</text:p>
          </table:table-cell>
          <table:table-cell/>
          <table:table-cell table:formula="of:=IF([.M158]=1;[.H159];IF([.H159]=[.L158];[.L158];&quot;X&quot;))" office:value-type="string" office:string-value="M" calcext:value-type="string">
            <text:p>M</text:p>
          </table:table-cell>
          <table:table-cell table:formula="of:=IF([.A159]=[.A160];0;1)" office:value-type="float" office:value="0" calcext:value-type="float">
            <text:p>0</text:p>
          </table:table-cell>
          <table:table-cell table:formula="of:=DATE(MID([.G159];7;4);MID([.G159];1;2);MID([.G159];4;2))" office:value-type="date" office:date-value="1979-02-07" calcext:value-type="date">
            <text:p>07.02.79</text:p>
          </table:table-cell>
          <table:table-cell table:formula="of:=ORG.OPENOFFICE.YEARS([.N159];[.$N$1];0)" office:value-type="float" office:value="37" calcext:value-type="float">
            <text:p>37</text:p>
          </table:table-cell>
          <table:table-cell table:formula="of:=IF([.A159]=[.A158];MIN([.O159];[.P158]);[.O159])" office:value-type="float" office:value="37" calcext:value-type="float">
            <text:p>37</text:p>
          </table:table-cell>
          <table:table-cell table:formula="of:=IF([.A159]=[.A158];MAX([.O159];[.Q158]);[.P159])" office:value-type="float" office:value="37" calcext:value-type="float">
            <text:p>37</text:p>
          </table:table-cell>
          <table:table-cell table:formula="of:=IF(AND([.Q159]&gt;=0;[.Q159]&lt;[.$R$1]);&quot;J&quot;;&quot;&quot;)">
            <text:p/>
          </table:table-cell>
          <table:table-cell table:formula="of:=IF([.P159]&gt;=[.$S$1];&quot;V&quot;;&quot;&quot;)">
            <text:p/>
          </table:table-cell>
          <table:table-cell table:formula="of:=IF([.P159]&gt;=[.$T$1];&quot;SV&quot;;&quot;&quot;)">
            <text:p/>
          </table:table-cell>
          <table:table-cell table:formula="of:=IF([.P159]&gt;=[.$U$1];&quot;UV&quot;;&quot;&quot;)">
            <text:p/>
          </table:table-cell>
          <table:table-cell table:formula="of:=IF([.M159]=1;[.L159]&amp;&quot;O&quot;&amp;IF(LEN([.R159])&gt;0;&quot;,&quot;&amp;[.L159]&amp;[.R159];&quot;&quot;)&amp;IF(LEN([.S159])&gt;0;&quot;,&quot;&amp;[.L159]&amp;[.S159];&quot;&quot;)&amp;IF(LEN([.T159])&gt;0;&quot;,&quot;&amp;[.L159]&amp;[.T159];&quot;&quot;)&amp;IF(LEN([.U159])&gt;0;&quot;,&quot;&amp;[.L159]&amp;[.U159];&quot;&quot;)&amp;IF(LEN([.C159])&gt;0;&quot;,&quot;&amp;[.C159];&quot;&quot;);&quot;&quot;)">
            <text:p/>
          </table:table-cell>
          <table:table-cell table:formula="of:=[.E159]&amp;&quot; &quot;&amp;[.F159]" office:value-type="string" office:string-value="Fadejs Precinieks" calcext:value-type="string">
            <text:p>Fadejs Precinieks</text:p>
          </table:table-cell>
          <table:table-cell table:formula="of:=MID([.G159];7;4)&amp;&quot;-&quot;&amp;MID([.G159];1;2)&amp;&quot;-&quot;&amp;MID([.G159];4;2)" office:value-type="string" office:string-value="1979-02-07" calcext:value-type="string">
            <text:p>1979-02-07</text:p>
          </table:table-cell>
          <table:table-cell table:formula="of:=IF(LEN([.V159])=0;[.V160];[.V159])" office:value-type="string" office:string-value="XO" calcext:value-type="string">
            <text:p>XO</text:p>
          </table:table-cell>
          <table:table-cell table:formula="of:=IF(LEN([.Y159])=0;[.Y160];[.Y159])" office:value-type="string" office:string-value="XO" calcext:value-type="string">
            <text:p>XO</text:p>
          </table:table-cell>
          <table:table-cell table:formula="of:=IF(LEN([.Z159])=0;[.Z160];[.Z159])" office:value-type="string" office:string-value="XO" calcext:value-type="string">
            <text:p>XO</text:p>
          </table:table-cell>
          <table:table-cell table:formula="of:=IF(LEN([.AA159])=0;[.AA160];[.AA159])" office:value-type="string" office:string-value="XO" calcext:value-type="string">
            <text:p>XO</text:p>
          </table:table-cell>
          <table:table-cell table:formula="of:=IF(LEN([.I159])&gt;0;[.I159];&quot;*&quot;)" office:value-type="float" office:value="1603076" calcext:value-type="float">
            <text:p>160307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iedagi-35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Zelma</text:p>
          </table:table-cell>
          <table:table-cell office:value-type="string" calcext:value-type="string">
            <text:p>Preciniece</text:p>
          </table:table-cell>
          <table:table-cell office:value-type="string" calcext:value-type="string">
            <text:p>09/05/1982</text:p>
          </table:table-cell>
          <table:table-cell office:value-type="string" calcext:value-type="string">
            <text:p>W</text:p>
          </table:table-cell>
          <table:table-cell office:value-type="float" office:value="1392107" calcext:value-type="float">
            <text:p>1392107</text:p>
          </table:table-cell>
          <table:table-cell office:value-type="string" calcext:value-type="string">
            <text:p>Latvia</text:p>
          </table:table-cell>
          <table:table-cell/>
          <table:table-cell table:formula="of:=IF([.M159]=1;[.H160];IF([.H160]=[.L159];[.L159];&quot;X&quot;))" office:value-type="string" office:string-value="X" calcext:value-type="string">
            <text:p>X</text:p>
          </table:table-cell>
          <table:table-cell table:formula="of:=IF([.A160]=[.A161];0;1)" office:value-type="float" office:value="1" calcext:value-type="float">
            <text:p>1</text:p>
          </table:table-cell>
          <table:table-cell table:formula="of:=DATE(MID([.G160];7;4);MID([.G160];1;2);MID([.G160];4;2))" office:value-type="date" office:date-value="1982-09-05" calcext:value-type="date">
            <text:p>05.09.82</text:p>
          </table:table-cell>
          <table:table-cell table:formula="of:=ORG.OPENOFFICE.YEARS([.N160];[.$N$1];0)" office:value-type="float" office:value="33" calcext:value-type="float">
            <text:p>33</text:p>
          </table:table-cell>
          <table:table-cell table:formula="of:=IF([.A160]=[.A159];MIN([.O160];[.P159]);[.O160])" office:value-type="float" office:value="33" calcext:value-type="float">
            <text:p>33</text:p>
          </table:table-cell>
          <table:table-cell table:formula="of:=IF([.A160]=[.A159];MAX([.O160];[.Q159]);[.P160])" office:value-type="float" office:value="37" calcext:value-type="float">
            <text:p>37</text:p>
          </table:table-cell>
          <table:table-cell table:formula="of:=IF(AND([.Q160]&gt;=0;[.Q160]&lt;[.$R$1]);&quot;J&quot;;&quot;&quot;)">
            <text:p/>
          </table:table-cell>
          <table:table-cell table:formula="of:=IF([.P160]&gt;=[.$S$1];&quot;V&quot;;&quot;&quot;)">
            <text:p/>
          </table:table-cell>
          <table:table-cell table:formula="of:=IF([.P160]&gt;=[.$T$1];&quot;SV&quot;;&quot;&quot;)">
            <text:p/>
          </table:table-cell>
          <table:table-cell table:formula="of:=IF([.P160]&gt;=[.$U$1];&quot;UV&quot;;&quot;&quot;)">
            <text:p/>
          </table:table-cell>
          <table:table-cell table:formula="of:=IF([.M160]=1;[.L160]&amp;&quot;O&quot;&amp;IF(LEN([.R160])&gt;0;&quot;,&quot;&amp;[.L160]&amp;[.R160];&quot;&quot;)&amp;IF(LEN([.S160])&gt;0;&quot;,&quot;&amp;[.L160]&amp;[.S160];&quot;&quot;)&amp;IF(LEN([.T160])&gt;0;&quot;,&quot;&amp;[.L160]&amp;[.T160];&quot;&quot;)&amp;IF(LEN([.U160])&gt;0;&quot;,&quot;&amp;[.L160]&amp;[.U160];&quot;&quot;)&amp;IF(LEN([.C160])&gt;0;&quot;,&quot;&amp;[.C160];&quot;&quot;);&quot;&quot;)" office:value-type="string" office:string-value="XO" calcext:value-type="string">
            <text:p>XO</text:p>
          </table:table-cell>
          <table:table-cell table:formula="of:=[.E160]&amp;&quot; &quot;&amp;[.F160]" office:value-type="string" office:string-value="Zelma Preciniece" calcext:value-type="string">
            <text:p>Zelma Preciniece</text:p>
          </table:table-cell>
          <table:table-cell table:formula="of:=MID([.G160];7;4)&amp;&quot;-&quot;&amp;MID([.G160];1;2)&amp;&quot;-&quot;&amp;MID([.G160];4;2)" office:value-type="string" office:string-value="1982-09-05" calcext:value-type="string">
            <text:p>1982-09-05</text:p>
          </table:table-cell>
          <table:table-cell table:formula="of:=IF(LEN([.V160])=0;[.V161];[.V160])" office:value-type="string" office:string-value="XO" calcext:value-type="string">
            <text:p>XO</text:p>
          </table:table-cell>
          <table:table-cell table:formula="of:=IF(LEN([.Y160])=0;[.Y161];[.Y160])" office:value-type="string" office:string-value="XO" calcext:value-type="string">
            <text:p>XO</text:p>
          </table:table-cell>
          <table:table-cell table:formula="of:=IF(LEN([.Z160])=0;[.Z161];[.Z160])" office:value-type="string" office:string-value="XO" calcext:value-type="string">
            <text:p>XO</text:p>
          </table:table-cell>
          <table:table-cell table:formula="of:=IF(LEN([.AA160])=0;[.AA161];[.AA160])" office:value-type="string" office:string-value="XO" calcext:value-type="string">
            <text:p>XO</text:p>
          </table:table-cell>
          <table:table-cell table:formula="of:=IF(LEN([.I160])&gt;0;[.I160];&quot;*&quot;)" office:value-type="float" office:value="1392107" calcext:value-type="float">
            <text:p>139210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umbierīši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Zvīdriņš</text:p>
          </table:table-cell>
          <table:table-cell office:value-type="string" calcext:value-type="string">
            <text:p>10/08/199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60]=1;[.H161];IF([.H161]=[.L160];[.L160];&quot;X&quot;))" office:value-type="string" office:string-value="M" calcext:value-type="string">
            <text:p>M</text:p>
          </table:table-cell>
          <table:table-cell table:formula="of:=IF([.A161]=[.A162];0;1)" office:value-type="float" office:value="0" calcext:value-type="float">
            <text:p>0</text:p>
          </table:table-cell>
          <table:table-cell table:formula="of:=DATE(MID([.G161];7;4);MID([.G161];1;2);MID([.G161];4;2))" office:value-type="date" office:date-value="1991-10-08" calcext:value-type="date">
            <text:p>08.10.91</text:p>
          </table:table-cell>
          <table:table-cell table:formula="of:=ORG.OPENOFFICE.YEARS([.N161];[.$N$1];0)" office:value-type="float" office:value="24" calcext:value-type="float">
            <text:p>24</text:p>
          </table:table-cell>
          <table:table-cell table:formula="of:=IF([.A161]=[.A160];MIN([.O161];[.P160]);[.O161])" office:value-type="float" office:value="24" calcext:value-type="float">
            <text:p>24</text:p>
          </table:table-cell>
          <table:table-cell table:formula="of:=IF([.A161]=[.A160];MAX([.O161];[.Q160]);[.P161])" office:value-type="float" office:value="24" calcext:value-type="float">
            <text:p>24</text:p>
          </table:table-cell>
          <table:table-cell table:formula="of:=IF(AND([.Q161]&gt;=0;[.Q161]&lt;[.$R$1]);&quot;J&quot;;&quot;&quot;)">
            <text:p/>
          </table:table-cell>
          <table:table-cell table:formula="of:=IF([.P161]&gt;=[.$S$1];&quot;V&quot;;&quot;&quot;)">
            <text:p/>
          </table:table-cell>
          <table:table-cell table:formula="of:=IF([.P161]&gt;=[.$T$1];&quot;SV&quot;;&quot;&quot;)">
            <text:p/>
          </table:table-cell>
          <table:table-cell table:formula="of:=IF([.P161]&gt;=[.$U$1];&quot;UV&quot;;&quot;&quot;)">
            <text:p/>
          </table:table-cell>
          <table:table-cell table:formula="of:=IF([.M161]=1;[.L161]&amp;&quot;O&quot;&amp;IF(LEN([.R161])&gt;0;&quot;,&quot;&amp;[.L161]&amp;[.R161];&quot;&quot;)&amp;IF(LEN([.S161])&gt;0;&quot;,&quot;&amp;[.L161]&amp;[.S161];&quot;&quot;)&amp;IF(LEN([.T161])&gt;0;&quot;,&quot;&amp;[.L161]&amp;[.T161];&quot;&quot;)&amp;IF(LEN([.U161])&gt;0;&quot;,&quot;&amp;[.L161]&amp;[.U161];&quot;&quot;)&amp;IF(LEN([.C161])&gt;0;&quot;,&quot;&amp;[.C161];&quot;&quot;);&quot;&quot;)">
            <text:p/>
          </table:table-cell>
          <table:table-cell table:formula="of:=[.E161]&amp;&quot; &quot;&amp;[.F161]" office:value-type="string" office:string-value="Mārtiņš Zvīdriņš" calcext:value-type="string">
            <text:p>Mārtiņš Zvīdriņš</text:p>
          </table:table-cell>
          <table:table-cell table:formula="of:=MID([.G161];7;4)&amp;&quot;-&quot;&amp;MID([.G161];1;2)&amp;&quot;-&quot;&amp;MID([.G161];4;2)" office:value-type="string" office:string-value="1991-10-08" calcext:value-type="string">
            <text:p>1991-10-08</text:p>
          </table:table-cell>
          <table:table-cell table:formula="of:=IF(LEN([.V161])=0;[.V162];[.V161])" office:value-type="string" office:string-value="XO" calcext:value-type="string">
            <text:p>XO</text:p>
          </table:table-cell>
          <table:table-cell table:formula="of:=IF(LEN([.Y161])=0;[.Y162];[.Y161])" office:value-type="string" office:string-value="XO" calcext:value-type="string">
            <text:p>XO</text:p>
          </table:table-cell>
          <table:table-cell table:formula="of:=IF(LEN([.Z161])=0;[.Z162];[.Z161])" office:value-type="string" office:string-value="XO" calcext:value-type="string">
            <text:p>XO</text:p>
          </table:table-cell>
          <table:table-cell table:formula="of:=IF(LEN([.AA161])=0;[.AA162];[.AA161])" office:value-type="string" office:string-value="XO" calcext:value-type="string">
            <text:p>XO</text:p>
          </table:table-cell>
          <table:table-cell table:formula="of:=IF(LEN([.I161])&gt;0;[.I16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umbierīši</text:p>
          </table:table-cell>
          <table:table-cell/>
          <table:table-cell office:value-type="string" calcext:value-type="string">
            <text:p>XO8</text:p>
          </table:table-cell>
          <table:table-cell office:value-type="string" calcext:value-type="string">
            <text:p>Līga</text:p>
          </table:table-cell>
          <table:table-cell office:value-type="string" calcext:value-type="string">
            <text:p>Plakane</text:p>
          </table:table-cell>
          <table:table-cell office:value-type="string" calcext:value-type="string">
            <text:p>02/25/197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61]=1;[.H162];IF([.H162]=[.L161];[.L161];&quot;X&quot;))" office:value-type="string" office:string-value="X" calcext:value-type="string">
            <text:p>X</text:p>
          </table:table-cell>
          <table:table-cell table:formula="of:=IF([.A162]=[.A163];0;1)" office:value-type="float" office:value="1" calcext:value-type="float">
            <text:p>1</text:p>
          </table:table-cell>
          <table:table-cell table:formula="of:=DATE(MID([.G162];7;4);MID([.G162];1;2);MID([.G162];4;2))" office:value-type="date" office:date-value="1970-02-25" calcext:value-type="date">
            <text:p>25.02.70</text:p>
          </table:table-cell>
          <table:table-cell table:formula="of:=ORG.OPENOFFICE.YEARS([.N162];[.$N$1];0)" office:value-type="float" office:value="46" calcext:value-type="float">
            <text:p>46</text:p>
          </table:table-cell>
          <table:table-cell table:formula="of:=IF([.A162]=[.A161];MIN([.O162];[.P161]);[.O162])" office:value-type="float" office:value="24" calcext:value-type="float">
            <text:p>24</text:p>
          </table:table-cell>
          <table:table-cell table:formula="of:=IF([.A162]=[.A161];MAX([.O162];[.Q161]);[.P162])" office:value-type="float" office:value="46" calcext:value-type="float">
            <text:p>46</text:p>
          </table:table-cell>
          <table:table-cell table:formula="of:=IF(AND([.Q162]&gt;=0;[.Q162]&lt;[.$R$1]);&quot;J&quot;;&quot;&quot;)">
            <text:p/>
          </table:table-cell>
          <table:table-cell table:formula="of:=IF([.P162]&gt;=[.$S$1];&quot;V&quot;;&quot;&quot;)">
            <text:p/>
          </table:table-cell>
          <table:table-cell table:formula="of:=IF([.P162]&gt;=[.$T$1];&quot;SV&quot;;&quot;&quot;)">
            <text:p/>
          </table:table-cell>
          <table:table-cell table:formula="of:=IF([.P162]&gt;=[.$U$1];&quot;UV&quot;;&quot;&quot;)">
            <text:p/>
          </table:table-cell>
          <table:table-cell table:formula="of:=IF([.M162]=1;[.L162]&amp;&quot;O&quot;&amp;IF(LEN([.R162])&gt;0;&quot;,&quot;&amp;[.L162]&amp;[.R162];&quot;&quot;)&amp;IF(LEN([.S162])&gt;0;&quot;,&quot;&amp;[.L162]&amp;[.S162];&quot;&quot;)&amp;IF(LEN([.T162])&gt;0;&quot;,&quot;&amp;[.L162]&amp;[.T162];&quot;&quot;)&amp;IF(LEN([.U162])&gt;0;&quot;,&quot;&amp;[.L162]&amp;[.U162];&quot;&quot;)&amp;IF(LEN([.C162])&gt;0;&quot;,&quot;&amp;[.C162];&quot;&quot;);&quot;&quot;)" office:value-type="string" office:string-value="XO" calcext:value-type="string">
            <text:p>XO</text:p>
          </table:table-cell>
          <table:table-cell table:formula="of:=[.E162]&amp;&quot; &quot;&amp;[.F162]" office:value-type="string" office:string-value="Līga Plakane" calcext:value-type="string">
            <text:p>Līga Plakane</text:p>
          </table:table-cell>
          <table:table-cell table:formula="of:=MID([.G162];7;4)&amp;&quot;-&quot;&amp;MID([.G162];1;2)&amp;&quot;-&quot;&amp;MID([.G162];4;2)" office:value-type="string" office:string-value="1970-02-25" calcext:value-type="string">
            <text:p>1970-02-25</text:p>
          </table:table-cell>
          <table:table-cell table:formula="of:=IF(LEN([.V162])=0;[.V163];[.V162])" office:value-type="string" office:string-value="XO" calcext:value-type="string">
            <text:p>XO</text:p>
          </table:table-cell>
          <table:table-cell table:formula="of:=IF(LEN([.Y162])=0;[.Y163];[.Y162])" office:value-type="string" office:string-value="XO" calcext:value-type="string">
            <text:p>XO</text:p>
          </table:table-cell>
          <table:table-cell table:formula="of:=IF(LEN([.Z162])=0;[.Z163];[.Z162])" office:value-type="string" office:string-value="XO" calcext:value-type="string">
            <text:p>XO</text:p>
          </table:table-cell>
          <table:table-cell table:formula="of:=IF(LEN([.AA162])=0;[.AA163];[.AA162])" office:value-type="string" office:string-value="XO" calcext:value-type="string">
            <text:p>XO</text:p>
          </table:table-cell>
          <table:table-cell table:formula="of:=IF(LEN([.I162])&gt;0;[.I162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eža ogas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Sintija</text:p>
          </table:table-cell>
          <table:table-cell office:value-type="string" calcext:value-type="string">
            <text:p>Alaine</text:p>
          </table:table-cell>
          <table:table-cell office:value-type="string" calcext:value-type="string">
            <text:p>11/15/196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62]=1;[.H163];IF([.H163]=[.L162];[.L162];&quot;X&quot;))" office:value-type="string" office:string-value="W" calcext:value-type="string">
            <text:p>W</text:p>
          </table:table-cell>
          <table:table-cell table:formula="of:=IF([.A163]=[.A164];0;1)" office:value-type="float" office:value="0" calcext:value-type="float">
            <text:p>0</text:p>
          </table:table-cell>
          <table:table-cell table:formula="of:=DATE(MID([.G163];7;4);MID([.G163];1;2);MID([.G163];4;2))" office:value-type="date" office:date-value="1969-11-15" calcext:value-type="date">
            <text:p>15.11.69</text:p>
          </table:table-cell>
          <table:table-cell table:formula="of:=ORG.OPENOFFICE.YEARS([.N163];[.$N$1];0)" office:value-type="float" office:value="46" calcext:value-type="float">
            <text:p>46</text:p>
          </table:table-cell>
          <table:table-cell table:formula="of:=IF([.A163]=[.A162];MIN([.O163];[.P162]);[.O163])" office:value-type="float" office:value="46" calcext:value-type="float">
            <text:p>46</text:p>
          </table:table-cell>
          <table:table-cell table:formula="of:=IF([.A163]=[.A162];MAX([.O163];[.Q162]);[.P163])" office:value-type="float" office:value="46" calcext:value-type="float">
            <text:p>46</text:p>
          </table:table-cell>
          <table:table-cell table:formula="of:=IF(AND([.Q163]&gt;=0;[.Q163]&lt;[.$R$1]);&quot;J&quot;;&quot;&quot;)">
            <text:p/>
          </table:table-cell>
          <table:table-cell table:formula="of:=IF([.P163]&gt;=[.$S$1];&quot;V&quot;;&quot;&quot;)" office:value-type="string" office:string-value="V" calcext:value-type="string">
            <text:p>V</text:p>
          </table:table-cell>
          <table:table-cell table:formula="of:=IF([.P163]&gt;=[.$T$1];&quot;SV&quot;;&quot;&quot;)">
            <text:p/>
          </table:table-cell>
          <table:table-cell table:formula="of:=IF([.P163]&gt;=[.$U$1];&quot;UV&quot;;&quot;&quot;)">
            <text:p/>
          </table:table-cell>
          <table:table-cell table:formula="of:=IF([.M163]=1;[.L163]&amp;&quot;O&quot;&amp;IF(LEN([.R163])&gt;0;&quot;,&quot;&amp;[.L163]&amp;[.R163];&quot;&quot;)&amp;IF(LEN([.S163])&gt;0;&quot;,&quot;&amp;[.L163]&amp;[.S163];&quot;&quot;)&amp;IF(LEN([.T163])&gt;0;&quot;,&quot;&amp;[.L163]&amp;[.T163];&quot;&quot;)&amp;IF(LEN([.U163])&gt;0;&quot;,&quot;&amp;[.L163]&amp;[.U163];&quot;&quot;)&amp;IF(LEN([.C163])&gt;0;&quot;,&quot;&amp;[.C163];&quot;&quot;);&quot;&quot;)">
            <text:p/>
          </table:table-cell>
          <table:table-cell table:formula="of:=[.E163]&amp;&quot; &quot;&amp;[.F163]" office:value-type="string" office:string-value="Sintija Alaine" calcext:value-type="string">
            <text:p>Sintija Alaine</text:p>
          </table:table-cell>
          <table:table-cell table:formula="of:=MID([.G163];7;4)&amp;&quot;-&quot;&amp;MID([.G163];1;2)&amp;&quot;-&quot;&amp;MID([.G163];4;2)" office:value-type="string" office:string-value="1969-11-15" calcext:value-type="string">
            <text:p>1969-11-15</text:p>
          </table:table-cell>
          <table:table-cell table:formula="of:=IF(LEN([.V163])=0;[.V164];[.V163])" office:value-type="string" office:string-value="WO,WV" calcext:value-type="string">
            <text:p>WO,WV</text:p>
          </table:table-cell>
          <table:table-cell table:formula="of:=IF(LEN([.Y163])=0;[.Y164];[.Y163])" office:value-type="string" office:string-value="WO,WV" calcext:value-type="string">
            <text:p>WO,WV</text:p>
          </table:table-cell>
          <table:table-cell table:formula="of:=IF(LEN([.Z163])=0;[.Z164];[.Z163])" office:value-type="string" office:string-value="WO,WV" calcext:value-type="string">
            <text:p>WO,WV</text:p>
          </table:table-cell>
          <table:table-cell table:formula="of:=IF(LEN([.AA163])=0;[.AA164];[.AA163])" office:value-type="string" office:string-value="WO,WV" calcext:value-type="string">
            <text:p>WO,WV</text:p>
          </table:table-cell>
          <table:table-cell table:formula="of:=IF(LEN([.I163])&gt;0;[.I163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eža ogas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Vizbulīte</text:p>
          </table:table-cell>
          <table:table-cell office:value-type="string" calcext:value-type="string">
            <text:p>Celmiņa</text:p>
          </table:table-cell>
          <table:table-cell office:value-type="string" calcext:value-type="string">
            <text:p>03/03/197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63]=1;[.H164];IF([.H164]=[.L163];[.L163];&quot;X&quot;))" office:value-type="string" office:string-value="W" calcext:value-type="string">
            <text:p>W</text:p>
          </table:table-cell>
          <table:table-cell table:formula="of:=IF([.A164]=[.A165];0;1)" office:value-type="float" office:value="1" calcext:value-type="float">
            <text:p>1</text:p>
          </table:table-cell>
          <table:table-cell table:formula="of:=DATE(MID([.G164];7;4);MID([.G164];1;2);MID([.G164];4;2))" office:value-type="date" office:date-value="1976-03-03" calcext:value-type="date">
            <text:p>03.03.76</text:p>
          </table:table-cell>
          <table:table-cell table:formula="of:=ORG.OPENOFFICE.YEARS([.N164];[.$N$1];0)" office:value-type="float" office:value="40" calcext:value-type="float">
            <text:p>40</text:p>
          </table:table-cell>
          <table:table-cell table:formula="of:=IF([.A164]=[.A163];MIN([.O164];[.P163]);[.O164])" office:value-type="float" office:value="40" calcext:value-type="float">
            <text:p>40</text:p>
          </table:table-cell>
          <table:table-cell table:formula="of:=IF([.A164]=[.A163];MAX([.O164];[.Q163]);[.P164])" office:value-type="float" office:value="46" calcext:value-type="float">
            <text:p>46</text:p>
          </table:table-cell>
          <table:table-cell table:formula="of:=IF(AND([.Q164]&gt;=0;[.Q164]&lt;[.$R$1]);&quot;J&quot;;&quot;&quot;)">
            <text:p/>
          </table:table-cell>
          <table:table-cell table:formula="of:=IF([.P164]&gt;=[.$S$1];&quot;V&quot;;&quot;&quot;)" office:value-type="string" office:string-value="V" calcext:value-type="string">
            <text:p>V</text:p>
          </table:table-cell>
          <table:table-cell table:formula="of:=IF([.P164]&gt;=[.$T$1];&quot;SV&quot;;&quot;&quot;)">
            <text:p/>
          </table:table-cell>
          <table:table-cell table:formula="of:=IF([.P164]&gt;=[.$U$1];&quot;UV&quot;;&quot;&quot;)">
            <text:p/>
          </table:table-cell>
          <table:table-cell table:formula="of:=IF([.M164]=1;[.L164]&amp;&quot;O&quot;&amp;IF(LEN([.R164])&gt;0;&quot;,&quot;&amp;[.L164]&amp;[.R164];&quot;&quot;)&amp;IF(LEN([.S164])&gt;0;&quot;,&quot;&amp;[.L164]&amp;[.S164];&quot;&quot;)&amp;IF(LEN([.T164])&gt;0;&quot;,&quot;&amp;[.L164]&amp;[.T164];&quot;&quot;)&amp;IF(LEN([.U164])&gt;0;&quot;,&quot;&amp;[.L164]&amp;[.U164];&quot;&quot;)&amp;IF(LEN([.C164])&gt;0;&quot;,&quot;&amp;[.C164];&quot;&quot;);&quot;&quot;)" office:value-type="string" office:string-value="WO,WV" calcext:value-type="string">
            <text:p>WO,WV</text:p>
          </table:table-cell>
          <table:table-cell table:formula="of:=[.E164]&amp;&quot; &quot;&amp;[.F164]" office:value-type="string" office:string-value="Vizbulīte Celmiņa" calcext:value-type="string">
            <text:p>Vizbulīte Celmiņa</text:p>
          </table:table-cell>
          <table:table-cell table:formula="of:=MID([.G164];7;4)&amp;&quot;-&quot;&amp;MID([.G164];1;2)&amp;&quot;-&quot;&amp;MID([.G164];4;2)" office:value-type="string" office:string-value="1976-03-03" calcext:value-type="string">
            <text:p>1976-03-03</text:p>
          </table:table-cell>
          <table:table-cell table:formula="of:=IF(LEN([.V164])=0;[.V165];[.V164])" office:value-type="string" office:string-value="WO,WV" calcext:value-type="string">
            <text:p>WO,WV</text:p>
          </table:table-cell>
          <table:table-cell table:formula="of:=IF(LEN([.Y164])=0;[.Y165];[.Y164])" office:value-type="string" office:string-value="WO,WV" calcext:value-type="string">
            <text:p>WO,WV</text:p>
          </table:table-cell>
          <table:table-cell table:formula="of:=IF(LEN([.Z164])=0;[.Z165];[.Z164])" office:value-type="string" office:string-value="WO,WV" calcext:value-type="string">
            <text:p>WO,WV</text:p>
          </table:table-cell>
          <table:table-cell table:formula="of:=IF(LEN([.AA164])=0;[.AA165];[.AA164])" office:value-type="string" office:string-value="WO,WV" calcext:value-type="string">
            <text:p>WO,WV</text:p>
          </table:table-cell>
          <table:table-cell table:formula="of:=IF(LEN([.I164])&gt;0;[.I16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erība mirst pēdējā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Indra</text:p>
          </table:table-cell>
          <table:table-cell office:value-type="string" calcext:value-type="string">
            <text:p>Segliņa</text:p>
          </table:table-cell>
          <table:table-cell office:value-type="string" calcext:value-type="string">
            <text:p>05/16/1970</text:p>
          </table:table-cell>
          <table:table-cell office:value-type="string" calcext:value-type="string">
            <text:p>W</text:p>
          </table:table-cell>
          <table:table-cell office:value-type="float" office:value="700516" calcext:value-type="float">
            <text:p>700516</text:p>
          </table:table-cell>
          <table:table-cell office:value-type="string" calcext:value-type="string">
            <text:p>Latvia</text:p>
          </table:table-cell>
          <table:table-cell/>
          <table:table-cell table:formula="of:=IF([.M164]=1;[.H165];IF([.H165]=[.L164];[.L164];&quot;X&quot;))" office:value-type="string" office:string-value="W" calcext:value-type="string">
            <text:p>W</text:p>
          </table:table-cell>
          <table:table-cell table:formula="of:=IF([.A165]=[.A166];0;1)" office:value-type="float" office:value="0" calcext:value-type="float">
            <text:p>0</text:p>
          </table:table-cell>
          <table:table-cell table:formula="of:=DATE(MID([.G165];7;4);MID([.G165];1;2);MID([.G165];4;2))" office:value-type="date" office:date-value="1970-05-16" calcext:value-type="date">
            <text:p>16.05.70</text:p>
          </table:table-cell>
          <table:table-cell table:formula="of:=ORG.OPENOFFICE.YEARS([.N165];[.$N$1];0)" office:value-type="float" office:value="46" calcext:value-type="float">
            <text:p>46</text:p>
          </table:table-cell>
          <table:table-cell table:formula="of:=IF([.A165]=[.A164];MIN([.O165];[.P164]);[.O165])" office:value-type="float" office:value="46" calcext:value-type="float">
            <text:p>46</text:p>
          </table:table-cell>
          <table:table-cell table:formula="of:=IF([.A165]=[.A164];MAX([.O165];[.Q164]);[.P165])" office:value-type="float" office:value="46" calcext:value-type="float">
            <text:p>46</text:p>
          </table:table-cell>
          <table:table-cell table:formula="of:=IF(AND([.Q165]&gt;=0;[.Q165]&lt;[.$R$1]);&quot;J&quot;;&quot;&quot;)">
            <text:p/>
          </table:table-cell>
          <table:table-cell table:formula="of:=IF([.P165]&gt;=[.$S$1];&quot;V&quot;;&quot;&quot;)" office:value-type="string" office:string-value="V" calcext:value-type="string">
            <text:p>V</text:p>
          </table:table-cell>
          <table:table-cell table:formula="of:=IF([.P165]&gt;=[.$T$1];&quot;SV&quot;;&quot;&quot;)">
            <text:p/>
          </table:table-cell>
          <table:table-cell table:formula="of:=IF([.P165]&gt;=[.$U$1];&quot;UV&quot;;&quot;&quot;)">
            <text:p/>
          </table:table-cell>
          <table:table-cell table:formula="of:=IF([.M165]=1;[.L165]&amp;&quot;O&quot;&amp;IF(LEN([.R165])&gt;0;&quot;,&quot;&amp;[.L165]&amp;[.R165];&quot;&quot;)&amp;IF(LEN([.S165])&gt;0;&quot;,&quot;&amp;[.L165]&amp;[.S165];&quot;&quot;)&amp;IF(LEN([.T165])&gt;0;&quot;,&quot;&amp;[.L165]&amp;[.T165];&quot;&quot;)&amp;IF(LEN([.U165])&gt;0;&quot;,&quot;&amp;[.L165]&amp;[.U165];&quot;&quot;)&amp;IF(LEN([.C165])&gt;0;&quot;,&quot;&amp;[.C165];&quot;&quot;);&quot;&quot;)">
            <text:p/>
          </table:table-cell>
          <table:table-cell table:formula="of:=[.E165]&amp;&quot; &quot;&amp;[.F165]" office:value-type="string" office:string-value="Indra Segliņa" calcext:value-type="string">
            <text:p>Indra Segliņa</text:p>
          </table:table-cell>
          <table:table-cell table:formula="of:=MID([.G165];7;4)&amp;&quot;-&quot;&amp;MID([.G165];1;2)&amp;&quot;-&quot;&amp;MID([.G165];4;2)" office:value-type="string" office:string-value="1970-05-16" calcext:value-type="string">
            <text:p>1970-05-16</text:p>
          </table:table-cell>
          <table:table-cell table:formula="of:=IF(LEN([.V165])=0;[.V166];[.V165])" office:value-type="string" office:string-value="WO,WV" calcext:value-type="string">
            <text:p>WO,WV</text:p>
          </table:table-cell>
          <table:table-cell table:formula="of:=IF(LEN([.Y165])=0;[.Y166];[.Y165])" office:value-type="string" office:string-value="WO,WV" calcext:value-type="string">
            <text:p>WO,WV</text:p>
          </table:table-cell>
          <table:table-cell table:formula="of:=IF(LEN([.Z165])=0;[.Z166];[.Z165])" office:value-type="string" office:string-value="WO,WV" calcext:value-type="string">
            <text:p>WO,WV</text:p>
          </table:table-cell>
          <table:table-cell table:formula="of:=IF(LEN([.AA165])=0;[.AA166];[.AA165])" office:value-type="string" office:string-value="WO,WV" calcext:value-type="string">
            <text:p>WO,WV</text:p>
          </table:table-cell>
          <table:table-cell table:formula="of:=IF(LEN([.I165])&gt;0;[.I165];&quot;*&quot;)" office:value-type="float" office:value="700516" calcext:value-type="float">
            <text:p>7005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erība mirst pēdējā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Blumberga</text:p>
          </table:table-cell>
          <table:table-cell office:value-type="string" calcext:value-type="string">
            <text:p>07/30/1969</text:p>
          </table:table-cell>
          <table:table-cell office:value-type="string" calcext:value-type="string">
            <text:p>W</text:p>
          </table:table-cell>
          <table:table-cell office:value-type="float" office:value="1602330" calcext:value-type="float">
            <text:p>1602330</text:p>
          </table:table-cell>
          <table:table-cell office:value-type="string" calcext:value-type="string">
            <text:p>Latvia</text:p>
          </table:table-cell>
          <table:table-cell/>
          <table:table-cell table:formula="of:=IF([.M165]=1;[.H166];IF([.H166]=[.L165];[.L165];&quot;X&quot;))" office:value-type="string" office:string-value="W" calcext:value-type="string">
            <text:p>W</text:p>
          </table:table-cell>
          <table:table-cell table:formula="of:=IF([.A166]=[.A167];0;1)" office:value-type="float" office:value="1" calcext:value-type="float">
            <text:p>1</text:p>
          </table:table-cell>
          <table:table-cell table:formula="of:=DATE(MID([.G166];7;4);MID([.G166];1;2);MID([.G166];4;2))" office:value-type="date" office:date-value="1969-07-30" calcext:value-type="date">
            <text:p>30.07.69</text:p>
          </table:table-cell>
          <table:table-cell table:formula="of:=ORG.OPENOFFICE.YEARS([.N166];[.$N$1];0)" office:value-type="float" office:value="46" calcext:value-type="float">
            <text:p>46</text:p>
          </table:table-cell>
          <table:table-cell table:formula="of:=IF([.A166]=[.A165];MIN([.O166];[.P165]);[.O166])" office:value-type="float" office:value="46" calcext:value-type="float">
            <text:p>46</text:p>
          </table:table-cell>
          <table:table-cell table:formula="of:=IF([.A166]=[.A165];MAX([.O166];[.Q165]);[.P166])" office:value-type="float" office:value="46" calcext:value-type="float">
            <text:p>46</text:p>
          </table:table-cell>
          <table:table-cell table:formula="of:=IF(AND([.Q166]&gt;=0;[.Q166]&lt;[.$R$1]);&quot;J&quot;;&quot;&quot;)">
            <text:p/>
          </table:table-cell>
          <table:table-cell table:formula="of:=IF([.P166]&gt;=[.$S$1];&quot;V&quot;;&quot;&quot;)" office:value-type="string" office:string-value="V" calcext:value-type="string">
            <text:p>V</text:p>
          </table:table-cell>
          <table:table-cell table:formula="of:=IF([.P166]&gt;=[.$T$1];&quot;SV&quot;;&quot;&quot;)">
            <text:p/>
          </table:table-cell>
          <table:table-cell table:formula="of:=IF([.P166]&gt;=[.$U$1];&quot;UV&quot;;&quot;&quot;)">
            <text:p/>
          </table:table-cell>
          <table:table-cell table:formula="of:=IF([.M166]=1;[.L166]&amp;&quot;O&quot;&amp;IF(LEN([.R166])&gt;0;&quot;,&quot;&amp;[.L166]&amp;[.R166];&quot;&quot;)&amp;IF(LEN([.S166])&gt;0;&quot;,&quot;&amp;[.L166]&amp;[.S166];&quot;&quot;)&amp;IF(LEN([.T166])&gt;0;&quot;,&quot;&amp;[.L166]&amp;[.T166];&quot;&quot;)&amp;IF(LEN([.U166])&gt;0;&quot;,&quot;&amp;[.L166]&amp;[.U166];&quot;&quot;)&amp;IF(LEN([.C166])&gt;0;&quot;,&quot;&amp;[.C166];&quot;&quot;);&quot;&quot;)" office:value-type="string" office:string-value="WO,WV" calcext:value-type="string">
            <text:p>WO,WV</text:p>
          </table:table-cell>
          <table:table-cell table:formula="of:=[.E166]&amp;&quot; &quot;&amp;[.F166]" office:value-type="string" office:string-value="Zane Blumberga" calcext:value-type="string">
            <text:p>Zane Blumberga</text:p>
          </table:table-cell>
          <table:table-cell table:formula="of:=MID([.G166];7;4)&amp;&quot;-&quot;&amp;MID([.G166];1;2)&amp;&quot;-&quot;&amp;MID([.G166];4;2)" office:value-type="string" office:string-value="1969-07-30" calcext:value-type="string">
            <text:p>1969-07-30</text:p>
          </table:table-cell>
          <table:table-cell table:formula="of:=IF(LEN([.V166])=0;[.V167];[.V166])" office:value-type="string" office:string-value="WO,WV" calcext:value-type="string">
            <text:p>WO,WV</text:p>
          </table:table-cell>
          <table:table-cell table:formula="of:=IF(LEN([.Y166])=0;[.Y167];[.Y166])" office:value-type="string" office:string-value="WO,WV" calcext:value-type="string">
            <text:p>WO,WV</text:p>
          </table:table-cell>
          <table:table-cell table:formula="of:=IF(LEN([.Z166])=0;[.Z167];[.Z166])" office:value-type="string" office:string-value="WO,WV" calcext:value-type="string">
            <text:p>WO,WV</text:p>
          </table:table-cell>
          <table:table-cell table:formula="of:=IF(LEN([.AA166])=0;[.AA167];[.AA166])" office:value-type="string" office:string-value="WO,WV" calcext:value-type="string">
            <text:p>WO,WV</text:p>
          </table:table-cell>
          <table:table-cell table:formula="of:=IF(LEN([.I166])&gt;0;[.I166];&quot;*&quot;)" office:value-type="float" office:value="1602330" calcext:value-type="float">
            <text:p>160233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K Pūznis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Gerda</text:p>
          </table:table-cell>
          <table:table-cell office:value-type="string" calcext:value-type="string">
            <text:p>Sirmā</text:p>
          </table:table-cell>
          <table:table-cell office:value-type="string" calcext:value-type="string">
            <text:p>03/18/1965</text:p>
          </table:table-cell>
          <table:table-cell office:value-type="string" calcext:value-type="string">
            <text:p>W</text:p>
          </table:table-cell>
          <table:table-cell office:value-type="float" office:value="7203476" calcext:value-type="float">
            <text:p>7203476</text:p>
          </table:table-cell>
          <table:table-cell office:value-type="string" calcext:value-type="string">
            <text:p>Latvia</text:p>
          </table:table-cell>
          <table:table-cell/>
          <table:table-cell table:formula="of:=IF([.M166]=1;[.H167];IF([.H167]=[.L166];[.L166];&quot;X&quot;))" office:value-type="string" office:string-value="W" calcext:value-type="string">
            <text:p>W</text:p>
          </table:table-cell>
          <table:table-cell table:formula="of:=IF([.A167]=[.A168];0;1)" office:value-type="float" office:value="0" calcext:value-type="float">
            <text:p>0</text:p>
          </table:table-cell>
          <table:table-cell table:formula="of:=DATE(MID([.G167];7;4);MID([.G167];1;2);MID([.G167];4;2))" office:value-type="date" office:date-value="1965-03-18" calcext:value-type="date">
            <text:p>18.03.65</text:p>
          </table:table-cell>
          <table:table-cell table:formula="of:=ORG.OPENOFFICE.YEARS([.N167];[.$N$1];0)" office:value-type="float" office:value="51" calcext:value-type="float">
            <text:p>51</text:p>
          </table:table-cell>
          <table:table-cell table:formula="of:=IF([.A167]=[.A166];MIN([.O167];[.P166]);[.O167])" office:value-type="float" office:value="51" calcext:value-type="float">
            <text:p>51</text:p>
          </table:table-cell>
          <table:table-cell table:formula="of:=IF([.A167]=[.A166];MAX([.O167];[.Q166]);[.P167])" office:value-type="float" office:value="51" calcext:value-type="float">
            <text:p>51</text:p>
          </table:table-cell>
          <table:table-cell table:formula="of:=IF(AND([.Q167]&gt;=0;[.Q167]&lt;[.$R$1]);&quot;J&quot;;&quot;&quot;)">
            <text:p/>
          </table:table-cell>
          <table:table-cell table:formula="of:=IF([.P167]&gt;=[.$S$1];&quot;V&quot;;&quot;&quot;)" office:value-type="string" office:string-value="V" calcext:value-type="string">
            <text:p>V</text:p>
          </table:table-cell>
          <table:table-cell table:formula="of:=IF([.P167]&gt;=[.$T$1];&quot;SV&quot;;&quot;&quot;)">
            <text:p/>
          </table:table-cell>
          <table:table-cell table:formula="of:=IF([.P167]&gt;=[.$U$1];&quot;UV&quot;;&quot;&quot;)">
            <text:p/>
          </table:table-cell>
          <table:table-cell table:formula="of:=IF([.M167]=1;[.L167]&amp;&quot;O&quot;&amp;IF(LEN([.R167])&gt;0;&quot;,&quot;&amp;[.L167]&amp;[.R167];&quot;&quot;)&amp;IF(LEN([.S167])&gt;0;&quot;,&quot;&amp;[.L167]&amp;[.S167];&quot;&quot;)&amp;IF(LEN([.T167])&gt;0;&quot;,&quot;&amp;[.L167]&amp;[.T167];&quot;&quot;)&amp;IF(LEN([.U167])&gt;0;&quot;,&quot;&amp;[.L167]&amp;[.U167];&quot;&quot;)&amp;IF(LEN([.C167])&gt;0;&quot;,&quot;&amp;[.C167];&quot;&quot;);&quot;&quot;)">
            <text:p/>
          </table:table-cell>
          <table:table-cell table:formula="of:=[.E167]&amp;&quot; &quot;&amp;[.F167]" office:value-type="string" office:string-value="Gerda Sirmā" calcext:value-type="string">
            <text:p>Gerda Sirmā</text:p>
          </table:table-cell>
          <table:table-cell table:formula="of:=MID([.G167];7;4)&amp;&quot;-&quot;&amp;MID([.G167];1;2)&amp;&quot;-&quot;&amp;MID([.G167];4;2)" office:value-type="string" office:string-value="1965-03-18" calcext:value-type="string">
            <text:p>1965-03-18</text:p>
          </table:table-cell>
          <table:table-cell table:formula="of:=IF(LEN([.V167])=0;[.V168];[.V167])">
            <text:p/>
          </table:table-cell>
          <table:table-cell table:formula="of:=IF(LEN([.Y167])=0;[.Y168];[.Y167])" office:value-type="string" office:string-value="WO,WV" calcext:value-type="string">
            <text:p>WO,WV</text:p>
          </table:table-cell>
          <table:table-cell table:formula="of:=IF(LEN([.Z167])=0;[.Z168];[.Z167])" office:value-type="string" office:string-value="WO,WV" calcext:value-type="string">
            <text:p>WO,WV</text:p>
          </table:table-cell>
          <table:table-cell table:formula="of:=IF(LEN([.AA167])=0;[.AA168];[.AA167])" office:value-type="string" office:string-value="WO,WV" calcext:value-type="string">
            <text:p>WO,WV</text:p>
          </table:table-cell>
          <table:table-cell table:formula="of:=IF(LEN([.I167])&gt;0;[.I167];&quot;*&quot;)" office:value-type="float" office:value="7203476" calcext:value-type="float">
            <text:p>720347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K Pūznis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Sarmīte</text:p>
          </table:table-cell>
          <table:table-cell office:value-type="string" calcext:value-type="string">
            <text:p>Vlodare</text:p>
          </table:table-cell>
          <table:table-cell office:value-type="string" calcext:value-type="string">
            <text:p>10/06/1958</text:p>
          </table:table-cell>
          <table:table-cell office:value-type="string" calcext:value-type="string">
            <text:p>W</text:p>
          </table:table-cell>
          <table:table-cell office:value-type="float" office:value="7202737" calcext:value-type="float">
            <text:p>7202737</text:p>
          </table:table-cell>
          <table:table-cell office:value-type="string" calcext:value-type="string">
            <text:p>Latvia</text:p>
          </table:table-cell>
          <table:table-cell/>
          <table:table-cell table:formula="of:=IF([.M167]=1;[.H168];IF([.H168]=[.L167];[.L167];&quot;X&quot;))" office:value-type="string" office:string-value="W" calcext:value-type="string">
            <text:p>W</text:p>
          </table:table-cell>
          <table:table-cell table:formula="of:=IF([.A168]=[.A169];0;1)" office:value-type="float" office:value="0" calcext:value-type="float">
            <text:p>0</text:p>
          </table:table-cell>
          <table:table-cell table:formula="of:=DATE(MID([.G168];7;4);MID([.G168];1;2);MID([.G168];4;2))" office:value-type="date" office:date-value="1958-10-06" calcext:value-type="date">
            <text:p>06.10.58</text:p>
          </table:table-cell>
          <table:table-cell table:formula="of:=ORG.OPENOFFICE.YEARS([.N168];[.$N$1];0)" office:value-type="float" office:value="57" calcext:value-type="float">
            <text:p>57</text:p>
          </table:table-cell>
          <table:table-cell table:formula="of:=IF([.A168]=[.A167];MIN([.O168];[.P167]);[.O168])" office:value-type="float" office:value="51" calcext:value-type="float">
            <text:p>51</text:p>
          </table:table-cell>
          <table:table-cell table:formula="of:=IF([.A168]=[.A167];MAX([.O168];[.Q167]);[.P168])" office:value-type="float" office:value="57" calcext:value-type="float">
            <text:p>57</text:p>
          </table:table-cell>
          <table:table-cell table:formula="of:=IF(AND([.Q168]&gt;=0;[.Q168]&lt;[.$R$1]);&quot;J&quot;;&quot;&quot;)">
            <text:p/>
          </table:table-cell>
          <table:table-cell table:formula="of:=IF([.P168]&gt;=[.$S$1];&quot;V&quot;;&quot;&quot;)" office:value-type="string" office:string-value="V" calcext:value-type="string">
            <text:p>V</text:p>
          </table:table-cell>
          <table:table-cell table:formula="of:=IF([.P168]&gt;=[.$T$1];&quot;SV&quot;;&quot;&quot;)">
            <text:p/>
          </table:table-cell>
          <table:table-cell table:formula="of:=IF([.P168]&gt;=[.$U$1];&quot;UV&quot;;&quot;&quot;)">
            <text:p/>
          </table:table-cell>
          <table:table-cell table:formula="of:=IF([.M168]=1;[.L168]&amp;&quot;O&quot;&amp;IF(LEN([.R168])&gt;0;&quot;,&quot;&amp;[.L168]&amp;[.R168];&quot;&quot;)&amp;IF(LEN([.S168])&gt;0;&quot;,&quot;&amp;[.L168]&amp;[.S168];&quot;&quot;)&amp;IF(LEN([.T168])&gt;0;&quot;,&quot;&amp;[.L168]&amp;[.T168];&quot;&quot;)&amp;IF(LEN([.U168])&gt;0;&quot;,&quot;&amp;[.L168]&amp;[.U168];&quot;&quot;)&amp;IF(LEN([.C168])&gt;0;&quot;,&quot;&amp;[.C168];&quot;&quot;);&quot;&quot;)">
            <text:p/>
          </table:table-cell>
          <table:table-cell table:formula="of:=[.E168]&amp;&quot; &quot;&amp;[.F168]" office:value-type="string" office:string-value="Sarmīte Vlodare" calcext:value-type="string">
            <text:p>Sarmīte Vlodare</text:p>
          </table:table-cell>
          <table:table-cell table:formula="of:=MID([.G168];7;4)&amp;&quot;-&quot;&amp;MID([.G168];1;2)&amp;&quot;-&quot;&amp;MID([.G168];4;2)" office:value-type="string" office:string-value="1958-10-06" calcext:value-type="string">
            <text:p>1958-10-06</text:p>
          </table:table-cell>
          <table:table-cell table:formula="of:=IF(LEN([.V168])=0;[.V169];[.V168])" office:value-type="string" office:string-value="WO,WV" calcext:value-type="string">
            <text:p>WO,WV</text:p>
          </table:table-cell>
          <table:table-cell table:formula="of:=IF(LEN([.Y168])=0;[.Y169];[.Y168])" office:value-type="string" office:string-value="WO,WV" calcext:value-type="string">
            <text:p>WO,WV</text:p>
          </table:table-cell>
          <table:table-cell table:formula="of:=IF(LEN([.Z168])=0;[.Z169];[.Z168])" office:value-type="string" office:string-value="WO,WV" calcext:value-type="string">
            <text:p>WO,WV</text:p>
          </table:table-cell>
          <table:table-cell table:formula="of:=IF(LEN([.AA168])=0;[.AA169];[.AA168])" office:value-type="string" office:string-value="WO,WV" calcext:value-type="string">
            <text:p>WO,WV</text:p>
          </table:table-cell>
          <table:table-cell table:formula="of:=IF(LEN([.I168])&gt;0;[.I168];&quot;*&quot;)" office:value-type="float" office:value="7202737" calcext:value-type="float">
            <text:p>720273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K Pūznis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Kazāne</text:p>
          </table:table-cell>
          <table:table-cell office:value-type="string" calcext:value-type="string">
            <text:p>10/08/1964</text:p>
          </table:table-cell>
          <table:table-cell office:value-type="string" calcext:value-type="string">
            <text:p>W</text:p>
          </table:table-cell>
          <table:table-cell office:value-type="float" office:value="7203477" calcext:value-type="float">
            <text:p>7203477</text:p>
          </table:table-cell>
          <table:table-cell office:value-type="string" calcext:value-type="string">
            <text:p>Latvia</text:p>
          </table:table-cell>
          <table:table-cell/>
          <table:table-cell table:formula="of:=IF([.M168]=1;[.H169];IF([.H169]=[.L168];[.L168];&quot;X&quot;))" office:value-type="string" office:string-value="W" calcext:value-type="string">
            <text:p>W</text:p>
          </table:table-cell>
          <table:table-cell table:formula="of:=IF([.A169]=[.A170];0;1)" office:value-type="float" office:value="1" calcext:value-type="float">
            <text:p>1</text:p>
          </table:table-cell>
          <table:table-cell table:formula="of:=DATE(MID([.G169];7;4);MID([.G169];1;2);MID([.G169];4;2))" office:value-type="date" office:date-value="1964-10-08" calcext:value-type="date">
            <text:p>08.10.64</text:p>
          </table:table-cell>
          <table:table-cell table:formula="of:=ORG.OPENOFFICE.YEARS([.N169];[.$N$1];0)" office:value-type="float" office:value="51" calcext:value-type="float">
            <text:p>51</text:p>
          </table:table-cell>
          <table:table-cell table:formula="of:=IF([.A169]=[.A168];MIN([.O169];[.P168]);[.O169])" office:value-type="float" office:value="51" calcext:value-type="float">
            <text:p>51</text:p>
          </table:table-cell>
          <table:table-cell table:formula="of:=IF([.A169]=[.A168];MAX([.O169];[.Q168]);[.P169])" office:value-type="float" office:value="57" calcext:value-type="float">
            <text:p>57</text:p>
          </table:table-cell>
          <table:table-cell table:formula="of:=IF(AND([.Q169]&gt;=0;[.Q169]&lt;[.$R$1]);&quot;J&quot;;&quot;&quot;)">
            <text:p/>
          </table:table-cell>
          <table:table-cell table:formula="of:=IF([.P169]&gt;=[.$S$1];&quot;V&quot;;&quot;&quot;)" office:value-type="string" office:string-value="V" calcext:value-type="string">
            <text:p>V</text:p>
          </table:table-cell>
          <table:table-cell table:formula="of:=IF([.P169]&gt;=[.$T$1];&quot;SV&quot;;&quot;&quot;)">
            <text:p/>
          </table:table-cell>
          <table:table-cell table:formula="of:=IF([.P169]&gt;=[.$U$1];&quot;UV&quot;;&quot;&quot;)">
            <text:p/>
          </table:table-cell>
          <table:table-cell table:formula="of:=IF([.M169]=1;[.L169]&amp;&quot;O&quot;&amp;IF(LEN([.R169])&gt;0;&quot;,&quot;&amp;[.L169]&amp;[.R169];&quot;&quot;)&amp;IF(LEN([.S169])&gt;0;&quot;,&quot;&amp;[.L169]&amp;[.S169];&quot;&quot;)&amp;IF(LEN([.T169])&gt;0;&quot;,&quot;&amp;[.L169]&amp;[.T169];&quot;&quot;)&amp;IF(LEN([.U169])&gt;0;&quot;,&quot;&amp;[.L169]&amp;[.U169];&quot;&quot;)&amp;IF(LEN([.C169])&gt;0;&quot;,&quot;&amp;[.C169];&quot;&quot;);&quot;&quot;)" office:value-type="string" office:string-value="WO,WV" calcext:value-type="string">
            <text:p>WO,WV</text:p>
          </table:table-cell>
          <table:table-cell table:formula="of:=[.E169]&amp;&quot; &quot;&amp;[.F169]" office:value-type="string" office:string-value="Sandra Kazāne" calcext:value-type="string">
            <text:p>Sandra Kazāne</text:p>
          </table:table-cell>
          <table:table-cell table:formula="of:=MID([.G169];7;4)&amp;&quot;-&quot;&amp;MID([.G169];1;2)&amp;&quot;-&quot;&amp;MID([.G169];4;2)" office:value-type="string" office:string-value="1964-10-08" calcext:value-type="string">
            <text:p>1964-10-08</text:p>
          </table:table-cell>
          <table:table-cell table:formula="of:=IF(LEN([.V169])=0;[.V170];[.V169])" office:value-type="string" office:string-value="WO,WV" calcext:value-type="string">
            <text:p>WO,WV</text:p>
          </table:table-cell>
          <table:table-cell table:formula="of:=IF(LEN([.Y169])=0;[.Y170];[.Y169])" office:value-type="string" office:string-value="WO,WV" calcext:value-type="string">
            <text:p>WO,WV</text:p>
          </table:table-cell>
          <table:table-cell table:formula="of:=IF(LEN([.Z169])=0;[.Z170];[.Z169])" office:value-type="string" office:string-value="WO,WV" calcext:value-type="string">
            <text:p>WO,WV</text:p>
          </table:table-cell>
          <table:table-cell table:formula="of:=IF(LEN([.AA169])=0;[.AA170];[.AA169])" office:value-type="string" office:string-value="WO,WV" calcext:value-type="string">
            <text:p>WO,WV</text:p>
          </table:table-cell>
          <table:table-cell table:formula="of:=IF(LEN([.I169])&gt;0;[.I169];&quot;*&quot;)" office:value-type="float" office:value="7203477" calcext:value-type="float">
            <text:p>720347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iedzīvojumu meklējot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Žukovska</text:p>
          </table:table-cell>
          <table:table-cell office:value-type="string" calcext:value-type="string">
            <text:p>03/12/1970</text:p>
          </table:table-cell>
          <table:table-cell office:value-type="string" calcext:value-type="string">
            <text:p>W</text:p>
          </table:table-cell>
          <table:table-cell office:value-type="float" office:value="7203387" calcext:value-type="float">
            <text:p>7203387</text:p>
          </table:table-cell>
          <table:table-cell office:value-type="string" calcext:value-type="string">
            <text:p>Latvia</text:p>
          </table:table-cell>
          <table:table-cell/>
          <table:table-cell table:formula="of:=IF([.M169]=1;[.H170];IF([.H170]=[.L169];[.L169];&quot;X&quot;))" office:value-type="string" office:string-value="W" calcext:value-type="string">
            <text:p>W</text:p>
          </table:table-cell>
          <table:table-cell table:formula="of:=IF([.A170]=[.A171];0;1)" office:value-type="float" office:value="0" calcext:value-type="float">
            <text:p>0</text:p>
          </table:table-cell>
          <table:table-cell table:formula="of:=DATE(MID([.G170];7;4);MID([.G170];1;2);MID([.G170];4;2))" office:value-type="date" office:date-value="1970-03-12" calcext:value-type="date">
            <text:p>12.03.70</text:p>
          </table:table-cell>
          <table:table-cell table:formula="of:=ORG.OPENOFFICE.YEARS([.N170];[.$N$1];0)" office:value-type="float" office:value="46" calcext:value-type="float">
            <text:p>46</text:p>
          </table:table-cell>
          <table:table-cell table:formula="of:=IF([.A170]=[.A169];MIN([.O170];[.P169]);[.O170])" office:value-type="float" office:value="46" calcext:value-type="float">
            <text:p>46</text:p>
          </table:table-cell>
          <table:table-cell table:formula="of:=IF([.A170]=[.A169];MAX([.O170];[.Q169]);[.P170])" office:value-type="float" office:value="46" calcext:value-type="float">
            <text:p>46</text:p>
          </table:table-cell>
          <table:table-cell table:formula="of:=IF(AND([.Q170]&gt;=0;[.Q170]&lt;[.$R$1]);&quot;J&quot;;&quot;&quot;)">
            <text:p/>
          </table:table-cell>
          <table:table-cell table:formula="of:=IF([.P170]&gt;=[.$S$1];&quot;V&quot;;&quot;&quot;)" office:value-type="string" office:string-value="V" calcext:value-type="string">
            <text:p>V</text:p>
          </table:table-cell>
          <table:table-cell table:formula="of:=IF([.P170]&gt;=[.$T$1];&quot;SV&quot;;&quot;&quot;)">
            <text:p/>
          </table:table-cell>
          <table:table-cell table:formula="of:=IF([.P170]&gt;=[.$U$1];&quot;UV&quot;;&quot;&quot;)">
            <text:p/>
          </table:table-cell>
          <table:table-cell table:formula="of:=IF([.M170]=1;[.L170]&amp;&quot;O&quot;&amp;IF(LEN([.R170])&gt;0;&quot;,&quot;&amp;[.L170]&amp;[.R170];&quot;&quot;)&amp;IF(LEN([.S170])&gt;0;&quot;,&quot;&amp;[.L170]&amp;[.S170];&quot;&quot;)&amp;IF(LEN([.T170])&gt;0;&quot;,&quot;&amp;[.L170]&amp;[.T170];&quot;&quot;)&amp;IF(LEN([.U170])&gt;0;&quot;,&quot;&amp;[.L170]&amp;[.U170];&quot;&quot;)&amp;IF(LEN([.C170])&gt;0;&quot;,&quot;&amp;[.C170];&quot;&quot;);&quot;&quot;)">
            <text:p/>
          </table:table-cell>
          <table:table-cell table:formula="of:=[.E170]&amp;&quot; &quot;&amp;[.F170]" office:value-type="string" office:string-value="Vita Žukovska" calcext:value-type="string">
            <text:p>Vita Žukovska</text:p>
          </table:table-cell>
          <table:table-cell table:formula="of:=MID([.G170];7;4)&amp;&quot;-&quot;&amp;MID([.G170];1;2)&amp;&quot;-&quot;&amp;MID([.G170];4;2)" office:value-type="string" office:string-value="1970-03-12" calcext:value-type="string">
            <text:p>1970-03-12</text:p>
          </table:table-cell>
          <table:table-cell table:formula="of:=IF(LEN([.V170])=0;[.V171];[.V170])" office:value-type="string" office:string-value="WO,WV" calcext:value-type="string">
            <text:p>WO,WV</text:p>
          </table:table-cell>
          <table:table-cell table:formula="of:=IF(LEN([.Y170])=0;[.Y171];[.Y170])" office:value-type="string" office:string-value="WO,WV" calcext:value-type="string">
            <text:p>WO,WV</text:p>
          </table:table-cell>
          <table:table-cell table:formula="of:=IF(LEN([.Z170])=0;[.Z171];[.Z170])" office:value-type="string" office:string-value="WO,WV" calcext:value-type="string">
            <text:p>WO,WV</text:p>
          </table:table-cell>
          <table:table-cell table:formula="of:=IF(LEN([.AA170])=0;[.AA171];[.AA170])" office:value-type="string" office:string-value="WO,WV" calcext:value-type="string">
            <text:p>WO,WV</text:p>
          </table:table-cell>
          <table:table-cell table:formula="of:=IF(LEN([.I170])&gt;0;[.I170];&quot;*&quot;)" office:value-type="float" office:value="7203387" calcext:value-type="float">
            <text:p>72033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iedzīvojumu meklējot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JanaJ</text:p>
          </table:table-cell>
          <table:table-cell office:value-type="string" calcext:value-type="string">
            <text:p>Adata</text:p>
          </table:table-cell>
          <table:table-cell office:value-type="string" calcext:value-type="string">
            <text:p>01/07/1972</text:p>
          </table:table-cell>
          <table:table-cell office:value-type="string" calcext:value-type="string">
            <text:p>W</text:p>
          </table:table-cell>
          <table:table-cell office:value-type="float" office:value="7203961" calcext:value-type="float">
            <text:p>7203961</text:p>
          </table:table-cell>
          <table:table-cell office:value-type="string" calcext:value-type="string">
            <text:p>Latvia</text:p>
          </table:table-cell>
          <table:table-cell/>
          <table:table-cell table:formula="of:=IF([.M170]=1;[.H171];IF([.H171]=[.L170];[.L170];&quot;X&quot;))" office:value-type="string" office:string-value="W" calcext:value-type="string">
            <text:p>W</text:p>
          </table:table-cell>
          <table:table-cell table:formula="of:=IF([.A171]=[.A172];0;1)" office:value-type="float" office:value="1" calcext:value-type="float">
            <text:p>1</text:p>
          </table:table-cell>
          <table:table-cell table:formula="of:=DATE(MID([.G171];7;4);MID([.G171];1;2);MID([.G171];4;2))" office:value-type="date" office:date-value="1972-01-07" calcext:value-type="date">
            <text:p>07.01.72</text:p>
          </table:table-cell>
          <table:table-cell table:formula="of:=ORG.OPENOFFICE.YEARS([.N171];[.$N$1];0)" office:value-type="float" office:value="44" calcext:value-type="float">
            <text:p>44</text:p>
          </table:table-cell>
          <table:table-cell table:formula="of:=IF([.A171]=[.A170];MIN([.O171];[.P170]);[.O171])" office:value-type="float" office:value="44" calcext:value-type="float">
            <text:p>44</text:p>
          </table:table-cell>
          <table:table-cell table:formula="of:=IF([.A171]=[.A170];MAX([.O171];[.Q170]);[.P171])" office:value-type="float" office:value="46" calcext:value-type="float">
            <text:p>46</text:p>
          </table:table-cell>
          <table:table-cell table:formula="of:=IF(AND([.Q171]&gt;=0;[.Q171]&lt;[.$R$1]);&quot;J&quot;;&quot;&quot;)">
            <text:p/>
          </table:table-cell>
          <table:table-cell table:formula="of:=IF([.P171]&gt;=[.$S$1];&quot;V&quot;;&quot;&quot;)" office:value-type="string" office:string-value="V" calcext:value-type="string">
            <text:p>V</text:p>
          </table:table-cell>
          <table:table-cell table:formula="of:=IF([.P171]&gt;=[.$T$1];&quot;SV&quot;;&quot;&quot;)">
            <text:p/>
          </table:table-cell>
          <table:table-cell table:formula="of:=IF([.P171]&gt;=[.$U$1];&quot;UV&quot;;&quot;&quot;)">
            <text:p/>
          </table:table-cell>
          <table:table-cell table:formula="of:=IF([.M171]=1;[.L171]&amp;&quot;O&quot;&amp;IF(LEN([.R171])&gt;0;&quot;,&quot;&amp;[.L171]&amp;[.R171];&quot;&quot;)&amp;IF(LEN([.S171])&gt;0;&quot;,&quot;&amp;[.L171]&amp;[.S171];&quot;&quot;)&amp;IF(LEN([.T171])&gt;0;&quot;,&quot;&amp;[.L171]&amp;[.T171];&quot;&quot;)&amp;IF(LEN([.U171])&gt;0;&quot;,&quot;&amp;[.L171]&amp;[.U171];&quot;&quot;)&amp;IF(LEN([.C171])&gt;0;&quot;,&quot;&amp;[.C171];&quot;&quot;);&quot;&quot;)" office:value-type="string" office:string-value="WO,WV" calcext:value-type="string">
            <text:p>WO,WV</text:p>
          </table:table-cell>
          <table:table-cell table:formula="of:=[.E171]&amp;&quot; &quot;&amp;[.F171]" office:value-type="string" office:string-value="JanaJ Adata" calcext:value-type="string">
            <text:p>JanaJ Adata</text:p>
          </table:table-cell>
          <table:table-cell table:formula="of:=MID([.G171];7;4)&amp;&quot;-&quot;&amp;MID([.G171];1;2)&amp;&quot;-&quot;&amp;MID([.G171];4;2)" office:value-type="string" office:string-value="1972-01-07" calcext:value-type="string">
            <text:p>1972-01-07</text:p>
          </table:table-cell>
          <table:table-cell table:formula="of:=IF(LEN([.V171])=0;[.V172];[.V171])" office:value-type="string" office:string-value="WO,WV" calcext:value-type="string">
            <text:p>WO,WV</text:p>
          </table:table-cell>
          <table:table-cell table:formula="of:=IF(LEN([.Y171])=0;[.Y172];[.Y171])" office:value-type="string" office:string-value="WO,WV" calcext:value-type="string">
            <text:p>WO,WV</text:p>
          </table:table-cell>
          <table:table-cell table:formula="of:=IF(LEN([.Z171])=0;[.Z172];[.Z171])" office:value-type="string" office:string-value="WO,WV" calcext:value-type="string">
            <text:p>WO,WV</text:p>
          </table:table-cell>
          <table:table-cell table:formula="of:=IF(LEN([.AA171])=0;[.AA172];[.AA171])" office:value-type="string" office:string-value="WO,WV" calcext:value-type="string">
            <text:p>WO,WV</text:p>
          </table:table-cell>
          <table:table-cell table:formula="of:=IF(LEN([.I171])&gt;0;[.I171];&quot;*&quot;)" office:value-type="float" office:value="7203961" calcext:value-type="float">
            <text:p>720396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pesciems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Daiga</text:p>
          </table:table-cell>
          <table:table-cell office:value-type="string" calcext:value-type="string">
            <text:p>Krēsliņa</text:p>
          </table:table-cell>
          <table:table-cell office:value-type="string" calcext:value-type="string">
            <text:p>09/21/1965</text:p>
          </table:table-cell>
          <table:table-cell office:value-type="string" calcext:value-type="string">
            <text:p>W</text:p>
          </table:table-cell>
          <table:table-cell office:value-type="float" office:value="1003101" calcext:value-type="float">
            <text:p>1003101</text:p>
          </table:table-cell>
          <table:table-cell office:value-type="string" calcext:value-type="string">
            <text:p>Latvia</text:p>
          </table:table-cell>
          <table:table-cell/>
          <table:table-cell table:formula="of:=IF([.M171]=1;[.H172];IF([.H172]=[.L171];[.L171];&quot;X&quot;))" office:value-type="string" office:string-value="W" calcext:value-type="string">
            <text:p>W</text:p>
          </table:table-cell>
          <table:table-cell table:formula="of:=IF([.A172]=[.A173];0;1)" office:value-type="float" office:value="0" calcext:value-type="float">
            <text:p>0</text:p>
          </table:table-cell>
          <table:table-cell table:formula="of:=DATE(MID([.G172];7;4);MID([.G172];1;2);MID([.G172];4;2))" office:value-type="date" office:date-value="1965-09-21" calcext:value-type="date">
            <text:p>21.09.65</text:p>
          </table:table-cell>
          <table:table-cell table:formula="of:=ORG.OPENOFFICE.YEARS([.N172];[.$N$1];0)" office:value-type="float" office:value="50" calcext:value-type="float">
            <text:p>50</text:p>
          </table:table-cell>
          <table:table-cell table:formula="of:=IF([.A172]=[.A171];MIN([.O172];[.P171]);[.O172])" office:value-type="float" office:value="50" calcext:value-type="float">
            <text:p>50</text:p>
          </table:table-cell>
          <table:table-cell table:formula="of:=IF([.A172]=[.A171];MAX([.O172];[.Q171]);[.P172])" office:value-type="float" office:value="50" calcext:value-type="float">
            <text:p>50</text:p>
          </table:table-cell>
          <table:table-cell table:formula="of:=IF(AND([.Q172]&gt;=0;[.Q172]&lt;[.$R$1]);&quot;J&quot;;&quot;&quot;)">
            <text:p/>
          </table:table-cell>
          <table:table-cell table:formula="of:=IF([.P172]&gt;=[.$S$1];&quot;V&quot;;&quot;&quot;)" office:value-type="string" office:string-value="V" calcext:value-type="string">
            <text:p>V</text:p>
          </table:table-cell>
          <table:table-cell table:formula="of:=IF([.P172]&gt;=[.$T$1];&quot;SV&quot;;&quot;&quot;)">
            <text:p/>
          </table:table-cell>
          <table:table-cell table:formula="of:=IF([.P172]&gt;=[.$U$1];&quot;UV&quot;;&quot;&quot;)">
            <text:p/>
          </table:table-cell>
          <table:table-cell table:formula="of:=IF([.M172]=1;[.L172]&amp;&quot;O&quot;&amp;IF(LEN([.R172])&gt;0;&quot;,&quot;&amp;[.L172]&amp;[.R172];&quot;&quot;)&amp;IF(LEN([.S172])&gt;0;&quot;,&quot;&amp;[.L172]&amp;[.S172];&quot;&quot;)&amp;IF(LEN([.T172])&gt;0;&quot;,&quot;&amp;[.L172]&amp;[.T172];&quot;&quot;)&amp;IF(LEN([.U172])&gt;0;&quot;,&quot;&amp;[.L172]&amp;[.U172];&quot;&quot;)&amp;IF(LEN([.C172])&gt;0;&quot;,&quot;&amp;[.C172];&quot;&quot;);&quot;&quot;)">
            <text:p/>
          </table:table-cell>
          <table:table-cell table:formula="of:=[.E172]&amp;&quot; &quot;&amp;[.F172]" office:value-type="string" office:string-value="Daiga Krēsliņa" calcext:value-type="string">
            <text:p>Daiga Krēsliņa</text:p>
          </table:table-cell>
          <table:table-cell table:formula="of:=MID([.G172];7;4)&amp;&quot;-&quot;&amp;MID([.G172];1;2)&amp;&quot;-&quot;&amp;MID([.G172];4;2)" office:value-type="string" office:string-value="1965-09-21" calcext:value-type="string">
            <text:p>1965-09-21</text:p>
          </table:table-cell>
          <table:table-cell table:formula="of:=IF(LEN([.V172])=0;[.V173];[.V172])" office:value-type="string" office:string-value="WO,WV" calcext:value-type="string">
            <text:p>WO,WV</text:p>
          </table:table-cell>
          <table:table-cell table:formula="of:=IF(LEN([.Y172])=0;[.Y173];[.Y172])" office:value-type="string" office:string-value="WO,WV" calcext:value-type="string">
            <text:p>WO,WV</text:p>
          </table:table-cell>
          <table:table-cell table:formula="of:=IF(LEN([.Z172])=0;[.Z173];[.Z172])" office:value-type="string" office:string-value="WO,WV" calcext:value-type="string">
            <text:p>WO,WV</text:p>
          </table:table-cell>
          <table:table-cell table:formula="of:=IF(LEN([.AA172])=0;[.AA173];[.AA172])" office:value-type="string" office:string-value="WO,WV" calcext:value-type="string">
            <text:p>WO,WV</text:p>
          </table:table-cell>
          <table:table-cell table:formula="of:=IF(LEN([.I172])&gt;0;[.I172];&quot;*&quot;)" office:value-type="float" office:value="1003101" calcext:value-type="float">
            <text:p>10031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pesciems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Līga</text:p>
          </table:table-cell>
          <table:table-cell office:value-type="string" calcext:value-type="string">
            <text:p>Vabulniece</text:p>
          </table:table-cell>
          <table:table-cell office:value-type="string" calcext:value-type="string">
            <text:p>09/13/1969</text:p>
          </table:table-cell>
          <table:table-cell office:value-type="string" calcext:value-type="string">
            <text:p>W</text:p>
          </table:table-cell>
          <table:table-cell office:value-type="float" office:value="1301969" calcext:value-type="float">
            <text:p>1301969</text:p>
          </table:table-cell>
          <table:table-cell office:value-type="string" calcext:value-type="string">
            <text:p>Latvia</text:p>
          </table:table-cell>
          <table:table-cell/>
          <table:table-cell table:formula="of:=IF([.M172]=1;[.H173];IF([.H173]=[.L172];[.L172];&quot;X&quot;))" office:value-type="string" office:string-value="W" calcext:value-type="string">
            <text:p>W</text:p>
          </table:table-cell>
          <table:table-cell table:formula="of:=IF([.A173]=[.A174];0;1)" office:value-type="float" office:value="1" calcext:value-type="float">
            <text:p>1</text:p>
          </table:table-cell>
          <table:table-cell table:formula="of:=DATE(MID([.G173];7;4);MID([.G173];1;2);MID([.G173];4;2))" office:value-type="date" office:date-value="1969-09-13" calcext:value-type="date">
            <text:p>13.09.69</text:p>
          </table:table-cell>
          <table:table-cell table:formula="of:=ORG.OPENOFFICE.YEARS([.N173];[.$N$1];0)" office:value-type="float" office:value="46" calcext:value-type="float">
            <text:p>46</text:p>
          </table:table-cell>
          <table:table-cell table:formula="of:=IF([.A173]=[.A172];MIN([.O173];[.P172]);[.O173])" office:value-type="float" office:value="46" calcext:value-type="float">
            <text:p>46</text:p>
          </table:table-cell>
          <table:table-cell table:formula="of:=IF([.A173]=[.A172];MAX([.O173];[.Q172]);[.P173])" office:value-type="float" office:value="50" calcext:value-type="float">
            <text:p>50</text:p>
          </table:table-cell>
          <table:table-cell table:formula="of:=IF(AND([.Q173]&gt;=0;[.Q173]&lt;[.$R$1]);&quot;J&quot;;&quot;&quot;)">
            <text:p/>
          </table:table-cell>
          <table:table-cell table:formula="of:=IF([.P173]&gt;=[.$S$1];&quot;V&quot;;&quot;&quot;)" office:value-type="string" office:string-value="V" calcext:value-type="string">
            <text:p>V</text:p>
          </table:table-cell>
          <table:table-cell table:formula="of:=IF([.P173]&gt;=[.$T$1];&quot;SV&quot;;&quot;&quot;)">
            <text:p/>
          </table:table-cell>
          <table:table-cell table:formula="of:=IF([.P173]&gt;=[.$U$1];&quot;UV&quot;;&quot;&quot;)">
            <text:p/>
          </table:table-cell>
          <table:table-cell table:formula="of:=IF([.M173]=1;[.L173]&amp;&quot;O&quot;&amp;IF(LEN([.R173])&gt;0;&quot;,&quot;&amp;[.L173]&amp;[.R173];&quot;&quot;)&amp;IF(LEN([.S173])&gt;0;&quot;,&quot;&amp;[.L173]&amp;[.S173];&quot;&quot;)&amp;IF(LEN([.T173])&gt;0;&quot;,&quot;&amp;[.L173]&amp;[.T173];&quot;&quot;)&amp;IF(LEN([.U173])&gt;0;&quot;,&quot;&amp;[.L173]&amp;[.U173];&quot;&quot;)&amp;IF(LEN([.C173])&gt;0;&quot;,&quot;&amp;[.C173];&quot;&quot;);&quot;&quot;)" office:value-type="string" office:string-value="WO,WV" calcext:value-type="string">
            <text:p>WO,WV</text:p>
          </table:table-cell>
          <table:table-cell table:formula="of:=[.E173]&amp;&quot; &quot;&amp;[.F173]" office:value-type="string" office:string-value="Līga Vabulniece" calcext:value-type="string">
            <text:p>Līga Vabulniece</text:p>
          </table:table-cell>
          <table:table-cell table:formula="of:=MID([.G173];7;4)&amp;&quot;-&quot;&amp;MID([.G173];1;2)&amp;&quot;-&quot;&amp;MID([.G173];4;2)" office:value-type="string" office:string-value="1969-09-13" calcext:value-type="string">
            <text:p>1969-09-13</text:p>
          </table:table-cell>
          <table:table-cell table:formula="of:=IF(LEN([.V173])=0;[.V174];[.V173])" office:value-type="string" office:string-value="WO,WV" calcext:value-type="string">
            <text:p>WO,WV</text:p>
          </table:table-cell>
          <table:table-cell table:formula="of:=IF(LEN([.Y173])=0;[.Y174];[.Y173])" office:value-type="string" office:string-value="WO,WV" calcext:value-type="string">
            <text:p>WO,WV</text:p>
          </table:table-cell>
          <table:table-cell table:formula="of:=IF(LEN([.Z173])=0;[.Z174];[.Z173])" office:value-type="string" office:string-value="WO,WV" calcext:value-type="string">
            <text:p>WO,WV</text:p>
          </table:table-cell>
          <table:table-cell table:formula="of:=IF(LEN([.AA173])=0;[.AA174];[.AA173])" office:value-type="string" office:string-value="WO,WV" calcext:value-type="string">
            <text:p>WO,WV</text:p>
          </table:table-cell>
          <table:table-cell table:formula="of:=IF(LEN([.I173])&gt;0;[.I173];&quot;*&quot;)" office:value-type="float" office:value="1301969" calcext:value-type="float">
            <text:p>130196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ozitīvie skorpioni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Poriķe</text:p>
          </table:table-cell>
          <table:table-cell office:value-type="string" calcext:value-type="string">
            <text:p>10/25/1963</text:p>
          </table:table-cell>
          <table:table-cell office:value-type="string" calcext:value-type="string">
            <text:p>W</text:p>
          </table:table-cell>
          <table:table-cell office:value-type="float" office:value="1006148" calcext:value-type="float">
            <text:p>1006148</text:p>
          </table:table-cell>
          <table:table-cell office:value-type="string" calcext:value-type="string">
            <text:p>Latvia</text:p>
          </table:table-cell>
          <table:table-cell/>
          <table:table-cell table:formula="of:=IF([.M173]=1;[.H174];IF([.H174]=[.L173];[.L173];&quot;X&quot;))" office:value-type="string" office:string-value="W" calcext:value-type="string">
            <text:p>W</text:p>
          </table:table-cell>
          <table:table-cell table:formula="of:=IF([.A174]=[.A175];0;1)" office:value-type="float" office:value="0" calcext:value-type="float">
            <text:p>0</text:p>
          </table:table-cell>
          <table:table-cell table:formula="of:=DATE(MID([.G174];7;4);MID([.G174];1;2);MID([.G174];4;2))" office:value-type="date" office:date-value="1963-10-25" calcext:value-type="date">
            <text:p>25.10.63</text:p>
          </table:table-cell>
          <table:table-cell table:formula="of:=ORG.OPENOFFICE.YEARS([.N174];[.$N$1];0)" office:value-type="float" office:value="52" calcext:value-type="float">
            <text:p>52</text:p>
          </table:table-cell>
          <table:table-cell table:formula="of:=IF([.A174]=[.A173];MIN([.O174];[.P173]);[.O174])" office:value-type="float" office:value="52" calcext:value-type="float">
            <text:p>52</text:p>
          </table:table-cell>
          <table:table-cell table:formula="of:=IF([.A174]=[.A173];MAX([.O174];[.Q173]);[.P174])" office:value-type="float" office:value="52" calcext:value-type="float">
            <text:p>52</text:p>
          </table:table-cell>
          <table:table-cell table:formula="of:=IF(AND([.Q174]&gt;=0;[.Q174]&lt;[.$R$1]);&quot;J&quot;;&quot;&quot;)">
            <text:p/>
          </table:table-cell>
          <table:table-cell table:formula="of:=IF([.P174]&gt;=[.$S$1];&quot;V&quot;;&quot;&quot;)" office:value-type="string" office:string-value="V" calcext:value-type="string">
            <text:p>V</text:p>
          </table:table-cell>
          <table:table-cell table:formula="of:=IF([.P174]&gt;=[.$T$1];&quot;SV&quot;;&quot;&quot;)">
            <text:p/>
          </table:table-cell>
          <table:table-cell table:formula="of:=IF([.P174]&gt;=[.$U$1];&quot;UV&quot;;&quot;&quot;)">
            <text:p/>
          </table:table-cell>
          <table:table-cell table:formula="of:=IF([.M174]=1;[.L174]&amp;&quot;O&quot;&amp;IF(LEN([.R174])&gt;0;&quot;,&quot;&amp;[.L174]&amp;[.R174];&quot;&quot;)&amp;IF(LEN([.S174])&gt;0;&quot;,&quot;&amp;[.L174]&amp;[.S174];&quot;&quot;)&amp;IF(LEN([.T174])&gt;0;&quot;,&quot;&amp;[.L174]&amp;[.T174];&quot;&quot;)&amp;IF(LEN([.U174])&gt;0;&quot;,&quot;&amp;[.L174]&amp;[.U174];&quot;&quot;)&amp;IF(LEN([.C174])&gt;0;&quot;,&quot;&amp;[.C174];&quot;&quot;);&quot;&quot;)">
            <text:p/>
          </table:table-cell>
          <table:table-cell table:formula="of:=[.E174]&amp;&quot; &quot;&amp;[.F174]" office:value-type="string" office:string-value="Inta Poriķe" calcext:value-type="string">
            <text:p>Inta Poriķe</text:p>
          </table:table-cell>
          <table:table-cell table:formula="of:=MID([.G174];7;4)&amp;&quot;-&quot;&amp;MID([.G174];1;2)&amp;&quot;-&quot;&amp;MID([.G174];4;2)" office:value-type="string" office:string-value="1963-10-25" calcext:value-type="string">
            <text:p>1963-10-25</text:p>
          </table:table-cell>
          <table:table-cell table:formula="of:=IF(LEN([.V174])=0;[.V175];[.V174])" office:value-type="string" office:string-value="WO,WV" calcext:value-type="string">
            <text:p>WO,WV</text:p>
          </table:table-cell>
          <table:table-cell table:formula="of:=IF(LEN([.Y174])=0;[.Y175];[.Y174])" office:value-type="string" office:string-value="WO,WV" calcext:value-type="string">
            <text:p>WO,WV</text:p>
          </table:table-cell>
          <table:table-cell table:formula="of:=IF(LEN([.Z174])=0;[.Z175];[.Z174])" office:value-type="string" office:string-value="WO,WV" calcext:value-type="string">
            <text:p>WO,WV</text:p>
          </table:table-cell>
          <table:table-cell table:formula="of:=IF(LEN([.AA174])=0;[.AA175];[.AA174])" office:value-type="string" office:string-value="WO,WV" calcext:value-type="string">
            <text:p>WO,WV</text:p>
          </table:table-cell>
          <table:table-cell table:formula="of:=IF(LEN([.I174])&gt;0;[.I174];&quot;*&quot;)" office:value-type="float" office:value="1006148" calcext:value-type="float">
            <text:p>100614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ozitīvie skorpioni</text:p>
          </table:table-cell>
          <table:table-cell/>
          <table:table-cell office:value-type="string" calcext:value-type="string">
            <text:p>WV8</text:p>
          </table:table-cell>
          <table:table-cell office:value-type="string" calcext:value-type="string">
            <text:p>Liene</text:p>
          </table:table-cell>
          <table:table-cell office:value-type="string" calcext:value-type="string">
            <text:p>Buša</text:p>
          </table:table-cell>
          <table:table-cell office:value-type="string" calcext:value-type="string">
            <text:p>10/31/1953</text:p>
          </table:table-cell>
          <table:table-cell office:value-type="string" calcext:value-type="string">
            <text:p>W</text:p>
          </table:table-cell>
          <table:table-cell office:value-type="float" office:value="533110" calcext:value-type="float">
            <text:p>533110</text:p>
          </table:table-cell>
          <table:table-cell office:value-type="string" calcext:value-type="string">
            <text:p>Latvia</text:p>
          </table:table-cell>
          <table:table-cell/>
          <table:table-cell table:formula="of:=IF([.M174]=1;[.H175];IF([.H175]=[.L174];[.L174];&quot;X&quot;))" office:value-type="string" office:string-value="W" calcext:value-type="string">
            <text:p>W</text:p>
          </table:table-cell>
          <table:table-cell table:formula="of:=IF([.A175]=[.A176];0;1)" office:value-type="float" office:value="1" calcext:value-type="float">
            <text:p>1</text:p>
          </table:table-cell>
          <table:table-cell table:formula="of:=DATE(MID([.G175];7;4);MID([.G175];1;2);MID([.G175];4;2))" office:value-type="date" office:date-value="1953-10-31" calcext:value-type="date">
            <text:p>31.10.53</text:p>
          </table:table-cell>
          <table:table-cell table:formula="of:=ORG.OPENOFFICE.YEARS([.N175];[.$N$1];0)" office:value-type="float" office:value="62" calcext:value-type="float">
            <text:p>62</text:p>
          </table:table-cell>
          <table:table-cell table:formula="of:=IF([.A175]=[.A174];MIN([.O175];[.P174]);[.O175])" office:value-type="float" office:value="52" calcext:value-type="float">
            <text:p>52</text:p>
          </table:table-cell>
          <table:table-cell table:formula="of:=IF([.A175]=[.A174];MAX([.O175];[.Q174]);[.P175])" office:value-type="float" office:value="62" calcext:value-type="float">
            <text:p>62</text:p>
          </table:table-cell>
          <table:table-cell table:formula="of:=IF(AND([.Q175]&gt;=0;[.Q175]&lt;[.$R$1]);&quot;J&quot;;&quot;&quot;)">
            <text:p/>
          </table:table-cell>
          <table:table-cell table:formula="of:=IF([.P175]&gt;=[.$S$1];&quot;V&quot;;&quot;&quot;)" office:value-type="string" office:string-value="V" calcext:value-type="string">
            <text:p>V</text:p>
          </table:table-cell>
          <table:table-cell table:formula="of:=IF([.P175]&gt;=[.$T$1];&quot;SV&quot;;&quot;&quot;)">
            <text:p/>
          </table:table-cell>
          <table:table-cell table:formula="of:=IF([.P175]&gt;=[.$U$1];&quot;UV&quot;;&quot;&quot;)">
            <text:p/>
          </table:table-cell>
          <table:table-cell table:formula="of:=IF([.M175]=1;[.L175]&amp;&quot;O&quot;&amp;IF(LEN([.R175])&gt;0;&quot;,&quot;&amp;[.L175]&amp;[.R175];&quot;&quot;)&amp;IF(LEN([.S175])&gt;0;&quot;,&quot;&amp;[.L175]&amp;[.S175];&quot;&quot;)&amp;IF(LEN([.T175])&gt;0;&quot;,&quot;&amp;[.L175]&amp;[.T175];&quot;&quot;)&amp;IF(LEN([.U175])&gt;0;&quot;,&quot;&amp;[.L175]&amp;[.U175];&quot;&quot;)&amp;IF(LEN([.C175])&gt;0;&quot;,&quot;&amp;[.C175];&quot;&quot;);&quot;&quot;)" office:value-type="string" office:string-value="WO,WV" calcext:value-type="string">
            <text:p>WO,WV</text:p>
          </table:table-cell>
          <table:table-cell table:formula="of:=[.E175]&amp;&quot; &quot;&amp;[.F175]" office:value-type="string" office:string-value="Liene Buša" calcext:value-type="string">
            <text:p>Liene Buša</text:p>
          </table:table-cell>
          <table:table-cell table:formula="of:=MID([.G175];7;4)&amp;&quot;-&quot;&amp;MID([.G175];1;2)&amp;&quot;-&quot;&amp;MID([.G175];4;2)" office:value-type="string" office:string-value="1953-10-31" calcext:value-type="string">
            <text:p>1953-10-31</text:p>
          </table:table-cell>
          <table:table-cell table:formula="of:=IF(LEN([.V175])=0;[.V176];[.V175])" office:value-type="string" office:string-value="WO,WV" calcext:value-type="string">
            <text:p>WO,WV</text:p>
          </table:table-cell>
          <table:table-cell table:formula="of:=IF(LEN([.Y175])=0;[.Y176];[.Y175])" office:value-type="string" office:string-value="WO,WV" calcext:value-type="string">
            <text:p>WO,WV</text:p>
          </table:table-cell>
          <table:table-cell table:formula="of:=IF(LEN([.Z175])=0;[.Z176];[.Z175])" office:value-type="string" office:string-value="WO,WV" calcext:value-type="string">
            <text:p>WO,WV</text:p>
          </table:table-cell>
          <table:table-cell table:formula="of:=IF(LEN([.AA175])=0;[.AA176];[.AA175])" office:value-type="string" office:string-value="WO,WV" calcext:value-type="string">
            <text:p>WO,WV</text:p>
          </table:table-cell>
          <table:table-cell table:formula="of:=IF(LEN([.I175])&gt;0;[.I175];&quot;*&quot;)" office:value-type="float" office:value="533110" calcext:value-type="float">
            <text:p>5331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Where is The Finish?!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Irita</text:p>
          </table:table-cell>
          <table:table-cell office:value-type="string" calcext:value-type="string">
            <text:p>Puķīte</text:p>
          </table:table-cell>
          <table:table-cell office:value-type="string" calcext:value-type="string">
            <text:p>12/17/1974</text:p>
          </table:table-cell>
          <table:table-cell office:value-type="string" calcext:value-type="string">
            <text:p>W</text:p>
          </table:table-cell>
          <table:table-cell office:value-type="float" office:value="7171274" calcext:value-type="float">
            <text:p>7171274</text:p>
          </table:table-cell>
          <table:table-cell office:value-type="string" calcext:value-type="string">
            <text:p>Latvia</text:p>
          </table:table-cell>
          <table:table-cell/>
          <table:table-cell table:formula="of:=IF([.M175]=1;[.H176];IF([.H176]=[.L175];[.L175];&quot;X&quot;))" office:value-type="string" office:string-value="W" calcext:value-type="string">
            <text:p>W</text:p>
          </table:table-cell>
          <table:table-cell table:formula="of:=IF([.A176]=[.A177];0;1)" office:value-type="float" office:value="0" calcext:value-type="float">
            <text:p>0</text:p>
          </table:table-cell>
          <table:table-cell table:formula="of:=DATE(MID([.G176];7;4);MID([.G176];1;2);MID([.G176];4;2))" office:value-type="date" office:date-value="1974-12-17" calcext:value-type="date">
            <text:p>17.12.74</text:p>
          </table:table-cell>
          <table:table-cell table:formula="of:=ORG.OPENOFFICE.YEARS([.N176];[.$N$1];0)" office:value-type="float" office:value="41" calcext:value-type="float">
            <text:p>41</text:p>
          </table:table-cell>
          <table:table-cell table:formula="of:=IF([.A176]=[.A175];MIN([.O176];[.P175]);[.O176])" office:value-type="float" office:value="41" calcext:value-type="float">
            <text:p>41</text:p>
          </table:table-cell>
          <table:table-cell table:formula="of:=IF([.A176]=[.A175];MAX([.O176];[.Q175]);[.P176])" office:value-type="float" office:value="41" calcext:value-type="float">
            <text:p>41</text:p>
          </table:table-cell>
          <table:table-cell table:formula="of:=IF(AND([.Q176]&gt;=0;[.Q176]&lt;[.$R$1]);&quot;J&quot;;&quot;&quot;)">
            <text:p/>
          </table:table-cell>
          <table:table-cell table:formula="of:=IF([.P176]&gt;=[.$S$1];&quot;V&quot;;&quot;&quot;)" office:value-type="string" office:string-value="V" calcext:value-type="string">
            <text:p>V</text:p>
          </table:table-cell>
          <table:table-cell table:formula="of:=IF([.P176]&gt;=[.$T$1];&quot;SV&quot;;&quot;&quot;)">
            <text:p/>
          </table:table-cell>
          <table:table-cell table:formula="of:=IF([.P176]&gt;=[.$U$1];&quot;UV&quot;;&quot;&quot;)">
            <text:p/>
          </table:table-cell>
          <table:table-cell table:formula="of:=IF([.M176]=1;[.L176]&amp;&quot;O&quot;&amp;IF(LEN([.R176])&gt;0;&quot;,&quot;&amp;[.L176]&amp;[.R176];&quot;&quot;)&amp;IF(LEN([.S176])&gt;0;&quot;,&quot;&amp;[.L176]&amp;[.S176];&quot;&quot;)&amp;IF(LEN([.T176])&gt;0;&quot;,&quot;&amp;[.L176]&amp;[.T176];&quot;&quot;)&amp;IF(LEN([.U176])&gt;0;&quot;,&quot;&amp;[.L176]&amp;[.U176];&quot;&quot;)&amp;IF(LEN([.C176])&gt;0;&quot;,&quot;&amp;[.C176];&quot;&quot;);&quot;&quot;)">
            <text:p/>
          </table:table-cell>
          <table:table-cell table:formula="of:=[.E176]&amp;&quot; &quot;&amp;[.F176]" office:value-type="string" office:string-value="Irita Puķīte" calcext:value-type="string">
            <text:p>Irita Puķīte</text:p>
          </table:table-cell>
          <table:table-cell table:formula="of:=MID([.G176];7;4)&amp;&quot;-&quot;&amp;MID([.G176];1;2)&amp;&quot;-&quot;&amp;MID([.G176];4;2)" office:value-type="string" office:string-value="1974-12-17" calcext:value-type="string">
            <text:p>1974-12-17</text:p>
          </table:table-cell>
          <table:table-cell table:formula="of:=IF(LEN([.V176])=0;[.V177];[.V176])" office:value-type="string" office:string-value="XO,XV" calcext:value-type="string">
            <text:p>XO,XV</text:p>
          </table:table-cell>
          <table:table-cell table:formula="of:=IF(LEN([.Y176])=0;[.Y177];[.Y176])" office:value-type="string" office:string-value="XO,XV" calcext:value-type="string">
            <text:p>XO,XV</text:p>
          </table:table-cell>
          <table:table-cell table:formula="of:=IF(LEN([.Z176])=0;[.Z177];[.Z176])" office:value-type="string" office:string-value="XO,XV" calcext:value-type="string">
            <text:p>XO,XV</text:p>
          </table:table-cell>
          <table:table-cell table:formula="of:=IF(LEN([.AA176])=0;[.AA177];[.AA176])" office:value-type="string" office:string-value="XO,XV" calcext:value-type="string">
            <text:p>XO,XV</text:p>
          </table:table-cell>
          <table:table-cell table:formula="of:=IF(LEN([.I176])&gt;0;[.I176];&quot;*&quot;)" office:value-type="float" office:value="7171274" calcext:value-type="float">
            <text:p>717127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Where is The Finish?!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Guntars</text:p>
          </table:table-cell>
          <table:table-cell office:value-type="string" calcext:value-type="string">
            <text:p>Mankus</text:p>
          </table:table-cell>
          <table:table-cell office:value-type="string" calcext:value-type="string">
            <text:p>07/05/1969</text:p>
          </table:table-cell>
          <table:table-cell office:value-type="string" calcext:value-type="string">
            <text:p>M</text:p>
          </table:table-cell>
          <table:table-cell office:value-type="float" office:value="7000003" calcext:value-type="float">
            <text:p>7000003</text:p>
          </table:table-cell>
          <table:table-cell office:value-type="string" calcext:value-type="string">
            <text:p>Latvia</text:p>
          </table:table-cell>
          <table:table-cell/>
          <table:table-cell table:formula="of:=IF([.M176]=1;[.H177];IF([.H177]=[.L176];[.L176];&quot;X&quot;))" office:value-type="string" office:string-value="X" calcext:value-type="string">
            <text:p>X</text:p>
          </table:table-cell>
          <table:table-cell table:formula="of:=IF([.A177]=[.A178];0;1)" office:value-type="float" office:value="1" calcext:value-type="float">
            <text:p>1</text:p>
          </table:table-cell>
          <table:table-cell table:formula="of:=DATE(MID([.G177];7;4);MID([.G177];1;2);MID([.G177];4;2))" office:value-type="date" office:date-value="1969-07-05" calcext:value-type="date">
            <text:p>05.07.69</text:p>
          </table:table-cell>
          <table:table-cell table:formula="of:=ORG.OPENOFFICE.YEARS([.N177];[.$N$1];0)" office:value-type="float" office:value="47" calcext:value-type="float">
            <text:p>47</text:p>
          </table:table-cell>
          <table:table-cell table:formula="of:=IF([.A177]=[.A176];MIN([.O177];[.P176]);[.O177])" office:value-type="float" office:value="41" calcext:value-type="float">
            <text:p>41</text:p>
          </table:table-cell>
          <table:table-cell table:formula="of:=IF([.A177]=[.A176];MAX([.O177];[.Q176]);[.P177])" office:value-type="float" office:value="47" calcext:value-type="float">
            <text:p>47</text:p>
          </table:table-cell>
          <table:table-cell table:formula="of:=IF(AND([.Q177]&gt;=0;[.Q177]&lt;[.$R$1]);&quot;J&quot;;&quot;&quot;)">
            <text:p/>
          </table:table-cell>
          <table:table-cell table:formula="of:=IF([.P177]&gt;=[.$S$1];&quot;V&quot;;&quot;&quot;)" office:value-type="string" office:string-value="V" calcext:value-type="string">
            <text:p>V</text:p>
          </table:table-cell>
          <table:table-cell table:formula="of:=IF([.P177]&gt;=[.$T$1];&quot;SV&quot;;&quot;&quot;)">
            <text:p/>
          </table:table-cell>
          <table:table-cell table:formula="of:=IF([.P177]&gt;=[.$U$1];&quot;UV&quot;;&quot;&quot;)">
            <text:p/>
          </table:table-cell>
          <table:table-cell table:formula="of:=IF([.M177]=1;[.L177]&amp;&quot;O&quot;&amp;IF(LEN([.R177])&gt;0;&quot;,&quot;&amp;[.L177]&amp;[.R177];&quot;&quot;)&amp;IF(LEN([.S177])&gt;0;&quot;,&quot;&amp;[.L177]&amp;[.S177];&quot;&quot;)&amp;IF(LEN([.T177])&gt;0;&quot;,&quot;&amp;[.L177]&amp;[.T177];&quot;&quot;)&amp;IF(LEN([.U177])&gt;0;&quot;,&quot;&amp;[.L177]&amp;[.U177];&quot;&quot;)&amp;IF(LEN([.C177])&gt;0;&quot;,&quot;&amp;[.C177];&quot;&quot;);&quot;&quot;)" office:value-type="string" office:string-value="XO,XV" calcext:value-type="string">
            <text:p>XO,XV</text:p>
          </table:table-cell>
          <table:table-cell table:formula="of:=[.E177]&amp;&quot; &quot;&amp;[.F177]" office:value-type="string" office:string-value="Guntars Mankus" calcext:value-type="string">
            <text:p>Guntars Mankus</text:p>
          </table:table-cell>
          <table:table-cell table:formula="of:=MID([.G177];7;4)&amp;&quot;-&quot;&amp;MID([.G177];1;2)&amp;&quot;-&quot;&amp;MID([.G177];4;2)" office:value-type="string" office:string-value="1969-07-05" calcext:value-type="string">
            <text:p>1969-07-05</text:p>
          </table:table-cell>
          <table:table-cell table:formula="of:=IF(LEN([.V177])=0;[.V178];[.V177])" office:value-type="string" office:string-value="XO,XV" calcext:value-type="string">
            <text:p>XO,XV</text:p>
          </table:table-cell>
          <table:table-cell table:formula="of:=IF(LEN([.Y177])=0;[.Y178];[.Y177])" office:value-type="string" office:string-value="XO,XV" calcext:value-type="string">
            <text:p>XO,XV</text:p>
          </table:table-cell>
          <table:table-cell table:formula="of:=IF(LEN([.Z177])=0;[.Z178];[.Z177])" office:value-type="string" office:string-value="XO,XV" calcext:value-type="string">
            <text:p>XO,XV</text:p>
          </table:table-cell>
          <table:table-cell table:formula="of:=IF(LEN([.AA177])=0;[.AA178];[.AA177])" office:value-type="string" office:string-value="XO,XV" calcext:value-type="string">
            <text:p>XO,XV</text:p>
          </table:table-cell>
          <table:table-cell table:formula="of:=IF(LEN([.I177])&gt;0;[.I177];&quot;*&quot;)" office:value-type="float" office:value="7000003" calcext:value-type="float">
            <text:p>700000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Zirgs bez vārda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Astrīda</text:p>
          </table:table-cell>
          <table:table-cell office:value-type="string" calcext:value-type="string">
            <text:p>Celmiņa</text:p>
          </table:table-cell>
          <table:table-cell office:value-type="string" calcext:value-type="string">
            <text:p>11/10/1966</text:p>
          </table:table-cell>
          <table:table-cell office:value-type="string" calcext:value-type="string">
            <text:p>W</text:p>
          </table:table-cell>
          <table:table-cell office:value-type="float" office:value="7203960" calcext:value-type="float">
            <text:p>7203960</text:p>
          </table:table-cell>
          <table:table-cell office:value-type="string" calcext:value-type="string">
            <text:p>Latvia</text:p>
          </table:table-cell>
          <table:table-cell/>
          <table:table-cell table:formula="of:=IF([.M177]=1;[.H178];IF([.H178]=[.L177];[.L177];&quot;X&quot;))" office:value-type="string" office:string-value="W" calcext:value-type="string">
            <text:p>W</text:p>
          </table:table-cell>
          <table:table-cell table:formula="of:=IF([.A178]=[.A179];0;1)" office:value-type="float" office:value="0" calcext:value-type="float">
            <text:p>0</text:p>
          </table:table-cell>
          <table:table-cell table:formula="of:=DATE(MID([.G178];7;4);MID([.G178];1;2);MID([.G178];4;2))" office:value-type="date" office:date-value="1966-11-10" calcext:value-type="date">
            <text:p>10.11.66</text:p>
          </table:table-cell>
          <table:table-cell table:formula="of:=ORG.OPENOFFICE.YEARS([.N178];[.$N$1];0)" office:value-type="float" office:value="49" calcext:value-type="float">
            <text:p>49</text:p>
          </table:table-cell>
          <table:table-cell table:formula="of:=IF([.A178]=[.A177];MIN([.O178];[.P177]);[.O178])" office:value-type="float" office:value="49" calcext:value-type="float">
            <text:p>49</text:p>
          </table:table-cell>
          <table:table-cell table:formula="of:=IF([.A178]=[.A177];MAX([.O178];[.Q177]);[.P178])" office:value-type="float" office:value="49" calcext:value-type="float">
            <text:p>49</text:p>
          </table:table-cell>
          <table:table-cell table:formula="of:=IF(AND([.Q178]&gt;=0;[.Q178]&lt;[.$R$1]);&quot;J&quot;;&quot;&quot;)">
            <text:p/>
          </table:table-cell>
          <table:table-cell table:formula="of:=IF([.P178]&gt;=[.$S$1];&quot;V&quot;;&quot;&quot;)" office:value-type="string" office:string-value="V" calcext:value-type="string">
            <text:p>V</text:p>
          </table:table-cell>
          <table:table-cell table:formula="of:=IF([.P178]&gt;=[.$T$1];&quot;SV&quot;;&quot;&quot;)">
            <text:p/>
          </table:table-cell>
          <table:table-cell table:formula="of:=IF([.P178]&gt;=[.$U$1];&quot;UV&quot;;&quot;&quot;)">
            <text:p/>
          </table:table-cell>
          <table:table-cell table:formula="of:=IF([.M178]=1;[.L178]&amp;&quot;O&quot;&amp;IF(LEN([.R178])&gt;0;&quot;,&quot;&amp;[.L178]&amp;[.R178];&quot;&quot;)&amp;IF(LEN([.S178])&gt;0;&quot;,&quot;&amp;[.L178]&amp;[.S178];&quot;&quot;)&amp;IF(LEN([.T178])&gt;0;&quot;,&quot;&amp;[.L178]&amp;[.T178];&quot;&quot;)&amp;IF(LEN([.U178])&gt;0;&quot;,&quot;&amp;[.L178]&amp;[.U178];&quot;&quot;)&amp;IF(LEN([.C178])&gt;0;&quot;,&quot;&amp;[.C178];&quot;&quot;);&quot;&quot;)">
            <text:p/>
          </table:table-cell>
          <table:table-cell table:formula="of:=[.E178]&amp;&quot; &quot;&amp;[.F178]" office:value-type="string" office:string-value="Astrīda Celmiņa" calcext:value-type="string">
            <text:p>Astrīda Celmiņa</text:p>
          </table:table-cell>
          <table:table-cell table:formula="of:=MID([.G178];7;4)&amp;&quot;-&quot;&amp;MID([.G178];1;2)&amp;&quot;-&quot;&amp;MID([.G178];4;2)" office:value-type="string" office:string-value="1966-11-10" calcext:value-type="string">
            <text:p>1966-11-10</text:p>
          </table:table-cell>
          <table:table-cell table:formula="of:=IF(LEN([.V178])=0;[.V179];[.V178])" office:value-type="string" office:string-value="XO,XV" calcext:value-type="string">
            <text:p>XO,XV</text:p>
          </table:table-cell>
          <table:table-cell table:formula="of:=IF(LEN([.Y178])=0;[.Y179];[.Y178])" office:value-type="string" office:string-value="XO,XV" calcext:value-type="string">
            <text:p>XO,XV</text:p>
          </table:table-cell>
          <table:table-cell table:formula="of:=IF(LEN([.Z178])=0;[.Z179];[.Z178])" office:value-type="string" office:string-value="XO,XV" calcext:value-type="string">
            <text:p>XO,XV</text:p>
          </table:table-cell>
          <table:table-cell table:formula="of:=IF(LEN([.AA178])=0;[.AA179];[.AA178])" office:value-type="string" office:string-value="XO,XV" calcext:value-type="string">
            <text:p>XO,XV</text:p>
          </table:table-cell>
          <table:table-cell table:formula="of:=IF(LEN([.I178])&gt;0;[.I178];&quot;*&quot;)" office:value-type="float" office:value="7203960" calcext:value-type="float">
            <text:p>720396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Zirgs bez vārda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Tumašs</text:p>
          </table:table-cell>
          <table:table-cell office:value-type="string" calcext:value-type="string">
            <text:p>07/17/1976</text:p>
          </table:table-cell>
          <table:table-cell office:value-type="string" calcext:value-type="string">
            <text:p>M</text:p>
          </table:table-cell>
          <table:table-cell office:value-type="float" office:value="7000073" calcext:value-type="float">
            <text:p>7000073</text:p>
          </table:table-cell>
          <table:table-cell office:value-type="string" calcext:value-type="string">
            <text:p>Latvia</text:p>
          </table:table-cell>
          <table:table-cell/>
          <table:table-cell table:formula="of:=IF([.M178]=1;[.H179];IF([.H179]=[.L178];[.L178];&quot;X&quot;))" office:value-type="string" office:string-value="X" calcext:value-type="string">
            <text:p>X</text:p>
          </table:table-cell>
          <table:table-cell table:formula="of:=IF([.A179]=[.A180];0;1)" office:value-type="float" office:value="1" calcext:value-type="float">
            <text:p>1</text:p>
          </table:table-cell>
          <table:table-cell table:formula="of:=DATE(MID([.G179];7;4);MID([.G179];1;2);MID([.G179];4;2))" office:value-type="date" office:date-value="1976-07-17" calcext:value-type="date">
            <text:p>17.07.76</text:p>
          </table:table-cell>
          <table:table-cell table:formula="of:=ORG.OPENOFFICE.YEARS([.N179];[.$N$1];0)" office:value-type="float" office:value="40" calcext:value-type="float">
            <text:p>40</text:p>
          </table:table-cell>
          <table:table-cell table:formula="of:=IF([.A179]=[.A178];MIN([.O179];[.P178]);[.O179])" office:value-type="float" office:value="40" calcext:value-type="float">
            <text:p>40</text:p>
          </table:table-cell>
          <table:table-cell table:formula="of:=IF([.A179]=[.A178];MAX([.O179];[.Q178]);[.P179])" office:value-type="float" office:value="49" calcext:value-type="float">
            <text:p>49</text:p>
          </table:table-cell>
          <table:table-cell table:formula="of:=IF(AND([.Q179]&gt;=0;[.Q179]&lt;[.$R$1]);&quot;J&quot;;&quot;&quot;)">
            <text:p/>
          </table:table-cell>
          <table:table-cell table:formula="of:=IF([.P179]&gt;=[.$S$1];&quot;V&quot;;&quot;&quot;)" office:value-type="string" office:string-value="V" calcext:value-type="string">
            <text:p>V</text:p>
          </table:table-cell>
          <table:table-cell table:formula="of:=IF([.P179]&gt;=[.$T$1];&quot;SV&quot;;&quot;&quot;)">
            <text:p/>
          </table:table-cell>
          <table:table-cell table:formula="of:=IF([.P179]&gt;=[.$U$1];&quot;UV&quot;;&quot;&quot;)">
            <text:p/>
          </table:table-cell>
          <table:table-cell table:formula="of:=IF([.M179]=1;[.L179]&amp;&quot;O&quot;&amp;IF(LEN([.R179])&gt;0;&quot;,&quot;&amp;[.L179]&amp;[.R179];&quot;&quot;)&amp;IF(LEN([.S179])&gt;0;&quot;,&quot;&amp;[.L179]&amp;[.S179];&quot;&quot;)&amp;IF(LEN([.T179])&gt;0;&quot;,&quot;&amp;[.L179]&amp;[.T179];&quot;&quot;)&amp;IF(LEN([.U179])&gt;0;&quot;,&quot;&amp;[.L179]&amp;[.U179];&quot;&quot;)&amp;IF(LEN([.C179])&gt;0;&quot;,&quot;&amp;[.C179];&quot;&quot;);&quot;&quot;)" office:value-type="string" office:string-value="XO,XV" calcext:value-type="string">
            <text:p>XO,XV</text:p>
          </table:table-cell>
          <table:table-cell table:formula="of:=[.E179]&amp;&quot; &quot;&amp;[.F179]" office:value-type="string" office:string-value="Mareks Tumašs" calcext:value-type="string">
            <text:p>Mareks Tumašs</text:p>
          </table:table-cell>
          <table:table-cell table:formula="of:=MID([.G179];7;4)&amp;&quot;-&quot;&amp;MID([.G179];1;2)&amp;&quot;-&quot;&amp;MID([.G179];4;2)" office:value-type="string" office:string-value="1976-07-17" calcext:value-type="string">
            <text:p>1976-07-17</text:p>
          </table:table-cell>
          <table:table-cell table:formula="of:=IF(LEN([.V179])=0;[.V180];[.V179])" office:value-type="string" office:string-value="XO,XV" calcext:value-type="string">
            <text:p>XO,XV</text:p>
          </table:table-cell>
          <table:table-cell table:formula="of:=IF(LEN([.Y179])=0;[.Y180];[.Y179])" office:value-type="string" office:string-value="XO,XV" calcext:value-type="string">
            <text:p>XO,XV</text:p>
          </table:table-cell>
          <table:table-cell table:formula="of:=IF(LEN([.Z179])=0;[.Z180];[.Z179])" office:value-type="string" office:string-value="XO,XV" calcext:value-type="string">
            <text:p>XO,XV</text:p>
          </table:table-cell>
          <table:table-cell table:formula="of:=IF(LEN([.AA179])=0;[.AA180];[.AA179])" office:value-type="string" office:string-value="XO,XV" calcext:value-type="string">
            <text:p>XO,XV</text:p>
          </table:table-cell>
          <table:table-cell table:formula="of:=IF(LEN([.I179])&gt;0;[.I179];&quot;*&quot;)" office:value-type="float" office:value="7000073" calcext:value-type="float">
            <text:p>700007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apsu rogainings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Liepiņa</text:p>
          </table:table-cell>
          <table:table-cell office:value-type="string" calcext:value-type="string">
            <text:p>11/17/1967</text:p>
          </table:table-cell>
          <table:table-cell office:value-type="string" calcext:value-type="string">
            <text:p>W</text:p>
          </table:table-cell>
          <table:table-cell office:value-type="float" office:value="646599" calcext:value-type="float">
            <text:p>646599</text:p>
          </table:table-cell>
          <table:table-cell office:value-type="string" calcext:value-type="string">
            <text:p>Latvia</text:p>
          </table:table-cell>
          <table:table-cell/>
          <table:table-cell table:formula="of:=IF([.M179]=1;[.H180];IF([.H180]=[.L179];[.L179];&quot;X&quot;))" office:value-type="string" office:string-value="W" calcext:value-type="string">
            <text:p>W</text:p>
          </table:table-cell>
          <table:table-cell table:formula="of:=IF([.A180]=[.A181];0;1)" office:value-type="float" office:value="0" calcext:value-type="float">
            <text:p>0</text:p>
          </table:table-cell>
          <table:table-cell table:formula="of:=DATE(MID([.G180];7;4);MID([.G180];1;2);MID([.G180];4;2))" office:value-type="date" office:date-value="1967-11-17" calcext:value-type="date">
            <text:p>17.11.67</text:p>
          </table:table-cell>
          <table:table-cell table:formula="of:=ORG.OPENOFFICE.YEARS([.N180];[.$N$1];0)" office:value-type="float" office:value="48" calcext:value-type="float">
            <text:p>48</text:p>
          </table:table-cell>
          <table:table-cell table:formula="of:=IF([.A180]=[.A179];MIN([.O180];[.P179]);[.O180])" office:value-type="float" office:value="48" calcext:value-type="float">
            <text:p>48</text:p>
          </table:table-cell>
          <table:table-cell table:formula="of:=IF([.A180]=[.A179];MAX([.O180];[.Q179]);[.P180])" office:value-type="float" office:value="48" calcext:value-type="float">
            <text:p>48</text:p>
          </table:table-cell>
          <table:table-cell table:formula="of:=IF(AND([.Q180]&gt;=0;[.Q180]&lt;[.$R$1]);&quot;J&quot;;&quot;&quot;)">
            <text:p/>
          </table:table-cell>
          <table:table-cell table:formula="of:=IF([.P180]&gt;=[.$S$1];&quot;V&quot;;&quot;&quot;)" office:value-type="string" office:string-value="V" calcext:value-type="string">
            <text:p>V</text:p>
          </table:table-cell>
          <table:table-cell table:formula="of:=IF([.P180]&gt;=[.$T$1];&quot;SV&quot;;&quot;&quot;)">
            <text:p/>
          </table:table-cell>
          <table:table-cell table:formula="of:=IF([.P180]&gt;=[.$U$1];&quot;UV&quot;;&quot;&quot;)">
            <text:p/>
          </table:table-cell>
          <table:table-cell table:formula="of:=IF([.M180]=1;[.L180]&amp;&quot;O&quot;&amp;IF(LEN([.R180])&gt;0;&quot;,&quot;&amp;[.L180]&amp;[.R180];&quot;&quot;)&amp;IF(LEN([.S180])&gt;0;&quot;,&quot;&amp;[.L180]&amp;[.S180];&quot;&quot;)&amp;IF(LEN([.T180])&gt;0;&quot;,&quot;&amp;[.L180]&amp;[.T180];&quot;&quot;)&amp;IF(LEN([.U180])&gt;0;&quot;,&quot;&amp;[.L180]&amp;[.U180];&quot;&quot;)&amp;IF(LEN([.C180])&gt;0;&quot;,&quot;&amp;[.C180];&quot;&quot;);&quot;&quot;)">
            <text:p/>
          </table:table-cell>
          <table:table-cell table:formula="of:=[.E180]&amp;&quot; &quot;&amp;[.F180]" office:value-type="string" office:string-value="Anita Liepiņa" calcext:value-type="string">
            <text:p>Anita Liepiņa</text:p>
          </table:table-cell>
          <table:table-cell table:formula="of:=MID([.G180];7;4)&amp;&quot;-&quot;&amp;MID([.G180];1;2)&amp;&quot;-&quot;&amp;MID([.G180];4;2)" office:value-type="string" office:string-value="1967-11-17" calcext:value-type="string">
            <text:p>1967-11-17</text:p>
          </table:table-cell>
          <table:table-cell table:formula="of:=IF(LEN([.V180])=0;[.V181];[.V180])" office:value-type="string" office:string-value="XO,XV" calcext:value-type="string">
            <text:p>XO,XV</text:p>
          </table:table-cell>
          <table:table-cell table:formula="of:=IF(LEN([.Y180])=0;[.Y181];[.Y180])" office:value-type="string" office:string-value="XO,XV" calcext:value-type="string">
            <text:p>XO,XV</text:p>
          </table:table-cell>
          <table:table-cell table:formula="of:=IF(LEN([.Z180])=0;[.Z181];[.Z180])" office:value-type="string" office:string-value="XO,XV" calcext:value-type="string">
            <text:p>XO,XV</text:p>
          </table:table-cell>
          <table:table-cell table:formula="of:=IF(LEN([.AA180])=0;[.AA181];[.AA180])" office:value-type="string" office:string-value="XO,XV" calcext:value-type="string">
            <text:p>XO,XV</text:p>
          </table:table-cell>
          <table:table-cell table:formula="of:=IF(LEN([.I180])&gt;0;[.I180];&quot;*&quot;)" office:value-type="float" office:value="646599" calcext:value-type="float">
            <text:p>64659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apsu rogainings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Valters</text:p>
          </table:table-cell>
          <table:table-cell office:value-type="string" calcext:value-type="string">
            <text:p>Kaminskis</text:p>
          </table:table-cell>
          <table:table-cell office:value-type="string" calcext:value-type="string">
            <text:p>03/26/1968</text:p>
          </table:table-cell>
          <table:table-cell office:value-type="string" calcext:value-type="string">
            <text:p>M</text:p>
          </table:table-cell>
          <table:table-cell office:value-type="float" office:value="503707" calcext:value-type="float">
            <text:p>503707</text:p>
          </table:table-cell>
          <table:table-cell office:value-type="string" calcext:value-type="string">
            <text:p>Latvia</text:p>
          </table:table-cell>
          <table:table-cell/>
          <table:table-cell table:formula="of:=IF([.M180]=1;[.H181];IF([.H181]=[.L180];[.L180];&quot;X&quot;))" office:value-type="string" office:string-value="X" calcext:value-type="string">
            <text:p>X</text:p>
          </table:table-cell>
          <table:table-cell table:formula="of:=IF([.A181]=[.A182];0;1)" office:value-type="float" office:value="1" calcext:value-type="float">
            <text:p>1</text:p>
          </table:table-cell>
          <table:table-cell table:formula="of:=DATE(MID([.G181];7;4);MID([.G181];1;2);MID([.G181];4;2))" office:value-type="date" office:date-value="1968-03-26" calcext:value-type="date">
            <text:p>26.03.68</text:p>
          </table:table-cell>
          <table:table-cell table:formula="of:=ORG.OPENOFFICE.YEARS([.N181];[.$N$1];0)" office:value-type="float" office:value="48" calcext:value-type="float">
            <text:p>48</text:p>
          </table:table-cell>
          <table:table-cell table:formula="of:=IF([.A181]=[.A180];MIN([.O181];[.P180]);[.O181])" office:value-type="float" office:value="48" calcext:value-type="float">
            <text:p>48</text:p>
          </table:table-cell>
          <table:table-cell table:formula="of:=IF([.A181]=[.A180];MAX([.O181];[.Q180]);[.P181])" office:value-type="float" office:value="48" calcext:value-type="float">
            <text:p>48</text:p>
          </table:table-cell>
          <table:table-cell table:formula="of:=IF(AND([.Q181]&gt;=0;[.Q181]&lt;[.$R$1]);&quot;J&quot;;&quot;&quot;)">
            <text:p/>
          </table:table-cell>
          <table:table-cell table:formula="of:=IF([.P181]&gt;=[.$S$1];&quot;V&quot;;&quot;&quot;)" office:value-type="string" office:string-value="V" calcext:value-type="string">
            <text:p>V</text:p>
          </table:table-cell>
          <table:table-cell table:formula="of:=IF([.P181]&gt;=[.$T$1];&quot;SV&quot;;&quot;&quot;)">
            <text:p/>
          </table:table-cell>
          <table:table-cell table:formula="of:=IF([.P181]&gt;=[.$U$1];&quot;UV&quot;;&quot;&quot;)">
            <text:p/>
          </table:table-cell>
          <table:table-cell table:formula="of:=IF([.M181]=1;[.L181]&amp;&quot;O&quot;&amp;IF(LEN([.R181])&gt;0;&quot;,&quot;&amp;[.L181]&amp;[.R181];&quot;&quot;)&amp;IF(LEN([.S181])&gt;0;&quot;,&quot;&amp;[.L181]&amp;[.S181];&quot;&quot;)&amp;IF(LEN([.T181])&gt;0;&quot;,&quot;&amp;[.L181]&amp;[.T181];&quot;&quot;)&amp;IF(LEN([.U181])&gt;0;&quot;,&quot;&amp;[.L181]&amp;[.U181];&quot;&quot;)&amp;IF(LEN([.C181])&gt;0;&quot;,&quot;&amp;[.C181];&quot;&quot;);&quot;&quot;)" office:value-type="string" office:string-value="XO,XV" calcext:value-type="string">
            <text:p>XO,XV</text:p>
          </table:table-cell>
          <table:table-cell table:formula="of:=[.E181]&amp;&quot; &quot;&amp;[.F181]" office:value-type="string" office:string-value="Valters Kaminskis" calcext:value-type="string">
            <text:p>Valters Kaminskis</text:p>
          </table:table-cell>
          <table:table-cell table:formula="of:=MID([.G181];7;4)&amp;&quot;-&quot;&amp;MID([.G181];1;2)&amp;&quot;-&quot;&amp;MID([.G181];4;2)" office:value-type="string" office:string-value="1968-03-26" calcext:value-type="string">
            <text:p>1968-03-26</text:p>
          </table:table-cell>
          <table:table-cell table:formula="of:=IF(LEN([.V181])=0;[.V182];[.V181])" office:value-type="string" office:string-value="XO,XV" calcext:value-type="string">
            <text:p>XO,XV</text:p>
          </table:table-cell>
          <table:table-cell table:formula="of:=IF(LEN([.Y181])=0;[.Y182];[.Y181])" office:value-type="string" office:string-value="XO,XV" calcext:value-type="string">
            <text:p>XO,XV</text:p>
          </table:table-cell>
          <table:table-cell table:formula="of:=IF(LEN([.Z181])=0;[.Z182];[.Z181])" office:value-type="string" office:string-value="XO,XV" calcext:value-type="string">
            <text:p>XO,XV</text:p>
          </table:table-cell>
          <table:table-cell table:formula="of:=IF(LEN([.AA181])=0;[.AA182];[.AA181])" office:value-type="string" office:string-value="XO,XV" calcext:value-type="string">
            <text:p>XO,XV</text:p>
          </table:table-cell>
          <table:table-cell table:formula="of:=IF(LEN([.I181])&gt;0;[.I181];&quot;*&quot;)" office:value-type="float" office:value="503707" calcext:value-type="float">
            <text:p>50370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Autostarts.lv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Marita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09/03/1970</text:p>
          </table:table-cell>
          <table:table-cell office:value-type="string" calcext:value-type="string">
            <text:p>W</text:p>
          </table:table-cell>
          <table:table-cell office:value-type="float" office:value="8000555" calcext:value-type="float">
            <text:p>8000555</text:p>
          </table:table-cell>
          <table:table-cell office:value-type="string" calcext:value-type="string">
            <text:p>Latvia</text:p>
          </table:table-cell>
          <table:table-cell/>
          <table:table-cell table:formula="of:=IF([.M181]=1;[.H182];IF([.H182]=[.L181];[.L181];&quot;X&quot;))" office:value-type="string" office:string-value="W" calcext:value-type="string">
            <text:p>W</text:p>
          </table:table-cell>
          <table:table-cell table:formula="of:=IF([.A182]=[.A183];0;1)" office:value-type="float" office:value="0" calcext:value-type="float">
            <text:p>0</text:p>
          </table:table-cell>
          <table:table-cell table:formula="of:=DATE(MID([.G182];7;4);MID([.G182];1;2);MID([.G182];4;2))" office:value-type="date" office:date-value="1970-09-03" calcext:value-type="date">
            <text:p>03.09.70</text:p>
          </table:table-cell>
          <table:table-cell table:formula="of:=ORG.OPENOFFICE.YEARS([.N182];[.$N$1];0)" office:value-type="float" office:value="45" calcext:value-type="float">
            <text:p>45</text:p>
          </table:table-cell>
          <table:table-cell table:formula="of:=IF([.A182]=[.A181];MIN([.O182];[.P181]);[.O182])" office:value-type="float" office:value="45" calcext:value-type="float">
            <text:p>45</text:p>
          </table:table-cell>
          <table:table-cell table:formula="of:=IF([.A182]=[.A181];MAX([.O182];[.Q181]);[.P182])" office:value-type="float" office:value="45" calcext:value-type="float">
            <text:p>45</text:p>
          </table:table-cell>
          <table:table-cell table:formula="of:=IF(AND([.Q182]&gt;=0;[.Q182]&lt;[.$R$1]);&quot;J&quot;;&quot;&quot;)">
            <text:p/>
          </table:table-cell>
          <table:table-cell table:formula="of:=IF([.P182]&gt;=[.$S$1];&quot;V&quot;;&quot;&quot;)" office:value-type="string" office:string-value="V" calcext:value-type="string">
            <text:p>V</text:p>
          </table:table-cell>
          <table:table-cell table:formula="of:=IF([.P182]&gt;=[.$T$1];&quot;SV&quot;;&quot;&quot;)">
            <text:p/>
          </table:table-cell>
          <table:table-cell table:formula="of:=IF([.P182]&gt;=[.$U$1];&quot;UV&quot;;&quot;&quot;)">
            <text:p/>
          </table:table-cell>
          <table:table-cell table:formula="of:=IF([.M182]=1;[.L182]&amp;&quot;O&quot;&amp;IF(LEN([.R182])&gt;0;&quot;,&quot;&amp;[.L182]&amp;[.R182];&quot;&quot;)&amp;IF(LEN([.S182])&gt;0;&quot;,&quot;&amp;[.L182]&amp;[.S182];&quot;&quot;)&amp;IF(LEN([.T182])&gt;0;&quot;,&quot;&amp;[.L182]&amp;[.T182];&quot;&quot;)&amp;IF(LEN([.U182])&gt;0;&quot;,&quot;&amp;[.L182]&amp;[.U182];&quot;&quot;)&amp;IF(LEN([.C182])&gt;0;&quot;,&quot;&amp;[.C182];&quot;&quot;);&quot;&quot;)">
            <text:p/>
          </table:table-cell>
          <table:table-cell table:formula="of:=[.E182]&amp;&quot; &quot;&amp;[.F182]" office:value-type="string" office:string-value="Marita Lapa" calcext:value-type="string">
            <text:p>Marita Lapa</text:p>
          </table:table-cell>
          <table:table-cell table:formula="of:=MID([.G182];7;4)&amp;&quot;-&quot;&amp;MID([.G182];1;2)&amp;&quot;-&quot;&amp;MID([.G182];4;2)" office:value-type="string" office:string-value="1970-09-03" calcext:value-type="string">
            <text:p>1970-09-03</text:p>
          </table:table-cell>
          <table:table-cell table:formula="of:=IF(LEN([.V182])=0;[.V183];[.V182])" office:value-type="string" office:string-value="XO,XV" calcext:value-type="string">
            <text:p>XO,XV</text:p>
          </table:table-cell>
          <table:table-cell table:formula="of:=IF(LEN([.Y182])=0;[.Y183];[.Y182])" office:value-type="string" office:string-value="XO,XV" calcext:value-type="string">
            <text:p>XO,XV</text:p>
          </table:table-cell>
          <table:table-cell table:formula="of:=IF(LEN([.Z182])=0;[.Z183];[.Z182])" office:value-type="string" office:string-value="XO,XV" calcext:value-type="string">
            <text:p>XO,XV</text:p>
          </table:table-cell>
          <table:table-cell table:formula="of:=IF(LEN([.AA182])=0;[.AA183];[.AA182])" office:value-type="string" office:string-value="XO,XV" calcext:value-type="string">
            <text:p>XO,XV</text:p>
          </table:table-cell>
          <table:table-cell table:formula="of:=IF(LEN([.I182])&gt;0;[.I182];&quot;*&quot;)" office:value-type="float" office:value="8000555" calcext:value-type="float">
            <text:p>800055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Autostarts.lv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Aivars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04/27/1969</text:p>
          </table:table-cell>
          <table:table-cell office:value-type="string" calcext:value-type="string">
            <text:p>M</text:p>
          </table:table-cell>
          <table:table-cell office:value-type="float" office:value="8000900" calcext:value-type="float">
            <text:p>8000900</text:p>
          </table:table-cell>
          <table:table-cell office:value-type="string" calcext:value-type="string">
            <text:p>Latvia</text:p>
          </table:table-cell>
          <table:table-cell/>
          <table:table-cell table:formula="of:=IF([.M182]=1;[.H183];IF([.H183]=[.L182];[.L182];&quot;X&quot;))" office:value-type="string" office:string-value="X" calcext:value-type="string">
            <text:p>X</text:p>
          </table:table-cell>
          <table:table-cell table:formula="of:=IF([.A183]=[.A184];0;1)" office:value-type="float" office:value="1" calcext:value-type="float">
            <text:p>1</text:p>
          </table:table-cell>
          <table:table-cell table:formula="of:=DATE(MID([.G183];7;4);MID([.G183];1;2);MID([.G183];4;2))" office:value-type="date" office:date-value="1969-04-27" calcext:value-type="date">
            <text:p>27.04.69</text:p>
          </table:table-cell>
          <table:table-cell table:formula="of:=ORG.OPENOFFICE.YEARS([.N183];[.$N$1];0)" office:value-type="float" office:value="47" calcext:value-type="float">
            <text:p>47</text:p>
          </table:table-cell>
          <table:table-cell table:formula="of:=IF([.A183]=[.A182];MIN([.O183];[.P182]);[.O183])" office:value-type="float" office:value="45" calcext:value-type="float">
            <text:p>45</text:p>
          </table:table-cell>
          <table:table-cell table:formula="of:=IF([.A183]=[.A182];MAX([.O183];[.Q182]);[.P183])" office:value-type="float" office:value="47" calcext:value-type="float">
            <text:p>47</text:p>
          </table:table-cell>
          <table:table-cell table:formula="of:=IF(AND([.Q183]&gt;=0;[.Q183]&lt;[.$R$1]);&quot;J&quot;;&quot;&quot;)">
            <text:p/>
          </table:table-cell>
          <table:table-cell table:formula="of:=IF([.P183]&gt;=[.$S$1];&quot;V&quot;;&quot;&quot;)" office:value-type="string" office:string-value="V" calcext:value-type="string">
            <text:p>V</text:p>
          </table:table-cell>
          <table:table-cell table:formula="of:=IF([.P183]&gt;=[.$T$1];&quot;SV&quot;;&quot;&quot;)">
            <text:p/>
          </table:table-cell>
          <table:table-cell table:formula="of:=IF([.P183]&gt;=[.$U$1];&quot;UV&quot;;&quot;&quot;)">
            <text:p/>
          </table:table-cell>
          <table:table-cell table:formula="of:=IF([.M183]=1;[.L183]&amp;&quot;O&quot;&amp;IF(LEN([.R183])&gt;0;&quot;,&quot;&amp;[.L183]&amp;[.R183];&quot;&quot;)&amp;IF(LEN([.S183])&gt;0;&quot;,&quot;&amp;[.L183]&amp;[.S183];&quot;&quot;)&amp;IF(LEN([.T183])&gt;0;&quot;,&quot;&amp;[.L183]&amp;[.T183];&quot;&quot;)&amp;IF(LEN([.U183])&gt;0;&quot;,&quot;&amp;[.L183]&amp;[.U183];&quot;&quot;)&amp;IF(LEN([.C183])&gt;0;&quot;,&quot;&amp;[.C183];&quot;&quot;);&quot;&quot;)" office:value-type="string" office:string-value="XO,XV" calcext:value-type="string">
            <text:p>XO,XV</text:p>
          </table:table-cell>
          <table:table-cell table:formula="of:=[.E183]&amp;&quot; &quot;&amp;[.F183]" office:value-type="string" office:string-value="Aivars Lapa" calcext:value-type="string">
            <text:p>Aivars Lapa</text:p>
          </table:table-cell>
          <table:table-cell table:formula="of:=MID([.G183];7;4)&amp;&quot;-&quot;&amp;MID([.G183];1;2)&amp;&quot;-&quot;&amp;MID([.G183];4;2)" office:value-type="string" office:string-value="1969-04-27" calcext:value-type="string">
            <text:p>1969-04-27</text:p>
          </table:table-cell>
          <table:table-cell table:formula="of:=IF(LEN([.V183])=0;[.V184];[.V183])" office:value-type="string" office:string-value="XO,XV" calcext:value-type="string">
            <text:p>XO,XV</text:p>
          </table:table-cell>
          <table:table-cell table:formula="of:=IF(LEN([.Y183])=0;[.Y184];[.Y183])" office:value-type="string" office:string-value="XO,XV" calcext:value-type="string">
            <text:p>XO,XV</text:p>
          </table:table-cell>
          <table:table-cell table:formula="of:=IF(LEN([.Z183])=0;[.Z184];[.Z183])" office:value-type="string" office:string-value="XO,XV" calcext:value-type="string">
            <text:p>XO,XV</text:p>
          </table:table-cell>
          <table:table-cell table:formula="of:=IF(LEN([.AA183])=0;[.AA184];[.AA183])" office:value-type="string" office:string-value="XO,XV" calcext:value-type="string">
            <text:p>XO,XV</text:p>
          </table:table-cell>
          <table:table-cell table:formula="of:=IF(LEN([.I183])&gt;0;[.I183];&quot;*&quot;)" office:value-type="float" office:value="8000900" calcext:value-type="float">
            <text:p>80009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armotes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Inese</text:p>
          </table:table-cell>
          <table:table-cell office:value-type="string" calcext:value-type="string">
            <text:p>Rudzīte</text:p>
          </table:table-cell>
          <table:table-cell office:value-type="string" calcext:value-type="string">
            <text:p>05/25/197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83]=1;[.H184];IF([.H184]=[.L183];[.L183];&quot;X&quot;))" office:value-type="string" office:string-value="W" calcext:value-type="string">
            <text:p>W</text:p>
          </table:table-cell>
          <table:table-cell table:formula="of:=IF([.A184]=[.A185];0;1)" office:value-type="float" office:value="0" calcext:value-type="float">
            <text:p>0</text:p>
          </table:table-cell>
          <table:table-cell table:formula="of:=DATE(MID([.G184];7;4);MID([.G184];1;2);MID([.G184];4;2))" office:value-type="date" office:date-value="1973-05-25" calcext:value-type="date">
            <text:p>25.05.73</text:p>
          </table:table-cell>
          <table:table-cell table:formula="of:=ORG.OPENOFFICE.YEARS([.N184];[.$N$1];0)" office:value-type="float" office:value="43" calcext:value-type="float">
            <text:p>43</text:p>
          </table:table-cell>
          <table:table-cell table:formula="of:=IF([.A184]=[.A183];MIN([.O184];[.P183]);[.O184])" office:value-type="float" office:value="43" calcext:value-type="float">
            <text:p>43</text:p>
          </table:table-cell>
          <table:table-cell table:formula="of:=IF([.A184]=[.A183];MAX([.O184];[.Q183]);[.P184])" office:value-type="float" office:value="43" calcext:value-type="float">
            <text:p>43</text:p>
          </table:table-cell>
          <table:table-cell table:formula="of:=IF(AND([.Q184]&gt;=0;[.Q184]&lt;[.$R$1]);&quot;J&quot;;&quot;&quot;)">
            <text:p/>
          </table:table-cell>
          <table:table-cell table:formula="of:=IF([.P184]&gt;=[.$S$1];&quot;V&quot;;&quot;&quot;)" office:value-type="string" office:string-value="V" calcext:value-type="string">
            <text:p>V</text:p>
          </table:table-cell>
          <table:table-cell table:formula="of:=IF([.P184]&gt;=[.$T$1];&quot;SV&quot;;&quot;&quot;)">
            <text:p/>
          </table:table-cell>
          <table:table-cell table:formula="of:=IF([.P184]&gt;=[.$U$1];&quot;UV&quot;;&quot;&quot;)">
            <text:p/>
          </table:table-cell>
          <table:table-cell table:formula="of:=IF([.M184]=1;[.L184]&amp;&quot;O&quot;&amp;IF(LEN([.R184])&gt;0;&quot;,&quot;&amp;[.L184]&amp;[.R184];&quot;&quot;)&amp;IF(LEN([.S184])&gt;0;&quot;,&quot;&amp;[.L184]&amp;[.S184];&quot;&quot;)&amp;IF(LEN([.T184])&gt;0;&quot;,&quot;&amp;[.L184]&amp;[.T184];&quot;&quot;)&amp;IF(LEN([.U184])&gt;0;&quot;,&quot;&amp;[.L184]&amp;[.U184];&quot;&quot;)&amp;IF(LEN([.C184])&gt;0;&quot;,&quot;&amp;[.C184];&quot;&quot;);&quot;&quot;)">
            <text:p/>
          </table:table-cell>
          <table:table-cell table:formula="of:=[.E184]&amp;&quot; &quot;&amp;[.F184]" office:value-type="string" office:string-value="Inese Rudzīte" calcext:value-type="string">
            <text:p>Inese Rudzīte</text:p>
          </table:table-cell>
          <table:table-cell table:formula="of:=MID([.G184];7;4)&amp;&quot;-&quot;&amp;MID([.G184];1;2)&amp;&quot;-&quot;&amp;MID([.G184];4;2)" office:value-type="string" office:string-value="1973-05-25" calcext:value-type="string">
            <text:p>1973-05-25</text:p>
          </table:table-cell>
          <table:table-cell table:formula="of:=IF(LEN([.V184])=0;[.V185];[.V184])" office:value-type="string" office:string-value="XO,XV" calcext:value-type="string">
            <text:p>XO,XV</text:p>
          </table:table-cell>
          <table:table-cell table:formula="of:=IF(LEN([.Y184])=0;[.Y185];[.Y184])" office:value-type="string" office:string-value="XO,XV" calcext:value-type="string">
            <text:p>XO,XV</text:p>
          </table:table-cell>
          <table:table-cell table:formula="of:=IF(LEN([.Z184])=0;[.Z185];[.Z184])" office:value-type="string" office:string-value="XO,XV" calcext:value-type="string">
            <text:p>XO,XV</text:p>
          </table:table-cell>
          <table:table-cell table:formula="of:=IF(LEN([.AA184])=0;[.AA185];[.AA184])" office:value-type="string" office:string-value="XO,XV" calcext:value-type="string">
            <text:p>XO,XV</text:p>
          </table:table-cell>
          <table:table-cell table:formula="of:=IF(LEN([.I184])&gt;0;[.I18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armotes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Guntars</text:p>
          </table:table-cell>
          <table:table-cell office:value-type="string" calcext:value-type="string">
            <text:p>Vība</text:p>
          </table:table-cell>
          <table:table-cell office:value-type="string" calcext:value-type="string">
            <text:p>08/05/1968</text:p>
          </table:table-cell>
          <table:table-cell office:value-type="string" calcext:value-type="string">
            <text:p>M</text:p>
          </table:table-cell>
          <table:table-cell office:value-type="float" office:value="1407515" calcext:value-type="float">
            <text:p>1407515</text:p>
          </table:table-cell>
          <table:table-cell office:value-type="string" calcext:value-type="string">
            <text:p>Latvia</text:p>
          </table:table-cell>
          <table:table-cell/>
          <table:table-cell table:formula="of:=IF([.M184]=1;[.H185];IF([.H185]=[.L184];[.L184];&quot;X&quot;))" office:value-type="string" office:string-value="X" calcext:value-type="string">
            <text:p>X</text:p>
          </table:table-cell>
          <table:table-cell table:formula="of:=IF([.A185]=[.A186];0;1)" office:value-type="float" office:value="1" calcext:value-type="float">
            <text:p>1</text:p>
          </table:table-cell>
          <table:table-cell table:formula="of:=DATE(MID([.G185];7;4);MID([.G185];1;2);MID([.G185];4;2))" office:value-type="date" office:date-value="1968-08-05" calcext:value-type="date">
            <text:p>05.08.68</text:p>
          </table:table-cell>
          <table:table-cell table:formula="of:=ORG.OPENOFFICE.YEARS([.N185];[.$N$1];0)" office:value-type="float" office:value="47" calcext:value-type="float">
            <text:p>47</text:p>
          </table:table-cell>
          <table:table-cell table:formula="of:=IF([.A185]=[.A184];MIN([.O185];[.P184]);[.O185])" office:value-type="float" office:value="43" calcext:value-type="float">
            <text:p>43</text:p>
          </table:table-cell>
          <table:table-cell table:formula="of:=IF([.A185]=[.A184];MAX([.O185];[.Q184]);[.P185])" office:value-type="float" office:value="47" calcext:value-type="float">
            <text:p>47</text:p>
          </table:table-cell>
          <table:table-cell table:formula="of:=IF(AND([.Q185]&gt;=0;[.Q185]&lt;[.$R$1]);&quot;J&quot;;&quot;&quot;)">
            <text:p/>
          </table:table-cell>
          <table:table-cell table:formula="of:=IF([.P185]&gt;=[.$S$1];&quot;V&quot;;&quot;&quot;)" office:value-type="string" office:string-value="V" calcext:value-type="string">
            <text:p>V</text:p>
          </table:table-cell>
          <table:table-cell table:formula="of:=IF([.P185]&gt;=[.$T$1];&quot;SV&quot;;&quot;&quot;)">
            <text:p/>
          </table:table-cell>
          <table:table-cell table:formula="of:=IF([.P185]&gt;=[.$U$1];&quot;UV&quot;;&quot;&quot;)">
            <text:p/>
          </table:table-cell>
          <table:table-cell table:formula="of:=IF([.M185]=1;[.L185]&amp;&quot;O&quot;&amp;IF(LEN([.R185])&gt;0;&quot;,&quot;&amp;[.L185]&amp;[.R185];&quot;&quot;)&amp;IF(LEN([.S185])&gt;0;&quot;,&quot;&amp;[.L185]&amp;[.S185];&quot;&quot;)&amp;IF(LEN([.T185])&gt;0;&quot;,&quot;&amp;[.L185]&amp;[.T185];&quot;&quot;)&amp;IF(LEN([.U185])&gt;0;&quot;,&quot;&amp;[.L185]&amp;[.U185];&quot;&quot;)&amp;IF(LEN([.C185])&gt;0;&quot;,&quot;&amp;[.C185];&quot;&quot;);&quot;&quot;)" office:value-type="string" office:string-value="XO,XV" calcext:value-type="string">
            <text:p>XO,XV</text:p>
          </table:table-cell>
          <table:table-cell table:formula="of:=[.E185]&amp;&quot; &quot;&amp;[.F185]" office:value-type="string" office:string-value="Guntars Vība" calcext:value-type="string">
            <text:p>Guntars Vība</text:p>
          </table:table-cell>
          <table:table-cell table:formula="of:=MID([.G185];7;4)&amp;&quot;-&quot;&amp;MID([.G185];1;2)&amp;&quot;-&quot;&amp;MID([.G185];4;2)" office:value-type="string" office:string-value="1968-08-05" calcext:value-type="string">
            <text:p>1968-08-05</text:p>
          </table:table-cell>
          <table:table-cell table:formula="of:=IF(LEN([.V185])=0;[.V186];[.V185])" office:value-type="string" office:string-value="XO,XV" calcext:value-type="string">
            <text:p>XO,XV</text:p>
          </table:table-cell>
          <table:table-cell table:formula="of:=IF(LEN([.Y185])=0;[.Y186];[.Y185])" office:value-type="string" office:string-value="XO,XV" calcext:value-type="string">
            <text:p>XO,XV</text:p>
          </table:table-cell>
          <table:table-cell table:formula="of:=IF(LEN([.Z185])=0;[.Z186];[.Z185])" office:value-type="string" office:string-value="XO,XV" calcext:value-type="string">
            <text:p>XO,XV</text:p>
          </table:table-cell>
          <table:table-cell table:formula="of:=IF(LEN([.AA185])=0;[.AA186];[.AA185])" office:value-type="string" office:string-value="XO,XV" calcext:value-type="string">
            <text:p>XO,XV</text:p>
          </table:table-cell>
          <table:table-cell table:formula="of:=IF(LEN([.I185])&gt;0;[.I185];&quot;*&quot;)" office:value-type="float" office:value="1407515" calcext:value-type="float">
            <text:p>14075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LUSALA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Arvis</text:p>
          </table:table-cell>
          <table:table-cell office:value-type="string" calcext:value-type="string">
            <text:p>Zvanītājs</text:p>
          </table:table-cell>
          <table:table-cell office:value-type="string" calcext:value-type="string">
            <text:p>01/06/196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85]=1;[.H186];IF([.H186]=[.L185];[.L185];&quot;X&quot;))" office:value-type="string" office:string-value="M" calcext:value-type="string">
            <text:p>M</text:p>
          </table:table-cell>
          <table:table-cell table:formula="of:=IF([.A186]=[.A187];0;1)" office:value-type="float" office:value="0" calcext:value-type="float">
            <text:p>0</text:p>
          </table:table-cell>
          <table:table-cell table:formula="of:=DATE(MID([.G186];7;4);MID([.G186];1;2);MID([.G186];4;2))" office:value-type="date" office:date-value="1969-01-06" calcext:value-type="date">
            <text:p>06.01.69</text:p>
          </table:table-cell>
          <table:table-cell table:formula="of:=ORG.OPENOFFICE.YEARS([.N186];[.$N$1];0)" office:value-type="float" office:value="47" calcext:value-type="float">
            <text:p>47</text:p>
          </table:table-cell>
          <table:table-cell table:formula="of:=IF([.A186]=[.A185];MIN([.O186];[.P185]);[.O186])" office:value-type="float" office:value="47" calcext:value-type="float">
            <text:p>47</text:p>
          </table:table-cell>
          <table:table-cell table:formula="of:=IF([.A186]=[.A185];MAX([.O186];[.Q185]);[.P186])" office:value-type="float" office:value="47" calcext:value-type="float">
            <text:p>47</text:p>
          </table:table-cell>
          <table:table-cell table:formula="of:=IF(AND([.Q186]&gt;=0;[.Q186]&lt;[.$R$1]);&quot;J&quot;;&quot;&quot;)">
            <text:p/>
          </table:table-cell>
          <table:table-cell table:formula="of:=IF([.P186]&gt;=[.$S$1];&quot;V&quot;;&quot;&quot;)" office:value-type="string" office:string-value="V" calcext:value-type="string">
            <text:p>V</text:p>
          </table:table-cell>
          <table:table-cell table:formula="of:=IF([.P186]&gt;=[.$T$1];&quot;SV&quot;;&quot;&quot;)">
            <text:p/>
          </table:table-cell>
          <table:table-cell table:formula="of:=IF([.P186]&gt;=[.$U$1];&quot;UV&quot;;&quot;&quot;)">
            <text:p/>
          </table:table-cell>
          <table:table-cell table:formula="of:=IF([.M186]=1;[.L186]&amp;&quot;O&quot;&amp;IF(LEN([.R186])&gt;0;&quot;,&quot;&amp;[.L186]&amp;[.R186];&quot;&quot;)&amp;IF(LEN([.S186])&gt;0;&quot;,&quot;&amp;[.L186]&amp;[.S186];&quot;&quot;)&amp;IF(LEN([.T186])&gt;0;&quot;,&quot;&amp;[.L186]&amp;[.T186];&quot;&quot;)&amp;IF(LEN([.U186])&gt;0;&quot;,&quot;&amp;[.L186]&amp;[.U186];&quot;&quot;)&amp;IF(LEN([.C186])&gt;0;&quot;,&quot;&amp;[.C186];&quot;&quot;);&quot;&quot;)">
            <text:p/>
          </table:table-cell>
          <table:table-cell table:formula="of:=[.E186]&amp;&quot; &quot;&amp;[.F186]" office:value-type="string" office:string-value="Arvis Zvanītājs" calcext:value-type="string">
            <text:p>Arvis Zvanītājs</text:p>
          </table:table-cell>
          <table:table-cell table:formula="of:=MID([.G186];7;4)&amp;&quot;-&quot;&amp;MID([.G186];1;2)&amp;&quot;-&quot;&amp;MID([.G186];4;2)" office:value-type="string" office:string-value="1969-01-06" calcext:value-type="string">
            <text:p>1969-01-06</text:p>
          </table:table-cell>
          <table:table-cell table:formula="of:=IF(LEN([.V186])=0;[.V187];[.V186])">
            <text:p/>
          </table:table-cell>
          <table:table-cell table:formula="of:=IF(LEN([.Y186])=0;[.Y187];[.Y186])" office:value-type="string" office:string-value="XO,XV" calcext:value-type="string">
            <text:p>XO,XV</text:p>
          </table:table-cell>
          <table:table-cell table:formula="of:=IF(LEN([.Z186])=0;[.Z187];[.Z186])" office:value-type="string" office:string-value="XO,XV" calcext:value-type="string">
            <text:p>XO,XV</text:p>
          </table:table-cell>
          <table:table-cell table:formula="of:=IF(LEN([.AA186])=0;[.AA187];[.AA186])" office:value-type="string" office:string-value="XO,XV" calcext:value-type="string">
            <text:p>XO,XV</text:p>
          </table:table-cell>
          <table:table-cell table:formula="of:=IF(LEN([.I186])&gt;0;[.I18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LUSALA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Dzintars</text:p>
          </table:table-cell>
          <table:table-cell office:value-type="string" calcext:value-type="string">
            <text:p>Laķis</text:p>
          </table:table-cell>
          <table:table-cell office:value-type="string" calcext:value-type="string">
            <text:p>03/21/196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86]=1;[.H187];IF([.H187]=[.L186];[.L186];&quot;X&quot;))" office:value-type="string" office:string-value="M" calcext:value-type="string">
            <text:p>M</text:p>
          </table:table-cell>
          <table:table-cell table:formula="of:=IF([.A187]=[.A188];0;1)" office:value-type="float" office:value="0" calcext:value-type="float">
            <text:p>0</text:p>
          </table:table-cell>
          <table:table-cell table:formula="of:=DATE(MID([.G187];7;4);MID([.G187];1;2);MID([.G187];4;2))" office:value-type="date" office:date-value="1968-03-21" calcext:value-type="date">
            <text:p>21.03.68</text:p>
          </table:table-cell>
          <table:table-cell table:formula="of:=ORG.OPENOFFICE.YEARS([.N187];[.$N$1];0)" office:value-type="float" office:value="48" calcext:value-type="float">
            <text:p>48</text:p>
          </table:table-cell>
          <table:table-cell table:formula="of:=IF([.A187]=[.A186];MIN([.O187];[.P186]);[.O187])" office:value-type="float" office:value="47" calcext:value-type="float">
            <text:p>47</text:p>
          </table:table-cell>
          <table:table-cell table:formula="of:=IF([.A187]=[.A186];MAX([.O187];[.Q186]);[.P187])" office:value-type="float" office:value="48" calcext:value-type="float">
            <text:p>48</text:p>
          </table:table-cell>
          <table:table-cell table:formula="of:=IF(AND([.Q187]&gt;=0;[.Q187]&lt;[.$R$1]);&quot;J&quot;;&quot;&quot;)">
            <text:p/>
          </table:table-cell>
          <table:table-cell table:formula="of:=IF([.P187]&gt;=[.$S$1];&quot;V&quot;;&quot;&quot;)" office:value-type="string" office:string-value="V" calcext:value-type="string">
            <text:p>V</text:p>
          </table:table-cell>
          <table:table-cell table:formula="of:=IF([.P187]&gt;=[.$T$1];&quot;SV&quot;;&quot;&quot;)">
            <text:p/>
          </table:table-cell>
          <table:table-cell table:formula="of:=IF([.P187]&gt;=[.$U$1];&quot;UV&quot;;&quot;&quot;)">
            <text:p/>
          </table:table-cell>
          <table:table-cell table:formula="of:=IF([.M187]=1;[.L187]&amp;&quot;O&quot;&amp;IF(LEN([.R187])&gt;0;&quot;,&quot;&amp;[.L187]&amp;[.R187];&quot;&quot;)&amp;IF(LEN([.S187])&gt;0;&quot;,&quot;&amp;[.L187]&amp;[.S187];&quot;&quot;)&amp;IF(LEN([.T187])&gt;0;&quot;,&quot;&amp;[.L187]&amp;[.T187];&quot;&quot;)&amp;IF(LEN([.U187])&gt;0;&quot;,&quot;&amp;[.L187]&amp;[.U187];&quot;&quot;)&amp;IF(LEN([.C187])&gt;0;&quot;,&quot;&amp;[.C187];&quot;&quot;);&quot;&quot;)">
            <text:p/>
          </table:table-cell>
          <table:table-cell table:formula="of:=[.E187]&amp;&quot; &quot;&amp;[.F187]" office:value-type="string" office:string-value="Dzintars Laķis" calcext:value-type="string">
            <text:p>Dzintars Laķis</text:p>
          </table:table-cell>
          <table:table-cell table:formula="of:=MID([.G187];7;4)&amp;&quot;-&quot;&amp;MID([.G187];1;2)&amp;&quot;-&quot;&amp;MID([.G187];4;2)" office:value-type="string" office:string-value="1968-03-21" calcext:value-type="string">
            <text:p>1968-03-21</text:p>
          </table:table-cell>
          <table:table-cell table:formula="of:=IF(LEN([.V187])=0;[.V188];[.V187])" office:value-type="string" office:string-value="XO,XV" calcext:value-type="string">
            <text:p>XO,XV</text:p>
          </table:table-cell>
          <table:table-cell table:formula="of:=IF(LEN([.Y187])=0;[.Y188];[.Y187])" office:value-type="string" office:string-value="XO,XV" calcext:value-type="string">
            <text:p>XO,XV</text:p>
          </table:table-cell>
          <table:table-cell table:formula="of:=IF(LEN([.Z187])=0;[.Z188];[.Z187])" office:value-type="string" office:string-value="XO,XV" calcext:value-type="string">
            <text:p>XO,XV</text:p>
          </table:table-cell>
          <table:table-cell table:formula="of:=IF(LEN([.AA187])=0;[.AA188];[.AA187])" office:value-type="string" office:string-value="XO,XV" calcext:value-type="string">
            <text:p>XO,XV</text:p>
          </table:table-cell>
          <table:table-cell table:formula="of:=IF(LEN([.I187])&gt;0;[.I18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LUSALA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Luksa</text:p>
          </table:table-cell>
          <table:table-cell office:value-type="string" calcext:value-type="string">
            <text:p>03/03/197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87]=1;[.H188];IF([.H188]=[.L187];[.L187];&quot;X&quot;))" office:value-type="string" office:string-value="X" calcext:value-type="string">
            <text:p>X</text:p>
          </table:table-cell>
          <table:table-cell table:formula="of:=IF([.A188]=[.A189];0;1)" office:value-type="float" office:value="1" calcext:value-type="float">
            <text:p>1</text:p>
          </table:table-cell>
          <table:table-cell table:formula="of:=DATE(MID([.G188];7;4);MID([.G188];1;2);MID([.G188];4;2))" office:value-type="date" office:date-value="1972-03-03" calcext:value-type="date">
            <text:p>03.03.72</text:p>
          </table:table-cell>
          <table:table-cell table:formula="of:=ORG.OPENOFFICE.YEARS([.N188];[.$N$1];0)" office:value-type="float" office:value="44" calcext:value-type="float">
            <text:p>44</text:p>
          </table:table-cell>
          <table:table-cell table:formula="of:=IF([.A188]=[.A187];MIN([.O188];[.P187]);[.O188])" office:value-type="float" office:value="44" calcext:value-type="float">
            <text:p>44</text:p>
          </table:table-cell>
          <table:table-cell table:formula="of:=IF([.A188]=[.A187];MAX([.O188];[.Q187]);[.P188])" office:value-type="float" office:value="48" calcext:value-type="float">
            <text:p>48</text:p>
          </table:table-cell>
          <table:table-cell table:formula="of:=IF(AND([.Q188]&gt;=0;[.Q188]&lt;[.$R$1]);&quot;J&quot;;&quot;&quot;)">
            <text:p/>
          </table:table-cell>
          <table:table-cell table:formula="of:=IF([.P188]&gt;=[.$S$1];&quot;V&quot;;&quot;&quot;)" office:value-type="string" office:string-value="V" calcext:value-type="string">
            <text:p>V</text:p>
          </table:table-cell>
          <table:table-cell table:formula="of:=IF([.P188]&gt;=[.$T$1];&quot;SV&quot;;&quot;&quot;)">
            <text:p/>
          </table:table-cell>
          <table:table-cell table:formula="of:=IF([.P188]&gt;=[.$U$1];&quot;UV&quot;;&quot;&quot;)">
            <text:p/>
          </table:table-cell>
          <table:table-cell table:formula="of:=IF([.M188]=1;[.L188]&amp;&quot;O&quot;&amp;IF(LEN([.R188])&gt;0;&quot;,&quot;&amp;[.L188]&amp;[.R188];&quot;&quot;)&amp;IF(LEN([.S188])&gt;0;&quot;,&quot;&amp;[.L188]&amp;[.S188];&quot;&quot;)&amp;IF(LEN([.T188])&gt;0;&quot;,&quot;&amp;[.L188]&amp;[.T188];&quot;&quot;)&amp;IF(LEN([.U188])&gt;0;&quot;,&quot;&amp;[.L188]&amp;[.U188];&quot;&quot;)&amp;IF(LEN([.C188])&gt;0;&quot;,&quot;&amp;[.C188];&quot;&quot;);&quot;&quot;)" office:value-type="string" office:string-value="XO,XV" calcext:value-type="string">
            <text:p>XO,XV</text:p>
          </table:table-cell>
          <table:table-cell table:formula="of:=[.E188]&amp;&quot; &quot;&amp;[.F188]" office:value-type="string" office:string-value="Inta Luksa" calcext:value-type="string">
            <text:p>Inta Luksa</text:p>
          </table:table-cell>
          <table:table-cell table:formula="of:=MID([.G188];7;4)&amp;&quot;-&quot;&amp;MID([.G188];1;2)&amp;&quot;-&quot;&amp;MID([.G188];4;2)" office:value-type="string" office:string-value="1972-03-03" calcext:value-type="string">
            <text:p>1972-03-03</text:p>
          </table:table-cell>
          <table:table-cell table:formula="of:=IF(LEN([.V188])=0;[.V189];[.V188])" office:value-type="string" office:string-value="XO,XV" calcext:value-type="string">
            <text:p>XO,XV</text:p>
          </table:table-cell>
          <table:table-cell table:formula="of:=IF(LEN([.Y188])=0;[.Y189];[.Y188])" office:value-type="string" office:string-value="XO,XV" calcext:value-type="string">
            <text:p>XO,XV</text:p>
          </table:table-cell>
          <table:table-cell table:formula="of:=IF(LEN([.Z188])=0;[.Z189];[.Z188])" office:value-type="string" office:string-value="XO,XV" calcext:value-type="string">
            <text:p>XO,XV</text:p>
          </table:table-cell>
          <table:table-cell table:formula="of:=IF(LEN([.AA188])=0;[.AA189];[.AA188])" office:value-type="string" office:string-value="XO,XV" calcext:value-type="string">
            <text:p>XO,XV</text:p>
          </table:table-cell>
          <table:table-cell table:formula="of:=IF(LEN([.I188])&gt;0;[.I18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zisi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Ingrīda</text:p>
          </table:table-cell>
          <table:table-cell office:value-type="string" calcext:value-type="string">
            <text:p>Barisa</text:p>
          </table:table-cell>
          <table:table-cell office:value-type="string" calcext:value-type="string">
            <text:p>04/28/196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88]=1;[.H189];IF([.H189]=[.L188];[.L188];&quot;X&quot;))" office:value-type="string" office:string-value="W" calcext:value-type="string">
            <text:p>W</text:p>
          </table:table-cell>
          <table:table-cell table:formula="of:=IF([.A189]=[.A190];0;1)" office:value-type="float" office:value="0" calcext:value-type="float">
            <text:p>0</text:p>
          </table:table-cell>
          <table:table-cell table:formula="of:=DATE(MID([.G189];7;4);MID([.G189];1;2);MID([.G189];4;2))" office:value-type="date" office:date-value="1962-04-28" calcext:value-type="date">
            <text:p>28.04.62</text:p>
          </table:table-cell>
          <table:table-cell table:formula="of:=ORG.OPENOFFICE.YEARS([.N189];[.$N$1];0)" office:value-type="float" office:value="54" calcext:value-type="float">
            <text:p>54</text:p>
          </table:table-cell>
          <table:table-cell table:formula="of:=IF([.A189]=[.A188];MIN([.O189];[.P188]);[.O189])" office:value-type="float" office:value="54" calcext:value-type="float">
            <text:p>54</text:p>
          </table:table-cell>
          <table:table-cell table:formula="of:=IF([.A189]=[.A188];MAX([.O189];[.Q188]);[.P189])" office:value-type="float" office:value="54" calcext:value-type="float">
            <text:p>54</text:p>
          </table:table-cell>
          <table:table-cell table:formula="of:=IF(AND([.Q189]&gt;=0;[.Q189]&lt;[.$R$1]);&quot;J&quot;;&quot;&quot;)">
            <text:p/>
          </table:table-cell>
          <table:table-cell table:formula="of:=IF([.P189]&gt;=[.$S$1];&quot;V&quot;;&quot;&quot;)" office:value-type="string" office:string-value="V" calcext:value-type="string">
            <text:p>V</text:p>
          </table:table-cell>
          <table:table-cell table:formula="of:=IF([.P189]&gt;=[.$T$1];&quot;SV&quot;;&quot;&quot;)">
            <text:p/>
          </table:table-cell>
          <table:table-cell table:formula="of:=IF([.P189]&gt;=[.$U$1];&quot;UV&quot;;&quot;&quot;)">
            <text:p/>
          </table:table-cell>
          <table:table-cell table:formula="of:=IF([.M189]=1;[.L189]&amp;&quot;O&quot;&amp;IF(LEN([.R189])&gt;0;&quot;,&quot;&amp;[.L189]&amp;[.R189];&quot;&quot;)&amp;IF(LEN([.S189])&gt;0;&quot;,&quot;&amp;[.L189]&amp;[.S189];&quot;&quot;)&amp;IF(LEN([.T189])&gt;0;&quot;,&quot;&amp;[.L189]&amp;[.T189];&quot;&quot;)&amp;IF(LEN([.U189])&gt;0;&quot;,&quot;&amp;[.L189]&amp;[.U189];&quot;&quot;)&amp;IF(LEN([.C189])&gt;0;&quot;,&quot;&amp;[.C189];&quot;&quot;);&quot;&quot;)">
            <text:p/>
          </table:table-cell>
          <table:table-cell table:formula="of:=[.E189]&amp;&quot; &quot;&amp;[.F189]" office:value-type="string" office:string-value="Ingrīda Barisa" calcext:value-type="string">
            <text:p>Ingrīda Barisa</text:p>
          </table:table-cell>
          <table:table-cell table:formula="of:=MID([.G189];7;4)&amp;&quot;-&quot;&amp;MID([.G189];1;2)&amp;&quot;-&quot;&amp;MID([.G189];4;2)" office:value-type="string" office:string-value="1962-04-28" calcext:value-type="string">
            <text:p>1962-04-28</text:p>
          </table:table-cell>
          <table:table-cell table:formula="of:=IF(LEN([.V189])=0;[.V190];[.V189])" office:value-type="string" office:string-value="XO,XV" calcext:value-type="string">
            <text:p>XO,XV</text:p>
          </table:table-cell>
          <table:table-cell table:formula="of:=IF(LEN([.Y189])=0;[.Y190];[.Y189])" office:value-type="string" office:string-value="XO,XV" calcext:value-type="string">
            <text:p>XO,XV</text:p>
          </table:table-cell>
          <table:table-cell table:formula="of:=IF(LEN([.Z189])=0;[.Z190];[.Z189])" office:value-type="string" office:string-value="XO,XV" calcext:value-type="string">
            <text:p>XO,XV</text:p>
          </table:table-cell>
          <table:table-cell table:formula="of:=IF(LEN([.AA189])=0;[.AA190];[.AA189])" office:value-type="string" office:string-value="XO,XV" calcext:value-type="string">
            <text:p>XO,XV</text:p>
          </table:table-cell>
          <table:table-cell table:formula="of:=IF(LEN([.I189])&gt;0;[.I18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zisi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Ģirts</text:p>
          </table:table-cell>
          <table:table-cell office:value-type="string" calcext:value-type="string">
            <text:p>Strujevičs</text:p>
          </table:table-cell>
          <table:table-cell office:value-type="string" calcext:value-type="string">
            <text:p>09/04/1972</text:p>
          </table:table-cell>
          <table:table-cell office:value-type="string" calcext:value-type="string">
            <text:p>M</text:p>
          </table:table-cell>
          <table:table-cell office:value-type="float" office:value="7200147" calcext:value-type="float">
            <text:p>7200147</text:p>
          </table:table-cell>
          <table:table-cell office:value-type="string" calcext:value-type="string">
            <text:p>Latvia</text:p>
          </table:table-cell>
          <table:table-cell/>
          <table:table-cell table:formula="of:=IF([.M189]=1;[.H190];IF([.H190]=[.L189];[.L189];&quot;X&quot;))" office:value-type="string" office:string-value="X" calcext:value-type="string">
            <text:p>X</text:p>
          </table:table-cell>
          <table:table-cell table:formula="of:=IF([.A190]=[.A191];0;1)" office:value-type="float" office:value="1" calcext:value-type="float">
            <text:p>1</text:p>
          </table:table-cell>
          <table:table-cell table:formula="of:=DATE(MID([.G190];7;4);MID([.G190];1;2);MID([.G190];4;2))" office:value-type="date" office:date-value="1972-09-04" calcext:value-type="date">
            <text:p>04.09.72</text:p>
          </table:table-cell>
          <table:table-cell table:formula="of:=ORG.OPENOFFICE.YEARS([.N190];[.$N$1];0)" office:value-type="float" office:value="43" calcext:value-type="float">
            <text:p>43</text:p>
          </table:table-cell>
          <table:table-cell table:formula="of:=IF([.A190]=[.A189];MIN([.O190];[.P189]);[.O190])" office:value-type="float" office:value="43" calcext:value-type="float">
            <text:p>43</text:p>
          </table:table-cell>
          <table:table-cell table:formula="of:=IF([.A190]=[.A189];MAX([.O190];[.Q189]);[.P190])" office:value-type="float" office:value="54" calcext:value-type="float">
            <text:p>54</text:p>
          </table:table-cell>
          <table:table-cell table:formula="of:=IF(AND([.Q190]&gt;=0;[.Q190]&lt;[.$R$1]);&quot;J&quot;;&quot;&quot;)">
            <text:p/>
          </table:table-cell>
          <table:table-cell table:formula="of:=IF([.P190]&gt;=[.$S$1];&quot;V&quot;;&quot;&quot;)" office:value-type="string" office:string-value="V" calcext:value-type="string">
            <text:p>V</text:p>
          </table:table-cell>
          <table:table-cell table:formula="of:=IF([.P190]&gt;=[.$T$1];&quot;SV&quot;;&quot;&quot;)">
            <text:p/>
          </table:table-cell>
          <table:table-cell table:formula="of:=IF([.P190]&gt;=[.$U$1];&quot;UV&quot;;&quot;&quot;)">
            <text:p/>
          </table:table-cell>
          <table:table-cell table:formula="of:=IF([.M190]=1;[.L190]&amp;&quot;O&quot;&amp;IF(LEN([.R190])&gt;0;&quot;,&quot;&amp;[.L190]&amp;[.R190];&quot;&quot;)&amp;IF(LEN([.S190])&gt;0;&quot;,&quot;&amp;[.L190]&amp;[.S190];&quot;&quot;)&amp;IF(LEN([.T190])&gt;0;&quot;,&quot;&amp;[.L190]&amp;[.T190];&quot;&quot;)&amp;IF(LEN([.U190])&gt;0;&quot;,&quot;&amp;[.L190]&amp;[.U190];&quot;&quot;)&amp;IF(LEN([.C190])&gt;0;&quot;,&quot;&amp;[.C190];&quot;&quot;);&quot;&quot;)" office:value-type="string" office:string-value="XO,XV" calcext:value-type="string">
            <text:p>XO,XV</text:p>
          </table:table-cell>
          <table:table-cell table:formula="of:=[.E190]&amp;&quot; &quot;&amp;[.F190]" office:value-type="string" office:string-value="Ģirts Strujevičs" calcext:value-type="string">
            <text:p>Ģirts Strujevičs</text:p>
          </table:table-cell>
          <table:table-cell table:formula="of:=MID([.G190];7;4)&amp;&quot;-&quot;&amp;MID([.G190];1;2)&amp;&quot;-&quot;&amp;MID([.G190];4;2)" office:value-type="string" office:string-value="1972-09-04" calcext:value-type="string">
            <text:p>1972-09-04</text:p>
          </table:table-cell>
          <table:table-cell table:formula="of:=IF(LEN([.V190])=0;[.V191];[.V190])" office:value-type="string" office:string-value="XO,XV" calcext:value-type="string">
            <text:p>XO,XV</text:p>
          </table:table-cell>
          <table:table-cell table:formula="of:=IF(LEN([.Y190])=0;[.Y191];[.Y190])" office:value-type="string" office:string-value="XO,XV" calcext:value-type="string">
            <text:p>XO,XV</text:p>
          </table:table-cell>
          <table:table-cell table:formula="of:=IF(LEN([.Z190])=0;[.Z191];[.Z190])" office:value-type="string" office:string-value="XO,XV" calcext:value-type="string">
            <text:p>XO,XV</text:p>
          </table:table-cell>
          <table:table-cell table:formula="of:=IF(LEN([.AA190])=0;[.AA191];[.AA190])" office:value-type="string" office:string-value="XO,XV" calcext:value-type="string">
            <text:p>XO,XV</text:p>
          </table:table-cell>
          <table:table-cell table:formula="of:=IF(LEN([.I190])&gt;0;[.I190];&quot;*&quot;)" office:value-type="float" office:value="7200147" calcext:value-type="float">
            <text:p>720014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õttajad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Imbi</text:p>
          </table:table-cell>
          <table:table-cell office:value-type="string" calcext:value-type="string">
            <text:p>Soome</text:p>
          </table:table-cell>
          <table:table-cell office:value-type="string" calcext:value-type="string">
            <text:p>11/29/196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stonia</text:p>
          </table:table-cell>
          <table:table-cell/>
          <table:table-cell table:formula="of:=IF([.M190]=1;[.H191];IF([.H191]=[.L190];[.L190];&quot;X&quot;))" office:value-type="string" office:string-value="W" calcext:value-type="string">
            <text:p>W</text:p>
          </table:table-cell>
          <table:table-cell table:formula="of:=IF([.A191]=[.A192];0;1)" office:value-type="float" office:value="0" calcext:value-type="float">
            <text:p>0</text:p>
          </table:table-cell>
          <table:table-cell table:formula="of:=DATE(MID([.G191];7;4);MID([.G191];1;2);MID([.G191];4;2))" office:value-type="date" office:date-value="1969-11-29" calcext:value-type="date">
            <text:p>29.11.69</text:p>
          </table:table-cell>
          <table:table-cell table:formula="of:=ORG.OPENOFFICE.YEARS([.N191];[.$N$1];0)" office:value-type="float" office:value="46" calcext:value-type="float">
            <text:p>46</text:p>
          </table:table-cell>
          <table:table-cell table:formula="of:=IF([.A191]=[.A190];MIN([.O191];[.P190]);[.O191])" office:value-type="float" office:value="46" calcext:value-type="float">
            <text:p>46</text:p>
          </table:table-cell>
          <table:table-cell table:formula="of:=IF([.A191]=[.A190];MAX([.O191];[.Q190]);[.P191])" office:value-type="float" office:value="46" calcext:value-type="float">
            <text:p>46</text:p>
          </table:table-cell>
          <table:table-cell table:formula="of:=IF(AND([.Q191]&gt;=0;[.Q191]&lt;[.$R$1]);&quot;J&quot;;&quot;&quot;)">
            <text:p/>
          </table:table-cell>
          <table:table-cell table:formula="of:=IF([.P191]&gt;=[.$S$1];&quot;V&quot;;&quot;&quot;)" office:value-type="string" office:string-value="V" calcext:value-type="string">
            <text:p>V</text:p>
          </table:table-cell>
          <table:table-cell table:formula="of:=IF([.P191]&gt;=[.$T$1];&quot;SV&quot;;&quot;&quot;)">
            <text:p/>
          </table:table-cell>
          <table:table-cell table:formula="of:=IF([.P191]&gt;=[.$U$1];&quot;UV&quot;;&quot;&quot;)">
            <text:p/>
          </table:table-cell>
          <table:table-cell table:formula="of:=IF([.M191]=1;[.L191]&amp;&quot;O&quot;&amp;IF(LEN([.R191])&gt;0;&quot;,&quot;&amp;[.L191]&amp;[.R191];&quot;&quot;)&amp;IF(LEN([.S191])&gt;0;&quot;,&quot;&amp;[.L191]&amp;[.S191];&quot;&quot;)&amp;IF(LEN([.T191])&gt;0;&quot;,&quot;&amp;[.L191]&amp;[.T191];&quot;&quot;)&amp;IF(LEN([.U191])&gt;0;&quot;,&quot;&amp;[.L191]&amp;[.U191];&quot;&quot;)&amp;IF(LEN([.C191])&gt;0;&quot;,&quot;&amp;[.C191];&quot;&quot;);&quot;&quot;)">
            <text:p/>
          </table:table-cell>
          <table:table-cell table:formula="of:=[.E191]&amp;&quot; &quot;&amp;[.F191]" office:value-type="string" office:string-value="Imbi Soome" calcext:value-type="string">
            <text:p>Imbi Soome</text:p>
          </table:table-cell>
          <table:table-cell table:formula="of:=MID([.G191];7;4)&amp;&quot;-&quot;&amp;MID([.G191];1;2)&amp;&quot;-&quot;&amp;MID([.G191];4;2)" office:value-type="string" office:string-value="1969-11-29" calcext:value-type="string">
            <text:p>1969-11-29</text:p>
          </table:table-cell>
          <table:table-cell table:formula="of:=IF(LEN([.V191])=0;[.V192];[.V191])" office:value-type="string" office:string-value="XO,XV" calcext:value-type="string">
            <text:p>XO,XV</text:p>
          </table:table-cell>
          <table:table-cell table:formula="of:=IF(LEN([.Y191])=0;[.Y192];[.Y191])" office:value-type="string" office:string-value="XO,XV" calcext:value-type="string">
            <text:p>XO,XV</text:p>
          </table:table-cell>
          <table:table-cell table:formula="of:=IF(LEN([.Z191])=0;[.Z192];[.Z191])" office:value-type="string" office:string-value="XO,XV" calcext:value-type="string">
            <text:p>XO,XV</text:p>
          </table:table-cell>
          <table:table-cell table:formula="of:=IF(LEN([.AA191])=0;[.AA192];[.AA191])" office:value-type="string" office:string-value="XO,XV" calcext:value-type="string">
            <text:p>XO,XV</text:p>
          </table:table-cell>
          <table:table-cell table:formula="of:=IF(LEN([.I191])&gt;0;[.I19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õttajad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Toomas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11/15/1964</text:p>
          </table:table-cell>
          <table:table-cell office:value-type="string" calcext:value-type="string">
            <text:p>M</text:p>
          </table:table-cell>
          <table:table-cell office:value-type="float" office:value="7200978" calcext:value-type="float">
            <text:p>7200978</text:p>
          </table:table-cell>
          <table:table-cell office:value-type="string" calcext:value-type="string">
            <text:p>Estonia</text:p>
          </table:table-cell>
          <table:table-cell/>
          <table:table-cell table:formula="of:=IF([.M191]=1;[.H192];IF([.H192]=[.L191];[.L191];&quot;X&quot;))" office:value-type="string" office:string-value="X" calcext:value-type="string">
            <text:p>X</text:p>
          </table:table-cell>
          <table:table-cell table:formula="of:=IF([.A192]=[.A193];0;1)" office:value-type="float" office:value="1" calcext:value-type="float">
            <text:p>1</text:p>
          </table:table-cell>
          <table:table-cell table:formula="of:=DATE(MID([.G192];7;4);MID([.G192];1;2);MID([.G192];4;2))" office:value-type="date" office:date-value="1964-11-15" calcext:value-type="date">
            <text:p>15.11.64</text:p>
          </table:table-cell>
          <table:table-cell table:formula="of:=ORG.OPENOFFICE.YEARS([.N192];[.$N$1];0)" office:value-type="float" office:value="51" calcext:value-type="float">
            <text:p>51</text:p>
          </table:table-cell>
          <table:table-cell table:formula="of:=IF([.A192]=[.A191];MIN([.O192];[.P191]);[.O192])" office:value-type="float" office:value="46" calcext:value-type="float">
            <text:p>46</text:p>
          </table:table-cell>
          <table:table-cell table:formula="of:=IF([.A192]=[.A191];MAX([.O192];[.Q191]);[.P192])" office:value-type="float" office:value="51" calcext:value-type="float">
            <text:p>51</text:p>
          </table:table-cell>
          <table:table-cell table:formula="of:=IF(AND([.Q192]&gt;=0;[.Q192]&lt;[.$R$1]);&quot;J&quot;;&quot;&quot;)">
            <text:p/>
          </table:table-cell>
          <table:table-cell table:formula="of:=IF([.P192]&gt;=[.$S$1];&quot;V&quot;;&quot;&quot;)" office:value-type="string" office:string-value="V" calcext:value-type="string">
            <text:p>V</text:p>
          </table:table-cell>
          <table:table-cell table:formula="of:=IF([.P192]&gt;=[.$T$1];&quot;SV&quot;;&quot;&quot;)">
            <text:p/>
          </table:table-cell>
          <table:table-cell table:formula="of:=IF([.P192]&gt;=[.$U$1];&quot;UV&quot;;&quot;&quot;)">
            <text:p/>
          </table:table-cell>
          <table:table-cell table:formula="of:=IF([.M192]=1;[.L192]&amp;&quot;O&quot;&amp;IF(LEN([.R192])&gt;0;&quot;,&quot;&amp;[.L192]&amp;[.R192];&quot;&quot;)&amp;IF(LEN([.S192])&gt;0;&quot;,&quot;&amp;[.L192]&amp;[.S192];&quot;&quot;)&amp;IF(LEN([.T192])&gt;0;&quot;,&quot;&amp;[.L192]&amp;[.T192];&quot;&quot;)&amp;IF(LEN([.U192])&gt;0;&quot;,&quot;&amp;[.L192]&amp;[.U192];&quot;&quot;)&amp;IF(LEN([.C192])&gt;0;&quot;,&quot;&amp;[.C192];&quot;&quot;);&quot;&quot;)" office:value-type="string" office:string-value="XO,XV" calcext:value-type="string">
            <text:p>XO,XV</text:p>
          </table:table-cell>
          <table:table-cell table:formula="of:=[.E192]&amp;&quot; &quot;&amp;[.F192]" office:value-type="string" office:string-value="Toomas Laur" calcext:value-type="string">
            <text:p>Toomas Laur</text:p>
          </table:table-cell>
          <table:table-cell table:formula="of:=MID([.G192];7;4)&amp;&quot;-&quot;&amp;MID([.G192];1;2)&amp;&quot;-&quot;&amp;MID([.G192];4;2)" office:value-type="string" office:string-value="1964-11-15" calcext:value-type="string">
            <text:p>1964-11-15</text:p>
          </table:table-cell>
          <table:table-cell table:formula="of:=IF(LEN([.V192])=0;[.V193];[.V192])" office:value-type="string" office:string-value="XO,XV" calcext:value-type="string">
            <text:p>XO,XV</text:p>
          </table:table-cell>
          <table:table-cell table:formula="of:=IF(LEN([.Y192])=0;[.Y193];[.Y192])" office:value-type="string" office:string-value="XO,XV" calcext:value-type="string">
            <text:p>XO,XV</text:p>
          </table:table-cell>
          <table:table-cell table:formula="of:=IF(LEN([.Z192])=0;[.Z193];[.Z192])" office:value-type="string" office:string-value="XO,XV" calcext:value-type="string">
            <text:p>XO,XV</text:p>
          </table:table-cell>
          <table:table-cell table:formula="of:=IF(LEN([.AA192])=0;[.AA193];[.AA192])" office:value-type="string" office:string-value="XO,XV" calcext:value-type="string">
            <text:p>XO,XV</text:p>
          </table:table-cell>
          <table:table-cell table:formula="of:=IF(LEN([.I192])&gt;0;[.I192];&quot;*&quot;)" office:value-type="float" office:value="7200978" calcext:value-type="float">
            <text:p>720097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andrīz Trio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Juris</text:p>
          </table:table-cell>
          <table:table-cell office:value-type="string" calcext:value-type="string">
            <text:p>Naglis</text:p>
          </table:table-cell>
          <table:table-cell office:value-type="string" calcext:value-type="string">
            <text:p>02/13/1962</text:p>
          </table:table-cell>
          <table:table-cell office:value-type="string" calcext:value-type="string">
            <text:p>M</text:p>
          </table:table-cell>
          <table:table-cell office:value-type="float" office:value="1406610" calcext:value-type="float">
            <text:p>1406610</text:p>
          </table:table-cell>
          <table:table-cell office:value-type="string" calcext:value-type="string">
            <text:p>Latvia</text:p>
          </table:table-cell>
          <table:table-cell/>
          <table:table-cell table:formula="of:=IF([.M192]=1;[.H193];IF([.H193]=[.L192];[.L192];&quot;X&quot;))" office:value-type="string" office:string-value="M" calcext:value-type="string">
            <text:p>M</text:p>
          </table:table-cell>
          <table:table-cell table:formula="of:=IF([.A193]=[.A194];0;1)" office:value-type="float" office:value="0" calcext:value-type="float">
            <text:p>0</text:p>
          </table:table-cell>
          <table:table-cell table:formula="of:=DATE(MID([.G193];7;4);MID([.G193];1;2);MID([.G193];4;2))" office:value-type="date" office:date-value="1962-02-13" calcext:value-type="date">
            <text:p>13.02.62</text:p>
          </table:table-cell>
          <table:table-cell table:formula="of:=ORG.OPENOFFICE.YEARS([.N193];[.$N$1];0)" office:value-type="float" office:value="54" calcext:value-type="float">
            <text:p>54</text:p>
          </table:table-cell>
          <table:table-cell table:formula="of:=IF([.A193]=[.A192];MIN([.O193];[.P192]);[.O193])" office:value-type="float" office:value="54" calcext:value-type="float">
            <text:p>54</text:p>
          </table:table-cell>
          <table:table-cell table:formula="of:=IF([.A193]=[.A192];MAX([.O193];[.Q192]);[.P193])" office:value-type="float" office:value="54" calcext:value-type="float">
            <text:p>54</text:p>
          </table:table-cell>
          <table:table-cell table:formula="of:=IF(AND([.Q193]&gt;=0;[.Q193]&lt;[.$R$1]);&quot;J&quot;;&quot;&quot;)">
            <text:p/>
          </table:table-cell>
          <table:table-cell table:formula="of:=IF([.P193]&gt;=[.$S$1];&quot;V&quot;;&quot;&quot;)" office:value-type="string" office:string-value="V" calcext:value-type="string">
            <text:p>V</text:p>
          </table:table-cell>
          <table:table-cell table:formula="of:=IF([.P193]&gt;=[.$T$1];&quot;SV&quot;;&quot;&quot;)">
            <text:p/>
          </table:table-cell>
          <table:table-cell table:formula="of:=IF([.P193]&gt;=[.$U$1];&quot;UV&quot;;&quot;&quot;)">
            <text:p/>
          </table:table-cell>
          <table:table-cell table:formula="of:=IF([.M193]=1;[.L193]&amp;&quot;O&quot;&amp;IF(LEN([.R193])&gt;0;&quot;,&quot;&amp;[.L193]&amp;[.R193];&quot;&quot;)&amp;IF(LEN([.S193])&gt;0;&quot;,&quot;&amp;[.L193]&amp;[.S193];&quot;&quot;)&amp;IF(LEN([.T193])&gt;0;&quot;,&quot;&amp;[.L193]&amp;[.T193];&quot;&quot;)&amp;IF(LEN([.U193])&gt;0;&quot;,&quot;&amp;[.L193]&amp;[.U193];&quot;&quot;)&amp;IF(LEN([.C193])&gt;0;&quot;,&quot;&amp;[.C193];&quot;&quot;);&quot;&quot;)">
            <text:p/>
          </table:table-cell>
          <table:table-cell table:formula="of:=[.E193]&amp;&quot; &quot;&amp;[.F193]" office:value-type="string" office:string-value="Juris Naglis" calcext:value-type="string">
            <text:p>Juris Naglis</text:p>
          </table:table-cell>
          <table:table-cell table:formula="of:=MID([.G193];7;4)&amp;&quot;-&quot;&amp;MID([.G193];1;2)&amp;&quot;-&quot;&amp;MID([.G193];4;2)" office:value-type="string" office:string-value="1962-02-13" calcext:value-type="string">
            <text:p>1962-02-13</text:p>
          </table:table-cell>
          <table:table-cell table:formula="of:=IF(LEN([.V193])=0;[.V194];[.V193])" office:value-type="string" office:string-value="XO,XV" calcext:value-type="string">
            <text:p>XO,XV</text:p>
          </table:table-cell>
          <table:table-cell table:formula="of:=IF(LEN([.Y193])=0;[.Y194];[.Y193])" office:value-type="string" office:string-value="XO,XV" calcext:value-type="string">
            <text:p>XO,XV</text:p>
          </table:table-cell>
          <table:table-cell table:formula="of:=IF(LEN([.Z193])=0;[.Z194];[.Z193])" office:value-type="string" office:string-value="XO,XV" calcext:value-type="string">
            <text:p>XO,XV</text:p>
          </table:table-cell>
          <table:table-cell table:formula="of:=IF(LEN([.AA193])=0;[.AA194];[.AA193])" office:value-type="string" office:string-value="XO,XV" calcext:value-type="string">
            <text:p>XO,XV</text:p>
          </table:table-cell>
          <table:table-cell table:formula="of:=IF(LEN([.I193])&gt;0;[.I193];&quot;*&quot;)" office:value-type="float" office:value="1406610" calcext:value-type="float">
            <text:p>14066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andrīz Trio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Ginta</text:p>
          </table:table-cell>
          <table:table-cell office:value-type="string" calcext:value-type="string">
            <text:p>Bērziņa</text:p>
          </table:table-cell>
          <table:table-cell office:value-type="string" calcext:value-type="string">
            <text:p>04/15/1968</text:p>
          </table:table-cell>
          <table:table-cell office:value-type="string" calcext:value-type="string">
            <text:p>W</text:p>
          </table:table-cell>
          <table:table-cell office:value-type="float" office:value="1406609" calcext:value-type="float">
            <text:p>1406609</text:p>
          </table:table-cell>
          <table:table-cell office:value-type="string" calcext:value-type="string">
            <text:p>Latvia</text:p>
          </table:table-cell>
          <table:table-cell/>
          <table:table-cell table:formula="of:=IF([.M193]=1;[.H194];IF([.H194]=[.L193];[.L193];&quot;X&quot;))" office:value-type="string" office:string-value="X" calcext:value-type="string">
            <text:p>X</text:p>
          </table:table-cell>
          <table:table-cell table:formula="of:=IF([.A194]=[.A195];0;1)" office:value-type="float" office:value="1" calcext:value-type="float">
            <text:p>1</text:p>
          </table:table-cell>
          <table:table-cell table:formula="of:=DATE(MID([.G194];7;4);MID([.G194];1;2);MID([.G194];4;2))" office:value-type="date" office:date-value="1968-04-15" calcext:value-type="date">
            <text:p>15.04.68</text:p>
          </table:table-cell>
          <table:table-cell table:formula="of:=ORG.OPENOFFICE.YEARS([.N194];[.$N$1];0)" office:value-type="float" office:value="48" calcext:value-type="float">
            <text:p>48</text:p>
          </table:table-cell>
          <table:table-cell table:formula="of:=IF([.A194]=[.A193];MIN([.O194];[.P193]);[.O194])" office:value-type="float" office:value="48" calcext:value-type="float">
            <text:p>48</text:p>
          </table:table-cell>
          <table:table-cell table:formula="of:=IF([.A194]=[.A193];MAX([.O194];[.Q193]);[.P194])" office:value-type="float" office:value="54" calcext:value-type="float">
            <text:p>54</text:p>
          </table:table-cell>
          <table:table-cell table:formula="of:=IF(AND([.Q194]&gt;=0;[.Q194]&lt;[.$R$1]);&quot;J&quot;;&quot;&quot;)">
            <text:p/>
          </table:table-cell>
          <table:table-cell table:formula="of:=IF([.P194]&gt;=[.$S$1];&quot;V&quot;;&quot;&quot;)" office:value-type="string" office:string-value="V" calcext:value-type="string">
            <text:p>V</text:p>
          </table:table-cell>
          <table:table-cell table:formula="of:=IF([.P194]&gt;=[.$T$1];&quot;SV&quot;;&quot;&quot;)">
            <text:p/>
          </table:table-cell>
          <table:table-cell table:formula="of:=IF([.P194]&gt;=[.$U$1];&quot;UV&quot;;&quot;&quot;)">
            <text:p/>
          </table:table-cell>
          <table:table-cell table:formula="of:=IF([.M194]=1;[.L194]&amp;&quot;O&quot;&amp;IF(LEN([.R194])&gt;0;&quot;,&quot;&amp;[.L194]&amp;[.R194];&quot;&quot;)&amp;IF(LEN([.S194])&gt;0;&quot;,&quot;&amp;[.L194]&amp;[.S194];&quot;&quot;)&amp;IF(LEN([.T194])&gt;0;&quot;,&quot;&amp;[.L194]&amp;[.T194];&quot;&quot;)&amp;IF(LEN([.U194])&gt;0;&quot;,&quot;&amp;[.L194]&amp;[.U194];&quot;&quot;)&amp;IF(LEN([.C194])&gt;0;&quot;,&quot;&amp;[.C194];&quot;&quot;);&quot;&quot;)" office:value-type="string" office:string-value="XO,XV" calcext:value-type="string">
            <text:p>XO,XV</text:p>
          </table:table-cell>
          <table:table-cell table:formula="of:=[.E194]&amp;&quot; &quot;&amp;[.F194]" office:value-type="string" office:string-value="Ginta Bērziņa" calcext:value-type="string">
            <text:p>Ginta Bērziņa</text:p>
          </table:table-cell>
          <table:table-cell table:formula="of:=MID([.G194];7;4)&amp;&quot;-&quot;&amp;MID([.G194];1;2)&amp;&quot;-&quot;&amp;MID([.G194];4;2)" office:value-type="string" office:string-value="1968-04-15" calcext:value-type="string">
            <text:p>1968-04-15</text:p>
          </table:table-cell>
          <table:table-cell table:formula="of:=IF(LEN([.V194])=0;[.V195];[.V194])" office:value-type="string" office:string-value="XO,XV" calcext:value-type="string">
            <text:p>XO,XV</text:p>
          </table:table-cell>
          <table:table-cell table:formula="of:=IF(LEN([.Y194])=0;[.Y195];[.Y194])" office:value-type="string" office:string-value="XO,XV" calcext:value-type="string">
            <text:p>XO,XV</text:p>
          </table:table-cell>
          <table:table-cell table:formula="of:=IF(LEN([.Z194])=0;[.Z195];[.Z194])" office:value-type="string" office:string-value="XO,XV" calcext:value-type="string">
            <text:p>XO,XV</text:p>
          </table:table-cell>
          <table:table-cell table:formula="of:=IF(LEN([.AA194])=0;[.AA195];[.AA194])" office:value-type="string" office:string-value="XO,XV" calcext:value-type="string">
            <text:p>XO,XV</text:p>
          </table:table-cell>
          <table:table-cell table:formula="of:=IF(LEN([.I194])&gt;0;[.I194];&quot;*&quot;)" office:value-type="float" office:value="1406609" calcext:value-type="float">
            <text:p>140660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aka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Pētersons</text:p>
          </table:table-cell>
          <table:table-cell office:value-type="string" calcext:value-type="string">
            <text:p>06/23/1969</text:p>
          </table:table-cell>
          <table:table-cell office:value-type="string" calcext:value-type="string">
            <text:p>M</text:p>
          </table:table-cell>
          <table:table-cell office:value-type="float" office:value="9200244" calcext:value-type="float">
            <text:p>9200244</text:p>
          </table:table-cell>
          <table:table-cell office:value-type="string" calcext:value-type="string">
            <text:p>Latvia</text:p>
          </table:table-cell>
          <table:table-cell/>
          <table:table-cell table:formula="of:=IF([.M194]=1;[.H195];IF([.H195]=[.L194];[.L194];&quot;X&quot;))" office:value-type="string" office:string-value="M" calcext:value-type="string">
            <text:p>M</text:p>
          </table:table-cell>
          <table:table-cell table:formula="of:=IF([.A195]=[.A196];0;1)" office:value-type="float" office:value="0" calcext:value-type="float">
            <text:p>0</text:p>
          </table:table-cell>
          <table:table-cell table:formula="of:=DATE(MID([.G195];7;4);MID([.G195];1;2);MID([.G195];4;2))" office:value-type="date" office:date-value="1969-06-23" calcext:value-type="date">
            <text:p>23.06.69</text:p>
          </table:table-cell>
          <table:table-cell table:formula="of:=ORG.OPENOFFICE.YEARS([.N195];[.$N$1];0)" office:value-type="float" office:value="47" calcext:value-type="float">
            <text:p>47</text:p>
          </table:table-cell>
          <table:table-cell table:formula="of:=IF([.A195]=[.A194];MIN([.O195];[.P194]);[.O195])" office:value-type="float" office:value="47" calcext:value-type="float">
            <text:p>47</text:p>
          </table:table-cell>
          <table:table-cell table:formula="of:=IF([.A195]=[.A194];MAX([.O195];[.Q194]);[.P195])" office:value-type="float" office:value="47" calcext:value-type="float">
            <text:p>47</text:p>
          </table:table-cell>
          <table:table-cell table:formula="of:=IF(AND([.Q195]&gt;=0;[.Q195]&lt;[.$R$1]);&quot;J&quot;;&quot;&quot;)">
            <text:p/>
          </table:table-cell>
          <table:table-cell table:formula="of:=IF([.P195]&gt;=[.$S$1];&quot;V&quot;;&quot;&quot;)" office:value-type="string" office:string-value="V" calcext:value-type="string">
            <text:p>V</text:p>
          </table:table-cell>
          <table:table-cell table:formula="of:=IF([.P195]&gt;=[.$T$1];&quot;SV&quot;;&quot;&quot;)">
            <text:p/>
          </table:table-cell>
          <table:table-cell table:formula="of:=IF([.P195]&gt;=[.$U$1];&quot;UV&quot;;&quot;&quot;)">
            <text:p/>
          </table:table-cell>
          <table:table-cell table:formula="of:=IF([.M195]=1;[.L195]&amp;&quot;O&quot;&amp;IF(LEN([.R195])&gt;0;&quot;,&quot;&amp;[.L195]&amp;[.R195];&quot;&quot;)&amp;IF(LEN([.S195])&gt;0;&quot;,&quot;&amp;[.L195]&amp;[.S195];&quot;&quot;)&amp;IF(LEN([.T195])&gt;0;&quot;,&quot;&amp;[.L195]&amp;[.T195];&quot;&quot;)&amp;IF(LEN([.U195])&gt;0;&quot;,&quot;&amp;[.L195]&amp;[.U195];&quot;&quot;)&amp;IF(LEN([.C195])&gt;0;&quot;,&quot;&amp;[.C195];&quot;&quot;);&quot;&quot;)">
            <text:p/>
          </table:table-cell>
          <table:table-cell table:formula="of:=[.E195]&amp;&quot; &quot;&amp;[.F195]" office:value-type="string" office:string-value="Jānis Pētersons" calcext:value-type="string">
            <text:p>Jānis Pētersons</text:p>
          </table:table-cell>
          <table:table-cell table:formula="of:=MID([.G195];7;4)&amp;&quot;-&quot;&amp;MID([.G195];1;2)&amp;&quot;-&quot;&amp;MID([.G195];4;2)" office:value-type="string" office:string-value="1969-06-23" calcext:value-type="string">
            <text:p>1969-06-23</text:p>
          </table:table-cell>
          <table:table-cell table:formula="of:=IF(LEN([.V195])=0;[.V196];[.V195])" office:value-type="string" office:string-value="XO,XV" calcext:value-type="string">
            <text:p>XO,XV</text:p>
          </table:table-cell>
          <table:table-cell table:formula="of:=IF(LEN([.Y195])=0;[.Y196];[.Y195])" office:value-type="string" office:string-value="XO,XV" calcext:value-type="string">
            <text:p>XO,XV</text:p>
          </table:table-cell>
          <table:table-cell table:formula="of:=IF(LEN([.Z195])=0;[.Z196];[.Z195])" office:value-type="string" office:string-value="XO,XV" calcext:value-type="string">
            <text:p>XO,XV</text:p>
          </table:table-cell>
          <table:table-cell table:formula="of:=IF(LEN([.AA195])=0;[.AA196];[.AA195])" office:value-type="string" office:string-value="XO,XV" calcext:value-type="string">
            <text:p>XO,XV</text:p>
          </table:table-cell>
          <table:table-cell table:formula="of:=IF(LEN([.I195])&gt;0;[.I195];&quot;*&quot;)" office:value-type="float" office:value="9200244" calcext:value-type="float">
            <text:p>920024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aka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Inese</text:p>
          </table:table-cell>
          <table:table-cell office:value-type="string" calcext:value-type="string">
            <text:p>Midrijāne</text:p>
          </table:table-cell>
          <table:table-cell office:value-type="string" calcext:value-type="string">
            <text:p>02/19/196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95]=1;[.H196];IF([.H196]=[.L195];[.L195];&quot;X&quot;))" office:value-type="string" office:string-value="X" calcext:value-type="string">
            <text:p>X</text:p>
          </table:table-cell>
          <table:table-cell table:formula="of:=IF([.A196]=[.A197];0;1)" office:value-type="float" office:value="1" calcext:value-type="float">
            <text:p>1</text:p>
          </table:table-cell>
          <table:table-cell table:formula="of:=DATE(MID([.G196];7;4);MID([.G196];1;2);MID([.G196];4;2))" office:value-type="date" office:date-value="1963-02-19" calcext:value-type="date">
            <text:p>19.02.63</text:p>
          </table:table-cell>
          <table:table-cell table:formula="of:=ORG.OPENOFFICE.YEARS([.N196];[.$N$1];0)" office:value-type="float" office:value="53" calcext:value-type="float">
            <text:p>53</text:p>
          </table:table-cell>
          <table:table-cell table:formula="of:=IF([.A196]=[.A195];MIN([.O196];[.P195]);[.O196])" office:value-type="float" office:value="47" calcext:value-type="float">
            <text:p>47</text:p>
          </table:table-cell>
          <table:table-cell table:formula="of:=IF([.A196]=[.A195];MAX([.O196];[.Q195]);[.P196])" office:value-type="float" office:value="53" calcext:value-type="float">
            <text:p>53</text:p>
          </table:table-cell>
          <table:table-cell table:formula="of:=IF(AND([.Q196]&gt;=0;[.Q196]&lt;[.$R$1]);&quot;J&quot;;&quot;&quot;)">
            <text:p/>
          </table:table-cell>
          <table:table-cell table:formula="of:=IF([.P196]&gt;=[.$S$1];&quot;V&quot;;&quot;&quot;)" office:value-type="string" office:string-value="V" calcext:value-type="string">
            <text:p>V</text:p>
          </table:table-cell>
          <table:table-cell table:formula="of:=IF([.P196]&gt;=[.$T$1];&quot;SV&quot;;&quot;&quot;)">
            <text:p/>
          </table:table-cell>
          <table:table-cell table:formula="of:=IF([.P196]&gt;=[.$U$1];&quot;UV&quot;;&quot;&quot;)">
            <text:p/>
          </table:table-cell>
          <table:table-cell table:formula="of:=IF([.M196]=1;[.L196]&amp;&quot;O&quot;&amp;IF(LEN([.R196])&gt;0;&quot;,&quot;&amp;[.L196]&amp;[.R196];&quot;&quot;)&amp;IF(LEN([.S196])&gt;0;&quot;,&quot;&amp;[.L196]&amp;[.S196];&quot;&quot;)&amp;IF(LEN([.T196])&gt;0;&quot;,&quot;&amp;[.L196]&amp;[.T196];&quot;&quot;)&amp;IF(LEN([.U196])&gt;0;&quot;,&quot;&amp;[.L196]&amp;[.U196];&quot;&quot;)&amp;IF(LEN([.C196])&gt;0;&quot;,&quot;&amp;[.C196];&quot;&quot;);&quot;&quot;)" office:value-type="string" office:string-value="XO,XV" calcext:value-type="string">
            <text:p>XO,XV</text:p>
          </table:table-cell>
          <table:table-cell table:formula="of:=[.E196]&amp;&quot; &quot;&amp;[.F196]" office:value-type="string" office:string-value="Inese Midrijāne" calcext:value-type="string">
            <text:p>Inese Midrijāne</text:p>
          </table:table-cell>
          <table:table-cell table:formula="of:=MID([.G196];7;4)&amp;&quot;-&quot;&amp;MID([.G196];1;2)&amp;&quot;-&quot;&amp;MID([.G196];4;2)" office:value-type="string" office:string-value="1963-02-19" calcext:value-type="string">
            <text:p>1963-02-19</text:p>
          </table:table-cell>
          <table:table-cell table:formula="of:=IF(LEN([.V196])=0;[.V197];[.V196])" office:value-type="string" office:string-value="XO,XV" calcext:value-type="string">
            <text:p>XO,XV</text:p>
          </table:table-cell>
          <table:table-cell table:formula="of:=IF(LEN([.Y196])=0;[.Y197];[.Y196])" office:value-type="string" office:string-value="XO,XV" calcext:value-type="string">
            <text:p>XO,XV</text:p>
          </table:table-cell>
          <table:table-cell table:formula="of:=IF(LEN([.Z196])=0;[.Z197];[.Z196])" office:value-type="string" office:string-value="XO,XV" calcext:value-type="string">
            <text:p>XO,XV</text:p>
          </table:table-cell>
          <table:table-cell table:formula="of:=IF(LEN([.AA196])=0;[.AA197];[.AA196])" office:value-type="string" office:string-value="XO,XV" calcext:value-type="string">
            <text:p>XO,XV</text:p>
          </table:table-cell>
          <table:table-cell table:formula="of:=IF(LEN([.I196])&gt;0;[.I19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ona-X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Pēteris</text:p>
          </table:table-cell>
          <table:table-cell office:value-type="string" calcext:value-type="string">
            <text:p>Zariņš</text:p>
          </table:table-cell>
          <table:table-cell office:value-type="string" calcext:value-type="string">
            <text:p>01/08/196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196]=1;[.H197];IF([.H197]=[.L196];[.L196];&quot;X&quot;))" office:value-type="string" office:string-value="M" calcext:value-type="string">
            <text:p>M</text:p>
          </table:table-cell>
          <table:table-cell table:formula="of:=IF([.A197]=[.A198];0;1)" office:value-type="float" office:value="0" calcext:value-type="float">
            <text:p>0</text:p>
          </table:table-cell>
          <table:table-cell table:formula="of:=DATE(MID([.G197];7;4);MID([.G197];1;2);MID([.G197];4;2))" office:value-type="date" office:date-value="1961-01-08" calcext:value-type="date">
            <text:p>08.01.61</text:p>
          </table:table-cell>
          <table:table-cell table:formula="of:=ORG.OPENOFFICE.YEARS([.N197];[.$N$1];0)" office:value-type="float" office:value="55" calcext:value-type="float">
            <text:p>55</text:p>
          </table:table-cell>
          <table:table-cell table:formula="of:=IF([.A197]=[.A196];MIN([.O197];[.P196]);[.O197])" office:value-type="float" office:value="55" calcext:value-type="float">
            <text:p>55</text:p>
          </table:table-cell>
          <table:table-cell table:formula="of:=IF([.A197]=[.A196];MAX([.O197];[.Q196]);[.P197])" office:value-type="float" office:value="55" calcext:value-type="float">
            <text:p>55</text:p>
          </table:table-cell>
          <table:table-cell table:formula="of:=IF(AND([.Q197]&gt;=0;[.Q197]&lt;[.$R$1]);&quot;J&quot;;&quot;&quot;)">
            <text:p/>
          </table:table-cell>
          <table:table-cell table:formula="of:=IF([.P197]&gt;=[.$S$1];&quot;V&quot;;&quot;&quot;)" office:value-type="string" office:string-value="V" calcext:value-type="string">
            <text:p>V</text:p>
          </table:table-cell>
          <table:table-cell table:formula="of:=IF([.P197]&gt;=[.$T$1];&quot;SV&quot;;&quot;&quot;)" office:value-type="string" office:string-value="SV" calcext:value-type="string">
            <text:p>SV</text:p>
          </table:table-cell>
          <table:table-cell table:formula="of:=IF([.P197]&gt;=[.$U$1];&quot;UV&quot;;&quot;&quot;)">
            <text:p/>
          </table:table-cell>
          <table:table-cell table:formula="of:=IF([.M197]=1;[.L197]&amp;&quot;O&quot;&amp;IF(LEN([.R197])&gt;0;&quot;,&quot;&amp;[.L197]&amp;[.R197];&quot;&quot;)&amp;IF(LEN([.S197])&gt;0;&quot;,&quot;&amp;[.L197]&amp;[.S197];&quot;&quot;)&amp;IF(LEN([.T197])&gt;0;&quot;,&quot;&amp;[.L197]&amp;[.T197];&quot;&quot;)&amp;IF(LEN([.U197])&gt;0;&quot;,&quot;&amp;[.L197]&amp;[.U197];&quot;&quot;)&amp;IF(LEN([.C197])&gt;0;&quot;,&quot;&amp;[.C197];&quot;&quot;);&quot;&quot;)">
            <text:p/>
          </table:table-cell>
          <table:table-cell table:formula="of:=[.E197]&amp;&quot; &quot;&amp;[.F197]" office:value-type="string" office:string-value="Pēteris Zariņš" calcext:value-type="string">
            <text:p>Pēteris Zariņš</text:p>
          </table:table-cell>
          <table:table-cell table:formula="of:=MID([.G197];7;4)&amp;&quot;-&quot;&amp;MID([.G197];1;2)&amp;&quot;-&quot;&amp;MID([.G197];4;2)" office:value-type="string" office:string-value="1961-01-08" calcext:value-type="string">
            <text:p>1961-01-08</text:p>
          </table:table-cell>
          <table:table-cell table:formula="of:=IF(LEN([.V197])=0;[.V198];[.V197])" office:value-type="string" office:string-value="XO,XV" calcext:value-type="string">
            <text:p>XO,XV</text:p>
          </table:table-cell>
          <table:table-cell table:formula="of:=IF(LEN([.Y197])=0;[.Y198];[.Y197])" office:value-type="string" office:string-value="XO,XV" calcext:value-type="string">
            <text:p>XO,XV</text:p>
          </table:table-cell>
          <table:table-cell table:formula="of:=IF(LEN([.Z197])=0;[.Z198];[.Z197])" office:value-type="string" office:string-value="XO,XV" calcext:value-type="string">
            <text:p>XO,XV</text:p>
          </table:table-cell>
          <table:table-cell table:formula="of:=IF(LEN([.AA197])=0;[.AA198];[.AA197])" office:value-type="string" office:string-value="XO,XV" calcext:value-type="string">
            <text:p>XO,XV</text:p>
          </table:table-cell>
          <table:table-cell table:formula="of:=IF(LEN([.I197])&gt;0;[.I19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ona-X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Ozola</text:p>
          </table:table-cell>
          <table:table-cell office:value-type="string" calcext:value-type="string">
            <text:p>10/18/1964</text:p>
          </table:table-cell>
          <table:table-cell office:value-type="string" calcext:value-type="string">
            <text:p>W</text:p>
          </table:table-cell>
          <table:table-cell office:value-type="float" office:value="8628425" calcext:value-type="float">
            <text:p>8628425</text:p>
          </table:table-cell>
          <table:table-cell office:value-type="string" calcext:value-type="string">
            <text:p>Latvia</text:p>
          </table:table-cell>
          <table:table-cell/>
          <table:table-cell table:formula="of:=IF([.M197]=1;[.H198];IF([.H198]=[.L197];[.L197];&quot;X&quot;))" office:value-type="string" office:string-value="X" calcext:value-type="string">
            <text:p>X</text:p>
          </table:table-cell>
          <table:table-cell table:formula="of:=IF([.A198]=[.A199];0;1)" office:value-type="float" office:value="1" calcext:value-type="float">
            <text:p>1</text:p>
          </table:table-cell>
          <table:table-cell table:formula="of:=DATE(MID([.G198];7;4);MID([.G198];1;2);MID([.G198];4;2))" office:value-type="date" office:date-value="1964-10-18" calcext:value-type="date">
            <text:p>18.10.64</text:p>
          </table:table-cell>
          <table:table-cell table:formula="of:=ORG.OPENOFFICE.YEARS([.N198];[.$N$1];0)" office:value-type="float" office:value="51" calcext:value-type="float">
            <text:p>51</text:p>
          </table:table-cell>
          <table:table-cell table:formula="of:=IF([.A198]=[.A197];MIN([.O198];[.P197]);[.O198])" office:value-type="float" office:value="51" calcext:value-type="float">
            <text:p>51</text:p>
          </table:table-cell>
          <table:table-cell table:formula="of:=IF([.A198]=[.A197];MAX([.O198];[.Q197]);[.P198])" office:value-type="float" office:value="55" calcext:value-type="float">
            <text:p>55</text:p>
          </table:table-cell>
          <table:table-cell table:formula="of:=IF(AND([.Q198]&gt;=0;[.Q198]&lt;[.$R$1]);&quot;J&quot;;&quot;&quot;)">
            <text:p/>
          </table:table-cell>
          <table:table-cell table:formula="of:=IF([.P198]&gt;=[.$S$1];&quot;V&quot;;&quot;&quot;)" office:value-type="string" office:string-value="V" calcext:value-type="string">
            <text:p>V</text:p>
          </table:table-cell>
          <table:table-cell table:formula="of:=IF([.P198]&gt;=[.$T$1];&quot;SV&quot;;&quot;&quot;)">
            <text:p/>
          </table:table-cell>
          <table:table-cell table:formula="of:=IF([.P198]&gt;=[.$U$1];&quot;UV&quot;;&quot;&quot;)">
            <text:p/>
          </table:table-cell>
          <table:table-cell table:formula="of:=IF([.M198]=1;[.L198]&amp;&quot;O&quot;&amp;IF(LEN([.R198])&gt;0;&quot;,&quot;&amp;[.L198]&amp;[.R198];&quot;&quot;)&amp;IF(LEN([.S198])&gt;0;&quot;,&quot;&amp;[.L198]&amp;[.S198];&quot;&quot;)&amp;IF(LEN([.T198])&gt;0;&quot;,&quot;&amp;[.L198]&amp;[.T198];&quot;&quot;)&amp;IF(LEN([.U198])&gt;0;&quot;,&quot;&amp;[.L198]&amp;[.U198];&quot;&quot;)&amp;IF(LEN([.C198])&gt;0;&quot;,&quot;&amp;[.C198];&quot;&quot;);&quot;&quot;)" office:value-type="string" office:string-value="XO,XV" calcext:value-type="string">
            <text:p>XO,XV</text:p>
          </table:table-cell>
          <table:table-cell table:formula="of:=[.E198]&amp;&quot; &quot;&amp;[.F198]" office:value-type="string" office:string-value="Baiba Ozola" calcext:value-type="string">
            <text:p>Baiba Ozola</text:p>
          </table:table-cell>
          <table:table-cell table:formula="of:=MID([.G198];7;4)&amp;&quot;-&quot;&amp;MID([.G198];1;2)&amp;&quot;-&quot;&amp;MID([.G198];4;2)" office:value-type="string" office:string-value="1964-10-18" calcext:value-type="string">
            <text:p>1964-10-18</text:p>
          </table:table-cell>
          <table:table-cell table:formula="of:=IF(LEN([.V198])=0;[.V199];[.V198])" office:value-type="string" office:string-value="XO,XV" calcext:value-type="string">
            <text:p>XO,XV</text:p>
          </table:table-cell>
          <table:table-cell table:formula="of:=IF(LEN([.Y198])=0;[.Y199];[.Y198])" office:value-type="string" office:string-value="XO,XV" calcext:value-type="string">
            <text:p>XO,XV</text:p>
          </table:table-cell>
          <table:table-cell table:formula="of:=IF(LEN([.Z198])=0;[.Z199];[.Z198])" office:value-type="string" office:string-value="XO,XV" calcext:value-type="string">
            <text:p>XO,XV</text:p>
          </table:table-cell>
          <table:table-cell table:formula="of:=IF(LEN([.AA198])=0;[.AA199];[.AA198])" office:value-type="string" office:string-value="XO,XV" calcext:value-type="string">
            <text:p>XO,XV</text:p>
          </table:table-cell>
          <table:table-cell table:formula="of:=IF(LEN([.I198])&gt;0;[.I198];&quot;*&quot;)" office:value-type="float" office:value="8628425" calcext:value-type="float">
            <text:p>86284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Vējš matos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Gaiss</text:p>
          </table:table-cell>
          <table:table-cell office:value-type="string" calcext:value-type="string">
            <text:p>06/14/1973</text:p>
          </table:table-cell>
          <table:table-cell office:value-type="string" calcext:value-type="string">
            <text:p>M</text:p>
          </table:table-cell>
          <table:table-cell office:value-type="float" office:value="555944" calcext:value-type="float">
            <text:p>555944</text:p>
          </table:table-cell>
          <table:table-cell office:value-type="string" calcext:value-type="string">
            <text:p>Latvia</text:p>
          </table:table-cell>
          <table:table-cell/>
          <table:table-cell table:formula="of:=IF([.M198]=1;[.H199];IF([.H199]=[.L198];[.L198];&quot;X&quot;))" office:value-type="string" office:string-value="M" calcext:value-type="string">
            <text:p>M</text:p>
          </table:table-cell>
          <table:table-cell table:formula="of:=IF([.A199]=[.A200];0;1)" office:value-type="float" office:value="0" calcext:value-type="float">
            <text:p>0</text:p>
          </table:table-cell>
          <table:table-cell table:formula="of:=DATE(MID([.G199];7;4);MID([.G199];1;2);MID([.G199];4;2))" office:value-type="date" office:date-value="1973-06-14" calcext:value-type="date">
            <text:p>14.06.73</text:p>
          </table:table-cell>
          <table:table-cell table:formula="of:=ORG.OPENOFFICE.YEARS([.N199];[.$N$1];0)" office:value-type="float" office:value="43" calcext:value-type="float">
            <text:p>43</text:p>
          </table:table-cell>
          <table:table-cell table:formula="of:=IF([.A199]=[.A198];MIN([.O199];[.P198]);[.O199])" office:value-type="float" office:value="43" calcext:value-type="float">
            <text:p>43</text:p>
          </table:table-cell>
          <table:table-cell table:formula="of:=IF([.A199]=[.A198];MAX([.O199];[.Q198]);[.P199])" office:value-type="float" office:value="43" calcext:value-type="float">
            <text:p>43</text:p>
          </table:table-cell>
          <table:table-cell table:formula="of:=IF(AND([.Q199]&gt;=0;[.Q199]&lt;[.$R$1]);&quot;J&quot;;&quot;&quot;)">
            <text:p/>
          </table:table-cell>
          <table:table-cell table:formula="of:=IF([.P199]&gt;=[.$S$1];&quot;V&quot;;&quot;&quot;)" office:value-type="string" office:string-value="V" calcext:value-type="string">
            <text:p>V</text:p>
          </table:table-cell>
          <table:table-cell table:formula="of:=IF([.P199]&gt;=[.$T$1];&quot;SV&quot;;&quot;&quot;)">
            <text:p/>
          </table:table-cell>
          <table:table-cell table:formula="of:=IF([.P199]&gt;=[.$U$1];&quot;UV&quot;;&quot;&quot;)">
            <text:p/>
          </table:table-cell>
          <table:table-cell table:formula="of:=IF([.M199]=1;[.L199]&amp;&quot;O&quot;&amp;IF(LEN([.R199])&gt;0;&quot;,&quot;&amp;[.L199]&amp;[.R199];&quot;&quot;)&amp;IF(LEN([.S199])&gt;0;&quot;,&quot;&amp;[.L199]&amp;[.S199];&quot;&quot;)&amp;IF(LEN([.T199])&gt;0;&quot;,&quot;&amp;[.L199]&amp;[.T199];&quot;&quot;)&amp;IF(LEN([.U199])&gt;0;&quot;,&quot;&amp;[.L199]&amp;[.U199];&quot;&quot;)&amp;IF(LEN([.C199])&gt;0;&quot;,&quot;&amp;[.C199];&quot;&quot;);&quot;&quot;)">
            <text:p/>
          </table:table-cell>
          <table:table-cell table:formula="of:=[.E199]&amp;&quot; &quot;&amp;[.F199]" office:value-type="string" office:string-value="Uldis Gaiss" calcext:value-type="string">
            <text:p>Uldis Gaiss</text:p>
          </table:table-cell>
          <table:table-cell table:formula="of:=MID([.G199];7;4)&amp;&quot;-&quot;&amp;MID([.G199];1;2)&amp;&quot;-&quot;&amp;MID([.G199];4;2)" office:value-type="string" office:string-value="1973-06-14" calcext:value-type="string">
            <text:p>1973-06-14</text:p>
          </table:table-cell>
          <table:table-cell table:formula="of:=IF(LEN([.V199])=0;[.V200];[.V199])" office:value-type="string" office:string-value="XO,XV" calcext:value-type="string">
            <text:p>XO,XV</text:p>
          </table:table-cell>
          <table:table-cell table:formula="of:=IF(LEN([.Y199])=0;[.Y200];[.Y199])" office:value-type="string" office:string-value="XO,XV" calcext:value-type="string">
            <text:p>XO,XV</text:p>
          </table:table-cell>
          <table:table-cell table:formula="of:=IF(LEN([.Z199])=0;[.Z200];[.Z199])" office:value-type="string" office:string-value="XO,XV" calcext:value-type="string">
            <text:p>XO,XV</text:p>
          </table:table-cell>
          <table:table-cell table:formula="of:=IF(LEN([.AA199])=0;[.AA200];[.AA199])" office:value-type="string" office:string-value="XO,XV" calcext:value-type="string">
            <text:p>XO,XV</text:p>
          </table:table-cell>
          <table:table-cell table:formula="of:=IF(LEN([.I199])&gt;0;[.I199];&quot;*&quot;)" office:value-type="float" office:value="555944" calcext:value-type="float">
            <text:p>55594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Vējš matos</text:p>
          </table:table-cell>
          <table:table-cell/>
          <table:table-cell office:value-type="string" calcext:value-type="string">
            <text:p>XV8</text:p>
          </table:table-cell>
          <table:table-cell office:value-type="string" calcext:value-type="string">
            <text:p>Gita</text:p>
          </table:table-cell>
          <table:table-cell office:value-type="string" calcext:value-type="string">
            <text:p>Gaisa</text:p>
          </table:table-cell>
          <table:table-cell office:value-type="string" calcext:value-type="string">
            <text:p>08/04/1970</text:p>
          </table:table-cell>
          <table:table-cell office:value-type="string" calcext:value-type="string">
            <text:p>W</text:p>
          </table:table-cell>
          <table:table-cell office:value-type="float" office:value="519519" calcext:value-type="float">
            <text:p>519519</text:p>
          </table:table-cell>
          <table:table-cell office:value-type="string" calcext:value-type="string">
            <text:p>Latvia</text:p>
          </table:table-cell>
          <table:table-cell/>
          <table:table-cell table:formula="of:=IF([.M199]=1;[.H200];IF([.H200]=[.L199];[.L199];&quot;X&quot;))" office:value-type="string" office:string-value="X" calcext:value-type="string">
            <text:p>X</text:p>
          </table:table-cell>
          <table:table-cell table:formula="of:=IF([.A200]=[.A201];0;1)" office:value-type="float" office:value="1" calcext:value-type="float">
            <text:p>1</text:p>
          </table:table-cell>
          <table:table-cell table:formula="of:=DATE(MID([.G200];7;4);MID([.G200];1;2);MID([.G200];4;2))" office:value-type="date" office:date-value="1970-08-04" calcext:value-type="date">
            <text:p>04.08.70</text:p>
          </table:table-cell>
          <table:table-cell table:formula="of:=ORG.OPENOFFICE.YEARS([.N200];[.$N$1];0)" office:value-type="float" office:value="45" calcext:value-type="float">
            <text:p>45</text:p>
          </table:table-cell>
          <table:table-cell table:formula="of:=IF([.A200]=[.A199];MIN([.O200];[.P199]);[.O200])" office:value-type="float" office:value="43" calcext:value-type="float">
            <text:p>43</text:p>
          </table:table-cell>
          <table:table-cell table:formula="of:=IF([.A200]=[.A199];MAX([.O200];[.Q199]);[.P200])" office:value-type="float" office:value="45" calcext:value-type="float">
            <text:p>45</text:p>
          </table:table-cell>
          <table:table-cell table:formula="of:=IF(AND([.Q200]&gt;=0;[.Q200]&lt;[.$R$1]);&quot;J&quot;;&quot;&quot;)">
            <text:p/>
          </table:table-cell>
          <table:table-cell table:formula="of:=IF([.P200]&gt;=[.$S$1];&quot;V&quot;;&quot;&quot;)" office:value-type="string" office:string-value="V" calcext:value-type="string">
            <text:p>V</text:p>
          </table:table-cell>
          <table:table-cell table:formula="of:=IF([.P200]&gt;=[.$T$1];&quot;SV&quot;;&quot;&quot;)">
            <text:p/>
          </table:table-cell>
          <table:table-cell table:formula="of:=IF([.P200]&gt;=[.$U$1];&quot;UV&quot;;&quot;&quot;)">
            <text:p/>
          </table:table-cell>
          <table:table-cell table:formula="of:=IF([.M200]=1;[.L200]&amp;&quot;O&quot;&amp;IF(LEN([.R200])&gt;0;&quot;,&quot;&amp;[.L200]&amp;[.R200];&quot;&quot;)&amp;IF(LEN([.S200])&gt;0;&quot;,&quot;&amp;[.L200]&amp;[.S200];&quot;&quot;)&amp;IF(LEN([.T200])&gt;0;&quot;,&quot;&amp;[.L200]&amp;[.T200];&quot;&quot;)&amp;IF(LEN([.U200])&gt;0;&quot;,&quot;&amp;[.L200]&amp;[.U200];&quot;&quot;)&amp;IF(LEN([.C200])&gt;0;&quot;,&quot;&amp;[.C200];&quot;&quot;);&quot;&quot;)" office:value-type="string" office:string-value="XO,XV" calcext:value-type="string">
            <text:p>XO,XV</text:p>
          </table:table-cell>
          <table:table-cell table:formula="of:=[.E200]&amp;&quot; &quot;&amp;[.F200]" office:value-type="string" office:string-value="Gita Gaisa" calcext:value-type="string">
            <text:p>Gita Gaisa</text:p>
          </table:table-cell>
          <table:table-cell table:formula="of:=MID([.G200];7;4)&amp;&quot;-&quot;&amp;MID([.G200];1;2)&amp;&quot;-&quot;&amp;MID([.G200];4;2)" office:value-type="string" office:string-value="1970-08-04" calcext:value-type="string">
            <text:p>1970-08-04</text:p>
          </table:table-cell>
          <table:table-cell table:formula="of:=IF(LEN([.V200])=0;[.V201];[.V200])" office:value-type="string" office:string-value="XO,XV" calcext:value-type="string">
            <text:p>XO,XV</text:p>
          </table:table-cell>
          <table:table-cell table:formula="of:=IF(LEN([.Y200])=0;[.Y201];[.Y200])" office:value-type="string" office:string-value="XO,XV" calcext:value-type="string">
            <text:p>XO,XV</text:p>
          </table:table-cell>
          <table:table-cell table:formula="of:=IF(LEN([.Z200])=0;[.Z201];[.Z200])" office:value-type="string" office:string-value="XO,XV" calcext:value-type="string">
            <text:p>XO,XV</text:p>
          </table:table-cell>
          <table:table-cell table:formula="of:=IF(LEN([.AA200])=0;[.AA201];[.AA200])" office:value-type="string" office:string-value="XO,XV" calcext:value-type="string">
            <text:p>XO,XV</text:p>
          </table:table-cell>
          <table:table-cell table:formula="of:=IF(LEN([.I200])&gt;0;[.I200];&quot;*&quot;)" office:value-type="float" office:value="519519" calcext:value-type="float">
            <text:p>51951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XUV8</text:p>
          </table:table-cell>
          <table:table-cell office:value-type="string" calcext:value-type="string">
            <text:p>Daina</text:p>
          </table:table-cell>
          <table:table-cell office:value-type="string" calcext:value-type="string">
            <text:p>Celma-Zida</text:p>
          </table:table-cell>
          <table:table-cell office:value-type="string" calcext:value-type="string">
            <text:p>08/12/1950</text:p>
          </table:table-cell>
          <table:table-cell office:value-type="string" calcext:value-type="string">
            <text:p>W</text:p>
          </table:table-cell>
          <table:table-cell office:value-type="float" office:value="201050" calcext:value-type="float">
            <text:p>201050</text:p>
          </table:table-cell>
          <table:table-cell office:value-type="string" calcext:value-type="string">
            <text:p>Latvia</text:p>
          </table:table-cell>
          <table:table-cell/>
          <table:table-cell table:formula="of:=IF([.M200]=1;[.H201];IF([.H201]=[.L200];[.L200];&quot;X&quot;))" office:value-type="string" office:string-value="W" calcext:value-type="string">
            <text:p>W</text:p>
          </table:table-cell>
          <table:table-cell table:formula="of:=IF([.A201]=[.A202];0;1)" office:value-type="float" office:value="0" calcext:value-type="float">
            <text:p>0</text:p>
          </table:table-cell>
          <table:table-cell table:formula="of:=DATE(MID([.G201];7;4);MID([.G201];1;2);MID([.G201];4;2))" office:value-type="date" office:date-value="1950-08-12" calcext:value-type="date">
            <text:p>12.08.50</text:p>
          </table:table-cell>
          <table:table-cell table:formula="of:=ORG.OPENOFFICE.YEARS([.N201];[.$N$1];0)" office:value-type="float" office:value="65" calcext:value-type="float">
            <text:p>65</text:p>
          </table:table-cell>
          <table:table-cell table:formula="of:=IF([.A201]=[.A200];MIN([.O201];[.P200]);[.O201])" office:value-type="float" office:value="65" calcext:value-type="float">
            <text:p>65</text:p>
          </table:table-cell>
          <table:table-cell table:formula="of:=IF([.A201]=[.A200];MAX([.O201];[.Q200]);[.P201])" office:value-type="float" office:value="65" calcext:value-type="float">
            <text:p>65</text:p>
          </table:table-cell>
          <table:table-cell table:formula="of:=IF(AND([.Q201]&gt;=0;[.Q201]&lt;[.$R$1]);&quot;J&quot;;&quot;&quot;)">
            <text:p/>
          </table:table-cell>
          <table:table-cell table:formula="of:=IF([.P201]&gt;=[.$S$1];&quot;V&quot;;&quot;&quot;)" office:value-type="string" office:string-value="V" calcext:value-type="string">
            <text:p>V</text:p>
          </table:table-cell>
          <table:table-cell table:formula="of:=IF([.P201]&gt;=[.$T$1];&quot;SV&quot;;&quot;&quot;)" office:value-type="string" office:string-value="SV" calcext:value-type="string">
            <text:p>SV</text:p>
          </table:table-cell>
          <table:table-cell table:formula="of:=IF([.P201]&gt;=[.$U$1];&quot;UV&quot;;&quot;&quot;)" office:value-type="string" office:string-value="UV" calcext:value-type="string">
            <text:p>UV</text:p>
          </table:table-cell>
          <table:table-cell table:formula="of:=IF([.M201]=1;[.L201]&amp;&quot;O&quot;&amp;IF(LEN([.R201])&gt;0;&quot;,&quot;&amp;[.L201]&amp;[.R201];&quot;&quot;)&amp;IF(LEN([.S201])&gt;0;&quot;,&quot;&amp;[.L201]&amp;[.S201];&quot;&quot;)&amp;IF(LEN([.T201])&gt;0;&quot;,&quot;&amp;[.L201]&amp;[.T201];&quot;&quot;)&amp;IF(LEN([.U201])&gt;0;&quot;,&quot;&amp;[.L201]&amp;[.U201];&quot;&quot;)&amp;IF(LEN([.C201])&gt;0;&quot;,&quot;&amp;[.C201];&quot;&quot;);&quot;&quot;)">
            <text:p/>
          </table:table-cell>
          <table:table-cell table:formula="of:=[.E201]&amp;&quot; &quot;&amp;[.F201]" office:value-type="string" office:string-value="Daina Celma-Zida" calcext:value-type="string">
            <text:p>Daina Celma-Zida</text:p>
          </table:table-cell>
          <table:table-cell table:formula="of:=MID([.G201];7;4)&amp;&quot;-&quot;&amp;MID([.G201];1;2)&amp;&quot;-&quot;&amp;MID([.G201];4;2)" office:value-type="string" office:string-value="1950-08-12" calcext:value-type="string">
            <text:p>1950-08-12</text:p>
          </table:table-cell>
          <table:table-cell table:formula="of:=IF(LEN([.V201])=0;[.V202];[.V201])" office:value-type="string" office:string-value="XO,XV,XSV,XUV" calcext:value-type="string">
            <text:p>XO,XV,XSV,XUV</text:p>
          </table:table-cell>
          <table:table-cell table:formula="of:=IF(LEN([.Y201])=0;[.Y202];[.Y201])" office:value-type="string" office:string-value="XO,XV,XSV,XUV" calcext:value-type="string">
            <text:p>XO,XV,XSV,XUV</text:p>
          </table:table-cell>
          <table:table-cell table:formula="of:=IF(LEN([.Z201])=0;[.Z202];[.Z201])" office:value-type="string" office:string-value="XO,XV,XSV,XUV" calcext:value-type="string">
            <text:p>XO,XV,XSV,XUV</text:p>
          </table:table-cell>
          <table:table-cell table:formula="of:=IF(LEN([.AA201])=0;[.AA202];[.AA201])" office:value-type="string" office:string-value="XO,XV,XSV,XUV" calcext:value-type="string">
            <text:p>XO,XV,XSV,XUV</text:p>
          </table:table-cell>
          <table:table-cell table:formula="of:=IF(LEN([.I201])&gt;0;[.I201];&quot;*&quot;)" office:value-type="float" office:value="201050" calcext:value-type="float">
            <text:p>20105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XUV8</text:p>
          </table:table-cell>
          <table:table-cell office:value-type="string" calcext:value-type="string">
            <text:p>Oskars</text:p>
          </table:table-cell>
          <table:table-cell office:value-type="string" calcext:value-type="string">
            <text:p>Zīds</text:p>
          </table:table-cell>
          <table:table-cell office:value-type="string" calcext:value-type="string">
            <text:p>07/22/1948</text:p>
          </table:table-cell>
          <table:table-cell office:value-type="string" calcext:value-type="string">
            <text:p>M</text:p>
          </table:table-cell>
          <table:table-cell office:value-type="float" office:value="682046" calcext:value-type="float">
            <text:p>682046</text:p>
          </table:table-cell>
          <table:table-cell office:value-type="string" calcext:value-type="string">
            <text:p>Latvia</text:p>
          </table:table-cell>
          <table:table-cell/>
          <table:table-cell table:formula="of:=IF([.M201]=1;[.H202];IF([.H202]=[.L201];[.L201];&quot;X&quot;))" office:value-type="string" office:string-value="X" calcext:value-type="string">
            <text:p>X</text:p>
          </table:table-cell>
          <table:table-cell table:formula="of:=IF([.A202]=[.A203];0;1)" office:value-type="float" office:value="1" calcext:value-type="float">
            <text:p>1</text:p>
          </table:table-cell>
          <table:table-cell table:formula="of:=DATE(MID([.G202];7;4);MID([.G202];1;2);MID([.G202];4;2))" office:value-type="date" office:date-value="1948-07-22" calcext:value-type="date">
            <text:p>22.07.48</text:p>
          </table:table-cell>
          <table:table-cell table:formula="of:=ORG.OPENOFFICE.YEARS([.N202];[.$N$1];0)" office:value-type="float" office:value="67" calcext:value-type="float">
            <text:p>67</text:p>
          </table:table-cell>
          <table:table-cell table:formula="of:=IF([.A202]=[.A201];MIN([.O202];[.P201]);[.O202])" office:value-type="float" office:value="65" calcext:value-type="float">
            <text:p>65</text:p>
          </table:table-cell>
          <table:table-cell table:formula="of:=IF([.A202]=[.A201];MAX([.O202];[.Q201]);[.P202])" office:value-type="float" office:value="67" calcext:value-type="float">
            <text:p>67</text:p>
          </table:table-cell>
          <table:table-cell table:formula="of:=IF(AND([.Q202]&gt;=0;[.Q202]&lt;[.$R$1]);&quot;J&quot;;&quot;&quot;)">
            <text:p/>
          </table:table-cell>
          <table:table-cell table:formula="of:=IF([.P202]&gt;=[.$S$1];&quot;V&quot;;&quot;&quot;)" office:value-type="string" office:string-value="V" calcext:value-type="string">
            <text:p>V</text:p>
          </table:table-cell>
          <table:table-cell table:formula="of:=IF([.P202]&gt;=[.$T$1];&quot;SV&quot;;&quot;&quot;)" office:value-type="string" office:string-value="SV" calcext:value-type="string">
            <text:p>SV</text:p>
          </table:table-cell>
          <table:table-cell table:formula="of:=IF([.P202]&gt;=[.$U$1];&quot;UV&quot;;&quot;&quot;)" office:value-type="string" office:string-value="UV" calcext:value-type="string">
            <text:p>UV</text:p>
          </table:table-cell>
          <table:table-cell table:formula="of:=IF([.M202]=1;[.L202]&amp;&quot;O&quot;&amp;IF(LEN([.R202])&gt;0;&quot;,&quot;&amp;[.L202]&amp;[.R202];&quot;&quot;)&amp;IF(LEN([.S202])&gt;0;&quot;,&quot;&amp;[.L202]&amp;[.S202];&quot;&quot;)&amp;IF(LEN([.T202])&gt;0;&quot;,&quot;&amp;[.L202]&amp;[.T202];&quot;&quot;)&amp;IF(LEN([.U202])&gt;0;&quot;,&quot;&amp;[.L202]&amp;[.U202];&quot;&quot;)&amp;IF(LEN([.C202])&gt;0;&quot;,&quot;&amp;[.C202];&quot;&quot;);&quot;&quot;)" office:value-type="string" office:string-value="XO,XV,XSV,XUV" calcext:value-type="string">
            <text:p>XO,XV,XSV,XUV</text:p>
          </table:table-cell>
          <table:table-cell table:formula="of:=[.E202]&amp;&quot; &quot;&amp;[.F202]" office:value-type="string" office:string-value="Oskars Zīds" calcext:value-type="string">
            <text:p>Oskars Zīds</text:p>
          </table:table-cell>
          <table:table-cell table:formula="of:=MID([.G202];7;4)&amp;&quot;-&quot;&amp;MID([.G202];1;2)&amp;&quot;-&quot;&amp;MID([.G202];4;2)" office:value-type="string" office:string-value="1948-07-22" calcext:value-type="string">
            <text:p>1948-07-22</text:p>
          </table:table-cell>
          <table:table-cell table:formula="of:=IF(LEN([.V202])=0;[.V203];[.V202])" office:value-type="string" office:string-value="XO,XV,XSV,XUV" calcext:value-type="string">
            <text:p>XO,XV,XSV,XUV</text:p>
          </table:table-cell>
          <table:table-cell table:formula="of:=IF(LEN([.Y202])=0;[.Y203];[.Y202])" office:value-type="string" office:string-value="XO,XV,XSV,XUV" calcext:value-type="string">
            <text:p>XO,XV,XSV,XUV</text:p>
          </table:table-cell>
          <table:table-cell table:formula="of:=IF(LEN([.Z202])=0;[.Z203];[.Z202])" office:value-type="string" office:string-value="XO,XV,XSV,XUV" calcext:value-type="string">
            <text:p>XO,XV,XSV,XUV</text:p>
          </table:table-cell>
          <table:table-cell table:formula="of:=IF(LEN([.AA202])=0;[.AA203];[.AA202])" office:value-type="string" office:string-value="XO,XV,XSV,XUV" calcext:value-type="string">
            <text:p>XO,XV,XSV,XUV</text:p>
          </table:table-cell>
          <table:table-cell table:formula="of:=IF(LEN([.I202])&gt;0;[.I202];&quot;*&quot;)" office:value-type="float" office:value="682046" calcext:value-type="float">
            <text:p>682046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AbiLabi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Ieva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11/20/197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02]=1;[.H203];IF([.H203]=[.L202];[.L202];&quot;X&quot;))" office:value-type="string" office:string-value="W" calcext:value-type="string">
            <text:p>W</text:p>
          </table:table-cell>
          <table:table-cell table:formula="of:=IF([.A203]=[.A204];0;1)" office:value-type="float" office:value="0" calcext:value-type="float">
            <text:p>0</text:p>
          </table:table-cell>
          <table:table-cell table:formula="of:=DATE(MID([.G203];7;4);MID([.G203];1;2);MID([.G203];4;2))" office:value-type="date" office:date-value="1971-11-20" calcext:value-type="date">
            <text:p>20.11.71</text:p>
          </table:table-cell>
          <table:table-cell table:formula="of:=ORG.OPENOFFICE.YEARS([.N203];[.$N$1];0)" office:value-type="float" office:value="44" calcext:value-type="float">
            <text:p>44</text:p>
          </table:table-cell>
          <table:table-cell table:formula="of:=IF([.A203]=[.A202];MIN([.O203];[.P202]);[.O203])" office:value-type="float" office:value="44" calcext:value-type="float">
            <text:p>44</text:p>
          </table:table-cell>
          <table:table-cell table:formula="of:=IF([.A203]=[.A202];MAX([.O203];[.Q202]);[.P203])" office:value-type="float" office:value="44" calcext:value-type="float">
            <text:p>44</text:p>
          </table:table-cell>
          <table:table-cell table:formula="of:=IF(AND([.Q203]&gt;=0;[.Q203]&lt;[.$R$1]);&quot;J&quot;;&quot;&quot;)">
            <text:p/>
          </table:table-cell>
          <table:table-cell table:formula="of:=IF([.P203]&gt;=[.$S$1];&quot;V&quot;;&quot;&quot;)" office:value-type="string" office:string-value="V" calcext:value-type="string">
            <text:p>V</text:p>
          </table:table-cell>
          <table:table-cell table:formula="of:=IF([.P203]&gt;=[.$T$1];&quot;SV&quot;;&quot;&quot;)">
            <text:p/>
          </table:table-cell>
          <table:table-cell table:formula="of:=IF([.P203]&gt;=[.$U$1];&quot;UV&quot;;&quot;&quot;)">
            <text:p/>
          </table:table-cell>
          <table:table-cell table:formula="of:=IF([.M203]=1;[.L203]&amp;&quot;O&quot;&amp;IF(LEN([.R203])&gt;0;&quot;,&quot;&amp;[.L203]&amp;[.R203];&quot;&quot;)&amp;IF(LEN([.S203])&gt;0;&quot;,&quot;&amp;[.L203]&amp;[.S203];&quot;&quot;)&amp;IF(LEN([.T203])&gt;0;&quot;,&quot;&amp;[.L203]&amp;[.T203];&quot;&quot;)&amp;IF(LEN([.U203])&gt;0;&quot;,&quot;&amp;[.L203]&amp;[.U203];&quot;&quot;)&amp;IF(LEN([.C203])&gt;0;&quot;,&quot;&amp;[.C203];&quot;&quot;);&quot;&quot;)">
            <text:p/>
          </table:table-cell>
          <table:table-cell table:formula="of:=[.E203]&amp;&quot; &quot;&amp;[.F203]" office:value-type="string" office:string-value="Ieva Rode" calcext:value-type="string">
            <text:p>Ieva Rode</text:p>
          </table:table-cell>
          <table:table-cell table:formula="of:=MID([.G203];7;4)&amp;&quot;-&quot;&amp;MID([.G203];1;2)&amp;&quot;-&quot;&amp;MID([.G203];4;2)" office:value-type="string" office:string-value="1971-11-20" calcext:value-type="string">
            <text:p>1971-11-20</text:p>
          </table:table-cell>
          <table:table-cell table:formula="of:=IF(LEN([.V203])=0;[.V204];[.V203])" office:value-type="string" office:string-value="XO" calcext:value-type="string">
            <text:p>XO</text:p>
          </table:table-cell>
          <table:table-cell table:formula="of:=IF(LEN([.Y203])=0;[.Y204];[.Y203])" office:value-type="string" office:string-value="XO" calcext:value-type="string">
            <text:p>XO</text:p>
          </table:table-cell>
          <table:table-cell table:formula="of:=IF(LEN([.Z203])=0;[.Z204];[.Z203])" office:value-type="string" office:string-value="XO" calcext:value-type="string">
            <text:p>XO</text:p>
          </table:table-cell>
          <table:table-cell table:formula="of:=IF(LEN([.AA203])=0;[.AA204];[.AA203])" office:value-type="string" office:string-value="XO" calcext:value-type="string">
            <text:p>XO</text:p>
          </table:table-cell>
          <table:table-cell table:formula="of:=IF(LEN([.I203])&gt;0;[.I203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AbiLabi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Kārlis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07/01/200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03]=1;[.H204];IF([.H204]=[.L203];[.L203];&quot;X&quot;))" office:value-type="string" office:string-value="X" calcext:value-type="string">
            <text:p>X</text:p>
          </table:table-cell>
          <table:table-cell table:formula="of:=IF([.A204]=[.A205];0;1)" office:value-type="float" office:value="1" calcext:value-type="float">
            <text:p>1</text:p>
          </table:table-cell>
          <table:table-cell table:formula="of:=DATE(MID([.G204];7;4);MID([.G204];1;2);MID([.G204];4;2))" office:value-type="date" office:date-value="2002-07-01" calcext:value-type="date">
            <text:p>01.07.02</text:p>
          </table:table-cell>
          <table:table-cell table:formula="of:=ORG.OPENOFFICE.YEARS([.N204];[.$N$1];0)" office:value-type="float" office:value="14" calcext:value-type="float">
            <text:p>14</text:p>
          </table:table-cell>
          <table:table-cell table:formula="of:=IF([.A204]=[.A203];MIN([.O204];[.P203]);[.O204])" office:value-type="float" office:value="14" calcext:value-type="float">
            <text:p>14</text:p>
          </table:table-cell>
          <table:table-cell table:formula="of:=IF([.A204]=[.A203];MAX([.O204];[.Q203]);[.P204])" office:value-type="float" office:value="44" calcext:value-type="float">
            <text:p>44</text:p>
          </table:table-cell>
          <table:table-cell table:formula="of:=IF(AND([.Q204]&gt;=0;[.Q204]&lt;[.$R$1]);&quot;J&quot;;&quot;&quot;)">
            <text:p/>
          </table:table-cell>
          <table:table-cell table:formula="of:=IF([.P204]&gt;=[.$S$1];&quot;V&quot;;&quot;&quot;)">
            <text:p/>
          </table:table-cell>
          <table:table-cell table:formula="of:=IF([.P204]&gt;=[.$T$1];&quot;SV&quot;;&quot;&quot;)">
            <text:p/>
          </table:table-cell>
          <table:table-cell table:formula="of:=IF([.P204]&gt;=[.$U$1];&quot;UV&quot;;&quot;&quot;)">
            <text:p/>
          </table:table-cell>
          <table:table-cell table:formula="of:=IF([.M204]=1;[.L204]&amp;&quot;O&quot;&amp;IF(LEN([.R204])&gt;0;&quot;,&quot;&amp;[.L204]&amp;[.R204];&quot;&quot;)&amp;IF(LEN([.S204])&gt;0;&quot;,&quot;&amp;[.L204]&amp;[.S204];&quot;&quot;)&amp;IF(LEN([.T204])&gt;0;&quot;,&quot;&amp;[.L204]&amp;[.T204];&quot;&quot;)&amp;IF(LEN([.U204])&gt;0;&quot;,&quot;&amp;[.L204]&amp;[.U204];&quot;&quot;)&amp;IF(LEN([.C204])&gt;0;&quot;,&quot;&amp;[.C204];&quot;&quot;);&quot;&quot;)" office:value-type="string" office:string-value="XO" calcext:value-type="string">
            <text:p>XO</text:p>
          </table:table-cell>
          <table:table-cell table:formula="of:=[.E204]&amp;&quot; &quot;&amp;[.F204]" office:value-type="string" office:string-value="Kārlis Rode" calcext:value-type="string">
            <text:p>Kārlis Rode</text:p>
          </table:table-cell>
          <table:table-cell table:formula="of:=MID([.G204];7;4)&amp;&quot;-&quot;&amp;MID([.G204];1;2)&amp;&quot;-&quot;&amp;MID([.G204];4;2)" office:value-type="string" office:string-value="2002-07-01" calcext:value-type="string">
            <text:p>2002-07-01</text:p>
          </table:table-cell>
          <table:table-cell table:formula="of:=IF(LEN([.V204])=0;[.V205];[.V204])" office:value-type="string" office:string-value="XO" calcext:value-type="string">
            <text:p>XO</text:p>
          </table:table-cell>
          <table:table-cell table:formula="of:=IF(LEN([.Y204])=0;[.Y205];[.Y204])" office:value-type="string" office:string-value="XO" calcext:value-type="string">
            <text:p>XO</text:p>
          </table:table-cell>
          <table:table-cell table:formula="of:=IF(LEN([.Z204])=0;[.Z205];[.Z204])" office:value-type="string" office:string-value="XO" calcext:value-type="string">
            <text:p>XO</text:p>
          </table:table-cell>
          <table:table-cell table:formula="of:=IF(LEN([.AA204])=0;[.AA205];[.AA204])" office:value-type="string" office:string-value="XO" calcext:value-type="string">
            <text:p>XO</text:p>
          </table:table-cell>
          <table:table-cell table:formula="of:=IF(LEN([.I204])&gt;0;[.I20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Elīna </text:p>
          </table:table-cell>
          <table:table-cell office:value-type="string" calcext:value-type="string">
            <text:p>Konstantinova</text:p>
          </table:table-cell>
          <table:table-cell office:value-type="string" calcext:value-type="string">
            <text:p>03/27/198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04]=1;[.H205];IF([.H205]=[.L204];[.L204];&quot;X&quot;))" office:value-type="string" office:string-value="W" calcext:value-type="string">
            <text:p>W</text:p>
          </table:table-cell>
          <table:table-cell table:formula="of:=IF([.A205]=[.A206];0;1)" office:value-type="float" office:value="0" calcext:value-type="float">
            <text:p>0</text:p>
          </table:table-cell>
          <table:table-cell table:formula="of:=DATE(MID([.G205];7;4);MID([.G205];1;2);MID([.G205];4;2))" office:value-type="date" office:date-value="1980-03-27" calcext:value-type="date">
            <text:p>27.03.80</text:p>
          </table:table-cell>
          <table:table-cell table:formula="of:=ORG.OPENOFFICE.YEARS([.N205];[.$N$1];0)" office:value-type="float" office:value="36" calcext:value-type="float">
            <text:p>36</text:p>
          </table:table-cell>
          <table:table-cell table:formula="of:=IF([.A205]=[.A204];MIN([.O205];[.P204]);[.O205])" office:value-type="float" office:value="36" calcext:value-type="float">
            <text:p>36</text:p>
          </table:table-cell>
          <table:table-cell table:formula="of:=IF([.A205]=[.A204];MAX([.O205];[.Q204]);[.P205])" office:value-type="float" office:value="36" calcext:value-type="float">
            <text:p>36</text:p>
          </table:table-cell>
          <table:table-cell table:formula="of:=IF(AND([.Q205]&gt;=0;[.Q205]&lt;[.$R$1]);&quot;J&quot;;&quot;&quot;)">
            <text:p/>
          </table:table-cell>
          <table:table-cell table:formula="of:=IF([.P205]&gt;=[.$S$1];&quot;V&quot;;&quot;&quot;)">
            <text:p/>
          </table:table-cell>
          <table:table-cell table:formula="of:=IF([.P205]&gt;=[.$T$1];&quot;SV&quot;;&quot;&quot;)">
            <text:p/>
          </table:table-cell>
          <table:table-cell table:formula="of:=IF([.P205]&gt;=[.$U$1];&quot;UV&quot;;&quot;&quot;)">
            <text:p/>
          </table:table-cell>
          <table:table-cell table:formula="of:=IF([.M205]=1;[.L205]&amp;&quot;O&quot;&amp;IF(LEN([.R205])&gt;0;&quot;,&quot;&amp;[.L205]&amp;[.R205];&quot;&quot;)&amp;IF(LEN([.S205])&gt;0;&quot;,&quot;&amp;[.L205]&amp;[.S205];&quot;&quot;)&amp;IF(LEN([.T205])&gt;0;&quot;,&quot;&amp;[.L205]&amp;[.T205];&quot;&quot;)&amp;IF(LEN([.U205])&gt;0;&quot;,&quot;&amp;[.L205]&amp;[.U205];&quot;&quot;)&amp;IF(LEN([.C205])&gt;0;&quot;,&quot;&amp;[.C205];&quot;&quot;);&quot;&quot;)">
            <text:p/>
          </table:table-cell>
          <table:table-cell table:formula="of:=[.E205]&amp;&quot; &quot;&amp;[.F205]" office:value-type="string" office:string-value="Elīna  Konstantinova" calcext:value-type="string">
            <text:p>Elīna <text:s/>Konstantinova</text:p>
          </table:table-cell>
          <table:table-cell table:formula="of:=MID([.G205];7;4)&amp;&quot;-&quot;&amp;MID([.G205];1;2)&amp;&quot;-&quot;&amp;MID([.G205];4;2)" office:value-type="string" office:string-value="1980-03-27" calcext:value-type="string">
            <text:p>1980-03-27</text:p>
          </table:table-cell>
          <table:table-cell table:formula="of:=IF(LEN([.V205])=0;[.V206];[.V205])">
            <text:p/>
          </table:table-cell>
          <table:table-cell table:formula="of:=IF(LEN([.Y205])=0;[.Y206];[.Y205])">
            <text:p/>
          </table:table-cell>
          <table:table-cell table:formula="of:=IF(LEN([.Z205])=0;[.Z206];[.Z205])" office:value-type="string" office:string-value="XO" calcext:value-type="string">
            <text:p>XO</text:p>
          </table:table-cell>
          <table:table-cell table:formula="of:=IF(LEN([.AA205])=0;[.AA206];[.AA205])" office:value-type="string" office:string-value="XO" calcext:value-type="string">
            <text:p>XO</text:p>
          </table:table-cell>
          <table:table-cell table:formula="of:=IF(LEN([.I205])&gt;0;[.I20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Juris</text:p>
          </table:table-cell>
          <table:table-cell office:value-type="string" calcext:value-type="string">
            <text:p>Jegorovs</text:p>
          </table:table-cell>
          <table:table-cell office:value-type="string" calcext:value-type="string">
            <text:p>05/14/198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05]=1;[.H206];IF([.H206]=[.L205];[.L205];&quot;X&quot;))" office:value-type="string" office:string-value="X" calcext:value-type="string">
            <text:p>X</text:p>
          </table:table-cell>
          <table:table-cell table:formula="of:=IF([.A206]=[.A207];0;1)" office:value-type="float" office:value="0" calcext:value-type="float">
            <text:p>0</text:p>
          </table:table-cell>
          <table:table-cell table:formula="of:=DATE(MID([.G206];7;4);MID([.G206];1;2);MID([.G206];4;2))" office:value-type="date" office:date-value="1980-05-14" calcext:value-type="date">
            <text:p>14.05.80</text:p>
          </table:table-cell>
          <table:table-cell table:formula="of:=ORG.OPENOFFICE.YEARS([.N206];[.$N$1];0)" office:value-type="float" office:value="36" calcext:value-type="float">
            <text:p>36</text:p>
          </table:table-cell>
          <table:table-cell table:formula="of:=IF([.A206]=[.A205];MIN([.O206];[.P205]);[.O206])" office:value-type="float" office:value="36" calcext:value-type="float">
            <text:p>36</text:p>
          </table:table-cell>
          <table:table-cell table:formula="of:=IF([.A206]=[.A205];MAX([.O206];[.Q205]);[.P206])" office:value-type="float" office:value="36" calcext:value-type="float">
            <text:p>36</text:p>
          </table:table-cell>
          <table:table-cell table:formula="of:=IF(AND([.Q206]&gt;=0;[.Q206]&lt;[.$R$1]);&quot;J&quot;;&quot;&quot;)">
            <text:p/>
          </table:table-cell>
          <table:table-cell table:formula="of:=IF([.P206]&gt;=[.$S$1];&quot;V&quot;;&quot;&quot;)">
            <text:p/>
          </table:table-cell>
          <table:table-cell table:formula="of:=IF([.P206]&gt;=[.$T$1];&quot;SV&quot;;&quot;&quot;)">
            <text:p/>
          </table:table-cell>
          <table:table-cell table:formula="of:=IF([.P206]&gt;=[.$U$1];&quot;UV&quot;;&quot;&quot;)">
            <text:p/>
          </table:table-cell>
          <table:table-cell table:formula="of:=IF([.M206]=1;[.L206]&amp;&quot;O&quot;&amp;IF(LEN([.R206])&gt;0;&quot;,&quot;&amp;[.L206]&amp;[.R206];&quot;&quot;)&amp;IF(LEN([.S206])&gt;0;&quot;,&quot;&amp;[.L206]&amp;[.S206];&quot;&quot;)&amp;IF(LEN([.T206])&gt;0;&quot;,&quot;&amp;[.L206]&amp;[.T206];&quot;&quot;)&amp;IF(LEN([.U206])&gt;0;&quot;,&quot;&amp;[.L206]&amp;[.U206];&quot;&quot;)&amp;IF(LEN([.C206])&gt;0;&quot;,&quot;&amp;[.C206];&quot;&quot;);&quot;&quot;)">
            <text:p/>
          </table:table-cell>
          <table:table-cell table:formula="of:=[.E206]&amp;&quot; &quot;&amp;[.F206]" office:value-type="string" office:string-value="Juris Jegorovs" calcext:value-type="string">
            <text:p>Juris Jegorovs</text:p>
          </table:table-cell>
          <table:table-cell table:formula="of:=MID([.G206];7;4)&amp;&quot;-&quot;&amp;MID([.G206];1;2)&amp;&quot;-&quot;&amp;MID([.G206];4;2)" office:value-type="string" office:string-value="1980-05-14" calcext:value-type="string">
            <text:p>1980-05-14</text:p>
          </table:table-cell>
          <table:table-cell table:formula="of:=IF(LEN([.V206])=0;[.V207];[.V206])">
            <text:p/>
          </table:table-cell>
          <table:table-cell table:formula="of:=IF(LEN([.Y206])=0;[.Y207];[.Y206])" office:value-type="string" office:string-value="XO" calcext:value-type="string">
            <text:p>XO</text:p>
          </table:table-cell>
          <table:table-cell table:formula="of:=IF(LEN([.Z206])=0;[.Z207];[.Z206])" office:value-type="string" office:string-value="XO" calcext:value-type="string">
            <text:p>XO</text:p>
          </table:table-cell>
          <table:table-cell table:formula="of:=IF(LEN([.AA206])=0;[.AA207];[.AA206])" office:value-type="string" office:string-value="XO" calcext:value-type="string">
            <text:p>XO</text:p>
          </table:table-cell>
          <table:table-cell table:formula="of:=IF(LEN([.I206])&gt;0;[.I20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Ernests </text:p>
          </table:table-cell>
          <table:table-cell office:value-type="string" calcext:value-type="string">
            <text:p>Jegorovs</text:p>
          </table:table-cell>
          <table:table-cell office:value-type="string" calcext:value-type="string">
            <text:p>10/06/200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06]=1;[.H207];IF([.H207]=[.L206];[.L206];&quot;X&quot;))" office:value-type="string" office:string-value="X" calcext:value-type="string">
            <text:p>X</text:p>
          </table:table-cell>
          <table:table-cell table:formula="of:=IF([.A207]=[.A208];0;1)" office:value-type="float" office:value="0" calcext:value-type="float">
            <text:p>0</text:p>
          </table:table-cell>
          <table:table-cell table:formula="of:=DATE(MID([.G207];7;4);MID([.G207];1;2);MID([.G207];4;2))" office:value-type="date" office:date-value="2009-10-06" calcext:value-type="date">
            <text:p>06.10.09</text:p>
          </table:table-cell>
          <table:table-cell table:formula="of:=ORG.OPENOFFICE.YEARS([.N207];[.$N$1];0)" office:value-type="float" office:value="6" calcext:value-type="float">
            <text:p>6</text:p>
          </table:table-cell>
          <table:table-cell table:formula="of:=IF([.A207]=[.A206];MIN([.O207];[.P206]);[.O207])" office:value-type="float" office:value="6" calcext:value-type="float">
            <text:p>6</text:p>
          </table:table-cell>
          <table:table-cell table:formula="of:=IF([.A207]=[.A206];MAX([.O207];[.Q206]);[.P207])" office:value-type="float" office:value="36" calcext:value-type="float">
            <text:p>36</text:p>
          </table:table-cell>
          <table:table-cell table:formula="of:=IF(AND([.Q207]&gt;=0;[.Q207]&lt;[.$R$1]);&quot;J&quot;;&quot;&quot;)">
            <text:p/>
          </table:table-cell>
          <table:table-cell table:formula="of:=IF([.P207]&gt;=[.$S$1];&quot;V&quot;;&quot;&quot;)">
            <text:p/>
          </table:table-cell>
          <table:table-cell table:formula="of:=IF([.P207]&gt;=[.$T$1];&quot;SV&quot;;&quot;&quot;)">
            <text:p/>
          </table:table-cell>
          <table:table-cell table:formula="of:=IF([.P207]&gt;=[.$U$1];&quot;UV&quot;;&quot;&quot;)">
            <text:p/>
          </table:table-cell>
          <table:table-cell table:formula="of:=IF([.M207]=1;[.L207]&amp;&quot;O&quot;&amp;IF(LEN([.R207])&gt;0;&quot;,&quot;&amp;[.L207]&amp;[.R207];&quot;&quot;)&amp;IF(LEN([.S207])&gt;0;&quot;,&quot;&amp;[.L207]&amp;[.S207];&quot;&quot;)&amp;IF(LEN([.T207])&gt;0;&quot;,&quot;&amp;[.L207]&amp;[.T207];&quot;&quot;)&amp;IF(LEN([.U207])&gt;0;&quot;,&quot;&amp;[.L207]&amp;[.U207];&quot;&quot;)&amp;IF(LEN([.C207])&gt;0;&quot;,&quot;&amp;[.C207];&quot;&quot;);&quot;&quot;)">
            <text:p/>
          </table:table-cell>
          <table:table-cell table:formula="of:=[.E207]&amp;&quot; &quot;&amp;[.F207]" office:value-type="string" office:string-value="Ernests  Jegorovs" calcext:value-type="string">
            <text:p>Ernests <text:s/>Jegorovs</text:p>
          </table:table-cell>
          <table:table-cell table:formula="of:=MID([.G207];7;4)&amp;&quot;-&quot;&amp;MID([.G207];1;2)&amp;&quot;-&quot;&amp;MID([.G207];4;2)" office:value-type="string" office:string-value="2009-10-06" calcext:value-type="string">
            <text:p>2009-10-06</text:p>
          </table:table-cell>
          <table:table-cell table:formula="of:=IF(LEN([.V207])=0;[.V208];[.V207])" office:value-type="string" office:string-value="XO" calcext:value-type="string">
            <text:p>XO</text:p>
          </table:table-cell>
          <table:table-cell table:formula="of:=IF(LEN([.Y207])=0;[.Y208];[.Y207])" office:value-type="string" office:string-value="XO" calcext:value-type="string">
            <text:p>XO</text:p>
          </table:table-cell>
          <table:table-cell table:formula="of:=IF(LEN([.Z207])=0;[.Z208];[.Z207])" office:value-type="string" office:string-value="XO" calcext:value-type="string">
            <text:p>XO</text:p>
          </table:table-cell>
          <table:table-cell table:formula="of:=IF(LEN([.AA207])=0;[.AA208];[.AA207])" office:value-type="string" office:string-value="XO" calcext:value-type="string">
            <text:p>XO</text:p>
          </table:table-cell>
          <table:table-cell table:formula="of:=IF(LEN([.I207])&gt;0;[.I20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Jegorovs</text:p>
          </table:table-cell>
          <table:table-cell office:value-type="string" calcext:value-type="string">
            <text:p>11/02/201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07]=1;[.H208];IF([.H208]=[.L207];[.L207];&quot;X&quot;))" office:value-type="string" office:string-value="X" calcext:value-type="string">
            <text:p>X</text:p>
          </table:table-cell>
          <table:table-cell table:formula="of:=IF([.A208]=[.A209];0;1)" office:value-type="float" office:value="1" calcext:value-type="float">
            <text:p>1</text:p>
          </table:table-cell>
          <table:table-cell table:formula="of:=DATE(MID([.G208];7;4);MID([.G208];1;2);MID([.G208];4;2))" office:value-type="date" office:date-value="2011-11-02" calcext:value-type="date">
            <text:p>02.11.11</text:p>
          </table:table-cell>
          <table:table-cell table:formula="of:=ORG.OPENOFFICE.YEARS([.N208];[.$N$1];0)" office:value-type="float" office:value="4" calcext:value-type="float">
            <text:p>4</text:p>
          </table:table-cell>
          <table:table-cell table:formula="of:=IF([.A208]=[.A207];MIN([.O208];[.P207]);[.O208])" office:value-type="float" office:value="4" calcext:value-type="float">
            <text:p>4</text:p>
          </table:table-cell>
          <table:table-cell table:formula="of:=IF([.A208]=[.A207];MAX([.O208];[.Q207]);[.P208])" office:value-type="float" office:value="36" calcext:value-type="float">
            <text:p>36</text:p>
          </table:table-cell>
          <table:table-cell table:formula="of:=IF(AND([.Q208]&gt;=0;[.Q208]&lt;[.$R$1]);&quot;J&quot;;&quot;&quot;)">
            <text:p/>
          </table:table-cell>
          <table:table-cell table:formula="of:=IF([.P208]&gt;=[.$S$1];&quot;V&quot;;&quot;&quot;)">
            <text:p/>
          </table:table-cell>
          <table:table-cell table:formula="of:=IF([.P208]&gt;=[.$T$1];&quot;SV&quot;;&quot;&quot;)">
            <text:p/>
          </table:table-cell>
          <table:table-cell table:formula="of:=IF([.P208]&gt;=[.$U$1];&quot;UV&quot;;&quot;&quot;)">
            <text:p/>
          </table:table-cell>
          <table:table-cell table:formula="of:=IF([.M208]=1;[.L208]&amp;&quot;O&quot;&amp;IF(LEN([.R208])&gt;0;&quot;,&quot;&amp;[.L208]&amp;[.R208];&quot;&quot;)&amp;IF(LEN([.S208])&gt;0;&quot;,&quot;&amp;[.L208]&amp;[.S208];&quot;&quot;)&amp;IF(LEN([.T208])&gt;0;&quot;,&quot;&amp;[.L208]&amp;[.T208];&quot;&quot;)&amp;IF(LEN([.U208])&gt;0;&quot;,&quot;&amp;[.L208]&amp;[.U208];&quot;&quot;)&amp;IF(LEN([.C208])&gt;0;&quot;,&quot;&amp;[.C208];&quot;&quot;);&quot;&quot;)" office:value-type="string" office:string-value="XO" calcext:value-type="string">
            <text:p>XO</text:p>
          </table:table-cell>
          <table:table-cell table:formula="of:=[.E208]&amp;&quot; &quot;&amp;[.F208]" office:value-type="string" office:string-value="Marks Jegorovs" calcext:value-type="string">
            <text:p>Marks Jegorovs</text:p>
          </table:table-cell>
          <table:table-cell table:formula="of:=MID([.G208];7;4)&amp;&quot;-&quot;&amp;MID([.G208];1;2)&amp;&quot;-&quot;&amp;MID([.G208];4;2)" office:value-type="string" office:string-value="2011-11-02" calcext:value-type="string">
            <text:p>2011-11-02</text:p>
          </table:table-cell>
          <table:table-cell table:formula="of:=IF(LEN([.V208])=0;[.V209];[.V208])" office:value-type="string" office:string-value="XO" calcext:value-type="string">
            <text:p>XO</text:p>
          </table:table-cell>
          <table:table-cell table:formula="of:=IF(LEN([.Y208])=0;[.Y209];[.Y208])" office:value-type="string" office:string-value="XO" calcext:value-type="string">
            <text:p>XO</text:p>
          </table:table-cell>
          <table:table-cell table:formula="of:=IF(LEN([.Z208])=0;[.Z209];[.Z208])" office:value-type="string" office:string-value="XO" calcext:value-type="string">
            <text:p>XO</text:p>
          </table:table-cell>
          <table:table-cell table:formula="of:=IF(LEN([.AA208])=0;[.AA209];[.AA208])" office:value-type="string" office:string-value="XO" calcext:value-type="string">
            <text:p>XO</text:p>
          </table:table-cell>
          <table:table-cell table:formula="of:=IF(LEN([.I208])&gt;0;[.I20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eknie putni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Līga</text:p>
          </table:table-cell>
          <table:table-cell office:value-type="string" calcext:value-type="string">
            <text:p>Gulbe</text:p>
          </table:table-cell>
          <table:table-cell office:value-type="string" calcext:value-type="string">
            <text:p>04/21/1966</text:p>
          </table:table-cell>
          <table:table-cell office:value-type="string" calcext:value-type="string">
            <text:p>W</text:p>
          </table:table-cell>
          <table:table-cell office:value-type="float" office:value="1007356" calcext:value-type="float">
            <text:p>1007356</text:p>
          </table:table-cell>
          <table:table-cell office:value-type="string" calcext:value-type="string">
            <text:p>Latvia</text:p>
          </table:table-cell>
          <table:table-cell/>
          <table:table-cell table:formula="of:=IF([.M208]=1;[.H209];IF([.H209]=[.L208];[.L208];&quot;X&quot;))" office:value-type="string" office:string-value="W" calcext:value-type="string">
            <text:p>W</text:p>
          </table:table-cell>
          <table:table-cell table:formula="of:=IF([.A209]=[.A210];0;1)" office:value-type="float" office:value="0" calcext:value-type="float">
            <text:p>0</text:p>
          </table:table-cell>
          <table:table-cell table:formula="of:=DATE(MID([.G209];7;4);MID([.G209];1;2);MID([.G209];4;2))" office:value-type="date" office:date-value="1966-04-21" calcext:value-type="date">
            <text:p>21.04.66</text:p>
          </table:table-cell>
          <table:table-cell table:formula="of:=ORG.OPENOFFICE.YEARS([.N209];[.$N$1];0)" office:value-type="float" office:value="50" calcext:value-type="float">
            <text:p>50</text:p>
          </table:table-cell>
          <table:table-cell table:formula="of:=IF([.A209]=[.A208];MIN([.O209];[.P208]);[.O209])" office:value-type="float" office:value="50" calcext:value-type="float">
            <text:p>50</text:p>
          </table:table-cell>
          <table:table-cell table:formula="of:=IF([.A209]=[.A208];MAX([.O209];[.Q208]);[.P209])" office:value-type="float" office:value="50" calcext:value-type="float">
            <text:p>50</text:p>
          </table:table-cell>
          <table:table-cell table:formula="of:=IF(AND([.Q209]&gt;=0;[.Q209]&lt;[.$R$1]);&quot;J&quot;;&quot;&quot;)">
            <text:p/>
          </table:table-cell>
          <table:table-cell table:formula="of:=IF([.P209]&gt;=[.$S$1];&quot;V&quot;;&quot;&quot;)" office:value-type="string" office:string-value="V" calcext:value-type="string">
            <text:p>V</text:p>
          </table:table-cell>
          <table:table-cell table:formula="of:=IF([.P209]&gt;=[.$T$1];&quot;SV&quot;;&quot;&quot;)">
            <text:p/>
          </table:table-cell>
          <table:table-cell table:formula="of:=IF([.P209]&gt;=[.$U$1];&quot;UV&quot;;&quot;&quot;)">
            <text:p/>
          </table:table-cell>
          <table:table-cell table:formula="of:=IF([.M209]=1;[.L209]&amp;&quot;O&quot;&amp;IF(LEN([.R209])&gt;0;&quot;,&quot;&amp;[.L209]&amp;[.R209];&quot;&quot;)&amp;IF(LEN([.S209])&gt;0;&quot;,&quot;&amp;[.L209]&amp;[.S209];&quot;&quot;)&amp;IF(LEN([.T209])&gt;0;&quot;,&quot;&amp;[.L209]&amp;[.T209];&quot;&quot;)&amp;IF(LEN([.U209])&gt;0;&quot;,&quot;&amp;[.L209]&amp;[.U209];&quot;&quot;)&amp;IF(LEN([.C209])&gt;0;&quot;,&quot;&amp;[.C209];&quot;&quot;);&quot;&quot;)">
            <text:p/>
          </table:table-cell>
          <table:table-cell table:formula="of:=[.E209]&amp;&quot; &quot;&amp;[.F209]" office:value-type="string" office:string-value="Līga Gulbe" calcext:value-type="string">
            <text:p>Līga Gulbe</text:p>
          </table:table-cell>
          <table:table-cell table:formula="of:=MID([.G209];7;4)&amp;&quot;-&quot;&amp;MID([.G209];1;2)&amp;&quot;-&quot;&amp;MID([.G209];4;2)" office:value-type="string" office:string-value="1966-04-21" calcext:value-type="string">
            <text:p>1966-04-21</text:p>
          </table:table-cell>
          <table:table-cell table:formula="of:=IF(LEN([.V209])=0;[.V210];[.V209])">
            <text:p/>
          </table:table-cell>
          <table:table-cell table:formula="of:=IF(LEN([.Y209])=0;[.Y210];[.Y209])" office:value-type="string" office:string-value="XO" calcext:value-type="string">
            <text:p>XO</text:p>
          </table:table-cell>
          <table:table-cell table:formula="of:=IF(LEN([.Z209])=0;[.Z210];[.Z209])" office:value-type="string" office:string-value="XO" calcext:value-type="string">
            <text:p>XO</text:p>
          </table:table-cell>
          <table:table-cell table:formula="of:=IF(LEN([.AA209])=0;[.AA210];[.AA209])" office:value-type="string" office:string-value="XO" calcext:value-type="string">
            <text:p>XO</text:p>
          </table:table-cell>
          <table:table-cell table:formula="of:=IF(LEN([.I209])&gt;0;[.I209];&quot;*&quot;)" office:value-type="float" office:value="1007356" calcext:value-type="float">
            <text:p>1007356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eknie putni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Gulbe</text:p>
          </table:table-cell>
          <table:table-cell office:value-type="string" calcext:value-type="string">
            <text:p>05/06/2004</text:p>
          </table:table-cell>
          <table:table-cell office:value-type="string" calcext:value-type="string">
            <text:p>W</text:p>
          </table:table-cell>
          <table:table-cell office:value-type="float" office:value="8630818" calcext:value-type="float">
            <text:p>8630818</text:p>
          </table:table-cell>
          <table:table-cell office:value-type="string" calcext:value-type="string">
            <text:p>Latvia</text:p>
          </table:table-cell>
          <table:table-cell/>
          <table:table-cell table:formula="of:=IF([.M209]=1;[.H210];IF([.H210]=[.L209];[.L209];&quot;X&quot;))" office:value-type="string" office:string-value="W" calcext:value-type="string">
            <text:p>W</text:p>
          </table:table-cell>
          <table:table-cell table:formula="of:=IF([.A210]=[.A211];0;1)" office:value-type="float" office:value="0" calcext:value-type="float">
            <text:p>0</text:p>
          </table:table-cell>
          <table:table-cell table:formula="of:=DATE(MID([.G210];7;4);MID([.G210];1;2);MID([.G210];4;2))" office:value-type="date" office:date-value="2004-05-06" calcext:value-type="date">
            <text:p>06.05.04</text:p>
          </table:table-cell>
          <table:table-cell table:formula="of:=ORG.OPENOFFICE.YEARS([.N210];[.$N$1];0)" office:value-type="float" office:value="12" calcext:value-type="float">
            <text:p>12</text:p>
          </table:table-cell>
          <table:table-cell table:formula="of:=IF([.A210]=[.A209];MIN([.O210];[.P209]);[.O210])" office:value-type="float" office:value="12" calcext:value-type="float">
            <text:p>12</text:p>
          </table:table-cell>
          <table:table-cell table:formula="of:=IF([.A210]=[.A209];MAX([.O210];[.Q209]);[.P210])" office:value-type="float" office:value="50" calcext:value-type="float">
            <text:p>50</text:p>
          </table:table-cell>
          <table:table-cell table:formula="of:=IF(AND([.Q210]&gt;=0;[.Q210]&lt;[.$R$1]);&quot;J&quot;;&quot;&quot;)">
            <text:p/>
          </table:table-cell>
          <table:table-cell table:formula="of:=IF([.P210]&gt;=[.$S$1];&quot;V&quot;;&quot;&quot;)">
            <text:p/>
          </table:table-cell>
          <table:table-cell table:formula="of:=IF([.P210]&gt;=[.$T$1];&quot;SV&quot;;&quot;&quot;)">
            <text:p/>
          </table:table-cell>
          <table:table-cell table:formula="of:=IF([.P210]&gt;=[.$U$1];&quot;UV&quot;;&quot;&quot;)">
            <text:p/>
          </table:table-cell>
          <table:table-cell table:formula="of:=IF([.M210]=1;[.L210]&amp;&quot;O&quot;&amp;IF(LEN([.R210])&gt;0;&quot;,&quot;&amp;[.L210]&amp;[.R210];&quot;&quot;)&amp;IF(LEN([.S210])&gt;0;&quot;,&quot;&amp;[.L210]&amp;[.S210];&quot;&quot;)&amp;IF(LEN([.T210])&gt;0;&quot;,&quot;&amp;[.L210]&amp;[.T210];&quot;&quot;)&amp;IF(LEN([.U210])&gt;0;&quot;,&quot;&amp;[.L210]&amp;[.U210];&quot;&quot;)&amp;IF(LEN([.C210])&gt;0;&quot;,&quot;&amp;[.C210];&quot;&quot;);&quot;&quot;)">
            <text:p/>
          </table:table-cell>
          <table:table-cell table:formula="of:=[.E210]&amp;&quot; &quot;&amp;[.F210]" office:value-type="string" office:string-value="Marta Gulbe" calcext:value-type="string">
            <text:p>Marta Gulbe</text:p>
          </table:table-cell>
          <table:table-cell table:formula="of:=MID([.G210];7;4)&amp;&quot;-&quot;&amp;MID([.G210];1;2)&amp;&quot;-&quot;&amp;MID([.G210];4;2)" office:value-type="string" office:string-value="2004-05-06" calcext:value-type="string">
            <text:p>2004-05-06</text:p>
          </table:table-cell>
          <table:table-cell table:formula="of:=IF(LEN([.V210])=0;[.V211];[.V210])" office:value-type="string" office:string-value="XO" calcext:value-type="string">
            <text:p>XO</text:p>
          </table:table-cell>
          <table:table-cell table:formula="of:=IF(LEN([.Y210])=0;[.Y211];[.Y210])" office:value-type="string" office:string-value="XO" calcext:value-type="string">
            <text:p>XO</text:p>
          </table:table-cell>
          <table:table-cell table:formula="of:=IF(LEN([.Z210])=0;[.Z211];[.Z210])" office:value-type="string" office:string-value="XO" calcext:value-type="string">
            <text:p>XO</text:p>
          </table:table-cell>
          <table:table-cell table:formula="of:=IF(LEN([.AA210])=0;[.AA211];[.AA210])" office:value-type="string" office:string-value="XO" calcext:value-type="string">
            <text:p>XO</text:p>
          </table:table-cell>
          <table:table-cell table:formula="of:=IF(LEN([.I210])&gt;0;[.I210];&quot;*&quot;)" office:value-type="float" office:value="8630818" calcext:value-type="float">
            <text:p>8630818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eknie putni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Balvis</text:p>
          </table:table-cell>
          <table:table-cell office:value-type="string" calcext:value-type="string">
            <text:p>Gulbis</text:p>
          </table:table-cell>
          <table:table-cell office:value-type="string" calcext:value-type="string">
            <text:p>12/26/1959</text:p>
          </table:table-cell>
          <table:table-cell office:value-type="string" calcext:value-type="string">
            <text:p>M</text:p>
          </table:table-cell>
          <table:table-cell office:value-type="float" office:value="1007365" calcext:value-type="float">
            <text:p>1007365</text:p>
          </table:table-cell>
          <table:table-cell office:value-type="string" calcext:value-type="string">
            <text:p>Latvia</text:p>
          </table:table-cell>
          <table:table-cell/>
          <table:table-cell table:formula="of:=IF([.M210]=1;[.H211];IF([.H211]=[.L210];[.L210];&quot;X&quot;))" office:value-type="string" office:string-value="X" calcext:value-type="string">
            <text:p>X</text:p>
          </table:table-cell>
          <table:table-cell table:formula="of:=IF([.A211]=[.A212];0;1)" office:value-type="float" office:value="1" calcext:value-type="float">
            <text:p>1</text:p>
          </table:table-cell>
          <table:table-cell table:formula="of:=DATE(MID([.G211];7;4);MID([.G211];1;2);MID([.G211];4;2))" office:value-type="date" office:date-value="1959-12-26" calcext:value-type="date">
            <text:p>26.12.59</text:p>
          </table:table-cell>
          <table:table-cell table:formula="of:=ORG.OPENOFFICE.YEARS([.N211];[.$N$1];0)" office:value-type="float" office:value="56" calcext:value-type="float">
            <text:p>56</text:p>
          </table:table-cell>
          <table:table-cell table:formula="of:=IF([.A211]=[.A210];MIN([.O211];[.P210]);[.O211])" office:value-type="float" office:value="12" calcext:value-type="float">
            <text:p>12</text:p>
          </table:table-cell>
          <table:table-cell table:formula="of:=IF([.A211]=[.A210];MAX([.O211];[.Q210]);[.P211])" office:value-type="float" office:value="56" calcext:value-type="float">
            <text:p>56</text:p>
          </table:table-cell>
          <table:table-cell table:formula="of:=IF(AND([.Q211]&gt;=0;[.Q211]&lt;[.$R$1]);&quot;J&quot;;&quot;&quot;)">
            <text:p/>
          </table:table-cell>
          <table:table-cell table:formula="of:=IF([.P211]&gt;=[.$S$1];&quot;V&quot;;&quot;&quot;)">
            <text:p/>
          </table:table-cell>
          <table:table-cell table:formula="of:=IF([.P211]&gt;=[.$T$1];&quot;SV&quot;;&quot;&quot;)">
            <text:p/>
          </table:table-cell>
          <table:table-cell table:formula="of:=IF([.P211]&gt;=[.$U$1];&quot;UV&quot;;&quot;&quot;)">
            <text:p/>
          </table:table-cell>
          <table:table-cell table:formula="of:=IF([.M211]=1;[.L211]&amp;&quot;O&quot;&amp;IF(LEN([.R211])&gt;0;&quot;,&quot;&amp;[.L211]&amp;[.R211];&quot;&quot;)&amp;IF(LEN([.S211])&gt;0;&quot;,&quot;&amp;[.L211]&amp;[.S211];&quot;&quot;)&amp;IF(LEN([.T211])&gt;0;&quot;,&quot;&amp;[.L211]&amp;[.T211];&quot;&quot;)&amp;IF(LEN([.U211])&gt;0;&quot;,&quot;&amp;[.L211]&amp;[.U211];&quot;&quot;)&amp;IF(LEN([.C211])&gt;0;&quot;,&quot;&amp;[.C211];&quot;&quot;);&quot;&quot;)" office:value-type="string" office:string-value="XO" calcext:value-type="string">
            <text:p>XO</text:p>
          </table:table-cell>
          <table:table-cell table:formula="of:=[.E211]&amp;&quot; &quot;&amp;[.F211]" office:value-type="string" office:string-value="Balvis Gulbis" calcext:value-type="string">
            <text:p>Balvis Gulbis</text:p>
          </table:table-cell>
          <table:table-cell table:formula="of:=MID([.G211];7;4)&amp;&quot;-&quot;&amp;MID([.G211];1;2)&amp;&quot;-&quot;&amp;MID([.G211];4;2)" office:value-type="string" office:string-value="1959-12-26" calcext:value-type="string">
            <text:p>1959-12-26</text:p>
          </table:table-cell>
          <table:table-cell table:formula="of:=IF(LEN([.V211])=0;[.V212];[.V211])" office:value-type="string" office:string-value="XO" calcext:value-type="string">
            <text:p>XO</text:p>
          </table:table-cell>
          <table:table-cell table:formula="of:=IF(LEN([.Y211])=0;[.Y212];[.Y211])" office:value-type="string" office:string-value="XO" calcext:value-type="string">
            <text:p>XO</text:p>
          </table:table-cell>
          <table:table-cell table:formula="of:=IF(LEN([.Z211])=0;[.Z212];[.Z211])" office:value-type="string" office:string-value="XO" calcext:value-type="string">
            <text:p>XO</text:p>
          </table:table-cell>
          <table:table-cell table:formula="of:=IF(LEN([.AA211])=0;[.AA212];[.AA211])" office:value-type="string" office:string-value="XO" calcext:value-type="string">
            <text:p>XO</text:p>
          </table:table-cell>
          <table:table-cell table:formula="of:=IF(LEN([.I211])&gt;0;[.I211];&quot;*&quot;)" office:value-type="float" office:value="1007365" calcext:value-type="float">
            <text:p>1007365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Maike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Aiga</text:p>
          </table:table-cell>
          <table:table-cell office:value-type="string" calcext:value-type="string">
            <text:p>Svalbe</text:p>
          </table:table-cell>
          <table:table-cell office:value-type="string" calcext:value-type="string">
            <text:p>08/13/1981</text:p>
          </table:table-cell>
          <table:table-cell office:value-type="string" calcext:value-type="string">
            <text:p>W</text:p>
          </table:table-cell>
          <table:table-cell office:value-type="float" office:value="1418233" calcext:value-type="float">
            <text:p>1418233</text:p>
          </table:table-cell>
          <table:table-cell office:value-type="string" calcext:value-type="string">
            <text:p>Latvia</text:p>
          </table:table-cell>
          <table:table-cell/>
          <table:table-cell table:formula="of:=IF([.M211]=1;[.H212];IF([.H212]=[.L211];[.L211];&quot;X&quot;))" office:value-type="string" office:string-value="W" calcext:value-type="string">
            <text:p>W</text:p>
          </table:table-cell>
          <table:table-cell table:formula="of:=IF([.A212]=[.A213];0;1)" office:value-type="float" office:value="0" calcext:value-type="float">
            <text:p>0</text:p>
          </table:table-cell>
          <table:table-cell table:formula="of:=DATE(MID([.G212];7;4);MID([.G212];1;2);MID([.G212];4;2))" office:value-type="date" office:date-value="1981-08-13" calcext:value-type="date">
            <text:p>13.08.81</text:p>
          </table:table-cell>
          <table:table-cell table:formula="of:=ORG.OPENOFFICE.YEARS([.N212];[.$N$1];0)" office:value-type="float" office:value="34" calcext:value-type="float">
            <text:p>34</text:p>
          </table:table-cell>
          <table:table-cell table:formula="of:=IF([.A212]=[.A211];MIN([.O212];[.P211]);[.O212])" office:value-type="float" office:value="34" calcext:value-type="float">
            <text:p>34</text:p>
          </table:table-cell>
          <table:table-cell table:formula="of:=IF([.A212]=[.A211];MAX([.O212];[.Q211]);[.P212])" office:value-type="float" office:value="34" calcext:value-type="float">
            <text:p>34</text:p>
          </table:table-cell>
          <table:table-cell table:formula="of:=IF(AND([.Q212]&gt;=0;[.Q212]&lt;[.$R$1]);&quot;J&quot;;&quot;&quot;)">
            <text:p/>
          </table:table-cell>
          <table:table-cell table:formula="of:=IF([.P212]&gt;=[.$S$1];&quot;V&quot;;&quot;&quot;)">
            <text:p/>
          </table:table-cell>
          <table:table-cell table:formula="of:=IF([.P212]&gt;=[.$T$1];&quot;SV&quot;;&quot;&quot;)">
            <text:p/>
          </table:table-cell>
          <table:table-cell table:formula="of:=IF([.P212]&gt;=[.$U$1];&quot;UV&quot;;&quot;&quot;)">
            <text:p/>
          </table:table-cell>
          <table:table-cell table:formula="of:=IF([.M212]=1;[.L212]&amp;&quot;O&quot;&amp;IF(LEN([.R212])&gt;0;&quot;,&quot;&amp;[.L212]&amp;[.R212];&quot;&quot;)&amp;IF(LEN([.S212])&gt;0;&quot;,&quot;&amp;[.L212]&amp;[.S212];&quot;&quot;)&amp;IF(LEN([.T212])&gt;0;&quot;,&quot;&amp;[.L212]&amp;[.T212];&quot;&quot;)&amp;IF(LEN([.U212])&gt;0;&quot;,&quot;&amp;[.L212]&amp;[.U212];&quot;&quot;)&amp;IF(LEN([.C212])&gt;0;&quot;,&quot;&amp;[.C212];&quot;&quot;);&quot;&quot;)">
            <text:p/>
          </table:table-cell>
          <table:table-cell table:formula="of:=[.E212]&amp;&quot; &quot;&amp;[.F212]" office:value-type="string" office:string-value="Aiga Svalbe" calcext:value-type="string">
            <text:p>Aiga Svalbe</text:p>
          </table:table-cell>
          <table:table-cell table:formula="of:=MID([.G212];7;4)&amp;&quot;-&quot;&amp;MID([.G212];1;2)&amp;&quot;-&quot;&amp;MID([.G212];4;2)" office:value-type="string" office:string-value="1981-08-13" calcext:value-type="string">
            <text:p>1981-08-13</text:p>
          </table:table-cell>
          <table:table-cell table:formula="of:=IF(LEN([.V212])=0;[.V213];[.V212])">
            <text:p/>
          </table:table-cell>
          <table:table-cell table:formula="of:=IF(LEN([.Y212])=0;[.Y213];[.Y212])" office:value-type="string" office:string-value="XO" calcext:value-type="string">
            <text:p>XO</text:p>
          </table:table-cell>
          <table:table-cell table:formula="of:=IF(LEN([.Z212])=0;[.Z213];[.Z212])" office:value-type="string" office:string-value="XO" calcext:value-type="string">
            <text:p>XO</text:p>
          </table:table-cell>
          <table:table-cell table:formula="of:=IF(LEN([.AA212])=0;[.AA213];[.AA212])" office:value-type="string" office:string-value="XO" calcext:value-type="string">
            <text:p>XO</text:p>
          </table:table-cell>
          <table:table-cell table:formula="of:=IF(LEN([.I212])&gt;0;[.I212];&quot;*&quot;)" office:value-type="float" office:value="1418233" calcext:value-type="float">
            <text:p>1418233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Maike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Modris</text:p>
          </table:table-cell>
          <table:table-cell office:value-type="string" calcext:value-type="string">
            <text:p>Svalbe</text:p>
          </table:table-cell>
          <table:table-cell office:value-type="string" calcext:value-type="string">
            <text:p>12/05/1982</text:p>
          </table:table-cell>
          <table:table-cell office:value-type="string" calcext:value-type="string">
            <text:p>M</text:p>
          </table:table-cell>
          <table:table-cell office:value-type="float" office:value="2012386" calcext:value-type="float">
            <text:p>2012386</text:p>
          </table:table-cell>
          <table:table-cell office:value-type="string" calcext:value-type="string">
            <text:p>Latvia</text:p>
          </table:table-cell>
          <table:table-cell/>
          <table:table-cell table:formula="of:=IF([.M212]=1;[.H213];IF([.H213]=[.L212];[.L212];&quot;X&quot;))" office:value-type="string" office:string-value="X" calcext:value-type="string">
            <text:p>X</text:p>
          </table:table-cell>
          <table:table-cell table:formula="of:=IF([.A213]=[.A214];0;1)" office:value-type="float" office:value="0" calcext:value-type="float">
            <text:p>0</text:p>
          </table:table-cell>
          <table:table-cell table:formula="of:=DATE(MID([.G213];7;4);MID([.G213];1;2);MID([.G213];4;2))" office:value-type="date" office:date-value="1982-12-05" calcext:value-type="date">
            <text:p>05.12.82</text:p>
          </table:table-cell>
          <table:table-cell table:formula="of:=ORG.OPENOFFICE.YEARS([.N213];[.$N$1];0)" office:value-type="float" office:value="33" calcext:value-type="float">
            <text:p>33</text:p>
          </table:table-cell>
          <table:table-cell table:formula="of:=IF([.A213]=[.A212];MIN([.O213];[.P212]);[.O213])" office:value-type="float" office:value="33" calcext:value-type="float">
            <text:p>33</text:p>
          </table:table-cell>
          <table:table-cell table:formula="of:=IF([.A213]=[.A212];MAX([.O213];[.Q212]);[.P213])" office:value-type="float" office:value="34" calcext:value-type="float">
            <text:p>34</text:p>
          </table:table-cell>
          <table:table-cell table:formula="of:=IF(AND([.Q213]&gt;=0;[.Q213]&lt;[.$R$1]);&quot;J&quot;;&quot;&quot;)">
            <text:p/>
          </table:table-cell>
          <table:table-cell table:formula="of:=IF([.P213]&gt;=[.$S$1];&quot;V&quot;;&quot;&quot;)">
            <text:p/>
          </table:table-cell>
          <table:table-cell table:formula="of:=IF([.P213]&gt;=[.$T$1];&quot;SV&quot;;&quot;&quot;)">
            <text:p/>
          </table:table-cell>
          <table:table-cell table:formula="of:=IF([.P213]&gt;=[.$U$1];&quot;UV&quot;;&quot;&quot;)">
            <text:p/>
          </table:table-cell>
          <table:table-cell table:formula="of:=IF([.M213]=1;[.L213]&amp;&quot;O&quot;&amp;IF(LEN([.R213])&gt;0;&quot;,&quot;&amp;[.L213]&amp;[.R213];&quot;&quot;)&amp;IF(LEN([.S213])&gt;0;&quot;,&quot;&amp;[.L213]&amp;[.S213];&quot;&quot;)&amp;IF(LEN([.T213])&gt;0;&quot;,&quot;&amp;[.L213]&amp;[.T213];&quot;&quot;)&amp;IF(LEN([.U213])&gt;0;&quot;,&quot;&amp;[.L213]&amp;[.U213];&quot;&quot;)&amp;IF(LEN([.C213])&gt;0;&quot;,&quot;&amp;[.C213];&quot;&quot;);&quot;&quot;)">
            <text:p/>
          </table:table-cell>
          <table:table-cell table:formula="of:=[.E213]&amp;&quot; &quot;&amp;[.F213]" office:value-type="string" office:string-value="Modris Svalbe" calcext:value-type="string">
            <text:p>Modris Svalbe</text:p>
          </table:table-cell>
          <table:table-cell table:formula="of:=MID([.G213];7;4)&amp;&quot;-&quot;&amp;MID([.G213];1;2)&amp;&quot;-&quot;&amp;MID([.G213];4;2)" office:value-type="string" office:string-value="1982-12-05" calcext:value-type="string">
            <text:p>1982-12-05</text:p>
          </table:table-cell>
          <table:table-cell table:formula="of:=IF(LEN([.V213])=0;[.V214];[.V213])" office:value-type="string" office:string-value="XO" calcext:value-type="string">
            <text:p>XO</text:p>
          </table:table-cell>
          <table:table-cell table:formula="of:=IF(LEN([.Y213])=0;[.Y214];[.Y213])" office:value-type="string" office:string-value="XO" calcext:value-type="string">
            <text:p>XO</text:p>
          </table:table-cell>
          <table:table-cell table:formula="of:=IF(LEN([.Z213])=0;[.Z214];[.Z213])" office:value-type="string" office:string-value="XO" calcext:value-type="string">
            <text:p>XO</text:p>
          </table:table-cell>
          <table:table-cell table:formula="of:=IF(LEN([.AA213])=0;[.AA214];[.AA213])" office:value-type="string" office:string-value="XO" calcext:value-type="string">
            <text:p>XO</text:p>
          </table:table-cell>
          <table:table-cell table:formula="of:=IF(LEN([.I213])&gt;0;[.I213];&quot;*&quot;)" office:value-type="float" office:value="2012386" calcext:value-type="float">
            <text:p>2012386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Maike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Kevins</text:p>
          </table:table-cell>
          <table:table-cell office:value-type="string" calcext:value-type="string">
            <text:p>Svalbe</text:p>
          </table:table-cell>
          <table:table-cell office:value-type="string" calcext:value-type="string">
            <text:p>11/08/200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13]=1;[.H214];IF([.H214]=[.L213];[.L213];&quot;X&quot;))" office:value-type="string" office:string-value="X" calcext:value-type="string">
            <text:p>X</text:p>
          </table:table-cell>
          <table:table-cell table:formula="of:=IF([.A214]=[.A215];0;1)" office:value-type="float" office:value="1" calcext:value-type="float">
            <text:p>1</text:p>
          </table:table-cell>
          <table:table-cell table:formula="of:=DATE(MID([.G214];7;4);MID([.G214];1;2);MID([.G214];4;2))" office:value-type="date" office:date-value="2007-11-08" calcext:value-type="date">
            <text:p>08.11.07</text:p>
          </table:table-cell>
          <table:table-cell table:formula="of:=ORG.OPENOFFICE.YEARS([.N214];[.$N$1];0)" office:value-type="float" office:value="8" calcext:value-type="float">
            <text:p>8</text:p>
          </table:table-cell>
          <table:table-cell table:formula="of:=IF([.A214]=[.A213];MIN([.O214];[.P213]);[.O214])" office:value-type="float" office:value="8" calcext:value-type="float">
            <text:p>8</text:p>
          </table:table-cell>
          <table:table-cell table:formula="of:=IF([.A214]=[.A213];MAX([.O214];[.Q213]);[.P214])" office:value-type="float" office:value="34" calcext:value-type="float">
            <text:p>34</text:p>
          </table:table-cell>
          <table:table-cell table:formula="of:=IF(AND([.Q214]&gt;=0;[.Q214]&lt;[.$R$1]);&quot;J&quot;;&quot;&quot;)">
            <text:p/>
          </table:table-cell>
          <table:table-cell table:formula="of:=IF([.P214]&gt;=[.$S$1];&quot;V&quot;;&quot;&quot;)">
            <text:p/>
          </table:table-cell>
          <table:table-cell table:formula="of:=IF([.P214]&gt;=[.$T$1];&quot;SV&quot;;&quot;&quot;)">
            <text:p/>
          </table:table-cell>
          <table:table-cell table:formula="of:=IF([.P214]&gt;=[.$U$1];&quot;UV&quot;;&quot;&quot;)">
            <text:p/>
          </table:table-cell>
          <table:table-cell table:formula="of:=IF([.M214]=1;[.L214]&amp;&quot;O&quot;&amp;IF(LEN([.R214])&gt;0;&quot;,&quot;&amp;[.L214]&amp;[.R214];&quot;&quot;)&amp;IF(LEN([.S214])&gt;0;&quot;,&quot;&amp;[.L214]&amp;[.S214];&quot;&quot;)&amp;IF(LEN([.T214])&gt;0;&quot;,&quot;&amp;[.L214]&amp;[.T214];&quot;&quot;)&amp;IF(LEN([.U214])&gt;0;&quot;,&quot;&amp;[.L214]&amp;[.U214];&quot;&quot;)&amp;IF(LEN([.C214])&gt;0;&quot;,&quot;&amp;[.C214];&quot;&quot;);&quot;&quot;)" office:value-type="string" office:string-value="XO" calcext:value-type="string">
            <text:p>XO</text:p>
          </table:table-cell>
          <table:table-cell table:formula="of:=[.E214]&amp;&quot; &quot;&amp;[.F214]" office:value-type="string" office:string-value="Kevins Svalbe" calcext:value-type="string">
            <text:p>Kevins Svalbe</text:p>
          </table:table-cell>
          <table:table-cell table:formula="of:=MID([.G214];7;4)&amp;&quot;-&quot;&amp;MID([.G214];1;2)&amp;&quot;-&quot;&amp;MID([.G214];4;2)" office:value-type="string" office:string-value="2007-11-08" calcext:value-type="string">
            <text:p>2007-11-08</text:p>
          </table:table-cell>
          <table:table-cell table:formula="of:=IF(LEN([.V214])=0;[.V215];[.V214])" office:value-type="string" office:string-value="XO" calcext:value-type="string">
            <text:p>XO</text:p>
          </table:table-cell>
          <table:table-cell table:formula="of:=IF(LEN([.Y214])=0;[.Y215];[.Y214])" office:value-type="string" office:string-value="XO" calcext:value-type="string">
            <text:p>XO</text:p>
          </table:table-cell>
          <table:table-cell table:formula="of:=IF(LEN([.Z214])=0;[.Z215];[.Z214])" office:value-type="string" office:string-value="XO" calcext:value-type="string">
            <text:p>XO</text:p>
          </table:table-cell>
          <table:table-cell table:formula="of:=IF(LEN([.AA214])=0;[.AA215];[.AA214])" office:value-type="string" office:string-value="XO" calcext:value-type="string">
            <text:p>XO</text:p>
          </table:table-cell>
          <table:table-cell table:formula="of:=IF(LEN([.I214])&gt;0;[.I214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Jauna ēra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Aivars</text:p>
          </table:table-cell>
          <table:table-cell office:value-type="string" calcext:value-type="string">
            <text:p>Belis</text:p>
          </table:table-cell>
          <table:table-cell office:value-type="string" calcext:value-type="string">
            <text:p>08/15/197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14]=1;[.H215];IF([.H215]=[.L214];[.L214];&quot;X&quot;))" office:value-type="string" office:string-value="M" calcext:value-type="string">
            <text:p>M</text:p>
          </table:table-cell>
          <table:table-cell table:formula="of:=IF([.A215]=[.A216];0;1)" office:value-type="float" office:value="0" calcext:value-type="float">
            <text:p>0</text:p>
          </table:table-cell>
          <table:table-cell table:formula="of:=DATE(MID([.G215];7;4);MID([.G215];1;2);MID([.G215];4;2))" office:value-type="date" office:date-value="1977-08-15" calcext:value-type="date">
            <text:p>15.08.77</text:p>
          </table:table-cell>
          <table:table-cell table:formula="of:=ORG.OPENOFFICE.YEARS([.N215];[.$N$1];0)" office:value-type="float" office:value="38" calcext:value-type="float">
            <text:p>38</text:p>
          </table:table-cell>
          <table:table-cell table:formula="of:=IF([.A215]=[.A214];MIN([.O215];[.P214]);[.O215])" office:value-type="float" office:value="38" calcext:value-type="float">
            <text:p>38</text:p>
          </table:table-cell>
          <table:table-cell table:formula="of:=IF([.A215]=[.A214];MAX([.O215];[.Q214]);[.P215])" office:value-type="float" office:value="38" calcext:value-type="float">
            <text:p>38</text:p>
          </table:table-cell>
          <table:table-cell table:formula="of:=IF(AND([.Q215]&gt;=0;[.Q215]&lt;[.$R$1]);&quot;J&quot;;&quot;&quot;)">
            <text:p/>
          </table:table-cell>
          <table:table-cell table:formula="of:=IF([.P215]&gt;=[.$S$1];&quot;V&quot;;&quot;&quot;)">
            <text:p/>
          </table:table-cell>
          <table:table-cell table:formula="of:=IF([.P215]&gt;=[.$T$1];&quot;SV&quot;;&quot;&quot;)">
            <text:p/>
          </table:table-cell>
          <table:table-cell table:formula="of:=IF([.P215]&gt;=[.$U$1];&quot;UV&quot;;&quot;&quot;)">
            <text:p/>
          </table:table-cell>
          <table:table-cell table:formula="of:=IF([.M215]=1;[.L215]&amp;&quot;O&quot;&amp;IF(LEN([.R215])&gt;0;&quot;,&quot;&amp;[.L215]&amp;[.R215];&quot;&quot;)&amp;IF(LEN([.S215])&gt;0;&quot;,&quot;&amp;[.L215]&amp;[.S215];&quot;&quot;)&amp;IF(LEN([.T215])&gt;0;&quot;,&quot;&amp;[.L215]&amp;[.T215];&quot;&quot;)&amp;IF(LEN([.U215])&gt;0;&quot;,&quot;&amp;[.L215]&amp;[.U215];&quot;&quot;)&amp;IF(LEN([.C215])&gt;0;&quot;,&quot;&amp;[.C215];&quot;&quot;);&quot;&quot;)">
            <text:p/>
          </table:table-cell>
          <table:table-cell table:formula="of:=[.E215]&amp;&quot; &quot;&amp;[.F215]" office:value-type="string" office:string-value="Aivars Belis" calcext:value-type="string">
            <text:p>Aivars Belis</text:p>
          </table:table-cell>
          <table:table-cell table:formula="of:=MID([.G215];7;4)&amp;&quot;-&quot;&amp;MID([.G215];1;2)&amp;&quot;-&quot;&amp;MID([.G215];4;2)" office:value-type="string" office:string-value="1977-08-15" calcext:value-type="string">
            <text:p>1977-08-15</text:p>
          </table:table-cell>
          <table:table-cell table:formula="of:=IF(LEN([.V215])=0;[.V216];[.V215])" office:value-type="string" office:string-value="MO" calcext:value-type="string">
            <text:p>MO</text:p>
          </table:table-cell>
          <table:table-cell table:formula="of:=IF(LEN([.Y215])=0;[.Y216];[.Y215])" office:value-type="string" office:string-value="MO" calcext:value-type="string">
            <text:p>MO</text:p>
          </table:table-cell>
          <table:table-cell table:formula="of:=IF(LEN([.Z215])=0;[.Z216];[.Z215])" office:value-type="string" office:string-value="MO" calcext:value-type="string">
            <text:p>MO</text:p>
          </table:table-cell>
          <table:table-cell table:formula="of:=IF(LEN([.AA215])=0;[.AA216];[.AA215])" office:value-type="string" office:string-value="MO" calcext:value-type="string">
            <text:p>MO</text:p>
          </table:table-cell>
          <table:table-cell table:formula="of:=IF(LEN([.I215])&gt;0;[.I215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Jauna ēra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Belis</text:p>
          </table:table-cell>
          <table:table-cell office:value-type="string" calcext:value-type="string">
            <text:p>05/29/200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15]=1;[.H216];IF([.H216]=[.L215];[.L215];&quot;X&quot;))" office:value-type="string" office:string-value="M" calcext:value-type="string">
            <text:p>M</text:p>
          </table:table-cell>
          <table:table-cell table:formula="of:=IF([.A216]=[.A217];0;1)" office:value-type="float" office:value="1" calcext:value-type="float">
            <text:p>1</text:p>
          </table:table-cell>
          <table:table-cell table:formula="of:=DATE(MID([.G216];7;4);MID([.G216];1;2);MID([.G216];4;2))" office:value-type="date" office:date-value="2008-05-29" calcext:value-type="date">
            <text:p>29.05.08</text:p>
          </table:table-cell>
          <table:table-cell table:formula="of:=ORG.OPENOFFICE.YEARS([.N216];[.$N$1];0)" office:value-type="float" office:value="8" calcext:value-type="float">
            <text:p>8</text:p>
          </table:table-cell>
          <table:table-cell table:formula="of:=IF([.A216]=[.A215];MIN([.O216];[.P215]);[.O216])" office:value-type="float" office:value="8" calcext:value-type="float">
            <text:p>8</text:p>
          </table:table-cell>
          <table:table-cell table:formula="of:=IF([.A216]=[.A215];MAX([.O216];[.Q215]);[.P216])" office:value-type="float" office:value="38" calcext:value-type="float">
            <text:p>38</text:p>
          </table:table-cell>
          <table:table-cell table:formula="of:=IF(AND([.Q216]&gt;=0;[.Q216]&lt;[.$R$1]);&quot;J&quot;;&quot;&quot;)">
            <text:p/>
          </table:table-cell>
          <table:table-cell table:formula="of:=IF([.P216]&gt;=[.$S$1];&quot;V&quot;;&quot;&quot;)">
            <text:p/>
          </table:table-cell>
          <table:table-cell table:formula="of:=IF([.P216]&gt;=[.$T$1];&quot;SV&quot;;&quot;&quot;)">
            <text:p/>
          </table:table-cell>
          <table:table-cell table:formula="of:=IF([.P216]&gt;=[.$U$1];&quot;UV&quot;;&quot;&quot;)">
            <text:p/>
          </table:table-cell>
          <table:table-cell table:formula="of:=IF([.M216]=1;[.L216]&amp;&quot;O&quot;&amp;IF(LEN([.R216])&gt;0;&quot;,&quot;&amp;[.L216]&amp;[.R216];&quot;&quot;)&amp;IF(LEN([.S216])&gt;0;&quot;,&quot;&amp;[.L216]&amp;[.S216];&quot;&quot;)&amp;IF(LEN([.T216])&gt;0;&quot;,&quot;&amp;[.L216]&amp;[.T216];&quot;&quot;)&amp;IF(LEN([.U216])&gt;0;&quot;,&quot;&amp;[.L216]&amp;[.U216];&quot;&quot;)&amp;IF(LEN([.C216])&gt;0;&quot;,&quot;&amp;[.C216];&quot;&quot;);&quot;&quot;)" office:value-type="string" office:string-value="MO" calcext:value-type="string">
            <text:p>MO</text:p>
          </table:table-cell>
          <table:table-cell table:formula="of:=[.E216]&amp;&quot; &quot;&amp;[.F216]" office:value-type="string" office:string-value="Roberts Belis" calcext:value-type="string">
            <text:p>Roberts Belis</text:p>
          </table:table-cell>
          <table:table-cell table:formula="of:=MID([.G216];7;4)&amp;&quot;-&quot;&amp;MID([.G216];1;2)&amp;&quot;-&quot;&amp;MID([.G216];4;2)" office:value-type="string" office:string-value="2008-05-29" calcext:value-type="string">
            <text:p>2008-05-29</text:p>
          </table:table-cell>
          <table:table-cell table:formula="of:=IF(LEN([.V216])=0;[.V217];[.V216])" office:value-type="string" office:string-value="MO" calcext:value-type="string">
            <text:p>MO</text:p>
          </table:table-cell>
          <table:table-cell table:formula="of:=IF(LEN([.Y216])=0;[.Y217];[.Y216])" office:value-type="string" office:string-value="MO" calcext:value-type="string">
            <text:p>MO</text:p>
          </table:table-cell>
          <table:table-cell table:formula="of:=IF(LEN([.Z216])=0;[.Z217];[.Z216])" office:value-type="string" office:string-value="MO" calcext:value-type="string">
            <text:p>MO</text:p>
          </table:table-cell>
          <table:table-cell table:formula="of:=IF(LEN([.AA216])=0;[.AA217];[.AA216])" office:value-type="string" office:string-value="MO" calcext:value-type="string">
            <text:p>MO</text:p>
          </table:table-cell>
          <table:table-cell table:formula="of:=IF(LEN([.I216])&gt;0;[.I216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VAI VAI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Viesturs </text:p>
          </table:table-cell>
          <table:table-cell office:value-type="string" calcext:value-type="string">
            <text:p>Otomers</text:p>
          </table:table-cell>
          <table:table-cell office:value-type="string" calcext:value-type="string">
            <text:p>07/30/197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16]=1;[.H217];IF([.H217]=[.L216];[.L216];&quot;X&quot;))" office:value-type="string" office:string-value="M" calcext:value-type="string">
            <text:p>M</text:p>
          </table:table-cell>
          <table:table-cell table:formula="of:=IF([.A217]=[.A218];0;1)" office:value-type="float" office:value="0" calcext:value-type="float">
            <text:p>0</text:p>
          </table:table-cell>
          <table:table-cell table:formula="of:=DATE(MID([.G217];7;4);MID([.G217];1;2);MID([.G217];4;2))" office:value-type="date" office:date-value="1970-07-30" calcext:value-type="date">
            <text:p>30.07.70</text:p>
          </table:table-cell>
          <table:table-cell table:formula="of:=ORG.OPENOFFICE.YEARS([.N217];[.$N$1];0)" office:value-type="float" office:value="45" calcext:value-type="float">
            <text:p>45</text:p>
          </table:table-cell>
          <table:table-cell table:formula="of:=IF([.A217]=[.A216];MIN([.O217];[.P216]);[.O217])" office:value-type="float" office:value="45" calcext:value-type="float">
            <text:p>45</text:p>
          </table:table-cell>
          <table:table-cell table:formula="of:=IF([.A217]=[.A216];MAX([.O217];[.Q216]);[.P217])" office:value-type="float" office:value="45" calcext:value-type="float">
            <text:p>45</text:p>
          </table:table-cell>
          <table:table-cell table:formula="of:=IF(AND([.Q217]&gt;=0;[.Q217]&lt;[.$R$1]);&quot;J&quot;;&quot;&quot;)">
            <text:p/>
          </table:table-cell>
          <table:table-cell table:formula="of:=IF([.P217]&gt;=[.$S$1];&quot;V&quot;;&quot;&quot;)" office:value-type="string" office:string-value="V" calcext:value-type="string">
            <text:p>V</text:p>
          </table:table-cell>
          <table:table-cell table:formula="of:=IF([.P217]&gt;=[.$T$1];&quot;SV&quot;;&quot;&quot;)">
            <text:p/>
          </table:table-cell>
          <table:table-cell table:formula="of:=IF([.P217]&gt;=[.$U$1];&quot;UV&quot;;&quot;&quot;)">
            <text:p/>
          </table:table-cell>
          <table:table-cell table:formula="of:=IF([.M217]=1;[.L217]&amp;&quot;O&quot;&amp;IF(LEN([.R217])&gt;0;&quot;,&quot;&amp;[.L217]&amp;[.R217];&quot;&quot;)&amp;IF(LEN([.S217])&gt;0;&quot;,&quot;&amp;[.L217]&amp;[.S217];&quot;&quot;)&amp;IF(LEN([.T217])&gt;0;&quot;,&quot;&amp;[.L217]&amp;[.T217];&quot;&quot;)&amp;IF(LEN([.U217])&gt;0;&quot;,&quot;&amp;[.L217]&amp;[.U217];&quot;&quot;)&amp;IF(LEN([.C217])&gt;0;&quot;,&quot;&amp;[.C217];&quot;&quot;);&quot;&quot;)">
            <text:p/>
          </table:table-cell>
          <table:table-cell table:formula="of:=[.E217]&amp;&quot; &quot;&amp;[.F217]" office:value-type="string" office:string-value="Viesturs  Otomers" calcext:value-type="string">
            <text:p>Viesturs <text:s/>Otomers</text:p>
          </table:table-cell>
          <table:table-cell table:formula="of:=MID([.G217];7;4)&amp;&quot;-&quot;&amp;MID([.G217];1;2)&amp;&quot;-&quot;&amp;MID([.G217];4;2)" office:value-type="string" office:string-value="1970-07-30" calcext:value-type="string">
            <text:p>1970-07-30</text:p>
          </table:table-cell>
          <table:table-cell table:formula="of:=IF(LEN([.V217])=0;[.V218];[.V217])" office:value-type="string" office:string-value="MO" calcext:value-type="string">
            <text:p>MO</text:p>
          </table:table-cell>
          <table:table-cell table:formula="of:=IF(LEN([.Y217])=0;[.Y218];[.Y217])" office:value-type="string" office:string-value="MO" calcext:value-type="string">
            <text:p>MO</text:p>
          </table:table-cell>
          <table:table-cell table:formula="of:=IF(LEN([.Z217])=0;[.Z218];[.Z217])" office:value-type="string" office:string-value="MO" calcext:value-type="string">
            <text:p>MO</text:p>
          </table:table-cell>
          <table:table-cell table:formula="of:=IF(LEN([.AA217])=0;[.AA218];[.AA217])" office:value-type="string" office:string-value="MO" calcext:value-type="string">
            <text:p>MO</text:p>
          </table:table-cell>
          <table:table-cell table:formula="of:=IF(LEN([.I217])&gt;0;[.I21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VAI VAI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Eduards</text:p>
          </table:table-cell>
          <table:table-cell office:value-type="string" calcext:value-type="string">
            <text:p>Otomers</text:p>
          </table:table-cell>
          <table:table-cell office:value-type="string" calcext:value-type="string">
            <text:p>01/11/200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17]=1;[.H218];IF([.H218]=[.L217];[.L217];&quot;X&quot;))" office:value-type="string" office:string-value="M" calcext:value-type="string">
            <text:p>M</text:p>
          </table:table-cell>
          <table:table-cell table:formula="of:=IF([.A218]=[.A219];0;1)" office:value-type="float" office:value="1" calcext:value-type="float">
            <text:p>1</text:p>
          </table:table-cell>
          <table:table-cell table:formula="of:=DATE(MID([.G218];7;4);MID([.G218];1;2);MID([.G218];4;2))" office:value-type="date" office:date-value="2002-01-11" calcext:value-type="date">
            <text:p>11.01.02</text:p>
          </table:table-cell>
          <table:table-cell table:formula="of:=ORG.OPENOFFICE.YEARS([.N218];[.$N$1];0)" office:value-type="float" office:value="14" calcext:value-type="float">
            <text:p>14</text:p>
          </table:table-cell>
          <table:table-cell table:formula="of:=IF([.A218]=[.A217];MIN([.O218];[.P217]);[.O218])" office:value-type="float" office:value="14" calcext:value-type="float">
            <text:p>14</text:p>
          </table:table-cell>
          <table:table-cell table:formula="of:=IF([.A218]=[.A217];MAX([.O218];[.Q217]);[.P218])" office:value-type="float" office:value="45" calcext:value-type="float">
            <text:p>45</text:p>
          </table:table-cell>
          <table:table-cell table:formula="of:=IF(AND([.Q218]&gt;=0;[.Q218]&lt;[.$R$1]);&quot;J&quot;;&quot;&quot;)">
            <text:p/>
          </table:table-cell>
          <table:table-cell table:formula="of:=IF([.P218]&gt;=[.$S$1];&quot;V&quot;;&quot;&quot;)">
            <text:p/>
          </table:table-cell>
          <table:table-cell table:formula="of:=IF([.P218]&gt;=[.$T$1];&quot;SV&quot;;&quot;&quot;)">
            <text:p/>
          </table:table-cell>
          <table:table-cell table:formula="of:=IF([.P218]&gt;=[.$U$1];&quot;UV&quot;;&quot;&quot;)">
            <text:p/>
          </table:table-cell>
          <table:table-cell table:formula="of:=IF([.M218]=1;[.L218]&amp;&quot;O&quot;&amp;IF(LEN([.R218])&gt;0;&quot;,&quot;&amp;[.L218]&amp;[.R218];&quot;&quot;)&amp;IF(LEN([.S218])&gt;0;&quot;,&quot;&amp;[.L218]&amp;[.S218];&quot;&quot;)&amp;IF(LEN([.T218])&gt;0;&quot;,&quot;&amp;[.L218]&amp;[.T218];&quot;&quot;)&amp;IF(LEN([.U218])&gt;0;&quot;,&quot;&amp;[.L218]&amp;[.U218];&quot;&quot;)&amp;IF(LEN([.C218])&gt;0;&quot;,&quot;&amp;[.C218];&quot;&quot;);&quot;&quot;)" office:value-type="string" office:string-value="MO" calcext:value-type="string">
            <text:p>MO</text:p>
          </table:table-cell>
          <table:table-cell table:formula="of:=[.E218]&amp;&quot; &quot;&amp;[.F218]" office:value-type="string" office:string-value="Eduards Otomers" calcext:value-type="string">
            <text:p>Eduards Otomers</text:p>
          </table:table-cell>
          <table:table-cell table:formula="of:=MID([.G218];7;4)&amp;&quot;-&quot;&amp;MID([.G218];1;2)&amp;&quot;-&quot;&amp;MID([.G218];4;2)" office:value-type="string" office:string-value="2002-01-11" calcext:value-type="string">
            <text:p>2002-01-11</text:p>
          </table:table-cell>
          <table:table-cell table:formula="of:=IF(LEN([.V218])=0;[.V219];[.V218])" office:value-type="string" office:string-value="MO" calcext:value-type="string">
            <text:p>MO</text:p>
          </table:table-cell>
          <table:table-cell table:formula="of:=IF(LEN([.Y218])=0;[.Y219];[.Y218])" office:value-type="string" office:string-value="MO" calcext:value-type="string">
            <text:p>MO</text:p>
          </table:table-cell>
          <table:table-cell table:formula="of:=IF(LEN([.Z218])=0;[.Z219];[.Z218])" office:value-type="string" office:string-value="MO" calcext:value-type="string">
            <text:p>MO</text:p>
          </table:table-cell>
          <table:table-cell table:formula="of:=IF(LEN([.AA218])=0;[.AA219];[.AA218])" office:value-type="string" office:string-value="MO" calcext:value-type="string">
            <text:p>MO</text:p>
          </table:table-cell>
          <table:table-cell table:formula="of:=IF(LEN([.I218])&gt;0;[.I21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wAlts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Mednis</text:p>
          </table:table-cell>
          <table:table-cell office:value-type="string" calcext:value-type="string">
            <text:p>08/21/197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18]=1;[.H219];IF([.H219]=[.L218];[.L218];&quot;X&quot;))" office:value-type="string" office:string-value="M" calcext:value-type="string">
            <text:p>M</text:p>
          </table:table-cell>
          <table:table-cell table:formula="of:=IF([.A219]=[.A220];0;1)" office:value-type="float" office:value="0" calcext:value-type="float">
            <text:p>0</text:p>
          </table:table-cell>
          <table:table-cell table:formula="of:=DATE(MID([.G219];7;4);MID([.G219];1;2);MID([.G219];4;2))" office:value-type="date" office:date-value="1974-08-21" calcext:value-type="date">
            <text:p>21.08.74</text:p>
          </table:table-cell>
          <table:table-cell table:formula="of:=ORG.OPENOFFICE.YEARS([.N219];[.$N$1];0)" office:value-type="float" office:value="41" calcext:value-type="float">
            <text:p>41</text:p>
          </table:table-cell>
          <table:table-cell table:formula="of:=IF([.A219]=[.A218];MIN([.O219];[.P218]);[.O219])" office:value-type="float" office:value="41" calcext:value-type="float">
            <text:p>41</text:p>
          </table:table-cell>
          <table:table-cell table:formula="of:=IF([.A219]=[.A218];MAX([.O219];[.Q218]);[.P219])" office:value-type="float" office:value="41" calcext:value-type="float">
            <text:p>41</text:p>
          </table:table-cell>
          <table:table-cell table:formula="of:=IF(AND([.Q219]&gt;=0;[.Q219]&lt;[.$R$1]);&quot;J&quot;;&quot;&quot;)">
            <text:p/>
          </table:table-cell>
          <table:table-cell table:formula="of:=IF([.P219]&gt;=[.$S$1];&quot;V&quot;;&quot;&quot;)" office:value-type="string" office:string-value="V" calcext:value-type="string">
            <text:p>V</text:p>
          </table:table-cell>
          <table:table-cell table:formula="of:=IF([.P219]&gt;=[.$T$1];&quot;SV&quot;;&quot;&quot;)">
            <text:p/>
          </table:table-cell>
          <table:table-cell table:formula="of:=IF([.P219]&gt;=[.$U$1];&quot;UV&quot;;&quot;&quot;)">
            <text:p/>
          </table:table-cell>
          <table:table-cell table:formula="of:=IF([.M219]=1;[.L219]&amp;&quot;O&quot;&amp;IF(LEN([.R219])&gt;0;&quot;,&quot;&amp;[.L219]&amp;[.R219];&quot;&quot;)&amp;IF(LEN([.S219])&gt;0;&quot;,&quot;&amp;[.L219]&amp;[.S219];&quot;&quot;)&amp;IF(LEN([.T219])&gt;0;&quot;,&quot;&amp;[.L219]&amp;[.T219];&quot;&quot;)&amp;IF(LEN([.U219])&gt;0;&quot;,&quot;&amp;[.L219]&amp;[.U219];&quot;&quot;)&amp;IF(LEN([.C219])&gt;0;&quot;,&quot;&amp;[.C219];&quot;&quot;);&quot;&quot;)">
            <text:p/>
          </table:table-cell>
          <table:table-cell table:formula="of:=[.E219]&amp;&quot; &quot;&amp;[.F219]" office:value-type="string" office:string-value="Artis Mednis" calcext:value-type="string">
            <text:p>Artis Mednis</text:p>
          </table:table-cell>
          <table:table-cell table:formula="of:=MID([.G219];7;4)&amp;&quot;-&quot;&amp;MID([.G219];1;2)&amp;&quot;-&quot;&amp;MID([.G219];4;2)" office:value-type="string" office:string-value="1974-08-21" calcext:value-type="string">
            <text:p>1974-08-21</text:p>
          </table:table-cell>
          <table:table-cell table:formula="of:=IF(LEN([.V219])=0;[.V220];[.V219])">
            <text:p/>
          </table:table-cell>
          <table:table-cell table:formula="of:=IF(LEN([.Y219])=0;[.Y220];[.Y219])" office:value-type="string" office:string-value="XO" calcext:value-type="string">
            <text:p>XO</text:p>
          </table:table-cell>
          <table:table-cell table:formula="of:=IF(LEN([.Z219])=0;[.Z220];[.Z219])" office:value-type="string" office:string-value="XO" calcext:value-type="string">
            <text:p>XO</text:p>
          </table:table-cell>
          <table:table-cell table:formula="of:=IF(LEN([.AA219])=0;[.AA220];[.AA219])" office:value-type="string" office:string-value="XO" calcext:value-type="string">
            <text:p>XO</text:p>
          </table:table-cell>
          <table:table-cell table:formula="of:=IF(LEN([.I219])&gt;0;[.I21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wAlts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Kristīne</text:p>
          </table:table-cell>
          <table:table-cell office:value-type="string" calcext:value-type="string">
            <text:p>Veisberga-Medne</text:p>
          </table:table-cell>
          <table:table-cell office:value-type="string" calcext:value-type="string">
            <text:p>07/28/198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19]=1;[.H220];IF([.H220]=[.L219];[.L219];&quot;X&quot;))" office:value-type="string" office:string-value="X" calcext:value-type="string">
            <text:p>X</text:p>
          </table:table-cell>
          <table:table-cell table:formula="of:=IF([.A220]=[.A221];0;1)" office:value-type="float" office:value="0" calcext:value-type="float">
            <text:p>0</text:p>
          </table:table-cell>
          <table:table-cell table:formula="of:=DATE(MID([.G220];7;4);MID([.G220];1;2);MID([.G220];4;2))" office:value-type="date" office:date-value="1981-07-28" calcext:value-type="date">
            <text:p>28.07.81</text:p>
          </table:table-cell>
          <table:table-cell table:formula="of:=ORG.OPENOFFICE.YEARS([.N220];[.$N$1];0)" office:value-type="float" office:value="34" calcext:value-type="float">
            <text:p>34</text:p>
          </table:table-cell>
          <table:table-cell table:formula="of:=IF([.A220]=[.A219];MIN([.O220];[.P219]);[.O220])" office:value-type="float" office:value="34" calcext:value-type="float">
            <text:p>34</text:p>
          </table:table-cell>
          <table:table-cell table:formula="of:=IF([.A220]=[.A219];MAX([.O220];[.Q219]);[.P220])" office:value-type="float" office:value="41" calcext:value-type="float">
            <text:p>41</text:p>
          </table:table-cell>
          <table:table-cell table:formula="of:=IF(AND([.Q220]&gt;=0;[.Q220]&lt;[.$R$1]);&quot;J&quot;;&quot;&quot;)">
            <text:p/>
          </table:table-cell>
          <table:table-cell table:formula="of:=IF([.P220]&gt;=[.$S$1];&quot;V&quot;;&quot;&quot;)">
            <text:p/>
          </table:table-cell>
          <table:table-cell table:formula="of:=IF([.P220]&gt;=[.$T$1];&quot;SV&quot;;&quot;&quot;)">
            <text:p/>
          </table:table-cell>
          <table:table-cell table:formula="of:=IF([.P220]&gt;=[.$U$1];&quot;UV&quot;;&quot;&quot;)">
            <text:p/>
          </table:table-cell>
          <table:table-cell table:formula="of:=IF([.M220]=1;[.L220]&amp;&quot;O&quot;&amp;IF(LEN([.R220])&gt;0;&quot;,&quot;&amp;[.L220]&amp;[.R220];&quot;&quot;)&amp;IF(LEN([.S220])&gt;0;&quot;,&quot;&amp;[.L220]&amp;[.S220];&quot;&quot;)&amp;IF(LEN([.T220])&gt;0;&quot;,&quot;&amp;[.L220]&amp;[.T220];&quot;&quot;)&amp;IF(LEN([.U220])&gt;0;&quot;,&quot;&amp;[.L220]&amp;[.U220];&quot;&quot;)&amp;IF(LEN([.C220])&gt;0;&quot;,&quot;&amp;[.C220];&quot;&quot;);&quot;&quot;)">
            <text:p/>
          </table:table-cell>
          <table:table-cell table:formula="of:=[.E220]&amp;&quot; &quot;&amp;[.F220]" office:value-type="string" office:string-value="Kristīne Veisberga-Medne" calcext:value-type="string">
            <text:p>Kristīne Veisberga-Medne</text:p>
          </table:table-cell>
          <table:table-cell table:formula="of:=MID([.G220];7;4)&amp;&quot;-&quot;&amp;MID([.G220];1;2)&amp;&quot;-&quot;&amp;MID([.G220];4;2)" office:value-type="string" office:string-value="1981-07-28" calcext:value-type="string">
            <text:p>1981-07-28</text:p>
          </table:table-cell>
          <table:table-cell table:formula="of:=IF(LEN([.V220])=0;[.V221];[.V220])" office:value-type="string" office:string-value="XO" calcext:value-type="string">
            <text:p>XO</text:p>
          </table:table-cell>
          <table:table-cell table:formula="of:=IF(LEN([.Y220])=0;[.Y221];[.Y220])" office:value-type="string" office:string-value="XO" calcext:value-type="string">
            <text:p>XO</text:p>
          </table:table-cell>
          <table:table-cell table:formula="of:=IF(LEN([.Z220])=0;[.Z221];[.Z220])" office:value-type="string" office:string-value="XO" calcext:value-type="string">
            <text:p>XO</text:p>
          </table:table-cell>
          <table:table-cell table:formula="of:=IF(LEN([.AA220])=0;[.AA221];[.AA220])" office:value-type="string" office:string-value="XO" calcext:value-type="string">
            <text:p>XO</text:p>
          </table:table-cell>
          <table:table-cell table:formula="of:=IF(LEN([.I220])&gt;0;[.I220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wAlts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Teodors</text:p>
          </table:table-cell>
          <table:table-cell office:value-type="string" calcext:value-type="string">
            <text:p>Mednis</text:p>
          </table:table-cell>
          <table:table-cell office:value-type="string" calcext:value-type="string">
            <text:p>11/26/201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20]=1;[.H221];IF([.H221]=[.L220];[.L220];&quot;X&quot;))" office:value-type="string" office:string-value="X" calcext:value-type="string">
            <text:p>X</text:p>
          </table:table-cell>
          <table:table-cell table:formula="of:=IF([.A221]=[.A222];0;1)" office:value-type="float" office:value="1" calcext:value-type="float">
            <text:p>1</text:p>
          </table:table-cell>
          <table:table-cell table:formula="of:=DATE(MID([.G221];7;4);MID([.G221];1;2);MID([.G221];4;2))" office:value-type="date" office:date-value="2013-11-26" calcext:value-type="date">
            <text:p>26.11.13</text:p>
          </table:table-cell>
          <table:table-cell table:formula="of:=ORG.OPENOFFICE.YEARS([.N221];[.$N$1];0)" office:value-type="float" office:value="2" calcext:value-type="float">
            <text:p>2</text:p>
          </table:table-cell>
          <table:table-cell table:formula="of:=IF([.A221]=[.A220];MIN([.O221];[.P220]);[.O221])" office:value-type="float" office:value="2" calcext:value-type="float">
            <text:p>2</text:p>
          </table:table-cell>
          <table:table-cell table:formula="of:=IF([.A221]=[.A220];MAX([.O221];[.Q220]);[.P221])" office:value-type="float" office:value="41" calcext:value-type="float">
            <text:p>41</text:p>
          </table:table-cell>
          <table:table-cell table:formula="of:=IF(AND([.Q221]&gt;=0;[.Q221]&lt;[.$R$1]);&quot;J&quot;;&quot;&quot;)">
            <text:p/>
          </table:table-cell>
          <table:table-cell table:formula="of:=IF([.P221]&gt;=[.$S$1];&quot;V&quot;;&quot;&quot;)">
            <text:p/>
          </table:table-cell>
          <table:table-cell table:formula="of:=IF([.P221]&gt;=[.$T$1];&quot;SV&quot;;&quot;&quot;)">
            <text:p/>
          </table:table-cell>
          <table:table-cell table:formula="of:=IF([.P221]&gt;=[.$U$1];&quot;UV&quot;;&quot;&quot;)">
            <text:p/>
          </table:table-cell>
          <table:table-cell table:formula="of:=IF([.M221]=1;[.L221]&amp;&quot;O&quot;&amp;IF(LEN([.R221])&gt;0;&quot;,&quot;&amp;[.L221]&amp;[.R221];&quot;&quot;)&amp;IF(LEN([.S221])&gt;0;&quot;,&quot;&amp;[.L221]&amp;[.S221];&quot;&quot;)&amp;IF(LEN([.T221])&gt;0;&quot;,&quot;&amp;[.L221]&amp;[.T221];&quot;&quot;)&amp;IF(LEN([.U221])&gt;0;&quot;,&quot;&amp;[.L221]&amp;[.U221];&quot;&quot;)&amp;IF(LEN([.C221])&gt;0;&quot;,&quot;&amp;[.C221];&quot;&quot;);&quot;&quot;)" office:value-type="string" office:string-value="XO" calcext:value-type="string">
            <text:p>XO</text:p>
          </table:table-cell>
          <table:table-cell table:formula="of:=[.E221]&amp;&quot; &quot;&amp;[.F221]" office:value-type="string" office:string-value="Teodors Mednis" calcext:value-type="string">
            <text:p>Teodors Mednis</text:p>
          </table:table-cell>
          <table:table-cell table:formula="of:=MID([.G221];7;4)&amp;&quot;-&quot;&amp;MID([.G221];1;2)&amp;&quot;-&quot;&amp;MID([.G221];4;2)" office:value-type="string" office:string-value="2013-11-26" calcext:value-type="string">
            <text:p>2013-11-26</text:p>
          </table:table-cell>
          <table:table-cell table:formula="of:=IF(LEN([.V221])=0;[.V222];[.V221])" office:value-type="string" office:string-value="XO" calcext:value-type="string">
            <text:p>XO</text:p>
          </table:table-cell>
          <table:table-cell table:formula="of:=IF(LEN([.Y221])=0;[.Y222];[.Y221])" office:value-type="string" office:string-value="XO" calcext:value-type="string">
            <text:p>XO</text:p>
          </table:table-cell>
          <table:table-cell table:formula="of:=IF(LEN([.Z221])=0;[.Z222];[.Z221])" office:value-type="string" office:string-value="XO" calcext:value-type="string">
            <text:p>XO</text:p>
          </table:table-cell>
          <table:table-cell table:formula="of:=IF(LEN([.AA221])=0;[.AA222];[.AA221])" office:value-type="string" office:string-value="XO" calcext:value-type="string">
            <text:p>XO</text:p>
          </table:table-cell>
          <table:table-cell table:formula="of:=IF(LEN([.I221])&gt;0;[.I221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Toomas</text:p>
          </table:table-cell>
          <table:table-cell office:value-type="string" calcext:value-type="string">
            <text:p>Talumaa</text:p>
          </table:table-cell>
          <table:table-cell office:value-type="string" calcext:value-type="string">
            <text:p>08/01/1970</text:p>
          </table:table-cell>
          <table:table-cell office:value-type="string" calcext:value-type="string">
            <text:p>M</text:p>
          </table:table-cell>
          <table:table-cell office:value-type="float" office:value="682051" calcext:value-type="float">
            <text:p>682051</text:p>
          </table:table-cell>
          <table:table-cell office:value-type="string" calcext:value-type="string">
            <text:p>Estonia</text:p>
          </table:table-cell>
          <table:table-cell/>
          <table:table-cell table:formula="of:=IF([.M221]=1;[.H222];IF([.H222]=[.L221];[.L221];&quot;X&quot;))" office:value-type="string" office:string-value="M" calcext:value-type="string">
            <text:p>M</text:p>
          </table:table-cell>
          <table:table-cell table:formula="of:=IF([.A222]=[.A223];0;1)" office:value-type="float" office:value="0" calcext:value-type="float">
            <text:p>0</text:p>
          </table:table-cell>
          <table:table-cell table:formula="of:=DATE(MID([.G222];7;4);MID([.G222];1;2);MID([.G222];4;2))" office:value-type="date" office:date-value="1970-08-01" calcext:value-type="date">
            <text:p>01.08.70</text:p>
          </table:table-cell>
          <table:table-cell table:formula="of:=ORG.OPENOFFICE.YEARS([.N222];[.$N$1];0)" office:value-type="float" office:value="45" calcext:value-type="float">
            <text:p>45</text:p>
          </table:table-cell>
          <table:table-cell table:formula="of:=IF([.A222]=[.A221];MIN([.O222];[.P221]);[.O222])" office:value-type="float" office:value="45" calcext:value-type="float">
            <text:p>45</text:p>
          </table:table-cell>
          <table:table-cell table:formula="of:=IF([.A222]=[.A221];MAX([.O222];[.Q221]);[.P222])" office:value-type="float" office:value="45" calcext:value-type="float">
            <text:p>45</text:p>
          </table:table-cell>
          <table:table-cell table:formula="of:=IF(AND([.Q222]&gt;=0;[.Q222]&lt;[.$R$1]);&quot;J&quot;;&quot;&quot;)">
            <text:p/>
          </table:table-cell>
          <table:table-cell table:formula="of:=IF([.P222]&gt;=[.$S$1];&quot;V&quot;;&quot;&quot;)" office:value-type="string" office:string-value="V" calcext:value-type="string">
            <text:p>V</text:p>
          </table:table-cell>
          <table:table-cell table:formula="of:=IF([.P222]&gt;=[.$T$1];&quot;SV&quot;;&quot;&quot;)">
            <text:p/>
          </table:table-cell>
          <table:table-cell table:formula="of:=IF([.P222]&gt;=[.$U$1];&quot;UV&quot;;&quot;&quot;)">
            <text:p/>
          </table:table-cell>
          <table:table-cell table:formula="of:=IF([.M222]=1;[.L222]&amp;&quot;O&quot;&amp;IF(LEN([.R222])&gt;0;&quot;,&quot;&amp;[.L222]&amp;[.R222];&quot;&quot;)&amp;IF(LEN([.S222])&gt;0;&quot;,&quot;&amp;[.L222]&amp;[.S222];&quot;&quot;)&amp;IF(LEN([.T222])&gt;0;&quot;,&quot;&amp;[.L222]&amp;[.T222];&quot;&quot;)&amp;IF(LEN([.U222])&gt;0;&quot;,&quot;&amp;[.L222]&amp;[.U222];&quot;&quot;)&amp;IF(LEN([.C222])&gt;0;&quot;,&quot;&amp;[.C222];&quot;&quot;);&quot;&quot;)">
            <text:p/>
          </table:table-cell>
          <table:table-cell table:formula="of:=[.E222]&amp;&quot; &quot;&amp;[.F222]" office:value-type="string" office:string-value="Toomas Talumaa" calcext:value-type="string">
            <text:p>Toomas Talumaa</text:p>
          </table:table-cell>
          <table:table-cell table:formula="of:=MID([.G222];7;4)&amp;&quot;-&quot;&amp;MID([.G222];1;2)&amp;&quot;-&quot;&amp;MID([.G222];4;2)" office:value-type="string" office:string-value="1970-08-01" calcext:value-type="string">
            <text:p>1970-08-01</text:p>
          </table:table-cell>
          <table:table-cell table:formula="of:=IF(LEN([.V222])=0;[.V223];[.V222])">
            <text:p/>
          </table:table-cell>
          <table:table-cell table:formula="of:=IF(LEN([.Y222])=0;[.Y223];[.Y222])">
            <text:p/>
          </table:table-cell>
          <table:table-cell table:formula="of:=IF(LEN([.Z222])=0;[.Z223];[.Z222])" office:value-type="string" office:string-value="XO" calcext:value-type="string">
            <text:p>XO</text:p>
          </table:table-cell>
          <table:table-cell table:formula="of:=IF(LEN([.AA222])=0;[.AA223];[.AA222])" office:value-type="string" office:string-value="XO" calcext:value-type="string">
            <text:p>XO</text:p>
          </table:table-cell>
          <table:table-cell table:formula="of:=IF(LEN([.I222])&gt;0;[.I222];&quot;*&quot;)" office:value-type="float" office:value="682051" calcext:value-type="float">
            <text:p>682051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Kätlin</text:p>
          </table:table-cell>
          <table:table-cell office:value-type="string" calcext:value-type="string">
            <text:p>Talumaa</text:p>
          </table:table-cell>
          <table:table-cell office:value-type="string" calcext:value-type="string">
            <text:p>04/03/1976</text:p>
          </table:table-cell>
          <table:table-cell office:value-type="string" calcext:value-type="string">
            <text:p>W</text:p>
          </table:table-cell>
          <table:table-cell office:value-type="float" office:value="7202705" calcext:value-type="float">
            <text:p>7202705</text:p>
          </table:table-cell>
          <table:table-cell office:value-type="string" calcext:value-type="string">
            <text:p>Estonia</text:p>
          </table:table-cell>
          <table:table-cell/>
          <table:table-cell table:formula="of:=IF([.M222]=1;[.H223];IF([.H223]=[.L222];[.L222];&quot;X&quot;))" office:value-type="string" office:string-value="X" calcext:value-type="string">
            <text:p>X</text:p>
          </table:table-cell>
          <table:table-cell table:formula="of:=IF([.A223]=[.A224];0;1)" office:value-type="float" office:value="0" calcext:value-type="float">
            <text:p>0</text:p>
          </table:table-cell>
          <table:table-cell table:formula="of:=DATE(MID([.G223];7;4);MID([.G223];1;2);MID([.G223];4;2))" office:value-type="date" office:date-value="1976-04-03" calcext:value-type="date">
            <text:p>03.04.76</text:p>
          </table:table-cell>
          <table:table-cell table:formula="of:=ORG.OPENOFFICE.YEARS([.N223];[.$N$1];0)" office:value-type="float" office:value="40" calcext:value-type="float">
            <text:p>40</text:p>
          </table:table-cell>
          <table:table-cell table:formula="of:=IF([.A223]=[.A222];MIN([.O223];[.P222]);[.O223])" office:value-type="float" office:value="40" calcext:value-type="float">
            <text:p>40</text:p>
          </table:table-cell>
          <table:table-cell table:formula="of:=IF([.A223]=[.A222];MAX([.O223];[.Q222]);[.P223])" office:value-type="float" office:value="45" calcext:value-type="float">
            <text:p>45</text:p>
          </table:table-cell>
          <table:table-cell table:formula="of:=IF(AND([.Q223]&gt;=0;[.Q223]&lt;[.$R$1]);&quot;J&quot;;&quot;&quot;)">
            <text:p/>
          </table:table-cell>
          <table:table-cell table:formula="of:=IF([.P223]&gt;=[.$S$1];&quot;V&quot;;&quot;&quot;)" office:value-type="string" office:string-value="V" calcext:value-type="string">
            <text:p>V</text:p>
          </table:table-cell>
          <table:table-cell table:formula="of:=IF([.P223]&gt;=[.$T$1];&quot;SV&quot;;&quot;&quot;)">
            <text:p/>
          </table:table-cell>
          <table:table-cell table:formula="of:=IF([.P223]&gt;=[.$U$1];&quot;UV&quot;;&quot;&quot;)">
            <text:p/>
          </table:table-cell>
          <table:table-cell table:formula="of:=IF([.M223]=1;[.L223]&amp;&quot;O&quot;&amp;IF(LEN([.R223])&gt;0;&quot;,&quot;&amp;[.L223]&amp;[.R223];&quot;&quot;)&amp;IF(LEN([.S223])&gt;0;&quot;,&quot;&amp;[.L223]&amp;[.S223];&quot;&quot;)&amp;IF(LEN([.T223])&gt;0;&quot;,&quot;&amp;[.L223]&amp;[.T223];&quot;&quot;)&amp;IF(LEN([.U223])&gt;0;&quot;,&quot;&amp;[.L223]&amp;[.U223];&quot;&quot;)&amp;IF(LEN([.C223])&gt;0;&quot;,&quot;&amp;[.C223];&quot;&quot;);&quot;&quot;)">
            <text:p/>
          </table:table-cell>
          <table:table-cell table:formula="of:=[.E223]&amp;&quot; &quot;&amp;[.F223]" office:value-type="string" office:string-value="Kätlin Talumaa" calcext:value-type="string">
            <text:p>Kätlin Talumaa</text:p>
          </table:table-cell>
          <table:table-cell table:formula="of:=MID([.G223];7;4)&amp;&quot;-&quot;&amp;MID([.G223];1;2)&amp;&quot;-&quot;&amp;MID([.G223];4;2)" office:value-type="string" office:string-value="1976-04-03" calcext:value-type="string">
            <text:p>1976-04-03</text:p>
          </table:table-cell>
          <table:table-cell table:formula="of:=IF(LEN([.V223])=0;[.V224];[.V223])">
            <text:p/>
          </table:table-cell>
          <table:table-cell table:formula="of:=IF(LEN([.Y223])=0;[.Y224];[.Y223])" office:value-type="string" office:string-value="XO" calcext:value-type="string">
            <text:p>XO</text:p>
          </table:table-cell>
          <table:table-cell table:formula="of:=IF(LEN([.Z223])=0;[.Z224];[.Z223])" office:value-type="string" office:string-value="XO" calcext:value-type="string">
            <text:p>XO</text:p>
          </table:table-cell>
          <table:table-cell table:formula="of:=IF(LEN([.AA223])=0;[.AA224];[.AA223])" office:value-type="string" office:string-value="XO" calcext:value-type="string">
            <text:p>XO</text:p>
          </table:table-cell>
          <table:table-cell table:formula="of:=IF(LEN([.I223])&gt;0;[.I223];&quot;*&quot;)" office:value-type="float" office:value="7202705" calcext:value-type="float">
            <text:p>7202705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Siim</text:p>
          </table:table-cell>
          <table:table-cell office:value-type="string" calcext:value-type="string">
            <text:p>Talumaa</text:p>
          </table:table-cell>
          <table:table-cell office:value-type="string" calcext:value-type="string">
            <text:p>01/20/2004</text:p>
          </table:table-cell>
          <table:table-cell office:value-type="string" calcext:value-type="string">
            <text:p>M</text:p>
          </table:table-cell>
          <table:table-cell office:value-type="float" office:value="255678" calcext:value-type="float">
            <text:p>255678</text:p>
          </table:table-cell>
          <table:table-cell office:value-type="string" calcext:value-type="string">
            <text:p>Estonia</text:p>
          </table:table-cell>
          <table:table-cell/>
          <table:table-cell table:formula="of:=IF([.M223]=1;[.H224];IF([.H224]=[.L223];[.L223];&quot;X&quot;))" office:value-type="string" office:string-value="X" calcext:value-type="string">
            <text:p>X</text:p>
          </table:table-cell>
          <table:table-cell table:formula="of:=IF([.A224]=[.A225];0;1)" office:value-type="float" office:value="0" calcext:value-type="float">
            <text:p>0</text:p>
          </table:table-cell>
          <table:table-cell table:formula="of:=DATE(MID([.G224];7;4);MID([.G224];1;2);MID([.G224];4;2))" office:value-type="date" office:date-value="2004-01-20" calcext:value-type="date">
            <text:p>20.01.04</text:p>
          </table:table-cell>
          <table:table-cell table:formula="of:=ORG.OPENOFFICE.YEARS([.N224];[.$N$1];0)" office:value-type="float" office:value="12" calcext:value-type="float">
            <text:p>12</text:p>
          </table:table-cell>
          <table:table-cell table:formula="of:=IF([.A224]=[.A223];MIN([.O224];[.P223]);[.O224])" office:value-type="float" office:value="12" calcext:value-type="float">
            <text:p>12</text:p>
          </table:table-cell>
          <table:table-cell table:formula="of:=IF([.A224]=[.A223];MAX([.O224];[.Q223]);[.P224])" office:value-type="float" office:value="45" calcext:value-type="float">
            <text:p>45</text:p>
          </table:table-cell>
          <table:table-cell table:formula="of:=IF(AND([.Q224]&gt;=0;[.Q224]&lt;[.$R$1]);&quot;J&quot;;&quot;&quot;)">
            <text:p/>
          </table:table-cell>
          <table:table-cell table:formula="of:=IF([.P224]&gt;=[.$S$1];&quot;V&quot;;&quot;&quot;)">
            <text:p/>
          </table:table-cell>
          <table:table-cell table:formula="of:=IF([.P224]&gt;=[.$T$1];&quot;SV&quot;;&quot;&quot;)">
            <text:p/>
          </table:table-cell>
          <table:table-cell table:formula="of:=IF([.P224]&gt;=[.$U$1];&quot;UV&quot;;&quot;&quot;)">
            <text:p/>
          </table:table-cell>
          <table:table-cell table:formula="of:=IF([.M224]=1;[.L224]&amp;&quot;O&quot;&amp;IF(LEN([.R224])&gt;0;&quot;,&quot;&amp;[.L224]&amp;[.R224];&quot;&quot;)&amp;IF(LEN([.S224])&gt;0;&quot;,&quot;&amp;[.L224]&amp;[.S224];&quot;&quot;)&amp;IF(LEN([.T224])&gt;0;&quot;,&quot;&amp;[.L224]&amp;[.T224];&quot;&quot;)&amp;IF(LEN([.U224])&gt;0;&quot;,&quot;&amp;[.L224]&amp;[.U224];&quot;&quot;)&amp;IF(LEN([.C224])&gt;0;&quot;,&quot;&amp;[.C224];&quot;&quot;);&quot;&quot;)">
            <text:p/>
          </table:table-cell>
          <table:table-cell table:formula="of:=[.E224]&amp;&quot; &quot;&amp;[.F224]" office:value-type="string" office:string-value="Siim Talumaa" calcext:value-type="string">
            <text:p>Siim Talumaa</text:p>
          </table:table-cell>
          <table:table-cell table:formula="of:=MID([.G224];7;4)&amp;&quot;-&quot;&amp;MID([.G224];1;2)&amp;&quot;-&quot;&amp;MID([.G224];4;2)" office:value-type="string" office:string-value="2004-01-20" calcext:value-type="string">
            <text:p>2004-01-20</text:p>
          </table:table-cell>
          <table:table-cell table:formula="of:=IF(LEN([.V224])=0;[.V225];[.V224])" office:value-type="string" office:string-value="XO" calcext:value-type="string">
            <text:p>XO</text:p>
          </table:table-cell>
          <table:table-cell table:formula="of:=IF(LEN([.Y224])=0;[.Y225];[.Y224])" office:value-type="string" office:string-value="XO" calcext:value-type="string">
            <text:p>XO</text:p>
          </table:table-cell>
          <table:table-cell table:formula="of:=IF(LEN([.Z224])=0;[.Z225];[.Z224])" office:value-type="string" office:string-value="XO" calcext:value-type="string">
            <text:p>XO</text:p>
          </table:table-cell>
          <table:table-cell table:formula="of:=IF(LEN([.AA224])=0;[.AA225];[.AA224])" office:value-type="string" office:string-value="XO" calcext:value-type="string">
            <text:p>XO</text:p>
          </table:table-cell>
          <table:table-cell table:formula="of:=IF(LEN([.I224])&gt;0;[.I224];&quot;*&quot;)" office:value-type="float" office:value="255678" calcext:value-type="float">
            <text:p>255678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Sten</text:p>
          </table:table-cell>
          <table:table-cell office:value-type="string" calcext:value-type="string">
            <text:p>Talumaa</text:p>
          </table:table-cell>
          <table:table-cell office:value-type="string" calcext:value-type="string">
            <text:p>02/12/2008</text:p>
          </table:table-cell>
          <table:table-cell office:value-type="string" calcext:value-type="string">
            <text:p>M</text:p>
          </table:table-cell>
          <table:table-cell office:value-type="float" office:value="2077859" calcext:value-type="float">
            <text:p>2077859</text:p>
          </table:table-cell>
          <table:table-cell office:value-type="string" calcext:value-type="string">
            <text:p>Estonia</text:p>
          </table:table-cell>
          <table:table-cell/>
          <table:table-cell table:formula="of:=IF([.M224]=1;[.H225];IF([.H225]=[.L224];[.L224];&quot;X&quot;))" office:value-type="string" office:string-value="X" calcext:value-type="string">
            <text:p>X</text:p>
          </table:table-cell>
          <table:table-cell table:formula="of:=IF([.A225]=[.A226];0;1)" office:value-type="float" office:value="1" calcext:value-type="float">
            <text:p>1</text:p>
          </table:table-cell>
          <table:table-cell table:formula="of:=DATE(MID([.G225];7;4);MID([.G225];1;2);MID([.G225];4;2))" office:value-type="date" office:date-value="2008-02-12" calcext:value-type="date">
            <text:p>12.02.08</text:p>
          </table:table-cell>
          <table:table-cell table:formula="of:=ORG.OPENOFFICE.YEARS([.N225];[.$N$1];0)" office:value-type="float" office:value="8" calcext:value-type="float">
            <text:p>8</text:p>
          </table:table-cell>
          <table:table-cell table:formula="of:=IF([.A225]=[.A224];MIN([.O225];[.P224]);[.O225])" office:value-type="float" office:value="8" calcext:value-type="float">
            <text:p>8</text:p>
          </table:table-cell>
          <table:table-cell table:formula="of:=IF([.A225]=[.A224];MAX([.O225];[.Q224]);[.P225])" office:value-type="float" office:value="45" calcext:value-type="float">
            <text:p>45</text:p>
          </table:table-cell>
          <table:table-cell table:formula="of:=IF(AND([.Q225]&gt;=0;[.Q225]&lt;[.$R$1]);&quot;J&quot;;&quot;&quot;)">
            <text:p/>
          </table:table-cell>
          <table:table-cell table:formula="of:=IF([.P225]&gt;=[.$S$1];&quot;V&quot;;&quot;&quot;)">
            <text:p/>
          </table:table-cell>
          <table:table-cell table:formula="of:=IF([.P225]&gt;=[.$T$1];&quot;SV&quot;;&quot;&quot;)">
            <text:p/>
          </table:table-cell>
          <table:table-cell table:formula="of:=IF([.P225]&gt;=[.$U$1];&quot;UV&quot;;&quot;&quot;)">
            <text:p/>
          </table:table-cell>
          <table:table-cell table:formula="of:=IF([.M225]=1;[.L225]&amp;&quot;O&quot;&amp;IF(LEN([.R225])&gt;0;&quot;,&quot;&amp;[.L225]&amp;[.R225];&quot;&quot;)&amp;IF(LEN([.S225])&gt;0;&quot;,&quot;&amp;[.L225]&amp;[.S225];&quot;&quot;)&amp;IF(LEN([.T225])&gt;0;&quot;,&quot;&amp;[.L225]&amp;[.T225];&quot;&quot;)&amp;IF(LEN([.U225])&gt;0;&quot;,&quot;&amp;[.L225]&amp;[.U225];&quot;&quot;)&amp;IF(LEN([.C225])&gt;0;&quot;,&quot;&amp;[.C225];&quot;&quot;);&quot;&quot;)" office:value-type="string" office:string-value="XO" calcext:value-type="string">
            <text:p>XO</text:p>
          </table:table-cell>
          <table:table-cell table:formula="of:=[.E225]&amp;&quot; &quot;&amp;[.F225]" office:value-type="string" office:string-value="Sten Talumaa" calcext:value-type="string">
            <text:p>Sten Talumaa</text:p>
          </table:table-cell>
          <table:table-cell table:formula="of:=MID([.G225];7;4)&amp;&quot;-&quot;&amp;MID([.G225];1;2)&amp;&quot;-&quot;&amp;MID([.G225];4;2)" office:value-type="string" office:string-value="2008-02-12" calcext:value-type="string">
            <text:p>2008-02-12</text:p>
          </table:table-cell>
          <table:table-cell table:formula="of:=IF(LEN([.V225])=0;[.V226];[.V225])" office:value-type="string" office:string-value="XO" calcext:value-type="string">
            <text:p>XO</text:p>
          </table:table-cell>
          <table:table-cell table:formula="of:=IF(LEN([.Y225])=0;[.Y226];[.Y225])" office:value-type="string" office:string-value="XO" calcext:value-type="string">
            <text:p>XO</text:p>
          </table:table-cell>
          <table:table-cell table:formula="of:=IF(LEN([.Z225])=0;[.Z226];[.Z225])" office:value-type="string" office:string-value="XO" calcext:value-type="string">
            <text:p>XO</text:p>
          </table:table-cell>
          <table:table-cell table:formula="of:=IF(LEN([.AA225])=0;[.AA226];[.AA225])" office:value-type="string" office:string-value="XO" calcext:value-type="string">
            <text:p>XO</text:p>
          </table:table-cell>
          <table:table-cell table:formula="of:=IF(LEN([.I225])&gt;0;[.I225];&quot;*&quot;)" office:value-type="float" office:value="2077859" calcext:value-type="float">
            <text:p>2077859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sidla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Aldis</text:p>
          </table:table-cell>
          <table:table-cell office:value-type="string" calcext:value-type="string">
            <text:p>Strožs</text:p>
          </table:table-cell>
          <table:table-cell office:value-type="string" calcext:value-type="string">
            <text:p>02/25/1969</text:p>
          </table:table-cell>
          <table:table-cell office:value-type="string" calcext:value-type="string">
            <text:p>M</text:p>
          </table:table-cell>
          <table:table-cell office:value-type="float" office:value="200146" calcext:value-type="float">
            <text:p>200146</text:p>
          </table:table-cell>
          <table:table-cell office:value-type="string" calcext:value-type="string">
            <text:p>Latvia</text:p>
          </table:table-cell>
          <table:table-cell/>
          <table:table-cell table:formula="of:=IF([.M225]=1;[.H226];IF([.H226]=[.L225];[.L225];&quot;X&quot;))" office:value-type="string" office:string-value="M" calcext:value-type="string">
            <text:p>M</text:p>
          </table:table-cell>
          <table:table-cell table:formula="of:=IF([.A226]=[.A227];0;1)" office:value-type="float" office:value="0" calcext:value-type="float">
            <text:p>0</text:p>
          </table:table-cell>
          <table:table-cell table:formula="of:=DATE(MID([.G226];7;4);MID([.G226];1;2);MID([.G226];4;2))" office:value-type="date" office:date-value="1969-02-25" calcext:value-type="date">
            <text:p>25.02.69</text:p>
          </table:table-cell>
          <table:table-cell table:formula="of:=ORG.OPENOFFICE.YEARS([.N226];[.$N$1];0)" office:value-type="float" office:value="47" calcext:value-type="float">
            <text:p>47</text:p>
          </table:table-cell>
          <table:table-cell table:formula="of:=IF([.A226]=[.A225];MIN([.O226];[.P225]);[.O226])" office:value-type="float" office:value="47" calcext:value-type="float">
            <text:p>47</text:p>
          </table:table-cell>
          <table:table-cell table:formula="of:=IF([.A226]=[.A225];MAX([.O226];[.Q225]);[.P226])" office:value-type="float" office:value="47" calcext:value-type="float">
            <text:p>47</text:p>
          </table:table-cell>
          <table:table-cell table:formula="of:=IF(AND([.Q226]&gt;=0;[.Q226]&lt;[.$R$1]);&quot;J&quot;;&quot;&quot;)">
            <text:p/>
          </table:table-cell>
          <table:table-cell table:formula="of:=IF([.P226]&gt;=[.$S$1];&quot;V&quot;;&quot;&quot;)" office:value-type="string" office:string-value="V" calcext:value-type="string">
            <text:p>V</text:p>
          </table:table-cell>
          <table:table-cell table:formula="of:=IF([.P226]&gt;=[.$T$1];&quot;SV&quot;;&quot;&quot;)">
            <text:p/>
          </table:table-cell>
          <table:table-cell table:formula="of:=IF([.P226]&gt;=[.$U$1];&quot;UV&quot;;&quot;&quot;)">
            <text:p/>
          </table:table-cell>
          <table:table-cell table:formula="of:=IF([.M226]=1;[.L226]&amp;&quot;O&quot;&amp;IF(LEN([.R226])&gt;0;&quot;,&quot;&amp;[.L226]&amp;[.R226];&quot;&quot;)&amp;IF(LEN([.S226])&gt;0;&quot;,&quot;&amp;[.L226]&amp;[.S226];&quot;&quot;)&amp;IF(LEN([.T226])&gt;0;&quot;,&quot;&amp;[.L226]&amp;[.T226];&quot;&quot;)&amp;IF(LEN([.U226])&gt;0;&quot;,&quot;&amp;[.L226]&amp;[.U226];&quot;&quot;)&amp;IF(LEN([.C226])&gt;0;&quot;,&quot;&amp;[.C226];&quot;&quot;);&quot;&quot;)">
            <text:p/>
          </table:table-cell>
          <table:table-cell table:formula="of:=[.E226]&amp;&quot; &quot;&amp;[.F226]" office:value-type="string" office:string-value="Aldis Strožs" calcext:value-type="string">
            <text:p>Aldis Strožs</text:p>
          </table:table-cell>
          <table:table-cell table:formula="of:=MID([.G226];7;4)&amp;&quot;-&quot;&amp;MID([.G226];1;2)&amp;&quot;-&quot;&amp;MID([.G226];4;2)" office:value-type="string" office:string-value="1969-02-25" calcext:value-type="string">
            <text:p>1969-02-25</text:p>
          </table:table-cell>
          <table:table-cell table:formula="of:=IF(LEN([.V226])=0;[.V227];[.V226])" office:value-type="string" office:string-value="MO" calcext:value-type="string">
            <text:p>MO</text:p>
          </table:table-cell>
          <table:table-cell table:formula="of:=IF(LEN([.Y226])=0;[.Y227];[.Y226])" office:value-type="string" office:string-value="MO" calcext:value-type="string">
            <text:p>MO</text:p>
          </table:table-cell>
          <table:table-cell table:formula="of:=IF(LEN([.Z226])=0;[.Z227];[.Z226])" office:value-type="string" office:string-value="MO" calcext:value-type="string">
            <text:p>MO</text:p>
          </table:table-cell>
          <table:table-cell table:formula="of:=IF(LEN([.AA226])=0;[.AA227];[.AA226])" office:value-type="string" office:string-value="MO" calcext:value-type="string">
            <text:p>MO</text:p>
          </table:table-cell>
          <table:table-cell table:formula="of:=IF(LEN([.I226])&gt;0;[.I226];&quot;*&quot;)" office:value-type="float" office:value="200146" calcext:value-type="float">
            <text:p>200146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sidla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Strožs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tvia</text:p>
          </table:table-cell>
          <table:table-cell/>
          <table:table-cell table:formula="of:=IF([.M226]=1;[.H227];IF([.H227]=[.L226];[.L226];&quot;X&quot;))" office:value-type="string" office:string-value="M" calcext:value-type="string">
            <text:p>M</text:p>
          </table:table-cell>
          <table:table-cell table:formula="of:=IF([.A227]=[.A228];0;1)" office:value-type="float" office:value="1" calcext:value-type="float">
            <text:p>1</text:p>
          </table:table-cell>
          <table:table-cell table:formula="of:=DATE(MID([.G227];7;4);MID([.G227];1;2);MID([.G227];4;2))" office:value-type="date" office:date-value="2005-05-04" calcext:value-type="date">
            <text:p>04.05.05</text:p>
          </table:table-cell>
          <table:table-cell table:formula="of:=ORG.OPENOFFICE.YEARS([.N227];[.$N$1];0)" office:value-type="float" office:value="11" calcext:value-type="float">
            <text:p>11</text:p>
          </table:table-cell>
          <table:table-cell table:formula="of:=IF([.A227]=[.A226];MIN([.O227];[.P226]);[.O227])" office:value-type="float" office:value="11" calcext:value-type="float">
            <text:p>11</text:p>
          </table:table-cell>
          <table:table-cell table:formula="of:=IF([.A227]=[.A226];MAX([.O227];[.Q226]);[.P227])" office:value-type="float" office:value="47" calcext:value-type="float">
            <text:p>47</text:p>
          </table:table-cell>
          <table:table-cell table:formula="of:=IF(AND([.Q227]&gt;=0;[.Q227]&lt;[.$R$1]);&quot;J&quot;;&quot;&quot;)">
            <text:p/>
          </table:table-cell>
          <table:table-cell table:formula="of:=IF([.P227]&gt;=[.$S$1];&quot;V&quot;;&quot;&quot;)">
            <text:p/>
          </table:table-cell>
          <table:table-cell table:formula="of:=IF([.P227]&gt;=[.$T$1];&quot;SV&quot;;&quot;&quot;)">
            <text:p/>
          </table:table-cell>
          <table:table-cell table:formula="of:=IF([.P227]&gt;=[.$U$1];&quot;UV&quot;;&quot;&quot;)">
            <text:p/>
          </table:table-cell>
          <table:table-cell table:formula="of:=IF([.M227]=1;[.L227]&amp;&quot;O&quot;&amp;IF(LEN([.R227])&gt;0;&quot;,&quot;&amp;[.L227]&amp;[.R227];&quot;&quot;)&amp;IF(LEN([.S227])&gt;0;&quot;,&quot;&amp;[.L227]&amp;[.S227];&quot;&quot;)&amp;IF(LEN([.T227])&gt;0;&quot;,&quot;&amp;[.L227]&amp;[.T227];&quot;&quot;)&amp;IF(LEN([.U227])&gt;0;&quot;,&quot;&amp;[.L227]&amp;[.U227];&quot;&quot;)&amp;IF(LEN([.C227])&gt;0;&quot;,&quot;&amp;[.C227];&quot;&quot;);&quot;&quot;)" office:value-type="string" office:string-value="MO" calcext:value-type="string">
            <text:p>MO</text:p>
          </table:table-cell>
          <table:table-cell table:formula="of:=[.E227]&amp;&quot; &quot;&amp;[.F227]" office:value-type="string" office:string-value="Mārtiņš Strožs" calcext:value-type="string">
            <text:p>Mārtiņš Strožs</text:p>
          </table:table-cell>
          <table:table-cell table:formula="of:=MID([.G227];7;4)&amp;&quot;-&quot;&amp;MID([.G227];1;2)&amp;&quot;-&quot;&amp;MID([.G227];4;2)" office:value-type="string" office:string-value="2005-05-04" calcext:value-type="string">
            <text:p>2005-05-04</text:p>
          </table:table-cell>
          <table:table-cell table:formula="of:=IF(LEN([.V227])=0;[.V228];[.V227])" office:value-type="string" office:string-value="MO" calcext:value-type="string">
            <text:p>MO</text:p>
          </table:table-cell>
          <table:table-cell table:formula="of:=IF(LEN([.Y227])=0;[.Y228];[.Y227])" office:value-type="string" office:string-value="MO" calcext:value-type="string">
            <text:p>MO</text:p>
          </table:table-cell>
          <table:table-cell table:formula="of:=IF(LEN([.Z227])=0;[.Z228];[.Z227])" office:value-type="string" office:string-value="MO" calcext:value-type="string">
            <text:p>MO</text:p>
          </table:table-cell>
          <table:table-cell table:formula="of:=IF(LEN([.AA227])=0;[.AA228];[.AA227])" office:value-type="string" office:string-value="MO" calcext:value-type="string">
            <text:p>MO</text:p>
          </table:table-cell>
          <table:table-cell table:formula="of:=IF(LEN([.I227])&gt;0;[.I227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Kokad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Kokk</text:p>
          </table:table-cell>
          <table:table-cell office:value-type="string" calcext:value-type="string">
            <text:p>02/02/197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stonia</text:p>
          </table:table-cell>
          <table:table-cell/>
          <table:table-cell table:formula="of:=IF([.M227]=1;[.H228];IF([.H228]=[.L227];[.L227];&quot;X&quot;))" office:value-type="string" office:string-value="M" calcext:value-type="string">
            <text:p>M</text:p>
          </table:table-cell>
          <table:table-cell table:formula="of:=IF([.A228]=[.A229];0;1)" office:value-type="float" office:value="0" calcext:value-type="float">
            <text:p>0</text:p>
          </table:table-cell>
          <table:table-cell table:formula="of:=DATE(MID([.G228];7;4);MID([.G228];1;2);MID([.G228];4;2))" office:value-type="date" office:date-value="1975-02-02" calcext:value-type="date">
            <text:p>02.02.75</text:p>
          </table:table-cell>
          <table:table-cell table:formula="of:=ORG.OPENOFFICE.YEARS([.N228];[.$N$1];0)" office:value-type="float" office:value="41" calcext:value-type="float">
            <text:p>41</text:p>
          </table:table-cell>
          <table:table-cell table:formula="of:=IF([.A228]=[.A227];MIN([.O228];[.P227]);[.O228])" office:value-type="float" office:value="41" calcext:value-type="float">
            <text:p>41</text:p>
          </table:table-cell>
          <table:table-cell table:formula="of:=IF([.A228]=[.A227];MAX([.O228];[.Q227]);[.P228])" office:value-type="float" office:value="41" calcext:value-type="float">
            <text:p>41</text:p>
          </table:table-cell>
          <table:table-cell table:formula="of:=IF(AND([.Q228]&gt;=0;[.Q228]&lt;[.$R$1]);&quot;J&quot;;&quot;&quot;)">
            <text:p/>
          </table:table-cell>
          <table:table-cell table:formula="of:=IF([.P228]&gt;=[.$S$1];&quot;V&quot;;&quot;&quot;)" office:value-type="string" office:string-value="V" calcext:value-type="string">
            <text:p>V</text:p>
          </table:table-cell>
          <table:table-cell table:formula="of:=IF([.P228]&gt;=[.$T$1];&quot;SV&quot;;&quot;&quot;)">
            <text:p/>
          </table:table-cell>
          <table:table-cell table:formula="of:=IF([.P228]&gt;=[.$U$1];&quot;UV&quot;;&quot;&quot;)">
            <text:p/>
          </table:table-cell>
          <table:table-cell table:formula="of:=IF([.M228]=1;[.L228]&amp;&quot;O&quot;&amp;IF(LEN([.R228])&gt;0;&quot;,&quot;&amp;[.L228]&amp;[.R228];&quot;&quot;)&amp;IF(LEN([.S228])&gt;0;&quot;,&quot;&amp;[.L228]&amp;[.S228];&quot;&quot;)&amp;IF(LEN([.T228])&gt;0;&quot;,&quot;&amp;[.L228]&amp;[.T228];&quot;&quot;)&amp;IF(LEN([.U228])&gt;0;&quot;,&quot;&amp;[.L228]&amp;[.U228];&quot;&quot;)&amp;IF(LEN([.C228])&gt;0;&quot;,&quot;&amp;[.C228];&quot;&quot;);&quot;&quot;)">
            <text:p/>
          </table:table-cell>
          <table:table-cell table:formula="of:=[.E228]&amp;&quot; &quot;&amp;[.F228]" office:value-type="string" office:string-value="Alex Kokk" calcext:value-type="string">
            <text:p>Alex Kokk</text:p>
          </table:table-cell>
          <table:table-cell table:formula="of:=MID([.G228];7;4)&amp;&quot;-&quot;&amp;MID([.G228];1;2)&amp;&quot;-&quot;&amp;MID([.G228];4;2)" office:value-type="string" office:string-value="1975-02-02" calcext:value-type="string">
            <text:p>1975-02-02</text:p>
          </table:table-cell>
          <table:table-cell table:formula="of:=IF(LEN([.V228])=0;[.V229];[.V228])" office:value-type="string" office:string-value="MO" calcext:value-type="string">
            <text:p>MO</text:p>
          </table:table-cell>
          <table:table-cell table:formula="of:=IF(LEN([.Y228])=0;[.Y229];[.Y228])" office:value-type="string" office:string-value="MO" calcext:value-type="string">
            <text:p>MO</text:p>
          </table:table-cell>
          <table:table-cell table:formula="of:=IF(LEN([.Z228])=0;[.Z229];[.Z228])" office:value-type="string" office:string-value="MO" calcext:value-type="string">
            <text:p>MO</text:p>
          </table:table-cell>
          <table:table-cell table:formula="of:=IF(LEN([.AA228])=0;[.AA229];[.AA228])" office:value-type="string" office:string-value="MO" calcext:value-type="string">
            <text:p>MO</text:p>
          </table:table-cell>
          <table:table-cell table:formula="of:=IF(LEN([.I228])&gt;0;[.I228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Kokad</text:p>
          </table:table-cell>
          <table:table-cell/>
          <table:table-cell office:value-type="string" calcext:value-type="string">
            <text:p>Family4</text:p>
          </table:table-cell>
          <table:table-cell office:value-type="string" calcext:value-type="string">
            <text:p>Glen-Eric</text:p>
          </table:table-cell>
          <table:table-cell office:value-type="string" calcext:value-type="string">
            <text:p>Kokk</text:p>
          </table:table-cell>
          <table:table-cell office:value-type="string" calcext:value-type="string">
            <text:p>06/09/200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stonia</text:p>
          </table:table-cell>
          <table:table-cell/>
          <table:table-cell table:formula="of:=IF([.M228]=1;[.H229];IF([.H229]=[.L228];[.L228];&quot;X&quot;))" office:value-type="string" office:string-value="M" calcext:value-type="string">
            <text:p>M</text:p>
          </table:table-cell>
          <table:table-cell table:formula="of:=IF([.A229]=[.A230];0;1)" office:value-type="float" office:value="1" calcext:value-type="float">
            <text:p>1</text:p>
          </table:table-cell>
          <table:table-cell table:formula="of:=DATE(MID([.G229];7;4);MID([.G229];1;2);MID([.G229];4;2))" office:value-type="date" office:date-value="2008-06-09" calcext:value-type="date">
            <text:p>09.06.08</text:p>
          </table:table-cell>
          <table:table-cell table:formula="of:=ORG.OPENOFFICE.YEARS([.N229];[.$N$1];0)" office:value-type="float" office:value="8" calcext:value-type="float">
            <text:p>8</text:p>
          </table:table-cell>
          <table:table-cell table:formula="of:=IF([.A229]=[.A228];MIN([.O229];[.P228]);[.O229])" office:value-type="float" office:value="8" calcext:value-type="float">
            <text:p>8</text:p>
          </table:table-cell>
          <table:table-cell table:formula="of:=IF([.A229]=[.A228];MAX([.O229];[.Q228]);[.P229])" office:value-type="float" office:value="41" calcext:value-type="float">
            <text:p>41</text:p>
          </table:table-cell>
          <table:table-cell table:formula="of:=IF(AND([.Q229]&gt;=0;[.Q229]&lt;[.$R$1]);&quot;J&quot;;&quot;&quot;)">
            <text:p/>
          </table:table-cell>
          <table:table-cell table:formula="of:=IF([.P229]&gt;=[.$S$1];&quot;V&quot;;&quot;&quot;)">
            <text:p/>
          </table:table-cell>
          <table:table-cell table:formula="of:=IF([.P229]&gt;=[.$T$1];&quot;SV&quot;;&quot;&quot;)">
            <text:p/>
          </table:table-cell>
          <table:table-cell table:formula="of:=IF([.P229]&gt;=[.$U$1];&quot;UV&quot;;&quot;&quot;)">
            <text:p/>
          </table:table-cell>
          <table:table-cell table:formula="of:=IF([.M229]=1;[.L229]&amp;&quot;O&quot;&amp;IF(LEN([.R229])&gt;0;&quot;,&quot;&amp;[.L229]&amp;[.R229];&quot;&quot;)&amp;IF(LEN([.S229])&gt;0;&quot;,&quot;&amp;[.L229]&amp;[.S229];&quot;&quot;)&amp;IF(LEN([.T229])&gt;0;&quot;,&quot;&amp;[.L229]&amp;[.T229];&quot;&quot;)&amp;IF(LEN([.U229])&gt;0;&quot;,&quot;&amp;[.L229]&amp;[.U229];&quot;&quot;)&amp;IF(LEN([.C229])&gt;0;&quot;,&quot;&amp;[.C229];&quot;&quot;);&quot;&quot;)" office:value-type="string" office:string-value="MO" calcext:value-type="string">
            <text:p>MO</text:p>
          </table:table-cell>
          <table:table-cell table:formula="of:=[.E229]&amp;&quot; &quot;&amp;[.F229]" office:value-type="string" office:string-value="Glen-Eric Kokk" calcext:value-type="string">
            <text:p>Glen-Eric Kokk</text:p>
          </table:table-cell>
          <table:table-cell table:formula="of:=MID([.G229];7;4)&amp;&quot;-&quot;&amp;MID([.G229];1;2)&amp;&quot;-&quot;&amp;MID([.G229];4;2)" office:value-type="string" office:string-value="2008-06-09" calcext:value-type="string">
            <text:p>2008-06-09</text:p>
          </table:table-cell>
          <table:table-cell table:formula="of:=IF(LEN([.V229])=0;[.V230];[.V229])" office:value-type="string" office:string-value="MO" calcext:value-type="string">
            <text:p>MO</text:p>
          </table:table-cell>
          <table:table-cell table:formula="of:=IF(LEN([.Y229])=0;[.Y230];[.Y229])" office:value-type="string" office:string-value="MO" calcext:value-type="string">
            <text:p>MO</text:p>
          </table:table-cell>
          <table:table-cell table:formula="of:=IF(LEN([.Z229])=0;[.Z230];[.Z229])" office:value-type="string" office:string-value="MO" calcext:value-type="string">
            <text:p>MO</text:p>
          </table:table-cell>
          <table:table-cell table:formula="of:=IF(LEN([.AA229])=0;[.AA230];[.AA229])" office:value-type="string" office:string-value="MO" calcext:value-type="string">
            <text:p>MO</text:p>
          </table:table-cell>
          <table:table-cell table:formula="of:=IF(LEN([.I229])&gt;0;[.I229];&quot;*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O-HO</text:p>
          </table:table-cell>
          <table:table-cell/>
          <table:table-cell office:value-type="string" calcext:value-type="string">
            <text:p>WSV8</text:p>
          </table:table-cell>
          <table:table-cell office:value-type="string" calcext:value-type="string">
            <text:p>Izolde</text:p>
          </table:table-cell>
          <table:table-cell office:value-type="string" calcext:value-type="string">
            <text:p>Jumare</text:p>
          </table:table-cell>
          <table:table-cell office:value-type="string" calcext:value-type="string">
            <text:p>03/08/1956</text:p>
          </table:table-cell>
          <table:table-cell office:value-type="string" calcext:value-type="string">
            <text:p>W</text:p>
          </table:table-cell>
          <table:table-cell office:value-type="float" office:value="1409552" calcext:value-type="float">
            <text:p>1409552</text:p>
          </table:table-cell>
          <table:table-cell office:value-type="string" calcext:value-type="string">
            <text:p>Latvia</text:p>
          </table:table-cell>
          <table:table-cell/>
          <table:table-cell table:formula="of:=IF([.M229]=1;[.H230];IF([.H230]=[.L229];[.L229];&quot;X&quot;))" office:value-type="string" office:string-value="W" calcext:value-type="string">
            <text:p>W</text:p>
          </table:table-cell>
          <table:table-cell table:formula="of:=IF([.A230]=[.A231];0;1)" office:value-type="float" office:value="0" calcext:value-type="float">
            <text:p>0</text:p>
          </table:table-cell>
          <table:table-cell table:formula="of:=DATE(MID([.G230];7;4);MID([.G230];1;2);MID([.G230];4;2))" office:value-type="date" office:date-value="1956-03-08" calcext:value-type="date">
            <text:p>08.03.56</text:p>
          </table:table-cell>
          <table:table-cell table:formula="of:=ORG.OPENOFFICE.YEARS([.N230];[.$N$1];0)" office:value-type="float" office:value="60" calcext:value-type="float">
            <text:p>60</text:p>
          </table:table-cell>
          <table:table-cell table:formula="of:=IF([.A230]=[.A229];MIN([.O230];[.P229]);[.O230])" office:value-type="float" office:value="60" calcext:value-type="float">
            <text:p>60</text:p>
          </table:table-cell>
          <table:table-cell table:formula="of:=IF([.A230]=[.A229];MAX([.O230];[.Q229]);[.P230])" office:value-type="float" office:value="60" calcext:value-type="float">
            <text:p>60</text:p>
          </table:table-cell>
          <table:table-cell table:formula="of:=IF(AND([.Q230]&gt;=0;[.Q230]&lt;[.$R$1]);&quot;J&quot;;&quot;&quot;)">
            <text:p/>
          </table:table-cell>
          <table:table-cell table:formula="of:=IF([.P230]&gt;=[.$S$1];&quot;V&quot;;&quot;&quot;)" office:value-type="string" office:string-value="V" calcext:value-type="string">
            <text:p>V</text:p>
          </table:table-cell>
          <table:table-cell table:formula="of:=IF([.P230]&gt;=[.$T$1];&quot;SV&quot;;&quot;&quot;)" office:value-type="string" office:string-value="SV" calcext:value-type="string">
            <text:p>SV</text:p>
          </table:table-cell>
          <table:table-cell table:formula="of:=IF([.P230]&gt;=[.$U$1];&quot;UV&quot;;&quot;&quot;)">
            <text:p/>
          </table:table-cell>
          <table:table-cell table:formula="of:=IF([.M230]=1;[.L230]&amp;&quot;O&quot;&amp;IF(LEN([.R230])&gt;0;&quot;,&quot;&amp;[.L230]&amp;[.R230];&quot;&quot;)&amp;IF(LEN([.S230])&gt;0;&quot;,&quot;&amp;[.L230]&amp;[.S230];&quot;&quot;)&amp;IF(LEN([.T230])&gt;0;&quot;,&quot;&amp;[.L230]&amp;[.T230];&quot;&quot;)&amp;IF(LEN([.U230])&gt;0;&quot;,&quot;&amp;[.L230]&amp;[.U230];&quot;&quot;)&amp;IF(LEN([.C230])&gt;0;&quot;,&quot;&amp;[.C230];&quot;&quot;);&quot;&quot;)">
            <text:p/>
          </table:table-cell>
          <table:table-cell table:formula="of:=[.E230]&amp;&quot; &quot;&amp;[.F230]" office:value-type="string" office:string-value="Izolde Jumare" calcext:value-type="string">
            <text:p>Izolde Jumare</text:p>
          </table:table-cell>
          <table:table-cell table:formula="of:=MID([.G230];7;4)&amp;&quot;-&quot;&amp;MID([.G230];1;2)&amp;&quot;-&quot;&amp;MID([.G230];4;2)" office:value-type="string" office:string-value="1956-03-08" calcext:value-type="string">
            <text:p>1956-03-08</text:p>
          </table:table-cell>
          <table:table-cell table:formula="of:=IF(LEN([.V230])=0;[.V231];[.V230])" office:value-type="string" office:string-value="WO,WV,WSV" calcext:value-type="string">
            <text:p>WO,WV,WSV</text:p>
          </table:table-cell>
          <table:table-cell table:formula="of:=IF(LEN([.Y230])=0;[.Y231];[.Y230])" office:value-type="string" office:string-value="WO,WV,WSV" calcext:value-type="string">
            <text:p>WO,WV,WSV</text:p>
          </table:table-cell>
          <table:table-cell table:formula="of:=IF(LEN([.Z230])=0;[.Z231];[.Z230])" office:value-type="string" office:string-value="WO,WV,WSV" calcext:value-type="string">
            <text:p>WO,WV,WSV</text:p>
          </table:table-cell>
          <table:table-cell table:formula="of:=IF(LEN([.AA230])=0;[.AA231];[.AA230])" office:value-type="string" office:string-value="WO,WV,WSV" calcext:value-type="string">
            <text:p>WO,WV,WSV</text:p>
          </table:table-cell>
          <table:table-cell table:formula="of:=IF(LEN([.I230])&gt;0;[.I230];&quot;*&quot;)" office:value-type="float" office:value="1409552" calcext:value-type="float">
            <text:p>140955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O-HO</text:p>
          </table:table-cell>
          <table:table-cell/>
          <table:table-cell office:value-type="string" calcext:value-type="string">
            <text:p>WSV8</text:p>
          </table:table-cell>
          <table:table-cell office:value-type="string" calcext:value-type="string">
            <text:p>Andra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08/22/1957</text:p>
          </table:table-cell>
          <table:table-cell office:value-type="string" calcext:value-type="string">
            <text:p>W</text:p>
          </table:table-cell>
          <table:table-cell office:value-type="float" office:value="1413890" calcext:value-type="float">
            <text:p>1413890</text:p>
          </table:table-cell>
          <table:table-cell office:value-type="string" calcext:value-type="string">
            <text:p>Latvia</text:p>
          </table:table-cell>
          <table:table-cell/>
          <table:table-cell table:formula="of:=IF([.M230]=1;[.H231];IF([.H231]=[.L230];[.L230];&quot;X&quot;))" office:value-type="string" office:string-value="W" calcext:value-type="string">
            <text:p>W</text:p>
          </table:table-cell>
          <table:table-cell table:formula="of:=IF([.A231]=[.A232];0;1)" office:value-type="float" office:value="1" calcext:value-type="float">
            <text:p>1</text:p>
          </table:table-cell>
          <table:table-cell table:formula="of:=DATE(MID([.G231];7;4);MID([.G231];1;2);MID([.G231];4;2))" office:value-type="date" office:date-value="1957-08-22" calcext:value-type="date">
            <text:p>22.08.57</text:p>
          </table:table-cell>
          <table:table-cell table:formula="of:=ORG.OPENOFFICE.YEARS([.N231];[.$N$1];0)" office:value-type="float" office:value="58" calcext:value-type="float">
            <text:p>58</text:p>
          </table:table-cell>
          <table:table-cell table:formula="of:=IF([.A231]=[.A230];MIN([.O231];[.P230]);[.O231])" office:value-type="float" office:value="58" calcext:value-type="float">
            <text:p>58</text:p>
          </table:table-cell>
          <table:table-cell table:formula="of:=IF([.A231]=[.A230];MAX([.O231];[.Q230]);[.P231])" office:value-type="float" office:value="60" calcext:value-type="float">
            <text:p>60</text:p>
          </table:table-cell>
          <table:table-cell table:formula="of:=IF(AND([.Q231]&gt;=0;[.Q231]&lt;[.$R$1]);&quot;J&quot;;&quot;&quot;)">
            <text:p/>
          </table:table-cell>
          <table:table-cell table:formula="of:=IF([.P231]&gt;=[.$S$1];&quot;V&quot;;&quot;&quot;)" office:value-type="string" office:string-value="V" calcext:value-type="string">
            <text:p>V</text:p>
          </table:table-cell>
          <table:table-cell table:formula="of:=IF([.P231]&gt;=[.$T$1];&quot;SV&quot;;&quot;&quot;)" office:value-type="string" office:string-value="SV" calcext:value-type="string">
            <text:p>SV</text:p>
          </table:table-cell>
          <table:table-cell table:formula="of:=IF([.P231]&gt;=[.$U$1];&quot;UV&quot;;&quot;&quot;)">
            <text:p/>
          </table:table-cell>
          <table:table-cell table:formula="of:=IF([.M231]=1;[.L231]&amp;&quot;O&quot;&amp;IF(LEN([.R231])&gt;0;&quot;,&quot;&amp;[.L231]&amp;[.R231];&quot;&quot;)&amp;IF(LEN([.S231])&gt;0;&quot;,&quot;&amp;[.L231]&amp;[.S231];&quot;&quot;)&amp;IF(LEN([.T231])&gt;0;&quot;,&quot;&amp;[.L231]&amp;[.T231];&quot;&quot;)&amp;IF(LEN([.U231])&gt;0;&quot;,&quot;&amp;[.L231]&amp;[.U231];&quot;&quot;)&amp;IF(LEN([.C231])&gt;0;&quot;,&quot;&amp;[.C231];&quot;&quot;);&quot;&quot;)" office:value-type="string" office:string-value="WO,WV,WSV" calcext:value-type="string">
            <text:p>WO,WV,WSV</text:p>
          </table:table-cell>
          <table:table-cell table:formula="of:=[.E231]&amp;&quot; &quot;&amp;[.F231]" office:value-type="string" office:string-value="Andra Melbārde" calcext:value-type="string">
            <text:p>Andra Melbārde</text:p>
          </table:table-cell>
          <table:table-cell table:formula="of:=MID([.G231];7;4)&amp;&quot;-&quot;&amp;MID([.G231];1;2)&amp;&quot;-&quot;&amp;MID([.G231];4;2)" office:value-type="string" office:string-value="1957-08-22" calcext:value-type="string">
            <text:p>1957-08-22</text:p>
          </table:table-cell>
          <table:table-cell table:formula="of:=IF(LEN([.V231])=0;[.V232];[.V231])" office:value-type="string" office:string-value="WO,WV,WSV" calcext:value-type="string">
            <text:p>WO,WV,WSV</text:p>
          </table:table-cell>
          <table:table-cell table:formula="of:=IF(LEN([.Y231])=0;[.Y232];[.Y231])" office:value-type="string" office:string-value="WO,WV,WSV" calcext:value-type="string">
            <text:p>WO,WV,WSV</text:p>
          </table:table-cell>
          <table:table-cell table:formula="of:=IF(LEN([.Z231])=0;[.Z232];[.Z231])" office:value-type="string" office:string-value="WO,WV,WSV" calcext:value-type="string">
            <text:p>WO,WV,WSV</text:p>
          </table:table-cell>
          <table:table-cell table:formula="of:=IF(LEN([.AA231])=0;[.AA232];[.AA231])" office:value-type="string" office:string-value="WO,WV,WSV" calcext:value-type="string">
            <text:p>WO,WV,WSV</text:p>
          </table:table-cell>
          <table:table-cell table:formula="of:=IF(LEN([.I231])&gt;0;[.I231];&quot;*&quot;)" office:value-type="float" office:value="1413890" calcext:value-type="float">
            <text:p>141389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Kurmis DR Krastā</text:p>
          </table:table-cell>
          <table:table-cell/>
          <table:table-cell office:value-type="string" calcext:value-type="string">
            <text:p>WSV8</text:p>
          </table:table-cell>
          <table:table-cell office:value-type="string" calcext:value-type="string">
            <text:p>Silvija</text:p>
          </table:table-cell>
          <table:table-cell office:value-type="string" calcext:value-type="string">
            <text:p>Penkule</text:p>
          </table:table-cell>
          <table:table-cell office:value-type="string" calcext:value-type="string">
            <text:p>11/10/1960</text:p>
          </table:table-cell>
          <table:table-cell office:value-type="string" calcext:value-type="string">
            <text:p>W</text:p>
          </table:table-cell>
          <table:table-cell office:value-type="float" office:value="9092128" calcext:value-type="float">
            <text:p>9092128</text:p>
          </table:table-cell>
          <table:table-cell office:value-type="string" calcext:value-type="string">
            <text:p>Latvia</text:p>
          </table:table-cell>
          <table:table-cell/>
          <table:table-cell table:formula="of:=IF([.M231]=1;[.H232];IF([.H232]=[.L231];[.L231];&quot;X&quot;))" office:value-type="string" office:string-value="W" calcext:value-type="string">
            <text:p>W</text:p>
          </table:table-cell>
          <table:table-cell table:formula="of:=IF([.A232]=[.A233];0;1)" office:value-type="float" office:value="0" calcext:value-type="float">
            <text:p>0</text:p>
          </table:table-cell>
          <table:table-cell table:formula="of:=DATE(MID([.G232];7;4);MID([.G232];1;2);MID([.G232];4;2))" office:value-type="date" office:date-value="1960-11-10" calcext:value-type="date">
            <text:p>10.11.60</text:p>
          </table:table-cell>
          <table:table-cell table:formula="of:=ORG.OPENOFFICE.YEARS([.N232];[.$N$1];0)" office:value-type="float" office:value="55" calcext:value-type="float">
            <text:p>55</text:p>
          </table:table-cell>
          <table:table-cell table:formula="of:=IF([.A232]=[.A231];MIN([.O232];[.P231]);[.O232])" office:value-type="float" office:value="55" calcext:value-type="float">
            <text:p>55</text:p>
          </table:table-cell>
          <table:table-cell table:formula="of:=IF([.A232]=[.A231];MAX([.O232];[.Q231]);[.P232])" office:value-type="float" office:value="55" calcext:value-type="float">
            <text:p>55</text:p>
          </table:table-cell>
          <table:table-cell table:formula="of:=IF(AND([.Q232]&gt;=0;[.Q232]&lt;[.$R$1]);&quot;J&quot;;&quot;&quot;)">
            <text:p/>
          </table:table-cell>
          <table:table-cell table:formula="of:=IF([.P232]&gt;=[.$S$1];&quot;V&quot;;&quot;&quot;)" office:value-type="string" office:string-value="V" calcext:value-type="string">
            <text:p>V</text:p>
          </table:table-cell>
          <table:table-cell table:formula="of:=IF([.P232]&gt;=[.$T$1];&quot;SV&quot;;&quot;&quot;)" office:value-type="string" office:string-value="SV" calcext:value-type="string">
            <text:p>SV</text:p>
          </table:table-cell>
          <table:table-cell table:formula="of:=IF([.P232]&gt;=[.$U$1];&quot;UV&quot;;&quot;&quot;)">
            <text:p/>
          </table:table-cell>
          <table:table-cell table:formula="of:=IF([.M232]=1;[.L232]&amp;&quot;O&quot;&amp;IF(LEN([.R232])&gt;0;&quot;,&quot;&amp;[.L232]&amp;[.R232];&quot;&quot;)&amp;IF(LEN([.S232])&gt;0;&quot;,&quot;&amp;[.L232]&amp;[.S232];&quot;&quot;)&amp;IF(LEN([.T232])&gt;0;&quot;,&quot;&amp;[.L232]&amp;[.T232];&quot;&quot;)&amp;IF(LEN([.U232])&gt;0;&quot;,&quot;&amp;[.L232]&amp;[.U232];&quot;&quot;)&amp;IF(LEN([.C232])&gt;0;&quot;,&quot;&amp;[.C232];&quot;&quot;);&quot;&quot;)">
            <text:p/>
          </table:table-cell>
          <table:table-cell table:formula="of:=[.E232]&amp;&quot; &quot;&amp;[.F232]" office:value-type="string" office:string-value="Silvija Penkule" calcext:value-type="string">
            <text:p>Silvija Penkule</text:p>
          </table:table-cell>
          <table:table-cell table:formula="of:=MID([.G232];7;4)&amp;&quot;-&quot;&amp;MID([.G232];1;2)&amp;&quot;-&quot;&amp;MID([.G232];4;2)" office:value-type="string" office:string-value="1960-11-10" calcext:value-type="string">
            <text:p>1960-11-10</text:p>
          </table:table-cell>
          <table:table-cell table:formula="of:=IF(LEN([.V232])=0;[.V233];[.V232])" office:value-type="string" office:string-value="WO,WV,WSV" calcext:value-type="string">
            <text:p>WO,WV,WSV</text:p>
          </table:table-cell>
          <table:table-cell table:formula="of:=IF(LEN([.Y232])=0;[.Y233];[.Y232])" office:value-type="string" office:string-value="WO,WV,WSV" calcext:value-type="string">
            <text:p>WO,WV,WSV</text:p>
          </table:table-cell>
          <table:table-cell table:formula="of:=IF(LEN([.Z232])=0;[.Z233];[.Z232])" office:value-type="string" office:string-value="WO,WV,WSV" calcext:value-type="string">
            <text:p>WO,WV,WSV</text:p>
          </table:table-cell>
          <table:table-cell table:formula="of:=IF(LEN([.AA232])=0;[.AA233];[.AA232])" office:value-type="string" office:string-value="WO,WV,WSV" calcext:value-type="string">
            <text:p>WO,WV,WSV</text:p>
          </table:table-cell>
          <table:table-cell table:formula="of:=IF(LEN([.I232])&gt;0;[.I232];&quot;*&quot;)" office:value-type="float" office:value="9092128" calcext:value-type="float">
            <text:p>909212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Kurmis DR Krastā</text:p>
          </table:table-cell>
          <table:table-cell/>
          <table:table-cell office:value-type="string" calcext:value-type="string">
            <text:p>WSV8</text:p>
          </table:table-cell>
          <table:table-cell office:value-type="string" calcext:value-type="string">
            <text:p>Gunta</text:p>
          </table:table-cell>
          <table:table-cell office:value-type="string" calcext:value-type="string">
            <text:p>Lebedoka</text:p>
          </table:table-cell>
          <table:table-cell office:value-type="string" calcext:value-type="string">
            <text:p>03/04/1954</text:p>
          </table:table-cell>
          <table:table-cell office:value-type="string" calcext:value-type="string">
            <text:p>W</text:p>
          </table:table-cell>
          <table:table-cell office:value-type="float" office:value="9092126" calcext:value-type="float">
            <text:p>9092126</text:p>
          </table:table-cell>
          <table:table-cell office:value-type="string" calcext:value-type="string">
            <text:p>Latvia</text:p>
          </table:table-cell>
          <table:table-cell/>
          <table:table-cell table:formula="of:=IF([.M232]=1;[.H233];IF([.H233]=[.L232];[.L232];&quot;X&quot;))" office:value-type="string" office:string-value="W" calcext:value-type="string">
            <text:p>W</text:p>
          </table:table-cell>
          <table:table-cell table:formula="of:=IF([.A233]=[.A234];0;1)" office:value-type="float" office:value="1" calcext:value-type="float">
            <text:p>1</text:p>
          </table:table-cell>
          <table:table-cell table:formula="of:=DATE(MID([.G233];7;4);MID([.G233];1;2);MID([.G233];4;2))" office:value-type="date" office:date-value="1954-03-04" calcext:value-type="date">
            <text:p>04.03.54</text:p>
          </table:table-cell>
          <table:table-cell table:formula="of:=ORG.OPENOFFICE.YEARS([.N233];[.$N$1];0)" office:value-type="float" office:value="62" calcext:value-type="float">
            <text:p>62</text:p>
          </table:table-cell>
          <table:table-cell table:formula="of:=IF([.A233]=[.A232];MIN([.O233];[.P232]);[.O233])" office:value-type="float" office:value="55" calcext:value-type="float">
            <text:p>55</text:p>
          </table:table-cell>
          <table:table-cell table:formula="of:=IF([.A233]=[.A232];MAX([.O233];[.Q232]);[.P233])" office:value-type="float" office:value="62" calcext:value-type="float">
            <text:p>62</text:p>
          </table:table-cell>
          <table:table-cell table:formula="of:=IF(AND([.Q233]&gt;=0;[.Q233]&lt;[.$R$1]);&quot;J&quot;;&quot;&quot;)">
            <text:p/>
          </table:table-cell>
          <table:table-cell table:formula="of:=IF([.P233]&gt;=[.$S$1];&quot;V&quot;;&quot;&quot;)" office:value-type="string" office:string-value="V" calcext:value-type="string">
            <text:p>V</text:p>
          </table:table-cell>
          <table:table-cell table:formula="of:=IF([.P233]&gt;=[.$T$1];&quot;SV&quot;;&quot;&quot;)" office:value-type="string" office:string-value="SV" calcext:value-type="string">
            <text:p>SV</text:p>
          </table:table-cell>
          <table:table-cell table:formula="of:=IF([.P233]&gt;=[.$U$1];&quot;UV&quot;;&quot;&quot;)">
            <text:p/>
          </table:table-cell>
          <table:table-cell table:formula="of:=IF([.M233]=1;[.L233]&amp;&quot;O&quot;&amp;IF(LEN([.R233])&gt;0;&quot;,&quot;&amp;[.L233]&amp;[.R233];&quot;&quot;)&amp;IF(LEN([.S233])&gt;0;&quot;,&quot;&amp;[.L233]&amp;[.S233];&quot;&quot;)&amp;IF(LEN([.T233])&gt;0;&quot;,&quot;&amp;[.L233]&amp;[.T233];&quot;&quot;)&amp;IF(LEN([.U233])&gt;0;&quot;,&quot;&amp;[.L233]&amp;[.U233];&quot;&quot;)&amp;IF(LEN([.C233])&gt;0;&quot;,&quot;&amp;[.C233];&quot;&quot;);&quot;&quot;)" office:value-type="string" office:string-value="WO,WV,WSV" calcext:value-type="string">
            <text:p>WO,WV,WSV</text:p>
          </table:table-cell>
          <table:table-cell table:formula="of:=[.E233]&amp;&quot; &quot;&amp;[.F233]" office:value-type="string" office:string-value="Gunta Lebedoka" calcext:value-type="string">
            <text:p>Gunta Lebedoka</text:p>
          </table:table-cell>
          <table:table-cell table:formula="of:=MID([.G233];7;4)&amp;&quot;-&quot;&amp;MID([.G233];1;2)&amp;&quot;-&quot;&amp;MID([.G233];4;2)" office:value-type="string" office:string-value="1954-03-04" calcext:value-type="string">
            <text:p>1954-03-04</text:p>
          </table:table-cell>
          <table:table-cell table:formula="of:=IF(LEN([.V233])=0;[.V234];[.V233])" office:value-type="string" office:string-value="WO,WV,WSV" calcext:value-type="string">
            <text:p>WO,WV,WSV</text:p>
          </table:table-cell>
          <table:table-cell table:formula="of:=IF(LEN([.Y233])=0;[.Y234];[.Y233])" office:value-type="string" office:string-value="WO,WV,WSV" calcext:value-type="string">
            <text:p>WO,WV,WSV</text:p>
          </table:table-cell>
          <table:table-cell table:formula="of:=IF(LEN([.Z233])=0;[.Z234];[.Z233])" office:value-type="string" office:string-value="WO,WV,WSV" calcext:value-type="string">
            <text:p>WO,WV,WSV</text:p>
          </table:table-cell>
          <table:table-cell table:formula="of:=IF(LEN([.AA233])=0;[.AA234];[.AA233])" office:value-type="string" office:string-value="WO,WV,WSV" calcext:value-type="string">
            <text:p>WO,WV,WSV</text:p>
          </table:table-cell>
          <table:table-cell table:formula="of:=IF(LEN([.I233])&gt;0;[.I233];&quot;*&quot;)" office:value-type="float" office:value="9092126" calcext:value-type="float">
            <text:p>909212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ebrenes</text:p>
          </table:table-cell>
          <table:table-cell/>
          <table:table-cell office:value-type="string" calcext:value-type="string">
            <text:p>WSV8</text:p>
          </table:table-cell>
          <table:table-cell office:value-type="string" calcext:value-type="string">
            <text:p>Ilze</text:p>
          </table:table-cell>
          <table:table-cell office:value-type="string" calcext:value-type="string">
            <text:p>Vabole</text:p>
          </table:table-cell>
          <table:table-cell office:value-type="string" calcext:value-type="string">
            <text:p>05/25/1958</text:p>
          </table:table-cell>
          <table:table-cell office:value-type="string" calcext:value-type="string">
            <text:p>W</text:p>
          </table:table-cell>
          <table:table-cell office:value-type="float" office:value="1603090" calcext:value-type="float">
            <text:p>1603090</text:p>
          </table:table-cell>
          <table:table-cell office:value-type="string" calcext:value-type="string">
            <text:p>Latvia</text:p>
          </table:table-cell>
          <table:table-cell/>
          <table:table-cell table:formula="of:=IF([.M233]=1;[.H234];IF([.H234]=[.L233];[.L233];&quot;X&quot;))" office:value-type="string" office:string-value="W" calcext:value-type="string">
            <text:p>W</text:p>
          </table:table-cell>
          <table:table-cell table:formula="of:=IF([.A234]=[.A235];0;1)" office:value-type="float" office:value="0" calcext:value-type="float">
            <text:p>0</text:p>
          </table:table-cell>
          <table:table-cell table:formula="of:=DATE(MID([.G234];7;4);MID([.G234];1;2);MID([.G234];4;2))" office:value-type="date" office:date-value="1958-05-25" calcext:value-type="date">
            <text:p>25.05.58</text:p>
          </table:table-cell>
          <table:table-cell table:formula="of:=ORG.OPENOFFICE.YEARS([.N234];[.$N$1];0)" office:value-type="float" office:value="58" calcext:value-type="float">
            <text:p>58</text:p>
          </table:table-cell>
          <table:table-cell table:formula="of:=IF([.A234]=[.A233];MIN([.O234];[.P233]);[.O234])" office:value-type="float" office:value="58" calcext:value-type="float">
            <text:p>58</text:p>
          </table:table-cell>
          <table:table-cell table:formula="of:=IF([.A234]=[.A233];MAX([.O234];[.Q233]);[.P234])" office:value-type="float" office:value="58" calcext:value-type="float">
            <text:p>58</text:p>
          </table:table-cell>
          <table:table-cell table:formula="of:=IF(AND([.Q234]&gt;=0;[.Q234]&lt;[.$R$1]);&quot;J&quot;;&quot;&quot;)">
            <text:p/>
          </table:table-cell>
          <table:table-cell table:formula="of:=IF([.P234]&gt;=[.$S$1];&quot;V&quot;;&quot;&quot;)" office:value-type="string" office:string-value="V" calcext:value-type="string">
            <text:p>V</text:p>
          </table:table-cell>
          <table:table-cell table:formula="of:=IF([.P234]&gt;=[.$T$1];&quot;SV&quot;;&quot;&quot;)" office:value-type="string" office:string-value="SV" calcext:value-type="string">
            <text:p>SV</text:p>
          </table:table-cell>
          <table:table-cell table:formula="of:=IF([.P234]&gt;=[.$U$1];&quot;UV&quot;;&quot;&quot;)">
            <text:p/>
          </table:table-cell>
          <table:table-cell table:formula="of:=IF([.M234]=1;[.L234]&amp;&quot;O&quot;&amp;IF(LEN([.R234])&gt;0;&quot;,&quot;&amp;[.L234]&amp;[.R234];&quot;&quot;)&amp;IF(LEN([.S234])&gt;0;&quot;,&quot;&amp;[.L234]&amp;[.S234];&quot;&quot;)&amp;IF(LEN([.T234])&gt;0;&quot;,&quot;&amp;[.L234]&amp;[.T234];&quot;&quot;)&amp;IF(LEN([.U234])&gt;0;&quot;,&quot;&amp;[.L234]&amp;[.U234];&quot;&quot;)&amp;IF(LEN([.C234])&gt;0;&quot;,&quot;&amp;[.C234];&quot;&quot;);&quot;&quot;)">
            <text:p/>
          </table:table-cell>
          <table:table-cell table:formula="of:=[.E234]&amp;&quot; &quot;&amp;[.F234]" office:value-type="string" office:string-value="Ilze Vabole" calcext:value-type="string">
            <text:p>Ilze Vabole</text:p>
          </table:table-cell>
          <table:table-cell table:formula="of:=MID([.G234];7;4)&amp;&quot;-&quot;&amp;MID([.G234];1;2)&amp;&quot;-&quot;&amp;MID([.G234];4;2)" office:value-type="string" office:string-value="1958-05-25" calcext:value-type="string">
            <text:p>1958-05-25</text:p>
          </table:table-cell>
          <table:table-cell table:formula="of:=IF(LEN([.V234])=0;[.V235];[.V234])" office:value-type="string" office:string-value="WO,WV,WSV" calcext:value-type="string">
            <text:p>WO,WV,WSV</text:p>
          </table:table-cell>
          <table:table-cell table:formula="of:=IF(LEN([.Y234])=0;[.Y235];[.Y234])" office:value-type="string" office:string-value="WO,WV,WSV" calcext:value-type="string">
            <text:p>WO,WV,WSV</text:p>
          </table:table-cell>
          <table:table-cell table:formula="of:=IF(LEN([.Z234])=0;[.Z235];[.Z234])" office:value-type="string" office:string-value="WO,WV,WSV" calcext:value-type="string">
            <text:p>WO,WV,WSV</text:p>
          </table:table-cell>
          <table:table-cell table:formula="of:=IF(LEN([.AA234])=0;[.AA235];[.AA234])" office:value-type="string" office:string-value="WO,WV,WSV" calcext:value-type="string">
            <text:p>WO,WV,WSV</text:p>
          </table:table-cell>
          <table:table-cell table:formula="of:=IF(LEN([.I234])&gt;0;[.I234];&quot;*&quot;)" office:value-type="float" office:value="1603090" calcext:value-type="float">
            <text:p>160309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ebrenes</text:p>
          </table:table-cell>
          <table:table-cell/>
          <table:table-cell office:value-type="string" calcext:value-type="string">
            <text:p>WSV8</text:p>
          </table:table-cell>
          <table:table-cell office:value-type="string" calcext:value-type="string">
            <text:p>Silvija</text:p>
          </table:table-cell>
          <table:table-cell office:value-type="string" calcext:value-type="string">
            <text:p>Segliņa</text:p>
          </table:table-cell>
          <table:table-cell office:value-type="string" calcext:value-type="string">
            <text:p>12/19/1949</text:p>
          </table:table-cell>
          <table:table-cell office:value-type="string" calcext:value-type="string">
            <text:p>W</text:p>
          </table:table-cell>
          <table:table-cell office:value-type="float" office:value="2005129" calcext:value-type="float">
            <text:p>2005129</text:p>
          </table:table-cell>
          <table:table-cell office:value-type="string" calcext:value-type="string">
            <text:p>Latvia</text:p>
          </table:table-cell>
          <table:table-cell/>
          <table:table-cell table:formula="of:=IF([.M234]=1;[.H235];IF([.H235]=[.L234];[.L234];&quot;X&quot;))" office:value-type="string" office:string-value="W" calcext:value-type="string">
            <text:p>W</text:p>
          </table:table-cell>
          <table:table-cell table:formula="of:=IF([.A235]=[.A236];0;1)" office:value-type="float" office:value="1" calcext:value-type="float">
            <text:p>1</text:p>
          </table:table-cell>
          <table:table-cell table:formula="of:=DATE(MID([.G235];7;4);MID([.G235];1;2);MID([.G235];4;2))" office:value-type="date" office:date-value="1949-12-19" calcext:value-type="date">
            <text:p>19.12.49</text:p>
          </table:table-cell>
          <table:table-cell table:formula="of:=ORG.OPENOFFICE.YEARS([.N235];[.$N$1];0)" office:value-type="float" office:value="66" calcext:value-type="float">
            <text:p>66</text:p>
          </table:table-cell>
          <table:table-cell table:formula="of:=IF([.A235]=[.A234];MIN([.O235];[.P234]);[.O235])" office:value-type="float" office:value="58" calcext:value-type="float">
            <text:p>58</text:p>
          </table:table-cell>
          <table:table-cell table:formula="of:=IF([.A235]=[.A234];MAX([.O235];[.Q234]);[.P235])" office:value-type="float" office:value="66" calcext:value-type="float">
            <text:p>66</text:p>
          </table:table-cell>
          <table:table-cell table:formula="of:=IF(AND([.Q235]&gt;=0;[.Q235]&lt;[.$R$1]);&quot;J&quot;;&quot;&quot;)">
            <text:p/>
          </table:table-cell>
          <table:table-cell table:formula="of:=IF([.P235]&gt;=[.$S$1];&quot;V&quot;;&quot;&quot;)" office:value-type="string" office:string-value="V" calcext:value-type="string">
            <text:p>V</text:p>
          </table:table-cell>
          <table:table-cell table:formula="of:=IF([.P235]&gt;=[.$T$1];&quot;SV&quot;;&quot;&quot;)" office:value-type="string" office:string-value="SV" calcext:value-type="string">
            <text:p>SV</text:p>
          </table:table-cell>
          <table:table-cell table:formula="of:=IF([.P235]&gt;=[.$U$1];&quot;UV&quot;;&quot;&quot;)">
            <text:p/>
          </table:table-cell>
          <table:table-cell table:formula="of:=IF([.M235]=1;[.L235]&amp;&quot;O&quot;&amp;IF(LEN([.R235])&gt;0;&quot;,&quot;&amp;[.L235]&amp;[.R235];&quot;&quot;)&amp;IF(LEN([.S235])&gt;0;&quot;,&quot;&amp;[.L235]&amp;[.S235];&quot;&quot;)&amp;IF(LEN([.T235])&gt;0;&quot;,&quot;&amp;[.L235]&amp;[.T235];&quot;&quot;)&amp;IF(LEN([.U235])&gt;0;&quot;,&quot;&amp;[.L235]&amp;[.U235];&quot;&quot;)&amp;IF(LEN([.C235])&gt;0;&quot;,&quot;&amp;[.C235];&quot;&quot;);&quot;&quot;)" office:value-type="string" office:string-value="WO,WV,WSV" calcext:value-type="string">
            <text:p>WO,WV,WSV</text:p>
          </table:table-cell>
          <table:table-cell table:formula="of:=[.E235]&amp;&quot; &quot;&amp;[.F235]" office:value-type="string" office:string-value="Silvija Segliņa" calcext:value-type="string">
            <text:p>Silvija Segliņa</text:p>
          </table:table-cell>
          <table:table-cell table:formula="of:=MID([.G235];7;4)&amp;&quot;-&quot;&amp;MID([.G235];1;2)&amp;&quot;-&quot;&amp;MID([.G235];4;2)" office:value-type="string" office:string-value="1949-12-19" calcext:value-type="string">
            <text:p>1949-12-19</text:p>
          </table:table-cell>
          <table:table-cell table:formula="of:=IF(LEN([.V235])=0;[.V236];[.V235])" office:value-type="string" office:string-value="WO,WV,WSV" calcext:value-type="string">
            <text:p>WO,WV,WSV</text:p>
          </table:table-cell>
          <table:table-cell table:formula="of:=IF(LEN([.Y235])=0;[.Y236];[.Y235])" office:value-type="string" office:string-value="WO,WV,WSV" calcext:value-type="string">
            <text:p>WO,WV,WSV</text:p>
          </table:table-cell>
          <table:table-cell table:formula="of:=IF(LEN([.Z235])=0;[.Z236];[.Z235])" office:value-type="string" office:string-value="WO,WV,WSV" calcext:value-type="string">
            <text:p>WO,WV,WSV</text:p>
          </table:table-cell>
          <table:table-cell table:formula="of:=IF(LEN([.AA235])=0;[.AA236];[.AA235])" office:value-type="string" office:string-value="WO,WV,WSV" calcext:value-type="string">
            <text:p>WO,WV,WSV</text:p>
          </table:table-cell>
          <table:table-cell table:formula="of:=IF(LEN([.I235])&gt;0;[.I235];&quot;*&quot;)" office:value-type="float" office:value="2005129" calcext:value-type="float">
            <text:p>2005129</text:p>
          </table:table-cell>
        </table:table-row>
        <table:table-row table:style-name="ro1">
          <table:table-cell table:number-columns-repeated="11"/>
          <table:table-cell table:formula="of:=IF([.M235]=1;[.H236];IF([.H236]=[.L235];[.L235];&quot;X&quot;))" office:value-type="float" office:value="0" calcext:value-type="float">
            <text:p>0</text:p>
          </table:table-cell>
          <table:table-cell table:formula="of:=IF([.A236]=[.A237];0;1)" office:value-type="float" office:value="0" calcext:value-type="float">
            <text:p>0</text:p>
          </table:table-cell>
          <table:table-cell table:formula="of:=DATE(MID([.G236];7;4);MID([.G236];1;2);MID([.G236];4;2))" office:value-type="string" office:string-value="" calcext:value-type="error">
            <text:p>#VALUE!</text:p>
          </table:table-cell>
          <table:table-cell table:formula="of:=ORG.OPENOFFICE.YEARS([.N236];[.$N$1];0)" office:value-type="string" office:string-value="" calcext:value-type="error">
            <text:p>#VALUE!</text:p>
          </table:table-cell>
          <table:table-cell table:formula="of:=IF([.A236]=[.A235];MIN([.O236];[.P235]);[.O236])" office:value-type="string" office:string-value="" calcext:value-type="error">
            <text:p>#VALUE!</text:p>
          </table:table-cell>
          <table:table-cell table:formula="of:=IF([.A236]=[.A235];MAX([.O236];[.Q235]);[.P236])" office:value-type="string" office:string-value="" calcext:value-type="error">
            <text:p>#VALUE!</text:p>
          </table:table-cell>
          <table:table-cell table:formula="of:=IF(AND([.Q236]&gt;=0;[.Q236]&lt;[.$R$1]);&quot;J&quot;;&quot;&quot;)" office:value-type="string" office:string-value="" calcext:value-type="error">
            <text:p>#VALUE!</text:p>
          </table:table-cell>
          <table:table-cell table:formula="of:=IF([.P236]&gt;=[.$S$1];&quot;V&quot;;&quot;&quot;)" office:value-type="string" office:string-value="" calcext:value-type="error">
            <text:p>#VALUE!</text:p>
          </table:table-cell>
          <table:table-cell table:formula="of:=IF([.P236]&gt;=[.$T$1];&quot;SV&quot;;&quot;&quot;)" office:value-type="string" office:string-value="" calcext:value-type="error">
            <text:p>#VALUE!</text:p>
          </table:table-cell>
          <table:table-cell table:formula="of:=IF([.P236]&gt;=[.$U$1];&quot;UV&quot;;&quot;&quot;)" office:value-type="string" office:string-value="" calcext:value-type="error">
            <text:p>#VALUE!</text:p>
          </table:table-cell>
          <table:table-cell table:formula="of:=IF([.M236]=1;[.L236]&amp;&quot;O&quot;&amp;IF(LEN([.R236])&gt;0;&quot;,&quot;&amp;[.L236]&amp;[.R236];&quot;&quot;)&amp;IF(LEN([.S236])&gt;0;&quot;,&quot;&amp;[.L236]&amp;[.S236];&quot;&quot;)&amp;IF(LEN([.T236])&gt;0;&quot;,&quot;&amp;[.L236]&amp;[.T236];&quot;&quot;)&amp;IF(LEN([.U236])&gt;0;&quot;,&quot;&amp;[.L236]&amp;[.U236];&quot;&quot;)&amp;IF(LEN([.C236])&gt;0;&quot;,&quot;&amp;[.C236];&quot;&quot;);&quot;&quot;)">
            <text:p/>
          </table:table-cell>
          <table:table-cell table:formula="of:=[.E236]&amp;&quot; &quot;&amp;[.F236]" office:value-type="string" office:string-value=" " calcext:value-type="string">
            <text:p><text:s/></text:p>
          </table:table-cell>
          <table:table-cell table:formula="of:=MID([.G236];7;4)&amp;&quot;-&quot;&amp;MID([.G236];1;2)&amp;&quot;-&quot;&amp;MID([.G236];4;2)" office:value-type="string" office:string-value="--" calcext:value-type="string">
            <text:p>--</text:p>
          </table:table-cell>
          <table:table-cell table:formula="of:=IF(LEN([.V236])=0;[.V237];[.V236])">
            <text:p/>
          </table:table-cell>
          <table:table-cell table:formula="of:=IF(LEN([.Y236])=0;[.Y237];[.Y236])">
            <text:p/>
          </table:table-cell>
          <table:table-cell table:formula="of:=IF(LEN([.Z236])=0;[.Z237];[.Z236])">
            <text:p/>
          </table:table-cell>
          <table:table-cell table:formula="of:=IF(LEN([.AA236])=0;[.AA237];[.AA236])">
            <text:p/>
          </table:table-cell>
          <table:table-cell table:formula="of:=IF(LEN([.I236])&gt;0;[.I23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36]=1;[.H237];IF([.H237]=[.L236];[.L236];&quot;X&quot;))" office:value-type="float" office:value="0" calcext:value-type="float">
            <text:p>0</text:p>
          </table:table-cell>
          <table:table-cell table:formula="of:=IF([.A237]=[.A238];0;1)" office:value-type="float" office:value="0" calcext:value-type="float">
            <text:p>0</text:p>
          </table:table-cell>
          <table:table-cell table:formula="of:=DATE(MID([.G237];7;4);MID([.G237];1;2);MID([.G237];4;2))" office:value-type="string" office:string-value="" calcext:value-type="error">
            <text:p>#VALUE!</text:p>
          </table:table-cell>
          <table:table-cell table:formula="of:=ORG.OPENOFFICE.YEARS([.N237];[.$N$1];0)" office:value-type="string" office:string-value="" calcext:value-type="error">
            <text:p>#VALUE!</text:p>
          </table:table-cell>
          <table:table-cell table:formula="of:=IF([.A237]=[.A236];MIN([.O237];[.P236]);[.O237])" office:value-type="string" office:string-value="" calcext:value-type="error">
            <text:p>#VALUE!</text:p>
          </table:table-cell>
          <table:table-cell table:formula="of:=IF([.A237]=[.A236];MAX([.O237];[.Q236]);[.P237])" office:value-type="string" office:string-value="" calcext:value-type="error">
            <text:p>#VALUE!</text:p>
          </table:table-cell>
          <table:table-cell table:formula="of:=IF(AND([.Q237]&gt;=0;[.Q237]&lt;[.$R$1]);&quot;J&quot;;&quot;&quot;)" office:value-type="string" office:string-value="" calcext:value-type="error">
            <text:p>#VALUE!</text:p>
          </table:table-cell>
          <table:table-cell table:formula="of:=IF([.P237]&gt;=[.$S$1];&quot;V&quot;;&quot;&quot;)" office:value-type="string" office:string-value="" calcext:value-type="error">
            <text:p>#VALUE!</text:p>
          </table:table-cell>
          <table:table-cell table:formula="of:=IF([.P237]&gt;=[.$T$1];&quot;SV&quot;;&quot;&quot;)" office:value-type="string" office:string-value="" calcext:value-type="error">
            <text:p>#VALUE!</text:p>
          </table:table-cell>
          <table:table-cell table:formula="of:=IF([.P237]&gt;=[.$U$1];&quot;UV&quot;;&quot;&quot;)" office:value-type="string" office:string-value="" calcext:value-type="error">
            <text:p>#VALUE!</text:p>
          </table:table-cell>
          <table:table-cell table:formula="of:=IF([.M237]=1;[.L237]&amp;&quot;O&quot;&amp;IF(LEN([.R237])&gt;0;&quot;,&quot;&amp;[.L237]&amp;[.R237];&quot;&quot;)&amp;IF(LEN([.S237])&gt;0;&quot;,&quot;&amp;[.L237]&amp;[.S237];&quot;&quot;)&amp;IF(LEN([.T237])&gt;0;&quot;,&quot;&amp;[.L237]&amp;[.T237];&quot;&quot;)&amp;IF(LEN([.U237])&gt;0;&quot;,&quot;&amp;[.L237]&amp;[.U237];&quot;&quot;)&amp;IF(LEN([.C237])&gt;0;&quot;,&quot;&amp;[.C237];&quot;&quot;);&quot;&quot;)">
            <text:p/>
          </table:table-cell>
          <table:table-cell table:formula="of:=[.E237]&amp;&quot; &quot;&amp;[.F237]" office:value-type="string" office:string-value=" " calcext:value-type="string">
            <text:p><text:s/></text:p>
          </table:table-cell>
          <table:table-cell table:formula="of:=MID([.G237];7;4)&amp;&quot;-&quot;&amp;MID([.G237];1;2)&amp;&quot;-&quot;&amp;MID([.G237];4;2)" office:value-type="string" office:string-value="--" calcext:value-type="string">
            <text:p>--</text:p>
          </table:table-cell>
          <table:table-cell table:formula="of:=IF(LEN([.V237])=0;[.V238];[.V237])">
            <text:p/>
          </table:table-cell>
          <table:table-cell table:formula="of:=IF(LEN([.Y237])=0;[.Y238];[.Y237])">
            <text:p/>
          </table:table-cell>
          <table:table-cell table:formula="of:=IF(LEN([.Z237])=0;[.Z238];[.Z237])">
            <text:p/>
          </table:table-cell>
          <table:table-cell table:formula="of:=IF(LEN([.AA237])=0;[.AA238];[.AA237])">
            <text:p/>
          </table:table-cell>
          <table:table-cell table:formula="of:=IF(LEN([.I237])&gt;0;[.I23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37]=1;[.H238];IF([.H238]=[.L237];[.L237];&quot;X&quot;))" office:value-type="float" office:value="0" calcext:value-type="float">
            <text:p>0</text:p>
          </table:table-cell>
          <table:table-cell table:formula="of:=IF([.A238]=[.A239];0;1)" office:value-type="float" office:value="0" calcext:value-type="float">
            <text:p>0</text:p>
          </table:table-cell>
          <table:table-cell table:formula="of:=DATE(MID([.G238];7;4);MID([.G238];1;2);MID([.G238];4;2))" office:value-type="string" office:string-value="" calcext:value-type="error">
            <text:p>#VALUE!</text:p>
          </table:table-cell>
          <table:table-cell table:formula="of:=ORG.OPENOFFICE.YEARS([.N238];[.$N$1];0)" office:value-type="string" office:string-value="" calcext:value-type="error">
            <text:p>#VALUE!</text:p>
          </table:table-cell>
          <table:table-cell table:formula="of:=IF([.A238]=[.A237];MIN([.O238];[.P237]);[.O238])" office:value-type="string" office:string-value="" calcext:value-type="error">
            <text:p>#VALUE!</text:p>
          </table:table-cell>
          <table:table-cell table:formula="of:=IF([.A238]=[.A237];MAX([.O238];[.Q237]);[.P238])" office:value-type="string" office:string-value="" calcext:value-type="error">
            <text:p>#VALUE!</text:p>
          </table:table-cell>
          <table:table-cell table:formula="of:=IF(AND([.Q238]&gt;=0;[.Q238]&lt;[.$R$1]);&quot;J&quot;;&quot;&quot;)" office:value-type="string" office:string-value="" calcext:value-type="error">
            <text:p>#VALUE!</text:p>
          </table:table-cell>
          <table:table-cell table:formula="of:=IF([.P238]&gt;=[.$S$1];&quot;V&quot;;&quot;&quot;)" office:value-type="string" office:string-value="" calcext:value-type="error">
            <text:p>#VALUE!</text:p>
          </table:table-cell>
          <table:table-cell table:formula="of:=IF([.P238]&gt;=[.$T$1];&quot;SV&quot;;&quot;&quot;)" office:value-type="string" office:string-value="" calcext:value-type="error">
            <text:p>#VALUE!</text:p>
          </table:table-cell>
          <table:table-cell table:formula="of:=IF([.P238]&gt;=[.$U$1];&quot;UV&quot;;&quot;&quot;)" office:value-type="string" office:string-value="" calcext:value-type="error">
            <text:p>#VALUE!</text:p>
          </table:table-cell>
          <table:table-cell table:formula="of:=IF([.M238]=1;[.L238]&amp;&quot;O&quot;&amp;IF(LEN([.R238])&gt;0;&quot;,&quot;&amp;[.L238]&amp;[.R238];&quot;&quot;)&amp;IF(LEN([.S238])&gt;0;&quot;,&quot;&amp;[.L238]&amp;[.S238];&quot;&quot;)&amp;IF(LEN([.T238])&gt;0;&quot;,&quot;&amp;[.L238]&amp;[.T238];&quot;&quot;)&amp;IF(LEN([.U238])&gt;0;&quot;,&quot;&amp;[.L238]&amp;[.U238];&quot;&quot;)&amp;IF(LEN([.C238])&gt;0;&quot;,&quot;&amp;[.C238];&quot;&quot;);&quot;&quot;)">
            <text:p/>
          </table:table-cell>
          <table:table-cell table:formula="of:=[.E238]&amp;&quot; &quot;&amp;[.F238]" office:value-type="string" office:string-value=" " calcext:value-type="string">
            <text:p><text:s/></text:p>
          </table:table-cell>
          <table:table-cell table:formula="of:=MID([.G238];7;4)&amp;&quot;-&quot;&amp;MID([.G238];1;2)&amp;&quot;-&quot;&amp;MID([.G238];4;2)" office:value-type="string" office:string-value="--" calcext:value-type="string">
            <text:p>--</text:p>
          </table:table-cell>
          <table:table-cell table:formula="of:=IF(LEN([.V238])=0;[.V239];[.V238])">
            <text:p/>
          </table:table-cell>
          <table:table-cell table:formula="of:=IF(LEN([.Y238])=0;[.Y239];[.Y238])">
            <text:p/>
          </table:table-cell>
          <table:table-cell table:formula="of:=IF(LEN([.Z238])=0;[.Z239];[.Z238])">
            <text:p/>
          </table:table-cell>
          <table:table-cell table:formula="of:=IF(LEN([.AA238])=0;[.AA239];[.AA238])">
            <text:p/>
          </table:table-cell>
          <table:table-cell table:formula="of:=IF(LEN([.I238])&gt;0;[.I23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38]=1;[.H239];IF([.H239]=[.L238];[.L238];&quot;X&quot;))" office:value-type="float" office:value="0" calcext:value-type="float">
            <text:p>0</text:p>
          </table:table-cell>
          <table:table-cell table:formula="of:=IF([.A239]=[.A240];0;1)" office:value-type="float" office:value="0" calcext:value-type="float">
            <text:p>0</text:p>
          </table:table-cell>
          <table:table-cell table:formula="of:=DATE(MID([.G239];7;4);MID([.G239];1;2);MID([.G239];4;2))" office:value-type="string" office:string-value="" calcext:value-type="error">
            <text:p>#VALUE!</text:p>
          </table:table-cell>
          <table:table-cell table:formula="of:=ORG.OPENOFFICE.YEARS([.N239];[.$N$1];0)" office:value-type="string" office:string-value="" calcext:value-type="error">
            <text:p>#VALUE!</text:p>
          </table:table-cell>
          <table:table-cell table:formula="of:=IF([.A239]=[.A238];MIN([.O239];[.P238]);[.O239])" office:value-type="string" office:string-value="" calcext:value-type="error">
            <text:p>#VALUE!</text:p>
          </table:table-cell>
          <table:table-cell table:formula="of:=IF([.A239]=[.A238];MAX([.O239];[.Q238]);[.P239])" office:value-type="string" office:string-value="" calcext:value-type="error">
            <text:p>#VALUE!</text:p>
          </table:table-cell>
          <table:table-cell table:formula="of:=IF(AND([.Q239]&gt;=0;[.Q239]&lt;[.$R$1]);&quot;J&quot;;&quot;&quot;)" office:value-type="string" office:string-value="" calcext:value-type="error">
            <text:p>#VALUE!</text:p>
          </table:table-cell>
          <table:table-cell table:formula="of:=IF([.P239]&gt;=[.$S$1];&quot;V&quot;;&quot;&quot;)" office:value-type="string" office:string-value="" calcext:value-type="error">
            <text:p>#VALUE!</text:p>
          </table:table-cell>
          <table:table-cell table:formula="of:=IF([.P239]&gt;=[.$T$1];&quot;SV&quot;;&quot;&quot;)" office:value-type="string" office:string-value="" calcext:value-type="error">
            <text:p>#VALUE!</text:p>
          </table:table-cell>
          <table:table-cell table:formula="of:=IF([.P239]&gt;=[.$U$1];&quot;UV&quot;;&quot;&quot;)" office:value-type="string" office:string-value="" calcext:value-type="error">
            <text:p>#VALUE!</text:p>
          </table:table-cell>
          <table:table-cell table:formula="of:=IF([.M239]=1;[.L239]&amp;&quot;O&quot;&amp;IF(LEN([.R239])&gt;0;&quot;,&quot;&amp;[.L239]&amp;[.R239];&quot;&quot;)&amp;IF(LEN([.S239])&gt;0;&quot;,&quot;&amp;[.L239]&amp;[.S239];&quot;&quot;)&amp;IF(LEN([.T239])&gt;0;&quot;,&quot;&amp;[.L239]&amp;[.T239];&quot;&quot;)&amp;IF(LEN([.U239])&gt;0;&quot;,&quot;&amp;[.L239]&amp;[.U239];&quot;&quot;)&amp;IF(LEN([.C239])&gt;0;&quot;,&quot;&amp;[.C239];&quot;&quot;);&quot;&quot;)">
            <text:p/>
          </table:table-cell>
          <table:table-cell table:formula="of:=[.E239]&amp;&quot; &quot;&amp;[.F239]" office:value-type="string" office:string-value=" " calcext:value-type="string">
            <text:p><text:s/></text:p>
          </table:table-cell>
          <table:table-cell table:formula="of:=MID([.G239];7;4)&amp;&quot;-&quot;&amp;MID([.G239];1;2)&amp;&quot;-&quot;&amp;MID([.G239];4;2)" office:value-type="string" office:string-value="--" calcext:value-type="string">
            <text:p>--</text:p>
          </table:table-cell>
          <table:table-cell table:formula="of:=IF(LEN([.V239])=0;[.V240];[.V239])">
            <text:p/>
          </table:table-cell>
          <table:table-cell table:formula="of:=IF(LEN([.Y239])=0;[.Y240];[.Y239])">
            <text:p/>
          </table:table-cell>
          <table:table-cell table:formula="of:=IF(LEN([.Z239])=0;[.Z240];[.Z239])">
            <text:p/>
          </table:table-cell>
          <table:table-cell table:formula="of:=IF(LEN([.AA239])=0;[.AA240];[.AA239])">
            <text:p/>
          </table:table-cell>
          <table:table-cell table:formula="of:=IF(LEN([.I239])&gt;0;[.I23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39]=1;[.H240];IF([.H240]=[.L239];[.L239];&quot;X&quot;))" office:value-type="float" office:value="0" calcext:value-type="float">
            <text:p>0</text:p>
          </table:table-cell>
          <table:table-cell table:formula="of:=IF([.A240]=[.A241];0;1)" office:value-type="float" office:value="0" calcext:value-type="float">
            <text:p>0</text:p>
          </table:table-cell>
          <table:table-cell table:formula="of:=DATE(MID([.G240];7;4);MID([.G240];1;2);MID([.G240];4;2))" office:value-type="string" office:string-value="" calcext:value-type="error">
            <text:p>#VALUE!</text:p>
          </table:table-cell>
          <table:table-cell table:formula="of:=ORG.OPENOFFICE.YEARS([.N240];[.$N$1];0)" office:value-type="string" office:string-value="" calcext:value-type="error">
            <text:p>#VALUE!</text:p>
          </table:table-cell>
          <table:table-cell table:formula="of:=IF([.A240]=[.A239];MIN([.O240];[.P239]);[.O240])" office:value-type="string" office:string-value="" calcext:value-type="error">
            <text:p>#VALUE!</text:p>
          </table:table-cell>
          <table:table-cell table:formula="of:=IF([.A240]=[.A239];MAX([.O240];[.Q239]);[.P240])" office:value-type="string" office:string-value="" calcext:value-type="error">
            <text:p>#VALUE!</text:p>
          </table:table-cell>
          <table:table-cell table:formula="of:=IF(AND([.Q240]&gt;=0;[.Q240]&lt;[.$R$1]);&quot;J&quot;;&quot;&quot;)" office:value-type="string" office:string-value="" calcext:value-type="error">
            <text:p>#VALUE!</text:p>
          </table:table-cell>
          <table:table-cell table:formula="of:=IF([.P240]&gt;=[.$S$1];&quot;V&quot;;&quot;&quot;)" office:value-type="string" office:string-value="" calcext:value-type="error">
            <text:p>#VALUE!</text:p>
          </table:table-cell>
          <table:table-cell table:formula="of:=IF([.P240]&gt;=[.$T$1];&quot;SV&quot;;&quot;&quot;)" office:value-type="string" office:string-value="" calcext:value-type="error">
            <text:p>#VALUE!</text:p>
          </table:table-cell>
          <table:table-cell table:formula="of:=IF([.P240]&gt;=[.$U$1];&quot;UV&quot;;&quot;&quot;)" office:value-type="string" office:string-value="" calcext:value-type="error">
            <text:p>#VALUE!</text:p>
          </table:table-cell>
          <table:table-cell table:formula="of:=IF([.M240]=1;[.L240]&amp;&quot;O&quot;&amp;IF(LEN([.R240])&gt;0;&quot;,&quot;&amp;[.L240]&amp;[.R240];&quot;&quot;)&amp;IF(LEN([.S240])&gt;0;&quot;,&quot;&amp;[.L240]&amp;[.S240];&quot;&quot;)&amp;IF(LEN([.T240])&gt;0;&quot;,&quot;&amp;[.L240]&amp;[.T240];&quot;&quot;)&amp;IF(LEN([.U240])&gt;0;&quot;,&quot;&amp;[.L240]&amp;[.U240];&quot;&quot;)&amp;IF(LEN([.C240])&gt;0;&quot;,&quot;&amp;[.C240];&quot;&quot;);&quot;&quot;)">
            <text:p/>
          </table:table-cell>
          <table:table-cell table:formula="of:=[.E240]&amp;&quot; &quot;&amp;[.F240]" office:value-type="string" office:string-value=" " calcext:value-type="string">
            <text:p><text:s/></text:p>
          </table:table-cell>
          <table:table-cell table:formula="of:=MID([.G240];7;4)&amp;&quot;-&quot;&amp;MID([.G240];1;2)&amp;&quot;-&quot;&amp;MID([.G240];4;2)" office:value-type="string" office:string-value="--" calcext:value-type="string">
            <text:p>--</text:p>
          </table:table-cell>
          <table:table-cell table:formula="of:=IF(LEN([.V240])=0;[.V241];[.V240])">
            <text:p/>
          </table:table-cell>
          <table:table-cell table:formula="of:=IF(LEN([.Y240])=0;[.Y241];[.Y240])">
            <text:p/>
          </table:table-cell>
          <table:table-cell table:formula="of:=IF(LEN([.Z240])=0;[.Z241];[.Z240])">
            <text:p/>
          </table:table-cell>
          <table:table-cell table:formula="of:=IF(LEN([.AA240])=0;[.AA241];[.AA240])">
            <text:p/>
          </table:table-cell>
          <table:table-cell table:formula="of:=IF(LEN([.I240])&gt;0;[.I24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0]=1;[.H241];IF([.H241]=[.L240];[.L240];&quot;X&quot;))" office:value-type="float" office:value="0" calcext:value-type="float">
            <text:p>0</text:p>
          </table:table-cell>
          <table:table-cell table:formula="of:=IF([.A241]=[.A242];0;1)" office:value-type="float" office:value="0" calcext:value-type="float">
            <text:p>0</text:p>
          </table:table-cell>
          <table:table-cell table:formula="of:=DATE(MID([.G241];7;4);MID([.G241];1;2);MID([.G241];4;2))" office:value-type="string" office:string-value="" calcext:value-type="error">
            <text:p>#VALUE!</text:p>
          </table:table-cell>
          <table:table-cell table:formula="of:=ORG.OPENOFFICE.YEARS([.N241];[.$N$1];0)" office:value-type="string" office:string-value="" calcext:value-type="error">
            <text:p>#VALUE!</text:p>
          </table:table-cell>
          <table:table-cell table:formula="of:=IF([.A241]=[.A240];MIN([.O241];[.P240]);[.O241])" office:value-type="string" office:string-value="" calcext:value-type="error">
            <text:p>#VALUE!</text:p>
          </table:table-cell>
          <table:table-cell table:formula="of:=IF([.A241]=[.A240];MAX([.O241];[.Q240]);[.P241])" office:value-type="string" office:string-value="" calcext:value-type="error">
            <text:p>#VALUE!</text:p>
          </table:table-cell>
          <table:table-cell table:formula="of:=IF(AND([.Q241]&gt;=0;[.Q241]&lt;[.$R$1]);&quot;J&quot;;&quot;&quot;)" office:value-type="string" office:string-value="" calcext:value-type="error">
            <text:p>#VALUE!</text:p>
          </table:table-cell>
          <table:table-cell table:formula="of:=IF([.P241]&gt;=[.$S$1];&quot;V&quot;;&quot;&quot;)" office:value-type="string" office:string-value="" calcext:value-type="error">
            <text:p>#VALUE!</text:p>
          </table:table-cell>
          <table:table-cell table:formula="of:=IF([.P241]&gt;=[.$T$1];&quot;SV&quot;;&quot;&quot;)" office:value-type="string" office:string-value="" calcext:value-type="error">
            <text:p>#VALUE!</text:p>
          </table:table-cell>
          <table:table-cell table:formula="of:=IF([.P241]&gt;=[.$U$1];&quot;UV&quot;;&quot;&quot;)" office:value-type="string" office:string-value="" calcext:value-type="error">
            <text:p>#VALUE!</text:p>
          </table:table-cell>
          <table:table-cell table:formula="of:=IF([.M241]=1;[.L241]&amp;&quot;O&quot;&amp;IF(LEN([.R241])&gt;0;&quot;,&quot;&amp;[.L241]&amp;[.R241];&quot;&quot;)&amp;IF(LEN([.S241])&gt;0;&quot;,&quot;&amp;[.L241]&amp;[.S241];&quot;&quot;)&amp;IF(LEN([.T241])&gt;0;&quot;,&quot;&amp;[.L241]&amp;[.T241];&quot;&quot;)&amp;IF(LEN([.U241])&gt;0;&quot;,&quot;&amp;[.L241]&amp;[.U241];&quot;&quot;)&amp;IF(LEN([.C241])&gt;0;&quot;,&quot;&amp;[.C241];&quot;&quot;);&quot;&quot;)">
            <text:p/>
          </table:table-cell>
          <table:table-cell table:formula="of:=[.E241]&amp;&quot; &quot;&amp;[.F241]" office:value-type="string" office:string-value=" " calcext:value-type="string">
            <text:p><text:s/></text:p>
          </table:table-cell>
          <table:table-cell table:formula="of:=MID([.G241];7;4)&amp;&quot;-&quot;&amp;MID([.G241];1;2)&amp;&quot;-&quot;&amp;MID([.G241];4;2)" office:value-type="string" office:string-value="--" calcext:value-type="string">
            <text:p>--</text:p>
          </table:table-cell>
          <table:table-cell table:formula="of:=IF(LEN([.V241])=0;[.V242];[.V241])">
            <text:p/>
          </table:table-cell>
          <table:table-cell table:formula="of:=IF(LEN([.Y241])=0;[.Y242];[.Y241])">
            <text:p/>
          </table:table-cell>
          <table:table-cell table:formula="of:=IF(LEN([.Z241])=0;[.Z242];[.Z241])">
            <text:p/>
          </table:table-cell>
          <table:table-cell table:formula="of:=IF(LEN([.AA241])=0;[.AA242];[.AA241])">
            <text:p/>
          </table:table-cell>
          <table:table-cell table:formula="of:=IF(LEN([.I241])&gt;0;[.I24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1]=1;[.H242];IF([.H242]=[.L241];[.L241];&quot;X&quot;))" office:value-type="float" office:value="0" calcext:value-type="float">
            <text:p>0</text:p>
          </table:table-cell>
          <table:table-cell table:formula="of:=IF([.A242]=[.A243];0;1)" office:value-type="float" office:value="0" calcext:value-type="float">
            <text:p>0</text:p>
          </table:table-cell>
          <table:table-cell table:formula="of:=DATE(MID([.G242];7;4);MID([.G242];1;2);MID([.G242];4;2))" office:value-type="string" office:string-value="" calcext:value-type="error">
            <text:p>#VALUE!</text:p>
          </table:table-cell>
          <table:table-cell table:formula="of:=ORG.OPENOFFICE.YEARS([.N242];[.$N$1];0)" office:value-type="string" office:string-value="" calcext:value-type="error">
            <text:p>#VALUE!</text:p>
          </table:table-cell>
          <table:table-cell table:formula="of:=IF([.A242]=[.A241];MIN([.O242];[.P241]);[.O242])" office:value-type="string" office:string-value="" calcext:value-type="error">
            <text:p>#VALUE!</text:p>
          </table:table-cell>
          <table:table-cell table:formula="of:=IF([.A242]=[.A241];MAX([.O242];[.Q241]);[.P242])" office:value-type="string" office:string-value="" calcext:value-type="error">
            <text:p>#VALUE!</text:p>
          </table:table-cell>
          <table:table-cell table:formula="of:=IF(AND([.Q242]&gt;=0;[.Q242]&lt;[.$R$1]);&quot;J&quot;;&quot;&quot;)" office:value-type="string" office:string-value="" calcext:value-type="error">
            <text:p>#VALUE!</text:p>
          </table:table-cell>
          <table:table-cell table:formula="of:=IF([.P242]&gt;=[.$S$1];&quot;V&quot;;&quot;&quot;)" office:value-type="string" office:string-value="" calcext:value-type="error">
            <text:p>#VALUE!</text:p>
          </table:table-cell>
          <table:table-cell table:formula="of:=IF([.P242]&gt;=[.$T$1];&quot;SV&quot;;&quot;&quot;)" office:value-type="string" office:string-value="" calcext:value-type="error">
            <text:p>#VALUE!</text:p>
          </table:table-cell>
          <table:table-cell table:formula="of:=IF([.P242]&gt;=[.$U$1];&quot;UV&quot;;&quot;&quot;)" office:value-type="string" office:string-value="" calcext:value-type="error">
            <text:p>#VALUE!</text:p>
          </table:table-cell>
          <table:table-cell table:formula="of:=IF([.M242]=1;[.L242]&amp;&quot;O&quot;&amp;IF(LEN([.R242])&gt;0;&quot;,&quot;&amp;[.L242]&amp;[.R242];&quot;&quot;)&amp;IF(LEN([.S242])&gt;0;&quot;,&quot;&amp;[.L242]&amp;[.S242];&quot;&quot;)&amp;IF(LEN([.T242])&gt;0;&quot;,&quot;&amp;[.L242]&amp;[.T242];&quot;&quot;)&amp;IF(LEN([.U242])&gt;0;&quot;,&quot;&amp;[.L242]&amp;[.U242];&quot;&quot;)&amp;IF(LEN([.C242])&gt;0;&quot;,&quot;&amp;[.C242];&quot;&quot;);&quot;&quot;)">
            <text:p/>
          </table:table-cell>
          <table:table-cell table:formula="of:=[.E242]&amp;&quot; &quot;&amp;[.F242]" office:value-type="string" office:string-value=" " calcext:value-type="string">
            <text:p><text:s/></text:p>
          </table:table-cell>
          <table:table-cell table:formula="of:=MID([.G242];7;4)&amp;&quot;-&quot;&amp;MID([.G242];1;2)&amp;&quot;-&quot;&amp;MID([.G242];4;2)" office:value-type="string" office:string-value="--" calcext:value-type="string">
            <text:p>--</text:p>
          </table:table-cell>
          <table:table-cell table:formula="of:=IF(LEN([.V242])=0;[.V243];[.V242])">
            <text:p/>
          </table:table-cell>
          <table:table-cell table:formula="of:=IF(LEN([.Y242])=0;[.Y243];[.Y242])">
            <text:p/>
          </table:table-cell>
          <table:table-cell table:formula="of:=IF(LEN([.Z242])=0;[.Z243];[.Z242])">
            <text:p/>
          </table:table-cell>
          <table:table-cell table:formula="of:=IF(LEN([.AA242])=0;[.AA243];[.AA242])">
            <text:p/>
          </table:table-cell>
          <table:table-cell table:formula="of:=IF(LEN([.I242])&gt;0;[.I24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2]=1;[.H243];IF([.H243]=[.L242];[.L242];&quot;X&quot;))" office:value-type="float" office:value="0" calcext:value-type="float">
            <text:p>0</text:p>
          </table:table-cell>
          <table:table-cell table:formula="of:=IF([.A243]=[.A244];0;1)" office:value-type="float" office:value="0" calcext:value-type="float">
            <text:p>0</text:p>
          </table:table-cell>
          <table:table-cell table:formula="of:=DATE(MID([.G243];7;4);MID([.G243];1;2);MID([.G243];4;2))" office:value-type="string" office:string-value="" calcext:value-type="error">
            <text:p>#VALUE!</text:p>
          </table:table-cell>
          <table:table-cell table:formula="of:=ORG.OPENOFFICE.YEARS([.N243];[.$N$1];0)" office:value-type="string" office:string-value="" calcext:value-type="error">
            <text:p>#VALUE!</text:p>
          </table:table-cell>
          <table:table-cell table:formula="of:=IF([.A243]=[.A242];MIN([.O243];[.P242]);[.O243])" office:value-type="string" office:string-value="" calcext:value-type="error">
            <text:p>#VALUE!</text:p>
          </table:table-cell>
          <table:table-cell table:formula="of:=IF([.A243]=[.A242];MAX([.O243];[.Q242]);[.P243])" office:value-type="string" office:string-value="" calcext:value-type="error">
            <text:p>#VALUE!</text:p>
          </table:table-cell>
          <table:table-cell table:formula="of:=IF(AND([.Q243]&gt;=0;[.Q243]&lt;[.$R$1]);&quot;J&quot;;&quot;&quot;)" office:value-type="string" office:string-value="" calcext:value-type="error">
            <text:p>#VALUE!</text:p>
          </table:table-cell>
          <table:table-cell table:formula="of:=IF([.P243]&gt;=[.$S$1];&quot;V&quot;;&quot;&quot;)" office:value-type="string" office:string-value="" calcext:value-type="error">
            <text:p>#VALUE!</text:p>
          </table:table-cell>
          <table:table-cell table:formula="of:=IF([.P243]&gt;=[.$T$1];&quot;SV&quot;;&quot;&quot;)" office:value-type="string" office:string-value="" calcext:value-type="error">
            <text:p>#VALUE!</text:p>
          </table:table-cell>
          <table:table-cell table:formula="of:=IF([.P243]&gt;=[.$U$1];&quot;UV&quot;;&quot;&quot;)" office:value-type="string" office:string-value="" calcext:value-type="error">
            <text:p>#VALUE!</text:p>
          </table:table-cell>
          <table:table-cell table:formula="of:=IF([.M243]=1;[.L243]&amp;&quot;O&quot;&amp;IF(LEN([.R243])&gt;0;&quot;,&quot;&amp;[.L243]&amp;[.R243];&quot;&quot;)&amp;IF(LEN([.S243])&gt;0;&quot;,&quot;&amp;[.L243]&amp;[.S243];&quot;&quot;)&amp;IF(LEN([.T243])&gt;0;&quot;,&quot;&amp;[.L243]&amp;[.T243];&quot;&quot;)&amp;IF(LEN([.U243])&gt;0;&quot;,&quot;&amp;[.L243]&amp;[.U243];&quot;&quot;)&amp;IF(LEN([.C243])&gt;0;&quot;,&quot;&amp;[.C243];&quot;&quot;);&quot;&quot;)">
            <text:p/>
          </table:table-cell>
          <table:table-cell table:formula="of:=[.E243]&amp;&quot; &quot;&amp;[.F243]" office:value-type="string" office:string-value=" " calcext:value-type="string">
            <text:p><text:s/></text:p>
          </table:table-cell>
          <table:table-cell table:formula="of:=MID([.G243];7;4)&amp;&quot;-&quot;&amp;MID([.G243];1;2)&amp;&quot;-&quot;&amp;MID([.G243];4;2)" office:value-type="string" office:string-value="--" calcext:value-type="string">
            <text:p>--</text:p>
          </table:table-cell>
          <table:table-cell table:formula="of:=IF(LEN([.V243])=0;[.V244];[.V243])">
            <text:p/>
          </table:table-cell>
          <table:table-cell table:formula="of:=IF(LEN([.Y243])=0;[.Y244];[.Y243])">
            <text:p/>
          </table:table-cell>
          <table:table-cell table:formula="of:=IF(LEN([.Z243])=0;[.Z244];[.Z243])">
            <text:p/>
          </table:table-cell>
          <table:table-cell table:formula="of:=IF(LEN([.AA243])=0;[.AA244];[.AA243])">
            <text:p/>
          </table:table-cell>
          <table:table-cell table:formula="of:=IF(LEN([.I243])&gt;0;[.I24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3]=1;[.H244];IF([.H244]=[.L243];[.L243];&quot;X&quot;))" office:value-type="float" office:value="0" calcext:value-type="float">
            <text:p>0</text:p>
          </table:table-cell>
          <table:table-cell table:formula="of:=IF([.A244]=[.A245];0;1)" office:value-type="float" office:value="0" calcext:value-type="float">
            <text:p>0</text:p>
          </table:table-cell>
          <table:table-cell table:formula="of:=DATE(MID([.G244];7;4);MID([.G244];1;2);MID([.G244];4;2))" office:value-type="string" office:string-value="" calcext:value-type="error">
            <text:p>#VALUE!</text:p>
          </table:table-cell>
          <table:table-cell table:formula="of:=ORG.OPENOFFICE.YEARS([.N244];[.$N$1];0)" office:value-type="string" office:string-value="" calcext:value-type="error">
            <text:p>#VALUE!</text:p>
          </table:table-cell>
          <table:table-cell table:formula="of:=IF([.A244]=[.A243];MIN([.O244];[.P243]);[.O244])" office:value-type="string" office:string-value="" calcext:value-type="error">
            <text:p>#VALUE!</text:p>
          </table:table-cell>
          <table:table-cell table:formula="of:=IF([.A244]=[.A243];MAX([.O244];[.Q243]);[.P244])" office:value-type="string" office:string-value="" calcext:value-type="error">
            <text:p>#VALUE!</text:p>
          </table:table-cell>
          <table:table-cell table:formula="of:=IF(AND([.Q244]&gt;=0;[.Q244]&lt;[.$R$1]);&quot;J&quot;;&quot;&quot;)" office:value-type="string" office:string-value="" calcext:value-type="error">
            <text:p>#VALUE!</text:p>
          </table:table-cell>
          <table:table-cell table:formula="of:=IF([.P244]&gt;=[.$S$1];&quot;V&quot;;&quot;&quot;)" office:value-type="string" office:string-value="" calcext:value-type="error">
            <text:p>#VALUE!</text:p>
          </table:table-cell>
          <table:table-cell table:formula="of:=IF([.P244]&gt;=[.$T$1];&quot;SV&quot;;&quot;&quot;)" office:value-type="string" office:string-value="" calcext:value-type="error">
            <text:p>#VALUE!</text:p>
          </table:table-cell>
          <table:table-cell table:formula="of:=IF([.P244]&gt;=[.$U$1];&quot;UV&quot;;&quot;&quot;)" office:value-type="string" office:string-value="" calcext:value-type="error">
            <text:p>#VALUE!</text:p>
          </table:table-cell>
          <table:table-cell table:formula="of:=IF([.M244]=1;[.L244]&amp;&quot;O&quot;&amp;IF(LEN([.R244])&gt;0;&quot;,&quot;&amp;[.L244]&amp;[.R244];&quot;&quot;)&amp;IF(LEN([.S244])&gt;0;&quot;,&quot;&amp;[.L244]&amp;[.S244];&quot;&quot;)&amp;IF(LEN([.T244])&gt;0;&quot;,&quot;&amp;[.L244]&amp;[.T244];&quot;&quot;)&amp;IF(LEN([.U244])&gt;0;&quot;,&quot;&amp;[.L244]&amp;[.U244];&quot;&quot;)&amp;IF(LEN([.C244])&gt;0;&quot;,&quot;&amp;[.C244];&quot;&quot;);&quot;&quot;)">
            <text:p/>
          </table:table-cell>
          <table:table-cell table:formula="of:=[.E244]&amp;&quot; &quot;&amp;[.F244]" office:value-type="string" office:string-value=" " calcext:value-type="string">
            <text:p><text:s/></text:p>
          </table:table-cell>
          <table:table-cell table:formula="of:=MID([.G244];7;4)&amp;&quot;-&quot;&amp;MID([.G244];1;2)&amp;&quot;-&quot;&amp;MID([.G244];4;2)" office:value-type="string" office:string-value="--" calcext:value-type="string">
            <text:p>--</text:p>
          </table:table-cell>
          <table:table-cell table:formula="of:=IF(LEN([.V244])=0;[.V245];[.V244])">
            <text:p/>
          </table:table-cell>
          <table:table-cell table:formula="of:=IF(LEN([.Y244])=0;[.Y245];[.Y244])">
            <text:p/>
          </table:table-cell>
          <table:table-cell table:formula="of:=IF(LEN([.Z244])=0;[.Z245];[.Z244])">
            <text:p/>
          </table:table-cell>
          <table:table-cell table:formula="of:=IF(LEN([.AA244])=0;[.AA245];[.AA244])">
            <text:p/>
          </table:table-cell>
          <table:table-cell table:formula="of:=IF(LEN([.I244])&gt;0;[.I24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4]=1;[.H245];IF([.H245]=[.L244];[.L244];&quot;X&quot;))" office:value-type="float" office:value="0" calcext:value-type="float">
            <text:p>0</text:p>
          </table:table-cell>
          <table:table-cell table:formula="of:=IF([.A245]=[.A246];0;1)" office:value-type="float" office:value="0" calcext:value-type="float">
            <text:p>0</text:p>
          </table:table-cell>
          <table:table-cell table:formula="of:=DATE(MID([.G245];7;4);MID([.G245];1;2);MID([.G245];4;2))" office:value-type="string" office:string-value="" calcext:value-type="error">
            <text:p>#VALUE!</text:p>
          </table:table-cell>
          <table:table-cell table:formula="of:=ORG.OPENOFFICE.YEARS([.N245];[.$N$1];0)" office:value-type="string" office:string-value="" calcext:value-type="error">
            <text:p>#VALUE!</text:p>
          </table:table-cell>
          <table:table-cell table:formula="of:=IF([.A245]=[.A244];MIN([.O245];[.P244]);[.O245])" office:value-type="string" office:string-value="" calcext:value-type="error">
            <text:p>#VALUE!</text:p>
          </table:table-cell>
          <table:table-cell table:formula="of:=IF([.A245]=[.A244];MAX([.O245];[.Q244]);[.P245])" office:value-type="string" office:string-value="" calcext:value-type="error">
            <text:p>#VALUE!</text:p>
          </table:table-cell>
          <table:table-cell table:formula="of:=IF(AND([.Q245]&gt;=0;[.Q245]&lt;[.$R$1]);&quot;J&quot;;&quot;&quot;)" office:value-type="string" office:string-value="" calcext:value-type="error">
            <text:p>#VALUE!</text:p>
          </table:table-cell>
          <table:table-cell table:formula="of:=IF([.P245]&gt;=[.$S$1];&quot;V&quot;;&quot;&quot;)" office:value-type="string" office:string-value="" calcext:value-type="error">
            <text:p>#VALUE!</text:p>
          </table:table-cell>
          <table:table-cell table:formula="of:=IF([.P245]&gt;=[.$T$1];&quot;SV&quot;;&quot;&quot;)" office:value-type="string" office:string-value="" calcext:value-type="error">
            <text:p>#VALUE!</text:p>
          </table:table-cell>
          <table:table-cell table:formula="of:=IF([.P245]&gt;=[.$U$1];&quot;UV&quot;;&quot;&quot;)" office:value-type="string" office:string-value="" calcext:value-type="error">
            <text:p>#VALUE!</text:p>
          </table:table-cell>
          <table:table-cell table:formula="of:=IF([.M245]=1;[.L245]&amp;&quot;O&quot;&amp;IF(LEN([.R245])&gt;0;&quot;,&quot;&amp;[.L245]&amp;[.R245];&quot;&quot;)&amp;IF(LEN([.S245])&gt;0;&quot;,&quot;&amp;[.L245]&amp;[.S245];&quot;&quot;)&amp;IF(LEN([.T245])&gt;0;&quot;,&quot;&amp;[.L245]&amp;[.T245];&quot;&quot;)&amp;IF(LEN([.U245])&gt;0;&quot;,&quot;&amp;[.L245]&amp;[.U245];&quot;&quot;)&amp;IF(LEN([.C245])&gt;0;&quot;,&quot;&amp;[.C245];&quot;&quot;);&quot;&quot;)">
            <text:p/>
          </table:table-cell>
          <table:table-cell table:formula="of:=[.E245]&amp;&quot; &quot;&amp;[.F245]" office:value-type="string" office:string-value=" " calcext:value-type="string">
            <text:p><text:s/></text:p>
          </table:table-cell>
          <table:table-cell table:formula="of:=MID([.G245];7;4)&amp;&quot;-&quot;&amp;MID([.G245];1;2)&amp;&quot;-&quot;&amp;MID([.G245];4;2)" office:value-type="string" office:string-value="--" calcext:value-type="string">
            <text:p>--</text:p>
          </table:table-cell>
          <table:table-cell table:formula="of:=IF(LEN([.V245])=0;[.V246];[.V245])">
            <text:p/>
          </table:table-cell>
          <table:table-cell table:formula="of:=IF(LEN([.Y245])=0;[.Y246];[.Y245])">
            <text:p/>
          </table:table-cell>
          <table:table-cell table:formula="of:=IF(LEN([.Z245])=0;[.Z246];[.Z245])">
            <text:p/>
          </table:table-cell>
          <table:table-cell table:formula="of:=IF(LEN([.AA245])=0;[.AA246];[.AA245])">
            <text:p/>
          </table:table-cell>
          <table:table-cell table:formula="of:=IF(LEN([.I245])&gt;0;[.I24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5]=1;[.H246];IF([.H246]=[.L245];[.L245];&quot;X&quot;))" office:value-type="float" office:value="0" calcext:value-type="float">
            <text:p>0</text:p>
          </table:table-cell>
          <table:table-cell table:formula="of:=IF([.A246]=[.A247];0;1)" office:value-type="float" office:value="0" calcext:value-type="float">
            <text:p>0</text:p>
          </table:table-cell>
          <table:table-cell table:formula="of:=DATE(MID([.G246];7;4);MID([.G246];1;2);MID([.G246];4;2))" office:value-type="string" office:string-value="" calcext:value-type="error">
            <text:p>#VALUE!</text:p>
          </table:table-cell>
          <table:table-cell table:formula="of:=ORG.OPENOFFICE.YEARS([.N246];[.$N$1];0)" office:value-type="string" office:string-value="" calcext:value-type="error">
            <text:p>#VALUE!</text:p>
          </table:table-cell>
          <table:table-cell table:formula="of:=IF([.A246]=[.A245];MIN([.O246];[.P245]);[.O246])" office:value-type="string" office:string-value="" calcext:value-type="error">
            <text:p>#VALUE!</text:p>
          </table:table-cell>
          <table:table-cell table:formula="of:=IF([.A246]=[.A245];MAX([.O246];[.Q245]);[.P246])" office:value-type="string" office:string-value="" calcext:value-type="error">
            <text:p>#VALUE!</text:p>
          </table:table-cell>
          <table:table-cell table:formula="of:=IF(AND([.Q246]&gt;=0;[.Q246]&lt;[.$R$1]);&quot;J&quot;;&quot;&quot;)" office:value-type="string" office:string-value="" calcext:value-type="error">
            <text:p>#VALUE!</text:p>
          </table:table-cell>
          <table:table-cell table:formula="of:=IF([.P246]&gt;=[.$S$1];&quot;V&quot;;&quot;&quot;)" office:value-type="string" office:string-value="" calcext:value-type="error">
            <text:p>#VALUE!</text:p>
          </table:table-cell>
          <table:table-cell table:formula="of:=IF([.P246]&gt;=[.$T$1];&quot;SV&quot;;&quot;&quot;)" office:value-type="string" office:string-value="" calcext:value-type="error">
            <text:p>#VALUE!</text:p>
          </table:table-cell>
          <table:table-cell table:formula="of:=IF([.P246]&gt;=[.$U$1];&quot;UV&quot;;&quot;&quot;)" office:value-type="string" office:string-value="" calcext:value-type="error">
            <text:p>#VALUE!</text:p>
          </table:table-cell>
          <table:table-cell table:formula="of:=IF([.M246]=1;[.L246]&amp;&quot;O&quot;&amp;IF(LEN([.R246])&gt;0;&quot;,&quot;&amp;[.L246]&amp;[.R246];&quot;&quot;)&amp;IF(LEN([.S246])&gt;0;&quot;,&quot;&amp;[.L246]&amp;[.S246];&quot;&quot;)&amp;IF(LEN([.T246])&gt;0;&quot;,&quot;&amp;[.L246]&amp;[.T246];&quot;&quot;)&amp;IF(LEN([.U246])&gt;0;&quot;,&quot;&amp;[.L246]&amp;[.U246];&quot;&quot;)&amp;IF(LEN([.C246])&gt;0;&quot;,&quot;&amp;[.C246];&quot;&quot;);&quot;&quot;)">
            <text:p/>
          </table:table-cell>
          <table:table-cell table:formula="of:=[.E246]&amp;&quot; &quot;&amp;[.F246]" office:value-type="string" office:string-value=" " calcext:value-type="string">
            <text:p><text:s/></text:p>
          </table:table-cell>
          <table:table-cell table:formula="of:=MID([.G246];7;4)&amp;&quot;-&quot;&amp;MID([.G246];1;2)&amp;&quot;-&quot;&amp;MID([.G246];4;2)" office:value-type="string" office:string-value="--" calcext:value-type="string">
            <text:p>--</text:p>
          </table:table-cell>
          <table:table-cell table:formula="of:=IF(LEN([.V246])=0;[.V247];[.V246])">
            <text:p/>
          </table:table-cell>
          <table:table-cell table:formula="of:=IF(LEN([.Y246])=0;[.Y247];[.Y246])">
            <text:p/>
          </table:table-cell>
          <table:table-cell table:formula="of:=IF(LEN([.Z246])=0;[.Z247];[.Z246])">
            <text:p/>
          </table:table-cell>
          <table:table-cell table:formula="of:=IF(LEN([.AA246])=0;[.AA247];[.AA246])">
            <text:p/>
          </table:table-cell>
          <table:table-cell table:formula="of:=IF(LEN([.I246])&gt;0;[.I24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6]=1;[.H247];IF([.H247]=[.L246];[.L246];&quot;X&quot;))" office:value-type="float" office:value="0" calcext:value-type="float">
            <text:p>0</text:p>
          </table:table-cell>
          <table:table-cell table:formula="of:=IF([.A247]=[.A248];0;1)" office:value-type="float" office:value="0" calcext:value-type="float">
            <text:p>0</text:p>
          </table:table-cell>
          <table:table-cell table:formula="of:=DATE(MID([.G247];7;4);MID([.G247];1;2);MID([.G247];4;2))" office:value-type="string" office:string-value="" calcext:value-type="error">
            <text:p>#VALUE!</text:p>
          </table:table-cell>
          <table:table-cell table:formula="of:=ORG.OPENOFFICE.YEARS([.N247];[.$N$1];0)" office:value-type="string" office:string-value="" calcext:value-type="error">
            <text:p>#VALUE!</text:p>
          </table:table-cell>
          <table:table-cell table:formula="of:=IF([.A247]=[.A246];MIN([.O247];[.P246]);[.O247])" office:value-type="string" office:string-value="" calcext:value-type="error">
            <text:p>#VALUE!</text:p>
          </table:table-cell>
          <table:table-cell table:formula="of:=IF([.A247]=[.A246];MAX([.O247];[.Q246]);[.P247])" office:value-type="string" office:string-value="" calcext:value-type="error">
            <text:p>#VALUE!</text:p>
          </table:table-cell>
          <table:table-cell table:formula="of:=IF(AND([.Q247]&gt;=0;[.Q247]&lt;[.$R$1]);&quot;J&quot;;&quot;&quot;)" office:value-type="string" office:string-value="" calcext:value-type="error">
            <text:p>#VALUE!</text:p>
          </table:table-cell>
          <table:table-cell table:formula="of:=IF([.P247]&gt;=[.$S$1];&quot;V&quot;;&quot;&quot;)" office:value-type="string" office:string-value="" calcext:value-type="error">
            <text:p>#VALUE!</text:p>
          </table:table-cell>
          <table:table-cell table:formula="of:=IF([.P247]&gt;=[.$T$1];&quot;SV&quot;;&quot;&quot;)" office:value-type="string" office:string-value="" calcext:value-type="error">
            <text:p>#VALUE!</text:p>
          </table:table-cell>
          <table:table-cell table:formula="of:=IF([.P247]&gt;=[.$U$1];&quot;UV&quot;;&quot;&quot;)" office:value-type="string" office:string-value="" calcext:value-type="error">
            <text:p>#VALUE!</text:p>
          </table:table-cell>
          <table:table-cell table:formula="of:=IF([.M247]=1;[.L247]&amp;&quot;O&quot;&amp;IF(LEN([.R247])&gt;0;&quot;,&quot;&amp;[.L247]&amp;[.R247];&quot;&quot;)&amp;IF(LEN([.S247])&gt;0;&quot;,&quot;&amp;[.L247]&amp;[.S247];&quot;&quot;)&amp;IF(LEN([.T247])&gt;0;&quot;,&quot;&amp;[.L247]&amp;[.T247];&quot;&quot;)&amp;IF(LEN([.U247])&gt;0;&quot;,&quot;&amp;[.L247]&amp;[.U247];&quot;&quot;)&amp;IF(LEN([.C247])&gt;0;&quot;,&quot;&amp;[.C247];&quot;&quot;);&quot;&quot;)">
            <text:p/>
          </table:table-cell>
          <table:table-cell table:formula="of:=[.E247]&amp;&quot; &quot;&amp;[.F247]" office:value-type="string" office:string-value=" " calcext:value-type="string">
            <text:p><text:s/></text:p>
          </table:table-cell>
          <table:table-cell table:formula="of:=MID([.G247];7;4)&amp;&quot;-&quot;&amp;MID([.G247];1;2)&amp;&quot;-&quot;&amp;MID([.G247];4;2)" office:value-type="string" office:string-value="--" calcext:value-type="string">
            <text:p>--</text:p>
          </table:table-cell>
          <table:table-cell table:formula="of:=IF(LEN([.V247])=0;[.V248];[.V247])">
            <text:p/>
          </table:table-cell>
          <table:table-cell table:formula="of:=IF(LEN([.Y247])=0;[.Y248];[.Y247])">
            <text:p/>
          </table:table-cell>
          <table:table-cell table:formula="of:=IF(LEN([.Z247])=0;[.Z248];[.Z247])">
            <text:p/>
          </table:table-cell>
          <table:table-cell table:formula="of:=IF(LEN([.AA247])=0;[.AA248];[.AA247])">
            <text:p/>
          </table:table-cell>
          <table:table-cell table:formula="of:=IF(LEN([.I247])&gt;0;[.I24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7]=1;[.H248];IF([.H248]=[.L247];[.L247];&quot;X&quot;))" office:value-type="float" office:value="0" calcext:value-type="float">
            <text:p>0</text:p>
          </table:table-cell>
          <table:table-cell table:formula="of:=IF([.A248]=[.A249];0;1)" office:value-type="float" office:value="0" calcext:value-type="float">
            <text:p>0</text:p>
          </table:table-cell>
          <table:table-cell table:formula="of:=DATE(MID([.G248];7;4);MID([.G248];1;2);MID([.G248];4;2))" office:value-type="string" office:string-value="" calcext:value-type="error">
            <text:p>#VALUE!</text:p>
          </table:table-cell>
          <table:table-cell table:formula="of:=ORG.OPENOFFICE.YEARS([.N248];[.$N$1];0)" office:value-type="string" office:string-value="" calcext:value-type="error">
            <text:p>#VALUE!</text:p>
          </table:table-cell>
          <table:table-cell table:formula="of:=IF([.A248]=[.A247];MIN([.O248];[.P247]);[.O248])" office:value-type="string" office:string-value="" calcext:value-type="error">
            <text:p>#VALUE!</text:p>
          </table:table-cell>
          <table:table-cell table:formula="of:=IF([.A248]=[.A247];MAX([.O248];[.Q247]);[.P248])" office:value-type="string" office:string-value="" calcext:value-type="error">
            <text:p>#VALUE!</text:p>
          </table:table-cell>
          <table:table-cell table:formula="of:=IF(AND([.Q248]&gt;=0;[.Q248]&lt;[.$R$1]);&quot;J&quot;;&quot;&quot;)" office:value-type="string" office:string-value="" calcext:value-type="error">
            <text:p>#VALUE!</text:p>
          </table:table-cell>
          <table:table-cell table:formula="of:=IF([.P248]&gt;=[.$S$1];&quot;V&quot;;&quot;&quot;)" office:value-type="string" office:string-value="" calcext:value-type="error">
            <text:p>#VALUE!</text:p>
          </table:table-cell>
          <table:table-cell table:formula="of:=IF([.P248]&gt;=[.$T$1];&quot;SV&quot;;&quot;&quot;)" office:value-type="string" office:string-value="" calcext:value-type="error">
            <text:p>#VALUE!</text:p>
          </table:table-cell>
          <table:table-cell table:formula="of:=IF([.P248]&gt;=[.$U$1];&quot;UV&quot;;&quot;&quot;)" office:value-type="string" office:string-value="" calcext:value-type="error">
            <text:p>#VALUE!</text:p>
          </table:table-cell>
          <table:table-cell table:formula="of:=IF([.M248]=1;[.L248]&amp;&quot;O&quot;&amp;IF(LEN([.R248])&gt;0;&quot;,&quot;&amp;[.L248]&amp;[.R248];&quot;&quot;)&amp;IF(LEN([.S248])&gt;0;&quot;,&quot;&amp;[.L248]&amp;[.S248];&quot;&quot;)&amp;IF(LEN([.T248])&gt;0;&quot;,&quot;&amp;[.L248]&amp;[.T248];&quot;&quot;)&amp;IF(LEN([.U248])&gt;0;&quot;,&quot;&amp;[.L248]&amp;[.U248];&quot;&quot;)&amp;IF(LEN([.C248])&gt;0;&quot;,&quot;&amp;[.C248];&quot;&quot;);&quot;&quot;)">
            <text:p/>
          </table:table-cell>
          <table:table-cell table:formula="of:=[.E248]&amp;&quot; &quot;&amp;[.F248]" office:value-type="string" office:string-value=" " calcext:value-type="string">
            <text:p><text:s/></text:p>
          </table:table-cell>
          <table:table-cell table:formula="of:=MID([.G248];7;4)&amp;&quot;-&quot;&amp;MID([.G248];1;2)&amp;&quot;-&quot;&amp;MID([.G248];4;2)" office:value-type="string" office:string-value="--" calcext:value-type="string">
            <text:p>--</text:p>
          </table:table-cell>
          <table:table-cell table:formula="of:=IF(LEN([.V248])=0;[.V249];[.V248])">
            <text:p/>
          </table:table-cell>
          <table:table-cell table:formula="of:=IF(LEN([.Y248])=0;[.Y249];[.Y248])">
            <text:p/>
          </table:table-cell>
          <table:table-cell table:formula="of:=IF(LEN([.Z248])=0;[.Z249];[.Z248])">
            <text:p/>
          </table:table-cell>
          <table:table-cell table:formula="of:=IF(LEN([.AA248])=0;[.AA249];[.AA248])">
            <text:p/>
          </table:table-cell>
          <table:table-cell table:formula="of:=IF(LEN([.I248])&gt;0;[.I24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8]=1;[.H249];IF([.H249]=[.L248];[.L248];&quot;X&quot;))" office:value-type="float" office:value="0" calcext:value-type="float">
            <text:p>0</text:p>
          </table:table-cell>
          <table:table-cell table:formula="of:=IF([.A249]=[.A250];0;1)" office:value-type="float" office:value="0" calcext:value-type="float">
            <text:p>0</text:p>
          </table:table-cell>
          <table:table-cell table:formula="of:=DATE(MID([.G249];7;4);MID([.G249];1;2);MID([.G249];4;2))" office:value-type="string" office:string-value="" calcext:value-type="error">
            <text:p>#VALUE!</text:p>
          </table:table-cell>
          <table:table-cell table:formula="of:=ORG.OPENOFFICE.YEARS([.N249];[.$N$1];0)" office:value-type="string" office:string-value="" calcext:value-type="error">
            <text:p>#VALUE!</text:p>
          </table:table-cell>
          <table:table-cell table:formula="of:=IF([.A249]=[.A248];MIN([.O249];[.P248]);[.O249])" office:value-type="string" office:string-value="" calcext:value-type="error">
            <text:p>#VALUE!</text:p>
          </table:table-cell>
          <table:table-cell table:formula="of:=IF([.A249]=[.A248];MAX([.O249];[.Q248]);[.P249])" office:value-type="string" office:string-value="" calcext:value-type="error">
            <text:p>#VALUE!</text:p>
          </table:table-cell>
          <table:table-cell table:formula="of:=IF(AND([.Q249]&gt;=0;[.Q249]&lt;[.$R$1]);&quot;J&quot;;&quot;&quot;)" office:value-type="string" office:string-value="" calcext:value-type="error">
            <text:p>#VALUE!</text:p>
          </table:table-cell>
          <table:table-cell table:formula="of:=IF([.P249]&gt;=[.$S$1];&quot;V&quot;;&quot;&quot;)" office:value-type="string" office:string-value="" calcext:value-type="error">
            <text:p>#VALUE!</text:p>
          </table:table-cell>
          <table:table-cell table:formula="of:=IF([.P249]&gt;=[.$T$1];&quot;SV&quot;;&quot;&quot;)" office:value-type="string" office:string-value="" calcext:value-type="error">
            <text:p>#VALUE!</text:p>
          </table:table-cell>
          <table:table-cell table:formula="of:=IF([.P249]&gt;=[.$U$1];&quot;UV&quot;;&quot;&quot;)" office:value-type="string" office:string-value="" calcext:value-type="error">
            <text:p>#VALUE!</text:p>
          </table:table-cell>
          <table:table-cell table:formula="of:=IF([.M249]=1;[.L249]&amp;&quot;O&quot;&amp;IF(LEN([.R249])&gt;0;&quot;,&quot;&amp;[.L249]&amp;[.R249];&quot;&quot;)&amp;IF(LEN([.S249])&gt;0;&quot;,&quot;&amp;[.L249]&amp;[.S249];&quot;&quot;)&amp;IF(LEN([.T249])&gt;0;&quot;,&quot;&amp;[.L249]&amp;[.T249];&quot;&quot;)&amp;IF(LEN([.U249])&gt;0;&quot;,&quot;&amp;[.L249]&amp;[.U249];&quot;&quot;)&amp;IF(LEN([.C249])&gt;0;&quot;,&quot;&amp;[.C249];&quot;&quot;);&quot;&quot;)">
            <text:p/>
          </table:table-cell>
          <table:table-cell table:formula="of:=[.E249]&amp;&quot; &quot;&amp;[.F249]" office:value-type="string" office:string-value=" " calcext:value-type="string">
            <text:p><text:s/></text:p>
          </table:table-cell>
          <table:table-cell table:formula="of:=MID([.G249];7;4)&amp;&quot;-&quot;&amp;MID([.G249];1;2)&amp;&quot;-&quot;&amp;MID([.G249];4;2)" office:value-type="string" office:string-value="--" calcext:value-type="string">
            <text:p>--</text:p>
          </table:table-cell>
          <table:table-cell table:formula="of:=IF(LEN([.V249])=0;[.V250];[.V249])">
            <text:p/>
          </table:table-cell>
          <table:table-cell table:formula="of:=IF(LEN([.Y249])=0;[.Y250];[.Y249])">
            <text:p/>
          </table:table-cell>
          <table:table-cell table:formula="of:=IF(LEN([.Z249])=0;[.Z250];[.Z249])">
            <text:p/>
          </table:table-cell>
          <table:table-cell table:formula="of:=IF(LEN([.AA249])=0;[.AA250];[.AA249])">
            <text:p/>
          </table:table-cell>
          <table:table-cell table:formula="of:=IF(LEN([.I249])&gt;0;[.I24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49]=1;[.H250];IF([.H250]=[.L249];[.L249];&quot;X&quot;))" office:value-type="float" office:value="0" calcext:value-type="float">
            <text:p>0</text:p>
          </table:table-cell>
          <table:table-cell table:formula="of:=IF([.A250]=[.A251];0;1)" office:value-type="float" office:value="0" calcext:value-type="float">
            <text:p>0</text:p>
          </table:table-cell>
          <table:table-cell table:formula="of:=DATE(MID([.G250];7;4);MID([.G250];1;2);MID([.G250];4;2))" office:value-type="string" office:string-value="" calcext:value-type="error">
            <text:p>#VALUE!</text:p>
          </table:table-cell>
          <table:table-cell table:formula="of:=ORG.OPENOFFICE.YEARS([.N250];[.$N$1];0)" office:value-type="string" office:string-value="" calcext:value-type="error">
            <text:p>#VALUE!</text:p>
          </table:table-cell>
          <table:table-cell table:formula="of:=IF([.A250]=[.A249];MIN([.O250];[.P249]);[.O250])" office:value-type="string" office:string-value="" calcext:value-type="error">
            <text:p>#VALUE!</text:p>
          </table:table-cell>
          <table:table-cell table:formula="of:=IF([.A250]=[.A249];MAX([.O250];[.Q249]);[.P250])" office:value-type="string" office:string-value="" calcext:value-type="error">
            <text:p>#VALUE!</text:p>
          </table:table-cell>
          <table:table-cell table:formula="of:=IF(AND([.Q250]&gt;=0;[.Q250]&lt;[.$R$1]);&quot;J&quot;;&quot;&quot;)" office:value-type="string" office:string-value="" calcext:value-type="error">
            <text:p>#VALUE!</text:p>
          </table:table-cell>
          <table:table-cell table:formula="of:=IF([.P250]&gt;=[.$S$1];&quot;V&quot;;&quot;&quot;)" office:value-type="string" office:string-value="" calcext:value-type="error">
            <text:p>#VALUE!</text:p>
          </table:table-cell>
          <table:table-cell table:formula="of:=IF([.P250]&gt;=[.$T$1];&quot;SV&quot;;&quot;&quot;)" office:value-type="string" office:string-value="" calcext:value-type="error">
            <text:p>#VALUE!</text:p>
          </table:table-cell>
          <table:table-cell table:formula="of:=IF([.P250]&gt;=[.$U$1];&quot;UV&quot;;&quot;&quot;)" office:value-type="string" office:string-value="" calcext:value-type="error">
            <text:p>#VALUE!</text:p>
          </table:table-cell>
          <table:table-cell table:formula="of:=IF([.M250]=1;[.L250]&amp;&quot;O&quot;&amp;IF(LEN([.R250])&gt;0;&quot;,&quot;&amp;[.L250]&amp;[.R250];&quot;&quot;)&amp;IF(LEN([.S250])&gt;0;&quot;,&quot;&amp;[.L250]&amp;[.S250];&quot;&quot;)&amp;IF(LEN([.T250])&gt;0;&quot;,&quot;&amp;[.L250]&amp;[.T250];&quot;&quot;)&amp;IF(LEN([.U250])&gt;0;&quot;,&quot;&amp;[.L250]&amp;[.U250];&quot;&quot;)&amp;IF(LEN([.C250])&gt;0;&quot;,&quot;&amp;[.C250];&quot;&quot;);&quot;&quot;)">
            <text:p/>
          </table:table-cell>
          <table:table-cell table:formula="of:=[.E250]&amp;&quot; &quot;&amp;[.F250]" office:value-type="string" office:string-value=" " calcext:value-type="string">
            <text:p><text:s/></text:p>
          </table:table-cell>
          <table:table-cell table:formula="of:=MID([.G250];7;4)&amp;&quot;-&quot;&amp;MID([.G250];1;2)&amp;&quot;-&quot;&amp;MID([.G250];4;2)" office:value-type="string" office:string-value="--" calcext:value-type="string">
            <text:p>--</text:p>
          </table:table-cell>
          <table:table-cell table:formula="of:=IF(LEN([.V250])=0;[.V251];[.V250])">
            <text:p/>
          </table:table-cell>
          <table:table-cell table:formula="of:=IF(LEN([.Y250])=0;[.Y251];[.Y250])">
            <text:p/>
          </table:table-cell>
          <table:table-cell table:formula="of:=IF(LEN([.Z250])=0;[.Z251];[.Z250])">
            <text:p/>
          </table:table-cell>
          <table:table-cell table:formula="of:=IF(LEN([.AA250])=0;[.AA251];[.AA250])">
            <text:p/>
          </table:table-cell>
          <table:table-cell table:formula="of:=IF(LEN([.I250])&gt;0;[.I25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0]=1;[.H251];IF([.H251]=[.L250];[.L250];&quot;X&quot;))" office:value-type="float" office:value="0" calcext:value-type="float">
            <text:p>0</text:p>
          </table:table-cell>
          <table:table-cell table:formula="of:=IF([.A251]=[.A252];0;1)" office:value-type="float" office:value="0" calcext:value-type="float">
            <text:p>0</text:p>
          </table:table-cell>
          <table:table-cell table:formula="of:=DATE(MID([.G251];7;4);MID([.G251];1;2);MID([.G251];4;2))" office:value-type="string" office:string-value="" calcext:value-type="error">
            <text:p>#VALUE!</text:p>
          </table:table-cell>
          <table:table-cell table:formula="of:=ORG.OPENOFFICE.YEARS([.N251];[.$N$1];0)" office:value-type="string" office:string-value="" calcext:value-type="error">
            <text:p>#VALUE!</text:p>
          </table:table-cell>
          <table:table-cell table:formula="of:=IF([.A251]=[.A250];MIN([.O251];[.P250]);[.O251])" office:value-type="string" office:string-value="" calcext:value-type="error">
            <text:p>#VALUE!</text:p>
          </table:table-cell>
          <table:table-cell table:formula="of:=IF([.A251]=[.A250];MAX([.O251];[.Q250]);[.P251])" office:value-type="string" office:string-value="" calcext:value-type="error">
            <text:p>#VALUE!</text:p>
          </table:table-cell>
          <table:table-cell table:formula="of:=IF(AND([.Q251]&gt;=0;[.Q251]&lt;[.$R$1]);&quot;J&quot;;&quot;&quot;)" office:value-type="string" office:string-value="" calcext:value-type="error">
            <text:p>#VALUE!</text:p>
          </table:table-cell>
          <table:table-cell table:formula="of:=IF([.P251]&gt;=[.$S$1];&quot;V&quot;;&quot;&quot;)" office:value-type="string" office:string-value="" calcext:value-type="error">
            <text:p>#VALUE!</text:p>
          </table:table-cell>
          <table:table-cell table:formula="of:=IF([.P251]&gt;=[.$T$1];&quot;SV&quot;;&quot;&quot;)" office:value-type="string" office:string-value="" calcext:value-type="error">
            <text:p>#VALUE!</text:p>
          </table:table-cell>
          <table:table-cell table:formula="of:=IF([.P251]&gt;=[.$U$1];&quot;UV&quot;;&quot;&quot;)" office:value-type="string" office:string-value="" calcext:value-type="error">
            <text:p>#VALUE!</text:p>
          </table:table-cell>
          <table:table-cell table:formula="of:=IF([.M251]=1;[.L251]&amp;&quot;O&quot;&amp;IF(LEN([.R251])&gt;0;&quot;,&quot;&amp;[.L251]&amp;[.R251];&quot;&quot;)&amp;IF(LEN([.S251])&gt;0;&quot;,&quot;&amp;[.L251]&amp;[.S251];&quot;&quot;)&amp;IF(LEN([.T251])&gt;0;&quot;,&quot;&amp;[.L251]&amp;[.T251];&quot;&quot;)&amp;IF(LEN([.U251])&gt;0;&quot;,&quot;&amp;[.L251]&amp;[.U251];&quot;&quot;)&amp;IF(LEN([.C251])&gt;0;&quot;,&quot;&amp;[.C251];&quot;&quot;);&quot;&quot;)">
            <text:p/>
          </table:table-cell>
          <table:table-cell table:formula="of:=[.E251]&amp;&quot; &quot;&amp;[.F251]" office:value-type="string" office:string-value=" " calcext:value-type="string">
            <text:p><text:s/></text:p>
          </table:table-cell>
          <table:table-cell table:formula="of:=MID([.G251];7;4)&amp;&quot;-&quot;&amp;MID([.G251];1;2)&amp;&quot;-&quot;&amp;MID([.G251];4;2)" office:value-type="string" office:string-value="--" calcext:value-type="string">
            <text:p>--</text:p>
          </table:table-cell>
          <table:table-cell table:formula="of:=IF(LEN([.V251])=0;[.V252];[.V251])">
            <text:p/>
          </table:table-cell>
          <table:table-cell table:formula="of:=IF(LEN([.Y251])=0;[.Y252];[.Y251])">
            <text:p/>
          </table:table-cell>
          <table:table-cell table:formula="of:=IF(LEN([.Z251])=0;[.Z252];[.Z251])">
            <text:p/>
          </table:table-cell>
          <table:table-cell table:formula="of:=IF(LEN([.AA251])=0;[.AA252];[.AA251])">
            <text:p/>
          </table:table-cell>
          <table:table-cell table:formula="of:=IF(LEN([.I251])&gt;0;[.I25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1]=1;[.H252];IF([.H252]=[.L251];[.L251];&quot;X&quot;))" office:value-type="float" office:value="0" calcext:value-type="float">
            <text:p>0</text:p>
          </table:table-cell>
          <table:table-cell table:formula="of:=IF([.A252]=[.A253];0;1)" office:value-type="float" office:value="0" calcext:value-type="float">
            <text:p>0</text:p>
          </table:table-cell>
          <table:table-cell table:formula="of:=DATE(MID([.G252];7;4);MID([.G252];1;2);MID([.G252];4;2))" office:value-type="string" office:string-value="" calcext:value-type="error">
            <text:p>#VALUE!</text:p>
          </table:table-cell>
          <table:table-cell table:formula="of:=ORG.OPENOFFICE.YEARS([.N252];[.$N$1];0)" office:value-type="string" office:string-value="" calcext:value-type="error">
            <text:p>#VALUE!</text:p>
          </table:table-cell>
          <table:table-cell table:formula="of:=IF([.A252]=[.A251];MIN([.O252];[.P251]);[.O252])" office:value-type="string" office:string-value="" calcext:value-type="error">
            <text:p>#VALUE!</text:p>
          </table:table-cell>
          <table:table-cell table:formula="of:=IF([.A252]=[.A251];MAX([.O252];[.Q251]);[.P252])" office:value-type="string" office:string-value="" calcext:value-type="error">
            <text:p>#VALUE!</text:p>
          </table:table-cell>
          <table:table-cell table:formula="of:=IF(AND([.Q252]&gt;=0;[.Q252]&lt;[.$R$1]);&quot;J&quot;;&quot;&quot;)" office:value-type="string" office:string-value="" calcext:value-type="error">
            <text:p>#VALUE!</text:p>
          </table:table-cell>
          <table:table-cell table:formula="of:=IF([.P252]&gt;=[.$S$1];&quot;V&quot;;&quot;&quot;)" office:value-type="string" office:string-value="" calcext:value-type="error">
            <text:p>#VALUE!</text:p>
          </table:table-cell>
          <table:table-cell table:formula="of:=IF([.P252]&gt;=[.$T$1];&quot;SV&quot;;&quot;&quot;)" office:value-type="string" office:string-value="" calcext:value-type="error">
            <text:p>#VALUE!</text:p>
          </table:table-cell>
          <table:table-cell table:formula="of:=IF([.P252]&gt;=[.$U$1];&quot;UV&quot;;&quot;&quot;)" office:value-type="string" office:string-value="" calcext:value-type="error">
            <text:p>#VALUE!</text:p>
          </table:table-cell>
          <table:table-cell table:formula="of:=IF([.M252]=1;[.L252]&amp;&quot;O&quot;&amp;IF(LEN([.R252])&gt;0;&quot;,&quot;&amp;[.L252]&amp;[.R252];&quot;&quot;)&amp;IF(LEN([.S252])&gt;0;&quot;,&quot;&amp;[.L252]&amp;[.S252];&quot;&quot;)&amp;IF(LEN([.T252])&gt;0;&quot;,&quot;&amp;[.L252]&amp;[.T252];&quot;&quot;)&amp;IF(LEN([.U252])&gt;0;&quot;,&quot;&amp;[.L252]&amp;[.U252];&quot;&quot;)&amp;IF(LEN([.C252])&gt;0;&quot;,&quot;&amp;[.C252];&quot;&quot;);&quot;&quot;)">
            <text:p/>
          </table:table-cell>
          <table:table-cell table:formula="of:=[.E252]&amp;&quot; &quot;&amp;[.F252]" office:value-type="string" office:string-value=" " calcext:value-type="string">
            <text:p><text:s/></text:p>
          </table:table-cell>
          <table:table-cell table:formula="of:=MID([.G252];7;4)&amp;&quot;-&quot;&amp;MID([.G252];1;2)&amp;&quot;-&quot;&amp;MID([.G252];4;2)" office:value-type="string" office:string-value="--" calcext:value-type="string">
            <text:p>--</text:p>
          </table:table-cell>
          <table:table-cell table:formula="of:=IF(LEN([.V252])=0;[.V253];[.V252])">
            <text:p/>
          </table:table-cell>
          <table:table-cell table:formula="of:=IF(LEN([.Y252])=0;[.Y253];[.Y252])">
            <text:p/>
          </table:table-cell>
          <table:table-cell table:formula="of:=IF(LEN([.Z252])=0;[.Z253];[.Z252])">
            <text:p/>
          </table:table-cell>
          <table:table-cell table:formula="of:=IF(LEN([.AA252])=0;[.AA253];[.AA252])">
            <text:p/>
          </table:table-cell>
          <table:table-cell table:formula="of:=IF(LEN([.I252])&gt;0;[.I25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2]=1;[.H253];IF([.H253]=[.L252];[.L252];&quot;X&quot;))" office:value-type="float" office:value="0" calcext:value-type="float">
            <text:p>0</text:p>
          </table:table-cell>
          <table:table-cell table:formula="of:=IF([.A253]=[.A254];0;1)" office:value-type="float" office:value="0" calcext:value-type="float">
            <text:p>0</text:p>
          </table:table-cell>
          <table:table-cell table:formula="of:=DATE(MID([.G253];7;4);MID([.G253];1;2);MID([.G253];4;2))" office:value-type="string" office:string-value="" calcext:value-type="error">
            <text:p>#VALUE!</text:p>
          </table:table-cell>
          <table:table-cell table:formula="of:=ORG.OPENOFFICE.YEARS([.N253];[.$N$1];0)" office:value-type="string" office:string-value="" calcext:value-type="error">
            <text:p>#VALUE!</text:p>
          </table:table-cell>
          <table:table-cell table:formula="of:=IF([.A253]=[.A252];MIN([.O253];[.P252]);[.O253])" office:value-type="string" office:string-value="" calcext:value-type="error">
            <text:p>#VALUE!</text:p>
          </table:table-cell>
          <table:table-cell table:formula="of:=IF([.A253]=[.A252];MAX([.O253];[.Q252]);[.P253])" office:value-type="string" office:string-value="" calcext:value-type="error">
            <text:p>#VALUE!</text:p>
          </table:table-cell>
          <table:table-cell table:formula="of:=IF(AND([.Q253]&gt;=0;[.Q253]&lt;[.$R$1]);&quot;J&quot;;&quot;&quot;)" office:value-type="string" office:string-value="" calcext:value-type="error">
            <text:p>#VALUE!</text:p>
          </table:table-cell>
          <table:table-cell table:formula="of:=IF([.P253]&gt;=[.$S$1];&quot;V&quot;;&quot;&quot;)" office:value-type="string" office:string-value="" calcext:value-type="error">
            <text:p>#VALUE!</text:p>
          </table:table-cell>
          <table:table-cell table:formula="of:=IF([.P253]&gt;=[.$T$1];&quot;SV&quot;;&quot;&quot;)" office:value-type="string" office:string-value="" calcext:value-type="error">
            <text:p>#VALUE!</text:p>
          </table:table-cell>
          <table:table-cell table:formula="of:=IF([.P253]&gt;=[.$U$1];&quot;UV&quot;;&quot;&quot;)" office:value-type="string" office:string-value="" calcext:value-type="error">
            <text:p>#VALUE!</text:p>
          </table:table-cell>
          <table:table-cell table:formula="of:=IF([.M253]=1;[.L253]&amp;&quot;O&quot;&amp;IF(LEN([.R253])&gt;0;&quot;,&quot;&amp;[.L253]&amp;[.R253];&quot;&quot;)&amp;IF(LEN([.S253])&gt;0;&quot;,&quot;&amp;[.L253]&amp;[.S253];&quot;&quot;)&amp;IF(LEN([.T253])&gt;0;&quot;,&quot;&amp;[.L253]&amp;[.T253];&quot;&quot;)&amp;IF(LEN([.U253])&gt;0;&quot;,&quot;&amp;[.L253]&amp;[.U253];&quot;&quot;)&amp;IF(LEN([.C253])&gt;0;&quot;,&quot;&amp;[.C253];&quot;&quot;);&quot;&quot;)">
            <text:p/>
          </table:table-cell>
          <table:table-cell table:formula="of:=[.E253]&amp;&quot; &quot;&amp;[.F253]" office:value-type="string" office:string-value=" " calcext:value-type="string">
            <text:p><text:s/></text:p>
          </table:table-cell>
          <table:table-cell table:formula="of:=MID([.G253];7;4)&amp;&quot;-&quot;&amp;MID([.G253];1;2)&amp;&quot;-&quot;&amp;MID([.G253];4;2)" office:value-type="string" office:string-value="--" calcext:value-type="string">
            <text:p>--</text:p>
          </table:table-cell>
          <table:table-cell table:formula="of:=IF(LEN([.V253])=0;[.V254];[.V253])">
            <text:p/>
          </table:table-cell>
          <table:table-cell table:formula="of:=IF(LEN([.Y253])=0;[.Y254];[.Y253])">
            <text:p/>
          </table:table-cell>
          <table:table-cell table:formula="of:=IF(LEN([.Z253])=0;[.Z254];[.Z253])">
            <text:p/>
          </table:table-cell>
          <table:table-cell table:formula="of:=IF(LEN([.AA253])=0;[.AA254];[.AA253])">
            <text:p/>
          </table:table-cell>
          <table:table-cell table:formula="of:=IF(LEN([.I253])&gt;0;[.I25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3]=1;[.H254];IF([.H254]=[.L253];[.L253];&quot;X&quot;))" office:value-type="float" office:value="0" calcext:value-type="float">
            <text:p>0</text:p>
          </table:table-cell>
          <table:table-cell table:formula="of:=IF([.A254]=[.A255];0;1)" office:value-type="float" office:value="0" calcext:value-type="float">
            <text:p>0</text:p>
          </table:table-cell>
          <table:table-cell table:formula="of:=DATE(MID([.G254];7;4);MID([.G254];1;2);MID([.G254];4;2))" office:value-type="string" office:string-value="" calcext:value-type="error">
            <text:p>#VALUE!</text:p>
          </table:table-cell>
          <table:table-cell table:formula="of:=ORG.OPENOFFICE.YEARS([.N254];[.$N$1];0)" office:value-type="string" office:string-value="" calcext:value-type="error">
            <text:p>#VALUE!</text:p>
          </table:table-cell>
          <table:table-cell table:formula="of:=IF([.A254]=[.A253];MIN([.O254];[.P253]);[.O254])" office:value-type="string" office:string-value="" calcext:value-type="error">
            <text:p>#VALUE!</text:p>
          </table:table-cell>
          <table:table-cell table:formula="of:=IF([.A254]=[.A253];MAX([.O254];[.Q253]);[.P254])" office:value-type="string" office:string-value="" calcext:value-type="error">
            <text:p>#VALUE!</text:p>
          </table:table-cell>
          <table:table-cell table:formula="of:=IF(AND([.Q254]&gt;=0;[.Q254]&lt;[.$R$1]);&quot;J&quot;;&quot;&quot;)" office:value-type="string" office:string-value="" calcext:value-type="error">
            <text:p>#VALUE!</text:p>
          </table:table-cell>
          <table:table-cell table:formula="of:=IF([.P254]&gt;=[.$S$1];&quot;V&quot;;&quot;&quot;)" office:value-type="string" office:string-value="" calcext:value-type="error">
            <text:p>#VALUE!</text:p>
          </table:table-cell>
          <table:table-cell table:formula="of:=IF([.P254]&gt;=[.$T$1];&quot;SV&quot;;&quot;&quot;)" office:value-type="string" office:string-value="" calcext:value-type="error">
            <text:p>#VALUE!</text:p>
          </table:table-cell>
          <table:table-cell table:formula="of:=IF([.P254]&gt;=[.$U$1];&quot;UV&quot;;&quot;&quot;)" office:value-type="string" office:string-value="" calcext:value-type="error">
            <text:p>#VALUE!</text:p>
          </table:table-cell>
          <table:table-cell table:formula="of:=IF([.M254]=1;[.L254]&amp;&quot;O&quot;&amp;IF(LEN([.R254])&gt;0;&quot;,&quot;&amp;[.L254]&amp;[.R254];&quot;&quot;)&amp;IF(LEN([.S254])&gt;0;&quot;,&quot;&amp;[.L254]&amp;[.S254];&quot;&quot;)&amp;IF(LEN([.T254])&gt;0;&quot;,&quot;&amp;[.L254]&amp;[.T254];&quot;&quot;)&amp;IF(LEN([.U254])&gt;0;&quot;,&quot;&amp;[.L254]&amp;[.U254];&quot;&quot;)&amp;IF(LEN([.C254])&gt;0;&quot;,&quot;&amp;[.C254];&quot;&quot;);&quot;&quot;)">
            <text:p/>
          </table:table-cell>
          <table:table-cell table:formula="of:=[.E254]&amp;&quot; &quot;&amp;[.F254]" office:value-type="string" office:string-value=" " calcext:value-type="string">
            <text:p><text:s/></text:p>
          </table:table-cell>
          <table:table-cell table:formula="of:=MID([.G254];7;4)&amp;&quot;-&quot;&amp;MID([.G254];1;2)&amp;&quot;-&quot;&amp;MID([.G254];4;2)" office:value-type="string" office:string-value="--" calcext:value-type="string">
            <text:p>--</text:p>
          </table:table-cell>
          <table:table-cell table:formula="of:=IF(LEN([.V254])=0;[.V255];[.V254])">
            <text:p/>
          </table:table-cell>
          <table:table-cell table:formula="of:=IF(LEN([.Y254])=0;[.Y255];[.Y254])">
            <text:p/>
          </table:table-cell>
          <table:table-cell table:formula="of:=IF(LEN([.Z254])=0;[.Z255];[.Z254])">
            <text:p/>
          </table:table-cell>
          <table:table-cell table:formula="of:=IF(LEN([.AA254])=0;[.AA255];[.AA254])">
            <text:p/>
          </table:table-cell>
          <table:table-cell table:formula="of:=IF(LEN([.I254])&gt;0;[.I25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4]=1;[.H255];IF([.H255]=[.L254];[.L254];&quot;X&quot;))" office:value-type="float" office:value="0" calcext:value-type="float">
            <text:p>0</text:p>
          </table:table-cell>
          <table:table-cell table:formula="of:=IF([.A255]=[.A256];0;1)" office:value-type="float" office:value="0" calcext:value-type="float">
            <text:p>0</text:p>
          </table:table-cell>
          <table:table-cell table:formula="of:=DATE(MID([.G255];7;4);MID([.G255];1;2);MID([.G255];4;2))" office:value-type="string" office:string-value="" calcext:value-type="error">
            <text:p>#VALUE!</text:p>
          </table:table-cell>
          <table:table-cell table:formula="of:=ORG.OPENOFFICE.YEARS([.N255];[.$N$1];0)" office:value-type="string" office:string-value="" calcext:value-type="error">
            <text:p>#VALUE!</text:p>
          </table:table-cell>
          <table:table-cell table:formula="of:=IF([.A255]=[.A254];MIN([.O255];[.P254]);[.O255])" office:value-type="string" office:string-value="" calcext:value-type="error">
            <text:p>#VALUE!</text:p>
          </table:table-cell>
          <table:table-cell table:formula="of:=IF([.A255]=[.A254];MAX([.O255];[.Q254]);[.P255])" office:value-type="string" office:string-value="" calcext:value-type="error">
            <text:p>#VALUE!</text:p>
          </table:table-cell>
          <table:table-cell table:formula="of:=IF(AND([.Q255]&gt;=0;[.Q255]&lt;[.$R$1]);&quot;J&quot;;&quot;&quot;)" office:value-type="string" office:string-value="" calcext:value-type="error">
            <text:p>#VALUE!</text:p>
          </table:table-cell>
          <table:table-cell table:formula="of:=IF([.P255]&gt;=[.$S$1];&quot;V&quot;;&quot;&quot;)" office:value-type="string" office:string-value="" calcext:value-type="error">
            <text:p>#VALUE!</text:p>
          </table:table-cell>
          <table:table-cell table:formula="of:=IF([.P255]&gt;=[.$T$1];&quot;SV&quot;;&quot;&quot;)" office:value-type="string" office:string-value="" calcext:value-type="error">
            <text:p>#VALUE!</text:p>
          </table:table-cell>
          <table:table-cell table:formula="of:=IF([.P255]&gt;=[.$U$1];&quot;UV&quot;;&quot;&quot;)" office:value-type="string" office:string-value="" calcext:value-type="error">
            <text:p>#VALUE!</text:p>
          </table:table-cell>
          <table:table-cell table:formula="of:=IF([.M255]=1;[.L255]&amp;&quot;O&quot;&amp;IF(LEN([.R255])&gt;0;&quot;,&quot;&amp;[.L255]&amp;[.R255];&quot;&quot;)&amp;IF(LEN([.S255])&gt;0;&quot;,&quot;&amp;[.L255]&amp;[.S255];&quot;&quot;)&amp;IF(LEN([.T255])&gt;0;&quot;,&quot;&amp;[.L255]&amp;[.T255];&quot;&quot;)&amp;IF(LEN([.U255])&gt;0;&quot;,&quot;&amp;[.L255]&amp;[.U255];&quot;&quot;)&amp;IF(LEN([.C255])&gt;0;&quot;,&quot;&amp;[.C255];&quot;&quot;);&quot;&quot;)">
            <text:p/>
          </table:table-cell>
          <table:table-cell table:formula="of:=[.E255]&amp;&quot; &quot;&amp;[.F255]" office:value-type="string" office:string-value=" " calcext:value-type="string">
            <text:p><text:s/></text:p>
          </table:table-cell>
          <table:table-cell table:formula="of:=MID([.G255];7;4)&amp;&quot;-&quot;&amp;MID([.G255];1;2)&amp;&quot;-&quot;&amp;MID([.G255];4;2)" office:value-type="string" office:string-value="--" calcext:value-type="string">
            <text:p>--</text:p>
          </table:table-cell>
          <table:table-cell table:formula="of:=IF(LEN([.V255])=0;[.V256];[.V255])">
            <text:p/>
          </table:table-cell>
          <table:table-cell table:formula="of:=IF(LEN([.Y255])=0;[.Y256];[.Y255])">
            <text:p/>
          </table:table-cell>
          <table:table-cell table:formula="of:=IF(LEN([.Z255])=0;[.Z256];[.Z255])">
            <text:p/>
          </table:table-cell>
          <table:table-cell table:formula="of:=IF(LEN([.AA255])=0;[.AA256];[.AA255])">
            <text:p/>
          </table:table-cell>
          <table:table-cell table:formula="of:=IF(LEN([.I255])&gt;0;[.I25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5]=1;[.H256];IF([.H256]=[.L255];[.L255];&quot;X&quot;))" office:value-type="float" office:value="0" calcext:value-type="float">
            <text:p>0</text:p>
          </table:table-cell>
          <table:table-cell table:formula="of:=IF([.A256]=[.A257];0;1)" office:value-type="float" office:value="0" calcext:value-type="float">
            <text:p>0</text:p>
          </table:table-cell>
          <table:table-cell table:formula="of:=DATE(MID([.G256];7;4);MID([.G256];1;2);MID([.G256];4;2))" office:value-type="string" office:string-value="" calcext:value-type="error">
            <text:p>#VALUE!</text:p>
          </table:table-cell>
          <table:table-cell table:formula="of:=ORG.OPENOFFICE.YEARS([.N256];[.$N$1];0)" office:value-type="string" office:string-value="" calcext:value-type="error">
            <text:p>#VALUE!</text:p>
          </table:table-cell>
          <table:table-cell table:formula="of:=IF([.A256]=[.A255];MIN([.O256];[.P255]);[.O256])" office:value-type="string" office:string-value="" calcext:value-type="error">
            <text:p>#VALUE!</text:p>
          </table:table-cell>
          <table:table-cell table:formula="of:=IF([.A256]=[.A255];MAX([.O256];[.Q255]);[.P256])" office:value-type="string" office:string-value="" calcext:value-type="error">
            <text:p>#VALUE!</text:p>
          </table:table-cell>
          <table:table-cell table:formula="of:=IF(AND([.Q256]&gt;=0;[.Q256]&lt;[.$R$1]);&quot;J&quot;;&quot;&quot;)" office:value-type="string" office:string-value="" calcext:value-type="error">
            <text:p>#VALUE!</text:p>
          </table:table-cell>
          <table:table-cell table:formula="of:=IF([.P256]&gt;=[.$S$1];&quot;V&quot;;&quot;&quot;)" office:value-type="string" office:string-value="" calcext:value-type="error">
            <text:p>#VALUE!</text:p>
          </table:table-cell>
          <table:table-cell table:formula="of:=IF([.P256]&gt;=[.$T$1];&quot;SV&quot;;&quot;&quot;)" office:value-type="string" office:string-value="" calcext:value-type="error">
            <text:p>#VALUE!</text:p>
          </table:table-cell>
          <table:table-cell table:formula="of:=IF([.P256]&gt;=[.$U$1];&quot;UV&quot;;&quot;&quot;)" office:value-type="string" office:string-value="" calcext:value-type="error">
            <text:p>#VALUE!</text:p>
          </table:table-cell>
          <table:table-cell table:formula="of:=IF([.M256]=1;[.L256]&amp;&quot;O&quot;&amp;IF(LEN([.R256])&gt;0;&quot;,&quot;&amp;[.L256]&amp;[.R256];&quot;&quot;)&amp;IF(LEN([.S256])&gt;0;&quot;,&quot;&amp;[.L256]&amp;[.S256];&quot;&quot;)&amp;IF(LEN([.T256])&gt;0;&quot;,&quot;&amp;[.L256]&amp;[.T256];&quot;&quot;)&amp;IF(LEN([.U256])&gt;0;&quot;,&quot;&amp;[.L256]&amp;[.U256];&quot;&quot;)&amp;IF(LEN([.C256])&gt;0;&quot;,&quot;&amp;[.C256];&quot;&quot;);&quot;&quot;)">
            <text:p/>
          </table:table-cell>
          <table:table-cell table:formula="of:=[.E256]&amp;&quot; &quot;&amp;[.F256]" office:value-type="string" office:string-value=" " calcext:value-type="string">
            <text:p><text:s/></text:p>
          </table:table-cell>
          <table:table-cell table:formula="of:=MID([.G256];7;4)&amp;&quot;-&quot;&amp;MID([.G256];1;2)&amp;&quot;-&quot;&amp;MID([.G256];4;2)" office:value-type="string" office:string-value="--" calcext:value-type="string">
            <text:p>--</text:p>
          </table:table-cell>
          <table:table-cell table:formula="of:=IF(LEN([.V256])=0;[.V257];[.V256])">
            <text:p/>
          </table:table-cell>
          <table:table-cell table:formula="of:=IF(LEN([.Y256])=0;[.Y257];[.Y256])">
            <text:p/>
          </table:table-cell>
          <table:table-cell table:formula="of:=IF(LEN([.Z256])=0;[.Z257];[.Z256])">
            <text:p/>
          </table:table-cell>
          <table:table-cell table:formula="of:=IF(LEN([.AA256])=0;[.AA257];[.AA256])">
            <text:p/>
          </table:table-cell>
          <table:table-cell table:formula="of:=IF(LEN([.I256])&gt;0;[.I25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6]=1;[.H257];IF([.H257]=[.L256];[.L256];&quot;X&quot;))" office:value-type="float" office:value="0" calcext:value-type="float">
            <text:p>0</text:p>
          </table:table-cell>
          <table:table-cell table:formula="of:=IF([.A257]=[.A258];0;1)" office:value-type="float" office:value="0" calcext:value-type="float">
            <text:p>0</text:p>
          </table:table-cell>
          <table:table-cell table:formula="of:=DATE(MID([.G257];7;4);MID([.G257];1;2);MID([.G257];4;2))" office:value-type="string" office:string-value="" calcext:value-type="error">
            <text:p>#VALUE!</text:p>
          </table:table-cell>
          <table:table-cell table:formula="of:=ORG.OPENOFFICE.YEARS([.N257];[.$N$1];0)" office:value-type="string" office:string-value="" calcext:value-type="error">
            <text:p>#VALUE!</text:p>
          </table:table-cell>
          <table:table-cell table:formula="of:=IF([.A257]=[.A256];MIN([.O257];[.P256]);[.O257])" office:value-type="string" office:string-value="" calcext:value-type="error">
            <text:p>#VALUE!</text:p>
          </table:table-cell>
          <table:table-cell table:formula="of:=IF([.A257]=[.A256];MAX([.O257];[.Q256]);[.P257])" office:value-type="string" office:string-value="" calcext:value-type="error">
            <text:p>#VALUE!</text:p>
          </table:table-cell>
          <table:table-cell table:formula="of:=IF(AND([.Q257]&gt;=0;[.Q257]&lt;[.$R$1]);&quot;J&quot;;&quot;&quot;)" office:value-type="string" office:string-value="" calcext:value-type="error">
            <text:p>#VALUE!</text:p>
          </table:table-cell>
          <table:table-cell table:formula="of:=IF([.P257]&gt;=[.$S$1];&quot;V&quot;;&quot;&quot;)" office:value-type="string" office:string-value="" calcext:value-type="error">
            <text:p>#VALUE!</text:p>
          </table:table-cell>
          <table:table-cell table:formula="of:=IF([.P257]&gt;=[.$T$1];&quot;SV&quot;;&quot;&quot;)" office:value-type="string" office:string-value="" calcext:value-type="error">
            <text:p>#VALUE!</text:p>
          </table:table-cell>
          <table:table-cell table:formula="of:=IF([.P257]&gt;=[.$U$1];&quot;UV&quot;;&quot;&quot;)" office:value-type="string" office:string-value="" calcext:value-type="error">
            <text:p>#VALUE!</text:p>
          </table:table-cell>
          <table:table-cell table:formula="of:=IF([.M257]=1;[.L257]&amp;&quot;O&quot;&amp;IF(LEN([.R257])&gt;0;&quot;,&quot;&amp;[.L257]&amp;[.R257];&quot;&quot;)&amp;IF(LEN([.S257])&gt;0;&quot;,&quot;&amp;[.L257]&amp;[.S257];&quot;&quot;)&amp;IF(LEN([.T257])&gt;0;&quot;,&quot;&amp;[.L257]&amp;[.T257];&quot;&quot;)&amp;IF(LEN([.U257])&gt;0;&quot;,&quot;&amp;[.L257]&amp;[.U257];&quot;&quot;)&amp;IF(LEN([.C257])&gt;0;&quot;,&quot;&amp;[.C257];&quot;&quot;);&quot;&quot;)">
            <text:p/>
          </table:table-cell>
          <table:table-cell table:formula="of:=[.E257]&amp;&quot; &quot;&amp;[.F257]" office:value-type="string" office:string-value=" " calcext:value-type="string">
            <text:p><text:s/></text:p>
          </table:table-cell>
          <table:table-cell table:formula="of:=MID([.G257];7;4)&amp;&quot;-&quot;&amp;MID([.G257];1;2)&amp;&quot;-&quot;&amp;MID([.G257];4;2)" office:value-type="string" office:string-value="--" calcext:value-type="string">
            <text:p>--</text:p>
          </table:table-cell>
          <table:table-cell table:formula="of:=IF(LEN([.V257])=0;[.V258];[.V257])">
            <text:p/>
          </table:table-cell>
          <table:table-cell table:formula="of:=IF(LEN([.Y257])=0;[.Y258];[.Y257])">
            <text:p/>
          </table:table-cell>
          <table:table-cell table:formula="of:=IF(LEN([.Z257])=0;[.Z258];[.Z257])">
            <text:p/>
          </table:table-cell>
          <table:table-cell table:formula="of:=IF(LEN([.AA257])=0;[.AA258];[.AA257])">
            <text:p/>
          </table:table-cell>
          <table:table-cell table:formula="of:=IF(LEN([.I257])&gt;0;[.I25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7]=1;[.H258];IF([.H258]=[.L257];[.L257];&quot;X&quot;))" office:value-type="float" office:value="0" calcext:value-type="float">
            <text:p>0</text:p>
          </table:table-cell>
          <table:table-cell table:formula="of:=IF([.A258]=[.A259];0;1)" office:value-type="float" office:value="0" calcext:value-type="float">
            <text:p>0</text:p>
          </table:table-cell>
          <table:table-cell table:formula="of:=DATE(MID([.G258];7;4);MID([.G258];1;2);MID([.G258];4;2))" office:value-type="string" office:string-value="" calcext:value-type="error">
            <text:p>#VALUE!</text:p>
          </table:table-cell>
          <table:table-cell table:formula="of:=ORG.OPENOFFICE.YEARS([.N258];[.$N$1];0)" office:value-type="string" office:string-value="" calcext:value-type="error">
            <text:p>#VALUE!</text:p>
          </table:table-cell>
          <table:table-cell table:formula="of:=IF([.A258]=[.A257];MIN([.O258];[.P257]);[.O258])" office:value-type="string" office:string-value="" calcext:value-type="error">
            <text:p>#VALUE!</text:p>
          </table:table-cell>
          <table:table-cell table:formula="of:=IF([.A258]=[.A257];MAX([.O258];[.Q257]);[.P258])" office:value-type="string" office:string-value="" calcext:value-type="error">
            <text:p>#VALUE!</text:p>
          </table:table-cell>
          <table:table-cell table:formula="of:=IF(AND([.Q258]&gt;=0;[.Q258]&lt;[.$R$1]);&quot;J&quot;;&quot;&quot;)" office:value-type="string" office:string-value="" calcext:value-type="error">
            <text:p>#VALUE!</text:p>
          </table:table-cell>
          <table:table-cell table:formula="of:=IF([.P258]&gt;=[.$S$1];&quot;V&quot;;&quot;&quot;)" office:value-type="string" office:string-value="" calcext:value-type="error">
            <text:p>#VALUE!</text:p>
          </table:table-cell>
          <table:table-cell table:formula="of:=IF([.P258]&gt;=[.$T$1];&quot;SV&quot;;&quot;&quot;)" office:value-type="string" office:string-value="" calcext:value-type="error">
            <text:p>#VALUE!</text:p>
          </table:table-cell>
          <table:table-cell table:formula="of:=IF([.P258]&gt;=[.$U$1];&quot;UV&quot;;&quot;&quot;)" office:value-type="string" office:string-value="" calcext:value-type="error">
            <text:p>#VALUE!</text:p>
          </table:table-cell>
          <table:table-cell table:formula="of:=IF([.M258]=1;[.L258]&amp;&quot;O&quot;&amp;IF(LEN([.R258])&gt;0;&quot;,&quot;&amp;[.L258]&amp;[.R258];&quot;&quot;)&amp;IF(LEN([.S258])&gt;0;&quot;,&quot;&amp;[.L258]&amp;[.S258];&quot;&quot;)&amp;IF(LEN([.T258])&gt;0;&quot;,&quot;&amp;[.L258]&amp;[.T258];&quot;&quot;)&amp;IF(LEN([.U258])&gt;0;&quot;,&quot;&amp;[.L258]&amp;[.U258];&quot;&quot;)&amp;IF(LEN([.C258])&gt;0;&quot;,&quot;&amp;[.C258];&quot;&quot;);&quot;&quot;)">
            <text:p/>
          </table:table-cell>
          <table:table-cell table:formula="of:=[.E258]&amp;&quot; &quot;&amp;[.F258]" office:value-type="string" office:string-value=" " calcext:value-type="string">
            <text:p><text:s/></text:p>
          </table:table-cell>
          <table:table-cell table:formula="of:=MID([.G258];7;4)&amp;&quot;-&quot;&amp;MID([.G258];1;2)&amp;&quot;-&quot;&amp;MID([.G258];4;2)" office:value-type="string" office:string-value="--" calcext:value-type="string">
            <text:p>--</text:p>
          </table:table-cell>
          <table:table-cell table:formula="of:=IF(LEN([.V258])=0;[.V259];[.V258])">
            <text:p/>
          </table:table-cell>
          <table:table-cell table:formula="of:=IF(LEN([.Y258])=0;[.Y259];[.Y258])">
            <text:p/>
          </table:table-cell>
          <table:table-cell table:formula="of:=IF(LEN([.Z258])=0;[.Z259];[.Z258])">
            <text:p/>
          </table:table-cell>
          <table:table-cell table:formula="of:=IF(LEN([.AA258])=0;[.AA259];[.AA258])">
            <text:p/>
          </table:table-cell>
          <table:table-cell table:formula="of:=IF(LEN([.I258])&gt;0;[.I25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8]=1;[.H259];IF([.H259]=[.L258];[.L258];&quot;X&quot;))" office:value-type="float" office:value="0" calcext:value-type="float">
            <text:p>0</text:p>
          </table:table-cell>
          <table:table-cell table:formula="of:=IF([.A259]=[.A260];0;1)" office:value-type="float" office:value="0" calcext:value-type="float">
            <text:p>0</text:p>
          </table:table-cell>
          <table:table-cell table:formula="of:=DATE(MID([.G259];7;4);MID([.G259];1;2);MID([.G259];4;2))" office:value-type="string" office:string-value="" calcext:value-type="error">
            <text:p>#VALUE!</text:p>
          </table:table-cell>
          <table:table-cell table:formula="of:=ORG.OPENOFFICE.YEARS([.N259];[.$N$1];0)" office:value-type="string" office:string-value="" calcext:value-type="error">
            <text:p>#VALUE!</text:p>
          </table:table-cell>
          <table:table-cell table:formula="of:=IF([.A259]=[.A258];MIN([.O259];[.P258]);[.O259])" office:value-type="string" office:string-value="" calcext:value-type="error">
            <text:p>#VALUE!</text:p>
          </table:table-cell>
          <table:table-cell table:formula="of:=IF([.A259]=[.A258];MAX([.O259];[.Q258]);[.P259])" office:value-type="string" office:string-value="" calcext:value-type="error">
            <text:p>#VALUE!</text:p>
          </table:table-cell>
          <table:table-cell table:formula="of:=IF(AND([.Q259]&gt;=0;[.Q259]&lt;[.$R$1]);&quot;J&quot;;&quot;&quot;)" office:value-type="string" office:string-value="" calcext:value-type="error">
            <text:p>#VALUE!</text:p>
          </table:table-cell>
          <table:table-cell table:formula="of:=IF([.P259]&gt;=[.$S$1];&quot;V&quot;;&quot;&quot;)" office:value-type="string" office:string-value="" calcext:value-type="error">
            <text:p>#VALUE!</text:p>
          </table:table-cell>
          <table:table-cell table:formula="of:=IF([.P259]&gt;=[.$T$1];&quot;SV&quot;;&quot;&quot;)" office:value-type="string" office:string-value="" calcext:value-type="error">
            <text:p>#VALUE!</text:p>
          </table:table-cell>
          <table:table-cell table:formula="of:=IF([.P259]&gt;=[.$U$1];&quot;UV&quot;;&quot;&quot;)" office:value-type="string" office:string-value="" calcext:value-type="error">
            <text:p>#VALUE!</text:p>
          </table:table-cell>
          <table:table-cell table:formula="of:=IF([.M259]=1;[.L259]&amp;&quot;O&quot;&amp;IF(LEN([.R259])&gt;0;&quot;,&quot;&amp;[.L259]&amp;[.R259];&quot;&quot;)&amp;IF(LEN([.S259])&gt;0;&quot;,&quot;&amp;[.L259]&amp;[.S259];&quot;&quot;)&amp;IF(LEN([.T259])&gt;0;&quot;,&quot;&amp;[.L259]&amp;[.T259];&quot;&quot;)&amp;IF(LEN([.U259])&gt;0;&quot;,&quot;&amp;[.L259]&amp;[.U259];&quot;&quot;)&amp;IF(LEN([.C259])&gt;0;&quot;,&quot;&amp;[.C259];&quot;&quot;);&quot;&quot;)">
            <text:p/>
          </table:table-cell>
          <table:table-cell table:formula="of:=[.E259]&amp;&quot; &quot;&amp;[.F259]" office:value-type="string" office:string-value=" " calcext:value-type="string">
            <text:p><text:s/></text:p>
          </table:table-cell>
          <table:table-cell table:formula="of:=MID([.G259];7;4)&amp;&quot;-&quot;&amp;MID([.G259];1;2)&amp;&quot;-&quot;&amp;MID([.G259];4;2)" office:value-type="string" office:string-value="--" calcext:value-type="string">
            <text:p>--</text:p>
          </table:table-cell>
          <table:table-cell table:formula="of:=IF(LEN([.V259])=0;[.V260];[.V259])">
            <text:p/>
          </table:table-cell>
          <table:table-cell table:formula="of:=IF(LEN([.Y259])=0;[.Y260];[.Y259])">
            <text:p/>
          </table:table-cell>
          <table:table-cell table:formula="of:=IF(LEN([.Z259])=0;[.Z260];[.Z259])">
            <text:p/>
          </table:table-cell>
          <table:table-cell table:formula="of:=IF(LEN([.AA259])=0;[.AA260];[.AA259])">
            <text:p/>
          </table:table-cell>
          <table:table-cell table:formula="of:=IF(LEN([.I259])&gt;0;[.I25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59]=1;[.H260];IF([.H260]=[.L259];[.L259];&quot;X&quot;))" office:value-type="float" office:value="0" calcext:value-type="float">
            <text:p>0</text:p>
          </table:table-cell>
          <table:table-cell table:formula="of:=IF([.A260]=[.A261];0;1)" office:value-type="float" office:value="0" calcext:value-type="float">
            <text:p>0</text:p>
          </table:table-cell>
          <table:table-cell table:formula="of:=DATE(MID([.G260];7;4);MID([.G260];1;2);MID([.G260];4;2))" office:value-type="string" office:string-value="" calcext:value-type="error">
            <text:p>#VALUE!</text:p>
          </table:table-cell>
          <table:table-cell table:formula="of:=ORG.OPENOFFICE.YEARS([.N260];[.$N$1];0)" office:value-type="string" office:string-value="" calcext:value-type="error">
            <text:p>#VALUE!</text:p>
          </table:table-cell>
          <table:table-cell table:formula="of:=IF([.A260]=[.A259];MIN([.O260];[.P259]);[.O260])" office:value-type="string" office:string-value="" calcext:value-type="error">
            <text:p>#VALUE!</text:p>
          </table:table-cell>
          <table:table-cell table:formula="of:=IF([.A260]=[.A259];MAX([.O260];[.Q259]);[.P260])" office:value-type="string" office:string-value="" calcext:value-type="error">
            <text:p>#VALUE!</text:p>
          </table:table-cell>
          <table:table-cell table:formula="of:=IF(AND([.Q260]&gt;=0;[.Q260]&lt;[.$R$1]);&quot;J&quot;;&quot;&quot;)" office:value-type="string" office:string-value="" calcext:value-type="error">
            <text:p>#VALUE!</text:p>
          </table:table-cell>
          <table:table-cell table:formula="of:=IF([.P260]&gt;=[.$S$1];&quot;V&quot;;&quot;&quot;)" office:value-type="string" office:string-value="" calcext:value-type="error">
            <text:p>#VALUE!</text:p>
          </table:table-cell>
          <table:table-cell table:formula="of:=IF([.P260]&gt;=[.$T$1];&quot;SV&quot;;&quot;&quot;)" office:value-type="string" office:string-value="" calcext:value-type="error">
            <text:p>#VALUE!</text:p>
          </table:table-cell>
          <table:table-cell table:formula="of:=IF([.P260]&gt;=[.$U$1];&quot;UV&quot;;&quot;&quot;)" office:value-type="string" office:string-value="" calcext:value-type="error">
            <text:p>#VALUE!</text:p>
          </table:table-cell>
          <table:table-cell table:formula="of:=IF([.M260]=1;[.L260]&amp;&quot;O&quot;&amp;IF(LEN([.R260])&gt;0;&quot;,&quot;&amp;[.L260]&amp;[.R260];&quot;&quot;)&amp;IF(LEN([.S260])&gt;0;&quot;,&quot;&amp;[.L260]&amp;[.S260];&quot;&quot;)&amp;IF(LEN([.T260])&gt;0;&quot;,&quot;&amp;[.L260]&amp;[.T260];&quot;&quot;)&amp;IF(LEN([.U260])&gt;0;&quot;,&quot;&amp;[.L260]&amp;[.U260];&quot;&quot;)&amp;IF(LEN([.C260])&gt;0;&quot;,&quot;&amp;[.C260];&quot;&quot;);&quot;&quot;)">
            <text:p/>
          </table:table-cell>
          <table:table-cell table:formula="of:=[.E260]&amp;&quot; &quot;&amp;[.F260]" office:value-type="string" office:string-value=" " calcext:value-type="string">
            <text:p><text:s/></text:p>
          </table:table-cell>
          <table:table-cell table:formula="of:=MID([.G260];7;4)&amp;&quot;-&quot;&amp;MID([.G260];1;2)&amp;&quot;-&quot;&amp;MID([.G260];4;2)" office:value-type="string" office:string-value="--" calcext:value-type="string">
            <text:p>--</text:p>
          </table:table-cell>
          <table:table-cell table:formula="of:=IF(LEN([.V260])=0;[.V261];[.V260])">
            <text:p/>
          </table:table-cell>
          <table:table-cell table:formula="of:=IF(LEN([.Y260])=0;[.Y261];[.Y260])">
            <text:p/>
          </table:table-cell>
          <table:table-cell table:formula="of:=IF(LEN([.Z260])=0;[.Z261];[.Z260])">
            <text:p/>
          </table:table-cell>
          <table:table-cell table:formula="of:=IF(LEN([.AA260])=0;[.AA261];[.AA260])">
            <text:p/>
          </table:table-cell>
          <table:table-cell table:formula="of:=IF(LEN([.I260])&gt;0;[.I26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0]=1;[.H261];IF([.H261]=[.L260];[.L260];&quot;X&quot;))" office:value-type="float" office:value="0" calcext:value-type="float">
            <text:p>0</text:p>
          </table:table-cell>
          <table:table-cell table:formula="of:=IF([.A261]=[.A262];0;1)" office:value-type="float" office:value="0" calcext:value-type="float">
            <text:p>0</text:p>
          </table:table-cell>
          <table:table-cell table:formula="of:=DATE(MID([.G261];7;4);MID([.G261];1;2);MID([.G261];4;2))" office:value-type="string" office:string-value="" calcext:value-type="error">
            <text:p>#VALUE!</text:p>
          </table:table-cell>
          <table:table-cell table:formula="of:=ORG.OPENOFFICE.YEARS([.N261];[.$N$1];0)" office:value-type="string" office:string-value="" calcext:value-type="error">
            <text:p>#VALUE!</text:p>
          </table:table-cell>
          <table:table-cell table:formula="of:=IF([.A261]=[.A260];MIN([.O261];[.P260]);[.O261])" office:value-type="string" office:string-value="" calcext:value-type="error">
            <text:p>#VALUE!</text:p>
          </table:table-cell>
          <table:table-cell table:formula="of:=IF([.A261]=[.A260];MAX([.O261];[.Q260]);[.P261])" office:value-type="string" office:string-value="" calcext:value-type="error">
            <text:p>#VALUE!</text:p>
          </table:table-cell>
          <table:table-cell table:formula="of:=IF(AND([.Q261]&gt;=0;[.Q261]&lt;[.$R$1]);&quot;J&quot;;&quot;&quot;)" office:value-type="string" office:string-value="" calcext:value-type="error">
            <text:p>#VALUE!</text:p>
          </table:table-cell>
          <table:table-cell table:formula="of:=IF([.P261]&gt;=[.$S$1];&quot;V&quot;;&quot;&quot;)" office:value-type="string" office:string-value="" calcext:value-type="error">
            <text:p>#VALUE!</text:p>
          </table:table-cell>
          <table:table-cell table:formula="of:=IF([.P261]&gt;=[.$T$1];&quot;SV&quot;;&quot;&quot;)" office:value-type="string" office:string-value="" calcext:value-type="error">
            <text:p>#VALUE!</text:p>
          </table:table-cell>
          <table:table-cell table:formula="of:=IF([.P261]&gt;=[.$U$1];&quot;UV&quot;;&quot;&quot;)" office:value-type="string" office:string-value="" calcext:value-type="error">
            <text:p>#VALUE!</text:p>
          </table:table-cell>
          <table:table-cell table:formula="of:=IF([.M261]=1;[.L261]&amp;&quot;O&quot;&amp;IF(LEN([.R261])&gt;0;&quot;,&quot;&amp;[.L261]&amp;[.R261];&quot;&quot;)&amp;IF(LEN([.S261])&gt;0;&quot;,&quot;&amp;[.L261]&amp;[.S261];&quot;&quot;)&amp;IF(LEN([.T261])&gt;0;&quot;,&quot;&amp;[.L261]&amp;[.T261];&quot;&quot;)&amp;IF(LEN([.U261])&gt;0;&quot;,&quot;&amp;[.L261]&amp;[.U261];&quot;&quot;)&amp;IF(LEN([.C261])&gt;0;&quot;,&quot;&amp;[.C261];&quot;&quot;);&quot;&quot;)">
            <text:p/>
          </table:table-cell>
          <table:table-cell table:formula="of:=[.E261]&amp;&quot; &quot;&amp;[.F261]" office:value-type="string" office:string-value=" " calcext:value-type="string">
            <text:p><text:s/></text:p>
          </table:table-cell>
          <table:table-cell table:formula="of:=MID([.G261];7;4)&amp;&quot;-&quot;&amp;MID([.G261];1;2)&amp;&quot;-&quot;&amp;MID([.G261];4;2)" office:value-type="string" office:string-value="--" calcext:value-type="string">
            <text:p>--</text:p>
          </table:table-cell>
          <table:table-cell table:formula="of:=IF(LEN([.V261])=0;[.V262];[.V261])">
            <text:p/>
          </table:table-cell>
          <table:table-cell table:formula="of:=IF(LEN([.Y261])=0;[.Y262];[.Y261])">
            <text:p/>
          </table:table-cell>
          <table:table-cell table:formula="of:=IF(LEN([.Z261])=0;[.Z262];[.Z261])">
            <text:p/>
          </table:table-cell>
          <table:table-cell table:formula="of:=IF(LEN([.AA261])=0;[.AA262];[.AA261])">
            <text:p/>
          </table:table-cell>
          <table:table-cell table:formula="of:=IF(LEN([.I261])&gt;0;[.I26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1]=1;[.H262];IF([.H262]=[.L261];[.L261];&quot;X&quot;))" office:value-type="float" office:value="0" calcext:value-type="float">
            <text:p>0</text:p>
          </table:table-cell>
          <table:table-cell table:formula="of:=IF([.A262]=[.A263];0;1)" office:value-type="float" office:value="0" calcext:value-type="float">
            <text:p>0</text:p>
          </table:table-cell>
          <table:table-cell table:formula="of:=DATE(MID([.G262];7;4);MID([.G262];1;2);MID([.G262];4;2))" office:value-type="string" office:string-value="" calcext:value-type="error">
            <text:p>#VALUE!</text:p>
          </table:table-cell>
          <table:table-cell table:formula="of:=ORG.OPENOFFICE.YEARS([.N262];[.$N$1];0)" office:value-type="string" office:string-value="" calcext:value-type="error">
            <text:p>#VALUE!</text:p>
          </table:table-cell>
          <table:table-cell table:formula="of:=IF([.A262]=[.A261];MIN([.O262];[.P261]);[.O262])" office:value-type="string" office:string-value="" calcext:value-type="error">
            <text:p>#VALUE!</text:p>
          </table:table-cell>
          <table:table-cell table:formula="of:=IF([.A262]=[.A261];MAX([.O262];[.Q261]);[.P262])" office:value-type="string" office:string-value="" calcext:value-type="error">
            <text:p>#VALUE!</text:p>
          </table:table-cell>
          <table:table-cell table:formula="of:=IF(AND([.Q262]&gt;=0;[.Q262]&lt;[.$R$1]);&quot;J&quot;;&quot;&quot;)" office:value-type="string" office:string-value="" calcext:value-type="error">
            <text:p>#VALUE!</text:p>
          </table:table-cell>
          <table:table-cell table:formula="of:=IF([.P262]&gt;=[.$S$1];&quot;V&quot;;&quot;&quot;)" office:value-type="string" office:string-value="" calcext:value-type="error">
            <text:p>#VALUE!</text:p>
          </table:table-cell>
          <table:table-cell table:formula="of:=IF([.P262]&gt;=[.$T$1];&quot;SV&quot;;&quot;&quot;)" office:value-type="string" office:string-value="" calcext:value-type="error">
            <text:p>#VALUE!</text:p>
          </table:table-cell>
          <table:table-cell table:formula="of:=IF([.P262]&gt;=[.$U$1];&quot;UV&quot;;&quot;&quot;)" office:value-type="string" office:string-value="" calcext:value-type="error">
            <text:p>#VALUE!</text:p>
          </table:table-cell>
          <table:table-cell table:formula="of:=IF([.M262]=1;[.L262]&amp;&quot;O&quot;&amp;IF(LEN([.R262])&gt;0;&quot;,&quot;&amp;[.L262]&amp;[.R262];&quot;&quot;)&amp;IF(LEN([.S262])&gt;0;&quot;,&quot;&amp;[.L262]&amp;[.S262];&quot;&quot;)&amp;IF(LEN([.T262])&gt;0;&quot;,&quot;&amp;[.L262]&amp;[.T262];&quot;&quot;)&amp;IF(LEN([.U262])&gt;0;&quot;,&quot;&amp;[.L262]&amp;[.U262];&quot;&quot;)&amp;IF(LEN([.C262])&gt;0;&quot;,&quot;&amp;[.C262];&quot;&quot;);&quot;&quot;)">
            <text:p/>
          </table:table-cell>
          <table:table-cell table:formula="of:=[.E262]&amp;&quot; &quot;&amp;[.F262]" office:value-type="string" office:string-value=" " calcext:value-type="string">
            <text:p><text:s/></text:p>
          </table:table-cell>
          <table:table-cell table:formula="of:=MID([.G262];7;4)&amp;&quot;-&quot;&amp;MID([.G262];1;2)&amp;&quot;-&quot;&amp;MID([.G262];4;2)" office:value-type="string" office:string-value="--" calcext:value-type="string">
            <text:p>--</text:p>
          </table:table-cell>
          <table:table-cell table:formula="of:=IF(LEN([.V262])=0;[.V263];[.V262])">
            <text:p/>
          </table:table-cell>
          <table:table-cell table:formula="of:=IF(LEN([.Y262])=0;[.Y263];[.Y262])">
            <text:p/>
          </table:table-cell>
          <table:table-cell table:formula="of:=IF(LEN([.Z262])=0;[.Z263];[.Z262])">
            <text:p/>
          </table:table-cell>
          <table:table-cell table:formula="of:=IF(LEN([.AA262])=0;[.AA263];[.AA262])">
            <text:p/>
          </table:table-cell>
          <table:table-cell table:formula="of:=IF(LEN([.I262])&gt;0;[.I26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2]=1;[.H263];IF([.H263]=[.L262];[.L262];&quot;X&quot;))" office:value-type="float" office:value="0" calcext:value-type="float">
            <text:p>0</text:p>
          </table:table-cell>
          <table:table-cell table:formula="of:=IF([.A263]=[.A264];0;1)" office:value-type="float" office:value="0" calcext:value-type="float">
            <text:p>0</text:p>
          </table:table-cell>
          <table:table-cell table:formula="of:=DATE(MID([.G263];7;4);MID([.G263];1;2);MID([.G263];4;2))" office:value-type="string" office:string-value="" calcext:value-type="error">
            <text:p>#VALUE!</text:p>
          </table:table-cell>
          <table:table-cell table:formula="of:=ORG.OPENOFFICE.YEARS([.N263];[.$N$1];0)" office:value-type="string" office:string-value="" calcext:value-type="error">
            <text:p>#VALUE!</text:p>
          </table:table-cell>
          <table:table-cell table:formula="of:=IF([.A263]=[.A262];MIN([.O263];[.P262]);[.O263])" office:value-type="string" office:string-value="" calcext:value-type="error">
            <text:p>#VALUE!</text:p>
          </table:table-cell>
          <table:table-cell table:formula="of:=IF([.A263]=[.A262];MAX([.O263];[.Q262]);[.P263])" office:value-type="string" office:string-value="" calcext:value-type="error">
            <text:p>#VALUE!</text:p>
          </table:table-cell>
          <table:table-cell table:formula="of:=IF(AND([.Q263]&gt;=0;[.Q263]&lt;[.$R$1]);&quot;J&quot;;&quot;&quot;)" office:value-type="string" office:string-value="" calcext:value-type="error">
            <text:p>#VALUE!</text:p>
          </table:table-cell>
          <table:table-cell table:formula="of:=IF([.P263]&gt;=[.$S$1];&quot;V&quot;;&quot;&quot;)" office:value-type="string" office:string-value="" calcext:value-type="error">
            <text:p>#VALUE!</text:p>
          </table:table-cell>
          <table:table-cell table:formula="of:=IF([.P263]&gt;=[.$T$1];&quot;SV&quot;;&quot;&quot;)" office:value-type="string" office:string-value="" calcext:value-type="error">
            <text:p>#VALUE!</text:p>
          </table:table-cell>
          <table:table-cell table:formula="of:=IF([.P263]&gt;=[.$U$1];&quot;UV&quot;;&quot;&quot;)" office:value-type="string" office:string-value="" calcext:value-type="error">
            <text:p>#VALUE!</text:p>
          </table:table-cell>
          <table:table-cell table:formula="of:=IF([.M263]=1;[.L263]&amp;&quot;O&quot;&amp;IF(LEN([.R263])&gt;0;&quot;,&quot;&amp;[.L263]&amp;[.R263];&quot;&quot;)&amp;IF(LEN([.S263])&gt;0;&quot;,&quot;&amp;[.L263]&amp;[.S263];&quot;&quot;)&amp;IF(LEN([.T263])&gt;0;&quot;,&quot;&amp;[.L263]&amp;[.T263];&quot;&quot;)&amp;IF(LEN([.U263])&gt;0;&quot;,&quot;&amp;[.L263]&amp;[.U263];&quot;&quot;)&amp;IF(LEN([.C263])&gt;0;&quot;,&quot;&amp;[.C263];&quot;&quot;);&quot;&quot;)">
            <text:p/>
          </table:table-cell>
          <table:table-cell table:formula="of:=[.E263]&amp;&quot; &quot;&amp;[.F263]" office:value-type="string" office:string-value=" " calcext:value-type="string">
            <text:p><text:s/></text:p>
          </table:table-cell>
          <table:table-cell table:formula="of:=MID([.G263];7;4)&amp;&quot;-&quot;&amp;MID([.G263];1;2)&amp;&quot;-&quot;&amp;MID([.G263];4;2)" office:value-type="string" office:string-value="--" calcext:value-type="string">
            <text:p>--</text:p>
          </table:table-cell>
          <table:table-cell table:formula="of:=IF(LEN([.V263])=0;[.V264];[.V263])">
            <text:p/>
          </table:table-cell>
          <table:table-cell table:formula="of:=IF(LEN([.Y263])=0;[.Y264];[.Y263])">
            <text:p/>
          </table:table-cell>
          <table:table-cell table:formula="of:=IF(LEN([.Z263])=0;[.Z264];[.Z263])">
            <text:p/>
          </table:table-cell>
          <table:table-cell table:formula="of:=IF(LEN([.AA263])=0;[.AA264];[.AA263])">
            <text:p/>
          </table:table-cell>
          <table:table-cell table:formula="of:=IF(LEN([.I263])&gt;0;[.I26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3]=1;[.H264];IF([.H264]=[.L263];[.L263];&quot;X&quot;))" office:value-type="float" office:value="0" calcext:value-type="float">
            <text:p>0</text:p>
          </table:table-cell>
          <table:table-cell table:formula="of:=IF([.A264]=[.A265];0;1)" office:value-type="float" office:value="0" calcext:value-type="float">
            <text:p>0</text:p>
          </table:table-cell>
          <table:table-cell table:formula="of:=DATE(MID([.G264];7;4);MID([.G264];1;2);MID([.G264];4;2))" office:value-type="string" office:string-value="" calcext:value-type="error">
            <text:p>#VALUE!</text:p>
          </table:table-cell>
          <table:table-cell table:formula="of:=ORG.OPENOFFICE.YEARS([.N264];[.$N$1];0)" office:value-type="string" office:string-value="" calcext:value-type="error">
            <text:p>#VALUE!</text:p>
          </table:table-cell>
          <table:table-cell table:formula="of:=IF([.A264]=[.A263];MIN([.O264];[.P263]);[.O264])" office:value-type="string" office:string-value="" calcext:value-type="error">
            <text:p>#VALUE!</text:p>
          </table:table-cell>
          <table:table-cell table:formula="of:=IF([.A264]=[.A263];MAX([.O264];[.Q263]);[.P264])" office:value-type="string" office:string-value="" calcext:value-type="error">
            <text:p>#VALUE!</text:p>
          </table:table-cell>
          <table:table-cell table:formula="of:=IF(AND([.Q264]&gt;=0;[.Q264]&lt;[.$R$1]);&quot;J&quot;;&quot;&quot;)" office:value-type="string" office:string-value="" calcext:value-type="error">
            <text:p>#VALUE!</text:p>
          </table:table-cell>
          <table:table-cell table:formula="of:=IF([.P264]&gt;=[.$S$1];&quot;V&quot;;&quot;&quot;)" office:value-type="string" office:string-value="" calcext:value-type="error">
            <text:p>#VALUE!</text:p>
          </table:table-cell>
          <table:table-cell table:formula="of:=IF([.P264]&gt;=[.$T$1];&quot;SV&quot;;&quot;&quot;)" office:value-type="string" office:string-value="" calcext:value-type="error">
            <text:p>#VALUE!</text:p>
          </table:table-cell>
          <table:table-cell table:formula="of:=IF([.P264]&gt;=[.$U$1];&quot;UV&quot;;&quot;&quot;)" office:value-type="string" office:string-value="" calcext:value-type="error">
            <text:p>#VALUE!</text:p>
          </table:table-cell>
          <table:table-cell table:formula="of:=IF([.M264]=1;[.L264]&amp;&quot;O&quot;&amp;IF(LEN([.R264])&gt;0;&quot;,&quot;&amp;[.L264]&amp;[.R264];&quot;&quot;)&amp;IF(LEN([.S264])&gt;0;&quot;,&quot;&amp;[.L264]&amp;[.S264];&quot;&quot;)&amp;IF(LEN([.T264])&gt;0;&quot;,&quot;&amp;[.L264]&amp;[.T264];&quot;&quot;)&amp;IF(LEN([.U264])&gt;0;&quot;,&quot;&amp;[.L264]&amp;[.U264];&quot;&quot;)&amp;IF(LEN([.C264])&gt;0;&quot;,&quot;&amp;[.C264];&quot;&quot;);&quot;&quot;)">
            <text:p/>
          </table:table-cell>
          <table:table-cell table:formula="of:=[.E264]&amp;&quot; &quot;&amp;[.F264]" office:value-type="string" office:string-value=" " calcext:value-type="string">
            <text:p><text:s/></text:p>
          </table:table-cell>
          <table:table-cell table:formula="of:=MID([.G264];7;4)&amp;&quot;-&quot;&amp;MID([.G264];1;2)&amp;&quot;-&quot;&amp;MID([.G264];4;2)" office:value-type="string" office:string-value="--" calcext:value-type="string">
            <text:p>--</text:p>
          </table:table-cell>
          <table:table-cell table:formula="of:=IF(LEN([.V264])=0;[.V265];[.V264])">
            <text:p/>
          </table:table-cell>
          <table:table-cell table:formula="of:=IF(LEN([.Y264])=0;[.Y265];[.Y264])">
            <text:p/>
          </table:table-cell>
          <table:table-cell table:formula="of:=IF(LEN([.Z264])=0;[.Z265];[.Z264])">
            <text:p/>
          </table:table-cell>
          <table:table-cell table:formula="of:=IF(LEN([.AA264])=0;[.AA265];[.AA264])">
            <text:p/>
          </table:table-cell>
          <table:table-cell table:formula="of:=IF(LEN([.I264])&gt;0;[.I26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4]=1;[.H265];IF([.H265]=[.L264];[.L264];&quot;X&quot;))" office:value-type="float" office:value="0" calcext:value-type="float">
            <text:p>0</text:p>
          </table:table-cell>
          <table:table-cell table:formula="of:=IF([.A265]=[.A266];0;1)" office:value-type="float" office:value="0" calcext:value-type="float">
            <text:p>0</text:p>
          </table:table-cell>
          <table:table-cell table:formula="of:=DATE(MID([.G265];7;4);MID([.G265];1;2);MID([.G265];4;2))" office:value-type="string" office:string-value="" calcext:value-type="error">
            <text:p>#VALUE!</text:p>
          </table:table-cell>
          <table:table-cell table:formula="of:=ORG.OPENOFFICE.YEARS([.N265];[.$N$1];0)" office:value-type="string" office:string-value="" calcext:value-type="error">
            <text:p>#VALUE!</text:p>
          </table:table-cell>
          <table:table-cell table:formula="of:=IF([.A265]=[.A264];MIN([.O265];[.P264]);[.O265])" office:value-type="string" office:string-value="" calcext:value-type="error">
            <text:p>#VALUE!</text:p>
          </table:table-cell>
          <table:table-cell table:formula="of:=IF([.A265]=[.A264];MAX([.O265];[.Q264]);[.P265])" office:value-type="string" office:string-value="" calcext:value-type="error">
            <text:p>#VALUE!</text:p>
          </table:table-cell>
          <table:table-cell table:formula="of:=IF(AND([.Q265]&gt;=0;[.Q265]&lt;[.$R$1]);&quot;J&quot;;&quot;&quot;)" office:value-type="string" office:string-value="" calcext:value-type="error">
            <text:p>#VALUE!</text:p>
          </table:table-cell>
          <table:table-cell table:formula="of:=IF([.P265]&gt;=[.$S$1];&quot;V&quot;;&quot;&quot;)" office:value-type="string" office:string-value="" calcext:value-type="error">
            <text:p>#VALUE!</text:p>
          </table:table-cell>
          <table:table-cell table:formula="of:=IF([.P265]&gt;=[.$T$1];&quot;SV&quot;;&quot;&quot;)" office:value-type="string" office:string-value="" calcext:value-type="error">
            <text:p>#VALUE!</text:p>
          </table:table-cell>
          <table:table-cell table:formula="of:=IF([.P265]&gt;=[.$U$1];&quot;UV&quot;;&quot;&quot;)" office:value-type="string" office:string-value="" calcext:value-type="error">
            <text:p>#VALUE!</text:p>
          </table:table-cell>
          <table:table-cell table:formula="of:=IF([.M265]=1;[.L265]&amp;&quot;O&quot;&amp;IF(LEN([.R265])&gt;0;&quot;,&quot;&amp;[.L265]&amp;[.R265];&quot;&quot;)&amp;IF(LEN([.S265])&gt;0;&quot;,&quot;&amp;[.L265]&amp;[.S265];&quot;&quot;)&amp;IF(LEN([.T265])&gt;0;&quot;,&quot;&amp;[.L265]&amp;[.T265];&quot;&quot;)&amp;IF(LEN([.U265])&gt;0;&quot;,&quot;&amp;[.L265]&amp;[.U265];&quot;&quot;)&amp;IF(LEN([.C265])&gt;0;&quot;,&quot;&amp;[.C265];&quot;&quot;);&quot;&quot;)">
            <text:p/>
          </table:table-cell>
          <table:table-cell table:formula="of:=[.E265]&amp;&quot; &quot;&amp;[.F265]" office:value-type="string" office:string-value=" " calcext:value-type="string">
            <text:p><text:s/></text:p>
          </table:table-cell>
          <table:table-cell table:formula="of:=MID([.G265];7;4)&amp;&quot;-&quot;&amp;MID([.G265];1;2)&amp;&quot;-&quot;&amp;MID([.G265];4;2)" office:value-type="string" office:string-value="--" calcext:value-type="string">
            <text:p>--</text:p>
          </table:table-cell>
          <table:table-cell table:formula="of:=IF(LEN([.V265])=0;[.V266];[.V265])">
            <text:p/>
          </table:table-cell>
          <table:table-cell table:formula="of:=IF(LEN([.Y265])=0;[.Y266];[.Y265])">
            <text:p/>
          </table:table-cell>
          <table:table-cell table:formula="of:=IF(LEN([.Z265])=0;[.Z266];[.Z265])">
            <text:p/>
          </table:table-cell>
          <table:table-cell table:formula="of:=IF(LEN([.AA265])=0;[.AA266];[.AA265])">
            <text:p/>
          </table:table-cell>
          <table:table-cell table:formula="of:=IF(LEN([.I265])&gt;0;[.I26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5]=1;[.H266];IF([.H266]=[.L265];[.L265];&quot;X&quot;))" office:value-type="float" office:value="0" calcext:value-type="float">
            <text:p>0</text:p>
          </table:table-cell>
          <table:table-cell table:formula="of:=IF([.A266]=[.A267];0;1)" office:value-type="float" office:value="0" calcext:value-type="float">
            <text:p>0</text:p>
          </table:table-cell>
          <table:table-cell table:formula="of:=DATE(MID([.G266];7;4);MID([.G266];1;2);MID([.G266];4;2))" office:value-type="string" office:string-value="" calcext:value-type="error">
            <text:p>#VALUE!</text:p>
          </table:table-cell>
          <table:table-cell table:formula="of:=ORG.OPENOFFICE.YEARS([.N266];[.$N$1];0)" office:value-type="string" office:string-value="" calcext:value-type="error">
            <text:p>#VALUE!</text:p>
          </table:table-cell>
          <table:table-cell table:formula="of:=IF([.A266]=[.A265];MIN([.O266];[.P265]);[.O266])" office:value-type="string" office:string-value="" calcext:value-type="error">
            <text:p>#VALUE!</text:p>
          </table:table-cell>
          <table:table-cell table:formula="of:=IF([.A266]=[.A265];MAX([.O266];[.Q265]);[.P266])" office:value-type="string" office:string-value="" calcext:value-type="error">
            <text:p>#VALUE!</text:p>
          </table:table-cell>
          <table:table-cell table:formula="of:=IF(AND([.Q266]&gt;=0;[.Q266]&lt;[.$R$1]);&quot;J&quot;;&quot;&quot;)" office:value-type="string" office:string-value="" calcext:value-type="error">
            <text:p>#VALUE!</text:p>
          </table:table-cell>
          <table:table-cell table:formula="of:=IF([.P266]&gt;=[.$S$1];&quot;V&quot;;&quot;&quot;)" office:value-type="string" office:string-value="" calcext:value-type="error">
            <text:p>#VALUE!</text:p>
          </table:table-cell>
          <table:table-cell table:formula="of:=IF([.P266]&gt;=[.$T$1];&quot;SV&quot;;&quot;&quot;)" office:value-type="string" office:string-value="" calcext:value-type="error">
            <text:p>#VALUE!</text:p>
          </table:table-cell>
          <table:table-cell table:formula="of:=IF([.P266]&gt;=[.$U$1];&quot;UV&quot;;&quot;&quot;)" office:value-type="string" office:string-value="" calcext:value-type="error">
            <text:p>#VALUE!</text:p>
          </table:table-cell>
          <table:table-cell table:formula="of:=IF([.M266]=1;[.L266]&amp;&quot;O&quot;&amp;IF(LEN([.R266])&gt;0;&quot;,&quot;&amp;[.L266]&amp;[.R266];&quot;&quot;)&amp;IF(LEN([.S266])&gt;0;&quot;,&quot;&amp;[.L266]&amp;[.S266];&quot;&quot;)&amp;IF(LEN([.T266])&gt;0;&quot;,&quot;&amp;[.L266]&amp;[.T266];&quot;&quot;)&amp;IF(LEN([.U266])&gt;0;&quot;,&quot;&amp;[.L266]&amp;[.U266];&quot;&quot;)&amp;IF(LEN([.C266])&gt;0;&quot;,&quot;&amp;[.C266];&quot;&quot;);&quot;&quot;)">
            <text:p/>
          </table:table-cell>
          <table:table-cell table:formula="of:=[.E266]&amp;&quot; &quot;&amp;[.F266]" office:value-type="string" office:string-value=" " calcext:value-type="string">
            <text:p><text:s/></text:p>
          </table:table-cell>
          <table:table-cell table:formula="of:=MID([.G266];7;4)&amp;&quot;-&quot;&amp;MID([.G266];1;2)&amp;&quot;-&quot;&amp;MID([.G266];4;2)" office:value-type="string" office:string-value="--" calcext:value-type="string">
            <text:p>--</text:p>
          </table:table-cell>
          <table:table-cell table:formula="of:=IF(LEN([.V266])=0;[.V267];[.V266])">
            <text:p/>
          </table:table-cell>
          <table:table-cell table:formula="of:=IF(LEN([.Y266])=0;[.Y267];[.Y266])">
            <text:p/>
          </table:table-cell>
          <table:table-cell table:formula="of:=IF(LEN([.Z266])=0;[.Z267];[.Z266])">
            <text:p/>
          </table:table-cell>
          <table:table-cell table:formula="of:=IF(LEN([.AA266])=0;[.AA267];[.AA266])">
            <text:p/>
          </table:table-cell>
          <table:table-cell table:formula="of:=IF(LEN([.I266])&gt;0;[.I26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6]=1;[.H267];IF([.H267]=[.L266];[.L266];&quot;X&quot;))" office:value-type="float" office:value="0" calcext:value-type="float">
            <text:p>0</text:p>
          </table:table-cell>
          <table:table-cell table:formula="of:=IF([.A267]=[.A268];0;1)" office:value-type="float" office:value="0" calcext:value-type="float">
            <text:p>0</text:p>
          </table:table-cell>
          <table:table-cell table:formula="of:=DATE(MID([.G267];7;4);MID([.G267];1;2);MID([.G267];4;2))" office:value-type="string" office:string-value="" calcext:value-type="error">
            <text:p>#VALUE!</text:p>
          </table:table-cell>
          <table:table-cell table:formula="of:=ORG.OPENOFFICE.YEARS([.N267];[.$N$1];0)" office:value-type="string" office:string-value="" calcext:value-type="error">
            <text:p>#VALUE!</text:p>
          </table:table-cell>
          <table:table-cell table:formula="of:=IF([.A267]=[.A266];MIN([.O267];[.P266]);[.O267])" office:value-type="string" office:string-value="" calcext:value-type="error">
            <text:p>#VALUE!</text:p>
          </table:table-cell>
          <table:table-cell table:formula="of:=IF([.A267]=[.A266];MAX([.O267];[.Q266]);[.P267])" office:value-type="string" office:string-value="" calcext:value-type="error">
            <text:p>#VALUE!</text:p>
          </table:table-cell>
          <table:table-cell table:formula="of:=IF(AND([.Q267]&gt;=0;[.Q267]&lt;[.$R$1]);&quot;J&quot;;&quot;&quot;)" office:value-type="string" office:string-value="" calcext:value-type="error">
            <text:p>#VALUE!</text:p>
          </table:table-cell>
          <table:table-cell table:formula="of:=IF([.P267]&gt;=[.$S$1];&quot;V&quot;;&quot;&quot;)" office:value-type="string" office:string-value="" calcext:value-type="error">
            <text:p>#VALUE!</text:p>
          </table:table-cell>
          <table:table-cell table:formula="of:=IF([.P267]&gt;=[.$T$1];&quot;SV&quot;;&quot;&quot;)" office:value-type="string" office:string-value="" calcext:value-type="error">
            <text:p>#VALUE!</text:p>
          </table:table-cell>
          <table:table-cell table:formula="of:=IF([.P267]&gt;=[.$U$1];&quot;UV&quot;;&quot;&quot;)" office:value-type="string" office:string-value="" calcext:value-type="error">
            <text:p>#VALUE!</text:p>
          </table:table-cell>
          <table:table-cell table:formula="of:=IF([.M267]=1;[.L267]&amp;&quot;O&quot;&amp;IF(LEN([.R267])&gt;0;&quot;,&quot;&amp;[.L267]&amp;[.R267];&quot;&quot;)&amp;IF(LEN([.S267])&gt;0;&quot;,&quot;&amp;[.L267]&amp;[.S267];&quot;&quot;)&amp;IF(LEN([.T267])&gt;0;&quot;,&quot;&amp;[.L267]&amp;[.T267];&quot;&quot;)&amp;IF(LEN([.U267])&gt;0;&quot;,&quot;&amp;[.L267]&amp;[.U267];&quot;&quot;)&amp;IF(LEN([.C267])&gt;0;&quot;,&quot;&amp;[.C267];&quot;&quot;);&quot;&quot;)">
            <text:p/>
          </table:table-cell>
          <table:table-cell table:formula="of:=[.E267]&amp;&quot; &quot;&amp;[.F267]" office:value-type="string" office:string-value=" " calcext:value-type="string">
            <text:p><text:s/></text:p>
          </table:table-cell>
          <table:table-cell table:formula="of:=MID([.G267];7;4)&amp;&quot;-&quot;&amp;MID([.G267];1;2)&amp;&quot;-&quot;&amp;MID([.G267];4;2)" office:value-type="string" office:string-value="--" calcext:value-type="string">
            <text:p>--</text:p>
          </table:table-cell>
          <table:table-cell table:formula="of:=IF(LEN([.V267])=0;[.V268];[.V267])">
            <text:p/>
          </table:table-cell>
          <table:table-cell table:formula="of:=IF(LEN([.Y267])=0;[.Y268];[.Y267])">
            <text:p/>
          </table:table-cell>
          <table:table-cell table:formula="of:=IF(LEN([.Z267])=0;[.Z268];[.Z267])">
            <text:p/>
          </table:table-cell>
          <table:table-cell table:formula="of:=IF(LEN([.AA267])=0;[.AA268];[.AA267])">
            <text:p/>
          </table:table-cell>
          <table:table-cell table:formula="of:=IF(LEN([.I267])&gt;0;[.I26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7]=1;[.H268];IF([.H268]=[.L267];[.L267];&quot;X&quot;))" office:value-type="float" office:value="0" calcext:value-type="float">
            <text:p>0</text:p>
          </table:table-cell>
          <table:table-cell table:formula="of:=IF([.A268]=[.A269];0;1)" office:value-type="float" office:value="0" calcext:value-type="float">
            <text:p>0</text:p>
          </table:table-cell>
          <table:table-cell table:formula="of:=DATE(MID([.G268];7;4);MID([.G268];1;2);MID([.G268];4;2))" office:value-type="string" office:string-value="" calcext:value-type="error">
            <text:p>#VALUE!</text:p>
          </table:table-cell>
          <table:table-cell table:formula="of:=ORG.OPENOFFICE.YEARS([.N268];[.$N$1];0)" office:value-type="string" office:string-value="" calcext:value-type="error">
            <text:p>#VALUE!</text:p>
          </table:table-cell>
          <table:table-cell table:formula="of:=IF([.A268]=[.A267];MIN([.O268];[.P267]);[.O268])" office:value-type="string" office:string-value="" calcext:value-type="error">
            <text:p>#VALUE!</text:p>
          </table:table-cell>
          <table:table-cell table:formula="of:=IF([.A268]=[.A267];MAX([.O268];[.Q267]);[.P268])" office:value-type="string" office:string-value="" calcext:value-type="error">
            <text:p>#VALUE!</text:p>
          </table:table-cell>
          <table:table-cell table:formula="of:=IF(AND([.Q268]&gt;=0;[.Q268]&lt;[.$R$1]);&quot;J&quot;;&quot;&quot;)" office:value-type="string" office:string-value="" calcext:value-type="error">
            <text:p>#VALUE!</text:p>
          </table:table-cell>
          <table:table-cell table:formula="of:=IF([.P268]&gt;=[.$S$1];&quot;V&quot;;&quot;&quot;)" office:value-type="string" office:string-value="" calcext:value-type="error">
            <text:p>#VALUE!</text:p>
          </table:table-cell>
          <table:table-cell table:formula="of:=IF([.P268]&gt;=[.$T$1];&quot;SV&quot;;&quot;&quot;)" office:value-type="string" office:string-value="" calcext:value-type="error">
            <text:p>#VALUE!</text:p>
          </table:table-cell>
          <table:table-cell table:formula="of:=IF([.P268]&gt;=[.$U$1];&quot;UV&quot;;&quot;&quot;)" office:value-type="string" office:string-value="" calcext:value-type="error">
            <text:p>#VALUE!</text:p>
          </table:table-cell>
          <table:table-cell table:formula="of:=IF([.M268]=1;[.L268]&amp;&quot;O&quot;&amp;IF(LEN([.R268])&gt;0;&quot;,&quot;&amp;[.L268]&amp;[.R268];&quot;&quot;)&amp;IF(LEN([.S268])&gt;0;&quot;,&quot;&amp;[.L268]&amp;[.S268];&quot;&quot;)&amp;IF(LEN([.T268])&gt;0;&quot;,&quot;&amp;[.L268]&amp;[.T268];&quot;&quot;)&amp;IF(LEN([.U268])&gt;0;&quot;,&quot;&amp;[.L268]&amp;[.U268];&quot;&quot;)&amp;IF(LEN([.C268])&gt;0;&quot;,&quot;&amp;[.C268];&quot;&quot;);&quot;&quot;)">
            <text:p/>
          </table:table-cell>
          <table:table-cell table:formula="of:=[.E268]&amp;&quot; &quot;&amp;[.F268]" office:value-type="string" office:string-value=" " calcext:value-type="string">
            <text:p><text:s/></text:p>
          </table:table-cell>
          <table:table-cell table:formula="of:=MID([.G268];7;4)&amp;&quot;-&quot;&amp;MID([.G268];1;2)&amp;&quot;-&quot;&amp;MID([.G268];4;2)" office:value-type="string" office:string-value="--" calcext:value-type="string">
            <text:p>--</text:p>
          </table:table-cell>
          <table:table-cell table:formula="of:=IF(LEN([.V268])=0;[.V269];[.V268])">
            <text:p/>
          </table:table-cell>
          <table:table-cell table:formula="of:=IF(LEN([.Y268])=0;[.Y269];[.Y268])">
            <text:p/>
          </table:table-cell>
          <table:table-cell table:formula="of:=IF(LEN([.Z268])=0;[.Z269];[.Z268])">
            <text:p/>
          </table:table-cell>
          <table:table-cell table:formula="of:=IF(LEN([.AA268])=0;[.AA269];[.AA268])">
            <text:p/>
          </table:table-cell>
          <table:table-cell table:formula="of:=IF(LEN([.I268])&gt;0;[.I26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8]=1;[.H269];IF([.H269]=[.L268];[.L268];&quot;X&quot;))" office:value-type="float" office:value="0" calcext:value-type="float">
            <text:p>0</text:p>
          </table:table-cell>
          <table:table-cell table:formula="of:=IF([.A269]=[.A270];0;1)" office:value-type="float" office:value="0" calcext:value-type="float">
            <text:p>0</text:p>
          </table:table-cell>
          <table:table-cell table:formula="of:=DATE(MID([.G269];7;4);MID([.G269];1;2);MID([.G269];4;2))" office:value-type="string" office:string-value="" calcext:value-type="error">
            <text:p>#VALUE!</text:p>
          </table:table-cell>
          <table:table-cell table:formula="of:=ORG.OPENOFFICE.YEARS([.N269];[.$N$1];0)" office:value-type="string" office:string-value="" calcext:value-type="error">
            <text:p>#VALUE!</text:p>
          </table:table-cell>
          <table:table-cell table:formula="of:=IF([.A269]=[.A268];MIN([.O269];[.P268]);[.O269])" office:value-type="string" office:string-value="" calcext:value-type="error">
            <text:p>#VALUE!</text:p>
          </table:table-cell>
          <table:table-cell table:formula="of:=IF([.A269]=[.A268];MAX([.O269];[.Q268]);[.P269])" office:value-type="string" office:string-value="" calcext:value-type="error">
            <text:p>#VALUE!</text:p>
          </table:table-cell>
          <table:table-cell table:formula="of:=IF(AND([.Q269]&gt;=0;[.Q269]&lt;[.$R$1]);&quot;J&quot;;&quot;&quot;)" office:value-type="string" office:string-value="" calcext:value-type="error">
            <text:p>#VALUE!</text:p>
          </table:table-cell>
          <table:table-cell table:formula="of:=IF([.P269]&gt;=[.$S$1];&quot;V&quot;;&quot;&quot;)" office:value-type="string" office:string-value="" calcext:value-type="error">
            <text:p>#VALUE!</text:p>
          </table:table-cell>
          <table:table-cell table:formula="of:=IF([.P269]&gt;=[.$T$1];&quot;SV&quot;;&quot;&quot;)" office:value-type="string" office:string-value="" calcext:value-type="error">
            <text:p>#VALUE!</text:p>
          </table:table-cell>
          <table:table-cell table:formula="of:=IF([.P269]&gt;=[.$U$1];&quot;UV&quot;;&quot;&quot;)" office:value-type="string" office:string-value="" calcext:value-type="error">
            <text:p>#VALUE!</text:p>
          </table:table-cell>
          <table:table-cell table:formula="of:=IF([.M269]=1;[.L269]&amp;&quot;O&quot;&amp;IF(LEN([.R269])&gt;0;&quot;,&quot;&amp;[.L269]&amp;[.R269];&quot;&quot;)&amp;IF(LEN([.S269])&gt;0;&quot;,&quot;&amp;[.L269]&amp;[.S269];&quot;&quot;)&amp;IF(LEN([.T269])&gt;0;&quot;,&quot;&amp;[.L269]&amp;[.T269];&quot;&quot;)&amp;IF(LEN([.U269])&gt;0;&quot;,&quot;&amp;[.L269]&amp;[.U269];&quot;&quot;)&amp;IF(LEN([.C269])&gt;0;&quot;,&quot;&amp;[.C269];&quot;&quot;);&quot;&quot;)">
            <text:p/>
          </table:table-cell>
          <table:table-cell table:formula="of:=[.E269]&amp;&quot; &quot;&amp;[.F269]" office:value-type="string" office:string-value=" " calcext:value-type="string">
            <text:p><text:s/></text:p>
          </table:table-cell>
          <table:table-cell table:formula="of:=MID([.G269];7;4)&amp;&quot;-&quot;&amp;MID([.G269];1;2)&amp;&quot;-&quot;&amp;MID([.G269];4;2)" office:value-type="string" office:string-value="--" calcext:value-type="string">
            <text:p>--</text:p>
          </table:table-cell>
          <table:table-cell table:formula="of:=IF(LEN([.V269])=0;[.V270];[.V269])">
            <text:p/>
          </table:table-cell>
          <table:table-cell table:formula="of:=IF(LEN([.Y269])=0;[.Y270];[.Y269])">
            <text:p/>
          </table:table-cell>
          <table:table-cell table:formula="of:=IF(LEN([.Z269])=0;[.Z270];[.Z269])">
            <text:p/>
          </table:table-cell>
          <table:table-cell table:formula="of:=IF(LEN([.AA269])=0;[.AA270];[.AA269])">
            <text:p/>
          </table:table-cell>
          <table:table-cell table:formula="of:=IF(LEN([.I269])&gt;0;[.I26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69]=1;[.H270];IF([.H270]=[.L269];[.L269];&quot;X&quot;))" office:value-type="float" office:value="0" calcext:value-type="float">
            <text:p>0</text:p>
          </table:table-cell>
          <table:table-cell table:formula="of:=IF([.A270]=[.A271];0;1)" office:value-type="float" office:value="0" calcext:value-type="float">
            <text:p>0</text:p>
          </table:table-cell>
          <table:table-cell table:formula="of:=DATE(MID([.G270];7;4);MID([.G270];1;2);MID([.G270];4;2))" office:value-type="string" office:string-value="" calcext:value-type="error">
            <text:p>#VALUE!</text:p>
          </table:table-cell>
          <table:table-cell table:formula="of:=ORG.OPENOFFICE.YEARS([.N270];[.$N$1];0)" office:value-type="string" office:string-value="" calcext:value-type="error">
            <text:p>#VALUE!</text:p>
          </table:table-cell>
          <table:table-cell table:formula="of:=IF([.A270]=[.A269];MIN([.O270];[.P269]);[.O270])" office:value-type="string" office:string-value="" calcext:value-type="error">
            <text:p>#VALUE!</text:p>
          </table:table-cell>
          <table:table-cell table:formula="of:=IF([.A270]=[.A269];MAX([.O270];[.Q269]);[.P270])" office:value-type="string" office:string-value="" calcext:value-type="error">
            <text:p>#VALUE!</text:p>
          </table:table-cell>
          <table:table-cell table:formula="of:=IF(AND([.Q270]&gt;=0;[.Q270]&lt;[.$R$1]);&quot;J&quot;;&quot;&quot;)" office:value-type="string" office:string-value="" calcext:value-type="error">
            <text:p>#VALUE!</text:p>
          </table:table-cell>
          <table:table-cell table:formula="of:=IF([.P270]&gt;=[.$S$1];&quot;V&quot;;&quot;&quot;)" office:value-type="string" office:string-value="" calcext:value-type="error">
            <text:p>#VALUE!</text:p>
          </table:table-cell>
          <table:table-cell table:formula="of:=IF([.P270]&gt;=[.$T$1];&quot;SV&quot;;&quot;&quot;)" office:value-type="string" office:string-value="" calcext:value-type="error">
            <text:p>#VALUE!</text:p>
          </table:table-cell>
          <table:table-cell table:formula="of:=IF([.P270]&gt;=[.$U$1];&quot;UV&quot;;&quot;&quot;)" office:value-type="string" office:string-value="" calcext:value-type="error">
            <text:p>#VALUE!</text:p>
          </table:table-cell>
          <table:table-cell table:formula="of:=IF([.M270]=1;[.L270]&amp;&quot;O&quot;&amp;IF(LEN([.R270])&gt;0;&quot;,&quot;&amp;[.L270]&amp;[.R270];&quot;&quot;)&amp;IF(LEN([.S270])&gt;0;&quot;,&quot;&amp;[.L270]&amp;[.S270];&quot;&quot;)&amp;IF(LEN([.T270])&gt;0;&quot;,&quot;&amp;[.L270]&amp;[.T270];&quot;&quot;)&amp;IF(LEN([.U270])&gt;0;&quot;,&quot;&amp;[.L270]&amp;[.U270];&quot;&quot;)&amp;IF(LEN([.C270])&gt;0;&quot;,&quot;&amp;[.C270];&quot;&quot;);&quot;&quot;)">
            <text:p/>
          </table:table-cell>
          <table:table-cell table:formula="of:=[.E270]&amp;&quot; &quot;&amp;[.F270]" office:value-type="string" office:string-value=" " calcext:value-type="string">
            <text:p><text:s/></text:p>
          </table:table-cell>
          <table:table-cell table:formula="of:=MID([.G270];7;4)&amp;&quot;-&quot;&amp;MID([.G270];1;2)&amp;&quot;-&quot;&amp;MID([.G270];4;2)" office:value-type="string" office:string-value="--" calcext:value-type="string">
            <text:p>--</text:p>
          </table:table-cell>
          <table:table-cell table:formula="of:=IF(LEN([.V270])=0;[.V271];[.V270])">
            <text:p/>
          </table:table-cell>
          <table:table-cell table:formula="of:=IF(LEN([.Y270])=0;[.Y271];[.Y270])">
            <text:p/>
          </table:table-cell>
          <table:table-cell table:formula="of:=IF(LEN([.Z270])=0;[.Z271];[.Z270])">
            <text:p/>
          </table:table-cell>
          <table:table-cell table:formula="of:=IF(LEN([.AA270])=0;[.AA271];[.AA270])">
            <text:p/>
          </table:table-cell>
          <table:table-cell table:formula="of:=IF(LEN([.I270])&gt;0;[.I27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0]=1;[.H271];IF([.H271]=[.L270];[.L270];&quot;X&quot;))" office:value-type="float" office:value="0" calcext:value-type="float">
            <text:p>0</text:p>
          </table:table-cell>
          <table:table-cell table:formula="of:=IF([.A271]=[.A272];0;1)" office:value-type="float" office:value="0" calcext:value-type="float">
            <text:p>0</text:p>
          </table:table-cell>
          <table:table-cell table:formula="of:=DATE(MID([.G271];7;4);MID([.G271];1;2);MID([.G271];4;2))" office:value-type="string" office:string-value="" calcext:value-type="error">
            <text:p>#VALUE!</text:p>
          </table:table-cell>
          <table:table-cell table:formula="of:=ORG.OPENOFFICE.YEARS([.N271];[.$N$1];0)" office:value-type="string" office:string-value="" calcext:value-type="error">
            <text:p>#VALUE!</text:p>
          </table:table-cell>
          <table:table-cell table:formula="of:=IF([.A271]=[.A270];MIN([.O271];[.P270]);[.O271])" office:value-type="string" office:string-value="" calcext:value-type="error">
            <text:p>#VALUE!</text:p>
          </table:table-cell>
          <table:table-cell table:formula="of:=IF([.A271]=[.A270];MAX([.O271];[.Q270]);[.P271])" office:value-type="string" office:string-value="" calcext:value-type="error">
            <text:p>#VALUE!</text:p>
          </table:table-cell>
          <table:table-cell table:formula="of:=IF(AND([.Q271]&gt;=0;[.Q271]&lt;[.$R$1]);&quot;J&quot;;&quot;&quot;)" office:value-type="string" office:string-value="" calcext:value-type="error">
            <text:p>#VALUE!</text:p>
          </table:table-cell>
          <table:table-cell table:formula="of:=IF([.P271]&gt;=[.$S$1];&quot;V&quot;;&quot;&quot;)" office:value-type="string" office:string-value="" calcext:value-type="error">
            <text:p>#VALUE!</text:p>
          </table:table-cell>
          <table:table-cell table:formula="of:=IF([.P271]&gt;=[.$T$1];&quot;SV&quot;;&quot;&quot;)" office:value-type="string" office:string-value="" calcext:value-type="error">
            <text:p>#VALUE!</text:p>
          </table:table-cell>
          <table:table-cell table:formula="of:=IF([.P271]&gt;=[.$U$1];&quot;UV&quot;;&quot;&quot;)" office:value-type="string" office:string-value="" calcext:value-type="error">
            <text:p>#VALUE!</text:p>
          </table:table-cell>
          <table:table-cell table:formula="of:=IF([.M271]=1;[.L271]&amp;&quot;O&quot;&amp;IF(LEN([.R271])&gt;0;&quot;,&quot;&amp;[.L271]&amp;[.R271];&quot;&quot;)&amp;IF(LEN([.S271])&gt;0;&quot;,&quot;&amp;[.L271]&amp;[.S271];&quot;&quot;)&amp;IF(LEN([.T271])&gt;0;&quot;,&quot;&amp;[.L271]&amp;[.T271];&quot;&quot;)&amp;IF(LEN([.U271])&gt;0;&quot;,&quot;&amp;[.L271]&amp;[.U271];&quot;&quot;)&amp;IF(LEN([.C271])&gt;0;&quot;,&quot;&amp;[.C271];&quot;&quot;);&quot;&quot;)">
            <text:p/>
          </table:table-cell>
          <table:table-cell table:formula="of:=[.E271]&amp;&quot; &quot;&amp;[.F271]" office:value-type="string" office:string-value=" " calcext:value-type="string">
            <text:p><text:s/></text:p>
          </table:table-cell>
          <table:table-cell table:formula="of:=MID([.G271];7;4)&amp;&quot;-&quot;&amp;MID([.G271];1;2)&amp;&quot;-&quot;&amp;MID([.G271];4;2)" office:value-type="string" office:string-value="--" calcext:value-type="string">
            <text:p>--</text:p>
          </table:table-cell>
          <table:table-cell table:formula="of:=IF(LEN([.V271])=0;[.V272];[.V271])">
            <text:p/>
          </table:table-cell>
          <table:table-cell table:formula="of:=IF(LEN([.Y271])=0;[.Y272];[.Y271])">
            <text:p/>
          </table:table-cell>
          <table:table-cell table:formula="of:=IF(LEN([.Z271])=0;[.Z272];[.Z271])">
            <text:p/>
          </table:table-cell>
          <table:table-cell table:formula="of:=IF(LEN([.AA271])=0;[.AA272];[.AA271])">
            <text:p/>
          </table:table-cell>
          <table:table-cell table:formula="of:=IF(LEN([.I271])&gt;0;[.I27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1]=1;[.H272];IF([.H272]=[.L271];[.L271];&quot;X&quot;))" office:value-type="float" office:value="0" calcext:value-type="float">
            <text:p>0</text:p>
          </table:table-cell>
          <table:table-cell table:formula="of:=IF([.A272]=[.A273];0;1)" office:value-type="float" office:value="0" calcext:value-type="float">
            <text:p>0</text:p>
          </table:table-cell>
          <table:table-cell table:formula="of:=DATE(MID([.G272];7;4);MID([.G272];1;2);MID([.G272];4;2))" office:value-type="string" office:string-value="" calcext:value-type="error">
            <text:p>#VALUE!</text:p>
          </table:table-cell>
          <table:table-cell table:formula="of:=ORG.OPENOFFICE.YEARS([.N272];[.$N$1];0)" office:value-type="string" office:string-value="" calcext:value-type="error">
            <text:p>#VALUE!</text:p>
          </table:table-cell>
          <table:table-cell table:formula="of:=IF([.A272]=[.A271];MIN([.O272];[.P271]);[.O272])" office:value-type="string" office:string-value="" calcext:value-type="error">
            <text:p>#VALUE!</text:p>
          </table:table-cell>
          <table:table-cell table:formula="of:=IF([.A272]=[.A271];MAX([.O272];[.Q271]);[.P272])" office:value-type="string" office:string-value="" calcext:value-type="error">
            <text:p>#VALUE!</text:p>
          </table:table-cell>
          <table:table-cell table:formula="of:=IF(AND([.Q272]&gt;=0;[.Q272]&lt;[.$R$1]);&quot;J&quot;;&quot;&quot;)" office:value-type="string" office:string-value="" calcext:value-type="error">
            <text:p>#VALUE!</text:p>
          </table:table-cell>
          <table:table-cell table:formula="of:=IF([.P272]&gt;=[.$S$1];&quot;V&quot;;&quot;&quot;)" office:value-type="string" office:string-value="" calcext:value-type="error">
            <text:p>#VALUE!</text:p>
          </table:table-cell>
          <table:table-cell table:formula="of:=IF([.P272]&gt;=[.$T$1];&quot;SV&quot;;&quot;&quot;)" office:value-type="string" office:string-value="" calcext:value-type="error">
            <text:p>#VALUE!</text:p>
          </table:table-cell>
          <table:table-cell table:formula="of:=IF([.P272]&gt;=[.$U$1];&quot;UV&quot;;&quot;&quot;)" office:value-type="string" office:string-value="" calcext:value-type="error">
            <text:p>#VALUE!</text:p>
          </table:table-cell>
          <table:table-cell table:formula="of:=IF([.M272]=1;[.L272]&amp;&quot;O&quot;&amp;IF(LEN([.R272])&gt;0;&quot;,&quot;&amp;[.L272]&amp;[.R272];&quot;&quot;)&amp;IF(LEN([.S272])&gt;0;&quot;,&quot;&amp;[.L272]&amp;[.S272];&quot;&quot;)&amp;IF(LEN([.T272])&gt;0;&quot;,&quot;&amp;[.L272]&amp;[.T272];&quot;&quot;)&amp;IF(LEN([.U272])&gt;0;&quot;,&quot;&amp;[.L272]&amp;[.U272];&quot;&quot;)&amp;IF(LEN([.C272])&gt;0;&quot;,&quot;&amp;[.C272];&quot;&quot;);&quot;&quot;)">
            <text:p/>
          </table:table-cell>
          <table:table-cell table:formula="of:=[.E272]&amp;&quot; &quot;&amp;[.F272]" office:value-type="string" office:string-value=" " calcext:value-type="string">
            <text:p><text:s/></text:p>
          </table:table-cell>
          <table:table-cell table:formula="of:=MID([.G272];7;4)&amp;&quot;-&quot;&amp;MID([.G272];1;2)&amp;&quot;-&quot;&amp;MID([.G272];4;2)" office:value-type="string" office:string-value="--" calcext:value-type="string">
            <text:p>--</text:p>
          </table:table-cell>
          <table:table-cell table:formula="of:=IF(LEN([.V272])=0;[.V273];[.V272])">
            <text:p/>
          </table:table-cell>
          <table:table-cell table:formula="of:=IF(LEN([.Y272])=0;[.Y273];[.Y272])">
            <text:p/>
          </table:table-cell>
          <table:table-cell table:formula="of:=IF(LEN([.Z272])=0;[.Z273];[.Z272])">
            <text:p/>
          </table:table-cell>
          <table:table-cell table:formula="of:=IF(LEN([.AA272])=0;[.AA273];[.AA272])">
            <text:p/>
          </table:table-cell>
          <table:table-cell table:formula="of:=IF(LEN([.I272])&gt;0;[.I27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2]=1;[.H273];IF([.H273]=[.L272];[.L272];&quot;X&quot;))" office:value-type="float" office:value="0" calcext:value-type="float">
            <text:p>0</text:p>
          </table:table-cell>
          <table:table-cell table:formula="of:=IF([.A273]=[.A274];0;1)" office:value-type="float" office:value="0" calcext:value-type="float">
            <text:p>0</text:p>
          </table:table-cell>
          <table:table-cell table:formula="of:=DATE(MID([.G273];7;4);MID([.G273];1;2);MID([.G273];4;2))" office:value-type="string" office:string-value="" calcext:value-type="error">
            <text:p>#VALUE!</text:p>
          </table:table-cell>
          <table:table-cell table:formula="of:=ORG.OPENOFFICE.YEARS([.N273];[.$N$1];0)" office:value-type="string" office:string-value="" calcext:value-type="error">
            <text:p>#VALUE!</text:p>
          </table:table-cell>
          <table:table-cell table:formula="of:=IF([.A273]=[.A272];MIN([.O273];[.P272]);[.O273])" office:value-type="string" office:string-value="" calcext:value-type="error">
            <text:p>#VALUE!</text:p>
          </table:table-cell>
          <table:table-cell table:formula="of:=IF([.A273]=[.A272];MAX([.O273];[.Q272]);[.P273])" office:value-type="string" office:string-value="" calcext:value-type="error">
            <text:p>#VALUE!</text:p>
          </table:table-cell>
          <table:table-cell table:formula="of:=IF(AND([.Q273]&gt;=0;[.Q273]&lt;[.$R$1]);&quot;J&quot;;&quot;&quot;)" office:value-type="string" office:string-value="" calcext:value-type="error">
            <text:p>#VALUE!</text:p>
          </table:table-cell>
          <table:table-cell table:formula="of:=IF([.P273]&gt;=[.$S$1];&quot;V&quot;;&quot;&quot;)" office:value-type="string" office:string-value="" calcext:value-type="error">
            <text:p>#VALUE!</text:p>
          </table:table-cell>
          <table:table-cell table:formula="of:=IF([.P273]&gt;=[.$T$1];&quot;SV&quot;;&quot;&quot;)" office:value-type="string" office:string-value="" calcext:value-type="error">
            <text:p>#VALUE!</text:p>
          </table:table-cell>
          <table:table-cell table:formula="of:=IF([.P273]&gt;=[.$U$1];&quot;UV&quot;;&quot;&quot;)" office:value-type="string" office:string-value="" calcext:value-type="error">
            <text:p>#VALUE!</text:p>
          </table:table-cell>
          <table:table-cell table:formula="of:=IF([.M273]=1;[.L273]&amp;&quot;O&quot;&amp;IF(LEN([.R273])&gt;0;&quot;,&quot;&amp;[.L273]&amp;[.R273];&quot;&quot;)&amp;IF(LEN([.S273])&gt;0;&quot;,&quot;&amp;[.L273]&amp;[.S273];&quot;&quot;)&amp;IF(LEN([.T273])&gt;0;&quot;,&quot;&amp;[.L273]&amp;[.T273];&quot;&quot;)&amp;IF(LEN([.U273])&gt;0;&quot;,&quot;&amp;[.L273]&amp;[.U273];&quot;&quot;)&amp;IF(LEN([.C273])&gt;0;&quot;,&quot;&amp;[.C273];&quot;&quot;);&quot;&quot;)">
            <text:p/>
          </table:table-cell>
          <table:table-cell table:formula="of:=[.E273]&amp;&quot; &quot;&amp;[.F273]" office:value-type="string" office:string-value=" " calcext:value-type="string">
            <text:p><text:s/></text:p>
          </table:table-cell>
          <table:table-cell table:formula="of:=MID([.G273];7;4)&amp;&quot;-&quot;&amp;MID([.G273];1;2)&amp;&quot;-&quot;&amp;MID([.G273];4;2)" office:value-type="string" office:string-value="--" calcext:value-type="string">
            <text:p>--</text:p>
          </table:table-cell>
          <table:table-cell table:formula="of:=IF(LEN([.V273])=0;[.V274];[.V273])">
            <text:p/>
          </table:table-cell>
          <table:table-cell table:formula="of:=IF(LEN([.Y273])=0;[.Y274];[.Y273])">
            <text:p/>
          </table:table-cell>
          <table:table-cell table:formula="of:=IF(LEN([.Z273])=0;[.Z274];[.Z273])">
            <text:p/>
          </table:table-cell>
          <table:table-cell table:formula="of:=IF(LEN([.AA273])=0;[.AA274];[.AA273])">
            <text:p/>
          </table:table-cell>
          <table:table-cell table:formula="of:=IF(LEN([.I273])&gt;0;[.I27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3]=1;[.H274];IF([.H274]=[.L273];[.L273];&quot;X&quot;))" office:value-type="float" office:value="0" calcext:value-type="float">
            <text:p>0</text:p>
          </table:table-cell>
          <table:table-cell table:formula="of:=IF([.A274]=[.A275];0;1)" office:value-type="float" office:value="0" calcext:value-type="float">
            <text:p>0</text:p>
          </table:table-cell>
          <table:table-cell table:formula="of:=DATE(MID([.G274];7;4);MID([.G274];1;2);MID([.G274];4;2))" office:value-type="string" office:string-value="" calcext:value-type="error">
            <text:p>#VALUE!</text:p>
          </table:table-cell>
          <table:table-cell table:formula="of:=ORG.OPENOFFICE.YEARS([.N274];[.$N$1];0)" office:value-type="string" office:string-value="" calcext:value-type="error">
            <text:p>#VALUE!</text:p>
          </table:table-cell>
          <table:table-cell table:formula="of:=IF([.A274]=[.A273];MIN([.O274];[.P273]);[.O274])" office:value-type="string" office:string-value="" calcext:value-type="error">
            <text:p>#VALUE!</text:p>
          </table:table-cell>
          <table:table-cell table:formula="of:=IF([.A274]=[.A273];MAX([.O274];[.Q273]);[.P274])" office:value-type="string" office:string-value="" calcext:value-type="error">
            <text:p>#VALUE!</text:p>
          </table:table-cell>
          <table:table-cell table:formula="of:=IF(AND([.Q274]&gt;=0;[.Q274]&lt;[.$R$1]);&quot;J&quot;;&quot;&quot;)" office:value-type="string" office:string-value="" calcext:value-type="error">
            <text:p>#VALUE!</text:p>
          </table:table-cell>
          <table:table-cell table:formula="of:=IF([.P274]&gt;=[.$S$1];&quot;V&quot;;&quot;&quot;)" office:value-type="string" office:string-value="" calcext:value-type="error">
            <text:p>#VALUE!</text:p>
          </table:table-cell>
          <table:table-cell table:formula="of:=IF([.P274]&gt;=[.$T$1];&quot;SV&quot;;&quot;&quot;)" office:value-type="string" office:string-value="" calcext:value-type="error">
            <text:p>#VALUE!</text:p>
          </table:table-cell>
          <table:table-cell table:formula="of:=IF([.P274]&gt;=[.$U$1];&quot;UV&quot;;&quot;&quot;)" office:value-type="string" office:string-value="" calcext:value-type="error">
            <text:p>#VALUE!</text:p>
          </table:table-cell>
          <table:table-cell table:formula="of:=IF([.M274]=1;[.L274]&amp;&quot;O&quot;&amp;IF(LEN([.R274])&gt;0;&quot;,&quot;&amp;[.L274]&amp;[.R274];&quot;&quot;)&amp;IF(LEN([.S274])&gt;0;&quot;,&quot;&amp;[.L274]&amp;[.S274];&quot;&quot;)&amp;IF(LEN([.T274])&gt;0;&quot;,&quot;&amp;[.L274]&amp;[.T274];&quot;&quot;)&amp;IF(LEN([.U274])&gt;0;&quot;,&quot;&amp;[.L274]&amp;[.U274];&quot;&quot;)&amp;IF(LEN([.C274])&gt;0;&quot;,&quot;&amp;[.C274];&quot;&quot;);&quot;&quot;)">
            <text:p/>
          </table:table-cell>
          <table:table-cell table:formula="of:=[.E274]&amp;&quot; &quot;&amp;[.F274]" office:value-type="string" office:string-value=" " calcext:value-type="string">
            <text:p><text:s/></text:p>
          </table:table-cell>
          <table:table-cell table:formula="of:=MID([.G274];7;4)&amp;&quot;-&quot;&amp;MID([.G274];1;2)&amp;&quot;-&quot;&amp;MID([.G274];4;2)" office:value-type="string" office:string-value="--" calcext:value-type="string">
            <text:p>--</text:p>
          </table:table-cell>
          <table:table-cell table:formula="of:=IF(LEN([.V274])=0;[.V275];[.V274])">
            <text:p/>
          </table:table-cell>
          <table:table-cell table:formula="of:=IF(LEN([.Y274])=0;[.Y275];[.Y274])">
            <text:p/>
          </table:table-cell>
          <table:table-cell table:formula="of:=IF(LEN([.Z274])=0;[.Z275];[.Z274])">
            <text:p/>
          </table:table-cell>
          <table:table-cell table:formula="of:=IF(LEN([.AA274])=0;[.AA275];[.AA274])">
            <text:p/>
          </table:table-cell>
          <table:table-cell table:formula="of:=IF(LEN([.I274])&gt;0;[.I27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4]=1;[.H275];IF([.H275]=[.L274];[.L274];&quot;X&quot;))" office:value-type="float" office:value="0" calcext:value-type="float">
            <text:p>0</text:p>
          </table:table-cell>
          <table:table-cell table:formula="of:=IF([.A275]=[.A276];0;1)" office:value-type="float" office:value="0" calcext:value-type="float">
            <text:p>0</text:p>
          </table:table-cell>
          <table:table-cell table:formula="of:=DATE(MID([.G275];7;4);MID([.G275];1;2);MID([.G275];4;2))" office:value-type="string" office:string-value="" calcext:value-type="error">
            <text:p>#VALUE!</text:p>
          </table:table-cell>
          <table:table-cell table:formula="of:=ORG.OPENOFFICE.YEARS([.N275];[.$N$1];0)" office:value-type="string" office:string-value="" calcext:value-type="error">
            <text:p>#VALUE!</text:p>
          </table:table-cell>
          <table:table-cell table:formula="of:=IF([.A275]=[.A274];MIN([.O275];[.P274]);[.O275])" office:value-type="string" office:string-value="" calcext:value-type="error">
            <text:p>#VALUE!</text:p>
          </table:table-cell>
          <table:table-cell table:formula="of:=IF([.A275]=[.A274];MAX([.O275];[.Q274]);[.P275])" office:value-type="string" office:string-value="" calcext:value-type="error">
            <text:p>#VALUE!</text:p>
          </table:table-cell>
          <table:table-cell table:formula="of:=IF(AND([.Q275]&gt;=0;[.Q275]&lt;[.$R$1]);&quot;J&quot;;&quot;&quot;)" office:value-type="string" office:string-value="" calcext:value-type="error">
            <text:p>#VALUE!</text:p>
          </table:table-cell>
          <table:table-cell table:formula="of:=IF([.P275]&gt;=[.$S$1];&quot;V&quot;;&quot;&quot;)" office:value-type="string" office:string-value="" calcext:value-type="error">
            <text:p>#VALUE!</text:p>
          </table:table-cell>
          <table:table-cell table:formula="of:=IF([.P275]&gt;=[.$T$1];&quot;SV&quot;;&quot;&quot;)" office:value-type="string" office:string-value="" calcext:value-type="error">
            <text:p>#VALUE!</text:p>
          </table:table-cell>
          <table:table-cell table:formula="of:=IF([.P275]&gt;=[.$U$1];&quot;UV&quot;;&quot;&quot;)" office:value-type="string" office:string-value="" calcext:value-type="error">
            <text:p>#VALUE!</text:p>
          </table:table-cell>
          <table:table-cell table:formula="of:=IF([.M275]=1;[.L275]&amp;&quot;O&quot;&amp;IF(LEN([.R275])&gt;0;&quot;,&quot;&amp;[.L275]&amp;[.R275];&quot;&quot;)&amp;IF(LEN([.S275])&gt;0;&quot;,&quot;&amp;[.L275]&amp;[.S275];&quot;&quot;)&amp;IF(LEN([.T275])&gt;0;&quot;,&quot;&amp;[.L275]&amp;[.T275];&quot;&quot;)&amp;IF(LEN([.U275])&gt;0;&quot;,&quot;&amp;[.L275]&amp;[.U275];&quot;&quot;)&amp;IF(LEN([.C275])&gt;0;&quot;,&quot;&amp;[.C275];&quot;&quot;);&quot;&quot;)">
            <text:p/>
          </table:table-cell>
          <table:table-cell table:formula="of:=[.E275]&amp;&quot; &quot;&amp;[.F275]" office:value-type="string" office:string-value=" " calcext:value-type="string">
            <text:p><text:s/></text:p>
          </table:table-cell>
          <table:table-cell table:formula="of:=MID([.G275];7;4)&amp;&quot;-&quot;&amp;MID([.G275];1;2)&amp;&quot;-&quot;&amp;MID([.G275];4;2)" office:value-type="string" office:string-value="--" calcext:value-type="string">
            <text:p>--</text:p>
          </table:table-cell>
          <table:table-cell table:formula="of:=IF(LEN([.V275])=0;[.V276];[.V275])">
            <text:p/>
          </table:table-cell>
          <table:table-cell table:formula="of:=IF(LEN([.Y275])=0;[.Y276];[.Y275])">
            <text:p/>
          </table:table-cell>
          <table:table-cell table:formula="of:=IF(LEN([.Z275])=0;[.Z276];[.Z275])">
            <text:p/>
          </table:table-cell>
          <table:table-cell table:formula="of:=IF(LEN([.AA275])=0;[.AA276];[.AA275])">
            <text:p/>
          </table:table-cell>
          <table:table-cell table:formula="of:=IF(LEN([.I275])&gt;0;[.I27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5]=1;[.H276];IF([.H276]=[.L275];[.L275];&quot;X&quot;))" office:value-type="float" office:value="0" calcext:value-type="float">
            <text:p>0</text:p>
          </table:table-cell>
          <table:table-cell table:formula="of:=IF([.A276]=[.A277];0;1)" office:value-type="float" office:value="0" calcext:value-type="float">
            <text:p>0</text:p>
          </table:table-cell>
          <table:table-cell table:formula="of:=DATE(MID([.G276];7;4);MID([.G276];1;2);MID([.G276];4;2))" office:value-type="string" office:string-value="" calcext:value-type="error">
            <text:p>#VALUE!</text:p>
          </table:table-cell>
          <table:table-cell table:formula="of:=ORG.OPENOFFICE.YEARS([.N276];[.$N$1];0)" office:value-type="string" office:string-value="" calcext:value-type="error">
            <text:p>#VALUE!</text:p>
          </table:table-cell>
          <table:table-cell table:formula="of:=IF([.A276]=[.A275];MIN([.O276];[.P275]);[.O276])" office:value-type="string" office:string-value="" calcext:value-type="error">
            <text:p>#VALUE!</text:p>
          </table:table-cell>
          <table:table-cell table:formula="of:=IF([.A276]=[.A275];MAX([.O276];[.Q275]);[.P276])" office:value-type="string" office:string-value="" calcext:value-type="error">
            <text:p>#VALUE!</text:p>
          </table:table-cell>
          <table:table-cell table:formula="of:=IF(AND([.Q276]&gt;=0;[.Q276]&lt;[.$R$1]);&quot;J&quot;;&quot;&quot;)" office:value-type="string" office:string-value="" calcext:value-type="error">
            <text:p>#VALUE!</text:p>
          </table:table-cell>
          <table:table-cell table:formula="of:=IF([.P276]&gt;=[.$S$1];&quot;V&quot;;&quot;&quot;)" office:value-type="string" office:string-value="" calcext:value-type="error">
            <text:p>#VALUE!</text:p>
          </table:table-cell>
          <table:table-cell table:formula="of:=IF([.P276]&gt;=[.$T$1];&quot;SV&quot;;&quot;&quot;)" office:value-type="string" office:string-value="" calcext:value-type="error">
            <text:p>#VALUE!</text:p>
          </table:table-cell>
          <table:table-cell table:formula="of:=IF([.P276]&gt;=[.$U$1];&quot;UV&quot;;&quot;&quot;)" office:value-type="string" office:string-value="" calcext:value-type="error">
            <text:p>#VALUE!</text:p>
          </table:table-cell>
          <table:table-cell table:formula="of:=IF([.M276]=1;[.L276]&amp;&quot;O&quot;&amp;IF(LEN([.R276])&gt;0;&quot;,&quot;&amp;[.L276]&amp;[.R276];&quot;&quot;)&amp;IF(LEN([.S276])&gt;0;&quot;,&quot;&amp;[.L276]&amp;[.S276];&quot;&quot;)&amp;IF(LEN([.T276])&gt;0;&quot;,&quot;&amp;[.L276]&amp;[.T276];&quot;&quot;)&amp;IF(LEN([.U276])&gt;0;&quot;,&quot;&amp;[.L276]&amp;[.U276];&quot;&quot;)&amp;IF(LEN([.C276])&gt;0;&quot;,&quot;&amp;[.C276];&quot;&quot;);&quot;&quot;)">
            <text:p/>
          </table:table-cell>
          <table:table-cell table:formula="of:=[.E276]&amp;&quot; &quot;&amp;[.F276]" office:value-type="string" office:string-value=" " calcext:value-type="string">
            <text:p><text:s/></text:p>
          </table:table-cell>
          <table:table-cell table:formula="of:=MID([.G276];7;4)&amp;&quot;-&quot;&amp;MID([.G276];1;2)&amp;&quot;-&quot;&amp;MID([.G276];4;2)" office:value-type="string" office:string-value="--" calcext:value-type="string">
            <text:p>--</text:p>
          </table:table-cell>
          <table:table-cell table:formula="of:=IF(LEN([.V276])=0;[.V277];[.V276])">
            <text:p/>
          </table:table-cell>
          <table:table-cell table:formula="of:=IF(LEN([.Y276])=0;[.Y277];[.Y276])">
            <text:p/>
          </table:table-cell>
          <table:table-cell table:formula="of:=IF(LEN([.Z276])=0;[.Z277];[.Z276])">
            <text:p/>
          </table:table-cell>
          <table:table-cell table:formula="of:=IF(LEN([.AA276])=0;[.AA277];[.AA276])">
            <text:p/>
          </table:table-cell>
          <table:table-cell table:formula="of:=IF(LEN([.I276])&gt;0;[.I27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6]=1;[.H277];IF([.H277]=[.L276];[.L276];&quot;X&quot;))" office:value-type="float" office:value="0" calcext:value-type="float">
            <text:p>0</text:p>
          </table:table-cell>
          <table:table-cell table:formula="of:=IF([.A277]=[.A278];0;1)" office:value-type="float" office:value="0" calcext:value-type="float">
            <text:p>0</text:p>
          </table:table-cell>
          <table:table-cell table:formula="of:=DATE(MID([.G277];7;4);MID([.G277];1;2);MID([.G277];4;2))" office:value-type="string" office:string-value="" calcext:value-type="error">
            <text:p>#VALUE!</text:p>
          </table:table-cell>
          <table:table-cell table:formula="of:=ORG.OPENOFFICE.YEARS([.N277];[.$N$1];0)" office:value-type="string" office:string-value="" calcext:value-type="error">
            <text:p>#VALUE!</text:p>
          </table:table-cell>
          <table:table-cell table:formula="of:=IF([.A277]=[.A276];MIN([.O277];[.P276]);[.O277])" office:value-type="string" office:string-value="" calcext:value-type="error">
            <text:p>#VALUE!</text:p>
          </table:table-cell>
          <table:table-cell table:formula="of:=IF([.A277]=[.A276];MAX([.O277];[.Q276]);[.P277])" office:value-type="string" office:string-value="" calcext:value-type="error">
            <text:p>#VALUE!</text:p>
          </table:table-cell>
          <table:table-cell table:formula="of:=IF(AND([.Q277]&gt;=0;[.Q277]&lt;[.$R$1]);&quot;J&quot;;&quot;&quot;)" office:value-type="string" office:string-value="" calcext:value-type="error">
            <text:p>#VALUE!</text:p>
          </table:table-cell>
          <table:table-cell table:formula="of:=IF([.P277]&gt;=[.$S$1];&quot;V&quot;;&quot;&quot;)" office:value-type="string" office:string-value="" calcext:value-type="error">
            <text:p>#VALUE!</text:p>
          </table:table-cell>
          <table:table-cell table:formula="of:=IF([.P277]&gt;=[.$T$1];&quot;SV&quot;;&quot;&quot;)" office:value-type="string" office:string-value="" calcext:value-type="error">
            <text:p>#VALUE!</text:p>
          </table:table-cell>
          <table:table-cell table:formula="of:=IF([.P277]&gt;=[.$U$1];&quot;UV&quot;;&quot;&quot;)" office:value-type="string" office:string-value="" calcext:value-type="error">
            <text:p>#VALUE!</text:p>
          </table:table-cell>
          <table:table-cell table:formula="of:=IF([.M277]=1;[.L277]&amp;&quot;O&quot;&amp;IF(LEN([.R277])&gt;0;&quot;,&quot;&amp;[.L277]&amp;[.R277];&quot;&quot;)&amp;IF(LEN([.S277])&gt;0;&quot;,&quot;&amp;[.L277]&amp;[.S277];&quot;&quot;)&amp;IF(LEN([.T277])&gt;0;&quot;,&quot;&amp;[.L277]&amp;[.T277];&quot;&quot;)&amp;IF(LEN([.U277])&gt;0;&quot;,&quot;&amp;[.L277]&amp;[.U277];&quot;&quot;)&amp;IF(LEN([.C277])&gt;0;&quot;,&quot;&amp;[.C277];&quot;&quot;);&quot;&quot;)">
            <text:p/>
          </table:table-cell>
          <table:table-cell table:formula="of:=[.E277]&amp;&quot; &quot;&amp;[.F277]" office:value-type="string" office:string-value=" " calcext:value-type="string">
            <text:p><text:s/></text:p>
          </table:table-cell>
          <table:table-cell table:formula="of:=MID([.G277];7;4)&amp;&quot;-&quot;&amp;MID([.G277];1;2)&amp;&quot;-&quot;&amp;MID([.G277];4;2)" office:value-type="string" office:string-value="--" calcext:value-type="string">
            <text:p>--</text:p>
          </table:table-cell>
          <table:table-cell table:formula="of:=IF(LEN([.V277])=0;[.V278];[.V277])">
            <text:p/>
          </table:table-cell>
          <table:table-cell table:formula="of:=IF(LEN([.Y277])=0;[.Y278];[.Y277])">
            <text:p/>
          </table:table-cell>
          <table:table-cell table:formula="of:=IF(LEN([.Z277])=0;[.Z278];[.Z277])">
            <text:p/>
          </table:table-cell>
          <table:table-cell table:formula="of:=IF(LEN([.AA277])=0;[.AA278];[.AA277])">
            <text:p/>
          </table:table-cell>
          <table:table-cell table:formula="of:=IF(LEN([.I277])&gt;0;[.I27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7]=1;[.H278];IF([.H278]=[.L277];[.L277];&quot;X&quot;))" office:value-type="float" office:value="0" calcext:value-type="float">
            <text:p>0</text:p>
          </table:table-cell>
          <table:table-cell table:formula="of:=IF([.A278]=[.A279];0;1)" office:value-type="float" office:value="0" calcext:value-type="float">
            <text:p>0</text:p>
          </table:table-cell>
          <table:table-cell table:formula="of:=DATE(MID([.G278];7;4);MID([.G278];1;2);MID([.G278];4;2))" office:value-type="string" office:string-value="" calcext:value-type="error">
            <text:p>#VALUE!</text:p>
          </table:table-cell>
          <table:table-cell table:formula="of:=ORG.OPENOFFICE.YEARS([.N278];[.$N$1];0)" office:value-type="string" office:string-value="" calcext:value-type="error">
            <text:p>#VALUE!</text:p>
          </table:table-cell>
          <table:table-cell table:formula="of:=IF([.A278]=[.A277];MIN([.O278];[.P277]);[.O278])" office:value-type="string" office:string-value="" calcext:value-type="error">
            <text:p>#VALUE!</text:p>
          </table:table-cell>
          <table:table-cell table:formula="of:=IF([.A278]=[.A277];MAX([.O278];[.Q277]);[.P278])" office:value-type="string" office:string-value="" calcext:value-type="error">
            <text:p>#VALUE!</text:p>
          </table:table-cell>
          <table:table-cell table:formula="of:=IF(AND([.Q278]&gt;=0;[.Q278]&lt;[.$R$1]);&quot;J&quot;;&quot;&quot;)" office:value-type="string" office:string-value="" calcext:value-type="error">
            <text:p>#VALUE!</text:p>
          </table:table-cell>
          <table:table-cell table:formula="of:=IF([.P278]&gt;=[.$S$1];&quot;V&quot;;&quot;&quot;)" office:value-type="string" office:string-value="" calcext:value-type="error">
            <text:p>#VALUE!</text:p>
          </table:table-cell>
          <table:table-cell table:formula="of:=IF([.P278]&gt;=[.$T$1];&quot;SV&quot;;&quot;&quot;)" office:value-type="string" office:string-value="" calcext:value-type="error">
            <text:p>#VALUE!</text:p>
          </table:table-cell>
          <table:table-cell table:formula="of:=IF([.P278]&gt;=[.$U$1];&quot;UV&quot;;&quot;&quot;)" office:value-type="string" office:string-value="" calcext:value-type="error">
            <text:p>#VALUE!</text:p>
          </table:table-cell>
          <table:table-cell table:formula="of:=IF([.M278]=1;[.L278]&amp;&quot;O&quot;&amp;IF(LEN([.R278])&gt;0;&quot;,&quot;&amp;[.L278]&amp;[.R278];&quot;&quot;)&amp;IF(LEN([.S278])&gt;0;&quot;,&quot;&amp;[.L278]&amp;[.S278];&quot;&quot;)&amp;IF(LEN([.T278])&gt;0;&quot;,&quot;&amp;[.L278]&amp;[.T278];&quot;&quot;)&amp;IF(LEN([.U278])&gt;0;&quot;,&quot;&amp;[.L278]&amp;[.U278];&quot;&quot;)&amp;IF(LEN([.C278])&gt;0;&quot;,&quot;&amp;[.C278];&quot;&quot;);&quot;&quot;)">
            <text:p/>
          </table:table-cell>
          <table:table-cell table:formula="of:=[.E278]&amp;&quot; &quot;&amp;[.F278]" office:value-type="string" office:string-value=" " calcext:value-type="string">
            <text:p><text:s/></text:p>
          </table:table-cell>
          <table:table-cell table:formula="of:=MID([.G278];7;4)&amp;&quot;-&quot;&amp;MID([.G278];1;2)&amp;&quot;-&quot;&amp;MID([.G278];4;2)" office:value-type="string" office:string-value="--" calcext:value-type="string">
            <text:p>--</text:p>
          </table:table-cell>
          <table:table-cell table:formula="of:=IF(LEN([.V278])=0;[.V279];[.V278])">
            <text:p/>
          </table:table-cell>
          <table:table-cell table:formula="of:=IF(LEN([.Y278])=0;[.Y279];[.Y278])">
            <text:p/>
          </table:table-cell>
          <table:table-cell table:formula="of:=IF(LEN([.Z278])=0;[.Z279];[.Z278])">
            <text:p/>
          </table:table-cell>
          <table:table-cell table:formula="of:=IF(LEN([.AA278])=0;[.AA279];[.AA278])">
            <text:p/>
          </table:table-cell>
          <table:table-cell table:formula="of:=IF(LEN([.I278])&gt;0;[.I27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8]=1;[.H279];IF([.H279]=[.L278];[.L278];&quot;X&quot;))" office:value-type="float" office:value="0" calcext:value-type="float">
            <text:p>0</text:p>
          </table:table-cell>
          <table:table-cell table:formula="of:=IF([.A279]=[.A280];0;1)" office:value-type="float" office:value="0" calcext:value-type="float">
            <text:p>0</text:p>
          </table:table-cell>
          <table:table-cell table:formula="of:=DATE(MID([.G279];7;4);MID([.G279];1;2);MID([.G279];4;2))" office:value-type="string" office:string-value="" calcext:value-type="error">
            <text:p>#VALUE!</text:p>
          </table:table-cell>
          <table:table-cell table:formula="of:=ORG.OPENOFFICE.YEARS([.N279];[.$N$1];0)" office:value-type="string" office:string-value="" calcext:value-type="error">
            <text:p>#VALUE!</text:p>
          </table:table-cell>
          <table:table-cell table:formula="of:=IF([.A279]=[.A278];MIN([.O279];[.P278]);[.O279])" office:value-type="string" office:string-value="" calcext:value-type="error">
            <text:p>#VALUE!</text:p>
          </table:table-cell>
          <table:table-cell table:formula="of:=IF([.A279]=[.A278];MAX([.O279];[.Q278]);[.P279])" office:value-type="string" office:string-value="" calcext:value-type="error">
            <text:p>#VALUE!</text:p>
          </table:table-cell>
          <table:table-cell table:formula="of:=IF(AND([.Q279]&gt;=0;[.Q279]&lt;[.$R$1]);&quot;J&quot;;&quot;&quot;)" office:value-type="string" office:string-value="" calcext:value-type="error">
            <text:p>#VALUE!</text:p>
          </table:table-cell>
          <table:table-cell table:formula="of:=IF([.P279]&gt;=[.$S$1];&quot;V&quot;;&quot;&quot;)" office:value-type="string" office:string-value="" calcext:value-type="error">
            <text:p>#VALUE!</text:p>
          </table:table-cell>
          <table:table-cell table:formula="of:=IF([.P279]&gt;=[.$T$1];&quot;SV&quot;;&quot;&quot;)" office:value-type="string" office:string-value="" calcext:value-type="error">
            <text:p>#VALUE!</text:p>
          </table:table-cell>
          <table:table-cell table:formula="of:=IF([.P279]&gt;=[.$U$1];&quot;UV&quot;;&quot;&quot;)" office:value-type="string" office:string-value="" calcext:value-type="error">
            <text:p>#VALUE!</text:p>
          </table:table-cell>
          <table:table-cell table:formula="of:=IF([.M279]=1;[.L279]&amp;&quot;O&quot;&amp;IF(LEN([.R279])&gt;0;&quot;,&quot;&amp;[.L279]&amp;[.R279];&quot;&quot;)&amp;IF(LEN([.S279])&gt;0;&quot;,&quot;&amp;[.L279]&amp;[.S279];&quot;&quot;)&amp;IF(LEN([.T279])&gt;0;&quot;,&quot;&amp;[.L279]&amp;[.T279];&quot;&quot;)&amp;IF(LEN([.U279])&gt;0;&quot;,&quot;&amp;[.L279]&amp;[.U279];&quot;&quot;)&amp;IF(LEN([.C279])&gt;0;&quot;,&quot;&amp;[.C279];&quot;&quot;);&quot;&quot;)">
            <text:p/>
          </table:table-cell>
          <table:table-cell table:formula="of:=[.E279]&amp;&quot; &quot;&amp;[.F279]" office:value-type="string" office:string-value=" " calcext:value-type="string">
            <text:p><text:s/></text:p>
          </table:table-cell>
          <table:table-cell table:formula="of:=MID([.G279];7;4)&amp;&quot;-&quot;&amp;MID([.G279];1;2)&amp;&quot;-&quot;&amp;MID([.G279];4;2)" office:value-type="string" office:string-value="--" calcext:value-type="string">
            <text:p>--</text:p>
          </table:table-cell>
          <table:table-cell table:formula="of:=IF(LEN([.V279])=0;[.V280];[.V279])">
            <text:p/>
          </table:table-cell>
          <table:table-cell table:formula="of:=IF(LEN([.Y279])=0;[.Y280];[.Y279])">
            <text:p/>
          </table:table-cell>
          <table:table-cell table:formula="of:=IF(LEN([.Z279])=0;[.Z280];[.Z279])">
            <text:p/>
          </table:table-cell>
          <table:table-cell table:formula="of:=IF(LEN([.AA279])=0;[.AA280];[.AA279])">
            <text:p/>
          </table:table-cell>
          <table:table-cell table:formula="of:=IF(LEN([.I279])&gt;0;[.I27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79]=1;[.H280];IF([.H280]=[.L279];[.L279];&quot;X&quot;))" office:value-type="float" office:value="0" calcext:value-type="float">
            <text:p>0</text:p>
          </table:table-cell>
          <table:table-cell table:formula="of:=IF([.A280]=[.A281];0;1)" office:value-type="float" office:value="0" calcext:value-type="float">
            <text:p>0</text:p>
          </table:table-cell>
          <table:table-cell table:formula="of:=DATE(MID([.G280];7;4);MID([.G280];1;2);MID([.G280];4;2))" office:value-type="string" office:string-value="" calcext:value-type="error">
            <text:p>#VALUE!</text:p>
          </table:table-cell>
          <table:table-cell table:formula="of:=ORG.OPENOFFICE.YEARS([.N280];[.$N$1];0)" office:value-type="string" office:string-value="" calcext:value-type="error">
            <text:p>#VALUE!</text:p>
          </table:table-cell>
          <table:table-cell table:formula="of:=IF([.A280]=[.A279];MIN([.O280];[.P279]);[.O280])" office:value-type="string" office:string-value="" calcext:value-type="error">
            <text:p>#VALUE!</text:p>
          </table:table-cell>
          <table:table-cell table:formula="of:=IF([.A280]=[.A279];MAX([.O280];[.Q279]);[.P280])" office:value-type="string" office:string-value="" calcext:value-type="error">
            <text:p>#VALUE!</text:p>
          </table:table-cell>
          <table:table-cell table:formula="of:=IF(AND([.Q280]&gt;=0;[.Q280]&lt;[.$R$1]);&quot;J&quot;;&quot;&quot;)" office:value-type="string" office:string-value="" calcext:value-type="error">
            <text:p>#VALUE!</text:p>
          </table:table-cell>
          <table:table-cell table:formula="of:=IF([.P280]&gt;=[.$S$1];&quot;V&quot;;&quot;&quot;)" office:value-type="string" office:string-value="" calcext:value-type="error">
            <text:p>#VALUE!</text:p>
          </table:table-cell>
          <table:table-cell table:formula="of:=IF([.P280]&gt;=[.$T$1];&quot;SV&quot;;&quot;&quot;)" office:value-type="string" office:string-value="" calcext:value-type="error">
            <text:p>#VALUE!</text:p>
          </table:table-cell>
          <table:table-cell table:formula="of:=IF([.P280]&gt;=[.$U$1];&quot;UV&quot;;&quot;&quot;)" office:value-type="string" office:string-value="" calcext:value-type="error">
            <text:p>#VALUE!</text:p>
          </table:table-cell>
          <table:table-cell table:formula="of:=IF([.M280]=1;[.L280]&amp;&quot;O&quot;&amp;IF(LEN([.R280])&gt;0;&quot;,&quot;&amp;[.L280]&amp;[.R280];&quot;&quot;)&amp;IF(LEN([.S280])&gt;0;&quot;,&quot;&amp;[.L280]&amp;[.S280];&quot;&quot;)&amp;IF(LEN([.T280])&gt;0;&quot;,&quot;&amp;[.L280]&amp;[.T280];&quot;&quot;)&amp;IF(LEN([.U280])&gt;0;&quot;,&quot;&amp;[.L280]&amp;[.U280];&quot;&quot;)&amp;IF(LEN([.C280])&gt;0;&quot;,&quot;&amp;[.C280];&quot;&quot;);&quot;&quot;)">
            <text:p/>
          </table:table-cell>
          <table:table-cell table:formula="of:=[.E280]&amp;&quot; &quot;&amp;[.F280]" office:value-type="string" office:string-value=" " calcext:value-type="string">
            <text:p><text:s/></text:p>
          </table:table-cell>
          <table:table-cell table:formula="of:=MID([.G280];7;4)&amp;&quot;-&quot;&amp;MID([.G280];1;2)&amp;&quot;-&quot;&amp;MID([.G280];4;2)" office:value-type="string" office:string-value="--" calcext:value-type="string">
            <text:p>--</text:p>
          </table:table-cell>
          <table:table-cell table:formula="of:=IF(LEN([.V280])=0;[.V281];[.V280])">
            <text:p/>
          </table:table-cell>
          <table:table-cell table:formula="of:=IF(LEN([.Y280])=0;[.Y281];[.Y280])">
            <text:p/>
          </table:table-cell>
          <table:table-cell table:formula="of:=IF(LEN([.Z280])=0;[.Z281];[.Z280])">
            <text:p/>
          </table:table-cell>
          <table:table-cell table:formula="of:=IF(LEN([.AA280])=0;[.AA281];[.AA280])">
            <text:p/>
          </table:table-cell>
          <table:table-cell table:formula="of:=IF(LEN([.I280])&gt;0;[.I28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0]=1;[.H281];IF([.H281]=[.L280];[.L280];&quot;X&quot;))" office:value-type="float" office:value="0" calcext:value-type="float">
            <text:p>0</text:p>
          </table:table-cell>
          <table:table-cell table:formula="of:=IF([.A281]=[.A282];0;1)" office:value-type="float" office:value="0" calcext:value-type="float">
            <text:p>0</text:p>
          </table:table-cell>
          <table:table-cell table:formula="of:=DATE(MID([.G281];7;4);MID([.G281];1;2);MID([.G281];4;2))" office:value-type="string" office:string-value="" calcext:value-type="error">
            <text:p>#VALUE!</text:p>
          </table:table-cell>
          <table:table-cell table:formula="of:=ORG.OPENOFFICE.YEARS([.N281];[.$N$1];0)" office:value-type="string" office:string-value="" calcext:value-type="error">
            <text:p>#VALUE!</text:p>
          </table:table-cell>
          <table:table-cell table:formula="of:=IF([.A281]=[.A280];MIN([.O281];[.P280]);[.O281])" office:value-type="string" office:string-value="" calcext:value-type="error">
            <text:p>#VALUE!</text:p>
          </table:table-cell>
          <table:table-cell table:formula="of:=IF([.A281]=[.A280];MAX([.O281];[.Q280]);[.P281])" office:value-type="string" office:string-value="" calcext:value-type="error">
            <text:p>#VALUE!</text:p>
          </table:table-cell>
          <table:table-cell table:formula="of:=IF(AND([.Q281]&gt;=0;[.Q281]&lt;[.$R$1]);&quot;J&quot;;&quot;&quot;)" office:value-type="string" office:string-value="" calcext:value-type="error">
            <text:p>#VALUE!</text:p>
          </table:table-cell>
          <table:table-cell table:formula="of:=IF([.P281]&gt;=[.$S$1];&quot;V&quot;;&quot;&quot;)" office:value-type="string" office:string-value="" calcext:value-type="error">
            <text:p>#VALUE!</text:p>
          </table:table-cell>
          <table:table-cell table:formula="of:=IF([.P281]&gt;=[.$T$1];&quot;SV&quot;;&quot;&quot;)" office:value-type="string" office:string-value="" calcext:value-type="error">
            <text:p>#VALUE!</text:p>
          </table:table-cell>
          <table:table-cell table:formula="of:=IF([.P281]&gt;=[.$U$1];&quot;UV&quot;;&quot;&quot;)" office:value-type="string" office:string-value="" calcext:value-type="error">
            <text:p>#VALUE!</text:p>
          </table:table-cell>
          <table:table-cell table:formula="of:=IF([.M281]=1;[.L281]&amp;&quot;O&quot;&amp;IF(LEN([.R281])&gt;0;&quot;,&quot;&amp;[.L281]&amp;[.R281];&quot;&quot;)&amp;IF(LEN([.S281])&gt;0;&quot;,&quot;&amp;[.L281]&amp;[.S281];&quot;&quot;)&amp;IF(LEN([.T281])&gt;0;&quot;,&quot;&amp;[.L281]&amp;[.T281];&quot;&quot;)&amp;IF(LEN([.U281])&gt;0;&quot;,&quot;&amp;[.L281]&amp;[.U281];&quot;&quot;)&amp;IF(LEN([.C281])&gt;0;&quot;,&quot;&amp;[.C281];&quot;&quot;);&quot;&quot;)">
            <text:p/>
          </table:table-cell>
          <table:table-cell table:formula="of:=[.E281]&amp;&quot; &quot;&amp;[.F281]" office:value-type="string" office:string-value=" " calcext:value-type="string">
            <text:p><text:s/></text:p>
          </table:table-cell>
          <table:table-cell table:formula="of:=MID([.G281];7;4)&amp;&quot;-&quot;&amp;MID([.G281];1;2)&amp;&quot;-&quot;&amp;MID([.G281];4;2)" office:value-type="string" office:string-value="--" calcext:value-type="string">
            <text:p>--</text:p>
          </table:table-cell>
          <table:table-cell table:formula="of:=IF(LEN([.V281])=0;[.V282];[.V281])">
            <text:p/>
          </table:table-cell>
          <table:table-cell table:formula="of:=IF(LEN([.Y281])=0;[.Y282];[.Y281])">
            <text:p/>
          </table:table-cell>
          <table:table-cell table:formula="of:=IF(LEN([.Z281])=0;[.Z282];[.Z281])">
            <text:p/>
          </table:table-cell>
          <table:table-cell table:formula="of:=IF(LEN([.AA281])=0;[.AA282];[.AA281])">
            <text:p/>
          </table:table-cell>
          <table:table-cell table:formula="of:=IF(LEN([.I281])&gt;0;[.I28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1]=1;[.H282];IF([.H282]=[.L281];[.L281];&quot;X&quot;))" office:value-type="float" office:value="0" calcext:value-type="float">
            <text:p>0</text:p>
          </table:table-cell>
          <table:table-cell table:formula="of:=IF([.A282]=[.A283];0;1)" office:value-type="float" office:value="0" calcext:value-type="float">
            <text:p>0</text:p>
          </table:table-cell>
          <table:table-cell table:formula="of:=DATE(MID([.G282];7;4);MID([.G282];1;2);MID([.G282];4;2))" office:value-type="string" office:string-value="" calcext:value-type="error">
            <text:p>#VALUE!</text:p>
          </table:table-cell>
          <table:table-cell table:formula="of:=ORG.OPENOFFICE.YEARS([.N282];[.$N$1];0)" office:value-type="string" office:string-value="" calcext:value-type="error">
            <text:p>#VALUE!</text:p>
          </table:table-cell>
          <table:table-cell table:formula="of:=IF([.A282]=[.A281];MIN([.O282];[.P281]);[.O282])" office:value-type="string" office:string-value="" calcext:value-type="error">
            <text:p>#VALUE!</text:p>
          </table:table-cell>
          <table:table-cell table:formula="of:=IF([.A282]=[.A281];MAX([.O282];[.Q281]);[.P282])" office:value-type="string" office:string-value="" calcext:value-type="error">
            <text:p>#VALUE!</text:p>
          </table:table-cell>
          <table:table-cell table:formula="of:=IF(AND([.Q282]&gt;=0;[.Q282]&lt;[.$R$1]);&quot;J&quot;;&quot;&quot;)" office:value-type="string" office:string-value="" calcext:value-type="error">
            <text:p>#VALUE!</text:p>
          </table:table-cell>
          <table:table-cell table:formula="of:=IF([.P282]&gt;=[.$S$1];&quot;V&quot;;&quot;&quot;)" office:value-type="string" office:string-value="" calcext:value-type="error">
            <text:p>#VALUE!</text:p>
          </table:table-cell>
          <table:table-cell table:formula="of:=IF([.P282]&gt;=[.$T$1];&quot;SV&quot;;&quot;&quot;)" office:value-type="string" office:string-value="" calcext:value-type="error">
            <text:p>#VALUE!</text:p>
          </table:table-cell>
          <table:table-cell table:formula="of:=IF([.P282]&gt;=[.$U$1];&quot;UV&quot;;&quot;&quot;)" office:value-type="string" office:string-value="" calcext:value-type="error">
            <text:p>#VALUE!</text:p>
          </table:table-cell>
          <table:table-cell table:formula="of:=IF([.M282]=1;[.L282]&amp;&quot;O&quot;&amp;IF(LEN([.R282])&gt;0;&quot;,&quot;&amp;[.L282]&amp;[.R282];&quot;&quot;)&amp;IF(LEN([.S282])&gt;0;&quot;,&quot;&amp;[.L282]&amp;[.S282];&quot;&quot;)&amp;IF(LEN([.T282])&gt;0;&quot;,&quot;&amp;[.L282]&amp;[.T282];&quot;&quot;)&amp;IF(LEN([.U282])&gt;0;&quot;,&quot;&amp;[.L282]&amp;[.U282];&quot;&quot;)&amp;IF(LEN([.C282])&gt;0;&quot;,&quot;&amp;[.C282];&quot;&quot;);&quot;&quot;)">
            <text:p/>
          </table:table-cell>
          <table:table-cell table:formula="of:=[.E282]&amp;&quot; &quot;&amp;[.F282]" office:value-type="string" office:string-value=" " calcext:value-type="string">
            <text:p><text:s/></text:p>
          </table:table-cell>
          <table:table-cell table:formula="of:=MID([.G282];7;4)&amp;&quot;-&quot;&amp;MID([.G282];1;2)&amp;&quot;-&quot;&amp;MID([.G282];4;2)" office:value-type="string" office:string-value="--" calcext:value-type="string">
            <text:p>--</text:p>
          </table:table-cell>
          <table:table-cell table:formula="of:=IF(LEN([.V282])=0;[.V283];[.V282])">
            <text:p/>
          </table:table-cell>
          <table:table-cell table:formula="of:=IF(LEN([.Y282])=0;[.Y283];[.Y282])">
            <text:p/>
          </table:table-cell>
          <table:table-cell table:formula="of:=IF(LEN([.Z282])=0;[.Z283];[.Z282])">
            <text:p/>
          </table:table-cell>
          <table:table-cell table:formula="of:=IF(LEN([.AA282])=0;[.AA283];[.AA282])">
            <text:p/>
          </table:table-cell>
          <table:table-cell table:formula="of:=IF(LEN([.I282])&gt;0;[.I28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2]=1;[.H283];IF([.H283]=[.L282];[.L282];&quot;X&quot;))" office:value-type="float" office:value="0" calcext:value-type="float">
            <text:p>0</text:p>
          </table:table-cell>
          <table:table-cell table:formula="of:=IF([.A283]=[.A284];0;1)" office:value-type="float" office:value="0" calcext:value-type="float">
            <text:p>0</text:p>
          </table:table-cell>
          <table:table-cell table:formula="of:=DATE(MID([.G283];7;4);MID([.G283];1;2);MID([.G283];4;2))" office:value-type="string" office:string-value="" calcext:value-type="error">
            <text:p>#VALUE!</text:p>
          </table:table-cell>
          <table:table-cell table:formula="of:=ORG.OPENOFFICE.YEARS([.N283];[.$N$1];0)" office:value-type="string" office:string-value="" calcext:value-type="error">
            <text:p>#VALUE!</text:p>
          </table:table-cell>
          <table:table-cell table:formula="of:=IF([.A283]=[.A282];MIN([.O283];[.P282]);[.O283])" office:value-type="string" office:string-value="" calcext:value-type="error">
            <text:p>#VALUE!</text:p>
          </table:table-cell>
          <table:table-cell table:formula="of:=IF([.A283]=[.A282];MAX([.O283];[.Q282]);[.P283])" office:value-type="string" office:string-value="" calcext:value-type="error">
            <text:p>#VALUE!</text:p>
          </table:table-cell>
          <table:table-cell table:formula="of:=IF(AND([.Q283]&gt;=0;[.Q283]&lt;[.$R$1]);&quot;J&quot;;&quot;&quot;)" office:value-type="string" office:string-value="" calcext:value-type="error">
            <text:p>#VALUE!</text:p>
          </table:table-cell>
          <table:table-cell table:formula="of:=IF([.P283]&gt;=[.$S$1];&quot;V&quot;;&quot;&quot;)" office:value-type="string" office:string-value="" calcext:value-type="error">
            <text:p>#VALUE!</text:p>
          </table:table-cell>
          <table:table-cell table:formula="of:=IF([.P283]&gt;=[.$T$1];&quot;SV&quot;;&quot;&quot;)" office:value-type="string" office:string-value="" calcext:value-type="error">
            <text:p>#VALUE!</text:p>
          </table:table-cell>
          <table:table-cell table:formula="of:=IF([.P283]&gt;=[.$U$1];&quot;UV&quot;;&quot;&quot;)" office:value-type="string" office:string-value="" calcext:value-type="error">
            <text:p>#VALUE!</text:p>
          </table:table-cell>
          <table:table-cell table:formula="of:=IF([.M283]=1;[.L283]&amp;&quot;O&quot;&amp;IF(LEN([.R283])&gt;0;&quot;,&quot;&amp;[.L283]&amp;[.R283];&quot;&quot;)&amp;IF(LEN([.S283])&gt;0;&quot;,&quot;&amp;[.L283]&amp;[.S283];&quot;&quot;)&amp;IF(LEN([.T283])&gt;0;&quot;,&quot;&amp;[.L283]&amp;[.T283];&quot;&quot;)&amp;IF(LEN([.U283])&gt;0;&quot;,&quot;&amp;[.L283]&amp;[.U283];&quot;&quot;)&amp;IF(LEN([.C283])&gt;0;&quot;,&quot;&amp;[.C283];&quot;&quot;);&quot;&quot;)">
            <text:p/>
          </table:table-cell>
          <table:table-cell table:formula="of:=[.E283]&amp;&quot; &quot;&amp;[.F283]" office:value-type="string" office:string-value=" " calcext:value-type="string">
            <text:p><text:s/></text:p>
          </table:table-cell>
          <table:table-cell table:formula="of:=MID([.G283];7;4)&amp;&quot;-&quot;&amp;MID([.G283];1;2)&amp;&quot;-&quot;&amp;MID([.G283];4;2)" office:value-type="string" office:string-value="--" calcext:value-type="string">
            <text:p>--</text:p>
          </table:table-cell>
          <table:table-cell table:formula="of:=IF(LEN([.V283])=0;[.V284];[.V283])">
            <text:p/>
          </table:table-cell>
          <table:table-cell table:formula="of:=IF(LEN([.Y283])=0;[.Y284];[.Y283])">
            <text:p/>
          </table:table-cell>
          <table:table-cell table:formula="of:=IF(LEN([.Z283])=0;[.Z284];[.Z283])">
            <text:p/>
          </table:table-cell>
          <table:table-cell table:formula="of:=IF(LEN([.AA283])=0;[.AA284];[.AA283])">
            <text:p/>
          </table:table-cell>
          <table:table-cell table:formula="of:=IF(LEN([.I283])&gt;0;[.I28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3]=1;[.H284];IF([.H284]=[.L283];[.L283];&quot;X&quot;))" office:value-type="float" office:value="0" calcext:value-type="float">
            <text:p>0</text:p>
          </table:table-cell>
          <table:table-cell table:formula="of:=IF([.A284]=[.A285];0;1)" office:value-type="float" office:value="0" calcext:value-type="float">
            <text:p>0</text:p>
          </table:table-cell>
          <table:table-cell table:formula="of:=DATE(MID([.G284];7;4);MID([.G284];1;2);MID([.G284];4;2))" office:value-type="string" office:string-value="" calcext:value-type="error">
            <text:p>#VALUE!</text:p>
          </table:table-cell>
          <table:table-cell table:formula="of:=ORG.OPENOFFICE.YEARS([.N284];[.$N$1];0)" office:value-type="string" office:string-value="" calcext:value-type="error">
            <text:p>#VALUE!</text:p>
          </table:table-cell>
          <table:table-cell table:formula="of:=IF([.A284]=[.A283];MIN([.O284];[.P283]);[.O284])" office:value-type="string" office:string-value="" calcext:value-type="error">
            <text:p>#VALUE!</text:p>
          </table:table-cell>
          <table:table-cell table:formula="of:=IF([.A284]=[.A283];MAX([.O284];[.Q283]);[.P284])" office:value-type="string" office:string-value="" calcext:value-type="error">
            <text:p>#VALUE!</text:p>
          </table:table-cell>
          <table:table-cell table:formula="of:=IF(AND([.Q284]&gt;=0;[.Q284]&lt;[.$R$1]);&quot;J&quot;;&quot;&quot;)" office:value-type="string" office:string-value="" calcext:value-type="error">
            <text:p>#VALUE!</text:p>
          </table:table-cell>
          <table:table-cell table:formula="of:=IF([.P284]&gt;=[.$S$1];&quot;V&quot;;&quot;&quot;)" office:value-type="string" office:string-value="" calcext:value-type="error">
            <text:p>#VALUE!</text:p>
          </table:table-cell>
          <table:table-cell table:formula="of:=IF([.P284]&gt;=[.$T$1];&quot;SV&quot;;&quot;&quot;)" office:value-type="string" office:string-value="" calcext:value-type="error">
            <text:p>#VALUE!</text:p>
          </table:table-cell>
          <table:table-cell table:formula="of:=IF([.P284]&gt;=[.$U$1];&quot;UV&quot;;&quot;&quot;)" office:value-type="string" office:string-value="" calcext:value-type="error">
            <text:p>#VALUE!</text:p>
          </table:table-cell>
          <table:table-cell table:formula="of:=IF([.M284]=1;[.L284]&amp;&quot;O&quot;&amp;IF(LEN([.R284])&gt;0;&quot;,&quot;&amp;[.L284]&amp;[.R284];&quot;&quot;)&amp;IF(LEN([.S284])&gt;0;&quot;,&quot;&amp;[.L284]&amp;[.S284];&quot;&quot;)&amp;IF(LEN([.T284])&gt;0;&quot;,&quot;&amp;[.L284]&amp;[.T284];&quot;&quot;)&amp;IF(LEN([.U284])&gt;0;&quot;,&quot;&amp;[.L284]&amp;[.U284];&quot;&quot;)&amp;IF(LEN([.C284])&gt;0;&quot;,&quot;&amp;[.C284];&quot;&quot;);&quot;&quot;)">
            <text:p/>
          </table:table-cell>
          <table:table-cell table:formula="of:=[.E284]&amp;&quot; &quot;&amp;[.F284]" office:value-type="string" office:string-value=" " calcext:value-type="string">
            <text:p><text:s/></text:p>
          </table:table-cell>
          <table:table-cell table:formula="of:=MID([.G284];7;4)&amp;&quot;-&quot;&amp;MID([.G284];1;2)&amp;&quot;-&quot;&amp;MID([.G284];4;2)" office:value-type="string" office:string-value="--" calcext:value-type="string">
            <text:p>--</text:p>
          </table:table-cell>
          <table:table-cell table:formula="of:=IF(LEN([.V284])=0;[.V285];[.V284])">
            <text:p/>
          </table:table-cell>
          <table:table-cell table:formula="of:=IF(LEN([.Y284])=0;[.Y285];[.Y284])">
            <text:p/>
          </table:table-cell>
          <table:table-cell table:formula="of:=IF(LEN([.Z284])=0;[.Z285];[.Z284])">
            <text:p/>
          </table:table-cell>
          <table:table-cell table:formula="of:=IF(LEN([.AA284])=0;[.AA285];[.AA284])">
            <text:p/>
          </table:table-cell>
          <table:table-cell table:formula="of:=IF(LEN([.I284])&gt;0;[.I28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4]=1;[.H285];IF([.H285]=[.L284];[.L284];&quot;X&quot;))" office:value-type="float" office:value="0" calcext:value-type="float">
            <text:p>0</text:p>
          </table:table-cell>
          <table:table-cell table:formula="of:=IF([.A285]=[.A286];0;1)" office:value-type="float" office:value="0" calcext:value-type="float">
            <text:p>0</text:p>
          </table:table-cell>
          <table:table-cell table:formula="of:=DATE(MID([.G285];7;4);MID([.G285];1;2);MID([.G285];4;2))" office:value-type="string" office:string-value="" calcext:value-type="error">
            <text:p>#VALUE!</text:p>
          </table:table-cell>
          <table:table-cell table:formula="of:=ORG.OPENOFFICE.YEARS([.N285];[.$N$1];0)" office:value-type="string" office:string-value="" calcext:value-type="error">
            <text:p>#VALUE!</text:p>
          </table:table-cell>
          <table:table-cell table:formula="of:=IF([.A285]=[.A284];MIN([.O285];[.P284]);[.O285])" office:value-type="string" office:string-value="" calcext:value-type="error">
            <text:p>#VALUE!</text:p>
          </table:table-cell>
          <table:table-cell table:formula="of:=IF([.A285]=[.A284];MAX([.O285];[.Q284]);[.P285])" office:value-type="string" office:string-value="" calcext:value-type="error">
            <text:p>#VALUE!</text:p>
          </table:table-cell>
          <table:table-cell table:formula="of:=IF(AND([.Q285]&gt;=0;[.Q285]&lt;[.$R$1]);&quot;J&quot;;&quot;&quot;)" office:value-type="string" office:string-value="" calcext:value-type="error">
            <text:p>#VALUE!</text:p>
          </table:table-cell>
          <table:table-cell table:formula="of:=IF([.P285]&gt;=[.$S$1];&quot;V&quot;;&quot;&quot;)" office:value-type="string" office:string-value="" calcext:value-type="error">
            <text:p>#VALUE!</text:p>
          </table:table-cell>
          <table:table-cell table:formula="of:=IF([.P285]&gt;=[.$T$1];&quot;SV&quot;;&quot;&quot;)" office:value-type="string" office:string-value="" calcext:value-type="error">
            <text:p>#VALUE!</text:p>
          </table:table-cell>
          <table:table-cell table:formula="of:=IF([.P285]&gt;=[.$U$1];&quot;UV&quot;;&quot;&quot;)" office:value-type="string" office:string-value="" calcext:value-type="error">
            <text:p>#VALUE!</text:p>
          </table:table-cell>
          <table:table-cell table:formula="of:=IF([.M285]=1;[.L285]&amp;&quot;O&quot;&amp;IF(LEN([.R285])&gt;0;&quot;,&quot;&amp;[.L285]&amp;[.R285];&quot;&quot;)&amp;IF(LEN([.S285])&gt;0;&quot;,&quot;&amp;[.L285]&amp;[.S285];&quot;&quot;)&amp;IF(LEN([.T285])&gt;0;&quot;,&quot;&amp;[.L285]&amp;[.T285];&quot;&quot;)&amp;IF(LEN([.U285])&gt;0;&quot;,&quot;&amp;[.L285]&amp;[.U285];&quot;&quot;)&amp;IF(LEN([.C285])&gt;0;&quot;,&quot;&amp;[.C285];&quot;&quot;);&quot;&quot;)">
            <text:p/>
          </table:table-cell>
          <table:table-cell table:formula="of:=[.E285]&amp;&quot; &quot;&amp;[.F285]" office:value-type="string" office:string-value=" " calcext:value-type="string">
            <text:p><text:s/></text:p>
          </table:table-cell>
          <table:table-cell table:formula="of:=MID([.G285];7;4)&amp;&quot;-&quot;&amp;MID([.G285];1;2)&amp;&quot;-&quot;&amp;MID([.G285];4;2)" office:value-type="string" office:string-value="--" calcext:value-type="string">
            <text:p>--</text:p>
          </table:table-cell>
          <table:table-cell table:formula="of:=IF(LEN([.V285])=0;[.V286];[.V285])">
            <text:p/>
          </table:table-cell>
          <table:table-cell table:formula="of:=IF(LEN([.Y285])=0;[.Y286];[.Y285])">
            <text:p/>
          </table:table-cell>
          <table:table-cell table:formula="of:=IF(LEN([.Z285])=0;[.Z286];[.Z285])">
            <text:p/>
          </table:table-cell>
          <table:table-cell table:formula="of:=IF(LEN([.AA285])=0;[.AA286];[.AA285])">
            <text:p/>
          </table:table-cell>
          <table:table-cell table:formula="of:=IF(LEN([.I285])&gt;0;[.I28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5]=1;[.H286];IF([.H286]=[.L285];[.L285];&quot;X&quot;))" office:value-type="float" office:value="0" calcext:value-type="float">
            <text:p>0</text:p>
          </table:table-cell>
          <table:table-cell table:formula="of:=IF([.A286]=[.A287];0;1)" office:value-type="float" office:value="0" calcext:value-type="float">
            <text:p>0</text:p>
          </table:table-cell>
          <table:table-cell table:formula="of:=DATE(MID([.G286];7;4);MID([.G286];1;2);MID([.G286];4;2))" office:value-type="string" office:string-value="" calcext:value-type="error">
            <text:p>#VALUE!</text:p>
          </table:table-cell>
          <table:table-cell table:formula="of:=ORG.OPENOFFICE.YEARS([.N286];[.$N$1];0)" office:value-type="string" office:string-value="" calcext:value-type="error">
            <text:p>#VALUE!</text:p>
          </table:table-cell>
          <table:table-cell table:formula="of:=IF([.A286]=[.A285];MIN([.O286];[.P285]);[.O286])" office:value-type="string" office:string-value="" calcext:value-type="error">
            <text:p>#VALUE!</text:p>
          </table:table-cell>
          <table:table-cell table:formula="of:=IF([.A286]=[.A285];MAX([.O286];[.Q285]);[.P286])" office:value-type="string" office:string-value="" calcext:value-type="error">
            <text:p>#VALUE!</text:p>
          </table:table-cell>
          <table:table-cell table:formula="of:=IF(AND([.Q286]&gt;=0;[.Q286]&lt;[.$R$1]);&quot;J&quot;;&quot;&quot;)" office:value-type="string" office:string-value="" calcext:value-type="error">
            <text:p>#VALUE!</text:p>
          </table:table-cell>
          <table:table-cell table:formula="of:=IF([.P286]&gt;=[.$S$1];&quot;V&quot;;&quot;&quot;)" office:value-type="string" office:string-value="" calcext:value-type="error">
            <text:p>#VALUE!</text:p>
          </table:table-cell>
          <table:table-cell table:formula="of:=IF([.P286]&gt;=[.$T$1];&quot;SV&quot;;&quot;&quot;)" office:value-type="string" office:string-value="" calcext:value-type="error">
            <text:p>#VALUE!</text:p>
          </table:table-cell>
          <table:table-cell table:formula="of:=IF([.P286]&gt;=[.$U$1];&quot;UV&quot;;&quot;&quot;)" office:value-type="string" office:string-value="" calcext:value-type="error">
            <text:p>#VALUE!</text:p>
          </table:table-cell>
          <table:table-cell table:formula="of:=IF([.M286]=1;[.L286]&amp;&quot;O&quot;&amp;IF(LEN([.R286])&gt;0;&quot;,&quot;&amp;[.L286]&amp;[.R286];&quot;&quot;)&amp;IF(LEN([.S286])&gt;0;&quot;,&quot;&amp;[.L286]&amp;[.S286];&quot;&quot;)&amp;IF(LEN([.T286])&gt;0;&quot;,&quot;&amp;[.L286]&amp;[.T286];&quot;&quot;)&amp;IF(LEN([.U286])&gt;0;&quot;,&quot;&amp;[.L286]&amp;[.U286];&quot;&quot;)&amp;IF(LEN([.C286])&gt;0;&quot;,&quot;&amp;[.C286];&quot;&quot;);&quot;&quot;)">
            <text:p/>
          </table:table-cell>
          <table:table-cell table:formula="of:=[.E286]&amp;&quot; &quot;&amp;[.F286]" office:value-type="string" office:string-value=" " calcext:value-type="string">
            <text:p><text:s/></text:p>
          </table:table-cell>
          <table:table-cell table:formula="of:=MID([.G286];7;4)&amp;&quot;-&quot;&amp;MID([.G286];1;2)&amp;&quot;-&quot;&amp;MID([.G286];4;2)" office:value-type="string" office:string-value="--" calcext:value-type="string">
            <text:p>--</text:p>
          </table:table-cell>
          <table:table-cell table:formula="of:=IF(LEN([.V286])=0;[.V287];[.V286])">
            <text:p/>
          </table:table-cell>
          <table:table-cell table:formula="of:=IF(LEN([.Y286])=0;[.Y287];[.Y286])">
            <text:p/>
          </table:table-cell>
          <table:table-cell table:formula="of:=IF(LEN([.Z286])=0;[.Z287];[.Z286])">
            <text:p/>
          </table:table-cell>
          <table:table-cell table:formula="of:=IF(LEN([.AA286])=0;[.AA287];[.AA286])">
            <text:p/>
          </table:table-cell>
          <table:table-cell table:formula="of:=IF(LEN([.I286])&gt;0;[.I28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6]=1;[.H287];IF([.H287]=[.L286];[.L286];&quot;X&quot;))" office:value-type="float" office:value="0" calcext:value-type="float">
            <text:p>0</text:p>
          </table:table-cell>
          <table:table-cell table:formula="of:=IF([.A287]=[.A288];0;1)" office:value-type="float" office:value="0" calcext:value-type="float">
            <text:p>0</text:p>
          </table:table-cell>
          <table:table-cell table:formula="of:=DATE(MID([.G287];7;4);MID([.G287];1;2);MID([.G287];4;2))" office:value-type="string" office:string-value="" calcext:value-type="error">
            <text:p>#VALUE!</text:p>
          </table:table-cell>
          <table:table-cell table:formula="of:=ORG.OPENOFFICE.YEARS([.N287];[.$N$1];0)" office:value-type="string" office:string-value="" calcext:value-type="error">
            <text:p>#VALUE!</text:p>
          </table:table-cell>
          <table:table-cell table:formula="of:=IF([.A287]=[.A286];MIN([.O287];[.P286]);[.O287])" office:value-type="string" office:string-value="" calcext:value-type="error">
            <text:p>#VALUE!</text:p>
          </table:table-cell>
          <table:table-cell table:formula="of:=IF([.A287]=[.A286];MAX([.O287];[.Q286]);[.P287])" office:value-type="string" office:string-value="" calcext:value-type="error">
            <text:p>#VALUE!</text:p>
          </table:table-cell>
          <table:table-cell table:formula="of:=IF(AND([.Q287]&gt;=0;[.Q287]&lt;[.$R$1]);&quot;J&quot;;&quot;&quot;)" office:value-type="string" office:string-value="" calcext:value-type="error">
            <text:p>#VALUE!</text:p>
          </table:table-cell>
          <table:table-cell table:formula="of:=IF([.P287]&gt;=[.$S$1];&quot;V&quot;;&quot;&quot;)" office:value-type="string" office:string-value="" calcext:value-type="error">
            <text:p>#VALUE!</text:p>
          </table:table-cell>
          <table:table-cell table:formula="of:=IF([.P287]&gt;=[.$T$1];&quot;SV&quot;;&quot;&quot;)" office:value-type="string" office:string-value="" calcext:value-type="error">
            <text:p>#VALUE!</text:p>
          </table:table-cell>
          <table:table-cell table:formula="of:=IF([.P287]&gt;=[.$U$1];&quot;UV&quot;;&quot;&quot;)" office:value-type="string" office:string-value="" calcext:value-type="error">
            <text:p>#VALUE!</text:p>
          </table:table-cell>
          <table:table-cell table:formula="of:=IF([.M287]=1;[.L287]&amp;&quot;O&quot;&amp;IF(LEN([.R287])&gt;0;&quot;,&quot;&amp;[.L287]&amp;[.R287];&quot;&quot;)&amp;IF(LEN([.S287])&gt;0;&quot;,&quot;&amp;[.L287]&amp;[.S287];&quot;&quot;)&amp;IF(LEN([.T287])&gt;0;&quot;,&quot;&amp;[.L287]&amp;[.T287];&quot;&quot;)&amp;IF(LEN([.U287])&gt;0;&quot;,&quot;&amp;[.L287]&amp;[.U287];&quot;&quot;)&amp;IF(LEN([.C287])&gt;0;&quot;,&quot;&amp;[.C287];&quot;&quot;);&quot;&quot;)">
            <text:p/>
          </table:table-cell>
          <table:table-cell table:formula="of:=[.E287]&amp;&quot; &quot;&amp;[.F287]" office:value-type="string" office:string-value=" " calcext:value-type="string">
            <text:p><text:s/></text:p>
          </table:table-cell>
          <table:table-cell table:formula="of:=MID([.G287];7;4)&amp;&quot;-&quot;&amp;MID([.G287];1;2)&amp;&quot;-&quot;&amp;MID([.G287];4;2)" office:value-type="string" office:string-value="--" calcext:value-type="string">
            <text:p>--</text:p>
          </table:table-cell>
          <table:table-cell table:formula="of:=IF(LEN([.V287])=0;[.V288];[.V287])">
            <text:p/>
          </table:table-cell>
          <table:table-cell table:formula="of:=IF(LEN([.Y287])=0;[.Y288];[.Y287])">
            <text:p/>
          </table:table-cell>
          <table:table-cell table:formula="of:=IF(LEN([.Z287])=0;[.Z288];[.Z287])">
            <text:p/>
          </table:table-cell>
          <table:table-cell table:formula="of:=IF(LEN([.AA287])=0;[.AA288];[.AA287])">
            <text:p/>
          </table:table-cell>
          <table:table-cell table:formula="of:=IF(LEN([.I287])&gt;0;[.I28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7]=1;[.H288];IF([.H288]=[.L287];[.L287];&quot;X&quot;))" office:value-type="float" office:value="0" calcext:value-type="float">
            <text:p>0</text:p>
          </table:table-cell>
          <table:table-cell table:formula="of:=IF([.A288]=[.A289];0;1)" office:value-type="float" office:value="0" calcext:value-type="float">
            <text:p>0</text:p>
          </table:table-cell>
          <table:table-cell table:formula="of:=DATE(MID([.G288];7;4);MID([.G288];1;2);MID([.G288];4;2))" office:value-type="string" office:string-value="" calcext:value-type="error">
            <text:p>#VALUE!</text:p>
          </table:table-cell>
          <table:table-cell table:formula="of:=ORG.OPENOFFICE.YEARS([.N288];[.$N$1];0)" office:value-type="string" office:string-value="" calcext:value-type="error">
            <text:p>#VALUE!</text:p>
          </table:table-cell>
          <table:table-cell table:formula="of:=IF([.A288]=[.A287];MIN([.O288];[.P287]);[.O288])" office:value-type="string" office:string-value="" calcext:value-type="error">
            <text:p>#VALUE!</text:p>
          </table:table-cell>
          <table:table-cell table:formula="of:=IF([.A288]=[.A287];MAX([.O288];[.Q287]);[.P288])" office:value-type="string" office:string-value="" calcext:value-type="error">
            <text:p>#VALUE!</text:p>
          </table:table-cell>
          <table:table-cell table:formula="of:=IF(AND([.Q288]&gt;=0;[.Q288]&lt;[.$R$1]);&quot;J&quot;;&quot;&quot;)" office:value-type="string" office:string-value="" calcext:value-type="error">
            <text:p>#VALUE!</text:p>
          </table:table-cell>
          <table:table-cell table:formula="of:=IF([.P288]&gt;=[.$S$1];&quot;V&quot;;&quot;&quot;)" office:value-type="string" office:string-value="" calcext:value-type="error">
            <text:p>#VALUE!</text:p>
          </table:table-cell>
          <table:table-cell table:formula="of:=IF([.P288]&gt;=[.$T$1];&quot;SV&quot;;&quot;&quot;)" office:value-type="string" office:string-value="" calcext:value-type="error">
            <text:p>#VALUE!</text:p>
          </table:table-cell>
          <table:table-cell table:formula="of:=IF([.P288]&gt;=[.$U$1];&quot;UV&quot;;&quot;&quot;)" office:value-type="string" office:string-value="" calcext:value-type="error">
            <text:p>#VALUE!</text:p>
          </table:table-cell>
          <table:table-cell table:formula="of:=IF([.M288]=1;[.L288]&amp;&quot;O&quot;&amp;IF(LEN([.R288])&gt;0;&quot;,&quot;&amp;[.L288]&amp;[.R288];&quot;&quot;)&amp;IF(LEN([.S288])&gt;0;&quot;,&quot;&amp;[.L288]&amp;[.S288];&quot;&quot;)&amp;IF(LEN([.T288])&gt;0;&quot;,&quot;&amp;[.L288]&amp;[.T288];&quot;&quot;)&amp;IF(LEN([.U288])&gt;0;&quot;,&quot;&amp;[.L288]&amp;[.U288];&quot;&quot;)&amp;IF(LEN([.C288])&gt;0;&quot;,&quot;&amp;[.C288];&quot;&quot;);&quot;&quot;)">
            <text:p/>
          </table:table-cell>
          <table:table-cell table:formula="of:=[.E288]&amp;&quot; &quot;&amp;[.F288]" office:value-type="string" office:string-value=" " calcext:value-type="string">
            <text:p><text:s/></text:p>
          </table:table-cell>
          <table:table-cell table:formula="of:=MID([.G288];7;4)&amp;&quot;-&quot;&amp;MID([.G288];1;2)&amp;&quot;-&quot;&amp;MID([.G288];4;2)" office:value-type="string" office:string-value="--" calcext:value-type="string">
            <text:p>--</text:p>
          </table:table-cell>
          <table:table-cell table:formula="of:=IF(LEN([.V288])=0;[.V289];[.V288])">
            <text:p/>
          </table:table-cell>
          <table:table-cell table:formula="of:=IF(LEN([.Y288])=0;[.Y289];[.Y288])">
            <text:p/>
          </table:table-cell>
          <table:table-cell table:formula="of:=IF(LEN([.Z288])=0;[.Z289];[.Z288])">
            <text:p/>
          </table:table-cell>
          <table:table-cell table:formula="of:=IF(LEN([.AA288])=0;[.AA289];[.AA288])">
            <text:p/>
          </table:table-cell>
          <table:table-cell table:formula="of:=IF(LEN([.I288])&gt;0;[.I28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8]=1;[.H289];IF([.H289]=[.L288];[.L288];&quot;X&quot;))" office:value-type="float" office:value="0" calcext:value-type="float">
            <text:p>0</text:p>
          </table:table-cell>
          <table:table-cell table:formula="of:=IF([.A289]=[.A290];0;1)" office:value-type="float" office:value="0" calcext:value-type="float">
            <text:p>0</text:p>
          </table:table-cell>
          <table:table-cell table:formula="of:=DATE(MID([.G289];7;4);MID([.G289];1;2);MID([.G289];4;2))" office:value-type="string" office:string-value="" calcext:value-type="error">
            <text:p>#VALUE!</text:p>
          </table:table-cell>
          <table:table-cell table:formula="of:=ORG.OPENOFFICE.YEARS([.N289];[.$N$1];0)" office:value-type="string" office:string-value="" calcext:value-type="error">
            <text:p>#VALUE!</text:p>
          </table:table-cell>
          <table:table-cell table:formula="of:=IF([.A289]=[.A288];MIN([.O289];[.P288]);[.O289])" office:value-type="string" office:string-value="" calcext:value-type="error">
            <text:p>#VALUE!</text:p>
          </table:table-cell>
          <table:table-cell table:formula="of:=IF([.A289]=[.A288];MAX([.O289];[.Q288]);[.P289])" office:value-type="string" office:string-value="" calcext:value-type="error">
            <text:p>#VALUE!</text:p>
          </table:table-cell>
          <table:table-cell table:formula="of:=IF(AND([.Q289]&gt;=0;[.Q289]&lt;[.$R$1]);&quot;J&quot;;&quot;&quot;)" office:value-type="string" office:string-value="" calcext:value-type="error">
            <text:p>#VALUE!</text:p>
          </table:table-cell>
          <table:table-cell table:formula="of:=IF([.P289]&gt;=[.$S$1];&quot;V&quot;;&quot;&quot;)" office:value-type="string" office:string-value="" calcext:value-type="error">
            <text:p>#VALUE!</text:p>
          </table:table-cell>
          <table:table-cell table:formula="of:=IF([.P289]&gt;=[.$T$1];&quot;SV&quot;;&quot;&quot;)" office:value-type="string" office:string-value="" calcext:value-type="error">
            <text:p>#VALUE!</text:p>
          </table:table-cell>
          <table:table-cell table:formula="of:=IF([.P289]&gt;=[.$U$1];&quot;UV&quot;;&quot;&quot;)" office:value-type="string" office:string-value="" calcext:value-type="error">
            <text:p>#VALUE!</text:p>
          </table:table-cell>
          <table:table-cell table:formula="of:=IF([.M289]=1;[.L289]&amp;&quot;O&quot;&amp;IF(LEN([.R289])&gt;0;&quot;,&quot;&amp;[.L289]&amp;[.R289];&quot;&quot;)&amp;IF(LEN([.S289])&gt;0;&quot;,&quot;&amp;[.L289]&amp;[.S289];&quot;&quot;)&amp;IF(LEN([.T289])&gt;0;&quot;,&quot;&amp;[.L289]&amp;[.T289];&quot;&quot;)&amp;IF(LEN([.U289])&gt;0;&quot;,&quot;&amp;[.L289]&amp;[.U289];&quot;&quot;)&amp;IF(LEN([.C289])&gt;0;&quot;,&quot;&amp;[.C289];&quot;&quot;);&quot;&quot;)">
            <text:p/>
          </table:table-cell>
          <table:table-cell table:formula="of:=[.E289]&amp;&quot; &quot;&amp;[.F289]" office:value-type="string" office:string-value=" " calcext:value-type="string">
            <text:p><text:s/></text:p>
          </table:table-cell>
          <table:table-cell table:formula="of:=MID([.G289];7;4)&amp;&quot;-&quot;&amp;MID([.G289];1;2)&amp;&quot;-&quot;&amp;MID([.G289];4;2)" office:value-type="string" office:string-value="--" calcext:value-type="string">
            <text:p>--</text:p>
          </table:table-cell>
          <table:table-cell table:formula="of:=IF(LEN([.V289])=0;[.V290];[.V289])">
            <text:p/>
          </table:table-cell>
          <table:table-cell table:formula="of:=IF(LEN([.Y289])=0;[.Y290];[.Y289])">
            <text:p/>
          </table:table-cell>
          <table:table-cell table:formula="of:=IF(LEN([.Z289])=0;[.Z290];[.Z289])">
            <text:p/>
          </table:table-cell>
          <table:table-cell table:formula="of:=IF(LEN([.AA289])=0;[.AA290];[.AA289])">
            <text:p/>
          </table:table-cell>
          <table:table-cell table:formula="of:=IF(LEN([.I289])&gt;0;[.I28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89]=1;[.H290];IF([.H290]=[.L289];[.L289];&quot;X&quot;))" office:value-type="float" office:value="0" calcext:value-type="float">
            <text:p>0</text:p>
          </table:table-cell>
          <table:table-cell table:formula="of:=IF([.A290]=[.A291];0;1)" office:value-type="float" office:value="0" calcext:value-type="float">
            <text:p>0</text:p>
          </table:table-cell>
          <table:table-cell table:formula="of:=DATE(MID([.G290];7;4);MID([.G290];1;2);MID([.G290];4;2))" office:value-type="string" office:string-value="" calcext:value-type="error">
            <text:p>#VALUE!</text:p>
          </table:table-cell>
          <table:table-cell table:formula="of:=ORG.OPENOFFICE.YEARS([.N290];[.$N$1];0)" office:value-type="string" office:string-value="" calcext:value-type="error">
            <text:p>#VALUE!</text:p>
          </table:table-cell>
          <table:table-cell table:formula="of:=IF([.A290]=[.A289];MIN([.O290];[.P289]);[.O290])" office:value-type="string" office:string-value="" calcext:value-type="error">
            <text:p>#VALUE!</text:p>
          </table:table-cell>
          <table:table-cell table:formula="of:=IF([.A290]=[.A289];MAX([.O290];[.Q289]);[.P290])" office:value-type="string" office:string-value="" calcext:value-type="error">
            <text:p>#VALUE!</text:p>
          </table:table-cell>
          <table:table-cell table:formula="of:=IF(AND([.Q290]&gt;=0;[.Q290]&lt;[.$R$1]);&quot;J&quot;;&quot;&quot;)" office:value-type="string" office:string-value="" calcext:value-type="error">
            <text:p>#VALUE!</text:p>
          </table:table-cell>
          <table:table-cell table:formula="of:=IF([.P290]&gt;=[.$S$1];&quot;V&quot;;&quot;&quot;)" office:value-type="string" office:string-value="" calcext:value-type="error">
            <text:p>#VALUE!</text:p>
          </table:table-cell>
          <table:table-cell table:formula="of:=IF([.P290]&gt;=[.$T$1];&quot;SV&quot;;&quot;&quot;)" office:value-type="string" office:string-value="" calcext:value-type="error">
            <text:p>#VALUE!</text:p>
          </table:table-cell>
          <table:table-cell table:formula="of:=IF([.P290]&gt;=[.$U$1];&quot;UV&quot;;&quot;&quot;)" office:value-type="string" office:string-value="" calcext:value-type="error">
            <text:p>#VALUE!</text:p>
          </table:table-cell>
          <table:table-cell table:formula="of:=IF([.M290]=1;[.L290]&amp;&quot;O&quot;&amp;IF(LEN([.R290])&gt;0;&quot;,&quot;&amp;[.L290]&amp;[.R290];&quot;&quot;)&amp;IF(LEN([.S290])&gt;0;&quot;,&quot;&amp;[.L290]&amp;[.S290];&quot;&quot;)&amp;IF(LEN([.T290])&gt;0;&quot;,&quot;&amp;[.L290]&amp;[.T290];&quot;&quot;)&amp;IF(LEN([.U290])&gt;0;&quot;,&quot;&amp;[.L290]&amp;[.U290];&quot;&quot;)&amp;IF(LEN([.C290])&gt;0;&quot;,&quot;&amp;[.C290];&quot;&quot;);&quot;&quot;)">
            <text:p/>
          </table:table-cell>
          <table:table-cell table:formula="of:=[.E290]&amp;&quot; &quot;&amp;[.F290]" office:value-type="string" office:string-value=" " calcext:value-type="string">
            <text:p><text:s/></text:p>
          </table:table-cell>
          <table:table-cell table:formula="of:=MID([.G290];7;4)&amp;&quot;-&quot;&amp;MID([.G290];1;2)&amp;&quot;-&quot;&amp;MID([.G290];4;2)" office:value-type="string" office:string-value="--" calcext:value-type="string">
            <text:p>--</text:p>
          </table:table-cell>
          <table:table-cell table:formula="of:=IF(LEN([.V290])=0;[.V291];[.V290])">
            <text:p/>
          </table:table-cell>
          <table:table-cell table:formula="of:=IF(LEN([.Y290])=0;[.Y291];[.Y290])">
            <text:p/>
          </table:table-cell>
          <table:table-cell table:formula="of:=IF(LEN([.Z290])=0;[.Z291];[.Z290])">
            <text:p/>
          </table:table-cell>
          <table:table-cell table:formula="of:=IF(LEN([.AA290])=0;[.AA291];[.AA290])">
            <text:p/>
          </table:table-cell>
          <table:table-cell table:formula="of:=IF(LEN([.I290])&gt;0;[.I29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0]=1;[.H291];IF([.H291]=[.L290];[.L290];&quot;X&quot;))" office:value-type="float" office:value="0" calcext:value-type="float">
            <text:p>0</text:p>
          </table:table-cell>
          <table:table-cell table:formula="of:=IF([.A291]=[.A292];0;1)" office:value-type="float" office:value="0" calcext:value-type="float">
            <text:p>0</text:p>
          </table:table-cell>
          <table:table-cell table:formula="of:=DATE(MID([.G291];7;4);MID([.G291];1;2);MID([.G291];4;2))" office:value-type="string" office:string-value="" calcext:value-type="error">
            <text:p>#VALUE!</text:p>
          </table:table-cell>
          <table:table-cell table:formula="of:=ORG.OPENOFFICE.YEARS([.N291];[.$N$1];0)" office:value-type="string" office:string-value="" calcext:value-type="error">
            <text:p>#VALUE!</text:p>
          </table:table-cell>
          <table:table-cell table:formula="of:=IF([.A291]=[.A290];MIN([.O291];[.P290]);[.O291])" office:value-type="string" office:string-value="" calcext:value-type="error">
            <text:p>#VALUE!</text:p>
          </table:table-cell>
          <table:table-cell table:formula="of:=IF([.A291]=[.A290];MAX([.O291];[.Q290]);[.P291])" office:value-type="string" office:string-value="" calcext:value-type="error">
            <text:p>#VALUE!</text:p>
          </table:table-cell>
          <table:table-cell table:formula="of:=IF(AND([.Q291]&gt;=0;[.Q291]&lt;[.$R$1]);&quot;J&quot;;&quot;&quot;)" office:value-type="string" office:string-value="" calcext:value-type="error">
            <text:p>#VALUE!</text:p>
          </table:table-cell>
          <table:table-cell table:formula="of:=IF([.P291]&gt;=[.$S$1];&quot;V&quot;;&quot;&quot;)" office:value-type="string" office:string-value="" calcext:value-type="error">
            <text:p>#VALUE!</text:p>
          </table:table-cell>
          <table:table-cell table:formula="of:=IF([.P291]&gt;=[.$T$1];&quot;SV&quot;;&quot;&quot;)" office:value-type="string" office:string-value="" calcext:value-type="error">
            <text:p>#VALUE!</text:p>
          </table:table-cell>
          <table:table-cell table:formula="of:=IF([.P291]&gt;=[.$U$1];&quot;UV&quot;;&quot;&quot;)" office:value-type="string" office:string-value="" calcext:value-type="error">
            <text:p>#VALUE!</text:p>
          </table:table-cell>
          <table:table-cell table:formula="of:=IF([.M291]=1;[.L291]&amp;&quot;O&quot;&amp;IF(LEN([.R291])&gt;0;&quot;,&quot;&amp;[.L291]&amp;[.R291];&quot;&quot;)&amp;IF(LEN([.S291])&gt;0;&quot;,&quot;&amp;[.L291]&amp;[.S291];&quot;&quot;)&amp;IF(LEN([.T291])&gt;0;&quot;,&quot;&amp;[.L291]&amp;[.T291];&quot;&quot;)&amp;IF(LEN([.U291])&gt;0;&quot;,&quot;&amp;[.L291]&amp;[.U291];&quot;&quot;)&amp;IF(LEN([.C291])&gt;0;&quot;,&quot;&amp;[.C291];&quot;&quot;);&quot;&quot;)">
            <text:p/>
          </table:table-cell>
          <table:table-cell table:formula="of:=[.E291]&amp;&quot; &quot;&amp;[.F291]" office:value-type="string" office:string-value=" " calcext:value-type="string">
            <text:p><text:s/></text:p>
          </table:table-cell>
          <table:table-cell table:formula="of:=MID([.G291];7;4)&amp;&quot;-&quot;&amp;MID([.G291];1;2)&amp;&quot;-&quot;&amp;MID([.G291];4;2)" office:value-type="string" office:string-value="--" calcext:value-type="string">
            <text:p>--</text:p>
          </table:table-cell>
          <table:table-cell table:formula="of:=IF(LEN([.V291])=0;[.V292];[.V291])">
            <text:p/>
          </table:table-cell>
          <table:table-cell table:formula="of:=IF(LEN([.Y291])=0;[.Y292];[.Y291])">
            <text:p/>
          </table:table-cell>
          <table:table-cell table:formula="of:=IF(LEN([.Z291])=0;[.Z292];[.Z291])">
            <text:p/>
          </table:table-cell>
          <table:table-cell table:formula="of:=IF(LEN([.AA291])=0;[.AA292];[.AA291])">
            <text:p/>
          </table:table-cell>
          <table:table-cell table:formula="of:=IF(LEN([.I291])&gt;0;[.I29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1]=1;[.H292];IF([.H292]=[.L291];[.L291];&quot;X&quot;))" office:value-type="float" office:value="0" calcext:value-type="float">
            <text:p>0</text:p>
          </table:table-cell>
          <table:table-cell table:formula="of:=IF([.A292]=[.A293];0;1)" office:value-type="float" office:value="0" calcext:value-type="float">
            <text:p>0</text:p>
          </table:table-cell>
          <table:table-cell table:formula="of:=DATE(MID([.G292];7;4);MID([.G292];1;2);MID([.G292];4;2))" office:value-type="string" office:string-value="" calcext:value-type="error">
            <text:p>#VALUE!</text:p>
          </table:table-cell>
          <table:table-cell table:formula="of:=ORG.OPENOFFICE.YEARS([.N292];[.$N$1];0)" office:value-type="string" office:string-value="" calcext:value-type="error">
            <text:p>#VALUE!</text:p>
          </table:table-cell>
          <table:table-cell table:formula="of:=IF([.A292]=[.A291];MIN([.O292];[.P291]);[.O292])" office:value-type="string" office:string-value="" calcext:value-type="error">
            <text:p>#VALUE!</text:p>
          </table:table-cell>
          <table:table-cell table:formula="of:=IF([.A292]=[.A291];MAX([.O292];[.Q291]);[.P292])" office:value-type="string" office:string-value="" calcext:value-type="error">
            <text:p>#VALUE!</text:p>
          </table:table-cell>
          <table:table-cell table:formula="of:=IF(AND([.Q292]&gt;=0;[.Q292]&lt;[.$R$1]);&quot;J&quot;;&quot;&quot;)" office:value-type="string" office:string-value="" calcext:value-type="error">
            <text:p>#VALUE!</text:p>
          </table:table-cell>
          <table:table-cell table:formula="of:=IF([.P292]&gt;=[.$S$1];&quot;V&quot;;&quot;&quot;)" office:value-type="string" office:string-value="" calcext:value-type="error">
            <text:p>#VALUE!</text:p>
          </table:table-cell>
          <table:table-cell table:formula="of:=IF([.P292]&gt;=[.$T$1];&quot;SV&quot;;&quot;&quot;)" office:value-type="string" office:string-value="" calcext:value-type="error">
            <text:p>#VALUE!</text:p>
          </table:table-cell>
          <table:table-cell table:formula="of:=IF([.P292]&gt;=[.$U$1];&quot;UV&quot;;&quot;&quot;)" office:value-type="string" office:string-value="" calcext:value-type="error">
            <text:p>#VALUE!</text:p>
          </table:table-cell>
          <table:table-cell table:formula="of:=IF([.M292]=1;[.L292]&amp;&quot;O&quot;&amp;IF(LEN([.R292])&gt;0;&quot;,&quot;&amp;[.L292]&amp;[.R292];&quot;&quot;)&amp;IF(LEN([.S292])&gt;0;&quot;,&quot;&amp;[.L292]&amp;[.S292];&quot;&quot;)&amp;IF(LEN([.T292])&gt;0;&quot;,&quot;&amp;[.L292]&amp;[.T292];&quot;&quot;)&amp;IF(LEN([.U292])&gt;0;&quot;,&quot;&amp;[.L292]&amp;[.U292];&quot;&quot;)&amp;IF(LEN([.C292])&gt;0;&quot;,&quot;&amp;[.C292];&quot;&quot;);&quot;&quot;)">
            <text:p/>
          </table:table-cell>
          <table:table-cell table:formula="of:=[.E292]&amp;&quot; &quot;&amp;[.F292]" office:value-type="string" office:string-value=" " calcext:value-type="string">
            <text:p><text:s/></text:p>
          </table:table-cell>
          <table:table-cell table:formula="of:=MID([.G292];7;4)&amp;&quot;-&quot;&amp;MID([.G292];1;2)&amp;&quot;-&quot;&amp;MID([.G292];4;2)" office:value-type="string" office:string-value="--" calcext:value-type="string">
            <text:p>--</text:p>
          </table:table-cell>
          <table:table-cell table:formula="of:=IF(LEN([.V292])=0;[.V293];[.V292])">
            <text:p/>
          </table:table-cell>
          <table:table-cell table:formula="of:=IF(LEN([.Y292])=0;[.Y293];[.Y292])">
            <text:p/>
          </table:table-cell>
          <table:table-cell table:formula="of:=IF(LEN([.Z292])=0;[.Z293];[.Z292])">
            <text:p/>
          </table:table-cell>
          <table:table-cell table:formula="of:=IF(LEN([.AA292])=0;[.AA293];[.AA292])">
            <text:p/>
          </table:table-cell>
          <table:table-cell table:formula="of:=IF(LEN([.I292])&gt;0;[.I29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2]=1;[.H293];IF([.H293]=[.L292];[.L292];&quot;X&quot;))" office:value-type="float" office:value="0" calcext:value-type="float">
            <text:p>0</text:p>
          </table:table-cell>
          <table:table-cell table:formula="of:=IF([.A293]=[.A294];0;1)" office:value-type="float" office:value="0" calcext:value-type="float">
            <text:p>0</text:p>
          </table:table-cell>
          <table:table-cell table:formula="of:=DATE(MID([.G293];7;4);MID([.G293];1;2);MID([.G293];4;2))" office:value-type="string" office:string-value="" calcext:value-type="error">
            <text:p>#VALUE!</text:p>
          </table:table-cell>
          <table:table-cell table:formula="of:=ORG.OPENOFFICE.YEARS([.N293];[.$N$1];0)" office:value-type="string" office:string-value="" calcext:value-type="error">
            <text:p>#VALUE!</text:p>
          </table:table-cell>
          <table:table-cell table:formula="of:=IF([.A293]=[.A292];MIN([.O293];[.P292]);[.O293])" office:value-type="string" office:string-value="" calcext:value-type="error">
            <text:p>#VALUE!</text:p>
          </table:table-cell>
          <table:table-cell table:formula="of:=IF([.A293]=[.A292];MAX([.O293];[.Q292]);[.P293])" office:value-type="string" office:string-value="" calcext:value-type="error">
            <text:p>#VALUE!</text:p>
          </table:table-cell>
          <table:table-cell table:formula="of:=IF(AND([.Q293]&gt;=0;[.Q293]&lt;[.$R$1]);&quot;J&quot;;&quot;&quot;)" office:value-type="string" office:string-value="" calcext:value-type="error">
            <text:p>#VALUE!</text:p>
          </table:table-cell>
          <table:table-cell table:formula="of:=IF([.P293]&gt;=[.$S$1];&quot;V&quot;;&quot;&quot;)" office:value-type="string" office:string-value="" calcext:value-type="error">
            <text:p>#VALUE!</text:p>
          </table:table-cell>
          <table:table-cell table:formula="of:=IF([.P293]&gt;=[.$T$1];&quot;SV&quot;;&quot;&quot;)" office:value-type="string" office:string-value="" calcext:value-type="error">
            <text:p>#VALUE!</text:p>
          </table:table-cell>
          <table:table-cell table:formula="of:=IF([.P293]&gt;=[.$U$1];&quot;UV&quot;;&quot;&quot;)" office:value-type="string" office:string-value="" calcext:value-type="error">
            <text:p>#VALUE!</text:p>
          </table:table-cell>
          <table:table-cell table:formula="of:=IF([.M293]=1;[.L293]&amp;&quot;O&quot;&amp;IF(LEN([.R293])&gt;0;&quot;,&quot;&amp;[.L293]&amp;[.R293];&quot;&quot;)&amp;IF(LEN([.S293])&gt;0;&quot;,&quot;&amp;[.L293]&amp;[.S293];&quot;&quot;)&amp;IF(LEN([.T293])&gt;0;&quot;,&quot;&amp;[.L293]&amp;[.T293];&quot;&quot;)&amp;IF(LEN([.U293])&gt;0;&quot;,&quot;&amp;[.L293]&amp;[.U293];&quot;&quot;)&amp;IF(LEN([.C293])&gt;0;&quot;,&quot;&amp;[.C293];&quot;&quot;);&quot;&quot;)">
            <text:p/>
          </table:table-cell>
          <table:table-cell table:formula="of:=[.E293]&amp;&quot; &quot;&amp;[.F293]" office:value-type="string" office:string-value=" " calcext:value-type="string">
            <text:p><text:s/></text:p>
          </table:table-cell>
          <table:table-cell table:formula="of:=MID([.G293];7;4)&amp;&quot;-&quot;&amp;MID([.G293];1;2)&amp;&quot;-&quot;&amp;MID([.G293];4;2)" office:value-type="string" office:string-value="--" calcext:value-type="string">
            <text:p>--</text:p>
          </table:table-cell>
          <table:table-cell table:formula="of:=IF(LEN([.V293])=0;[.V294];[.V293])">
            <text:p/>
          </table:table-cell>
          <table:table-cell table:formula="of:=IF(LEN([.Y293])=0;[.Y294];[.Y293])">
            <text:p/>
          </table:table-cell>
          <table:table-cell table:formula="of:=IF(LEN([.Z293])=0;[.Z294];[.Z293])">
            <text:p/>
          </table:table-cell>
          <table:table-cell table:formula="of:=IF(LEN([.AA293])=0;[.AA294];[.AA293])">
            <text:p/>
          </table:table-cell>
          <table:table-cell table:formula="of:=IF(LEN([.I293])&gt;0;[.I29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3]=1;[.H294];IF([.H294]=[.L293];[.L293];&quot;X&quot;))" office:value-type="float" office:value="0" calcext:value-type="float">
            <text:p>0</text:p>
          </table:table-cell>
          <table:table-cell table:formula="of:=IF([.A294]=[.A295];0;1)" office:value-type="float" office:value="0" calcext:value-type="float">
            <text:p>0</text:p>
          </table:table-cell>
          <table:table-cell table:formula="of:=DATE(MID([.G294];7;4);MID([.G294];1;2);MID([.G294];4;2))" office:value-type="string" office:string-value="" calcext:value-type="error">
            <text:p>#VALUE!</text:p>
          </table:table-cell>
          <table:table-cell table:formula="of:=ORG.OPENOFFICE.YEARS([.N294];[.$N$1];0)" office:value-type="string" office:string-value="" calcext:value-type="error">
            <text:p>#VALUE!</text:p>
          </table:table-cell>
          <table:table-cell table:formula="of:=IF([.A294]=[.A293];MIN([.O294];[.P293]);[.O294])" office:value-type="string" office:string-value="" calcext:value-type="error">
            <text:p>#VALUE!</text:p>
          </table:table-cell>
          <table:table-cell table:formula="of:=IF([.A294]=[.A293];MAX([.O294];[.Q293]);[.P294])" office:value-type="string" office:string-value="" calcext:value-type="error">
            <text:p>#VALUE!</text:p>
          </table:table-cell>
          <table:table-cell table:formula="of:=IF(AND([.Q294]&gt;=0;[.Q294]&lt;[.$R$1]);&quot;J&quot;;&quot;&quot;)" office:value-type="string" office:string-value="" calcext:value-type="error">
            <text:p>#VALUE!</text:p>
          </table:table-cell>
          <table:table-cell table:formula="of:=IF([.P294]&gt;=[.$S$1];&quot;V&quot;;&quot;&quot;)" office:value-type="string" office:string-value="" calcext:value-type="error">
            <text:p>#VALUE!</text:p>
          </table:table-cell>
          <table:table-cell table:formula="of:=IF([.P294]&gt;=[.$T$1];&quot;SV&quot;;&quot;&quot;)" office:value-type="string" office:string-value="" calcext:value-type="error">
            <text:p>#VALUE!</text:p>
          </table:table-cell>
          <table:table-cell table:formula="of:=IF([.P294]&gt;=[.$U$1];&quot;UV&quot;;&quot;&quot;)" office:value-type="string" office:string-value="" calcext:value-type="error">
            <text:p>#VALUE!</text:p>
          </table:table-cell>
          <table:table-cell table:formula="of:=IF([.M294]=1;[.L294]&amp;&quot;O&quot;&amp;IF(LEN([.R294])&gt;0;&quot;,&quot;&amp;[.L294]&amp;[.R294];&quot;&quot;)&amp;IF(LEN([.S294])&gt;0;&quot;,&quot;&amp;[.L294]&amp;[.S294];&quot;&quot;)&amp;IF(LEN([.T294])&gt;0;&quot;,&quot;&amp;[.L294]&amp;[.T294];&quot;&quot;)&amp;IF(LEN([.U294])&gt;0;&quot;,&quot;&amp;[.L294]&amp;[.U294];&quot;&quot;)&amp;IF(LEN([.C294])&gt;0;&quot;,&quot;&amp;[.C294];&quot;&quot;);&quot;&quot;)">
            <text:p/>
          </table:table-cell>
          <table:table-cell table:formula="of:=[.E294]&amp;&quot; &quot;&amp;[.F294]" office:value-type="string" office:string-value=" " calcext:value-type="string">
            <text:p><text:s/></text:p>
          </table:table-cell>
          <table:table-cell table:formula="of:=MID([.G294];7;4)&amp;&quot;-&quot;&amp;MID([.G294];1;2)&amp;&quot;-&quot;&amp;MID([.G294];4;2)" office:value-type="string" office:string-value="--" calcext:value-type="string">
            <text:p>--</text:p>
          </table:table-cell>
          <table:table-cell table:formula="of:=IF(LEN([.V294])=0;[.V295];[.V294])">
            <text:p/>
          </table:table-cell>
          <table:table-cell table:formula="of:=IF(LEN([.Y294])=0;[.Y295];[.Y294])">
            <text:p/>
          </table:table-cell>
          <table:table-cell table:formula="of:=IF(LEN([.Z294])=0;[.Z295];[.Z294])">
            <text:p/>
          </table:table-cell>
          <table:table-cell table:formula="of:=IF(LEN([.AA294])=0;[.AA295];[.AA294])">
            <text:p/>
          </table:table-cell>
          <table:table-cell table:formula="of:=IF(LEN([.I294])&gt;0;[.I29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4]=1;[.H295];IF([.H295]=[.L294];[.L294];&quot;X&quot;))" office:value-type="float" office:value="0" calcext:value-type="float">
            <text:p>0</text:p>
          </table:table-cell>
          <table:table-cell table:formula="of:=IF([.A295]=[.A296];0;1)" office:value-type="float" office:value="0" calcext:value-type="float">
            <text:p>0</text:p>
          </table:table-cell>
          <table:table-cell table:formula="of:=DATE(MID([.G295];7;4);MID([.G295];1;2);MID([.G295];4;2))" office:value-type="string" office:string-value="" calcext:value-type="error">
            <text:p>#VALUE!</text:p>
          </table:table-cell>
          <table:table-cell table:formula="of:=ORG.OPENOFFICE.YEARS([.N295];[.$N$1];0)" office:value-type="string" office:string-value="" calcext:value-type="error">
            <text:p>#VALUE!</text:p>
          </table:table-cell>
          <table:table-cell table:formula="of:=IF([.A295]=[.A294];MIN([.O295];[.P294]);[.O295])" office:value-type="string" office:string-value="" calcext:value-type="error">
            <text:p>#VALUE!</text:p>
          </table:table-cell>
          <table:table-cell table:formula="of:=IF([.A295]=[.A294];MAX([.O295];[.Q294]);[.P295])" office:value-type="string" office:string-value="" calcext:value-type="error">
            <text:p>#VALUE!</text:p>
          </table:table-cell>
          <table:table-cell table:formula="of:=IF(AND([.Q295]&gt;=0;[.Q295]&lt;[.$R$1]);&quot;J&quot;;&quot;&quot;)" office:value-type="string" office:string-value="" calcext:value-type="error">
            <text:p>#VALUE!</text:p>
          </table:table-cell>
          <table:table-cell table:formula="of:=IF([.P295]&gt;=[.$S$1];&quot;V&quot;;&quot;&quot;)" office:value-type="string" office:string-value="" calcext:value-type="error">
            <text:p>#VALUE!</text:p>
          </table:table-cell>
          <table:table-cell table:formula="of:=IF([.P295]&gt;=[.$T$1];&quot;SV&quot;;&quot;&quot;)" office:value-type="string" office:string-value="" calcext:value-type="error">
            <text:p>#VALUE!</text:p>
          </table:table-cell>
          <table:table-cell table:formula="of:=IF([.P295]&gt;=[.$U$1];&quot;UV&quot;;&quot;&quot;)" office:value-type="string" office:string-value="" calcext:value-type="error">
            <text:p>#VALUE!</text:p>
          </table:table-cell>
          <table:table-cell table:formula="of:=IF([.M295]=1;[.L295]&amp;&quot;O&quot;&amp;IF(LEN([.R295])&gt;0;&quot;,&quot;&amp;[.L295]&amp;[.R295];&quot;&quot;)&amp;IF(LEN([.S295])&gt;0;&quot;,&quot;&amp;[.L295]&amp;[.S295];&quot;&quot;)&amp;IF(LEN([.T295])&gt;0;&quot;,&quot;&amp;[.L295]&amp;[.T295];&quot;&quot;)&amp;IF(LEN([.U295])&gt;0;&quot;,&quot;&amp;[.L295]&amp;[.U295];&quot;&quot;)&amp;IF(LEN([.C295])&gt;0;&quot;,&quot;&amp;[.C295];&quot;&quot;);&quot;&quot;)">
            <text:p/>
          </table:table-cell>
          <table:table-cell table:formula="of:=[.E295]&amp;&quot; &quot;&amp;[.F295]" office:value-type="string" office:string-value=" " calcext:value-type="string">
            <text:p><text:s/></text:p>
          </table:table-cell>
          <table:table-cell table:formula="of:=MID([.G295];7;4)&amp;&quot;-&quot;&amp;MID([.G295];1;2)&amp;&quot;-&quot;&amp;MID([.G295];4;2)" office:value-type="string" office:string-value="--" calcext:value-type="string">
            <text:p>--</text:p>
          </table:table-cell>
          <table:table-cell table:formula="of:=IF(LEN([.V295])=0;[.V296];[.V295])">
            <text:p/>
          </table:table-cell>
          <table:table-cell table:formula="of:=IF(LEN([.Y295])=0;[.Y296];[.Y295])">
            <text:p/>
          </table:table-cell>
          <table:table-cell table:formula="of:=IF(LEN([.Z295])=0;[.Z296];[.Z295])">
            <text:p/>
          </table:table-cell>
          <table:table-cell table:formula="of:=IF(LEN([.AA295])=0;[.AA296];[.AA295])">
            <text:p/>
          </table:table-cell>
          <table:table-cell table:formula="of:=IF(LEN([.I295])&gt;0;[.I29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5]=1;[.H296];IF([.H296]=[.L295];[.L295];&quot;X&quot;))" office:value-type="float" office:value="0" calcext:value-type="float">
            <text:p>0</text:p>
          </table:table-cell>
          <table:table-cell table:formula="of:=IF([.A296]=[.A297];0;1)" office:value-type="float" office:value="0" calcext:value-type="float">
            <text:p>0</text:p>
          </table:table-cell>
          <table:table-cell table:formula="of:=DATE(MID([.G296];7;4);MID([.G296];1;2);MID([.G296];4;2))" office:value-type="string" office:string-value="" calcext:value-type="error">
            <text:p>#VALUE!</text:p>
          </table:table-cell>
          <table:table-cell table:formula="of:=ORG.OPENOFFICE.YEARS([.N296];[.$N$1];0)" office:value-type="string" office:string-value="" calcext:value-type="error">
            <text:p>#VALUE!</text:p>
          </table:table-cell>
          <table:table-cell table:formula="of:=IF([.A296]=[.A295];MIN([.O296];[.P295]);[.O296])" office:value-type="string" office:string-value="" calcext:value-type="error">
            <text:p>#VALUE!</text:p>
          </table:table-cell>
          <table:table-cell table:formula="of:=IF([.A296]=[.A295];MAX([.O296];[.Q295]);[.P296])" office:value-type="string" office:string-value="" calcext:value-type="error">
            <text:p>#VALUE!</text:p>
          </table:table-cell>
          <table:table-cell table:formula="of:=IF(AND([.Q296]&gt;=0;[.Q296]&lt;[.$R$1]);&quot;J&quot;;&quot;&quot;)" office:value-type="string" office:string-value="" calcext:value-type="error">
            <text:p>#VALUE!</text:p>
          </table:table-cell>
          <table:table-cell table:formula="of:=IF([.P296]&gt;=[.$S$1];&quot;V&quot;;&quot;&quot;)" office:value-type="string" office:string-value="" calcext:value-type="error">
            <text:p>#VALUE!</text:p>
          </table:table-cell>
          <table:table-cell table:formula="of:=IF([.P296]&gt;=[.$T$1];&quot;SV&quot;;&quot;&quot;)" office:value-type="string" office:string-value="" calcext:value-type="error">
            <text:p>#VALUE!</text:p>
          </table:table-cell>
          <table:table-cell table:formula="of:=IF([.P296]&gt;=[.$U$1];&quot;UV&quot;;&quot;&quot;)" office:value-type="string" office:string-value="" calcext:value-type="error">
            <text:p>#VALUE!</text:p>
          </table:table-cell>
          <table:table-cell table:formula="of:=IF([.M296]=1;[.L296]&amp;&quot;O&quot;&amp;IF(LEN([.R296])&gt;0;&quot;,&quot;&amp;[.L296]&amp;[.R296];&quot;&quot;)&amp;IF(LEN([.S296])&gt;0;&quot;,&quot;&amp;[.L296]&amp;[.S296];&quot;&quot;)&amp;IF(LEN([.T296])&gt;0;&quot;,&quot;&amp;[.L296]&amp;[.T296];&quot;&quot;)&amp;IF(LEN([.U296])&gt;0;&quot;,&quot;&amp;[.L296]&amp;[.U296];&quot;&quot;)&amp;IF(LEN([.C296])&gt;0;&quot;,&quot;&amp;[.C296];&quot;&quot;);&quot;&quot;)">
            <text:p/>
          </table:table-cell>
          <table:table-cell table:formula="of:=[.E296]&amp;&quot; &quot;&amp;[.F296]" office:value-type="string" office:string-value=" " calcext:value-type="string">
            <text:p><text:s/></text:p>
          </table:table-cell>
          <table:table-cell table:formula="of:=MID([.G296];7;4)&amp;&quot;-&quot;&amp;MID([.G296];1;2)&amp;&quot;-&quot;&amp;MID([.G296];4;2)" office:value-type="string" office:string-value="--" calcext:value-type="string">
            <text:p>--</text:p>
          </table:table-cell>
          <table:table-cell table:formula="of:=IF(LEN([.V296])=0;[.V297];[.V296])">
            <text:p/>
          </table:table-cell>
          <table:table-cell table:formula="of:=IF(LEN([.Y296])=0;[.Y297];[.Y296])">
            <text:p/>
          </table:table-cell>
          <table:table-cell table:formula="of:=IF(LEN([.Z296])=0;[.Z297];[.Z296])">
            <text:p/>
          </table:table-cell>
          <table:table-cell table:formula="of:=IF(LEN([.AA296])=0;[.AA297];[.AA296])">
            <text:p/>
          </table:table-cell>
          <table:table-cell table:formula="of:=IF(LEN([.I296])&gt;0;[.I29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6]=1;[.H297];IF([.H297]=[.L296];[.L296];&quot;X&quot;))" office:value-type="float" office:value="0" calcext:value-type="float">
            <text:p>0</text:p>
          </table:table-cell>
          <table:table-cell table:formula="of:=IF([.A297]=[.A298];0;1)" office:value-type="float" office:value="0" calcext:value-type="float">
            <text:p>0</text:p>
          </table:table-cell>
          <table:table-cell table:formula="of:=DATE(MID([.G297];7;4);MID([.G297];1;2);MID([.G297];4;2))" office:value-type="string" office:string-value="" calcext:value-type="error">
            <text:p>#VALUE!</text:p>
          </table:table-cell>
          <table:table-cell table:formula="of:=ORG.OPENOFFICE.YEARS([.N297];[.$N$1];0)" office:value-type="string" office:string-value="" calcext:value-type="error">
            <text:p>#VALUE!</text:p>
          </table:table-cell>
          <table:table-cell table:formula="of:=IF([.A297]=[.A296];MIN([.O297];[.P296]);[.O297])" office:value-type="string" office:string-value="" calcext:value-type="error">
            <text:p>#VALUE!</text:p>
          </table:table-cell>
          <table:table-cell table:formula="of:=IF([.A297]=[.A296];MAX([.O297];[.Q296]);[.P297])" office:value-type="string" office:string-value="" calcext:value-type="error">
            <text:p>#VALUE!</text:p>
          </table:table-cell>
          <table:table-cell table:formula="of:=IF(AND([.Q297]&gt;=0;[.Q297]&lt;[.$R$1]);&quot;J&quot;;&quot;&quot;)" office:value-type="string" office:string-value="" calcext:value-type="error">
            <text:p>#VALUE!</text:p>
          </table:table-cell>
          <table:table-cell table:formula="of:=IF([.P297]&gt;=[.$S$1];&quot;V&quot;;&quot;&quot;)" office:value-type="string" office:string-value="" calcext:value-type="error">
            <text:p>#VALUE!</text:p>
          </table:table-cell>
          <table:table-cell table:formula="of:=IF([.P297]&gt;=[.$T$1];&quot;SV&quot;;&quot;&quot;)" office:value-type="string" office:string-value="" calcext:value-type="error">
            <text:p>#VALUE!</text:p>
          </table:table-cell>
          <table:table-cell table:formula="of:=IF([.P297]&gt;=[.$U$1];&quot;UV&quot;;&quot;&quot;)" office:value-type="string" office:string-value="" calcext:value-type="error">
            <text:p>#VALUE!</text:p>
          </table:table-cell>
          <table:table-cell table:formula="of:=IF([.M297]=1;[.L297]&amp;&quot;O&quot;&amp;IF(LEN([.R297])&gt;0;&quot;,&quot;&amp;[.L297]&amp;[.R297];&quot;&quot;)&amp;IF(LEN([.S297])&gt;0;&quot;,&quot;&amp;[.L297]&amp;[.S297];&quot;&quot;)&amp;IF(LEN([.T297])&gt;0;&quot;,&quot;&amp;[.L297]&amp;[.T297];&quot;&quot;)&amp;IF(LEN([.U297])&gt;0;&quot;,&quot;&amp;[.L297]&amp;[.U297];&quot;&quot;)&amp;IF(LEN([.C297])&gt;0;&quot;,&quot;&amp;[.C297];&quot;&quot;);&quot;&quot;)">
            <text:p/>
          </table:table-cell>
          <table:table-cell table:formula="of:=[.E297]&amp;&quot; &quot;&amp;[.F297]" office:value-type="string" office:string-value=" " calcext:value-type="string">
            <text:p><text:s/></text:p>
          </table:table-cell>
          <table:table-cell table:formula="of:=MID([.G297];7;4)&amp;&quot;-&quot;&amp;MID([.G297];1;2)&amp;&quot;-&quot;&amp;MID([.G297];4;2)" office:value-type="string" office:string-value="--" calcext:value-type="string">
            <text:p>--</text:p>
          </table:table-cell>
          <table:table-cell table:formula="of:=IF(LEN([.V297])=0;[.V298];[.V297])">
            <text:p/>
          </table:table-cell>
          <table:table-cell table:formula="of:=IF(LEN([.Y297])=0;[.Y298];[.Y297])">
            <text:p/>
          </table:table-cell>
          <table:table-cell table:formula="of:=IF(LEN([.Z297])=0;[.Z298];[.Z297])">
            <text:p/>
          </table:table-cell>
          <table:table-cell table:formula="of:=IF(LEN([.AA297])=0;[.AA298];[.AA297])">
            <text:p/>
          </table:table-cell>
          <table:table-cell table:formula="of:=IF(LEN([.I297])&gt;0;[.I29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7]=1;[.H298];IF([.H298]=[.L297];[.L297];&quot;X&quot;))" office:value-type="float" office:value="0" calcext:value-type="float">
            <text:p>0</text:p>
          </table:table-cell>
          <table:table-cell table:formula="of:=IF([.A298]=[.A299];0;1)" office:value-type="float" office:value="0" calcext:value-type="float">
            <text:p>0</text:p>
          </table:table-cell>
          <table:table-cell table:formula="of:=DATE(MID([.G298];7;4);MID([.G298];1;2);MID([.G298];4;2))" office:value-type="string" office:string-value="" calcext:value-type="error">
            <text:p>#VALUE!</text:p>
          </table:table-cell>
          <table:table-cell table:formula="of:=ORG.OPENOFFICE.YEARS([.N298];[.$N$1];0)" office:value-type="string" office:string-value="" calcext:value-type="error">
            <text:p>#VALUE!</text:p>
          </table:table-cell>
          <table:table-cell table:formula="of:=IF([.A298]=[.A297];MIN([.O298];[.P297]);[.O298])" office:value-type="string" office:string-value="" calcext:value-type="error">
            <text:p>#VALUE!</text:p>
          </table:table-cell>
          <table:table-cell table:formula="of:=IF([.A298]=[.A297];MAX([.O298];[.Q297]);[.P298])" office:value-type="string" office:string-value="" calcext:value-type="error">
            <text:p>#VALUE!</text:p>
          </table:table-cell>
          <table:table-cell table:formula="of:=IF(AND([.Q298]&gt;=0;[.Q298]&lt;[.$R$1]);&quot;J&quot;;&quot;&quot;)" office:value-type="string" office:string-value="" calcext:value-type="error">
            <text:p>#VALUE!</text:p>
          </table:table-cell>
          <table:table-cell table:formula="of:=IF([.P298]&gt;=[.$S$1];&quot;V&quot;;&quot;&quot;)" office:value-type="string" office:string-value="" calcext:value-type="error">
            <text:p>#VALUE!</text:p>
          </table:table-cell>
          <table:table-cell table:formula="of:=IF([.P298]&gt;=[.$T$1];&quot;SV&quot;;&quot;&quot;)" office:value-type="string" office:string-value="" calcext:value-type="error">
            <text:p>#VALUE!</text:p>
          </table:table-cell>
          <table:table-cell table:formula="of:=IF([.P298]&gt;=[.$U$1];&quot;UV&quot;;&quot;&quot;)" office:value-type="string" office:string-value="" calcext:value-type="error">
            <text:p>#VALUE!</text:p>
          </table:table-cell>
          <table:table-cell table:formula="of:=IF([.M298]=1;[.L298]&amp;&quot;O&quot;&amp;IF(LEN([.R298])&gt;0;&quot;,&quot;&amp;[.L298]&amp;[.R298];&quot;&quot;)&amp;IF(LEN([.S298])&gt;0;&quot;,&quot;&amp;[.L298]&amp;[.S298];&quot;&quot;)&amp;IF(LEN([.T298])&gt;0;&quot;,&quot;&amp;[.L298]&amp;[.T298];&quot;&quot;)&amp;IF(LEN([.U298])&gt;0;&quot;,&quot;&amp;[.L298]&amp;[.U298];&quot;&quot;)&amp;IF(LEN([.C298])&gt;0;&quot;,&quot;&amp;[.C298];&quot;&quot;);&quot;&quot;)">
            <text:p/>
          </table:table-cell>
          <table:table-cell table:formula="of:=[.E298]&amp;&quot; &quot;&amp;[.F298]" office:value-type="string" office:string-value=" " calcext:value-type="string">
            <text:p><text:s/></text:p>
          </table:table-cell>
          <table:table-cell table:formula="of:=MID([.G298];7;4)&amp;&quot;-&quot;&amp;MID([.G298];1;2)&amp;&quot;-&quot;&amp;MID([.G298];4;2)" office:value-type="string" office:string-value="--" calcext:value-type="string">
            <text:p>--</text:p>
          </table:table-cell>
          <table:table-cell table:formula="of:=IF(LEN([.V298])=0;[.V299];[.V298])">
            <text:p/>
          </table:table-cell>
          <table:table-cell table:formula="of:=IF(LEN([.Y298])=0;[.Y299];[.Y298])">
            <text:p/>
          </table:table-cell>
          <table:table-cell table:formula="of:=IF(LEN([.Z298])=0;[.Z299];[.Z298])">
            <text:p/>
          </table:table-cell>
          <table:table-cell table:formula="of:=IF(LEN([.AA298])=0;[.AA299];[.AA298])">
            <text:p/>
          </table:table-cell>
          <table:table-cell table:formula="of:=IF(LEN([.I298])&gt;0;[.I29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8]=1;[.H299];IF([.H299]=[.L298];[.L298];&quot;X&quot;))" office:value-type="float" office:value="0" calcext:value-type="float">
            <text:p>0</text:p>
          </table:table-cell>
          <table:table-cell table:formula="of:=IF([.A299]=[.A300];0;1)" office:value-type="float" office:value="0" calcext:value-type="float">
            <text:p>0</text:p>
          </table:table-cell>
          <table:table-cell table:formula="of:=DATE(MID([.G299];7;4);MID([.G299];1;2);MID([.G299];4;2))" office:value-type="string" office:string-value="" calcext:value-type="error">
            <text:p>#VALUE!</text:p>
          </table:table-cell>
          <table:table-cell table:formula="of:=ORG.OPENOFFICE.YEARS([.N299];[.$N$1];0)" office:value-type="string" office:string-value="" calcext:value-type="error">
            <text:p>#VALUE!</text:p>
          </table:table-cell>
          <table:table-cell table:formula="of:=IF([.A299]=[.A298];MIN([.O299];[.P298]);[.O299])" office:value-type="string" office:string-value="" calcext:value-type="error">
            <text:p>#VALUE!</text:p>
          </table:table-cell>
          <table:table-cell table:formula="of:=IF([.A299]=[.A298];MAX([.O299];[.Q298]);[.P299])" office:value-type="string" office:string-value="" calcext:value-type="error">
            <text:p>#VALUE!</text:p>
          </table:table-cell>
          <table:table-cell table:formula="of:=IF(AND([.Q299]&gt;=0;[.Q299]&lt;[.$R$1]);&quot;J&quot;;&quot;&quot;)" office:value-type="string" office:string-value="" calcext:value-type="error">
            <text:p>#VALUE!</text:p>
          </table:table-cell>
          <table:table-cell table:formula="of:=IF([.P299]&gt;=[.$S$1];&quot;V&quot;;&quot;&quot;)" office:value-type="string" office:string-value="" calcext:value-type="error">
            <text:p>#VALUE!</text:p>
          </table:table-cell>
          <table:table-cell table:formula="of:=IF([.P299]&gt;=[.$T$1];&quot;SV&quot;;&quot;&quot;)" office:value-type="string" office:string-value="" calcext:value-type="error">
            <text:p>#VALUE!</text:p>
          </table:table-cell>
          <table:table-cell table:formula="of:=IF([.P299]&gt;=[.$U$1];&quot;UV&quot;;&quot;&quot;)" office:value-type="string" office:string-value="" calcext:value-type="error">
            <text:p>#VALUE!</text:p>
          </table:table-cell>
          <table:table-cell table:formula="of:=IF([.M299]=1;[.L299]&amp;&quot;O&quot;&amp;IF(LEN([.R299])&gt;0;&quot;,&quot;&amp;[.L299]&amp;[.R299];&quot;&quot;)&amp;IF(LEN([.S299])&gt;0;&quot;,&quot;&amp;[.L299]&amp;[.S299];&quot;&quot;)&amp;IF(LEN([.T299])&gt;0;&quot;,&quot;&amp;[.L299]&amp;[.T299];&quot;&quot;)&amp;IF(LEN([.U299])&gt;0;&quot;,&quot;&amp;[.L299]&amp;[.U299];&quot;&quot;)&amp;IF(LEN([.C299])&gt;0;&quot;,&quot;&amp;[.C299];&quot;&quot;);&quot;&quot;)">
            <text:p/>
          </table:table-cell>
          <table:table-cell table:formula="of:=[.E299]&amp;&quot; &quot;&amp;[.F299]" office:value-type="string" office:string-value=" " calcext:value-type="string">
            <text:p><text:s/></text:p>
          </table:table-cell>
          <table:table-cell table:formula="of:=MID([.G299];7;4)&amp;&quot;-&quot;&amp;MID([.G299];1;2)&amp;&quot;-&quot;&amp;MID([.G299];4;2)" office:value-type="string" office:string-value="--" calcext:value-type="string">
            <text:p>--</text:p>
          </table:table-cell>
          <table:table-cell table:formula="of:=IF(LEN([.V299])=0;[.V300];[.V299])">
            <text:p/>
          </table:table-cell>
          <table:table-cell table:formula="of:=IF(LEN([.Y299])=0;[.Y300];[.Y299])">
            <text:p/>
          </table:table-cell>
          <table:table-cell table:formula="of:=IF(LEN([.Z299])=0;[.Z300];[.Z299])">
            <text:p/>
          </table:table-cell>
          <table:table-cell table:formula="of:=IF(LEN([.AA299])=0;[.AA300];[.AA299])">
            <text:p/>
          </table:table-cell>
          <table:table-cell table:formula="of:=IF(LEN([.I299])&gt;0;[.I29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299]=1;[.H300];IF([.H300]=[.L299];[.L299];&quot;X&quot;))" office:value-type="float" office:value="0" calcext:value-type="float">
            <text:p>0</text:p>
          </table:table-cell>
          <table:table-cell table:formula="of:=IF([.A300]=[.A301];0;1)" office:value-type="float" office:value="0" calcext:value-type="float">
            <text:p>0</text:p>
          </table:table-cell>
          <table:table-cell table:formula="of:=DATE(MID([.G300];7;4);MID([.G300];1;2);MID([.G300];4;2))" office:value-type="string" office:string-value="" calcext:value-type="error">
            <text:p>#VALUE!</text:p>
          </table:table-cell>
          <table:table-cell table:formula="of:=ORG.OPENOFFICE.YEARS([.N300];[.$N$1];0)" office:value-type="string" office:string-value="" calcext:value-type="error">
            <text:p>#VALUE!</text:p>
          </table:table-cell>
          <table:table-cell table:formula="of:=IF([.A300]=[.A299];MIN([.O300];[.P299]);[.O300])" office:value-type="string" office:string-value="" calcext:value-type="error">
            <text:p>#VALUE!</text:p>
          </table:table-cell>
          <table:table-cell table:formula="of:=IF([.A300]=[.A299];MAX([.O300];[.Q299]);[.P300])" office:value-type="string" office:string-value="" calcext:value-type="error">
            <text:p>#VALUE!</text:p>
          </table:table-cell>
          <table:table-cell table:formula="of:=IF(AND([.Q300]&gt;=0;[.Q300]&lt;[.$R$1]);&quot;J&quot;;&quot;&quot;)" office:value-type="string" office:string-value="" calcext:value-type="error">
            <text:p>#VALUE!</text:p>
          </table:table-cell>
          <table:table-cell table:formula="of:=IF([.P300]&gt;=[.$S$1];&quot;V&quot;;&quot;&quot;)" office:value-type="string" office:string-value="" calcext:value-type="error">
            <text:p>#VALUE!</text:p>
          </table:table-cell>
          <table:table-cell table:formula="of:=IF([.P300]&gt;=[.$T$1];&quot;SV&quot;;&quot;&quot;)" office:value-type="string" office:string-value="" calcext:value-type="error">
            <text:p>#VALUE!</text:p>
          </table:table-cell>
          <table:table-cell table:formula="of:=IF([.P300]&gt;=[.$U$1];&quot;UV&quot;;&quot;&quot;)" office:value-type="string" office:string-value="" calcext:value-type="error">
            <text:p>#VALUE!</text:p>
          </table:table-cell>
          <table:table-cell table:formula="of:=IF([.M300]=1;[.L300]&amp;&quot;O&quot;&amp;IF(LEN([.R300])&gt;0;&quot;,&quot;&amp;[.L300]&amp;[.R300];&quot;&quot;)&amp;IF(LEN([.S300])&gt;0;&quot;,&quot;&amp;[.L300]&amp;[.S300];&quot;&quot;)&amp;IF(LEN([.T300])&gt;0;&quot;,&quot;&amp;[.L300]&amp;[.T300];&quot;&quot;)&amp;IF(LEN([.U300])&gt;0;&quot;,&quot;&amp;[.L300]&amp;[.U300];&quot;&quot;)&amp;IF(LEN([.C300])&gt;0;&quot;,&quot;&amp;[.C300];&quot;&quot;);&quot;&quot;)">
            <text:p/>
          </table:table-cell>
          <table:table-cell table:formula="of:=[.E300]&amp;&quot; &quot;&amp;[.F300]" office:value-type="string" office:string-value=" " calcext:value-type="string">
            <text:p><text:s/></text:p>
          </table:table-cell>
          <table:table-cell table:formula="of:=MID([.G300];7;4)&amp;&quot;-&quot;&amp;MID([.G300];1;2)&amp;&quot;-&quot;&amp;MID([.G300];4;2)" office:value-type="string" office:string-value="--" calcext:value-type="string">
            <text:p>--</text:p>
          </table:table-cell>
          <table:table-cell table:formula="of:=IF(LEN([.V300])=0;[.V301];[.V300])">
            <text:p/>
          </table:table-cell>
          <table:table-cell table:formula="of:=IF(LEN([.Y300])=0;[.Y301];[.Y300])">
            <text:p/>
          </table:table-cell>
          <table:table-cell table:formula="of:=IF(LEN([.Z300])=0;[.Z301];[.Z300])">
            <text:p/>
          </table:table-cell>
          <table:table-cell table:formula="of:=IF(LEN([.AA300])=0;[.AA301];[.AA300])">
            <text:p/>
          </table:table-cell>
          <table:table-cell table:formula="of:=IF(LEN([.I300])&gt;0;[.I30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0]=1;[.H301];IF([.H301]=[.L300];[.L300];&quot;X&quot;))" office:value-type="float" office:value="0" calcext:value-type="float">
            <text:p>0</text:p>
          </table:table-cell>
          <table:table-cell table:formula="of:=IF([.A301]=[.A302];0;1)" office:value-type="float" office:value="0" calcext:value-type="float">
            <text:p>0</text:p>
          </table:table-cell>
          <table:table-cell table:formula="of:=DATE(MID([.G301];7;4);MID([.G301];1;2);MID([.G301];4;2))" office:value-type="string" office:string-value="" calcext:value-type="error">
            <text:p>#VALUE!</text:p>
          </table:table-cell>
          <table:table-cell table:formula="of:=ORG.OPENOFFICE.YEARS([.N301];[.$N$1];0)" office:value-type="string" office:string-value="" calcext:value-type="error">
            <text:p>#VALUE!</text:p>
          </table:table-cell>
          <table:table-cell table:formula="of:=IF([.A301]=[.A300];MIN([.O301];[.P300]);[.O301])" office:value-type="string" office:string-value="" calcext:value-type="error">
            <text:p>#VALUE!</text:p>
          </table:table-cell>
          <table:table-cell table:formula="of:=IF([.A301]=[.A300];MAX([.O301];[.Q300]);[.P301])" office:value-type="string" office:string-value="" calcext:value-type="error">
            <text:p>#VALUE!</text:p>
          </table:table-cell>
          <table:table-cell table:formula="of:=IF(AND([.Q301]&gt;=0;[.Q301]&lt;[.$R$1]);&quot;J&quot;;&quot;&quot;)" office:value-type="string" office:string-value="" calcext:value-type="error">
            <text:p>#VALUE!</text:p>
          </table:table-cell>
          <table:table-cell table:formula="of:=IF([.P301]&gt;=[.$S$1];&quot;V&quot;;&quot;&quot;)" office:value-type="string" office:string-value="" calcext:value-type="error">
            <text:p>#VALUE!</text:p>
          </table:table-cell>
          <table:table-cell table:formula="of:=IF([.P301]&gt;=[.$T$1];&quot;SV&quot;;&quot;&quot;)" office:value-type="string" office:string-value="" calcext:value-type="error">
            <text:p>#VALUE!</text:p>
          </table:table-cell>
          <table:table-cell table:formula="of:=IF([.P301]&gt;=[.$U$1];&quot;UV&quot;;&quot;&quot;)" office:value-type="string" office:string-value="" calcext:value-type="error">
            <text:p>#VALUE!</text:p>
          </table:table-cell>
          <table:table-cell table:formula="of:=IF([.M301]=1;[.L301]&amp;&quot;O&quot;&amp;IF(LEN([.R301])&gt;0;&quot;,&quot;&amp;[.L301]&amp;[.R301];&quot;&quot;)&amp;IF(LEN([.S301])&gt;0;&quot;,&quot;&amp;[.L301]&amp;[.S301];&quot;&quot;)&amp;IF(LEN([.T301])&gt;0;&quot;,&quot;&amp;[.L301]&amp;[.T301];&quot;&quot;)&amp;IF(LEN([.U301])&gt;0;&quot;,&quot;&amp;[.L301]&amp;[.U301];&quot;&quot;)&amp;IF(LEN([.C301])&gt;0;&quot;,&quot;&amp;[.C301];&quot;&quot;);&quot;&quot;)">
            <text:p/>
          </table:table-cell>
          <table:table-cell table:formula="of:=[.E301]&amp;&quot; &quot;&amp;[.F301]" office:value-type="string" office:string-value=" " calcext:value-type="string">
            <text:p><text:s/></text:p>
          </table:table-cell>
          <table:table-cell table:formula="of:=MID([.G301];7;4)&amp;&quot;-&quot;&amp;MID([.G301];1;2)&amp;&quot;-&quot;&amp;MID([.G301];4;2)" office:value-type="string" office:string-value="--" calcext:value-type="string">
            <text:p>--</text:p>
          </table:table-cell>
          <table:table-cell table:formula="of:=IF(LEN([.V301])=0;[.V302];[.V301])">
            <text:p/>
          </table:table-cell>
          <table:table-cell table:formula="of:=IF(LEN([.Y301])=0;[.Y302];[.Y301])">
            <text:p/>
          </table:table-cell>
          <table:table-cell table:formula="of:=IF(LEN([.Z301])=0;[.Z302];[.Z301])">
            <text:p/>
          </table:table-cell>
          <table:table-cell table:formula="of:=IF(LEN([.AA301])=0;[.AA302];[.AA301])">
            <text:p/>
          </table:table-cell>
          <table:table-cell table:formula="of:=IF(LEN([.I301])&gt;0;[.I30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1]=1;[.H302];IF([.H302]=[.L301];[.L301];&quot;X&quot;))" office:value-type="float" office:value="0" calcext:value-type="float">
            <text:p>0</text:p>
          </table:table-cell>
          <table:table-cell table:formula="of:=IF([.A302]=[.A303];0;1)" office:value-type="float" office:value="0" calcext:value-type="float">
            <text:p>0</text:p>
          </table:table-cell>
          <table:table-cell table:formula="of:=DATE(MID([.G302];7;4);MID([.G302];1;2);MID([.G302];4;2))" office:value-type="string" office:string-value="" calcext:value-type="error">
            <text:p>#VALUE!</text:p>
          </table:table-cell>
          <table:table-cell table:formula="of:=ORG.OPENOFFICE.YEARS([.N302];[.$N$1];0)" office:value-type="string" office:string-value="" calcext:value-type="error">
            <text:p>#VALUE!</text:p>
          </table:table-cell>
          <table:table-cell table:formula="of:=IF([.A302]=[.A301];MIN([.O302];[.P301]);[.O302])" office:value-type="string" office:string-value="" calcext:value-type="error">
            <text:p>#VALUE!</text:p>
          </table:table-cell>
          <table:table-cell table:formula="of:=IF([.A302]=[.A301];MAX([.O302];[.Q301]);[.P302])" office:value-type="string" office:string-value="" calcext:value-type="error">
            <text:p>#VALUE!</text:p>
          </table:table-cell>
          <table:table-cell table:formula="of:=IF(AND([.Q302]&gt;=0;[.Q302]&lt;[.$R$1]);&quot;J&quot;;&quot;&quot;)" office:value-type="string" office:string-value="" calcext:value-type="error">
            <text:p>#VALUE!</text:p>
          </table:table-cell>
          <table:table-cell table:formula="of:=IF([.P302]&gt;=[.$S$1];&quot;V&quot;;&quot;&quot;)" office:value-type="string" office:string-value="" calcext:value-type="error">
            <text:p>#VALUE!</text:p>
          </table:table-cell>
          <table:table-cell table:formula="of:=IF([.P302]&gt;=[.$T$1];&quot;SV&quot;;&quot;&quot;)" office:value-type="string" office:string-value="" calcext:value-type="error">
            <text:p>#VALUE!</text:p>
          </table:table-cell>
          <table:table-cell table:formula="of:=IF([.P302]&gt;=[.$U$1];&quot;UV&quot;;&quot;&quot;)" office:value-type="string" office:string-value="" calcext:value-type="error">
            <text:p>#VALUE!</text:p>
          </table:table-cell>
          <table:table-cell table:formula="of:=IF([.M302]=1;[.L302]&amp;&quot;O&quot;&amp;IF(LEN([.R302])&gt;0;&quot;,&quot;&amp;[.L302]&amp;[.R302];&quot;&quot;)&amp;IF(LEN([.S302])&gt;0;&quot;,&quot;&amp;[.L302]&amp;[.S302];&quot;&quot;)&amp;IF(LEN([.T302])&gt;0;&quot;,&quot;&amp;[.L302]&amp;[.T302];&quot;&quot;)&amp;IF(LEN([.U302])&gt;0;&quot;,&quot;&amp;[.L302]&amp;[.U302];&quot;&quot;)&amp;IF(LEN([.C302])&gt;0;&quot;,&quot;&amp;[.C302];&quot;&quot;);&quot;&quot;)">
            <text:p/>
          </table:table-cell>
          <table:table-cell table:formula="of:=[.E302]&amp;&quot; &quot;&amp;[.F302]" office:value-type="string" office:string-value=" " calcext:value-type="string">
            <text:p><text:s/></text:p>
          </table:table-cell>
          <table:table-cell table:formula="of:=MID([.G302];7;4)&amp;&quot;-&quot;&amp;MID([.G302];1;2)&amp;&quot;-&quot;&amp;MID([.G302];4;2)" office:value-type="string" office:string-value="--" calcext:value-type="string">
            <text:p>--</text:p>
          </table:table-cell>
          <table:table-cell table:formula="of:=IF(LEN([.V302])=0;[.V303];[.V302])">
            <text:p/>
          </table:table-cell>
          <table:table-cell table:formula="of:=IF(LEN([.Y302])=0;[.Y303];[.Y302])">
            <text:p/>
          </table:table-cell>
          <table:table-cell table:formula="of:=IF(LEN([.Z302])=0;[.Z303];[.Z302])">
            <text:p/>
          </table:table-cell>
          <table:table-cell table:formula="of:=IF(LEN([.AA302])=0;[.AA303];[.AA302])">
            <text:p/>
          </table:table-cell>
          <table:table-cell table:formula="of:=IF(LEN([.I302])&gt;0;[.I30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2]=1;[.H303];IF([.H303]=[.L302];[.L302];&quot;X&quot;))" office:value-type="float" office:value="0" calcext:value-type="float">
            <text:p>0</text:p>
          </table:table-cell>
          <table:table-cell table:formula="of:=IF([.A303]=[.A304];0;1)" office:value-type="float" office:value="0" calcext:value-type="float">
            <text:p>0</text:p>
          </table:table-cell>
          <table:table-cell table:formula="of:=DATE(MID([.G303];7;4);MID([.G303];1;2);MID([.G303];4;2))" office:value-type="string" office:string-value="" calcext:value-type="error">
            <text:p>#VALUE!</text:p>
          </table:table-cell>
          <table:table-cell table:formula="of:=ORG.OPENOFFICE.YEARS([.N303];[.$N$1];0)" office:value-type="string" office:string-value="" calcext:value-type="error">
            <text:p>#VALUE!</text:p>
          </table:table-cell>
          <table:table-cell table:formula="of:=IF([.A303]=[.A302];MIN([.O303];[.P302]);[.O303])" office:value-type="string" office:string-value="" calcext:value-type="error">
            <text:p>#VALUE!</text:p>
          </table:table-cell>
          <table:table-cell table:formula="of:=IF([.A303]=[.A302];MAX([.O303];[.Q302]);[.P303])" office:value-type="string" office:string-value="" calcext:value-type="error">
            <text:p>#VALUE!</text:p>
          </table:table-cell>
          <table:table-cell table:formula="of:=IF(AND([.Q303]&gt;=0;[.Q303]&lt;[.$R$1]);&quot;J&quot;;&quot;&quot;)" office:value-type="string" office:string-value="" calcext:value-type="error">
            <text:p>#VALUE!</text:p>
          </table:table-cell>
          <table:table-cell table:formula="of:=IF([.P303]&gt;=[.$S$1];&quot;V&quot;;&quot;&quot;)" office:value-type="string" office:string-value="" calcext:value-type="error">
            <text:p>#VALUE!</text:p>
          </table:table-cell>
          <table:table-cell table:formula="of:=IF([.P303]&gt;=[.$T$1];&quot;SV&quot;;&quot;&quot;)" office:value-type="string" office:string-value="" calcext:value-type="error">
            <text:p>#VALUE!</text:p>
          </table:table-cell>
          <table:table-cell table:formula="of:=IF([.P303]&gt;=[.$U$1];&quot;UV&quot;;&quot;&quot;)" office:value-type="string" office:string-value="" calcext:value-type="error">
            <text:p>#VALUE!</text:p>
          </table:table-cell>
          <table:table-cell table:formula="of:=IF([.M303]=1;[.L303]&amp;&quot;O&quot;&amp;IF(LEN([.R303])&gt;0;&quot;,&quot;&amp;[.L303]&amp;[.R303];&quot;&quot;)&amp;IF(LEN([.S303])&gt;0;&quot;,&quot;&amp;[.L303]&amp;[.S303];&quot;&quot;)&amp;IF(LEN([.T303])&gt;0;&quot;,&quot;&amp;[.L303]&amp;[.T303];&quot;&quot;)&amp;IF(LEN([.U303])&gt;0;&quot;,&quot;&amp;[.L303]&amp;[.U303];&quot;&quot;)&amp;IF(LEN([.C303])&gt;0;&quot;,&quot;&amp;[.C303];&quot;&quot;);&quot;&quot;)">
            <text:p/>
          </table:table-cell>
          <table:table-cell table:formula="of:=[.E303]&amp;&quot; &quot;&amp;[.F303]" office:value-type="string" office:string-value=" " calcext:value-type="string">
            <text:p><text:s/></text:p>
          </table:table-cell>
          <table:table-cell table:formula="of:=MID([.G303];7;4)&amp;&quot;-&quot;&amp;MID([.G303];1;2)&amp;&quot;-&quot;&amp;MID([.G303];4;2)" office:value-type="string" office:string-value="--" calcext:value-type="string">
            <text:p>--</text:p>
          </table:table-cell>
          <table:table-cell table:formula="of:=IF(LEN([.V303])=0;[.V304];[.V303])">
            <text:p/>
          </table:table-cell>
          <table:table-cell table:formula="of:=IF(LEN([.Y303])=0;[.Y304];[.Y303])">
            <text:p/>
          </table:table-cell>
          <table:table-cell table:formula="of:=IF(LEN([.Z303])=0;[.Z304];[.Z303])">
            <text:p/>
          </table:table-cell>
          <table:table-cell table:formula="of:=IF(LEN([.AA303])=0;[.AA304];[.AA303])">
            <text:p/>
          </table:table-cell>
          <table:table-cell table:formula="of:=IF(LEN([.I303])&gt;0;[.I30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3]=1;[.H304];IF([.H304]=[.L303];[.L303];&quot;X&quot;))" office:value-type="float" office:value="0" calcext:value-type="float">
            <text:p>0</text:p>
          </table:table-cell>
          <table:table-cell table:formula="of:=IF([.A304]=[.A305];0;1)" office:value-type="float" office:value="0" calcext:value-type="float">
            <text:p>0</text:p>
          </table:table-cell>
          <table:table-cell table:formula="of:=DATE(MID([.G304];7;4);MID([.G304];1;2);MID([.G304];4;2))" office:value-type="string" office:string-value="" calcext:value-type="error">
            <text:p>#VALUE!</text:p>
          </table:table-cell>
          <table:table-cell table:formula="of:=ORG.OPENOFFICE.YEARS([.N304];[.$N$1];0)" office:value-type="string" office:string-value="" calcext:value-type="error">
            <text:p>#VALUE!</text:p>
          </table:table-cell>
          <table:table-cell table:formula="of:=IF([.A304]=[.A303];MIN([.O304];[.P303]);[.O304])" office:value-type="string" office:string-value="" calcext:value-type="error">
            <text:p>#VALUE!</text:p>
          </table:table-cell>
          <table:table-cell table:formula="of:=IF([.A304]=[.A303];MAX([.O304];[.Q303]);[.P304])" office:value-type="string" office:string-value="" calcext:value-type="error">
            <text:p>#VALUE!</text:p>
          </table:table-cell>
          <table:table-cell table:formula="of:=IF(AND([.Q304]&gt;=0;[.Q304]&lt;[.$R$1]);&quot;J&quot;;&quot;&quot;)" office:value-type="string" office:string-value="" calcext:value-type="error">
            <text:p>#VALUE!</text:p>
          </table:table-cell>
          <table:table-cell table:formula="of:=IF([.P304]&gt;=[.$S$1];&quot;V&quot;;&quot;&quot;)" office:value-type="string" office:string-value="" calcext:value-type="error">
            <text:p>#VALUE!</text:p>
          </table:table-cell>
          <table:table-cell table:formula="of:=IF([.P304]&gt;=[.$T$1];&quot;SV&quot;;&quot;&quot;)" office:value-type="string" office:string-value="" calcext:value-type="error">
            <text:p>#VALUE!</text:p>
          </table:table-cell>
          <table:table-cell table:formula="of:=IF([.P304]&gt;=[.$U$1];&quot;UV&quot;;&quot;&quot;)" office:value-type="string" office:string-value="" calcext:value-type="error">
            <text:p>#VALUE!</text:p>
          </table:table-cell>
          <table:table-cell table:formula="of:=IF([.M304]=1;[.L304]&amp;&quot;O&quot;&amp;IF(LEN([.R304])&gt;0;&quot;,&quot;&amp;[.L304]&amp;[.R304];&quot;&quot;)&amp;IF(LEN([.S304])&gt;0;&quot;,&quot;&amp;[.L304]&amp;[.S304];&quot;&quot;)&amp;IF(LEN([.T304])&gt;0;&quot;,&quot;&amp;[.L304]&amp;[.T304];&quot;&quot;)&amp;IF(LEN([.U304])&gt;0;&quot;,&quot;&amp;[.L304]&amp;[.U304];&quot;&quot;)&amp;IF(LEN([.C304])&gt;0;&quot;,&quot;&amp;[.C304];&quot;&quot;);&quot;&quot;)">
            <text:p/>
          </table:table-cell>
          <table:table-cell table:formula="of:=[.E304]&amp;&quot; &quot;&amp;[.F304]" office:value-type="string" office:string-value=" " calcext:value-type="string">
            <text:p><text:s/></text:p>
          </table:table-cell>
          <table:table-cell table:formula="of:=MID([.G304];7;4)&amp;&quot;-&quot;&amp;MID([.G304];1;2)&amp;&quot;-&quot;&amp;MID([.G304];4;2)" office:value-type="string" office:string-value="--" calcext:value-type="string">
            <text:p>--</text:p>
          </table:table-cell>
          <table:table-cell table:formula="of:=IF(LEN([.V304])=0;[.V305];[.V304])">
            <text:p/>
          </table:table-cell>
          <table:table-cell table:formula="of:=IF(LEN([.Y304])=0;[.Y305];[.Y304])">
            <text:p/>
          </table:table-cell>
          <table:table-cell table:formula="of:=IF(LEN([.Z304])=0;[.Z305];[.Z304])">
            <text:p/>
          </table:table-cell>
          <table:table-cell table:formula="of:=IF(LEN([.AA304])=0;[.AA305];[.AA304])">
            <text:p/>
          </table:table-cell>
          <table:table-cell table:formula="of:=IF(LEN([.I304])&gt;0;[.I30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4]=1;[.H305];IF([.H305]=[.L304];[.L304];&quot;X&quot;))" office:value-type="float" office:value="0" calcext:value-type="float">
            <text:p>0</text:p>
          </table:table-cell>
          <table:table-cell table:formula="of:=IF([.A305]=[.A306];0;1)" office:value-type="float" office:value="0" calcext:value-type="float">
            <text:p>0</text:p>
          </table:table-cell>
          <table:table-cell table:formula="of:=DATE(MID([.G305];7;4);MID([.G305];1;2);MID([.G305];4;2))" office:value-type="string" office:string-value="" calcext:value-type="error">
            <text:p>#VALUE!</text:p>
          </table:table-cell>
          <table:table-cell table:formula="of:=ORG.OPENOFFICE.YEARS([.N305];[.$N$1];0)" office:value-type="string" office:string-value="" calcext:value-type="error">
            <text:p>#VALUE!</text:p>
          </table:table-cell>
          <table:table-cell table:formula="of:=IF([.A305]=[.A304];MIN([.O305];[.P304]);[.O305])" office:value-type="string" office:string-value="" calcext:value-type="error">
            <text:p>#VALUE!</text:p>
          </table:table-cell>
          <table:table-cell table:formula="of:=IF([.A305]=[.A304];MAX([.O305];[.Q304]);[.P305])" office:value-type="string" office:string-value="" calcext:value-type="error">
            <text:p>#VALUE!</text:p>
          </table:table-cell>
          <table:table-cell table:formula="of:=IF(AND([.Q305]&gt;=0;[.Q305]&lt;[.$R$1]);&quot;J&quot;;&quot;&quot;)" office:value-type="string" office:string-value="" calcext:value-type="error">
            <text:p>#VALUE!</text:p>
          </table:table-cell>
          <table:table-cell table:formula="of:=IF([.P305]&gt;=[.$S$1];&quot;V&quot;;&quot;&quot;)" office:value-type="string" office:string-value="" calcext:value-type="error">
            <text:p>#VALUE!</text:p>
          </table:table-cell>
          <table:table-cell table:formula="of:=IF([.P305]&gt;=[.$T$1];&quot;SV&quot;;&quot;&quot;)" office:value-type="string" office:string-value="" calcext:value-type="error">
            <text:p>#VALUE!</text:p>
          </table:table-cell>
          <table:table-cell table:formula="of:=IF([.P305]&gt;=[.$U$1];&quot;UV&quot;;&quot;&quot;)" office:value-type="string" office:string-value="" calcext:value-type="error">
            <text:p>#VALUE!</text:p>
          </table:table-cell>
          <table:table-cell table:formula="of:=IF([.M305]=1;[.L305]&amp;&quot;O&quot;&amp;IF(LEN([.R305])&gt;0;&quot;,&quot;&amp;[.L305]&amp;[.R305];&quot;&quot;)&amp;IF(LEN([.S305])&gt;0;&quot;,&quot;&amp;[.L305]&amp;[.S305];&quot;&quot;)&amp;IF(LEN([.T305])&gt;0;&quot;,&quot;&amp;[.L305]&amp;[.T305];&quot;&quot;)&amp;IF(LEN([.U305])&gt;0;&quot;,&quot;&amp;[.L305]&amp;[.U305];&quot;&quot;)&amp;IF(LEN([.C305])&gt;0;&quot;,&quot;&amp;[.C305];&quot;&quot;);&quot;&quot;)">
            <text:p/>
          </table:table-cell>
          <table:table-cell table:formula="of:=[.E305]&amp;&quot; &quot;&amp;[.F305]" office:value-type="string" office:string-value=" " calcext:value-type="string">
            <text:p><text:s/></text:p>
          </table:table-cell>
          <table:table-cell table:formula="of:=MID([.G305];7;4)&amp;&quot;-&quot;&amp;MID([.G305];1;2)&amp;&quot;-&quot;&amp;MID([.G305];4;2)" office:value-type="string" office:string-value="--" calcext:value-type="string">
            <text:p>--</text:p>
          </table:table-cell>
          <table:table-cell table:formula="of:=IF(LEN([.V305])=0;[.V306];[.V305])">
            <text:p/>
          </table:table-cell>
          <table:table-cell table:formula="of:=IF(LEN([.Y305])=0;[.Y306];[.Y305])">
            <text:p/>
          </table:table-cell>
          <table:table-cell table:formula="of:=IF(LEN([.Z305])=0;[.Z306];[.Z305])">
            <text:p/>
          </table:table-cell>
          <table:table-cell table:formula="of:=IF(LEN([.AA305])=0;[.AA306];[.AA305])">
            <text:p/>
          </table:table-cell>
          <table:table-cell table:formula="of:=IF(LEN([.I305])&gt;0;[.I30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5]=1;[.H306];IF([.H306]=[.L305];[.L305];&quot;X&quot;))" office:value-type="float" office:value="0" calcext:value-type="float">
            <text:p>0</text:p>
          </table:table-cell>
          <table:table-cell table:formula="of:=IF([.A306]=[.A307];0;1)" office:value-type="float" office:value="0" calcext:value-type="float">
            <text:p>0</text:p>
          </table:table-cell>
          <table:table-cell table:formula="of:=DATE(MID([.G306];7;4);MID([.G306];1;2);MID([.G306];4;2))" office:value-type="string" office:string-value="" calcext:value-type="error">
            <text:p>#VALUE!</text:p>
          </table:table-cell>
          <table:table-cell table:formula="of:=ORG.OPENOFFICE.YEARS([.N306];[.$N$1];0)" office:value-type="string" office:string-value="" calcext:value-type="error">
            <text:p>#VALUE!</text:p>
          </table:table-cell>
          <table:table-cell table:formula="of:=IF([.A306]=[.A305];MIN([.O306];[.P305]);[.O306])" office:value-type="string" office:string-value="" calcext:value-type="error">
            <text:p>#VALUE!</text:p>
          </table:table-cell>
          <table:table-cell table:formula="of:=IF([.A306]=[.A305];MAX([.O306];[.Q305]);[.P306])" office:value-type="string" office:string-value="" calcext:value-type="error">
            <text:p>#VALUE!</text:p>
          </table:table-cell>
          <table:table-cell table:formula="of:=IF(AND([.Q306]&gt;=0;[.Q306]&lt;[.$R$1]);&quot;J&quot;;&quot;&quot;)" office:value-type="string" office:string-value="" calcext:value-type="error">
            <text:p>#VALUE!</text:p>
          </table:table-cell>
          <table:table-cell table:formula="of:=IF([.P306]&gt;=[.$S$1];&quot;V&quot;;&quot;&quot;)" office:value-type="string" office:string-value="" calcext:value-type="error">
            <text:p>#VALUE!</text:p>
          </table:table-cell>
          <table:table-cell table:formula="of:=IF([.P306]&gt;=[.$T$1];&quot;SV&quot;;&quot;&quot;)" office:value-type="string" office:string-value="" calcext:value-type="error">
            <text:p>#VALUE!</text:p>
          </table:table-cell>
          <table:table-cell table:formula="of:=IF([.P306]&gt;=[.$U$1];&quot;UV&quot;;&quot;&quot;)" office:value-type="string" office:string-value="" calcext:value-type="error">
            <text:p>#VALUE!</text:p>
          </table:table-cell>
          <table:table-cell table:formula="of:=IF([.M306]=1;[.L306]&amp;&quot;O&quot;&amp;IF(LEN([.R306])&gt;0;&quot;,&quot;&amp;[.L306]&amp;[.R306];&quot;&quot;)&amp;IF(LEN([.S306])&gt;0;&quot;,&quot;&amp;[.L306]&amp;[.S306];&quot;&quot;)&amp;IF(LEN([.T306])&gt;0;&quot;,&quot;&amp;[.L306]&amp;[.T306];&quot;&quot;)&amp;IF(LEN([.U306])&gt;0;&quot;,&quot;&amp;[.L306]&amp;[.U306];&quot;&quot;)&amp;IF(LEN([.C306])&gt;0;&quot;,&quot;&amp;[.C306];&quot;&quot;);&quot;&quot;)">
            <text:p/>
          </table:table-cell>
          <table:table-cell table:formula="of:=[.E306]&amp;&quot; &quot;&amp;[.F306]" office:value-type="string" office:string-value=" " calcext:value-type="string">
            <text:p><text:s/></text:p>
          </table:table-cell>
          <table:table-cell table:formula="of:=MID([.G306];7;4)&amp;&quot;-&quot;&amp;MID([.G306];1;2)&amp;&quot;-&quot;&amp;MID([.G306];4;2)" office:value-type="string" office:string-value="--" calcext:value-type="string">
            <text:p>--</text:p>
          </table:table-cell>
          <table:table-cell table:formula="of:=IF(LEN([.V306])=0;[.V307];[.V306])">
            <text:p/>
          </table:table-cell>
          <table:table-cell table:formula="of:=IF(LEN([.Y306])=0;[.Y307];[.Y306])">
            <text:p/>
          </table:table-cell>
          <table:table-cell table:formula="of:=IF(LEN([.Z306])=0;[.Z307];[.Z306])">
            <text:p/>
          </table:table-cell>
          <table:table-cell table:formula="of:=IF(LEN([.AA306])=0;[.AA307];[.AA306])">
            <text:p/>
          </table:table-cell>
          <table:table-cell table:formula="of:=IF(LEN([.I306])&gt;0;[.I30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6]=1;[.H307];IF([.H307]=[.L306];[.L306];&quot;X&quot;))" office:value-type="float" office:value="0" calcext:value-type="float">
            <text:p>0</text:p>
          </table:table-cell>
          <table:table-cell table:formula="of:=IF([.A307]=[.A308];0;1)" office:value-type="float" office:value="0" calcext:value-type="float">
            <text:p>0</text:p>
          </table:table-cell>
          <table:table-cell table:formula="of:=DATE(MID([.G307];7;4);MID([.G307];1;2);MID([.G307];4;2))" office:value-type="string" office:string-value="" calcext:value-type="error">
            <text:p>#VALUE!</text:p>
          </table:table-cell>
          <table:table-cell table:formula="of:=ORG.OPENOFFICE.YEARS([.N307];[.$N$1];0)" office:value-type="string" office:string-value="" calcext:value-type="error">
            <text:p>#VALUE!</text:p>
          </table:table-cell>
          <table:table-cell table:formula="of:=IF([.A307]=[.A306];MIN([.O307];[.P306]);[.O307])" office:value-type="string" office:string-value="" calcext:value-type="error">
            <text:p>#VALUE!</text:p>
          </table:table-cell>
          <table:table-cell table:formula="of:=IF([.A307]=[.A306];MAX([.O307];[.Q306]);[.P307])" office:value-type="string" office:string-value="" calcext:value-type="error">
            <text:p>#VALUE!</text:p>
          </table:table-cell>
          <table:table-cell table:formula="of:=IF(AND([.Q307]&gt;=0;[.Q307]&lt;[.$R$1]);&quot;J&quot;;&quot;&quot;)" office:value-type="string" office:string-value="" calcext:value-type="error">
            <text:p>#VALUE!</text:p>
          </table:table-cell>
          <table:table-cell table:formula="of:=IF([.P307]&gt;=[.$S$1];&quot;V&quot;;&quot;&quot;)" office:value-type="string" office:string-value="" calcext:value-type="error">
            <text:p>#VALUE!</text:p>
          </table:table-cell>
          <table:table-cell table:formula="of:=IF([.P307]&gt;=[.$T$1];&quot;SV&quot;;&quot;&quot;)" office:value-type="string" office:string-value="" calcext:value-type="error">
            <text:p>#VALUE!</text:p>
          </table:table-cell>
          <table:table-cell table:formula="of:=IF([.P307]&gt;=[.$U$1];&quot;UV&quot;;&quot;&quot;)" office:value-type="string" office:string-value="" calcext:value-type="error">
            <text:p>#VALUE!</text:p>
          </table:table-cell>
          <table:table-cell table:formula="of:=IF([.M307]=1;[.L307]&amp;&quot;O&quot;&amp;IF(LEN([.R307])&gt;0;&quot;,&quot;&amp;[.L307]&amp;[.R307];&quot;&quot;)&amp;IF(LEN([.S307])&gt;0;&quot;,&quot;&amp;[.L307]&amp;[.S307];&quot;&quot;)&amp;IF(LEN([.T307])&gt;0;&quot;,&quot;&amp;[.L307]&amp;[.T307];&quot;&quot;)&amp;IF(LEN([.U307])&gt;0;&quot;,&quot;&amp;[.L307]&amp;[.U307];&quot;&quot;)&amp;IF(LEN([.C307])&gt;0;&quot;,&quot;&amp;[.C307];&quot;&quot;);&quot;&quot;)">
            <text:p/>
          </table:table-cell>
          <table:table-cell table:formula="of:=[.E307]&amp;&quot; &quot;&amp;[.F307]" office:value-type="string" office:string-value=" " calcext:value-type="string">
            <text:p><text:s/></text:p>
          </table:table-cell>
          <table:table-cell table:formula="of:=MID([.G307];7;4)&amp;&quot;-&quot;&amp;MID([.G307];1;2)&amp;&quot;-&quot;&amp;MID([.G307];4;2)" office:value-type="string" office:string-value="--" calcext:value-type="string">
            <text:p>--</text:p>
          </table:table-cell>
          <table:table-cell table:formula="of:=IF(LEN([.V307])=0;[.V308];[.V307])">
            <text:p/>
          </table:table-cell>
          <table:table-cell table:formula="of:=IF(LEN([.Y307])=0;[.Y308];[.Y307])">
            <text:p/>
          </table:table-cell>
          <table:table-cell table:formula="of:=IF(LEN([.Z307])=0;[.Z308];[.Z307])">
            <text:p/>
          </table:table-cell>
          <table:table-cell table:formula="of:=IF(LEN([.AA307])=0;[.AA308];[.AA307])">
            <text:p/>
          </table:table-cell>
          <table:table-cell table:formula="of:=IF(LEN([.I307])&gt;0;[.I30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7]=1;[.H308];IF([.H308]=[.L307];[.L307];&quot;X&quot;))" office:value-type="float" office:value="0" calcext:value-type="float">
            <text:p>0</text:p>
          </table:table-cell>
          <table:table-cell table:formula="of:=IF([.A308]=[.A309];0;1)" office:value-type="float" office:value="0" calcext:value-type="float">
            <text:p>0</text:p>
          </table:table-cell>
          <table:table-cell table:formula="of:=DATE(MID([.G308];7;4);MID([.G308];1;2);MID([.G308];4;2))" office:value-type="string" office:string-value="" calcext:value-type="error">
            <text:p>#VALUE!</text:p>
          </table:table-cell>
          <table:table-cell table:formula="of:=ORG.OPENOFFICE.YEARS([.N308];[.$N$1];0)" office:value-type="string" office:string-value="" calcext:value-type="error">
            <text:p>#VALUE!</text:p>
          </table:table-cell>
          <table:table-cell table:formula="of:=IF([.A308]=[.A307];MIN([.O308];[.P307]);[.O308])" office:value-type="string" office:string-value="" calcext:value-type="error">
            <text:p>#VALUE!</text:p>
          </table:table-cell>
          <table:table-cell table:formula="of:=IF([.A308]=[.A307];MAX([.O308];[.Q307]);[.P308])" office:value-type="string" office:string-value="" calcext:value-type="error">
            <text:p>#VALUE!</text:p>
          </table:table-cell>
          <table:table-cell table:formula="of:=IF(AND([.Q308]&gt;=0;[.Q308]&lt;[.$R$1]);&quot;J&quot;;&quot;&quot;)" office:value-type="string" office:string-value="" calcext:value-type="error">
            <text:p>#VALUE!</text:p>
          </table:table-cell>
          <table:table-cell table:formula="of:=IF([.P308]&gt;=[.$S$1];&quot;V&quot;;&quot;&quot;)" office:value-type="string" office:string-value="" calcext:value-type="error">
            <text:p>#VALUE!</text:p>
          </table:table-cell>
          <table:table-cell table:formula="of:=IF([.P308]&gt;=[.$T$1];&quot;SV&quot;;&quot;&quot;)" office:value-type="string" office:string-value="" calcext:value-type="error">
            <text:p>#VALUE!</text:p>
          </table:table-cell>
          <table:table-cell table:formula="of:=IF([.P308]&gt;=[.$U$1];&quot;UV&quot;;&quot;&quot;)" office:value-type="string" office:string-value="" calcext:value-type="error">
            <text:p>#VALUE!</text:p>
          </table:table-cell>
          <table:table-cell table:formula="of:=IF([.M308]=1;[.L308]&amp;&quot;O&quot;&amp;IF(LEN([.R308])&gt;0;&quot;,&quot;&amp;[.L308]&amp;[.R308];&quot;&quot;)&amp;IF(LEN([.S308])&gt;0;&quot;,&quot;&amp;[.L308]&amp;[.S308];&quot;&quot;)&amp;IF(LEN([.T308])&gt;0;&quot;,&quot;&amp;[.L308]&amp;[.T308];&quot;&quot;)&amp;IF(LEN([.U308])&gt;0;&quot;,&quot;&amp;[.L308]&amp;[.U308];&quot;&quot;)&amp;IF(LEN([.C308])&gt;0;&quot;,&quot;&amp;[.C308];&quot;&quot;);&quot;&quot;)">
            <text:p/>
          </table:table-cell>
          <table:table-cell table:formula="of:=[.E308]&amp;&quot; &quot;&amp;[.F308]" office:value-type="string" office:string-value=" " calcext:value-type="string">
            <text:p><text:s/></text:p>
          </table:table-cell>
          <table:table-cell table:formula="of:=MID([.G308];7;4)&amp;&quot;-&quot;&amp;MID([.G308];1;2)&amp;&quot;-&quot;&amp;MID([.G308];4;2)" office:value-type="string" office:string-value="--" calcext:value-type="string">
            <text:p>--</text:p>
          </table:table-cell>
          <table:table-cell table:formula="of:=IF(LEN([.V308])=0;[.V309];[.V308])">
            <text:p/>
          </table:table-cell>
          <table:table-cell table:formula="of:=IF(LEN([.Y308])=0;[.Y309];[.Y308])">
            <text:p/>
          </table:table-cell>
          <table:table-cell table:formula="of:=IF(LEN([.Z308])=0;[.Z309];[.Z308])">
            <text:p/>
          </table:table-cell>
          <table:table-cell table:formula="of:=IF(LEN([.AA308])=0;[.AA309];[.AA308])">
            <text:p/>
          </table:table-cell>
          <table:table-cell table:formula="of:=IF(LEN([.I308])&gt;0;[.I30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8]=1;[.H309];IF([.H309]=[.L308];[.L308];&quot;X&quot;))" office:value-type="float" office:value="0" calcext:value-type="float">
            <text:p>0</text:p>
          </table:table-cell>
          <table:table-cell table:formula="of:=IF([.A309]=[.A310];0;1)" office:value-type="float" office:value="0" calcext:value-type="float">
            <text:p>0</text:p>
          </table:table-cell>
          <table:table-cell table:formula="of:=DATE(MID([.G309];7;4);MID([.G309];1;2);MID([.G309];4;2))" office:value-type="string" office:string-value="" calcext:value-type="error">
            <text:p>#VALUE!</text:p>
          </table:table-cell>
          <table:table-cell table:formula="of:=ORG.OPENOFFICE.YEARS([.N309];[.$N$1];0)" office:value-type="string" office:string-value="" calcext:value-type="error">
            <text:p>#VALUE!</text:p>
          </table:table-cell>
          <table:table-cell table:formula="of:=IF([.A309]=[.A308];MIN([.O309];[.P308]);[.O309])" office:value-type="string" office:string-value="" calcext:value-type="error">
            <text:p>#VALUE!</text:p>
          </table:table-cell>
          <table:table-cell table:formula="of:=IF([.A309]=[.A308];MAX([.O309];[.Q308]);[.P309])" office:value-type="string" office:string-value="" calcext:value-type="error">
            <text:p>#VALUE!</text:p>
          </table:table-cell>
          <table:table-cell table:formula="of:=IF(AND([.Q309]&gt;=0;[.Q309]&lt;[.$R$1]);&quot;J&quot;;&quot;&quot;)" office:value-type="string" office:string-value="" calcext:value-type="error">
            <text:p>#VALUE!</text:p>
          </table:table-cell>
          <table:table-cell table:formula="of:=IF([.P309]&gt;=[.$S$1];&quot;V&quot;;&quot;&quot;)" office:value-type="string" office:string-value="" calcext:value-type="error">
            <text:p>#VALUE!</text:p>
          </table:table-cell>
          <table:table-cell table:formula="of:=IF([.P309]&gt;=[.$T$1];&quot;SV&quot;;&quot;&quot;)" office:value-type="string" office:string-value="" calcext:value-type="error">
            <text:p>#VALUE!</text:p>
          </table:table-cell>
          <table:table-cell table:formula="of:=IF([.P309]&gt;=[.$U$1];&quot;UV&quot;;&quot;&quot;)" office:value-type="string" office:string-value="" calcext:value-type="error">
            <text:p>#VALUE!</text:p>
          </table:table-cell>
          <table:table-cell table:formula="of:=IF([.M309]=1;[.L309]&amp;&quot;O&quot;&amp;IF(LEN([.R309])&gt;0;&quot;,&quot;&amp;[.L309]&amp;[.R309];&quot;&quot;)&amp;IF(LEN([.S309])&gt;0;&quot;,&quot;&amp;[.L309]&amp;[.S309];&quot;&quot;)&amp;IF(LEN([.T309])&gt;0;&quot;,&quot;&amp;[.L309]&amp;[.T309];&quot;&quot;)&amp;IF(LEN([.U309])&gt;0;&quot;,&quot;&amp;[.L309]&amp;[.U309];&quot;&quot;)&amp;IF(LEN([.C309])&gt;0;&quot;,&quot;&amp;[.C309];&quot;&quot;);&quot;&quot;)">
            <text:p/>
          </table:table-cell>
          <table:table-cell table:formula="of:=[.E309]&amp;&quot; &quot;&amp;[.F309]" office:value-type="string" office:string-value=" " calcext:value-type="string">
            <text:p><text:s/></text:p>
          </table:table-cell>
          <table:table-cell table:formula="of:=MID([.G309];7;4)&amp;&quot;-&quot;&amp;MID([.G309];1;2)&amp;&quot;-&quot;&amp;MID([.G309];4;2)" office:value-type="string" office:string-value="--" calcext:value-type="string">
            <text:p>--</text:p>
          </table:table-cell>
          <table:table-cell table:formula="of:=IF(LEN([.V309])=0;[.V310];[.V309])">
            <text:p/>
          </table:table-cell>
          <table:table-cell table:formula="of:=IF(LEN([.Y309])=0;[.Y310];[.Y309])">
            <text:p/>
          </table:table-cell>
          <table:table-cell table:formula="of:=IF(LEN([.Z309])=0;[.Z310];[.Z309])">
            <text:p/>
          </table:table-cell>
          <table:table-cell table:formula="of:=IF(LEN([.AA309])=0;[.AA310];[.AA309])">
            <text:p/>
          </table:table-cell>
          <table:table-cell table:formula="of:=IF(LEN([.I309])&gt;0;[.I30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09]=1;[.H310];IF([.H310]=[.L309];[.L309];&quot;X&quot;))" office:value-type="float" office:value="0" calcext:value-type="float">
            <text:p>0</text:p>
          </table:table-cell>
          <table:table-cell table:formula="of:=IF([.A310]=[.A311];0;1)" office:value-type="float" office:value="0" calcext:value-type="float">
            <text:p>0</text:p>
          </table:table-cell>
          <table:table-cell table:formula="of:=DATE(MID([.G310];7;4);MID([.G310];1;2);MID([.G310];4;2))" office:value-type="string" office:string-value="" calcext:value-type="error">
            <text:p>#VALUE!</text:p>
          </table:table-cell>
          <table:table-cell table:formula="of:=ORG.OPENOFFICE.YEARS([.N310];[.$N$1];0)" office:value-type="string" office:string-value="" calcext:value-type="error">
            <text:p>#VALUE!</text:p>
          </table:table-cell>
          <table:table-cell table:formula="of:=IF([.A310]=[.A309];MIN([.O310];[.P309]);[.O310])" office:value-type="string" office:string-value="" calcext:value-type="error">
            <text:p>#VALUE!</text:p>
          </table:table-cell>
          <table:table-cell table:formula="of:=IF([.A310]=[.A309];MAX([.O310];[.Q309]);[.P310])" office:value-type="string" office:string-value="" calcext:value-type="error">
            <text:p>#VALUE!</text:p>
          </table:table-cell>
          <table:table-cell table:formula="of:=IF(AND([.Q310]&gt;=0;[.Q310]&lt;[.$R$1]);&quot;J&quot;;&quot;&quot;)" office:value-type="string" office:string-value="" calcext:value-type="error">
            <text:p>#VALUE!</text:p>
          </table:table-cell>
          <table:table-cell table:formula="of:=IF([.P310]&gt;=[.$S$1];&quot;V&quot;;&quot;&quot;)" office:value-type="string" office:string-value="" calcext:value-type="error">
            <text:p>#VALUE!</text:p>
          </table:table-cell>
          <table:table-cell table:formula="of:=IF([.P310]&gt;=[.$T$1];&quot;SV&quot;;&quot;&quot;)" office:value-type="string" office:string-value="" calcext:value-type="error">
            <text:p>#VALUE!</text:p>
          </table:table-cell>
          <table:table-cell table:formula="of:=IF([.P310]&gt;=[.$U$1];&quot;UV&quot;;&quot;&quot;)" office:value-type="string" office:string-value="" calcext:value-type="error">
            <text:p>#VALUE!</text:p>
          </table:table-cell>
          <table:table-cell table:formula="of:=IF([.M310]=1;[.L310]&amp;&quot;O&quot;&amp;IF(LEN([.R310])&gt;0;&quot;,&quot;&amp;[.L310]&amp;[.R310];&quot;&quot;)&amp;IF(LEN([.S310])&gt;0;&quot;,&quot;&amp;[.L310]&amp;[.S310];&quot;&quot;)&amp;IF(LEN([.T310])&gt;0;&quot;,&quot;&amp;[.L310]&amp;[.T310];&quot;&quot;)&amp;IF(LEN([.U310])&gt;0;&quot;,&quot;&amp;[.L310]&amp;[.U310];&quot;&quot;)&amp;IF(LEN([.C310])&gt;0;&quot;,&quot;&amp;[.C310];&quot;&quot;);&quot;&quot;)">
            <text:p/>
          </table:table-cell>
          <table:table-cell table:formula="of:=[.E310]&amp;&quot; &quot;&amp;[.F310]" office:value-type="string" office:string-value=" " calcext:value-type="string">
            <text:p><text:s/></text:p>
          </table:table-cell>
          <table:table-cell table:formula="of:=MID([.G310];7;4)&amp;&quot;-&quot;&amp;MID([.G310];1;2)&amp;&quot;-&quot;&amp;MID([.G310];4;2)" office:value-type="string" office:string-value="--" calcext:value-type="string">
            <text:p>--</text:p>
          </table:table-cell>
          <table:table-cell table:formula="of:=IF(LEN([.V310])=0;[.V311];[.V310])">
            <text:p/>
          </table:table-cell>
          <table:table-cell table:formula="of:=IF(LEN([.Y310])=0;[.Y311];[.Y310])">
            <text:p/>
          </table:table-cell>
          <table:table-cell table:formula="of:=IF(LEN([.Z310])=0;[.Z311];[.Z310])">
            <text:p/>
          </table:table-cell>
          <table:table-cell table:formula="of:=IF(LEN([.AA310])=0;[.AA311];[.AA310])">
            <text:p/>
          </table:table-cell>
          <table:table-cell table:formula="of:=IF(LEN([.I310])&gt;0;[.I31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0]=1;[.H311];IF([.H311]=[.L310];[.L310];&quot;X&quot;))" office:value-type="float" office:value="0" calcext:value-type="float">
            <text:p>0</text:p>
          </table:table-cell>
          <table:table-cell table:formula="of:=IF([.A311]=[.A312];0;1)" office:value-type="float" office:value="0" calcext:value-type="float">
            <text:p>0</text:p>
          </table:table-cell>
          <table:table-cell table:formula="of:=DATE(MID([.G311];7;4);MID([.G311];1;2);MID([.G311];4;2))" office:value-type="string" office:string-value="" calcext:value-type="error">
            <text:p>#VALUE!</text:p>
          </table:table-cell>
          <table:table-cell table:formula="of:=ORG.OPENOFFICE.YEARS([.N311];[.$N$1];0)" office:value-type="string" office:string-value="" calcext:value-type="error">
            <text:p>#VALUE!</text:p>
          </table:table-cell>
          <table:table-cell table:formula="of:=IF([.A311]=[.A310];MIN([.O311];[.P310]);[.O311])" office:value-type="string" office:string-value="" calcext:value-type="error">
            <text:p>#VALUE!</text:p>
          </table:table-cell>
          <table:table-cell table:formula="of:=IF([.A311]=[.A310];MAX([.O311];[.Q310]);[.P311])" office:value-type="string" office:string-value="" calcext:value-type="error">
            <text:p>#VALUE!</text:p>
          </table:table-cell>
          <table:table-cell table:formula="of:=IF(AND([.Q311]&gt;=0;[.Q311]&lt;[.$R$1]);&quot;J&quot;;&quot;&quot;)" office:value-type="string" office:string-value="" calcext:value-type="error">
            <text:p>#VALUE!</text:p>
          </table:table-cell>
          <table:table-cell table:formula="of:=IF([.P311]&gt;=[.$S$1];&quot;V&quot;;&quot;&quot;)" office:value-type="string" office:string-value="" calcext:value-type="error">
            <text:p>#VALUE!</text:p>
          </table:table-cell>
          <table:table-cell table:formula="of:=IF([.P311]&gt;=[.$T$1];&quot;SV&quot;;&quot;&quot;)" office:value-type="string" office:string-value="" calcext:value-type="error">
            <text:p>#VALUE!</text:p>
          </table:table-cell>
          <table:table-cell table:formula="of:=IF([.P311]&gt;=[.$U$1];&quot;UV&quot;;&quot;&quot;)" office:value-type="string" office:string-value="" calcext:value-type="error">
            <text:p>#VALUE!</text:p>
          </table:table-cell>
          <table:table-cell table:formula="of:=IF([.M311]=1;[.L311]&amp;&quot;O&quot;&amp;IF(LEN([.R311])&gt;0;&quot;,&quot;&amp;[.L311]&amp;[.R311];&quot;&quot;)&amp;IF(LEN([.S311])&gt;0;&quot;,&quot;&amp;[.L311]&amp;[.S311];&quot;&quot;)&amp;IF(LEN([.T311])&gt;0;&quot;,&quot;&amp;[.L311]&amp;[.T311];&quot;&quot;)&amp;IF(LEN([.U311])&gt;0;&quot;,&quot;&amp;[.L311]&amp;[.U311];&quot;&quot;)&amp;IF(LEN([.C311])&gt;0;&quot;,&quot;&amp;[.C311];&quot;&quot;);&quot;&quot;)">
            <text:p/>
          </table:table-cell>
          <table:table-cell table:formula="of:=[.E311]&amp;&quot; &quot;&amp;[.F311]" office:value-type="string" office:string-value=" " calcext:value-type="string">
            <text:p><text:s/></text:p>
          </table:table-cell>
          <table:table-cell table:formula="of:=MID([.G311];7;4)&amp;&quot;-&quot;&amp;MID([.G311];1;2)&amp;&quot;-&quot;&amp;MID([.G311];4;2)" office:value-type="string" office:string-value="--" calcext:value-type="string">
            <text:p>--</text:p>
          </table:table-cell>
          <table:table-cell table:formula="of:=IF(LEN([.V311])=0;[.V312];[.V311])">
            <text:p/>
          </table:table-cell>
          <table:table-cell table:formula="of:=IF(LEN([.Y311])=0;[.Y312];[.Y311])">
            <text:p/>
          </table:table-cell>
          <table:table-cell table:formula="of:=IF(LEN([.Z311])=0;[.Z312];[.Z311])">
            <text:p/>
          </table:table-cell>
          <table:table-cell table:formula="of:=IF(LEN([.AA311])=0;[.AA312];[.AA311])">
            <text:p/>
          </table:table-cell>
          <table:table-cell table:formula="of:=IF(LEN([.I311])&gt;0;[.I31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1]=1;[.H312];IF([.H312]=[.L311];[.L311];&quot;X&quot;))" office:value-type="float" office:value="0" calcext:value-type="float">
            <text:p>0</text:p>
          </table:table-cell>
          <table:table-cell table:formula="of:=IF([.A312]=[.A313];0;1)" office:value-type="float" office:value="0" calcext:value-type="float">
            <text:p>0</text:p>
          </table:table-cell>
          <table:table-cell table:formula="of:=DATE(MID([.G312];7;4);MID([.G312];1;2);MID([.G312];4;2))" office:value-type="string" office:string-value="" calcext:value-type="error">
            <text:p>#VALUE!</text:p>
          </table:table-cell>
          <table:table-cell table:formula="of:=ORG.OPENOFFICE.YEARS([.N312];[.$N$1];0)" office:value-type="string" office:string-value="" calcext:value-type="error">
            <text:p>#VALUE!</text:p>
          </table:table-cell>
          <table:table-cell table:formula="of:=IF([.A312]=[.A311];MIN([.O312];[.P311]);[.O312])" office:value-type="string" office:string-value="" calcext:value-type="error">
            <text:p>#VALUE!</text:p>
          </table:table-cell>
          <table:table-cell table:formula="of:=IF([.A312]=[.A311];MAX([.O312];[.Q311]);[.P312])" office:value-type="string" office:string-value="" calcext:value-type="error">
            <text:p>#VALUE!</text:p>
          </table:table-cell>
          <table:table-cell table:formula="of:=IF(AND([.Q312]&gt;=0;[.Q312]&lt;[.$R$1]);&quot;J&quot;;&quot;&quot;)" office:value-type="string" office:string-value="" calcext:value-type="error">
            <text:p>#VALUE!</text:p>
          </table:table-cell>
          <table:table-cell table:formula="of:=IF([.P312]&gt;=[.$S$1];&quot;V&quot;;&quot;&quot;)" office:value-type="string" office:string-value="" calcext:value-type="error">
            <text:p>#VALUE!</text:p>
          </table:table-cell>
          <table:table-cell table:formula="of:=IF([.P312]&gt;=[.$T$1];&quot;SV&quot;;&quot;&quot;)" office:value-type="string" office:string-value="" calcext:value-type="error">
            <text:p>#VALUE!</text:p>
          </table:table-cell>
          <table:table-cell table:formula="of:=IF([.P312]&gt;=[.$U$1];&quot;UV&quot;;&quot;&quot;)" office:value-type="string" office:string-value="" calcext:value-type="error">
            <text:p>#VALUE!</text:p>
          </table:table-cell>
          <table:table-cell table:formula="of:=IF([.M312]=1;[.L312]&amp;&quot;O&quot;&amp;IF(LEN([.R312])&gt;0;&quot;,&quot;&amp;[.L312]&amp;[.R312];&quot;&quot;)&amp;IF(LEN([.S312])&gt;0;&quot;,&quot;&amp;[.L312]&amp;[.S312];&quot;&quot;)&amp;IF(LEN([.T312])&gt;0;&quot;,&quot;&amp;[.L312]&amp;[.T312];&quot;&quot;)&amp;IF(LEN([.U312])&gt;0;&quot;,&quot;&amp;[.L312]&amp;[.U312];&quot;&quot;)&amp;IF(LEN([.C312])&gt;0;&quot;,&quot;&amp;[.C312];&quot;&quot;);&quot;&quot;)">
            <text:p/>
          </table:table-cell>
          <table:table-cell table:formula="of:=[.E312]&amp;&quot; &quot;&amp;[.F312]" office:value-type="string" office:string-value=" " calcext:value-type="string">
            <text:p><text:s/></text:p>
          </table:table-cell>
          <table:table-cell table:formula="of:=MID([.G312];7;4)&amp;&quot;-&quot;&amp;MID([.G312];1;2)&amp;&quot;-&quot;&amp;MID([.G312];4;2)" office:value-type="string" office:string-value="--" calcext:value-type="string">
            <text:p>--</text:p>
          </table:table-cell>
          <table:table-cell table:formula="of:=IF(LEN([.V312])=0;[.V313];[.V312])">
            <text:p/>
          </table:table-cell>
          <table:table-cell table:formula="of:=IF(LEN([.Y312])=0;[.Y313];[.Y312])">
            <text:p/>
          </table:table-cell>
          <table:table-cell table:formula="of:=IF(LEN([.Z312])=0;[.Z313];[.Z312])">
            <text:p/>
          </table:table-cell>
          <table:table-cell table:formula="of:=IF(LEN([.AA312])=0;[.AA313];[.AA312])">
            <text:p/>
          </table:table-cell>
          <table:table-cell table:formula="of:=IF(LEN([.I312])&gt;0;[.I31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2]=1;[.H313];IF([.H313]=[.L312];[.L312];&quot;X&quot;))" office:value-type="float" office:value="0" calcext:value-type="float">
            <text:p>0</text:p>
          </table:table-cell>
          <table:table-cell table:formula="of:=IF([.A313]=[.A314];0;1)" office:value-type="float" office:value="0" calcext:value-type="float">
            <text:p>0</text:p>
          </table:table-cell>
          <table:table-cell table:formula="of:=DATE(MID([.G313];7;4);MID([.G313];1;2);MID([.G313];4;2))" office:value-type="string" office:string-value="" calcext:value-type="error">
            <text:p>#VALUE!</text:p>
          </table:table-cell>
          <table:table-cell table:formula="of:=ORG.OPENOFFICE.YEARS([.N313];[.$N$1];0)" office:value-type="string" office:string-value="" calcext:value-type="error">
            <text:p>#VALUE!</text:p>
          </table:table-cell>
          <table:table-cell table:formula="of:=IF([.A313]=[.A312];MIN([.O313];[.P312]);[.O313])" office:value-type="string" office:string-value="" calcext:value-type="error">
            <text:p>#VALUE!</text:p>
          </table:table-cell>
          <table:table-cell table:formula="of:=IF([.A313]=[.A312];MAX([.O313];[.Q312]);[.P313])" office:value-type="string" office:string-value="" calcext:value-type="error">
            <text:p>#VALUE!</text:p>
          </table:table-cell>
          <table:table-cell table:formula="of:=IF(AND([.Q313]&gt;=0;[.Q313]&lt;[.$R$1]);&quot;J&quot;;&quot;&quot;)" office:value-type="string" office:string-value="" calcext:value-type="error">
            <text:p>#VALUE!</text:p>
          </table:table-cell>
          <table:table-cell table:formula="of:=IF([.P313]&gt;=[.$S$1];&quot;V&quot;;&quot;&quot;)" office:value-type="string" office:string-value="" calcext:value-type="error">
            <text:p>#VALUE!</text:p>
          </table:table-cell>
          <table:table-cell table:formula="of:=IF([.P313]&gt;=[.$T$1];&quot;SV&quot;;&quot;&quot;)" office:value-type="string" office:string-value="" calcext:value-type="error">
            <text:p>#VALUE!</text:p>
          </table:table-cell>
          <table:table-cell table:formula="of:=IF([.P313]&gt;=[.$U$1];&quot;UV&quot;;&quot;&quot;)" office:value-type="string" office:string-value="" calcext:value-type="error">
            <text:p>#VALUE!</text:p>
          </table:table-cell>
          <table:table-cell table:formula="of:=IF([.M313]=1;[.L313]&amp;&quot;O&quot;&amp;IF(LEN([.R313])&gt;0;&quot;,&quot;&amp;[.L313]&amp;[.R313];&quot;&quot;)&amp;IF(LEN([.S313])&gt;0;&quot;,&quot;&amp;[.L313]&amp;[.S313];&quot;&quot;)&amp;IF(LEN([.T313])&gt;0;&quot;,&quot;&amp;[.L313]&amp;[.T313];&quot;&quot;)&amp;IF(LEN([.U313])&gt;0;&quot;,&quot;&amp;[.L313]&amp;[.U313];&quot;&quot;)&amp;IF(LEN([.C313])&gt;0;&quot;,&quot;&amp;[.C313];&quot;&quot;);&quot;&quot;)">
            <text:p/>
          </table:table-cell>
          <table:table-cell table:formula="of:=[.E313]&amp;&quot; &quot;&amp;[.F313]" office:value-type="string" office:string-value=" " calcext:value-type="string">
            <text:p><text:s/></text:p>
          </table:table-cell>
          <table:table-cell table:formula="of:=MID([.G313];7;4)&amp;&quot;-&quot;&amp;MID([.G313];1;2)&amp;&quot;-&quot;&amp;MID([.G313];4;2)" office:value-type="string" office:string-value="--" calcext:value-type="string">
            <text:p>--</text:p>
          </table:table-cell>
          <table:table-cell table:formula="of:=IF(LEN([.V313])=0;[.V314];[.V313])">
            <text:p/>
          </table:table-cell>
          <table:table-cell table:formula="of:=IF(LEN([.Y313])=0;[.Y314];[.Y313])">
            <text:p/>
          </table:table-cell>
          <table:table-cell table:formula="of:=IF(LEN([.Z313])=0;[.Z314];[.Z313])">
            <text:p/>
          </table:table-cell>
          <table:table-cell table:formula="of:=IF(LEN([.AA313])=0;[.AA314];[.AA313])">
            <text:p/>
          </table:table-cell>
          <table:table-cell table:formula="of:=IF(LEN([.I313])&gt;0;[.I31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3]=1;[.H314];IF([.H314]=[.L313];[.L313];&quot;X&quot;))" office:value-type="float" office:value="0" calcext:value-type="float">
            <text:p>0</text:p>
          </table:table-cell>
          <table:table-cell table:formula="of:=IF([.A314]=[.A315];0;1)" office:value-type="float" office:value="0" calcext:value-type="float">
            <text:p>0</text:p>
          </table:table-cell>
          <table:table-cell table:formula="of:=DATE(MID([.G314];7;4);MID([.G314];1;2);MID([.G314];4;2))" office:value-type="string" office:string-value="" calcext:value-type="error">
            <text:p>#VALUE!</text:p>
          </table:table-cell>
          <table:table-cell table:formula="of:=ORG.OPENOFFICE.YEARS([.N314];[.$N$1];0)" office:value-type="string" office:string-value="" calcext:value-type="error">
            <text:p>#VALUE!</text:p>
          </table:table-cell>
          <table:table-cell table:formula="of:=IF([.A314]=[.A313];MIN([.O314];[.P313]);[.O314])" office:value-type="string" office:string-value="" calcext:value-type="error">
            <text:p>#VALUE!</text:p>
          </table:table-cell>
          <table:table-cell table:formula="of:=IF([.A314]=[.A313];MAX([.O314];[.Q313]);[.P314])" office:value-type="string" office:string-value="" calcext:value-type="error">
            <text:p>#VALUE!</text:p>
          </table:table-cell>
          <table:table-cell table:formula="of:=IF(AND([.Q314]&gt;=0;[.Q314]&lt;[.$R$1]);&quot;J&quot;;&quot;&quot;)" office:value-type="string" office:string-value="" calcext:value-type="error">
            <text:p>#VALUE!</text:p>
          </table:table-cell>
          <table:table-cell table:formula="of:=IF([.P314]&gt;=[.$S$1];&quot;V&quot;;&quot;&quot;)" office:value-type="string" office:string-value="" calcext:value-type="error">
            <text:p>#VALUE!</text:p>
          </table:table-cell>
          <table:table-cell table:formula="of:=IF([.P314]&gt;=[.$T$1];&quot;SV&quot;;&quot;&quot;)" office:value-type="string" office:string-value="" calcext:value-type="error">
            <text:p>#VALUE!</text:p>
          </table:table-cell>
          <table:table-cell table:formula="of:=IF([.P314]&gt;=[.$U$1];&quot;UV&quot;;&quot;&quot;)" office:value-type="string" office:string-value="" calcext:value-type="error">
            <text:p>#VALUE!</text:p>
          </table:table-cell>
          <table:table-cell table:formula="of:=IF([.M314]=1;[.L314]&amp;&quot;O&quot;&amp;IF(LEN([.R314])&gt;0;&quot;,&quot;&amp;[.L314]&amp;[.R314];&quot;&quot;)&amp;IF(LEN([.S314])&gt;0;&quot;,&quot;&amp;[.L314]&amp;[.S314];&quot;&quot;)&amp;IF(LEN([.T314])&gt;0;&quot;,&quot;&amp;[.L314]&amp;[.T314];&quot;&quot;)&amp;IF(LEN([.U314])&gt;0;&quot;,&quot;&amp;[.L314]&amp;[.U314];&quot;&quot;)&amp;IF(LEN([.C314])&gt;0;&quot;,&quot;&amp;[.C314];&quot;&quot;);&quot;&quot;)">
            <text:p/>
          </table:table-cell>
          <table:table-cell table:formula="of:=[.E314]&amp;&quot; &quot;&amp;[.F314]" office:value-type="string" office:string-value=" " calcext:value-type="string">
            <text:p><text:s/></text:p>
          </table:table-cell>
          <table:table-cell table:formula="of:=MID([.G314];7;4)&amp;&quot;-&quot;&amp;MID([.G314];1;2)&amp;&quot;-&quot;&amp;MID([.G314];4;2)" office:value-type="string" office:string-value="--" calcext:value-type="string">
            <text:p>--</text:p>
          </table:table-cell>
          <table:table-cell table:formula="of:=IF(LEN([.V314])=0;[.V315];[.V314])">
            <text:p/>
          </table:table-cell>
          <table:table-cell table:formula="of:=IF(LEN([.Y314])=0;[.Y315];[.Y314])">
            <text:p/>
          </table:table-cell>
          <table:table-cell table:formula="of:=IF(LEN([.Z314])=0;[.Z315];[.Z314])">
            <text:p/>
          </table:table-cell>
          <table:table-cell table:formula="of:=IF(LEN([.AA314])=0;[.AA315];[.AA314])">
            <text:p/>
          </table:table-cell>
          <table:table-cell table:formula="of:=IF(LEN([.I314])&gt;0;[.I31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4]=1;[.H315];IF([.H315]=[.L314];[.L314];&quot;X&quot;))" office:value-type="float" office:value="0" calcext:value-type="float">
            <text:p>0</text:p>
          </table:table-cell>
          <table:table-cell table:formula="of:=IF([.A315]=[.A316];0;1)" office:value-type="float" office:value="0" calcext:value-type="float">
            <text:p>0</text:p>
          </table:table-cell>
          <table:table-cell table:formula="of:=DATE(MID([.G315];7;4);MID([.G315];1;2);MID([.G315];4;2))" office:value-type="string" office:string-value="" calcext:value-type="error">
            <text:p>#VALUE!</text:p>
          </table:table-cell>
          <table:table-cell table:formula="of:=ORG.OPENOFFICE.YEARS([.N315];[.$N$1];0)" office:value-type="string" office:string-value="" calcext:value-type="error">
            <text:p>#VALUE!</text:p>
          </table:table-cell>
          <table:table-cell table:formula="of:=IF([.A315]=[.A314];MIN([.O315];[.P314]);[.O315])" office:value-type="string" office:string-value="" calcext:value-type="error">
            <text:p>#VALUE!</text:p>
          </table:table-cell>
          <table:table-cell table:formula="of:=IF([.A315]=[.A314];MAX([.O315];[.Q314]);[.P315])" office:value-type="string" office:string-value="" calcext:value-type="error">
            <text:p>#VALUE!</text:p>
          </table:table-cell>
          <table:table-cell table:formula="of:=IF(AND([.Q315]&gt;=0;[.Q315]&lt;[.$R$1]);&quot;J&quot;;&quot;&quot;)" office:value-type="string" office:string-value="" calcext:value-type="error">
            <text:p>#VALUE!</text:p>
          </table:table-cell>
          <table:table-cell table:formula="of:=IF([.P315]&gt;=[.$S$1];&quot;V&quot;;&quot;&quot;)" office:value-type="string" office:string-value="" calcext:value-type="error">
            <text:p>#VALUE!</text:p>
          </table:table-cell>
          <table:table-cell table:formula="of:=IF([.P315]&gt;=[.$T$1];&quot;SV&quot;;&quot;&quot;)" office:value-type="string" office:string-value="" calcext:value-type="error">
            <text:p>#VALUE!</text:p>
          </table:table-cell>
          <table:table-cell table:formula="of:=IF([.P315]&gt;=[.$U$1];&quot;UV&quot;;&quot;&quot;)" office:value-type="string" office:string-value="" calcext:value-type="error">
            <text:p>#VALUE!</text:p>
          </table:table-cell>
          <table:table-cell table:formula="of:=IF([.M315]=1;[.L315]&amp;&quot;O&quot;&amp;IF(LEN([.R315])&gt;0;&quot;,&quot;&amp;[.L315]&amp;[.R315];&quot;&quot;)&amp;IF(LEN([.S315])&gt;0;&quot;,&quot;&amp;[.L315]&amp;[.S315];&quot;&quot;)&amp;IF(LEN([.T315])&gt;0;&quot;,&quot;&amp;[.L315]&amp;[.T315];&quot;&quot;)&amp;IF(LEN([.U315])&gt;0;&quot;,&quot;&amp;[.L315]&amp;[.U315];&quot;&quot;)&amp;IF(LEN([.C315])&gt;0;&quot;,&quot;&amp;[.C315];&quot;&quot;);&quot;&quot;)">
            <text:p/>
          </table:table-cell>
          <table:table-cell table:formula="of:=[.E315]&amp;&quot; &quot;&amp;[.F315]" office:value-type="string" office:string-value=" " calcext:value-type="string">
            <text:p><text:s/></text:p>
          </table:table-cell>
          <table:table-cell table:formula="of:=MID([.G315];7;4)&amp;&quot;-&quot;&amp;MID([.G315];1;2)&amp;&quot;-&quot;&amp;MID([.G315];4;2)" office:value-type="string" office:string-value="--" calcext:value-type="string">
            <text:p>--</text:p>
          </table:table-cell>
          <table:table-cell table:formula="of:=IF(LEN([.V315])=0;[.V316];[.V315])">
            <text:p/>
          </table:table-cell>
          <table:table-cell table:formula="of:=IF(LEN([.Y315])=0;[.Y316];[.Y315])">
            <text:p/>
          </table:table-cell>
          <table:table-cell table:formula="of:=IF(LEN([.Z315])=0;[.Z316];[.Z315])">
            <text:p/>
          </table:table-cell>
          <table:table-cell table:formula="of:=IF(LEN([.AA315])=0;[.AA316];[.AA315])">
            <text:p/>
          </table:table-cell>
          <table:table-cell table:formula="of:=IF(LEN([.I315])&gt;0;[.I31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5]=1;[.H316];IF([.H316]=[.L315];[.L315];&quot;X&quot;))" office:value-type="float" office:value="0" calcext:value-type="float">
            <text:p>0</text:p>
          </table:table-cell>
          <table:table-cell table:formula="of:=IF([.A316]=[.A317];0;1)" office:value-type="float" office:value="0" calcext:value-type="float">
            <text:p>0</text:p>
          </table:table-cell>
          <table:table-cell table:formula="of:=DATE(MID([.G316];7;4);MID([.G316];1;2);MID([.G316];4;2))" office:value-type="string" office:string-value="" calcext:value-type="error">
            <text:p>#VALUE!</text:p>
          </table:table-cell>
          <table:table-cell table:formula="of:=ORG.OPENOFFICE.YEARS([.N316];[.$N$1];0)" office:value-type="string" office:string-value="" calcext:value-type="error">
            <text:p>#VALUE!</text:p>
          </table:table-cell>
          <table:table-cell table:formula="of:=IF([.A316]=[.A315];MIN([.O316];[.P315]);[.O316])" office:value-type="string" office:string-value="" calcext:value-type="error">
            <text:p>#VALUE!</text:p>
          </table:table-cell>
          <table:table-cell table:formula="of:=IF([.A316]=[.A315];MAX([.O316];[.Q315]);[.P316])" office:value-type="string" office:string-value="" calcext:value-type="error">
            <text:p>#VALUE!</text:p>
          </table:table-cell>
          <table:table-cell table:formula="of:=IF(AND([.Q316]&gt;=0;[.Q316]&lt;[.$R$1]);&quot;J&quot;;&quot;&quot;)" office:value-type="string" office:string-value="" calcext:value-type="error">
            <text:p>#VALUE!</text:p>
          </table:table-cell>
          <table:table-cell table:formula="of:=IF([.P316]&gt;=[.$S$1];&quot;V&quot;;&quot;&quot;)" office:value-type="string" office:string-value="" calcext:value-type="error">
            <text:p>#VALUE!</text:p>
          </table:table-cell>
          <table:table-cell table:formula="of:=IF([.P316]&gt;=[.$T$1];&quot;SV&quot;;&quot;&quot;)" office:value-type="string" office:string-value="" calcext:value-type="error">
            <text:p>#VALUE!</text:p>
          </table:table-cell>
          <table:table-cell table:formula="of:=IF([.P316]&gt;=[.$U$1];&quot;UV&quot;;&quot;&quot;)" office:value-type="string" office:string-value="" calcext:value-type="error">
            <text:p>#VALUE!</text:p>
          </table:table-cell>
          <table:table-cell table:formula="of:=IF([.M316]=1;[.L316]&amp;&quot;O&quot;&amp;IF(LEN([.R316])&gt;0;&quot;,&quot;&amp;[.L316]&amp;[.R316];&quot;&quot;)&amp;IF(LEN([.S316])&gt;0;&quot;,&quot;&amp;[.L316]&amp;[.S316];&quot;&quot;)&amp;IF(LEN([.T316])&gt;0;&quot;,&quot;&amp;[.L316]&amp;[.T316];&quot;&quot;)&amp;IF(LEN([.U316])&gt;0;&quot;,&quot;&amp;[.L316]&amp;[.U316];&quot;&quot;)&amp;IF(LEN([.C316])&gt;0;&quot;,&quot;&amp;[.C316];&quot;&quot;);&quot;&quot;)">
            <text:p/>
          </table:table-cell>
          <table:table-cell table:formula="of:=[.E316]&amp;&quot; &quot;&amp;[.F316]" office:value-type="string" office:string-value=" " calcext:value-type="string">
            <text:p><text:s/></text:p>
          </table:table-cell>
          <table:table-cell table:formula="of:=MID([.G316];7;4)&amp;&quot;-&quot;&amp;MID([.G316];1;2)&amp;&quot;-&quot;&amp;MID([.G316];4;2)" office:value-type="string" office:string-value="--" calcext:value-type="string">
            <text:p>--</text:p>
          </table:table-cell>
          <table:table-cell table:formula="of:=IF(LEN([.V316])=0;[.V317];[.V316])">
            <text:p/>
          </table:table-cell>
          <table:table-cell table:formula="of:=IF(LEN([.Y316])=0;[.Y317];[.Y316])">
            <text:p/>
          </table:table-cell>
          <table:table-cell table:formula="of:=IF(LEN([.Z316])=0;[.Z317];[.Z316])">
            <text:p/>
          </table:table-cell>
          <table:table-cell table:formula="of:=IF(LEN([.AA316])=0;[.AA317];[.AA316])">
            <text:p/>
          </table:table-cell>
          <table:table-cell table:formula="of:=IF(LEN([.I316])&gt;0;[.I31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6]=1;[.H317];IF([.H317]=[.L316];[.L316];&quot;X&quot;))" office:value-type="float" office:value="0" calcext:value-type="float">
            <text:p>0</text:p>
          </table:table-cell>
          <table:table-cell table:formula="of:=IF([.A317]=[.A318];0;1)" office:value-type="float" office:value="0" calcext:value-type="float">
            <text:p>0</text:p>
          </table:table-cell>
          <table:table-cell table:formula="of:=DATE(MID([.G317];7;4);MID([.G317];1;2);MID([.G317];4;2))" office:value-type="string" office:string-value="" calcext:value-type="error">
            <text:p>#VALUE!</text:p>
          </table:table-cell>
          <table:table-cell table:formula="of:=ORG.OPENOFFICE.YEARS([.N317];[.$N$1];0)" office:value-type="string" office:string-value="" calcext:value-type="error">
            <text:p>#VALUE!</text:p>
          </table:table-cell>
          <table:table-cell table:formula="of:=IF([.A317]=[.A316];MIN([.O317];[.P316]);[.O317])" office:value-type="string" office:string-value="" calcext:value-type="error">
            <text:p>#VALUE!</text:p>
          </table:table-cell>
          <table:table-cell table:formula="of:=IF([.A317]=[.A316];MAX([.O317];[.Q316]);[.P317])" office:value-type="string" office:string-value="" calcext:value-type="error">
            <text:p>#VALUE!</text:p>
          </table:table-cell>
          <table:table-cell table:formula="of:=IF(AND([.Q317]&gt;=0;[.Q317]&lt;[.$R$1]);&quot;J&quot;;&quot;&quot;)" office:value-type="string" office:string-value="" calcext:value-type="error">
            <text:p>#VALUE!</text:p>
          </table:table-cell>
          <table:table-cell table:formula="of:=IF([.P317]&gt;=[.$S$1];&quot;V&quot;;&quot;&quot;)" office:value-type="string" office:string-value="" calcext:value-type="error">
            <text:p>#VALUE!</text:p>
          </table:table-cell>
          <table:table-cell table:formula="of:=IF([.P317]&gt;=[.$T$1];&quot;SV&quot;;&quot;&quot;)" office:value-type="string" office:string-value="" calcext:value-type="error">
            <text:p>#VALUE!</text:p>
          </table:table-cell>
          <table:table-cell table:formula="of:=IF([.P317]&gt;=[.$U$1];&quot;UV&quot;;&quot;&quot;)" office:value-type="string" office:string-value="" calcext:value-type="error">
            <text:p>#VALUE!</text:p>
          </table:table-cell>
          <table:table-cell table:formula="of:=IF([.M317]=1;[.L317]&amp;&quot;O&quot;&amp;IF(LEN([.R317])&gt;0;&quot;,&quot;&amp;[.L317]&amp;[.R317];&quot;&quot;)&amp;IF(LEN([.S317])&gt;0;&quot;,&quot;&amp;[.L317]&amp;[.S317];&quot;&quot;)&amp;IF(LEN([.T317])&gt;0;&quot;,&quot;&amp;[.L317]&amp;[.T317];&quot;&quot;)&amp;IF(LEN([.U317])&gt;0;&quot;,&quot;&amp;[.L317]&amp;[.U317];&quot;&quot;)&amp;IF(LEN([.C317])&gt;0;&quot;,&quot;&amp;[.C317];&quot;&quot;);&quot;&quot;)">
            <text:p/>
          </table:table-cell>
          <table:table-cell table:formula="of:=[.E317]&amp;&quot; &quot;&amp;[.F317]" office:value-type="string" office:string-value=" " calcext:value-type="string">
            <text:p><text:s/></text:p>
          </table:table-cell>
          <table:table-cell table:formula="of:=MID([.G317];7;4)&amp;&quot;-&quot;&amp;MID([.G317];1;2)&amp;&quot;-&quot;&amp;MID([.G317];4;2)" office:value-type="string" office:string-value="--" calcext:value-type="string">
            <text:p>--</text:p>
          </table:table-cell>
          <table:table-cell table:formula="of:=IF(LEN([.V317])=0;[.V318];[.V317])">
            <text:p/>
          </table:table-cell>
          <table:table-cell table:formula="of:=IF(LEN([.Y317])=0;[.Y318];[.Y317])">
            <text:p/>
          </table:table-cell>
          <table:table-cell table:formula="of:=IF(LEN([.Z317])=0;[.Z318];[.Z317])">
            <text:p/>
          </table:table-cell>
          <table:table-cell table:formula="of:=IF(LEN([.AA317])=0;[.AA318];[.AA317])">
            <text:p/>
          </table:table-cell>
          <table:table-cell table:formula="of:=IF(LEN([.I317])&gt;0;[.I31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7]=1;[.H318];IF([.H318]=[.L317];[.L317];&quot;X&quot;))" office:value-type="float" office:value="0" calcext:value-type="float">
            <text:p>0</text:p>
          </table:table-cell>
          <table:table-cell table:formula="of:=IF([.A318]=[.A319];0;1)" office:value-type="float" office:value="0" calcext:value-type="float">
            <text:p>0</text:p>
          </table:table-cell>
          <table:table-cell table:formula="of:=DATE(MID([.G318];7;4);MID([.G318];1;2);MID([.G318];4;2))" office:value-type="string" office:string-value="" calcext:value-type="error">
            <text:p>#VALUE!</text:p>
          </table:table-cell>
          <table:table-cell table:formula="of:=ORG.OPENOFFICE.YEARS([.N318];[.$N$1];0)" office:value-type="string" office:string-value="" calcext:value-type="error">
            <text:p>#VALUE!</text:p>
          </table:table-cell>
          <table:table-cell table:formula="of:=IF([.A318]=[.A317];MIN([.O318];[.P317]);[.O318])" office:value-type="string" office:string-value="" calcext:value-type="error">
            <text:p>#VALUE!</text:p>
          </table:table-cell>
          <table:table-cell table:formula="of:=IF([.A318]=[.A317];MAX([.O318];[.Q317]);[.P318])" office:value-type="string" office:string-value="" calcext:value-type="error">
            <text:p>#VALUE!</text:p>
          </table:table-cell>
          <table:table-cell table:formula="of:=IF(AND([.Q318]&gt;=0;[.Q318]&lt;[.$R$1]);&quot;J&quot;;&quot;&quot;)" office:value-type="string" office:string-value="" calcext:value-type="error">
            <text:p>#VALUE!</text:p>
          </table:table-cell>
          <table:table-cell table:formula="of:=IF([.P318]&gt;=[.$S$1];&quot;V&quot;;&quot;&quot;)" office:value-type="string" office:string-value="" calcext:value-type="error">
            <text:p>#VALUE!</text:p>
          </table:table-cell>
          <table:table-cell table:formula="of:=IF([.P318]&gt;=[.$T$1];&quot;SV&quot;;&quot;&quot;)" office:value-type="string" office:string-value="" calcext:value-type="error">
            <text:p>#VALUE!</text:p>
          </table:table-cell>
          <table:table-cell table:formula="of:=IF([.P318]&gt;=[.$U$1];&quot;UV&quot;;&quot;&quot;)" office:value-type="string" office:string-value="" calcext:value-type="error">
            <text:p>#VALUE!</text:p>
          </table:table-cell>
          <table:table-cell table:formula="of:=IF([.M318]=1;[.L318]&amp;&quot;O&quot;&amp;IF(LEN([.R318])&gt;0;&quot;,&quot;&amp;[.L318]&amp;[.R318];&quot;&quot;)&amp;IF(LEN([.S318])&gt;0;&quot;,&quot;&amp;[.L318]&amp;[.S318];&quot;&quot;)&amp;IF(LEN([.T318])&gt;0;&quot;,&quot;&amp;[.L318]&amp;[.T318];&quot;&quot;)&amp;IF(LEN([.U318])&gt;0;&quot;,&quot;&amp;[.L318]&amp;[.U318];&quot;&quot;)&amp;IF(LEN([.C318])&gt;0;&quot;,&quot;&amp;[.C318];&quot;&quot;);&quot;&quot;)">
            <text:p/>
          </table:table-cell>
          <table:table-cell table:formula="of:=[.E318]&amp;&quot; &quot;&amp;[.F318]" office:value-type="string" office:string-value=" " calcext:value-type="string">
            <text:p><text:s/></text:p>
          </table:table-cell>
          <table:table-cell table:formula="of:=MID([.G318];7;4)&amp;&quot;-&quot;&amp;MID([.G318];1;2)&amp;&quot;-&quot;&amp;MID([.G318];4;2)" office:value-type="string" office:string-value="--" calcext:value-type="string">
            <text:p>--</text:p>
          </table:table-cell>
          <table:table-cell table:formula="of:=IF(LEN([.V318])=0;[.V319];[.V318])">
            <text:p/>
          </table:table-cell>
          <table:table-cell table:formula="of:=IF(LEN([.Y318])=0;[.Y319];[.Y318])">
            <text:p/>
          </table:table-cell>
          <table:table-cell table:formula="of:=IF(LEN([.Z318])=0;[.Z319];[.Z318])">
            <text:p/>
          </table:table-cell>
          <table:table-cell table:formula="of:=IF(LEN([.AA318])=0;[.AA319];[.AA318])">
            <text:p/>
          </table:table-cell>
          <table:table-cell table:formula="of:=IF(LEN([.I318])&gt;0;[.I31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8]=1;[.H319];IF([.H319]=[.L318];[.L318];&quot;X&quot;))" office:value-type="float" office:value="0" calcext:value-type="float">
            <text:p>0</text:p>
          </table:table-cell>
          <table:table-cell table:formula="of:=IF([.A319]=[.A320];0;1)" office:value-type="float" office:value="0" calcext:value-type="float">
            <text:p>0</text:p>
          </table:table-cell>
          <table:table-cell table:formula="of:=DATE(MID([.G319];7;4);MID([.G319];1;2);MID([.G319];4;2))" office:value-type="string" office:string-value="" calcext:value-type="error">
            <text:p>#VALUE!</text:p>
          </table:table-cell>
          <table:table-cell table:formula="of:=ORG.OPENOFFICE.YEARS([.N319];[.$N$1];0)" office:value-type="string" office:string-value="" calcext:value-type="error">
            <text:p>#VALUE!</text:p>
          </table:table-cell>
          <table:table-cell table:formula="of:=IF([.A319]=[.A318];MIN([.O319];[.P318]);[.O319])" office:value-type="string" office:string-value="" calcext:value-type="error">
            <text:p>#VALUE!</text:p>
          </table:table-cell>
          <table:table-cell table:formula="of:=IF([.A319]=[.A318];MAX([.O319];[.Q318]);[.P319])" office:value-type="string" office:string-value="" calcext:value-type="error">
            <text:p>#VALUE!</text:p>
          </table:table-cell>
          <table:table-cell table:formula="of:=IF(AND([.Q319]&gt;=0;[.Q319]&lt;[.$R$1]);&quot;J&quot;;&quot;&quot;)" office:value-type="string" office:string-value="" calcext:value-type="error">
            <text:p>#VALUE!</text:p>
          </table:table-cell>
          <table:table-cell table:formula="of:=IF([.P319]&gt;=[.$S$1];&quot;V&quot;;&quot;&quot;)" office:value-type="string" office:string-value="" calcext:value-type="error">
            <text:p>#VALUE!</text:p>
          </table:table-cell>
          <table:table-cell table:formula="of:=IF([.P319]&gt;=[.$T$1];&quot;SV&quot;;&quot;&quot;)" office:value-type="string" office:string-value="" calcext:value-type="error">
            <text:p>#VALUE!</text:p>
          </table:table-cell>
          <table:table-cell table:formula="of:=IF([.P319]&gt;=[.$U$1];&quot;UV&quot;;&quot;&quot;)" office:value-type="string" office:string-value="" calcext:value-type="error">
            <text:p>#VALUE!</text:p>
          </table:table-cell>
          <table:table-cell table:formula="of:=IF([.M319]=1;[.L319]&amp;&quot;O&quot;&amp;IF(LEN([.R319])&gt;0;&quot;,&quot;&amp;[.L319]&amp;[.R319];&quot;&quot;)&amp;IF(LEN([.S319])&gt;0;&quot;,&quot;&amp;[.L319]&amp;[.S319];&quot;&quot;)&amp;IF(LEN([.T319])&gt;0;&quot;,&quot;&amp;[.L319]&amp;[.T319];&quot;&quot;)&amp;IF(LEN([.U319])&gt;0;&quot;,&quot;&amp;[.L319]&amp;[.U319];&quot;&quot;)&amp;IF(LEN([.C319])&gt;0;&quot;,&quot;&amp;[.C319];&quot;&quot;);&quot;&quot;)">
            <text:p/>
          </table:table-cell>
          <table:table-cell table:formula="of:=[.E319]&amp;&quot; &quot;&amp;[.F319]" office:value-type="string" office:string-value=" " calcext:value-type="string">
            <text:p><text:s/></text:p>
          </table:table-cell>
          <table:table-cell table:formula="of:=MID([.G319];7;4)&amp;&quot;-&quot;&amp;MID([.G319];1;2)&amp;&quot;-&quot;&amp;MID([.G319];4;2)" office:value-type="string" office:string-value="--" calcext:value-type="string">
            <text:p>--</text:p>
          </table:table-cell>
          <table:table-cell table:formula="of:=IF(LEN([.V319])=0;[.V320];[.V319])">
            <text:p/>
          </table:table-cell>
          <table:table-cell table:formula="of:=IF(LEN([.Y319])=0;[.Y320];[.Y319])">
            <text:p/>
          </table:table-cell>
          <table:table-cell table:formula="of:=IF(LEN([.Z319])=0;[.Z320];[.Z319])">
            <text:p/>
          </table:table-cell>
          <table:table-cell table:formula="of:=IF(LEN([.AA319])=0;[.AA320];[.AA319])">
            <text:p/>
          </table:table-cell>
          <table:table-cell table:formula="of:=IF(LEN([.I319])&gt;0;[.I31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19]=1;[.H320];IF([.H320]=[.L319];[.L319];&quot;X&quot;))" office:value-type="float" office:value="0" calcext:value-type="float">
            <text:p>0</text:p>
          </table:table-cell>
          <table:table-cell table:formula="of:=IF([.A320]=[.A321];0;1)" office:value-type="float" office:value="0" calcext:value-type="float">
            <text:p>0</text:p>
          </table:table-cell>
          <table:table-cell table:formula="of:=DATE(MID([.G320];7;4);MID([.G320];1;2);MID([.G320];4;2))" office:value-type="string" office:string-value="" calcext:value-type="error">
            <text:p>#VALUE!</text:p>
          </table:table-cell>
          <table:table-cell table:formula="of:=ORG.OPENOFFICE.YEARS([.N320];[.$N$1];0)" office:value-type="string" office:string-value="" calcext:value-type="error">
            <text:p>#VALUE!</text:p>
          </table:table-cell>
          <table:table-cell table:formula="of:=IF([.A320]=[.A319];MIN([.O320];[.P319]);[.O320])" office:value-type="string" office:string-value="" calcext:value-type="error">
            <text:p>#VALUE!</text:p>
          </table:table-cell>
          <table:table-cell table:formula="of:=IF([.A320]=[.A319];MAX([.O320];[.Q319]);[.P320])" office:value-type="string" office:string-value="" calcext:value-type="error">
            <text:p>#VALUE!</text:p>
          </table:table-cell>
          <table:table-cell table:formula="of:=IF(AND([.Q320]&gt;=0;[.Q320]&lt;[.$R$1]);&quot;J&quot;;&quot;&quot;)" office:value-type="string" office:string-value="" calcext:value-type="error">
            <text:p>#VALUE!</text:p>
          </table:table-cell>
          <table:table-cell table:formula="of:=IF([.P320]&gt;=[.$S$1];&quot;V&quot;;&quot;&quot;)" office:value-type="string" office:string-value="" calcext:value-type="error">
            <text:p>#VALUE!</text:p>
          </table:table-cell>
          <table:table-cell table:formula="of:=IF([.P320]&gt;=[.$T$1];&quot;SV&quot;;&quot;&quot;)" office:value-type="string" office:string-value="" calcext:value-type="error">
            <text:p>#VALUE!</text:p>
          </table:table-cell>
          <table:table-cell table:formula="of:=IF([.P320]&gt;=[.$U$1];&quot;UV&quot;;&quot;&quot;)" office:value-type="string" office:string-value="" calcext:value-type="error">
            <text:p>#VALUE!</text:p>
          </table:table-cell>
          <table:table-cell table:formula="of:=IF([.M320]=1;[.L320]&amp;&quot;O&quot;&amp;IF(LEN([.R320])&gt;0;&quot;,&quot;&amp;[.L320]&amp;[.R320];&quot;&quot;)&amp;IF(LEN([.S320])&gt;0;&quot;,&quot;&amp;[.L320]&amp;[.S320];&quot;&quot;)&amp;IF(LEN([.T320])&gt;0;&quot;,&quot;&amp;[.L320]&amp;[.T320];&quot;&quot;)&amp;IF(LEN([.U320])&gt;0;&quot;,&quot;&amp;[.L320]&amp;[.U320];&quot;&quot;)&amp;IF(LEN([.C320])&gt;0;&quot;,&quot;&amp;[.C320];&quot;&quot;);&quot;&quot;)">
            <text:p/>
          </table:table-cell>
          <table:table-cell table:formula="of:=[.E320]&amp;&quot; &quot;&amp;[.F320]" office:value-type="string" office:string-value=" " calcext:value-type="string">
            <text:p><text:s/></text:p>
          </table:table-cell>
          <table:table-cell table:formula="of:=MID([.G320];7;4)&amp;&quot;-&quot;&amp;MID([.G320];1;2)&amp;&quot;-&quot;&amp;MID([.G320];4;2)" office:value-type="string" office:string-value="--" calcext:value-type="string">
            <text:p>--</text:p>
          </table:table-cell>
          <table:table-cell table:formula="of:=IF(LEN([.V320])=0;[.V321];[.V320])">
            <text:p/>
          </table:table-cell>
          <table:table-cell table:formula="of:=IF(LEN([.Y320])=0;[.Y321];[.Y320])">
            <text:p/>
          </table:table-cell>
          <table:table-cell table:formula="of:=IF(LEN([.Z320])=0;[.Z321];[.Z320])">
            <text:p/>
          </table:table-cell>
          <table:table-cell table:formula="of:=IF(LEN([.AA320])=0;[.AA321];[.AA320])">
            <text:p/>
          </table:table-cell>
          <table:table-cell table:formula="of:=IF(LEN([.I320])&gt;0;[.I32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0]=1;[.H321];IF([.H321]=[.L320];[.L320];&quot;X&quot;))" office:value-type="float" office:value="0" calcext:value-type="float">
            <text:p>0</text:p>
          </table:table-cell>
          <table:table-cell table:formula="of:=IF([.A321]=[.A322];0;1)" office:value-type="float" office:value="0" calcext:value-type="float">
            <text:p>0</text:p>
          </table:table-cell>
          <table:table-cell table:formula="of:=DATE(MID([.G321];7;4);MID([.G321];1;2);MID([.G321];4;2))" office:value-type="string" office:string-value="" calcext:value-type="error">
            <text:p>#VALUE!</text:p>
          </table:table-cell>
          <table:table-cell table:formula="of:=ORG.OPENOFFICE.YEARS([.N321];[.$N$1];0)" office:value-type="string" office:string-value="" calcext:value-type="error">
            <text:p>#VALUE!</text:p>
          </table:table-cell>
          <table:table-cell table:formula="of:=IF([.A321]=[.A320];MIN([.O321];[.P320]);[.O321])" office:value-type="string" office:string-value="" calcext:value-type="error">
            <text:p>#VALUE!</text:p>
          </table:table-cell>
          <table:table-cell table:formula="of:=IF([.A321]=[.A320];MAX([.O321];[.Q320]);[.P321])" office:value-type="string" office:string-value="" calcext:value-type="error">
            <text:p>#VALUE!</text:p>
          </table:table-cell>
          <table:table-cell table:formula="of:=IF(AND([.Q321]&gt;=0;[.Q321]&lt;[.$R$1]);&quot;J&quot;;&quot;&quot;)" office:value-type="string" office:string-value="" calcext:value-type="error">
            <text:p>#VALUE!</text:p>
          </table:table-cell>
          <table:table-cell table:formula="of:=IF([.P321]&gt;=[.$S$1];&quot;V&quot;;&quot;&quot;)" office:value-type="string" office:string-value="" calcext:value-type="error">
            <text:p>#VALUE!</text:p>
          </table:table-cell>
          <table:table-cell table:formula="of:=IF([.P321]&gt;=[.$T$1];&quot;SV&quot;;&quot;&quot;)" office:value-type="string" office:string-value="" calcext:value-type="error">
            <text:p>#VALUE!</text:p>
          </table:table-cell>
          <table:table-cell table:formula="of:=IF([.P321]&gt;=[.$U$1];&quot;UV&quot;;&quot;&quot;)" office:value-type="string" office:string-value="" calcext:value-type="error">
            <text:p>#VALUE!</text:p>
          </table:table-cell>
          <table:table-cell table:formula="of:=IF([.M321]=1;[.L321]&amp;&quot;O&quot;&amp;IF(LEN([.R321])&gt;0;&quot;,&quot;&amp;[.L321]&amp;[.R321];&quot;&quot;)&amp;IF(LEN([.S321])&gt;0;&quot;,&quot;&amp;[.L321]&amp;[.S321];&quot;&quot;)&amp;IF(LEN([.T321])&gt;0;&quot;,&quot;&amp;[.L321]&amp;[.T321];&quot;&quot;)&amp;IF(LEN([.U321])&gt;0;&quot;,&quot;&amp;[.L321]&amp;[.U321];&quot;&quot;)&amp;IF(LEN([.C321])&gt;0;&quot;,&quot;&amp;[.C321];&quot;&quot;);&quot;&quot;)">
            <text:p/>
          </table:table-cell>
          <table:table-cell table:formula="of:=[.E321]&amp;&quot; &quot;&amp;[.F321]" office:value-type="string" office:string-value=" " calcext:value-type="string">
            <text:p><text:s/></text:p>
          </table:table-cell>
          <table:table-cell table:formula="of:=MID([.G321];7;4)&amp;&quot;-&quot;&amp;MID([.G321];1;2)&amp;&quot;-&quot;&amp;MID([.G321];4;2)" office:value-type="string" office:string-value="--" calcext:value-type="string">
            <text:p>--</text:p>
          </table:table-cell>
          <table:table-cell table:formula="of:=IF(LEN([.V321])=0;[.V322];[.V321])">
            <text:p/>
          </table:table-cell>
          <table:table-cell table:formula="of:=IF(LEN([.Y321])=0;[.Y322];[.Y321])">
            <text:p/>
          </table:table-cell>
          <table:table-cell table:formula="of:=IF(LEN([.Z321])=0;[.Z322];[.Z321])">
            <text:p/>
          </table:table-cell>
          <table:table-cell table:formula="of:=IF(LEN([.AA321])=0;[.AA322];[.AA321])">
            <text:p/>
          </table:table-cell>
          <table:table-cell table:formula="of:=IF(LEN([.I321])&gt;0;[.I32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1]=1;[.H322];IF([.H322]=[.L321];[.L321];&quot;X&quot;))" office:value-type="float" office:value="0" calcext:value-type="float">
            <text:p>0</text:p>
          </table:table-cell>
          <table:table-cell table:formula="of:=IF([.A322]=[.A323];0;1)" office:value-type="float" office:value="0" calcext:value-type="float">
            <text:p>0</text:p>
          </table:table-cell>
          <table:table-cell table:formula="of:=DATE(MID([.G322];7;4);MID([.G322];1;2);MID([.G322];4;2))" office:value-type="string" office:string-value="" calcext:value-type="error">
            <text:p>#VALUE!</text:p>
          </table:table-cell>
          <table:table-cell table:formula="of:=ORG.OPENOFFICE.YEARS([.N322];[.$N$1];0)" office:value-type="string" office:string-value="" calcext:value-type="error">
            <text:p>#VALUE!</text:p>
          </table:table-cell>
          <table:table-cell table:formula="of:=IF([.A322]=[.A321];MIN([.O322];[.P321]);[.O322])" office:value-type="string" office:string-value="" calcext:value-type="error">
            <text:p>#VALUE!</text:p>
          </table:table-cell>
          <table:table-cell table:formula="of:=IF([.A322]=[.A321];MAX([.O322];[.Q321]);[.P322])" office:value-type="string" office:string-value="" calcext:value-type="error">
            <text:p>#VALUE!</text:p>
          </table:table-cell>
          <table:table-cell table:formula="of:=IF(AND([.Q322]&gt;=0;[.Q322]&lt;[.$R$1]);&quot;J&quot;;&quot;&quot;)" office:value-type="string" office:string-value="" calcext:value-type="error">
            <text:p>#VALUE!</text:p>
          </table:table-cell>
          <table:table-cell table:formula="of:=IF([.P322]&gt;=[.$S$1];&quot;V&quot;;&quot;&quot;)" office:value-type="string" office:string-value="" calcext:value-type="error">
            <text:p>#VALUE!</text:p>
          </table:table-cell>
          <table:table-cell table:formula="of:=IF([.P322]&gt;=[.$T$1];&quot;SV&quot;;&quot;&quot;)" office:value-type="string" office:string-value="" calcext:value-type="error">
            <text:p>#VALUE!</text:p>
          </table:table-cell>
          <table:table-cell table:formula="of:=IF([.P322]&gt;=[.$U$1];&quot;UV&quot;;&quot;&quot;)" office:value-type="string" office:string-value="" calcext:value-type="error">
            <text:p>#VALUE!</text:p>
          </table:table-cell>
          <table:table-cell table:formula="of:=IF([.M322]=1;[.L322]&amp;&quot;O&quot;&amp;IF(LEN([.R322])&gt;0;&quot;,&quot;&amp;[.L322]&amp;[.R322];&quot;&quot;)&amp;IF(LEN([.S322])&gt;0;&quot;,&quot;&amp;[.L322]&amp;[.S322];&quot;&quot;)&amp;IF(LEN([.T322])&gt;0;&quot;,&quot;&amp;[.L322]&amp;[.T322];&quot;&quot;)&amp;IF(LEN([.U322])&gt;0;&quot;,&quot;&amp;[.L322]&amp;[.U322];&quot;&quot;)&amp;IF(LEN([.C322])&gt;0;&quot;,&quot;&amp;[.C322];&quot;&quot;);&quot;&quot;)">
            <text:p/>
          </table:table-cell>
          <table:table-cell table:formula="of:=[.E322]&amp;&quot; &quot;&amp;[.F322]" office:value-type="string" office:string-value=" " calcext:value-type="string">
            <text:p><text:s/></text:p>
          </table:table-cell>
          <table:table-cell table:formula="of:=MID([.G322];7;4)&amp;&quot;-&quot;&amp;MID([.G322];1;2)&amp;&quot;-&quot;&amp;MID([.G322];4;2)" office:value-type="string" office:string-value="--" calcext:value-type="string">
            <text:p>--</text:p>
          </table:table-cell>
          <table:table-cell table:formula="of:=IF(LEN([.V322])=0;[.V323];[.V322])">
            <text:p/>
          </table:table-cell>
          <table:table-cell table:formula="of:=IF(LEN([.Y322])=0;[.Y323];[.Y322])">
            <text:p/>
          </table:table-cell>
          <table:table-cell table:formula="of:=IF(LEN([.Z322])=0;[.Z323];[.Z322])">
            <text:p/>
          </table:table-cell>
          <table:table-cell table:formula="of:=IF(LEN([.AA322])=0;[.AA323];[.AA322])">
            <text:p/>
          </table:table-cell>
          <table:table-cell table:formula="of:=IF(LEN([.I322])&gt;0;[.I32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2]=1;[.H323];IF([.H323]=[.L322];[.L322];&quot;X&quot;))" office:value-type="float" office:value="0" calcext:value-type="float">
            <text:p>0</text:p>
          </table:table-cell>
          <table:table-cell table:formula="of:=IF([.A323]=[.A324];0;1)" office:value-type="float" office:value="0" calcext:value-type="float">
            <text:p>0</text:p>
          </table:table-cell>
          <table:table-cell table:formula="of:=DATE(MID([.G323];7;4);MID([.G323];1;2);MID([.G323];4;2))" office:value-type="string" office:string-value="" calcext:value-type="error">
            <text:p>#VALUE!</text:p>
          </table:table-cell>
          <table:table-cell table:formula="of:=ORG.OPENOFFICE.YEARS([.N323];[.$N$1];0)" office:value-type="string" office:string-value="" calcext:value-type="error">
            <text:p>#VALUE!</text:p>
          </table:table-cell>
          <table:table-cell table:formula="of:=IF([.A323]=[.A322];MIN([.O323];[.P322]);[.O323])" office:value-type="string" office:string-value="" calcext:value-type="error">
            <text:p>#VALUE!</text:p>
          </table:table-cell>
          <table:table-cell table:formula="of:=IF([.A323]=[.A322];MAX([.O323];[.Q322]);[.P323])" office:value-type="string" office:string-value="" calcext:value-type="error">
            <text:p>#VALUE!</text:p>
          </table:table-cell>
          <table:table-cell table:formula="of:=IF(AND([.Q323]&gt;=0;[.Q323]&lt;[.$R$1]);&quot;J&quot;;&quot;&quot;)" office:value-type="string" office:string-value="" calcext:value-type="error">
            <text:p>#VALUE!</text:p>
          </table:table-cell>
          <table:table-cell table:formula="of:=IF([.P323]&gt;=[.$S$1];&quot;V&quot;;&quot;&quot;)" office:value-type="string" office:string-value="" calcext:value-type="error">
            <text:p>#VALUE!</text:p>
          </table:table-cell>
          <table:table-cell table:formula="of:=IF([.P323]&gt;=[.$T$1];&quot;SV&quot;;&quot;&quot;)" office:value-type="string" office:string-value="" calcext:value-type="error">
            <text:p>#VALUE!</text:p>
          </table:table-cell>
          <table:table-cell table:formula="of:=IF([.P323]&gt;=[.$U$1];&quot;UV&quot;;&quot;&quot;)" office:value-type="string" office:string-value="" calcext:value-type="error">
            <text:p>#VALUE!</text:p>
          </table:table-cell>
          <table:table-cell table:formula="of:=IF([.M323]=1;[.L323]&amp;&quot;O&quot;&amp;IF(LEN([.R323])&gt;0;&quot;,&quot;&amp;[.L323]&amp;[.R323];&quot;&quot;)&amp;IF(LEN([.S323])&gt;0;&quot;,&quot;&amp;[.L323]&amp;[.S323];&quot;&quot;)&amp;IF(LEN([.T323])&gt;0;&quot;,&quot;&amp;[.L323]&amp;[.T323];&quot;&quot;)&amp;IF(LEN([.U323])&gt;0;&quot;,&quot;&amp;[.L323]&amp;[.U323];&quot;&quot;)&amp;IF(LEN([.C323])&gt;0;&quot;,&quot;&amp;[.C323];&quot;&quot;);&quot;&quot;)">
            <text:p/>
          </table:table-cell>
          <table:table-cell table:formula="of:=[.E323]&amp;&quot; &quot;&amp;[.F323]" office:value-type="string" office:string-value=" " calcext:value-type="string">
            <text:p><text:s/></text:p>
          </table:table-cell>
          <table:table-cell table:formula="of:=MID([.G323];7;4)&amp;&quot;-&quot;&amp;MID([.G323];1;2)&amp;&quot;-&quot;&amp;MID([.G323];4;2)" office:value-type="string" office:string-value="--" calcext:value-type="string">
            <text:p>--</text:p>
          </table:table-cell>
          <table:table-cell table:formula="of:=IF(LEN([.V323])=0;[.V324];[.V323])">
            <text:p/>
          </table:table-cell>
          <table:table-cell table:formula="of:=IF(LEN([.Y323])=0;[.Y324];[.Y323])">
            <text:p/>
          </table:table-cell>
          <table:table-cell table:formula="of:=IF(LEN([.Z323])=0;[.Z324];[.Z323])">
            <text:p/>
          </table:table-cell>
          <table:table-cell table:formula="of:=IF(LEN([.AA323])=0;[.AA324];[.AA323])">
            <text:p/>
          </table:table-cell>
          <table:table-cell table:formula="of:=IF(LEN([.I323])&gt;0;[.I32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3]=1;[.H324];IF([.H324]=[.L323];[.L323];&quot;X&quot;))" office:value-type="float" office:value="0" calcext:value-type="float">
            <text:p>0</text:p>
          </table:table-cell>
          <table:table-cell table:formula="of:=IF([.A324]=[.A325];0;1)" office:value-type="float" office:value="0" calcext:value-type="float">
            <text:p>0</text:p>
          </table:table-cell>
          <table:table-cell table:formula="of:=DATE(MID([.G324];7;4);MID([.G324];1;2);MID([.G324];4;2))" office:value-type="string" office:string-value="" calcext:value-type="error">
            <text:p>#VALUE!</text:p>
          </table:table-cell>
          <table:table-cell table:formula="of:=ORG.OPENOFFICE.YEARS([.N324];[.$N$1];0)" office:value-type="string" office:string-value="" calcext:value-type="error">
            <text:p>#VALUE!</text:p>
          </table:table-cell>
          <table:table-cell table:formula="of:=IF([.A324]=[.A323];MIN([.O324];[.P323]);[.O324])" office:value-type="string" office:string-value="" calcext:value-type="error">
            <text:p>#VALUE!</text:p>
          </table:table-cell>
          <table:table-cell table:formula="of:=IF([.A324]=[.A323];MAX([.O324];[.Q323]);[.P324])" office:value-type="string" office:string-value="" calcext:value-type="error">
            <text:p>#VALUE!</text:p>
          </table:table-cell>
          <table:table-cell table:formula="of:=IF(AND([.Q324]&gt;=0;[.Q324]&lt;[.$R$1]);&quot;J&quot;;&quot;&quot;)" office:value-type="string" office:string-value="" calcext:value-type="error">
            <text:p>#VALUE!</text:p>
          </table:table-cell>
          <table:table-cell table:formula="of:=IF([.P324]&gt;=[.$S$1];&quot;V&quot;;&quot;&quot;)" office:value-type="string" office:string-value="" calcext:value-type="error">
            <text:p>#VALUE!</text:p>
          </table:table-cell>
          <table:table-cell table:formula="of:=IF([.P324]&gt;=[.$T$1];&quot;SV&quot;;&quot;&quot;)" office:value-type="string" office:string-value="" calcext:value-type="error">
            <text:p>#VALUE!</text:p>
          </table:table-cell>
          <table:table-cell table:formula="of:=IF([.P324]&gt;=[.$U$1];&quot;UV&quot;;&quot;&quot;)" office:value-type="string" office:string-value="" calcext:value-type="error">
            <text:p>#VALUE!</text:p>
          </table:table-cell>
          <table:table-cell table:formula="of:=IF([.M324]=1;[.L324]&amp;&quot;O&quot;&amp;IF(LEN([.R324])&gt;0;&quot;,&quot;&amp;[.L324]&amp;[.R324];&quot;&quot;)&amp;IF(LEN([.S324])&gt;0;&quot;,&quot;&amp;[.L324]&amp;[.S324];&quot;&quot;)&amp;IF(LEN([.T324])&gt;0;&quot;,&quot;&amp;[.L324]&amp;[.T324];&quot;&quot;)&amp;IF(LEN([.U324])&gt;0;&quot;,&quot;&amp;[.L324]&amp;[.U324];&quot;&quot;)&amp;IF(LEN([.C324])&gt;0;&quot;,&quot;&amp;[.C324];&quot;&quot;);&quot;&quot;)">
            <text:p/>
          </table:table-cell>
          <table:table-cell table:formula="of:=[.E324]&amp;&quot; &quot;&amp;[.F324]" office:value-type="string" office:string-value=" " calcext:value-type="string">
            <text:p><text:s/></text:p>
          </table:table-cell>
          <table:table-cell table:formula="of:=MID([.G324];7;4)&amp;&quot;-&quot;&amp;MID([.G324];1;2)&amp;&quot;-&quot;&amp;MID([.G324];4;2)" office:value-type="string" office:string-value="--" calcext:value-type="string">
            <text:p>--</text:p>
          </table:table-cell>
          <table:table-cell table:formula="of:=IF(LEN([.V324])=0;[.V325];[.V324])">
            <text:p/>
          </table:table-cell>
          <table:table-cell table:formula="of:=IF(LEN([.Y324])=0;[.Y325];[.Y324])">
            <text:p/>
          </table:table-cell>
          <table:table-cell table:formula="of:=IF(LEN([.Z324])=0;[.Z325];[.Z324])">
            <text:p/>
          </table:table-cell>
          <table:table-cell table:formula="of:=IF(LEN([.AA324])=0;[.AA325];[.AA324])">
            <text:p/>
          </table:table-cell>
          <table:table-cell table:formula="of:=IF(LEN([.I324])&gt;0;[.I32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4]=1;[.H325];IF([.H325]=[.L324];[.L324];&quot;X&quot;))" office:value-type="float" office:value="0" calcext:value-type="float">
            <text:p>0</text:p>
          </table:table-cell>
          <table:table-cell table:formula="of:=IF([.A325]=[.A326];0;1)" office:value-type="float" office:value="0" calcext:value-type="float">
            <text:p>0</text:p>
          </table:table-cell>
          <table:table-cell table:formula="of:=DATE(MID([.G325];7;4);MID([.G325];1;2);MID([.G325];4;2))" office:value-type="string" office:string-value="" calcext:value-type="error">
            <text:p>#VALUE!</text:p>
          </table:table-cell>
          <table:table-cell table:formula="of:=ORG.OPENOFFICE.YEARS([.N325];[.$N$1];0)" office:value-type="string" office:string-value="" calcext:value-type="error">
            <text:p>#VALUE!</text:p>
          </table:table-cell>
          <table:table-cell table:formula="of:=IF([.A325]=[.A324];MIN([.O325];[.P324]);[.O325])" office:value-type="string" office:string-value="" calcext:value-type="error">
            <text:p>#VALUE!</text:p>
          </table:table-cell>
          <table:table-cell table:formula="of:=IF([.A325]=[.A324];MAX([.O325];[.Q324]);[.P325])" office:value-type="string" office:string-value="" calcext:value-type="error">
            <text:p>#VALUE!</text:p>
          </table:table-cell>
          <table:table-cell table:formula="of:=IF(AND([.Q325]&gt;=0;[.Q325]&lt;[.$R$1]);&quot;J&quot;;&quot;&quot;)" office:value-type="string" office:string-value="" calcext:value-type="error">
            <text:p>#VALUE!</text:p>
          </table:table-cell>
          <table:table-cell table:formula="of:=IF([.P325]&gt;=[.$S$1];&quot;V&quot;;&quot;&quot;)" office:value-type="string" office:string-value="" calcext:value-type="error">
            <text:p>#VALUE!</text:p>
          </table:table-cell>
          <table:table-cell table:formula="of:=IF([.P325]&gt;=[.$T$1];&quot;SV&quot;;&quot;&quot;)" office:value-type="string" office:string-value="" calcext:value-type="error">
            <text:p>#VALUE!</text:p>
          </table:table-cell>
          <table:table-cell table:formula="of:=IF([.P325]&gt;=[.$U$1];&quot;UV&quot;;&quot;&quot;)" office:value-type="string" office:string-value="" calcext:value-type="error">
            <text:p>#VALUE!</text:p>
          </table:table-cell>
          <table:table-cell table:formula="of:=IF([.M325]=1;[.L325]&amp;&quot;O&quot;&amp;IF(LEN([.R325])&gt;0;&quot;,&quot;&amp;[.L325]&amp;[.R325];&quot;&quot;)&amp;IF(LEN([.S325])&gt;0;&quot;,&quot;&amp;[.L325]&amp;[.S325];&quot;&quot;)&amp;IF(LEN([.T325])&gt;0;&quot;,&quot;&amp;[.L325]&amp;[.T325];&quot;&quot;)&amp;IF(LEN([.U325])&gt;0;&quot;,&quot;&amp;[.L325]&amp;[.U325];&quot;&quot;)&amp;IF(LEN([.C325])&gt;0;&quot;,&quot;&amp;[.C325];&quot;&quot;);&quot;&quot;)">
            <text:p/>
          </table:table-cell>
          <table:table-cell table:formula="of:=[.E325]&amp;&quot; &quot;&amp;[.F325]" office:value-type="string" office:string-value=" " calcext:value-type="string">
            <text:p><text:s/></text:p>
          </table:table-cell>
          <table:table-cell table:formula="of:=MID([.G325];7;4)&amp;&quot;-&quot;&amp;MID([.G325];1;2)&amp;&quot;-&quot;&amp;MID([.G325];4;2)" office:value-type="string" office:string-value="--" calcext:value-type="string">
            <text:p>--</text:p>
          </table:table-cell>
          <table:table-cell table:formula="of:=IF(LEN([.V325])=0;[.V326];[.V325])">
            <text:p/>
          </table:table-cell>
          <table:table-cell table:formula="of:=IF(LEN([.Y325])=0;[.Y326];[.Y325])">
            <text:p/>
          </table:table-cell>
          <table:table-cell table:formula="of:=IF(LEN([.Z325])=0;[.Z326];[.Z325])">
            <text:p/>
          </table:table-cell>
          <table:table-cell table:formula="of:=IF(LEN([.AA325])=0;[.AA326];[.AA325])">
            <text:p/>
          </table:table-cell>
          <table:table-cell table:formula="of:=IF(LEN([.I325])&gt;0;[.I32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5]=1;[.H326];IF([.H326]=[.L325];[.L325];&quot;X&quot;))" office:value-type="float" office:value="0" calcext:value-type="float">
            <text:p>0</text:p>
          </table:table-cell>
          <table:table-cell table:formula="of:=IF([.A326]=[.A327];0;1)" office:value-type="float" office:value="0" calcext:value-type="float">
            <text:p>0</text:p>
          </table:table-cell>
          <table:table-cell table:formula="of:=DATE(MID([.G326];7;4);MID([.G326];1;2);MID([.G326];4;2))" office:value-type="string" office:string-value="" calcext:value-type="error">
            <text:p>#VALUE!</text:p>
          </table:table-cell>
          <table:table-cell table:formula="of:=ORG.OPENOFFICE.YEARS([.N326];[.$N$1];0)" office:value-type="string" office:string-value="" calcext:value-type="error">
            <text:p>#VALUE!</text:p>
          </table:table-cell>
          <table:table-cell table:formula="of:=IF([.A326]=[.A325];MIN([.O326];[.P325]);[.O326])" office:value-type="string" office:string-value="" calcext:value-type="error">
            <text:p>#VALUE!</text:p>
          </table:table-cell>
          <table:table-cell table:formula="of:=IF([.A326]=[.A325];MAX([.O326];[.Q325]);[.P326])" office:value-type="string" office:string-value="" calcext:value-type="error">
            <text:p>#VALUE!</text:p>
          </table:table-cell>
          <table:table-cell table:formula="of:=IF(AND([.Q326]&gt;=0;[.Q326]&lt;[.$R$1]);&quot;J&quot;;&quot;&quot;)" office:value-type="string" office:string-value="" calcext:value-type="error">
            <text:p>#VALUE!</text:p>
          </table:table-cell>
          <table:table-cell table:formula="of:=IF([.P326]&gt;=[.$S$1];&quot;V&quot;;&quot;&quot;)" office:value-type="string" office:string-value="" calcext:value-type="error">
            <text:p>#VALUE!</text:p>
          </table:table-cell>
          <table:table-cell table:formula="of:=IF([.P326]&gt;=[.$T$1];&quot;SV&quot;;&quot;&quot;)" office:value-type="string" office:string-value="" calcext:value-type="error">
            <text:p>#VALUE!</text:p>
          </table:table-cell>
          <table:table-cell table:formula="of:=IF([.P326]&gt;=[.$U$1];&quot;UV&quot;;&quot;&quot;)" office:value-type="string" office:string-value="" calcext:value-type="error">
            <text:p>#VALUE!</text:p>
          </table:table-cell>
          <table:table-cell table:formula="of:=IF([.M326]=1;[.L326]&amp;&quot;O&quot;&amp;IF(LEN([.R326])&gt;0;&quot;,&quot;&amp;[.L326]&amp;[.R326];&quot;&quot;)&amp;IF(LEN([.S326])&gt;0;&quot;,&quot;&amp;[.L326]&amp;[.S326];&quot;&quot;)&amp;IF(LEN([.T326])&gt;0;&quot;,&quot;&amp;[.L326]&amp;[.T326];&quot;&quot;)&amp;IF(LEN([.U326])&gt;0;&quot;,&quot;&amp;[.L326]&amp;[.U326];&quot;&quot;)&amp;IF(LEN([.C326])&gt;0;&quot;,&quot;&amp;[.C326];&quot;&quot;);&quot;&quot;)">
            <text:p/>
          </table:table-cell>
          <table:table-cell table:formula="of:=[.E326]&amp;&quot; &quot;&amp;[.F326]" office:value-type="string" office:string-value=" " calcext:value-type="string">
            <text:p><text:s/></text:p>
          </table:table-cell>
          <table:table-cell table:formula="of:=MID([.G326];7;4)&amp;&quot;-&quot;&amp;MID([.G326];1;2)&amp;&quot;-&quot;&amp;MID([.G326];4;2)" office:value-type="string" office:string-value="--" calcext:value-type="string">
            <text:p>--</text:p>
          </table:table-cell>
          <table:table-cell table:formula="of:=IF(LEN([.V326])=0;[.V327];[.V326])">
            <text:p/>
          </table:table-cell>
          <table:table-cell table:formula="of:=IF(LEN([.Y326])=0;[.Y327];[.Y326])">
            <text:p/>
          </table:table-cell>
          <table:table-cell table:formula="of:=IF(LEN([.Z326])=0;[.Z327];[.Z326])">
            <text:p/>
          </table:table-cell>
          <table:table-cell table:formula="of:=IF(LEN([.AA326])=0;[.AA327];[.AA326])">
            <text:p/>
          </table:table-cell>
          <table:table-cell table:formula="of:=IF(LEN([.I326])&gt;0;[.I32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6]=1;[.H327];IF([.H327]=[.L326];[.L326];&quot;X&quot;))" office:value-type="float" office:value="0" calcext:value-type="float">
            <text:p>0</text:p>
          </table:table-cell>
          <table:table-cell table:formula="of:=IF([.A327]=[.A328];0;1)" office:value-type="float" office:value="0" calcext:value-type="float">
            <text:p>0</text:p>
          </table:table-cell>
          <table:table-cell table:formula="of:=DATE(MID([.G327];7;4);MID([.G327];1;2);MID([.G327];4;2))" office:value-type="string" office:string-value="" calcext:value-type="error">
            <text:p>#VALUE!</text:p>
          </table:table-cell>
          <table:table-cell table:formula="of:=ORG.OPENOFFICE.YEARS([.N327];[.$N$1];0)" office:value-type="string" office:string-value="" calcext:value-type="error">
            <text:p>#VALUE!</text:p>
          </table:table-cell>
          <table:table-cell table:formula="of:=IF([.A327]=[.A326];MIN([.O327];[.P326]);[.O327])" office:value-type="string" office:string-value="" calcext:value-type="error">
            <text:p>#VALUE!</text:p>
          </table:table-cell>
          <table:table-cell table:formula="of:=IF([.A327]=[.A326];MAX([.O327];[.Q326]);[.P327])" office:value-type="string" office:string-value="" calcext:value-type="error">
            <text:p>#VALUE!</text:p>
          </table:table-cell>
          <table:table-cell table:formula="of:=IF(AND([.Q327]&gt;=0;[.Q327]&lt;[.$R$1]);&quot;J&quot;;&quot;&quot;)" office:value-type="string" office:string-value="" calcext:value-type="error">
            <text:p>#VALUE!</text:p>
          </table:table-cell>
          <table:table-cell table:formula="of:=IF([.P327]&gt;=[.$S$1];&quot;V&quot;;&quot;&quot;)" office:value-type="string" office:string-value="" calcext:value-type="error">
            <text:p>#VALUE!</text:p>
          </table:table-cell>
          <table:table-cell table:formula="of:=IF([.P327]&gt;=[.$T$1];&quot;SV&quot;;&quot;&quot;)" office:value-type="string" office:string-value="" calcext:value-type="error">
            <text:p>#VALUE!</text:p>
          </table:table-cell>
          <table:table-cell table:formula="of:=IF([.P327]&gt;=[.$U$1];&quot;UV&quot;;&quot;&quot;)" office:value-type="string" office:string-value="" calcext:value-type="error">
            <text:p>#VALUE!</text:p>
          </table:table-cell>
          <table:table-cell table:formula="of:=IF([.M327]=1;[.L327]&amp;&quot;O&quot;&amp;IF(LEN([.R327])&gt;0;&quot;,&quot;&amp;[.L327]&amp;[.R327];&quot;&quot;)&amp;IF(LEN([.S327])&gt;0;&quot;,&quot;&amp;[.L327]&amp;[.S327];&quot;&quot;)&amp;IF(LEN([.T327])&gt;0;&quot;,&quot;&amp;[.L327]&amp;[.T327];&quot;&quot;)&amp;IF(LEN([.U327])&gt;0;&quot;,&quot;&amp;[.L327]&amp;[.U327];&quot;&quot;)&amp;IF(LEN([.C327])&gt;0;&quot;,&quot;&amp;[.C327];&quot;&quot;);&quot;&quot;)">
            <text:p/>
          </table:table-cell>
          <table:table-cell table:formula="of:=[.E327]&amp;&quot; &quot;&amp;[.F327]" office:value-type="string" office:string-value=" " calcext:value-type="string">
            <text:p><text:s/></text:p>
          </table:table-cell>
          <table:table-cell table:formula="of:=MID([.G327];7;4)&amp;&quot;-&quot;&amp;MID([.G327];1;2)&amp;&quot;-&quot;&amp;MID([.G327];4;2)" office:value-type="string" office:string-value="--" calcext:value-type="string">
            <text:p>--</text:p>
          </table:table-cell>
          <table:table-cell table:formula="of:=IF(LEN([.V327])=0;[.V328];[.V327])">
            <text:p/>
          </table:table-cell>
          <table:table-cell table:formula="of:=IF(LEN([.Y327])=0;[.Y328];[.Y327])">
            <text:p/>
          </table:table-cell>
          <table:table-cell table:formula="of:=IF(LEN([.Z327])=0;[.Z328];[.Z327])">
            <text:p/>
          </table:table-cell>
          <table:table-cell table:formula="of:=IF(LEN([.AA327])=0;[.AA328];[.AA327])">
            <text:p/>
          </table:table-cell>
          <table:table-cell table:formula="of:=IF(LEN([.I327])&gt;0;[.I32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7]=1;[.H328];IF([.H328]=[.L327];[.L327];&quot;X&quot;))" office:value-type="float" office:value="0" calcext:value-type="float">
            <text:p>0</text:p>
          </table:table-cell>
          <table:table-cell table:formula="of:=IF([.A328]=[.A329];0;1)" office:value-type="float" office:value="0" calcext:value-type="float">
            <text:p>0</text:p>
          </table:table-cell>
          <table:table-cell table:formula="of:=DATE(MID([.G328];7;4);MID([.G328];1;2);MID([.G328];4;2))" office:value-type="string" office:string-value="" calcext:value-type="error">
            <text:p>#VALUE!</text:p>
          </table:table-cell>
          <table:table-cell table:formula="of:=ORG.OPENOFFICE.YEARS([.N328];[.$N$1];0)" office:value-type="string" office:string-value="" calcext:value-type="error">
            <text:p>#VALUE!</text:p>
          </table:table-cell>
          <table:table-cell table:formula="of:=IF([.A328]=[.A327];MIN([.O328];[.P327]);[.O328])" office:value-type="string" office:string-value="" calcext:value-type="error">
            <text:p>#VALUE!</text:p>
          </table:table-cell>
          <table:table-cell table:formula="of:=IF([.A328]=[.A327];MAX([.O328];[.Q327]);[.P328])" office:value-type="string" office:string-value="" calcext:value-type="error">
            <text:p>#VALUE!</text:p>
          </table:table-cell>
          <table:table-cell table:formula="of:=IF(AND([.Q328]&gt;=0;[.Q328]&lt;[.$R$1]);&quot;J&quot;;&quot;&quot;)" office:value-type="string" office:string-value="" calcext:value-type="error">
            <text:p>#VALUE!</text:p>
          </table:table-cell>
          <table:table-cell table:formula="of:=IF([.P328]&gt;=[.$S$1];&quot;V&quot;;&quot;&quot;)" office:value-type="string" office:string-value="" calcext:value-type="error">
            <text:p>#VALUE!</text:p>
          </table:table-cell>
          <table:table-cell table:formula="of:=IF([.P328]&gt;=[.$T$1];&quot;SV&quot;;&quot;&quot;)" office:value-type="string" office:string-value="" calcext:value-type="error">
            <text:p>#VALUE!</text:p>
          </table:table-cell>
          <table:table-cell table:formula="of:=IF([.P328]&gt;=[.$U$1];&quot;UV&quot;;&quot;&quot;)" office:value-type="string" office:string-value="" calcext:value-type="error">
            <text:p>#VALUE!</text:p>
          </table:table-cell>
          <table:table-cell table:formula="of:=IF([.M328]=1;[.L328]&amp;&quot;O&quot;&amp;IF(LEN([.R328])&gt;0;&quot;,&quot;&amp;[.L328]&amp;[.R328];&quot;&quot;)&amp;IF(LEN([.S328])&gt;0;&quot;,&quot;&amp;[.L328]&amp;[.S328];&quot;&quot;)&amp;IF(LEN([.T328])&gt;0;&quot;,&quot;&amp;[.L328]&amp;[.T328];&quot;&quot;)&amp;IF(LEN([.U328])&gt;0;&quot;,&quot;&amp;[.L328]&amp;[.U328];&quot;&quot;)&amp;IF(LEN([.C328])&gt;0;&quot;,&quot;&amp;[.C328];&quot;&quot;);&quot;&quot;)">
            <text:p/>
          </table:table-cell>
          <table:table-cell table:formula="of:=[.E328]&amp;&quot; &quot;&amp;[.F328]" office:value-type="string" office:string-value=" " calcext:value-type="string">
            <text:p><text:s/></text:p>
          </table:table-cell>
          <table:table-cell table:formula="of:=MID([.G328];7;4)&amp;&quot;-&quot;&amp;MID([.G328];1;2)&amp;&quot;-&quot;&amp;MID([.G328];4;2)" office:value-type="string" office:string-value="--" calcext:value-type="string">
            <text:p>--</text:p>
          </table:table-cell>
          <table:table-cell table:formula="of:=IF(LEN([.V328])=0;[.V329];[.V328])">
            <text:p/>
          </table:table-cell>
          <table:table-cell table:formula="of:=IF(LEN([.Y328])=0;[.Y329];[.Y328])">
            <text:p/>
          </table:table-cell>
          <table:table-cell table:formula="of:=IF(LEN([.Z328])=0;[.Z329];[.Z328])">
            <text:p/>
          </table:table-cell>
          <table:table-cell table:formula="of:=IF(LEN([.AA328])=0;[.AA329];[.AA328])">
            <text:p/>
          </table:table-cell>
          <table:table-cell table:formula="of:=IF(LEN([.I328])&gt;0;[.I32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8]=1;[.H329];IF([.H329]=[.L328];[.L328];&quot;X&quot;))" office:value-type="float" office:value="0" calcext:value-type="float">
            <text:p>0</text:p>
          </table:table-cell>
          <table:table-cell table:formula="of:=IF([.A329]=[.A330];0;1)" office:value-type="float" office:value="0" calcext:value-type="float">
            <text:p>0</text:p>
          </table:table-cell>
          <table:table-cell table:formula="of:=DATE(MID([.G329];7;4);MID([.G329];1;2);MID([.G329];4;2))" office:value-type="string" office:string-value="" calcext:value-type="error">
            <text:p>#VALUE!</text:p>
          </table:table-cell>
          <table:table-cell table:formula="of:=ORG.OPENOFFICE.YEARS([.N329];[.$N$1];0)" office:value-type="string" office:string-value="" calcext:value-type="error">
            <text:p>#VALUE!</text:p>
          </table:table-cell>
          <table:table-cell table:formula="of:=IF([.A329]=[.A328];MIN([.O329];[.P328]);[.O329])" office:value-type="string" office:string-value="" calcext:value-type="error">
            <text:p>#VALUE!</text:p>
          </table:table-cell>
          <table:table-cell table:formula="of:=IF([.A329]=[.A328];MAX([.O329];[.Q328]);[.P329])" office:value-type="string" office:string-value="" calcext:value-type="error">
            <text:p>#VALUE!</text:p>
          </table:table-cell>
          <table:table-cell table:formula="of:=IF(AND([.Q329]&gt;=0;[.Q329]&lt;[.$R$1]);&quot;J&quot;;&quot;&quot;)" office:value-type="string" office:string-value="" calcext:value-type="error">
            <text:p>#VALUE!</text:p>
          </table:table-cell>
          <table:table-cell table:formula="of:=IF([.P329]&gt;=[.$S$1];&quot;V&quot;;&quot;&quot;)" office:value-type="string" office:string-value="" calcext:value-type="error">
            <text:p>#VALUE!</text:p>
          </table:table-cell>
          <table:table-cell table:formula="of:=IF([.P329]&gt;=[.$T$1];&quot;SV&quot;;&quot;&quot;)" office:value-type="string" office:string-value="" calcext:value-type="error">
            <text:p>#VALUE!</text:p>
          </table:table-cell>
          <table:table-cell table:formula="of:=IF([.P329]&gt;=[.$U$1];&quot;UV&quot;;&quot;&quot;)" office:value-type="string" office:string-value="" calcext:value-type="error">
            <text:p>#VALUE!</text:p>
          </table:table-cell>
          <table:table-cell table:formula="of:=IF([.M329]=1;[.L329]&amp;&quot;O&quot;&amp;IF(LEN([.R329])&gt;0;&quot;,&quot;&amp;[.L329]&amp;[.R329];&quot;&quot;)&amp;IF(LEN([.S329])&gt;0;&quot;,&quot;&amp;[.L329]&amp;[.S329];&quot;&quot;)&amp;IF(LEN([.T329])&gt;0;&quot;,&quot;&amp;[.L329]&amp;[.T329];&quot;&quot;)&amp;IF(LEN([.U329])&gt;0;&quot;,&quot;&amp;[.L329]&amp;[.U329];&quot;&quot;)&amp;IF(LEN([.C329])&gt;0;&quot;,&quot;&amp;[.C329];&quot;&quot;);&quot;&quot;)">
            <text:p/>
          </table:table-cell>
          <table:table-cell table:formula="of:=[.E329]&amp;&quot; &quot;&amp;[.F329]" office:value-type="string" office:string-value=" " calcext:value-type="string">
            <text:p><text:s/></text:p>
          </table:table-cell>
          <table:table-cell table:formula="of:=MID([.G329];7;4)&amp;&quot;-&quot;&amp;MID([.G329];1;2)&amp;&quot;-&quot;&amp;MID([.G329];4;2)" office:value-type="string" office:string-value="--" calcext:value-type="string">
            <text:p>--</text:p>
          </table:table-cell>
          <table:table-cell table:formula="of:=IF(LEN([.V329])=0;[.V330];[.V329])">
            <text:p/>
          </table:table-cell>
          <table:table-cell table:formula="of:=IF(LEN([.Y329])=0;[.Y330];[.Y329])">
            <text:p/>
          </table:table-cell>
          <table:table-cell table:formula="of:=IF(LEN([.Z329])=0;[.Z330];[.Z329])">
            <text:p/>
          </table:table-cell>
          <table:table-cell table:formula="of:=IF(LEN([.AA329])=0;[.AA330];[.AA329])">
            <text:p/>
          </table:table-cell>
          <table:table-cell table:formula="of:=IF(LEN([.I329])&gt;0;[.I32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29]=1;[.H330];IF([.H330]=[.L329];[.L329];&quot;X&quot;))" office:value-type="float" office:value="0" calcext:value-type="float">
            <text:p>0</text:p>
          </table:table-cell>
          <table:table-cell table:formula="of:=IF([.A330]=[.A331];0;1)" office:value-type="float" office:value="0" calcext:value-type="float">
            <text:p>0</text:p>
          </table:table-cell>
          <table:table-cell table:formula="of:=DATE(MID([.G330];7;4);MID([.G330];1;2);MID([.G330];4;2))" office:value-type="string" office:string-value="" calcext:value-type="error">
            <text:p>#VALUE!</text:p>
          </table:table-cell>
          <table:table-cell table:formula="of:=ORG.OPENOFFICE.YEARS([.N330];[.$N$1];0)" office:value-type="string" office:string-value="" calcext:value-type="error">
            <text:p>#VALUE!</text:p>
          </table:table-cell>
          <table:table-cell table:formula="of:=IF([.A330]=[.A329];MIN([.O330];[.P329]);[.O330])" office:value-type="string" office:string-value="" calcext:value-type="error">
            <text:p>#VALUE!</text:p>
          </table:table-cell>
          <table:table-cell table:formula="of:=IF([.A330]=[.A329];MAX([.O330];[.Q329]);[.P330])" office:value-type="string" office:string-value="" calcext:value-type="error">
            <text:p>#VALUE!</text:p>
          </table:table-cell>
          <table:table-cell table:formula="of:=IF(AND([.Q330]&gt;=0;[.Q330]&lt;[.$R$1]);&quot;J&quot;;&quot;&quot;)" office:value-type="string" office:string-value="" calcext:value-type="error">
            <text:p>#VALUE!</text:p>
          </table:table-cell>
          <table:table-cell table:formula="of:=IF([.P330]&gt;=[.$S$1];&quot;V&quot;;&quot;&quot;)" office:value-type="string" office:string-value="" calcext:value-type="error">
            <text:p>#VALUE!</text:p>
          </table:table-cell>
          <table:table-cell table:formula="of:=IF([.P330]&gt;=[.$T$1];&quot;SV&quot;;&quot;&quot;)" office:value-type="string" office:string-value="" calcext:value-type="error">
            <text:p>#VALUE!</text:p>
          </table:table-cell>
          <table:table-cell table:formula="of:=IF([.P330]&gt;=[.$U$1];&quot;UV&quot;;&quot;&quot;)" office:value-type="string" office:string-value="" calcext:value-type="error">
            <text:p>#VALUE!</text:p>
          </table:table-cell>
          <table:table-cell table:formula="of:=IF([.M330]=1;[.L330]&amp;&quot;O&quot;&amp;IF(LEN([.R330])&gt;0;&quot;,&quot;&amp;[.L330]&amp;[.R330];&quot;&quot;)&amp;IF(LEN([.S330])&gt;0;&quot;,&quot;&amp;[.L330]&amp;[.S330];&quot;&quot;)&amp;IF(LEN([.T330])&gt;0;&quot;,&quot;&amp;[.L330]&amp;[.T330];&quot;&quot;)&amp;IF(LEN([.U330])&gt;0;&quot;,&quot;&amp;[.L330]&amp;[.U330];&quot;&quot;)&amp;IF(LEN([.C330])&gt;0;&quot;,&quot;&amp;[.C330];&quot;&quot;);&quot;&quot;)">
            <text:p/>
          </table:table-cell>
          <table:table-cell table:formula="of:=[.E330]&amp;&quot; &quot;&amp;[.F330]" office:value-type="string" office:string-value=" " calcext:value-type="string">
            <text:p><text:s/></text:p>
          </table:table-cell>
          <table:table-cell table:formula="of:=MID([.G330];7;4)&amp;&quot;-&quot;&amp;MID([.G330];1;2)&amp;&quot;-&quot;&amp;MID([.G330];4;2)" office:value-type="string" office:string-value="--" calcext:value-type="string">
            <text:p>--</text:p>
          </table:table-cell>
          <table:table-cell table:formula="of:=IF(LEN([.V330])=0;[.V331];[.V330])">
            <text:p/>
          </table:table-cell>
          <table:table-cell table:formula="of:=IF(LEN([.Y330])=0;[.Y331];[.Y330])">
            <text:p/>
          </table:table-cell>
          <table:table-cell table:formula="of:=IF(LEN([.Z330])=0;[.Z331];[.Z330])">
            <text:p/>
          </table:table-cell>
          <table:table-cell table:formula="of:=IF(LEN([.AA330])=0;[.AA331];[.AA330])">
            <text:p/>
          </table:table-cell>
          <table:table-cell table:formula="of:=IF(LEN([.I330])&gt;0;[.I33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0]=1;[.H331];IF([.H331]=[.L330];[.L330];&quot;X&quot;))" office:value-type="float" office:value="0" calcext:value-type="float">
            <text:p>0</text:p>
          </table:table-cell>
          <table:table-cell table:formula="of:=IF([.A331]=[.A332];0;1)" office:value-type="float" office:value="0" calcext:value-type="float">
            <text:p>0</text:p>
          </table:table-cell>
          <table:table-cell table:formula="of:=DATE(MID([.G331];7;4);MID([.G331];1;2);MID([.G331];4;2))" office:value-type="string" office:string-value="" calcext:value-type="error">
            <text:p>#VALUE!</text:p>
          </table:table-cell>
          <table:table-cell table:formula="of:=ORG.OPENOFFICE.YEARS([.N331];[.$N$1];0)" office:value-type="string" office:string-value="" calcext:value-type="error">
            <text:p>#VALUE!</text:p>
          </table:table-cell>
          <table:table-cell table:formula="of:=IF([.A331]=[.A330];MIN([.O331];[.P330]);[.O331])" office:value-type="string" office:string-value="" calcext:value-type="error">
            <text:p>#VALUE!</text:p>
          </table:table-cell>
          <table:table-cell table:formula="of:=IF([.A331]=[.A330];MAX([.O331];[.Q330]);[.P331])" office:value-type="string" office:string-value="" calcext:value-type="error">
            <text:p>#VALUE!</text:p>
          </table:table-cell>
          <table:table-cell table:formula="of:=IF(AND([.Q331]&gt;=0;[.Q331]&lt;[.$R$1]);&quot;J&quot;;&quot;&quot;)" office:value-type="string" office:string-value="" calcext:value-type="error">
            <text:p>#VALUE!</text:p>
          </table:table-cell>
          <table:table-cell table:formula="of:=IF([.P331]&gt;=[.$S$1];&quot;V&quot;;&quot;&quot;)" office:value-type="string" office:string-value="" calcext:value-type="error">
            <text:p>#VALUE!</text:p>
          </table:table-cell>
          <table:table-cell table:formula="of:=IF([.P331]&gt;=[.$T$1];&quot;SV&quot;;&quot;&quot;)" office:value-type="string" office:string-value="" calcext:value-type="error">
            <text:p>#VALUE!</text:p>
          </table:table-cell>
          <table:table-cell table:formula="of:=IF([.P331]&gt;=[.$U$1];&quot;UV&quot;;&quot;&quot;)" office:value-type="string" office:string-value="" calcext:value-type="error">
            <text:p>#VALUE!</text:p>
          </table:table-cell>
          <table:table-cell table:formula="of:=IF([.M331]=1;[.L331]&amp;&quot;O&quot;&amp;IF(LEN([.R331])&gt;0;&quot;,&quot;&amp;[.L331]&amp;[.R331];&quot;&quot;)&amp;IF(LEN([.S331])&gt;0;&quot;,&quot;&amp;[.L331]&amp;[.S331];&quot;&quot;)&amp;IF(LEN([.T331])&gt;0;&quot;,&quot;&amp;[.L331]&amp;[.T331];&quot;&quot;)&amp;IF(LEN([.U331])&gt;0;&quot;,&quot;&amp;[.L331]&amp;[.U331];&quot;&quot;)&amp;IF(LEN([.C331])&gt;0;&quot;,&quot;&amp;[.C331];&quot;&quot;);&quot;&quot;)">
            <text:p/>
          </table:table-cell>
          <table:table-cell table:formula="of:=[.E331]&amp;&quot; &quot;&amp;[.F331]" office:value-type="string" office:string-value=" " calcext:value-type="string">
            <text:p><text:s/></text:p>
          </table:table-cell>
          <table:table-cell table:formula="of:=MID([.G331];7;4)&amp;&quot;-&quot;&amp;MID([.G331];1;2)&amp;&quot;-&quot;&amp;MID([.G331];4;2)" office:value-type="string" office:string-value="--" calcext:value-type="string">
            <text:p>--</text:p>
          </table:table-cell>
          <table:table-cell table:formula="of:=IF(LEN([.V331])=0;[.V332];[.V331])">
            <text:p/>
          </table:table-cell>
          <table:table-cell table:formula="of:=IF(LEN([.Y331])=0;[.Y332];[.Y331])">
            <text:p/>
          </table:table-cell>
          <table:table-cell table:formula="of:=IF(LEN([.Z331])=0;[.Z332];[.Z331])">
            <text:p/>
          </table:table-cell>
          <table:table-cell table:formula="of:=IF(LEN([.AA331])=0;[.AA332];[.AA331])">
            <text:p/>
          </table:table-cell>
          <table:table-cell table:formula="of:=IF(LEN([.I331])&gt;0;[.I33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1]=1;[.H332];IF([.H332]=[.L331];[.L331];&quot;X&quot;))" office:value-type="float" office:value="0" calcext:value-type="float">
            <text:p>0</text:p>
          </table:table-cell>
          <table:table-cell table:formula="of:=IF([.A332]=[.A333];0;1)" office:value-type="float" office:value="0" calcext:value-type="float">
            <text:p>0</text:p>
          </table:table-cell>
          <table:table-cell table:formula="of:=DATE(MID([.G332];7;4);MID([.G332];1;2);MID([.G332];4;2))" office:value-type="string" office:string-value="" calcext:value-type="error">
            <text:p>#VALUE!</text:p>
          </table:table-cell>
          <table:table-cell table:formula="of:=ORG.OPENOFFICE.YEARS([.N332];[.$N$1];0)" office:value-type="string" office:string-value="" calcext:value-type="error">
            <text:p>#VALUE!</text:p>
          </table:table-cell>
          <table:table-cell table:formula="of:=IF([.A332]=[.A331];MIN([.O332];[.P331]);[.O332])" office:value-type="string" office:string-value="" calcext:value-type="error">
            <text:p>#VALUE!</text:p>
          </table:table-cell>
          <table:table-cell table:formula="of:=IF([.A332]=[.A331];MAX([.O332];[.Q331]);[.P332])" office:value-type="string" office:string-value="" calcext:value-type="error">
            <text:p>#VALUE!</text:p>
          </table:table-cell>
          <table:table-cell table:formula="of:=IF(AND([.Q332]&gt;=0;[.Q332]&lt;[.$R$1]);&quot;J&quot;;&quot;&quot;)" office:value-type="string" office:string-value="" calcext:value-type="error">
            <text:p>#VALUE!</text:p>
          </table:table-cell>
          <table:table-cell table:formula="of:=IF([.P332]&gt;=[.$S$1];&quot;V&quot;;&quot;&quot;)" office:value-type="string" office:string-value="" calcext:value-type="error">
            <text:p>#VALUE!</text:p>
          </table:table-cell>
          <table:table-cell table:formula="of:=IF([.P332]&gt;=[.$T$1];&quot;SV&quot;;&quot;&quot;)" office:value-type="string" office:string-value="" calcext:value-type="error">
            <text:p>#VALUE!</text:p>
          </table:table-cell>
          <table:table-cell table:formula="of:=IF([.P332]&gt;=[.$U$1];&quot;UV&quot;;&quot;&quot;)" office:value-type="string" office:string-value="" calcext:value-type="error">
            <text:p>#VALUE!</text:p>
          </table:table-cell>
          <table:table-cell table:formula="of:=IF([.M332]=1;[.L332]&amp;&quot;O&quot;&amp;IF(LEN([.R332])&gt;0;&quot;,&quot;&amp;[.L332]&amp;[.R332];&quot;&quot;)&amp;IF(LEN([.S332])&gt;0;&quot;,&quot;&amp;[.L332]&amp;[.S332];&quot;&quot;)&amp;IF(LEN([.T332])&gt;0;&quot;,&quot;&amp;[.L332]&amp;[.T332];&quot;&quot;)&amp;IF(LEN([.U332])&gt;0;&quot;,&quot;&amp;[.L332]&amp;[.U332];&quot;&quot;)&amp;IF(LEN([.C332])&gt;0;&quot;,&quot;&amp;[.C332];&quot;&quot;);&quot;&quot;)">
            <text:p/>
          </table:table-cell>
          <table:table-cell table:formula="of:=[.E332]&amp;&quot; &quot;&amp;[.F332]" office:value-type="string" office:string-value=" " calcext:value-type="string">
            <text:p><text:s/></text:p>
          </table:table-cell>
          <table:table-cell table:formula="of:=MID([.G332];7;4)&amp;&quot;-&quot;&amp;MID([.G332];1;2)&amp;&quot;-&quot;&amp;MID([.G332];4;2)" office:value-type="string" office:string-value="--" calcext:value-type="string">
            <text:p>--</text:p>
          </table:table-cell>
          <table:table-cell table:formula="of:=IF(LEN([.V332])=0;[.V333];[.V332])">
            <text:p/>
          </table:table-cell>
          <table:table-cell table:formula="of:=IF(LEN([.Y332])=0;[.Y333];[.Y332])">
            <text:p/>
          </table:table-cell>
          <table:table-cell table:formula="of:=IF(LEN([.Z332])=0;[.Z333];[.Z332])">
            <text:p/>
          </table:table-cell>
          <table:table-cell table:formula="of:=IF(LEN([.AA332])=0;[.AA333];[.AA332])">
            <text:p/>
          </table:table-cell>
          <table:table-cell table:formula="of:=IF(LEN([.I332])&gt;0;[.I33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2]=1;[.H333];IF([.H333]=[.L332];[.L332];&quot;X&quot;))" office:value-type="float" office:value="0" calcext:value-type="float">
            <text:p>0</text:p>
          </table:table-cell>
          <table:table-cell table:formula="of:=IF([.A333]=[.A334];0;1)" office:value-type="float" office:value="0" calcext:value-type="float">
            <text:p>0</text:p>
          </table:table-cell>
          <table:table-cell table:formula="of:=DATE(MID([.G333];7;4);MID([.G333];1;2);MID([.G333];4;2))" office:value-type="string" office:string-value="" calcext:value-type="error">
            <text:p>#VALUE!</text:p>
          </table:table-cell>
          <table:table-cell table:formula="of:=ORG.OPENOFFICE.YEARS([.N333];[.$N$1];0)" office:value-type="string" office:string-value="" calcext:value-type="error">
            <text:p>#VALUE!</text:p>
          </table:table-cell>
          <table:table-cell table:formula="of:=IF([.A333]=[.A332];MIN([.O333];[.P332]);[.O333])" office:value-type="string" office:string-value="" calcext:value-type="error">
            <text:p>#VALUE!</text:p>
          </table:table-cell>
          <table:table-cell table:formula="of:=IF([.A333]=[.A332];MAX([.O333];[.Q332]);[.P333])" office:value-type="string" office:string-value="" calcext:value-type="error">
            <text:p>#VALUE!</text:p>
          </table:table-cell>
          <table:table-cell table:formula="of:=IF(AND([.Q333]&gt;=0;[.Q333]&lt;[.$R$1]);&quot;J&quot;;&quot;&quot;)" office:value-type="string" office:string-value="" calcext:value-type="error">
            <text:p>#VALUE!</text:p>
          </table:table-cell>
          <table:table-cell table:formula="of:=IF([.P333]&gt;=[.$S$1];&quot;V&quot;;&quot;&quot;)" office:value-type="string" office:string-value="" calcext:value-type="error">
            <text:p>#VALUE!</text:p>
          </table:table-cell>
          <table:table-cell table:formula="of:=IF([.P333]&gt;=[.$T$1];&quot;SV&quot;;&quot;&quot;)" office:value-type="string" office:string-value="" calcext:value-type="error">
            <text:p>#VALUE!</text:p>
          </table:table-cell>
          <table:table-cell table:formula="of:=IF([.P333]&gt;=[.$U$1];&quot;UV&quot;;&quot;&quot;)" office:value-type="string" office:string-value="" calcext:value-type="error">
            <text:p>#VALUE!</text:p>
          </table:table-cell>
          <table:table-cell table:formula="of:=IF([.M333]=1;[.L333]&amp;&quot;O&quot;&amp;IF(LEN([.R333])&gt;0;&quot;,&quot;&amp;[.L333]&amp;[.R333];&quot;&quot;)&amp;IF(LEN([.S333])&gt;0;&quot;,&quot;&amp;[.L333]&amp;[.S333];&quot;&quot;)&amp;IF(LEN([.T333])&gt;0;&quot;,&quot;&amp;[.L333]&amp;[.T333];&quot;&quot;)&amp;IF(LEN([.U333])&gt;0;&quot;,&quot;&amp;[.L333]&amp;[.U333];&quot;&quot;)&amp;IF(LEN([.C333])&gt;0;&quot;,&quot;&amp;[.C333];&quot;&quot;);&quot;&quot;)">
            <text:p/>
          </table:table-cell>
          <table:table-cell table:formula="of:=[.E333]&amp;&quot; &quot;&amp;[.F333]" office:value-type="string" office:string-value=" " calcext:value-type="string">
            <text:p><text:s/></text:p>
          </table:table-cell>
          <table:table-cell table:formula="of:=MID([.G333];7;4)&amp;&quot;-&quot;&amp;MID([.G333];1;2)&amp;&quot;-&quot;&amp;MID([.G333];4;2)" office:value-type="string" office:string-value="--" calcext:value-type="string">
            <text:p>--</text:p>
          </table:table-cell>
          <table:table-cell table:formula="of:=IF(LEN([.V333])=0;[.V334];[.V333])">
            <text:p/>
          </table:table-cell>
          <table:table-cell table:formula="of:=IF(LEN([.Y333])=0;[.Y334];[.Y333])">
            <text:p/>
          </table:table-cell>
          <table:table-cell table:formula="of:=IF(LEN([.Z333])=0;[.Z334];[.Z333])">
            <text:p/>
          </table:table-cell>
          <table:table-cell table:formula="of:=IF(LEN([.AA333])=0;[.AA334];[.AA333])">
            <text:p/>
          </table:table-cell>
          <table:table-cell table:formula="of:=IF(LEN([.I333])&gt;0;[.I33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3]=1;[.H334];IF([.H334]=[.L333];[.L333];&quot;X&quot;))" office:value-type="float" office:value="0" calcext:value-type="float">
            <text:p>0</text:p>
          </table:table-cell>
          <table:table-cell table:formula="of:=IF([.A334]=[.A335];0;1)" office:value-type="float" office:value="0" calcext:value-type="float">
            <text:p>0</text:p>
          </table:table-cell>
          <table:table-cell table:formula="of:=DATE(MID([.G334];7;4);MID([.G334];1;2);MID([.G334];4;2))" office:value-type="string" office:string-value="" calcext:value-type="error">
            <text:p>#VALUE!</text:p>
          </table:table-cell>
          <table:table-cell table:formula="of:=ORG.OPENOFFICE.YEARS([.N334];[.$N$1];0)" office:value-type="string" office:string-value="" calcext:value-type="error">
            <text:p>#VALUE!</text:p>
          </table:table-cell>
          <table:table-cell table:formula="of:=IF([.A334]=[.A333];MIN([.O334];[.P333]);[.O334])" office:value-type="string" office:string-value="" calcext:value-type="error">
            <text:p>#VALUE!</text:p>
          </table:table-cell>
          <table:table-cell table:formula="of:=IF([.A334]=[.A333];MAX([.O334];[.Q333]);[.P334])" office:value-type="string" office:string-value="" calcext:value-type="error">
            <text:p>#VALUE!</text:p>
          </table:table-cell>
          <table:table-cell table:formula="of:=IF(AND([.Q334]&gt;=0;[.Q334]&lt;[.$R$1]);&quot;J&quot;;&quot;&quot;)" office:value-type="string" office:string-value="" calcext:value-type="error">
            <text:p>#VALUE!</text:p>
          </table:table-cell>
          <table:table-cell table:formula="of:=IF([.P334]&gt;=[.$S$1];&quot;V&quot;;&quot;&quot;)" office:value-type="string" office:string-value="" calcext:value-type="error">
            <text:p>#VALUE!</text:p>
          </table:table-cell>
          <table:table-cell table:formula="of:=IF([.P334]&gt;=[.$T$1];&quot;SV&quot;;&quot;&quot;)" office:value-type="string" office:string-value="" calcext:value-type="error">
            <text:p>#VALUE!</text:p>
          </table:table-cell>
          <table:table-cell table:formula="of:=IF([.P334]&gt;=[.$U$1];&quot;UV&quot;;&quot;&quot;)" office:value-type="string" office:string-value="" calcext:value-type="error">
            <text:p>#VALUE!</text:p>
          </table:table-cell>
          <table:table-cell table:formula="of:=IF([.M334]=1;[.L334]&amp;&quot;O&quot;&amp;IF(LEN([.R334])&gt;0;&quot;,&quot;&amp;[.L334]&amp;[.R334];&quot;&quot;)&amp;IF(LEN([.S334])&gt;0;&quot;,&quot;&amp;[.L334]&amp;[.S334];&quot;&quot;)&amp;IF(LEN([.T334])&gt;0;&quot;,&quot;&amp;[.L334]&amp;[.T334];&quot;&quot;)&amp;IF(LEN([.U334])&gt;0;&quot;,&quot;&amp;[.L334]&amp;[.U334];&quot;&quot;)&amp;IF(LEN([.C334])&gt;0;&quot;,&quot;&amp;[.C334];&quot;&quot;);&quot;&quot;)">
            <text:p/>
          </table:table-cell>
          <table:table-cell table:formula="of:=[.E334]&amp;&quot; &quot;&amp;[.F334]" office:value-type="string" office:string-value=" " calcext:value-type="string">
            <text:p><text:s/></text:p>
          </table:table-cell>
          <table:table-cell table:formula="of:=MID([.G334];7;4)&amp;&quot;-&quot;&amp;MID([.G334];1;2)&amp;&quot;-&quot;&amp;MID([.G334];4;2)" office:value-type="string" office:string-value="--" calcext:value-type="string">
            <text:p>--</text:p>
          </table:table-cell>
          <table:table-cell table:formula="of:=IF(LEN([.V334])=0;[.V335];[.V334])">
            <text:p/>
          </table:table-cell>
          <table:table-cell table:formula="of:=IF(LEN([.Y334])=0;[.Y335];[.Y334])">
            <text:p/>
          </table:table-cell>
          <table:table-cell table:formula="of:=IF(LEN([.Z334])=0;[.Z335];[.Z334])">
            <text:p/>
          </table:table-cell>
          <table:table-cell table:formula="of:=IF(LEN([.AA334])=0;[.AA335];[.AA334])">
            <text:p/>
          </table:table-cell>
          <table:table-cell table:formula="of:=IF(LEN([.I334])&gt;0;[.I33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4]=1;[.H335];IF([.H335]=[.L334];[.L334];&quot;X&quot;))" office:value-type="float" office:value="0" calcext:value-type="float">
            <text:p>0</text:p>
          </table:table-cell>
          <table:table-cell table:formula="of:=IF([.A335]=[.A336];0;1)" office:value-type="float" office:value="0" calcext:value-type="float">
            <text:p>0</text:p>
          </table:table-cell>
          <table:table-cell table:formula="of:=DATE(MID([.G335];7;4);MID([.G335];1;2);MID([.G335];4;2))" office:value-type="string" office:string-value="" calcext:value-type="error">
            <text:p>#VALUE!</text:p>
          </table:table-cell>
          <table:table-cell table:formula="of:=ORG.OPENOFFICE.YEARS([.N335];[.$N$1];0)" office:value-type="string" office:string-value="" calcext:value-type="error">
            <text:p>#VALUE!</text:p>
          </table:table-cell>
          <table:table-cell table:formula="of:=IF([.A335]=[.A334];MIN([.O335];[.P334]);[.O335])" office:value-type="string" office:string-value="" calcext:value-type="error">
            <text:p>#VALUE!</text:p>
          </table:table-cell>
          <table:table-cell table:formula="of:=IF([.A335]=[.A334];MAX([.O335];[.Q334]);[.P335])" office:value-type="string" office:string-value="" calcext:value-type="error">
            <text:p>#VALUE!</text:p>
          </table:table-cell>
          <table:table-cell table:formula="of:=IF(AND([.Q335]&gt;=0;[.Q335]&lt;[.$R$1]);&quot;J&quot;;&quot;&quot;)" office:value-type="string" office:string-value="" calcext:value-type="error">
            <text:p>#VALUE!</text:p>
          </table:table-cell>
          <table:table-cell table:formula="of:=IF([.P335]&gt;=[.$S$1];&quot;V&quot;;&quot;&quot;)" office:value-type="string" office:string-value="" calcext:value-type="error">
            <text:p>#VALUE!</text:p>
          </table:table-cell>
          <table:table-cell table:formula="of:=IF([.P335]&gt;=[.$T$1];&quot;SV&quot;;&quot;&quot;)" office:value-type="string" office:string-value="" calcext:value-type="error">
            <text:p>#VALUE!</text:p>
          </table:table-cell>
          <table:table-cell table:formula="of:=IF([.P335]&gt;=[.$U$1];&quot;UV&quot;;&quot;&quot;)" office:value-type="string" office:string-value="" calcext:value-type="error">
            <text:p>#VALUE!</text:p>
          </table:table-cell>
          <table:table-cell table:formula="of:=IF([.M335]=1;[.L335]&amp;&quot;O&quot;&amp;IF(LEN([.R335])&gt;0;&quot;,&quot;&amp;[.L335]&amp;[.R335];&quot;&quot;)&amp;IF(LEN([.S335])&gt;0;&quot;,&quot;&amp;[.L335]&amp;[.S335];&quot;&quot;)&amp;IF(LEN([.T335])&gt;0;&quot;,&quot;&amp;[.L335]&amp;[.T335];&quot;&quot;)&amp;IF(LEN([.U335])&gt;0;&quot;,&quot;&amp;[.L335]&amp;[.U335];&quot;&quot;)&amp;IF(LEN([.C335])&gt;0;&quot;,&quot;&amp;[.C335];&quot;&quot;);&quot;&quot;)">
            <text:p/>
          </table:table-cell>
          <table:table-cell table:formula="of:=[.E335]&amp;&quot; &quot;&amp;[.F335]" office:value-type="string" office:string-value=" " calcext:value-type="string">
            <text:p><text:s/></text:p>
          </table:table-cell>
          <table:table-cell table:formula="of:=MID([.G335];7;4)&amp;&quot;-&quot;&amp;MID([.G335];1;2)&amp;&quot;-&quot;&amp;MID([.G335];4;2)" office:value-type="string" office:string-value="--" calcext:value-type="string">
            <text:p>--</text:p>
          </table:table-cell>
          <table:table-cell table:formula="of:=IF(LEN([.V335])=0;[.V336];[.V335])">
            <text:p/>
          </table:table-cell>
          <table:table-cell table:formula="of:=IF(LEN([.Y335])=0;[.Y336];[.Y335])">
            <text:p/>
          </table:table-cell>
          <table:table-cell table:formula="of:=IF(LEN([.Z335])=0;[.Z336];[.Z335])">
            <text:p/>
          </table:table-cell>
          <table:table-cell table:formula="of:=IF(LEN([.AA335])=0;[.AA336];[.AA335])">
            <text:p/>
          </table:table-cell>
          <table:table-cell table:formula="of:=IF(LEN([.I335])&gt;0;[.I33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5]=1;[.H336];IF([.H336]=[.L335];[.L335];&quot;X&quot;))" office:value-type="float" office:value="0" calcext:value-type="float">
            <text:p>0</text:p>
          </table:table-cell>
          <table:table-cell table:formula="of:=IF([.A336]=[.A337];0;1)" office:value-type="float" office:value="0" calcext:value-type="float">
            <text:p>0</text:p>
          </table:table-cell>
          <table:table-cell table:formula="of:=DATE(MID([.G336];7;4);MID([.G336];1;2);MID([.G336];4;2))" office:value-type="string" office:string-value="" calcext:value-type="error">
            <text:p>#VALUE!</text:p>
          </table:table-cell>
          <table:table-cell table:formula="of:=ORG.OPENOFFICE.YEARS([.N336];[.$N$1];0)" office:value-type="string" office:string-value="" calcext:value-type="error">
            <text:p>#VALUE!</text:p>
          </table:table-cell>
          <table:table-cell table:formula="of:=IF([.A336]=[.A335];MIN([.O336];[.P335]);[.O336])" office:value-type="string" office:string-value="" calcext:value-type="error">
            <text:p>#VALUE!</text:p>
          </table:table-cell>
          <table:table-cell table:formula="of:=IF([.A336]=[.A335];MAX([.O336];[.Q335]);[.P336])" office:value-type="string" office:string-value="" calcext:value-type="error">
            <text:p>#VALUE!</text:p>
          </table:table-cell>
          <table:table-cell table:formula="of:=IF(AND([.Q336]&gt;=0;[.Q336]&lt;[.$R$1]);&quot;J&quot;;&quot;&quot;)" office:value-type="string" office:string-value="" calcext:value-type="error">
            <text:p>#VALUE!</text:p>
          </table:table-cell>
          <table:table-cell table:formula="of:=IF([.P336]&gt;=[.$S$1];&quot;V&quot;;&quot;&quot;)" office:value-type="string" office:string-value="" calcext:value-type="error">
            <text:p>#VALUE!</text:p>
          </table:table-cell>
          <table:table-cell table:formula="of:=IF([.P336]&gt;=[.$T$1];&quot;SV&quot;;&quot;&quot;)" office:value-type="string" office:string-value="" calcext:value-type="error">
            <text:p>#VALUE!</text:p>
          </table:table-cell>
          <table:table-cell table:formula="of:=IF([.P336]&gt;=[.$U$1];&quot;UV&quot;;&quot;&quot;)" office:value-type="string" office:string-value="" calcext:value-type="error">
            <text:p>#VALUE!</text:p>
          </table:table-cell>
          <table:table-cell table:formula="of:=IF([.M336]=1;[.L336]&amp;&quot;O&quot;&amp;IF(LEN([.R336])&gt;0;&quot;,&quot;&amp;[.L336]&amp;[.R336];&quot;&quot;)&amp;IF(LEN([.S336])&gt;0;&quot;,&quot;&amp;[.L336]&amp;[.S336];&quot;&quot;)&amp;IF(LEN([.T336])&gt;0;&quot;,&quot;&amp;[.L336]&amp;[.T336];&quot;&quot;)&amp;IF(LEN([.U336])&gt;0;&quot;,&quot;&amp;[.L336]&amp;[.U336];&quot;&quot;)&amp;IF(LEN([.C336])&gt;0;&quot;,&quot;&amp;[.C336];&quot;&quot;);&quot;&quot;)">
            <text:p/>
          </table:table-cell>
          <table:table-cell table:formula="of:=[.E336]&amp;&quot; &quot;&amp;[.F336]" office:value-type="string" office:string-value=" " calcext:value-type="string">
            <text:p><text:s/></text:p>
          </table:table-cell>
          <table:table-cell table:formula="of:=MID([.G336];7;4)&amp;&quot;-&quot;&amp;MID([.G336];1;2)&amp;&quot;-&quot;&amp;MID([.G336];4;2)" office:value-type="string" office:string-value="--" calcext:value-type="string">
            <text:p>--</text:p>
          </table:table-cell>
          <table:table-cell table:formula="of:=IF(LEN([.V336])=0;[.V337];[.V336])">
            <text:p/>
          </table:table-cell>
          <table:table-cell table:formula="of:=IF(LEN([.Y336])=0;[.Y337];[.Y336])">
            <text:p/>
          </table:table-cell>
          <table:table-cell table:formula="of:=IF(LEN([.Z336])=0;[.Z337];[.Z336])">
            <text:p/>
          </table:table-cell>
          <table:table-cell table:formula="of:=IF(LEN([.AA336])=0;[.AA337];[.AA336])">
            <text:p/>
          </table:table-cell>
          <table:table-cell table:formula="of:=IF(LEN([.I336])&gt;0;[.I33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6]=1;[.H337];IF([.H337]=[.L336];[.L336];&quot;X&quot;))" office:value-type="float" office:value="0" calcext:value-type="float">
            <text:p>0</text:p>
          </table:table-cell>
          <table:table-cell table:formula="of:=IF([.A337]=[.A338];0;1)" office:value-type="float" office:value="0" calcext:value-type="float">
            <text:p>0</text:p>
          </table:table-cell>
          <table:table-cell table:formula="of:=DATE(MID([.G337];7;4);MID([.G337];1;2);MID([.G337];4;2))" office:value-type="string" office:string-value="" calcext:value-type="error">
            <text:p>#VALUE!</text:p>
          </table:table-cell>
          <table:table-cell table:formula="of:=ORG.OPENOFFICE.YEARS([.N337];[.$N$1];0)" office:value-type="string" office:string-value="" calcext:value-type="error">
            <text:p>#VALUE!</text:p>
          </table:table-cell>
          <table:table-cell table:formula="of:=IF([.A337]=[.A336];MIN([.O337];[.P336]);[.O337])" office:value-type="string" office:string-value="" calcext:value-type="error">
            <text:p>#VALUE!</text:p>
          </table:table-cell>
          <table:table-cell table:formula="of:=IF([.A337]=[.A336];MAX([.O337];[.Q336]);[.P337])" office:value-type="string" office:string-value="" calcext:value-type="error">
            <text:p>#VALUE!</text:p>
          </table:table-cell>
          <table:table-cell table:formula="of:=IF(AND([.Q337]&gt;=0;[.Q337]&lt;[.$R$1]);&quot;J&quot;;&quot;&quot;)" office:value-type="string" office:string-value="" calcext:value-type="error">
            <text:p>#VALUE!</text:p>
          </table:table-cell>
          <table:table-cell table:formula="of:=IF([.P337]&gt;=[.$S$1];&quot;V&quot;;&quot;&quot;)" office:value-type="string" office:string-value="" calcext:value-type="error">
            <text:p>#VALUE!</text:p>
          </table:table-cell>
          <table:table-cell table:formula="of:=IF([.P337]&gt;=[.$T$1];&quot;SV&quot;;&quot;&quot;)" office:value-type="string" office:string-value="" calcext:value-type="error">
            <text:p>#VALUE!</text:p>
          </table:table-cell>
          <table:table-cell table:formula="of:=IF([.P337]&gt;=[.$U$1];&quot;UV&quot;;&quot;&quot;)" office:value-type="string" office:string-value="" calcext:value-type="error">
            <text:p>#VALUE!</text:p>
          </table:table-cell>
          <table:table-cell table:formula="of:=IF([.M337]=1;[.L337]&amp;&quot;O&quot;&amp;IF(LEN([.R337])&gt;0;&quot;,&quot;&amp;[.L337]&amp;[.R337];&quot;&quot;)&amp;IF(LEN([.S337])&gt;0;&quot;,&quot;&amp;[.L337]&amp;[.S337];&quot;&quot;)&amp;IF(LEN([.T337])&gt;0;&quot;,&quot;&amp;[.L337]&amp;[.T337];&quot;&quot;)&amp;IF(LEN([.U337])&gt;0;&quot;,&quot;&amp;[.L337]&amp;[.U337];&quot;&quot;)&amp;IF(LEN([.C337])&gt;0;&quot;,&quot;&amp;[.C337];&quot;&quot;);&quot;&quot;)">
            <text:p/>
          </table:table-cell>
          <table:table-cell table:formula="of:=[.E337]&amp;&quot; &quot;&amp;[.F337]" office:value-type="string" office:string-value=" " calcext:value-type="string">
            <text:p><text:s/></text:p>
          </table:table-cell>
          <table:table-cell table:formula="of:=MID([.G337];7;4)&amp;&quot;-&quot;&amp;MID([.G337];1;2)&amp;&quot;-&quot;&amp;MID([.G337];4;2)" office:value-type="string" office:string-value="--" calcext:value-type="string">
            <text:p>--</text:p>
          </table:table-cell>
          <table:table-cell table:formula="of:=IF(LEN([.V337])=0;[.V338];[.V337])">
            <text:p/>
          </table:table-cell>
          <table:table-cell table:formula="of:=IF(LEN([.Y337])=0;[.Y338];[.Y337])">
            <text:p/>
          </table:table-cell>
          <table:table-cell table:formula="of:=IF(LEN([.Z337])=0;[.Z338];[.Z337])">
            <text:p/>
          </table:table-cell>
          <table:table-cell table:formula="of:=IF(LEN([.AA337])=0;[.AA338];[.AA337])">
            <text:p/>
          </table:table-cell>
          <table:table-cell table:formula="of:=IF(LEN([.I337])&gt;0;[.I33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7]=1;[.H338];IF([.H338]=[.L337];[.L337];&quot;X&quot;))" office:value-type="float" office:value="0" calcext:value-type="float">
            <text:p>0</text:p>
          </table:table-cell>
          <table:table-cell table:formula="of:=IF([.A338]=[.A339];0;1)" office:value-type="float" office:value="0" calcext:value-type="float">
            <text:p>0</text:p>
          </table:table-cell>
          <table:table-cell table:formula="of:=DATE(MID([.G338];7;4);MID([.G338];1;2);MID([.G338];4;2))" office:value-type="string" office:string-value="" calcext:value-type="error">
            <text:p>#VALUE!</text:p>
          </table:table-cell>
          <table:table-cell table:formula="of:=ORG.OPENOFFICE.YEARS([.N338];[.$N$1];0)" office:value-type="string" office:string-value="" calcext:value-type="error">
            <text:p>#VALUE!</text:p>
          </table:table-cell>
          <table:table-cell table:formula="of:=IF([.A338]=[.A337];MIN([.O338];[.P337]);[.O338])" office:value-type="string" office:string-value="" calcext:value-type="error">
            <text:p>#VALUE!</text:p>
          </table:table-cell>
          <table:table-cell table:formula="of:=IF([.A338]=[.A337];MAX([.O338];[.Q337]);[.P338])" office:value-type="string" office:string-value="" calcext:value-type="error">
            <text:p>#VALUE!</text:p>
          </table:table-cell>
          <table:table-cell table:formula="of:=IF(AND([.Q338]&gt;=0;[.Q338]&lt;[.$R$1]);&quot;J&quot;;&quot;&quot;)" office:value-type="string" office:string-value="" calcext:value-type="error">
            <text:p>#VALUE!</text:p>
          </table:table-cell>
          <table:table-cell table:formula="of:=IF([.P338]&gt;=[.$S$1];&quot;V&quot;;&quot;&quot;)" office:value-type="string" office:string-value="" calcext:value-type="error">
            <text:p>#VALUE!</text:p>
          </table:table-cell>
          <table:table-cell table:formula="of:=IF([.P338]&gt;=[.$T$1];&quot;SV&quot;;&quot;&quot;)" office:value-type="string" office:string-value="" calcext:value-type="error">
            <text:p>#VALUE!</text:p>
          </table:table-cell>
          <table:table-cell table:formula="of:=IF([.P338]&gt;=[.$U$1];&quot;UV&quot;;&quot;&quot;)" office:value-type="string" office:string-value="" calcext:value-type="error">
            <text:p>#VALUE!</text:p>
          </table:table-cell>
          <table:table-cell table:formula="of:=IF([.M338]=1;[.L338]&amp;&quot;O&quot;&amp;IF(LEN([.R338])&gt;0;&quot;,&quot;&amp;[.L338]&amp;[.R338];&quot;&quot;)&amp;IF(LEN([.S338])&gt;0;&quot;,&quot;&amp;[.L338]&amp;[.S338];&quot;&quot;)&amp;IF(LEN([.T338])&gt;0;&quot;,&quot;&amp;[.L338]&amp;[.T338];&quot;&quot;)&amp;IF(LEN([.U338])&gt;0;&quot;,&quot;&amp;[.L338]&amp;[.U338];&quot;&quot;)&amp;IF(LEN([.C338])&gt;0;&quot;,&quot;&amp;[.C338];&quot;&quot;);&quot;&quot;)">
            <text:p/>
          </table:table-cell>
          <table:table-cell table:formula="of:=[.E338]&amp;&quot; &quot;&amp;[.F338]" office:value-type="string" office:string-value=" " calcext:value-type="string">
            <text:p><text:s/></text:p>
          </table:table-cell>
          <table:table-cell table:formula="of:=MID([.G338];7;4)&amp;&quot;-&quot;&amp;MID([.G338];1;2)&amp;&quot;-&quot;&amp;MID([.G338];4;2)" office:value-type="string" office:string-value="--" calcext:value-type="string">
            <text:p>--</text:p>
          </table:table-cell>
          <table:table-cell table:formula="of:=IF(LEN([.V338])=0;[.V339];[.V338])">
            <text:p/>
          </table:table-cell>
          <table:table-cell table:formula="of:=IF(LEN([.Y338])=0;[.Y339];[.Y338])">
            <text:p/>
          </table:table-cell>
          <table:table-cell table:formula="of:=IF(LEN([.Z338])=0;[.Z339];[.Z338])">
            <text:p/>
          </table:table-cell>
          <table:table-cell table:formula="of:=IF(LEN([.AA338])=0;[.AA339];[.AA338])">
            <text:p/>
          </table:table-cell>
          <table:table-cell table:formula="of:=IF(LEN([.I338])&gt;0;[.I33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8]=1;[.H339];IF([.H339]=[.L338];[.L338];&quot;X&quot;))" office:value-type="float" office:value="0" calcext:value-type="float">
            <text:p>0</text:p>
          </table:table-cell>
          <table:table-cell table:formula="of:=IF([.A339]=[.A340];0;1)" office:value-type="float" office:value="0" calcext:value-type="float">
            <text:p>0</text:p>
          </table:table-cell>
          <table:table-cell table:formula="of:=DATE(MID([.G339];7;4);MID([.G339];1;2);MID([.G339];4;2))" office:value-type="string" office:string-value="" calcext:value-type="error">
            <text:p>#VALUE!</text:p>
          </table:table-cell>
          <table:table-cell table:formula="of:=ORG.OPENOFFICE.YEARS([.N339];[.$N$1];0)" office:value-type="string" office:string-value="" calcext:value-type="error">
            <text:p>#VALUE!</text:p>
          </table:table-cell>
          <table:table-cell table:formula="of:=IF([.A339]=[.A338];MIN([.O339];[.P338]);[.O339])" office:value-type="string" office:string-value="" calcext:value-type="error">
            <text:p>#VALUE!</text:p>
          </table:table-cell>
          <table:table-cell table:formula="of:=IF([.A339]=[.A338];MAX([.O339];[.Q338]);[.P339])" office:value-type="string" office:string-value="" calcext:value-type="error">
            <text:p>#VALUE!</text:p>
          </table:table-cell>
          <table:table-cell table:formula="of:=IF(AND([.Q339]&gt;=0;[.Q339]&lt;[.$R$1]);&quot;J&quot;;&quot;&quot;)" office:value-type="string" office:string-value="" calcext:value-type="error">
            <text:p>#VALUE!</text:p>
          </table:table-cell>
          <table:table-cell table:formula="of:=IF([.P339]&gt;=[.$S$1];&quot;V&quot;;&quot;&quot;)" office:value-type="string" office:string-value="" calcext:value-type="error">
            <text:p>#VALUE!</text:p>
          </table:table-cell>
          <table:table-cell table:formula="of:=IF([.P339]&gt;=[.$T$1];&quot;SV&quot;;&quot;&quot;)" office:value-type="string" office:string-value="" calcext:value-type="error">
            <text:p>#VALUE!</text:p>
          </table:table-cell>
          <table:table-cell table:formula="of:=IF([.P339]&gt;=[.$U$1];&quot;UV&quot;;&quot;&quot;)" office:value-type="string" office:string-value="" calcext:value-type="error">
            <text:p>#VALUE!</text:p>
          </table:table-cell>
          <table:table-cell table:formula="of:=IF([.M339]=1;[.L339]&amp;&quot;O&quot;&amp;IF(LEN([.R339])&gt;0;&quot;,&quot;&amp;[.L339]&amp;[.R339];&quot;&quot;)&amp;IF(LEN([.S339])&gt;0;&quot;,&quot;&amp;[.L339]&amp;[.S339];&quot;&quot;)&amp;IF(LEN([.T339])&gt;0;&quot;,&quot;&amp;[.L339]&amp;[.T339];&quot;&quot;)&amp;IF(LEN([.U339])&gt;0;&quot;,&quot;&amp;[.L339]&amp;[.U339];&quot;&quot;)&amp;IF(LEN([.C339])&gt;0;&quot;,&quot;&amp;[.C339];&quot;&quot;);&quot;&quot;)">
            <text:p/>
          </table:table-cell>
          <table:table-cell table:formula="of:=[.E339]&amp;&quot; &quot;&amp;[.F339]" office:value-type="string" office:string-value=" " calcext:value-type="string">
            <text:p><text:s/></text:p>
          </table:table-cell>
          <table:table-cell table:formula="of:=MID([.G339];7;4)&amp;&quot;-&quot;&amp;MID([.G339];1;2)&amp;&quot;-&quot;&amp;MID([.G339];4;2)" office:value-type="string" office:string-value="--" calcext:value-type="string">
            <text:p>--</text:p>
          </table:table-cell>
          <table:table-cell table:formula="of:=IF(LEN([.V339])=0;[.V340];[.V339])">
            <text:p/>
          </table:table-cell>
          <table:table-cell table:formula="of:=IF(LEN([.Y339])=0;[.Y340];[.Y339])">
            <text:p/>
          </table:table-cell>
          <table:table-cell table:formula="of:=IF(LEN([.Z339])=0;[.Z340];[.Z339])">
            <text:p/>
          </table:table-cell>
          <table:table-cell table:formula="of:=IF(LEN([.AA339])=0;[.AA340];[.AA339])">
            <text:p/>
          </table:table-cell>
          <table:table-cell table:formula="of:=IF(LEN([.I339])&gt;0;[.I33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39]=1;[.H340];IF([.H340]=[.L339];[.L339];&quot;X&quot;))" office:value-type="float" office:value="0" calcext:value-type="float">
            <text:p>0</text:p>
          </table:table-cell>
          <table:table-cell table:formula="of:=IF([.A340]=[.A341];0;1)" office:value-type="float" office:value="0" calcext:value-type="float">
            <text:p>0</text:p>
          </table:table-cell>
          <table:table-cell table:formula="of:=DATE(MID([.G340];7;4);MID([.G340];1;2);MID([.G340];4;2))" office:value-type="string" office:string-value="" calcext:value-type="error">
            <text:p>#VALUE!</text:p>
          </table:table-cell>
          <table:table-cell table:formula="of:=ORG.OPENOFFICE.YEARS([.N340];[.$N$1];0)" office:value-type="string" office:string-value="" calcext:value-type="error">
            <text:p>#VALUE!</text:p>
          </table:table-cell>
          <table:table-cell table:formula="of:=IF([.A340]=[.A339];MIN([.O340];[.P339]);[.O340])" office:value-type="string" office:string-value="" calcext:value-type="error">
            <text:p>#VALUE!</text:p>
          </table:table-cell>
          <table:table-cell table:formula="of:=IF([.A340]=[.A339];MAX([.O340];[.Q339]);[.P340])" office:value-type="string" office:string-value="" calcext:value-type="error">
            <text:p>#VALUE!</text:p>
          </table:table-cell>
          <table:table-cell table:formula="of:=IF(AND([.Q340]&gt;=0;[.Q340]&lt;[.$R$1]);&quot;J&quot;;&quot;&quot;)" office:value-type="string" office:string-value="" calcext:value-type="error">
            <text:p>#VALUE!</text:p>
          </table:table-cell>
          <table:table-cell table:formula="of:=IF([.P340]&gt;=[.$S$1];&quot;V&quot;;&quot;&quot;)" office:value-type="string" office:string-value="" calcext:value-type="error">
            <text:p>#VALUE!</text:p>
          </table:table-cell>
          <table:table-cell table:formula="of:=IF([.P340]&gt;=[.$T$1];&quot;SV&quot;;&quot;&quot;)" office:value-type="string" office:string-value="" calcext:value-type="error">
            <text:p>#VALUE!</text:p>
          </table:table-cell>
          <table:table-cell table:formula="of:=IF([.P340]&gt;=[.$U$1];&quot;UV&quot;;&quot;&quot;)" office:value-type="string" office:string-value="" calcext:value-type="error">
            <text:p>#VALUE!</text:p>
          </table:table-cell>
          <table:table-cell table:formula="of:=IF([.M340]=1;[.L340]&amp;&quot;O&quot;&amp;IF(LEN([.R340])&gt;0;&quot;,&quot;&amp;[.L340]&amp;[.R340];&quot;&quot;)&amp;IF(LEN([.S340])&gt;0;&quot;,&quot;&amp;[.L340]&amp;[.S340];&quot;&quot;)&amp;IF(LEN([.T340])&gt;0;&quot;,&quot;&amp;[.L340]&amp;[.T340];&quot;&quot;)&amp;IF(LEN([.U340])&gt;0;&quot;,&quot;&amp;[.L340]&amp;[.U340];&quot;&quot;)&amp;IF(LEN([.C340])&gt;0;&quot;,&quot;&amp;[.C340];&quot;&quot;);&quot;&quot;)">
            <text:p/>
          </table:table-cell>
          <table:table-cell table:formula="of:=[.E340]&amp;&quot; &quot;&amp;[.F340]" office:value-type="string" office:string-value=" " calcext:value-type="string">
            <text:p><text:s/></text:p>
          </table:table-cell>
          <table:table-cell table:formula="of:=MID([.G340];7;4)&amp;&quot;-&quot;&amp;MID([.G340];1;2)&amp;&quot;-&quot;&amp;MID([.G340];4;2)" office:value-type="string" office:string-value="--" calcext:value-type="string">
            <text:p>--</text:p>
          </table:table-cell>
          <table:table-cell table:formula="of:=IF(LEN([.V340])=0;[.V341];[.V340])">
            <text:p/>
          </table:table-cell>
          <table:table-cell table:formula="of:=IF(LEN([.Y340])=0;[.Y341];[.Y340])">
            <text:p/>
          </table:table-cell>
          <table:table-cell table:formula="of:=IF(LEN([.Z340])=0;[.Z341];[.Z340])">
            <text:p/>
          </table:table-cell>
          <table:table-cell table:formula="of:=IF(LEN([.AA340])=0;[.AA341];[.AA340])">
            <text:p/>
          </table:table-cell>
          <table:table-cell table:formula="of:=IF(LEN([.I340])&gt;0;[.I34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0]=1;[.H341];IF([.H341]=[.L340];[.L340];&quot;X&quot;))" office:value-type="float" office:value="0" calcext:value-type="float">
            <text:p>0</text:p>
          </table:table-cell>
          <table:table-cell table:formula="of:=IF([.A341]=[.A342];0;1)" office:value-type="float" office:value="0" calcext:value-type="float">
            <text:p>0</text:p>
          </table:table-cell>
          <table:table-cell table:formula="of:=DATE(MID([.G341];7;4);MID([.G341];1;2);MID([.G341];4;2))" office:value-type="string" office:string-value="" calcext:value-type="error">
            <text:p>#VALUE!</text:p>
          </table:table-cell>
          <table:table-cell table:formula="of:=ORG.OPENOFFICE.YEARS([.N341];[.$N$1];0)" office:value-type="string" office:string-value="" calcext:value-type="error">
            <text:p>#VALUE!</text:p>
          </table:table-cell>
          <table:table-cell table:formula="of:=IF([.A341]=[.A340];MIN([.O341];[.P340]);[.O341])" office:value-type="string" office:string-value="" calcext:value-type="error">
            <text:p>#VALUE!</text:p>
          </table:table-cell>
          <table:table-cell table:formula="of:=IF([.A341]=[.A340];MAX([.O341];[.Q340]);[.P341])" office:value-type="string" office:string-value="" calcext:value-type="error">
            <text:p>#VALUE!</text:p>
          </table:table-cell>
          <table:table-cell table:formula="of:=IF(AND([.Q341]&gt;=0;[.Q341]&lt;[.$R$1]);&quot;J&quot;;&quot;&quot;)" office:value-type="string" office:string-value="" calcext:value-type="error">
            <text:p>#VALUE!</text:p>
          </table:table-cell>
          <table:table-cell table:formula="of:=IF([.P341]&gt;=[.$S$1];&quot;V&quot;;&quot;&quot;)" office:value-type="string" office:string-value="" calcext:value-type="error">
            <text:p>#VALUE!</text:p>
          </table:table-cell>
          <table:table-cell table:formula="of:=IF([.P341]&gt;=[.$T$1];&quot;SV&quot;;&quot;&quot;)" office:value-type="string" office:string-value="" calcext:value-type="error">
            <text:p>#VALUE!</text:p>
          </table:table-cell>
          <table:table-cell table:formula="of:=IF([.P341]&gt;=[.$U$1];&quot;UV&quot;;&quot;&quot;)" office:value-type="string" office:string-value="" calcext:value-type="error">
            <text:p>#VALUE!</text:p>
          </table:table-cell>
          <table:table-cell table:formula="of:=IF([.M341]=1;[.L341]&amp;&quot;O&quot;&amp;IF(LEN([.R341])&gt;0;&quot;,&quot;&amp;[.L341]&amp;[.R341];&quot;&quot;)&amp;IF(LEN([.S341])&gt;0;&quot;,&quot;&amp;[.L341]&amp;[.S341];&quot;&quot;)&amp;IF(LEN([.T341])&gt;0;&quot;,&quot;&amp;[.L341]&amp;[.T341];&quot;&quot;)&amp;IF(LEN([.U341])&gt;0;&quot;,&quot;&amp;[.L341]&amp;[.U341];&quot;&quot;)&amp;IF(LEN([.C341])&gt;0;&quot;,&quot;&amp;[.C341];&quot;&quot;);&quot;&quot;)">
            <text:p/>
          </table:table-cell>
          <table:table-cell table:formula="of:=[.E341]&amp;&quot; &quot;&amp;[.F341]" office:value-type="string" office:string-value=" " calcext:value-type="string">
            <text:p><text:s/></text:p>
          </table:table-cell>
          <table:table-cell table:formula="of:=MID([.G341];7;4)&amp;&quot;-&quot;&amp;MID([.G341];1;2)&amp;&quot;-&quot;&amp;MID([.G341];4;2)" office:value-type="string" office:string-value="--" calcext:value-type="string">
            <text:p>--</text:p>
          </table:table-cell>
          <table:table-cell table:formula="of:=IF(LEN([.V341])=0;[.V342];[.V341])">
            <text:p/>
          </table:table-cell>
          <table:table-cell table:formula="of:=IF(LEN([.Y341])=0;[.Y342];[.Y341])">
            <text:p/>
          </table:table-cell>
          <table:table-cell table:formula="of:=IF(LEN([.Z341])=0;[.Z342];[.Z341])">
            <text:p/>
          </table:table-cell>
          <table:table-cell table:formula="of:=IF(LEN([.AA341])=0;[.AA342];[.AA341])">
            <text:p/>
          </table:table-cell>
          <table:table-cell table:formula="of:=IF(LEN([.I341])&gt;0;[.I34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1]=1;[.H342];IF([.H342]=[.L341];[.L341];&quot;X&quot;))" office:value-type="float" office:value="0" calcext:value-type="float">
            <text:p>0</text:p>
          </table:table-cell>
          <table:table-cell table:formula="of:=IF([.A342]=[.A343];0;1)" office:value-type="float" office:value="0" calcext:value-type="float">
            <text:p>0</text:p>
          </table:table-cell>
          <table:table-cell table:formula="of:=DATE(MID([.G342];7;4);MID([.G342];1;2);MID([.G342];4;2))" office:value-type="string" office:string-value="" calcext:value-type="error">
            <text:p>#VALUE!</text:p>
          </table:table-cell>
          <table:table-cell table:formula="of:=ORG.OPENOFFICE.YEARS([.N342];[.$N$1];0)" office:value-type="string" office:string-value="" calcext:value-type="error">
            <text:p>#VALUE!</text:p>
          </table:table-cell>
          <table:table-cell table:formula="of:=IF([.A342]=[.A341];MIN([.O342];[.P341]);[.O342])" office:value-type="string" office:string-value="" calcext:value-type="error">
            <text:p>#VALUE!</text:p>
          </table:table-cell>
          <table:table-cell table:formula="of:=IF([.A342]=[.A341];MAX([.O342];[.Q341]);[.P342])" office:value-type="string" office:string-value="" calcext:value-type="error">
            <text:p>#VALUE!</text:p>
          </table:table-cell>
          <table:table-cell table:formula="of:=IF(AND([.Q342]&gt;=0;[.Q342]&lt;[.$R$1]);&quot;J&quot;;&quot;&quot;)" office:value-type="string" office:string-value="" calcext:value-type="error">
            <text:p>#VALUE!</text:p>
          </table:table-cell>
          <table:table-cell table:formula="of:=IF([.P342]&gt;=[.$S$1];&quot;V&quot;;&quot;&quot;)" office:value-type="string" office:string-value="" calcext:value-type="error">
            <text:p>#VALUE!</text:p>
          </table:table-cell>
          <table:table-cell table:formula="of:=IF([.P342]&gt;=[.$T$1];&quot;SV&quot;;&quot;&quot;)" office:value-type="string" office:string-value="" calcext:value-type="error">
            <text:p>#VALUE!</text:p>
          </table:table-cell>
          <table:table-cell table:formula="of:=IF([.P342]&gt;=[.$U$1];&quot;UV&quot;;&quot;&quot;)" office:value-type="string" office:string-value="" calcext:value-type="error">
            <text:p>#VALUE!</text:p>
          </table:table-cell>
          <table:table-cell table:formula="of:=IF([.M342]=1;[.L342]&amp;&quot;O&quot;&amp;IF(LEN([.R342])&gt;0;&quot;,&quot;&amp;[.L342]&amp;[.R342];&quot;&quot;)&amp;IF(LEN([.S342])&gt;0;&quot;,&quot;&amp;[.L342]&amp;[.S342];&quot;&quot;)&amp;IF(LEN([.T342])&gt;0;&quot;,&quot;&amp;[.L342]&amp;[.T342];&quot;&quot;)&amp;IF(LEN([.U342])&gt;0;&quot;,&quot;&amp;[.L342]&amp;[.U342];&quot;&quot;)&amp;IF(LEN([.C342])&gt;0;&quot;,&quot;&amp;[.C342];&quot;&quot;);&quot;&quot;)">
            <text:p/>
          </table:table-cell>
          <table:table-cell table:formula="of:=[.E342]&amp;&quot; &quot;&amp;[.F342]" office:value-type="string" office:string-value=" " calcext:value-type="string">
            <text:p><text:s/></text:p>
          </table:table-cell>
          <table:table-cell table:formula="of:=MID([.G342];7;4)&amp;&quot;-&quot;&amp;MID([.G342];1;2)&amp;&quot;-&quot;&amp;MID([.G342];4;2)" office:value-type="string" office:string-value="--" calcext:value-type="string">
            <text:p>--</text:p>
          </table:table-cell>
          <table:table-cell table:formula="of:=IF(LEN([.V342])=0;[.V343];[.V342])">
            <text:p/>
          </table:table-cell>
          <table:table-cell table:formula="of:=IF(LEN([.Y342])=0;[.Y343];[.Y342])">
            <text:p/>
          </table:table-cell>
          <table:table-cell table:formula="of:=IF(LEN([.Z342])=0;[.Z343];[.Z342])">
            <text:p/>
          </table:table-cell>
          <table:table-cell table:formula="of:=IF(LEN([.AA342])=0;[.AA343];[.AA342])">
            <text:p/>
          </table:table-cell>
          <table:table-cell table:formula="of:=IF(LEN([.I342])&gt;0;[.I34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2]=1;[.H343];IF([.H343]=[.L342];[.L342];&quot;X&quot;))" office:value-type="float" office:value="0" calcext:value-type="float">
            <text:p>0</text:p>
          </table:table-cell>
          <table:table-cell table:formula="of:=IF([.A343]=[.A344];0;1)" office:value-type="float" office:value="0" calcext:value-type="float">
            <text:p>0</text:p>
          </table:table-cell>
          <table:table-cell table:formula="of:=DATE(MID([.G343];7;4);MID([.G343];1;2);MID([.G343];4;2))" office:value-type="string" office:string-value="" calcext:value-type="error">
            <text:p>#VALUE!</text:p>
          </table:table-cell>
          <table:table-cell table:formula="of:=ORG.OPENOFFICE.YEARS([.N343];[.$N$1];0)" office:value-type="string" office:string-value="" calcext:value-type="error">
            <text:p>#VALUE!</text:p>
          </table:table-cell>
          <table:table-cell table:formula="of:=IF([.A343]=[.A342];MIN([.O343];[.P342]);[.O343])" office:value-type="string" office:string-value="" calcext:value-type="error">
            <text:p>#VALUE!</text:p>
          </table:table-cell>
          <table:table-cell table:formula="of:=IF([.A343]=[.A342];MAX([.O343];[.Q342]);[.P343])" office:value-type="string" office:string-value="" calcext:value-type="error">
            <text:p>#VALUE!</text:p>
          </table:table-cell>
          <table:table-cell table:formula="of:=IF(AND([.Q343]&gt;=0;[.Q343]&lt;[.$R$1]);&quot;J&quot;;&quot;&quot;)" office:value-type="string" office:string-value="" calcext:value-type="error">
            <text:p>#VALUE!</text:p>
          </table:table-cell>
          <table:table-cell table:formula="of:=IF([.P343]&gt;=[.$S$1];&quot;V&quot;;&quot;&quot;)" office:value-type="string" office:string-value="" calcext:value-type="error">
            <text:p>#VALUE!</text:p>
          </table:table-cell>
          <table:table-cell table:formula="of:=IF([.P343]&gt;=[.$T$1];&quot;SV&quot;;&quot;&quot;)" office:value-type="string" office:string-value="" calcext:value-type="error">
            <text:p>#VALUE!</text:p>
          </table:table-cell>
          <table:table-cell table:formula="of:=IF([.P343]&gt;=[.$U$1];&quot;UV&quot;;&quot;&quot;)" office:value-type="string" office:string-value="" calcext:value-type="error">
            <text:p>#VALUE!</text:p>
          </table:table-cell>
          <table:table-cell table:formula="of:=IF([.M343]=1;[.L343]&amp;&quot;O&quot;&amp;IF(LEN([.R343])&gt;0;&quot;,&quot;&amp;[.L343]&amp;[.R343];&quot;&quot;)&amp;IF(LEN([.S343])&gt;0;&quot;,&quot;&amp;[.L343]&amp;[.S343];&quot;&quot;)&amp;IF(LEN([.T343])&gt;0;&quot;,&quot;&amp;[.L343]&amp;[.T343];&quot;&quot;)&amp;IF(LEN([.U343])&gt;0;&quot;,&quot;&amp;[.L343]&amp;[.U343];&quot;&quot;)&amp;IF(LEN([.C343])&gt;0;&quot;,&quot;&amp;[.C343];&quot;&quot;);&quot;&quot;)">
            <text:p/>
          </table:table-cell>
          <table:table-cell table:formula="of:=[.E343]&amp;&quot; &quot;&amp;[.F343]" office:value-type="string" office:string-value=" " calcext:value-type="string">
            <text:p><text:s/></text:p>
          </table:table-cell>
          <table:table-cell table:formula="of:=MID([.G343];7;4)&amp;&quot;-&quot;&amp;MID([.G343];1;2)&amp;&quot;-&quot;&amp;MID([.G343];4;2)" office:value-type="string" office:string-value="--" calcext:value-type="string">
            <text:p>--</text:p>
          </table:table-cell>
          <table:table-cell table:formula="of:=IF(LEN([.V343])=0;[.V344];[.V343])">
            <text:p/>
          </table:table-cell>
          <table:table-cell table:formula="of:=IF(LEN([.Y343])=0;[.Y344];[.Y343])">
            <text:p/>
          </table:table-cell>
          <table:table-cell table:formula="of:=IF(LEN([.Z343])=0;[.Z344];[.Z343])">
            <text:p/>
          </table:table-cell>
          <table:table-cell table:formula="of:=IF(LEN([.AA343])=0;[.AA344];[.AA343])">
            <text:p/>
          </table:table-cell>
          <table:table-cell table:formula="of:=IF(LEN([.I343])&gt;0;[.I34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3]=1;[.H344];IF([.H344]=[.L343];[.L343];&quot;X&quot;))" office:value-type="float" office:value="0" calcext:value-type="float">
            <text:p>0</text:p>
          </table:table-cell>
          <table:table-cell table:formula="of:=IF([.A344]=[.A345];0;1)" office:value-type="float" office:value="0" calcext:value-type="float">
            <text:p>0</text:p>
          </table:table-cell>
          <table:table-cell table:formula="of:=DATE(MID([.G344];7;4);MID([.G344];1;2);MID([.G344];4;2))" office:value-type="string" office:string-value="" calcext:value-type="error">
            <text:p>#VALUE!</text:p>
          </table:table-cell>
          <table:table-cell table:formula="of:=ORG.OPENOFFICE.YEARS([.N344];[.$N$1];0)" office:value-type="string" office:string-value="" calcext:value-type="error">
            <text:p>#VALUE!</text:p>
          </table:table-cell>
          <table:table-cell table:formula="of:=IF([.A344]=[.A343];MIN([.O344];[.P343]);[.O344])" office:value-type="string" office:string-value="" calcext:value-type="error">
            <text:p>#VALUE!</text:p>
          </table:table-cell>
          <table:table-cell table:formula="of:=IF([.A344]=[.A343];MAX([.O344];[.Q343]);[.P344])" office:value-type="string" office:string-value="" calcext:value-type="error">
            <text:p>#VALUE!</text:p>
          </table:table-cell>
          <table:table-cell table:formula="of:=IF(AND([.Q344]&gt;=0;[.Q344]&lt;[.$R$1]);&quot;J&quot;;&quot;&quot;)" office:value-type="string" office:string-value="" calcext:value-type="error">
            <text:p>#VALUE!</text:p>
          </table:table-cell>
          <table:table-cell table:formula="of:=IF([.P344]&gt;=[.$S$1];&quot;V&quot;;&quot;&quot;)" office:value-type="string" office:string-value="" calcext:value-type="error">
            <text:p>#VALUE!</text:p>
          </table:table-cell>
          <table:table-cell table:formula="of:=IF([.P344]&gt;=[.$T$1];&quot;SV&quot;;&quot;&quot;)" office:value-type="string" office:string-value="" calcext:value-type="error">
            <text:p>#VALUE!</text:p>
          </table:table-cell>
          <table:table-cell table:formula="of:=IF([.P344]&gt;=[.$U$1];&quot;UV&quot;;&quot;&quot;)" office:value-type="string" office:string-value="" calcext:value-type="error">
            <text:p>#VALUE!</text:p>
          </table:table-cell>
          <table:table-cell table:formula="of:=IF([.M344]=1;[.L344]&amp;&quot;O&quot;&amp;IF(LEN([.R344])&gt;0;&quot;,&quot;&amp;[.L344]&amp;[.R344];&quot;&quot;)&amp;IF(LEN([.S344])&gt;0;&quot;,&quot;&amp;[.L344]&amp;[.S344];&quot;&quot;)&amp;IF(LEN([.T344])&gt;0;&quot;,&quot;&amp;[.L344]&amp;[.T344];&quot;&quot;)&amp;IF(LEN([.U344])&gt;0;&quot;,&quot;&amp;[.L344]&amp;[.U344];&quot;&quot;)&amp;IF(LEN([.C344])&gt;0;&quot;,&quot;&amp;[.C344];&quot;&quot;);&quot;&quot;)">
            <text:p/>
          </table:table-cell>
          <table:table-cell table:formula="of:=[.E344]&amp;&quot; &quot;&amp;[.F344]" office:value-type="string" office:string-value=" " calcext:value-type="string">
            <text:p><text:s/></text:p>
          </table:table-cell>
          <table:table-cell table:formula="of:=MID([.G344];7;4)&amp;&quot;-&quot;&amp;MID([.G344];1;2)&amp;&quot;-&quot;&amp;MID([.G344];4;2)" office:value-type="string" office:string-value="--" calcext:value-type="string">
            <text:p>--</text:p>
          </table:table-cell>
          <table:table-cell table:formula="of:=IF(LEN([.V344])=0;[.V345];[.V344])">
            <text:p/>
          </table:table-cell>
          <table:table-cell table:formula="of:=IF(LEN([.Y344])=0;[.Y345];[.Y344])">
            <text:p/>
          </table:table-cell>
          <table:table-cell table:formula="of:=IF(LEN([.Z344])=0;[.Z345];[.Z344])">
            <text:p/>
          </table:table-cell>
          <table:table-cell table:formula="of:=IF(LEN([.AA344])=0;[.AA345];[.AA344])">
            <text:p/>
          </table:table-cell>
          <table:table-cell table:formula="of:=IF(LEN([.I344])&gt;0;[.I34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4]=1;[.H345];IF([.H345]=[.L344];[.L344];&quot;X&quot;))" office:value-type="float" office:value="0" calcext:value-type="float">
            <text:p>0</text:p>
          </table:table-cell>
          <table:table-cell table:formula="of:=IF([.A345]=[.A346];0;1)" office:value-type="float" office:value="0" calcext:value-type="float">
            <text:p>0</text:p>
          </table:table-cell>
          <table:table-cell table:formula="of:=DATE(MID([.G345];7;4);MID([.G345];1;2);MID([.G345];4;2))" office:value-type="string" office:string-value="" calcext:value-type="error">
            <text:p>#VALUE!</text:p>
          </table:table-cell>
          <table:table-cell table:formula="of:=ORG.OPENOFFICE.YEARS([.N345];[.$N$1];0)" office:value-type="string" office:string-value="" calcext:value-type="error">
            <text:p>#VALUE!</text:p>
          </table:table-cell>
          <table:table-cell table:formula="of:=IF([.A345]=[.A344];MIN([.O345];[.P344]);[.O345])" office:value-type="string" office:string-value="" calcext:value-type="error">
            <text:p>#VALUE!</text:p>
          </table:table-cell>
          <table:table-cell table:formula="of:=IF([.A345]=[.A344];MAX([.O345];[.Q344]);[.P345])" office:value-type="string" office:string-value="" calcext:value-type="error">
            <text:p>#VALUE!</text:p>
          </table:table-cell>
          <table:table-cell table:formula="of:=IF(AND([.Q345]&gt;=0;[.Q345]&lt;[.$R$1]);&quot;J&quot;;&quot;&quot;)" office:value-type="string" office:string-value="" calcext:value-type="error">
            <text:p>#VALUE!</text:p>
          </table:table-cell>
          <table:table-cell table:formula="of:=IF([.P345]&gt;=[.$S$1];&quot;V&quot;;&quot;&quot;)" office:value-type="string" office:string-value="" calcext:value-type="error">
            <text:p>#VALUE!</text:p>
          </table:table-cell>
          <table:table-cell table:formula="of:=IF([.P345]&gt;=[.$T$1];&quot;SV&quot;;&quot;&quot;)" office:value-type="string" office:string-value="" calcext:value-type="error">
            <text:p>#VALUE!</text:p>
          </table:table-cell>
          <table:table-cell table:formula="of:=IF([.P345]&gt;=[.$U$1];&quot;UV&quot;;&quot;&quot;)" office:value-type="string" office:string-value="" calcext:value-type="error">
            <text:p>#VALUE!</text:p>
          </table:table-cell>
          <table:table-cell table:formula="of:=IF([.M345]=1;[.L345]&amp;&quot;O&quot;&amp;IF(LEN([.R345])&gt;0;&quot;,&quot;&amp;[.L345]&amp;[.R345];&quot;&quot;)&amp;IF(LEN([.S345])&gt;0;&quot;,&quot;&amp;[.L345]&amp;[.S345];&quot;&quot;)&amp;IF(LEN([.T345])&gt;0;&quot;,&quot;&amp;[.L345]&amp;[.T345];&quot;&quot;)&amp;IF(LEN([.U345])&gt;0;&quot;,&quot;&amp;[.L345]&amp;[.U345];&quot;&quot;)&amp;IF(LEN([.C345])&gt;0;&quot;,&quot;&amp;[.C345];&quot;&quot;);&quot;&quot;)">
            <text:p/>
          </table:table-cell>
          <table:table-cell table:formula="of:=[.E345]&amp;&quot; &quot;&amp;[.F345]" office:value-type="string" office:string-value=" " calcext:value-type="string">
            <text:p><text:s/></text:p>
          </table:table-cell>
          <table:table-cell table:formula="of:=MID([.G345];7;4)&amp;&quot;-&quot;&amp;MID([.G345];1;2)&amp;&quot;-&quot;&amp;MID([.G345];4;2)" office:value-type="string" office:string-value="--" calcext:value-type="string">
            <text:p>--</text:p>
          </table:table-cell>
          <table:table-cell table:formula="of:=IF(LEN([.V345])=0;[.V346];[.V345])">
            <text:p/>
          </table:table-cell>
          <table:table-cell table:formula="of:=IF(LEN([.Y345])=0;[.Y346];[.Y345])">
            <text:p/>
          </table:table-cell>
          <table:table-cell table:formula="of:=IF(LEN([.Z345])=0;[.Z346];[.Z345])">
            <text:p/>
          </table:table-cell>
          <table:table-cell table:formula="of:=IF(LEN([.AA345])=0;[.AA346];[.AA345])">
            <text:p/>
          </table:table-cell>
          <table:table-cell table:formula="of:=IF(LEN([.I345])&gt;0;[.I34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5]=1;[.H346];IF([.H346]=[.L345];[.L345];&quot;X&quot;))" office:value-type="float" office:value="0" calcext:value-type="float">
            <text:p>0</text:p>
          </table:table-cell>
          <table:table-cell table:formula="of:=IF([.A346]=[.A347];0;1)" office:value-type="float" office:value="0" calcext:value-type="float">
            <text:p>0</text:p>
          </table:table-cell>
          <table:table-cell table:formula="of:=DATE(MID([.G346];7;4);MID([.G346];1;2);MID([.G346];4;2))" office:value-type="string" office:string-value="" calcext:value-type="error">
            <text:p>#VALUE!</text:p>
          </table:table-cell>
          <table:table-cell table:formula="of:=ORG.OPENOFFICE.YEARS([.N346];[.$N$1];0)" office:value-type="string" office:string-value="" calcext:value-type="error">
            <text:p>#VALUE!</text:p>
          </table:table-cell>
          <table:table-cell table:formula="of:=IF([.A346]=[.A345];MIN([.O346];[.P345]);[.O346])" office:value-type="string" office:string-value="" calcext:value-type="error">
            <text:p>#VALUE!</text:p>
          </table:table-cell>
          <table:table-cell table:formula="of:=IF([.A346]=[.A345];MAX([.O346];[.Q345]);[.P346])" office:value-type="string" office:string-value="" calcext:value-type="error">
            <text:p>#VALUE!</text:p>
          </table:table-cell>
          <table:table-cell table:formula="of:=IF(AND([.Q346]&gt;=0;[.Q346]&lt;[.$R$1]);&quot;J&quot;;&quot;&quot;)" office:value-type="string" office:string-value="" calcext:value-type="error">
            <text:p>#VALUE!</text:p>
          </table:table-cell>
          <table:table-cell table:formula="of:=IF([.P346]&gt;=[.$S$1];&quot;V&quot;;&quot;&quot;)" office:value-type="string" office:string-value="" calcext:value-type="error">
            <text:p>#VALUE!</text:p>
          </table:table-cell>
          <table:table-cell table:formula="of:=IF([.P346]&gt;=[.$T$1];&quot;SV&quot;;&quot;&quot;)" office:value-type="string" office:string-value="" calcext:value-type="error">
            <text:p>#VALUE!</text:p>
          </table:table-cell>
          <table:table-cell table:formula="of:=IF([.P346]&gt;=[.$U$1];&quot;UV&quot;;&quot;&quot;)" office:value-type="string" office:string-value="" calcext:value-type="error">
            <text:p>#VALUE!</text:p>
          </table:table-cell>
          <table:table-cell table:formula="of:=IF([.M346]=1;[.L346]&amp;&quot;O&quot;&amp;IF(LEN([.R346])&gt;0;&quot;,&quot;&amp;[.L346]&amp;[.R346];&quot;&quot;)&amp;IF(LEN([.S346])&gt;0;&quot;,&quot;&amp;[.L346]&amp;[.S346];&quot;&quot;)&amp;IF(LEN([.T346])&gt;0;&quot;,&quot;&amp;[.L346]&amp;[.T346];&quot;&quot;)&amp;IF(LEN([.U346])&gt;0;&quot;,&quot;&amp;[.L346]&amp;[.U346];&quot;&quot;)&amp;IF(LEN([.C346])&gt;0;&quot;,&quot;&amp;[.C346];&quot;&quot;);&quot;&quot;)">
            <text:p/>
          </table:table-cell>
          <table:table-cell table:formula="of:=[.E346]&amp;&quot; &quot;&amp;[.F346]" office:value-type="string" office:string-value=" " calcext:value-type="string">
            <text:p><text:s/></text:p>
          </table:table-cell>
          <table:table-cell table:formula="of:=MID([.G346];7;4)&amp;&quot;-&quot;&amp;MID([.G346];1;2)&amp;&quot;-&quot;&amp;MID([.G346];4;2)" office:value-type="string" office:string-value="--" calcext:value-type="string">
            <text:p>--</text:p>
          </table:table-cell>
          <table:table-cell table:formula="of:=IF(LEN([.V346])=0;[.V347];[.V346])">
            <text:p/>
          </table:table-cell>
          <table:table-cell table:formula="of:=IF(LEN([.Y346])=0;[.Y347];[.Y346])">
            <text:p/>
          </table:table-cell>
          <table:table-cell table:formula="of:=IF(LEN([.Z346])=0;[.Z347];[.Z346])">
            <text:p/>
          </table:table-cell>
          <table:table-cell table:formula="of:=IF(LEN([.AA346])=0;[.AA347];[.AA346])">
            <text:p/>
          </table:table-cell>
          <table:table-cell table:formula="of:=IF(LEN([.I346])&gt;0;[.I34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6]=1;[.H347];IF([.H347]=[.L346];[.L346];&quot;X&quot;))" office:value-type="float" office:value="0" calcext:value-type="float">
            <text:p>0</text:p>
          </table:table-cell>
          <table:table-cell table:formula="of:=IF([.A347]=[.A348];0;1)" office:value-type="float" office:value="0" calcext:value-type="float">
            <text:p>0</text:p>
          </table:table-cell>
          <table:table-cell table:formula="of:=DATE(MID([.G347];7;4);MID([.G347];1;2);MID([.G347];4;2))" office:value-type="string" office:string-value="" calcext:value-type="error">
            <text:p>#VALUE!</text:p>
          </table:table-cell>
          <table:table-cell table:formula="of:=ORG.OPENOFFICE.YEARS([.N347];[.$N$1];0)" office:value-type="string" office:string-value="" calcext:value-type="error">
            <text:p>#VALUE!</text:p>
          </table:table-cell>
          <table:table-cell table:formula="of:=IF([.A347]=[.A346];MIN([.O347];[.P346]);[.O347])" office:value-type="string" office:string-value="" calcext:value-type="error">
            <text:p>#VALUE!</text:p>
          </table:table-cell>
          <table:table-cell table:formula="of:=IF([.A347]=[.A346];MAX([.O347];[.Q346]);[.P347])" office:value-type="string" office:string-value="" calcext:value-type="error">
            <text:p>#VALUE!</text:p>
          </table:table-cell>
          <table:table-cell table:formula="of:=IF(AND([.Q347]&gt;=0;[.Q347]&lt;[.$R$1]);&quot;J&quot;;&quot;&quot;)" office:value-type="string" office:string-value="" calcext:value-type="error">
            <text:p>#VALUE!</text:p>
          </table:table-cell>
          <table:table-cell table:formula="of:=IF([.P347]&gt;=[.$S$1];&quot;V&quot;;&quot;&quot;)" office:value-type="string" office:string-value="" calcext:value-type="error">
            <text:p>#VALUE!</text:p>
          </table:table-cell>
          <table:table-cell table:formula="of:=IF([.P347]&gt;=[.$T$1];&quot;SV&quot;;&quot;&quot;)" office:value-type="string" office:string-value="" calcext:value-type="error">
            <text:p>#VALUE!</text:p>
          </table:table-cell>
          <table:table-cell table:formula="of:=IF([.P347]&gt;=[.$U$1];&quot;UV&quot;;&quot;&quot;)" office:value-type="string" office:string-value="" calcext:value-type="error">
            <text:p>#VALUE!</text:p>
          </table:table-cell>
          <table:table-cell table:formula="of:=IF([.M347]=1;[.L347]&amp;&quot;O&quot;&amp;IF(LEN([.R347])&gt;0;&quot;,&quot;&amp;[.L347]&amp;[.R347];&quot;&quot;)&amp;IF(LEN([.S347])&gt;0;&quot;,&quot;&amp;[.L347]&amp;[.S347];&quot;&quot;)&amp;IF(LEN([.T347])&gt;0;&quot;,&quot;&amp;[.L347]&amp;[.T347];&quot;&quot;)&amp;IF(LEN([.U347])&gt;0;&quot;,&quot;&amp;[.L347]&amp;[.U347];&quot;&quot;)&amp;IF(LEN([.C347])&gt;0;&quot;,&quot;&amp;[.C347];&quot;&quot;);&quot;&quot;)">
            <text:p/>
          </table:table-cell>
          <table:table-cell table:formula="of:=[.E347]&amp;&quot; &quot;&amp;[.F347]" office:value-type="string" office:string-value=" " calcext:value-type="string">
            <text:p><text:s/></text:p>
          </table:table-cell>
          <table:table-cell table:formula="of:=MID([.G347];7;4)&amp;&quot;-&quot;&amp;MID([.G347];1;2)&amp;&quot;-&quot;&amp;MID([.G347];4;2)" office:value-type="string" office:string-value="--" calcext:value-type="string">
            <text:p>--</text:p>
          </table:table-cell>
          <table:table-cell table:formula="of:=IF(LEN([.V347])=0;[.V348];[.V347])">
            <text:p/>
          </table:table-cell>
          <table:table-cell table:formula="of:=IF(LEN([.Y347])=0;[.Y348];[.Y347])">
            <text:p/>
          </table:table-cell>
          <table:table-cell table:formula="of:=IF(LEN([.Z347])=0;[.Z348];[.Z347])">
            <text:p/>
          </table:table-cell>
          <table:table-cell table:formula="of:=IF(LEN([.AA347])=0;[.AA348];[.AA347])">
            <text:p/>
          </table:table-cell>
          <table:table-cell table:formula="of:=IF(LEN([.I347])&gt;0;[.I34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7]=1;[.H348];IF([.H348]=[.L347];[.L347];&quot;X&quot;))" office:value-type="float" office:value="0" calcext:value-type="float">
            <text:p>0</text:p>
          </table:table-cell>
          <table:table-cell table:formula="of:=IF([.A348]=[.A349];0;1)" office:value-type="float" office:value="0" calcext:value-type="float">
            <text:p>0</text:p>
          </table:table-cell>
          <table:table-cell table:formula="of:=DATE(MID([.G348];7;4);MID([.G348];1;2);MID([.G348];4;2))" office:value-type="string" office:string-value="" calcext:value-type="error">
            <text:p>#VALUE!</text:p>
          </table:table-cell>
          <table:table-cell table:formula="of:=ORG.OPENOFFICE.YEARS([.N348];[.$N$1];0)" office:value-type="string" office:string-value="" calcext:value-type="error">
            <text:p>#VALUE!</text:p>
          </table:table-cell>
          <table:table-cell table:formula="of:=IF([.A348]=[.A347];MIN([.O348];[.P347]);[.O348])" office:value-type="string" office:string-value="" calcext:value-type="error">
            <text:p>#VALUE!</text:p>
          </table:table-cell>
          <table:table-cell table:formula="of:=IF([.A348]=[.A347];MAX([.O348];[.Q347]);[.P348])" office:value-type="string" office:string-value="" calcext:value-type="error">
            <text:p>#VALUE!</text:p>
          </table:table-cell>
          <table:table-cell table:formula="of:=IF(AND([.Q348]&gt;=0;[.Q348]&lt;[.$R$1]);&quot;J&quot;;&quot;&quot;)" office:value-type="string" office:string-value="" calcext:value-type="error">
            <text:p>#VALUE!</text:p>
          </table:table-cell>
          <table:table-cell table:formula="of:=IF([.P348]&gt;=[.$S$1];&quot;V&quot;;&quot;&quot;)" office:value-type="string" office:string-value="" calcext:value-type="error">
            <text:p>#VALUE!</text:p>
          </table:table-cell>
          <table:table-cell table:formula="of:=IF([.P348]&gt;=[.$T$1];&quot;SV&quot;;&quot;&quot;)" office:value-type="string" office:string-value="" calcext:value-type="error">
            <text:p>#VALUE!</text:p>
          </table:table-cell>
          <table:table-cell table:formula="of:=IF([.P348]&gt;=[.$U$1];&quot;UV&quot;;&quot;&quot;)" office:value-type="string" office:string-value="" calcext:value-type="error">
            <text:p>#VALUE!</text:p>
          </table:table-cell>
          <table:table-cell table:formula="of:=IF([.M348]=1;[.L348]&amp;&quot;O&quot;&amp;IF(LEN([.R348])&gt;0;&quot;,&quot;&amp;[.L348]&amp;[.R348];&quot;&quot;)&amp;IF(LEN([.S348])&gt;0;&quot;,&quot;&amp;[.L348]&amp;[.S348];&quot;&quot;)&amp;IF(LEN([.T348])&gt;0;&quot;,&quot;&amp;[.L348]&amp;[.T348];&quot;&quot;)&amp;IF(LEN([.U348])&gt;0;&quot;,&quot;&amp;[.L348]&amp;[.U348];&quot;&quot;)&amp;IF(LEN([.C348])&gt;0;&quot;,&quot;&amp;[.C348];&quot;&quot;);&quot;&quot;)">
            <text:p/>
          </table:table-cell>
          <table:table-cell table:formula="of:=[.E348]&amp;&quot; &quot;&amp;[.F348]" office:value-type="string" office:string-value=" " calcext:value-type="string">
            <text:p><text:s/></text:p>
          </table:table-cell>
          <table:table-cell table:formula="of:=MID([.G348];7;4)&amp;&quot;-&quot;&amp;MID([.G348];1;2)&amp;&quot;-&quot;&amp;MID([.G348];4;2)" office:value-type="string" office:string-value="--" calcext:value-type="string">
            <text:p>--</text:p>
          </table:table-cell>
          <table:table-cell table:formula="of:=IF(LEN([.V348])=0;[.V349];[.V348])">
            <text:p/>
          </table:table-cell>
          <table:table-cell table:formula="of:=IF(LEN([.Y348])=0;[.Y349];[.Y348])">
            <text:p/>
          </table:table-cell>
          <table:table-cell table:formula="of:=IF(LEN([.Z348])=0;[.Z349];[.Z348])">
            <text:p/>
          </table:table-cell>
          <table:table-cell table:formula="of:=IF(LEN([.AA348])=0;[.AA349];[.AA348])">
            <text:p/>
          </table:table-cell>
          <table:table-cell table:formula="of:=IF(LEN([.I348])&gt;0;[.I34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8]=1;[.H349];IF([.H349]=[.L348];[.L348];&quot;X&quot;))" office:value-type="float" office:value="0" calcext:value-type="float">
            <text:p>0</text:p>
          </table:table-cell>
          <table:table-cell table:formula="of:=IF([.A349]=[.A350];0;1)" office:value-type="float" office:value="0" calcext:value-type="float">
            <text:p>0</text:p>
          </table:table-cell>
          <table:table-cell table:formula="of:=DATE(MID([.G349];7;4);MID([.G349];1;2);MID([.G349];4;2))" office:value-type="string" office:string-value="" calcext:value-type="error">
            <text:p>#VALUE!</text:p>
          </table:table-cell>
          <table:table-cell table:formula="of:=ORG.OPENOFFICE.YEARS([.N349];[.$N$1];0)" office:value-type="string" office:string-value="" calcext:value-type="error">
            <text:p>#VALUE!</text:p>
          </table:table-cell>
          <table:table-cell table:formula="of:=IF([.A349]=[.A348];MIN([.O349];[.P348]);[.O349])" office:value-type="string" office:string-value="" calcext:value-type="error">
            <text:p>#VALUE!</text:p>
          </table:table-cell>
          <table:table-cell table:formula="of:=IF([.A349]=[.A348];MAX([.O349];[.Q348]);[.P349])" office:value-type="string" office:string-value="" calcext:value-type="error">
            <text:p>#VALUE!</text:p>
          </table:table-cell>
          <table:table-cell table:formula="of:=IF(AND([.Q349]&gt;=0;[.Q349]&lt;[.$R$1]);&quot;J&quot;;&quot;&quot;)" office:value-type="string" office:string-value="" calcext:value-type="error">
            <text:p>#VALUE!</text:p>
          </table:table-cell>
          <table:table-cell table:formula="of:=IF([.P349]&gt;=[.$S$1];&quot;V&quot;;&quot;&quot;)" office:value-type="string" office:string-value="" calcext:value-type="error">
            <text:p>#VALUE!</text:p>
          </table:table-cell>
          <table:table-cell table:formula="of:=IF([.P349]&gt;=[.$T$1];&quot;SV&quot;;&quot;&quot;)" office:value-type="string" office:string-value="" calcext:value-type="error">
            <text:p>#VALUE!</text:p>
          </table:table-cell>
          <table:table-cell table:formula="of:=IF([.P349]&gt;=[.$U$1];&quot;UV&quot;;&quot;&quot;)" office:value-type="string" office:string-value="" calcext:value-type="error">
            <text:p>#VALUE!</text:p>
          </table:table-cell>
          <table:table-cell table:formula="of:=IF([.M349]=1;[.L349]&amp;&quot;O&quot;&amp;IF(LEN([.R349])&gt;0;&quot;,&quot;&amp;[.L349]&amp;[.R349];&quot;&quot;)&amp;IF(LEN([.S349])&gt;0;&quot;,&quot;&amp;[.L349]&amp;[.S349];&quot;&quot;)&amp;IF(LEN([.T349])&gt;0;&quot;,&quot;&amp;[.L349]&amp;[.T349];&quot;&quot;)&amp;IF(LEN([.U349])&gt;0;&quot;,&quot;&amp;[.L349]&amp;[.U349];&quot;&quot;)&amp;IF(LEN([.C349])&gt;0;&quot;,&quot;&amp;[.C349];&quot;&quot;);&quot;&quot;)">
            <text:p/>
          </table:table-cell>
          <table:table-cell table:formula="of:=[.E349]&amp;&quot; &quot;&amp;[.F349]" office:value-type="string" office:string-value=" " calcext:value-type="string">
            <text:p><text:s/></text:p>
          </table:table-cell>
          <table:table-cell table:formula="of:=MID([.G349];7;4)&amp;&quot;-&quot;&amp;MID([.G349];1;2)&amp;&quot;-&quot;&amp;MID([.G349];4;2)" office:value-type="string" office:string-value="--" calcext:value-type="string">
            <text:p>--</text:p>
          </table:table-cell>
          <table:table-cell table:formula="of:=IF(LEN([.V349])=0;[.V350];[.V349])">
            <text:p/>
          </table:table-cell>
          <table:table-cell table:formula="of:=IF(LEN([.Y349])=0;[.Y350];[.Y349])">
            <text:p/>
          </table:table-cell>
          <table:table-cell table:formula="of:=IF(LEN([.Z349])=0;[.Z350];[.Z349])">
            <text:p/>
          </table:table-cell>
          <table:table-cell table:formula="of:=IF(LEN([.AA349])=0;[.AA350];[.AA349])">
            <text:p/>
          </table:table-cell>
          <table:table-cell table:formula="of:=IF(LEN([.I349])&gt;0;[.I34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49]=1;[.H350];IF([.H350]=[.L349];[.L349];&quot;X&quot;))" office:value-type="float" office:value="0" calcext:value-type="float">
            <text:p>0</text:p>
          </table:table-cell>
          <table:table-cell table:formula="of:=IF([.A350]=[.A351];0;1)" office:value-type="float" office:value="0" calcext:value-type="float">
            <text:p>0</text:p>
          </table:table-cell>
          <table:table-cell table:formula="of:=DATE(MID([.G350];7;4);MID([.G350];1;2);MID([.G350];4;2))" office:value-type="string" office:string-value="" calcext:value-type="error">
            <text:p>#VALUE!</text:p>
          </table:table-cell>
          <table:table-cell table:formula="of:=ORG.OPENOFFICE.YEARS([.N350];[.$N$1];0)" office:value-type="string" office:string-value="" calcext:value-type="error">
            <text:p>#VALUE!</text:p>
          </table:table-cell>
          <table:table-cell table:formula="of:=IF([.A350]=[.A349];MIN([.O350];[.P349]);[.O350])" office:value-type="string" office:string-value="" calcext:value-type="error">
            <text:p>#VALUE!</text:p>
          </table:table-cell>
          <table:table-cell table:formula="of:=IF([.A350]=[.A349];MAX([.O350];[.Q349]);[.P350])" office:value-type="string" office:string-value="" calcext:value-type="error">
            <text:p>#VALUE!</text:p>
          </table:table-cell>
          <table:table-cell table:formula="of:=IF(AND([.Q350]&gt;=0;[.Q350]&lt;[.$R$1]);&quot;J&quot;;&quot;&quot;)" office:value-type="string" office:string-value="" calcext:value-type="error">
            <text:p>#VALUE!</text:p>
          </table:table-cell>
          <table:table-cell table:formula="of:=IF([.P350]&gt;=[.$S$1];&quot;V&quot;;&quot;&quot;)" office:value-type="string" office:string-value="" calcext:value-type="error">
            <text:p>#VALUE!</text:p>
          </table:table-cell>
          <table:table-cell table:formula="of:=IF([.P350]&gt;=[.$T$1];&quot;SV&quot;;&quot;&quot;)" office:value-type="string" office:string-value="" calcext:value-type="error">
            <text:p>#VALUE!</text:p>
          </table:table-cell>
          <table:table-cell table:formula="of:=IF([.P350]&gt;=[.$U$1];&quot;UV&quot;;&quot;&quot;)" office:value-type="string" office:string-value="" calcext:value-type="error">
            <text:p>#VALUE!</text:p>
          </table:table-cell>
          <table:table-cell table:formula="of:=IF([.M350]=1;[.L350]&amp;&quot;O&quot;&amp;IF(LEN([.R350])&gt;0;&quot;,&quot;&amp;[.L350]&amp;[.R350];&quot;&quot;)&amp;IF(LEN([.S350])&gt;0;&quot;,&quot;&amp;[.L350]&amp;[.S350];&quot;&quot;)&amp;IF(LEN([.T350])&gt;0;&quot;,&quot;&amp;[.L350]&amp;[.T350];&quot;&quot;)&amp;IF(LEN([.U350])&gt;0;&quot;,&quot;&amp;[.L350]&amp;[.U350];&quot;&quot;)&amp;IF(LEN([.C350])&gt;0;&quot;,&quot;&amp;[.C350];&quot;&quot;);&quot;&quot;)">
            <text:p/>
          </table:table-cell>
          <table:table-cell table:formula="of:=[.E350]&amp;&quot; &quot;&amp;[.F350]" office:value-type="string" office:string-value=" " calcext:value-type="string">
            <text:p><text:s/></text:p>
          </table:table-cell>
          <table:table-cell table:formula="of:=MID([.G350];7;4)&amp;&quot;-&quot;&amp;MID([.G350];1;2)&amp;&quot;-&quot;&amp;MID([.G350];4;2)" office:value-type="string" office:string-value="--" calcext:value-type="string">
            <text:p>--</text:p>
          </table:table-cell>
          <table:table-cell table:formula="of:=IF(LEN([.V350])=0;[.V351];[.V350])">
            <text:p/>
          </table:table-cell>
          <table:table-cell table:formula="of:=IF(LEN([.Y350])=0;[.Y351];[.Y350])">
            <text:p/>
          </table:table-cell>
          <table:table-cell table:formula="of:=IF(LEN([.Z350])=0;[.Z351];[.Z350])">
            <text:p/>
          </table:table-cell>
          <table:table-cell table:formula="of:=IF(LEN([.AA350])=0;[.AA351];[.AA350])">
            <text:p/>
          </table:table-cell>
          <table:table-cell table:formula="of:=IF(LEN([.I350])&gt;0;[.I350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0]=1;[.H351];IF([.H351]=[.L350];[.L350];&quot;X&quot;))" office:value-type="float" office:value="0" calcext:value-type="float">
            <text:p>0</text:p>
          </table:table-cell>
          <table:table-cell table:formula="of:=IF([.A351]=[.A352];0;1)" office:value-type="float" office:value="0" calcext:value-type="float">
            <text:p>0</text:p>
          </table:table-cell>
          <table:table-cell table:formula="of:=DATE(MID([.G351];7;4);MID([.G351];1;2);MID([.G351];4;2))" office:value-type="string" office:string-value="" calcext:value-type="error">
            <text:p>#VALUE!</text:p>
          </table:table-cell>
          <table:table-cell table:formula="of:=ORG.OPENOFFICE.YEARS([.N351];[.$N$1];0)" office:value-type="string" office:string-value="" calcext:value-type="error">
            <text:p>#VALUE!</text:p>
          </table:table-cell>
          <table:table-cell table:formula="of:=IF([.A351]=[.A350];MIN([.O351];[.P350]);[.O351])" office:value-type="string" office:string-value="" calcext:value-type="error">
            <text:p>#VALUE!</text:p>
          </table:table-cell>
          <table:table-cell table:formula="of:=IF([.A351]=[.A350];MAX([.O351];[.Q350]);[.P351])" office:value-type="string" office:string-value="" calcext:value-type="error">
            <text:p>#VALUE!</text:p>
          </table:table-cell>
          <table:table-cell table:formula="of:=IF(AND([.Q351]&gt;=0;[.Q351]&lt;[.$R$1]);&quot;J&quot;;&quot;&quot;)" office:value-type="string" office:string-value="" calcext:value-type="error">
            <text:p>#VALUE!</text:p>
          </table:table-cell>
          <table:table-cell table:formula="of:=IF([.P351]&gt;=[.$S$1];&quot;V&quot;;&quot;&quot;)" office:value-type="string" office:string-value="" calcext:value-type="error">
            <text:p>#VALUE!</text:p>
          </table:table-cell>
          <table:table-cell table:formula="of:=IF([.P351]&gt;=[.$T$1];&quot;SV&quot;;&quot;&quot;)" office:value-type="string" office:string-value="" calcext:value-type="error">
            <text:p>#VALUE!</text:p>
          </table:table-cell>
          <table:table-cell table:formula="of:=IF([.P351]&gt;=[.$U$1];&quot;UV&quot;;&quot;&quot;)" office:value-type="string" office:string-value="" calcext:value-type="error">
            <text:p>#VALUE!</text:p>
          </table:table-cell>
          <table:table-cell table:formula="of:=IF([.M351]=1;[.L351]&amp;&quot;O&quot;&amp;IF(LEN([.R351])&gt;0;&quot;,&quot;&amp;[.L351]&amp;[.R351];&quot;&quot;)&amp;IF(LEN([.S351])&gt;0;&quot;,&quot;&amp;[.L351]&amp;[.S351];&quot;&quot;)&amp;IF(LEN([.T351])&gt;0;&quot;,&quot;&amp;[.L351]&amp;[.T351];&quot;&quot;)&amp;IF(LEN([.U351])&gt;0;&quot;,&quot;&amp;[.L351]&amp;[.U351];&quot;&quot;)&amp;IF(LEN([.C351])&gt;0;&quot;,&quot;&amp;[.C351];&quot;&quot;);&quot;&quot;)">
            <text:p/>
          </table:table-cell>
          <table:table-cell table:formula="of:=[.E351]&amp;&quot; &quot;&amp;[.F351]" office:value-type="string" office:string-value=" " calcext:value-type="string">
            <text:p><text:s/></text:p>
          </table:table-cell>
          <table:table-cell table:formula="of:=MID([.G351];7;4)&amp;&quot;-&quot;&amp;MID([.G351];1;2)&amp;&quot;-&quot;&amp;MID([.G351];4;2)" office:value-type="string" office:string-value="--" calcext:value-type="string">
            <text:p>--</text:p>
          </table:table-cell>
          <table:table-cell table:formula="of:=IF(LEN([.V351])=0;[.V352];[.V351])">
            <text:p/>
          </table:table-cell>
          <table:table-cell table:formula="of:=IF(LEN([.Y351])=0;[.Y352];[.Y351])">
            <text:p/>
          </table:table-cell>
          <table:table-cell table:formula="of:=IF(LEN([.Z351])=0;[.Z352];[.Z351])">
            <text:p/>
          </table:table-cell>
          <table:table-cell table:formula="of:=IF(LEN([.AA351])=0;[.AA352];[.AA351])">
            <text:p/>
          </table:table-cell>
          <table:table-cell table:formula="of:=IF(LEN([.I351])&gt;0;[.I351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1]=1;[.H352];IF([.H352]=[.L351];[.L351];&quot;X&quot;))" office:value-type="float" office:value="0" calcext:value-type="float">
            <text:p>0</text:p>
          </table:table-cell>
          <table:table-cell table:formula="of:=IF([.A352]=[.A353];0;1)" office:value-type="float" office:value="0" calcext:value-type="float">
            <text:p>0</text:p>
          </table:table-cell>
          <table:table-cell table:formula="of:=DATE(MID([.G352];7;4);MID([.G352];1;2);MID([.G352];4;2))" office:value-type="string" office:string-value="" calcext:value-type="error">
            <text:p>#VALUE!</text:p>
          </table:table-cell>
          <table:table-cell table:formula="of:=ORG.OPENOFFICE.YEARS([.N352];[.$N$1];0)" office:value-type="string" office:string-value="" calcext:value-type="error">
            <text:p>#VALUE!</text:p>
          </table:table-cell>
          <table:table-cell table:formula="of:=IF([.A352]=[.A351];MIN([.O352];[.P351]);[.O352])" office:value-type="string" office:string-value="" calcext:value-type="error">
            <text:p>#VALUE!</text:p>
          </table:table-cell>
          <table:table-cell table:formula="of:=IF([.A352]=[.A351];MAX([.O352];[.Q351]);[.P352])" office:value-type="string" office:string-value="" calcext:value-type="error">
            <text:p>#VALUE!</text:p>
          </table:table-cell>
          <table:table-cell table:formula="of:=IF(AND([.Q352]&gt;=0;[.Q352]&lt;[.$R$1]);&quot;J&quot;;&quot;&quot;)" office:value-type="string" office:string-value="" calcext:value-type="error">
            <text:p>#VALUE!</text:p>
          </table:table-cell>
          <table:table-cell table:formula="of:=IF([.P352]&gt;=[.$S$1];&quot;V&quot;;&quot;&quot;)" office:value-type="string" office:string-value="" calcext:value-type="error">
            <text:p>#VALUE!</text:p>
          </table:table-cell>
          <table:table-cell table:formula="of:=IF([.P352]&gt;=[.$T$1];&quot;SV&quot;;&quot;&quot;)" office:value-type="string" office:string-value="" calcext:value-type="error">
            <text:p>#VALUE!</text:p>
          </table:table-cell>
          <table:table-cell table:formula="of:=IF([.P352]&gt;=[.$U$1];&quot;UV&quot;;&quot;&quot;)" office:value-type="string" office:string-value="" calcext:value-type="error">
            <text:p>#VALUE!</text:p>
          </table:table-cell>
          <table:table-cell table:formula="of:=IF([.M352]=1;[.L352]&amp;&quot;O&quot;&amp;IF(LEN([.R352])&gt;0;&quot;,&quot;&amp;[.L352]&amp;[.R352];&quot;&quot;)&amp;IF(LEN([.S352])&gt;0;&quot;,&quot;&amp;[.L352]&amp;[.S352];&quot;&quot;)&amp;IF(LEN([.T352])&gt;0;&quot;,&quot;&amp;[.L352]&amp;[.T352];&quot;&quot;)&amp;IF(LEN([.U352])&gt;0;&quot;,&quot;&amp;[.L352]&amp;[.U352];&quot;&quot;)&amp;IF(LEN([.C352])&gt;0;&quot;,&quot;&amp;[.C352];&quot;&quot;);&quot;&quot;)">
            <text:p/>
          </table:table-cell>
          <table:table-cell table:formula="of:=[.E352]&amp;&quot; &quot;&amp;[.F352]" office:value-type="string" office:string-value=" " calcext:value-type="string">
            <text:p><text:s/></text:p>
          </table:table-cell>
          <table:table-cell table:formula="of:=MID([.G352];7;4)&amp;&quot;-&quot;&amp;MID([.G352];1;2)&amp;&quot;-&quot;&amp;MID([.G352];4;2)" office:value-type="string" office:string-value="--" calcext:value-type="string">
            <text:p>--</text:p>
          </table:table-cell>
          <table:table-cell table:formula="of:=IF(LEN([.V352])=0;[.V353];[.V352])">
            <text:p/>
          </table:table-cell>
          <table:table-cell table:formula="of:=IF(LEN([.Y352])=0;[.Y353];[.Y352])">
            <text:p/>
          </table:table-cell>
          <table:table-cell table:formula="of:=IF(LEN([.Z352])=0;[.Z353];[.Z352])">
            <text:p/>
          </table:table-cell>
          <table:table-cell table:formula="of:=IF(LEN([.AA352])=0;[.AA353];[.AA352])">
            <text:p/>
          </table:table-cell>
          <table:table-cell table:formula="of:=IF(LEN([.I352])&gt;0;[.I352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2]=1;[.H353];IF([.H353]=[.L352];[.L352];&quot;X&quot;))" office:value-type="float" office:value="0" calcext:value-type="float">
            <text:p>0</text:p>
          </table:table-cell>
          <table:table-cell table:formula="of:=IF([.A353]=[.A354];0;1)" office:value-type="float" office:value="0" calcext:value-type="float">
            <text:p>0</text:p>
          </table:table-cell>
          <table:table-cell table:formula="of:=DATE(MID([.G353];7;4);MID([.G353];1;2);MID([.G353];4;2))" office:value-type="string" office:string-value="" calcext:value-type="error">
            <text:p>#VALUE!</text:p>
          </table:table-cell>
          <table:table-cell table:formula="of:=ORG.OPENOFFICE.YEARS([.N353];[.$N$1];0)" office:value-type="string" office:string-value="" calcext:value-type="error">
            <text:p>#VALUE!</text:p>
          </table:table-cell>
          <table:table-cell table:formula="of:=IF([.A353]=[.A352];MIN([.O353];[.P352]);[.O353])" office:value-type="string" office:string-value="" calcext:value-type="error">
            <text:p>#VALUE!</text:p>
          </table:table-cell>
          <table:table-cell table:formula="of:=IF([.A353]=[.A352];MAX([.O353];[.Q352]);[.P353])" office:value-type="string" office:string-value="" calcext:value-type="error">
            <text:p>#VALUE!</text:p>
          </table:table-cell>
          <table:table-cell table:formula="of:=IF(AND([.Q353]&gt;=0;[.Q353]&lt;[.$R$1]);&quot;J&quot;;&quot;&quot;)" office:value-type="string" office:string-value="" calcext:value-type="error">
            <text:p>#VALUE!</text:p>
          </table:table-cell>
          <table:table-cell table:formula="of:=IF([.P353]&gt;=[.$S$1];&quot;V&quot;;&quot;&quot;)" office:value-type="string" office:string-value="" calcext:value-type="error">
            <text:p>#VALUE!</text:p>
          </table:table-cell>
          <table:table-cell table:formula="of:=IF([.P353]&gt;=[.$T$1];&quot;SV&quot;;&quot;&quot;)" office:value-type="string" office:string-value="" calcext:value-type="error">
            <text:p>#VALUE!</text:p>
          </table:table-cell>
          <table:table-cell table:formula="of:=IF([.P353]&gt;=[.$U$1];&quot;UV&quot;;&quot;&quot;)" office:value-type="string" office:string-value="" calcext:value-type="error">
            <text:p>#VALUE!</text:p>
          </table:table-cell>
          <table:table-cell table:formula="of:=IF([.M353]=1;[.L353]&amp;&quot;O&quot;&amp;IF(LEN([.R353])&gt;0;&quot;,&quot;&amp;[.L353]&amp;[.R353];&quot;&quot;)&amp;IF(LEN([.S353])&gt;0;&quot;,&quot;&amp;[.L353]&amp;[.S353];&quot;&quot;)&amp;IF(LEN([.T353])&gt;0;&quot;,&quot;&amp;[.L353]&amp;[.T353];&quot;&quot;)&amp;IF(LEN([.U353])&gt;0;&quot;,&quot;&amp;[.L353]&amp;[.U353];&quot;&quot;)&amp;IF(LEN([.C353])&gt;0;&quot;,&quot;&amp;[.C353];&quot;&quot;);&quot;&quot;)">
            <text:p/>
          </table:table-cell>
          <table:table-cell table:formula="of:=[.E353]&amp;&quot; &quot;&amp;[.F353]" office:value-type="string" office:string-value=" " calcext:value-type="string">
            <text:p><text:s/></text:p>
          </table:table-cell>
          <table:table-cell table:formula="of:=MID([.G353];7;4)&amp;&quot;-&quot;&amp;MID([.G353];1;2)&amp;&quot;-&quot;&amp;MID([.G353];4;2)" office:value-type="string" office:string-value="--" calcext:value-type="string">
            <text:p>--</text:p>
          </table:table-cell>
          <table:table-cell table:formula="of:=IF(LEN([.V353])=0;[.V354];[.V353])">
            <text:p/>
          </table:table-cell>
          <table:table-cell table:formula="of:=IF(LEN([.Y353])=0;[.Y354];[.Y353])">
            <text:p/>
          </table:table-cell>
          <table:table-cell table:formula="of:=IF(LEN([.Z353])=0;[.Z354];[.Z353])">
            <text:p/>
          </table:table-cell>
          <table:table-cell table:formula="of:=IF(LEN([.AA353])=0;[.AA354];[.AA353])">
            <text:p/>
          </table:table-cell>
          <table:table-cell table:formula="of:=IF(LEN([.I353])&gt;0;[.I353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3]=1;[.H354];IF([.H354]=[.L353];[.L353];&quot;X&quot;))" office:value-type="float" office:value="0" calcext:value-type="float">
            <text:p>0</text:p>
          </table:table-cell>
          <table:table-cell table:formula="of:=IF([.A354]=[.A355];0;1)" office:value-type="float" office:value="0" calcext:value-type="float">
            <text:p>0</text:p>
          </table:table-cell>
          <table:table-cell table:formula="of:=DATE(MID([.G354];7;4);MID([.G354];1;2);MID([.G354];4;2))" office:value-type="string" office:string-value="" calcext:value-type="error">
            <text:p>#VALUE!</text:p>
          </table:table-cell>
          <table:table-cell table:formula="of:=ORG.OPENOFFICE.YEARS([.N354];[.$N$1];0)" office:value-type="string" office:string-value="" calcext:value-type="error">
            <text:p>#VALUE!</text:p>
          </table:table-cell>
          <table:table-cell table:formula="of:=IF([.A354]=[.A353];MIN([.O354];[.P353]);[.O354])" office:value-type="string" office:string-value="" calcext:value-type="error">
            <text:p>#VALUE!</text:p>
          </table:table-cell>
          <table:table-cell table:formula="of:=IF([.A354]=[.A353];MAX([.O354];[.Q353]);[.P354])" office:value-type="string" office:string-value="" calcext:value-type="error">
            <text:p>#VALUE!</text:p>
          </table:table-cell>
          <table:table-cell table:formula="of:=IF(AND([.Q354]&gt;=0;[.Q354]&lt;[.$R$1]);&quot;J&quot;;&quot;&quot;)" office:value-type="string" office:string-value="" calcext:value-type="error">
            <text:p>#VALUE!</text:p>
          </table:table-cell>
          <table:table-cell table:formula="of:=IF([.P354]&gt;=[.$S$1];&quot;V&quot;;&quot;&quot;)" office:value-type="string" office:string-value="" calcext:value-type="error">
            <text:p>#VALUE!</text:p>
          </table:table-cell>
          <table:table-cell table:formula="of:=IF([.P354]&gt;=[.$T$1];&quot;SV&quot;;&quot;&quot;)" office:value-type="string" office:string-value="" calcext:value-type="error">
            <text:p>#VALUE!</text:p>
          </table:table-cell>
          <table:table-cell table:formula="of:=IF([.P354]&gt;=[.$U$1];&quot;UV&quot;;&quot;&quot;)" office:value-type="string" office:string-value="" calcext:value-type="error">
            <text:p>#VALUE!</text:p>
          </table:table-cell>
          <table:table-cell table:formula="of:=IF([.M354]=1;[.L354]&amp;&quot;O&quot;&amp;IF(LEN([.R354])&gt;0;&quot;,&quot;&amp;[.L354]&amp;[.R354];&quot;&quot;)&amp;IF(LEN([.S354])&gt;0;&quot;,&quot;&amp;[.L354]&amp;[.S354];&quot;&quot;)&amp;IF(LEN([.T354])&gt;0;&quot;,&quot;&amp;[.L354]&amp;[.T354];&quot;&quot;)&amp;IF(LEN([.U354])&gt;0;&quot;,&quot;&amp;[.L354]&amp;[.U354];&quot;&quot;)&amp;IF(LEN([.C354])&gt;0;&quot;,&quot;&amp;[.C354];&quot;&quot;);&quot;&quot;)">
            <text:p/>
          </table:table-cell>
          <table:table-cell table:formula="of:=[.E354]&amp;&quot; &quot;&amp;[.F354]" office:value-type="string" office:string-value=" " calcext:value-type="string">
            <text:p><text:s/></text:p>
          </table:table-cell>
          <table:table-cell table:formula="of:=MID([.G354];7;4)&amp;&quot;-&quot;&amp;MID([.G354];1;2)&amp;&quot;-&quot;&amp;MID([.G354];4;2)" office:value-type="string" office:string-value="--" calcext:value-type="string">
            <text:p>--</text:p>
          </table:table-cell>
          <table:table-cell table:formula="of:=IF(LEN([.V354])=0;[.V355];[.V354])">
            <text:p/>
          </table:table-cell>
          <table:table-cell table:formula="of:=IF(LEN([.Y354])=0;[.Y355];[.Y354])">
            <text:p/>
          </table:table-cell>
          <table:table-cell table:formula="of:=IF(LEN([.Z354])=0;[.Z355];[.Z354])">
            <text:p/>
          </table:table-cell>
          <table:table-cell table:formula="of:=IF(LEN([.AA354])=0;[.AA355];[.AA354])">
            <text:p/>
          </table:table-cell>
          <table:table-cell table:formula="of:=IF(LEN([.I354])&gt;0;[.I354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4]=1;[.H355];IF([.H355]=[.L354];[.L354];&quot;X&quot;))" office:value-type="float" office:value="0" calcext:value-type="float">
            <text:p>0</text:p>
          </table:table-cell>
          <table:table-cell table:formula="of:=IF([.A355]=[.A356];0;1)" office:value-type="float" office:value="0" calcext:value-type="float">
            <text:p>0</text:p>
          </table:table-cell>
          <table:table-cell table:formula="of:=DATE(MID([.G355];7;4);MID([.G355];1;2);MID([.G355];4;2))" office:value-type="string" office:string-value="" calcext:value-type="error">
            <text:p>#VALUE!</text:p>
          </table:table-cell>
          <table:table-cell table:formula="of:=ORG.OPENOFFICE.YEARS([.N355];[.$N$1];0)" office:value-type="string" office:string-value="" calcext:value-type="error">
            <text:p>#VALUE!</text:p>
          </table:table-cell>
          <table:table-cell table:formula="of:=IF([.A355]=[.A354];MIN([.O355];[.P354]);[.O355])" office:value-type="string" office:string-value="" calcext:value-type="error">
            <text:p>#VALUE!</text:p>
          </table:table-cell>
          <table:table-cell table:formula="of:=IF([.A355]=[.A354];MAX([.O355];[.Q354]);[.P355])" office:value-type="string" office:string-value="" calcext:value-type="error">
            <text:p>#VALUE!</text:p>
          </table:table-cell>
          <table:table-cell table:formula="of:=IF(AND([.Q355]&gt;=0;[.Q355]&lt;[.$R$1]);&quot;J&quot;;&quot;&quot;)" office:value-type="string" office:string-value="" calcext:value-type="error">
            <text:p>#VALUE!</text:p>
          </table:table-cell>
          <table:table-cell table:formula="of:=IF([.P355]&gt;=[.$S$1];&quot;V&quot;;&quot;&quot;)" office:value-type="string" office:string-value="" calcext:value-type="error">
            <text:p>#VALUE!</text:p>
          </table:table-cell>
          <table:table-cell table:formula="of:=IF([.P355]&gt;=[.$T$1];&quot;SV&quot;;&quot;&quot;)" office:value-type="string" office:string-value="" calcext:value-type="error">
            <text:p>#VALUE!</text:p>
          </table:table-cell>
          <table:table-cell table:formula="of:=IF([.P355]&gt;=[.$U$1];&quot;UV&quot;;&quot;&quot;)" office:value-type="string" office:string-value="" calcext:value-type="error">
            <text:p>#VALUE!</text:p>
          </table:table-cell>
          <table:table-cell table:formula="of:=IF([.M355]=1;[.L355]&amp;&quot;O&quot;&amp;IF(LEN([.R355])&gt;0;&quot;,&quot;&amp;[.L355]&amp;[.R355];&quot;&quot;)&amp;IF(LEN([.S355])&gt;0;&quot;,&quot;&amp;[.L355]&amp;[.S355];&quot;&quot;)&amp;IF(LEN([.T355])&gt;0;&quot;,&quot;&amp;[.L355]&amp;[.T355];&quot;&quot;)&amp;IF(LEN([.U355])&gt;0;&quot;,&quot;&amp;[.L355]&amp;[.U355];&quot;&quot;)&amp;IF(LEN([.C355])&gt;0;&quot;,&quot;&amp;[.C355];&quot;&quot;);&quot;&quot;)">
            <text:p/>
          </table:table-cell>
          <table:table-cell table:formula="of:=[.E355]&amp;&quot; &quot;&amp;[.F355]" office:value-type="string" office:string-value=" " calcext:value-type="string">
            <text:p><text:s/></text:p>
          </table:table-cell>
          <table:table-cell table:formula="of:=MID([.G355];7;4)&amp;&quot;-&quot;&amp;MID([.G355];1;2)&amp;&quot;-&quot;&amp;MID([.G355];4;2)" office:value-type="string" office:string-value="--" calcext:value-type="string">
            <text:p>--</text:p>
          </table:table-cell>
          <table:table-cell table:formula="of:=IF(LEN([.V355])=0;[.V356];[.V355])">
            <text:p/>
          </table:table-cell>
          <table:table-cell table:formula="of:=IF(LEN([.Y355])=0;[.Y356];[.Y355])">
            <text:p/>
          </table:table-cell>
          <table:table-cell table:formula="of:=IF(LEN([.Z355])=0;[.Z356];[.Z355])">
            <text:p/>
          </table:table-cell>
          <table:table-cell table:formula="of:=IF(LEN([.AA355])=0;[.AA356];[.AA355])">
            <text:p/>
          </table:table-cell>
          <table:table-cell table:formula="of:=IF(LEN([.I355])&gt;0;[.I355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5]=1;[.H356];IF([.H356]=[.L355];[.L355];&quot;X&quot;))" office:value-type="float" office:value="0" calcext:value-type="float">
            <text:p>0</text:p>
          </table:table-cell>
          <table:table-cell table:formula="of:=IF([.A356]=[.A357];0;1)" office:value-type="float" office:value="0" calcext:value-type="float">
            <text:p>0</text:p>
          </table:table-cell>
          <table:table-cell table:formula="of:=DATE(MID([.G356];7;4);MID([.G356];1;2);MID([.G356];4;2))" office:value-type="string" office:string-value="" calcext:value-type="error">
            <text:p>#VALUE!</text:p>
          </table:table-cell>
          <table:table-cell table:formula="of:=ORG.OPENOFFICE.YEARS([.N356];[.$N$1];0)" office:value-type="string" office:string-value="" calcext:value-type="error">
            <text:p>#VALUE!</text:p>
          </table:table-cell>
          <table:table-cell table:formula="of:=IF([.A356]=[.A355];MIN([.O356];[.P355]);[.O356])" office:value-type="string" office:string-value="" calcext:value-type="error">
            <text:p>#VALUE!</text:p>
          </table:table-cell>
          <table:table-cell table:formula="of:=IF([.A356]=[.A355];MAX([.O356];[.Q355]);[.P356])" office:value-type="string" office:string-value="" calcext:value-type="error">
            <text:p>#VALUE!</text:p>
          </table:table-cell>
          <table:table-cell table:formula="of:=IF(AND([.Q356]&gt;=0;[.Q356]&lt;[.$R$1]);&quot;J&quot;;&quot;&quot;)" office:value-type="string" office:string-value="" calcext:value-type="error">
            <text:p>#VALUE!</text:p>
          </table:table-cell>
          <table:table-cell table:formula="of:=IF([.P356]&gt;=[.$S$1];&quot;V&quot;;&quot;&quot;)" office:value-type="string" office:string-value="" calcext:value-type="error">
            <text:p>#VALUE!</text:p>
          </table:table-cell>
          <table:table-cell table:formula="of:=IF([.P356]&gt;=[.$T$1];&quot;SV&quot;;&quot;&quot;)" office:value-type="string" office:string-value="" calcext:value-type="error">
            <text:p>#VALUE!</text:p>
          </table:table-cell>
          <table:table-cell table:formula="of:=IF([.P356]&gt;=[.$U$1];&quot;UV&quot;;&quot;&quot;)" office:value-type="string" office:string-value="" calcext:value-type="error">
            <text:p>#VALUE!</text:p>
          </table:table-cell>
          <table:table-cell table:formula="of:=IF([.M356]=1;[.L356]&amp;&quot;O&quot;&amp;IF(LEN([.R356])&gt;0;&quot;,&quot;&amp;[.L356]&amp;[.R356];&quot;&quot;)&amp;IF(LEN([.S356])&gt;0;&quot;,&quot;&amp;[.L356]&amp;[.S356];&quot;&quot;)&amp;IF(LEN([.T356])&gt;0;&quot;,&quot;&amp;[.L356]&amp;[.T356];&quot;&quot;)&amp;IF(LEN([.U356])&gt;0;&quot;,&quot;&amp;[.L356]&amp;[.U356];&quot;&quot;)&amp;IF(LEN([.C356])&gt;0;&quot;,&quot;&amp;[.C356];&quot;&quot;);&quot;&quot;)">
            <text:p/>
          </table:table-cell>
          <table:table-cell table:formula="of:=[.E356]&amp;&quot; &quot;&amp;[.F356]" office:value-type="string" office:string-value=" " calcext:value-type="string">
            <text:p><text:s/></text:p>
          </table:table-cell>
          <table:table-cell table:formula="of:=MID([.G356];7;4)&amp;&quot;-&quot;&amp;MID([.G356];1;2)&amp;&quot;-&quot;&amp;MID([.G356];4;2)" office:value-type="string" office:string-value="--" calcext:value-type="string">
            <text:p>--</text:p>
          </table:table-cell>
          <table:table-cell table:formula="of:=IF(LEN([.V356])=0;[.V357];[.V356])">
            <text:p/>
          </table:table-cell>
          <table:table-cell table:formula="of:=IF(LEN([.Y356])=0;[.Y357];[.Y356])">
            <text:p/>
          </table:table-cell>
          <table:table-cell table:formula="of:=IF(LEN([.Z356])=0;[.Z357];[.Z356])">
            <text:p/>
          </table:table-cell>
          <table:table-cell table:formula="of:=IF(LEN([.AA356])=0;[.AA357];[.AA356])">
            <text:p/>
          </table:table-cell>
          <table:table-cell table:formula="of:=IF(LEN([.I356])&gt;0;[.I356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6]=1;[.H357];IF([.H357]=[.L356];[.L356];&quot;X&quot;))" office:value-type="float" office:value="0" calcext:value-type="float">
            <text:p>0</text:p>
          </table:table-cell>
          <table:table-cell table:formula="of:=IF([.A357]=[.A358];0;1)" office:value-type="float" office:value="0" calcext:value-type="float">
            <text:p>0</text:p>
          </table:table-cell>
          <table:table-cell table:formula="of:=DATE(MID([.G357];7;4);MID([.G357];1;2);MID([.G357];4;2))" office:value-type="string" office:string-value="" calcext:value-type="error">
            <text:p>#VALUE!</text:p>
          </table:table-cell>
          <table:table-cell table:formula="of:=ORG.OPENOFFICE.YEARS([.N357];[.$N$1];0)" office:value-type="string" office:string-value="" calcext:value-type="error">
            <text:p>#VALUE!</text:p>
          </table:table-cell>
          <table:table-cell table:formula="of:=IF([.A357]=[.A356];MIN([.O357];[.P356]);[.O357])" office:value-type="string" office:string-value="" calcext:value-type="error">
            <text:p>#VALUE!</text:p>
          </table:table-cell>
          <table:table-cell table:formula="of:=IF([.A357]=[.A356];MAX([.O357];[.Q356]);[.P357])" office:value-type="string" office:string-value="" calcext:value-type="error">
            <text:p>#VALUE!</text:p>
          </table:table-cell>
          <table:table-cell table:formula="of:=IF(AND([.Q357]&gt;=0;[.Q357]&lt;[.$R$1]);&quot;J&quot;;&quot;&quot;)" office:value-type="string" office:string-value="" calcext:value-type="error">
            <text:p>#VALUE!</text:p>
          </table:table-cell>
          <table:table-cell table:formula="of:=IF([.P357]&gt;=[.$S$1];&quot;V&quot;;&quot;&quot;)" office:value-type="string" office:string-value="" calcext:value-type="error">
            <text:p>#VALUE!</text:p>
          </table:table-cell>
          <table:table-cell table:formula="of:=IF([.P357]&gt;=[.$T$1];&quot;SV&quot;;&quot;&quot;)" office:value-type="string" office:string-value="" calcext:value-type="error">
            <text:p>#VALUE!</text:p>
          </table:table-cell>
          <table:table-cell table:formula="of:=IF([.P357]&gt;=[.$U$1];&quot;UV&quot;;&quot;&quot;)" office:value-type="string" office:string-value="" calcext:value-type="error">
            <text:p>#VALUE!</text:p>
          </table:table-cell>
          <table:table-cell table:formula="of:=IF([.M357]=1;[.L357]&amp;&quot;O&quot;&amp;IF(LEN([.R357])&gt;0;&quot;,&quot;&amp;[.L357]&amp;[.R357];&quot;&quot;)&amp;IF(LEN([.S357])&gt;0;&quot;,&quot;&amp;[.L357]&amp;[.S357];&quot;&quot;)&amp;IF(LEN([.T357])&gt;0;&quot;,&quot;&amp;[.L357]&amp;[.T357];&quot;&quot;)&amp;IF(LEN([.U357])&gt;0;&quot;,&quot;&amp;[.L357]&amp;[.U357];&quot;&quot;)&amp;IF(LEN([.C357])&gt;0;&quot;,&quot;&amp;[.C357];&quot;&quot;);&quot;&quot;)">
            <text:p/>
          </table:table-cell>
          <table:table-cell table:formula="of:=[.E357]&amp;&quot; &quot;&amp;[.F357]" office:value-type="string" office:string-value=" " calcext:value-type="string">
            <text:p><text:s/></text:p>
          </table:table-cell>
          <table:table-cell table:formula="of:=MID([.G357];7;4)&amp;&quot;-&quot;&amp;MID([.G357];1;2)&amp;&quot;-&quot;&amp;MID([.G357];4;2)" office:value-type="string" office:string-value="--" calcext:value-type="string">
            <text:p>--</text:p>
          </table:table-cell>
          <table:table-cell table:formula="of:=IF(LEN([.V357])=0;[.V358];[.V357])">
            <text:p/>
          </table:table-cell>
          <table:table-cell table:formula="of:=IF(LEN([.Y357])=0;[.Y358];[.Y357])">
            <text:p/>
          </table:table-cell>
          <table:table-cell table:formula="of:=IF(LEN([.Z357])=0;[.Z358];[.Z357])">
            <text:p/>
          </table:table-cell>
          <table:table-cell table:formula="of:=IF(LEN([.AA357])=0;[.AA358];[.AA357])" office:value-type="float" office:value="0" calcext:value-type="float">
            <text:p>0</text:p>
          </table:table-cell>
          <table:table-cell table:formula="of:=IF(LEN([.I357])&gt;0;[.I357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7]=1;[.H358];IF([.H358]=[.L357];[.L357];&quot;X&quot;))" office:value-type="float" office:value="0" calcext:value-type="float">
            <text:p>0</text:p>
          </table:table-cell>
          <table:table-cell table:formula="of:=IF([.A358]=[.A359];0;1)" office:value-type="float" office:value="0" calcext:value-type="float">
            <text:p>0</text:p>
          </table:table-cell>
          <table:table-cell table:formula="of:=DATE(MID([.G358];7;4);MID([.G358];1;2);MID([.G358];4;2))" office:value-type="string" office:string-value="" calcext:value-type="error">
            <text:p>#VALUE!</text:p>
          </table:table-cell>
          <table:table-cell table:formula="of:=ORG.OPENOFFICE.YEARS([.N358];[.$N$1];0)" office:value-type="string" office:string-value="" calcext:value-type="error">
            <text:p>#VALUE!</text:p>
          </table:table-cell>
          <table:table-cell table:formula="of:=IF([.A358]=[.A357];MIN([.O358];[.P357]);[.O358])" office:value-type="string" office:string-value="" calcext:value-type="error">
            <text:p>#VALUE!</text:p>
          </table:table-cell>
          <table:table-cell table:formula="of:=IF([.A358]=[.A357];MAX([.O358];[.Q357]);[.P358])" office:value-type="string" office:string-value="" calcext:value-type="error">
            <text:p>#VALUE!</text:p>
          </table:table-cell>
          <table:table-cell table:formula="of:=IF(AND([.Q358]&gt;=0;[.Q358]&lt;[.$R$1]);&quot;J&quot;;&quot;&quot;)" office:value-type="string" office:string-value="" calcext:value-type="error">
            <text:p>#VALUE!</text:p>
          </table:table-cell>
          <table:table-cell table:formula="of:=IF([.P358]&gt;=[.$S$1];&quot;V&quot;;&quot;&quot;)" office:value-type="string" office:string-value="" calcext:value-type="error">
            <text:p>#VALUE!</text:p>
          </table:table-cell>
          <table:table-cell table:formula="of:=IF([.P358]&gt;=[.$T$1];&quot;SV&quot;;&quot;&quot;)" office:value-type="string" office:string-value="" calcext:value-type="error">
            <text:p>#VALUE!</text:p>
          </table:table-cell>
          <table:table-cell table:formula="of:=IF([.P358]&gt;=[.$U$1];&quot;UV&quot;;&quot;&quot;)" office:value-type="string" office:string-value="" calcext:value-type="error">
            <text:p>#VALUE!</text:p>
          </table:table-cell>
          <table:table-cell table:formula="of:=IF([.M358]=1;[.L358]&amp;&quot;O&quot;&amp;IF(LEN([.R358])&gt;0;&quot;,&quot;&amp;[.L358]&amp;[.R358];&quot;&quot;)&amp;IF(LEN([.S358])&gt;0;&quot;,&quot;&amp;[.L358]&amp;[.S358];&quot;&quot;)&amp;IF(LEN([.T358])&gt;0;&quot;,&quot;&amp;[.L358]&amp;[.T358];&quot;&quot;)&amp;IF(LEN([.U358])&gt;0;&quot;,&quot;&amp;[.L358]&amp;[.U358];&quot;&quot;)&amp;IF(LEN([.C358])&gt;0;&quot;,&quot;&amp;[.C358];&quot;&quot;);&quot;&quot;)">
            <text:p/>
          </table:table-cell>
          <table:table-cell table:formula="of:=[.E358]&amp;&quot; &quot;&amp;[.F358]" office:value-type="string" office:string-value=" " calcext:value-type="string">
            <text:p><text:s/></text:p>
          </table:table-cell>
          <table:table-cell table:formula="of:=MID([.G358];7;4)&amp;&quot;-&quot;&amp;MID([.G358];1;2)&amp;&quot;-&quot;&amp;MID([.G358];4;2)" office:value-type="string" office:string-value="--" calcext:value-type="string">
            <text:p>--</text:p>
          </table:table-cell>
          <table:table-cell table:formula="of:=IF(LEN([.V358])=0;[.V359];[.V358])">
            <text:p/>
          </table:table-cell>
          <table:table-cell table:formula="of:=IF(LEN([.Y358])=0;[.Y359];[.Y358])">
            <text:p/>
          </table:table-cell>
          <table:table-cell table:formula="of:=IF(LEN([.Z358])=0;[.Z359];[.Z358])" office:value-type="float" office:value="0" calcext:value-type="float">
            <text:p>0</text:p>
          </table:table-cell>
          <table:table-cell table:formula="of:=IF(LEN([.AA358])=0;[.AA359];[.AA358])" office:value-type="float" office:value="0" calcext:value-type="float">
            <text:p>0</text:p>
          </table:table-cell>
          <table:table-cell table:formula="of:=IF(LEN([.I358])&gt;0;[.I358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8]=1;[.H359];IF([.H359]=[.L358];[.L358];&quot;X&quot;))" office:value-type="float" office:value="0" calcext:value-type="float">
            <text:p>0</text:p>
          </table:table-cell>
          <table:table-cell table:formula="of:=IF([.A359]=[.A360];0;1)" office:value-type="float" office:value="0" calcext:value-type="float">
            <text:p>0</text:p>
          </table:table-cell>
          <table:table-cell table:formula="of:=DATE(MID([.G359];7;4);MID([.G359];1;2);MID([.G359];4;2))" office:value-type="string" office:string-value="" calcext:value-type="error">
            <text:p>#VALUE!</text:p>
          </table:table-cell>
          <table:table-cell table:formula="of:=ORG.OPENOFFICE.YEARS([.N359];[.$N$1];0)" office:value-type="string" office:string-value="" calcext:value-type="error">
            <text:p>#VALUE!</text:p>
          </table:table-cell>
          <table:table-cell table:formula="of:=IF([.A359]=[.A358];MIN([.O359];[.P358]);[.O359])" office:value-type="string" office:string-value="" calcext:value-type="error">
            <text:p>#VALUE!</text:p>
          </table:table-cell>
          <table:table-cell table:formula="of:=IF([.A359]=[.A358];MAX([.O359];[.Q358]);[.P359])" office:value-type="string" office:string-value="" calcext:value-type="error">
            <text:p>#VALUE!</text:p>
          </table:table-cell>
          <table:table-cell table:formula="of:=IF(AND([.Q359]&gt;=0;[.Q359]&lt;[.$R$1]);&quot;J&quot;;&quot;&quot;)" office:value-type="string" office:string-value="" calcext:value-type="error">
            <text:p>#VALUE!</text:p>
          </table:table-cell>
          <table:table-cell table:formula="of:=IF([.P359]&gt;=[.$S$1];&quot;V&quot;;&quot;&quot;)" office:value-type="string" office:string-value="" calcext:value-type="error">
            <text:p>#VALUE!</text:p>
          </table:table-cell>
          <table:table-cell table:formula="of:=IF([.P359]&gt;=[.$T$1];&quot;SV&quot;;&quot;&quot;)" office:value-type="string" office:string-value="" calcext:value-type="error">
            <text:p>#VALUE!</text:p>
          </table:table-cell>
          <table:table-cell table:formula="of:=IF([.P359]&gt;=[.$U$1];&quot;UV&quot;;&quot;&quot;)" office:value-type="string" office:string-value="" calcext:value-type="error">
            <text:p>#VALUE!</text:p>
          </table:table-cell>
          <table:table-cell table:formula="of:=IF([.M359]=1;[.L359]&amp;&quot;O&quot;&amp;IF(LEN([.R359])&gt;0;&quot;,&quot;&amp;[.L359]&amp;[.R359];&quot;&quot;)&amp;IF(LEN([.S359])&gt;0;&quot;,&quot;&amp;[.L359]&amp;[.S359];&quot;&quot;)&amp;IF(LEN([.T359])&gt;0;&quot;,&quot;&amp;[.L359]&amp;[.T359];&quot;&quot;)&amp;IF(LEN([.U359])&gt;0;&quot;,&quot;&amp;[.L359]&amp;[.U359];&quot;&quot;)&amp;IF(LEN([.C359])&gt;0;&quot;,&quot;&amp;[.C359];&quot;&quot;);&quot;&quot;)">
            <text:p/>
          </table:table-cell>
          <table:table-cell table:formula="of:=[.E359]&amp;&quot; &quot;&amp;[.F359]" office:value-type="string" office:string-value=" " calcext:value-type="string">
            <text:p><text:s/></text:p>
          </table:table-cell>
          <table:table-cell table:formula="of:=MID([.G359];7;4)&amp;&quot;-&quot;&amp;MID([.G359];1;2)&amp;&quot;-&quot;&amp;MID([.G359];4;2)" office:value-type="string" office:string-value="--" calcext:value-type="string">
            <text:p>--</text:p>
          </table:table-cell>
          <table:table-cell table:formula="of:=IF(LEN([.V359])=0;[.V360];[.V359])">
            <text:p/>
          </table:table-cell>
          <table:table-cell table:formula="of:=IF(LEN([.Y359])=0;[.Y360];[.Y359])" office:value-type="float" office:value="0" calcext:value-type="float">
            <text:p>0</text:p>
          </table:table-cell>
          <table:table-cell table:formula="of:=IF(LEN([.Z359])=0;[.Z360];[.Z359])" office:value-type="float" office:value="0" calcext:value-type="float">
            <text:p>0</text:p>
          </table:table-cell>
          <table:table-cell table:formula="of:=IF(LEN([.AA359])=0;[.AA360];[.AA359])" office:value-type="float" office:value="0" calcext:value-type="float">
            <text:p>0</text:p>
          </table:table-cell>
          <table:table-cell table:formula="of:=IF(LEN([.I359])&gt;0;[.I359];&quot;*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11"/>
          <table:table-cell table:formula="of:=IF([.M359]=1;[.H360];IF([.H360]=[.L359];[.L359];&quot;X&quot;))" office:value-type="float" office:value="0" calcext:value-type="float">
            <text:p>0</text:p>
          </table:table-cell>
          <table:table-cell table:formula="of:=IF([.A360]=[.A361];0;1)" office:value-type="float" office:value="0" calcext:value-type="float">
            <text:p>0</text:p>
          </table:table-cell>
          <table:table-cell table:formula="of:=DATE(MID([.G360];7;4);MID([.G360];1;2);MID([.G360];4;2))" office:value-type="string" office:string-value="" calcext:value-type="error">
            <text:p>#VALUE!</text:p>
          </table:table-cell>
          <table:table-cell table:formula="of:=ORG.OPENOFFICE.YEARS([.N360];[.$N$1];0)" office:value-type="string" office:string-value="" calcext:value-type="error">
            <text:p>#VALUE!</text:p>
          </table:table-cell>
          <table:table-cell table:formula="of:=IF([.A360]=[.A359];MIN([.O360];[.P359]);[.O360])" office:value-type="string" office:string-value="" calcext:value-type="error">
            <text:p>#VALUE!</text:p>
          </table:table-cell>
          <table:table-cell table:formula="of:=IF([.A360]=[.A359];MAX([.O360];[.Q359]);[.P360])" office:value-type="string" office:string-value="" calcext:value-type="error">
            <text:p>#VALUE!</text:p>
          </table:table-cell>
          <table:table-cell table:formula="of:=IF(AND([.Q360]&gt;=0;[.Q360]&lt;[.$R$1]);&quot;J&quot;;&quot;&quot;)" office:value-type="string" office:string-value="" calcext:value-type="error">
            <text:p>#VALUE!</text:p>
          </table:table-cell>
          <table:table-cell table:formula="of:=IF([.P360]&gt;=[.$S$1];&quot;V&quot;;&quot;&quot;)" office:value-type="string" office:string-value="" calcext:value-type="error">
            <text:p>#VALUE!</text:p>
          </table:table-cell>
          <table:table-cell table:formula="of:=IF([.P360]&gt;=[.$T$1];&quot;SV&quot;;&quot;&quot;)" office:value-type="string" office:string-value="" calcext:value-type="error">
            <text:p>#VALUE!</text:p>
          </table:table-cell>
          <table:table-cell table:formula="of:=IF([.P360]&gt;=[.$U$1];&quot;UV&quot;;&quot;&quot;)" office:value-type="string" office:string-value="" calcext:value-type="error">
            <text:p>#VALUE!</text:p>
          </table:table-cell>
          <table:table-cell table:formula="of:=IF([.M360]=1;[.L360]&amp;&quot;O&quot;&amp;IF(LEN([.R360])&gt;0;&quot;,&quot;&amp;[.L360]&amp;[.R360];&quot;&quot;)&amp;IF(LEN([.S360])&gt;0;&quot;,&quot;&amp;[.L360]&amp;[.S360];&quot;&quot;)&amp;IF(LEN([.T360])&gt;0;&quot;,&quot;&amp;[.L360]&amp;[.T360];&quot;&quot;)&amp;IF(LEN([.U360])&gt;0;&quot;,&quot;&amp;[.L360]&amp;[.U360];&quot;&quot;)&amp;IF(LEN([.C360])&gt;0;&quot;,&quot;&amp;[.C360];&quot;&quot;);&quot;&quot;)">
            <text:p/>
          </table:table-cell>
          <table:table-cell table:formula="of:=[.E360]&amp;&quot; &quot;&amp;[.F360]" office:value-type="string" office:string-value=" " calcext:value-type="string">
            <text:p><text:s/></text:p>
          </table:table-cell>
          <table:table-cell table:formula="of:=MID([.G360];7;4)&amp;&quot;-&quot;&amp;MID([.G360];1;2)&amp;&quot;-&quot;&amp;MID([.G360];4;2)" office:value-type="string" office:string-value="--" calcext:value-type="string">
            <text:p>--</text:p>
          </table:table-cell>
          <table:table-cell table:formula="of:=IF(LEN([.V360])=0;[.V361];[.V360])" office:value-type="float" office:value="0" calcext:value-type="float">
            <text:p>0</text:p>
          </table:table-cell>
          <table:table-cell table:formula="of:=IF(LEN([.Y360])=0;[.Y361];[.Y360])" office:value-type="float" office:value="0" calcext:value-type="float">
            <text:p>0</text:p>
          </table:table-cell>
          <table:table-cell table:formula="of:=IF(LEN([.Z360])=0;[.Z361];[.Z360])" office:value-type="float" office:value="0" calcext:value-type="float">
            <text:p>0</text:p>
          </table:table-cell>
          <table:table-cell table:formula="of:=IF(LEN([.AA360])=0;[.AA361];[.AA360])" office:value-type="float" office:value="0" calcext:value-type="float">
            <text:p>0</text:p>
          </table:table-cell>
          <table:table-cell table:formula="of:=IF(LEN([.I360])&gt;0;[.I360];&quot;*&quot;)" office:value-type="string" office:string-value="*" calcext:value-type="string">
            <text:p>*</text:p>
          </table:table-cell>
        </table:table-row>
      </table:table>
      <table:table table:name="Loksne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6" table:default-cell-style-name="Default"/>
        <table:table-column table:style-name="co15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bib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ub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table:formula="of:=[Loksne1.A2]" office:value-type="float" office:value="3401" calcext:value-type="float">
            <text:p>3401</text:p>
          </table:table-cell>
          <table:table-cell table:formula="of:=[Loksne1.B2]" office:value-type="string" office:string-value="Satelīti" calcext:value-type="string">
            <text:p>Satelīti</text:p>
          </table:table-cell>
          <table:table-cell table:formula="of:=[Loksne1.AB2]" office:value-type="string" office:string-value="XO,XV" calcext:value-type="string">
            <text:p>XO,XV</text:p>
          </table:table-cell>
          <table:table-cell table:formula="of:=[Loksne1.W2]" office:value-type="string" office:string-value="Ingūna Leiškalne" calcext:value-type="string">
            <text:p>Ingūna Leiškalne</text:p>
          </table:table-cell>
          <table:table-cell table:formula="of:=[Loksne1.X2]" office:value-type="string" office:string-value="1960-02-01" calcext:value-type="string">
            <text:p>1960-02-01</text:p>
          </table:table-cell>
          <table:table-cell table:formula="of:=[Loksne1.H2]" office:value-type="string" office:string-value="W" calcext:value-type="string">
            <text:p>W</text:p>
          </table:table-cell>
          <table:table-cell table:formula="of:=[Loksne1.AC2]" office:value-type="float" office:value="8100001" calcext:value-type="float">
            <text:p>8100001</text:p>
          </table:table-cell>
          <table:table-cell table:formula="of:=[Loksne1.J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]" office:value-type="float" office:value="3401" calcext:value-type="float">
            <text:p>3401</text:p>
          </table:table-cell>
          <table:table-cell table:formula="of:=[Loksne1.B3]" office:value-type="string" office:string-value="Satelīti" calcext:value-type="string">
            <text:p>Satelīti</text:p>
          </table:table-cell>
          <table:table-cell table:formula="of:=[Loksne1.AB3]" office:value-type="string" office:string-value="XO,XV" calcext:value-type="string">
            <text:p>XO,XV</text:p>
          </table:table-cell>
          <table:table-cell table:formula="of:=[Loksne1.W3]" office:value-type="string" office:string-value="Māris Jēkabsons" calcext:value-type="string">
            <text:p>Māris Jēkabsons</text:p>
          </table:table-cell>
          <table:table-cell table:formula="of:=[Loksne1.X3]" office:value-type="string" office:string-value="1964-09-18" calcext:value-type="string">
            <text:p>1964-09-18</text:p>
          </table:table-cell>
          <table:table-cell table:formula="of:=[Loksne1.H3]" office:value-type="string" office:string-value="M" calcext:value-type="string">
            <text:p>M</text:p>
          </table:table-cell>
          <table:table-cell table:formula="of:=[Loksne1.AC3]" office:value-type="float" office:value="1407507" calcext:value-type="float">
            <text:p>1407507</text:p>
          </table:table-cell>
          <table:table-cell table:formula="of:=[Loksne1.J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]" office:value-type="float" office:value="606" calcext:value-type="float">
            <text:p>606</text:p>
          </table:table-cell>
          <table:table-cell table:formula="of:=[Loksne1.B4]" office:value-type="string" office:string-value="Green Power Shoes" calcext:value-type="string">
            <text:p>Green Power Shoes</text:p>
          </table:table-cell>
          <table:table-cell table:formula="of:=[Loksne1.AB4]" office:value-type="string" office:string-value="MO,MV" calcext:value-type="string">
            <text:p>MO,MV</text:p>
          </table:table-cell>
          <table:table-cell table:formula="of:=[Loksne1.W4]" office:value-type="string" office:string-value="Gints Pētersons" calcext:value-type="string">
            <text:p>Gints Pētersons</text:p>
          </table:table-cell>
          <table:table-cell table:formula="of:=[Loksne1.X4]" office:value-type="string" office:string-value="1972-08-07" calcext:value-type="string">
            <text:p>1972-08-07</text:p>
          </table:table-cell>
          <table:table-cell table:formula="of:=[Loksne1.H4]" office:value-type="string" office:string-value="M" calcext:value-type="string">
            <text:p>M</text:p>
          </table:table-cell>
          <table:table-cell table:formula="of:=[Loksne1.AC4]" office:value-type="float" office:value="8000999" calcext:value-type="float">
            <text:p>8000999</text:p>
          </table:table-cell>
          <table:table-cell table:formula="of:=[Loksne1.J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]" office:value-type="float" office:value="606" calcext:value-type="float">
            <text:p>606</text:p>
          </table:table-cell>
          <table:table-cell table:formula="of:=[Loksne1.B5]" office:value-type="string" office:string-value="Green Power Shoes" calcext:value-type="string">
            <text:p>Green Power Shoes</text:p>
          </table:table-cell>
          <table:table-cell table:formula="of:=[Loksne1.AB5]" office:value-type="string" office:string-value="MO,MV" calcext:value-type="string">
            <text:p>MO,MV</text:p>
          </table:table-cell>
          <table:table-cell table:formula="of:=[Loksne1.W5]" office:value-type="string" office:string-value="Jānis Kleins" calcext:value-type="string">
            <text:p>Jānis Kleins</text:p>
          </table:table-cell>
          <table:table-cell table:formula="of:=[Loksne1.X5]" office:value-type="string" office:string-value="1976-03-18" calcext:value-type="string">
            <text:p>1976-03-18</text:p>
          </table:table-cell>
          <table:table-cell table:formula="of:=[Loksne1.H5]" office:value-type="string" office:string-value="M" calcext:value-type="string">
            <text:p>M</text:p>
          </table:table-cell>
          <table:table-cell table:formula="of:=[Loksne1.AC5]" office:value-type="float" office:value="1600454" calcext:value-type="float">
            <text:p>1600454</text:p>
          </table:table-cell>
          <table:table-cell table:formula="of:=[Loksne1.J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]" office:value-type="float" office:value="602" calcext:value-type="float">
            <text:p>602</text:p>
          </table:table-cell>
          <table:table-cell table:formula="of:=[Loksne1.B6]" office:value-type="string" office:string-value="LIELISKIE" calcext:value-type="string">
            <text:p>LIELISKIE</text:p>
          </table:table-cell>
          <table:table-cell table:formula="of:=[Loksne1.AB6]" office:value-type="string" office:string-value="MO,MV" calcext:value-type="string">
            <text:p>MO,MV</text:p>
          </table:table-cell>
          <table:table-cell table:formula="of:=[Loksne1.W6]" office:value-type="string" office:string-value="Ainārs Grīnvalds" calcext:value-type="string">
            <text:p>Ainārs Grīnvalds</text:p>
          </table:table-cell>
          <table:table-cell table:formula="of:=[Loksne1.X6]" office:value-type="string" office:string-value="1975-09-17" calcext:value-type="string">
            <text:p>1975-09-17</text:p>
          </table:table-cell>
          <table:table-cell table:formula="of:=[Loksne1.H6]" office:value-type="string" office:string-value="M" calcext:value-type="string">
            <text:p>M</text:p>
          </table:table-cell>
          <table:table-cell table:formula="of:=[Loksne1.AC6]" office:value-type="string" office:string-value="*" calcext:value-type="string">
            <text:p>*</text:p>
          </table:table-cell>
          <table:table-cell table:formula="of:=[Loksne1.J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]" office:value-type="float" office:value="602" calcext:value-type="float">
            <text:p>602</text:p>
          </table:table-cell>
          <table:table-cell table:formula="of:=[Loksne1.B7]" office:value-type="string" office:string-value="LIELISKIE" calcext:value-type="string">
            <text:p>LIELISKIE</text:p>
          </table:table-cell>
          <table:table-cell table:formula="of:=[Loksne1.AB7]" office:value-type="string" office:string-value="MO,MV" calcext:value-type="string">
            <text:p>MO,MV</text:p>
          </table:table-cell>
          <table:table-cell table:formula="of:=[Loksne1.W7]" office:value-type="string" office:string-value="Harijs Meiers" calcext:value-type="string">
            <text:p>Harijs Meiers</text:p>
          </table:table-cell>
          <table:table-cell table:formula="of:=[Loksne1.X7]" office:value-type="string" office:string-value="1974-12-05" calcext:value-type="string">
            <text:p>1974-12-05</text:p>
          </table:table-cell>
          <table:table-cell table:formula="of:=[Loksne1.H7]" office:value-type="string" office:string-value="M" calcext:value-type="string">
            <text:p>M</text:p>
          </table:table-cell>
          <table:table-cell table:formula="of:=[Loksne1.AC7]" office:value-type="string" office:string-value="*" calcext:value-type="string">
            <text:p>*</text:p>
          </table:table-cell>
          <table:table-cell table:formula="of:=[Loksne1.J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]" office:value-type="float" office:value="603" calcext:value-type="float">
            <text:p>603</text:p>
          </table:table-cell>
          <table:table-cell table:formula="of:=[Loksne1.B8]" office:value-type="string" office:string-value="Divi ar mugursomām" calcext:value-type="string">
            <text:p>Divi ar mugursomām</text:p>
          </table:table-cell>
          <table:table-cell table:formula="of:=[Loksne1.AB8]" office:value-type="string" office:string-value="MO,MV" calcext:value-type="string">
            <text:p>MO,MV</text:p>
          </table:table-cell>
          <table:table-cell table:formula="of:=[Loksne1.W8]" office:value-type="string" office:string-value="Māris Vabulnieks" calcext:value-type="string">
            <text:p>Māris Vabulnieks</text:p>
          </table:table-cell>
          <table:table-cell table:formula="of:=[Loksne1.X8]" office:value-type="string" office:string-value="1966-03-15" calcext:value-type="string">
            <text:p>1966-03-15</text:p>
          </table:table-cell>
          <table:table-cell table:formula="of:=[Loksne1.H8]" office:value-type="string" office:string-value="M" calcext:value-type="string">
            <text:p>M</text:p>
          </table:table-cell>
          <table:table-cell table:formula="of:=[Loksne1.AC8]" office:value-type="float" office:value="1302000" calcext:value-type="float">
            <text:p>1302000</text:p>
          </table:table-cell>
          <table:table-cell table:formula="of:=[Loksne1.J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]" office:value-type="float" office:value="603" calcext:value-type="float">
            <text:p>603</text:p>
          </table:table-cell>
          <table:table-cell table:formula="of:=[Loksne1.B9]" office:value-type="string" office:string-value="Divi ar mugursomām" calcext:value-type="string">
            <text:p>Divi ar mugursomām</text:p>
          </table:table-cell>
          <table:table-cell table:formula="of:=[Loksne1.AB9]" office:value-type="string" office:string-value="MO,MV" calcext:value-type="string">
            <text:p>MO,MV</text:p>
          </table:table-cell>
          <table:table-cell table:formula="of:=[Loksne1.W9]" office:value-type="string" office:string-value="Atis Kalējs" calcext:value-type="string">
            <text:p>Atis Kalējs</text:p>
          </table:table-cell>
          <table:table-cell table:formula="of:=[Loksne1.X9]" office:value-type="string" office:string-value="1972-11-04" calcext:value-type="string">
            <text:p>1972-11-04</text:p>
          </table:table-cell>
          <table:table-cell table:formula="of:=[Loksne1.H9]" office:value-type="string" office:string-value="M" calcext:value-type="string">
            <text:p>M</text:p>
          </table:table-cell>
          <table:table-cell table:formula="of:=[Loksne1.AC9]" office:value-type="string" office:string-value="*" calcext:value-type="string">
            <text:p>*</text:p>
          </table:table-cell>
          <table:table-cell table:formula="of:=[Loksne1.J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]" office:value-type="float" office:value="607" calcext:value-type="float">
            <text:p>607</text:p>
          </table:table-cell>
          <table:table-cell table:formula="of:=[Loksne1.B10]" office:value-type="string" office:string-value="Ņergas" calcext:value-type="string">
            <text:p>Ņergas</text:p>
          </table:table-cell>
          <table:table-cell table:formula="of:=[Loksne1.AB10]" office:value-type="string" office:string-value="MO,MV" calcext:value-type="string">
            <text:p>MO,MV</text:p>
          </table:table-cell>
          <table:table-cell table:formula="of:=[Loksne1.W10]" office:value-type="string" office:string-value="Nikolajs Lucāns" calcext:value-type="string">
            <text:p>Nikolajs Lucāns</text:p>
          </table:table-cell>
          <table:table-cell table:formula="of:=[Loksne1.X10]" office:value-type="string" office:string-value="1965-09-27" calcext:value-type="string">
            <text:p>1965-09-27</text:p>
          </table:table-cell>
          <table:table-cell table:formula="of:=[Loksne1.H10]" office:value-type="string" office:string-value="M" calcext:value-type="string">
            <text:p>M</text:p>
          </table:table-cell>
          <table:table-cell table:formula="of:=[Loksne1.AC10]" office:value-type="float" office:value="500751" calcext:value-type="float">
            <text:p>500751</text:p>
          </table:table-cell>
          <table:table-cell table:formula="of:=[Loksne1.J1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]" office:value-type="float" office:value="607" calcext:value-type="float">
            <text:p>607</text:p>
          </table:table-cell>
          <table:table-cell table:formula="of:=[Loksne1.B11]" office:value-type="string" office:string-value="Ņergas" calcext:value-type="string">
            <text:p>Ņergas</text:p>
          </table:table-cell>
          <table:table-cell table:formula="of:=[Loksne1.AB11]" office:value-type="string" office:string-value="MO,MV" calcext:value-type="string">
            <text:p>MO,MV</text:p>
          </table:table-cell>
          <table:table-cell table:formula="of:=[Loksne1.W11]" office:value-type="string" office:string-value="Guntis Pikurs" calcext:value-type="string">
            <text:p>Guntis Pikurs</text:p>
          </table:table-cell>
          <table:table-cell table:formula="of:=[Loksne1.X11]" office:value-type="string" office:string-value="1973-09-04" calcext:value-type="string">
            <text:p>1973-09-04</text:p>
          </table:table-cell>
          <table:table-cell table:formula="of:=[Loksne1.H11]" office:value-type="string" office:string-value="M" calcext:value-type="string">
            <text:p>M</text:p>
          </table:table-cell>
          <table:table-cell table:formula="of:=[Loksne1.AC11]" office:value-type="float" office:value="610033" calcext:value-type="float">
            <text:p>610033</text:p>
          </table:table-cell>
          <table:table-cell table:formula="of:=[Loksne1.J1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]" office:value-type="float" office:value="608" calcext:value-type="float">
            <text:p>608</text:p>
          </table:table-cell>
          <table:table-cell table:formula="of:=[Loksne1.B12]" office:value-type="string" office:string-value="Mēģinām atkal" calcext:value-type="string">
            <text:p>Mēģinām atkal</text:p>
          </table:table-cell>
          <table:table-cell table:formula="of:=[Loksne1.AB12]" office:value-type="string" office:string-value="MO,MV" calcext:value-type="string">
            <text:p>MO,MV</text:p>
          </table:table-cell>
          <table:table-cell table:formula="of:=[Loksne1.W12]" office:value-type="string" office:string-value="Hardijs Lāns" calcext:value-type="string">
            <text:p>Hardijs Lāns</text:p>
          </table:table-cell>
          <table:table-cell table:formula="of:=[Loksne1.X12]" office:value-type="string" office:string-value="1974-12-11" calcext:value-type="string">
            <text:p>1974-12-11</text:p>
          </table:table-cell>
          <table:table-cell table:formula="of:=[Loksne1.H12]" office:value-type="string" office:string-value="M" calcext:value-type="string">
            <text:p>M</text:p>
          </table:table-cell>
          <table:table-cell table:formula="of:=[Loksne1.AC12]" office:value-type="string" office:string-value="*" calcext:value-type="string">
            <text:p>*</text:p>
          </table:table-cell>
          <table:table-cell table:formula="of:=[Loksne1.J1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]" office:value-type="float" office:value="608" calcext:value-type="float">
            <text:p>608</text:p>
          </table:table-cell>
          <table:table-cell table:formula="of:=[Loksne1.B13]" office:value-type="string" office:string-value="Mēģinām atkal" calcext:value-type="string">
            <text:p>Mēģinām atkal</text:p>
          </table:table-cell>
          <table:table-cell table:formula="of:=[Loksne1.AB13]" office:value-type="string" office:string-value="MO,MV" calcext:value-type="string">
            <text:p>MO,MV</text:p>
          </table:table-cell>
          <table:table-cell table:formula="of:=[Loksne1.W13]" office:value-type="string" office:string-value="Aigars Hofmanis" calcext:value-type="string">
            <text:p>Aigars Hofmanis</text:p>
          </table:table-cell>
          <table:table-cell table:formula="of:=[Loksne1.X13]" office:value-type="string" office:string-value="1969-01-01" calcext:value-type="string">
            <text:p>1969-01-01</text:p>
          </table:table-cell>
          <table:table-cell table:formula="of:=[Loksne1.H13]" office:value-type="string" office:string-value="M" calcext:value-type="string">
            <text:p>M</text:p>
          </table:table-cell>
          <table:table-cell table:formula="of:=[Loksne1.AC13]" office:value-type="string" office:string-value="*" calcext:value-type="string">
            <text:p>*</text:p>
          </table:table-cell>
          <table:table-cell table:formula="of:=[Loksne1.J1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]" office:value-type="float" office:value="605" calcext:value-type="float">
            <text:p>605</text:p>
          </table:table-cell>
          <table:table-cell table:formula="of:=[Loksne1.B14]" office:value-type="string" office:string-value="Mammut Latvija" calcext:value-type="string">
            <text:p>Mammut Latvija</text:p>
          </table:table-cell>
          <table:table-cell table:formula="of:=[Loksne1.AB14]" office:value-type="string" office:string-value="MO,MV" calcext:value-type="string">
            <text:p>MO,MV</text:p>
          </table:table-cell>
          <table:table-cell table:formula="of:=[Loksne1.W14]" office:value-type="string" office:string-value="Aigars Beks" calcext:value-type="string">
            <text:p>Aigars Beks</text:p>
          </table:table-cell>
          <table:table-cell table:formula="of:=[Loksne1.X14]" office:value-type="string" office:string-value="1970-12-15" calcext:value-type="string">
            <text:p>1970-12-15</text:p>
          </table:table-cell>
          <table:table-cell table:formula="of:=[Loksne1.H14]" office:value-type="string" office:string-value="M" calcext:value-type="string">
            <text:p>M</text:p>
          </table:table-cell>
          <table:table-cell table:formula="of:=[Loksne1.AC14]" office:value-type="string" office:string-value="*" calcext:value-type="string">
            <text:p>*</text:p>
          </table:table-cell>
          <table:table-cell table:formula="of:=[Loksne1.J1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]" office:value-type="float" office:value="605" calcext:value-type="float">
            <text:p>605</text:p>
          </table:table-cell>
          <table:table-cell table:formula="of:=[Loksne1.B15]" office:value-type="string" office:string-value="Mammut Latvija" calcext:value-type="string">
            <text:p>Mammut Latvija</text:p>
          </table:table-cell>
          <table:table-cell table:formula="of:=[Loksne1.AB15]" office:value-type="string" office:string-value="MO,MV" calcext:value-type="string">
            <text:p>MO,MV</text:p>
          </table:table-cell>
          <table:table-cell table:formula="of:=[Loksne1.W15]" office:value-type="string" office:string-value="Vilmārs Zeme" calcext:value-type="string">
            <text:p>Vilmārs Zeme</text:p>
          </table:table-cell>
          <table:table-cell table:formula="of:=[Loksne1.X15]" office:value-type="string" office:string-value="1961-06-15" calcext:value-type="string">
            <text:p>1961-06-15</text:p>
          </table:table-cell>
          <table:table-cell table:formula="of:=[Loksne1.H15]" office:value-type="string" office:string-value="M" calcext:value-type="string">
            <text:p>M</text:p>
          </table:table-cell>
          <table:table-cell table:formula="of:=[Loksne1.AC15]" office:value-type="string" office:string-value="*" calcext:value-type="string">
            <text:p>*</text:p>
          </table:table-cell>
          <table:table-cell table:formula="of:=[Loksne1.J1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]" office:value-type="float" office:value="601" calcext:value-type="float">
            <text:p>601</text:p>
          </table:table-cell>
          <table:table-cell table:formula="of:=[Loksne1.B16]" office:value-type="string" office:string-value="Alnis brīvsolī" calcext:value-type="string">
            <text:p>Alnis brīvsolī</text:p>
          </table:table-cell>
          <table:table-cell table:formula="of:=[Loksne1.AB16]" office:value-type="string" office:string-value="MO,MV" calcext:value-type="string">
            <text:p>MO,MV</text:p>
          </table:table-cell>
          <table:table-cell table:formula="of:=[Loksne1.W16]" office:value-type="string" office:string-value="Ilmārs Dukulis" calcext:value-type="string">
            <text:p>Ilmārs Dukulis</text:p>
          </table:table-cell>
          <table:table-cell table:formula="of:=[Loksne1.X16]" office:value-type="string" office:string-value="1964-12-19" calcext:value-type="string">
            <text:p>1964-12-19</text:p>
          </table:table-cell>
          <table:table-cell table:formula="of:=[Loksne1.H16]" office:value-type="string" office:string-value="M" calcext:value-type="string">
            <text:p>M</text:p>
          </table:table-cell>
          <table:table-cell table:formula="of:=[Loksne1.AC16]" office:value-type="float" office:value="1007369" calcext:value-type="float">
            <text:p>1007369</text:p>
          </table:table-cell>
          <table:table-cell table:formula="of:=[Loksne1.J1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]" office:value-type="float" office:value="601" calcext:value-type="float">
            <text:p>601</text:p>
          </table:table-cell>
          <table:table-cell table:formula="of:=[Loksne1.B17]" office:value-type="string" office:string-value="Alnis brīvsolī" calcext:value-type="string">
            <text:p>Alnis brīvsolī</text:p>
          </table:table-cell>
          <table:table-cell table:formula="of:=[Loksne1.AB17]" office:value-type="string" office:string-value="MO,MV" calcext:value-type="string">
            <text:p>MO,MV</text:p>
          </table:table-cell>
          <table:table-cell table:formula="of:=[Loksne1.W17]" office:value-type="string" office:string-value="Arne Lūsis" calcext:value-type="string">
            <text:p>Arne Lūsis</text:p>
          </table:table-cell>
          <table:table-cell table:formula="of:=[Loksne1.X17]" office:value-type="string" office:string-value="1966-01-03" calcext:value-type="string">
            <text:p>1966-01-03</text:p>
          </table:table-cell>
          <table:table-cell table:formula="of:=[Loksne1.H17]" office:value-type="string" office:string-value="M" calcext:value-type="string">
            <text:p>M</text:p>
          </table:table-cell>
          <table:table-cell table:formula="of:=[Loksne1.AC17]" office:value-type="float" office:value="7877777" calcext:value-type="float">
            <text:p>7877777</text:p>
          </table:table-cell>
          <table:table-cell table:formula="of:=[Loksne1.J1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]" office:value-type="float" office:value="604" calcext:value-type="float">
            <text:p>604</text:p>
          </table:table-cell>
          <table:table-cell table:formula="of:=[Loksne1.B18]" office:value-type="string" office:string-value="Novaator RSK" calcext:value-type="string">
            <text:p>Novaator RSK</text:p>
          </table:table-cell>
          <table:table-cell table:formula="of:=[Loksne1.AB18]" office:value-type="string" office:string-value="MO,MV" calcext:value-type="string">
            <text:p>MO,MV</text:p>
          </table:table-cell>
          <table:table-cell table:formula="of:=[Loksne1.W18]" office:value-type="string" office:string-value="Villu Päärt" calcext:value-type="string">
            <text:p>Villu Päärt</text:p>
          </table:table-cell>
          <table:table-cell table:formula="of:=[Loksne1.X18]" office:value-type="string" office:string-value="1972-04-08" calcext:value-type="string">
            <text:p>1972-04-08</text:p>
          </table:table-cell>
          <table:table-cell table:formula="of:=[Loksne1.H18]" office:value-type="string" office:string-value="M" calcext:value-type="string">
            <text:p>M</text:p>
          </table:table-cell>
          <table:table-cell table:formula="of:=[Loksne1.AC18]" office:value-type="string" office:string-value="*" calcext:value-type="string">
            <text:p>*</text:p>
          </table:table-cell>
          <table:table-cell table:formula="of:=[Loksne1.J18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]" office:value-type="float" office:value="604" calcext:value-type="float">
            <text:p>604</text:p>
          </table:table-cell>
          <table:table-cell table:formula="of:=[Loksne1.B19]" office:value-type="string" office:string-value="Novaator RSK" calcext:value-type="string">
            <text:p>Novaator RSK</text:p>
          </table:table-cell>
          <table:table-cell table:formula="of:=[Loksne1.AB19]" office:value-type="string" office:string-value="MO,MV" calcext:value-type="string">
            <text:p>MO,MV</text:p>
          </table:table-cell>
          <table:table-cell table:formula="of:=[Loksne1.W19]" office:value-type="string" office:string-value="Matis Märtson" calcext:value-type="string">
            <text:p>Matis Märtson</text:p>
          </table:table-cell>
          <table:table-cell table:formula="of:=[Loksne1.X19]" office:value-type="string" office:string-value="1965-07-26" calcext:value-type="string">
            <text:p>1965-07-26</text:p>
          </table:table-cell>
          <table:table-cell table:formula="of:=[Loksne1.H19]" office:value-type="string" office:string-value="M" calcext:value-type="string">
            <text:p>M</text:p>
          </table:table-cell>
          <table:table-cell table:formula="of:=[Loksne1.AC19]" office:value-type="float" office:value="9200590" calcext:value-type="float">
            <text:p>9200590</text:p>
          </table:table-cell>
          <table:table-cell table:formula="of:=[Loksne1.J19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]" office:value-type="float" office:value="310" calcext:value-type="float">
            <text:p>310</text:p>
          </table:table-cell>
          <table:table-cell table:formula="of:=[Loksne1.B20]" office:value-type="string" office:string-value="Apakšgrāvja adipināts" calcext:value-type="string">
            <text:p>Apakšgrāvja adipināts</text:p>
          </table:table-cell>
          <table:table-cell table:formula="of:=[Loksne1.AB20]" office:value-type="string" office:string-value="MO" calcext:value-type="string">
            <text:p>MO</text:p>
          </table:table-cell>
          <table:table-cell table:formula="of:=[Loksne1.W20]" office:value-type="string" office:string-value="Mārtiņš Krūze" calcext:value-type="string">
            <text:p>Mārtiņš Krūze</text:p>
          </table:table-cell>
          <table:table-cell table:formula="of:=[Loksne1.X20]" office:value-type="string" office:string-value="1987-05-26" calcext:value-type="string">
            <text:p>1987-05-26</text:p>
          </table:table-cell>
          <table:table-cell table:formula="of:=[Loksne1.H20]" office:value-type="string" office:string-value="M" calcext:value-type="string">
            <text:p>M</text:p>
          </table:table-cell>
          <table:table-cell table:formula="of:=[Loksne1.AC20]" office:value-type="string" office:string-value="*" calcext:value-type="string">
            <text:p>*</text:p>
          </table:table-cell>
          <table:table-cell table:formula="of:=[Loksne1.J2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]" office:value-type="float" office:value="310" calcext:value-type="float">
            <text:p>310</text:p>
          </table:table-cell>
          <table:table-cell table:formula="of:=[Loksne1.B21]" office:value-type="string" office:string-value="Apakšgrāvja adipināts" calcext:value-type="string">
            <text:p>Apakšgrāvja adipināts</text:p>
          </table:table-cell>
          <table:table-cell table:formula="of:=[Loksne1.AB21]" office:value-type="string" office:string-value="MO" calcext:value-type="string">
            <text:p>MO</text:p>
          </table:table-cell>
          <table:table-cell table:formula="of:=[Loksne1.W21]" office:value-type="string" office:string-value="Edgars Jurjāns" calcext:value-type="string">
            <text:p>Edgars Jurjāns</text:p>
          </table:table-cell>
          <table:table-cell table:formula="of:=[Loksne1.X21]" office:value-type="string" office:string-value="1987-03-11" calcext:value-type="string">
            <text:p>1987-03-11</text:p>
          </table:table-cell>
          <table:table-cell table:formula="of:=[Loksne1.H21]" office:value-type="string" office:string-value="M" calcext:value-type="string">
            <text:p>M</text:p>
          </table:table-cell>
          <table:table-cell table:formula="of:=[Loksne1.AC21]" office:value-type="string" office:string-value="*" calcext:value-type="string">
            <text:p>*</text:p>
          </table:table-cell>
          <table:table-cell table:formula="of:=[Loksne1.J2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]" office:value-type="float" office:value="314" calcext:value-type="float">
            <text:p>314</text:p>
          </table:table-cell>
          <table:table-cell table:formula="of:=[Loksne1.B22]" office:value-type="string" office:string-value="Mazs bet negatīvs" calcext:value-type="string">
            <text:p>Mazs bet negatīvs</text:p>
          </table:table-cell>
          <table:table-cell table:formula="of:=[Loksne1.AB22]" office:value-type="string" office:string-value="MO" calcext:value-type="string">
            <text:p>MO</text:p>
          </table:table-cell>
          <table:table-cell table:formula="of:=[Loksne1.W22]" office:value-type="string" office:string-value="Ints Brunenieks" calcext:value-type="string">
            <text:p>Ints Brunenieks</text:p>
          </table:table-cell>
          <table:table-cell table:formula="of:=[Loksne1.X22]" office:value-type="string" office:string-value="1976-09-07" calcext:value-type="string">
            <text:p>1976-09-07</text:p>
          </table:table-cell>
          <table:table-cell table:formula="of:=[Loksne1.H22]" office:value-type="string" office:string-value="M" calcext:value-type="string">
            <text:p>M</text:p>
          </table:table-cell>
          <table:table-cell table:formula="of:=[Loksne1.AC22]" office:value-type="float" office:value="9070976" calcext:value-type="float">
            <text:p>9070976</text:p>
          </table:table-cell>
          <table:table-cell table:formula="of:=[Loksne1.J2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]" office:value-type="float" office:value="314" calcext:value-type="float">
            <text:p>314</text:p>
          </table:table-cell>
          <table:table-cell table:formula="of:=[Loksne1.B23]" office:value-type="string" office:string-value="Mazs bet negatīvs" calcext:value-type="string">
            <text:p>Mazs bet negatīvs</text:p>
          </table:table-cell>
          <table:table-cell table:formula="of:=[Loksne1.AB23]" office:value-type="string" office:string-value="MO" calcext:value-type="string">
            <text:p>MO</text:p>
          </table:table-cell>
          <table:table-cell table:formula="of:=[Loksne1.W23]" office:value-type="string" office:string-value="Andris Kosmačevs" calcext:value-type="string">
            <text:p>Andris Kosmačevs</text:p>
          </table:table-cell>
          <table:table-cell table:formula="of:=[Loksne1.X23]" office:value-type="string" office:string-value="1955-10-29" calcext:value-type="string">
            <text:p>1955-10-29</text:p>
          </table:table-cell>
          <table:table-cell table:formula="of:=[Loksne1.H23]" office:value-type="string" office:string-value="M" calcext:value-type="string">
            <text:p>M</text:p>
          </table:table-cell>
          <table:table-cell table:formula="of:=[Loksne1.AC23]" office:value-type="float" office:value="305813" calcext:value-type="float">
            <text:p>305813</text:p>
          </table:table-cell>
          <table:table-cell table:formula="of:=[Loksne1.J2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]" office:value-type="float" office:value="314" calcext:value-type="float">
            <text:p>314</text:p>
          </table:table-cell>
          <table:table-cell table:formula="of:=[Loksne1.B24]" office:value-type="string" office:string-value="Mazs bet negatīvs" calcext:value-type="string">
            <text:p>Mazs bet negatīvs</text:p>
          </table:table-cell>
          <table:table-cell table:formula="of:=[Loksne1.AB24]" office:value-type="string" office:string-value="MO" calcext:value-type="string">
            <text:p>MO</text:p>
          </table:table-cell>
          <table:table-cell table:formula="of:=[Loksne1.W24]" office:value-type="string" office:string-value="Zigmunds Fricsons" calcext:value-type="string">
            <text:p>Zigmunds Fricsons</text:p>
          </table:table-cell>
          <table:table-cell table:formula="of:=[Loksne1.X24]" office:value-type="string" office:string-value="1981-12-31" calcext:value-type="string">
            <text:p>1981-12-31</text:p>
          </table:table-cell>
          <table:table-cell table:formula="of:=[Loksne1.H24]" office:value-type="string" office:string-value="M" calcext:value-type="string">
            <text:p>M</text:p>
          </table:table-cell>
          <table:table-cell table:formula="of:=[Loksne1.AC24]" office:value-type="string" office:string-value="*" calcext:value-type="string">
            <text:p>*</text:p>
          </table:table-cell>
          <table:table-cell table:formula="of:=[Loksne1.J2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]" office:value-type="float" office:value="312" calcext:value-type="float">
            <text:p>312</text:p>
          </table:table-cell>
          <table:table-cell table:formula="of:=[Loksne1.B25]" office:value-type="string" office:string-value="Krūšu Inspekcija" calcext:value-type="string">
            <text:p>Krūšu Inspekcija</text:p>
          </table:table-cell>
          <table:table-cell table:formula="of:=[Loksne1.AB25]" office:value-type="string" office:string-value="MO" calcext:value-type="string">
            <text:p>MO</text:p>
          </table:table-cell>
          <table:table-cell table:formula="of:=[Loksne1.W25]" office:value-type="string" office:string-value="Guntis Šmaukstelis" calcext:value-type="string">
            <text:p>Guntis Šmaukstelis</text:p>
          </table:table-cell>
          <table:table-cell table:formula="of:=[Loksne1.X25]" office:value-type="string" office:string-value="1985-12-13" calcext:value-type="string">
            <text:p>1985-12-13</text:p>
          </table:table-cell>
          <table:table-cell table:formula="of:=[Loksne1.H25]" office:value-type="string" office:string-value="M" calcext:value-type="string">
            <text:p>M</text:p>
          </table:table-cell>
          <table:table-cell table:formula="of:=[Loksne1.AC25]" office:value-type="string" office:string-value="*" calcext:value-type="string">
            <text:p>*</text:p>
          </table:table-cell>
          <table:table-cell table:formula="of:=[Loksne1.J2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]" office:value-type="float" office:value="312" calcext:value-type="float">
            <text:p>312</text:p>
          </table:table-cell>
          <table:table-cell table:formula="of:=[Loksne1.B26]" office:value-type="string" office:string-value="Krūšu Inspekcija" calcext:value-type="string">
            <text:p>Krūšu Inspekcija</text:p>
          </table:table-cell>
          <table:table-cell table:formula="of:=[Loksne1.AB26]" office:value-type="string" office:string-value="MO" calcext:value-type="string">
            <text:p>MO</text:p>
          </table:table-cell>
          <table:table-cell table:formula="of:=[Loksne1.W26]" office:value-type="string" office:string-value="Mārtiņš Sandars" calcext:value-type="string">
            <text:p>Mārtiņš Sandars</text:p>
          </table:table-cell>
          <table:table-cell table:formula="of:=[Loksne1.X26]" office:value-type="string" office:string-value="1989-03-04" calcext:value-type="string">
            <text:p>1989-03-04</text:p>
          </table:table-cell>
          <table:table-cell table:formula="of:=[Loksne1.H26]" office:value-type="string" office:string-value="M" calcext:value-type="string">
            <text:p>M</text:p>
          </table:table-cell>
          <table:table-cell table:formula="of:=[Loksne1.AC26]" office:value-type="string" office:string-value="*" calcext:value-type="string">
            <text:p>*</text:p>
          </table:table-cell>
          <table:table-cell table:formula="of:=[Loksne1.J2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]" office:value-type="float" office:value="303" calcext:value-type="float">
            <text:p>303</text:p>
          </table:table-cell>
          <table:table-cell table:formula="of:=[Loksne1.B27]" office:value-type="string" office:string-value="Ies takš mežā" calcext:value-type="string">
            <text:p>Ies takš mežā</text:p>
          </table:table-cell>
          <table:table-cell table:formula="of:=[Loksne1.AB27]" office:value-type="string" office:string-value="MO" calcext:value-type="string">
            <text:p>MO</text:p>
          </table:table-cell>
          <table:table-cell table:formula="of:=[Loksne1.W27]" office:value-type="string" office:string-value="Didzis Dobelis" calcext:value-type="string">
            <text:p>Didzis Dobelis</text:p>
          </table:table-cell>
          <table:table-cell table:formula="of:=[Loksne1.X27]" office:value-type="string" office:string-value="1990-04-01" calcext:value-type="string">
            <text:p>1990-04-01</text:p>
          </table:table-cell>
          <table:table-cell table:formula="of:=[Loksne1.H27]" office:value-type="string" office:string-value="M" calcext:value-type="string">
            <text:p>M</text:p>
          </table:table-cell>
          <table:table-cell table:formula="of:=[Loksne1.AC27]" office:value-type="string" office:string-value="*" calcext:value-type="string">
            <text:p>*</text:p>
          </table:table-cell>
          <table:table-cell table:formula="of:=[Loksne1.J2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]" office:value-type="float" office:value="303" calcext:value-type="float">
            <text:p>303</text:p>
          </table:table-cell>
          <table:table-cell table:formula="of:=[Loksne1.B28]" office:value-type="string" office:string-value="Ies takš mežā" calcext:value-type="string">
            <text:p>Ies takš mežā</text:p>
          </table:table-cell>
          <table:table-cell table:formula="of:=[Loksne1.AB28]" office:value-type="string" office:string-value="MO" calcext:value-type="string">
            <text:p>MO</text:p>
          </table:table-cell>
          <table:table-cell table:formula="of:=[Loksne1.W28]" office:value-type="string" office:string-value="Mārcis Laganovskis" calcext:value-type="string">
            <text:p>Mārcis Laganovskis</text:p>
          </table:table-cell>
          <table:table-cell table:formula="of:=[Loksne1.X28]" office:value-type="string" office:string-value="1982-03-30" calcext:value-type="string">
            <text:p>1982-03-30</text:p>
          </table:table-cell>
          <table:table-cell table:formula="of:=[Loksne1.H28]" office:value-type="string" office:string-value="M" calcext:value-type="string">
            <text:p>M</text:p>
          </table:table-cell>
          <table:table-cell table:formula="of:=[Loksne1.AC28]" office:value-type="string" office:string-value="*" calcext:value-type="string">
            <text:p>*</text:p>
          </table:table-cell>
          <table:table-cell table:formula="of:=[Loksne1.J2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]" office:value-type="float" office:value="313" calcext:value-type="float">
            <text:p>313</text:p>
          </table:table-cell>
          <table:table-cell table:formula="of:=[Loksne1.B29]" office:value-type="string" office:string-value="Pieplok pie zemes Ņergu mežs" calcext:value-type="string">
            <text:p>Pieplok pie zemes Ņergu mežs</text:p>
          </table:table-cell>
          <table:table-cell table:formula="of:=[Loksne1.AB29]" office:value-type="string" office:string-value="MO" calcext:value-type="string">
            <text:p>MO</text:p>
          </table:table-cell>
          <table:table-cell table:formula="of:=[Loksne1.W29]" office:value-type="string" office:string-value="Miķelis Zumbergs" calcext:value-type="string">
            <text:p>Miķelis Zumbergs</text:p>
          </table:table-cell>
          <table:table-cell table:formula="of:=[Loksne1.X29]" office:value-type="string" office:string-value="1982-05-08" calcext:value-type="string">
            <text:p>1982-05-08</text:p>
          </table:table-cell>
          <table:table-cell table:formula="of:=[Loksne1.H29]" office:value-type="string" office:string-value="M" calcext:value-type="string">
            <text:p>M</text:p>
          </table:table-cell>
          <table:table-cell table:formula="of:=[Loksne1.AC29]" office:value-type="string" office:string-value="*" calcext:value-type="string">
            <text:p>*</text:p>
          </table:table-cell>
          <table:table-cell table:formula="of:=[Loksne1.J2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]" office:value-type="float" office:value="313" calcext:value-type="float">
            <text:p>313</text:p>
          </table:table-cell>
          <table:table-cell table:formula="of:=[Loksne1.B30]" office:value-type="string" office:string-value="Pieplok pie zemes Ņergu mežs" calcext:value-type="string">
            <text:p>Pieplok pie zemes Ņergu mežs</text:p>
          </table:table-cell>
          <table:table-cell table:formula="of:=[Loksne1.AB30]" office:value-type="string" office:string-value="MO" calcext:value-type="string">
            <text:p>MO</text:p>
          </table:table-cell>
          <table:table-cell table:formula="of:=[Loksne1.W30]" office:value-type="string" office:string-value="Artūrs Jermolovs" calcext:value-type="string">
            <text:p>Artūrs Jermolovs</text:p>
          </table:table-cell>
          <table:table-cell table:formula="of:=[Loksne1.X30]" office:value-type="string" office:string-value="1989-04-01" calcext:value-type="string">
            <text:p>1989-04-01</text:p>
          </table:table-cell>
          <table:table-cell table:formula="of:=[Loksne1.H30]" office:value-type="string" office:string-value="M" calcext:value-type="string">
            <text:p>M</text:p>
          </table:table-cell>
          <table:table-cell table:formula="of:=[Loksne1.AC30]" office:value-type="string" office:string-value="*" calcext:value-type="string">
            <text:p>*</text:p>
          </table:table-cell>
          <table:table-cell table:formula="of:=[Loksne1.J3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]" office:value-type="float" office:value="307" calcext:value-type="float">
            <text:p>307</text:p>
          </table:table-cell>
          <table:table-cell table:formula="of:=[Loksne1.B31]" office:value-type="string" office:string-value="Pērkona krusts" calcext:value-type="string">
            <text:p>Pērkona krusts</text:p>
          </table:table-cell>
          <table:table-cell table:formula="of:=[Loksne1.AB31]" office:value-type="string" office:string-value="MO" calcext:value-type="string">
            <text:p>MO</text:p>
          </table:table-cell>
          <table:table-cell table:formula="of:=[Loksne1.W31]" office:value-type="string" office:string-value="Reinholds Ditke" calcext:value-type="string">
            <text:p>Reinholds Ditke</text:p>
          </table:table-cell>
          <table:table-cell table:formula="of:=[Loksne1.X31]" office:value-type="string" office:string-value="1993-08-13" calcext:value-type="string">
            <text:p>1993-08-13</text:p>
          </table:table-cell>
          <table:table-cell table:formula="of:=[Loksne1.H31]" office:value-type="string" office:string-value="M" calcext:value-type="string">
            <text:p>M</text:p>
          </table:table-cell>
          <table:table-cell table:formula="of:=[Loksne1.AC31]" office:value-type="string" office:string-value="*" calcext:value-type="string">
            <text:p>*</text:p>
          </table:table-cell>
          <table:table-cell table:formula="of:=[Loksne1.J3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]" office:value-type="float" office:value="307" calcext:value-type="float">
            <text:p>307</text:p>
          </table:table-cell>
          <table:table-cell table:formula="of:=[Loksne1.B32]" office:value-type="string" office:string-value="Pērkona krusts" calcext:value-type="string">
            <text:p>Pērkona krusts</text:p>
          </table:table-cell>
          <table:table-cell table:formula="of:=[Loksne1.AB32]" office:value-type="string" office:string-value="MO" calcext:value-type="string">
            <text:p>MO</text:p>
          </table:table-cell>
          <table:table-cell table:formula="of:=[Loksne1.W32]" office:value-type="string" office:string-value="Salvis Arels" calcext:value-type="string">
            <text:p>Salvis Arels</text:p>
          </table:table-cell>
          <table:table-cell table:formula="of:=[Loksne1.X32]" office:value-type="string" office:string-value="1991-01-17" calcext:value-type="string">
            <text:p>1991-01-17</text:p>
          </table:table-cell>
          <table:table-cell table:formula="of:=[Loksne1.H32]" office:value-type="string" office:string-value="M" calcext:value-type="string">
            <text:p>M</text:p>
          </table:table-cell>
          <table:table-cell table:formula="of:=[Loksne1.AC32]" office:value-type="string" office:string-value="*" calcext:value-type="string">
            <text:p>*</text:p>
          </table:table-cell>
          <table:table-cell table:formula="of:=[Loksne1.J3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]" office:value-type="float" office:value="301" calcext:value-type="float">
            <text:p>301</text:p>
          </table:table-cell>
          <table:table-cell table:formula="of:=[Loksne1.B33]" office:value-type="string" office:string-value="OK Kurmis" calcext:value-type="string">
            <text:p>OK Kurmis</text:p>
          </table:table-cell>
          <table:table-cell table:formula="of:=[Loksne1.AB33]" office:value-type="string" office:string-value="MO" calcext:value-type="string">
            <text:p>MO</text:p>
          </table:table-cell>
          <table:table-cell table:formula="of:=[Loksne1.W33]" office:value-type="string" office:string-value="Emīls Endele" calcext:value-type="string">
            <text:p>Emīls Endele</text:p>
          </table:table-cell>
          <table:table-cell table:formula="of:=[Loksne1.X33]" office:value-type="string" office:string-value="1986-11-06" calcext:value-type="string">
            <text:p>1986-11-06</text:p>
          </table:table-cell>
          <table:table-cell table:formula="of:=[Loksne1.H33]" office:value-type="string" office:string-value="M" calcext:value-type="string">
            <text:p>M</text:p>
          </table:table-cell>
          <table:table-cell table:formula="of:=[Loksne1.AC33]" office:value-type="float" office:value="9990013" calcext:value-type="float">
            <text:p>9990013</text:p>
          </table:table-cell>
          <table:table-cell table:formula="of:=[Loksne1.J3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]" office:value-type="float" office:value="301" calcext:value-type="float">
            <text:p>301</text:p>
          </table:table-cell>
          <table:table-cell table:formula="of:=[Loksne1.B34]" office:value-type="string" office:string-value="OK Kurmis" calcext:value-type="string">
            <text:p>OK Kurmis</text:p>
          </table:table-cell>
          <table:table-cell table:formula="of:=[Loksne1.AB34]" office:value-type="string" office:string-value="MO" calcext:value-type="string">
            <text:p>MO</text:p>
          </table:table-cell>
          <table:table-cell table:formula="of:=[Loksne1.W34]" office:value-type="string" office:string-value="Matīss Vīksne" calcext:value-type="string">
            <text:p>Matīss Vīksne</text:p>
          </table:table-cell>
          <table:table-cell table:formula="of:=[Loksne1.X34]" office:value-type="string" office:string-value="1986-09-17" calcext:value-type="string">
            <text:p>1986-09-17</text:p>
          </table:table-cell>
          <table:table-cell table:formula="of:=[Loksne1.H34]" office:value-type="string" office:string-value="M" calcext:value-type="string">
            <text:p>M</text:p>
          </table:table-cell>
          <table:table-cell table:formula="of:=[Loksne1.AC34]" office:value-type="float" office:value="9111666" calcext:value-type="float">
            <text:p>9111666</text:p>
          </table:table-cell>
          <table:table-cell table:formula="of:=[Loksne1.J3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5]" office:value-type="float" office:value="315" calcext:value-type="float">
            <text:p>315</text:p>
          </table:table-cell>
          <table:table-cell table:formula="of:=[Loksne1.B35]" office:value-type="string" office:string-value="Zeļļi" calcext:value-type="string">
            <text:p>Zeļļi</text:p>
          </table:table-cell>
          <table:table-cell table:formula="of:=[Loksne1.AB35]" office:value-type="string" office:string-value="MO" calcext:value-type="string">
            <text:p>MO</text:p>
          </table:table-cell>
          <table:table-cell table:formula="of:=[Loksne1.W35]" office:value-type="string" office:string-value="Helmuts Knopkens" calcext:value-type="string">
            <text:p>Helmuts Knopkens</text:p>
          </table:table-cell>
          <table:table-cell table:formula="of:=[Loksne1.X35]" office:value-type="string" office:string-value="1977-02-17" calcext:value-type="string">
            <text:p>1977-02-17</text:p>
          </table:table-cell>
          <table:table-cell table:formula="of:=[Loksne1.H35]" office:value-type="string" office:string-value="M" calcext:value-type="string">
            <text:p>M</text:p>
          </table:table-cell>
          <table:table-cell table:formula="of:=[Loksne1.AC35]" office:value-type="float" office:value="1411305" calcext:value-type="float">
            <text:p>1411305</text:p>
          </table:table-cell>
          <table:table-cell table:formula="of:=[Loksne1.J3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6]" office:value-type="float" office:value="315" calcext:value-type="float">
            <text:p>315</text:p>
          </table:table-cell>
          <table:table-cell table:formula="of:=[Loksne1.B36]" office:value-type="string" office:string-value="Zeļļi" calcext:value-type="string">
            <text:p>Zeļļi</text:p>
          </table:table-cell>
          <table:table-cell table:formula="of:=[Loksne1.AB36]" office:value-type="string" office:string-value="MO" calcext:value-type="string">
            <text:p>MO</text:p>
          </table:table-cell>
          <table:table-cell table:formula="of:=[Loksne1.W36]" office:value-type="string" office:string-value="Artūrs Knopkens" calcext:value-type="string">
            <text:p>Artūrs Knopkens</text:p>
          </table:table-cell>
          <table:table-cell table:formula="of:=[Loksne1.X36]" office:value-type="string" office:string-value="1986-12-30" calcext:value-type="string">
            <text:p>1986-12-30</text:p>
          </table:table-cell>
          <table:table-cell table:formula="of:=[Loksne1.H36]" office:value-type="string" office:string-value="M" calcext:value-type="string">
            <text:p>M</text:p>
          </table:table-cell>
          <table:table-cell table:formula="of:=[Loksne1.AC36]" office:value-type="string" office:string-value="*" calcext:value-type="string">
            <text:p>*</text:p>
          </table:table-cell>
          <table:table-cell table:formula="of:=[Loksne1.J3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7]" office:value-type="float" office:value="308" calcext:value-type="float">
            <text:p>308</text:p>
          </table:table-cell>
          <table:table-cell table:formula="of:=[Loksne1.B37]" office:value-type="string" office:string-value="RIGA ADVENTURE TEAM" calcext:value-type="string">
            <text:p>RIGA ADVENTURE TEAM</text:p>
          </table:table-cell>
          <table:table-cell table:formula="of:=[Loksne1.AB37]" office:value-type="string" office:string-value="MO" calcext:value-type="string">
            <text:p>MO</text:p>
          </table:table-cell>
          <table:table-cell table:formula="of:=[Loksne1.W37]" office:value-type="string" office:string-value="Alberts Jasāns" calcext:value-type="string">
            <text:p>Alberts Jasāns</text:p>
          </table:table-cell>
          <table:table-cell table:formula="of:=[Loksne1.X37]" office:value-type="string" office:string-value="1982-12-03" calcext:value-type="string">
            <text:p>1982-12-03</text:p>
          </table:table-cell>
          <table:table-cell table:formula="of:=[Loksne1.H37]" office:value-type="string" office:string-value="M" calcext:value-type="string">
            <text:p>M</text:p>
          </table:table-cell>
          <table:table-cell table:formula="of:=[Loksne1.AC37]" office:value-type="string" office:string-value="*" calcext:value-type="string">
            <text:p>*</text:p>
          </table:table-cell>
          <table:table-cell table:formula="of:=[Loksne1.J3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8]" office:value-type="float" office:value="308" calcext:value-type="float">
            <text:p>308</text:p>
          </table:table-cell>
          <table:table-cell table:formula="of:=[Loksne1.B38]" office:value-type="string" office:string-value="RIGA ADVENTURE TEAM" calcext:value-type="string">
            <text:p>RIGA ADVENTURE TEAM</text:p>
          </table:table-cell>
          <table:table-cell table:formula="of:=[Loksne1.AB38]" office:value-type="string" office:string-value="MO" calcext:value-type="string">
            <text:p>MO</text:p>
          </table:table-cell>
          <table:table-cell table:formula="of:=[Loksne1.W38]" office:value-type="string" office:string-value="Jānis Šneiders" calcext:value-type="string">
            <text:p>Jānis Šneiders</text:p>
          </table:table-cell>
          <table:table-cell table:formula="of:=[Loksne1.X38]" office:value-type="string" office:string-value="1985-04-05" calcext:value-type="string">
            <text:p>1985-04-05</text:p>
          </table:table-cell>
          <table:table-cell table:formula="of:=[Loksne1.H38]" office:value-type="string" office:string-value="M" calcext:value-type="string">
            <text:p>M</text:p>
          </table:table-cell>
          <table:table-cell table:formula="of:=[Loksne1.AC38]" office:value-type="string" office:string-value="*" calcext:value-type="string">
            <text:p>*</text:p>
          </table:table-cell>
          <table:table-cell table:formula="of:=[Loksne1.J3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9]" office:value-type="float" office:value="304" calcext:value-type="float">
            <text:p>304</text:p>
          </table:table-cell>
          <table:table-cell table:formula="of:=[Loksne1.B39]" office:value-type="string" office:string-value="Mītavas roboti" calcext:value-type="string">
            <text:p>Mītavas roboti</text:p>
          </table:table-cell>
          <table:table-cell table:formula="of:=[Loksne1.AB39]" office:value-type="string" office:string-value="MO" calcext:value-type="string">
            <text:p>MO</text:p>
          </table:table-cell>
          <table:table-cell table:formula="of:=[Loksne1.W39]" office:value-type="string" office:string-value="Aldis Pecka" calcext:value-type="string">
            <text:p>Aldis Pecka</text:p>
          </table:table-cell>
          <table:table-cell table:formula="of:=[Loksne1.X39]" office:value-type="string" office:string-value="1985-06-25" calcext:value-type="string">
            <text:p>1985-06-25</text:p>
          </table:table-cell>
          <table:table-cell table:formula="of:=[Loksne1.H39]" office:value-type="string" office:string-value="M" calcext:value-type="string">
            <text:p>M</text:p>
          </table:table-cell>
          <table:table-cell table:formula="of:=[Loksne1.AC39]" office:value-type="string" office:string-value="*" calcext:value-type="string">
            <text:p>*</text:p>
          </table:table-cell>
          <table:table-cell table:formula="of:=[Loksne1.J3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0]" office:value-type="float" office:value="304" calcext:value-type="float">
            <text:p>304</text:p>
          </table:table-cell>
          <table:table-cell table:formula="of:=[Loksne1.B40]" office:value-type="string" office:string-value="Mītavas roboti" calcext:value-type="string">
            <text:p>Mītavas roboti</text:p>
          </table:table-cell>
          <table:table-cell table:formula="of:=[Loksne1.AB40]" office:value-type="string" office:string-value="MO" calcext:value-type="string">
            <text:p>MO</text:p>
          </table:table-cell>
          <table:table-cell table:formula="of:=[Loksne1.W40]" office:value-type="string" office:string-value="Vitālijs Osadčuks" calcext:value-type="string">
            <text:p>Vitālijs Osadčuks</text:p>
          </table:table-cell>
          <table:table-cell table:formula="of:=[Loksne1.X40]" office:value-type="string" office:string-value="1983-03-31" calcext:value-type="string">
            <text:p>1983-03-31</text:p>
          </table:table-cell>
          <table:table-cell table:formula="of:=[Loksne1.H40]" office:value-type="string" office:string-value="M" calcext:value-type="string">
            <text:p>M</text:p>
          </table:table-cell>
          <table:table-cell table:formula="of:=[Loksne1.AC40]" office:value-type="string" office:string-value="*" calcext:value-type="string">
            <text:p>*</text:p>
          </table:table-cell>
          <table:table-cell table:formula="of:=[Loksne1.J4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1]" office:value-type="float" office:value="311" calcext:value-type="float">
            <text:p>311</text:p>
          </table:table-cell>
          <table:table-cell table:formula="of:=[Loksne1.B41]" office:value-type="string" office:string-value="Ūdenszāles" calcext:value-type="string">
            <text:p>Ūdenszāles</text:p>
          </table:table-cell>
          <table:table-cell table:formula="of:=[Loksne1.AB41]" office:value-type="string" office:string-value="MO" calcext:value-type="string">
            <text:p>MO</text:p>
          </table:table-cell>
          <table:table-cell table:formula="of:=[Loksne1.W41]" office:value-type="string" office:string-value="Mārtiņš Lukstaraups" calcext:value-type="string">
            <text:p>Mārtiņš Lukstaraups</text:p>
          </table:table-cell>
          <table:table-cell table:formula="of:=[Loksne1.X41]" office:value-type="string" office:string-value="1986-04-16" calcext:value-type="string">
            <text:p>1986-04-16</text:p>
          </table:table-cell>
          <table:table-cell table:formula="of:=[Loksne1.H41]" office:value-type="string" office:string-value="M" calcext:value-type="string">
            <text:p>M</text:p>
          </table:table-cell>
          <table:table-cell table:formula="of:=[Loksne1.AC41]" office:value-type="string" office:string-value="*" calcext:value-type="string">
            <text:p>*</text:p>
          </table:table-cell>
          <table:table-cell table:formula="of:=[Loksne1.J4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2]" office:value-type="float" office:value="311" calcext:value-type="float">
            <text:p>311</text:p>
          </table:table-cell>
          <table:table-cell table:formula="of:=[Loksne1.B42]" office:value-type="string" office:string-value="Ūdenszāles" calcext:value-type="string">
            <text:p>Ūdenszāles</text:p>
          </table:table-cell>
          <table:table-cell table:formula="of:=[Loksne1.AB42]" office:value-type="string" office:string-value="MO" calcext:value-type="string">
            <text:p>MO</text:p>
          </table:table-cell>
          <table:table-cell table:formula="of:=[Loksne1.W42]" office:value-type="string" office:string-value="Mārtiņš Deičmanis" calcext:value-type="string">
            <text:p>Mārtiņš Deičmanis</text:p>
          </table:table-cell>
          <table:table-cell table:formula="of:=[Loksne1.X42]" office:value-type="string" office:string-value="1986-01-03" calcext:value-type="string">
            <text:p>1986-01-03</text:p>
          </table:table-cell>
          <table:table-cell table:formula="of:=[Loksne1.H42]" office:value-type="string" office:string-value="M" calcext:value-type="string">
            <text:p>M</text:p>
          </table:table-cell>
          <table:table-cell table:formula="of:=[Loksne1.AC42]" office:value-type="string" office:string-value="*" calcext:value-type="string">
            <text:p>*</text:p>
          </table:table-cell>
          <table:table-cell table:formula="of:=[Loksne1.J4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3]" office:value-type="float" office:value="302" calcext:value-type="float">
            <text:p>302</text:p>
          </table:table-cell>
          <table:table-cell table:formula="of:=[Loksne1.B43]" office:value-type="string" office:string-value="84 rullē!" calcext:value-type="string">
            <text:p>84 rullē!</text:p>
          </table:table-cell>
          <table:table-cell table:formula="of:=[Loksne1.AB43]" office:value-type="string" office:string-value="MO" calcext:value-type="string">
            <text:p>MO</text:p>
          </table:table-cell>
          <table:table-cell table:formula="of:=[Loksne1.W43]" office:value-type="string" office:string-value="Didzis Šapkus" calcext:value-type="string">
            <text:p>Didzis Šapkus</text:p>
          </table:table-cell>
          <table:table-cell table:formula="of:=[Loksne1.X43]" office:value-type="string" office:string-value="1984-02-16" calcext:value-type="string">
            <text:p>1984-02-16</text:p>
          </table:table-cell>
          <table:table-cell table:formula="of:=[Loksne1.H43]" office:value-type="string" office:string-value="M" calcext:value-type="string">
            <text:p>M</text:p>
          </table:table-cell>
          <table:table-cell table:formula="of:=[Loksne1.AC43]" office:value-type="float" office:value="8632865" calcext:value-type="float">
            <text:p>8632865</text:p>
          </table:table-cell>
          <table:table-cell table:formula="of:=[Loksne1.J4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4]" office:value-type="float" office:value="302" calcext:value-type="float">
            <text:p>302</text:p>
          </table:table-cell>
          <table:table-cell table:formula="of:=[Loksne1.B44]" office:value-type="string" office:string-value="84 rullē!" calcext:value-type="string">
            <text:p>84 rullē!</text:p>
          </table:table-cell>
          <table:table-cell table:formula="of:=[Loksne1.AB44]" office:value-type="string" office:string-value="MO" calcext:value-type="string">
            <text:p>MO</text:p>
          </table:table-cell>
          <table:table-cell table:formula="of:=[Loksne1.W44]" office:value-type="string" office:string-value="Artūrs Vaselis" calcext:value-type="string">
            <text:p>Artūrs Vaselis</text:p>
          </table:table-cell>
          <table:table-cell table:formula="of:=[Loksne1.X44]" office:value-type="string" office:string-value="1984-03-26" calcext:value-type="string">
            <text:p>1984-03-26</text:p>
          </table:table-cell>
          <table:table-cell table:formula="of:=[Loksne1.H44]" office:value-type="string" office:string-value="M" calcext:value-type="string">
            <text:p>M</text:p>
          </table:table-cell>
          <table:table-cell table:formula="of:=[Loksne1.AC44]" office:value-type="float" office:value="8626132" calcext:value-type="float">
            <text:p>8626132</text:p>
          </table:table-cell>
          <table:table-cell table:formula="of:=[Loksne1.J4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5]" office:value-type="float" office:value="305" calcext:value-type="float">
            <text:p>305</text:p>
          </table:table-cell>
          <table:table-cell table:formula="of:=[Loksne1.B45]" office:value-type="string" office:string-value="VSK Noskrien Rieksti" calcext:value-type="string">
            <text:p>VSK Noskrien Rieksti</text:p>
          </table:table-cell>
          <table:table-cell table:formula="of:=[Loksne1.AB45]" office:value-type="string" office:string-value="MO" calcext:value-type="string">
            <text:p>MO</text:p>
          </table:table-cell>
          <table:table-cell table:formula="of:=[Loksne1.W45]" office:value-type="string" office:string-value="Raimonds Ozoliņš" calcext:value-type="string">
            <text:p>Raimonds Ozoliņš</text:p>
          </table:table-cell>
          <table:table-cell table:formula="of:=[Loksne1.X45]" office:value-type="string" office:string-value="1983-07-10" calcext:value-type="string">
            <text:p>1983-07-10</text:p>
          </table:table-cell>
          <table:table-cell table:formula="of:=[Loksne1.H45]" office:value-type="string" office:string-value="M" calcext:value-type="string">
            <text:p>M</text:p>
          </table:table-cell>
          <table:table-cell table:formula="of:=[Loksne1.AC45]" office:value-type="float" office:value="980534" calcext:value-type="float">
            <text:p>980534</text:p>
          </table:table-cell>
          <table:table-cell table:formula="of:=[Loksne1.J4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6]" office:value-type="float" office:value="305" calcext:value-type="float">
            <text:p>305</text:p>
          </table:table-cell>
          <table:table-cell table:formula="of:=[Loksne1.B46]" office:value-type="string" office:string-value="VSK Noskrien Rieksti" calcext:value-type="string">
            <text:p>VSK Noskrien Rieksti</text:p>
          </table:table-cell>
          <table:table-cell table:formula="of:=[Loksne1.AB46]" office:value-type="string" office:string-value="MO" calcext:value-type="string">
            <text:p>MO</text:p>
          </table:table-cell>
          <table:table-cell table:formula="of:=[Loksne1.W46]" office:value-type="string" office:string-value="Edgars Vanters" calcext:value-type="string">
            <text:p>Edgars Vanters</text:p>
          </table:table-cell>
          <table:table-cell table:formula="of:=[Loksne1.X46]" office:value-type="string" office:string-value="1982-09-14" calcext:value-type="string">
            <text:p>1982-09-14</text:p>
          </table:table-cell>
          <table:table-cell table:formula="of:=[Loksne1.H46]" office:value-type="string" office:string-value="M" calcext:value-type="string">
            <text:p>M</text:p>
          </table:table-cell>
          <table:table-cell table:formula="of:=[Loksne1.AC46]" office:value-type="float" office:value="9990777" calcext:value-type="float">
            <text:p>9990777</text:p>
          </table:table-cell>
          <table:table-cell table:formula="of:=[Loksne1.J4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7]" office:value-type="float" office:value="309" calcext:value-type="float">
            <text:p>309</text:p>
          </table:table-cell>
          <table:table-cell table:formula="of:=[Loksne1.B47]" office:value-type="string" office:string-value="Slapjie pumpuri" calcext:value-type="string">
            <text:p>Slapjie pumpuri</text:p>
          </table:table-cell>
          <table:table-cell table:formula="of:=[Loksne1.AB47]" office:value-type="string" office:string-value="MO" calcext:value-type="string">
            <text:p>MO</text:p>
          </table:table-cell>
          <table:table-cell table:formula="of:=[Loksne1.W47]" office:value-type="string" office:string-value="Aigars Čeksters" calcext:value-type="string">
            <text:p>Aigars Čeksters</text:p>
          </table:table-cell>
          <table:table-cell table:formula="of:=[Loksne1.X47]" office:value-type="string" office:string-value="1981-05-16" calcext:value-type="string">
            <text:p>1981-05-16</text:p>
          </table:table-cell>
          <table:table-cell table:formula="of:=[Loksne1.H47]" office:value-type="string" office:string-value="M" calcext:value-type="string">
            <text:p>M</text:p>
          </table:table-cell>
          <table:table-cell table:formula="of:=[Loksne1.AC47]" office:value-type="float" office:value="7001001" calcext:value-type="float">
            <text:p>7001001</text:p>
          </table:table-cell>
          <table:table-cell table:formula="of:=[Loksne1.J4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8]" office:value-type="float" office:value="309" calcext:value-type="float">
            <text:p>309</text:p>
          </table:table-cell>
          <table:table-cell table:formula="of:=[Loksne1.B48]" office:value-type="string" office:string-value="Slapjie pumpuri" calcext:value-type="string">
            <text:p>Slapjie pumpuri</text:p>
          </table:table-cell>
          <table:table-cell table:formula="of:=[Loksne1.AB48]" office:value-type="string" office:string-value="MO" calcext:value-type="string">
            <text:p>MO</text:p>
          </table:table-cell>
          <table:table-cell table:formula="of:=[Loksne1.W48]" office:value-type="string" office:string-value="Vilnis Frišfelds" calcext:value-type="string">
            <text:p>Vilnis Frišfelds</text:p>
          </table:table-cell>
          <table:table-cell table:formula="of:=[Loksne1.X48]" office:value-type="string" office:string-value="1974-04-15" calcext:value-type="string">
            <text:p>1974-04-15</text:p>
          </table:table-cell>
          <table:table-cell table:formula="of:=[Loksne1.H48]" office:value-type="string" office:string-value="M" calcext:value-type="string">
            <text:p>M</text:p>
          </table:table-cell>
          <table:table-cell table:formula="of:=[Loksne1.AC48]" office:value-type="string" office:string-value="*" calcext:value-type="string">
            <text:p>*</text:p>
          </table:table-cell>
          <table:table-cell table:formula="of:=[Loksne1.J4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49]" office:value-type="float" office:value="306" calcext:value-type="float">
            <text:p>306</text:p>
          </table:table-cell>
          <table:table-cell table:formula="of:=[Loksne1.B49]" office:value-type="string" office:string-value="Surikatu in omnia paratus" calcext:value-type="string">
            <text:p>Surikatu in omnia paratus</text:p>
          </table:table-cell>
          <table:table-cell table:formula="of:=[Loksne1.AB49]" office:value-type="string" office:string-value="MO" calcext:value-type="string">
            <text:p>MO</text:p>
          </table:table-cell>
          <table:table-cell table:formula="of:=[Loksne1.W49]" office:value-type="string" office:string-value="Māris Sumčenko" calcext:value-type="string">
            <text:p>Māris Sumčenko</text:p>
          </table:table-cell>
          <table:table-cell table:formula="of:=[Loksne1.X49]" office:value-type="string" office:string-value="1980-01-11" calcext:value-type="string">
            <text:p>1980-01-11</text:p>
          </table:table-cell>
          <table:table-cell table:formula="of:=[Loksne1.H49]" office:value-type="string" office:string-value="M" calcext:value-type="string">
            <text:p>M</text:p>
          </table:table-cell>
          <table:table-cell table:formula="of:=[Loksne1.AC49]" office:value-type="float" office:value="8631566" calcext:value-type="float">
            <text:p>8631566</text:p>
          </table:table-cell>
          <table:table-cell table:formula="of:=[Loksne1.J4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4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0]" office:value-type="float" office:value="306" calcext:value-type="float">
            <text:p>306</text:p>
          </table:table-cell>
          <table:table-cell table:formula="of:=[Loksne1.B50]" office:value-type="string" office:string-value="Surikatu in omnia paratus" calcext:value-type="string">
            <text:p>Surikatu in omnia paratus</text:p>
          </table:table-cell>
          <table:table-cell table:formula="of:=[Loksne1.AB50]" office:value-type="string" office:string-value="MO" calcext:value-type="string">
            <text:p>MO</text:p>
          </table:table-cell>
          <table:table-cell table:formula="of:=[Loksne1.W50]" office:value-type="string" office:string-value="Sandis Zukulis" calcext:value-type="string">
            <text:p>Sandis Zukulis</text:p>
          </table:table-cell>
          <table:table-cell table:formula="of:=[Loksne1.X50]" office:value-type="string" office:string-value="1981-12-26" calcext:value-type="string">
            <text:p>1981-12-26</text:p>
          </table:table-cell>
          <table:table-cell table:formula="of:=[Loksne1.H50]" office:value-type="string" office:string-value="M" calcext:value-type="string">
            <text:p>M</text:p>
          </table:table-cell>
          <table:table-cell table:formula="of:=[Loksne1.AC50]" office:value-type="float" office:value="8228228" calcext:value-type="float">
            <text:p>8228228</text:p>
          </table:table-cell>
          <table:table-cell table:formula="of:=[Loksne1.J5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1]" office:value-type="float" office:value="1" calcext:value-type="float">
            <text:p>1</text:p>
          </table:table-cell>
          <table:table-cell table:formula="of:=[Loksne1.B51]" office:value-type="string" office:string-value="Bebri mežā" calcext:value-type="string">
            <text:p>Bebri mežā</text:p>
          </table:table-cell>
          <table:table-cell table:formula="of:=[Loksne1.AB51]" office:value-type="string" office:string-value="MO,MJ" calcext:value-type="string">
            <text:p>MO,MJ</text:p>
          </table:table-cell>
          <table:table-cell table:formula="of:=[Loksne1.W51]" office:value-type="string" office:string-value="Pēteris Ēcis" calcext:value-type="string">
            <text:p>Pēteris Ēcis</text:p>
          </table:table-cell>
          <table:table-cell table:formula="of:=[Loksne1.X51]" office:value-type="string" office:string-value="1999-05-07" calcext:value-type="string">
            <text:p>1999-05-07</text:p>
          </table:table-cell>
          <table:table-cell table:formula="of:=[Loksne1.H51]" office:value-type="string" office:string-value="M" calcext:value-type="string">
            <text:p>M</text:p>
          </table:table-cell>
          <table:table-cell table:formula="of:=[Loksne1.AC51]" office:value-type="float" office:value="2008867" calcext:value-type="float">
            <text:p>2008867</text:p>
          </table:table-cell>
          <table:table-cell table:formula="of:=[Loksne1.J5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2]" office:value-type="float" office:value="1" calcext:value-type="float">
            <text:p>1</text:p>
          </table:table-cell>
          <table:table-cell table:formula="of:=[Loksne1.B52]" office:value-type="string" office:string-value="Bebri mežā" calcext:value-type="string">
            <text:p>Bebri mežā</text:p>
          </table:table-cell>
          <table:table-cell table:formula="of:=[Loksne1.AB52]" office:value-type="string" office:string-value="MO,MJ" calcext:value-type="string">
            <text:p>MO,MJ</text:p>
          </table:table-cell>
          <table:table-cell table:formula="of:=[Loksne1.W52]" office:value-type="string" office:string-value="Filips Ēcis" calcext:value-type="string">
            <text:p>Filips Ēcis</text:p>
          </table:table-cell>
          <table:table-cell table:formula="of:=[Loksne1.X52]" office:value-type="string" office:string-value="2002-06-18" calcext:value-type="string">
            <text:p>2002-06-18</text:p>
          </table:table-cell>
          <table:table-cell table:formula="of:=[Loksne1.H52]" office:value-type="string" office:string-value="M" calcext:value-type="string">
            <text:p>M</text:p>
          </table:table-cell>
          <table:table-cell table:formula="of:=[Loksne1.AC52]" office:value-type="float" office:value="2008863" calcext:value-type="float">
            <text:p>2008863</text:p>
          </table:table-cell>
          <table:table-cell table:formula="of:=[Loksne1.J5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3]" office:value-type="float" office:value="2" calcext:value-type="float">
            <text:p>2</text:p>
          </table:table-cell>
          <table:table-cell table:formula="of:=[Loksne1.B53]" office:value-type="string" office:string-value="Jaukie džeki" calcext:value-type="string">
            <text:p>Jaukie džeki</text:p>
          </table:table-cell>
          <table:table-cell table:formula="of:=[Loksne1.AB53]" office:value-type="string" office:string-value="MO,MJ" calcext:value-type="string">
            <text:p>MO,MJ</text:p>
          </table:table-cell>
          <table:table-cell table:formula="of:=[Loksne1.W53]" office:value-type="string" office:string-value="Edijs Dzalbs" calcext:value-type="string">
            <text:p>Edijs Dzalbs</text:p>
          </table:table-cell>
          <table:table-cell table:formula="of:=[Loksne1.X53]" office:value-type="string" office:string-value="2000-05-09" calcext:value-type="string">
            <text:p>2000-05-09</text:p>
          </table:table-cell>
          <table:table-cell table:formula="of:=[Loksne1.H53]" office:value-type="string" office:string-value="M" calcext:value-type="string">
            <text:p>M</text:p>
          </table:table-cell>
          <table:table-cell table:formula="of:=[Loksne1.AC53]" office:value-type="float" office:value="2012413" calcext:value-type="float">
            <text:p>2012413</text:p>
          </table:table-cell>
          <table:table-cell table:formula="of:=[Loksne1.J5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4]" office:value-type="float" office:value="2" calcext:value-type="float">
            <text:p>2</text:p>
          </table:table-cell>
          <table:table-cell table:formula="of:=[Loksne1.B54]" office:value-type="string" office:string-value="Jaukie džeki" calcext:value-type="string">
            <text:p>Jaukie džeki</text:p>
          </table:table-cell>
          <table:table-cell table:formula="of:=[Loksne1.AB54]" office:value-type="string" office:string-value="MO,MJ" calcext:value-type="string">
            <text:p>MO,MJ</text:p>
          </table:table-cell>
          <table:table-cell table:formula="of:=[Loksne1.W54]" office:value-type="string" office:string-value="Valters Reneslācis" calcext:value-type="string">
            <text:p>Valters Reneslācis</text:p>
          </table:table-cell>
          <table:table-cell table:formula="of:=[Loksne1.X54]" office:value-type="string" office:string-value="1998-11-20" calcext:value-type="string">
            <text:p>1998-11-20</text:p>
          </table:table-cell>
          <table:table-cell table:formula="of:=[Loksne1.H54]" office:value-type="string" office:string-value="M" calcext:value-type="string">
            <text:p>M</text:p>
          </table:table-cell>
          <table:table-cell table:formula="of:=[Loksne1.AC54]" office:value-type="float" office:value="1399844" calcext:value-type="float">
            <text:p>1399844</text:p>
          </table:table-cell>
          <table:table-cell table:formula="of:=[Loksne1.J5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5]" office:value-type="float" office:value="1902" calcext:value-type="float">
            <text:p>1902</text:p>
          </table:table-cell>
          <table:table-cell table:formula="of:=[Loksne1.B55]" office:value-type="string" office:string-value="Blomes trio" calcext:value-type="string">
            <text:p>Blomes trio</text:p>
          </table:table-cell>
          <table:table-cell table:formula="of:=[Loksne1.AB55]" office:value-type="string" office:string-value="MO" calcext:value-type="string">
            <text:p>MO</text:p>
          </table:table-cell>
          <table:table-cell table:formula="of:=[Loksne1.W55]" office:value-type="string" office:string-value="Jurģis Eberhards" calcext:value-type="string">
            <text:p>Jurģis Eberhards</text:p>
          </table:table-cell>
          <table:table-cell table:formula="of:=[Loksne1.X55]" office:value-type="string" office:string-value="1971-10-01" calcext:value-type="string">
            <text:p>1971-10-01</text:p>
          </table:table-cell>
          <table:table-cell table:formula="of:=[Loksne1.H55]" office:value-type="string" office:string-value="M" calcext:value-type="string">
            <text:p>M</text:p>
          </table:table-cell>
          <table:table-cell table:formula="of:=[Loksne1.AC55]" office:value-type="string" office:string-value="*" calcext:value-type="string">
            <text:p>*</text:p>
          </table:table-cell>
          <table:table-cell table:formula="of:=[Loksne1.J5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6]" office:value-type="float" office:value="1902" calcext:value-type="float">
            <text:p>1902</text:p>
          </table:table-cell>
          <table:table-cell table:formula="of:=[Loksne1.B56]" office:value-type="string" office:string-value="Blomes trio" calcext:value-type="string">
            <text:p>Blomes trio</text:p>
          </table:table-cell>
          <table:table-cell table:formula="of:=[Loksne1.AB56]" office:value-type="string" office:string-value="MO" calcext:value-type="string">
            <text:p>MO</text:p>
          </table:table-cell>
          <table:table-cell table:formula="of:=[Loksne1.W56]" office:value-type="string" office:string-value="Renārs Eberhards" calcext:value-type="string">
            <text:p>Renārs Eberhards</text:p>
          </table:table-cell>
          <table:table-cell table:formula="of:=[Loksne1.X56]" office:value-type="string" office:string-value="2002-01-11" calcext:value-type="string">
            <text:p>2002-01-11</text:p>
          </table:table-cell>
          <table:table-cell table:formula="of:=[Loksne1.H56]" office:value-type="string" office:string-value="M" calcext:value-type="string">
            <text:p>M</text:p>
          </table:table-cell>
          <table:table-cell table:formula="of:=[Loksne1.AC56]" office:value-type="string" office:string-value="*" calcext:value-type="string">
            <text:p>*</text:p>
          </table:table-cell>
          <table:table-cell table:formula="of:=[Loksne1.J5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7]" office:value-type="float" office:value="1902" calcext:value-type="float">
            <text:p>1902</text:p>
          </table:table-cell>
          <table:table-cell table:formula="of:=[Loksne1.B57]" office:value-type="string" office:string-value="Blomes trio" calcext:value-type="string">
            <text:p>Blomes trio</text:p>
          </table:table-cell>
          <table:table-cell table:formula="of:=[Loksne1.AB57]" office:value-type="string" office:string-value="MO" calcext:value-type="string">
            <text:p>MO</text:p>
          </table:table-cell>
          <table:table-cell table:formula="of:=[Loksne1.W57]" office:value-type="string" office:string-value="Rūdolfu Eberhards" calcext:value-type="string">
            <text:p>Rūdolfu Eberhards</text:p>
          </table:table-cell>
          <table:table-cell table:formula="of:=[Loksne1.X57]" office:value-type="string" office:string-value="2002-01-11" calcext:value-type="string">
            <text:p>2002-01-11</text:p>
          </table:table-cell>
          <table:table-cell table:formula="of:=[Loksne1.H57]" office:value-type="string" office:string-value="M" calcext:value-type="string">
            <text:p>M</text:p>
          </table:table-cell>
          <table:table-cell table:formula="of:=[Loksne1.AC57]" office:value-type="string" office:string-value="*" calcext:value-type="string">
            <text:p>*</text:p>
          </table:table-cell>
          <table:table-cell table:formula="of:=[Loksne1.J5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8]" office:value-type="float" office:value="1901" calcext:value-type="float">
            <text:p>1901</text:p>
          </table:table-cell>
          <table:table-cell table:formula="of:=[Loksne1.B58]" office:value-type="string" office:string-value="Cietie rieksti" calcext:value-type="string">
            <text:p>Cietie rieksti</text:p>
          </table:table-cell>
          <table:table-cell table:formula="of:=[Loksne1.AB58]" office:value-type="string" office:string-value="XO" calcext:value-type="string">
            <text:p>XO</text:p>
          </table:table-cell>
          <table:table-cell table:formula="of:=[Loksne1.W58]" office:value-type="string" office:string-value="Juris Pētersons" calcext:value-type="string">
            <text:p>Juris Pētersons</text:p>
          </table:table-cell>
          <table:table-cell table:formula="of:=[Loksne1.X58]" office:value-type="string" office:string-value="1979-02-12" calcext:value-type="string">
            <text:p>1979-02-12</text:p>
          </table:table-cell>
          <table:table-cell table:formula="of:=[Loksne1.H58]" office:value-type="string" office:string-value="M" calcext:value-type="string">
            <text:p>M</text:p>
          </table:table-cell>
          <table:table-cell table:formula="of:=[Loksne1.AC58]" office:value-type="float" office:value="7770777" calcext:value-type="float">
            <text:p>7770777</text:p>
          </table:table-cell>
          <table:table-cell table:formula="of:=[Loksne1.J5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59]" office:value-type="float" office:value="1901" calcext:value-type="float">
            <text:p>1901</text:p>
          </table:table-cell>
          <table:table-cell table:formula="of:=[Loksne1.B59]" office:value-type="string" office:string-value="Cietie rieksti" calcext:value-type="string">
            <text:p>Cietie rieksti</text:p>
          </table:table-cell>
          <table:table-cell table:formula="of:=[Loksne1.AB59]" office:value-type="string" office:string-value="XO" calcext:value-type="string">
            <text:p>XO</text:p>
          </table:table-cell>
          <table:table-cell table:formula="of:=[Loksne1.W59]" office:value-type="string" office:string-value="Gatis Pētersons" calcext:value-type="string">
            <text:p>Gatis Pētersons</text:p>
          </table:table-cell>
          <table:table-cell table:formula="of:=[Loksne1.X59]" office:value-type="string" office:string-value="2006-05-05" calcext:value-type="string">
            <text:p>2006-05-05</text:p>
          </table:table-cell>
          <table:table-cell table:formula="of:=[Loksne1.H59]" office:value-type="string" office:string-value="M" calcext:value-type="string">
            <text:p>M</text:p>
          </table:table-cell>
          <table:table-cell table:formula="of:=[Loksne1.AC59]" office:value-type="string" office:string-value="*" calcext:value-type="string">
            <text:p>*</text:p>
          </table:table-cell>
          <table:table-cell table:formula="of:=[Loksne1.J5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5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0]" office:value-type="float" office:value="1901" calcext:value-type="float">
            <text:p>1901</text:p>
          </table:table-cell>
          <table:table-cell table:formula="of:=[Loksne1.B60]" office:value-type="string" office:string-value="Cietie rieksti" calcext:value-type="string">
            <text:p>Cietie rieksti</text:p>
          </table:table-cell>
          <table:table-cell table:formula="of:=[Loksne1.AB60]" office:value-type="string" office:string-value="XO" calcext:value-type="string">
            <text:p>XO</text:p>
          </table:table-cell>
          <table:table-cell table:formula="of:=[Loksne1.W60]" office:value-type="string" office:string-value="Jēkabs Pētersons" calcext:value-type="string">
            <text:p>Jēkabs Pētersons</text:p>
          </table:table-cell>
          <table:table-cell table:formula="of:=[Loksne1.X60]" office:value-type="string" office:string-value="2008-02-28" calcext:value-type="string">
            <text:p>2008-02-28</text:p>
          </table:table-cell>
          <table:table-cell table:formula="of:=[Loksne1.H60]" office:value-type="string" office:string-value="M" calcext:value-type="string">
            <text:p>M</text:p>
          </table:table-cell>
          <table:table-cell table:formula="of:=[Loksne1.AC60]" office:value-type="string" office:string-value="*" calcext:value-type="string">
            <text:p>*</text:p>
          </table:table-cell>
          <table:table-cell table:formula="of:=[Loksne1.J6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1]" office:value-type="float" office:value="1901" calcext:value-type="float">
            <text:p>1901</text:p>
          </table:table-cell>
          <table:table-cell table:formula="of:=[Loksne1.B61]" office:value-type="string" office:string-value="Cietie rieksti" calcext:value-type="string">
            <text:p>Cietie rieksti</text:p>
          </table:table-cell>
          <table:table-cell table:formula="of:=[Loksne1.AB61]" office:value-type="string" office:string-value="XO" calcext:value-type="string">
            <text:p>XO</text:p>
          </table:table-cell>
          <table:table-cell table:formula="of:=[Loksne1.W61]" office:value-type="string" office:string-value="Dace Pētersone" calcext:value-type="string">
            <text:p>Dace Pētersone</text:p>
          </table:table-cell>
          <table:table-cell table:formula="of:=[Loksne1.X61]" office:value-type="string" office:string-value="1979-12-12" calcext:value-type="string">
            <text:p>1979-12-12</text:p>
          </table:table-cell>
          <table:table-cell table:formula="of:=[Loksne1.H61]" office:value-type="string" office:string-value="W" calcext:value-type="string">
            <text:p>W</text:p>
          </table:table-cell>
          <table:table-cell table:formula="of:=[Loksne1.AC61]" office:value-type="string" office:string-value="*" calcext:value-type="string">
            <text:p>*</text:p>
          </table:table-cell>
          <table:table-cell table:formula="of:=[Loksne1.J6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2]" office:value-type="float" office:value="1903" calcext:value-type="float">
            <text:p>1903</text:p>
          </table:table-cell>
          <table:table-cell table:formula="of:=[Loksne1.B62]" office:value-type="string" office:string-value="Dzintarlapsas" calcext:value-type="string">
            <text:p>Dzintarlapsas</text:p>
          </table:table-cell>
          <table:table-cell table:formula="of:=[Loksne1.AB62]" office:value-type="string" office:string-value="XO" calcext:value-type="string">
            <text:p>XO</text:p>
          </table:table-cell>
          <table:table-cell table:formula="of:=[Loksne1.W62]" office:value-type="string" office:string-value="Ilze Krēmere" calcext:value-type="string">
            <text:p>Ilze Krēmere</text:p>
          </table:table-cell>
          <table:table-cell table:formula="of:=[Loksne1.X62]" office:value-type="string" office:string-value="1976-12-20" calcext:value-type="string">
            <text:p>1976-12-20</text:p>
          </table:table-cell>
          <table:table-cell table:formula="of:=[Loksne1.H62]" office:value-type="string" office:string-value="W" calcext:value-type="string">
            <text:p>W</text:p>
          </table:table-cell>
          <table:table-cell table:formula="of:=[Loksne1.AC62]" office:value-type="string" office:string-value="*" calcext:value-type="string">
            <text:p>*</text:p>
          </table:table-cell>
          <table:table-cell table:formula="of:=[Loksne1.J6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3]" office:value-type="float" office:value="1903" calcext:value-type="float">
            <text:p>1903</text:p>
          </table:table-cell>
          <table:table-cell table:formula="of:=[Loksne1.B63]" office:value-type="string" office:string-value="Dzintarlapsas" calcext:value-type="string">
            <text:p>Dzintarlapsas</text:p>
          </table:table-cell>
          <table:table-cell table:formula="of:=[Loksne1.AB63]" office:value-type="string" office:string-value="XO" calcext:value-type="string">
            <text:p>XO</text:p>
          </table:table-cell>
          <table:table-cell table:formula="of:=[Loksne1.W63]" office:value-type="string" office:string-value="Ieva Simsone" calcext:value-type="string">
            <text:p>Ieva Simsone</text:p>
          </table:table-cell>
          <table:table-cell table:formula="of:=[Loksne1.X63]" office:value-type="string" office:string-value="1975-12-09" calcext:value-type="string">
            <text:p>1975-12-09</text:p>
          </table:table-cell>
          <table:table-cell table:formula="of:=[Loksne1.H63]" office:value-type="string" office:string-value="W" calcext:value-type="string">
            <text:p>W</text:p>
          </table:table-cell>
          <table:table-cell table:formula="of:=[Loksne1.AC63]" office:value-type="string" office:string-value="*" calcext:value-type="string">
            <text:p>*</text:p>
          </table:table-cell>
          <table:table-cell table:formula="of:=[Loksne1.J6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4]" office:value-type="float" office:value="1903" calcext:value-type="float">
            <text:p>1903</text:p>
          </table:table-cell>
          <table:table-cell table:formula="of:=[Loksne1.B64]" office:value-type="string" office:string-value="Dzintarlapsas" calcext:value-type="string">
            <text:p>Dzintarlapsas</text:p>
          </table:table-cell>
          <table:table-cell table:formula="of:=[Loksne1.AB64]" office:value-type="string" office:string-value="XO" calcext:value-type="string">
            <text:p>XO</text:p>
          </table:table-cell>
          <table:table-cell table:formula="of:=[Loksne1.W64]" office:value-type="string" office:string-value="Krišjānis Krēmers" calcext:value-type="string">
            <text:p>Krišjānis Krēmers</text:p>
          </table:table-cell>
          <table:table-cell table:formula="of:=[Loksne1.X64]" office:value-type="string" office:string-value="2005-07-25" calcext:value-type="string">
            <text:p>2005-07-25</text:p>
          </table:table-cell>
          <table:table-cell table:formula="of:=[Loksne1.H64]" office:value-type="string" office:string-value="M" calcext:value-type="string">
            <text:p>M</text:p>
          </table:table-cell>
          <table:table-cell table:formula="of:=[Loksne1.AC64]" office:value-type="string" office:string-value="*" calcext:value-type="string">
            <text:p>*</text:p>
          </table:table-cell>
          <table:table-cell table:formula="of:=[Loksne1.J6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5]" office:value-type="float" office:value="3301" calcext:value-type="float">
            <text:p>3301</text:p>
          </table:table-cell>
          <table:table-cell table:formula="of:=[Loksne1.B65]" office:value-type="string" office:string-value="RAMA" calcext:value-type="string">
            <text:p>RAMA</text:p>
          </table:table-cell>
          <table:table-cell table:formula="of:=[Loksne1.AB65]" office:value-type="string" office:string-value="WO,WV,WSV,WUV" calcext:value-type="string">
            <text:p>WO,WV,WSV,WUV</text:p>
          </table:table-cell>
          <table:table-cell table:formula="of:=[Loksne1.W65]" office:value-type="string" office:string-value="Marga Jēkabsone" calcext:value-type="string">
            <text:p>Marga Jēkabsone</text:p>
          </table:table-cell>
          <table:table-cell table:formula="of:=[Loksne1.X65]" office:value-type="string" office:string-value="1939-03-29" calcext:value-type="string">
            <text:p>1939-03-29</text:p>
          </table:table-cell>
          <table:table-cell table:formula="of:=[Loksne1.H65]" office:value-type="string" office:string-value="W" calcext:value-type="string">
            <text:p>W</text:p>
          </table:table-cell>
          <table:table-cell table:formula="of:=[Loksne1.AC65]" office:value-type="float" office:value="2300824" calcext:value-type="float">
            <text:p>2300824</text:p>
          </table:table-cell>
          <table:table-cell table:formula="of:=[Loksne1.J6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6]" office:value-type="float" office:value="3301" calcext:value-type="float">
            <text:p>3301</text:p>
          </table:table-cell>
          <table:table-cell table:formula="of:=[Loksne1.B66]" office:value-type="string" office:string-value="RAMA" calcext:value-type="string">
            <text:p>RAMA</text:p>
          </table:table-cell>
          <table:table-cell table:formula="of:=[Loksne1.AB66]" office:value-type="string" office:string-value="WO,WV,WSV,WUV" calcext:value-type="string">
            <text:p>WO,WV,WSV,WUV</text:p>
          </table:table-cell>
          <table:table-cell table:formula="of:=[Loksne1.W66]" office:value-type="string" office:string-value="Raisa Mazzariņa" calcext:value-type="string">
            <text:p>Raisa Mazzariņa</text:p>
          </table:table-cell>
          <table:table-cell table:formula="of:=[Loksne1.X66]" office:value-type="string" office:string-value="1933-05-25" calcext:value-type="string">
            <text:p>1933-05-25</text:p>
          </table:table-cell>
          <table:table-cell table:formula="of:=[Loksne1.H66]" office:value-type="string" office:string-value="W" calcext:value-type="string">
            <text:p>W</text:p>
          </table:table-cell>
          <table:table-cell table:formula="of:=[Loksne1.AC66]" office:value-type="float" office:value="230747" calcext:value-type="float">
            <text:p>230747</text:p>
          </table:table-cell>
          <table:table-cell table:formula="of:=[Loksne1.J6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7]" office:value-type="float" office:value="404" calcext:value-type="float">
            <text:p>404</text:p>
          </table:table-cell>
          <table:table-cell table:formula="of:=[Loksne1.B67]" office:value-type="string" office:string-value="Kas meklē, tas atrod!" calcext:value-type="string">
            <text:p>Kas meklē, tas atrod!</text:p>
          </table:table-cell>
          <table:table-cell table:formula="of:=[Loksne1.AB67]" office:value-type="string" office:string-value="WO" calcext:value-type="string">
            <text:p>WO</text:p>
          </table:table-cell>
          <table:table-cell table:formula="of:=[Loksne1.W67]" office:value-type="string" office:string-value="Kristīna Ēce" calcext:value-type="string">
            <text:p>Kristīna Ēce</text:p>
          </table:table-cell>
          <table:table-cell table:formula="of:=[Loksne1.X67]" office:value-type="string" office:string-value="1973-05-11" calcext:value-type="string">
            <text:p>1973-05-11</text:p>
          </table:table-cell>
          <table:table-cell table:formula="of:=[Loksne1.H67]" office:value-type="string" office:string-value="W" calcext:value-type="string">
            <text:p>W</text:p>
          </table:table-cell>
          <table:table-cell table:formula="of:=[Loksne1.AC67]" office:value-type="float" office:value="2008878" calcext:value-type="float">
            <text:p>2008878</text:p>
          </table:table-cell>
          <table:table-cell table:formula="of:=[Loksne1.J6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8]" office:value-type="float" office:value="404" calcext:value-type="float">
            <text:p>404</text:p>
          </table:table-cell>
          <table:table-cell table:formula="of:=[Loksne1.B68]" office:value-type="string" office:string-value="Kas meklē, tas atrod!" calcext:value-type="string">
            <text:p>Kas meklē, tas atrod!</text:p>
          </table:table-cell>
          <table:table-cell table:formula="of:=[Loksne1.AB68]" office:value-type="string" office:string-value="WO" calcext:value-type="string">
            <text:p>WO</text:p>
          </table:table-cell>
          <table:table-cell table:formula="of:=[Loksne1.W68]" office:value-type="string" office:string-value="Zita Grante" calcext:value-type="string">
            <text:p>Zita Grante</text:p>
          </table:table-cell>
          <table:table-cell table:formula="of:=[Loksne1.X68]" office:value-type="string" office:string-value="1978-06-06" calcext:value-type="string">
            <text:p>1978-06-06</text:p>
          </table:table-cell>
          <table:table-cell table:formula="of:=[Loksne1.H68]" office:value-type="string" office:string-value="W" calcext:value-type="string">
            <text:p>W</text:p>
          </table:table-cell>
          <table:table-cell table:formula="of:=[Loksne1.AC68]" office:value-type="float" office:value="200705" calcext:value-type="float">
            <text:p>200705</text:p>
          </table:table-cell>
          <table:table-cell table:formula="of:=[Loksne1.J6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69]" office:value-type="float" office:value="403" calcext:value-type="float">
            <text:p>403</text:p>
          </table:table-cell>
          <table:table-cell table:formula="of:=[Loksne1.B69]" office:value-type="string" office:string-value="Sciurus vulgaris" calcext:value-type="string">
            <text:p>Sciurus vulgaris</text:p>
          </table:table-cell>
          <table:table-cell table:formula="of:=[Loksne1.AB69]" office:value-type="string" office:string-value="WO" calcext:value-type="string">
            <text:p>WO</text:p>
          </table:table-cell>
          <table:table-cell table:formula="of:=[Loksne1.W69]" office:value-type="string" office:string-value="Linda Beldava" calcext:value-type="string">
            <text:p>Linda Beldava</text:p>
          </table:table-cell>
          <table:table-cell table:formula="of:=[Loksne1.X69]" office:value-type="string" office:string-value="1980-10-08" calcext:value-type="string">
            <text:p>1980-10-08</text:p>
          </table:table-cell>
          <table:table-cell table:formula="of:=[Loksne1.H69]" office:value-type="string" office:string-value="W" calcext:value-type="string">
            <text:p>W</text:p>
          </table:table-cell>
          <table:table-cell table:formula="of:=[Loksne1.AC69]" office:value-type="float" office:value="7970797" calcext:value-type="float">
            <text:p>7970797</text:p>
          </table:table-cell>
          <table:table-cell table:formula="of:=[Loksne1.J6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6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0]" office:value-type="float" office:value="403" calcext:value-type="float">
            <text:p>403</text:p>
          </table:table-cell>
          <table:table-cell table:formula="of:=[Loksne1.B70]" office:value-type="string" office:string-value="Sciurus vulgaris" calcext:value-type="string">
            <text:p>Sciurus vulgaris</text:p>
          </table:table-cell>
          <table:table-cell table:formula="of:=[Loksne1.AB70]" office:value-type="string" office:string-value="WO" calcext:value-type="string">
            <text:p>WO</text:p>
          </table:table-cell>
          <table:table-cell table:formula="of:=[Loksne1.W70]" office:value-type="string" office:string-value="Dace Veipa" calcext:value-type="string">
            <text:p>Dace Veipa</text:p>
          </table:table-cell>
          <table:table-cell table:formula="of:=[Loksne1.X70]" office:value-type="string" office:string-value="1979-06-22" calcext:value-type="string">
            <text:p>1979-06-22</text:p>
          </table:table-cell>
          <table:table-cell table:formula="of:=[Loksne1.H70]" office:value-type="string" office:string-value="W" calcext:value-type="string">
            <text:p>W</text:p>
          </table:table-cell>
          <table:table-cell table:formula="of:=[Loksne1.AC70]" office:value-type="string" office:string-value="*" calcext:value-type="string">
            <text:p>*</text:p>
          </table:table-cell>
          <table:table-cell table:formula="of:=[Loksne1.J7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1]" office:value-type="float" office:value="405" calcext:value-type="float">
            <text:p>405</text:p>
          </table:table-cell>
          <table:table-cell table:formula="of:=[Loksne1.B71]" office:value-type="string" office:string-value="Košī teorēma" calcext:value-type="string">
            <text:p>Košī teorēma</text:p>
          </table:table-cell>
          <table:table-cell table:formula="of:=[Loksne1.AB71]" office:value-type="string" office:string-value="WO" calcext:value-type="string">
            <text:p>WO</text:p>
          </table:table-cell>
          <table:table-cell table:formula="of:=[Loksne1.W71]" office:value-type="string" office:string-value="Līga Linuža" calcext:value-type="string">
            <text:p>Līga Linuža</text:p>
          </table:table-cell>
          <table:table-cell table:formula="of:=[Loksne1.X71]" office:value-type="string" office:string-value="1993-05-26" calcext:value-type="string">
            <text:p>1993-05-26</text:p>
          </table:table-cell>
          <table:table-cell table:formula="of:=[Loksne1.H71]" office:value-type="string" office:string-value="W" calcext:value-type="string">
            <text:p>W</text:p>
          </table:table-cell>
          <table:table-cell table:formula="of:=[Loksne1.AC71]" office:value-type="string" office:string-value="*" calcext:value-type="string">
            <text:p>*</text:p>
          </table:table-cell>
          <table:table-cell table:formula="of:=[Loksne1.J7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2]" office:value-type="float" office:value="405" calcext:value-type="float">
            <text:p>405</text:p>
          </table:table-cell>
          <table:table-cell table:formula="of:=[Loksne1.B72]" office:value-type="string" office:string-value="Košī teorēma" calcext:value-type="string">
            <text:p>Košī teorēma</text:p>
          </table:table-cell>
          <table:table-cell table:formula="of:=[Loksne1.AB72]" office:value-type="string" office:string-value="WO" calcext:value-type="string">
            <text:p>WO</text:p>
          </table:table-cell>
          <table:table-cell table:formula="of:=[Loksne1.W72]" office:value-type="string" office:string-value="Lāsma Gaile" calcext:value-type="string">
            <text:p>Lāsma Gaile</text:p>
          </table:table-cell>
          <table:table-cell table:formula="of:=[Loksne1.X72]" office:value-type="string" office:string-value="1993-05-06" calcext:value-type="string">
            <text:p>1993-05-06</text:p>
          </table:table-cell>
          <table:table-cell table:formula="of:=[Loksne1.H72]" office:value-type="string" office:string-value="W" calcext:value-type="string">
            <text:p>W</text:p>
          </table:table-cell>
          <table:table-cell table:formula="of:=[Loksne1.AC72]" office:value-type="string" office:string-value="*" calcext:value-type="string">
            <text:p>*</text:p>
          </table:table-cell>
          <table:table-cell table:formula="of:=[Loksne1.J72]" office:value-type="string" office:string-value="Ireland" calcext:value-type="string">
            <text:p>Irela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3]" office:value-type="float" office:value="402" calcext:value-type="float">
            <text:p>402</text:p>
          </table:table-cell>
          <table:table-cell table:formula="of:=[Loksne1.B73]" office:value-type="string" office:string-value="Divplākšņi" calcext:value-type="string">
            <text:p>Divplākšņi</text:p>
          </table:table-cell>
          <table:table-cell table:formula="of:=[Loksne1.AB73]" office:value-type="string" office:string-value="WO" calcext:value-type="string">
            <text:p>WO</text:p>
          </table:table-cell>
          <table:table-cell table:formula="of:=[Loksne1.W73]" office:value-type="string" office:string-value="Lāsma Āboliņa" calcext:value-type="string">
            <text:p>Lāsma Āboliņa</text:p>
          </table:table-cell>
          <table:table-cell table:formula="of:=[Loksne1.X73]" office:value-type="string" office:string-value="1970-02-28" calcext:value-type="string">
            <text:p>1970-02-28</text:p>
          </table:table-cell>
          <table:table-cell table:formula="of:=[Loksne1.H73]" office:value-type="string" office:string-value="W" calcext:value-type="string">
            <text:p>W</text:p>
          </table:table-cell>
          <table:table-cell table:formula="of:=[Loksne1.AC73]" office:value-type="float" office:value="8636803" calcext:value-type="float">
            <text:p>8636803</text:p>
          </table:table-cell>
          <table:table-cell table:formula="of:=[Loksne1.J7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4]" office:value-type="float" office:value="402" calcext:value-type="float">
            <text:p>402</text:p>
          </table:table-cell>
          <table:table-cell table:formula="of:=[Loksne1.B74]" office:value-type="string" office:string-value="Divplākšņi" calcext:value-type="string">
            <text:p>Divplākšņi</text:p>
          </table:table-cell>
          <table:table-cell table:formula="of:=[Loksne1.AB74]" office:value-type="string" office:string-value="WO" calcext:value-type="string">
            <text:p>WO</text:p>
          </table:table-cell>
          <table:table-cell table:formula="of:=[Loksne1.W74]" office:value-type="string" office:string-value="Antra Lukševica" calcext:value-type="string">
            <text:p>Antra Lukševica</text:p>
          </table:table-cell>
          <table:table-cell table:formula="of:=[Loksne1.X74]" office:value-type="string" office:string-value="1981-12-30" calcext:value-type="string">
            <text:p>1981-12-30</text:p>
          </table:table-cell>
          <table:table-cell table:formula="of:=[Loksne1.H74]" office:value-type="string" office:string-value="W" calcext:value-type="string">
            <text:p>W</text:p>
          </table:table-cell>
          <table:table-cell table:formula="of:=[Loksne1.AC74]" office:value-type="string" office:string-value="*" calcext:value-type="string">
            <text:p>*</text:p>
          </table:table-cell>
          <table:table-cell table:formula="of:=[Loksne1.J7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5]" office:value-type="float" office:value="402" calcext:value-type="float">
            <text:p>402</text:p>
          </table:table-cell>
          <table:table-cell table:formula="of:=[Loksne1.B75]" office:value-type="string" office:string-value="Divplākšņi" calcext:value-type="string">
            <text:p>Divplākšņi</text:p>
          </table:table-cell>
          <table:table-cell table:formula="of:=[Loksne1.AB75]" office:value-type="string" office:string-value="WO" calcext:value-type="string">
            <text:p>WO</text:p>
          </table:table-cell>
          <table:table-cell table:formula="of:=[Loksne1.W75]" office:value-type="string" office:string-value="Baiba Maskoļūna" calcext:value-type="string">
            <text:p>Baiba Maskoļūna</text:p>
          </table:table-cell>
          <table:table-cell table:formula="of:=[Loksne1.X75]" office:value-type="string" office:string-value="1978-08-26" calcext:value-type="string">
            <text:p>1978-08-26</text:p>
          </table:table-cell>
          <table:table-cell table:formula="of:=[Loksne1.H75]" office:value-type="string" office:string-value="W" calcext:value-type="string">
            <text:p>W</text:p>
          </table:table-cell>
          <table:table-cell table:formula="of:=[Loksne1.AC75]" office:value-type="string" office:string-value="*" calcext:value-type="string">
            <text:p>*</text:p>
          </table:table-cell>
          <table:table-cell table:formula="of:=[Loksne1.J7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6]" office:value-type="float" office:value="407" calcext:value-type="float">
            <text:p>407</text:p>
          </table:table-cell>
          <table:table-cell table:formula="of:=[Loksne1.B76]" office:value-type="string" office:string-value="SunD" calcext:value-type="string">
            <text:p>SunD</text:p>
          </table:table-cell>
          <table:table-cell table:formula="of:=[Loksne1.AB76]" office:value-type="string" office:string-value="WO" calcext:value-type="string">
            <text:p>WO</text:p>
          </table:table-cell>
          <table:table-cell table:formula="of:=[Loksne1.W76]" office:value-type="string" office:string-value="Sandra Priedīte" calcext:value-type="string">
            <text:p>Sandra Priedīte</text:p>
          </table:table-cell>
          <table:table-cell table:formula="of:=[Loksne1.X76]" office:value-type="string" office:string-value="1980-05-29" calcext:value-type="string">
            <text:p>1980-05-29</text:p>
          </table:table-cell>
          <table:table-cell table:formula="of:=[Loksne1.H76]" office:value-type="string" office:string-value="W" calcext:value-type="string">
            <text:p>W</text:p>
          </table:table-cell>
          <table:table-cell table:formula="of:=[Loksne1.AC76]" office:value-type="float" office:value="9500095" calcext:value-type="float">
            <text:p>9500095</text:p>
          </table:table-cell>
          <table:table-cell table:formula="of:=[Loksne1.J7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7]" office:value-type="float" office:value="407" calcext:value-type="float">
            <text:p>407</text:p>
          </table:table-cell>
          <table:table-cell table:formula="of:=[Loksne1.B77]" office:value-type="string" office:string-value="SunD" calcext:value-type="string">
            <text:p>SunD</text:p>
          </table:table-cell>
          <table:table-cell table:formula="of:=[Loksne1.AB77]" office:value-type="string" office:string-value="WO" calcext:value-type="string">
            <text:p>WO</text:p>
          </table:table-cell>
          <table:table-cell table:formula="of:=[Loksne1.W77]" office:value-type="string" office:string-value="Alda Bražūne" calcext:value-type="string">
            <text:p>Alda Bražūne</text:p>
          </table:table-cell>
          <table:table-cell table:formula="of:=[Loksne1.X77]" office:value-type="string" office:string-value="1982-03-31" calcext:value-type="string">
            <text:p>1982-03-31</text:p>
          </table:table-cell>
          <table:table-cell table:formula="of:=[Loksne1.H77]" office:value-type="string" office:string-value="W" calcext:value-type="string">
            <text:p>W</text:p>
          </table:table-cell>
          <table:table-cell table:formula="of:=[Loksne1.AC77]" office:value-type="float" office:value="9200486" calcext:value-type="float">
            <text:p>9200486</text:p>
          </table:table-cell>
          <table:table-cell table:formula="of:=[Loksne1.J7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8]" office:value-type="float" office:value="406" calcext:value-type="float">
            <text:p>406</text:p>
          </table:table-cell>
          <table:table-cell table:formula="of:=[Loksne1.B78]" office:value-type="string" office:string-value="Smilšu graudi" calcext:value-type="string">
            <text:p>Smilšu graudi</text:p>
          </table:table-cell>
          <table:table-cell table:formula="of:=[Loksne1.AB78]" office:value-type="string" office:string-value="WO" calcext:value-type="string">
            <text:p>WO</text:p>
          </table:table-cell>
          <table:table-cell table:formula="of:=[Loksne1.W78]" office:value-type="string" office:string-value="Laine Štēbele" calcext:value-type="string">
            <text:p>Laine Štēbele</text:p>
          </table:table-cell>
          <table:table-cell table:formula="of:=[Loksne1.X78]" office:value-type="string" office:string-value="1988-06-24" calcext:value-type="string">
            <text:p>1988-06-24</text:p>
          </table:table-cell>
          <table:table-cell table:formula="of:=[Loksne1.H78]" office:value-type="string" office:string-value="W" calcext:value-type="string">
            <text:p>W</text:p>
          </table:table-cell>
          <table:table-cell table:formula="of:=[Loksne1.AC78]" office:value-type="float" office:value="7777927" calcext:value-type="float">
            <text:p>7777927</text:p>
          </table:table-cell>
          <table:table-cell table:formula="of:=[Loksne1.J7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79]" office:value-type="float" office:value="406" calcext:value-type="float">
            <text:p>406</text:p>
          </table:table-cell>
          <table:table-cell table:formula="of:=[Loksne1.B79]" office:value-type="string" office:string-value="Smilšu graudi" calcext:value-type="string">
            <text:p>Smilšu graudi</text:p>
          </table:table-cell>
          <table:table-cell table:formula="of:=[Loksne1.AB79]" office:value-type="string" office:string-value="WO" calcext:value-type="string">
            <text:p>WO</text:p>
          </table:table-cell>
          <table:table-cell table:formula="of:=[Loksne1.W79]" office:value-type="string" office:string-value="Kristiāna Štēbele" calcext:value-type="string">
            <text:p>Kristiāna Štēbele</text:p>
          </table:table-cell>
          <table:table-cell table:formula="of:=[Loksne1.X79]" office:value-type="string" office:string-value="1990-12-29" calcext:value-type="string">
            <text:p>1990-12-29</text:p>
          </table:table-cell>
          <table:table-cell table:formula="of:=[Loksne1.H79]" office:value-type="string" office:string-value="W" calcext:value-type="string">
            <text:p>W</text:p>
          </table:table-cell>
          <table:table-cell table:formula="of:=[Loksne1.AC79]" office:value-type="string" office:string-value="*" calcext:value-type="string">
            <text:p>*</text:p>
          </table:table-cell>
          <table:table-cell table:formula="of:=[Loksne1.J7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7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0]" office:value-type="float" office:value="401" calcext:value-type="float">
            <text:p>401</text:p>
          </table:table-cell>
          <table:table-cell table:formula="of:=[Loksne1.B80]" office:value-type="string" office:string-value="Čiepiņas +" calcext:value-type="string">
            <text:p>Čiepiņas +</text:p>
          </table:table-cell>
          <table:table-cell table:formula="of:=[Loksne1.AB80]" office:value-type="string" office:string-value="WO" calcext:value-type="string">
            <text:p>WO</text:p>
          </table:table-cell>
          <table:table-cell table:formula="of:=[Loksne1.W80]" office:value-type="string" office:string-value="Zane Kaļva" calcext:value-type="string">
            <text:p>Zane Kaļva</text:p>
          </table:table-cell>
          <table:table-cell table:formula="of:=[Loksne1.X80]" office:value-type="string" office:string-value="1991-09-15" calcext:value-type="string">
            <text:p>1991-09-15</text:p>
          </table:table-cell>
          <table:table-cell table:formula="of:=[Loksne1.H80]" office:value-type="string" office:string-value="W" calcext:value-type="string">
            <text:p>W</text:p>
          </table:table-cell>
          <table:table-cell table:formula="of:=[Loksne1.AC80]" office:value-type="float" office:value="1395649" calcext:value-type="float">
            <text:p>1395649</text:p>
          </table:table-cell>
          <table:table-cell table:formula="of:=[Loksne1.J8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1]" office:value-type="float" office:value="401" calcext:value-type="float">
            <text:p>401</text:p>
          </table:table-cell>
          <table:table-cell table:formula="of:=[Loksne1.B81]" office:value-type="string" office:string-value="Čiepiņas +" calcext:value-type="string">
            <text:p>Čiepiņas +</text:p>
          </table:table-cell>
          <table:table-cell table:formula="of:=[Loksne1.AB81]" office:value-type="string" office:string-value="WO" calcext:value-type="string">
            <text:p>WO</text:p>
          </table:table-cell>
          <table:table-cell table:formula="of:=[Loksne1.W81]" office:value-type="string" office:string-value="Linda Krēsliņa" calcext:value-type="string">
            <text:p>Linda Krēsliņa</text:p>
          </table:table-cell>
          <table:table-cell table:formula="of:=[Loksne1.X81]" office:value-type="string" office:string-value="1991-03-04" calcext:value-type="string">
            <text:p>1991-03-04</text:p>
          </table:table-cell>
          <table:table-cell table:formula="of:=[Loksne1.H81]" office:value-type="string" office:string-value="W" calcext:value-type="string">
            <text:p>W</text:p>
          </table:table-cell>
          <table:table-cell table:formula="of:=[Loksne1.AC81]" office:value-type="float" office:value="1395657" calcext:value-type="float">
            <text:p>1395657</text:p>
          </table:table-cell>
          <table:table-cell table:formula="of:=[Loksne1.J8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2]" office:value-type="float" office:value="2302" calcext:value-type="float">
            <text:p>2302</text:p>
          </table:table-cell>
          <table:table-cell table:formula="of:=[Loksne1.B82]" office:value-type="string" office:string-value="Valka" calcext:value-type="string">
            <text:p>Valka</text:p>
          </table:table-cell>
          <table:table-cell table:formula="of:=[Loksne1.AB82]" office:value-type="string" office:string-value="MO" calcext:value-type="string">
            <text:p>MO</text:p>
          </table:table-cell>
          <table:table-cell table:formula="of:=[Loksne1.W82]" office:value-type="string" office:string-value="Kaspars Dadzis" calcext:value-type="string">
            <text:p>Kaspars Dadzis</text:p>
          </table:table-cell>
          <table:table-cell table:formula="of:=[Loksne1.X82]" office:value-type="string" office:string-value="1983-02-19" calcext:value-type="string">
            <text:p>1983-02-19</text:p>
          </table:table-cell>
          <table:table-cell table:formula="of:=[Loksne1.H82]" office:value-type="string" office:string-value="M" calcext:value-type="string">
            <text:p>M</text:p>
          </table:table-cell>
          <table:table-cell table:formula="of:=[Loksne1.AC82]" office:value-type="float" office:value="2015692" calcext:value-type="float">
            <text:p>2015692</text:p>
          </table:table-cell>
          <table:table-cell table:formula="of:=[Loksne1.J8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3]" office:value-type="float" office:value="2302" calcext:value-type="float">
            <text:p>2302</text:p>
          </table:table-cell>
          <table:table-cell table:formula="of:=[Loksne1.B83]" office:value-type="string" office:string-value="Valka" calcext:value-type="string">
            <text:p>Valka</text:p>
          </table:table-cell>
          <table:table-cell table:formula="of:=[Loksne1.AB83]" office:value-type="string" office:string-value="MO" calcext:value-type="string">
            <text:p>MO</text:p>
          </table:table-cell>
          <table:table-cell table:formula="of:=[Loksne1.W83]" office:value-type="string" office:string-value="Valdis Otaņķis" calcext:value-type="string">
            <text:p>Valdis Otaņķis</text:p>
          </table:table-cell>
          <table:table-cell table:formula="of:=[Loksne1.X83]" office:value-type="string" office:string-value="1999-05-02" calcext:value-type="string">
            <text:p>1999-05-02</text:p>
          </table:table-cell>
          <table:table-cell table:formula="of:=[Loksne1.H83]" office:value-type="string" office:string-value="M" calcext:value-type="string">
            <text:p>M</text:p>
          </table:table-cell>
          <table:table-cell table:formula="of:=[Loksne1.AC83]" office:value-type="float" office:value="2015691" calcext:value-type="float">
            <text:p>2015691</text:p>
          </table:table-cell>
          <table:table-cell table:formula="of:=[Loksne1.J8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4]" office:value-type="float" office:value="2301" calcext:value-type="float">
            <text:p>2301</text:p>
          </table:table-cell>
          <table:table-cell table:formula="of:=[Loksne1.B84]" office:value-type="string" office:string-value="Freelanceri" calcext:value-type="string">
            <text:p>Freelanceri</text:p>
          </table:table-cell>
          <table:table-cell table:formula="of:=[Loksne1.AB84]" office:value-type="string" office:string-value="MO" calcext:value-type="string">
            <text:p>MO</text:p>
          </table:table-cell>
          <table:table-cell table:formula="of:=[Loksne1.W84]" office:value-type="string" office:string-value="Toms Komass" calcext:value-type="string">
            <text:p>Toms Komass</text:p>
          </table:table-cell>
          <table:table-cell table:formula="of:=[Loksne1.X84]" office:value-type="string" office:string-value="1986-07-06" calcext:value-type="string">
            <text:p>1986-07-06</text:p>
          </table:table-cell>
          <table:table-cell table:formula="of:=[Loksne1.H84]" office:value-type="string" office:string-value="M" calcext:value-type="string">
            <text:p>M</text:p>
          </table:table-cell>
          <table:table-cell table:formula="of:=[Loksne1.AC84]" office:value-type="string" office:string-value="*" calcext:value-type="string">
            <text:p>*</text:p>
          </table:table-cell>
          <table:table-cell table:formula="of:=[Loksne1.J8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5]" office:value-type="float" office:value="2301" calcext:value-type="float">
            <text:p>2301</text:p>
          </table:table-cell>
          <table:table-cell table:formula="of:=[Loksne1.B85]" office:value-type="string" office:string-value="Freelanceri" calcext:value-type="string">
            <text:p>Freelanceri</text:p>
          </table:table-cell>
          <table:table-cell table:formula="of:=[Loksne1.AB85]" office:value-type="string" office:string-value="MO" calcext:value-type="string">
            <text:p>MO</text:p>
          </table:table-cell>
          <table:table-cell table:formula="of:=[Loksne1.W85]" office:value-type="string" office:string-value="Mārtiņš Kāns" calcext:value-type="string">
            <text:p>Mārtiņš Kāns</text:p>
          </table:table-cell>
          <table:table-cell table:formula="of:=[Loksne1.X85]" office:value-type="string" office:string-value="1986-06-17" calcext:value-type="string">
            <text:p>1986-06-17</text:p>
          </table:table-cell>
          <table:table-cell table:formula="of:=[Loksne1.H85]" office:value-type="string" office:string-value="M" calcext:value-type="string">
            <text:p>M</text:p>
          </table:table-cell>
          <table:table-cell table:formula="of:=[Loksne1.AC85]" office:value-type="string" office:string-value="*" calcext:value-type="string">
            <text:p>*</text:p>
          </table:table-cell>
          <table:table-cell table:formula="of:=[Loksne1.J8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6]" office:value-type="float" office:value="1101" calcext:value-type="float">
            <text:p>1101</text:p>
          </table:table-cell>
          <table:table-cell table:formula="of:=[Loksne1.B86]" office:value-type="string" office:string-value="Amatciems" calcext:value-type="string">
            <text:p>Amatciems</text:p>
          </table:table-cell>
          <table:table-cell table:formula="of:=[Loksne1.AB86]" office:value-type="string" office:string-value="XO,XV,XSV" calcext:value-type="string">
            <text:p>XO,XV,XSV</text:p>
          </table:table-cell>
          <table:table-cell table:formula="of:=[Loksne1.W86]" office:value-type="string" office:string-value="Viesturs Ziediņš" calcext:value-type="string">
            <text:p>Viesturs Ziediņš</text:p>
          </table:table-cell>
          <table:table-cell table:formula="of:=[Loksne1.X86]" office:value-type="string" office:string-value="1955-01-01" calcext:value-type="string">
            <text:p>1955-01-01</text:p>
          </table:table-cell>
          <table:table-cell table:formula="of:=[Loksne1.H86]" office:value-type="string" office:string-value="M" calcext:value-type="string">
            <text:p>M</text:p>
          </table:table-cell>
          <table:table-cell table:formula="of:=[Loksne1.AC86]" office:value-type="float" office:value="211241" calcext:value-type="float">
            <text:p>211241</text:p>
          </table:table-cell>
          <table:table-cell table:formula="of:=[Loksne1.J8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7]" office:value-type="float" office:value="1101" calcext:value-type="float">
            <text:p>1101</text:p>
          </table:table-cell>
          <table:table-cell table:formula="of:=[Loksne1.B87]" office:value-type="string" office:string-value="Amatciems" calcext:value-type="string">
            <text:p>Amatciems</text:p>
          </table:table-cell>
          <table:table-cell table:formula="of:=[Loksne1.AB87]" office:value-type="string" office:string-value="XO,XV,XSV" calcext:value-type="string">
            <text:p>XO,XV,XSV</text:p>
          </table:table-cell>
          <table:table-cell table:formula="of:=[Loksne1.W87]" office:value-type="string" office:string-value="Ināra Ģipsle" calcext:value-type="string">
            <text:p>Ināra Ģipsle</text:p>
          </table:table-cell>
          <table:table-cell table:formula="of:=[Loksne1.X87]" office:value-type="string" office:string-value="1952-02-27" calcext:value-type="string">
            <text:p>1952-02-27</text:p>
          </table:table-cell>
          <table:table-cell table:formula="of:=[Loksne1.H87]" office:value-type="string" office:string-value="W" calcext:value-type="string">
            <text:p>W</text:p>
          </table:table-cell>
          <table:table-cell table:formula="of:=[Loksne1.AC87]" office:value-type="float" office:value="211243" calcext:value-type="float">
            <text:p>211243</text:p>
          </table:table-cell>
          <table:table-cell table:formula="of:=[Loksne1.J8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8]" office:value-type="float" office:value="1102" calcext:value-type="float">
            <text:p>1102</text:p>
          </table:table-cell>
          <table:table-cell table:formula="of:=[Loksne1.B88]" office:value-type="string" office:string-value="ALAN" calcext:value-type="string">
            <text:p>ALAN</text:p>
          </table:table-cell>
          <table:table-cell table:formula="of:=[Loksne1.AB88]" office:value-type="string" office:string-value="XO,XV,XSV" calcext:value-type="string">
            <text:p>XO,XV,XSV</text:p>
          </table:table-cell>
          <table:table-cell table:formula="of:=[Loksne1.W88]" office:value-type="string" office:string-value="Andra Jansone" calcext:value-type="string">
            <text:p>Andra Jansone</text:p>
          </table:table-cell>
          <table:table-cell table:formula="of:=[Loksne1.X88]" office:value-type="string" office:string-value="1959-12-12" calcext:value-type="string">
            <text:p>1959-12-12</text:p>
          </table:table-cell>
          <table:table-cell table:formula="of:=[Loksne1.H88]" office:value-type="string" office:string-value="W" calcext:value-type="string">
            <text:p>W</text:p>
          </table:table-cell>
          <table:table-cell table:formula="of:=[Loksne1.AC88]" office:value-type="string" office:string-value="*" calcext:value-type="string">
            <text:p>*</text:p>
          </table:table-cell>
          <table:table-cell table:formula="of:=[Loksne1.J8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89]" office:value-type="float" office:value="1102" calcext:value-type="float">
            <text:p>1102</text:p>
          </table:table-cell>
          <table:table-cell table:formula="of:=[Loksne1.B89]" office:value-type="string" office:string-value="ALAN" calcext:value-type="string">
            <text:p>ALAN</text:p>
          </table:table-cell>
          <table:table-cell table:formula="of:=[Loksne1.AB89]" office:value-type="string" office:string-value="XO,XV,XSV" calcext:value-type="string">
            <text:p>XO,XV,XSV</text:p>
          </table:table-cell>
          <table:table-cell table:formula="of:=[Loksne1.W89]" office:value-type="string" office:string-value="Aldis Zavickis" calcext:value-type="string">
            <text:p>Aldis Zavickis</text:p>
          </table:table-cell>
          <table:table-cell table:formula="of:=[Loksne1.X89]" office:value-type="string" office:string-value="1954-12-08" calcext:value-type="string">
            <text:p>1954-12-08</text:p>
          </table:table-cell>
          <table:table-cell table:formula="of:=[Loksne1.H89]" office:value-type="string" office:string-value="M" calcext:value-type="string">
            <text:p>M</text:p>
          </table:table-cell>
          <table:table-cell table:formula="of:=[Loksne1.AC89]" office:value-type="string" office:string-value="*" calcext:value-type="string">
            <text:p>*</text:p>
          </table:table-cell>
          <table:table-cell table:formula="of:=[Loksne1.J8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8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0]" office:value-type="float" office:value="2802" calcext:value-type="float">
            <text:p>2802</text:p>
          </table:table-cell>
          <table:table-cell table:formula="of:=[Loksne1.B90]" office:value-type="string" office:string-value="MaSka" calcext:value-type="string">
            <text:p>MaSka</text:p>
          </table:table-cell>
          <table:table-cell table:formula="of:=[Loksne1.AB90]" office:value-type="string" office:string-value="XO,XV" calcext:value-type="string">
            <text:p>XO,XV</text:p>
          </table:table-cell>
          <table:table-cell table:formula="of:=[Loksne1.W90]" office:value-type="string" office:string-value="Skaidrīte Otaņķe" calcext:value-type="string">
            <text:p>Skaidrīte Otaņķe</text:p>
          </table:table-cell>
          <table:table-cell table:formula="of:=[Loksne1.X90]" office:value-type="string" office:string-value="1960-06-29" calcext:value-type="string">
            <text:p>1960-06-29</text:p>
          </table:table-cell>
          <table:table-cell table:formula="of:=[Loksne1.H90]" office:value-type="string" office:string-value="W" calcext:value-type="string">
            <text:p>W</text:p>
          </table:table-cell>
          <table:table-cell table:formula="of:=[Loksne1.AC90]" office:value-type="string" office:string-value="*" calcext:value-type="string">
            <text:p>*</text:p>
          </table:table-cell>
          <table:table-cell table:formula="of:=[Loksne1.J9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1]" office:value-type="float" office:value="2802" calcext:value-type="float">
            <text:p>2802</text:p>
          </table:table-cell>
          <table:table-cell table:formula="of:=[Loksne1.B91]" office:value-type="string" office:string-value="MaSka" calcext:value-type="string">
            <text:p>MaSka</text:p>
          </table:table-cell>
          <table:table-cell table:formula="of:=[Loksne1.AB91]" office:value-type="string" office:string-value="XO,XV" calcext:value-type="string">
            <text:p>XO,XV</text:p>
          </table:table-cell>
          <table:table-cell table:formula="of:=[Loksne1.W91]" office:value-type="string" office:string-value="Māris Otaņķis" calcext:value-type="string">
            <text:p>Māris Otaņķis</text:p>
          </table:table-cell>
          <table:table-cell table:formula="of:=[Loksne1.X91]" office:value-type="string" office:string-value="1956-09-29" calcext:value-type="string">
            <text:p>1956-09-29</text:p>
          </table:table-cell>
          <table:table-cell table:formula="of:=[Loksne1.H91]" office:value-type="string" office:string-value="M" calcext:value-type="string">
            <text:p>M</text:p>
          </table:table-cell>
          <table:table-cell table:formula="of:=[Loksne1.AC91]" office:value-type="string" office:string-value="*" calcext:value-type="string">
            <text:p>*</text:p>
          </table:table-cell>
          <table:table-cell table:formula="of:=[Loksne1.J9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2]" office:value-type="float" office:value="2802" calcext:value-type="float">
            <text:p>2802</text:p>
          </table:table-cell>
          <table:table-cell table:formula="of:=[Loksne1.B92]" office:value-type="string" office:string-value="MaSka" calcext:value-type="string">
            <text:p>MaSka</text:p>
          </table:table-cell>
          <table:table-cell table:formula="of:=[Loksne1.AB92]" office:value-type="string" office:string-value="XO,XV" calcext:value-type="string">
            <text:p>XO,XV</text:p>
          </table:table-cell>
          <table:table-cell table:formula="of:=[Loksne1.W92]" office:value-type="string" office:string-value="Mudīte Šteina" calcext:value-type="string">
            <text:p>Mudīte Šteina</text:p>
          </table:table-cell>
          <table:table-cell table:formula="of:=[Loksne1.X92]" office:value-type="string" office:string-value="1963-07-01" calcext:value-type="string">
            <text:p>1963-07-01</text:p>
          </table:table-cell>
          <table:table-cell table:formula="of:=[Loksne1.H92]" office:value-type="string" office:string-value="W" calcext:value-type="string">
            <text:p>W</text:p>
          </table:table-cell>
          <table:table-cell table:formula="of:=[Loksne1.AC92]" office:value-type="string" office:string-value="*" calcext:value-type="string">
            <text:p>*</text:p>
          </table:table-cell>
          <table:table-cell table:formula="of:=[Loksne1.J9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3]" office:value-type="float" office:value="2801" calcext:value-type="float">
            <text:p>2801</text:p>
          </table:table-cell>
          <table:table-cell table:formula="of:=[Loksne1.B93]" office:value-type="string" office:string-value="Dream time" calcext:value-type="string">
            <text:p>Dream time</text:p>
          </table:table-cell>
          <table:table-cell table:formula="of:=[Loksne1.AB93]" office:value-type="string" office:string-value="XO,XV" calcext:value-type="string">
            <text:p>XO,XV</text:p>
          </table:table-cell>
          <table:table-cell table:formula="of:=[Loksne1.W93]" office:value-type="string" office:string-value="Dace Zbitkovska" calcext:value-type="string">
            <text:p>Dace Zbitkovska</text:p>
          </table:table-cell>
          <table:table-cell table:formula="of:=[Loksne1.X93]" office:value-type="string" office:string-value="1974-09-05" calcext:value-type="string">
            <text:p>1974-09-05</text:p>
          </table:table-cell>
          <table:table-cell table:formula="of:=[Loksne1.H93]" office:value-type="string" office:string-value="W" calcext:value-type="string">
            <text:p>W</text:p>
          </table:table-cell>
          <table:table-cell table:formula="of:=[Loksne1.AC93]" office:value-type="float" office:value="1201502" calcext:value-type="float">
            <text:p>1201502</text:p>
          </table:table-cell>
          <table:table-cell table:formula="of:=[Loksne1.J9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4]" office:value-type="float" office:value="2801" calcext:value-type="float">
            <text:p>2801</text:p>
          </table:table-cell>
          <table:table-cell table:formula="of:=[Loksne1.B94]" office:value-type="string" office:string-value="Dream time" calcext:value-type="string">
            <text:p>Dream time</text:p>
          </table:table-cell>
          <table:table-cell table:formula="of:=[Loksne1.AB94]" office:value-type="string" office:string-value="XO,XV" calcext:value-type="string">
            <text:p>XO,XV</text:p>
          </table:table-cell>
          <table:table-cell table:formula="of:=[Loksne1.W94]" office:value-type="string" office:string-value="Kārlis Paukšs" calcext:value-type="string">
            <text:p>Kārlis Paukšs</text:p>
          </table:table-cell>
          <table:table-cell table:formula="of:=[Loksne1.X94]" office:value-type="string" office:string-value="1974-11-11" calcext:value-type="string">
            <text:p>1974-11-11</text:p>
          </table:table-cell>
          <table:table-cell table:formula="of:=[Loksne1.H94]" office:value-type="string" office:string-value="M" calcext:value-type="string">
            <text:p>M</text:p>
          </table:table-cell>
          <table:table-cell table:formula="of:=[Loksne1.AC94]" office:value-type="string" office:string-value="*" calcext:value-type="string">
            <text:p>*</text:p>
          </table:table-cell>
          <table:table-cell table:formula="of:=[Loksne1.J9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5]" office:value-type="float" office:value="2506" calcext:value-type="float">
            <text:p>2506</text:p>
          </table:table-cell>
          <table:table-cell table:formula="of:=[Loksne1.B95]" office:value-type="string" office:string-value="Vikingi" calcext:value-type="string">
            <text:p>Vikingi</text:p>
          </table:table-cell>
          <table:table-cell table:formula="of:=[Loksne1.AB95]" office:value-type="string" office:string-value="XO" calcext:value-type="string">
            <text:p>XO</text:p>
          </table:table-cell>
          <table:table-cell table:formula="of:=[Loksne1.W95]" office:value-type="string" office:string-value="Guna Martinsone" calcext:value-type="string">
            <text:p>Guna Martinsone</text:p>
          </table:table-cell>
          <table:table-cell table:formula="of:=[Loksne1.X95]" office:value-type="string" office:string-value="1986-03-18" calcext:value-type="string">
            <text:p>1986-03-18</text:p>
          </table:table-cell>
          <table:table-cell table:formula="of:=[Loksne1.H95]" office:value-type="string" office:string-value="W" calcext:value-type="string">
            <text:p>W</text:p>
          </table:table-cell>
          <table:table-cell table:formula="of:=[Loksne1.AC95]" office:value-type="float" office:value="7201403" calcext:value-type="float">
            <text:p>7201403</text:p>
          </table:table-cell>
          <table:table-cell table:formula="of:=[Loksne1.J9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6]" office:value-type="float" office:value="2506" calcext:value-type="float">
            <text:p>2506</text:p>
          </table:table-cell>
          <table:table-cell table:formula="of:=[Loksne1.B96]" office:value-type="string" office:string-value="Vikingi" calcext:value-type="string">
            <text:p>Vikingi</text:p>
          </table:table-cell>
          <table:table-cell table:formula="of:=[Loksne1.AB96]" office:value-type="string" office:string-value="XO" calcext:value-type="string">
            <text:p>XO</text:p>
          </table:table-cell>
          <table:table-cell table:formula="of:=[Loksne1.W96]" office:value-type="string" office:string-value="Jānis  Uzulēns" calcext:value-type="string">
            <text:p>Jānis <text:s/>Uzulēns</text:p>
          </table:table-cell>
          <table:table-cell table:formula="of:=[Loksne1.X96]" office:value-type="string" office:string-value="1988-02-15" calcext:value-type="string">
            <text:p>1988-02-15</text:p>
          </table:table-cell>
          <table:table-cell table:formula="of:=[Loksne1.H96]" office:value-type="string" office:string-value="M" calcext:value-type="string">
            <text:p>M</text:p>
          </table:table-cell>
          <table:table-cell table:formula="of:=[Loksne1.AC96]" office:value-type="string" office:string-value="*" calcext:value-type="string">
            <text:p>*</text:p>
          </table:table-cell>
          <table:table-cell table:formula="of:=[Loksne1.J9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7]" office:value-type="float" office:value="2507" calcext:value-type="float">
            <text:p>2507</text:p>
          </table:table-cell>
          <table:table-cell table:formula="of:=[Loksne1.B97]" office:value-type="string" office:string-value="Turbo Gliemezi" calcext:value-type="string">
            <text:p>Turbo Gliemezi</text:p>
          </table:table-cell>
          <table:table-cell table:formula="of:=[Loksne1.AB97]" office:value-type="string" office:string-value="XO" calcext:value-type="string">
            <text:p>XO</text:p>
          </table:table-cell>
          <table:table-cell table:formula="of:=[Loksne1.W97]" office:value-type="string" office:string-value="Kaspars Stukuls" calcext:value-type="string">
            <text:p>Kaspars Stukuls</text:p>
          </table:table-cell>
          <table:table-cell table:formula="of:=[Loksne1.X97]" office:value-type="string" office:string-value="1979-09-12" calcext:value-type="string">
            <text:p>1979-09-12</text:p>
          </table:table-cell>
          <table:table-cell table:formula="of:=[Loksne1.H97]" office:value-type="string" office:string-value="M" calcext:value-type="string">
            <text:p>M</text:p>
          </table:table-cell>
          <table:table-cell table:formula="of:=[Loksne1.AC97]" office:value-type="string" office:string-value="*" calcext:value-type="string">
            <text:p>*</text:p>
          </table:table-cell>
          <table:table-cell table:formula="of:=[Loksne1.J9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8]" office:value-type="float" office:value="2507" calcext:value-type="float">
            <text:p>2507</text:p>
          </table:table-cell>
          <table:table-cell table:formula="of:=[Loksne1.B98]" office:value-type="string" office:string-value="Turbo Gliemezi" calcext:value-type="string">
            <text:p>Turbo Gliemezi</text:p>
          </table:table-cell>
          <table:table-cell table:formula="of:=[Loksne1.AB98]" office:value-type="string" office:string-value="XO" calcext:value-type="string">
            <text:p>XO</text:p>
          </table:table-cell>
          <table:table-cell table:formula="of:=[Loksne1.W98]" office:value-type="string" office:string-value="Kristine Bagucka" calcext:value-type="string">
            <text:p>Kristine Bagucka</text:p>
          </table:table-cell>
          <table:table-cell table:formula="of:=[Loksne1.X98]" office:value-type="string" office:string-value="1982-05-14" calcext:value-type="string">
            <text:p>1982-05-14</text:p>
          </table:table-cell>
          <table:table-cell table:formula="of:=[Loksne1.H98]" office:value-type="string" office:string-value="W" calcext:value-type="string">
            <text:p>W</text:p>
          </table:table-cell>
          <table:table-cell table:formula="of:=[Loksne1.AC98]" office:value-type="string" office:string-value="*" calcext:value-type="string">
            <text:p>*</text:p>
          </table:table-cell>
          <table:table-cell table:formula="of:=[Loksne1.J9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99]" office:value-type="float" office:value="2507" calcext:value-type="float">
            <text:p>2507</text:p>
          </table:table-cell>
          <table:table-cell table:formula="of:=[Loksne1.B99]" office:value-type="string" office:string-value="Turbo Gliemezi" calcext:value-type="string">
            <text:p>Turbo Gliemezi</text:p>
          </table:table-cell>
          <table:table-cell table:formula="of:=[Loksne1.AB99]" office:value-type="string" office:string-value="XO" calcext:value-type="string">
            <text:p>XO</text:p>
          </table:table-cell>
          <table:table-cell table:formula="of:=[Loksne1.W99]" office:value-type="string" office:string-value="Ainars Brahmanis" calcext:value-type="string">
            <text:p>Ainars Brahmanis</text:p>
          </table:table-cell>
          <table:table-cell table:formula="of:=[Loksne1.X99]" office:value-type="string" office:string-value="1976-06-08" calcext:value-type="string">
            <text:p>1976-06-08</text:p>
          </table:table-cell>
          <table:table-cell table:formula="of:=[Loksne1.H99]" office:value-type="string" office:string-value="M" calcext:value-type="string">
            <text:p>M</text:p>
          </table:table-cell>
          <table:table-cell table:formula="of:=[Loksne1.AC99]" office:value-type="string" office:string-value="*" calcext:value-type="string">
            <text:p>*</text:p>
          </table:table-cell>
          <table:table-cell table:formula="of:=[Loksne1.J9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9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0]" office:value-type="float" office:value="2505" calcext:value-type="float">
            <text:p>2505</text:p>
          </table:table-cell>
          <table:table-cell table:formula="of:=[Loksne1.B100]" office:value-type="string" office:string-value="SiS Latvia" calcext:value-type="string">
            <text:p>SiS Latvia</text:p>
          </table:table-cell>
          <table:table-cell table:formula="of:=[Loksne1.AB100]" office:value-type="string" office:string-value="XO" calcext:value-type="string">
            <text:p>XO</text:p>
          </table:table-cell>
          <table:table-cell table:formula="of:=[Loksne1.W100]" office:value-type="string" office:string-value="Ance Ziediņa" calcext:value-type="string">
            <text:p>Ance Ziediņa</text:p>
          </table:table-cell>
          <table:table-cell table:formula="of:=[Loksne1.X100]" office:value-type="string" office:string-value="1980-01-27" calcext:value-type="string">
            <text:p>1980-01-27</text:p>
          </table:table-cell>
          <table:table-cell table:formula="of:=[Loksne1.H100]" office:value-type="string" office:string-value="W" calcext:value-type="string">
            <text:p>W</text:p>
          </table:table-cell>
          <table:table-cell table:formula="of:=[Loksne1.AC100]" office:value-type="string" office:string-value="*" calcext:value-type="string">
            <text:p>*</text:p>
          </table:table-cell>
          <table:table-cell table:formula="of:=[Loksne1.J10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1]" office:value-type="float" office:value="2505" calcext:value-type="float">
            <text:p>2505</text:p>
          </table:table-cell>
          <table:table-cell table:formula="of:=[Loksne1.B101]" office:value-type="string" office:string-value="SiS Latvia" calcext:value-type="string">
            <text:p>SiS Latvia</text:p>
          </table:table-cell>
          <table:table-cell table:formula="of:=[Loksne1.AB101]" office:value-type="string" office:string-value="XO" calcext:value-type="string">
            <text:p>XO</text:p>
          </table:table-cell>
          <table:table-cell table:formula="of:=[Loksne1.W101]" office:value-type="string" office:string-value="Kaspars Zudrags" calcext:value-type="string">
            <text:p>Kaspars Zudrags</text:p>
          </table:table-cell>
          <table:table-cell table:formula="of:=[Loksne1.X101]" office:value-type="string" office:string-value="1977-01-17" calcext:value-type="string">
            <text:p>1977-01-17</text:p>
          </table:table-cell>
          <table:table-cell table:formula="of:=[Loksne1.H101]" office:value-type="string" office:string-value="M" calcext:value-type="string">
            <text:p>M</text:p>
          </table:table-cell>
          <table:table-cell table:formula="of:=[Loksne1.AC101]" office:value-type="float" office:value="1399597" calcext:value-type="float">
            <text:p>1399597</text:p>
          </table:table-cell>
          <table:table-cell table:formula="of:=[Loksne1.J10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2]" office:value-type="float" office:value="2501" calcext:value-type="float">
            <text:p>2501</text:p>
          </table:table-cell>
          <table:table-cell table:formula="of:=[Loksne1.B102]" office:value-type="string" office:string-value="Aiziet!" calcext:value-type="string">
            <text:p>Aiziet!</text:p>
          </table:table-cell>
          <table:table-cell table:formula="of:=[Loksne1.AB102]" office:value-type="string" office:string-value="XO" calcext:value-type="string">
            <text:p>XO</text:p>
          </table:table-cell>
          <table:table-cell table:formula="of:=[Loksne1.W102]" office:value-type="string" office:string-value="Agnese Kalēja" calcext:value-type="string">
            <text:p>Agnese Kalēja</text:p>
          </table:table-cell>
          <table:table-cell table:formula="of:=[Loksne1.X102]" office:value-type="string" office:string-value="1994-12-14" calcext:value-type="string">
            <text:p>1994-12-14</text:p>
          </table:table-cell>
          <table:table-cell table:formula="of:=[Loksne1.H102]" office:value-type="string" office:string-value="W" calcext:value-type="string">
            <text:p>W</text:p>
          </table:table-cell>
          <table:table-cell table:formula="of:=[Loksne1.AC102]" office:value-type="string" office:string-value="*" calcext:value-type="string">
            <text:p>*</text:p>
          </table:table-cell>
          <table:table-cell table:formula="of:=[Loksne1.J10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3]" office:value-type="float" office:value="2501" calcext:value-type="float">
            <text:p>2501</text:p>
          </table:table-cell>
          <table:table-cell table:formula="of:=[Loksne1.B103]" office:value-type="string" office:string-value="Aiziet!" calcext:value-type="string">
            <text:p>Aiziet!</text:p>
          </table:table-cell>
          <table:table-cell table:formula="of:=[Loksne1.AB103]" office:value-type="string" office:string-value="XO" calcext:value-type="string">
            <text:p>XO</text:p>
          </table:table-cell>
          <table:table-cell table:formula="of:=[Loksne1.W103]" office:value-type="string" office:string-value="Ģirts Pēčs" calcext:value-type="string">
            <text:p>Ģirts Pēčs</text:p>
          </table:table-cell>
          <table:table-cell table:formula="of:=[Loksne1.X103]" office:value-type="string" office:string-value="1993-05-26" calcext:value-type="string">
            <text:p>1993-05-26</text:p>
          </table:table-cell>
          <table:table-cell table:formula="of:=[Loksne1.H103]" office:value-type="string" office:string-value="M" calcext:value-type="string">
            <text:p>M</text:p>
          </table:table-cell>
          <table:table-cell table:formula="of:=[Loksne1.AC103]" office:value-type="string" office:string-value="*" calcext:value-type="string">
            <text:p>*</text:p>
          </table:table-cell>
          <table:table-cell table:formula="of:=[Loksne1.J10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4]" office:value-type="float" office:value="2508" calcext:value-type="float">
            <text:p>2508</text:p>
          </table:table-cell>
          <table:table-cell table:formula="of:=[Loksne1.B104]" office:value-type="string" office:string-value="Iesalnieki" calcext:value-type="string">
            <text:p>Iesalnieki</text:p>
          </table:table-cell>
          <table:table-cell table:formula="of:=[Loksne1.AB104]" office:value-type="string" office:string-value="XO" calcext:value-type="string">
            <text:p>XO</text:p>
          </table:table-cell>
          <table:table-cell table:formula="of:=[Loksne1.W104]" office:value-type="string" office:string-value="Imants Iesalnieks" calcext:value-type="string">
            <text:p>Imants Iesalnieks</text:p>
          </table:table-cell>
          <table:table-cell table:formula="of:=[Loksne1.X104]" office:value-type="string" office:string-value="1984-03-15" calcext:value-type="string">
            <text:p>1984-03-15</text:p>
          </table:table-cell>
          <table:table-cell table:formula="of:=[Loksne1.H104]" office:value-type="string" office:string-value="M" calcext:value-type="string">
            <text:p>M</text:p>
          </table:table-cell>
          <table:table-cell table:formula="of:=[Loksne1.AC104]" office:value-type="string" office:string-value="*" calcext:value-type="string">
            <text:p>*</text:p>
          </table:table-cell>
          <table:table-cell table:formula="of:=[Loksne1.J10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5]" office:value-type="float" office:value="2508" calcext:value-type="float">
            <text:p>2508</text:p>
          </table:table-cell>
          <table:table-cell table:formula="of:=[Loksne1.B105]" office:value-type="string" office:string-value="Iesalnieki" calcext:value-type="string">
            <text:p>Iesalnieki</text:p>
          </table:table-cell>
          <table:table-cell table:formula="of:=[Loksne1.AB105]" office:value-type="string" office:string-value="XO" calcext:value-type="string">
            <text:p>XO</text:p>
          </table:table-cell>
          <table:table-cell table:formula="of:=[Loksne1.W105]" office:value-type="string" office:string-value="Sandra Iesalniece" calcext:value-type="string">
            <text:p>Sandra Iesalniece</text:p>
          </table:table-cell>
          <table:table-cell table:formula="of:=[Loksne1.X105]" office:value-type="string" office:string-value="1983-12-31" calcext:value-type="string">
            <text:p>1983-12-31</text:p>
          </table:table-cell>
          <table:table-cell table:formula="of:=[Loksne1.H105]" office:value-type="string" office:string-value="W" calcext:value-type="string">
            <text:p>W</text:p>
          </table:table-cell>
          <table:table-cell table:formula="of:=[Loksne1.AC105]" office:value-type="string" office:string-value="*" calcext:value-type="string">
            <text:p>*</text:p>
          </table:table-cell>
          <table:table-cell table:formula="of:=[Loksne1.J10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6]" office:value-type="float" office:value="2504" calcext:value-type="float">
            <text:p>2504</text:p>
          </table:table-cell>
          <table:table-cell table:formula="of:=[Loksne1.B106]" office:value-type="string" office:string-value="eBIOpower" calcext:value-type="string">
            <text:p>eBIOpower</text:p>
          </table:table-cell>
          <table:table-cell table:formula="of:=[Loksne1.AB106]" office:value-type="string" office:string-value="XO" calcext:value-type="string">
            <text:p>XO</text:p>
          </table:table-cell>
          <table:table-cell table:formula="of:=[Loksne1.W106]" office:value-type="string" office:string-value="Gatis Gaņģītis" calcext:value-type="string">
            <text:p>Gatis Gaņģītis</text:p>
          </table:table-cell>
          <table:table-cell table:formula="of:=[Loksne1.X106]" office:value-type="string" office:string-value="1982-11-12" calcext:value-type="string">
            <text:p>1982-11-12</text:p>
          </table:table-cell>
          <table:table-cell table:formula="of:=[Loksne1.H106]" office:value-type="string" office:string-value="M" calcext:value-type="string">
            <text:p>M</text:p>
          </table:table-cell>
          <table:table-cell table:formula="of:=[Loksne1.AC106]" office:value-type="string" office:string-value="*" calcext:value-type="string">
            <text:p>*</text:p>
          </table:table-cell>
          <table:table-cell table:formula="of:=[Loksne1.J10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7]" office:value-type="float" office:value="2504" calcext:value-type="float">
            <text:p>2504</text:p>
          </table:table-cell>
          <table:table-cell table:formula="of:=[Loksne1.B107]" office:value-type="string" office:string-value="eBIOpower" calcext:value-type="string">
            <text:p>eBIOpower</text:p>
          </table:table-cell>
          <table:table-cell table:formula="of:=[Loksne1.AB107]" office:value-type="string" office:string-value="XO" calcext:value-type="string">
            <text:p>XO</text:p>
          </table:table-cell>
          <table:table-cell table:formula="of:=[Loksne1.W107]" office:value-type="string" office:string-value="Līga Gaņģīte" calcext:value-type="string">
            <text:p>Līga Gaņģīte</text:p>
          </table:table-cell>
          <table:table-cell table:formula="of:=[Loksne1.X107]" office:value-type="string" office:string-value="1985-03-16" calcext:value-type="string">
            <text:p>1985-03-16</text:p>
          </table:table-cell>
          <table:table-cell table:formula="of:=[Loksne1.H107]" office:value-type="string" office:string-value="W" calcext:value-type="string">
            <text:p>W</text:p>
          </table:table-cell>
          <table:table-cell table:formula="of:=[Loksne1.AC107]" office:value-type="string" office:string-value="*" calcext:value-type="string">
            <text:p>*</text:p>
          </table:table-cell>
          <table:table-cell table:formula="of:=[Loksne1.J10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8]" office:value-type="float" office:value="2504" calcext:value-type="float">
            <text:p>2504</text:p>
          </table:table-cell>
          <table:table-cell table:formula="of:=[Loksne1.B108]" office:value-type="string" office:string-value="eBIOpower" calcext:value-type="string">
            <text:p>eBIOpower</text:p>
          </table:table-cell>
          <table:table-cell table:formula="of:=[Loksne1.AB108]" office:value-type="string" office:string-value="XO" calcext:value-type="string">
            <text:p>XO</text:p>
          </table:table-cell>
          <table:table-cell table:formula="of:=[Loksne1.W108]" office:value-type="string" office:string-value="Iveta Šternberga" calcext:value-type="string">
            <text:p>Iveta Šternberga</text:p>
          </table:table-cell>
          <table:table-cell table:formula="of:=[Loksne1.X108]" office:value-type="string" office:string-value="1961-05-21" calcext:value-type="string">
            <text:p>1961-05-21</text:p>
          </table:table-cell>
          <table:table-cell table:formula="of:=[Loksne1.H108]" office:value-type="string" office:string-value="W" calcext:value-type="string">
            <text:p>W</text:p>
          </table:table-cell>
          <table:table-cell table:formula="of:=[Loksne1.AC108]" office:value-type="string" office:string-value="*" calcext:value-type="string">
            <text:p>*</text:p>
          </table:table-cell>
          <table:table-cell table:formula="of:=[Loksne1.J10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09]" office:value-type="float" office:value="2502" calcext:value-type="float">
            <text:p>2502</text:p>
          </table:table-cell>
          <table:table-cell table:formula="of:=[Loksne1.B109]" office:value-type="string" office:string-value="2.K." calcext:value-type="string">
            <text:p>2.K.</text:p>
          </table:table-cell>
          <table:table-cell table:formula="of:=[Loksne1.AB109]" office:value-type="string" office:string-value="XO" calcext:value-type="string">
            <text:p>XO</text:p>
          </table:table-cell>
          <table:table-cell table:formula="of:=[Loksne1.W109]" office:value-type="string" office:string-value="Juris Kačoreks" calcext:value-type="string">
            <text:p>Juris Kačoreks</text:p>
          </table:table-cell>
          <table:table-cell table:formula="of:=[Loksne1.X109]" office:value-type="string" office:string-value="1972-08-22" calcext:value-type="string">
            <text:p>1972-08-22</text:p>
          </table:table-cell>
          <table:table-cell table:formula="of:=[Loksne1.H109]" office:value-type="string" office:string-value="M" calcext:value-type="string">
            <text:p>M</text:p>
          </table:table-cell>
          <table:table-cell table:formula="of:=[Loksne1.AC109]" office:value-type="float" office:value="7477777" calcext:value-type="float">
            <text:p>7477777</text:p>
          </table:table-cell>
          <table:table-cell table:formula="of:=[Loksne1.J10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0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0]" office:value-type="float" office:value="2502" calcext:value-type="float">
            <text:p>2502</text:p>
          </table:table-cell>
          <table:table-cell table:formula="of:=[Loksne1.B110]" office:value-type="string" office:string-value="2.K." calcext:value-type="string">
            <text:p>2.K.</text:p>
          </table:table-cell>
          <table:table-cell table:formula="of:=[Loksne1.AB110]" office:value-type="string" office:string-value="XO" calcext:value-type="string">
            <text:p>XO</text:p>
          </table:table-cell>
          <table:table-cell table:formula="of:=[Loksne1.W110]" office:value-type="string" office:string-value="Gerda Kačoreka" calcext:value-type="string">
            <text:p>Gerda Kačoreka</text:p>
          </table:table-cell>
          <table:table-cell table:formula="of:=[Loksne1.X110]" office:value-type="string" office:string-value="1999-09-10" calcext:value-type="string">
            <text:p>1999-09-10</text:p>
          </table:table-cell>
          <table:table-cell table:formula="of:=[Loksne1.H110]" office:value-type="string" office:string-value="W" calcext:value-type="string">
            <text:p>W</text:p>
          </table:table-cell>
          <table:table-cell table:formula="of:=[Loksne1.AC110]" office:value-type="float" office:value="1772777" calcext:value-type="float">
            <text:p>1772777</text:p>
          </table:table-cell>
          <table:table-cell table:formula="of:=[Loksne1.J11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1]" office:value-type="float" office:value="2503" calcext:value-type="float">
            <text:p>2503</text:p>
          </table:table-cell>
          <table:table-cell table:formula="of:=[Loksne1.B111]" office:value-type="string" office:string-value="Čāpotāji" calcext:value-type="string">
            <text:p>Čāpotāji</text:p>
          </table:table-cell>
          <table:table-cell table:formula="of:=[Loksne1.AB111]" office:value-type="string" office:string-value="XO" calcext:value-type="string">
            <text:p>XO</text:p>
          </table:table-cell>
          <table:table-cell table:formula="of:=[Loksne1.W111]" office:value-type="string" office:string-value="Toms Upenieks" calcext:value-type="string">
            <text:p>Toms Upenieks</text:p>
          </table:table-cell>
          <table:table-cell table:formula="of:=[Loksne1.X111]" office:value-type="string" office:string-value="1988-03-05" calcext:value-type="string">
            <text:p>1988-03-05</text:p>
          </table:table-cell>
          <table:table-cell table:formula="of:=[Loksne1.H111]" office:value-type="string" office:string-value="M" calcext:value-type="string">
            <text:p>M</text:p>
          </table:table-cell>
          <table:table-cell table:formula="of:=[Loksne1.AC111]" office:value-type="float" office:value="682044" calcext:value-type="float">
            <text:p>682044</text:p>
          </table:table-cell>
          <table:table-cell table:formula="of:=[Loksne1.J11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2]" office:value-type="float" office:value="2503" calcext:value-type="float">
            <text:p>2503</text:p>
          </table:table-cell>
          <table:table-cell table:formula="of:=[Loksne1.B112]" office:value-type="string" office:string-value="Čāpotāji" calcext:value-type="string">
            <text:p>Čāpotāji</text:p>
          </table:table-cell>
          <table:table-cell table:formula="of:=[Loksne1.AB112]" office:value-type="string" office:string-value="XO" calcext:value-type="string">
            <text:p>XO</text:p>
          </table:table-cell>
          <table:table-cell table:formula="of:=[Loksne1.W112]" office:value-type="string" office:string-value="Aija Lorence" calcext:value-type="string">
            <text:p>Aija Lorence</text:p>
          </table:table-cell>
          <table:table-cell table:formula="of:=[Loksne1.X112]" office:value-type="string" office:string-value="1986-12-28" calcext:value-type="string">
            <text:p>1986-12-28</text:p>
          </table:table-cell>
          <table:table-cell table:formula="of:=[Loksne1.H112]" office:value-type="string" office:string-value="W" calcext:value-type="string">
            <text:p>W</text:p>
          </table:table-cell>
          <table:table-cell table:formula="of:=[Loksne1.AC112]" office:value-type="string" office:string-value="*" calcext:value-type="string">
            <text:p>*</text:p>
          </table:table-cell>
          <table:table-cell table:formula="of:=[Loksne1.J11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3]" office:value-type="float" office:value="2402" calcext:value-type="float">
            <text:p>2402</text:p>
          </table:table-cell>
          <table:table-cell table:formula="of:=[Loksne1.B113]" office:value-type="string" office:string-value="GunJ" calcext:value-type="string">
            <text:p>GunJ</text:p>
          </table:table-cell>
          <table:table-cell table:formula="of:=[Loksne1.AB113]" office:value-type="string" office:string-value="WO" calcext:value-type="string">
            <text:p>WO</text:p>
          </table:table-cell>
          <table:table-cell table:formula="of:=[Loksne1.W113]" office:value-type="string" office:string-value="Ginta Sniķere" calcext:value-type="string">
            <text:p>Ginta Sniķere</text:p>
          </table:table-cell>
          <table:table-cell table:formula="of:=[Loksne1.X113]" office:value-type="string" office:string-value="1956-02-15" calcext:value-type="string">
            <text:p>1956-02-15</text:p>
          </table:table-cell>
          <table:table-cell table:formula="of:=[Loksne1.H113]" office:value-type="string" office:string-value="W" calcext:value-type="string">
            <text:p>W</text:p>
          </table:table-cell>
          <table:table-cell table:formula="of:=[Loksne1.AC113]" office:value-type="float" office:value="2061741" calcext:value-type="float">
            <text:p>2061741</text:p>
          </table:table-cell>
          <table:table-cell table:formula="of:=[Loksne1.J11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4]" office:value-type="float" office:value="2402" calcext:value-type="float">
            <text:p>2402</text:p>
          </table:table-cell>
          <table:table-cell table:formula="of:=[Loksne1.B114]" office:value-type="string" office:string-value="GunJ" calcext:value-type="string">
            <text:p>GunJ</text:p>
          </table:table-cell>
          <table:table-cell table:formula="of:=[Loksne1.AB114]" office:value-type="string" office:string-value="WO" calcext:value-type="string">
            <text:p>WO</text:p>
          </table:table-cell>
          <table:table-cell table:formula="of:=[Loksne1.W114]" office:value-type="string" office:string-value="Jūlija Aņisko" calcext:value-type="string">
            <text:p>Jūlija Aņisko</text:p>
          </table:table-cell>
          <table:table-cell table:formula="of:=[Loksne1.X114]" office:value-type="string" office:string-value="1987-02-01" calcext:value-type="string">
            <text:p>1987-02-01</text:p>
          </table:table-cell>
          <table:table-cell table:formula="of:=[Loksne1.H114]" office:value-type="string" office:string-value="W" calcext:value-type="string">
            <text:p>W</text:p>
          </table:table-cell>
          <table:table-cell table:formula="of:=[Loksne1.AC114]" office:value-type="float" office:value="7202735" calcext:value-type="float">
            <text:p>7202735</text:p>
          </table:table-cell>
          <table:table-cell table:formula="of:=[Loksne1.J11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5]" office:value-type="float" office:value="2401" calcext:value-type="float">
            <text:p>2401</text:p>
          </table:table-cell>
          <table:table-cell table:formula="of:=[Loksne1.B115]" office:value-type="string" office:string-value="Creme brulee" calcext:value-type="string">
            <text:p>Creme brulee</text:p>
          </table:table-cell>
          <table:table-cell table:formula="of:=[Loksne1.AB115]" office:value-type="string" office:string-value="WO" calcext:value-type="string">
            <text:p>WO</text:p>
          </table:table-cell>
          <table:table-cell table:formula="of:=[Loksne1.W115]" office:value-type="string" office:string-value="Ilze Berga" calcext:value-type="string">
            <text:p>Ilze Berga</text:p>
          </table:table-cell>
          <table:table-cell table:formula="of:=[Loksne1.X115]" office:value-type="string" office:string-value="1982-03-09" calcext:value-type="string">
            <text:p>1982-03-09</text:p>
          </table:table-cell>
          <table:table-cell table:formula="of:=[Loksne1.H115]" office:value-type="string" office:string-value="W" calcext:value-type="string">
            <text:p>W</text:p>
          </table:table-cell>
          <table:table-cell table:formula="of:=[Loksne1.AC115]" office:value-type="float" office:value="7090382" calcext:value-type="float">
            <text:p>7090382</text:p>
          </table:table-cell>
          <table:table-cell table:formula="of:=[Loksne1.J11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6]" office:value-type="float" office:value="2401" calcext:value-type="float">
            <text:p>2401</text:p>
          </table:table-cell>
          <table:table-cell table:formula="of:=[Loksne1.B116]" office:value-type="string" office:string-value="Creme brulee" calcext:value-type="string">
            <text:p>Creme brulee</text:p>
          </table:table-cell>
          <table:table-cell table:formula="of:=[Loksne1.AB116]" office:value-type="string" office:string-value="WO" calcext:value-type="string">
            <text:p>WO</text:p>
          </table:table-cell>
          <table:table-cell table:formula="of:=[Loksne1.W116]" office:value-type="string" office:string-value="Evija Miezīte" calcext:value-type="string">
            <text:p>Evija Miezīte</text:p>
          </table:table-cell>
          <table:table-cell table:formula="of:=[Loksne1.X116]" office:value-type="string" office:string-value="1982-01-01" calcext:value-type="string">
            <text:p>1982-01-01</text:p>
          </table:table-cell>
          <table:table-cell table:formula="of:=[Loksne1.H116]" office:value-type="string" office:string-value="W" calcext:value-type="string">
            <text:p>W</text:p>
          </table:table-cell>
          <table:table-cell table:formula="of:=[Loksne1.AC116]" office:value-type="float" office:value="2089799" calcext:value-type="float">
            <text:p>2089799</text:p>
          </table:table-cell>
          <table:table-cell table:formula="of:=[Loksne1.J11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7]" office:value-type="float" office:value="901" calcext:value-type="float">
            <text:p>901</text:p>
          </table:table-cell>
          <table:table-cell table:formula="of:=[Loksne1.B117]" office:value-type="string" office:string-value="ASIE PIPARI" calcext:value-type="string">
            <text:p>ASIE PIPARI</text:p>
          </table:table-cell>
          <table:table-cell table:formula="of:=[Loksne1.AB117]" office:value-type="string" office:string-value="MO,MV,MSV" calcext:value-type="string">
            <text:p>MO,MV,MSV</text:p>
          </table:table-cell>
          <table:table-cell table:formula="of:=[Loksne1.W117]" office:value-type="string" office:string-value="Ilmārs Kaulakāns" calcext:value-type="string">
            <text:p>Ilmārs Kaulakāns</text:p>
          </table:table-cell>
          <table:table-cell table:formula="of:=[Loksne1.X117]" office:value-type="string" office:string-value="1955-05-01" calcext:value-type="string">
            <text:p>1955-05-01</text:p>
          </table:table-cell>
          <table:table-cell table:formula="of:=[Loksne1.H117]" office:value-type="string" office:string-value="M" calcext:value-type="string">
            <text:p>M</text:p>
          </table:table-cell>
          <table:table-cell table:formula="of:=[Loksne1.AC117]" office:value-type="float" office:value="9102033" calcext:value-type="float">
            <text:p>9102033</text:p>
          </table:table-cell>
          <table:table-cell table:formula="of:=[Loksne1.J11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8]" office:value-type="float" office:value="901" calcext:value-type="float">
            <text:p>901</text:p>
          </table:table-cell>
          <table:table-cell table:formula="of:=[Loksne1.B118]" office:value-type="string" office:string-value="ASIE PIPARI" calcext:value-type="string">
            <text:p>ASIE PIPARI</text:p>
          </table:table-cell>
          <table:table-cell table:formula="of:=[Loksne1.AB118]" office:value-type="string" office:string-value="MO,MV,MSV" calcext:value-type="string">
            <text:p>MO,MV,MSV</text:p>
          </table:table-cell>
          <table:table-cell table:formula="of:=[Loksne1.W118]" office:value-type="string" office:string-value="Harijs Lācars" calcext:value-type="string">
            <text:p>Harijs Lācars</text:p>
          </table:table-cell>
          <table:table-cell table:formula="of:=[Loksne1.X118]" office:value-type="string" office:string-value="1958-12-03" calcext:value-type="string">
            <text:p>1958-12-03</text:p>
          </table:table-cell>
          <table:table-cell table:formula="of:=[Loksne1.H118]" office:value-type="string" office:string-value="M" calcext:value-type="string">
            <text:p>M</text:p>
          </table:table-cell>
          <table:table-cell table:formula="of:=[Loksne1.AC118]" office:value-type="float" office:value="7201421" calcext:value-type="float">
            <text:p>7201421</text:p>
          </table:table-cell>
          <table:table-cell table:formula="of:=[Loksne1.J11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19]" office:value-type="float" office:value="902" calcext:value-type="float">
            <text:p>902</text:p>
          </table:table-cell>
          <table:table-cell table:formula="of:=[Loksne1.B119]" office:value-type="string" office:string-value="Triumvirāts" calcext:value-type="string">
            <text:p>Triumvirāts</text:p>
          </table:table-cell>
          <table:table-cell table:formula="of:=[Loksne1.AB119]" office:value-type="string" office:string-value="MO,MV,MSV" calcext:value-type="string">
            <text:p>MO,MV,MSV</text:p>
          </table:table-cell>
          <table:table-cell table:formula="of:=[Loksne1.W119]" office:value-type="string" office:string-value="Juris Drunka" calcext:value-type="string">
            <text:p>Juris Drunka</text:p>
          </table:table-cell>
          <table:table-cell table:formula="of:=[Loksne1.X119]" office:value-type="string" office:string-value="1952-09-04" calcext:value-type="string">
            <text:p>1952-09-04</text:p>
          </table:table-cell>
          <table:table-cell table:formula="of:=[Loksne1.H119]" office:value-type="string" office:string-value="M" calcext:value-type="string">
            <text:p>M</text:p>
          </table:table-cell>
          <table:table-cell table:formula="of:=[Loksne1.AC119]" office:value-type="float" office:value="1391652" calcext:value-type="float">
            <text:p>1391652</text:p>
          </table:table-cell>
          <table:table-cell table:formula="of:=[Loksne1.J11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1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0]" office:value-type="float" office:value="902" calcext:value-type="float">
            <text:p>902</text:p>
          </table:table-cell>
          <table:table-cell table:formula="of:=[Loksne1.B120]" office:value-type="string" office:string-value="Triumvirāts" calcext:value-type="string">
            <text:p>Triumvirāts</text:p>
          </table:table-cell>
          <table:table-cell table:formula="of:=[Loksne1.AB120]" office:value-type="string" office:string-value="MO,MV,MSV" calcext:value-type="string">
            <text:p>MO,MV,MSV</text:p>
          </table:table-cell>
          <table:table-cell table:formula="of:=[Loksne1.W120]" office:value-type="string" office:string-value="Vitolds Bērziņš" calcext:value-type="string">
            <text:p>Vitolds Bērziņš</text:p>
          </table:table-cell>
          <table:table-cell table:formula="of:=[Loksne1.X120]" office:value-type="string" office:string-value="1950-01-29" calcext:value-type="string">
            <text:p>1950-01-29</text:p>
          </table:table-cell>
          <table:table-cell table:formula="of:=[Loksne1.H120]" office:value-type="string" office:string-value="M" calcext:value-type="string">
            <text:p>M</text:p>
          </table:table-cell>
          <table:table-cell table:formula="of:=[Loksne1.AC120]" office:value-type="float" office:value="7088888" calcext:value-type="float">
            <text:p>7088888</text:p>
          </table:table-cell>
          <table:table-cell table:formula="of:=[Loksne1.J12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1]" office:value-type="float" office:value="902" calcext:value-type="float">
            <text:p>902</text:p>
          </table:table-cell>
          <table:table-cell table:formula="of:=[Loksne1.B121]" office:value-type="string" office:string-value="Triumvirāts" calcext:value-type="string">
            <text:p>Triumvirāts</text:p>
          </table:table-cell>
          <table:table-cell table:formula="of:=[Loksne1.AB121]" office:value-type="string" office:string-value="MO,MV,MSV" calcext:value-type="string">
            <text:p>MO,MV,MSV</text:p>
          </table:table-cell>
          <table:table-cell table:formula="of:=[Loksne1.W121]" office:value-type="string" office:string-value="Helmuts Lukačovs" calcext:value-type="string">
            <text:p>Helmuts Lukačovs</text:p>
          </table:table-cell>
          <table:table-cell table:formula="of:=[Loksne1.X121]" office:value-type="string" office:string-value="1950-07-15" calcext:value-type="string">
            <text:p>1950-07-15</text:p>
          </table:table-cell>
          <table:table-cell table:formula="of:=[Loksne1.H121]" office:value-type="string" office:string-value="M" calcext:value-type="string">
            <text:p>M</text:p>
          </table:table-cell>
          <table:table-cell table:formula="of:=[Loksne1.AC121]" office:value-type="float" office:value="9200077" calcext:value-type="float">
            <text:p>9200077</text:p>
          </table:table-cell>
          <table:table-cell table:formula="of:=[Loksne1.J12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2]" office:value-type="float" office:value="1301" calcext:value-type="float">
            <text:p>1301</text:p>
          </table:table-cell>
          <table:table-cell table:formula="of:=[Loksne1.B122]" office:value-type="string" office:string-value="Velmara" calcext:value-type="string">
            <text:p>Velmara</text:p>
          </table:table-cell>
          <table:table-cell table:formula="of:=[Loksne1.AB122]" office:value-type="string" office:string-value="WO,WV,WSV,WUV" calcext:value-type="string">
            <text:p>WO,WV,WSV,WUV</text:p>
          </table:table-cell>
          <table:table-cell table:formula="of:=[Loksne1.W122]" office:value-type="string" office:string-value="Māra Bolšteina" calcext:value-type="string">
            <text:p>Māra Bolšteina</text:p>
          </table:table-cell>
          <table:table-cell table:formula="of:=[Loksne1.X122]" office:value-type="string" office:string-value="1943-12-11" calcext:value-type="string">
            <text:p>1943-12-11</text:p>
          </table:table-cell>
          <table:table-cell table:formula="of:=[Loksne1.H122]" office:value-type="string" office:string-value="W" calcext:value-type="string">
            <text:p>W</text:p>
          </table:table-cell>
          <table:table-cell table:formula="of:=[Loksne1.AC122]" office:value-type="float" office:value="1302622" calcext:value-type="float">
            <text:p>1302622</text:p>
          </table:table-cell>
          <table:table-cell table:formula="of:=[Loksne1.J12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3]" office:value-type="float" office:value="1301" calcext:value-type="float">
            <text:p>1301</text:p>
          </table:table-cell>
          <table:table-cell table:formula="of:=[Loksne1.B123]" office:value-type="string" office:string-value="Velmara" calcext:value-type="string">
            <text:p>Velmara</text:p>
          </table:table-cell>
          <table:table-cell table:formula="of:=[Loksne1.AB123]" office:value-type="string" office:string-value="WO,WV,WSV,WUV" calcext:value-type="string">
            <text:p>WO,WV,WSV,WUV</text:p>
          </table:table-cell>
          <table:table-cell table:formula="of:=[Loksne1.W123]" office:value-type="string" office:string-value="Velta Zjatkova" calcext:value-type="string">
            <text:p>Velta Zjatkova</text:p>
          </table:table-cell>
          <table:table-cell table:formula="of:=[Loksne1.X123]" office:value-type="string" office:string-value="1939-03-24" calcext:value-type="string">
            <text:p>1939-03-24</text:p>
          </table:table-cell>
          <table:table-cell table:formula="of:=[Loksne1.H123]" office:value-type="string" office:string-value="W" calcext:value-type="string">
            <text:p>W</text:p>
          </table:table-cell>
          <table:table-cell table:formula="of:=[Loksne1.AC123]" office:value-type="float" office:value="1302646" calcext:value-type="float">
            <text:p>1302646</text:p>
          </table:table-cell>
          <table:table-cell table:formula="of:=[Loksne1.J12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4]" office:value-type="float" office:value="505" calcext:value-type="float">
            <text:p>505</text:p>
          </table:table-cell>
          <table:table-cell table:formula="of:=[Loksne1.B124]" office:value-type="string" office:string-value="Pētersoni." calcext:value-type="string">
            <text:p>Pētersoni.</text:p>
          </table:table-cell>
          <table:table-cell table:formula="of:=[Loksne1.AB124]" office:value-type="string" office:string-value="XO" calcext:value-type="string">
            <text:p>XO</text:p>
          </table:table-cell>
          <table:table-cell table:formula="of:=[Loksne1.W124]" office:value-type="string" office:string-value="Kaspars Pētersons" calcext:value-type="string">
            <text:p>Kaspars Pētersons</text:p>
          </table:table-cell>
          <table:table-cell table:formula="of:=[Loksne1.X124]" office:value-type="string" office:string-value="1981-02-02" calcext:value-type="string">
            <text:p>1981-02-02</text:p>
          </table:table-cell>
          <table:table-cell table:formula="of:=[Loksne1.H124]" office:value-type="string" office:string-value="M" calcext:value-type="string">
            <text:p>M</text:p>
          </table:table-cell>
          <table:table-cell table:formula="of:=[Loksne1.AC124]" office:value-type="string" office:string-value="*" calcext:value-type="string">
            <text:p>*</text:p>
          </table:table-cell>
          <table:table-cell table:formula="of:=[Loksne1.J12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5]" office:value-type="float" office:value="505" calcext:value-type="float">
            <text:p>505</text:p>
          </table:table-cell>
          <table:table-cell table:formula="of:=[Loksne1.B125]" office:value-type="string" office:string-value="Pētersoni." calcext:value-type="string">
            <text:p>Pētersoni.</text:p>
          </table:table-cell>
          <table:table-cell table:formula="of:=[Loksne1.AB125]" office:value-type="string" office:string-value="XO" calcext:value-type="string">
            <text:p>XO</text:p>
          </table:table-cell>
          <table:table-cell table:formula="of:=[Loksne1.W125]" office:value-type="string" office:string-value="Laura Pētersone" calcext:value-type="string">
            <text:p>Laura Pētersone</text:p>
          </table:table-cell>
          <table:table-cell table:formula="of:=[Loksne1.X125]" office:value-type="string" office:string-value="1982-11-06" calcext:value-type="string">
            <text:p>1982-11-06</text:p>
          </table:table-cell>
          <table:table-cell table:formula="of:=[Loksne1.H125]" office:value-type="string" office:string-value="W" calcext:value-type="string">
            <text:p>W</text:p>
          </table:table-cell>
          <table:table-cell table:formula="of:=[Loksne1.AC125]" office:value-type="string" office:string-value="*" calcext:value-type="string">
            <text:p>*</text:p>
          </table:table-cell>
          <table:table-cell table:formula="of:=[Loksne1.J12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6]" office:value-type="float" office:value="512" calcext:value-type="float">
            <text:p>512</text:p>
          </table:table-cell>
          <table:table-cell table:formula="of:=[Loksne1.B126]" office:value-type="string" office:string-value="Resnais Susurs" calcext:value-type="string">
            <text:p>Resnais Susurs</text:p>
          </table:table-cell>
          <table:table-cell table:formula="of:=[Loksne1.AB126]" office:value-type="string" office:string-value="XO" calcext:value-type="string">
            <text:p>XO</text:p>
          </table:table-cell>
          <table:table-cell table:formula="of:=[Loksne1.W126]" office:value-type="string" office:string-value="Māris Avotiņš" calcext:value-type="string">
            <text:p>Māris Avotiņš</text:p>
          </table:table-cell>
          <table:table-cell table:formula="of:=[Loksne1.X126]" office:value-type="string" office:string-value="1972-01-21" calcext:value-type="string">
            <text:p>1972-01-21</text:p>
          </table:table-cell>
          <table:table-cell table:formula="of:=[Loksne1.H126]" office:value-type="string" office:string-value="M" calcext:value-type="string">
            <text:p>M</text:p>
          </table:table-cell>
          <table:table-cell table:formula="of:=[Loksne1.AC126]" office:value-type="float" office:value="888959" calcext:value-type="float">
            <text:p>888959</text:p>
          </table:table-cell>
          <table:table-cell table:formula="of:=[Loksne1.J12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7]" office:value-type="float" office:value="512" calcext:value-type="float">
            <text:p>512</text:p>
          </table:table-cell>
          <table:table-cell table:formula="of:=[Loksne1.B127]" office:value-type="string" office:string-value="Resnais Susurs" calcext:value-type="string">
            <text:p>Resnais Susurs</text:p>
          </table:table-cell>
          <table:table-cell table:formula="of:=[Loksne1.AB127]" office:value-type="string" office:string-value="XO" calcext:value-type="string">
            <text:p>XO</text:p>
          </table:table-cell>
          <table:table-cell table:formula="of:=[Loksne1.W127]" office:value-type="string" office:string-value="Elīna Krēmere" calcext:value-type="string">
            <text:p>Elīna Krēmere</text:p>
          </table:table-cell>
          <table:table-cell table:formula="of:=[Loksne1.X127]" office:value-type="string" office:string-value="2000-11-17" calcext:value-type="string">
            <text:p>2000-11-17</text:p>
          </table:table-cell>
          <table:table-cell table:formula="of:=[Loksne1.H127]" office:value-type="string" office:string-value="W" calcext:value-type="string">
            <text:p>W</text:p>
          </table:table-cell>
          <table:table-cell table:formula="of:=[Loksne1.AC127]" office:value-type="float" office:value="7700111" calcext:value-type="float">
            <text:p>7700111</text:p>
          </table:table-cell>
          <table:table-cell table:formula="of:=[Loksne1.J12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8]" office:value-type="float" office:value="516" calcext:value-type="float">
            <text:p>516</text:p>
          </table:table-cell>
          <table:table-cell table:formula="of:=[Loksne1.B128]" office:value-type="string" office:string-value="Sīkie" calcext:value-type="string">
            <text:p>Sīkie</text:p>
          </table:table-cell>
          <table:table-cell table:formula="of:=[Loksne1.AB128]" office:value-type="string" office:string-value="XO" calcext:value-type="string">
            <text:p>XO</text:p>
          </table:table-cell>
          <table:table-cell table:formula="of:=[Loksne1.W128]" office:value-type="string" office:string-value="Kārlis Kučinskis" calcext:value-type="string">
            <text:p>Kārlis Kučinskis</text:p>
          </table:table-cell>
          <table:table-cell table:formula="of:=[Loksne1.X128]" office:value-type="string" office:string-value="1983-09-21" calcext:value-type="string">
            <text:p>1983-09-21</text:p>
          </table:table-cell>
          <table:table-cell table:formula="of:=[Loksne1.H128]" office:value-type="string" office:string-value="M" calcext:value-type="string">
            <text:p>M</text:p>
          </table:table-cell>
          <table:table-cell table:formula="of:=[Loksne1.AC128]" office:value-type="float" office:value="1302626" calcext:value-type="float">
            <text:p>1302626</text:p>
          </table:table-cell>
          <table:table-cell table:formula="of:=[Loksne1.J12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29]" office:value-type="float" office:value="516" calcext:value-type="float">
            <text:p>516</text:p>
          </table:table-cell>
          <table:table-cell table:formula="of:=[Loksne1.B129]" office:value-type="string" office:string-value="Sīkie" calcext:value-type="string">
            <text:p>Sīkie</text:p>
          </table:table-cell>
          <table:table-cell table:formula="of:=[Loksne1.AB129]" office:value-type="string" office:string-value="XO" calcext:value-type="string">
            <text:p>XO</text:p>
          </table:table-cell>
          <table:table-cell table:formula="of:=[Loksne1.W129]" office:value-type="string" office:string-value="Laura Kučinska" calcext:value-type="string">
            <text:p>Laura Kučinska</text:p>
          </table:table-cell>
          <table:table-cell table:formula="of:=[Loksne1.X129]" office:value-type="string" office:string-value="1978-05-22" calcext:value-type="string">
            <text:p>1978-05-22</text:p>
          </table:table-cell>
          <table:table-cell table:formula="of:=[Loksne1.H129]" office:value-type="string" office:string-value="W" calcext:value-type="string">
            <text:p>W</text:p>
          </table:table-cell>
          <table:table-cell table:formula="of:=[Loksne1.AC129]" office:value-type="float" office:value="1406535" calcext:value-type="float">
            <text:p>1406535</text:p>
          </table:table-cell>
          <table:table-cell table:formula="of:=[Loksne1.J12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2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0]" office:value-type="float" office:value="516" calcext:value-type="float">
            <text:p>516</text:p>
          </table:table-cell>
          <table:table-cell table:formula="of:=[Loksne1.B130]" office:value-type="string" office:string-value="Sīkie" calcext:value-type="string">
            <text:p>Sīkie</text:p>
          </table:table-cell>
          <table:table-cell table:formula="of:=[Loksne1.AB130]" office:value-type="string" office:string-value="XO" calcext:value-type="string">
            <text:p>XO</text:p>
          </table:table-cell>
          <table:table-cell table:formula="of:=[Loksne1.W130]" office:value-type="string" office:string-value="Eric Alexandre" calcext:value-type="string">
            <text:p>Eric Alexandre</text:p>
          </table:table-cell>
          <table:table-cell table:formula="of:=[Loksne1.X130]" office:value-type="string" office:string-value="1977-05-08" calcext:value-type="string">
            <text:p>1977-05-08</text:p>
          </table:table-cell>
          <table:table-cell table:formula="of:=[Loksne1.H130]" office:value-type="string" office:string-value="M" calcext:value-type="string">
            <text:p>M</text:p>
          </table:table-cell>
          <table:table-cell table:formula="of:=[Loksne1.AC130]" office:value-type="float" office:value="1403694" calcext:value-type="float">
            <text:p>1403694</text:p>
          </table:table-cell>
          <table:table-cell table:formula="of:=[Loksne1.J130]" office:value-type="string" office:string-value="France" calcext:value-type="string">
            <text:p>Fra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1]" office:value-type="float" office:value="511" calcext:value-type="float">
            <text:p>511</text:p>
          </table:table-cell>
          <table:table-cell table:formula="of:=[Loksne1.B131]" office:value-type="string" office:string-value="Surikati" calcext:value-type="string">
            <text:p>Surikati</text:p>
          </table:table-cell>
          <table:table-cell table:formula="of:=[Loksne1.AB131]" office:value-type="string" office:string-value="XO" calcext:value-type="string">
            <text:p>XO</text:p>
          </table:table-cell>
          <table:table-cell table:formula="of:=[Loksne1.W131]" office:value-type="string" office:string-value="Pēteris Grīviņš" calcext:value-type="string">
            <text:p>Pēteris Grīviņš</text:p>
          </table:table-cell>
          <table:table-cell table:formula="of:=[Loksne1.X131]" office:value-type="string" office:string-value="1985-04-10" calcext:value-type="string">
            <text:p>1985-04-10</text:p>
          </table:table-cell>
          <table:table-cell table:formula="of:=[Loksne1.H131]" office:value-type="string" office:string-value="M" calcext:value-type="string">
            <text:p>M</text:p>
          </table:table-cell>
          <table:table-cell table:formula="of:=[Loksne1.AC131]" office:value-type="float" office:value="9101202" calcext:value-type="float">
            <text:p>9101202</text:p>
          </table:table-cell>
          <table:table-cell table:formula="of:=[Loksne1.J13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2]" office:value-type="float" office:value="511" calcext:value-type="float">
            <text:p>511</text:p>
          </table:table-cell>
          <table:table-cell table:formula="of:=[Loksne1.B132]" office:value-type="string" office:string-value="Surikati" calcext:value-type="string">
            <text:p>Surikati</text:p>
          </table:table-cell>
          <table:table-cell table:formula="of:=[Loksne1.AB132]" office:value-type="string" office:string-value="XO" calcext:value-type="string">
            <text:p>XO</text:p>
          </table:table-cell>
          <table:table-cell table:formula="of:=[Loksne1.W132]" office:value-type="string" office:string-value="Ieva Upmace" calcext:value-type="string">
            <text:p>Ieva Upmace</text:p>
          </table:table-cell>
          <table:table-cell table:formula="of:=[Loksne1.X132]" office:value-type="string" office:string-value="1984-12-24" calcext:value-type="string">
            <text:p>1984-12-24</text:p>
          </table:table-cell>
          <table:table-cell table:formula="of:=[Loksne1.H132]" office:value-type="string" office:string-value="W" calcext:value-type="string">
            <text:p>W</text:p>
          </table:table-cell>
          <table:table-cell table:formula="of:=[Loksne1.AC132]" office:value-type="float" office:value="9841224" calcext:value-type="float">
            <text:p>9841224</text:p>
          </table:table-cell>
          <table:table-cell table:formula="of:=[Loksne1.J13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3]" office:value-type="float" office:value="508" calcext:value-type="float">
            <text:p>508</text:p>
          </table:table-cell>
          <table:table-cell table:formula="of:=[Loksne1.B133]" office:value-type="string" office:string-value="STK" calcext:value-type="string">
            <text:p>STK</text:p>
          </table:table-cell>
          <table:table-cell table:formula="of:=[Loksne1.AB133]" office:value-type="string" office:string-value="XO" calcext:value-type="string">
            <text:p>XO</text:p>
          </table:table-cell>
          <table:table-cell table:formula="of:=[Loksne1.W133]" office:value-type="string" office:string-value="Jānis Priedītis" calcext:value-type="string">
            <text:p>Jānis Priedītis</text:p>
          </table:table-cell>
          <table:table-cell table:formula="of:=[Loksne1.X133]" office:value-type="string" office:string-value="1986-05-18" calcext:value-type="string">
            <text:p>1986-05-18</text:p>
          </table:table-cell>
          <table:table-cell table:formula="of:=[Loksne1.H133]" office:value-type="string" office:string-value="M" calcext:value-type="string">
            <text:p>M</text:p>
          </table:table-cell>
          <table:table-cell table:formula="of:=[Loksne1.AC133]" office:value-type="string" office:string-value="*" calcext:value-type="string">
            <text:p>*</text:p>
          </table:table-cell>
          <table:table-cell table:formula="of:=[Loksne1.J13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4]" office:value-type="float" office:value="508" calcext:value-type="float">
            <text:p>508</text:p>
          </table:table-cell>
          <table:table-cell table:formula="of:=[Loksne1.B134]" office:value-type="string" office:string-value="STK" calcext:value-type="string">
            <text:p>STK</text:p>
          </table:table-cell>
          <table:table-cell table:formula="of:=[Loksne1.AB134]" office:value-type="string" office:string-value="XO" calcext:value-type="string">
            <text:p>XO</text:p>
          </table:table-cell>
          <table:table-cell table:formula="of:=[Loksne1.W134]" office:value-type="string" office:string-value="Elīna Aģe" calcext:value-type="string">
            <text:p>Elīna Aģe</text:p>
          </table:table-cell>
          <table:table-cell table:formula="of:=[Loksne1.X134]" office:value-type="string" office:string-value="1990-03-29" calcext:value-type="string">
            <text:p>1990-03-29</text:p>
          </table:table-cell>
          <table:table-cell table:formula="of:=[Loksne1.H134]" office:value-type="string" office:string-value="W" calcext:value-type="string">
            <text:p>W</text:p>
          </table:table-cell>
          <table:table-cell table:formula="of:=[Loksne1.AC134]" office:value-type="string" office:string-value="*" calcext:value-type="string">
            <text:p>*</text:p>
          </table:table-cell>
          <table:table-cell table:formula="of:=[Loksne1.J13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5]" office:value-type="float" office:value="513" calcext:value-type="float">
            <text:p>513</text:p>
          </table:table-cell>
          <table:table-cell table:formula="of:=[Loksne1.B135]" office:value-type="string" office:string-value="Salme Jumps" calcext:value-type="string">
            <text:p>Salme Jumps</text:p>
          </table:table-cell>
          <table:table-cell table:formula="of:=[Loksne1.AB135]" office:value-type="string" office:string-value="XO" calcext:value-type="string">
            <text:p>XO</text:p>
          </table:table-cell>
          <table:table-cell table:formula="of:=[Loksne1.W135]" office:value-type="string" office:string-value="Anneken Lemberg" calcext:value-type="string">
            <text:p>Anneken Lemberg</text:p>
          </table:table-cell>
          <table:table-cell table:formula="of:=[Loksne1.X135]" office:value-type="string" office:string-value="1977-02-09" calcext:value-type="string">
            <text:p>1977-02-09</text:p>
          </table:table-cell>
          <table:table-cell table:formula="of:=[Loksne1.H135]" office:value-type="string" office:string-value="W" calcext:value-type="string">
            <text:p>W</text:p>
          </table:table-cell>
          <table:table-cell table:formula="of:=[Loksne1.AC135]" office:value-type="float" office:value="9102225" calcext:value-type="float">
            <text:p>9102225</text:p>
          </table:table-cell>
          <table:table-cell table:formula="of:=[Loksne1.J135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6]" office:value-type="float" office:value="513" calcext:value-type="float">
            <text:p>513</text:p>
          </table:table-cell>
          <table:table-cell table:formula="of:=[Loksne1.B136]" office:value-type="string" office:string-value="Salme Jumps" calcext:value-type="string">
            <text:p>Salme Jumps</text:p>
          </table:table-cell>
          <table:table-cell table:formula="of:=[Loksne1.AB136]" office:value-type="string" office:string-value="XO" calcext:value-type="string">
            <text:p>XO</text:p>
          </table:table-cell>
          <table:table-cell table:formula="of:=[Loksne1.W136]" office:value-type="string" office:string-value="Priit Evardi" calcext:value-type="string">
            <text:p>Priit Evardi</text:p>
          </table:table-cell>
          <table:table-cell table:formula="of:=[Loksne1.X136]" office:value-type="string" office:string-value="1973-05-29" calcext:value-type="string">
            <text:p>1973-05-29</text:p>
          </table:table-cell>
          <table:table-cell table:formula="of:=[Loksne1.H136]" office:value-type="string" office:string-value="M" calcext:value-type="string">
            <text:p>M</text:p>
          </table:table-cell>
          <table:table-cell table:formula="of:=[Loksne1.AC136]" office:value-type="string" office:string-value="*" calcext:value-type="string">
            <text:p>*</text:p>
          </table:table-cell>
          <table:table-cell table:formula="of:=[Loksne1.J136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7]" office:value-type="float" office:value="503" calcext:value-type="float">
            <text:p>503</text:p>
          </table:table-cell>
          <table:table-cell table:formula="of:=[Loksne1.B137]" office:value-type="string" office:string-value="Ampēriņš" calcext:value-type="string">
            <text:p>Ampēriņš</text:p>
          </table:table-cell>
          <table:table-cell table:formula="of:=[Loksne1.AB137]" office:value-type="string" office:string-value="XO" calcext:value-type="string">
            <text:p>XO</text:p>
          </table:table-cell>
          <table:table-cell table:formula="of:=[Loksne1.W137]" office:value-type="string" office:string-value="Aleksandrs Riguns" calcext:value-type="string">
            <text:p>Aleksandrs Riguns</text:p>
          </table:table-cell>
          <table:table-cell table:formula="of:=[Loksne1.X137]" office:value-type="string" office:string-value="1988-09-09" calcext:value-type="string">
            <text:p>1988-09-09</text:p>
          </table:table-cell>
          <table:table-cell table:formula="of:=[Loksne1.H137]" office:value-type="string" office:string-value="M" calcext:value-type="string">
            <text:p>M</text:p>
          </table:table-cell>
          <table:table-cell table:formula="of:=[Loksne1.AC137]" office:value-type="string" office:string-value="*" calcext:value-type="string">
            <text:p>*</text:p>
          </table:table-cell>
          <table:table-cell table:formula="of:=[Loksne1.J13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8]" office:value-type="float" office:value="503" calcext:value-type="float">
            <text:p>503</text:p>
          </table:table-cell>
          <table:table-cell table:formula="of:=[Loksne1.B138]" office:value-type="string" office:string-value="Ampēriņš" calcext:value-type="string">
            <text:p>Ampēriņš</text:p>
          </table:table-cell>
          <table:table-cell table:formula="of:=[Loksne1.AB138]" office:value-type="string" office:string-value="XO" calcext:value-type="string">
            <text:p>XO</text:p>
          </table:table-cell>
          <table:table-cell table:formula="of:=[Loksne1.W138]" office:value-type="string" office:string-value="Madara Apsalone" calcext:value-type="string">
            <text:p>Madara Apsalone</text:p>
          </table:table-cell>
          <table:table-cell table:formula="of:=[Loksne1.X138]" office:value-type="string" office:string-value="1985-04-10" calcext:value-type="string">
            <text:p>1985-04-10</text:p>
          </table:table-cell>
          <table:table-cell table:formula="of:=[Loksne1.H138]" office:value-type="string" office:string-value="W" calcext:value-type="string">
            <text:p>W</text:p>
          </table:table-cell>
          <table:table-cell table:formula="of:=[Loksne1.AC138]" office:value-type="string" office:string-value="*" calcext:value-type="string">
            <text:p>*</text:p>
          </table:table-cell>
          <table:table-cell table:formula="of:=[Loksne1.J13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39]" office:value-type="float" office:value="503" calcext:value-type="float">
            <text:p>503</text:p>
          </table:table-cell>
          <table:table-cell table:formula="of:=[Loksne1.B139]" office:value-type="string" office:string-value="Ampēriņš" calcext:value-type="string">
            <text:p>Ampēriņš</text:p>
          </table:table-cell>
          <table:table-cell table:formula="of:=[Loksne1.AB139]" office:value-type="string" office:string-value="XO" calcext:value-type="string">
            <text:p>XO</text:p>
          </table:table-cell>
          <table:table-cell table:formula="of:=[Loksne1.W139]" office:value-type="string" office:string-value="Ieva Grauduma" calcext:value-type="string">
            <text:p>Ieva Grauduma</text:p>
          </table:table-cell>
          <table:table-cell table:formula="of:=[Loksne1.X139]" office:value-type="string" office:string-value="1992-10-14" calcext:value-type="string">
            <text:p>1992-10-14</text:p>
          </table:table-cell>
          <table:table-cell table:formula="of:=[Loksne1.H139]" office:value-type="string" office:string-value="W" calcext:value-type="string">
            <text:p>W</text:p>
          </table:table-cell>
          <table:table-cell table:formula="of:=[Loksne1.AC139]" office:value-type="float" office:value="7654321" calcext:value-type="float">
            <text:p>7654321</text:p>
          </table:table-cell>
          <table:table-cell table:formula="of:=[Loksne1.J13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3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0]" office:value-type="float" office:value="501" calcext:value-type="float">
            <text:p>501</text:p>
          </table:table-cell>
          <table:table-cell table:formula="of:=[Loksne1.B140]" office:value-type="string" office:string-value="Tērauds" calcext:value-type="string">
            <text:p>Tērauds</text:p>
          </table:table-cell>
          <table:table-cell table:formula="of:=[Loksne1.AB140]" office:value-type="string" office:string-value="XO" calcext:value-type="string">
            <text:p>XO</text:p>
          </table:table-cell>
          <table:table-cell table:formula="of:=[Loksne1.W140]" office:value-type="string" office:string-value="Mārtiņš Peisenieks" calcext:value-type="string">
            <text:p>Mārtiņš Peisenieks</text:p>
          </table:table-cell>
          <table:table-cell table:formula="of:=[Loksne1.X140]" office:value-type="string" office:string-value="1984-09-03" calcext:value-type="string">
            <text:p>1984-09-03</text:p>
          </table:table-cell>
          <table:table-cell table:formula="of:=[Loksne1.H140]" office:value-type="string" office:string-value="M" calcext:value-type="string">
            <text:p>M</text:p>
          </table:table-cell>
          <table:table-cell table:formula="of:=[Loksne1.AC140]" office:value-type="string" office:string-value="*" calcext:value-type="string">
            <text:p>*</text:p>
          </table:table-cell>
          <table:table-cell table:formula="of:=[Loksne1.J14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1]" office:value-type="float" office:value="501" calcext:value-type="float">
            <text:p>501</text:p>
          </table:table-cell>
          <table:table-cell table:formula="of:=[Loksne1.B141]" office:value-type="string" office:string-value="Tērauds" calcext:value-type="string">
            <text:p>Tērauds</text:p>
          </table:table-cell>
          <table:table-cell table:formula="of:=[Loksne1.AB141]" office:value-type="string" office:string-value="XO" calcext:value-type="string">
            <text:p>XO</text:p>
          </table:table-cell>
          <table:table-cell table:formula="of:=[Loksne1.W141]" office:value-type="string" office:string-value="Ramona Zeltiņa" calcext:value-type="string">
            <text:p>Ramona Zeltiņa</text:p>
          </table:table-cell>
          <table:table-cell table:formula="of:=[Loksne1.X141]" office:value-type="string" office:string-value="1992-01-05" calcext:value-type="string">
            <text:p>1992-01-05</text:p>
          </table:table-cell>
          <table:table-cell table:formula="of:=[Loksne1.H141]" office:value-type="string" office:string-value="W" calcext:value-type="string">
            <text:p>W</text:p>
          </table:table-cell>
          <table:table-cell table:formula="of:=[Loksne1.AC141]" office:value-type="string" office:string-value="*" calcext:value-type="string">
            <text:p>*</text:p>
          </table:table-cell>
          <table:table-cell table:formula="of:=[Loksne1.J14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2]" office:value-type="float" office:value="514" calcext:value-type="float">
            <text:p>514</text:p>
          </table:table-cell>
          <table:table-cell table:formula="of:=[Loksne1.B142]" office:value-type="string" office:string-value="Mežā pie zvēriņiem" calcext:value-type="string">
            <text:p>Mežā pie zvēriņiem</text:p>
          </table:table-cell>
          <table:table-cell table:formula="of:=[Loksne1.AB142]" office:value-type="string" office:string-value="XO" calcext:value-type="string">
            <text:p>XO</text:p>
          </table:table-cell>
          <table:table-cell table:formula="of:=[Loksne1.W142]" office:value-type="string" office:string-value="Pēteris Zavadskis" calcext:value-type="string">
            <text:p>Pēteris Zavadskis</text:p>
          </table:table-cell>
          <table:table-cell table:formula="of:=[Loksne1.X142]" office:value-type="string" office:string-value="1986-07-25" calcext:value-type="string">
            <text:p>1986-07-25</text:p>
          </table:table-cell>
          <table:table-cell table:formula="of:=[Loksne1.H142]" office:value-type="string" office:string-value="M" calcext:value-type="string">
            <text:p>M</text:p>
          </table:table-cell>
          <table:table-cell table:formula="of:=[Loksne1.AC142]" office:value-type="float" office:value="7990000" calcext:value-type="float">
            <text:p>7990000</text:p>
          </table:table-cell>
          <table:table-cell table:formula="of:=[Loksne1.J14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3]" office:value-type="float" office:value="514" calcext:value-type="float">
            <text:p>514</text:p>
          </table:table-cell>
          <table:table-cell table:formula="of:=[Loksne1.B143]" office:value-type="string" office:string-value="Mežā pie zvēriņiem" calcext:value-type="string">
            <text:p>Mežā pie zvēriņiem</text:p>
          </table:table-cell>
          <table:table-cell table:formula="of:=[Loksne1.AB143]" office:value-type="string" office:string-value="XO" calcext:value-type="string">
            <text:p>XO</text:p>
          </table:table-cell>
          <table:table-cell table:formula="of:=[Loksne1.W143]" office:value-type="string" office:string-value="Signe Zavadska" calcext:value-type="string">
            <text:p>Signe Zavadska</text:p>
          </table:table-cell>
          <table:table-cell table:formula="of:=[Loksne1.X143]" office:value-type="string" office:string-value="1984-10-14" calcext:value-type="string">
            <text:p>1984-10-14</text:p>
          </table:table-cell>
          <table:table-cell table:formula="of:=[Loksne1.H143]" office:value-type="string" office:string-value="W" calcext:value-type="string">
            <text:p>W</text:p>
          </table:table-cell>
          <table:table-cell table:formula="of:=[Loksne1.AC143]" office:value-type="float" office:value="7550000" calcext:value-type="float">
            <text:p>7550000</text:p>
          </table:table-cell>
          <table:table-cell table:formula="of:=[Loksne1.J14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4]" office:value-type="float" office:value="506" calcext:value-type="float">
            <text:p>506</text:p>
          </table:table-cell>
          <table:table-cell table:formula="of:=[Loksne1.B144]" office:value-type="string" office:string-value="Alises galma prominences" calcext:value-type="string">
            <text:p>Alises galma prominences</text:p>
          </table:table-cell>
          <table:table-cell table:formula="of:=[Loksne1.AB144]" office:value-type="string" office:string-value="XO" calcext:value-type="string">
            <text:p>XO</text:p>
          </table:table-cell>
          <table:table-cell table:formula="of:=[Loksne1.W144]" office:value-type="string" office:string-value="Valdis Sedlovs" calcext:value-type="string">
            <text:p>Valdis Sedlovs</text:p>
          </table:table-cell>
          <table:table-cell table:formula="of:=[Loksne1.X144]" office:value-type="string" office:string-value="1983-01-24" calcext:value-type="string">
            <text:p>1983-01-24</text:p>
          </table:table-cell>
          <table:table-cell table:formula="of:=[Loksne1.H144]" office:value-type="string" office:string-value="M" calcext:value-type="string">
            <text:p>M</text:p>
          </table:table-cell>
          <table:table-cell table:formula="of:=[Loksne1.AC144]" office:value-type="float" office:value="1955102" calcext:value-type="float">
            <text:p>1955102</text:p>
          </table:table-cell>
          <table:table-cell table:formula="of:=[Loksne1.J14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5]" office:value-type="float" office:value="506" calcext:value-type="float">
            <text:p>506</text:p>
          </table:table-cell>
          <table:table-cell table:formula="of:=[Loksne1.B145]" office:value-type="string" office:string-value="Alises galma prominences" calcext:value-type="string">
            <text:p>Alises galma prominences</text:p>
          </table:table-cell>
          <table:table-cell table:formula="of:=[Loksne1.AB145]" office:value-type="string" office:string-value="XO" calcext:value-type="string">
            <text:p>XO</text:p>
          </table:table-cell>
          <table:table-cell table:formula="of:=[Loksne1.W145]" office:value-type="string" office:string-value="Liāna Sedlova" calcext:value-type="string">
            <text:p>Liāna Sedlova</text:p>
          </table:table-cell>
          <table:table-cell table:formula="of:=[Loksne1.X145]" office:value-type="string" office:string-value="1986-04-15" calcext:value-type="string">
            <text:p>1986-04-15</text:p>
          </table:table-cell>
          <table:table-cell table:formula="of:=[Loksne1.H145]" office:value-type="string" office:string-value="W" calcext:value-type="string">
            <text:p>W</text:p>
          </table:table-cell>
          <table:table-cell table:formula="of:=[Loksne1.AC145]" office:value-type="string" office:string-value="*" calcext:value-type="string">
            <text:p>*</text:p>
          </table:table-cell>
          <table:table-cell table:formula="of:=[Loksne1.J14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6]" office:value-type="float" office:value="510" calcext:value-type="float">
            <text:p>510</text:p>
          </table:table-cell>
          <table:table-cell table:formula="of:=[Loksne1.B146]" office:value-type="string" office:string-value="Paskriet vari?" calcext:value-type="string">
            <text:p>Paskriet vari?</text:p>
          </table:table-cell>
          <table:table-cell table:formula="of:=[Loksne1.AB146]" office:value-type="string" office:string-value="XO" calcext:value-type="string">
            <text:p>XO</text:p>
          </table:table-cell>
          <table:table-cell table:formula="of:=[Loksne1.W146]" office:value-type="string" office:string-value="Ivo Zemturis" calcext:value-type="string">
            <text:p>Ivo Zemturis</text:p>
          </table:table-cell>
          <table:table-cell table:formula="of:=[Loksne1.X146]" office:value-type="string" office:string-value="1980-12-23" calcext:value-type="string">
            <text:p>1980-12-23</text:p>
          </table:table-cell>
          <table:table-cell table:formula="of:=[Loksne1.H146]" office:value-type="string" office:string-value="M" calcext:value-type="string">
            <text:p>M</text:p>
          </table:table-cell>
          <table:table-cell table:formula="of:=[Loksne1.AC146]" office:value-type="string" office:string-value="*" calcext:value-type="string">
            <text:p>*</text:p>
          </table:table-cell>
          <table:table-cell table:formula="of:=[Loksne1.J14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7]" office:value-type="float" office:value="510" calcext:value-type="float">
            <text:p>510</text:p>
          </table:table-cell>
          <table:table-cell table:formula="of:=[Loksne1.B147]" office:value-type="string" office:string-value="Paskriet vari?" calcext:value-type="string">
            <text:p>Paskriet vari?</text:p>
          </table:table-cell>
          <table:table-cell table:formula="of:=[Loksne1.AB147]" office:value-type="string" office:string-value="XO" calcext:value-type="string">
            <text:p>XO</text:p>
          </table:table-cell>
          <table:table-cell table:formula="of:=[Loksne1.W147]" office:value-type="string" office:string-value="Juris Griņevičs" calcext:value-type="string">
            <text:p>Juris Griņevičs</text:p>
          </table:table-cell>
          <table:table-cell table:formula="of:=[Loksne1.X147]" office:value-type="string" office:string-value="1979-04-24" calcext:value-type="string">
            <text:p>1979-04-24</text:p>
          </table:table-cell>
          <table:table-cell table:formula="of:=[Loksne1.H147]" office:value-type="string" office:string-value="M" calcext:value-type="string">
            <text:p>M</text:p>
          </table:table-cell>
          <table:table-cell table:formula="of:=[Loksne1.AC147]" office:value-type="string" office:string-value="*" calcext:value-type="string">
            <text:p>*</text:p>
          </table:table-cell>
          <table:table-cell table:formula="of:=[Loksne1.J14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8]" office:value-type="float" office:value="510" calcext:value-type="float">
            <text:p>510</text:p>
          </table:table-cell>
          <table:table-cell table:formula="of:=[Loksne1.B148]" office:value-type="string" office:string-value="Paskriet vari?" calcext:value-type="string">
            <text:p>Paskriet vari?</text:p>
          </table:table-cell>
          <table:table-cell table:formula="of:=[Loksne1.AB148]" office:value-type="string" office:string-value="XO" calcext:value-type="string">
            <text:p>XO</text:p>
          </table:table-cell>
          <table:table-cell table:formula="of:=[Loksne1.W148]" office:value-type="string" office:string-value="Dace  Zadraka" calcext:value-type="string">
            <text:p>Dace <text:s/>Zadraka</text:p>
          </table:table-cell>
          <table:table-cell table:formula="of:=[Loksne1.X148]" office:value-type="string" office:string-value="1985-08-16" calcext:value-type="string">
            <text:p>1985-08-16</text:p>
          </table:table-cell>
          <table:table-cell table:formula="of:=[Loksne1.H148]" office:value-type="string" office:string-value="W" calcext:value-type="string">
            <text:p>W</text:p>
          </table:table-cell>
          <table:table-cell table:formula="of:=[Loksne1.AC148]" office:value-type="string" office:string-value="*" calcext:value-type="string">
            <text:p>*</text:p>
          </table:table-cell>
          <table:table-cell table:formula="of:=[Loksne1.J14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49]" office:value-type="float" office:value="510" calcext:value-type="float">
            <text:p>510</text:p>
          </table:table-cell>
          <table:table-cell table:formula="of:=[Loksne1.B149]" office:value-type="string" office:string-value="Paskriet vari?" calcext:value-type="string">
            <text:p>Paskriet vari?</text:p>
          </table:table-cell>
          <table:table-cell table:formula="of:=[Loksne1.AB149]" office:value-type="string" office:string-value="XO" calcext:value-type="string">
            <text:p>XO</text:p>
          </table:table-cell>
          <table:table-cell table:formula="of:=[Loksne1.W149]" office:value-type="string" office:string-value="Anta Liepa" calcext:value-type="string">
            <text:p>Anta Liepa</text:p>
          </table:table-cell>
          <table:table-cell table:formula="of:=[Loksne1.X149]" office:value-type="string" office:string-value="1989-04-10" calcext:value-type="string">
            <text:p>1989-04-10</text:p>
          </table:table-cell>
          <table:table-cell table:formula="of:=[Loksne1.H149]" office:value-type="string" office:string-value="W" calcext:value-type="string">
            <text:p>W</text:p>
          </table:table-cell>
          <table:table-cell table:formula="of:=[Loksne1.AC149]" office:value-type="string" office:string-value="*" calcext:value-type="string">
            <text:p>*</text:p>
          </table:table-cell>
          <table:table-cell table:formula="of:=[Loksne1.J14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4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0]" office:value-type="float" office:value="515" calcext:value-type="float">
            <text:p>515</text:p>
          </table:table-cell>
          <table:table-cell table:formula="of:=[Loksne1.B150]" office:value-type="string" office:string-value="KO MĒS BEZ TEVIS!!!" calcext:value-type="string">
            <text:p>KO MĒS BEZ TEVIS!!!</text:p>
          </table:table-cell>
          <table:table-cell table:formula="of:=[Loksne1.AB150]" office:value-type="string" office:string-value="XO" calcext:value-type="string">
            <text:p>XO</text:p>
          </table:table-cell>
          <table:table-cell table:formula="of:=[Loksne1.W150]" office:value-type="string" office:string-value="Dace Ikšele" calcext:value-type="string">
            <text:p>Dace Ikšele</text:p>
          </table:table-cell>
          <table:table-cell table:formula="of:=[Loksne1.X150]" office:value-type="string" office:string-value="1967-02-07" calcext:value-type="string">
            <text:p>1967-02-07</text:p>
          </table:table-cell>
          <table:table-cell table:formula="of:=[Loksne1.H150]" office:value-type="string" office:string-value="W" calcext:value-type="string">
            <text:p>W</text:p>
          </table:table-cell>
          <table:table-cell table:formula="of:=[Loksne1.AC150]" office:value-type="float" office:value="2072670" calcext:value-type="float">
            <text:p>2072670</text:p>
          </table:table-cell>
          <table:table-cell table:formula="of:=[Loksne1.J15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1]" office:value-type="float" office:value="515" calcext:value-type="float">
            <text:p>515</text:p>
          </table:table-cell>
          <table:table-cell table:formula="of:=[Loksne1.B151]" office:value-type="string" office:string-value="KO MĒS BEZ TEVIS!!!" calcext:value-type="string">
            <text:p>KO MĒS BEZ TEVIS!!!</text:p>
          </table:table-cell>
          <table:table-cell table:formula="of:=[Loksne1.AB151]" office:value-type="string" office:string-value="XO" calcext:value-type="string">
            <text:p>XO</text:p>
          </table:table-cell>
          <table:table-cell table:formula="of:=[Loksne1.W151]" office:value-type="string" office:string-value="Liene Ikšele" calcext:value-type="string">
            <text:p>Liene Ikšele</text:p>
          </table:table-cell>
          <table:table-cell table:formula="of:=[Loksne1.X151]" office:value-type="string" office:string-value="1987-08-01" calcext:value-type="string">
            <text:p>1987-08-01</text:p>
          </table:table-cell>
          <table:table-cell table:formula="of:=[Loksne1.H151]" office:value-type="string" office:string-value="W" calcext:value-type="string">
            <text:p>W</text:p>
          </table:table-cell>
          <table:table-cell table:formula="of:=[Loksne1.AC151]" office:value-type="string" office:string-value="*" calcext:value-type="string">
            <text:p>*</text:p>
          </table:table-cell>
          <table:table-cell table:formula="of:=[Loksne1.J15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2]" office:value-type="float" office:value="515" calcext:value-type="float">
            <text:p>515</text:p>
          </table:table-cell>
          <table:table-cell table:formula="of:=[Loksne1.B152]" office:value-type="string" office:string-value="KO MĒS BEZ TEVIS!!!" calcext:value-type="string">
            <text:p>KO MĒS BEZ TEVIS!!!</text:p>
          </table:table-cell>
          <table:table-cell table:formula="of:=[Loksne1.AB152]" office:value-type="string" office:string-value="XO" calcext:value-type="string">
            <text:p>XO</text:p>
          </table:table-cell>
          <table:table-cell table:formula="of:=[Loksne1.W152]" office:value-type="string" office:string-value="Jānis  Muhins" calcext:value-type="string">
            <text:p>Jānis <text:s/>Muhins</text:p>
          </table:table-cell>
          <table:table-cell table:formula="of:=[Loksne1.X152]" office:value-type="string" office:string-value="1989-10-22" calcext:value-type="string">
            <text:p>1989-10-22</text:p>
          </table:table-cell>
          <table:table-cell table:formula="of:=[Loksne1.H152]" office:value-type="string" office:string-value="M" calcext:value-type="string">
            <text:p>M</text:p>
          </table:table-cell>
          <table:table-cell table:formula="of:=[Loksne1.AC152]" office:value-type="string" office:string-value="*" calcext:value-type="string">
            <text:p>*</text:p>
          </table:table-cell>
          <table:table-cell table:formula="of:=[Loksne1.J15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3]" office:value-type="float" office:value="504" calcext:value-type="float">
            <text:p>504</text:p>
          </table:table-cell>
          <table:table-cell table:formula="of:=[Loksne1.B153]" office:value-type="string" office:string-value="BEZ STRESA" calcext:value-type="string">
            <text:p>BEZ STRESA</text:p>
          </table:table-cell>
          <table:table-cell table:formula="of:=[Loksne1.AB153]" office:value-type="string" office:string-value="XO" calcext:value-type="string">
            <text:p>XO</text:p>
          </table:table-cell>
          <table:table-cell table:formula="of:=[Loksne1.W153]" office:value-type="string" office:string-value="Viesturs Šlosbergs" calcext:value-type="string">
            <text:p>Viesturs Šlosbergs</text:p>
          </table:table-cell>
          <table:table-cell table:formula="of:=[Loksne1.X153]" office:value-type="string" office:string-value="1977-08-21" calcext:value-type="string">
            <text:p>1977-08-21</text:p>
          </table:table-cell>
          <table:table-cell table:formula="of:=[Loksne1.H153]" office:value-type="string" office:string-value="M" calcext:value-type="string">
            <text:p>M</text:p>
          </table:table-cell>
          <table:table-cell table:formula="of:=[Loksne1.AC153]" office:value-type="float" office:value="7206342" calcext:value-type="float">
            <text:p>7206342</text:p>
          </table:table-cell>
          <table:table-cell table:formula="of:=[Loksne1.J15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4]" office:value-type="float" office:value="504" calcext:value-type="float">
            <text:p>504</text:p>
          </table:table-cell>
          <table:table-cell table:formula="of:=[Loksne1.B154]" office:value-type="string" office:string-value="BEZ STRESA" calcext:value-type="string">
            <text:p>BEZ STRESA</text:p>
          </table:table-cell>
          <table:table-cell table:formula="of:=[Loksne1.AB154]" office:value-type="string" office:string-value="XO" calcext:value-type="string">
            <text:p>XO</text:p>
          </table:table-cell>
          <table:table-cell table:formula="of:=[Loksne1.W154]" office:value-type="string" office:string-value="Santa Blūma" calcext:value-type="string">
            <text:p>Santa Blūma</text:p>
          </table:table-cell>
          <table:table-cell table:formula="of:=[Loksne1.X154]" office:value-type="string" office:string-value="1971-11-07" calcext:value-type="string">
            <text:p>1971-11-07</text:p>
          </table:table-cell>
          <table:table-cell table:formula="of:=[Loksne1.H154]" office:value-type="string" office:string-value="W" calcext:value-type="string">
            <text:p>W</text:p>
          </table:table-cell>
          <table:table-cell table:formula="of:=[Loksne1.AC154]" office:value-type="float" office:value="7207200" calcext:value-type="float">
            <text:p>7207200</text:p>
          </table:table-cell>
          <table:table-cell table:formula="of:=[Loksne1.J15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5]" office:value-type="float" office:value="509" calcext:value-type="float">
            <text:p>509</text:p>
          </table:table-cell>
          <table:table-cell table:formula="of:=[Loksne1.B155]" office:value-type="string" office:string-value="Meža Dīvainīši" calcext:value-type="string">
            <text:p>Meža Dīvainīši</text:p>
          </table:table-cell>
          <table:table-cell table:formula="of:=[Loksne1.AB155]" office:value-type="string" office:string-value="XO" calcext:value-type="string">
            <text:p>XO</text:p>
          </table:table-cell>
          <table:table-cell table:formula="of:=[Loksne1.W155]" office:value-type="string" office:string-value="Einārs Masteiko" calcext:value-type="string">
            <text:p>Einārs Masteiko</text:p>
          </table:table-cell>
          <table:table-cell table:formula="of:=[Loksne1.X155]" office:value-type="string" office:string-value="1972-07-26" calcext:value-type="string">
            <text:p>1972-07-26</text:p>
          </table:table-cell>
          <table:table-cell table:formula="of:=[Loksne1.H155]" office:value-type="string" office:string-value="M" calcext:value-type="string">
            <text:p>M</text:p>
          </table:table-cell>
          <table:table-cell table:formula="of:=[Loksne1.AC155]" office:value-type="string" office:string-value="*" calcext:value-type="string">
            <text:p>*</text:p>
          </table:table-cell>
          <table:table-cell table:formula="of:=[Loksne1.J15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6]" office:value-type="float" office:value="509" calcext:value-type="float">
            <text:p>509</text:p>
          </table:table-cell>
          <table:table-cell table:formula="of:=[Loksne1.B156]" office:value-type="string" office:string-value="Meža Dīvainīši" calcext:value-type="string">
            <text:p>Meža Dīvainīši</text:p>
          </table:table-cell>
          <table:table-cell table:formula="of:=[Loksne1.AB156]" office:value-type="string" office:string-value="XO" calcext:value-type="string">
            <text:p>XO</text:p>
          </table:table-cell>
          <table:table-cell table:formula="of:=[Loksne1.W156]" office:value-type="string" office:string-value="Elīna Masteiko" calcext:value-type="string">
            <text:p>Elīna Masteiko</text:p>
          </table:table-cell>
          <table:table-cell table:formula="of:=[Loksne1.X156]" office:value-type="string" office:string-value="1984-05-18" calcext:value-type="string">
            <text:p>1984-05-18</text:p>
          </table:table-cell>
          <table:table-cell table:formula="of:=[Loksne1.H156]" office:value-type="string" office:string-value="W" calcext:value-type="string">
            <text:p>W</text:p>
          </table:table-cell>
          <table:table-cell table:formula="of:=[Loksne1.AC156]" office:value-type="string" office:string-value="*" calcext:value-type="string">
            <text:p>*</text:p>
          </table:table-cell>
          <table:table-cell table:formula="of:=[Loksne1.J15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7]" office:value-type="float" office:value="502" calcext:value-type="float">
            <text:p>502</text:p>
          </table:table-cell>
          <table:table-cell table:formula="of:=[Loksne1.B157]" office:value-type="string" office:string-value="Upīškalns" calcext:value-type="string">
            <text:p>Upīškalns</text:p>
          </table:table-cell>
          <table:table-cell table:formula="of:=[Loksne1.AB157]" office:value-type="string" office:string-value="XO" calcext:value-type="string">
            <text:p>XO</text:p>
          </table:table-cell>
          <table:table-cell table:formula="of:=[Loksne1.W157]" office:value-type="string" office:string-value="Baiba Ābelniece" calcext:value-type="string">
            <text:p>Baiba Ābelniece</text:p>
          </table:table-cell>
          <table:table-cell table:formula="of:=[Loksne1.X157]" office:value-type="string" office:string-value="1979-03-22" calcext:value-type="string">
            <text:p>1979-03-22</text:p>
          </table:table-cell>
          <table:table-cell table:formula="of:=[Loksne1.H157]" office:value-type="string" office:string-value="W" calcext:value-type="string">
            <text:p>W</text:p>
          </table:table-cell>
          <table:table-cell table:formula="of:=[Loksne1.AC157]" office:value-type="string" office:string-value="*" calcext:value-type="string">
            <text:p>*</text:p>
          </table:table-cell>
          <table:table-cell table:formula="of:=[Loksne1.J15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8]" office:value-type="float" office:value="502" calcext:value-type="float">
            <text:p>502</text:p>
          </table:table-cell>
          <table:table-cell table:formula="of:=[Loksne1.B158]" office:value-type="string" office:string-value="Upīškalns" calcext:value-type="string">
            <text:p>Upīškalns</text:p>
          </table:table-cell>
          <table:table-cell table:formula="of:=[Loksne1.AB158]" office:value-type="string" office:string-value="XO" calcext:value-type="string">
            <text:p>XO</text:p>
          </table:table-cell>
          <table:table-cell table:formula="of:=[Loksne1.W158]" office:value-type="string" office:string-value="Kaspars Kursinskis" calcext:value-type="string">
            <text:p>Kaspars Kursinskis</text:p>
          </table:table-cell>
          <table:table-cell table:formula="of:=[Loksne1.X158]" office:value-type="string" office:string-value="1977-04-22" calcext:value-type="string">
            <text:p>1977-04-22</text:p>
          </table:table-cell>
          <table:table-cell table:formula="of:=[Loksne1.H158]" office:value-type="string" office:string-value="M" calcext:value-type="string">
            <text:p>M</text:p>
          </table:table-cell>
          <table:table-cell table:formula="of:=[Loksne1.AC158]" office:value-type="string" office:string-value="*" calcext:value-type="string">
            <text:p>*</text:p>
          </table:table-cell>
          <table:table-cell table:formula="of:=[Loksne1.J15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59]" office:value-type="float" office:value="507" calcext:value-type="float">
            <text:p>507</text:p>
          </table:table-cell>
          <table:table-cell table:formula="of:=[Loksne1.B159]" office:value-type="string" office:string-value="Liedagi-35" calcext:value-type="string">
            <text:p>Liedagi-35</text:p>
          </table:table-cell>
          <table:table-cell table:formula="of:=[Loksne1.AB159]" office:value-type="string" office:string-value="XO" calcext:value-type="string">
            <text:p>XO</text:p>
          </table:table-cell>
          <table:table-cell table:formula="of:=[Loksne1.W159]" office:value-type="string" office:string-value="Fadejs Precinieks" calcext:value-type="string">
            <text:p>Fadejs Precinieks</text:p>
          </table:table-cell>
          <table:table-cell table:formula="of:=[Loksne1.X159]" office:value-type="string" office:string-value="1979-02-07" calcext:value-type="string">
            <text:p>1979-02-07</text:p>
          </table:table-cell>
          <table:table-cell table:formula="of:=[Loksne1.H159]" office:value-type="string" office:string-value="M" calcext:value-type="string">
            <text:p>M</text:p>
          </table:table-cell>
          <table:table-cell table:formula="of:=[Loksne1.AC159]" office:value-type="float" office:value="1603076" calcext:value-type="float">
            <text:p>1603076</text:p>
          </table:table-cell>
          <table:table-cell table:formula="of:=[Loksne1.J15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5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0]" office:value-type="float" office:value="507" calcext:value-type="float">
            <text:p>507</text:p>
          </table:table-cell>
          <table:table-cell table:formula="of:=[Loksne1.B160]" office:value-type="string" office:string-value="Liedagi-35" calcext:value-type="string">
            <text:p>Liedagi-35</text:p>
          </table:table-cell>
          <table:table-cell table:formula="of:=[Loksne1.AB160]" office:value-type="string" office:string-value="XO" calcext:value-type="string">
            <text:p>XO</text:p>
          </table:table-cell>
          <table:table-cell table:formula="of:=[Loksne1.W160]" office:value-type="string" office:string-value="Zelma Preciniece" calcext:value-type="string">
            <text:p>Zelma Preciniece</text:p>
          </table:table-cell>
          <table:table-cell table:formula="of:=[Loksne1.X160]" office:value-type="string" office:string-value="1982-09-05" calcext:value-type="string">
            <text:p>1982-09-05</text:p>
          </table:table-cell>
          <table:table-cell table:formula="of:=[Loksne1.H160]" office:value-type="string" office:string-value="W" calcext:value-type="string">
            <text:p>W</text:p>
          </table:table-cell>
          <table:table-cell table:formula="of:=[Loksne1.AC160]" office:value-type="float" office:value="1392107" calcext:value-type="float">
            <text:p>1392107</text:p>
          </table:table-cell>
          <table:table-cell table:formula="of:=[Loksne1.J16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1]" office:value-type="float" office:value="517" calcext:value-type="float">
            <text:p>517</text:p>
          </table:table-cell>
          <table:table-cell table:formula="of:=[Loksne1.B161]" office:value-type="string" office:string-value="Bumbierīši" calcext:value-type="string">
            <text:p>Bumbierīši</text:p>
          </table:table-cell>
          <table:table-cell table:formula="of:=[Loksne1.AB161]" office:value-type="string" office:string-value="XO" calcext:value-type="string">
            <text:p>XO</text:p>
          </table:table-cell>
          <table:table-cell table:formula="of:=[Loksne1.W161]" office:value-type="string" office:string-value="Mārtiņš Zvīdriņš" calcext:value-type="string">
            <text:p>Mārtiņš Zvīdriņš</text:p>
          </table:table-cell>
          <table:table-cell table:formula="of:=[Loksne1.X161]" office:value-type="string" office:string-value="1991-10-08" calcext:value-type="string">
            <text:p>1991-10-08</text:p>
          </table:table-cell>
          <table:table-cell table:formula="of:=[Loksne1.H161]" office:value-type="string" office:string-value="M" calcext:value-type="string">
            <text:p>M</text:p>
          </table:table-cell>
          <table:table-cell table:formula="of:=[Loksne1.AC161]" office:value-type="string" office:string-value="*" calcext:value-type="string">
            <text:p>*</text:p>
          </table:table-cell>
          <table:table-cell table:formula="of:=[Loksne1.J16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2]" office:value-type="float" office:value="517" calcext:value-type="float">
            <text:p>517</text:p>
          </table:table-cell>
          <table:table-cell table:formula="of:=[Loksne1.B162]" office:value-type="string" office:string-value="Bumbierīši" calcext:value-type="string">
            <text:p>Bumbierīši</text:p>
          </table:table-cell>
          <table:table-cell table:formula="of:=[Loksne1.AB162]" office:value-type="string" office:string-value="XO" calcext:value-type="string">
            <text:p>XO</text:p>
          </table:table-cell>
          <table:table-cell table:formula="of:=[Loksne1.W162]" office:value-type="string" office:string-value="Līga Plakane" calcext:value-type="string">
            <text:p>Līga Plakane</text:p>
          </table:table-cell>
          <table:table-cell table:formula="of:=[Loksne1.X162]" office:value-type="string" office:string-value="1970-02-25" calcext:value-type="string">
            <text:p>1970-02-25</text:p>
          </table:table-cell>
          <table:table-cell table:formula="of:=[Loksne1.H162]" office:value-type="string" office:string-value="W" calcext:value-type="string">
            <text:p>W</text:p>
          </table:table-cell>
          <table:table-cell table:formula="of:=[Loksne1.AC162]" office:value-type="string" office:string-value="*" calcext:value-type="string">
            <text:p>*</text:p>
          </table:table-cell>
          <table:table-cell table:formula="of:=[Loksne1.J16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3]" office:value-type="float" office:value="702" calcext:value-type="float">
            <text:p>702</text:p>
          </table:table-cell>
          <table:table-cell table:formula="of:=[Loksne1.B163]" office:value-type="string" office:string-value="Meža ogas" calcext:value-type="string">
            <text:p>Meža ogas</text:p>
          </table:table-cell>
          <table:table-cell table:formula="of:=[Loksne1.AB163]" office:value-type="string" office:string-value="WO,WV" calcext:value-type="string">
            <text:p>WO,WV</text:p>
          </table:table-cell>
          <table:table-cell table:formula="of:=[Loksne1.W163]" office:value-type="string" office:string-value="Sintija Alaine" calcext:value-type="string">
            <text:p>Sintija Alaine</text:p>
          </table:table-cell>
          <table:table-cell table:formula="of:=[Loksne1.X163]" office:value-type="string" office:string-value="1969-11-15" calcext:value-type="string">
            <text:p>1969-11-15</text:p>
          </table:table-cell>
          <table:table-cell table:formula="of:=[Loksne1.H163]" office:value-type="string" office:string-value="W" calcext:value-type="string">
            <text:p>W</text:p>
          </table:table-cell>
          <table:table-cell table:formula="of:=[Loksne1.AC163]" office:value-type="string" office:string-value="*" calcext:value-type="string">
            <text:p>*</text:p>
          </table:table-cell>
          <table:table-cell table:formula="of:=[Loksne1.J16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4]" office:value-type="float" office:value="702" calcext:value-type="float">
            <text:p>702</text:p>
          </table:table-cell>
          <table:table-cell table:formula="of:=[Loksne1.B164]" office:value-type="string" office:string-value="Meža ogas" calcext:value-type="string">
            <text:p>Meža ogas</text:p>
          </table:table-cell>
          <table:table-cell table:formula="of:=[Loksne1.AB164]" office:value-type="string" office:string-value="WO,WV" calcext:value-type="string">
            <text:p>WO,WV</text:p>
          </table:table-cell>
          <table:table-cell table:formula="of:=[Loksne1.W164]" office:value-type="string" office:string-value="Vizbulīte Celmiņa" calcext:value-type="string">
            <text:p>Vizbulīte Celmiņa</text:p>
          </table:table-cell>
          <table:table-cell table:formula="of:=[Loksne1.X164]" office:value-type="string" office:string-value="1976-03-03" calcext:value-type="string">
            <text:p>1976-03-03</text:p>
          </table:table-cell>
          <table:table-cell table:formula="of:=[Loksne1.H164]" office:value-type="string" office:string-value="W" calcext:value-type="string">
            <text:p>W</text:p>
          </table:table-cell>
          <table:table-cell table:formula="of:=[Loksne1.AC164]" office:value-type="string" office:string-value="*" calcext:value-type="string">
            <text:p>*</text:p>
          </table:table-cell>
          <table:table-cell table:formula="of:=[Loksne1.J16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5]" office:value-type="float" office:value="705" calcext:value-type="float">
            <text:p>705</text:p>
          </table:table-cell>
          <table:table-cell table:formula="of:=[Loksne1.B165]" office:value-type="string" office:string-value="Cerība mirst pēdējā" calcext:value-type="string">
            <text:p>Cerība mirst pēdējā</text:p>
          </table:table-cell>
          <table:table-cell table:formula="of:=[Loksne1.AB165]" office:value-type="string" office:string-value="WO,WV" calcext:value-type="string">
            <text:p>WO,WV</text:p>
          </table:table-cell>
          <table:table-cell table:formula="of:=[Loksne1.W165]" office:value-type="string" office:string-value="Indra Segliņa" calcext:value-type="string">
            <text:p>Indra Segliņa</text:p>
          </table:table-cell>
          <table:table-cell table:formula="of:=[Loksne1.X165]" office:value-type="string" office:string-value="1970-05-16" calcext:value-type="string">
            <text:p>1970-05-16</text:p>
          </table:table-cell>
          <table:table-cell table:formula="of:=[Loksne1.H165]" office:value-type="string" office:string-value="W" calcext:value-type="string">
            <text:p>W</text:p>
          </table:table-cell>
          <table:table-cell table:formula="of:=[Loksne1.AC165]" office:value-type="float" office:value="700516" calcext:value-type="float">
            <text:p>700516</text:p>
          </table:table-cell>
          <table:table-cell table:formula="of:=[Loksne1.J16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6]" office:value-type="float" office:value="705" calcext:value-type="float">
            <text:p>705</text:p>
          </table:table-cell>
          <table:table-cell table:formula="of:=[Loksne1.B166]" office:value-type="string" office:string-value="Cerība mirst pēdējā" calcext:value-type="string">
            <text:p>Cerība mirst pēdējā</text:p>
          </table:table-cell>
          <table:table-cell table:formula="of:=[Loksne1.AB166]" office:value-type="string" office:string-value="WO,WV" calcext:value-type="string">
            <text:p>WO,WV</text:p>
          </table:table-cell>
          <table:table-cell table:formula="of:=[Loksne1.W166]" office:value-type="string" office:string-value="Zane Blumberga" calcext:value-type="string">
            <text:p>Zane Blumberga</text:p>
          </table:table-cell>
          <table:table-cell table:formula="of:=[Loksne1.X166]" office:value-type="string" office:string-value="1969-07-30" calcext:value-type="string">
            <text:p>1969-07-30</text:p>
          </table:table-cell>
          <table:table-cell table:formula="of:=[Loksne1.H166]" office:value-type="string" office:string-value="W" calcext:value-type="string">
            <text:p>W</text:p>
          </table:table-cell>
          <table:table-cell table:formula="of:=[Loksne1.AC166]" office:value-type="float" office:value="1602330" calcext:value-type="float">
            <text:p>1602330</text:p>
          </table:table-cell>
          <table:table-cell table:formula="of:=[Loksne1.J16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7]" office:value-type="float" office:value="703" calcext:value-type="float">
            <text:p>703</text:p>
          </table:table-cell>
          <table:table-cell table:formula="of:=[Loksne1.B167]" office:value-type="string" office:string-value="OK Pūznis" calcext:value-type="string">
            <text:p>OK Pūznis</text:p>
          </table:table-cell>
          <table:table-cell table:formula="of:=[Loksne1.AB167]" office:value-type="string" office:string-value="WO,WV" calcext:value-type="string">
            <text:p>WO,WV</text:p>
          </table:table-cell>
          <table:table-cell table:formula="of:=[Loksne1.W167]" office:value-type="string" office:string-value="Gerda Sirmā" calcext:value-type="string">
            <text:p>Gerda Sirmā</text:p>
          </table:table-cell>
          <table:table-cell table:formula="of:=[Loksne1.X167]" office:value-type="string" office:string-value="1965-03-18" calcext:value-type="string">
            <text:p>1965-03-18</text:p>
          </table:table-cell>
          <table:table-cell table:formula="of:=[Loksne1.H167]" office:value-type="string" office:string-value="W" calcext:value-type="string">
            <text:p>W</text:p>
          </table:table-cell>
          <table:table-cell table:formula="of:=[Loksne1.AC167]" office:value-type="float" office:value="7203476" calcext:value-type="float">
            <text:p>7203476</text:p>
          </table:table-cell>
          <table:table-cell table:formula="of:=[Loksne1.J16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8]" office:value-type="float" office:value="703" calcext:value-type="float">
            <text:p>703</text:p>
          </table:table-cell>
          <table:table-cell table:formula="of:=[Loksne1.B168]" office:value-type="string" office:string-value="OK Pūznis" calcext:value-type="string">
            <text:p>OK Pūznis</text:p>
          </table:table-cell>
          <table:table-cell table:formula="of:=[Loksne1.AB168]" office:value-type="string" office:string-value="WO,WV" calcext:value-type="string">
            <text:p>WO,WV</text:p>
          </table:table-cell>
          <table:table-cell table:formula="of:=[Loksne1.W168]" office:value-type="string" office:string-value="Sarmīte Vlodare" calcext:value-type="string">
            <text:p>Sarmīte Vlodare</text:p>
          </table:table-cell>
          <table:table-cell table:formula="of:=[Loksne1.X168]" office:value-type="string" office:string-value="1958-10-06" calcext:value-type="string">
            <text:p>1958-10-06</text:p>
          </table:table-cell>
          <table:table-cell table:formula="of:=[Loksne1.H168]" office:value-type="string" office:string-value="W" calcext:value-type="string">
            <text:p>W</text:p>
          </table:table-cell>
          <table:table-cell table:formula="of:=[Loksne1.AC168]" office:value-type="float" office:value="7202737" calcext:value-type="float">
            <text:p>7202737</text:p>
          </table:table-cell>
          <table:table-cell table:formula="of:=[Loksne1.J16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69]" office:value-type="float" office:value="703" calcext:value-type="float">
            <text:p>703</text:p>
          </table:table-cell>
          <table:table-cell table:formula="of:=[Loksne1.B169]" office:value-type="string" office:string-value="OK Pūznis" calcext:value-type="string">
            <text:p>OK Pūznis</text:p>
          </table:table-cell>
          <table:table-cell table:formula="of:=[Loksne1.AB169]" office:value-type="string" office:string-value="WO,WV" calcext:value-type="string">
            <text:p>WO,WV</text:p>
          </table:table-cell>
          <table:table-cell table:formula="of:=[Loksne1.W169]" office:value-type="string" office:string-value="Sandra Kazāne" calcext:value-type="string">
            <text:p>Sandra Kazāne</text:p>
          </table:table-cell>
          <table:table-cell table:formula="of:=[Loksne1.X169]" office:value-type="string" office:string-value="1964-10-08" calcext:value-type="string">
            <text:p>1964-10-08</text:p>
          </table:table-cell>
          <table:table-cell table:formula="of:=[Loksne1.H169]" office:value-type="string" office:string-value="W" calcext:value-type="string">
            <text:p>W</text:p>
          </table:table-cell>
          <table:table-cell table:formula="of:=[Loksne1.AC169]" office:value-type="float" office:value="7203477" calcext:value-type="float">
            <text:p>7203477</text:p>
          </table:table-cell>
          <table:table-cell table:formula="of:=[Loksne1.J16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6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0]" office:value-type="float" office:value="706" calcext:value-type="float">
            <text:p>706</text:p>
          </table:table-cell>
          <table:table-cell table:formula="of:=[Loksne1.B170]" office:value-type="string" office:string-value="Piedzīvojumu meklējot" calcext:value-type="string">
            <text:p>Piedzīvojumu meklējot</text:p>
          </table:table-cell>
          <table:table-cell table:formula="of:=[Loksne1.AB170]" office:value-type="string" office:string-value="WO,WV" calcext:value-type="string">
            <text:p>WO,WV</text:p>
          </table:table-cell>
          <table:table-cell table:formula="of:=[Loksne1.W170]" office:value-type="string" office:string-value="Vita Žukovska" calcext:value-type="string">
            <text:p>Vita Žukovska</text:p>
          </table:table-cell>
          <table:table-cell table:formula="of:=[Loksne1.X170]" office:value-type="string" office:string-value="1970-03-12" calcext:value-type="string">
            <text:p>1970-03-12</text:p>
          </table:table-cell>
          <table:table-cell table:formula="of:=[Loksne1.H170]" office:value-type="string" office:string-value="W" calcext:value-type="string">
            <text:p>W</text:p>
          </table:table-cell>
          <table:table-cell table:formula="of:=[Loksne1.AC170]" office:value-type="float" office:value="7203387" calcext:value-type="float">
            <text:p>7203387</text:p>
          </table:table-cell>
          <table:table-cell table:formula="of:=[Loksne1.J17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1]" office:value-type="float" office:value="706" calcext:value-type="float">
            <text:p>706</text:p>
          </table:table-cell>
          <table:table-cell table:formula="of:=[Loksne1.B171]" office:value-type="string" office:string-value="Piedzīvojumu meklējot" calcext:value-type="string">
            <text:p>Piedzīvojumu meklējot</text:p>
          </table:table-cell>
          <table:table-cell table:formula="of:=[Loksne1.AB171]" office:value-type="string" office:string-value="WO,WV" calcext:value-type="string">
            <text:p>WO,WV</text:p>
          </table:table-cell>
          <table:table-cell table:formula="of:=[Loksne1.W171]" office:value-type="string" office:string-value="JanaJ Adata" calcext:value-type="string">
            <text:p>JanaJ Adata</text:p>
          </table:table-cell>
          <table:table-cell table:formula="of:=[Loksne1.X171]" office:value-type="string" office:string-value="1972-01-07" calcext:value-type="string">
            <text:p>1972-01-07</text:p>
          </table:table-cell>
          <table:table-cell table:formula="of:=[Loksne1.H171]" office:value-type="string" office:string-value="W" calcext:value-type="string">
            <text:p>W</text:p>
          </table:table-cell>
          <table:table-cell table:formula="of:=[Loksne1.AC171]" office:value-type="float" office:value="7203961" calcext:value-type="float">
            <text:p>7203961</text:p>
          </table:table-cell>
          <table:table-cell table:formula="of:=[Loksne1.J17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2]" office:value-type="float" office:value="701" calcext:value-type="float">
            <text:p>701</text:p>
          </table:table-cell>
          <table:table-cell table:formula="of:=[Loksne1.B172]" office:value-type="string" office:string-value="Apesciems" calcext:value-type="string">
            <text:p>Apesciems</text:p>
          </table:table-cell>
          <table:table-cell table:formula="of:=[Loksne1.AB172]" office:value-type="string" office:string-value="WO,WV" calcext:value-type="string">
            <text:p>WO,WV</text:p>
          </table:table-cell>
          <table:table-cell table:formula="of:=[Loksne1.W172]" office:value-type="string" office:string-value="Daiga Krēsliņa" calcext:value-type="string">
            <text:p>Daiga Krēsliņa</text:p>
          </table:table-cell>
          <table:table-cell table:formula="of:=[Loksne1.X172]" office:value-type="string" office:string-value="1965-09-21" calcext:value-type="string">
            <text:p>1965-09-21</text:p>
          </table:table-cell>
          <table:table-cell table:formula="of:=[Loksne1.H172]" office:value-type="string" office:string-value="W" calcext:value-type="string">
            <text:p>W</text:p>
          </table:table-cell>
          <table:table-cell table:formula="of:=[Loksne1.AC172]" office:value-type="float" office:value="1003101" calcext:value-type="float">
            <text:p>1003101</text:p>
          </table:table-cell>
          <table:table-cell table:formula="of:=[Loksne1.J17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3]" office:value-type="float" office:value="701" calcext:value-type="float">
            <text:p>701</text:p>
          </table:table-cell>
          <table:table-cell table:formula="of:=[Loksne1.B173]" office:value-type="string" office:string-value="Apesciems" calcext:value-type="string">
            <text:p>Apesciems</text:p>
          </table:table-cell>
          <table:table-cell table:formula="of:=[Loksne1.AB173]" office:value-type="string" office:string-value="WO,WV" calcext:value-type="string">
            <text:p>WO,WV</text:p>
          </table:table-cell>
          <table:table-cell table:formula="of:=[Loksne1.W173]" office:value-type="string" office:string-value="Līga Vabulniece" calcext:value-type="string">
            <text:p>Līga Vabulniece</text:p>
          </table:table-cell>
          <table:table-cell table:formula="of:=[Loksne1.X173]" office:value-type="string" office:string-value="1969-09-13" calcext:value-type="string">
            <text:p>1969-09-13</text:p>
          </table:table-cell>
          <table:table-cell table:formula="of:=[Loksne1.H173]" office:value-type="string" office:string-value="W" calcext:value-type="string">
            <text:p>W</text:p>
          </table:table-cell>
          <table:table-cell table:formula="of:=[Loksne1.AC173]" office:value-type="float" office:value="1301969" calcext:value-type="float">
            <text:p>1301969</text:p>
          </table:table-cell>
          <table:table-cell table:formula="of:=[Loksne1.J17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4]" office:value-type="float" office:value="704" calcext:value-type="float">
            <text:p>704</text:p>
          </table:table-cell>
          <table:table-cell table:formula="of:=[Loksne1.B174]" office:value-type="string" office:string-value="Pozitīvie skorpioni" calcext:value-type="string">
            <text:p>Pozitīvie skorpioni</text:p>
          </table:table-cell>
          <table:table-cell table:formula="of:=[Loksne1.AB174]" office:value-type="string" office:string-value="WO,WV" calcext:value-type="string">
            <text:p>WO,WV</text:p>
          </table:table-cell>
          <table:table-cell table:formula="of:=[Loksne1.W174]" office:value-type="string" office:string-value="Inta Poriķe" calcext:value-type="string">
            <text:p>Inta Poriķe</text:p>
          </table:table-cell>
          <table:table-cell table:formula="of:=[Loksne1.X174]" office:value-type="string" office:string-value="1963-10-25" calcext:value-type="string">
            <text:p>1963-10-25</text:p>
          </table:table-cell>
          <table:table-cell table:formula="of:=[Loksne1.H174]" office:value-type="string" office:string-value="W" calcext:value-type="string">
            <text:p>W</text:p>
          </table:table-cell>
          <table:table-cell table:formula="of:=[Loksne1.AC174]" office:value-type="float" office:value="1006148" calcext:value-type="float">
            <text:p>1006148</text:p>
          </table:table-cell>
          <table:table-cell table:formula="of:=[Loksne1.J17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5]" office:value-type="float" office:value="704" calcext:value-type="float">
            <text:p>704</text:p>
          </table:table-cell>
          <table:table-cell table:formula="of:=[Loksne1.B175]" office:value-type="string" office:string-value="Pozitīvie skorpioni" calcext:value-type="string">
            <text:p>Pozitīvie skorpioni</text:p>
          </table:table-cell>
          <table:table-cell table:formula="of:=[Loksne1.AB175]" office:value-type="string" office:string-value="WO,WV" calcext:value-type="string">
            <text:p>WO,WV</text:p>
          </table:table-cell>
          <table:table-cell table:formula="of:=[Loksne1.W175]" office:value-type="string" office:string-value="Liene Buša" calcext:value-type="string">
            <text:p>Liene Buša</text:p>
          </table:table-cell>
          <table:table-cell table:formula="of:=[Loksne1.X175]" office:value-type="string" office:string-value="1953-10-31" calcext:value-type="string">
            <text:p>1953-10-31</text:p>
          </table:table-cell>
          <table:table-cell table:formula="of:=[Loksne1.H175]" office:value-type="string" office:string-value="W" calcext:value-type="string">
            <text:p>W</text:p>
          </table:table-cell>
          <table:table-cell table:formula="of:=[Loksne1.AC175]" office:value-type="float" office:value="533110" calcext:value-type="float">
            <text:p>533110</text:p>
          </table:table-cell>
          <table:table-cell table:formula="of:=[Loksne1.J17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6]" office:value-type="float" office:value="810" calcext:value-type="float">
            <text:p>810</text:p>
          </table:table-cell>
          <table:table-cell table:formula="of:=[Loksne1.B176]" office:value-type="string" office:string-value="Where is The Finish?!" calcext:value-type="string">
            <text:p>Where is The Finish?!</text:p>
          </table:table-cell>
          <table:table-cell table:formula="of:=[Loksne1.AB176]" office:value-type="string" office:string-value="XO,XV" calcext:value-type="string">
            <text:p>XO,XV</text:p>
          </table:table-cell>
          <table:table-cell table:formula="of:=[Loksne1.W176]" office:value-type="string" office:string-value="Irita Puķīte" calcext:value-type="string">
            <text:p>Irita Puķīte</text:p>
          </table:table-cell>
          <table:table-cell table:formula="of:=[Loksne1.X176]" office:value-type="string" office:string-value="1974-12-17" calcext:value-type="string">
            <text:p>1974-12-17</text:p>
          </table:table-cell>
          <table:table-cell table:formula="of:=[Loksne1.H176]" office:value-type="string" office:string-value="W" calcext:value-type="string">
            <text:p>W</text:p>
          </table:table-cell>
          <table:table-cell table:formula="of:=[Loksne1.AC176]" office:value-type="float" office:value="7171274" calcext:value-type="float">
            <text:p>7171274</text:p>
          </table:table-cell>
          <table:table-cell table:formula="of:=[Loksne1.J17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7]" office:value-type="float" office:value="810" calcext:value-type="float">
            <text:p>810</text:p>
          </table:table-cell>
          <table:table-cell table:formula="of:=[Loksne1.B177]" office:value-type="string" office:string-value="Where is The Finish?!" calcext:value-type="string">
            <text:p>Where is The Finish?!</text:p>
          </table:table-cell>
          <table:table-cell table:formula="of:=[Loksne1.AB177]" office:value-type="string" office:string-value="XO,XV" calcext:value-type="string">
            <text:p>XO,XV</text:p>
          </table:table-cell>
          <table:table-cell table:formula="of:=[Loksne1.W177]" office:value-type="string" office:string-value="Guntars Mankus" calcext:value-type="string">
            <text:p>Guntars Mankus</text:p>
          </table:table-cell>
          <table:table-cell table:formula="of:=[Loksne1.X177]" office:value-type="string" office:string-value="1969-07-05" calcext:value-type="string">
            <text:p>1969-07-05</text:p>
          </table:table-cell>
          <table:table-cell table:formula="of:=[Loksne1.H177]" office:value-type="string" office:string-value="M" calcext:value-type="string">
            <text:p>M</text:p>
          </table:table-cell>
          <table:table-cell table:formula="of:=[Loksne1.AC177]" office:value-type="float" office:value="7000003" calcext:value-type="float">
            <text:p>7000003</text:p>
          </table:table-cell>
          <table:table-cell table:formula="of:=[Loksne1.J17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8]" office:value-type="float" office:value="805" calcext:value-type="float">
            <text:p>805</text:p>
          </table:table-cell>
          <table:table-cell table:formula="of:=[Loksne1.B178]" office:value-type="string" office:string-value="Zirgs bez vārda" calcext:value-type="string">
            <text:p>Zirgs bez vārda</text:p>
          </table:table-cell>
          <table:table-cell table:formula="of:=[Loksne1.AB178]" office:value-type="string" office:string-value="XO,XV" calcext:value-type="string">
            <text:p>XO,XV</text:p>
          </table:table-cell>
          <table:table-cell table:formula="of:=[Loksne1.W178]" office:value-type="string" office:string-value="Astrīda Celmiņa" calcext:value-type="string">
            <text:p>Astrīda Celmiņa</text:p>
          </table:table-cell>
          <table:table-cell table:formula="of:=[Loksne1.X178]" office:value-type="string" office:string-value="1966-11-10" calcext:value-type="string">
            <text:p>1966-11-10</text:p>
          </table:table-cell>
          <table:table-cell table:formula="of:=[Loksne1.H178]" office:value-type="string" office:string-value="W" calcext:value-type="string">
            <text:p>W</text:p>
          </table:table-cell>
          <table:table-cell table:formula="of:=[Loksne1.AC178]" office:value-type="float" office:value="7203960" calcext:value-type="float">
            <text:p>7203960</text:p>
          </table:table-cell>
          <table:table-cell table:formula="of:=[Loksne1.J17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79]" office:value-type="float" office:value="805" calcext:value-type="float">
            <text:p>805</text:p>
          </table:table-cell>
          <table:table-cell table:formula="of:=[Loksne1.B179]" office:value-type="string" office:string-value="Zirgs bez vārda" calcext:value-type="string">
            <text:p>Zirgs bez vārda</text:p>
          </table:table-cell>
          <table:table-cell table:formula="of:=[Loksne1.AB179]" office:value-type="string" office:string-value="XO,XV" calcext:value-type="string">
            <text:p>XO,XV</text:p>
          </table:table-cell>
          <table:table-cell table:formula="of:=[Loksne1.W179]" office:value-type="string" office:string-value="Mareks Tumašs" calcext:value-type="string">
            <text:p>Mareks Tumašs</text:p>
          </table:table-cell>
          <table:table-cell table:formula="of:=[Loksne1.X179]" office:value-type="string" office:string-value="1976-07-17" calcext:value-type="string">
            <text:p>1976-07-17</text:p>
          </table:table-cell>
          <table:table-cell table:formula="of:=[Loksne1.H179]" office:value-type="string" office:string-value="M" calcext:value-type="string">
            <text:p>M</text:p>
          </table:table-cell>
          <table:table-cell table:formula="of:=[Loksne1.AC179]" office:value-type="float" office:value="7000073" calcext:value-type="float">
            <text:p>7000073</text:p>
          </table:table-cell>
          <table:table-cell table:formula="of:=[Loksne1.J17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7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0]" office:value-type="float" office:value="809" calcext:value-type="float">
            <text:p>809</text:p>
          </table:table-cell>
          <table:table-cell table:formula="of:=[Loksne1.B180]" office:value-type="string" office:string-value="Lapsu rogainings" calcext:value-type="string">
            <text:p>Lapsu rogainings</text:p>
          </table:table-cell>
          <table:table-cell table:formula="of:=[Loksne1.AB180]" office:value-type="string" office:string-value="XO,XV" calcext:value-type="string">
            <text:p>XO,XV</text:p>
          </table:table-cell>
          <table:table-cell table:formula="of:=[Loksne1.W180]" office:value-type="string" office:string-value="Anita Liepiņa" calcext:value-type="string">
            <text:p>Anita Liepiņa</text:p>
          </table:table-cell>
          <table:table-cell table:formula="of:=[Loksne1.X180]" office:value-type="string" office:string-value="1967-11-17" calcext:value-type="string">
            <text:p>1967-11-17</text:p>
          </table:table-cell>
          <table:table-cell table:formula="of:=[Loksne1.H180]" office:value-type="string" office:string-value="W" calcext:value-type="string">
            <text:p>W</text:p>
          </table:table-cell>
          <table:table-cell table:formula="of:=[Loksne1.AC180]" office:value-type="float" office:value="646599" calcext:value-type="float">
            <text:p>646599</text:p>
          </table:table-cell>
          <table:table-cell table:formula="of:=[Loksne1.J18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1]" office:value-type="float" office:value="809" calcext:value-type="float">
            <text:p>809</text:p>
          </table:table-cell>
          <table:table-cell table:formula="of:=[Loksne1.B181]" office:value-type="string" office:string-value="Lapsu rogainings" calcext:value-type="string">
            <text:p>Lapsu rogainings</text:p>
          </table:table-cell>
          <table:table-cell table:formula="of:=[Loksne1.AB181]" office:value-type="string" office:string-value="XO,XV" calcext:value-type="string">
            <text:p>XO,XV</text:p>
          </table:table-cell>
          <table:table-cell table:formula="of:=[Loksne1.W181]" office:value-type="string" office:string-value="Valters Kaminskis" calcext:value-type="string">
            <text:p>Valters Kaminskis</text:p>
          </table:table-cell>
          <table:table-cell table:formula="of:=[Loksne1.X181]" office:value-type="string" office:string-value="1968-03-26" calcext:value-type="string">
            <text:p>1968-03-26</text:p>
          </table:table-cell>
          <table:table-cell table:formula="of:=[Loksne1.H181]" office:value-type="string" office:string-value="M" calcext:value-type="string">
            <text:p>M</text:p>
          </table:table-cell>
          <table:table-cell table:formula="of:=[Loksne1.AC181]" office:value-type="float" office:value="503707" calcext:value-type="float">
            <text:p>503707</text:p>
          </table:table-cell>
          <table:table-cell table:formula="of:=[Loksne1.J18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2]" office:value-type="float" office:value="804" calcext:value-type="float">
            <text:p>804</text:p>
          </table:table-cell>
          <table:table-cell table:formula="of:=[Loksne1.B182]" office:value-type="string" office:string-value="Autostarts.lv" calcext:value-type="string">
            <text:p>Autostarts.lv</text:p>
          </table:table-cell>
          <table:table-cell table:formula="of:=[Loksne1.AB182]" office:value-type="string" office:string-value="XO,XV" calcext:value-type="string">
            <text:p>XO,XV</text:p>
          </table:table-cell>
          <table:table-cell table:formula="of:=[Loksne1.W182]" office:value-type="string" office:string-value="Marita Lapa" calcext:value-type="string">
            <text:p>Marita Lapa</text:p>
          </table:table-cell>
          <table:table-cell table:formula="of:=[Loksne1.X182]" office:value-type="string" office:string-value="1970-09-03" calcext:value-type="string">
            <text:p>1970-09-03</text:p>
          </table:table-cell>
          <table:table-cell table:formula="of:=[Loksne1.H182]" office:value-type="string" office:string-value="W" calcext:value-type="string">
            <text:p>W</text:p>
          </table:table-cell>
          <table:table-cell table:formula="of:=[Loksne1.AC182]" office:value-type="float" office:value="8000555" calcext:value-type="float">
            <text:p>8000555</text:p>
          </table:table-cell>
          <table:table-cell table:formula="of:=[Loksne1.J18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3]" office:value-type="float" office:value="804" calcext:value-type="float">
            <text:p>804</text:p>
          </table:table-cell>
          <table:table-cell table:formula="of:=[Loksne1.B183]" office:value-type="string" office:string-value="Autostarts.lv" calcext:value-type="string">
            <text:p>Autostarts.lv</text:p>
          </table:table-cell>
          <table:table-cell table:formula="of:=[Loksne1.AB183]" office:value-type="string" office:string-value="XO,XV" calcext:value-type="string">
            <text:p>XO,XV</text:p>
          </table:table-cell>
          <table:table-cell table:formula="of:=[Loksne1.W183]" office:value-type="string" office:string-value="Aivars Lapa" calcext:value-type="string">
            <text:p>Aivars Lapa</text:p>
          </table:table-cell>
          <table:table-cell table:formula="of:=[Loksne1.X183]" office:value-type="string" office:string-value="1969-04-27" calcext:value-type="string">
            <text:p>1969-04-27</text:p>
          </table:table-cell>
          <table:table-cell table:formula="of:=[Loksne1.H183]" office:value-type="string" office:string-value="M" calcext:value-type="string">
            <text:p>M</text:p>
          </table:table-cell>
          <table:table-cell table:formula="of:=[Loksne1.AC183]" office:value-type="float" office:value="8000900" calcext:value-type="float">
            <text:p>8000900</text:p>
          </table:table-cell>
          <table:table-cell table:formula="of:=[Loksne1.J18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4]" office:value-type="float" office:value="807" calcext:value-type="float">
            <text:p>807</text:p>
          </table:table-cell>
          <table:table-cell table:formula="of:=[Loksne1.B184]" office:value-type="string" office:string-value="Marmotes" calcext:value-type="string">
            <text:p>Marmotes</text:p>
          </table:table-cell>
          <table:table-cell table:formula="of:=[Loksne1.AB184]" office:value-type="string" office:string-value="XO,XV" calcext:value-type="string">
            <text:p>XO,XV</text:p>
          </table:table-cell>
          <table:table-cell table:formula="of:=[Loksne1.W184]" office:value-type="string" office:string-value="Inese Rudzīte" calcext:value-type="string">
            <text:p>Inese Rudzīte</text:p>
          </table:table-cell>
          <table:table-cell table:formula="of:=[Loksne1.X184]" office:value-type="string" office:string-value="1973-05-25" calcext:value-type="string">
            <text:p>1973-05-25</text:p>
          </table:table-cell>
          <table:table-cell table:formula="of:=[Loksne1.H184]" office:value-type="string" office:string-value="W" calcext:value-type="string">
            <text:p>W</text:p>
          </table:table-cell>
          <table:table-cell table:formula="of:=[Loksne1.AC184]" office:value-type="string" office:string-value="*" calcext:value-type="string">
            <text:p>*</text:p>
          </table:table-cell>
          <table:table-cell table:formula="of:=[Loksne1.J18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5]" office:value-type="float" office:value="807" calcext:value-type="float">
            <text:p>807</text:p>
          </table:table-cell>
          <table:table-cell table:formula="of:=[Loksne1.B185]" office:value-type="string" office:string-value="Marmotes" calcext:value-type="string">
            <text:p>Marmotes</text:p>
          </table:table-cell>
          <table:table-cell table:formula="of:=[Loksne1.AB185]" office:value-type="string" office:string-value="XO,XV" calcext:value-type="string">
            <text:p>XO,XV</text:p>
          </table:table-cell>
          <table:table-cell table:formula="of:=[Loksne1.W185]" office:value-type="string" office:string-value="Guntars Vība" calcext:value-type="string">
            <text:p>Guntars Vība</text:p>
          </table:table-cell>
          <table:table-cell table:formula="of:=[Loksne1.X185]" office:value-type="string" office:string-value="1968-08-05" calcext:value-type="string">
            <text:p>1968-08-05</text:p>
          </table:table-cell>
          <table:table-cell table:formula="of:=[Loksne1.H185]" office:value-type="string" office:string-value="M" calcext:value-type="string">
            <text:p>M</text:p>
          </table:table-cell>
          <table:table-cell table:formula="of:=[Loksne1.AC185]" office:value-type="float" office:value="1407515" calcext:value-type="float">
            <text:p>1407515</text:p>
          </table:table-cell>
          <table:table-cell table:formula="of:=[Loksne1.J18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6]" office:value-type="float" office:value="813" calcext:value-type="float">
            <text:p>813</text:p>
          </table:table-cell>
          <table:table-cell table:formula="of:=[Loksne1.B186]" office:value-type="string" office:string-value="ALUSALA" calcext:value-type="string">
            <text:p>ALUSALA</text:p>
          </table:table-cell>
          <table:table-cell table:formula="of:=[Loksne1.AB186]" office:value-type="string" office:string-value="XO,XV" calcext:value-type="string">
            <text:p>XO,XV</text:p>
          </table:table-cell>
          <table:table-cell table:formula="of:=[Loksne1.W186]" office:value-type="string" office:string-value="Arvis Zvanītājs" calcext:value-type="string">
            <text:p>Arvis Zvanītājs</text:p>
          </table:table-cell>
          <table:table-cell table:formula="of:=[Loksne1.X186]" office:value-type="string" office:string-value="1969-01-06" calcext:value-type="string">
            <text:p>1969-01-06</text:p>
          </table:table-cell>
          <table:table-cell table:formula="of:=[Loksne1.H186]" office:value-type="string" office:string-value="M" calcext:value-type="string">
            <text:p>M</text:p>
          </table:table-cell>
          <table:table-cell table:formula="of:=[Loksne1.AC186]" office:value-type="string" office:string-value="*" calcext:value-type="string">
            <text:p>*</text:p>
          </table:table-cell>
          <table:table-cell table:formula="of:=[Loksne1.J18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7]" office:value-type="float" office:value="813" calcext:value-type="float">
            <text:p>813</text:p>
          </table:table-cell>
          <table:table-cell table:formula="of:=[Loksne1.B187]" office:value-type="string" office:string-value="ALUSALA" calcext:value-type="string">
            <text:p>ALUSALA</text:p>
          </table:table-cell>
          <table:table-cell table:formula="of:=[Loksne1.AB187]" office:value-type="string" office:string-value="XO,XV" calcext:value-type="string">
            <text:p>XO,XV</text:p>
          </table:table-cell>
          <table:table-cell table:formula="of:=[Loksne1.W187]" office:value-type="string" office:string-value="Dzintars Laķis" calcext:value-type="string">
            <text:p>Dzintars Laķis</text:p>
          </table:table-cell>
          <table:table-cell table:formula="of:=[Loksne1.X187]" office:value-type="string" office:string-value="1968-03-21" calcext:value-type="string">
            <text:p>1968-03-21</text:p>
          </table:table-cell>
          <table:table-cell table:formula="of:=[Loksne1.H187]" office:value-type="string" office:string-value="M" calcext:value-type="string">
            <text:p>M</text:p>
          </table:table-cell>
          <table:table-cell table:formula="of:=[Loksne1.AC187]" office:value-type="string" office:string-value="*" calcext:value-type="string">
            <text:p>*</text:p>
          </table:table-cell>
          <table:table-cell table:formula="of:=[Loksne1.J18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8]" office:value-type="float" office:value="813" calcext:value-type="float">
            <text:p>813</text:p>
          </table:table-cell>
          <table:table-cell table:formula="of:=[Loksne1.B188]" office:value-type="string" office:string-value="ALUSALA" calcext:value-type="string">
            <text:p>ALUSALA</text:p>
          </table:table-cell>
          <table:table-cell table:formula="of:=[Loksne1.AB188]" office:value-type="string" office:string-value="XO,XV" calcext:value-type="string">
            <text:p>XO,XV</text:p>
          </table:table-cell>
          <table:table-cell table:formula="of:=[Loksne1.W188]" office:value-type="string" office:string-value="Inta Luksa" calcext:value-type="string">
            <text:p>Inta Luksa</text:p>
          </table:table-cell>
          <table:table-cell table:formula="of:=[Loksne1.X188]" office:value-type="string" office:string-value="1972-03-03" calcext:value-type="string">
            <text:p>1972-03-03</text:p>
          </table:table-cell>
          <table:table-cell table:formula="of:=[Loksne1.H188]" office:value-type="string" office:string-value="W" calcext:value-type="string">
            <text:p>W</text:p>
          </table:table-cell>
          <table:table-cell table:formula="of:=[Loksne1.AC188]" office:value-type="string" office:string-value="*" calcext:value-type="string">
            <text:p>*</text:p>
          </table:table-cell>
          <table:table-cell table:formula="of:=[Loksne1.J18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89]" office:value-type="float" office:value="806" calcext:value-type="float">
            <text:p>806</text:p>
          </table:table-cell>
          <table:table-cell table:formula="of:=[Loksne1.B189]" office:value-type="string" office:string-value="Ezisi" calcext:value-type="string">
            <text:p>Ezisi</text:p>
          </table:table-cell>
          <table:table-cell table:formula="of:=[Loksne1.AB189]" office:value-type="string" office:string-value="XO,XV" calcext:value-type="string">
            <text:p>XO,XV</text:p>
          </table:table-cell>
          <table:table-cell table:formula="of:=[Loksne1.W189]" office:value-type="string" office:string-value="Ingrīda Barisa" calcext:value-type="string">
            <text:p>Ingrīda Barisa</text:p>
          </table:table-cell>
          <table:table-cell table:formula="of:=[Loksne1.X189]" office:value-type="string" office:string-value="1962-04-28" calcext:value-type="string">
            <text:p>1962-04-28</text:p>
          </table:table-cell>
          <table:table-cell table:formula="of:=[Loksne1.H189]" office:value-type="string" office:string-value="W" calcext:value-type="string">
            <text:p>W</text:p>
          </table:table-cell>
          <table:table-cell table:formula="of:=[Loksne1.AC189]" office:value-type="string" office:string-value="*" calcext:value-type="string">
            <text:p>*</text:p>
          </table:table-cell>
          <table:table-cell table:formula="of:=[Loksne1.J18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8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0]" office:value-type="float" office:value="806" calcext:value-type="float">
            <text:p>806</text:p>
          </table:table-cell>
          <table:table-cell table:formula="of:=[Loksne1.B190]" office:value-type="string" office:string-value="Ezisi" calcext:value-type="string">
            <text:p>Ezisi</text:p>
          </table:table-cell>
          <table:table-cell table:formula="of:=[Loksne1.AB190]" office:value-type="string" office:string-value="XO,XV" calcext:value-type="string">
            <text:p>XO,XV</text:p>
          </table:table-cell>
          <table:table-cell table:formula="of:=[Loksne1.W190]" office:value-type="string" office:string-value="Ģirts Strujevičs" calcext:value-type="string">
            <text:p>Ģirts Strujevičs</text:p>
          </table:table-cell>
          <table:table-cell table:formula="of:=[Loksne1.X190]" office:value-type="string" office:string-value="1972-09-04" calcext:value-type="string">
            <text:p>1972-09-04</text:p>
          </table:table-cell>
          <table:table-cell table:formula="of:=[Loksne1.H190]" office:value-type="string" office:string-value="M" calcext:value-type="string">
            <text:p>M</text:p>
          </table:table-cell>
          <table:table-cell table:formula="of:=[Loksne1.AC190]" office:value-type="float" office:value="7200147" calcext:value-type="float">
            <text:p>7200147</text:p>
          </table:table-cell>
          <table:table-cell table:formula="of:=[Loksne1.J19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1]" office:value-type="float" office:value="812" calcext:value-type="float">
            <text:p>812</text:p>
          </table:table-cell>
          <table:table-cell table:formula="of:=[Loksne1.B191]" office:value-type="string" office:string-value="Tõttajad" calcext:value-type="string">
            <text:p>Tõttajad</text:p>
          </table:table-cell>
          <table:table-cell table:formula="of:=[Loksne1.AB191]" office:value-type="string" office:string-value="XO,XV" calcext:value-type="string">
            <text:p>XO,XV</text:p>
          </table:table-cell>
          <table:table-cell table:formula="of:=[Loksne1.W191]" office:value-type="string" office:string-value="Imbi Soome" calcext:value-type="string">
            <text:p>Imbi Soome</text:p>
          </table:table-cell>
          <table:table-cell table:formula="of:=[Loksne1.X191]" office:value-type="string" office:string-value="1969-11-29" calcext:value-type="string">
            <text:p>1969-11-29</text:p>
          </table:table-cell>
          <table:table-cell table:formula="of:=[Loksne1.H191]" office:value-type="string" office:string-value="W" calcext:value-type="string">
            <text:p>W</text:p>
          </table:table-cell>
          <table:table-cell table:formula="of:=[Loksne1.AC191]" office:value-type="string" office:string-value="*" calcext:value-type="string">
            <text:p>*</text:p>
          </table:table-cell>
          <table:table-cell table:formula="of:=[Loksne1.J191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2]" office:value-type="float" office:value="812" calcext:value-type="float">
            <text:p>812</text:p>
          </table:table-cell>
          <table:table-cell table:formula="of:=[Loksne1.B192]" office:value-type="string" office:string-value="Tõttajad" calcext:value-type="string">
            <text:p>Tõttajad</text:p>
          </table:table-cell>
          <table:table-cell table:formula="of:=[Loksne1.AB192]" office:value-type="string" office:string-value="XO,XV" calcext:value-type="string">
            <text:p>XO,XV</text:p>
          </table:table-cell>
          <table:table-cell table:formula="of:=[Loksne1.W192]" office:value-type="string" office:string-value="Toomas Laur" calcext:value-type="string">
            <text:p>Toomas Laur</text:p>
          </table:table-cell>
          <table:table-cell table:formula="of:=[Loksne1.X192]" office:value-type="string" office:string-value="1964-11-15" calcext:value-type="string">
            <text:p>1964-11-15</text:p>
          </table:table-cell>
          <table:table-cell table:formula="of:=[Loksne1.H192]" office:value-type="string" office:string-value="M" calcext:value-type="string">
            <text:p>M</text:p>
          </table:table-cell>
          <table:table-cell table:formula="of:=[Loksne1.AC192]" office:value-type="float" office:value="7200978" calcext:value-type="float">
            <text:p>7200978</text:p>
          </table:table-cell>
          <table:table-cell table:formula="of:=[Loksne1.J192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3]" office:value-type="float" office:value="803" calcext:value-type="float">
            <text:p>803</text:p>
          </table:table-cell>
          <table:table-cell table:formula="of:=[Loksne1.B193]" office:value-type="string" office:string-value="Gandrīz Trio" calcext:value-type="string">
            <text:p>Gandrīz Trio</text:p>
          </table:table-cell>
          <table:table-cell table:formula="of:=[Loksne1.AB193]" office:value-type="string" office:string-value="XO,XV" calcext:value-type="string">
            <text:p>XO,XV</text:p>
          </table:table-cell>
          <table:table-cell table:formula="of:=[Loksne1.W193]" office:value-type="string" office:string-value="Juris Naglis" calcext:value-type="string">
            <text:p>Juris Naglis</text:p>
          </table:table-cell>
          <table:table-cell table:formula="of:=[Loksne1.X193]" office:value-type="string" office:string-value="1962-02-13" calcext:value-type="string">
            <text:p>1962-02-13</text:p>
          </table:table-cell>
          <table:table-cell table:formula="of:=[Loksne1.H193]" office:value-type="string" office:string-value="M" calcext:value-type="string">
            <text:p>M</text:p>
          </table:table-cell>
          <table:table-cell table:formula="of:=[Loksne1.AC193]" office:value-type="float" office:value="1406610" calcext:value-type="float">
            <text:p>1406610</text:p>
          </table:table-cell>
          <table:table-cell table:formula="of:=[Loksne1.J19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4]" office:value-type="float" office:value="803" calcext:value-type="float">
            <text:p>803</text:p>
          </table:table-cell>
          <table:table-cell table:formula="of:=[Loksne1.B194]" office:value-type="string" office:string-value="Gandrīz Trio" calcext:value-type="string">
            <text:p>Gandrīz Trio</text:p>
          </table:table-cell>
          <table:table-cell table:formula="of:=[Loksne1.AB194]" office:value-type="string" office:string-value="XO,XV" calcext:value-type="string">
            <text:p>XO,XV</text:p>
          </table:table-cell>
          <table:table-cell table:formula="of:=[Loksne1.W194]" office:value-type="string" office:string-value="Ginta Bērziņa" calcext:value-type="string">
            <text:p>Ginta Bērziņa</text:p>
          </table:table-cell>
          <table:table-cell table:formula="of:=[Loksne1.X194]" office:value-type="string" office:string-value="1968-04-15" calcext:value-type="string">
            <text:p>1968-04-15</text:p>
          </table:table-cell>
          <table:table-cell table:formula="of:=[Loksne1.H194]" office:value-type="string" office:string-value="W" calcext:value-type="string">
            <text:p>W</text:p>
          </table:table-cell>
          <table:table-cell table:formula="of:=[Loksne1.AC194]" office:value-type="float" office:value="1406609" calcext:value-type="float">
            <text:p>1406609</text:p>
          </table:table-cell>
          <table:table-cell table:formula="of:=[Loksne1.J19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5]" office:value-type="float" office:value="808" calcext:value-type="float">
            <text:p>808</text:p>
          </table:table-cell>
          <table:table-cell table:formula="of:=[Loksne1.B195]" office:value-type="string" office:string-value="Taka" calcext:value-type="string">
            <text:p>Taka</text:p>
          </table:table-cell>
          <table:table-cell table:formula="of:=[Loksne1.AB195]" office:value-type="string" office:string-value="XO,XV" calcext:value-type="string">
            <text:p>XO,XV</text:p>
          </table:table-cell>
          <table:table-cell table:formula="of:=[Loksne1.W195]" office:value-type="string" office:string-value="Jānis Pētersons" calcext:value-type="string">
            <text:p>Jānis Pētersons</text:p>
          </table:table-cell>
          <table:table-cell table:formula="of:=[Loksne1.X195]" office:value-type="string" office:string-value="1969-06-23" calcext:value-type="string">
            <text:p>1969-06-23</text:p>
          </table:table-cell>
          <table:table-cell table:formula="of:=[Loksne1.H195]" office:value-type="string" office:string-value="M" calcext:value-type="string">
            <text:p>M</text:p>
          </table:table-cell>
          <table:table-cell table:formula="of:=[Loksne1.AC195]" office:value-type="float" office:value="9200244" calcext:value-type="float">
            <text:p>9200244</text:p>
          </table:table-cell>
          <table:table-cell table:formula="of:=[Loksne1.J19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6]" office:value-type="float" office:value="808" calcext:value-type="float">
            <text:p>808</text:p>
          </table:table-cell>
          <table:table-cell table:formula="of:=[Loksne1.B196]" office:value-type="string" office:string-value="Taka" calcext:value-type="string">
            <text:p>Taka</text:p>
          </table:table-cell>
          <table:table-cell table:formula="of:=[Loksne1.AB196]" office:value-type="string" office:string-value="XO,XV" calcext:value-type="string">
            <text:p>XO,XV</text:p>
          </table:table-cell>
          <table:table-cell table:formula="of:=[Loksne1.W196]" office:value-type="string" office:string-value="Inese Midrijāne" calcext:value-type="string">
            <text:p>Inese Midrijāne</text:p>
          </table:table-cell>
          <table:table-cell table:formula="of:=[Loksne1.X196]" office:value-type="string" office:string-value="1963-02-19" calcext:value-type="string">
            <text:p>1963-02-19</text:p>
          </table:table-cell>
          <table:table-cell table:formula="of:=[Loksne1.H196]" office:value-type="string" office:string-value="W" calcext:value-type="string">
            <text:p>W</text:p>
          </table:table-cell>
          <table:table-cell table:formula="of:=[Loksne1.AC196]" office:value-type="string" office:string-value="*" calcext:value-type="string">
            <text:p>*</text:p>
          </table:table-cell>
          <table:table-cell table:formula="of:=[Loksne1.J19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7]" office:value-type="float" office:value="802" calcext:value-type="float">
            <text:p>802</text:p>
          </table:table-cell>
          <table:table-cell table:formula="of:=[Loksne1.B197]" office:value-type="string" office:string-value="Mona-X" calcext:value-type="string">
            <text:p>Mona-X</text:p>
          </table:table-cell>
          <table:table-cell table:formula="of:=[Loksne1.AB197]" office:value-type="string" office:string-value="XO,XV" calcext:value-type="string">
            <text:p>XO,XV</text:p>
          </table:table-cell>
          <table:table-cell table:formula="of:=[Loksne1.W197]" office:value-type="string" office:string-value="Pēteris Zariņš" calcext:value-type="string">
            <text:p>Pēteris Zariņš</text:p>
          </table:table-cell>
          <table:table-cell table:formula="of:=[Loksne1.X197]" office:value-type="string" office:string-value="1961-01-08" calcext:value-type="string">
            <text:p>1961-01-08</text:p>
          </table:table-cell>
          <table:table-cell table:formula="of:=[Loksne1.H197]" office:value-type="string" office:string-value="M" calcext:value-type="string">
            <text:p>M</text:p>
          </table:table-cell>
          <table:table-cell table:formula="of:=[Loksne1.AC197]" office:value-type="string" office:string-value="*" calcext:value-type="string">
            <text:p>*</text:p>
          </table:table-cell>
          <table:table-cell table:formula="of:=[Loksne1.J19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8]" office:value-type="float" office:value="802" calcext:value-type="float">
            <text:p>802</text:p>
          </table:table-cell>
          <table:table-cell table:formula="of:=[Loksne1.B198]" office:value-type="string" office:string-value="Mona-X" calcext:value-type="string">
            <text:p>Mona-X</text:p>
          </table:table-cell>
          <table:table-cell table:formula="of:=[Loksne1.AB198]" office:value-type="string" office:string-value="XO,XV" calcext:value-type="string">
            <text:p>XO,XV</text:p>
          </table:table-cell>
          <table:table-cell table:formula="of:=[Loksne1.W198]" office:value-type="string" office:string-value="Baiba Ozola" calcext:value-type="string">
            <text:p>Baiba Ozola</text:p>
          </table:table-cell>
          <table:table-cell table:formula="of:=[Loksne1.X198]" office:value-type="string" office:string-value="1964-10-18" calcext:value-type="string">
            <text:p>1964-10-18</text:p>
          </table:table-cell>
          <table:table-cell table:formula="of:=[Loksne1.H198]" office:value-type="string" office:string-value="W" calcext:value-type="string">
            <text:p>W</text:p>
          </table:table-cell>
          <table:table-cell table:formula="of:=[Loksne1.AC198]" office:value-type="float" office:value="8628425" calcext:value-type="float">
            <text:p>8628425</text:p>
          </table:table-cell>
          <table:table-cell table:formula="of:=[Loksne1.J19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199]" office:value-type="float" office:value="801" calcext:value-type="float">
            <text:p>801</text:p>
          </table:table-cell>
          <table:table-cell table:formula="of:=[Loksne1.B199]" office:value-type="string" office:string-value="Vējš matos" calcext:value-type="string">
            <text:p>Vējš matos</text:p>
          </table:table-cell>
          <table:table-cell table:formula="of:=[Loksne1.AB199]" office:value-type="string" office:string-value="XO,XV" calcext:value-type="string">
            <text:p>XO,XV</text:p>
          </table:table-cell>
          <table:table-cell table:formula="of:=[Loksne1.W199]" office:value-type="string" office:string-value="Uldis Gaiss" calcext:value-type="string">
            <text:p>Uldis Gaiss</text:p>
          </table:table-cell>
          <table:table-cell table:formula="of:=[Loksne1.X199]" office:value-type="string" office:string-value="1973-06-14" calcext:value-type="string">
            <text:p>1973-06-14</text:p>
          </table:table-cell>
          <table:table-cell table:formula="of:=[Loksne1.H199]" office:value-type="string" office:string-value="M" calcext:value-type="string">
            <text:p>M</text:p>
          </table:table-cell>
          <table:table-cell table:formula="of:=[Loksne1.AC199]" office:value-type="float" office:value="555944" calcext:value-type="float">
            <text:p>555944</text:p>
          </table:table-cell>
          <table:table-cell table:formula="of:=[Loksne1.J19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19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0]" office:value-type="float" office:value="801" calcext:value-type="float">
            <text:p>801</text:p>
          </table:table-cell>
          <table:table-cell table:formula="of:=[Loksne1.B200]" office:value-type="string" office:string-value="Vējš matos" calcext:value-type="string">
            <text:p>Vējš matos</text:p>
          </table:table-cell>
          <table:table-cell table:formula="of:=[Loksne1.AB200]" office:value-type="string" office:string-value="XO,XV" calcext:value-type="string">
            <text:p>XO,XV</text:p>
          </table:table-cell>
          <table:table-cell table:formula="of:=[Loksne1.W200]" office:value-type="string" office:string-value="Gita Gaisa" calcext:value-type="string">
            <text:p>Gita Gaisa</text:p>
          </table:table-cell>
          <table:table-cell table:formula="of:=[Loksne1.X200]" office:value-type="string" office:string-value="1970-08-04" calcext:value-type="string">
            <text:p>1970-08-04</text:p>
          </table:table-cell>
          <table:table-cell table:formula="of:=[Loksne1.H200]" office:value-type="string" office:string-value="W" calcext:value-type="string">
            <text:p>W</text:p>
          </table:table-cell>
          <table:table-cell table:formula="of:=[Loksne1.AC200]" office:value-type="float" office:value="519519" calcext:value-type="float">
            <text:p>519519</text:p>
          </table:table-cell>
          <table:table-cell table:formula="of:=[Loksne1.J20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1]" office:value-type="float" office:value="1401" calcext:value-type="float">
            <text:p>1401</text:p>
          </table:table-cell>
          <table:table-cell table:formula="of:=[Loksne1.B201]" office:value-type="string" office:string-value="Do" calcext:value-type="string">
            <text:p>Do</text:p>
          </table:table-cell>
          <table:table-cell table:formula="of:=[Loksne1.AB201]" office:value-type="string" office:string-value="XO,XV,XSV,XUV" calcext:value-type="string">
            <text:p>XO,XV,XSV,XUV</text:p>
          </table:table-cell>
          <table:table-cell table:formula="of:=[Loksne1.W201]" office:value-type="string" office:string-value="Daina Celma-Zida" calcext:value-type="string">
            <text:p>Daina Celma-Zida</text:p>
          </table:table-cell>
          <table:table-cell table:formula="of:=[Loksne1.X201]" office:value-type="string" office:string-value="1950-08-12" calcext:value-type="string">
            <text:p>1950-08-12</text:p>
          </table:table-cell>
          <table:table-cell table:formula="of:=[Loksne1.H201]" office:value-type="string" office:string-value="W" calcext:value-type="string">
            <text:p>W</text:p>
          </table:table-cell>
          <table:table-cell table:formula="of:=[Loksne1.AC201]" office:value-type="float" office:value="201050" calcext:value-type="float">
            <text:p>201050</text:p>
          </table:table-cell>
          <table:table-cell table:formula="of:=[Loksne1.J20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2]" office:value-type="float" office:value="1401" calcext:value-type="float">
            <text:p>1401</text:p>
          </table:table-cell>
          <table:table-cell table:formula="of:=[Loksne1.B202]" office:value-type="string" office:string-value="Do" calcext:value-type="string">
            <text:p>Do</text:p>
          </table:table-cell>
          <table:table-cell table:formula="of:=[Loksne1.AB202]" office:value-type="string" office:string-value="XO,XV,XSV,XUV" calcext:value-type="string">
            <text:p>XO,XV,XSV,XUV</text:p>
          </table:table-cell>
          <table:table-cell table:formula="of:=[Loksne1.W202]" office:value-type="string" office:string-value="Oskars Zīds" calcext:value-type="string">
            <text:p>Oskars Zīds</text:p>
          </table:table-cell>
          <table:table-cell table:formula="of:=[Loksne1.X202]" office:value-type="string" office:string-value="1948-07-22" calcext:value-type="string">
            <text:p>1948-07-22</text:p>
          </table:table-cell>
          <table:table-cell table:formula="of:=[Loksne1.H202]" office:value-type="string" office:string-value="M" calcext:value-type="string">
            <text:p>M</text:p>
          </table:table-cell>
          <table:table-cell table:formula="of:=[Loksne1.AC202]" office:value-type="float" office:value="682046" calcext:value-type="float">
            <text:p>682046</text:p>
          </table:table-cell>
          <table:table-cell table:formula="of:=[Loksne1.J20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3]" office:value-type="float" office:value="3910" calcext:value-type="float">
            <text:p>3910</text:p>
          </table:table-cell>
          <table:table-cell table:formula="of:=[Loksne1.B203]" office:value-type="string" office:string-value="AbiLabi" calcext:value-type="string">
            <text:p>AbiLabi</text:p>
          </table:table-cell>
          <table:table-cell table:formula="of:=[Loksne1.AB203]" office:value-type="string" office:string-value="XO" calcext:value-type="string">
            <text:p>XO</text:p>
          </table:table-cell>
          <table:table-cell table:formula="of:=[Loksne1.W203]" office:value-type="string" office:string-value="Ieva Rode" calcext:value-type="string">
            <text:p>Ieva Rode</text:p>
          </table:table-cell>
          <table:table-cell table:formula="of:=[Loksne1.X203]" office:value-type="string" office:string-value="1971-11-20" calcext:value-type="string">
            <text:p>1971-11-20</text:p>
          </table:table-cell>
          <table:table-cell table:formula="of:=[Loksne1.H203]" office:value-type="string" office:string-value="W" calcext:value-type="string">
            <text:p>W</text:p>
          </table:table-cell>
          <table:table-cell table:formula="of:=[Loksne1.AC203]" office:value-type="string" office:string-value="*" calcext:value-type="string">
            <text:p>*</text:p>
          </table:table-cell>
          <table:table-cell table:formula="of:=[Loksne1.J20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4]" office:value-type="float" office:value="3910" calcext:value-type="float">
            <text:p>3910</text:p>
          </table:table-cell>
          <table:table-cell table:formula="of:=[Loksne1.B204]" office:value-type="string" office:string-value="AbiLabi" calcext:value-type="string">
            <text:p>AbiLabi</text:p>
          </table:table-cell>
          <table:table-cell table:formula="of:=[Loksne1.AB204]" office:value-type="string" office:string-value="XO" calcext:value-type="string">
            <text:p>XO</text:p>
          </table:table-cell>
          <table:table-cell table:formula="of:=[Loksne1.W204]" office:value-type="string" office:string-value="Kārlis Rode" calcext:value-type="string">
            <text:p>Kārlis Rode</text:p>
          </table:table-cell>
          <table:table-cell table:formula="of:=[Loksne1.X204]" office:value-type="string" office:string-value="2002-07-01" calcext:value-type="string">
            <text:p>2002-07-01</text:p>
          </table:table-cell>
          <table:table-cell table:formula="of:=[Loksne1.H204]" office:value-type="string" office:string-value="M" calcext:value-type="string">
            <text:p>M</text:p>
          </table:table-cell>
          <table:table-cell table:formula="of:=[Loksne1.AC204]" office:value-type="string" office:string-value="*" calcext:value-type="string">
            <text:p>*</text:p>
          </table:table-cell>
          <table:table-cell table:formula="of:=[Loksne1.J20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5]" office:value-type="float" office:value="3904" calcext:value-type="float">
            <text:p>3904</text:p>
          </table:table-cell>
          <table:table-cell table:formula="of:=[Loksne1.B205]" office:value-type="string" office:string-value="Jaunroņi " calcext:value-type="string">
            <text:p>Jaunroņi </text:p>
          </table:table-cell>
          <table:table-cell table:formula="of:=[Loksne1.AB205]" office:value-type="string" office:string-value="XO" calcext:value-type="string">
            <text:p>XO</text:p>
          </table:table-cell>
          <table:table-cell table:formula="of:=[Loksne1.W205]" office:value-type="string" office:string-value="Elīna  Konstantinova" calcext:value-type="string">
            <text:p>Elīna <text:s/>Konstantinova</text:p>
          </table:table-cell>
          <table:table-cell table:formula="of:=[Loksne1.X205]" office:value-type="string" office:string-value="1980-03-27" calcext:value-type="string">
            <text:p>1980-03-27</text:p>
          </table:table-cell>
          <table:table-cell table:formula="of:=[Loksne1.H205]" office:value-type="string" office:string-value="W" calcext:value-type="string">
            <text:p>W</text:p>
          </table:table-cell>
          <table:table-cell table:formula="of:=[Loksne1.AC205]" office:value-type="string" office:string-value="*" calcext:value-type="string">
            <text:p>*</text:p>
          </table:table-cell>
          <table:table-cell table:formula="of:=[Loksne1.J20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6]" office:value-type="float" office:value="3904" calcext:value-type="float">
            <text:p>3904</text:p>
          </table:table-cell>
          <table:table-cell table:formula="of:=[Loksne1.B206]" office:value-type="string" office:string-value="Jaunroņi " calcext:value-type="string">
            <text:p>Jaunroņi </text:p>
          </table:table-cell>
          <table:table-cell table:formula="of:=[Loksne1.AB206]" office:value-type="string" office:string-value="XO" calcext:value-type="string">
            <text:p>XO</text:p>
          </table:table-cell>
          <table:table-cell table:formula="of:=[Loksne1.W206]" office:value-type="string" office:string-value="Juris Jegorovs" calcext:value-type="string">
            <text:p>Juris Jegorovs</text:p>
          </table:table-cell>
          <table:table-cell table:formula="of:=[Loksne1.X206]" office:value-type="string" office:string-value="1980-05-14" calcext:value-type="string">
            <text:p>1980-05-14</text:p>
          </table:table-cell>
          <table:table-cell table:formula="of:=[Loksne1.H206]" office:value-type="string" office:string-value="M" calcext:value-type="string">
            <text:p>M</text:p>
          </table:table-cell>
          <table:table-cell table:formula="of:=[Loksne1.AC206]" office:value-type="string" office:string-value="*" calcext:value-type="string">
            <text:p>*</text:p>
          </table:table-cell>
          <table:table-cell table:formula="of:=[Loksne1.J20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7]" office:value-type="float" office:value="3904" calcext:value-type="float">
            <text:p>3904</text:p>
          </table:table-cell>
          <table:table-cell table:formula="of:=[Loksne1.B207]" office:value-type="string" office:string-value="Jaunroņi " calcext:value-type="string">
            <text:p>Jaunroņi </text:p>
          </table:table-cell>
          <table:table-cell table:formula="of:=[Loksne1.AB207]" office:value-type="string" office:string-value="XO" calcext:value-type="string">
            <text:p>XO</text:p>
          </table:table-cell>
          <table:table-cell table:formula="of:=[Loksne1.W207]" office:value-type="string" office:string-value="Ernests  Jegorovs" calcext:value-type="string">
            <text:p>Ernests <text:s/>Jegorovs</text:p>
          </table:table-cell>
          <table:table-cell table:formula="of:=[Loksne1.X207]" office:value-type="string" office:string-value="2009-10-06" calcext:value-type="string">
            <text:p>2009-10-06</text:p>
          </table:table-cell>
          <table:table-cell table:formula="of:=[Loksne1.H207]" office:value-type="string" office:string-value="M" calcext:value-type="string">
            <text:p>M</text:p>
          </table:table-cell>
          <table:table-cell table:formula="of:=[Loksne1.AC207]" office:value-type="string" office:string-value="*" calcext:value-type="string">
            <text:p>*</text:p>
          </table:table-cell>
          <table:table-cell table:formula="of:=[Loksne1.J20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8]" office:value-type="float" office:value="3904" calcext:value-type="float">
            <text:p>3904</text:p>
          </table:table-cell>
          <table:table-cell table:formula="of:=[Loksne1.B208]" office:value-type="string" office:string-value="Jaunroņi " calcext:value-type="string">
            <text:p>Jaunroņi </text:p>
          </table:table-cell>
          <table:table-cell table:formula="of:=[Loksne1.AB208]" office:value-type="string" office:string-value="XO" calcext:value-type="string">
            <text:p>XO</text:p>
          </table:table-cell>
          <table:table-cell table:formula="of:=[Loksne1.W208]" office:value-type="string" office:string-value="Marks Jegorovs" calcext:value-type="string">
            <text:p>Marks Jegorovs</text:p>
          </table:table-cell>
          <table:table-cell table:formula="of:=[Loksne1.X208]" office:value-type="string" office:string-value="2011-11-02" calcext:value-type="string">
            <text:p>2011-11-02</text:p>
          </table:table-cell>
          <table:table-cell table:formula="of:=[Loksne1.H208]" office:value-type="string" office:string-value="M" calcext:value-type="string">
            <text:p>M</text:p>
          </table:table-cell>
          <table:table-cell table:formula="of:=[Loksne1.AC208]" office:value-type="string" office:string-value="*" calcext:value-type="string">
            <text:p>*</text:p>
          </table:table-cell>
          <table:table-cell table:formula="of:=[Loksne1.J20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09]" office:value-type="float" office:value="3909" calcext:value-type="float">
            <text:p>3909</text:p>
          </table:table-cell>
          <table:table-cell table:formula="of:=[Loksne1.B209]" office:value-type="string" office:string-value="Treknie putni" calcext:value-type="string">
            <text:p>Treknie putni</text:p>
          </table:table-cell>
          <table:table-cell table:formula="of:=[Loksne1.AB209]" office:value-type="string" office:string-value="XO" calcext:value-type="string">
            <text:p>XO</text:p>
          </table:table-cell>
          <table:table-cell table:formula="of:=[Loksne1.W209]" office:value-type="string" office:string-value="Līga Gulbe" calcext:value-type="string">
            <text:p>Līga Gulbe</text:p>
          </table:table-cell>
          <table:table-cell table:formula="of:=[Loksne1.X209]" office:value-type="string" office:string-value="1966-04-21" calcext:value-type="string">
            <text:p>1966-04-21</text:p>
          </table:table-cell>
          <table:table-cell table:formula="of:=[Loksne1.H209]" office:value-type="string" office:string-value="W" calcext:value-type="string">
            <text:p>W</text:p>
          </table:table-cell>
          <table:table-cell table:formula="of:=[Loksne1.AC209]" office:value-type="float" office:value="1007356" calcext:value-type="float">
            <text:p>1007356</text:p>
          </table:table-cell>
          <table:table-cell table:formula="of:=[Loksne1.J20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0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0]" office:value-type="float" office:value="3909" calcext:value-type="float">
            <text:p>3909</text:p>
          </table:table-cell>
          <table:table-cell table:formula="of:=[Loksne1.B210]" office:value-type="string" office:string-value="Treknie putni" calcext:value-type="string">
            <text:p>Treknie putni</text:p>
          </table:table-cell>
          <table:table-cell table:formula="of:=[Loksne1.AB210]" office:value-type="string" office:string-value="XO" calcext:value-type="string">
            <text:p>XO</text:p>
          </table:table-cell>
          <table:table-cell table:formula="of:=[Loksne1.W210]" office:value-type="string" office:string-value="Marta Gulbe" calcext:value-type="string">
            <text:p>Marta Gulbe</text:p>
          </table:table-cell>
          <table:table-cell table:formula="of:=[Loksne1.X210]" office:value-type="string" office:string-value="2004-05-06" calcext:value-type="string">
            <text:p>2004-05-06</text:p>
          </table:table-cell>
          <table:table-cell table:formula="of:=[Loksne1.H210]" office:value-type="string" office:string-value="W" calcext:value-type="string">
            <text:p>W</text:p>
          </table:table-cell>
          <table:table-cell table:formula="of:=[Loksne1.AC210]" office:value-type="float" office:value="8630818" calcext:value-type="float">
            <text:p>8630818</text:p>
          </table:table-cell>
          <table:table-cell table:formula="of:=[Loksne1.J21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1]" office:value-type="float" office:value="3909" calcext:value-type="float">
            <text:p>3909</text:p>
          </table:table-cell>
          <table:table-cell table:formula="of:=[Loksne1.B211]" office:value-type="string" office:string-value="Treknie putni" calcext:value-type="string">
            <text:p>Treknie putni</text:p>
          </table:table-cell>
          <table:table-cell table:formula="of:=[Loksne1.AB211]" office:value-type="string" office:string-value="XO" calcext:value-type="string">
            <text:p>XO</text:p>
          </table:table-cell>
          <table:table-cell table:formula="of:=[Loksne1.W211]" office:value-type="string" office:string-value="Balvis Gulbis" calcext:value-type="string">
            <text:p>Balvis Gulbis</text:p>
          </table:table-cell>
          <table:table-cell table:formula="of:=[Loksne1.X211]" office:value-type="string" office:string-value="1959-12-26" calcext:value-type="string">
            <text:p>1959-12-26</text:p>
          </table:table-cell>
          <table:table-cell table:formula="of:=[Loksne1.H211]" office:value-type="string" office:string-value="M" calcext:value-type="string">
            <text:p>M</text:p>
          </table:table-cell>
          <table:table-cell table:formula="of:=[Loksne1.AC211]" office:value-type="float" office:value="1007365" calcext:value-type="float">
            <text:p>1007365</text:p>
          </table:table-cell>
          <table:table-cell table:formula="of:=[Loksne1.J21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2]" office:value-type="float" office:value="3901" calcext:value-type="float">
            <text:p>3901</text:p>
          </table:table-cell>
          <table:table-cell table:formula="of:=[Loksne1.B212]" office:value-type="string" office:string-value="Maike" calcext:value-type="string">
            <text:p>Maike</text:p>
          </table:table-cell>
          <table:table-cell table:formula="of:=[Loksne1.AB212]" office:value-type="string" office:string-value="XO" calcext:value-type="string">
            <text:p>XO</text:p>
          </table:table-cell>
          <table:table-cell table:formula="of:=[Loksne1.W212]" office:value-type="string" office:string-value="Aiga Svalbe" calcext:value-type="string">
            <text:p>Aiga Svalbe</text:p>
          </table:table-cell>
          <table:table-cell table:formula="of:=[Loksne1.X212]" office:value-type="string" office:string-value="1981-08-13" calcext:value-type="string">
            <text:p>1981-08-13</text:p>
          </table:table-cell>
          <table:table-cell table:formula="of:=[Loksne1.H212]" office:value-type="string" office:string-value="W" calcext:value-type="string">
            <text:p>W</text:p>
          </table:table-cell>
          <table:table-cell table:formula="of:=[Loksne1.AC212]" office:value-type="float" office:value="1418233" calcext:value-type="float">
            <text:p>1418233</text:p>
          </table:table-cell>
          <table:table-cell table:formula="of:=[Loksne1.J21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3]" office:value-type="float" office:value="3901" calcext:value-type="float">
            <text:p>3901</text:p>
          </table:table-cell>
          <table:table-cell table:formula="of:=[Loksne1.B213]" office:value-type="string" office:string-value="Maike" calcext:value-type="string">
            <text:p>Maike</text:p>
          </table:table-cell>
          <table:table-cell table:formula="of:=[Loksne1.AB213]" office:value-type="string" office:string-value="XO" calcext:value-type="string">
            <text:p>XO</text:p>
          </table:table-cell>
          <table:table-cell table:formula="of:=[Loksne1.W213]" office:value-type="string" office:string-value="Modris Svalbe" calcext:value-type="string">
            <text:p>Modris Svalbe</text:p>
          </table:table-cell>
          <table:table-cell table:formula="of:=[Loksne1.X213]" office:value-type="string" office:string-value="1982-12-05" calcext:value-type="string">
            <text:p>1982-12-05</text:p>
          </table:table-cell>
          <table:table-cell table:formula="of:=[Loksne1.H213]" office:value-type="string" office:string-value="M" calcext:value-type="string">
            <text:p>M</text:p>
          </table:table-cell>
          <table:table-cell table:formula="of:=[Loksne1.AC213]" office:value-type="float" office:value="2012386" calcext:value-type="float">
            <text:p>2012386</text:p>
          </table:table-cell>
          <table:table-cell table:formula="of:=[Loksne1.J21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4]" office:value-type="float" office:value="3901" calcext:value-type="float">
            <text:p>3901</text:p>
          </table:table-cell>
          <table:table-cell table:formula="of:=[Loksne1.B214]" office:value-type="string" office:string-value="Maike" calcext:value-type="string">
            <text:p>Maike</text:p>
          </table:table-cell>
          <table:table-cell table:formula="of:=[Loksne1.AB214]" office:value-type="string" office:string-value="XO" calcext:value-type="string">
            <text:p>XO</text:p>
          </table:table-cell>
          <table:table-cell table:formula="of:=[Loksne1.W214]" office:value-type="string" office:string-value="Kevins Svalbe" calcext:value-type="string">
            <text:p>Kevins Svalbe</text:p>
          </table:table-cell>
          <table:table-cell table:formula="of:=[Loksne1.X214]" office:value-type="string" office:string-value="2007-11-08" calcext:value-type="string">
            <text:p>2007-11-08</text:p>
          </table:table-cell>
          <table:table-cell table:formula="of:=[Loksne1.H214]" office:value-type="string" office:string-value="M" calcext:value-type="string">
            <text:p>M</text:p>
          </table:table-cell>
          <table:table-cell table:formula="of:=[Loksne1.AC214]" office:value-type="string" office:string-value="*" calcext:value-type="string">
            <text:p>*</text:p>
          </table:table-cell>
          <table:table-cell table:formula="of:=[Loksne1.J21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5]" office:value-type="float" office:value="3903" calcext:value-type="float">
            <text:p>3903</text:p>
          </table:table-cell>
          <table:table-cell table:formula="of:=[Loksne1.B215]" office:value-type="string" office:string-value="Jauna ēra" calcext:value-type="string">
            <text:p>Jauna ēra</text:p>
          </table:table-cell>
          <table:table-cell table:formula="of:=[Loksne1.AB215]" office:value-type="string" office:string-value="MO" calcext:value-type="string">
            <text:p>MO</text:p>
          </table:table-cell>
          <table:table-cell table:formula="of:=[Loksne1.W215]" office:value-type="string" office:string-value="Aivars Belis" calcext:value-type="string">
            <text:p>Aivars Belis</text:p>
          </table:table-cell>
          <table:table-cell table:formula="of:=[Loksne1.X215]" office:value-type="string" office:string-value="1977-08-15" calcext:value-type="string">
            <text:p>1977-08-15</text:p>
          </table:table-cell>
          <table:table-cell table:formula="of:=[Loksne1.H215]" office:value-type="string" office:string-value="M" calcext:value-type="string">
            <text:p>M</text:p>
          </table:table-cell>
          <table:table-cell table:formula="of:=[Loksne1.AC215]" office:value-type="string" office:string-value="*" calcext:value-type="string">
            <text:p>*</text:p>
          </table:table-cell>
          <table:table-cell table:formula="of:=[Loksne1.J21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6]" office:value-type="float" office:value="3903" calcext:value-type="float">
            <text:p>3903</text:p>
          </table:table-cell>
          <table:table-cell table:formula="of:=[Loksne1.B216]" office:value-type="string" office:string-value="Jauna ēra" calcext:value-type="string">
            <text:p>Jauna ēra</text:p>
          </table:table-cell>
          <table:table-cell table:formula="of:=[Loksne1.AB216]" office:value-type="string" office:string-value="MO" calcext:value-type="string">
            <text:p>MO</text:p>
          </table:table-cell>
          <table:table-cell table:formula="of:=[Loksne1.W216]" office:value-type="string" office:string-value="Roberts Belis" calcext:value-type="string">
            <text:p>Roberts Belis</text:p>
          </table:table-cell>
          <table:table-cell table:formula="of:=[Loksne1.X216]" office:value-type="string" office:string-value="2008-05-29" calcext:value-type="string">
            <text:p>2008-05-29</text:p>
          </table:table-cell>
          <table:table-cell table:formula="of:=[Loksne1.H216]" office:value-type="string" office:string-value="M" calcext:value-type="string">
            <text:p>M</text:p>
          </table:table-cell>
          <table:table-cell table:formula="of:=[Loksne1.AC216]" office:value-type="string" office:string-value="*" calcext:value-type="string">
            <text:p>*</text:p>
          </table:table-cell>
          <table:table-cell table:formula="of:=[Loksne1.J21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7]" office:value-type="float" office:value="3906" calcext:value-type="float">
            <text:p>3906</text:p>
          </table:table-cell>
          <table:table-cell table:formula="of:=[Loksne1.B217]" office:value-type="string" office:string-value="VAI VAI" calcext:value-type="string">
            <text:p>VAI VAI</text:p>
          </table:table-cell>
          <table:table-cell table:formula="of:=[Loksne1.AB217]" office:value-type="string" office:string-value="MO" calcext:value-type="string">
            <text:p>MO</text:p>
          </table:table-cell>
          <table:table-cell table:formula="of:=[Loksne1.W217]" office:value-type="string" office:string-value="Viesturs  Otomers" calcext:value-type="string">
            <text:p>Viesturs <text:s/>Otomers</text:p>
          </table:table-cell>
          <table:table-cell table:formula="of:=[Loksne1.X217]" office:value-type="string" office:string-value="1970-07-30" calcext:value-type="string">
            <text:p>1970-07-30</text:p>
          </table:table-cell>
          <table:table-cell table:formula="of:=[Loksne1.H217]" office:value-type="string" office:string-value="M" calcext:value-type="string">
            <text:p>M</text:p>
          </table:table-cell>
          <table:table-cell table:formula="of:=[Loksne1.AC217]" office:value-type="string" office:string-value="*" calcext:value-type="string">
            <text:p>*</text:p>
          </table:table-cell>
          <table:table-cell table:formula="of:=[Loksne1.J21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8]" office:value-type="float" office:value="3906" calcext:value-type="float">
            <text:p>3906</text:p>
          </table:table-cell>
          <table:table-cell table:formula="of:=[Loksne1.B218]" office:value-type="string" office:string-value="VAI VAI" calcext:value-type="string">
            <text:p>VAI VAI</text:p>
          </table:table-cell>
          <table:table-cell table:formula="of:=[Loksne1.AB218]" office:value-type="string" office:string-value="MO" calcext:value-type="string">
            <text:p>MO</text:p>
          </table:table-cell>
          <table:table-cell table:formula="of:=[Loksne1.W218]" office:value-type="string" office:string-value="Eduards Otomers" calcext:value-type="string">
            <text:p>Eduards Otomers</text:p>
          </table:table-cell>
          <table:table-cell table:formula="of:=[Loksne1.X218]" office:value-type="string" office:string-value="2002-01-11" calcext:value-type="string">
            <text:p>2002-01-11</text:p>
          </table:table-cell>
          <table:table-cell table:formula="of:=[Loksne1.H218]" office:value-type="string" office:string-value="M" calcext:value-type="string">
            <text:p>M</text:p>
          </table:table-cell>
          <table:table-cell table:formula="of:=[Loksne1.AC218]" office:value-type="string" office:string-value="*" calcext:value-type="string">
            <text:p>*</text:p>
          </table:table-cell>
          <table:table-cell table:formula="of:=[Loksne1.J218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19]" office:value-type="float" office:value="3905" calcext:value-type="float">
            <text:p>3905</text:p>
          </table:table-cell>
          <table:table-cell table:formula="of:=[Loksne1.B219]" office:value-type="string" office:string-value="wAlts" calcext:value-type="string">
            <text:p>wAlts</text:p>
          </table:table-cell>
          <table:table-cell table:formula="of:=[Loksne1.AB219]" office:value-type="string" office:string-value="XO" calcext:value-type="string">
            <text:p>XO</text:p>
          </table:table-cell>
          <table:table-cell table:formula="of:=[Loksne1.W219]" office:value-type="string" office:string-value="Artis Mednis" calcext:value-type="string">
            <text:p>Artis Mednis</text:p>
          </table:table-cell>
          <table:table-cell table:formula="of:=[Loksne1.X219]" office:value-type="string" office:string-value="1974-08-21" calcext:value-type="string">
            <text:p>1974-08-21</text:p>
          </table:table-cell>
          <table:table-cell table:formula="of:=[Loksne1.H219]" office:value-type="string" office:string-value="M" calcext:value-type="string">
            <text:p>M</text:p>
          </table:table-cell>
          <table:table-cell table:formula="of:=[Loksne1.AC219]" office:value-type="string" office:string-value="*" calcext:value-type="string">
            <text:p>*</text:p>
          </table:table-cell>
          <table:table-cell table:formula="of:=[Loksne1.J219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1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0]" office:value-type="float" office:value="3905" calcext:value-type="float">
            <text:p>3905</text:p>
          </table:table-cell>
          <table:table-cell table:formula="of:=[Loksne1.B220]" office:value-type="string" office:string-value="wAlts" calcext:value-type="string">
            <text:p>wAlts</text:p>
          </table:table-cell>
          <table:table-cell table:formula="of:=[Loksne1.AB220]" office:value-type="string" office:string-value="XO" calcext:value-type="string">
            <text:p>XO</text:p>
          </table:table-cell>
          <table:table-cell table:formula="of:=[Loksne1.W220]" office:value-type="string" office:string-value="Kristīne Veisberga-Medne" calcext:value-type="string">
            <text:p>Kristīne Veisberga-Medne</text:p>
          </table:table-cell>
          <table:table-cell table:formula="of:=[Loksne1.X220]" office:value-type="string" office:string-value="1981-07-28" calcext:value-type="string">
            <text:p>1981-07-28</text:p>
          </table:table-cell>
          <table:table-cell table:formula="of:=[Loksne1.H220]" office:value-type="string" office:string-value="W" calcext:value-type="string">
            <text:p>W</text:p>
          </table:table-cell>
          <table:table-cell table:formula="of:=[Loksne1.AC220]" office:value-type="string" office:string-value="*" calcext:value-type="string">
            <text:p>*</text:p>
          </table:table-cell>
          <table:table-cell table:formula="of:=[Loksne1.J22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1]" office:value-type="float" office:value="3905" calcext:value-type="float">
            <text:p>3905</text:p>
          </table:table-cell>
          <table:table-cell table:formula="of:=[Loksne1.B221]" office:value-type="string" office:string-value="wAlts" calcext:value-type="string">
            <text:p>wAlts</text:p>
          </table:table-cell>
          <table:table-cell table:formula="of:=[Loksne1.AB221]" office:value-type="string" office:string-value="XO" calcext:value-type="string">
            <text:p>XO</text:p>
          </table:table-cell>
          <table:table-cell table:formula="of:=[Loksne1.W221]" office:value-type="string" office:string-value="Teodors Mednis" calcext:value-type="string">
            <text:p>Teodors Mednis</text:p>
          </table:table-cell>
          <table:table-cell table:formula="of:=[Loksne1.X221]" office:value-type="string" office:string-value="2013-11-26" calcext:value-type="string">
            <text:p>2013-11-26</text:p>
          </table:table-cell>
          <table:table-cell table:formula="of:=[Loksne1.H221]" office:value-type="string" office:string-value="M" calcext:value-type="string">
            <text:p>M</text:p>
          </table:table-cell>
          <table:table-cell table:formula="of:=[Loksne1.AC221]" office:value-type="string" office:string-value="*" calcext:value-type="string">
            <text:p>*</text:p>
          </table:table-cell>
          <table:table-cell table:formula="of:=[Loksne1.J22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2]" office:value-type="float" office:value="3902" calcext:value-type="float">
            <text:p>3902</text:p>
          </table:table-cell>
          <table:table-cell table:formula="of:=[Loksne1.B222]" office:value-type="string" office:string-value="NCS" calcext:value-type="string">
            <text:p>NCS</text:p>
          </table:table-cell>
          <table:table-cell table:formula="of:=[Loksne1.AB222]" office:value-type="string" office:string-value="XO" calcext:value-type="string">
            <text:p>XO</text:p>
          </table:table-cell>
          <table:table-cell table:formula="of:=[Loksne1.W222]" office:value-type="string" office:string-value="Toomas Talumaa" calcext:value-type="string">
            <text:p>Toomas Talumaa</text:p>
          </table:table-cell>
          <table:table-cell table:formula="of:=[Loksne1.X222]" office:value-type="string" office:string-value="1970-08-01" calcext:value-type="string">
            <text:p>1970-08-01</text:p>
          </table:table-cell>
          <table:table-cell table:formula="of:=[Loksne1.H222]" office:value-type="string" office:string-value="M" calcext:value-type="string">
            <text:p>M</text:p>
          </table:table-cell>
          <table:table-cell table:formula="of:=[Loksne1.AC222]" office:value-type="float" office:value="682051" calcext:value-type="float">
            <text:p>682051</text:p>
          </table:table-cell>
          <table:table-cell table:formula="of:=[Loksne1.J222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3]" office:value-type="float" office:value="3902" calcext:value-type="float">
            <text:p>3902</text:p>
          </table:table-cell>
          <table:table-cell table:formula="of:=[Loksne1.B223]" office:value-type="string" office:string-value="NCS" calcext:value-type="string">
            <text:p>NCS</text:p>
          </table:table-cell>
          <table:table-cell table:formula="of:=[Loksne1.AB223]" office:value-type="string" office:string-value="XO" calcext:value-type="string">
            <text:p>XO</text:p>
          </table:table-cell>
          <table:table-cell table:formula="of:=[Loksne1.W223]" office:value-type="string" office:string-value="Kätlin Talumaa" calcext:value-type="string">
            <text:p>Kätlin Talumaa</text:p>
          </table:table-cell>
          <table:table-cell table:formula="of:=[Loksne1.X223]" office:value-type="string" office:string-value="1976-04-03" calcext:value-type="string">
            <text:p>1976-04-03</text:p>
          </table:table-cell>
          <table:table-cell table:formula="of:=[Loksne1.H223]" office:value-type="string" office:string-value="W" calcext:value-type="string">
            <text:p>W</text:p>
          </table:table-cell>
          <table:table-cell table:formula="of:=[Loksne1.AC223]" office:value-type="float" office:value="7202705" calcext:value-type="float">
            <text:p>7202705</text:p>
          </table:table-cell>
          <table:table-cell table:formula="of:=[Loksne1.J223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4]" office:value-type="float" office:value="3902" calcext:value-type="float">
            <text:p>3902</text:p>
          </table:table-cell>
          <table:table-cell table:formula="of:=[Loksne1.B224]" office:value-type="string" office:string-value="NCS" calcext:value-type="string">
            <text:p>NCS</text:p>
          </table:table-cell>
          <table:table-cell table:formula="of:=[Loksne1.AB224]" office:value-type="string" office:string-value="XO" calcext:value-type="string">
            <text:p>XO</text:p>
          </table:table-cell>
          <table:table-cell table:formula="of:=[Loksne1.W224]" office:value-type="string" office:string-value="Siim Talumaa" calcext:value-type="string">
            <text:p>Siim Talumaa</text:p>
          </table:table-cell>
          <table:table-cell table:formula="of:=[Loksne1.X224]" office:value-type="string" office:string-value="2004-01-20" calcext:value-type="string">
            <text:p>2004-01-20</text:p>
          </table:table-cell>
          <table:table-cell table:formula="of:=[Loksne1.H224]" office:value-type="string" office:string-value="M" calcext:value-type="string">
            <text:p>M</text:p>
          </table:table-cell>
          <table:table-cell table:formula="of:=[Loksne1.AC224]" office:value-type="float" office:value="255678" calcext:value-type="float">
            <text:p>255678</text:p>
          </table:table-cell>
          <table:table-cell table:formula="of:=[Loksne1.J224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5]" office:value-type="float" office:value="3902" calcext:value-type="float">
            <text:p>3902</text:p>
          </table:table-cell>
          <table:table-cell table:formula="of:=[Loksne1.B225]" office:value-type="string" office:string-value="NCS" calcext:value-type="string">
            <text:p>NCS</text:p>
          </table:table-cell>
          <table:table-cell table:formula="of:=[Loksne1.AB225]" office:value-type="string" office:string-value="XO" calcext:value-type="string">
            <text:p>XO</text:p>
          </table:table-cell>
          <table:table-cell table:formula="of:=[Loksne1.W225]" office:value-type="string" office:string-value="Sten Talumaa" calcext:value-type="string">
            <text:p>Sten Talumaa</text:p>
          </table:table-cell>
          <table:table-cell table:formula="of:=[Loksne1.X225]" office:value-type="string" office:string-value="2008-02-12" calcext:value-type="string">
            <text:p>2008-02-12</text:p>
          </table:table-cell>
          <table:table-cell table:formula="of:=[Loksne1.H225]" office:value-type="string" office:string-value="M" calcext:value-type="string">
            <text:p>M</text:p>
          </table:table-cell>
          <table:table-cell table:formula="of:=[Loksne1.AC225]" office:value-type="float" office:value="2077859" calcext:value-type="float">
            <text:p>2077859</text:p>
          </table:table-cell>
          <table:table-cell table:formula="of:=[Loksne1.J225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6]" office:value-type="float" office:value="3908" calcext:value-type="float">
            <text:p>3908</text:p>
          </table:table-cell>
          <table:table-cell table:formula="of:=[Loksne1.B226]" office:value-type="string" office:string-value="sidla" calcext:value-type="string">
            <text:p>sidla</text:p>
          </table:table-cell>
          <table:table-cell table:formula="of:=[Loksne1.AB226]" office:value-type="string" office:string-value="MO" calcext:value-type="string">
            <text:p>MO</text:p>
          </table:table-cell>
          <table:table-cell table:formula="of:=[Loksne1.W226]" office:value-type="string" office:string-value="Aldis Strožs" calcext:value-type="string">
            <text:p>Aldis Strožs</text:p>
          </table:table-cell>
          <table:table-cell table:formula="of:=[Loksne1.X226]" office:value-type="string" office:string-value="1969-02-25" calcext:value-type="string">
            <text:p>1969-02-25</text:p>
          </table:table-cell>
          <table:table-cell table:formula="of:=[Loksne1.H226]" office:value-type="string" office:string-value="M" calcext:value-type="string">
            <text:p>M</text:p>
          </table:table-cell>
          <table:table-cell table:formula="of:=[Loksne1.AC226]" office:value-type="float" office:value="200146" calcext:value-type="float">
            <text:p>200146</text:p>
          </table:table-cell>
          <table:table-cell table:formula="of:=[Loksne1.J226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7]" office:value-type="float" office:value="3908" calcext:value-type="float">
            <text:p>3908</text:p>
          </table:table-cell>
          <table:table-cell table:formula="of:=[Loksne1.B227]" office:value-type="string" office:string-value="sidla" calcext:value-type="string">
            <text:p>sidla</text:p>
          </table:table-cell>
          <table:table-cell table:formula="of:=[Loksne1.AB227]" office:value-type="string" office:string-value="MO" calcext:value-type="string">
            <text:p>MO</text:p>
          </table:table-cell>
          <table:table-cell table:formula="of:=[Loksne1.W227]" office:value-type="string" office:string-value="Mārtiņš Strožs" calcext:value-type="string">
            <text:p>Mārtiņš Strožs</text:p>
          </table:table-cell>
          <table:table-cell table:formula="of:=[Loksne1.X227]" office:value-type="string" office:string-value="2005-05-04" calcext:value-type="string">
            <text:p>2005-05-04</text:p>
          </table:table-cell>
          <table:table-cell table:formula="of:=[Loksne1.H227]" office:value-type="string" office:string-value="M" calcext:value-type="string">
            <text:p>M</text:p>
          </table:table-cell>
          <table:table-cell table:formula="of:=[Loksne1.AC227]" office:value-type="string" office:string-value="*" calcext:value-type="string">
            <text:p>*</text:p>
          </table:table-cell>
          <table:table-cell table:formula="of:=[Loksne1.J227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8]" office:value-type="float" office:value="3907" calcext:value-type="float">
            <text:p>3907</text:p>
          </table:table-cell>
          <table:table-cell table:formula="of:=[Loksne1.B228]" office:value-type="string" office:string-value="Kokad" calcext:value-type="string">
            <text:p>Kokad</text:p>
          </table:table-cell>
          <table:table-cell table:formula="of:=[Loksne1.AB228]" office:value-type="string" office:string-value="MO" calcext:value-type="string">
            <text:p>MO</text:p>
          </table:table-cell>
          <table:table-cell table:formula="of:=[Loksne1.W228]" office:value-type="string" office:string-value="Alex Kokk" calcext:value-type="string">
            <text:p>Alex Kokk</text:p>
          </table:table-cell>
          <table:table-cell table:formula="of:=[Loksne1.X228]" office:value-type="string" office:string-value="1975-02-02" calcext:value-type="string">
            <text:p>1975-02-02</text:p>
          </table:table-cell>
          <table:table-cell table:formula="of:=[Loksne1.H228]" office:value-type="string" office:string-value="M" calcext:value-type="string">
            <text:p>M</text:p>
          </table:table-cell>
          <table:table-cell table:formula="of:=[Loksne1.AC228]" office:value-type="string" office:string-value="*" calcext:value-type="string">
            <text:p>*</text:p>
          </table:table-cell>
          <table:table-cell table:formula="of:=[Loksne1.J228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29]" office:value-type="float" office:value="3907" calcext:value-type="float">
            <text:p>3907</text:p>
          </table:table-cell>
          <table:table-cell table:formula="of:=[Loksne1.B229]" office:value-type="string" office:string-value="Kokad" calcext:value-type="string">
            <text:p>Kokad</text:p>
          </table:table-cell>
          <table:table-cell table:formula="of:=[Loksne1.AB229]" office:value-type="string" office:string-value="MO" calcext:value-type="string">
            <text:p>MO</text:p>
          </table:table-cell>
          <table:table-cell table:formula="of:=[Loksne1.W229]" office:value-type="string" office:string-value="Glen-Eric Kokk" calcext:value-type="string">
            <text:p>Glen-Eric Kokk</text:p>
          </table:table-cell>
          <table:table-cell table:formula="of:=[Loksne1.X229]" office:value-type="string" office:string-value="2008-06-09" calcext:value-type="string">
            <text:p>2008-06-09</text:p>
          </table:table-cell>
          <table:table-cell table:formula="of:=[Loksne1.H229]" office:value-type="string" office:string-value="M" calcext:value-type="string">
            <text:p>M</text:p>
          </table:table-cell>
          <table:table-cell table:formula="of:=[Loksne1.AC229]" office:value-type="string" office:string-value="*" calcext:value-type="string">
            <text:p>*</text:p>
          </table:table-cell>
          <table:table-cell table:formula="of:=[Loksne1.J229]" office:value-type="string" office:string-value="Estonia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2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0]" office:value-type="float" office:value="1001" calcext:value-type="float">
            <text:p>1001</text:p>
          </table:table-cell>
          <table:table-cell table:formula="of:=[Loksne1.B230]" office:value-type="string" office:string-value="HO-HO" calcext:value-type="string">
            <text:p>HO-HO</text:p>
          </table:table-cell>
          <table:table-cell table:formula="of:=[Loksne1.AB230]" office:value-type="string" office:string-value="WO,WV,WSV" calcext:value-type="string">
            <text:p>WO,WV,WSV</text:p>
          </table:table-cell>
          <table:table-cell table:formula="of:=[Loksne1.W230]" office:value-type="string" office:string-value="Izolde Jumare" calcext:value-type="string">
            <text:p>Izolde Jumare</text:p>
          </table:table-cell>
          <table:table-cell table:formula="of:=[Loksne1.X230]" office:value-type="string" office:string-value="1956-03-08" calcext:value-type="string">
            <text:p>1956-03-08</text:p>
          </table:table-cell>
          <table:table-cell table:formula="of:=[Loksne1.H230]" office:value-type="string" office:string-value="W" calcext:value-type="string">
            <text:p>W</text:p>
          </table:table-cell>
          <table:table-cell table:formula="of:=[Loksne1.AC230]" office:value-type="float" office:value="1409552" calcext:value-type="float">
            <text:p>1409552</text:p>
          </table:table-cell>
          <table:table-cell table:formula="of:=[Loksne1.J230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1]" office:value-type="float" office:value="1001" calcext:value-type="float">
            <text:p>1001</text:p>
          </table:table-cell>
          <table:table-cell table:formula="of:=[Loksne1.B231]" office:value-type="string" office:string-value="HO-HO" calcext:value-type="string">
            <text:p>HO-HO</text:p>
          </table:table-cell>
          <table:table-cell table:formula="of:=[Loksne1.AB231]" office:value-type="string" office:string-value="WO,WV,WSV" calcext:value-type="string">
            <text:p>WO,WV,WSV</text:p>
          </table:table-cell>
          <table:table-cell table:formula="of:=[Loksne1.W231]" office:value-type="string" office:string-value="Andra Melbārde" calcext:value-type="string">
            <text:p>Andra Melbārde</text:p>
          </table:table-cell>
          <table:table-cell table:formula="of:=[Loksne1.X231]" office:value-type="string" office:string-value="1957-08-22" calcext:value-type="string">
            <text:p>1957-08-22</text:p>
          </table:table-cell>
          <table:table-cell table:formula="of:=[Loksne1.H231]" office:value-type="string" office:string-value="W" calcext:value-type="string">
            <text:p>W</text:p>
          </table:table-cell>
          <table:table-cell table:formula="of:=[Loksne1.AC231]" office:value-type="float" office:value="1413890" calcext:value-type="float">
            <text:p>1413890</text:p>
          </table:table-cell>
          <table:table-cell table:formula="of:=[Loksne1.J231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2]" office:value-type="float" office:value="1002" calcext:value-type="float">
            <text:p>1002</text:p>
          </table:table-cell>
          <table:table-cell table:formula="of:=[Loksne1.B232]" office:value-type="string" office:string-value="Kurmis DR Krastā" calcext:value-type="string">
            <text:p>Kurmis DR Krastā</text:p>
          </table:table-cell>
          <table:table-cell table:formula="of:=[Loksne1.AB232]" office:value-type="string" office:string-value="WO,WV,WSV" calcext:value-type="string">
            <text:p>WO,WV,WSV</text:p>
          </table:table-cell>
          <table:table-cell table:formula="of:=[Loksne1.W232]" office:value-type="string" office:string-value="Silvija Penkule" calcext:value-type="string">
            <text:p>Silvija Penkule</text:p>
          </table:table-cell>
          <table:table-cell table:formula="of:=[Loksne1.X232]" office:value-type="string" office:string-value="1960-11-10" calcext:value-type="string">
            <text:p>1960-11-10</text:p>
          </table:table-cell>
          <table:table-cell table:formula="of:=[Loksne1.H232]" office:value-type="string" office:string-value="W" calcext:value-type="string">
            <text:p>W</text:p>
          </table:table-cell>
          <table:table-cell table:formula="of:=[Loksne1.AC232]" office:value-type="float" office:value="9092128" calcext:value-type="float">
            <text:p>9092128</text:p>
          </table:table-cell>
          <table:table-cell table:formula="of:=[Loksne1.J232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3]" office:value-type="float" office:value="1002" calcext:value-type="float">
            <text:p>1002</text:p>
          </table:table-cell>
          <table:table-cell table:formula="of:=[Loksne1.B233]" office:value-type="string" office:string-value="Kurmis DR Krastā" calcext:value-type="string">
            <text:p>Kurmis DR Krastā</text:p>
          </table:table-cell>
          <table:table-cell table:formula="of:=[Loksne1.AB233]" office:value-type="string" office:string-value="WO,WV,WSV" calcext:value-type="string">
            <text:p>WO,WV,WSV</text:p>
          </table:table-cell>
          <table:table-cell table:formula="of:=[Loksne1.W233]" office:value-type="string" office:string-value="Gunta Lebedoka" calcext:value-type="string">
            <text:p>Gunta Lebedoka</text:p>
          </table:table-cell>
          <table:table-cell table:formula="of:=[Loksne1.X233]" office:value-type="string" office:string-value="1954-03-04" calcext:value-type="string">
            <text:p>1954-03-04</text:p>
          </table:table-cell>
          <table:table-cell table:formula="of:=[Loksne1.H233]" office:value-type="string" office:string-value="W" calcext:value-type="string">
            <text:p>W</text:p>
          </table:table-cell>
          <table:table-cell table:formula="of:=[Loksne1.AC233]" office:value-type="float" office:value="9092126" calcext:value-type="float">
            <text:p>9092126</text:p>
          </table:table-cell>
          <table:table-cell table:formula="of:=[Loksne1.J233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4]" office:value-type="float" office:value="1003" calcext:value-type="float">
            <text:p>1003</text:p>
          </table:table-cell>
          <table:table-cell table:formula="of:=[Loksne1.B234]" office:value-type="string" office:string-value="Bebrenes" calcext:value-type="string">
            <text:p>Bebrenes</text:p>
          </table:table-cell>
          <table:table-cell table:formula="of:=[Loksne1.AB234]" office:value-type="string" office:string-value="WO,WV,WSV" calcext:value-type="string">
            <text:p>WO,WV,WSV</text:p>
          </table:table-cell>
          <table:table-cell table:formula="of:=[Loksne1.W234]" office:value-type="string" office:string-value="Ilze Vabole" calcext:value-type="string">
            <text:p>Ilze Vabole</text:p>
          </table:table-cell>
          <table:table-cell table:formula="of:=[Loksne1.X234]" office:value-type="string" office:string-value="1958-05-25" calcext:value-type="string">
            <text:p>1958-05-25</text:p>
          </table:table-cell>
          <table:table-cell table:formula="of:=[Loksne1.H234]" office:value-type="string" office:string-value="W" calcext:value-type="string">
            <text:p>W</text:p>
          </table:table-cell>
          <table:table-cell table:formula="of:=[Loksne1.AC234]" office:value-type="float" office:value="1603090" calcext:value-type="float">
            <text:p>1603090</text:p>
          </table:table-cell>
          <table:table-cell table:formula="of:=[Loksne1.J234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5]" office:value-type="float" office:value="1003" calcext:value-type="float">
            <text:p>1003</text:p>
          </table:table-cell>
          <table:table-cell table:formula="of:=[Loksne1.B235]" office:value-type="string" office:string-value="Bebrenes" calcext:value-type="string">
            <text:p>Bebrenes</text:p>
          </table:table-cell>
          <table:table-cell table:formula="of:=[Loksne1.AB235]" office:value-type="string" office:string-value="WO,WV,WSV" calcext:value-type="string">
            <text:p>WO,WV,WSV</text:p>
          </table:table-cell>
          <table:table-cell table:formula="of:=[Loksne1.W235]" office:value-type="string" office:string-value="Silvija Segliņa" calcext:value-type="string">
            <text:p>Silvija Segliņa</text:p>
          </table:table-cell>
          <table:table-cell table:formula="of:=[Loksne1.X235]" office:value-type="string" office:string-value="1949-12-19" calcext:value-type="string">
            <text:p>1949-12-19</text:p>
          </table:table-cell>
          <table:table-cell table:formula="of:=[Loksne1.H235]" office:value-type="string" office:string-value="W" calcext:value-type="string">
            <text:p>W</text:p>
          </table:table-cell>
          <table:table-cell table:formula="of:=[Loksne1.AC235]" office:value-type="float" office:value="2005129" calcext:value-type="float">
            <text:p>2005129</text:p>
          </table:table-cell>
          <table:table-cell table:formula="of:=[Loksne1.J235]" office:value-type="string" office:string-value="Latvia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6]" office:value-type="float" office:value="0" calcext:value-type="float">
            <text:p>0</text:p>
          </table:table-cell>
          <table:table-cell table:formula="of:=[Loksne1.B236]" office:value-type="float" office:value="0" calcext:value-type="float">
            <text:p>0</text:p>
          </table:table-cell>
          <table:table-cell table:formula="of:=[Loksne1.AB236]">
            <text:p/>
          </table:table-cell>
          <table:table-cell table:formula="of:=[Loksne1.W236]" office:value-type="string" office:string-value=" " calcext:value-type="string">
            <text:p><text:s/></text:p>
          </table:table-cell>
          <table:table-cell table:formula="of:=[Loksne1.X236]" office:value-type="string" office:string-value="--" calcext:value-type="string">
            <text:p>--</text:p>
          </table:table-cell>
          <table:table-cell table:formula="of:=[Loksne1.H236]" office:value-type="float" office:value="0" calcext:value-type="float">
            <text:p>0</text:p>
          </table:table-cell>
          <table:table-cell table:formula="of:=[Loksne1.AC236]" office:value-type="string" office:string-value="*" calcext:value-type="string">
            <text:p>*</text:p>
          </table:table-cell>
          <table:table-cell table:formula="of:=[Loksne1.J23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7]" office:value-type="float" office:value="0" calcext:value-type="float">
            <text:p>0</text:p>
          </table:table-cell>
          <table:table-cell table:formula="of:=[Loksne1.B237]" office:value-type="float" office:value="0" calcext:value-type="float">
            <text:p>0</text:p>
          </table:table-cell>
          <table:table-cell table:formula="of:=[Loksne1.AB237]">
            <text:p/>
          </table:table-cell>
          <table:table-cell table:formula="of:=[Loksne1.W237]" office:value-type="string" office:string-value=" " calcext:value-type="string">
            <text:p><text:s/></text:p>
          </table:table-cell>
          <table:table-cell table:formula="of:=[Loksne1.X237]" office:value-type="string" office:string-value="--" calcext:value-type="string">
            <text:p>--</text:p>
          </table:table-cell>
          <table:table-cell table:formula="of:=[Loksne1.H237]" office:value-type="float" office:value="0" calcext:value-type="float">
            <text:p>0</text:p>
          </table:table-cell>
          <table:table-cell table:formula="of:=[Loksne1.AC237]" office:value-type="string" office:string-value="*" calcext:value-type="string">
            <text:p>*</text:p>
          </table:table-cell>
          <table:table-cell table:formula="of:=[Loksne1.J23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8]" office:value-type="float" office:value="0" calcext:value-type="float">
            <text:p>0</text:p>
          </table:table-cell>
          <table:table-cell table:formula="of:=[Loksne1.B238]" office:value-type="float" office:value="0" calcext:value-type="float">
            <text:p>0</text:p>
          </table:table-cell>
          <table:table-cell table:formula="of:=[Loksne1.AB238]">
            <text:p/>
          </table:table-cell>
          <table:table-cell table:formula="of:=[Loksne1.W238]" office:value-type="string" office:string-value=" " calcext:value-type="string">
            <text:p><text:s/></text:p>
          </table:table-cell>
          <table:table-cell table:formula="of:=[Loksne1.X238]" office:value-type="string" office:string-value="--" calcext:value-type="string">
            <text:p>--</text:p>
          </table:table-cell>
          <table:table-cell table:formula="of:=[Loksne1.H238]" office:value-type="float" office:value="0" calcext:value-type="float">
            <text:p>0</text:p>
          </table:table-cell>
          <table:table-cell table:formula="of:=[Loksne1.AC238]" office:value-type="string" office:string-value="*" calcext:value-type="string">
            <text:p>*</text:p>
          </table:table-cell>
          <table:table-cell table:formula="of:=[Loksne1.J23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39]" office:value-type="float" office:value="0" calcext:value-type="float">
            <text:p>0</text:p>
          </table:table-cell>
          <table:table-cell table:formula="of:=[Loksne1.B239]" office:value-type="float" office:value="0" calcext:value-type="float">
            <text:p>0</text:p>
          </table:table-cell>
          <table:table-cell table:formula="of:=[Loksne1.AB239]">
            <text:p/>
          </table:table-cell>
          <table:table-cell table:formula="of:=[Loksne1.W239]" office:value-type="string" office:string-value=" " calcext:value-type="string">
            <text:p><text:s/></text:p>
          </table:table-cell>
          <table:table-cell table:formula="of:=[Loksne1.X239]" office:value-type="string" office:string-value="--" calcext:value-type="string">
            <text:p>--</text:p>
          </table:table-cell>
          <table:table-cell table:formula="of:=[Loksne1.H239]" office:value-type="float" office:value="0" calcext:value-type="float">
            <text:p>0</text:p>
          </table:table-cell>
          <table:table-cell table:formula="of:=[Loksne1.AC239]" office:value-type="string" office:string-value="*" calcext:value-type="string">
            <text:p>*</text:p>
          </table:table-cell>
          <table:table-cell table:formula="of:=[Loksne1.J23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3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0]" office:value-type="float" office:value="0" calcext:value-type="float">
            <text:p>0</text:p>
          </table:table-cell>
          <table:table-cell table:formula="of:=[Loksne1.B240]" office:value-type="float" office:value="0" calcext:value-type="float">
            <text:p>0</text:p>
          </table:table-cell>
          <table:table-cell table:formula="of:=[Loksne1.AB240]">
            <text:p/>
          </table:table-cell>
          <table:table-cell table:formula="of:=[Loksne1.W240]" office:value-type="string" office:string-value=" " calcext:value-type="string">
            <text:p><text:s/></text:p>
          </table:table-cell>
          <table:table-cell table:formula="of:=[Loksne1.X240]" office:value-type="string" office:string-value="--" calcext:value-type="string">
            <text:p>--</text:p>
          </table:table-cell>
          <table:table-cell table:formula="of:=[Loksne1.H240]" office:value-type="float" office:value="0" calcext:value-type="float">
            <text:p>0</text:p>
          </table:table-cell>
          <table:table-cell table:formula="of:=[Loksne1.AC240]" office:value-type="string" office:string-value="*" calcext:value-type="string">
            <text:p>*</text:p>
          </table:table-cell>
          <table:table-cell table:formula="of:=[Loksne1.J24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1]" office:value-type="float" office:value="0" calcext:value-type="float">
            <text:p>0</text:p>
          </table:table-cell>
          <table:table-cell table:formula="of:=[Loksne1.B241]" office:value-type="float" office:value="0" calcext:value-type="float">
            <text:p>0</text:p>
          </table:table-cell>
          <table:table-cell table:formula="of:=[Loksne1.AB241]">
            <text:p/>
          </table:table-cell>
          <table:table-cell table:formula="of:=[Loksne1.W241]" office:value-type="string" office:string-value=" " calcext:value-type="string">
            <text:p><text:s/></text:p>
          </table:table-cell>
          <table:table-cell table:formula="of:=[Loksne1.X241]" office:value-type="string" office:string-value="--" calcext:value-type="string">
            <text:p>--</text:p>
          </table:table-cell>
          <table:table-cell table:formula="of:=[Loksne1.H241]" office:value-type="float" office:value="0" calcext:value-type="float">
            <text:p>0</text:p>
          </table:table-cell>
          <table:table-cell table:formula="of:=[Loksne1.AC241]" office:value-type="string" office:string-value="*" calcext:value-type="string">
            <text:p>*</text:p>
          </table:table-cell>
          <table:table-cell table:formula="of:=[Loksne1.J24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2]" office:value-type="float" office:value="0" calcext:value-type="float">
            <text:p>0</text:p>
          </table:table-cell>
          <table:table-cell table:formula="of:=[Loksne1.B242]" office:value-type="float" office:value="0" calcext:value-type="float">
            <text:p>0</text:p>
          </table:table-cell>
          <table:table-cell table:formula="of:=[Loksne1.AB242]">
            <text:p/>
          </table:table-cell>
          <table:table-cell table:formula="of:=[Loksne1.W242]" office:value-type="string" office:string-value=" " calcext:value-type="string">
            <text:p><text:s/></text:p>
          </table:table-cell>
          <table:table-cell table:formula="of:=[Loksne1.X242]" office:value-type="string" office:string-value="--" calcext:value-type="string">
            <text:p>--</text:p>
          </table:table-cell>
          <table:table-cell table:formula="of:=[Loksne1.H242]" office:value-type="float" office:value="0" calcext:value-type="float">
            <text:p>0</text:p>
          </table:table-cell>
          <table:table-cell table:formula="of:=[Loksne1.AC242]" office:value-type="string" office:string-value="*" calcext:value-type="string">
            <text:p>*</text:p>
          </table:table-cell>
          <table:table-cell table:formula="of:=[Loksne1.J24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3]" office:value-type="float" office:value="0" calcext:value-type="float">
            <text:p>0</text:p>
          </table:table-cell>
          <table:table-cell table:formula="of:=[Loksne1.B243]" office:value-type="float" office:value="0" calcext:value-type="float">
            <text:p>0</text:p>
          </table:table-cell>
          <table:table-cell table:formula="of:=[Loksne1.AB243]">
            <text:p/>
          </table:table-cell>
          <table:table-cell table:formula="of:=[Loksne1.W243]" office:value-type="string" office:string-value=" " calcext:value-type="string">
            <text:p><text:s/></text:p>
          </table:table-cell>
          <table:table-cell table:formula="of:=[Loksne1.X243]" office:value-type="string" office:string-value="--" calcext:value-type="string">
            <text:p>--</text:p>
          </table:table-cell>
          <table:table-cell table:formula="of:=[Loksne1.H243]" office:value-type="float" office:value="0" calcext:value-type="float">
            <text:p>0</text:p>
          </table:table-cell>
          <table:table-cell table:formula="of:=[Loksne1.AC243]" office:value-type="string" office:string-value="*" calcext:value-type="string">
            <text:p>*</text:p>
          </table:table-cell>
          <table:table-cell table:formula="of:=[Loksne1.J24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4]" office:value-type="float" office:value="0" calcext:value-type="float">
            <text:p>0</text:p>
          </table:table-cell>
          <table:table-cell table:formula="of:=[Loksne1.B244]" office:value-type="float" office:value="0" calcext:value-type="float">
            <text:p>0</text:p>
          </table:table-cell>
          <table:table-cell table:formula="of:=[Loksne1.AB244]">
            <text:p/>
          </table:table-cell>
          <table:table-cell table:formula="of:=[Loksne1.W244]" office:value-type="string" office:string-value=" " calcext:value-type="string">
            <text:p><text:s/></text:p>
          </table:table-cell>
          <table:table-cell table:formula="of:=[Loksne1.X244]" office:value-type="string" office:string-value="--" calcext:value-type="string">
            <text:p>--</text:p>
          </table:table-cell>
          <table:table-cell table:formula="of:=[Loksne1.H244]" office:value-type="float" office:value="0" calcext:value-type="float">
            <text:p>0</text:p>
          </table:table-cell>
          <table:table-cell table:formula="of:=[Loksne1.AC244]" office:value-type="string" office:string-value="*" calcext:value-type="string">
            <text:p>*</text:p>
          </table:table-cell>
          <table:table-cell table:formula="of:=[Loksne1.J24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5]" office:value-type="float" office:value="0" calcext:value-type="float">
            <text:p>0</text:p>
          </table:table-cell>
          <table:table-cell table:formula="of:=[Loksne1.B245]" office:value-type="float" office:value="0" calcext:value-type="float">
            <text:p>0</text:p>
          </table:table-cell>
          <table:table-cell table:formula="of:=[Loksne1.AB245]">
            <text:p/>
          </table:table-cell>
          <table:table-cell table:formula="of:=[Loksne1.W245]" office:value-type="string" office:string-value=" " calcext:value-type="string">
            <text:p><text:s/></text:p>
          </table:table-cell>
          <table:table-cell table:formula="of:=[Loksne1.X245]" office:value-type="string" office:string-value="--" calcext:value-type="string">
            <text:p>--</text:p>
          </table:table-cell>
          <table:table-cell table:formula="of:=[Loksne1.H245]" office:value-type="float" office:value="0" calcext:value-type="float">
            <text:p>0</text:p>
          </table:table-cell>
          <table:table-cell table:formula="of:=[Loksne1.AC245]" office:value-type="string" office:string-value="*" calcext:value-type="string">
            <text:p>*</text:p>
          </table:table-cell>
          <table:table-cell table:formula="of:=[Loksne1.J24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6]" office:value-type="float" office:value="0" calcext:value-type="float">
            <text:p>0</text:p>
          </table:table-cell>
          <table:table-cell table:formula="of:=[Loksne1.B246]" office:value-type="float" office:value="0" calcext:value-type="float">
            <text:p>0</text:p>
          </table:table-cell>
          <table:table-cell table:formula="of:=[Loksne1.AB246]">
            <text:p/>
          </table:table-cell>
          <table:table-cell table:formula="of:=[Loksne1.W246]" office:value-type="string" office:string-value=" " calcext:value-type="string">
            <text:p><text:s/></text:p>
          </table:table-cell>
          <table:table-cell table:formula="of:=[Loksne1.X246]" office:value-type="string" office:string-value="--" calcext:value-type="string">
            <text:p>--</text:p>
          </table:table-cell>
          <table:table-cell table:formula="of:=[Loksne1.H246]" office:value-type="float" office:value="0" calcext:value-type="float">
            <text:p>0</text:p>
          </table:table-cell>
          <table:table-cell table:formula="of:=[Loksne1.AC246]" office:value-type="string" office:string-value="*" calcext:value-type="string">
            <text:p>*</text:p>
          </table:table-cell>
          <table:table-cell table:formula="of:=[Loksne1.J24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7]" office:value-type="float" office:value="0" calcext:value-type="float">
            <text:p>0</text:p>
          </table:table-cell>
          <table:table-cell table:formula="of:=[Loksne1.B247]" office:value-type="float" office:value="0" calcext:value-type="float">
            <text:p>0</text:p>
          </table:table-cell>
          <table:table-cell table:formula="of:=[Loksne1.AB247]">
            <text:p/>
          </table:table-cell>
          <table:table-cell table:formula="of:=[Loksne1.W247]" office:value-type="string" office:string-value=" " calcext:value-type="string">
            <text:p><text:s/></text:p>
          </table:table-cell>
          <table:table-cell table:formula="of:=[Loksne1.X247]" office:value-type="string" office:string-value="--" calcext:value-type="string">
            <text:p>--</text:p>
          </table:table-cell>
          <table:table-cell table:formula="of:=[Loksne1.H247]" office:value-type="float" office:value="0" calcext:value-type="float">
            <text:p>0</text:p>
          </table:table-cell>
          <table:table-cell table:formula="of:=[Loksne1.AC247]" office:value-type="string" office:string-value="*" calcext:value-type="string">
            <text:p>*</text:p>
          </table:table-cell>
          <table:table-cell table:formula="of:=[Loksne1.J24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8]" office:value-type="float" office:value="0" calcext:value-type="float">
            <text:p>0</text:p>
          </table:table-cell>
          <table:table-cell table:formula="of:=[Loksne1.B248]" office:value-type="float" office:value="0" calcext:value-type="float">
            <text:p>0</text:p>
          </table:table-cell>
          <table:table-cell table:formula="of:=[Loksne1.AB248]">
            <text:p/>
          </table:table-cell>
          <table:table-cell table:formula="of:=[Loksne1.W248]" office:value-type="string" office:string-value=" " calcext:value-type="string">
            <text:p><text:s/></text:p>
          </table:table-cell>
          <table:table-cell table:formula="of:=[Loksne1.X248]" office:value-type="string" office:string-value="--" calcext:value-type="string">
            <text:p>--</text:p>
          </table:table-cell>
          <table:table-cell table:formula="of:=[Loksne1.H248]" office:value-type="float" office:value="0" calcext:value-type="float">
            <text:p>0</text:p>
          </table:table-cell>
          <table:table-cell table:formula="of:=[Loksne1.AC248]" office:value-type="string" office:string-value="*" calcext:value-type="string">
            <text:p>*</text:p>
          </table:table-cell>
          <table:table-cell table:formula="of:=[Loksne1.J24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49]" office:value-type="float" office:value="0" calcext:value-type="float">
            <text:p>0</text:p>
          </table:table-cell>
          <table:table-cell table:formula="of:=[Loksne1.B249]" office:value-type="float" office:value="0" calcext:value-type="float">
            <text:p>0</text:p>
          </table:table-cell>
          <table:table-cell table:formula="of:=[Loksne1.AB249]">
            <text:p/>
          </table:table-cell>
          <table:table-cell table:formula="of:=[Loksne1.W249]" office:value-type="string" office:string-value=" " calcext:value-type="string">
            <text:p><text:s/></text:p>
          </table:table-cell>
          <table:table-cell table:formula="of:=[Loksne1.X249]" office:value-type="string" office:string-value="--" calcext:value-type="string">
            <text:p>--</text:p>
          </table:table-cell>
          <table:table-cell table:formula="of:=[Loksne1.H249]" office:value-type="float" office:value="0" calcext:value-type="float">
            <text:p>0</text:p>
          </table:table-cell>
          <table:table-cell table:formula="of:=[Loksne1.AC249]" office:value-type="string" office:string-value="*" calcext:value-type="string">
            <text:p>*</text:p>
          </table:table-cell>
          <table:table-cell table:formula="of:=[Loksne1.J24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4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0]" office:value-type="float" office:value="0" calcext:value-type="float">
            <text:p>0</text:p>
          </table:table-cell>
          <table:table-cell table:formula="of:=[Loksne1.B250]" office:value-type="float" office:value="0" calcext:value-type="float">
            <text:p>0</text:p>
          </table:table-cell>
          <table:table-cell table:formula="of:=[Loksne1.AB250]">
            <text:p/>
          </table:table-cell>
          <table:table-cell table:formula="of:=[Loksne1.W250]" office:value-type="string" office:string-value=" " calcext:value-type="string">
            <text:p><text:s/></text:p>
          </table:table-cell>
          <table:table-cell table:formula="of:=[Loksne1.X250]" office:value-type="string" office:string-value="--" calcext:value-type="string">
            <text:p>--</text:p>
          </table:table-cell>
          <table:table-cell table:formula="of:=[Loksne1.H250]" office:value-type="float" office:value="0" calcext:value-type="float">
            <text:p>0</text:p>
          </table:table-cell>
          <table:table-cell table:formula="of:=[Loksne1.AC250]" office:value-type="string" office:string-value="*" calcext:value-type="string">
            <text:p>*</text:p>
          </table:table-cell>
          <table:table-cell table:formula="of:=[Loksne1.J25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1]" office:value-type="float" office:value="0" calcext:value-type="float">
            <text:p>0</text:p>
          </table:table-cell>
          <table:table-cell table:formula="of:=[Loksne1.B251]" office:value-type="float" office:value="0" calcext:value-type="float">
            <text:p>0</text:p>
          </table:table-cell>
          <table:table-cell table:formula="of:=[Loksne1.AB251]">
            <text:p/>
          </table:table-cell>
          <table:table-cell table:formula="of:=[Loksne1.W251]" office:value-type="string" office:string-value=" " calcext:value-type="string">
            <text:p><text:s/></text:p>
          </table:table-cell>
          <table:table-cell table:formula="of:=[Loksne1.X251]" office:value-type="string" office:string-value="--" calcext:value-type="string">
            <text:p>--</text:p>
          </table:table-cell>
          <table:table-cell table:formula="of:=[Loksne1.H251]" office:value-type="float" office:value="0" calcext:value-type="float">
            <text:p>0</text:p>
          </table:table-cell>
          <table:table-cell table:formula="of:=[Loksne1.AC251]" office:value-type="string" office:string-value="*" calcext:value-type="string">
            <text:p>*</text:p>
          </table:table-cell>
          <table:table-cell table:formula="of:=[Loksne1.J25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2]" office:value-type="float" office:value="0" calcext:value-type="float">
            <text:p>0</text:p>
          </table:table-cell>
          <table:table-cell table:formula="of:=[Loksne1.B252]" office:value-type="float" office:value="0" calcext:value-type="float">
            <text:p>0</text:p>
          </table:table-cell>
          <table:table-cell table:formula="of:=[Loksne1.AB252]">
            <text:p/>
          </table:table-cell>
          <table:table-cell table:formula="of:=[Loksne1.W252]" office:value-type="string" office:string-value=" " calcext:value-type="string">
            <text:p><text:s/></text:p>
          </table:table-cell>
          <table:table-cell table:formula="of:=[Loksne1.X252]" office:value-type="string" office:string-value="--" calcext:value-type="string">
            <text:p>--</text:p>
          </table:table-cell>
          <table:table-cell table:formula="of:=[Loksne1.H252]" office:value-type="float" office:value="0" calcext:value-type="float">
            <text:p>0</text:p>
          </table:table-cell>
          <table:table-cell table:formula="of:=[Loksne1.AC252]" office:value-type="string" office:string-value="*" calcext:value-type="string">
            <text:p>*</text:p>
          </table:table-cell>
          <table:table-cell table:formula="of:=[Loksne1.J25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3]" office:value-type="float" office:value="0" calcext:value-type="float">
            <text:p>0</text:p>
          </table:table-cell>
          <table:table-cell table:formula="of:=[Loksne1.B253]" office:value-type="float" office:value="0" calcext:value-type="float">
            <text:p>0</text:p>
          </table:table-cell>
          <table:table-cell table:formula="of:=[Loksne1.AB253]">
            <text:p/>
          </table:table-cell>
          <table:table-cell table:formula="of:=[Loksne1.W253]" office:value-type="string" office:string-value=" " calcext:value-type="string">
            <text:p><text:s/></text:p>
          </table:table-cell>
          <table:table-cell table:formula="of:=[Loksne1.X253]" office:value-type="string" office:string-value="--" calcext:value-type="string">
            <text:p>--</text:p>
          </table:table-cell>
          <table:table-cell table:formula="of:=[Loksne1.H253]" office:value-type="float" office:value="0" calcext:value-type="float">
            <text:p>0</text:p>
          </table:table-cell>
          <table:table-cell table:formula="of:=[Loksne1.AC253]" office:value-type="string" office:string-value="*" calcext:value-type="string">
            <text:p>*</text:p>
          </table:table-cell>
          <table:table-cell table:formula="of:=[Loksne1.J25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4]" office:value-type="float" office:value="0" calcext:value-type="float">
            <text:p>0</text:p>
          </table:table-cell>
          <table:table-cell table:formula="of:=[Loksne1.B254]" office:value-type="float" office:value="0" calcext:value-type="float">
            <text:p>0</text:p>
          </table:table-cell>
          <table:table-cell table:formula="of:=[Loksne1.AB254]">
            <text:p/>
          </table:table-cell>
          <table:table-cell table:formula="of:=[Loksne1.W254]" office:value-type="string" office:string-value=" " calcext:value-type="string">
            <text:p><text:s/></text:p>
          </table:table-cell>
          <table:table-cell table:formula="of:=[Loksne1.X254]" office:value-type="string" office:string-value="--" calcext:value-type="string">
            <text:p>--</text:p>
          </table:table-cell>
          <table:table-cell table:formula="of:=[Loksne1.H254]" office:value-type="float" office:value="0" calcext:value-type="float">
            <text:p>0</text:p>
          </table:table-cell>
          <table:table-cell table:formula="of:=[Loksne1.AC254]" office:value-type="string" office:string-value="*" calcext:value-type="string">
            <text:p>*</text:p>
          </table:table-cell>
          <table:table-cell table:formula="of:=[Loksne1.J25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5]" office:value-type="float" office:value="0" calcext:value-type="float">
            <text:p>0</text:p>
          </table:table-cell>
          <table:table-cell table:formula="of:=[Loksne1.B255]" office:value-type="float" office:value="0" calcext:value-type="float">
            <text:p>0</text:p>
          </table:table-cell>
          <table:table-cell table:formula="of:=[Loksne1.AB255]">
            <text:p/>
          </table:table-cell>
          <table:table-cell table:formula="of:=[Loksne1.W255]" office:value-type="string" office:string-value=" " calcext:value-type="string">
            <text:p><text:s/></text:p>
          </table:table-cell>
          <table:table-cell table:formula="of:=[Loksne1.X255]" office:value-type="string" office:string-value="--" calcext:value-type="string">
            <text:p>--</text:p>
          </table:table-cell>
          <table:table-cell table:formula="of:=[Loksne1.H255]" office:value-type="float" office:value="0" calcext:value-type="float">
            <text:p>0</text:p>
          </table:table-cell>
          <table:table-cell table:formula="of:=[Loksne1.AC255]" office:value-type="string" office:string-value="*" calcext:value-type="string">
            <text:p>*</text:p>
          </table:table-cell>
          <table:table-cell table:formula="of:=[Loksne1.J25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6]" office:value-type="float" office:value="0" calcext:value-type="float">
            <text:p>0</text:p>
          </table:table-cell>
          <table:table-cell table:formula="of:=[Loksne1.B256]" office:value-type="float" office:value="0" calcext:value-type="float">
            <text:p>0</text:p>
          </table:table-cell>
          <table:table-cell table:formula="of:=[Loksne1.AB256]">
            <text:p/>
          </table:table-cell>
          <table:table-cell table:formula="of:=[Loksne1.W256]" office:value-type="string" office:string-value=" " calcext:value-type="string">
            <text:p><text:s/></text:p>
          </table:table-cell>
          <table:table-cell table:formula="of:=[Loksne1.X256]" office:value-type="string" office:string-value="--" calcext:value-type="string">
            <text:p>--</text:p>
          </table:table-cell>
          <table:table-cell table:formula="of:=[Loksne1.H256]" office:value-type="float" office:value="0" calcext:value-type="float">
            <text:p>0</text:p>
          </table:table-cell>
          <table:table-cell table:formula="of:=[Loksne1.AC256]" office:value-type="string" office:string-value="*" calcext:value-type="string">
            <text:p>*</text:p>
          </table:table-cell>
          <table:table-cell table:formula="of:=[Loksne1.J25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7]" office:value-type="float" office:value="0" calcext:value-type="float">
            <text:p>0</text:p>
          </table:table-cell>
          <table:table-cell table:formula="of:=[Loksne1.B257]" office:value-type="float" office:value="0" calcext:value-type="float">
            <text:p>0</text:p>
          </table:table-cell>
          <table:table-cell table:formula="of:=[Loksne1.AB257]">
            <text:p/>
          </table:table-cell>
          <table:table-cell table:formula="of:=[Loksne1.W257]" office:value-type="string" office:string-value=" " calcext:value-type="string">
            <text:p><text:s/></text:p>
          </table:table-cell>
          <table:table-cell table:formula="of:=[Loksne1.X257]" office:value-type="string" office:string-value="--" calcext:value-type="string">
            <text:p>--</text:p>
          </table:table-cell>
          <table:table-cell table:formula="of:=[Loksne1.H257]" office:value-type="float" office:value="0" calcext:value-type="float">
            <text:p>0</text:p>
          </table:table-cell>
          <table:table-cell table:formula="of:=[Loksne1.AC257]" office:value-type="string" office:string-value="*" calcext:value-type="string">
            <text:p>*</text:p>
          </table:table-cell>
          <table:table-cell table:formula="of:=[Loksne1.J25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8]" office:value-type="float" office:value="0" calcext:value-type="float">
            <text:p>0</text:p>
          </table:table-cell>
          <table:table-cell table:formula="of:=[Loksne1.B258]" office:value-type="float" office:value="0" calcext:value-type="float">
            <text:p>0</text:p>
          </table:table-cell>
          <table:table-cell table:formula="of:=[Loksne1.AB258]">
            <text:p/>
          </table:table-cell>
          <table:table-cell table:formula="of:=[Loksne1.W258]" office:value-type="string" office:string-value=" " calcext:value-type="string">
            <text:p><text:s/></text:p>
          </table:table-cell>
          <table:table-cell table:formula="of:=[Loksne1.X258]" office:value-type="string" office:string-value="--" calcext:value-type="string">
            <text:p>--</text:p>
          </table:table-cell>
          <table:table-cell table:formula="of:=[Loksne1.H258]" office:value-type="float" office:value="0" calcext:value-type="float">
            <text:p>0</text:p>
          </table:table-cell>
          <table:table-cell table:formula="of:=[Loksne1.AC258]" office:value-type="string" office:string-value="*" calcext:value-type="string">
            <text:p>*</text:p>
          </table:table-cell>
          <table:table-cell table:formula="of:=[Loksne1.J25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59]" office:value-type="float" office:value="0" calcext:value-type="float">
            <text:p>0</text:p>
          </table:table-cell>
          <table:table-cell table:formula="of:=[Loksne1.B259]" office:value-type="float" office:value="0" calcext:value-type="float">
            <text:p>0</text:p>
          </table:table-cell>
          <table:table-cell table:formula="of:=[Loksne1.AB259]">
            <text:p/>
          </table:table-cell>
          <table:table-cell table:formula="of:=[Loksne1.W259]" office:value-type="string" office:string-value=" " calcext:value-type="string">
            <text:p><text:s/></text:p>
          </table:table-cell>
          <table:table-cell table:formula="of:=[Loksne1.X259]" office:value-type="string" office:string-value="--" calcext:value-type="string">
            <text:p>--</text:p>
          </table:table-cell>
          <table:table-cell table:formula="of:=[Loksne1.H259]" office:value-type="float" office:value="0" calcext:value-type="float">
            <text:p>0</text:p>
          </table:table-cell>
          <table:table-cell table:formula="of:=[Loksne1.AC259]" office:value-type="string" office:string-value="*" calcext:value-type="string">
            <text:p>*</text:p>
          </table:table-cell>
          <table:table-cell table:formula="of:=[Loksne1.J25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5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0]" office:value-type="float" office:value="0" calcext:value-type="float">
            <text:p>0</text:p>
          </table:table-cell>
          <table:table-cell table:formula="of:=[Loksne1.B260]" office:value-type="float" office:value="0" calcext:value-type="float">
            <text:p>0</text:p>
          </table:table-cell>
          <table:table-cell table:formula="of:=[Loksne1.AB260]">
            <text:p/>
          </table:table-cell>
          <table:table-cell table:formula="of:=[Loksne1.W260]" office:value-type="string" office:string-value=" " calcext:value-type="string">
            <text:p><text:s/></text:p>
          </table:table-cell>
          <table:table-cell table:formula="of:=[Loksne1.X260]" office:value-type="string" office:string-value="--" calcext:value-type="string">
            <text:p>--</text:p>
          </table:table-cell>
          <table:table-cell table:formula="of:=[Loksne1.H260]" office:value-type="float" office:value="0" calcext:value-type="float">
            <text:p>0</text:p>
          </table:table-cell>
          <table:table-cell table:formula="of:=[Loksne1.AC260]" office:value-type="string" office:string-value="*" calcext:value-type="string">
            <text:p>*</text:p>
          </table:table-cell>
          <table:table-cell table:formula="of:=[Loksne1.J26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1]" office:value-type="float" office:value="0" calcext:value-type="float">
            <text:p>0</text:p>
          </table:table-cell>
          <table:table-cell table:formula="of:=[Loksne1.B261]" office:value-type="float" office:value="0" calcext:value-type="float">
            <text:p>0</text:p>
          </table:table-cell>
          <table:table-cell table:formula="of:=[Loksne1.AB261]">
            <text:p/>
          </table:table-cell>
          <table:table-cell table:formula="of:=[Loksne1.W261]" office:value-type="string" office:string-value=" " calcext:value-type="string">
            <text:p><text:s/></text:p>
          </table:table-cell>
          <table:table-cell table:formula="of:=[Loksne1.X261]" office:value-type="string" office:string-value="--" calcext:value-type="string">
            <text:p>--</text:p>
          </table:table-cell>
          <table:table-cell table:formula="of:=[Loksne1.H261]" office:value-type="float" office:value="0" calcext:value-type="float">
            <text:p>0</text:p>
          </table:table-cell>
          <table:table-cell table:formula="of:=[Loksne1.AC261]" office:value-type="string" office:string-value="*" calcext:value-type="string">
            <text:p>*</text:p>
          </table:table-cell>
          <table:table-cell table:formula="of:=[Loksne1.J26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2]" office:value-type="float" office:value="0" calcext:value-type="float">
            <text:p>0</text:p>
          </table:table-cell>
          <table:table-cell table:formula="of:=[Loksne1.B262]" office:value-type="float" office:value="0" calcext:value-type="float">
            <text:p>0</text:p>
          </table:table-cell>
          <table:table-cell table:formula="of:=[Loksne1.AB262]">
            <text:p/>
          </table:table-cell>
          <table:table-cell table:formula="of:=[Loksne1.W262]" office:value-type="string" office:string-value=" " calcext:value-type="string">
            <text:p><text:s/></text:p>
          </table:table-cell>
          <table:table-cell table:formula="of:=[Loksne1.X262]" office:value-type="string" office:string-value="--" calcext:value-type="string">
            <text:p>--</text:p>
          </table:table-cell>
          <table:table-cell table:formula="of:=[Loksne1.H262]" office:value-type="float" office:value="0" calcext:value-type="float">
            <text:p>0</text:p>
          </table:table-cell>
          <table:table-cell table:formula="of:=[Loksne1.AC262]" office:value-type="string" office:string-value="*" calcext:value-type="string">
            <text:p>*</text:p>
          </table:table-cell>
          <table:table-cell table:formula="of:=[Loksne1.J26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3]" office:value-type="float" office:value="0" calcext:value-type="float">
            <text:p>0</text:p>
          </table:table-cell>
          <table:table-cell table:formula="of:=[Loksne1.B263]" office:value-type="float" office:value="0" calcext:value-type="float">
            <text:p>0</text:p>
          </table:table-cell>
          <table:table-cell table:formula="of:=[Loksne1.AB263]">
            <text:p/>
          </table:table-cell>
          <table:table-cell table:formula="of:=[Loksne1.W263]" office:value-type="string" office:string-value=" " calcext:value-type="string">
            <text:p><text:s/></text:p>
          </table:table-cell>
          <table:table-cell table:formula="of:=[Loksne1.X263]" office:value-type="string" office:string-value="--" calcext:value-type="string">
            <text:p>--</text:p>
          </table:table-cell>
          <table:table-cell table:formula="of:=[Loksne1.H263]" office:value-type="float" office:value="0" calcext:value-type="float">
            <text:p>0</text:p>
          </table:table-cell>
          <table:table-cell table:formula="of:=[Loksne1.AC263]" office:value-type="string" office:string-value="*" calcext:value-type="string">
            <text:p>*</text:p>
          </table:table-cell>
          <table:table-cell table:formula="of:=[Loksne1.J26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4]" office:value-type="float" office:value="0" calcext:value-type="float">
            <text:p>0</text:p>
          </table:table-cell>
          <table:table-cell table:formula="of:=[Loksne1.B264]" office:value-type="float" office:value="0" calcext:value-type="float">
            <text:p>0</text:p>
          </table:table-cell>
          <table:table-cell table:formula="of:=[Loksne1.AB264]">
            <text:p/>
          </table:table-cell>
          <table:table-cell table:formula="of:=[Loksne1.W264]" office:value-type="string" office:string-value=" " calcext:value-type="string">
            <text:p><text:s/></text:p>
          </table:table-cell>
          <table:table-cell table:formula="of:=[Loksne1.X264]" office:value-type="string" office:string-value="--" calcext:value-type="string">
            <text:p>--</text:p>
          </table:table-cell>
          <table:table-cell table:formula="of:=[Loksne1.H264]" office:value-type="float" office:value="0" calcext:value-type="float">
            <text:p>0</text:p>
          </table:table-cell>
          <table:table-cell table:formula="of:=[Loksne1.AC264]" office:value-type="string" office:string-value="*" calcext:value-type="string">
            <text:p>*</text:p>
          </table:table-cell>
          <table:table-cell table:formula="of:=[Loksne1.J26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5]" office:value-type="float" office:value="0" calcext:value-type="float">
            <text:p>0</text:p>
          </table:table-cell>
          <table:table-cell table:formula="of:=[Loksne1.B265]" office:value-type="float" office:value="0" calcext:value-type="float">
            <text:p>0</text:p>
          </table:table-cell>
          <table:table-cell table:formula="of:=[Loksne1.AB265]">
            <text:p/>
          </table:table-cell>
          <table:table-cell table:formula="of:=[Loksne1.W265]" office:value-type="string" office:string-value=" " calcext:value-type="string">
            <text:p><text:s/></text:p>
          </table:table-cell>
          <table:table-cell table:formula="of:=[Loksne1.X265]" office:value-type="string" office:string-value="--" calcext:value-type="string">
            <text:p>--</text:p>
          </table:table-cell>
          <table:table-cell table:formula="of:=[Loksne1.H265]" office:value-type="float" office:value="0" calcext:value-type="float">
            <text:p>0</text:p>
          </table:table-cell>
          <table:table-cell table:formula="of:=[Loksne1.AC265]" office:value-type="string" office:string-value="*" calcext:value-type="string">
            <text:p>*</text:p>
          </table:table-cell>
          <table:table-cell table:formula="of:=[Loksne1.J26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6]" office:value-type="float" office:value="0" calcext:value-type="float">
            <text:p>0</text:p>
          </table:table-cell>
          <table:table-cell table:formula="of:=[Loksne1.B266]" office:value-type="float" office:value="0" calcext:value-type="float">
            <text:p>0</text:p>
          </table:table-cell>
          <table:table-cell table:formula="of:=[Loksne1.AB266]">
            <text:p/>
          </table:table-cell>
          <table:table-cell table:formula="of:=[Loksne1.W266]" office:value-type="string" office:string-value=" " calcext:value-type="string">
            <text:p><text:s/></text:p>
          </table:table-cell>
          <table:table-cell table:formula="of:=[Loksne1.X266]" office:value-type="string" office:string-value="--" calcext:value-type="string">
            <text:p>--</text:p>
          </table:table-cell>
          <table:table-cell table:formula="of:=[Loksne1.H266]" office:value-type="float" office:value="0" calcext:value-type="float">
            <text:p>0</text:p>
          </table:table-cell>
          <table:table-cell table:formula="of:=[Loksne1.AC266]" office:value-type="string" office:string-value="*" calcext:value-type="string">
            <text:p>*</text:p>
          </table:table-cell>
          <table:table-cell table:formula="of:=[Loksne1.J26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7]" office:value-type="float" office:value="0" calcext:value-type="float">
            <text:p>0</text:p>
          </table:table-cell>
          <table:table-cell table:formula="of:=[Loksne1.B267]" office:value-type="float" office:value="0" calcext:value-type="float">
            <text:p>0</text:p>
          </table:table-cell>
          <table:table-cell table:formula="of:=[Loksne1.AB267]">
            <text:p/>
          </table:table-cell>
          <table:table-cell table:formula="of:=[Loksne1.W267]" office:value-type="string" office:string-value=" " calcext:value-type="string">
            <text:p><text:s/></text:p>
          </table:table-cell>
          <table:table-cell table:formula="of:=[Loksne1.X267]" office:value-type="string" office:string-value="--" calcext:value-type="string">
            <text:p>--</text:p>
          </table:table-cell>
          <table:table-cell table:formula="of:=[Loksne1.H267]" office:value-type="float" office:value="0" calcext:value-type="float">
            <text:p>0</text:p>
          </table:table-cell>
          <table:table-cell table:formula="of:=[Loksne1.AC267]" office:value-type="string" office:string-value="*" calcext:value-type="string">
            <text:p>*</text:p>
          </table:table-cell>
          <table:table-cell table:formula="of:=[Loksne1.J26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8]" office:value-type="float" office:value="0" calcext:value-type="float">
            <text:p>0</text:p>
          </table:table-cell>
          <table:table-cell table:formula="of:=[Loksne1.B268]" office:value-type="float" office:value="0" calcext:value-type="float">
            <text:p>0</text:p>
          </table:table-cell>
          <table:table-cell table:formula="of:=[Loksne1.AB268]">
            <text:p/>
          </table:table-cell>
          <table:table-cell table:formula="of:=[Loksne1.W268]" office:value-type="string" office:string-value=" " calcext:value-type="string">
            <text:p><text:s/></text:p>
          </table:table-cell>
          <table:table-cell table:formula="of:=[Loksne1.X268]" office:value-type="string" office:string-value="--" calcext:value-type="string">
            <text:p>--</text:p>
          </table:table-cell>
          <table:table-cell table:formula="of:=[Loksne1.H268]" office:value-type="float" office:value="0" calcext:value-type="float">
            <text:p>0</text:p>
          </table:table-cell>
          <table:table-cell table:formula="of:=[Loksne1.AC268]" office:value-type="string" office:string-value="*" calcext:value-type="string">
            <text:p>*</text:p>
          </table:table-cell>
          <table:table-cell table:formula="of:=[Loksne1.J26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69]" office:value-type="float" office:value="0" calcext:value-type="float">
            <text:p>0</text:p>
          </table:table-cell>
          <table:table-cell table:formula="of:=[Loksne1.B269]" office:value-type="float" office:value="0" calcext:value-type="float">
            <text:p>0</text:p>
          </table:table-cell>
          <table:table-cell table:formula="of:=[Loksne1.AB269]">
            <text:p/>
          </table:table-cell>
          <table:table-cell table:formula="of:=[Loksne1.W269]" office:value-type="string" office:string-value=" " calcext:value-type="string">
            <text:p><text:s/></text:p>
          </table:table-cell>
          <table:table-cell table:formula="of:=[Loksne1.X269]" office:value-type="string" office:string-value="--" calcext:value-type="string">
            <text:p>--</text:p>
          </table:table-cell>
          <table:table-cell table:formula="of:=[Loksne1.H269]" office:value-type="float" office:value="0" calcext:value-type="float">
            <text:p>0</text:p>
          </table:table-cell>
          <table:table-cell table:formula="of:=[Loksne1.AC269]" office:value-type="string" office:string-value="*" calcext:value-type="string">
            <text:p>*</text:p>
          </table:table-cell>
          <table:table-cell table:formula="of:=[Loksne1.J26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6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0]" office:value-type="float" office:value="0" calcext:value-type="float">
            <text:p>0</text:p>
          </table:table-cell>
          <table:table-cell table:formula="of:=[Loksne1.B270]" office:value-type="float" office:value="0" calcext:value-type="float">
            <text:p>0</text:p>
          </table:table-cell>
          <table:table-cell table:formula="of:=[Loksne1.AB270]">
            <text:p/>
          </table:table-cell>
          <table:table-cell table:formula="of:=[Loksne1.W270]" office:value-type="string" office:string-value=" " calcext:value-type="string">
            <text:p><text:s/></text:p>
          </table:table-cell>
          <table:table-cell table:formula="of:=[Loksne1.X270]" office:value-type="string" office:string-value="--" calcext:value-type="string">
            <text:p>--</text:p>
          </table:table-cell>
          <table:table-cell table:formula="of:=[Loksne1.H270]" office:value-type="float" office:value="0" calcext:value-type="float">
            <text:p>0</text:p>
          </table:table-cell>
          <table:table-cell table:formula="of:=[Loksne1.AC270]" office:value-type="string" office:string-value="*" calcext:value-type="string">
            <text:p>*</text:p>
          </table:table-cell>
          <table:table-cell table:formula="of:=[Loksne1.J27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1]" office:value-type="float" office:value="0" calcext:value-type="float">
            <text:p>0</text:p>
          </table:table-cell>
          <table:table-cell table:formula="of:=[Loksne1.B271]" office:value-type="float" office:value="0" calcext:value-type="float">
            <text:p>0</text:p>
          </table:table-cell>
          <table:table-cell table:formula="of:=[Loksne1.AB271]">
            <text:p/>
          </table:table-cell>
          <table:table-cell table:formula="of:=[Loksne1.W271]" office:value-type="string" office:string-value=" " calcext:value-type="string">
            <text:p><text:s/></text:p>
          </table:table-cell>
          <table:table-cell table:formula="of:=[Loksne1.X271]" office:value-type="string" office:string-value="--" calcext:value-type="string">
            <text:p>--</text:p>
          </table:table-cell>
          <table:table-cell table:formula="of:=[Loksne1.H271]" office:value-type="float" office:value="0" calcext:value-type="float">
            <text:p>0</text:p>
          </table:table-cell>
          <table:table-cell table:formula="of:=[Loksne1.AC271]" office:value-type="string" office:string-value="*" calcext:value-type="string">
            <text:p>*</text:p>
          </table:table-cell>
          <table:table-cell table:formula="of:=[Loksne1.J27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2]" office:value-type="float" office:value="0" calcext:value-type="float">
            <text:p>0</text:p>
          </table:table-cell>
          <table:table-cell table:formula="of:=[Loksne1.B272]" office:value-type="float" office:value="0" calcext:value-type="float">
            <text:p>0</text:p>
          </table:table-cell>
          <table:table-cell table:formula="of:=[Loksne1.AB272]">
            <text:p/>
          </table:table-cell>
          <table:table-cell table:formula="of:=[Loksne1.W272]" office:value-type="string" office:string-value=" " calcext:value-type="string">
            <text:p><text:s/></text:p>
          </table:table-cell>
          <table:table-cell table:formula="of:=[Loksne1.X272]" office:value-type="string" office:string-value="--" calcext:value-type="string">
            <text:p>--</text:p>
          </table:table-cell>
          <table:table-cell table:formula="of:=[Loksne1.H272]" office:value-type="float" office:value="0" calcext:value-type="float">
            <text:p>0</text:p>
          </table:table-cell>
          <table:table-cell table:formula="of:=[Loksne1.AC272]" office:value-type="string" office:string-value="*" calcext:value-type="string">
            <text:p>*</text:p>
          </table:table-cell>
          <table:table-cell table:formula="of:=[Loksne1.J27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3]" office:value-type="float" office:value="0" calcext:value-type="float">
            <text:p>0</text:p>
          </table:table-cell>
          <table:table-cell table:formula="of:=[Loksne1.B273]" office:value-type="float" office:value="0" calcext:value-type="float">
            <text:p>0</text:p>
          </table:table-cell>
          <table:table-cell table:formula="of:=[Loksne1.AB273]">
            <text:p/>
          </table:table-cell>
          <table:table-cell table:formula="of:=[Loksne1.W273]" office:value-type="string" office:string-value=" " calcext:value-type="string">
            <text:p><text:s/></text:p>
          </table:table-cell>
          <table:table-cell table:formula="of:=[Loksne1.X273]" office:value-type="string" office:string-value="--" calcext:value-type="string">
            <text:p>--</text:p>
          </table:table-cell>
          <table:table-cell table:formula="of:=[Loksne1.H273]" office:value-type="float" office:value="0" calcext:value-type="float">
            <text:p>0</text:p>
          </table:table-cell>
          <table:table-cell table:formula="of:=[Loksne1.AC273]" office:value-type="string" office:string-value="*" calcext:value-type="string">
            <text:p>*</text:p>
          </table:table-cell>
          <table:table-cell table:formula="of:=[Loksne1.J27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4]" office:value-type="float" office:value="0" calcext:value-type="float">
            <text:p>0</text:p>
          </table:table-cell>
          <table:table-cell table:formula="of:=[Loksne1.B274]" office:value-type="float" office:value="0" calcext:value-type="float">
            <text:p>0</text:p>
          </table:table-cell>
          <table:table-cell table:formula="of:=[Loksne1.AB274]">
            <text:p/>
          </table:table-cell>
          <table:table-cell table:formula="of:=[Loksne1.W274]" office:value-type="string" office:string-value=" " calcext:value-type="string">
            <text:p><text:s/></text:p>
          </table:table-cell>
          <table:table-cell table:formula="of:=[Loksne1.X274]" office:value-type="string" office:string-value="--" calcext:value-type="string">
            <text:p>--</text:p>
          </table:table-cell>
          <table:table-cell table:formula="of:=[Loksne1.H274]" office:value-type="float" office:value="0" calcext:value-type="float">
            <text:p>0</text:p>
          </table:table-cell>
          <table:table-cell table:formula="of:=[Loksne1.AC274]" office:value-type="string" office:string-value="*" calcext:value-type="string">
            <text:p>*</text:p>
          </table:table-cell>
          <table:table-cell table:formula="of:=[Loksne1.J27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5]" office:value-type="float" office:value="0" calcext:value-type="float">
            <text:p>0</text:p>
          </table:table-cell>
          <table:table-cell table:formula="of:=[Loksne1.B275]" office:value-type="float" office:value="0" calcext:value-type="float">
            <text:p>0</text:p>
          </table:table-cell>
          <table:table-cell table:formula="of:=[Loksne1.AB275]">
            <text:p/>
          </table:table-cell>
          <table:table-cell table:formula="of:=[Loksne1.W275]" office:value-type="string" office:string-value=" " calcext:value-type="string">
            <text:p><text:s/></text:p>
          </table:table-cell>
          <table:table-cell table:formula="of:=[Loksne1.X275]" office:value-type="string" office:string-value="--" calcext:value-type="string">
            <text:p>--</text:p>
          </table:table-cell>
          <table:table-cell table:formula="of:=[Loksne1.H275]" office:value-type="float" office:value="0" calcext:value-type="float">
            <text:p>0</text:p>
          </table:table-cell>
          <table:table-cell table:formula="of:=[Loksne1.AC275]" office:value-type="string" office:string-value="*" calcext:value-type="string">
            <text:p>*</text:p>
          </table:table-cell>
          <table:table-cell table:formula="of:=[Loksne1.J27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6]" office:value-type="float" office:value="0" calcext:value-type="float">
            <text:p>0</text:p>
          </table:table-cell>
          <table:table-cell table:formula="of:=[Loksne1.B276]" office:value-type="float" office:value="0" calcext:value-type="float">
            <text:p>0</text:p>
          </table:table-cell>
          <table:table-cell table:formula="of:=[Loksne1.AB276]">
            <text:p/>
          </table:table-cell>
          <table:table-cell table:formula="of:=[Loksne1.W276]" office:value-type="string" office:string-value=" " calcext:value-type="string">
            <text:p><text:s/></text:p>
          </table:table-cell>
          <table:table-cell table:formula="of:=[Loksne1.X276]" office:value-type="string" office:string-value="--" calcext:value-type="string">
            <text:p>--</text:p>
          </table:table-cell>
          <table:table-cell table:formula="of:=[Loksne1.H276]" office:value-type="float" office:value="0" calcext:value-type="float">
            <text:p>0</text:p>
          </table:table-cell>
          <table:table-cell table:formula="of:=[Loksne1.AC276]" office:value-type="string" office:string-value="*" calcext:value-type="string">
            <text:p>*</text:p>
          </table:table-cell>
          <table:table-cell table:formula="of:=[Loksne1.J27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7]" office:value-type="float" office:value="0" calcext:value-type="float">
            <text:p>0</text:p>
          </table:table-cell>
          <table:table-cell table:formula="of:=[Loksne1.B277]" office:value-type="float" office:value="0" calcext:value-type="float">
            <text:p>0</text:p>
          </table:table-cell>
          <table:table-cell table:formula="of:=[Loksne1.AB277]">
            <text:p/>
          </table:table-cell>
          <table:table-cell table:formula="of:=[Loksne1.W277]" office:value-type="string" office:string-value=" " calcext:value-type="string">
            <text:p><text:s/></text:p>
          </table:table-cell>
          <table:table-cell table:formula="of:=[Loksne1.X277]" office:value-type="string" office:string-value="--" calcext:value-type="string">
            <text:p>--</text:p>
          </table:table-cell>
          <table:table-cell table:formula="of:=[Loksne1.H277]" office:value-type="float" office:value="0" calcext:value-type="float">
            <text:p>0</text:p>
          </table:table-cell>
          <table:table-cell table:formula="of:=[Loksne1.AC277]" office:value-type="string" office:string-value="*" calcext:value-type="string">
            <text:p>*</text:p>
          </table:table-cell>
          <table:table-cell table:formula="of:=[Loksne1.J27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8]" office:value-type="float" office:value="0" calcext:value-type="float">
            <text:p>0</text:p>
          </table:table-cell>
          <table:table-cell table:formula="of:=[Loksne1.B278]" office:value-type="float" office:value="0" calcext:value-type="float">
            <text:p>0</text:p>
          </table:table-cell>
          <table:table-cell table:formula="of:=[Loksne1.AB278]">
            <text:p/>
          </table:table-cell>
          <table:table-cell table:formula="of:=[Loksne1.W278]" office:value-type="string" office:string-value=" " calcext:value-type="string">
            <text:p><text:s/></text:p>
          </table:table-cell>
          <table:table-cell table:formula="of:=[Loksne1.X278]" office:value-type="string" office:string-value="--" calcext:value-type="string">
            <text:p>--</text:p>
          </table:table-cell>
          <table:table-cell table:formula="of:=[Loksne1.H278]" office:value-type="float" office:value="0" calcext:value-type="float">
            <text:p>0</text:p>
          </table:table-cell>
          <table:table-cell table:formula="of:=[Loksne1.AC278]" office:value-type="string" office:string-value="*" calcext:value-type="string">
            <text:p>*</text:p>
          </table:table-cell>
          <table:table-cell table:formula="of:=[Loksne1.J27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79]" office:value-type="float" office:value="0" calcext:value-type="float">
            <text:p>0</text:p>
          </table:table-cell>
          <table:table-cell table:formula="of:=[Loksne1.B279]" office:value-type="float" office:value="0" calcext:value-type="float">
            <text:p>0</text:p>
          </table:table-cell>
          <table:table-cell table:formula="of:=[Loksne1.AB279]">
            <text:p/>
          </table:table-cell>
          <table:table-cell table:formula="of:=[Loksne1.W279]" office:value-type="string" office:string-value=" " calcext:value-type="string">
            <text:p><text:s/></text:p>
          </table:table-cell>
          <table:table-cell table:formula="of:=[Loksne1.X279]" office:value-type="string" office:string-value="--" calcext:value-type="string">
            <text:p>--</text:p>
          </table:table-cell>
          <table:table-cell table:formula="of:=[Loksne1.H279]" office:value-type="float" office:value="0" calcext:value-type="float">
            <text:p>0</text:p>
          </table:table-cell>
          <table:table-cell table:formula="of:=[Loksne1.AC279]" office:value-type="string" office:string-value="*" calcext:value-type="string">
            <text:p>*</text:p>
          </table:table-cell>
          <table:table-cell table:formula="of:=[Loksne1.J27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7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0]" office:value-type="float" office:value="0" calcext:value-type="float">
            <text:p>0</text:p>
          </table:table-cell>
          <table:table-cell table:formula="of:=[Loksne1.B280]" office:value-type="float" office:value="0" calcext:value-type="float">
            <text:p>0</text:p>
          </table:table-cell>
          <table:table-cell table:formula="of:=[Loksne1.AB280]">
            <text:p/>
          </table:table-cell>
          <table:table-cell table:formula="of:=[Loksne1.W280]" office:value-type="string" office:string-value=" " calcext:value-type="string">
            <text:p><text:s/></text:p>
          </table:table-cell>
          <table:table-cell table:formula="of:=[Loksne1.X280]" office:value-type="string" office:string-value="--" calcext:value-type="string">
            <text:p>--</text:p>
          </table:table-cell>
          <table:table-cell table:formula="of:=[Loksne1.H280]" office:value-type="float" office:value="0" calcext:value-type="float">
            <text:p>0</text:p>
          </table:table-cell>
          <table:table-cell table:formula="of:=[Loksne1.AC280]" office:value-type="string" office:string-value="*" calcext:value-type="string">
            <text:p>*</text:p>
          </table:table-cell>
          <table:table-cell table:formula="of:=[Loksne1.J28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1]" office:value-type="float" office:value="0" calcext:value-type="float">
            <text:p>0</text:p>
          </table:table-cell>
          <table:table-cell table:formula="of:=[Loksne1.B281]" office:value-type="float" office:value="0" calcext:value-type="float">
            <text:p>0</text:p>
          </table:table-cell>
          <table:table-cell table:formula="of:=[Loksne1.AB281]">
            <text:p/>
          </table:table-cell>
          <table:table-cell table:formula="of:=[Loksne1.W281]" office:value-type="string" office:string-value=" " calcext:value-type="string">
            <text:p><text:s/></text:p>
          </table:table-cell>
          <table:table-cell table:formula="of:=[Loksne1.X281]" office:value-type="string" office:string-value="--" calcext:value-type="string">
            <text:p>--</text:p>
          </table:table-cell>
          <table:table-cell table:formula="of:=[Loksne1.H281]" office:value-type="float" office:value="0" calcext:value-type="float">
            <text:p>0</text:p>
          </table:table-cell>
          <table:table-cell table:formula="of:=[Loksne1.AC281]" office:value-type="string" office:string-value="*" calcext:value-type="string">
            <text:p>*</text:p>
          </table:table-cell>
          <table:table-cell table:formula="of:=[Loksne1.J28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2]" office:value-type="float" office:value="0" calcext:value-type="float">
            <text:p>0</text:p>
          </table:table-cell>
          <table:table-cell table:formula="of:=[Loksne1.B282]" office:value-type="float" office:value="0" calcext:value-type="float">
            <text:p>0</text:p>
          </table:table-cell>
          <table:table-cell table:formula="of:=[Loksne1.AB282]">
            <text:p/>
          </table:table-cell>
          <table:table-cell table:formula="of:=[Loksne1.W282]" office:value-type="string" office:string-value=" " calcext:value-type="string">
            <text:p><text:s/></text:p>
          </table:table-cell>
          <table:table-cell table:formula="of:=[Loksne1.X282]" office:value-type="string" office:string-value="--" calcext:value-type="string">
            <text:p>--</text:p>
          </table:table-cell>
          <table:table-cell table:formula="of:=[Loksne1.H282]" office:value-type="float" office:value="0" calcext:value-type="float">
            <text:p>0</text:p>
          </table:table-cell>
          <table:table-cell table:formula="of:=[Loksne1.AC282]" office:value-type="string" office:string-value="*" calcext:value-type="string">
            <text:p>*</text:p>
          </table:table-cell>
          <table:table-cell table:formula="of:=[Loksne1.J28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3]" office:value-type="float" office:value="0" calcext:value-type="float">
            <text:p>0</text:p>
          </table:table-cell>
          <table:table-cell table:formula="of:=[Loksne1.B283]" office:value-type="float" office:value="0" calcext:value-type="float">
            <text:p>0</text:p>
          </table:table-cell>
          <table:table-cell table:formula="of:=[Loksne1.AB283]">
            <text:p/>
          </table:table-cell>
          <table:table-cell table:formula="of:=[Loksne1.W283]" office:value-type="string" office:string-value=" " calcext:value-type="string">
            <text:p><text:s/></text:p>
          </table:table-cell>
          <table:table-cell table:formula="of:=[Loksne1.X283]" office:value-type="string" office:string-value="--" calcext:value-type="string">
            <text:p>--</text:p>
          </table:table-cell>
          <table:table-cell table:formula="of:=[Loksne1.H283]" office:value-type="float" office:value="0" calcext:value-type="float">
            <text:p>0</text:p>
          </table:table-cell>
          <table:table-cell table:formula="of:=[Loksne1.AC283]" office:value-type="string" office:string-value="*" calcext:value-type="string">
            <text:p>*</text:p>
          </table:table-cell>
          <table:table-cell table:formula="of:=[Loksne1.J28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4]" office:value-type="float" office:value="0" calcext:value-type="float">
            <text:p>0</text:p>
          </table:table-cell>
          <table:table-cell table:formula="of:=[Loksne1.B284]" office:value-type="float" office:value="0" calcext:value-type="float">
            <text:p>0</text:p>
          </table:table-cell>
          <table:table-cell table:formula="of:=[Loksne1.AB284]">
            <text:p/>
          </table:table-cell>
          <table:table-cell table:formula="of:=[Loksne1.W284]" office:value-type="string" office:string-value=" " calcext:value-type="string">
            <text:p><text:s/></text:p>
          </table:table-cell>
          <table:table-cell table:formula="of:=[Loksne1.X284]" office:value-type="string" office:string-value="--" calcext:value-type="string">
            <text:p>--</text:p>
          </table:table-cell>
          <table:table-cell table:formula="of:=[Loksne1.H284]" office:value-type="float" office:value="0" calcext:value-type="float">
            <text:p>0</text:p>
          </table:table-cell>
          <table:table-cell table:formula="of:=[Loksne1.AC284]" office:value-type="string" office:string-value="*" calcext:value-type="string">
            <text:p>*</text:p>
          </table:table-cell>
          <table:table-cell table:formula="of:=[Loksne1.J28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5]" office:value-type="float" office:value="0" calcext:value-type="float">
            <text:p>0</text:p>
          </table:table-cell>
          <table:table-cell table:formula="of:=[Loksne1.B285]" office:value-type="float" office:value="0" calcext:value-type="float">
            <text:p>0</text:p>
          </table:table-cell>
          <table:table-cell table:formula="of:=[Loksne1.AB285]">
            <text:p/>
          </table:table-cell>
          <table:table-cell table:formula="of:=[Loksne1.W285]" office:value-type="string" office:string-value=" " calcext:value-type="string">
            <text:p><text:s/></text:p>
          </table:table-cell>
          <table:table-cell table:formula="of:=[Loksne1.X285]" office:value-type="string" office:string-value="--" calcext:value-type="string">
            <text:p>--</text:p>
          </table:table-cell>
          <table:table-cell table:formula="of:=[Loksne1.H285]" office:value-type="float" office:value="0" calcext:value-type="float">
            <text:p>0</text:p>
          </table:table-cell>
          <table:table-cell table:formula="of:=[Loksne1.AC285]" office:value-type="string" office:string-value="*" calcext:value-type="string">
            <text:p>*</text:p>
          </table:table-cell>
          <table:table-cell table:formula="of:=[Loksne1.J28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6]" office:value-type="float" office:value="0" calcext:value-type="float">
            <text:p>0</text:p>
          </table:table-cell>
          <table:table-cell table:formula="of:=[Loksne1.B286]" office:value-type="float" office:value="0" calcext:value-type="float">
            <text:p>0</text:p>
          </table:table-cell>
          <table:table-cell table:formula="of:=[Loksne1.AB286]">
            <text:p/>
          </table:table-cell>
          <table:table-cell table:formula="of:=[Loksne1.W286]" office:value-type="string" office:string-value=" " calcext:value-type="string">
            <text:p><text:s/></text:p>
          </table:table-cell>
          <table:table-cell table:formula="of:=[Loksne1.X286]" office:value-type="string" office:string-value="--" calcext:value-type="string">
            <text:p>--</text:p>
          </table:table-cell>
          <table:table-cell table:formula="of:=[Loksne1.H286]" office:value-type="float" office:value="0" calcext:value-type="float">
            <text:p>0</text:p>
          </table:table-cell>
          <table:table-cell table:formula="of:=[Loksne1.AC286]" office:value-type="string" office:string-value="*" calcext:value-type="string">
            <text:p>*</text:p>
          </table:table-cell>
          <table:table-cell table:formula="of:=[Loksne1.J28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7]" office:value-type="float" office:value="0" calcext:value-type="float">
            <text:p>0</text:p>
          </table:table-cell>
          <table:table-cell table:formula="of:=[Loksne1.B287]" office:value-type="float" office:value="0" calcext:value-type="float">
            <text:p>0</text:p>
          </table:table-cell>
          <table:table-cell table:formula="of:=[Loksne1.AB287]">
            <text:p/>
          </table:table-cell>
          <table:table-cell table:formula="of:=[Loksne1.W287]" office:value-type="string" office:string-value=" " calcext:value-type="string">
            <text:p><text:s/></text:p>
          </table:table-cell>
          <table:table-cell table:formula="of:=[Loksne1.X287]" office:value-type="string" office:string-value="--" calcext:value-type="string">
            <text:p>--</text:p>
          </table:table-cell>
          <table:table-cell table:formula="of:=[Loksne1.H287]" office:value-type="float" office:value="0" calcext:value-type="float">
            <text:p>0</text:p>
          </table:table-cell>
          <table:table-cell table:formula="of:=[Loksne1.AC287]" office:value-type="string" office:string-value="*" calcext:value-type="string">
            <text:p>*</text:p>
          </table:table-cell>
          <table:table-cell table:formula="of:=[Loksne1.J28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8]" office:value-type="float" office:value="0" calcext:value-type="float">
            <text:p>0</text:p>
          </table:table-cell>
          <table:table-cell table:formula="of:=[Loksne1.B288]" office:value-type="float" office:value="0" calcext:value-type="float">
            <text:p>0</text:p>
          </table:table-cell>
          <table:table-cell table:formula="of:=[Loksne1.AB288]">
            <text:p/>
          </table:table-cell>
          <table:table-cell table:formula="of:=[Loksne1.W288]" office:value-type="string" office:string-value=" " calcext:value-type="string">
            <text:p><text:s/></text:p>
          </table:table-cell>
          <table:table-cell table:formula="of:=[Loksne1.X288]" office:value-type="string" office:string-value="--" calcext:value-type="string">
            <text:p>--</text:p>
          </table:table-cell>
          <table:table-cell table:formula="of:=[Loksne1.H288]" office:value-type="float" office:value="0" calcext:value-type="float">
            <text:p>0</text:p>
          </table:table-cell>
          <table:table-cell table:formula="of:=[Loksne1.AC288]" office:value-type="string" office:string-value="*" calcext:value-type="string">
            <text:p>*</text:p>
          </table:table-cell>
          <table:table-cell table:formula="of:=[Loksne1.J28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89]" office:value-type="float" office:value="0" calcext:value-type="float">
            <text:p>0</text:p>
          </table:table-cell>
          <table:table-cell table:formula="of:=[Loksne1.B289]" office:value-type="float" office:value="0" calcext:value-type="float">
            <text:p>0</text:p>
          </table:table-cell>
          <table:table-cell table:formula="of:=[Loksne1.AB289]">
            <text:p/>
          </table:table-cell>
          <table:table-cell table:formula="of:=[Loksne1.W289]" office:value-type="string" office:string-value=" " calcext:value-type="string">
            <text:p><text:s/></text:p>
          </table:table-cell>
          <table:table-cell table:formula="of:=[Loksne1.X289]" office:value-type="string" office:string-value="--" calcext:value-type="string">
            <text:p>--</text:p>
          </table:table-cell>
          <table:table-cell table:formula="of:=[Loksne1.H289]" office:value-type="float" office:value="0" calcext:value-type="float">
            <text:p>0</text:p>
          </table:table-cell>
          <table:table-cell table:formula="of:=[Loksne1.AC289]" office:value-type="string" office:string-value="*" calcext:value-type="string">
            <text:p>*</text:p>
          </table:table-cell>
          <table:table-cell table:formula="of:=[Loksne1.J28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8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0]" office:value-type="float" office:value="0" calcext:value-type="float">
            <text:p>0</text:p>
          </table:table-cell>
          <table:table-cell table:formula="of:=[Loksne1.B290]" office:value-type="float" office:value="0" calcext:value-type="float">
            <text:p>0</text:p>
          </table:table-cell>
          <table:table-cell table:formula="of:=[Loksne1.AB290]">
            <text:p/>
          </table:table-cell>
          <table:table-cell table:formula="of:=[Loksne1.W290]" office:value-type="string" office:string-value=" " calcext:value-type="string">
            <text:p><text:s/></text:p>
          </table:table-cell>
          <table:table-cell table:formula="of:=[Loksne1.X290]" office:value-type="string" office:string-value="--" calcext:value-type="string">
            <text:p>--</text:p>
          </table:table-cell>
          <table:table-cell table:formula="of:=[Loksne1.H290]" office:value-type="float" office:value="0" calcext:value-type="float">
            <text:p>0</text:p>
          </table:table-cell>
          <table:table-cell table:formula="of:=[Loksne1.AC290]" office:value-type="string" office:string-value="*" calcext:value-type="string">
            <text:p>*</text:p>
          </table:table-cell>
          <table:table-cell table:formula="of:=[Loksne1.J29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1]" office:value-type="float" office:value="0" calcext:value-type="float">
            <text:p>0</text:p>
          </table:table-cell>
          <table:table-cell table:formula="of:=[Loksne1.B291]" office:value-type="float" office:value="0" calcext:value-type="float">
            <text:p>0</text:p>
          </table:table-cell>
          <table:table-cell table:formula="of:=[Loksne1.AB291]">
            <text:p/>
          </table:table-cell>
          <table:table-cell table:formula="of:=[Loksne1.W291]" office:value-type="string" office:string-value=" " calcext:value-type="string">
            <text:p><text:s/></text:p>
          </table:table-cell>
          <table:table-cell table:formula="of:=[Loksne1.X291]" office:value-type="string" office:string-value="--" calcext:value-type="string">
            <text:p>--</text:p>
          </table:table-cell>
          <table:table-cell table:formula="of:=[Loksne1.H291]" office:value-type="float" office:value="0" calcext:value-type="float">
            <text:p>0</text:p>
          </table:table-cell>
          <table:table-cell table:formula="of:=[Loksne1.AC291]" office:value-type="string" office:string-value="*" calcext:value-type="string">
            <text:p>*</text:p>
          </table:table-cell>
          <table:table-cell table:formula="of:=[Loksne1.J29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2]" office:value-type="float" office:value="0" calcext:value-type="float">
            <text:p>0</text:p>
          </table:table-cell>
          <table:table-cell table:formula="of:=[Loksne1.B292]" office:value-type="float" office:value="0" calcext:value-type="float">
            <text:p>0</text:p>
          </table:table-cell>
          <table:table-cell table:formula="of:=[Loksne1.AB292]">
            <text:p/>
          </table:table-cell>
          <table:table-cell table:formula="of:=[Loksne1.W292]" office:value-type="string" office:string-value=" " calcext:value-type="string">
            <text:p><text:s/></text:p>
          </table:table-cell>
          <table:table-cell table:formula="of:=[Loksne1.X292]" office:value-type="string" office:string-value="--" calcext:value-type="string">
            <text:p>--</text:p>
          </table:table-cell>
          <table:table-cell table:formula="of:=[Loksne1.H292]" office:value-type="float" office:value="0" calcext:value-type="float">
            <text:p>0</text:p>
          </table:table-cell>
          <table:table-cell table:formula="of:=[Loksne1.AC292]" office:value-type="string" office:string-value="*" calcext:value-type="string">
            <text:p>*</text:p>
          </table:table-cell>
          <table:table-cell table:formula="of:=[Loksne1.J29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3]" office:value-type="float" office:value="0" calcext:value-type="float">
            <text:p>0</text:p>
          </table:table-cell>
          <table:table-cell table:formula="of:=[Loksne1.B293]" office:value-type="float" office:value="0" calcext:value-type="float">
            <text:p>0</text:p>
          </table:table-cell>
          <table:table-cell table:formula="of:=[Loksne1.AB293]">
            <text:p/>
          </table:table-cell>
          <table:table-cell table:formula="of:=[Loksne1.W293]" office:value-type="string" office:string-value=" " calcext:value-type="string">
            <text:p><text:s/></text:p>
          </table:table-cell>
          <table:table-cell table:formula="of:=[Loksne1.X293]" office:value-type="string" office:string-value="--" calcext:value-type="string">
            <text:p>--</text:p>
          </table:table-cell>
          <table:table-cell table:formula="of:=[Loksne1.H293]" office:value-type="float" office:value="0" calcext:value-type="float">
            <text:p>0</text:p>
          </table:table-cell>
          <table:table-cell table:formula="of:=[Loksne1.AC293]" office:value-type="string" office:string-value="*" calcext:value-type="string">
            <text:p>*</text:p>
          </table:table-cell>
          <table:table-cell table:formula="of:=[Loksne1.J29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4]" office:value-type="float" office:value="0" calcext:value-type="float">
            <text:p>0</text:p>
          </table:table-cell>
          <table:table-cell table:formula="of:=[Loksne1.B294]" office:value-type="float" office:value="0" calcext:value-type="float">
            <text:p>0</text:p>
          </table:table-cell>
          <table:table-cell table:formula="of:=[Loksne1.AB294]">
            <text:p/>
          </table:table-cell>
          <table:table-cell table:formula="of:=[Loksne1.W294]" office:value-type="string" office:string-value=" " calcext:value-type="string">
            <text:p><text:s/></text:p>
          </table:table-cell>
          <table:table-cell table:formula="of:=[Loksne1.X294]" office:value-type="string" office:string-value="--" calcext:value-type="string">
            <text:p>--</text:p>
          </table:table-cell>
          <table:table-cell table:formula="of:=[Loksne1.H294]" office:value-type="float" office:value="0" calcext:value-type="float">
            <text:p>0</text:p>
          </table:table-cell>
          <table:table-cell table:formula="of:=[Loksne1.AC294]" office:value-type="string" office:string-value="*" calcext:value-type="string">
            <text:p>*</text:p>
          </table:table-cell>
          <table:table-cell table:formula="of:=[Loksne1.J29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5]" office:value-type="float" office:value="0" calcext:value-type="float">
            <text:p>0</text:p>
          </table:table-cell>
          <table:table-cell table:formula="of:=[Loksne1.B295]" office:value-type="float" office:value="0" calcext:value-type="float">
            <text:p>0</text:p>
          </table:table-cell>
          <table:table-cell table:formula="of:=[Loksne1.AB295]">
            <text:p/>
          </table:table-cell>
          <table:table-cell table:formula="of:=[Loksne1.W295]" office:value-type="string" office:string-value=" " calcext:value-type="string">
            <text:p><text:s/></text:p>
          </table:table-cell>
          <table:table-cell table:formula="of:=[Loksne1.X295]" office:value-type="string" office:string-value="--" calcext:value-type="string">
            <text:p>--</text:p>
          </table:table-cell>
          <table:table-cell table:formula="of:=[Loksne1.H295]" office:value-type="float" office:value="0" calcext:value-type="float">
            <text:p>0</text:p>
          </table:table-cell>
          <table:table-cell table:formula="of:=[Loksne1.AC295]" office:value-type="string" office:string-value="*" calcext:value-type="string">
            <text:p>*</text:p>
          </table:table-cell>
          <table:table-cell table:formula="of:=[Loksne1.J29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6]" office:value-type="float" office:value="0" calcext:value-type="float">
            <text:p>0</text:p>
          </table:table-cell>
          <table:table-cell table:formula="of:=[Loksne1.B296]" office:value-type="float" office:value="0" calcext:value-type="float">
            <text:p>0</text:p>
          </table:table-cell>
          <table:table-cell table:formula="of:=[Loksne1.AB296]">
            <text:p/>
          </table:table-cell>
          <table:table-cell table:formula="of:=[Loksne1.W296]" office:value-type="string" office:string-value=" " calcext:value-type="string">
            <text:p><text:s/></text:p>
          </table:table-cell>
          <table:table-cell table:formula="of:=[Loksne1.X296]" office:value-type="string" office:string-value="--" calcext:value-type="string">
            <text:p>--</text:p>
          </table:table-cell>
          <table:table-cell table:formula="of:=[Loksne1.H296]" office:value-type="float" office:value="0" calcext:value-type="float">
            <text:p>0</text:p>
          </table:table-cell>
          <table:table-cell table:formula="of:=[Loksne1.AC296]" office:value-type="string" office:string-value="*" calcext:value-type="string">
            <text:p>*</text:p>
          </table:table-cell>
          <table:table-cell table:formula="of:=[Loksne1.J29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7]" office:value-type="float" office:value="0" calcext:value-type="float">
            <text:p>0</text:p>
          </table:table-cell>
          <table:table-cell table:formula="of:=[Loksne1.B297]" office:value-type="float" office:value="0" calcext:value-type="float">
            <text:p>0</text:p>
          </table:table-cell>
          <table:table-cell table:formula="of:=[Loksne1.AB297]">
            <text:p/>
          </table:table-cell>
          <table:table-cell table:formula="of:=[Loksne1.W297]" office:value-type="string" office:string-value=" " calcext:value-type="string">
            <text:p><text:s/></text:p>
          </table:table-cell>
          <table:table-cell table:formula="of:=[Loksne1.X297]" office:value-type="string" office:string-value="--" calcext:value-type="string">
            <text:p>--</text:p>
          </table:table-cell>
          <table:table-cell table:formula="of:=[Loksne1.H297]" office:value-type="float" office:value="0" calcext:value-type="float">
            <text:p>0</text:p>
          </table:table-cell>
          <table:table-cell table:formula="of:=[Loksne1.AC297]" office:value-type="string" office:string-value="*" calcext:value-type="string">
            <text:p>*</text:p>
          </table:table-cell>
          <table:table-cell table:formula="of:=[Loksne1.J29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8]" office:value-type="float" office:value="0" calcext:value-type="float">
            <text:p>0</text:p>
          </table:table-cell>
          <table:table-cell table:formula="of:=[Loksne1.B298]" office:value-type="float" office:value="0" calcext:value-type="float">
            <text:p>0</text:p>
          </table:table-cell>
          <table:table-cell table:formula="of:=[Loksne1.AB298]">
            <text:p/>
          </table:table-cell>
          <table:table-cell table:formula="of:=[Loksne1.W298]" office:value-type="string" office:string-value=" " calcext:value-type="string">
            <text:p><text:s/></text:p>
          </table:table-cell>
          <table:table-cell table:formula="of:=[Loksne1.X298]" office:value-type="string" office:string-value="--" calcext:value-type="string">
            <text:p>--</text:p>
          </table:table-cell>
          <table:table-cell table:formula="of:=[Loksne1.H298]" office:value-type="float" office:value="0" calcext:value-type="float">
            <text:p>0</text:p>
          </table:table-cell>
          <table:table-cell table:formula="of:=[Loksne1.AC298]" office:value-type="string" office:string-value="*" calcext:value-type="string">
            <text:p>*</text:p>
          </table:table-cell>
          <table:table-cell table:formula="of:=[Loksne1.J29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299]" office:value-type="float" office:value="0" calcext:value-type="float">
            <text:p>0</text:p>
          </table:table-cell>
          <table:table-cell table:formula="of:=[Loksne1.B299]" office:value-type="float" office:value="0" calcext:value-type="float">
            <text:p>0</text:p>
          </table:table-cell>
          <table:table-cell table:formula="of:=[Loksne1.AB299]">
            <text:p/>
          </table:table-cell>
          <table:table-cell table:formula="of:=[Loksne1.W299]" office:value-type="string" office:string-value=" " calcext:value-type="string">
            <text:p><text:s/></text:p>
          </table:table-cell>
          <table:table-cell table:formula="of:=[Loksne1.X299]" office:value-type="string" office:string-value="--" calcext:value-type="string">
            <text:p>--</text:p>
          </table:table-cell>
          <table:table-cell table:formula="of:=[Loksne1.H299]" office:value-type="float" office:value="0" calcext:value-type="float">
            <text:p>0</text:p>
          </table:table-cell>
          <table:table-cell table:formula="of:=[Loksne1.AC299]" office:value-type="string" office:string-value="*" calcext:value-type="string">
            <text:p>*</text:p>
          </table:table-cell>
          <table:table-cell table:formula="of:=[Loksne1.J29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29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0]" office:value-type="float" office:value="0" calcext:value-type="float">
            <text:p>0</text:p>
          </table:table-cell>
          <table:table-cell table:formula="of:=[Loksne1.B300]" office:value-type="float" office:value="0" calcext:value-type="float">
            <text:p>0</text:p>
          </table:table-cell>
          <table:table-cell table:formula="of:=[Loksne1.AB300]">
            <text:p/>
          </table:table-cell>
          <table:table-cell table:formula="of:=[Loksne1.W300]" office:value-type="string" office:string-value=" " calcext:value-type="string">
            <text:p><text:s/></text:p>
          </table:table-cell>
          <table:table-cell table:formula="of:=[Loksne1.X300]" office:value-type="string" office:string-value="--" calcext:value-type="string">
            <text:p>--</text:p>
          </table:table-cell>
          <table:table-cell table:formula="of:=[Loksne1.H300]" office:value-type="float" office:value="0" calcext:value-type="float">
            <text:p>0</text:p>
          </table:table-cell>
          <table:table-cell table:formula="of:=[Loksne1.AC300]" office:value-type="string" office:string-value="*" calcext:value-type="string">
            <text:p>*</text:p>
          </table:table-cell>
          <table:table-cell table:formula="of:=[Loksne1.J30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1]" office:value-type="float" office:value="0" calcext:value-type="float">
            <text:p>0</text:p>
          </table:table-cell>
          <table:table-cell table:formula="of:=[Loksne1.B301]" office:value-type="float" office:value="0" calcext:value-type="float">
            <text:p>0</text:p>
          </table:table-cell>
          <table:table-cell table:formula="of:=[Loksne1.AB301]">
            <text:p/>
          </table:table-cell>
          <table:table-cell table:formula="of:=[Loksne1.W301]" office:value-type="string" office:string-value=" " calcext:value-type="string">
            <text:p><text:s/></text:p>
          </table:table-cell>
          <table:table-cell table:formula="of:=[Loksne1.X301]" office:value-type="string" office:string-value="--" calcext:value-type="string">
            <text:p>--</text:p>
          </table:table-cell>
          <table:table-cell table:formula="of:=[Loksne1.H301]" office:value-type="float" office:value="0" calcext:value-type="float">
            <text:p>0</text:p>
          </table:table-cell>
          <table:table-cell table:formula="of:=[Loksne1.AC301]" office:value-type="string" office:string-value="*" calcext:value-type="string">
            <text:p>*</text:p>
          </table:table-cell>
          <table:table-cell table:formula="of:=[Loksne1.J30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2]" office:value-type="float" office:value="0" calcext:value-type="float">
            <text:p>0</text:p>
          </table:table-cell>
          <table:table-cell table:formula="of:=[Loksne1.B302]" office:value-type="float" office:value="0" calcext:value-type="float">
            <text:p>0</text:p>
          </table:table-cell>
          <table:table-cell table:formula="of:=[Loksne1.AB302]">
            <text:p/>
          </table:table-cell>
          <table:table-cell table:formula="of:=[Loksne1.W302]" office:value-type="string" office:string-value=" " calcext:value-type="string">
            <text:p><text:s/></text:p>
          </table:table-cell>
          <table:table-cell table:formula="of:=[Loksne1.X302]" office:value-type="string" office:string-value="--" calcext:value-type="string">
            <text:p>--</text:p>
          </table:table-cell>
          <table:table-cell table:formula="of:=[Loksne1.H302]" office:value-type="float" office:value="0" calcext:value-type="float">
            <text:p>0</text:p>
          </table:table-cell>
          <table:table-cell table:formula="of:=[Loksne1.AC302]" office:value-type="string" office:string-value="*" calcext:value-type="string">
            <text:p>*</text:p>
          </table:table-cell>
          <table:table-cell table:formula="of:=[Loksne1.J30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3]" office:value-type="float" office:value="0" calcext:value-type="float">
            <text:p>0</text:p>
          </table:table-cell>
          <table:table-cell table:formula="of:=[Loksne1.B303]" office:value-type="float" office:value="0" calcext:value-type="float">
            <text:p>0</text:p>
          </table:table-cell>
          <table:table-cell table:formula="of:=[Loksne1.AB303]">
            <text:p/>
          </table:table-cell>
          <table:table-cell table:formula="of:=[Loksne1.W303]" office:value-type="string" office:string-value=" " calcext:value-type="string">
            <text:p><text:s/></text:p>
          </table:table-cell>
          <table:table-cell table:formula="of:=[Loksne1.X303]" office:value-type="string" office:string-value="--" calcext:value-type="string">
            <text:p>--</text:p>
          </table:table-cell>
          <table:table-cell table:formula="of:=[Loksne1.H303]" office:value-type="float" office:value="0" calcext:value-type="float">
            <text:p>0</text:p>
          </table:table-cell>
          <table:table-cell table:formula="of:=[Loksne1.AC303]" office:value-type="string" office:string-value="*" calcext:value-type="string">
            <text:p>*</text:p>
          </table:table-cell>
          <table:table-cell table:formula="of:=[Loksne1.J30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4]" office:value-type="float" office:value="0" calcext:value-type="float">
            <text:p>0</text:p>
          </table:table-cell>
          <table:table-cell table:formula="of:=[Loksne1.B304]" office:value-type="float" office:value="0" calcext:value-type="float">
            <text:p>0</text:p>
          </table:table-cell>
          <table:table-cell table:formula="of:=[Loksne1.AB304]">
            <text:p/>
          </table:table-cell>
          <table:table-cell table:formula="of:=[Loksne1.W304]" office:value-type="string" office:string-value=" " calcext:value-type="string">
            <text:p><text:s/></text:p>
          </table:table-cell>
          <table:table-cell table:formula="of:=[Loksne1.X304]" office:value-type="string" office:string-value="--" calcext:value-type="string">
            <text:p>--</text:p>
          </table:table-cell>
          <table:table-cell table:formula="of:=[Loksne1.H304]" office:value-type="float" office:value="0" calcext:value-type="float">
            <text:p>0</text:p>
          </table:table-cell>
          <table:table-cell table:formula="of:=[Loksne1.AC304]" office:value-type="string" office:string-value="*" calcext:value-type="string">
            <text:p>*</text:p>
          </table:table-cell>
          <table:table-cell table:formula="of:=[Loksne1.J30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5]" office:value-type="float" office:value="0" calcext:value-type="float">
            <text:p>0</text:p>
          </table:table-cell>
          <table:table-cell table:formula="of:=[Loksne1.B305]" office:value-type="float" office:value="0" calcext:value-type="float">
            <text:p>0</text:p>
          </table:table-cell>
          <table:table-cell table:formula="of:=[Loksne1.AB305]">
            <text:p/>
          </table:table-cell>
          <table:table-cell table:formula="of:=[Loksne1.W305]" office:value-type="string" office:string-value=" " calcext:value-type="string">
            <text:p><text:s/></text:p>
          </table:table-cell>
          <table:table-cell table:formula="of:=[Loksne1.X305]" office:value-type="string" office:string-value="--" calcext:value-type="string">
            <text:p>--</text:p>
          </table:table-cell>
          <table:table-cell table:formula="of:=[Loksne1.H305]" office:value-type="float" office:value="0" calcext:value-type="float">
            <text:p>0</text:p>
          </table:table-cell>
          <table:table-cell table:formula="of:=[Loksne1.AC305]" office:value-type="string" office:string-value="*" calcext:value-type="string">
            <text:p>*</text:p>
          </table:table-cell>
          <table:table-cell table:formula="of:=[Loksne1.J30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6]" office:value-type="float" office:value="0" calcext:value-type="float">
            <text:p>0</text:p>
          </table:table-cell>
          <table:table-cell table:formula="of:=[Loksne1.B306]" office:value-type="float" office:value="0" calcext:value-type="float">
            <text:p>0</text:p>
          </table:table-cell>
          <table:table-cell table:formula="of:=[Loksne1.AB306]">
            <text:p/>
          </table:table-cell>
          <table:table-cell table:formula="of:=[Loksne1.W306]" office:value-type="string" office:string-value=" " calcext:value-type="string">
            <text:p><text:s/></text:p>
          </table:table-cell>
          <table:table-cell table:formula="of:=[Loksne1.X306]" office:value-type="string" office:string-value="--" calcext:value-type="string">
            <text:p>--</text:p>
          </table:table-cell>
          <table:table-cell table:formula="of:=[Loksne1.H306]" office:value-type="float" office:value="0" calcext:value-type="float">
            <text:p>0</text:p>
          </table:table-cell>
          <table:table-cell table:formula="of:=[Loksne1.AC306]" office:value-type="string" office:string-value="*" calcext:value-type="string">
            <text:p>*</text:p>
          </table:table-cell>
          <table:table-cell table:formula="of:=[Loksne1.J30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7]" office:value-type="float" office:value="0" calcext:value-type="float">
            <text:p>0</text:p>
          </table:table-cell>
          <table:table-cell table:formula="of:=[Loksne1.B307]" office:value-type="float" office:value="0" calcext:value-type="float">
            <text:p>0</text:p>
          </table:table-cell>
          <table:table-cell table:formula="of:=[Loksne1.AB307]">
            <text:p/>
          </table:table-cell>
          <table:table-cell table:formula="of:=[Loksne1.W307]" office:value-type="string" office:string-value=" " calcext:value-type="string">
            <text:p><text:s/></text:p>
          </table:table-cell>
          <table:table-cell table:formula="of:=[Loksne1.X307]" office:value-type="string" office:string-value="--" calcext:value-type="string">
            <text:p>--</text:p>
          </table:table-cell>
          <table:table-cell table:formula="of:=[Loksne1.H307]" office:value-type="float" office:value="0" calcext:value-type="float">
            <text:p>0</text:p>
          </table:table-cell>
          <table:table-cell table:formula="of:=[Loksne1.AC307]" office:value-type="string" office:string-value="*" calcext:value-type="string">
            <text:p>*</text:p>
          </table:table-cell>
          <table:table-cell table:formula="of:=[Loksne1.J30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8]" office:value-type="float" office:value="0" calcext:value-type="float">
            <text:p>0</text:p>
          </table:table-cell>
          <table:table-cell table:formula="of:=[Loksne1.B308]" office:value-type="float" office:value="0" calcext:value-type="float">
            <text:p>0</text:p>
          </table:table-cell>
          <table:table-cell table:formula="of:=[Loksne1.AB308]">
            <text:p/>
          </table:table-cell>
          <table:table-cell table:formula="of:=[Loksne1.W308]" office:value-type="string" office:string-value=" " calcext:value-type="string">
            <text:p><text:s/></text:p>
          </table:table-cell>
          <table:table-cell table:formula="of:=[Loksne1.X308]" office:value-type="string" office:string-value="--" calcext:value-type="string">
            <text:p>--</text:p>
          </table:table-cell>
          <table:table-cell table:formula="of:=[Loksne1.H308]" office:value-type="float" office:value="0" calcext:value-type="float">
            <text:p>0</text:p>
          </table:table-cell>
          <table:table-cell table:formula="of:=[Loksne1.AC308]" office:value-type="string" office:string-value="*" calcext:value-type="string">
            <text:p>*</text:p>
          </table:table-cell>
          <table:table-cell table:formula="of:=[Loksne1.J30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09]" office:value-type="float" office:value="0" calcext:value-type="float">
            <text:p>0</text:p>
          </table:table-cell>
          <table:table-cell table:formula="of:=[Loksne1.B309]" office:value-type="float" office:value="0" calcext:value-type="float">
            <text:p>0</text:p>
          </table:table-cell>
          <table:table-cell table:formula="of:=[Loksne1.AB309]">
            <text:p/>
          </table:table-cell>
          <table:table-cell table:formula="of:=[Loksne1.W309]" office:value-type="string" office:string-value=" " calcext:value-type="string">
            <text:p><text:s/></text:p>
          </table:table-cell>
          <table:table-cell table:formula="of:=[Loksne1.X309]" office:value-type="string" office:string-value="--" calcext:value-type="string">
            <text:p>--</text:p>
          </table:table-cell>
          <table:table-cell table:formula="of:=[Loksne1.H309]" office:value-type="float" office:value="0" calcext:value-type="float">
            <text:p>0</text:p>
          </table:table-cell>
          <table:table-cell table:formula="of:=[Loksne1.AC309]" office:value-type="string" office:string-value="*" calcext:value-type="string">
            <text:p>*</text:p>
          </table:table-cell>
          <table:table-cell table:formula="of:=[Loksne1.J30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0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0]" office:value-type="float" office:value="0" calcext:value-type="float">
            <text:p>0</text:p>
          </table:table-cell>
          <table:table-cell table:formula="of:=[Loksne1.B310]" office:value-type="float" office:value="0" calcext:value-type="float">
            <text:p>0</text:p>
          </table:table-cell>
          <table:table-cell table:formula="of:=[Loksne1.AB310]">
            <text:p/>
          </table:table-cell>
          <table:table-cell table:formula="of:=[Loksne1.W310]" office:value-type="string" office:string-value=" " calcext:value-type="string">
            <text:p><text:s/></text:p>
          </table:table-cell>
          <table:table-cell table:formula="of:=[Loksne1.X310]" office:value-type="string" office:string-value="--" calcext:value-type="string">
            <text:p>--</text:p>
          </table:table-cell>
          <table:table-cell table:formula="of:=[Loksne1.H310]" office:value-type="float" office:value="0" calcext:value-type="float">
            <text:p>0</text:p>
          </table:table-cell>
          <table:table-cell table:formula="of:=[Loksne1.AC310]" office:value-type="string" office:string-value="*" calcext:value-type="string">
            <text:p>*</text:p>
          </table:table-cell>
          <table:table-cell table:formula="of:=[Loksne1.J31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1]" office:value-type="float" office:value="0" calcext:value-type="float">
            <text:p>0</text:p>
          </table:table-cell>
          <table:table-cell table:formula="of:=[Loksne1.B311]" office:value-type="float" office:value="0" calcext:value-type="float">
            <text:p>0</text:p>
          </table:table-cell>
          <table:table-cell table:formula="of:=[Loksne1.AB311]">
            <text:p/>
          </table:table-cell>
          <table:table-cell table:formula="of:=[Loksne1.W311]" office:value-type="string" office:string-value=" " calcext:value-type="string">
            <text:p><text:s/></text:p>
          </table:table-cell>
          <table:table-cell table:formula="of:=[Loksne1.X311]" office:value-type="string" office:string-value="--" calcext:value-type="string">
            <text:p>--</text:p>
          </table:table-cell>
          <table:table-cell table:formula="of:=[Loksne1.H311]" office:value-type="float" office:value="0" calcext:value-type="float">
            <text:p>0</text:p>
          </table:table-cell>
          <table:table-cell table:formula="of:=[Loksne1.AC311]" office:value-type="string" office:string-value="*" calcext:value-type="string">
            <text:p>*</text:p>
          </table:table-cell>
          <table:table-cell table:formula="of:=[Loksne1.J31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2]" office:value-type="float" office:value="0" calcext:value-type="float">
            <text:p>0</text:p>
          </table:table-cell>
          <table:table-cell table:formula="of:=[Loksne1.B312]" office:value-type="float" office:value="0" calcext:value-type="float">
            <text:p>0</text:p>
          </table:table-cell>
          <table:table-cell table:formula="of:=[Loksne1.AB312]">
            <text:p/>
          </table:table-cell>
          <table:table-cell table:formula="of:=[Loksne1.W312]" office:value-type="string" office:string-value=" " calcext:value-type="string">
            <text:p><text:s/></text:p>
          </table:table-cell>
          <table:table-cell table:formula="of:=[Loksne1.X312]" office:value-type="string" office:string-value="--" calcext:value-type="string">
            <text:p>--</text:p>
          </table:table-cell>
          <table:table-cell table:formula="of:=[Loksne1.H312]" office:value-type="float" office:value="0" calcext:value-type="float">
            <text:p>0</text:p>
          </table:table-cell>
          <table:table-cell table:formula="of:=[Loksne1.AC312]" office:value-type="string" office:string-value="*" calcext:value-type="string">
            <text:p>*</text:p>
          </table:table-cell>
          <table:table-cell table:formula="of:=[Loksne1.J31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3]" office:value-type="float" office:value="0" calcext:value-type="float">
            <text:p>0</text:p>
          </table:table-cell>
          <table:table-cell table:formula="of:=[Loksne1.B313]" office:value-type="float" office:value="0" calcext:value-type="float">
            <text:p>0</text:p>
          </table:table-cell>
          <table:table-cell table:formula="of:=[Loksne1.AB313]">
            <text:p/>
          </table:table-cell>
          <table:table-cell table:formula="of:=[Loksne1.W313]" office:value-type="string" office:string-value=" " calcext:value-type="string">
            <text:p><text:s/></text:p>
          </table:table-cell>
          <table:table-cell table:formula="of:=[Loksne1.X313]" office:value-type="string" office:string-value="--" calcext:value-type="string">
            <text:p>--</text:p>
          </table:table-cell>
          <table:table-cell table:formula="of:=[Loksne1.H313]" office:value-type="float" office:value="0" calcext:value-type="float">
            <text:p>0</text:p>
          </table:table-cell>
          <table:table-cell table:formula="of:=[Loksne1.AC313]" office:value-type="string" office:string-value="*" calcext:value-type="string">
            <text:p>*</text:p>
          </table:table-cell>
          <table:table-cell table:formula="of:=[Loksne1.J31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4]" office:value-type="float" office:value="0" calcext:value-type="float">
            <text:p>0</text:p>
          </table:table-cell>
          <table:table-cell table:formula="of:=[Loksne1.B314]" office:value-type="float" office:value="0" calcext:value-type="float">
            <text:p>0</text:p>
          </table:table-cell>
          <table:table-cell table:formula="of:=[Loksne1.AB314]">
            <text:p/>
          </table:table-cell>
          <table:table-cell table:formula="of:=[Loksne1.W314]" office:value-type="string" office:string-value=" " calcext:value-type="string">
            <text:p><text:s/></text:p>
          </table:table-cell>
          <table:table-cell table:formula="of:=[Loksne1.X314]" office:value-type="string" office:string-value="--" calcext:value-type="string">
            <text:p>--</text:p>
          </table:table-cell>
          <table:table-cell table:formula="of:=[Loksne1.H314]" office:value-type="float" office:value="0" calcext:value-type="float">
            <text:p>0</text:p>
          </table:table-cell>
          <table:table-cell table:formula="of:=[Loksne1.AC314]" office:value-type="string" office:string-value="*" calcext:value-type="string">
            <text:p>*</text:p>
          </table:table-cell>
          <table:table-cell table:formula="of:=[Loksne1.J31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5]" office:value-type="float" office:value="0" calcext:value-type="float">
            <text:p>0</text:p>
          </table:table-cell>
          <table:table-cell table:formula="of:=[Loksne1.B315]" office:value-type="float" office:value="0" calcext:value-type="float">
            <text:p>0</text:p>
          </table:table-cell>
          <table:table-cell table:formula="of:=[Loksne1.AB315]">
            <text:p/>
          </table:table-cell>
          <table:table-cell table:formula="of:=[Loksne1.W315]" office:value-type="string" office:string-value=" " calcext:value-type="string">
            <text:p><text:s/></text:p>
          </table:table-cell>
          <table:table-cell table:formula="of:=[Loksne1.X315]" office:value-type="string" office:string-value="--" calcext:value-type="string">
            <text:p>--</text:p>
          </table:table-cell>
          <table:table-cell table:formula="of:=[Loksne1.H315]" office:value-type="float" office:value="0" calcext:value-type="float">
            <text:p>0</text:p>
          </table:table-cell>
          <table:table-cell table:formula="of:=[Loksne1.AC315]" office:value-type="string" office:string-value="*" calcext:value-type="string">
            <text:p>*</text:p>
          </table:table-cell>
          <table:table-cell table:formula="of:=[Loksne1.J31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6]" office:value-type="float" office:value="0" calcext:value-type="float">
            <text:p>0</text:p>
          </table:table-cell>
          <table:table-cell table:formula="of:=[Loksne1.B316]" office:value-type="float" office:value="0" calcext:value-type="float">
            <text:p>0</text:p>
          </table:table-cell>
          <table:table-cell table:formula="of:=[Loksne1.AB316]">
            <text:p/>
          </table:table-cell>
          <table:table-cell table:formula="of:=[Loksne1.W316]" office:value-type="string" office:string-value=" " calcext:value-type="string">
            <text:p><text:s/></text:p>
          </table:table-cell>
          <table:table-cell table:formula="of:=[Loksne1.X316]" office:value-type="string" office:string-value="--" calcext:value-type="string">
            <text:p>--</text:p>
          </table:table-cell>
          <table:table-cell table:formula="of:=[Loksne1.H316]" office:value-type="float" office:value="0" calcext:value-type="float">
            <text:p>0</text:p>
          </table:table-cell>
          <table:table-cell table:formula="of:=[Loksne1.AC316]" office:value-type="string" office:string-value="*" calcext:value-type="string">
            <text:p>*</text:p>
          </table:table-cell>
          <table:table-cell table:formula="of:=[Loksne1.J31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7]" office:value-type="float" office:value="0" calcext:value-type="float">
            <text:p>0</text:p>
          </table:table-cell>
          <table:table-cell table:formula="of:=[Loksne1.B317]" office:value-type="float" office:value="0" calcext:value-type="float">
            <text:p>0</text:p>
          </table:table-cell>
          <table:table-cell table:formula="of:=[Loksne1.AB317]">
            <text:p/>
          </table:table-cell>
          <table:table-cell table:formula="of:=[Loksne1.W317]" office:value-type="string" office:string-value=" " calcext:value-type="string">
            <text:p><text:s/></text:p>
          </table:table-cell>
          <table:table-cell table:formula="of:=[Loksne1.X317]" office:value-type="string" office:string-value="--" calcext:value-type="string">
            <text:p>--</text:p>
          </table:table-cell>
          <table:table-cell table:formula="of:=[Loksne1.H317]" office:value-type="float" office:value="0" calcext:value-type="float">
            <text:p>0</text:p>
          </table:table-cell>
          <table:table-cell table:formula="of:=[Loksne1.AC317]" office:value-type="string" office:string-value="*" calcext:value-type="string">
            <text:p>*</text:p>
          </table:table-cell>
          <table:table-cell table:formula="of:=[Loksne1.J31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8]" office:value-type="float" office:value="0" calcext:value-type="float">
            <text:p>0</text:p>
          </table:table-cell>
          <table:table-cell table:formula="of:=[Loksne1.B318]" office:value-type="float" office:value="0" calcext:value-type="float">
            <text:p>0</text:p>
          </table:table-cell>
          <table:table-cell table:formula="of:=[Loksne1.AB318]">
            <text:p/>
          </table:table-cell>
          <table:table-cell table:formula="of:=[Loksne1.W318]" office:value-type="string" office:string-value=" " calcext:value-type="string">
            <text:p><text:s/></text:p>
          </table:table-cell>
          <table:table-cell table:formula="of:=[Loksne1.X318]" office:value-type="string" office:string-value="--" calcext:value-type="string">
            <text:p>--</text:p>
          </table:table-cell>
          <table:table-cell table:formula="of:=[Loksne1.H318]" office:value-type="float" office:value="0" calcext:value-type="float">
            <text:p>0</text:p>
          </table:table-cell>
          <table:table-cell table:formula="of:=[Loksne1.AC318]" office:value-type="string" office:string-value="*" calcext:value-type="string">
            <text:p>*</text:p>
          </table:table-cell>
          <table:table-cell table:formula="of:=[Loksne1.J31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19]" office:value-type="float" office:value="0" calcext:value-type="float">
            <text:p>0</text:p>
          </table:table-cell>
          <table:table-cell table:formula="of:=[Loksne1.B319]" office:value-type="float" office:value="0" calcext:value-type="float">
            <text:p>0</text:p>
          </table:table-cell>
          <table:table-cell table:formula="of:=[Loksne1.AB319]">
            <text:p/>
          </table:table-cell>
          <table:table-cell table:formula="of:=[Loksne1.W319]" office:value-type="string" office:string-value=" " calcext:value-type="string">
            <text:p><text:s/></text:p>
          </table:table-cell>
          <table:table-cell table:formula="of:=[Loksne1.X319]" office:value-type="string" office:string-value="--" calcext:value-type="string">
            <text:p>--</text:p>
          </table:table-cell>
          <table:table-cell table:formula="of:=[Loksne1.H319]" office:value-type="float" office:value="0" calcext:value-type="float">
            <text:p>0</text:p>
          </table:table-cell>
          <table:table-cell table:formula="of:=[Loksne1.AC319]" office:value-type="string" office:string-value="*" calcext:value-type="string">
            <text:p>*</text:p>
          </table:table-cell>
          <table:table-cell table:formula="of:=[Loksne1.J31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1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0]" office:value-type="float" office:value="0" calcext:value-type="float">
            <text:p>0</text:p>
          </table:table-cell>
          <table:table-cell table:formula="of:=[Loksne1.B320]" office:value-type="float" office:value="0" calcext:value-type="float">
            <text:p>0</text:p>
          </table:table-cell>
          <table:table-cell table:formula="of:=[Loksne1.AB320]">
            <text:p/>
          </table:table-cell>
          <table:table-cell table:formula="of:=[Loksne1.W320]" office:value-type="string" office:string-value=" " calcext:value-type="string">
            <text:p><text:s/></text:p>
          </table:table-cell>
          <table:table-cell table:formula="of:=[Loksne1.X320]" office:value-type="string" office:string-value="--" calcext:value-type="string">
            <text:p>--</text:p>
          </table:table-cell>
          <table:table-cell table:formula="of:=[Loksne1.H320]" office:value-type="float" office:value="0" calcext:value-type="float">
            <text:p>0</text:p>
          </table:table-cell>
          <table:table-cell table:formula="of:=[Loksne1.AC320]" office:value-type="string" office:string-value="*" calcext:value-type="string">
            <text:p>*</text:p>
          </table:table-cell>
          <table:table-cell table:formula="of:=[Loksne1.J32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1]" office:value-type="float" office:value="0" calcext:value-type="float">
            <text:p>0</text:p>
          </table:table-cell>
          <table:table-cell table:formula="of:=[Loksne1.B321]" office:value-type="float" office:value="0" calcext:value-type="float">
            <text:p>0</text:p>
          </table:table-cell>
          <table:table-cell table:formula="of:=[Loksne1.AB321]">
            <text:p/>
          </table:table-cell>
          <table:table-cell table:formula="of:=[Loksne1.W321]" office:value-type="string" office:string-value=" " calcext:value-type="string">
            <text:p><text:s/></text:p>
          </table:table-cell>
          <table:table-cell table:formula="of:=[Loksne1.X321]" office:value-type="string" office:string-value="--" calcext:value-type="string">
            <text:p>--</text:p>
          </table:table-cell>
          <table:table-cell table:formula="of:=[Loksne1.H321]" office:value-type="float" office:value="0" calcext:value-type="float">
            <text:p>0</text:p>
          </table:table-cell>
          <table:table-cell table:formula="of:=[Loksne1.AC321]" office:value-type="string" office:string-value="*" calcext:value-type="string">
            <text:p>*</text:p>
          </table:table-cell>
          <table:table-cell table:formula="of:=[Loksne1.J32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2]" office:value-type="float" office:value="0" calcext:value-type="float">
            <text:p>0</text:p>
          </table:table-cell>
          <table:table-cell table:formula="of:=[Loksne1.B322]" office:value-type="float" office:value="0" calcext:value-type="float">
            <text:p>0</text:p>
          </table:table-cell>
          <table:table-cell table:formula="of:=[Loksne1.AB322]">
            <text:p/>
          </table:table-cell>
          <table:table-cell table:formula="of:=[Loksne1.W322]" office:value-type="string" office:string-value=" " calcext:value-type="string">
            <text:p><text:s/></text:p>
          </table:table-cell>
          <table:table-cell table:formula="of:=[Loksne1.X322]" office:value-type="string" office:string-value="--" calcext:value-type="string">
            <text:p>--</text:p>
          </table:table-cell>
          <table:table-cell table:formula="of:=[Loksne1.H322]" office:value-type="float" office:value="0" calcext:value-type="float">
            <text:p>0</text:p>
          </table:table-cell>
          <table:table-cell table:formula="of:=[Loksne1.AC322]" office:value-type="string" office:string-value="*" calcext:value-type="string">
            <text:p>*</text:p>
          </table:table-cell>
          <table:table-cell table:formula="of:=[Loksne1.J32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3]" office:value-type="float" office:value="0" calcext:value-type="float">
            <text:p>0</text:p>
          </table:table-cell>
          <table:table-cell table:formula="of:=[Loksne1.B323]" office:value-type="float" office:value="0" calcext:value-type="float">
            <text:p>0</text:p>
          </table:table-cell>
          <table:table-cell table:formula="of:=[Loksne1.AB323]">
            <text:p/>
          </table:table-cell>
          <table:table-cell table:formula="of:=[Loksne1.W323]" office:value-type="string" office:string-value=" " calcext:value-type="string">
            <text:p><text:s/></text:p>
          </table:table-cell>
          <table:table-cell table:formula="of:=[Loksne1.X323]" office:value-type="string" office:string-value="--" calcext:value-type="string">
            <text:p>--</text:p>
          </table:table-cell>
          <table:table-cell table:formula="of:=[Loksne1.H323]" office:value-type="float" office:value="0" calcext:value-type="float">
            <text:p>0</text:p>
          </table:table-cell>
          <table:table-cell table:formula="of:=[Loksne1.AC323]" office:value-type="string" office:string-value="*" calcext:value-type="string">
            <text:p>*</text:p>
          </table:table-cell>
          <table:table-cell table:formula="of:=[Loksne1.J32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4]" office:value-type="float" office:value="0" calcext:value-type="float">
            <text:p>0</text:p>
          </table:table-cell>
          <table:table-cell table:formula="of:=[Loksne1.B324]" office:value-type="float" office:value="0" calcext:value-type="float">
            <text:p>0</text:p>
          </table:table-cell>
          <table:table-cell table:formula="of:=[Loksne1.AB324]">
            <text:p/>
          </table:table-cell>
          <table:table-cell table:formula="of:=[Loksne1.W324]" office:value-type="string" office:string-value=" " calcext:value-type="string">
            <text:p><text:s/></text:p>
          </table:table-cell>
          <table:table-cell table:formula="of:=[Loksne1.X324]" office:value-type="string" office:string-value="--" calcext:value-type="string">
            <text:p>--</text:p>
          </table:table-cell>
          <table:table-cell table:formula="of:=[Loksne1.H324]" office:value-type="float" office:value="0" calcext:value-type="float">
            <text:p>0</text:p>
          </table:table-cell>
          <table:table-cell table:formula="of:=[Loksne1.AC324]" office:value-type="string" office:string-value="*" calcext:value-type="string">
            <text:p>*</text:p>
          </table:table-cell>
          <table:table-cell table:formula="of:=[Loksne1.J32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5]" office:value-type="float" office:value="0" calcext:value-type="float">
            <text:p>0</text:p>
          </table:table-cell>
          <table:table-cell table:formula="of:=[Loksne1.B325]" office:value-type="float" office:value="0" calcext:value-type="float">
            <text:p>0</text:p>
          </table:table-cell>
          <table:table-cell table:formula="of:=[Loksne1.AB325]">
            <text:p/>
          </table:table-cell>
          <table:table-cell table:formula="of:=[Loksne1.W325]" office:value-type="string" office:string-value=" " calcext:value-type="string">
            <text:p><text:s/></text:p>
          </table:table-cell>
          <table:table-cell table:formula="of:=[Loksne1.X325]" office:value-type="string" office:string-value="--" calcext:value-type="string">
            <text:p>--</text:p>
          </table:table-cell>
          <table:table-cell table:formula="of:=[Loksne1.H325]" office:value-type="float" office:value="0" calcext:value-type="float">
            <text:p>0</text:p>
          </table:table-cell>
          <table:table-cell table:formula="of:=[Loksne1.AC325]" office:value-type="string" office:string-value="*" calcext:value-type="string">
            <text:p>*</text:p>
          </table:table-cell>
          <table:table-cell table:formula="of:=[Loksne1.J32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6]" office:value-type="float" office:value="0" calcext:value-type="float">
            <text:p>0</text:p>
          </table:table-cell>
          <table:table-cell table:formula="of:=[Loksne1.B326]" office:value-type="float" office:value="0" calcext:value-type="float">
            <text:p>0</text:p>
          </table:table-cell>
          <table:table-cell table:formula="of:=[Loksne1.AB326]">
            <text:p/>
          </table:table-cell>
          <table:table-cell table:formula="of:=[Loksne1.W326]" office:value-type="string" office:string-value=" " calcext:value-type="string">
            <text:p><text:s/></text:p>
          </table:table-cell>
          <table:table-cell table:formula="of:=[Loksne1.X326]" office:value-type="string" office:string-value="--" calcext:value-type="string">
            <text:p>--</text:p>
          </table:table-cell>
          <table:table-cell table:formula="of:=[Loksne1.H326]" office:value-type="float" office:value="0" calcext:value-type="float">
            <text:p>0</text:p>
          </table:table-cell>
          <table:table-cell table:formula="of:=[Loksne1.AC326]" office:value-type="string" office:string-value="*" calcext:value-type="string">
            <text:p>*</text:p>
          </table:table-cell>
          <table:table-cell table:formula="of:=[Loksne1.J32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7]" office:value-type="float" office:value="0" calcext:value-type="float">
            <text:p>0</text:p>
          </table:table-cell>
          <table:table-cell table:formula="of:=[Loksne1.B327]" office:value-type="float" office:value="0" calcext:value-type="float">
            <text:p>0</text:p>
          </table:table-cell>
          <table:table-cell table:formula="of:=[Loksne1.AB327]">
            <text:p/>
          </table:table-cell>
          <table:table-cell table:formula="of:=[Loksne1.W327]" office:value-type="string" office:string-value=" " calcext:value-type="string">
            <text:p><text:s/></text:p>
          </table:table-cell>
          <table:table-cell table:formula="of:=[Loksne1.X327]" office:value-type="string" office:string-value="--" calcext:value-type="string">
            <text:p>--</text:p>
          </table:table-cell>
          <table:table-cell table:formula="of:=[Loksne1.H327]" office:value-type="float" office:value="0" calcext:value-type="float">
            <text:p>0</text:p>
          </table:table-cell>
          <table:table-cell table:formula="of:=[Loksne1.AC327]" office:value-type="string" office:string-value="*" calcext:value-type="string">
            <text:p>*</text:p>
          </table:table-cell>
          <table:table-cell table:formula="of:=[Loksne1.J32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8]" office:value-type="float" office:value="0" calcext:value-type="float">
            <text:p>0</text:p>
          </table:table-cell>
          <table:table-cell table:formula="of:=[Loksne1.B328]" office:value-type="float" office:value="0" calcext:value-type="float">
            <text:p>0</text:p>
          </table:table-cell>
          <table:table-cell table:formula="of:=[Loksne1.AB328]">
            <text:p/>
          </table:table-cell>
          <table:table-cell table:formula="of:=[Loksne1.W328]" office:value-type="string" office:string-value=" " calcext:value-type="string">
            <text:p><text:s/></text:p>
          </table:table-cell>
          <table:table-cell table:formula="of:=[Loksne1.X328]" office:value-type="string" office:string-value="--" calcext:value-type="string">
            <text:p>--</text:p>
          </table:table-cell>
          <table:table-cell table:formula="of:=[Loksne1.H328]" office:value-type="float" office:value="0" calcext:value-type="float">
            <text:p>0</text:p>
          </table:table-cell>
          <table:table-cell table:formula="of:=[Loksne1.AC328]" office:value-type="string" office:string-value="*" calcext:value-type="string">
            <text:p>*</text:p>
          </table:table-cell>
          <table:table-cell table:formula="of:=[Loksne1.J32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29]" office:value-type="float" office:value="0" calcext:value-type="float">
            <text:p>0</text:p>
          </table:table-cell>
          <table:table-cell table:formula="of:=[Loksne1.B329]" office:value-type="float" office:value="0" calcext:value-type="float">
            <text:p>0</text:p>
          </table:table-cell>
          <table:table-cell table:formula="of:=[Loksne1.AB329]">
            <text:p/>
          </table:table-cell>
          <table:table-cell table:formula="of:=[Loksne1.W329]" office:value-type="string" office:string-value=" " calcext:value-type="string">
            <text:p><text:s/></text:p>
          </table:table-cell>
          <table:table-cell table:formula="of:=[Loksne1.X329]" office:value-type="string" office:string-value="--" calcext:value-type="string">
            <text:p>--</text:p>
          </table:table-cell>
          <table:table-cell table:formula="of:=[Loksne1.H329]" office:value-type="float" office:value="0" calcext:value-type="float">
            <text:p>0</text:p>
          </table:table-cell>
          <table:table-cell table:formula="of:=[Loksne1.AC329]" office:value-type="string" office:string-value="*" calcext:value-type="string">
            <text:p>*</text:p>
          </table:table-cell>
          <table:table-cell table:formula="of:=[Loksne1.J32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2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0]" office:value-type="float" office:value="0" calcext:value-type="float">
            <text:p>0</text:p>
          </table:table-cell>
          <table:table-cell table:formula="of:=[Loksne1.B330]" office:value-type="float" office:value="0" calcext:value-type="float">
            <text:p>0</text:p>
          </table:table-cell>
          <table:table-cell table:formula="of:=[Loksne1.AB330]">
            <text:p/>
          </table:table-cell>
          <table:table-cell table:formula="of:=[Loksne1.W330]" office:value-type="string" office:string-value=" " calcext:value-type="string">
            <text:p><text:s/></text:p>
          </table:table-cell>
          <table:table-cell table:formula="of:=[Loksne1.X330]" office:value-type="string" office:string-value="--" calcext:value-type="string">
            <text:p>--</text:p>
          </table:table-cell>
          <table:table-cell table:formula="of:=[Loksne1.H330]" office:value-type="float" office:value="0" calcext:value-type="float">
            <text:p>0</text:p>
          </table:table-cell>
          <table:table-cell table:formula="of:=[Loksne1.AC330]" office:value-type="string" office:string-value="*" calcext:value-type="string">
            <text:p>*</text:p>
          </table:table-cell>
          <table:table-cell table:formula="of:=[Loksne1.J33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1]" office:value-type="float" office:value="0" calcext:value-type="float">
            <text:p>0</text:p>
          </table:table-cell>
          <table:table-cell table:formula="of:=[Loksne1.B331]" office:value-type="float" office:value="0" calcext:value-type="float">
            <text:p>0</text:p>
          </table:table-cell>
          <table:table-cell table:formula="of:=[Loksne1.AB331]">
            <text:p/>
          </table:table-cell>
          <table:table-cell table:formula="of:=[Loksne1.W331]" office:value-type="string" office:string-value=" " calcext:value-type="string">
            <text:p><text:s/></text:p>
          </table:table-cell>
          <table:table-cell table:formula="of:=[Loksne1.X331]" office:value-type="string" office:string-value="--" calcext:value-type="string">
            <text:p>--</text:p>
          </table:table-cell>
          <table:table-cell table:formula="of:=[Loksne1.H331]" office:value-type="float" office:value="0" calcext:value-type="float">
            <text:p>0</text:p>
          </table:table-cell>
          <table:table-cell table:formula="of:=[Loksne1.AC331]" office:value-type="string" office:string-value="*" calcext:value-type="string">
            <text:p>*</text:p>
          </table:table-cell>
          <table:table-cell table:formula="of:=[Loksne1.J33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2]" office:value-type="float" office:value="0" calcext:value-type="float">
            <text:p>0</text:p>
          </table:table-cell>
          <table:table-cell table:formula="of:=[Loksne1.B332]" office:value-type="float" office:value="0" calcext:value-type="float">
            <text:p>0</text:p>
          </table:table-cell>
          <table:table-cell table:formula="of:=[Loksne1.AB332]">
            <text:p/>
          </table:table-cell>
          <table:table-cell table:formula="of:=[Loksne1.W332]" office:value-type="string" office:string-value=" " calcext:value-type="string">
            <text:p><text:s/></text:p>
          </table:table-cell>
          <table:table-cell table:formula="of:=[Loksne1.X332]" office:value-type="string" office:string-value="--" calcext:value-type="string">
            <text:p>--</text:p>
          </table:table-cell>
          <table:table-cell table:formula="of:=[Loksne1.H332]" office:value-type="float" office:value="0" calcext:value-type="float">
            <text:p>0</text:p>
          </table:table-cell>
          <table:table-cell table:formula="of:=[Loksne1.AC332]" office:value-type="string" office:string-value="*" calcext:value-type="string">
            <text:p>*</text:p>
          </table:table-cell>
          <table:table-cell table:formula="of:=[Loksne1.J33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3]" office:value-type="float" office:value="0" calcext:value-type="float">
            <text:p>0</text:p>
          </table:table-cell>
          <table:table-cell table:formula="of:=[Loksne1.B333]" office:value-type="float" office:value="0" calcext:value-type="float">
            <text:p>0</text:p>
          </table:table-cell>
          <table:table-cell table:formula="of:=[Loksne1.AB333]">
            <text:p/>
          </table:table-cell>
          <table:table-cell table:formula="of:=[Loksne1.W333]" office:value-type="string" office:string-value=" " calcext:value-type="string">
            <text:p><text:s/></text:p>
          </table:table-cell>
          <table:table-cell table:formula="of:=[Loksne1.X333]" office:value-type="string" office:string-value="--" calcext:value-type="string">
            <text:p>--</text:p>
          </table:table-cell>
          <table:table-cell table:formula="of:=[Loksne1.H333]" office:value-type="float" office:value="0" calcext:value-type="float">
            <text:p>0</text:p>
          </table:table-cell>
          <table:table-cell table:formula="of:=[Loksne1.AC333]" office:value-type="string" office:string-value="*" calcext:value-type="string">
            <text:p>*</text:p>
          </table:table-cell>
          <table:table-cell table:formula="of:=[Loksne1.J33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4]" office:value-type="float" office:value="0" calcext:value-type="float">
            <text:p>0</text:p>
          </table:table-cell>
          <table:table-cell table:formula="of:=[Loksne1.B334]" office:value-type="float" office:value="0" calcext:value-type="float">
            <text:p>0</text:p>
          </table:table-cell>
          <table:table-cell table:formula="of:=[Loksne1.AB334]">
            <text:p/>
          </table:table-cell>
          <table:table-cell table:formula="of:=[Loksne1.W334]" office:value-type="string" office:string-value=" " calcext:value-type="string">
            <text:p><text:s/></text:p>
          </table:table-cell>
          <table:table-cell table:formula="of:=[Loksne1.X334]" office:value-type="string" office:string-value="--" calcext:value-type="string">
            <text:p>--</text:p>
          </table:table-cell>
          <table:table-cell table:formula="of:=[Loksne1.H334]" office:value-type="float" office:value="0" calcext:value-type="float">
            <text:p>0</text:p>
          </table:table-cell>
          <table:table-cell table:formula="of:=[Loksne1.AC334]" office:value-type="string" office:string-value="*" calcext:value-type="string">
            <text:p>*</text:p>
          </table:table-cell>
          <table:table-cell table:formula="of:=[Loksne1.J33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5]" office:value-type="float" office:value="0" calcext:value-type="float">
            <text:p>0</text:p>
          </table:table-cell>
          <table:table-cell table:formula="of:=[Loksne1.B335]" office:value-type="float" office:value="0" calcext:value-type="float">
            <text:p>0</text:p>
          </table:table-cell>
          <table:table-cell table:formula="of:=[Loksne1.AB335]">
            <text:p/>
          </table:table-cell>
          <table:table-cell table:formula="of:=[Loksne1.W335]" office:value-type="string" office:string-value=" " calcext:value-type="string">
            <text:p><text:s/></text:p>
          </table:table-cell>
          <table:table-cell table:formula="of:=[Loksne1.X335]" office:value-type="string" office:string-value="--" calcext:value-type="string">
            <text:p>--</text:p>
          </table:table-cell>
          <table:table-cell table:formula="of:=[Loksne1.H335]" office:value-type="float" office:value="0" calcext:value-type="float">
            <text:p>0</text:p>
          </table:table-cell>
          <table:table-cell table:formula="of:=[Loksne1.AC335]" office:value-type="string" office:string-value="*" calcext:value-type="string">
            <text:p>*</text:p>
          </table:table-cell>
          <table:table-cell table:formula="of:=[Loksne1.J33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6]" office:value-type="float" office:value="0" calcext:value-type="float">
            <text:p>0</text:p>
          </table:table-cell>
          <table:table-cell table:formula="of:=[Loksne1.B336]" office:value-type="float" office:value="0" calcext:value-type="float">
            <text:p>0</text:p>
          </table:table-cell>
          <table:table-cell table:formula="of:=[Loksne1.AB336]">
            <text:p/>
          </table:table-cell>
          <table:table-cell table:formula="of:=[Loksne1.W336]" office:value-type="string" office:string-value=" " calcext:value-type="string">
            <text:p><text:s/></text:p>
          </table:table-cell>
          <table:table-cell table:formula="of:=[Loksne1.X336]" office:value-type="string" office:string-value="--" calcext:value-type="string">
            <text:p>--</text:p>
          </table:table-cell>
          <table:table-cell table:formula="of:=[Loksne1.H336]" office:value-type="float" office:value="0" calcext:value-type="float">
            <text:p>0</text:p>
          </table:table-cell>
          <table:table-cell table:formula="of:=[Loksne1.AC336]" office:value-type="string" office:string-value="*" calcext:value-type="string">
            <text:p>*</text:p>
          </table:table-cell>
          <table:table-cell table:formula="of:=[Loksne1.J33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7]" office:value-type="float" office:value="0" calcext:value-type="float">
            <text:p>0</text:p>
          </table:table-cell>
          <table:table-cell table:formula="of:=[Loksne1.B337]" office:value-type="float" office:value="0" calcext:value-type="float">
            <text:p>0</text:p>
          </table:table-cell>
          <table:table-cell table:formula="of:=[Loksne1.AB337]">
            <text:p/>
          </table:table-cell>
          <table:table-cell table:formula="of:=[Loksne1.W337]" office:value-type="string" office:string-value=" " calcext:value-type="string">
            <text:p><text:s/></text:p>
          </table:table-cell>
          <table:table-cell table:formula="of:=[Loksne1.X337]" office:value-type="string" office:string-value="--" calcext:value-type="string">
            <text:p>--</text:p>
          </table:table-cell>
          <table:table-cell table:formula="of:=[Loksne1.H337]" office:value-type="float" office:value="0" calcext:value-type="float">
            <text:p>0</text:p>
          </table:table-cell>
          <table:table-cell table:formula="of:=[Loksne1.AC337]" office:value-type="string" office:string-value="*" calcext:value-type="string">
            <text:p>*</text:p>
          </table:table-cell>
          <table:table-cell table:formula="of:=[Loksne1.J33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8]" office:value-type="float" office:value="0" calcext:value-type="float">
            <text:p>0</text:p>
          </table:table-cell>
          <table:table-cell table:formula="of:=[Loksne1.B338]" office:value-type="float" office:value="0" calcext:value-type="float">
            <text:p>0</text:p>
          </table:table-cell>
          <table:table-cell table:formula="of:=[Loksne1.AB338]">
            <text:p/>
          </table:table-cell>
          <table:table-cell table:formula="of:=[Loksne1.W338]" office:value-type="string" office:string-value=" " calcext:value-type="string">
            <text:p><text:s/></text:p>
          </table:table-cell>
          <table:table-cell table:formula="of:=[Loksne1.X338]" office:value-type="string" office:string-value="--" calcext:value-type="string">
            <text:p>--</text:p>
          </table:table-cell>
          <table:table-cell table:formula="of:=[Loksne1.H338]" office:value-type="float" office:value="0" calcext:value-type="float">
            <text:p>0</text:p>
          </table:table-cell>
          <table:table-cell table:formula="of:=[Loksne1.AC338]" office:value-type="string" office:string-value="*" calcext:value-type="string">
            <text:p>*</text:p>
          </table:table-cell>
          <table:table-cell table:formula="of:=[Loksne1.J33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39]" office:value-type="float" office:value="0" calcext:value-type="float">
            <text:p>0</text:p>
          </table:table-cell>
          <table:table-cell table:formula="of:=[Loksne1.B339]" office:value-type="float" office:value="0" calcext:value-type="float">
            <text:p>0</text:p>
          </table:table-cell>
          <table:table-cell table:formula="of:=[Loksne1.AB339]">
            <text:p/>
          </table:table-cell>
          <table:table-cell table:formula="of:=[Loksne1.W339]" office:value-type="string" office:string-value=" " calcext:value-type="string">
            <text:p><text:s/></text:p>
          </table:table-cell>
          <table:table-cell table:formula="of:=[Loksne1.X339]" office:value-type="string" office:string-value="--" calcext:value-type="string">
            <text:p>--</text:p>
          </table:table-cell>
          <table:table-cell table:formula="of:=[Loksne1.H339]" office:value-type="float" office:value="0" calcext:value-type="float">
            <text:p>0</text:p>
          </table:table-cell>
          <table:table-cell table:formula="of:=[Loksne1.AC339]" office:value-type="string" office:string-value="*" calcext:value-type="string">
            <text:p>*</text:p>
          </table:table-cell>
          <table:table-cell table:formula="of:=[Loksne1.J33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3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0]" office:value-type="float" office:value="0" calcext:value-type="float">
            <text:p>0</text:p>
          </table:table-cell>
          <table:table-cell table:formula="of:=[Loksne1.B340]" office:value-type="float" office:value="0" calcext:value-type="float">
            <text:p>0</text:p>
          </table:table-cell>
          <table:table-cell table:formula="of:=[Loksne1.AB340]">
            <text:p/>
          </table:table-cell>
          <table:table-cell table:formula="of:=[Loksne1.W340]" office:value-type="string" office:string-value=" " calcext:value-type="string">
            <text:p><text:s/></text:p>
          </table:table-cell>
          <table:table-cell table:formula="of:=[Loksne1.X340]" office:value-type="string" office:string-value="--" calcext:value-type="string">
            <text:p>--</text:p>
          </table:table-cell>
          <table:table-cell table:formula="of:=[Loksne1.H340]" office:value-type="float" office:value="0" calcext:value-type="float">
            <text:p>0</text:p>
          </table:table-cell>
          <table:table-cell table:formula="of:=[Loksne1.AC340]" office:value-type="string" office:string-value="*" calcext:value-type="string">
            <text:p>*</text:p>
          </table:table-cell>
          <table:table-cell table:formula="of:=[Loksne1.J340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0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1]" office:value-type="float" office:value="0" calcext:value-type="float">
            <text:p>0</text:p>
          </table:table-cell>
          <table:table-cell table:formula="of:=[Loksne1.B341]" office:value-type="float" office:value="0" calcext:value-type="float">
            <text:p>0</text:p>
          </table:table-cell>
          <table:table-cell table:formula="of:=[Loksne1.AB341]">
            <text:p/>
          </table:table-cell>
          <table:table-cell table:formula="of:=[Loksne1.W341]" office:value-type="string" office:string-value=" " calcext:value-type="string">
            <text:p><text:s/></text:p>
          </table:table-cell>
          <table:table-cell table:formula="of:=[Loksne1.X341]" office:value-type="string" office:string-value="--" calcext:value-type="string">
            <text:p>--</text:p>
          </table:table-cell>
          <table:table-cell table:formula="of:=[Loksne1.H341]" office:value-type="float" office:value="0" calcext:value-type="float">
            <text:p>0</text:p>
          </table:table-cell>
          <table:table-cell table:formula="of:=[Loksne1.AC341]" office:value-type="string" office:string-value="*" calcext:value-type="string">
            <text:p>*</text:p>
          </table:table-cell>
          <table:table-cell table:formula="of:=[Loksne1.J341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1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2]" office:value-type="float" office:value="0" calcext:value-type="float">
            <text:p>0</text:p>
          </table:table-cell>
          <table:table-cell table:formula="of:=[Loksne1.B342]" office:value-type="float" office:value="0" calcext:value-type="float">
            <text:p>0</text:p>
          </table:table-cell>
          <table:table-cell table:formula="of:=[Loksne1.AB342]">
            <text:p/>
          </table:table-cell>
          <table:table-cell table:formula="of:=[Loksne1.W342]" office:value-type="string" office:string-value=" " calcext:value-type="string">
            <text:p><text:s/></text:p>
          </table:table-cell>
          <table:table-cell table:formula="of:=[Loksne1.X342]" office:value-type="string" office:string-value="--" calcext:value-type="string">
            <text:p>--</text:p>
          </table:table-cell>
          <table:table-cell table:formula="of:=[Loksne1.H342]" office:value-type="float" office:value="0" calcext:value-type="float">
            <text:p>0</text:p>
          </table:table-cell>
          <table:table-cell table:formula="of:=[Loksne1.AC342]" office:value-type="string" office:string-value="*" calcext:value-type="string">
            <text:p>*</text:p>
          </table:table-cell>
          <table:table-cell table:formula="of:=[Loksne1.J342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2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3]" office:value-type="float" office:value="0" calcext:value-type="float">
            <text:p>0</text:p>
          </table:table-cell>
          <table:table-cell table:formula="of:=[Loksne1.B343]" office:value-type="float" office:value="0" calcext:value-type="float">
            <text:p>0</text:p>
          </table:table-cell>
          <table:table-cell table:formula="of:=[Loksne1.AB343]">
            <text:p/>
          </table:table-cell>
          <table:table-cell table:formula="of:=[Loksne1.W343]" office:value-type="string" office:string-value=" " calcext:value-type="string">
            <text:p><text:s/></text:p>
          </table:table-cell>
          <table:table-cell table:formula="of:=[Loksne1.X343]" office:value-type="string" office:string-value="--" calcext:value-type="string">
            <text:p>--</text:p>
          </table:table-cell>
          <table:table-cell table:formula="of:=[Loksne1.H343]" office:value-type="float" office:value="0" calcext:value-type="float">
            <text:p>0</text:p>
          </table:table-cell>
          <table:table-cell table:formula="of:=[Loksne1.AC343]" office:value-type="string" office:string-value="*" calcext:value-type="string">
            <text:p>*</text:p>
          </table:table-cell>
          <table:table-cell table:formula="of:=[Loksne1.J343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3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4]" office:value-type="float" office:value="0" calcext:value-type="float">
            <text:p>0</text:p>
          </table:table-cell>
          <table:table-cell table:formula="of:=[Loksne1.B344]" office:value-type="float" office:value="0" calcext:value-type="float">
            <text:p>0</text:p>
          </table:table-cell>
          <table:table-cell table:formula="of:=[Loksne1.AB344]">
            <text:p/>
          </table:table-cell>
          <table:table-cell table:formula="of:=[Loksne1.W344]" office:value-type="string" office:string-value=" " calcext:value-type="string">
            <text:p><text:s/></text:p>
          </table:table-cell>
          <table:table-cell table:formula="of:=[Loksne1.X344]" office:value-type="string" office:string-value="--" calcext:value-type="string">
            <text:p>--</text:p>
          </table:table-cell>
          <table:table-cell table:formula="of:=[Loksne1.H344]" office:value-type="float" office:value="0" calcext:value-type="float">
            <text:p>0</text:p>
          </table:table-cell>
          <table:table-cell table:formula="of:=[Loksne1.AC344]" office:value-type="string" office:string-value="*" calcext:value-type="string">
            <text:p>*</text:p>
          </table:table-cell>
          <table:table-cell table:formula="of:=[Loksne1.J344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4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5]" office:value-type="float" office:value="0" calcext:value-type="float">
            <text:p>0</text:p>
          </table:table-cell>
          <table:table-cell table:formula="of:=[Loksne1.B345]" office:value-type="float" office:value="0" calcext:value-type="float">
            <text:p>0</text:p>
          </table:table-cell>
          <table:table-cell table:formula="of:=[Loksne1.AB345]">
            <text:p/>
          </table:table-cell>
          <table:table-cell table:formula="of:=[Loksne1.W345]" office:value-type="string" office:string-value=" " calcext:value-type="string">
            <text:p><text:s/></text:p>
          </table:table-cell>
          <table:table-cell table:formula="of:=[Loksne1.X345]" office:value-type="string" office:string-value="--" calcext:value-type="string">
            <text:p>--</text:p>
          </table:table-cell>
          <table:table-cell table:formula="of:=[Loksne1.H345]" office:value-type="float" office:value="0" calcext:value-type="float">
            <text:p>0</text:p>
          </table:table-cell>
          <table:table-cell table:formula="of:=[Loksne1.AC345]" office:value-type="string" office:string-value="*" calcext:value-type="string">
            <text:p>*</text:p>
          </table:table-cell>
          <table:table-cell table:formula="of:=[Loksne1.J345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5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6]" office:value-type="float" office:value="0" calcext:value-type="float">
            <text:p>0</text:p>
          </table:table-cell>
          <table:table-cell table:formula="of:=[Loksne1.B346]" office:value-type="float" office:value="0" calcext:value-type="float">
            <text:p>0</text:p>
          </table:table-cell>
          <table:table-cell table:formula="of:=[Loksne1.AB346]">
            <text:p/>
          </table:table-cell>
          <table:table-cell table:formula="of:=[Loksne1.W346]" office:value-type="string" office:string-value=" " calcext:value-type="string">
            <text:p><text:s/></text:p>
          </table:table-cell>
          <table:table-cell table:formula="of:=[Loksne1.X346]" office:value-type="string" office:string-value="--" calcext:value-type="string">
            <text:p>--</text:p>
          </table:table-cell>
          <table:table-cell table:formula="of:=[Loksne1.H346]" office:value-type="float" office:value="0" calcext:value-type="float">
            <text:p>0</text:p>
          </table:table-cell>
          <table:table-cell table:formula="of:=[Loksne1.AC346]" office:value-type="string" office:string-value="*" calcext:value-type="string">
            <text:p>*</text:p>
          </table:table-cell>
          <table:table-cell table:formula="of:=[Loksne1.J346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6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7]" office:value-type="float" office:value="0" calcext:value-type="float">
            <text:p>0</text:p>
          </table:table-cell>
          <table:table-cell table:formula="of:=[Loksne1.B347]" office:value-type="float" office:value="0" calcext:value-type="float">
            <text:p>0</text:p>
          </table:table-cell>
          <table:table-cell table:formula="of:=[Loksne1.AB347]">
            <text:p/>
          </table:table-cell>
          <table:table-cell table:formula="of:=[Loksne1.W347]" office:value-type="string" office:string-value=" " calcext:value-type="string">
            <text:p><text:s/></text:p>
          </table:table-cell>
          <table:table-cell table:formula="of:=[Loksne1.X347]" office:value-type="string" office:string-value="--" calcext:value-type="string">
            <text:p>--</text:p>
          </table:table-cell>
          <table:table-cell table:formula="of:=[Loksne1.H347]" office:value-type="float" office:value="0" calcext:value-type="float">
            <text:p>0</text:p>
          </table:table-cell>
          <table:table-cell table:formula="of:=[Loksne1.AC347]" office:value-type="string" office:string-value="*" calcext:value-type="string">
            <text:p>*</text:p>
          </table:table-cell>
          <table:table-cell table:formula="of:=[Loksne1.J347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7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8]" office:value-type="float" office:value="0" calcext:value-type="float">
            <text:p>0</text:p>
          </table:table-cell>
          <table:table-cell table:formula="of:=[Loksne1.B348]" office:value-type="float" office:value="0" calcext:value-type="float">
            <text:p>0</text:p>
          </table:table-cell>
          <table:table-cell table:formula="of:=[Loksne1.AB348]">
            <text:p/>
          </table:table-cell>
          <table:table-cell table:formula="of:=[Loksne1.W348]" office:value-type="string" office:string-value=" " calcext:value-type="string">
            <text:p><text:s/></text:p>
          </table:table-cell>
          <table:table-cell table:formula="of:=[Loksne1.X348]" office:value-type="string" office:string-value="--" calcext:value-type="string">
            <text:p>--</text:p>
          </table:table-cell>
          <table:table-cell table:formula="of:=[Loksne1.H348]" office:value-type="float" office:value="0" calcext:value-type="float">
            <text:p>0</text:p>
          </table:table-cell>
          <table:table-cell table:formula="of:=[Loksne1.AC348]" office:value-type="string" office:string-value="*" calcext:value-type="string">
            <text:p>*</text:p>
          </table:table-cell>
          <table:table-cell table:formula="of:=[Loksne1.J348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8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table:formula="of:=[Loksne1.A349]" office:value-type="float" office:value="0" calcext:value-type="float">
            <text:p>0</text:p>
          </table:table-cell>
          <table:table-cell table:formula="of:=[Loksne1.B349]" office:value-type="float" office:value="0" calcext:value-type="float">
            <text:p>0</text:p>
          </table:table-cell>
          <table:table-cell table:formula="of:=[Loksne1.AB349]">
            <text:p/>
          </table:table-cell>
          <table:table-cell table:formula="of:=[Loksne1.W349]" office:value-type="string" office:string-value=" " calcext:value-type="string">
            <text:p><text:s/></text:p>
          </table:table-cell>
          <table:table-cell table:formula="of:=[Loksne1.X349]" office:value-type="string" office:string-value="--" calcext:value-type="string">
            <text:p>--</text:p>
          </table:table-cell>
          <table:table-cell table:formula="of:=[Loksne1.H349]" office:value-type="float" office:value="0" calcext:value-type="float">
            <text:p>0</text:p>
          </table:table-cell>
          <table:table-cell table:formula="of:=[Loksne1.AC349]" office:value-type="string" office:string-value="*" calcext:value-type="string">
            <text:p>*</text:p>
          </table:table-cell>
          <table:table-cell table:formula="of:=[Loksne1.J349]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table:formula="of:=IF(IFERROR(FIND(4;[Loksne1.D349];1);&quot;2016-07-17 12:00:00&quot;);&quot;2016-07-17 12:00:00&quot;)" office:value-type="string" office:string-value="2016-07-17 12:00:00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</table:table>
      <table:table table:name="Sheet3" table:style-name="ta1">
        <table:table-column table:style-name="co11" table:number-columns-repeated="10" table:default-cell-style-name="Default"/>
        <table:table-column table:style-name="co11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bib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ub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Satelīt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gūna Leiškalne</text:p>
          </table:table-cell>
          <table:table-cell office:value-type="string" calcext:value-type="string">
            <text:p>1960-02-01</text:p>
          </table:table-cell>
          <table:table-cell office:value-type="string" calcext:value-type="string">
            <text:p>W</text:p>
          </table:table-cell>
          <table:table-cell office:value-type="float" office:value="8100001" calcext:value-type="float">
            <text:p>810000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Satelīt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āris Jēkabsons</text:p>
          </table:table-cell>
          <table:table-cell office:value-type="string" calcext:value-type="string">
            <text:p>1964-09-18</text:p>
          </table:table-cell>
          <table:table-cell office:value-type="string" calcext:value-type="string">
            <text:p>M</text:p>
          </table:table-cell>
          <table:table-cell office:value-type="float" office:value="1407507" calcext:value-type="float">
            <text:p>140750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n Power Shoe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Gints Pētersons</text:p>
          </table:table-cell>
          <table:table-cell office:value-type="string" calcext:value-type="string">
            <text:p>1972-08-07</text:p>
          </table:table-cell>
          <table:table-cell office:value-type="string" calcext:value-type="string">
            <text:p>M</text:p>
          </table:table-cell>
          <table:table-cell office:value-type="float" office:value="8000999" calcext:value-type="float">
            <text:p>800099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n Power Shoe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Jānis Kleins</text:p>
          </table:table-cell>
          <table:table-cell office:value-type="string" calcext:value-type="string">
            <text:p>1976-03-18</text:p>
          </table:table-cell>
          <table:table-cell office:value-type="string" calcext:value-type="string">
            <text:p>M</text:p>
          </table:table-cell>
          <table:table-cell office:value-type="float" office:value="1600454" calcext:value-type="float">
            <text:p>160045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IELISKIE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inārs Grīnvalds</text:p>
          </table:table-cell>
          <table:table-cell office:value-type="string" calcext:value-type="string">
            <text:p>1975-09-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IELISKIE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Harijs Meiers</text:p>
          </table:table-cell>
          <table:table-cell office:value-type="string" calcext:value-type="string">
            <text:p>1974-12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ivi ar mugursomām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Māris Vabulnieks</text:p>
          </table:table-cell>
          <table:table-cell office:value-type="string" calcext:value-type="string">
            <text:p>1966-03-15</text:p>
          </table:table-cell>
          <table:table-cell office:value-type="string" calcext:value-type="string">
            <text:p>M</text:p>
          </table:table-cell>
          <table:table-cell office:value-type="float" office:value="1302000" calcext:value-type="float">
            <text:p>13020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ivi ar mugursomām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tis Kalējs</text:p>
          </table:table-cell>
          <table:table-cell office:value-type="string" calcext:value-type="string">
            <text:p>1972-11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Ņerga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Nikolajs Lucāns</text:p>
          </table:table-cell>
          <table:table-cell office:value-type="string" calcext:value-type="string">
            <text:p>1965-09-27</text:p>
          </table:table-cell>
          <table:table-cell office:value-type="string" calcext:value-type="string">
            <text:p>M</text:p>
          </table:table-cell>
          <table:table-cell office:value-type="float" office:value="500751" calcext:value-type="float">
            <text:p>50075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Ņerga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Guntis Pikurs</text:p>
          </table:table-cell>
          <table:table-cell office:value-type="string" calcext:value-type="string">
            <text:p>1973-09-04</text:p>
          </table:table-cell>
          <table:table-cell office:value-type="string" calcext:value-type="string">
            <text:p>M</text:p>
          </table:table-cell>
          <table:table-cell office:value-type="float" office:value="610033" calcext:value-type="float">
            <text:p>61003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ēģinām atkal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Hardijs Lāns</text:p>
          </table:table-cell>
          <table:table-cell office:value-type="string" calcext:value-type="string">
            <text:p>1974-12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ēģinām atkal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igars Hofmanis</text:p>
          </table:table-cell>
          <table:table-cell office:value-type="string" calcext:value-type="string">
            <text:p>1969-01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ammut Latvija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igars Beks</text:p>
          </table:table-cell>
          <table:table-cell office:value-type="string" calcext:value-type="string">
            <text:p>1970-12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ammut Latvija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Vilmārs Zeme</text:p>
          </table:table-cell>
          <table:table-cell office:value-type="string" calcext:value-type="string">
            <text:p>1961-06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lnis brīvsolī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Ilmārs Dukulis</text:p>
          </table:table-cell>
          <table:table-cell office:value-type="string" calcext:value-type="string">
            <text:p>1964-12-19</text:p>
          </table:table-cell>
          <table:table-cell office:value-type="string" calcext:value-type="string">
            <text:p>M</text:p>
          </table:table-cell>
          <table:table-cell office:value-type="float" office:value="1007369" calcext:value-type="float">
            <text:p>100736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lnis brīvsolī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rne Lūsis</text:p>
          </table:table-cell>
          <table:table-cell office:value-type="string" calcext:value-type="string">
            <text:p>1966-01-03</text:p>
          </table:table-cell>
          <table:table-cell office:value-type="string" calcext:value-type="string">
            <text:p>M</text:p>
          </table:table-cell>
          <table:table-cell office:value-type="float" office:value="7877777" calcext:value-type="float">
            <text:p>7877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vaator RSK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Villu Päärt</text:p>
          </table:table-cell>
          <table:table-cell office:value-type="string" calcext:value-type="string">
            <text:p>1972-04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vaator RSK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Matis Märtson</text:p>
          </table:table-cell>
          <table:table-cell office:value-type="string" calcext:value-type="string">
            <text:p>1965-07-26</text:p>
          </table:table-cell>
          <table:table-cell office:value-type="string" calcext:value-type="string">
            <text:p>M</text:p>
          </table:table-cell>
          <table:table-cell office:value-type="float" office:value="9200590" calcext:value-type="float">
            <text:p>9200590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akšgrāvja adipinā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Krūze</text:p>
          </table:table-cell>
          <table:table-cell office:value-type="string" calcext:value-type="string">
            <text:p>1987-05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akšgrāvja adipinā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dgars Jurjāns</text:p>
          </table:table-cell>
          <table:table-cell office:value-type="string" calcext:value-type="string">
            <text:p>1987-03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zs bet negatīv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ts Brunenieks</text:p>
          </table:table-cell>
          <table:table-cell office:value-type="string" calcext:value-type="string">
            <text:p>1976-09-07</text:p>
          </table:table-cell>
          <table:table-cell office:value-type="string" calcext:value-type="string">
            <text:p>M</text:p>
          </table:table-cell>
          <table:table-cell office:value-type="float" office:value="9070976" calcext:value-type="float">
            <text:p>907097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zs bet negatīv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ndris Kosmačevs</text:p>
          </table:table-cell>
          <table:table-cell office:value-type="string" calcext:value-type="string">
            <text:p>1955-10-29</text:p>
          </table:table-cell>
          <table:table-cell office:value-type="string" calcext:value-type="string">
            <text:p>M</text:p>
          </table:table-cell>
          <table:table-cell office:value-type="float" office:value="305813" calcext:value-type="float">
            <text:p>30581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zs bet negatīv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Zigmunds Fricsons</text:p>
          </table:table-cell>
          <table:table-cell office:value-type="string" calcext:value-type="string">
            <text:p>1981-12-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rūšu Inspekcij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untis Šmaukstelis</text:p>
          </table:table-cell>
          <table:table-cell office:value-type="string" calcext:value-type="string">
            <text:p>1985-12-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rūšu Inspekcij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Sandars</text:p>
          </table:table-cell>
          <table:table-cell office:value-type="string" calcext:value-type="string">
            <text:p>1989-03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es takš mežā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idzis Dobelis</text:p>
          </table:table-cell>
          <table:table-cell office:value-type="string" calcext:value-type="string">
            <text:p>1990-04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es takš mežā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cis Laganovskis</text:p>
          </table:table-cell>
          <table:table-cell office:value-type="string" calcext:value-type="string">
            <text:p>1982-03-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ieplok pie zemes Ņergu mež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ķelis Zumbergs</text:p>
          </table:table-cell>
          <table:table-cell office:value-type="string" calcext:value-type="string">
            <text:p>1982-05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ieplok pie zemes Ņergu mež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tūrs Jermolovs</text:p>
          </table:table-cell>
          <table:table-cell office:value-type="string" calcext:value-type="string">
            <text:p>1989-04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ērkona krus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inholds Ditke</text:p>
          </table:table-cell>
          <table:table-cell office:value-type="string" calcext:value-type="string">
            <text:p>1993-08-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ērkona krus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alvis Arels</text:p>
          </table:table-cell>
          <table:table-cell office:value-type="string" calcext:value-type="string">
            <text:p>1991-01-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K Kurm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mīls Endele</text:p>
          </table:table-cell>
          <table:table-cell office:value-type="string" calcext:value-type="string">
            <text:p>1986-11-06</text:p>
          </table:table-cell>
          <table:table-cell office:value-type="string" calcext:value-type="string">
            <text:p>M</text:p>
          </table:table-cell>
          <table:table-cell office:value-type="float" office:value="9990013" calcext:value-type="float">
            <text:p>999001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K Kurm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tīss Vīksne</text:p>
          </table:table-cell>
          <table:table-cell office:value-type="string" calcext:value-type="string">
            <text:p>1986-09-17</text:p>
          </table:table-cell>
          <table:table-cell office:value-type="string" calcext:value-type="string">
            <text:p>M</text:p>
          </table:table-cell>
          <table:table-cell office:value-type="float" office:value="9111666" calcext:value-type="float">
            <text:p>911166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Zeļļ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elmuts Knopkens</text:p>
          </table:table-cell>
          <table:table-cell office:value-type="string" calcext:value-type="string">
            <text:p>1977-02-17</text:p>
          </table:table-cell>
          <table:table-cell office:value-type="string" calcext:value-type="string">
            <text:p>M</text:p>
          </table:table-cell>
          <table:table-cell office:value-type="float" office:value="1411305" calcext:value-type="float">
            <text:p>141130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Zeļļ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tūrs Knopkens</text:p>
          </table:table-cell>
          <table:table-cell office:value-type="string" calcext:value-type="string">
            <text:p>1986-12-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GA ADVENTURE TEAM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berts Jasāns</text:p>
          </table:table-cell>
          <table:table-cell office:value-type="string" calcext:value-type="string">
            <text:p>1982-12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GA ADVENTURE TEAM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ānis Šneiders</text:p>
          </table:table-cell>
          <table:table-cell office:value-type="string" calcext:value-type="string">
            <text:p>1985-04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ītavas robo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dis Pecka</text:p>
          </table:table-cell>
          <table:table-cell office:value-type="string" calcext:value-type="string">
            <text:p>1985-06-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ītavas robo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itālijs Osadčuks</text:p>
          </table:table-cell>
          <table:table-cell office:value-type="string" calcext:value-type="string">
            <text:p>1983-03-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Ūdenszāl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Lukstaraups</text:p>
          </table:table-cell>
          <table:table-cell office:value-type="string" calcext:value-type="string">
            <text:p>1986-04-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Ūdenszāl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Deičmanis</text:p>
          </table:table-cell>
          <table:table-cell office:value-type="string" calcext:value-type="string">
            <text:p>1986-01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4 rullē!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idzis Šapkus</text:p>
          </table:table-cell>
          <table:table-cell office:value-type="string" calcext:value-type="string">
            <text:p>1984-02-16</text:p>
          </table:table-cell>
          <table:table-cell office:value-type="string" calcext:value-type="string">
            <text:p>M</text:p>
          </table:table-cell>
          <table:table-cell office:value-type="float" office:value="8632865" calcext:value-type="float">
            <text:p>863286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4 rullē!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tūrs Vaselis</text:p>
          </table:table-cell>
          <table:table-cell office:value-type="string" calcext:value-type="string">
            <text:p>1984-03-26</text:p>
          </table:table-cell>
          <table:table-cell office:value-type="string" calcext:value-type="string">
            <text:p>M</text:p>
          </table:table-cell>
          <table:table-cell office:value-type="float" office:value="8626132" calcext:value-type="float">
            <text:p>862613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SK Noskrien Rieks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aimonds Ozoliņš</text:p>
          </table:table-cell>
          <table:table-cell office:value-type="string" calcext:value-type="string">
            <text:p>1983-07-10</text:p>
          </table:table-cell>
          <table:table-cell office:value-type="string" calcext:value-type="string">
            <text:p>M</text:p>
          </table:table-cell>
          <table:table-cell office:value-type="float" office:value="980534" calcext:value-type="float">
            <text:p>98053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SK Noskrien Rieks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dgars Vanters</text:p>
          </table:table-cell>
          <table:table-cell office:value-type="string" calcext:value-type="string">
            <text:p>1982-09-14</text:p>
          </table:table-cell>
          <table:table-cell office:value-type="string" calcext:value-type="string">
            <text:p>M</text:p>
          </table:table-cell>
          <table:table-cell office:value-type="float" office:value="9990777" calcext:value-type="float">
            <text:p>9990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lapjie pumpu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igars Čeksters</text:p>
          </table:table-cell>
          <table:table-cell office:value-type="string" calcext:value-type="string">
            <text:p>1981-05-16</text:p>
          </table:table-cell>
          <table:table-cell office:value-type="string" calcext:value-type="string">
            <text:p>M</text:p>
          </table:table-cell>
          <table:table-cell office:value-type="float" office:value="7001001" calcext:value-type="float">
            <text:p>700100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lapjie pumpu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ilnis Frišfelds</text:p>
          </table:table-cell>
          <table:table-cell office:value-type="string" calcext:value-type="string">
            <text:p>1974-04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urikatu in omnia paratu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is Sumčenko</text:p>
          </table:table-cell>
          <table:table-cell office:value-type="string" calcext:value-type="string">
            <text:p>1980-01-11</text:p>
          </table:table-cell>
          <table:table-cell office:value-type="string" calcext:value-type="string">
            <text:p>M</text:p>
          </table:table-cell>
          <table:table-cell office:value-type="float" office:value="8631566" calcext:value-type="float">
            <text:p>863156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urikatu in omnia paratu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andis Zukulis</text:p>
          </table:table-cell>
          <table:table-cell office:value-type="string" calcext:value-type="string">
            <text:p>1981-12-26</text:p>
          </table:table-cell>
          <table:table-cell office:value-type="string" calcext:value-type="string">
            <text:p>M</text:p>
          </table:table-cell>
          <table:table-cell office:value-type="float" office:value="8228228" calcext:value-type="float">
            <text:p>822822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bri mežā</text:p>
          </table:table-cell>
          <table:table-cell office:value-type="string" calcext:value-type="string">
            <text:p>MO,MJ</text:p>
          </table:table-cell>
          <table:table-cell office:value-type="string" calcext:value-type="string">
            <text:p>Pēteris Ēcis</text:p>
          </table:table-cell>
          <table:table-cell office:value-type="string" calcext:value-type="string">
            <text:p>1999-05-07</text:p>
          </table:table-cell>
          <table:table-cell office:value-type="string" calcext:value-type="string">
            <text:p>M</text:p>
          </table:table-cell>
          <table:table-cell office:value-type="float" office:value="2008867" calcext:value-type="float">
            <text:p>200886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bri mežā</text:p>
          </table:table-cell>
          <table:table-cell office:value-type="string" calcext:value-type="string">
            <text:p>MO,MJ</text:p>
          </table:table-cell>
          <table:table-cell office:value-type="string" calcext:value-type="string">
            <text:p>Filips Ēcis</text:p>
          </table:table-cell>
          <table:table-cell office:value-type="string" calcext:value-type="string">
            <text:p>2002-06-18</text:p>
          </table:table-cell>
          <table:table-cell office:value-type="string" calcext:value-type="string">
            <text:p>M</text:p>
          </table:table-cell>
          <table:table-cell office:value-type="float" office:value="2008863" calcext:value-type="float">
            <text:p>200886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ukie džeki</text:p>
          </table:table-cell>
          <table:table-cell office:value-type="string" calcext:value-type="string">
            <text:p>MO,MJ</text:p>
          </table:table-cell>
          <table:table-cell office:value-type="string" calcext:value-type="string">
            <text:p>Edijs Dzalbs</text:p>
          </table:table-cell>
          <table:table-cell office:value-type="string" calcext:value-type="string">
            <text:p>2000-05-09</text:p>
          </table:table-cell>
          <table:table-cell office:value-type="string" calcext:value-type="string">
            <text:p>M</text:p>
          </table:table-cell>
          <table:table-cell office:value-type="float" office:value="2012413" calcext:value-type="float">
            <text:p>201241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ukie džeki</text:p>
          </table:table-cell>
          <table:table-cell office:value-type="string" calcext:value-type="string">
            <text:p>MO,MJ</text:p>
          </table:table-cell>
          <table:table-cell office:value-type="string" calcext:value-type="string">
            <text:p>Valters Reneslācis</text:p>
          </table:table-cell>
          <table:table-cell office:value-type="string" calcext:value-type="string">
            <text:p>1998-11-20</text:p>
          </table:table-cell>
          <table:table-cell office:value-type="string" calcext:value-type="string">
            <text:p>M</text:p>
          </table:table-cell>
          <table:table-cell office:value-type="float" office:value="1399844" calcext:value-type="float">
            <text:p>139984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lomes tri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urģis Eberhards</text:p>
          </table:table-cell>
          <table:table-cell office:value-type="string" calcext:value-type="string">
            <text:p>1971-10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lomes tri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nārs Eberhards</text:p>
          </table:table-cell>
          <table:table-cell office:value-type="string" calcext:value-type="string">
            <text:p>2002-0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lomes tri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ūdolfu Eberhards</text:p>
          </table:table-cell>
          <table:table-cell office:value-type="string" calcext:value-type="string">
            <text:p>2002-0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uris Pētersons</text:p>
          </table:table-cell>
          <table:table-cell office:value-type="string" calcext:value-type="string">
            <text:p>1979-02-12</text:p>
          </table:table-cell>
          <table:table-cell office:value-type="string" calcext:value-type="string">
            <text:p>M</text:p>
          </table:table-cell>
          <table:table-cell office:value-type="float" office:value="7770777" calcext:value-type="float">
            <text:p>7770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Gatis Pētersons</text:p>
          </table:table-cell>
          <table:table-cell office:value-type="string" calcext:value-type="string">
            <text:p>2006-05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ēkabs Pētersons</text:p>
          </table:table-cell>
          <table:table-cell office:value-type="string" calcext:value-type="string">
            <text:p>2008-02-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ace Pētersone</text:p>
          </table:table-cell>
          <table:table-cell office:value-type="string" calcext:value-type="string">
            <text:p>1979-12-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Dzintarlapsa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lze Krēmere</text:p>
          </table:table-cell>
          <table:table-cell office:value-type="string" calcext:value-type="string">
            <text:p>1976-12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Dzintarlapsa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eva Simsone</text:p>
          </table:table-cell>
          <table:table-cell office:value-type="string" calcext:value-type="string">
            <text:p>1975-12-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Dzintarlapsa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rišjānis Krēmers</text:p>
          </table:table-cell>
          <table:table-cell office:value-type="string" calcext:value-type="string">
            <text:p>2005-07-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Marga Jēkabsone</text:p>
          </table:table-cell>
          <table:table-cell office:value-type="string" calcext:value-type="string">
            <text:p>1939-03-29</text:p>
          </table:table-cell>
          <table:table-cell office:value-type="string" calcext:value-type="string">
            <text:p>W</text:p>
          </table:table-cell>
          <table:table-cell office:value-type="float" office:value="2300824" calcext:value-type="float">
            <text:p>230082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Raisa Mazzariņa</text:p>
          </table:table-cell>
          <table:table-cell office:value-type="string" calcext:value-type="string">
            <text:p>1933-05-25</text:p>
          </table:table-cell>
          <table:table-cell office:value-type="string" calcext:value-type="string">
            <text:p>W</text:p>
          </table:table-cell>
          <table:table-cell office:value-type="float" office:value="230747" calcext:value-type="float">
            <text:p>23074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as meklē, tas atrod!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Kristīna Ēce</text:p>
          </table:table-cell>
          <table:table-cell office:value-type="string" calcext:value-type="string">
            <text:p>1973-05-11</text:p>
          </table:table-cell>
          <table:table-cell office:value-type="string" calcext:value-type="string">
            <text:p>W</text:p>
          </table:table-cell>
          <table:table-cell office:value-type="float" office:value="2008878" calcext:value-type="float">
            <text:p>200887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as meklē, tas atrod!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Zita Grante</text:p>
          </table:table-cell>
          <table:table-cell office:value-type="string" calcext:value-type="string">
            <text:p>1978-06-06</text:p>
          </table:table-cell>
          <table:table-cell office:value-type="string" calcext:value-type="string">
            <text:p>W</text:p>
          </table:table-cell>
          <table:table-cell office:value-type="float" office:value="200705" calcext:value-type="float">
            <text:p>20070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ciurus vulgaris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inda Beldava</text:p>
          </table:table-cell>
          <table:table-cell office:value-type="string" calcext:value-type="string">
            <text:p>1980-10-08</text:p>
          </table:table-cell>
          <table:table-cell office:value-type="string" calcext:value-type="string">
            <text:p>W</text:p>
          </table:table-cell>
          <table:table-cell office:value-type="float" office:value="7970797" calcext:value-type="float">
            <text:p>797079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ciurus vulgaris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Dace Veipa</text:p>
          </table:table-cell>
          <table:table-cell office:value-type="string" calcext:value-type="string">
            <text:p>1979-06-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ošī teorēma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īga Linuža</text:p>
          </table:table-cell>
          <table:table-cell office:value-type="string" calcext:value-type="string">
            <text:p>1993-05-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ošī teorēma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āsma Gaile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vplākšņ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āsma Āboliņa</text:p>
          </table:table-cell>
          <table:table-cell office:value-type="string" calcext:value-type="string">
            <text:p>1970-02-28</text:p>
          </table:table-cell>
          <table:table-cell office:value-type="string" calcext:value-type="string">
            <text:p>W</text:p>
          </table:table-cell>
          <table:table-cell office:value-type="float" office:value="8636803" calcext:value-type="float">
            <text:p>863680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vplākšņ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Antra Lukševica</text:p>
          </table:table-cell>
          <table:table-cell office:value-type="string" calcext:value-type="string">
            <text:p>1981-12-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vplākšņ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Baiba Maskoļūna</text:p>
          </table:table-cell>
          <table:table-cell office:value-type="string" calcext:value-type="string">
            <text:p>1978-08-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unD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Sandra Priedīte</text:p>
          </table:table-cell>
          <table:table-cell office:value-type="string" calcext:value-type="string">
            <text:p>1980-05-29</text:p>
          </table:table-cell>
          <table:table-cell office:value-type="string" calcext:value-type="string">
            <text:p>W</text:p>
          </table:table-cell>
          <table:table-cell office:value-type="float" office:value="9500095" calcext:value-type="float">
            <text:p>950009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unD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Alda Bražūne</text:p>
          </table:table-cell>
          <table:table-cell office:value-type="string" calcext:value-type="string">
            <text:p>1982-03-31</text:p>
          </table:table-cell>
          <table:table-cell office:value-type="string" calcext:value-type="string">
            <text:p>W</text:p>
          </table:table-cell>
          <table:table-cell office:value-type="float" office:value="9200486" calcext:value-type="float">
            <text:p>920048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milšu graud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aine Štēbele</text:p>
          </table:table-cell>
          <table:table-cell office:value-type="string" calcext:value-type="string">
            <text:p>1988-06-24</text:p>
          </table:table-cell>
          <table:table-cell office:value-type="string" calcext:value-type="string">
            <text:p>W</text:p>
          </table:table-cell>
          <table:table-cell office:value-type="float" office:value="7777927" calcext:value-type="float">
            <text:p>777792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milšu graud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Kristiāna Štēbele</text:p>
          </table:table-cell>
          <table:table-cell office:value-type="string" calcext:value-type="string">
            <text:p>1990-12-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Čiepiņas +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Zane Kaļva</text:p>
          </table:table-cell>
          <table:table-cell office:value-type="string" calcext:value-type="string">
            <text:p>1991-09-15</text:p>
          </table:table-cell>
          <table:table-cell office:value-type="string" calcext:value-type="string">
            <text:p>W</text:p>
          </table:table-cell>
          <table:table-cell office:value-type="float" office:value="1395649" calcext:value-type="float">
            <text:p>139564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Čiepiņas +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inda Krēsliņa</text:p>
          </table:table-cell>
          <table:table-cell office:value-type="string" calcext:value-type="string">
            <text:p>1991-03-04</text:p>
          </table:table-cell>
          <table:table-cell office:value-type="string" calcext:value-type="string">
            <text:p>W</text:p>
          </table:table-cell>
          <table:table-cell office:value-type="float" office:value="1395657" calcext:value-type="float">
            <text:p>139565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Valk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Kaspars Dadzis</text:p>
          </table:table-cell>
          <table:table-cell office:value-type="string" calcext:value-type="string">
            <text:p>1983-02-19</text:p>
          </table:table-cell>
          <table:table-cell office:value-type="string" calcext:value-type="string">
            <text:p>M</text:p>
          </table:table-cell>
          <table:table-cell office:value-type="float" office:value="2015692" calcext:value-type="float">
            <text:p>201569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Valk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aldis Otaņķis</text:p>
          </table:table-cell>
          <table:table-cell office:value-type="string" calcext:value-type="string">
            <text:p>1999-05-02</text:p>
          </table:table-cell>
          <table:table-cell office:value-type="string" calcext:value-type="string">
            <text:p>M</text:p>
          </table:table-cell>
          <table:table-cell office:value-type="float" office:value="2015691" calcext:value-type="float">
            <text:p>201569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reelance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ms Komass</text:p>
          </table:table-cell>
          <table:table-cell office:value-type="string" calcext:value-type="string">
            <text:p>1986-07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reelance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Kāns</text:p>
          </table:table-cell>
          <table:table-cell office:value-type="string" calcext:value-type="string">
            <text:p>1986-06-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matciems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Viesturs Ziediņš</text:p>
          </table:table-cell>
          <table:table-cell office:value-type="string" calcext:value-type="string">
            <text:p>1955-01-01</text:p>
          </table:table-cell>
          <table:table-cell office:value-type="string" calcext:value-type="string">
            <text:p>M</text:p>
          </table:table-cell>
          <table:table-cell office:value-type="float" office:value="211241" calcext:value-type="float">
            <text:p>21124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matciems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Ināra Ģipsle</text:p>
          </table:table-cell>
          <table:table-cell office:value-type="string" calcext:value-type="string">
            <text:p>1952-02-27</text:p>
          </table:table-cell>
          <table:table-cell office:value-type="string" calcext:value-type="string">
            <text:p>W</text:p>
          </table:table-cell>
          <table:table-cell office:value-type="float" office:value="211243" calcext:value-type="float">
            <text:p>21124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Andra Jansone</text:p>
          </table:table-cell>
          <table:table-cell office:value-type="string" calcext:value-type="string">
            <text:p>1959-12-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Aldis Zavickis</text:p>
          </table:table-cell>
          <table:table-cell office:value-type="string" calcext:value-type="string">
            <text:p>1954-12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MaS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Skaidrīte Otaņķe</text:p>
          </table:table-cell>
          <table:table-cell office:value-type="string" calcext:value-type="string">
            <text:p>1960-06-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MaS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āris Otaņķis</text:p>
          </table:table-cell>
          <table:table-cell office:value-type="string" calcext:value-type="string">
            <text:p>1956-09-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MaS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udīte Šteina</text:p>
          </table:table-cell>
          <table:table-cell office:value-type="string" calcext:value-type="string">
            <text:p>1963-07-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Dream time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Dace Zbitkovska</text:p>
          </table:table-cell>
          <table:table-cell office:value-type="string" calcext:value-type="string">
            <text:p>1974-09-05</text:p>
          </table:table-cell>
          <table:table-cell office:value-type="string" calcext:value-type="string">
            <text:p>W</text:p>
          </table:table-cell>
          <table:table-cell office:value-type="float" office:value="1201502" calcext:value-type="float">
            <text:p>120150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Dream time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Kārlis Paukšs</text:p>
          </table:table-cell>
          <table:table-cell office:value-type="string" calcext:value-type="string">
            <text:p>1974-1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Viking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Guna Martinsone</text:p>
          </table:table-cell>
          <table:table-cell office:value-type="string" calcext:value-type="string">
            <text:p>1986-03-18</text:p>
          </table:table-cell>
          <table:table-cell office:value-type="string" calcext:value-type="string">
            <text:p>W</text:p>
          </table:table-cell>
          <table:table-cell office:value-type="float" office:value="7201403" calcext:value-type="float">
            <text:p>720140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Viking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ānis <text:s/>Uzulēns</text:p>
          </table:table-cell>
          <table:table-cell office:value-type="string" calcext:value-type="string">
            <text:p>1988-02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urbo Gliemez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aspars Stukuls</text:p>
          </table:table-cell>
          <table:table-cell office:value-type="string" calcext:value-type="string">
            <text:p>1979-09-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urbo Gliemez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ristine Bagucka</text:p>
          </table:table-cell>
          <table:table-cell office:value-type="string" calcext:value-type="string">
            <text:p>1982-05-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urbo Gliemez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inars Brahmanis</text:p>
          </table:table-cell>
          <table:table-cell office:value-type="string" calcext:value-type="string">
            <text:p>1976-06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SiS Latvia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nce Ziediņa</text:p>
          </table:table-cell>
          <table:table-cell office:value-type="string" calcext:value-type="string">
            <text:p>1980-01-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SiS Latvia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aspars Zudrags</text:p>
          </table:table-cell>
          <table:table-cell office:value-type="string" calcext:value-type="string">
            <text:p>1977-01-17</text:p>
          </table:table-cell>
          <table:table-cell office:value-type="string" calcext:value-type="string">
            <text:p>M</text:p>
          </table:table-cell>
          <table:table-cell office:value-type="float" office:value="1399597" calcext:value-type="float">
            <text:p>139959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Aiziet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gnese Kalēja</text:p>
          </table:table-cell>
          <table:table-cell office:value-type="string" calcext:value-type="string">
            <text:p>1994-12-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Aiziet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Ģirts Pēčs</text:p>
          </table:table-cell>
          <table:table-cell office:value-type="string" calcext:value-type="string">
            <text:p>1993-05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Iesalniek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mants Iesalnieks</text:p>
          </table:table-cell>
          <table:table-cell office:value-type="string" calcext:value-type="string">
            <text:p>1984-03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Iesalniek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andra Iesalniece</text:p>
          </table:table-cell>
          <table:table-cell office:value-type="string" calcext:value-type="string">
            <text:p>1983-12-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eBIOpowe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Gatis Gaņģītis</text:p>
          </table:table-cell>
          <table:table-cell office:value-type="string" calcext:value-type="string">
            <text:p>1982-11-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eBIOpowe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īga Gaņģīte</text:p>
          </table:table-cell>
          <table:table-cell office:value-type="string" calcext:value-type="string">
            <text:p>1985-03-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eBIOpowe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veta Šternberga</text:p>
          </table:table-cell>
          <table:table-cell office:value-type="string" calcext:value-type="string">
            <text:p>1961-05-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2.K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uris Kačoreks</text:p>
          </table:table-cell>
          <table:table-cell office:value-type="string" calcext:value-type="string">
            <text:p>1972-08-22</text:p>
          </table:table-cell>
          <table:table-cell office:value-type="string" calcext:value-type="string">
            <text:p>M</text:p>
          </table:table-cell>
          <table:table-cell office:value-type="float" office:value="7477777" calcext:value-type="float">
            <text:p>7477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2.K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Gerda Kačoreka</text:p>
          </table:table-cell>
          <table:table-cell office:value-type="string" calcext:value-type="string">
            <text:p>1999-09-10</text:p>
          </table:table-cell>
          <table:table-cell office:value-type="string" calcext:value-type="string">
            <text:p>W</text:p>
          </table:table-cell>
          <table:table-cell office:value-type="float" office:value="1772777" calcext:value-type="float">
            <text:p>1772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Čāpotāj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oms Upenieks</text:p>
          </table:table-cell>
          <table:table-cell office:value-type="string" calcext:value-type="string">
            <text:p>1988-03-05</text:p>
          </table:table-cell>
          <table:table-cell office:value-type="string" calcext:value-type="string">
            <text:p>M</text:p>
          </table:table-cell>
          <table:table-cell office:value-type="float" office:value="682044" calcext:value-type="float">
            <text:p>68204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Čāpotāj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ija Lorence</text:p>
          </table:table-cell>
          <table:table-cell office:value-type="string" calcext:value-type="string">
            <text:p>1986-12-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GunJ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Ginta Sniķere</text:p>
          </table:table-cell>
          <table:table-cell office:value-type="string" calcext:value-type="string">
            <text:p>1956-02-15</text:p>
          </table:table-cell>
          <table:table-cell office:value-type="string" calcext:value-type="string">
            <text:p>W</text:p>
          </table:table-cell>
          <table:table-cell office:value-type="float" office:value="2061741" calcext:value-type="float">
            <text:p>206174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GunJ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Jūlija Aņisko</text:p>
          </table:table-cell>
          <table:table-cell office:value-type="string" calcext:value-type="string">
            <text:p>1987-02-01</text:p>
          </table:table-cell>
          <table:table-cell office:value-type="string" calcext:value-type="string">
            <text:p>W</text:p>
          </table:table-cell>
          <table:table-cell office:value-type="float" office:value="7202735" calcext:value-type="float">
            <text:p>720273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Creme brulee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Ilze Berga</text:p>
          </table:table-cell>
          <table:table-cell office:value-type="string" calcext:value-type="string">
            <text:p>1982-03-09</text:p>
          </table:table-cell>
          <table:table-cell office:value-type="string" calcext:value-type="string">
            <text:p>W</text:p>
          </table:table-cell>
          <table:table-cell office:value-type="float" office:value="7090382" calcext:value-type="float">
            <text:p>709038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Creme brulee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Evija Miezīte</text:p>
          </table:table-cell>
          <table:table-cell office:value-type="string" calcext:value-type="string">
            <text:p>1982-01-01</text:p>
          </table:table-cell>
          <table:table-cell office:value-type="string" calcext:value-type="string">
            <text:p>W</text:p>
          </table:table-cell>
          <table:table-cell office:value-type="float" office:value="2089799" calcext:value-type="float">
            <text:p>208979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SIE PIPARI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Ilmārs Kaulakāns</text:p>
          </table:table-cell>
          <table:table-cell office:value-type="string" calcext:value-type="string">
            <text:p>1955-05-01</text:p>
          </table:table-cell>
          <table:table-cell office:value-type="string" calcext:value-type="string">
            <text:p>M</text:p>
          </table:table-cell>
          <table:table-cell office:value-type="float" office:value="9102033" calcext:value-type="float">
            <text:p>910203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SIE PIPARI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Harijs Lācars</text:p>
          </table:table-cell>
          <table:table-cell office:value-type="string" calcext:value-type="string">
            <text:p>1958-12-03</text:p>
          </table:table-cell>
          <table:table-cell office:value-type="string" calcext:value-type="string">
            <text:p>M</text:p>
          </table:table-cell>
          <table:table-cell office:value-type="float" office:value="7201421" calcext:value-type="float">
            <text:p>720142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iumvirāts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Juris Drunka</text:p>
          </table:table-cell>
          <table:table-cell office:value-type="string" calcext:value-type="string">
            <text:p>1952-09-04</text:p>
          </table:table-cell>
          <table:table-cell office:value-type="string" calcext:value-type="string">
            <text:p>M</text:p>
          </table:table-cell>
          <table:table-cell office:value-type="float" office:value="1391652" calcext:value-type="float">
            <text:p>139165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iumvirāts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Vitolds Bērziņš</text:p>
          </table:table-cell>
          <table:table-cell office:value-type="string" calcext:value-type="string">
            <text:p>1950-01-29</text:p>
          </table:table-cell>
          <table:table-cell office:value-type="string" calcext:value-type="string">
            <text:p>M</text:p>
          </table:table-cell>
          <table:table-cell office:value-type="float" office:value="7088888" calcext:value-type="float">
            <text:p>708888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iumvirāts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Helmuts Lukačovs</text:p>
          </table:table-cell>
          <table:table-cell office:value-type="string" calcext:value-type="string">
            <text:p>1950-07-15</text:p>
          </table:table-cell>
          <table:table-cell office:value-type="string" calcext:value-type="string">
            <text:p>M</text:p>
          </table:table-cell>
          <table:table-cell office:value-type="float" office:value="9200077" calcext:value-type="float">
            <text:p>92000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Velmar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Māra Bolšteina</text:p>
          </table:table-cell>
          <table:table-cell office:value-type="string" calcext:value-type="string">
            <text:p>1943-12-11</text:p>
          </table:table-cell>
          <table:table-cell office:value-type="string" calcext:value-type="string">
            <text:p>W</text:p>
          </table:table-cell>
          <table:table-cell office:value-type="float" office:value="1302622" calcext:value-type="float">
            <text:p>130262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Velmar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Velta Zjatkova</text:p>
          </table:table-cell>
          <table:table-cell office:value-type="string" calcext:value-type="string">
            <text:p>1939-03-24</text:p>
          </table:table-cell>
          <table:table-cell office:value-type="string" calcext:value-type="string">
            <text:p>W</text:p>
          </table:table-cell>
          <table:table-cell office:value-type="float" office:value="1302646" calcext:value-type="float">
            <text:p>130264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ētersoni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aspars Pētersons</text:p>
          </table:table-cell>
          <table:table-cell office:value-type="string" calcext:value-type="string">
            <text:p>1981-02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ētersoni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aura Pētersone</text:p>
          </table:table-cell>
          <table:table-cell office:value-type="string" calcext:value-type="string">
            <text:p>1982-11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esnais Susur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āris Avotiņš</text:p>
          </table:table-cell>
          <table:table-cell office:value-type="string" calcext:value-type="string">
            <text:p>1972-01-21</text:p>
          </table:table-cell>
          <table:table-cell office:value-type="string" calcext:value-type="string">
            <text:p>M</text:p>
          </table:table-cell>
          <table:table-cell office:value-type="float" office:value="888959" calcext:value-type="float">
            <text:p>88895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esnais Susur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na Krēmere</text:p>
          </table:table-cell>
          <table:table-cell office:value-type="string" calcext:value-type="string">
            <text:p>2000-11-17</text:p>
          </table:table-cell>
          <table:table-cell office:value-type="string" calcext:value-type="string">
            <text:p>W</text:p>
          </table:table-cell>
          <table:table-cell office:value-type="float" office:value="7700111" calcext:value-type="float">
            <text:p>770011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īki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ārlis Kučinskis</text:p>
          </table:table-cell>
          <table:table-cell office:value-type="string" calcext:value-type="string">
            <text:p>1983-09-21</text:p>
          </table:table-cell>
          <table:table-cell office:value-type="string" calcext:value-type="string">
            <text:p>M</text:p>
          </table:table-cell>
          <table:table-cell office:value-type="float" office:value="1302626" calcext:value-type="float">
            <text:p>130262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īki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aura Kučinska</text:p>
          </table:table-cell>
          <table:table-cell office:value-type="string" calcext:value-type="string">
            <text:p>1978-05-22</text:p>
          </table:table-cell>
          <table:table-cell office:value-type="string" calcext:value-type="string">
            <text:p>W</text:p>
          </table:table-cell>
          <table:table-cell office:value-type="float" office:value="1406535" calcext:value-type="float">
            <text:p>140653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īki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ric Alexandre</text:p>
          </table:table-cell>
          <table:table-cell office:value-type="string" calcext:value-type="string">
            <text:p>1977-05-08</text:p>
          </table:table-cell>
          <table:table-cell office:value-type="string" calcext:value-type="string">
            <text:p>M</text:p>
          </table:table-cell>
          <table:table-cell office:value-type="float" office:value="1403694" calcext:value-type="float">
            <text:p>140369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urika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Pēteris Grīviņš</text:p>
          </table:table-cell>
          <table:table-cell office:value-type="string" calcext:value-type="string">
            <text:p>1985-04-10</text:p>
          </table:table-cell>
          <table:table-cell office:value-type="string" calcext:value-type="string">
            <text:p>M</text:p>
          </table:table-cell>
          <table:table-cell office:value-type="float" office:value="9101202" calcext:value-type="float">
            <text:p>910120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urika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eva Upmace</text:p>
          </table:table-cell>
          <table:table-cell office:value-type="string" calcext:value-type="string">
            <text:p>1984-12-24</text:p>
          </table:table-cell>
          <table:table-cell office:value-type="string" calcext:value-type="string">
            <text:p>W</text:p>
          </table:table-cell>
          <table:table-cell office:value-type="float" office:value="9841224" calcext:value-type="float">
            <text:p>984122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ānis Priedītis</text:p>
          </table:table-cell>
          <table:table-cell office:value-type="string" calcext:value-type="string">
            <text:p>1986-05-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na Aģe</text:p>
          </table:table-cell>
          <table:table-cell office:value-type="string" calcext:value-type="string">
            <text:p>1990-03-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alme Jump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nneken Lemberg</text:p>
          </table:table-cell>
          <table:table-cell office:value-type="string" calcext:value-type="string">
            <text:p>1977-02-09</text:p>
          </table:table-cell>
          <table:table-cell office:value-type="string" calcext:value-type="string">
            <text:p>W</text:p>
          </table:table-cell>
          <table:table-cell office:value-type="float" office:value="9102225" calcext:value-type="float">
            <text:p>9102225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alme Jump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Priit Evardi</text:p>
          </table:table-cell>
          <table:table-cell office:value-type="string" calcext:value-type="string">
            <text:p>1973-05-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mpēr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leksandrs Riguns</text:p>
          </table:table-cell>
          <table:table-cell office:value-type="string" calcext:value-type="string">
            <text:p>1988-09-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mpēr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adara Apsalone</text:p>
          </table:table-cell>
          <table:table-cell office:value-type="string" calcext:value-type="string">
            <text:p>1985-04-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mpēr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eva Grauduma</text:p>
          </table:table-cell>
          <table:table-cell office:value-type="string" calcext:value-type="string">
            <text:p>1992-10-14</text:p>
          </table:table-cell>
          <table:table-cell office:value-type="string" calcext:value-type="string">
            <text:p>W</text:p>
          </table:table-cell>
          <table:table-cell office:value-type="float" office:value="7654321" calcext:value-type="float">
            <text:p>765432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ēraud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ārtiņš Peisenieks</text:p>
          </table:table-cell>
          <table:table-cell office:value-type="string" calcext:value-type="string">
            <text:p>1984-09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ēraud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amona Zeltiņa</text:p>
          </table:table-cell>
          <table:table-cell office:value-type="string" calcext:value-type="string">
            <text:p>1992-01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žā pie zvēriņiem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Pēteris Zavadskis</text:p>
          </table:table-cell>
          <table:table-cell office:value-type="string" calcext:value-type="string">
            <text:p>1986-07-25</text:p>
          </table:table-cell>
          <table:table-cell office:value-type="string" calcext:value-type="string">
            <text:p>M</text:p>
          </table:table-cell>
          <table:table-cell office:value-type="float" office:value="7990000" calcext:value-type="float">
            <text:p>79900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žā pie zvēriņiem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igne Zavadska</text:p>
          </table:table-cell>
          <table:table-cell office:value-type="string" calcext:value-type="string">
            <text:p>1984-10-14</text:p>
          </table:table-cell>
          <table:table-cell office:value-type="string" calcext:value-type="string">
            <text:p>W</text:p>
          </table:table-cell>
          <table:table-cell office:value-type="float" office:value="7550000" calcext:value-type="float">
            <text:p>75500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lises galma prominence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Valdis Sedlovs</text:p>
          </table:table-cell>
          <table:table-cell office:value-type="string" calcext:value-type="string">
            <text:p>1983-01-24</text:p>
          </table:table-cell>
          <table:table-cell office:value-type="string" calcext:value-type="string">
            <text:p>M</text:p>
          </table:table-cell>
          <table:table-cell office:value-type="float" office:value="1955102" calcext:value-type="float">
            <text:p>195510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lises galma prominence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iāna Sedlova</text:p>
          </table:table-cell>
          <table:table-cell office:value-type="string" calcext:value-type="string">
            <text:p>1986-04-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vo Zemturis</text:p>
          </table:table-cell>
          <table:table-cell office:value-type="string" calcext:value-type="string">
            <text:p>1980-12-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uris Griņevičs</text:p>
          </table:table-cell>
          <table:table-cell office:value-type="string" calcext:value-type="string">
            <text:p>1979-04-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ace <text:s/>Zadraka</text:p>
          </table:table-cell>
          <table:table-cell office:value-type="string" calcext:value-type="string">
            <text:p>1985-08-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nta Liepa</text:p>
          </table:table-cell>
          <table:table-cell office:value-type="string" calcext:value-type="string">
            <text:p>1989-04-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O MĒS BEZ TEVIS!!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ace Ikšele</text:p>
          </table:table-cell>
          <table:table-cell office:value-type="string" calcext:value-type="string">
            <text:p>1967-02-07</text:p>
          </table:table-cell>
          <table:table-cell office:value-type="string" calcext:value-type="string">
            <text:p>W</text:p>
          </table:table-cell>
          <table:table-cell office:value-type="float" office:value="2072670" calcext:value-type="float">
            <text:p>207267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O MĒS BEZ TEVIS!!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iene Ikšele</text:p>
          </table:table-cell>
          <table:table-cell office:value-type="string" calcext:value-type="string">
            <text:p>1987-08-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O MĒS BEZ TEVIS!!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ānis <text:s/>Muhins</text:p>
          </table:table-cell>
          <table:table-cell office:value-type="string" calcext:value-type="string">
            <text:p>1989-10-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Z STRESA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Viesturs Šlosbergs</text:p>
          </table:table-cell>
          <table:table-cell office:value-type="string" calcext:value-type="string">
            <text:p>1977-08-21</text:p>
          </table:table-cell>
          <table:table-cell office:value-type="string" calcext:value-type="string">
            <text:p>M</text:p>
          </table:table-cell>
          <table:table-cell office:value-type="float" office:value="7206342" calcext:value-type="float">
            <text:p>720634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Z STRESA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anta Blūma</text:p>
          </table:table-cell>
          <table:table-cell office:value-type="string" calcext:value-type="string">
            <text:p>1971-11-07</text:p>
          </table:table-cell>
          <table:table-cell office:value-type="string" calcext:value-type="string">
            <text:p>W</text:p>
          </table:table-cell>
          <table:table-cell office:value-type="float" office:value="7207200" calcext:value-type="float">
            <text:p>72072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ža Dīvainī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inārs Masteiko</text:p>
          </table:table-cell>
          <table:table-cell office:value-type="string" calcext:value-type="string">
            <text:p>1972-07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ža Dīvainī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na Masteiko</text:p>
          </table:table-cell>
          <table:table-cell office:value-type="string" calcext:value-type="string">
            <text:p>1984-05-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pīškaln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aiba Ābelniece</text:p>
          </table:table-cell>
          <table:table-cell office:value-type="string" calcext:value-type="string">
            <text:p>1979-03-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pīškaln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aspars Kursinskis</text:p>
          </table:table-cell>
          <table:table-cell office:value-type="string" calcext:value-type="string">
            <text:p>1977-04-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iedagi-35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Fadejs Precinieks</text:p>
          </table:table-cell>
          <table:table-cell office:value-type="string" calcext:value-type="string">
            <text:p>1979-02-07</text:p>
          </table:table-cell>
          <table:table-cell office:value-type="string" calcext:value-type="string">
            <text:p>M</text:p>
          </table:table-cell>
          <table:table-cell office:value-type="float" office:value="1603076" calcext:value-type="float">
            <text:p>160307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iedagi-35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Zelma Preciniece</text:p>
          </table:table-cell>
          <table:table-cell office:value-type="string" calcext:value-type="string">
            <text:p>1982-09-05</text:p>
          </table:table-cell>
          <table:table-cell office:value-type="string" calcext:value-type="string">
            <text:p>W</text:p>
          </table:table-cell>
          <table:table-cell office:value-type="float" office:value="1392107" calcext:value-type="float">
            <text:p>139210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umbierī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ārtiņš Zvīdriņš</text:p>
          </table:table-cell>
          <table:table-cell office:value-type="string" calcext:value-type="string">
            <text:p>1991-10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umbierī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īga Plakane</text:p>
          </table:table-cell>
          <table:table-cell office:value-type="string" calcext:value-type="string">
            <text:p>1970-02-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eža oga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Sintija Alaine</text:p>
          </table:table-cell>
          <table:table-cell office:value-type="string" calcext:value-type="string">
            <text:p>1969-11-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eža oga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Vizbulīte Celmiņa</text:p>
          </table:table-cell>
          <table:table-cell office:value-type="string" calcext:value-type="string">
            <text:p>1976-03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erība mirst pēdējā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ndra Segliņa</text:p>
          </table:table-cell>
          <table:table-cell office:value-type="string" calcext:value-type="string">
            <text:p>1970-05-16</text:p>
          </table:table-cell>
          <table:table-cell office:value-type="string" calcext:value-type="string">
            <text:p>W</text:p>
          </table:table-cell>
          <table:table-cell office:value-type="float" office:value="700516" calcext:value-type="float">
            <text:p>70051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erība mirst pēdējā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Zane Blumberga</text:p>
          </table:table-cell>
          <table:table-cell office:value-type="string" calcext:value-type="string">
            <text:p>1969-07-30</text:p>
          </table:table-cell>
          <table:table-cell office:value-type="string" calcext:value-type="string">
            <text:p>W</text:p>
          </table:table-cell>
          <table:table-cell office:value-type="float" office:value="1602330" calcext:value-type="float">
            <text:p>160233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K Pūzni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Gerda Sirmā</text:p>
          </table:table-cell>
          <table:table-cell office:value-type="string" calcext:value-type="string">
            <text:p>1965-03-18</text:p>
          </table:table-cell>
          <table:table-cell office:value-type="string" calcext:value-type="string">
            <text:p>W</text:p>
          </table:table-cell>
          <table:table-cell office:value-type="float" office:value="7203476" calcext:value-type="float">
            <text:p>720347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K Pūzni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Sarmīte Vlodare</text:p>
          </table:table-cell>
          <table:table-cell office:value-type="string" calcext:value-type="string">
            <text:p>1958-10-06</text:p>
          </table:table-cell>
          <table:table-cell office:value-type="string" calcext:value-type="string">
            <text:p>W</text:p>
          </table:table-cell>
          <table:table-cell office:value-type="float" office:value="7202737" calcext:value-type="float">
            <text:p>720273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K Pūzni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Sandra Kazāne</text:p>
          </table:table-cell>
          <table:table-cell office:value-type="string" calcext:value-type="string">
            <text:p>1964-10-08</text:p>
          </table:table-cell>
          <table:table-cell office:value-type="string" calcext:value-type="string">
            <text:p>W</text:p>
          </table:table-cell>
          <table:table-cell office:value-type="float" office:value="7203477" calcext:value-type="float">
            <text:p>72034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iedzīvojumu meklējot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Vita Žukovska</text:p>
          </table:table-cell>
          <table:table-cell office:value-type="string" calcext:value-type="string">
            <text:p>1970-03-12</text:p>
          </table:table-cell>
          <table:table-cell office:value-type="string" calcext:value-type="string">
            <text:p>W</text:p>
          </table:table-cell>
          <table:table-cell office:value-type="float" office:value="7203387" calcext:value-type="float">
            <text:p>720338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iedzīvojumu meklējot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JanaJ Adata</text:p>
          </table:table-cell>
          <table:table-cell office:value-type="string" calcext:value-type="string">
            <text:p>1972-01-07</text:p>
          </table:table-cell>
          <table:table-cell office:value-type="string" calcext:value-type="string">
            <text:p>W</text:p>
          </table:table-cell>
          <table:table-cell office:value-type="float" office:value="7203961" calcext:value-type="float">
            <text:p>720396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pesciem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Daiga Krēsliņa</text:p>
          </table:table-cell>
          <table:table-cell office:value-type="string" calcext:value-type="string">
            <text:p>1965-09-21</text:p>
          </table:table-cell>
          <table:table-cell office:value-type="string" calcext:value-type="string">
            <text:p>W</text:p>
          </table:table-cell>
          <table:table-cell office:value-type="float" office:value="1003101" calcext:value-type="float">
            <text:p>100310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pesciem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Līga Vabulniece</text:p>
          </table:table-cell>
          <table:table-cell office:value-type="string" calcext:value-type="string">
            <text:p>1969-09-13</text:p>
          </table:table-cell>
          <table:table-cell office:value-type="string" calcext:value-type="string">
            <text:p>W</text:p>
          </table:table-cell>
          <table:table-cell office:value-type="float" office:value="1301969" calcext:value-type="float">
            <text:p>130196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ozitīvie skorpioni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nta Poriķe</text:p>
          </table:table-cell>
          <table:table-cell office:value-type="string" calcext:value-type="string">
            <text:p>1963-10-25</text:p>
          </table:table-cell>
          <table:table-cell office:value-type="string" calcext:value-type="string">
            <text:p>W</text:p>
          </table:table-cell>
          <table:table-cell office:value-type="float" office:value="1006148" calcext:value-type="float">
            <text:p>100614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ozitīvie skorpioni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Liene Buša</text:p>
          </table:table-cell>
          <table:table-cell office:value-type="string" calcext:value-type="string">
            <text:p>1953-10-31</text:p>
          </table:table-cell>
          <table:table-cell office:value-type="string" calcext:value-type="string">
            <text:p>W</text:p>
          </table:table-cell>
          <table:table-cell office:value-type="float" office:value="533110" calcext:value-type="float">
            <text:p>53311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Where is The Finish?!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rita Puķīte</text:p>
          </table:table-cell>
          <table:table-cell office:value-type="string" calcext:value-type="string">
            <text:p>1974-12-17</text:p>
          </table:table-cell>
          <table:table-cell office:value-type="string" calcext:value-type="string">
            <text:p>W</text:p>
          </table:table-cell>
          <table:table-cell office:value-type="float" office:value="7171274" calcext:value-type="float">
            <text:p>717127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Where is The Finish?!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Guntars Mankus</text:p>
          </table:table-cell>
          <table:table-cell office:value-type="string" calcext:value-type="string">
            <text:p>1969-07-05</text:p>
          </table:table-cell>
          <table:table-cell office:value-type="string" calcext:value-type="string">
            <text:p>M</text:p>
          </table:table-cell>
          <table:table-cell office:value-type="float" office:value="7000003" calcext:value-type="float">
            <text:p>700000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Zirgs bez vārd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strīda Celmiņa</text:p>
          </table:table-cell>
          <table:table-cell office:value-type="string" calcext:value-type="string">
            <text:p>1966-11-10</text:p>
          </table:table-cell>
          <table:table-cell office:value-type="string" calcext:value-type="string">
            <text:p>W</text:p>
          </table:table-cell>
          <table:table-cell office:value-type="float" office:value="7203960" calcext:value-type="float">
            <text:p>720396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Zirgs bez vārd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areks Tumašs</text:p>
          </table:table-cell>
          <table:table-cell office:value-type="string" calcext:value-type="string">
            <text:p>1976-07-17</text:p>
          </table:table-cell>
          <table:table-cell office:value-type="string" calcext:value-type="string">
            <text:p>M</text:p>
          </table:table-cell>
          <table:table-cell office:value-type="float" office:value="7000073" calcext:value-type="float">
            <text:p>700007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apsu rogaining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nita Liepiņa</text:p>
          </table:table-cell>
          <table:table-cell office:value-type="string" calcext:value-type="string">
            <text:p>1967-11-17</text:p>
          </table:table-cell>
          <table:table-cell office:value-type="string" calcext:value-type="string">
            <text:p>W</text:p>
          </table:table-cell>
          <table:table-cell office:value-type="float" office:value="646599" calcext:value-type="float">
            <text:p>64659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apsu rogaining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Valters Kaminskis</text:p>
          </table:table-cell>
          <table:table-cell office:value-type="string" calcext:value-type="string">
            <text:p>1968-03-26</text:p>
          </table:table-cell>
          <table:table-cell office:value-type="string" calcext:value-type="string">
            <text:p>M</text:p>
          </table:table-cell>
          <table:table-cell office:value-type="float" office:value="503707" calcext:value-type="float">
            <text:p>50370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Autostarts.lv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arita Lapa</text:p>
          </table:table-cell>
          <table:table-cell office:value-type="string" calcext:value-type="string">
            <text:p>1970-09-03</text:p>
          </table:table-cell>
          <table:table-cell office:value-type="string" calcext:value-type="string">
            <text:p>W</text:p>
          </table:table-cell>
          <table:table-cell office:value-type="float" office:value="8000555" calcext:value-type="float">
            <text:p>800055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Autostarts.lv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ivars Lapa</text:p>
          </table:table-cell>
          <table:table-cell office:value-type="string" calcext:value-type="string">
            <text:p>1969-04-27</text:p>
          </table:table-cell>
          <table:table-cell office:value-type="string" calcext:value-type="string">
            <text:p>M</text:p>
          </table:table-cell>
          <table:table-cell office:value-type="float" office:value="8000900" calcext:value-type="float">
            <text:p>80009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armote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ese Rudzīte</text:p>
          </table:table-cell>
          <table:table-cell office:value-type="string" calcext:value-type="string">
            <text:p>1973-05-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armote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Guntars Vība</text:p>
          </table:table-cell>
          <table:table-cell office:value-type="string" calcext:value-type="string">
            <text:p>1968-08-05</text:p>
          </table:table-cell>
          <table:table-cell office:value-type="string" calcext:value-type="string">
            <text:p>M</text:p>
          </table:table-cell>
          <table:table-cell office:value-type="float" office:value="1407515" calcext:value-type="float">
            <text:p>140751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LUSAL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rvis Zvanītājs</text:p>
          </table:table-cell>
          <table:table-cell office:value-type="string" calcext:value-type="string">
            <text:p>1969-01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LUSAL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Dzintars Laķis</text:p>
          </table:table-cell>
          <table:table-cell office:value-type="string" calcext:value-type="string">
            <text:p>1968-03-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LUSAL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ta Luksa</text:p>
          </table:table-cell>
          <table:table-cell office:value-type="string" calcext:value-type="string">
            <text:p>1972-03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zis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grīda Barisa</text:p>
          </table:table-cell>
          <table:table-cell office:value-type="string" calcext:value-type="string">
            <text:p>1962-04-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zis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Ģirts Strujevičs</text:p>
          </table:table-cell>
          <table:table-cell office:value-type="string" calcext:value-type="string">
            <text:p>1972-09-04</text:p>
          </table:table-cell>
          <table:table-cell office:value-type="string" calcext:value-type="string">
            <text:p>M</text:p>
          </table:table-cell>
          <table:table-cell office:value-type="float" office:value="7200147" calcext:value-type="float">
            <text:p>720014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õttajad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mbi Soome</text:p>
          </table:table-cell>
          <table:table-cell office:value-type="string" calcext:value-type="string">
            <text:p>1969-11-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õttajad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Toomas Laur</text:p>
          </table:table-cell>
          <table:table-cell office:value-type="string" calcext:value-type="string">
            <text:p>1964-11-15</text:p>
          </table:table-cell>
          <table:table-cell office:value-type="string" calcext:value-type="string">
            <text:p>M</text:p>
          </table:table-cell>
          <table:table-cell office:value-type="float" office:value="7200978" calcext:value-type="float">
            <text:p>7200978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andrīz Trio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Juris Naglis</text:p>
          </table:table-cell>
          <table:table-cell office:value-type="string" calcext:value-type="string">
            <text:p>1962-02-13</text:p>
          </table:table-cell>
          <table:table-cell office:value-type="string" calcext:value-type="string">
            <text:p>M</text:p>
          </table:table-cell>
          <table:table-cell office:value-type="float" office:value="1406610" calcext:value-type="float">
            <text:p>140661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andrīz Trio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Ginta Bērziņa</text:p>
          </table:table-cell>
          <table:table-cell office:value-type="string" calcext:value-type="string">
            <text:p>1968-04-15</text:p>
          </table:table-cell>
          <table:table-cell office:value-type="string" calcext:value-type="string">
            <text:p>W</text:p>
          </table:table-cell>
          <table:table-cell office:value-type="float" office:value="1406609" calcext:value-type="float">
            <text:p>140660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a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Jānis Pētersons</text:p>
          </table:table-cell>
          <table:table-cell office:value-type="string" calcext:value-type="string">
            <text:p>1969-06-23</text:p>
          </table:table-cell>
          <table:table-cell office:value-type="string" calcext:value-type="string">
            <text:p>M</text:p>
          </table:table-cell>
          <table:table-cell office:value-type="float" office:value="9200244" calcext:value-type="float">
            <text:p>920024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a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ese Midrijāne</text:p>
          </table:table-cell>
          <table:table-cell office:value-type="string" calcext:value-type="string">
            <text:p>1963-02-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ona-X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Pēteris Zariņš</text:p>
          </table:table-cell>
          <table:table-cell office:value-type="string" calcext:value-type="string">
            <text:p>1961-01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ona-X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Baiba Ozola</text:p>
          </table:table-cell>
          <table:table-cell office:value-type="string" calcext:value-type="string">
            <text:p>1964-10-18</text:p>
          </table:table-cell>
          <table:table-cell office:value-type="string" calcext:value-type="string">
            <text:p>W</text:p>
          </table:table-cell>
          <table:table-cell office:value-type="float" office:value="8628425" calcext:value-type="float">
            <text:p>862842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Vējš mato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Uldis Gaiss</text:p>
          </table:table-cell>
          <table:table-cell office:value-type="string" calcext:value-type="string">
            <text:p>1973-06-14</text:p>
          </table:table-cell>
          <table:table-cell office:value-type="string" calcext:value-type="string">
            <text:p>M</text:p>
          </table:table-cell>
          <table:table-cell office:value-type="float" office:value="555944" calcext:value-type="float">
            <text:p>55594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Vējš mato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Gita Gaisa</text:p>
          </table:table-cell>
          <table:table-cell office:value-type="string" calcext:value-type="string">
            <text:p>1970-08-04</text:p>
          </table:table-cell>
          <table:table-cell office:value-type="string" calcext:value-type="string">
            <text:p>W</text:p>
          </table:table-cell>
          <table:table-cell office:value-type="float" office:value="519519" calcext:value-type="float">
            <text:p>51951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XO,XV,XSV,XUV</text:p>
          </table:table-cell>
          <table:table-cell office:value-type="string" calcext:value-type="string">
            <text:p>Daina Celma-Zida</text:p>
          </table:table-cell>
          <table:table-cell office:value-type="string" calcext:value-type="string">
            <text:p>1950-08-12</text:p>
          </table:table-cell>
          <table:table-cell office:value-type="string" calcext:value-type="string">
            <text:p>W</text:p>
          </table:table-cell>
          <table:table-cell office:value-type="float" office:value="201050" calcext:value-type="float">
            <text:p>20105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XO,XV,XSV,XUV</text:p>
          </table:table-cell>
          <table:table-cell office:value-type="string" calcext:value-type="string">
            <text:p>Oskars Zīds</text:p>
          </table:table-cell>
          <table:table-cell office:value-type="string" calcext:value-type="string">
            <text:p>1948-07-22</text:p>
          </table:table-cell>
          <table:table-cell office:value-type="string" calcext:value-type="string">
            <text:p>M</text:p>
          </table:table-cell>
          <table:table-cell office:value-type="float" office:value="682046" calcext:value-type="float">
            <text:p>68204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AbiLab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eva Rode</text:p>
          </table:table-cell>
          <table:table-cell office:value-type="string" calcext:value-type="string">
            <text:p>1971-11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AbiLab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ārlis Rode</text:p>
          </table:table-cell>
          <table:table-cell office:value-type="string" calcext:value-type="string">
            <text:p>2002-07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na <text:s/>Konstantinova</text:p>
          </table:table-cell>
          <table:table-cell office:value-type="string" calcext:value-type="string">
            <text:p>1980-03-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uris Jegorovs</text:p>
          </table:table-cell>
          <table:table-cell office:value-type="string" calcext:value-type="string">
            <text:p>1980-05-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rnests <text:s/>Jegorovs</text:p>
          </table:table-cell>
          <table:table-cell office:value-type="string" calcext:value-type="string">
            <text:p>2009-10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arks Jegorovs</text:p>
          </table:table-cell>
          <table:table-cell office:value-type="string" calcext:value-type="string">
            <text:p>2011-11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eknie putn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īga Gulbe</text:p>
          </table:table-cell>
          <table:table-cell office:value-type="string" calcext:value-type="string">
            <text:p>1966-04-21</text:p>
          </table:table-cell>
          <table:table-cell office:value-type="string" calcext:value-type="string">
            <text:p>W</text:p>
          </table:table-cell>
          <table:table-cell office:value-type="float" office:value="1007356" calcext:value-type="float">
            <text:p>100735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eknie putn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arta Gulbe</text:p>
          </table:table-cell>
          <table:table-cell office:value-type="string" calcext:value-type="string">
            <text:p>2004-05-06</text:p>
          </table:table-cell>
          <table:table-cell office:value-type="string" calcext:value-type="string">
            <text:p>W</text:p>
          </table:table-cell>
          <table:table-cell office:value-type="float" office:value="8630818" calcext:value-type="float">
            <text:p>863081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eknie putn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alvis Gulbis</text:p>
          </table:table-cell>
          <table:table-cell office:value-type="string" calcext:value-type="string">
            <text:p>1959-12-26</text:p>
          </table:table-cell>
          <table:table-cell office:value-type="string" calcext:value-type="string">
            <text:p>M</text:p>
          </table:table-cell>
          <table:table-cell office:value-type="float" office:value="1007365" calcext:value-type="float">
            <text:p>100736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Maik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iga Svalbe</text:p>
          </table:table-cell>
          <table:table-cell office:value-type="string" calcext:value-type="string">
            <text:p>1981-08-13</text:p>
          </table:table-cell>
          <table:table-cell office:value-type="string" calcext:value-type="string">
            <text:p>W</text:p>
          </table:table-cell>
          <table:table-cell office:value-type="float" office:value="1418233" calcext:value-type="float">
            <text:p>141823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Maik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odris Svalbe</text:p>
          </table:table-cell>
          <table:table-cell office:value-type="string" calcext:value-type="string">
            <text:p>1982-12-05</text:p>
          </table:table-cell>
          <table:table-cell office:value-type="string" calcext:value-type="string">
            <text:p>M</text:p>
          </table:table-cell>
          <table:table-cell office:value-type="float" office:value="2012386" calcext:value-type="float">
            <text:p>201238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Maik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evins Svalbe</text:p>
          </table:table-cell>
          <table:table-cell office:value-type="string" calcext:value-type="string">
            <text:p>2007-11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Jauna ēr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ivars Belis</text:p>
          </table:table-cell>
          <table:table-cell office:value-type="string" calcext:value-type="string">
            <text:p>1977-08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Jauna ēr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oberts Belis</text:p>
          </table:table-cell>
          <table:table-cell office:value-type="string" calcext:value-type="string">
            <text:p>2008-05-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VAI VA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iesturs <text:s/>Otomers</text:p>
          </table:table-cell>
          <table:table-cell office:value-type="string" calcext:value-type="string">
            <text:p>1970-07-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VAI VA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duards Otomers</text:p>
          </table:table-cell>
          <table:table-cell office:value-type="string" calcext:value-type="string">
            <text:p>2002-0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wAlt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rtis Mednis</text:p>
          </table:table-cell>
          <table:table-cell office:value-type="string" calcext:value-type="string">
            <text:p>1974-08-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wAlt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ristīne Veisberga-Medne</text:p>
          </table:table-cell>
          <table:table-cell office:value-type="string" calcext:value-type="string">
            <text:p>1981-07-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wAlt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eodors Mednis</text:p>
          </table:table-cell>
          <table:table-cell office:value-type="string" calcext:value-type="string">
            <text:p>2013-11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oomas Talumaa</text:p>
          </table:table-cell>
          <table:table-cell office:value-type="string" calcext:value-type="string">
            <text:p>1970-08-01</text:p>
          </table:table-cell>
          <table:table-cell office:value-type="string" calcext:value-type="string">
            <text:p>M</text:p>
          </table:table-cell>
          <table:table-cell office:value-type="float" office:value="682051" calcext:value-type="float">
            <text:p>682051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ätlin Talumaa</text:p>
          </table:table-cell>
          <table:table-cell office:value-type="string" calcext:value-type="string">
            <text:p>1976-04-03</text:p>
          </table:table-cell>
          <table:table-cell office:value-type="string" calcext:value-type="string">
            <text:p>W</text:p>
          </table:table-cell>
          <table:table-cell office:value-type="float" office:value="7202705" calcext:value-type="float">
            <text:p>7202705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iim Talumaa</text:p>
          </table:table-cell>
          <table:table-cell office:value-type="string" calcext:value-type="string">
            <text:p>2004-01-20</text:p>
          </table:table-cell>
          <table:table-cell office:value-type="string" calcext:value-type="string">
            <text:p>M</text:p>
          </table:table-cell>
          <table:table-cell office:value-type="float" office:value="255678" calcext:value-type="float">
            <text:p>255678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ten Talumaa</text:p>
          </table:table-cell>
          <table:table-cell office:value-type="string" calcext:value-type="string">
            <text:p>2008-02-12</text:p>
          </table:table-cell>
          <table:table-cell office:value-type="string" calcext:value-type="string">
            <text:p>M</text:p>
          </table:table-cell>
          <table:table-cell office:value-type="float" office:value="2077859" calcext:value-type="float">
            <text:p>2077859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sidl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dis Strožs</text:p>
          </table:table-cell>
          <table:table-cell office:value-type="string" calcext:value-type="string">
            <text:p>1969-02-25</text:p>
          </table:table-cell>
          <table:table-cell office:value-type="string" calcext:value-type="string">
            <text:p>M</text:p>
          </table:table-cell>
          <table:table-cell office:value-type="float" office:value="200146" calcext:value-type="float">
            <text:p>20014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sidl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Strožs</text:p>
          </table:table-cell>
          <table:table-cell office:value-type="string" calcext:value-type="string">
            <text:p>2005-05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Koka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ex Kokk</text:p>
          </table:table-cell>
          <table:table-cell office:value-type="string" calcext:value-type="string">
            <text:p>1975-02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Koka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len-Eric Kokk</text:p>
          </table:table-cell>
          <table:table-cell office:value-type="string" calcext:value-type="string">
            <text:p>2008-06-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O-HO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Izolde Jumare</text:p>
          </table:table-cell>
          <table:table-cell office:value-type="string" calcext:value-type="string">
            <text:p>1956-03-08</text:p>
          </table:table-cell>
          <table:table-cell office:value-type="string" calcext:value-type="string">
            <text:p>W</text:p>
          </table:table-cell>
          <table:table-cell office:value-type="float" office:value="1409552" calcext:value-type="float">
            <text:p>140955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O-HO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Andra Melbārde</text:p>
          </table:table-cell>
          <table:table-cell office:value-type="string" calcext:value-type="string">
            <text:p>1957-08-22</text:p>
          </table:table-cell>
          <table:table-cell office:value-type="string" calcext:value-type="string">
            <text:p>W</text:p>
          </table:table-cell>
          <table:table-cell office:value-type="float" office:value="1413890" calcext:value-type="float">
            <text:p>141389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Kurmis DR Krastā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Silvija Penkule</text:p>
          </table:table-cell>
          <table:table-cell office:value-type="string" calcext:value-type="string">
            <text:p>1960-11-10</text:p>
          </table:table-cell>
          <table:table-cell office:value-type="string" calcext:value-type="string">
            <text:p>W</text:p>
          </table:table-cell>
          <table:table-cell office:value-type="float" office:value="9092128" calcext:value-type="float">
            <text:p>909212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Kurmis DR Krastā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Gunta Lebedoka</text:p>
          </table:table-cell>
          <table:table-cell office:value-type="string" calcext:value-type="string">
            <text:p>1954-03-04</text:p>
          </table:table-cell>
          <table:table-cell office:value-type="string" calcext:value-type="string">
            <text:p>W</text:p>
          </table:table-cell>
          <table:table-cell office:value-type="float" office:value="9092126" calcext:value-type="float">
            <text:p>909212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ebrenes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Ilze Vabole</text:p>
          </table:table-cell>
          <table:table-cell office:value-type="string" calcext:value-type="string">
            <text:p>1958-05-25</text:p>
          </table:table-cell>
          <table:table-cell office:value-type="string" calcext:value-type="string">
            <text:p>W</text:p>
          </table:table-cell>
          <table:table-cell office:value-type="float" office:value="1603090" calcext:value-type="float">
            <text:p>160309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ebrenes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Silvija Segliņa</text:p>
          </table:table-cell>
          <table:table-cell office:value-type="string" calcext:value-type="string">
            <text:p>1949-12-19</text:p>
          </table:table-cell>
          <table:table-cell office:value-type="string" calcext:value-type="string">
            <text:p>W</text:p>
          </table:table-cell>
          <table:table-cell office:value-type="float" office:value="2005129" calcext:value-type="float">
            <text:p>200512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2:00:00</text:p>
          </table:table-cell>
          <table:table-cell office:value-type="string" calcext:value-type="string">
            <text:p>r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lv" number:country="LV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lv" number:country="LV">€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lv" number:country="LV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.00.0000</text:date>, <text:time style:data-style-name="N2" text:time-value="11:50:37.167498507">00:00:00</text:time></text:p>
        </style:region-right>
      </style:header>
      <style:header-left style:display="false"/>
      <style:footer>
        <text:p>Lappus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14T12:15:29.106687499</dc:date>
    <dc:creator>skola </dc:creator>
    <meta:editing-duration>P0D</meta:editing-duration>
    <meta:editing-cycles>4</meta:editing-cycles>
    <meta:document-statistic meta:table-count="3" meta:cell-count="15469" meta:object-count="0"/>
  </office:meta>
</office:document-meta>
</file>